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-704.2" table:style-name="ce1">
            <text:p>-704,2</text:p>
          </table:table-cell>
          <table:table-cell office:value-type="float" office:value="35.1" table:style-name="ce1">
            <text:p>35,1</text:p>
          </table:table-cell>
          <table:table-cell office:value-type="float" office:value="-983.5" table:style-name="ce1">
            <text:p>-983,5</text:p>
          </table:table-cell>
          <table:table-cell office:value-type="float" office:value="428" table:style-name="ce1">
            <text:p>428</text:p>
          </table:table-cell>
          <table:table-cell office:value-type="float" office:value="889.9" table:style-name="ce1">
            <text:p>889,9</text:p>
          </table:table-cell>
          <table:table-cell office:value-type="float" office:value="-264" table:style-name="ce1">
            <text:p>-264</text:p>
          </table:table-cell>
          <table:table-cell office:value-type="float" office:value="-18.2" table:style-name="ce1">
            <text:p>-18,2</text:p>
          </table:table-cell>
          <table:table-cell office:value-type="float" office:value="46.9" table:style-name="ce1">
            <text:p>46,9</text:p>
          </table:table-cell>
          <table:table-cell office:value-type="float" office:value="233.8" table:style-name="ce1">
            <text:p>233,8</text:p>
          </table:table-cell>
          <table:table-cell office:value-type="float" office:value="141.19999999999999" table:style-name="ce1">
            <text:p>141,2</text:p>
          </table:table-cell>
          <table:table-cell office:value-type="float" office:value="-732.9" table:style-name="ce1">
            <text:p>-732,9</text:p>
          </table:table-cell>
          <table:table-cell office:value-type="float" office:value="-202.1" table:style-name="ce1">
            <text:p>-202,1</text:p>
          </table:table-cell>
          <table:table-cell office:value-type="float" office:value="-407.2" table:style-name="ce1">
            <text:p>-407,2</text:p>
          </table:table-cell>
          <table:table-cell office:value-type="float" office:value="-583.5" table:style-name="ce1">
            <text:p>-583,5</text:p>
          </table:table-cell>
          <table:table-cell office:value-type="float" office:value="679.1" table:style-name="ce1">
            <text:p>679,1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255.3" table:style-name="ce1">
            <text:p>255,3</text:p>
          </table:table-cell>
          <table:table-cell office:value-type="float" office:value="-116.8" table:style-name="ce1">
            <text:p>-116,8</text:p>
          </table:table-cell>
          <table:table-cell office:value-type="float" office:value="-241.4" table:style-name="ce1">
            <text:p>-241,4</text:p>
          </table:table-cell>
          <table:table-cell office:value-type="float" office:value="-145.19999999999999" table:style-name="ce1">
            <text:p>-145,2</text:p>
          </table:table-cell>
          <table:table-cell office:value-type="float" office:value="-614.5" table:style-name="ce1">
            <text:p>-614,5</text:p>
          </table:table-cell>
          <table:table-cell office:value-type="float" office:value="-552.29999999999995" table:style-name="ce1">
            <text:p>-552,3</text:p>
          </table:table-cell>
          <table:table-cell office:value-type="float" office:value="-60.1" table:style-name="ce1">
            <text:p>-60,1</text:p>
          </table:table-cell>
          <table:table-cell office:value-type="float" office:value="602.5" table:style-name="ce1">
            <text:p>602,5</text:p>
          </table:table-cell>
          <table:table-cell office:value-type="float" office:value="-669.4" table:style-name="ce1">
            <text:p>-669,4</text:p>
          </table:table-cell>
          <table:table-cell office:value-type="float" office:value="-589.1" table:style-name="ce1">
            <text:p>-589,1</text:p>
          </table:table-cell>
          <table:table-cell office:value-type="float" office:value="-763.3" table:style-name="ce1">
            <text:p>-763,3</text:p>
          </table:table-cell>
          <table:table-cell office:value-type="float" office:value="-921.4" table:style-name="ce1">
            <text:p>-921,4</text:p>
          </table:table-cell>
          <table:table-cell office:value-type="float" office:value="-849.1" table:style-name="ce1">
            <text:p>-849,1</text:p>
          </table:table-cell>
          <table:table-cell office:value-type="float" office:value="573.6" table:style-name="ce1">
            <text:p>573,6</text:p>
          </table:table-cell>
          <table:table-cell office:value-type="float" office:value="935.8" table:style-name="ce1">
            <text:p>935,8</text:p>
          </table:table-cell>
          <table:table-cell office:value-type="float" office:value="-941.3" table:style-name="ce1">
            <text:p>-941,3</text:p>
          </table:table-cell>
          <table:table-cell office:value-type="float" office:value="281.2" table:style-name="ce1">
            <text:p>281,2</text:p>
          </table:table-cell>
          <table:table-cell office:value-type="float" office:value="-213.6" table:style-name="ce1">
            <text:p>-213,6</text:p>
          </table:table-cell>
          <table:table-cell office:value-type="float" office:value="-862.7" table:style-name="ce1">
            <text:p>-862,7</text:p>
          </table:table-cell>
          <table:table-cell office:value-type="float" office:value="55" table:style-name="ce1">
            <text:p>55</text:p>
          </table:table-cell>
          <table:table-cell office:value-type="float" office:value="-123.6" table:style-name="ce1">
            <text:p>-123,6</text:p>
          </table:table-cell>
          <table:table-cell office:value-type="float" office:value="-640.5" table:style-name="ce1">
            <text:p>-640,5</text:p>
          </table:table-cell>
          <table:table-cell office:value-type="float" office:value="-190.1" table:style-name="ce1">
            <text:p>-190,1</text:p>
          </table:table-cell>
          <table:table-cell office:value-type="float" office:value="659.6" table:style-name="ce1">
            <text:p>659,6</text:p>
          </table:table-cell>
          <table:table-cell table:number-columns-repeated="16344"/>
        </table:table-row>
        <table:table-row table:style-name="ro1">
          <table:table-cell office:value-type="float" office:value="-217.2" table:style-name="ce1">
            <text:p>-217,2</text:p>
          </table:table-cell>
          <table:table-cell office:value-type="float" office:value="965.3" table:style-name="ce1">
            <text:p>965,3</text:p>
          </table:table-cell>
          <table:table-cell office:value-type="float" office:value="77.2" table:style-name="ce1">
            <text:p>77,2</text:p>
          </table:table-cell>
          <table:table-cell office:value-type="float" office:value="-21.4" table:style-name="ce1">
            <text:p>-21,4</text:p>
          </table:table-cell>
          <table:table-cell office:value-type="float" office:value="-368.3" table:style-name="ce1">
            <text:p>-368,3</text:p>
          </table:table-cell>
          <table:table-cell office:value-type="float" office:value="230" table:style-name="ce1">
            <text:p>230</text:p>
          </table:table-cell>
          <table:table-cell office:value-type="float" office:value="-994.3" table:style-name="ce1">
            <text:p>-994,3</text:p>
          </table:table-cell>
          <table:table-cell office:value-type="float" office:value="51.7" table:style-name="ce1">
            <text:p>51,7</text:p>
          </table:table-cell>
          <table:table-cell office:value-type="float" office:value="740" table:style-name="ce1">
            <text:p>740</text:p>
          </table:table-cell>
          <table:table-cell office:value-type="float" office:value="-866.9" table:style-name="ce1">
            <text:p>-866,9</text:p>
          </table:table-cell>
          <table:table-cell office:value-type="float" office:value="-503.7" table:style-name="ce1">
            <text:p>-503,7</text:p>
          </table:table-cell>
          <table:table-cell office:value-type="float" office:value="-112.9" table:style-name="ce1">
            <text:p>-112,9</text:p>
          </table:table-cell>
          <table:table-cell office:value-type="float" office:value="687.1" table:style-name="ce1">
            <text:p>687,1</text:p>
          </table:table-cell>
          <table:table-cell office:value-type="float" office:value="-783.8" table:style-name="ce1">
            <text:p>-783,8</text:p>
          </table:table-cell>
          <table:table-cell office:value-type="float" office:value="-260.89999999999998" table:style-name="ce1">
            <text:p>-260,9</text:p>
          </table:table-cell>
          <table:table-cell office:value-type="float" office:value="-82.7" table:style-name="ce1">
            <text:p>-82,7</text:p>
          </table:table-cell>
          <table:table-cell office:value-type="float" office:value="-646.5" table:style-name="ce1">
            <text:p>-646,5</text:p>
          </table:table-cell>
          <table:table-cell office:value-type="float" office:value="-57.1" table:style-name="ce1">
            <text:p>-57,1</text:p>
          </table:table-cell>
          <table:table-cell office:value-type="float" office:value="359.7" table:style-name="ce1">
            <text:p>359,7</text:p>
          </table:table-cell>
          <table:table-cell office:value-type="float" office:value="726.8" table:style-name="ce1">
            <text:p>726,8</text:p>
          </table:table-cell>
          <table:table-cell office:value-type="float" office:value="-674.1" table:style-name="ce1">
            <text:p>-674,1</text:p>
          </table:table-cell>
          <table:table-cell office:value-type="float" office:value="220" table:style-name="ce1">
            <text:p>220</text:p>
          </table:table-cell>
          <table:table-cell office:value-type="float" office:value="-565.70000000000005" table:style-name="ce1">
            <text:p>-565,7</text:p>
          </table:table-cell>
          <table:table-cell office:value-type="float" office:value="-252" table:style-name="ce1">
            <text:p>-252</text:p>
          </table:table-cell>
          <table:table-cell office:value-type="float" office:value="278.2" table:style-name="ce1">
            <text:p>278,2</text:p>
          </table:table-cell>
          <table:table-cell office:value-type="float" office:value="212" table:style-name="ce1">
            <text:p>212</text:p>
          </table:table-cell>
          <table:table-cell office:value-type="float" office:value="-746.7" table:style-name="ce1">
            <text:p>-746,7</text:p>
          </table:table-cell>
          <table:table-cell office:value-type="float" office:value="7" table:style-name="ce1">
            <text:p>7</text:p>
          </table:table-cell>
          <table:table-cell office:value-type="float" office:value="456.4" table:style-name="ce1">
            <text:p>456,4</text:p>
          </table:table-cell>
          <table:table-cell office:value-type="float" office:value="235" table:style-name="ce1">
            <text:p>235</text:p>
          </table:table-cell>
          <table:table-cell office:value-type="float" office:value="-661.9" table:style-name="ce1">
            <text:p>-661,9</text:p>
          </table:table-cell>
          <table:table-cell office:value-type="float" office:value="-210.4" table:style-name="ce1">
            <text:p>-210,4</text:p>
          </table:table-cell>
          <table:table-cell office:value-type="float" office:value="289.89999999999998" table:style-name="ce1">
            <text:p>289,9</text:p>
          </table:table-cell>
          <table:table-cell office:value-type="float" office:value="-441.6" table:style-name="ce1">
            <text:p>-441,6</text:p>
          </table:table-cell>
          <table:table-cell office:value-type="float" office:value="-857.5" table:style-name="ce1">
            <text:p>-857,5</text:p>
          </table:table-cell>
          <table:table-cell office:value-type="float" office:value="-618.4" table:style-name="ce1">
            <text:p>-618,4</text:p>
          </table:table-cell>
          <table:table-cell office:value-type="float" office:value="128.1" table:style-name="ce1">
            <text:p>128,1</text:p>
          </table:table-cell>
          <table:table-cell office:value-type="float" office:value="-795.8" table:style-name="ce1">
            <text:p>-795,8</text:p>
          </table:table-cell>
          <table:table-cell office:value-type="float" office:value="-933.3" table:style-name="ce1">
            <text:p>-933,3</text:p>
          </table:table-cell>
          <table:table-cell office:value-type="float" office:value="38" table:style-name="ce1">
            <text:p>38</text:p>
          </table:table-cell>
          <table:table-cell table:number-columns-repeated="16344"/>
        </table:table-row>
        <table:table-row table:style-name="ro1">
          <table:table-cell office:value-type="float" office:value="618.4" table:style-name="ce1">
            <text:p>618,4</text:p>
          </table:table-cell>
          <table:table-cell office:value-type="float" office:value="-359.9" table:style-name="ce1">
            <text:p>-359,9</text:p>
          </table:table-cell>
          <table:table-cell office:value-type="float" office:value="223.3" table:style-name="ce1">
            <text:p>223,3</text:p>
          </table:table-cell>
          <table:table-cell office:value-type="float" office:value="138.6" table:style-name="ce1">
            <text:p>138,6</text:p>
          </table:table-cell>
          <table:table-cell office:value-type="float" office:value="-788.9" table:style-name="ce1">
            <text:p>-788,9</text:p>
          </table:table-cell>
          <table:table-cell office:value-type="float" office:value="417.9" table:style-name="ce1">
            <text:p>417,9</text:p>
          </table:table-cell>
          <table:table-cell office:value-type="float" office:value="70.099999999999994" table:style-name="ce1">
            <text:p>70,1</text:p>
          </table:table-cell>
          <table:table-cell office:value-type="float" office:value="59.2" table:style-name="ce1">
            <text:p>59,2</text:p>
          </table:table-cell>
          <table:table-cell office:value-type="float" office:value="-317.10000000000002" table:style-name="ce1">
            <text:p>-317,1</text:p>
          </table:table-cell>
          <table:table-cell office:value-type="float" office:value="99.3" table:style-name="ce1">
            <text:p>99,3</text:p>
          </table:table-cell>
          <table:table-cell office:value-type="float" office:value="589.5" table:style-name="ce1">
            <text:p>589,5</text:p>
          </table:table-cell>
          <table:table-cell office:value-type="float" office:value="-132.80000000000001" table:style-name="ce1">
            <text:p>-132,8</text:p>
          </table:table-cell>
          <table:table-cell office:value-type="float" office:value="653" table:style-name="ce1">
            <text:p>653</text:p>
          </table:table-cell>
          <table:table-cell office:value-type="float" office:value="-31.8" table:style-name="ce1">
            <text:p>-31,8</text:p>
          </table:table-cell>
          <table:table-cell office:value-type="float" office:value="34" table:style-name="ce1">
            <text:p>34</text:p>
          </table:table-cell>
          <table:table-cell office:value-type="float" office:value="785.8" table:style-name="ce1">
            <text:p>785,8</text:p>
          </table:table-cell>
          <table:table-cell office:value-type="float" office:value="83.2" table:style-name="ce1">
            <text:p>83,2</text:p>
          </table:table-cell>
          <table:table-cell office:value-type="float" office:value="-293.10000000000002" table:style-name="ce1">
            <text:p>-293,1</text:p>
          </table:table-cell>
          <table:table-cell office:value-type="float" office:value="468.5" table:style-name="ce1">
            <text:p>468,5</text:p>
          </table:table-cell>
          <table:table-cell office:value-type="float" office:value="-353.6" table:style-name="ce1">
            <text:p>-353,6</text:p>
          </table:table-cell>
          <table:table-cell office:value-type="float" office:value="-918" table:style-name="ce1">
            <text:p>-918</text:p>
          </table:table-cell>
          <table:table-cell office:value-type="float" office:value="908.5" table:style-name="ce1">
            <text:p>908,5</text:p>
          </table:table-cell>
          <table:table-cell office:value-type="float" office:value="-21.7" table:style-name="ce1">
            <text:p>-21,7</text:p>
          </table:table-cell>
          <table:table-cell office:value-type="float" office:value="596.5" table:style-name="ce1">
            <text:p>596,5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303.7" table:style-name="ce1">
            <text:p>303,7</text:p>
          </table:table-cell>
          <table:table-cell office:value-type="float" office:value="934.4" table:style-name="ce1">
            <text:p>934,4</text:p>
          </table:table-cell>
          <table:table-cell office:value-type="float" office:value="-908.4" table:style-name="ce1">
            <text:p>-908,4</text:p>
          </table:table-cell>
          <table:table-cell office:value-type="float" office:value="-28.8" table:style-name="ce1">
            <text:p>-28,8</text:p>
          </table:table-cell>
          <table:table-cell office:value-type="float" office:value="-132.4" table:style-name="ce1">
            <text:p>-132,4</text:p>
          </table:table-cell>
          <table:table-cell office:value-type="float" office:value="564.29999999999995" table:style-name="ce1">
            <text:p>564,3</text:p>
          </table:table-cell>
          <table:table-cell office:value-type="float" office:value="-677.6" table:style-name="ce1">
            <text:p>-677,6</text:p>
          </table:table-cell>
          <table:table-cell office:value-type="float" office:value="510.5" table:style-name="ce1">
            <text:p>510,5</text:p>
          </table:table-cell>
          <table:table-cell office:value-type="float" office:value="-933.9" table:style-name="ce1">
            <text:p>-933,9</text:p>
          </table:table-cell>
          <table:table-cell office:value-type="float" office:value="-874.7" table:style-name="ce1">
            <text:p>-874,7</text:p>
          </table:table-cell>
          <table:table-cell office:value-type="float" office:value="-99" table:style-name="ce1">
            <text:p>-99</text:p>
          </table:table-cell>
          <table:table-cell office:value-type="float" office:value="678.7" table:style-name="ce1">
            <text:p>678,7</text:p>
          </table:table-cell>
          <table:table-cell office:value-type="float" office:value="894.4" table:style-name="ce1">
            <text:p>894,4</text:p>
          </table:table-cell>
          <table:table-cell office:value-type="float" office:value="360.6" table:style-name="ce1">
            <text:p>360,6</text:p>
          </table:table-cell>
          <table:table-cell office:value-type="float" office:value="51.6" table:style-name="ce1">
            <text:p>51,6</text:p>
          </table:table-cell>
          <table:table-cell table:number-columns-repeated="16344"/>
        </table:table-row>
        <table:table-row table:style-name="ro1">
          <table:table-cell office:value-type="float" office:value="-301.7" table:style-name="ce1">
            <text:p>-301,7</text:p>
          </table:table-cell>
          <table:table-cell office:value-type="float" office:value="-990.5" table:style-name="ce1">
            <text:p>-990,5</text:p>
          </table:table-cell>
          <table:table-cell office:value-type="float" office:value="662.2" table:style-name="ce1">
            <text:p>662,2</text:p>
          </table:table-cell>
          <table:table-cell office:value-type="float" office:value="544" table:style-name="ce1">
            <text:p>544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145.9" table:style-name="ce1">
            <text:p>145,9</text:p>
          </table:table-cell>
          <table:table-cell office:value-type="float" office:value="-877" table:style-name="ce1">
            <text:p>-877</text:p>
          </table:table-cell>
          <table:table-cell office:value-type="float" office:value="172.7" table:style-name="ce1">
            <text:p>172,7</text:p>
          </table:table-cell>
          <table:table-cell office:value-type="float" office:value="-763.4" table:style-name="ce1">
            <text:p>-763,4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697.1" table:style-name="ce1">
            <text:p>697,1</text:p>
          </table:table-cell>
          <table:table-cell office:value-type="float" office:value="-946.5" table:style-name="ce1">
            <text:p>-946,5</text:p>
          </table:table-cell>
          <table:table-cell office:value-type="float" office:value="-670.5" table:style-name="ce1">
            <text:p>-670,5</text:p>
          </table:table-cell>
          <table:table-cell office:value-type="float" office:value="-312.8" table:style-name="ce1">
            <text:p>-312,8</text:p>
          </table:table-cell>
          <table:table-cell office:value-type="float" office:value="-252.8" table:style-name="ce1">
            <text:p>-252,8</text:p>
          </table:table-cell>
          <table:table-cell office:value-type="float" office:value="694" table:style-name="ce1">
            <text:p>694</text:p>
          </table:table-cell>
          <table:table-cell office:value-type="float" office:value="-88.7" table:style-name="ce1">
            <text:p>-88,7</text:p>
          </table:table-cell>
          <table:table-cell office:value-type="float" office:value="316.5" table:style-name="ce1">
            <text:p>316,5</text:p>
          </table:table-cell>
          <table:table-cell office:value-type="float" office:value="-503.4" table:style-name="ce1">
            <text:p>-503,4</text:p>
          </table:table-cell>
          <table:table-cell office:value-type="float" office:value="-506.3" table:style-name="ce1">
            <text:p>-506,3</text:p>
          </table:table-cell>
          <table:table-cell office:value-type="float" office:value="956.2" table:style-name="ce1">
            <text:p>956,2</text:p>
          </table:table-cell>
          <table:table-cell office:value-type="float" office:value="-292.7" table:style-name="ce1">
            <text:p>-292,7</text:p>
          </table:table-cell>
          <table:table-cell office:value-type="float" office:value="146.69999999999999" table:style-name="ce1">
            <text:p>146,7</text:p>
          </table:table-cell>
          <table:table-cell office:value-type="float" office:value="-265.10000000000002" table:style-name="ce1">
            <text:p>-265,1</text:p>
          </table:table-cell>
          <table:table-cell office:value-type="float" office:value="-834.6" table:style-name="ce1">
            <text:p>-834,6</text:p>
          </table:table-cell>
          <table:table-cell office:value-type="float" office:value="276.60000000000002" table:style-name="ce1">
            <text:p>276,6</text:p>
          </table:table-cell>
          <table:table-cell office:value-type="float" office:value="-94.9" table:style-name="ce1">
            <text:p>-94,9</text:p>
          </table:table-cell>
          <table:table-cell office:value-type="float" office:value="-798.8" table:style-name="ce1">
            <text:p>-798,8</text:p>
          </table:table-cell>
          <table:table-cell office:value-type="float" office:value="-463.1" table:style-name="ce1">
            <text:p>-463,1</text:p>
          </table:table-cell>
          <table:table-cell office:value-type="float" office:value="605.29999999999995" table:style-name="ce1">
            <text:p>605,3</text:p>
          </table:table-cell>
          <table:table-cell office:value-type="float" office:value="-430.5" table:style-name="ce1">
            <text:p>-430,5</text:p>
          </table:table-cell>
          <table:table-cell office:value-type="float" office:value="-567.29999999999995" table:style-name="ce1">
            <text:p>-567,3</text:p>
          </table:table-cell>
          <table:table-cell office:value-type="float" office:value="629.29999999999995" table:style-name="ce1">
            <text:p>629,3</text:p>
          </table:table-cell>
          <table:table-cell office:value-type="float" office:value="249.4" table:style-name="ce1">
            <text:p>249,4</text:p>
          </table:table-cell>
          <table:table-cell office:value-type="float" office:value="474.6" table:style-name="ce1">
            <text:p>474,6</text:p>
          </table:table-cell>
          <table:table-cell office:value-type="float" office:value="119.6" table:style-name="ce1">
            <text:p>119,6</text:p>
          </table:table-cell>
          <table:table-cell office:value-type="float" office:value="584.9" table:style-name="ce1">
            <text:p>584,9</text:p>
          </table:table-cell>
          <table:table-cell office:value-type="float" office:value="-442.2" table:style-name="ce1">
            <text:p>-442,2</text:p>
          </table:table-cell>
          <table:table-cell office:value-type="float" office:value="671.8" table:style-name="ce1">
            <text:p>671,8</text:p>
          </table:table-cell>
          <table:table-cell office:value-type="float" office:value="148.6" table:style-name="ce1">
            <text:p>148,6</text:p>
          </table:table-cell>
          <table:table-cell table:number-columns-repeated="16344"/>
        </table:table-row>
        <table:table-row table:style-name="ro1">
          <table:table-cell office:value-type="float" office:value="877.3" table:style-name="ce1">
            <text:p>877,3</text:p>
          </table:table-cell>
          <table:table-cell office:value-type="float" office:value="-265.89999999999998" table:style-name="ce1">
            <text:p>-265,9</text:p>
          </table:table-cell>
          <table:table-cell office:value-type="float" office:value="376.4" table:style-name="ce1">
            <text:p>376,4</text:p>
          </table:table-cell>
          <table:table-cell office:value-type="float" office:value="-340.2" table:style-name="ce1">
            <text:p>-340,2</text:p>
          </table:table-cell>
          <table:table-cell office:value-type="float" office:value="510.7" table:style-name="ce1">
            <text:p>510,7</text:p>
          </table:table-cell>
          <table:table-cell office:value-type="float" office:value="56.1" table:style-name="ce1">
            <text:p>56,1</text:p>
          </table:table-cell>
          <table:table-cell office:value-type="float" office:value="-423.3" table:style-name="ce1">
            <text:p>-423,3</text:p>
          </table:table-cell>
          <table:table-cell office:value-type="float" office:value="-358.8" table:style-name="ce1">
            <text:p>-358,8</text:p>
          </table:table-cell>
          <table:table-cell office:value-type="float" office:value="-143.6" table:style-name="ce1">
            <text:p>-143,6</text:p>
          </table:table-cell>
          <table:table-cell office:value-type="float" office:value="977.6" table:style-name="ce1">
            <text:p>977,6</text:p>
          </table:table-cell>
          <table:table-cell office:value-type="float" office:value="-799" table:style-name="ce1">
            <text:p>-799</text:p>
          </table:table-cell>
          <table:table-cell office:value-type="float" office:value="441.7" table:style-name="ce1">
            <text:p>441,7</text:p>
          </table:table-cell>
          <table:table-cell office:value-type="float" office:value="-396.3" table:style-name="ce1">
            <text:p>-396,3</text:p>
          </table:table-cell>
          <table:table-cell office:value-type="float" office:value="-61.9" table:style-name="ce1">
            <text:p>-61,9</text:p>
          </table:table-cell>
          <table:table-cell office:value-type="float" office:value="-144.30000000000001" table:style-name="ce1">
            <text:p>-144,3</text:p>
          </table:table-cell>
          <table:table-cell office:value-type="float" office:value="303" table:style-name="ce1">
            <text:p>303</text:p>
          </table:table-cell>
          <table:table-cell office:value-type="float" office:value="252.8" table:style-name="ce1">
            <text:p>252,8</text:p>
          </table:table-cell>
          <table:table-cell office:value-type="float" office:value="986.4" table:style-name="ce1">
            <text:p>986,4</text:p>
          </table:table-cell>
          <table:table-cell office:value-type="float" office:value="-619.79999999999995" table:style-name="ce1">
            <text:p>-619,8</text:p>
          </table:table-cell>
          <table:table-cell office:value-type="float" office:value="766.5" table:style-name="ce1">
            <text:p>766,5</text:p>
          </table:table-cell>
          <table:table-cell office:value-type="float" office:value="991.6" table:style-name="ce1">
            <text:p>991,6</text:p>
          </table:table-cell>
          <table:table-cell office:value-type="float" office:value="-611.6" table:style-name="ce1">
            <text:p>-611,6</text:p>
          </table:table-cell>
          <table:table-cell office:value-type="float" office:value="-870.7" table:style-name="ce1">
            <text:p>-870,7</text:p>
          </table:table-cell>
          <table:table-cell office:value-type="float" office:value="763.9" table:style-name="ce1">
            <text:p>763,9</text:p>
          </table:table-cell>
          <table:table-cell office:value-type="float" office:value="-960" table:style-name="ce1">
            <text:p>-960</text:p>
          </table:table-cell>
          <table:table-cell office:value-type="float" office:value="-475.6" table:style-name="ce1">
            <text:p>-475,6</text:p>
          </table:table-cell>
          <table:table-cell office:value-type="float" office:value="-427.1" table:style-name="ce1">
            <text:p>-427,1</text:p>
          </table:table-cell>
          <table:table-cell office:value-type="float" office:value="485.9" table:style-name="ce1">
            <text:p>485,9</text:p>
          </table:table-cell>
          <table:table-cell office:value-type="float" office:value="-17" table:style-name="ce1">
            <text:p>-17</text:p>
          </table:table-cell>
          <table:table-cell office:value-type="float" office:value="-67.900000000000006" table:style-name="ce1">
            <text:p>-67,9</text:p>
          </table:table-cell>
          <table:table-cell office:value-type="float" office:value="105.4" table:style-name="ce1">
            <text:p>105,4</text:p>
          </table:table-cell>
          <table:table-cell office:value-type="float" office:value="343.3" table:style-name="ce1">
            <text:p>343,3</text:p>
          </table:table-cell>
          <table:table-cell office:value-type="float" office:value="286.2" table:style-name="ce1">
            <text:p>286,2</text:p>
          </table:table-cell>
          <table:table-cell office:value-type="float" office:value="-642.6" table:style-name="ce1">
            <text:p>-642,6</text:p>
          </table:table-cell>
          <table:table-cell office:value-type="float" office:value="-866.8" table:style-name="ce1">
            <text:p>-866,8</text:p>
          </table:table-cell>
          <table:table-cell office:value-type="float" office:value="-424.5" table:style-name="ce1">
            <text:p>-424,5</text:p>
          </table:table-cell>
          <table:table-cell office:value-type="float" office:value="855.4" table:style-name="ce1">
            <text:p>855,4</text:p>
          </table:table-cell>
          <table:table-cell office:value-type="float" office:value="678" table:style-name="ce1">
            <text:p>678</text:p>
          </table:table-cell>
          <table:table-cell office:value-type="float" office:value="-55.2" table:style-name="ce1">
            <text:p>-55,2</text:p>
          </table:table-cell>
          <table:table-cell office:value-type="float" office:value="-541.1" table:style-name="ce1">
            <text:p>-541,1</text:p>
          </table:table-cell>
          <table:table-cell table:number-columns-repeated="16344"/>
        </table:table-row>
        <table:table-row table:style-name="ro1">
          <table:table-cell office:value-type="float" office:value="-104.6" table:style-name="ce1">
            <text:p>-104,6</text:p>
          </table:table-cell>
          <table:table-cell office:value-type="float" office:value="412.4" table:style-name="ce1">
            <text:p>412,4</text:p>
          </table:table-cell>
          <table:table-cell office:value-type="float" office:value="473.1" table:style-name="ce1">
            <text:p>473,1</text:p>
          </table:table-cell>
          <table:table-cell office:value-type="float" office:value="-851.6" table:style-name="ce1">
            <text:p>-851,6</text:p>
          </table:table-cell>
          <table:table-cell office:value-type="float" office:value="-484.3" table:style-name="ce1">
            <text:p>-484,3</text:p>
          </table:table-cell>
          <table:table-cell office:value-type="float" office:value="319.5" table:style-name="ce1">
            <text:p>319,5</text:p>
          </table:table-cell>
          <table:table-cell office:value-type="float" office:value="-932.6" table:style-name="ce1">
            <text:p>-932,6</text:p>
          </table:table-cell>
          <table:table-cell office:value-type="float" office:value="240.7" table:style-name="ce1">
            <text:p>240,7</text:p>
          </table:table-cell>
          <table:table-cell office:value-type="float" office:value="-850.7" table:style-name="ce1">
            <text:p>-850,7</text:p>
          </table:table-cell>
          <table:table-cell office:value-type="float" office:value="431.7" table:style-name="ce1">
            <text:p>431,7</text:p>
          </table:table-cell>
          <table:table-cell office:value-type="float" office:value="780.2" table:style-name="ce1">
            <text:p>780,2</text:p>
          </table:table-cell>
          <table:table-cell office:value-type="float" office:value="-802.7" table:style-name="ce1">
            <text:p>-802,7</text:p>
          </table:table-cell>
          <table:table-cell office:value-type="float" office:value="-746.7" table:style-name="ce1">
            <text:p>-746,7</text:p>
          </table:table-cell>
          <table:table-cell office:value-type="float" office:value="244.5" table:style-name="ce1">
            <text:p>244,5</text:p>
          </table:table-cell>
          <table:table-cell office:value-type="float" office:value="-400.5" table:style-name="ce1">
            <text:p>-400,5</text:p>
          </table:table-cell>
          <table:table-cell office:value-type="float" office:value="-389" table:style-name="ce1">
            <text:p>-389</text:p>
          </table:table-cell>
          <table:table-cell office:value-type="float" office:value="160.4" table:style-name="ce1">
            <text:p>160,4</text:p>
          </table:table-cell>
          <table:table-cell office:value-type="float" office:value="-858" table:style-name="ce1">
            <text:p>-858</text:p>
          </table:table-cell>
          <table:table-cell office:value-type="float" office:value="154.5" table:style-name="ce1">
            <text:p>154,5</text:p>
          </table:table-cell>
          <table:table-cell office:value-type="float" office:value="492.8" table:style-name="ce1">
            <text:p>492,8</text:p>
          </table:table-cell>
          <table:table-cell office:value-type="float" office:value="-57.5" table:style-name="ce1">
            <text:p>-57,5</text:p>
          </table:table-cell>
          <table:table-cell office:value-type="float" office:value="29.2" table:style-name="ce1">
            <text:p>29,2</text:p>
          </table:table-cell>
          <table:table-cell office:value-type="float" office:value="848.2" table:style-name="ce1">
            <text:p>848,2</text:p>
          </table:table-cell>
          <table:table-cell office:value-type="float" office:value="-357.7" table:style-name="ce1">
            <text:p>-357,7</text:p>
          </table:table-cell>
          <table:table-cell office:value-type="float" office:value="445.9" table:style-name="ce1">
            <text:p>445,9</text:p>
          </table:table-cell>
          <table:table-cell office:value-type="float" office:value="785.7" table:style-name="ce1">
            <text:p>785,7</text:p>
          </table:table-cell>
          <table:table-cell office:value-type="float" office:value="190.4" table:style-name="ce1">
            <text:p>190,4</text:p>
          </table:table-cell>
          <table:table-cell office:value-type="float" office:value="-446.1" table:style-name="ce1">
            <text:p>-446,1</text:p>
          </table:table-cell>
          <table:table-cell office:value-type="float" office:value="-257.2" table:style-name="ce1">
            <text:p>-257,2</text:p>
          </table:table-cell>
          <table:table-cell office:value-type="float" office:value="-490.7" table:style-name="ce1">
            <text:p>-490,7</text:p>
          </table:table-cell>
          <table:table-cell office:value-type="float" office:value="-739.6" table:style-name="ce1">
            <text:p>-739,6</text:p>
          </table:table-cell>
          <table:table-cell office:value-type="float" office:value="-521.1" table:style-name="ce1">
            <text:p>-521,1</text:p>
          </table:table-cell>
          <table:table-cell office:value-type="float" office:value="-573.70000000000005" table:style-name="ce1">
            <text:p>-573,7</text:p>
          </table:table-cell>
          <table:table-cell office:value-type="float" office:value="702.9" table:style-name="ce1">
            <text:p>702,9</text:p>
          </table:table-cell>
          <table:table-cell office:value-type="float" office:value="299.3" table:style-name="ce1">
            <text:p>299,3</text:p>
          </table:table-cell>
          <table:table-cell office:value-type="float" office:value="359.3" table:style-name="ce1">
            <text:p>359,3</text:p>
          </table:table-cell>
          <table:table-cell office:value-type="float" office:value="63.3" table:style-name="ce1">
            <text:p>63,3</text:p>
          </table:table-cell>
          <table:table-cell office:value-type="float" office:value="-144.80000000000001" table:style-name="ce1">
            <text:p>-144,8</text:p>
          </table:table-cell>
          <table:table-cell office:value-type="float" office:value="406.3" table:style-name="ce1">
            <text:p>406,3</text:p>
          </table:table-cell>
          <table:table-cell office:value-type="float" office:value="-901" table:style-name="ce1">
            <text:p>-901</text:p>
          </table:table-cell>
          <table:table-cell table:number-columns-repeated="16344"/>
        </table:table-row>
        <table:table-row table:style-name="ro1">
          <table:table-cell office:value-type="float" office:value="149.9" table:style-name="ce1">
            <text:p>149,9</text:p>
          </table:table-cell>
          <table:table-cell office:value-type="float" office:value="822.3" table:style-name="ce1">
            <text:p>822,3</text:p>
          </table:table-cell>
          <table:table-cell office:value-type="float" office:value="944" table:style-name="ce1">
            <text:p>944</text:p>
          </table:table-cell>
          <table:table-cell office:value-type="float" office:value="-73.2" table:style-name="ce1">
            <text:p>-73,2</text:p>
          </table:table-cell>
          <table:table-cell office:value-type="float" office:value="978.9" table:style-name="ce1">
            <text:p>978,9</text:p>
          </table:table-cell>
          <table:table-cell office:value-type="float" office:value="220.3" table:style-name="ce1">
            <text:p>220,3</text:p>
          </table:table-cell>
          <table:table-cell office:value-type="float" office:value="-298.3" table:style-name="ce1">
            <text:p>-298,3</text:p>
          </table:table-cell>
          <table:table-cell office:value-type="float" office:value="482.8" table:style-name="ce1">
            <text:p>482,8</text:p>
          </table:table-cell>
          <table:table-cell office:value-type="float" office:value="-865.2" table:style-name="ce1">
            <text:p>-865,2</text:p>
          </table:table-cell>
          <table:table-cell office:value-type="float" office:value="-474.9" table:style-name="ce1">
            <text:p>-474,9</text:p>
          </table:table-cell>
          <table:table-cell office:value-type="float" office:value="659.2" table:style-name="ce1">
            <text:p>659,2</text:p>
          </table:table-cell>
          <table:table-cell office:value-type="float" office:value="-790.6" table:style-name="ce1">
            <text:p>-790,6</text:p>
          </table:table-cell>
          <table:table-cell office:value-type="float" office:value="-834.8" table:style-name="ce1">
            <text:p>-834,8</text:p>
          </table:table-cell>
          <table:table-cell office:value-type="float" office:value="661.6" table:style-name="ce1">
            <text:p>661,6</text:p>
          </table:table-cell>
          <table:table-cell office:value-type="float" office:value="-754.3" table:style-name="ce1">
            <text:p>-754,3</text:p>
          </table:table-cell>
          <table:table-cell office:value-type="float" office:value="515.6" table:style-name="ce1">
            <text:p>515,6</text:p>
          </table:table-cell>
          <table:table-cell office:value-type="float" office:value="874.5" table:style-name="ce1">
            <text:p>874,5</text:p>
          </table:table-cell>
          <table:table-cell office:value-type="float" office:value="-443.8" table:style-name="ce1">
            <text:p>-443,8</text:p>
          </table:table-cell>
          <table:table-cell office:value-type="float" office:value="739.1" table:style-name="ce1">
            <text:p>739,1</text:p>
          </table:table-cell>
          <table:table-cell office:value-type="float" office:value="-195.9" table:style-name="ce1">
            <text:p>-195,9</text:p>
          </table:table-cell>
          <table:table-cell office:value-type="float" office:value="309.10000000000002" table:style-name="ce1">
            <text:p>309,1</text:p>
          </table:table-cell>
          <table:table-cell office:value-type="float" office:value="52.7" table:style-name="ce1">
            <text:p>52,7</text:p>
          </table:table-cell>
          <table:table-cell office:value-type="float" office:value="686.3" table:style-name="ce1">
            <text:p>686,3</text:p>
          </table:table-cell>
          <table:table-cell office:value-type="float" office:value="-944.9" table:style-name="ce1">
            <text:p>-944,9</text:p>
          </table:table-cell>
          <table:table-cell office:value-type="float" office:value="-754.6" table:style-name="ce1">
            <text:p>-754,6</text:p>
          </table:table-cell>
          <table:table-cell office:value-type="float" office:value="739.6" table:style-name="ce1">
            <text:p>739,6</text:p>
          </table:table-cell>
          <table:table-cell office:value-type="float" office:value="283.60000000000002" table:style-name="ce1">
            <text:p>283,6</text:p>
          </table:table-cell>
          <table:table-cell office:value-type="float" office:value="378.5" table:style-name="ce1">
            <text:p>378,5</text:p>
          </table:table-cell>
          <table:table-cell office:value-type="float" office:value="297.5" table:style-name="ce1">
            <text:p>297,5</text:p>
          </table:table-cell>
          <table:table-cell office:value-type="float" office:value="763.6" table:style-name="ce1">
            <text:p>763,6</text:p>
          </table:table-cell>
          <table:table-cell office:value-type="float" office:value="343.2" table:style-name="ce1">
            <text:p>343,2</text:p>
          </table:table-cell>
          <table:table-cell office:value-type="float" office:value="880.1" table:style-name="ce1">
            <text:p>880,1</text:p>
          </table:table-cell>
          <table:table-cell office:value-type="float" office:value="44.7" table:style-name="ce1">
            <text:p>44,7</text:p>
          </table:table-cell>
          <table:table-cell office:value-type="float" office:value="-140.4" table:style-name="ce1">
            <text:p>-140,4</text:p>
          </table:table-cell>
          <table:table-cell office:value-type="float" office:value="724.6" table:style-name="ce1">
            <text:p>724,6</text:p>
          </table:table-cell>
          <table:table-cell office:value-type="float" office:value="-547.9" table:style-name="ce1">
            <text:p>-547,9</text:p>
          </table:table-cell>
          <table:table-cell office:value-type="float" office:value="442.8" table:style-name="ce1">
            <text:p>442,8</text:p>
          </table:table-cell>
          <table:table-cell office:value-type="float" office:value="135.4" table:style-name="ce1">
            <text:p>135,4</text:p>
          </table:table-cell>
          <table:table-cell office:value-type="float" office:value="-614" table:style-name="ce1">
            <text:p>-614</text:p>
          </table:table-cell>
          <table:table-cell office:value-type="float" office:value="248.3" table:style-name="ce1">
            <text:p>248,3</text:p>
          </table:table-cell>
          <table:table-cell table:number-columns-repeated="16344"/>
        </table:table-row>
        <table:table-row table:style-name="ro1">
          <table:table-cell office:value-type="float" office:value="-87" table:style-name="ce1">
            <text:p>-87</text:p>
          </table:table-cell>
          <table:table-cell office:value-type="float" office:value="-252.1" table:style-name="ce1">
            <text:p>-252,1</text:p>
          </table:table-cell>
          <table:table-cell office:value-type="float" office:value="-54.1" table:style-name="ce1">
            <text:p>-54,1</text:p>
          </table:table-cell>
          <table:table-cell office:value-type="float" office:value="904.4" table:style-name="ce1">
            <text:p>904,4</text:p>
          </table:table-cell>
          <table:table-cell office:value-type="float" office:value="-84.9" table:style-name="ce1">
            <text:p>-84,9</text:p>
          </table:table-cell>
          <table:table-cell office:value-type="float" office:value="19.5" table:style-name="ce1">
            <text:p>19,5</text:p>
          </table:table-cell>
          <table:table-cell office:value-type="float" office:value="-552.79999999999995" table:style-name="ce1">
            <text:p>-552,8</text:p>
          </table:table-cell>
          <table:table-cell office:value-type="float" office:value="955.5" table:style-name="ce1">
            <text:p>955,5</text:p>
          </table:table-cell>
          <table:table-cell office:value-type="float" office:value="128.5" table:style-name="ce1">
            <text:p>128,5</text:p>
          </table:table-cell>
          <table:table-cell office:value-type="float" office:value="43.1" table:style-name="ce1">
            <text:p>43,1</text:p>
          </table:table-cell>
          <table:table-cell office:value-type="float" office:value="-964.5" table:style-name="ce1">
            <text:p>-964,5</text:p>
          </table:table-cell>
          <table:table-cell office:value-type="float" office:value="-3.9" table:style-name="ce1">
            <text:p>-3,9</text:p>
          </table:table-cell>
          <table:table-cell office:value-type="float" office:value="-602.9" table:style-name="ce1">
            <text:p>-602,9</text:p>
          </table:table-cell>
          <table:table-cell office:value-type="float" office:value="-902.5" table:style-name="ce1">
            <text:p>-902,5</text:p>
          </table:table-cell>
          <table:table-cell office:value-type="float" office:value="-520.70000000000005" table:style-name="ce1">
            <text:p>-520,7</text:p>
          </table:table-cell>
          <table:table-cell office:value-type="float" office:value="928.7" table:style-name="ce1">
            <text:p>928,7</text:p>
          </table:table-cell>
          <table:table-cell office:value-type="float" office:value="607.79999999999995" table:style-name="ce1">
            <text:p>607,8</text:p>
          </table:table-cell>
          <table:table-cell office:value-type="float" office:value="6" table:style-name="ce1">
            <text:p>6</text:p>
          </table:table-cell>
          <table:table-cell office:value-type="float" office:value="925.2" table:style-name="ce1">
            <text:p>925,2</text:p>
          </table:table-cell>
          <table:table-cell office:value-type="float" office:value="-834.5" table:style-name="ce1">
            <text:p>-834,5</text:p>
          </table:table-cell>
          <table:table-cell office:value-type="float" office:value="-247.4" table:style-name="ce1">
            <text:p>-247,4</text:p>
          </table:table-cell>
          <table:table-cell office:value-type="float" office:value="26" table:style-name="ce1">
            <text:p>26</text:p>
          </table:table-cell>
          <table:table-cell office:value-type="float" office:value="-151.6" table:style-name="ce1">
            <text:p>-151,6</text:p>
          </table:table-cell>
          <table:table-cell office:value-type="float" office:value="-667.8" table:style-name="ce1">
            <text:p>-667,8</text:p>
          </table:table-cell>
          <table:table-cell office:value-type="float" office:value="586" table:style-name="ce1">
            <text:p>586</text:p>
          </table:table-cell>
          <table:table-cell office:value-type="float" office:value="625.9" table:style-name="ce1">
            <text:p>625,9</text:p>
          </table:table-cell>
          <table:table-cell office:value-type="float" office:value="-32.700000000000003" table:style-name="ce1">
            <text:p>-32,7</text:p>
          </table:table-cell>
          <table:table-cell office:value-type="float" office:value="916.5" table:style-name="ce1">
            <text:p>916,5</text:p>
          </table:table-cell>
          <table:table-cell office:value-type="float" office:value="-169" table:style-name="ce1">
            <text:p>-169</text:p>
          </table:table-cell>
          <table:table-cell office:value-type="float" office:value="-393.7" table:style-name="ce1">
            <text:p>-393,7</text:p>
          </table:table-cell>
          <table:table-cell office:value-type="float" office:value="442.4" table:style-name="ce1">
            <text:p>442,4</text:p>
          </table:table-cell>
          <table:table-cell office:value-type="float" office:value="-518.6" table:style-name="ce1">
            <text:p>-518,6</text:p>
          </table:table-cell>
          <table:table-cell office:value-type="float" office:value="-730.2" table:style-name="ce1">
            <text:p>-730,2</text:p>
          </table:table-cell>
          <table:table-cell office:value-type="float" office:value="55.6" table:style-name="ce1">
            <text:p>55,6</text:p>
          </table:table-cell>
          <table:table-cell office:value-type="float" office:value="-743.5" table:style-name="ce1">
            <text:p>-743,5</text:p>
          </table:table-cell>
          <table:table-cell office:value-type="float" office:value="-806" table:style-name="ce1">
            <text:p>-806</text:p>
          </table:table-cell>
          <table:table-cell office:value-type="float" office:value="-669.4" table:style-name="ce1">
            <text:p>-669,4</text:p>
          </table:table-cell>
          <table:table-cell office:value-type="float" office:value="-559.79999999999995" table:style-name="ce1">
            <text:p>-559,8</text:p>
          </table:table-cell>
          <table:table-cell office:value-type="float" office:value="-131.30000000000001" table:style-name="ce1">
            <text:p>-131,3</text:p>
          </table:table-cell>
          <table:table-cell office:value-type="float" office:value="-357" table:style-name="ce1">
            <text:p>-357</text:p>
          </table:table-cell>
          <table:table-cell table:number-columns-repeated="16344"/>
        </table:table-row>
        <table:table-row table:style-name="ro1">
          <table:table-cell office:value-type="float" office:value="808.9" table:style-name="ce1">
            <text:p>808,9</text:p>
          </table:table-cell>
          <table:table-cell office:value-type="float" office:value="888.8" table:style-name="ce1">
            <text:p>888,8</text:p>
          </table:table-cell>
          <table:table-cell office:value-type="float" office:value="-746.9" table:style-name="ce1">
            <text:p>-746,9</text:p>
          </table:table-cell>
          <table:table-cell office:value-type="float" office:value="780.1" table:style-name="ce1">
            <text:p>780,1</text:p>
          </table:table-cell>
          <table:table-cell office:value-type="float" office:value="645.4" table:style-name="ce1">
            <text:p>645,4</text:p>
          </table:table-cell>
          <table:table-cell office:value-type="float" office:value="918.5" table:style-name="ce1">
            <text:p>918,5</text:p>
          </table:table-cell>
          <table:table-cell office:value-type="float" office:value="-240.7" table:style-name="ce1">
            <text:p>-240,7</text:p>
          </table:table-cell>
          <table:table-cell office:value-type="float" office:value="936" table:style-name="ce1">
            <text:p>936</text:p>
          </table:table-cell>
          <table:table-cell office:value-type="float" office:value="-295.60000000000002" table:style-name="ce1">
            <text:p>-295,6</text:p>
          </table:table-cell>
          <table:table-cell office:value-type="float" office:value="-775.3" table:style-name="ce1">
            <text:p>-775,3</text:p>
          </table:table-cell>
          <table:table-cell office:value-type="float" office:value="163.19999999999999" table:style-name="ce1">
            <text:p>163,2</text:p>
          </table:table-cell>
          <table:table-cell office:value-type="float" office:value="-361.8" table:style-name="ce1">
            <text:p>-361,8</text:p>
          </table:table-cell>
          <table:table-cell office:value-type="float" office:value="-799" table:style-name="ce1">
            <text:p>-799</text:p>
          </table:table-cell>
          <table:table-cell office:value-type="float" office:value="-298.39999999999998" table:style-name="ce1">
            <text:p>-298,4</text:p>
          </table:table-cell>
          <table:table-cell office:value-type="float" office:value="-54.3" table:style-name="ce1">
            <text:p>-54,3</text:p>
          </table:table-cell>
          <table:table-cell office:value-type="float" office:value="527.9" table:style-name="ce1">
            <text:p>527,9</text:p>
          </table:table-cell>
          <table:table-cell office:value-type="float" office:value="358.1" table:style-name="ce1">
            <text:p>358,1</text:p>
          </table:table-cell>
          <table:table-cell office:value-type="float" office:value="638.1" table:style-name="ce1">
            <text:p>638,1</text:p>
          </table:table-cell>
          <table:table-cell office:value-type="float" office:value="837.9" table:style-name="ce1">
            <text:p>837,9</text:p>
          </table:table-cell>
          <table:table-cell office:value-type="float" office:value="610" table:style-name="ce1">
            <text:p>610</text:p>
          </table:table-cell>
          <table:table-cell office:value-type="float" office:value="-744" table:style-name="ce1">
            <text:p>-744</text:p>
          </table:table-cell>
          <table:table-cell office:value-type="float" office:value="813.8" table:style-name="ce1">
            <text:p>813,8</text:p>
          </table:table-cell>
          <table:table-cell office:value-type="float" office:value="142.6" table:style-name="ce1">
            <text:p>142,6</text:p>
          </table:table-cell>
          <table:table-cell office:value-type="float" office:value="-862.2" table:style-name="ce1">
            <text:p>-862,2</text:p>
          </table:table-cell>
          <table:table-cell office:value-type="float" office:value="-977" table:style-name="ce1">
            <text:p>-977</text:p>
          </table:table-cell>
          <table:table-cell office:value-type="float" office:value="766" table:style-name="ce1">
            <text:p>766</text:p>
          </table:table-cell>
          <table:table-cell office:value-type="float" office:value="-642.20000000000005" table:style-name="ce1">
            <text:p>-642,2</text:p>
          </table:table-cell>
          <table:table-cell office:value-type="float" office:value="-845.3" table:style-name="ce1">
            <text:p>-845,3</text:p>
          </table:table-cell>
          <table:table-cell office:value-type="float" office:value="-151.5" table:style-name="ce1">
            <text:p>-151,5</text:p>
          </table:table-cell>
          <table:table-cell office:value-type="float" office:value="-144.1" table:style-name="ce1">
            <text:p>-144,1</text:p>
          </table:table-cell>
          <table:table-cell office:value-type="float" office:value="-617.29999999999995" table:style-name="ce1">
            <text:p>-617,3</text:p>
          </table:table-cell>
          <table:table-cell office:value-type="float" office:value="988.1" table:style-name="ce1">
            <text:p>988,1</text:p>
          </table:table-cell>
          <table:table-cell office:value-type="float" office:value="-109.1" table:style-name="ce1">
            <text:p>-109,1</text:p>
          </table:table-cell>
          <table:table-cell office:value-type="float" office:value="-186.6" table:style-name="ce1">
            <text:p>-186,6</text:p>
          </table:table-cell>
          <table:table-cell office:value-type="float" office:value="-383.2" table:style-name="ce1">
            <text:p>-383,2</text:p>
          </table:table-cell>
          <table:table-cell office:value-type="float" office:value="-460.3" table:style-name="ce1">
            <text:p>-460,3</text:p>
          </table:table-cell>
          <table:table-cell office:value-type="float" office:value="91.4" table:style-name="ce1">
            <text:p>91,4</text:p>
          </table:table-cell>
          <table:table-cell office:value-type="float" office:value="-930.2" table:style-name="ce1">
            <text:p>-930,2</text:p>
          </table:table-cell>
          <table:table-cell office:value-type="float" office:value="609.1" table:style-name="ce1">
            <text:p>609,1</text:p>
          </table:table-cell>
          <table:table-cell office:value-type="float" office:value="135.80000000000001" table:style-name="ce1">
            <text:p>135,8</text:p>
          </table:table-cell>
          <table:table-cell table:number-columns-repeated="16344"/>
        </table:table-row>
        <table:table-row table:style-name="ro1">
          <table:table-cell office:value-type="float" office:value="-416.2" table:style-name="ce1">
            <text:p>-416,2</text:p>
          </table:table-cell>
          <table:table-cell office:value-type="float" office:value="642.29999999999995" table:style-name="ce1">
            <text:p>642,3</text:p>
          </table:table-cell>
          <table:table-cell office:value-type="float" office:value="-427.2" table:style-name="ce1">
            <text:p>-427,2</text:p>
          </table:table-cell>
          <table:table-cell office:value-type="float" office:value="-68.900000000000006" table:style-name="ce1">
            <text:p>-68,9</text:p>
          </table:table-cell>
          <table:table-cell office:value-type="float" office:value="201.2" table:style-name="ce1">
            <text:p>201,2</text:p>
          </table:table-cell>
          <table:table-cell office:value-type="float" office:value="-654.79999999999995" table:style-name="ce1">
            <text:p>-654,8</text:p>
          </table:table-cell>
          <table:table-cell office:value-type="float" office:value="-789.7" table:style-name="ce1">
            <text:p>-789,7</text:p>
          </table:table-cell>
          <table:table-cell office:value-type="float" office:value="-2.5" table:style-name="ce1">
            <text:p>-2,5</text:p>
          </table:table-cell>
          <table:table-cell office:value-type="float" office:value="462.9" table:style-name="ce1">
            <text:p>462,9</text:p>
          </table:table-cell>
          <table:table-cell office:value-type="float" office:value="649.6" table:style-name="ce1">
            <text:p>649,6</text:p>
          </table:table-cell>
          <table:table-cell office:value-type="float" office:value="-937.8" table:style-name="ce1">
            <text:p>-937,8</text:p>
          </table:table-cell>
          <table:table-cell office:value-type="float" office:value="-487.9" table:style-name="ce1">
            <text:p>-487,9</text:p>
          </table:table-cell>
          <table:table-cell office:value-type="float" office:value="-864.4" table:style-name="ce1">
            <text:p>-864,4</text:p>
          </table:table-cell>
          <table:table-cell office:value-type="float" office:value="-799.7" table:style-name="ce1">
            <text:p>-799,7</text:p>
          </table:table-cell>
          <table:table-cell office:value-type="float" office:value="585.29999999999995" table:style-name="ce1">
            <text:p>585,3</text:p>
          </table:table-cell>
          <table:table-cell office:value-type="float" office:value="-474.6" table:style-name="ce1">
            <text:p>-474,6</text:p>
          </table:table-cell>
          <table:table-cell office:value-type="float" office:value="-610" table:style-name="ce1">
            <text:p>-610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130.6" table:style-name="ce1">
            <text:p>130,6</text:p>
          </table:table-cell>
          <table:table-cell office:value-type="float" office:value="920.8" table:style-name="ce1">
            <text:p>920,8</text:p>
          </table:table-cell>
          <table:table-cell office:value-type="float" office:value="-311.39999999999998" table:style-name="ce1">
            <text:p>-311,4</text:p>
          </table:table-cell>
          <table:table-cell office:value-type="float" office:value="656" table:style-name="ce1">
            <text:p>656</text:p>
          </table:table-cell>
          <table:table-cell office:value-type="float" office:value="-440.4" table:style-name="ce1">
            <text:p>-440,4</text:p>
          </table:table-cell>
          <table:table-cell office:value-type="float" office:value="923.8" table:style-name="ce1">
            <text:p>923,8</text:p>
          </table:table-cell>
          <table:table-cell office:value-type="float" office:value="-735.5" table:style-name="ce1">
            <text:p>-735,5</text:p>
          </table:table-cell>
          <table:table-cell office:value-type="float" office:value="-278" table:style-name="ce1">
            <text:p>-278</text:p>
          </table:table-cell>
          <table:table-cell office:value-type="float" office:value="-686.8" table:style-name="ce1">
            <text:p>-686,8</text:p>
          </table:table-cell>
          <table:table-cell office:value-type="float" office:value="628.6" table:style-name="ce1">
            <text:p>628,6</text:p>
          </table:table-cell>
          <table:table-cell office:value-type="float" office:value="-934.2" table:style-name="ce1">
            <text:p>-934,2</text:p>
          </table:table-cell>
          <table:table-cell office:value-type="float" office:value="773.3" table:style-name="ce1">
            <text:p>773,3</text:p>
          </table:table-cell>
          <table:table-cell office:value-type="float" office:value="470" table:style-name="ce1">
            <text:p>470</text:p>
          </table:table-cell>
          <table:table-cell office:value-type="float" office:value="244.9" table:style-name="ce1">
            <text:p>244,9</text:p>
          </table:table-cell>
          <table:table-cell office:value-type="float" office:value="-639.70000000000005" table:style-name="ce1">
            <text:p>-639,7</text:p>
          </table:table-cell>
          <table:table-cell office:value-type="float" office:value="690.4" table:style-name="ce1">
            <text:p>690,4</text:p>
          </table:table-cell>
          <table:table-cell office:value-type="float" office:value="-961.3" table:style-name="ce1">
            <text:p>-961,3</text:p>
          </table:table-cell>
          <table:table-cell office:value-type="float" office:value="59.4" table:style-name="ce1">
            <text:p>59,4</text:p>
          </table:table-cell>
          <table:table-cell office:value-type="float" office:value="731.2" table:style-name="ce1">
            <text:p>731,2</text:p>
          </table:table-cell>
          <table:table-cell office:value-type="float" office:value="540.5" table:style-name="ce1">
            <text:p>540,5</text:p>
          </table:table-cell>
          <table:table-cell office:value-type="float" office:value="-453.1" table:style-name="ce1">
            <text:p>-453,1</text:p>
          </table:table-cell>
          <table:table-cell office:value-type="float" office:value="-35.799999999999997" table:style-name="ce1">
            <text:p>-35,8</text:p>
          </table:table-cell>
          <table:table-cell table:number-columns-repeated="16344"/>
        </table:table-row>
        <table:table-row table:style-name="ro1">
          <table:table-cell office:value-type="float" office:value="-911" table:style-name="ce1">
            <text:p>-911</text:p>
          </table:table-cell>
          <table:table-cell office:value-type="float" office:value="-73.2" table:style-name="ce1">
            <text:p>-73,2</text:p>
          </table:table-cell>
          <table:table-cell office:value-type="float" office:value="974.7" table:style-name="ce1">
            <text:p>974,7</text:p>
          </table:table-cell>
          <table:table-cell office:value-type="float" office:value="316.60000000000002" table:style-name="ce1">
            <text:p>316,6</text:p>
          </table:table-cell>
          <table:table-cell office:value-type="float" office:value="431.3" table:style-name="ce1">
            <text:p>431,3</text:p>
          </table:table-cell>
          <table:table-cell office:value-type="float" office:value="603.70000000000005" table:style-name="ce1">
            <text:p>603,7</text:p>
          </table:table-cell>
          <table:table-cell office:value-type="float" office:value="-122.1" table:style-name="ce1">
            <text:p>-122,1</text:p>
          </table:table-cell>
          <table:table-cell office:value-type="float" office:value="-470.1" table:style-name="ce1">
            <text:p>-470,1</text:p>
          </table:table-cell>
          <table:table-cell office:value-type="float" office:value="-659.1" table:style-name="ce1">
            <text:p>-659,1</text:p>
          </table:table-cell>
          <table:table-cell office:value-type="float" office:value="581.70000000000005" table:style-name="ce1">
            <text:p>581,7</text:p>
          </table:table-cell>
          <table:table-cell office:value-type="float" office:value="-890.4" table:style-name="ce1">
            <text:p>-890,4</text:p>
          </table:table-cell>
          <table:table-cell office:value-type="float" office:value="-701.8" table:style-name="ce1">
            <text:p>-701,8</text:p>
          </table:table-cell>
          <table:table-cell office:value-type="float" office:value="182.3" table:style-name="ce1">
            <text:p>182,3</text:p>
          </table:table-cell>
          <table:table-cell office:value-type="float" office:value="-501.5" table:style-name="ce1">
            <text:p>-501,5</text:p>
          </table:table-cell>
          <table:table-cell office:value-type="float" office:value="768.5" table:style-name="ce1">
            <text:p>768,5</text:p>
          </table:table-cell>
          <table:table-cell office:value-type="float" office:value="-745.1" table:style-name="ce1">
            <text:p>-745,1</text:p>
          </table:table-cell>
          <table:table-cell office:value-type="float" office:value="775.4" table:style-name="ce1">
            <text:p>775,4</text:p>
          </table:table-cell>
          <table:table-cell office:value-type="float" office:value="713.1" table:style-name="ce1">
            <text:p>713,1</text:p>
          </table:table-cell>
          <table:table-cell office:value-type="float" office:value="-389.6" table:style-name="ce1">
            <text:p>-389,6</text:p>
          </table:table-cell>
          <table:table-cell office:value-type="float" office:value="11.9" table:style-name="ce1">
            <text:p>11,9</text:p>
          </table:table-cell>
          <table:table-cell office:value-type="float" office:value="726.3" table:style-name="ce1">
            <text:p>726,3</text:p>
          </table:table-cell>
          <table:table-cell office:value-type="float" office:value="812" table:style-name="ce1">
            <text:p>812</text:p>
          </table:table-cell>
          <table:table-cell office:value-type="float" office:value="-844.4" table:style-name="ce1">
            <text:p>-844,4</text:p>
          </table:table-cell>
          <table:table-cell office:value-type="float" office:value="908.7" table:style-name="ce1">
            <text:p>908,7</text:p>
          </table:table-cell>
          <table:table-cell office:value-type="float" office:value="-393.3" table:style-name="ce1">
            <text:p>-393,3</text:p>
          </table:table-cell>
          <table:table-cell office:value-type="float" office:value="334.4" table:style-name="ce1">
            <text:p>334,4</text:p>
          </table:table-cell>
          <table:table-cell office:value-type="float" office:value="81.2" table:style-name="ce1">
            <text:p>81,2</text:p>
          </table:table-cell>
          <table:table-cell office:value-type="float" office:value="-265.2" table:style-name="ce1">
            <text:p>-265,2</text:p>
          </table:table-cell>
          <table:table-cell office:value-type="float" office:value="643.4" table:style-name="ce1">
            <text:p>643,4</text:p>
          </table:table-cell>
          <table:table-cell office:value-type="float" office:value="150" table:style-name="ce1">
            <text:p>150</text:p>
          </table:table-cell>
          <table:table-cell office:value-type="float" office:value="-782.9" table:style-name="ce1">
            <text:p>-782,9</text:p>
          </table:table-cell>
          <table:table-cell office:value-type="float" office:value="-145" table:style-name="ce1">
            <text:p>-145</text:p>
          </table:table-cell>
          <table:table-cell office:value-type="float" office:value="944.7" table:style-name="ce1">
            <text:p>944,7</text:p>
          </table:table-cell>
          <table:table-cell office:value-type="float" office:value="-410" table:style-name="ce1">
            <text:p>-410</text:p>
          </table:table-cell>
          <table:table-cell office:value-type="float" office:value="-23.7" table:style-name="ce1">
            <text:p>-23,7</text:p>
          </table:table-cell>
          <table:table-cell office:value-type="float" office:value="322.7" table:style-name="ce1">
            <text:p>322,7</text:p>
          </table:table-cell>
          <table:table-cell office:value-type="float" office:value="530.4" table:style-name="ce1">
            <text:p>530,4</text:p>
          </table:table-cell>
          <table:table-cell office:value-type="float" office:value="679.9" table:style-name="ce1">
            <text:p>679,9</text:p>
          </table:table-cell>
          <table:table-cell office:value-type="float" office:value="-979.7" table:style-name="ce1">
            <text:p>-979,7</text:p>
          </table:table-cell>
          <table:table-cell office:value-type="float" office:value="-832.1" table:style-name="ce1">
            <text:p>-832,1</text:p>
          </table:table-cell>
          <table:table-cell table:number-columns-repeated="16344"/>
        </table:table-row>
        <table:table-row table:style-name="ro1">
          <table:table-cell office:value-type="float" office:value="144.30000000000001" table:style-name="ce1">
            <text:p>144,3</text:p>
          </table:table-cell>
          <table:table-cell office:value-type="float" office:value="-498.1" table:style-name="ce1">
            <text:p>-498,1</text:p>
          </table:table-cell>
          <table:table-cell office:value-type="float" office:value="304.10000000000002" table:style-name="ce1">
            <text:p>304,1</text:p>
          </table:table-cell>
          <table:table-cell office:value-type="float" office:value="-224.7" table:style-name="ce1">
            <text:p>-224,7</text:p>
          </table:table-cell>
          <table:table-cell office:value-type="float" office:value="-713.3" table:style-name="ce1">
            <text:p>-713,3</text:p>
          </table:table-cell>
          <table:table-cell office:value-type="float" office:value="164.6" table:style-name="ce1">
            <text:p>164,6</text:p>
          </table:table-cell>
          <table:table-cell office:value-type="float" office:value="765.7" table:style-name="ce1">
            <text:p>765,7</text:p>
          </table:table-cell>
          <table:table-cell office:value-type="float" office:value="-921.4" table:style-name="ce1">
            <text:p>-921,4</text:p>
          </table:table-cell>
          <table:table-cell office:value-type="float" office:value="-716.2" table:style-name="ce1">
            <text:p>-716,2</text:p>
          </table:table-cell>
          <table:table-cell office:value-type="float" office:value="-738.4" table:style-name="ce1">
            <text:p>-738,4</text:p>
          </table:table-cell>
          <table:table-cell office:value-type="float" office:value="-864.2" table:style-name="ce1">
            <text:p>-864,2</text:p>
          </table:table-cell>
          <table:table-cell office:value-type="float" office:value="838.4" table:style-name="ce1">
            <text:p>838,4</text:p>
          </table:table-cell>
          <table:table-cell office:value-type="float" office:value="741.1" table:style-name="ce1">
            <text:p>741,1</text:p>
          </table:table-cell>
          <table:table-cell office:value-type="float" office:value="-580.6" table:style-name="ce1">
            <text:p>-580,6</text:p>
          </table:table-cell>
          <table:table-cell office:value-type="float" office:value="400" table:style-name="ce1">
            <text:p>400</text:p>
          </table:table-cell>
          <table:table-cell office:value-type="float" office:value="177.9" table:style-name="ce1">
            <text:p>177,9</text:p>
          </table:table-cell>
          <table:table-cell office:value-type="float" office:value="-807.8" table:style-name="ce1">
            <text:p>-807,8</text:p>
          </table:table-cell>
          <table:table-cell office:value-type="float" office:value="-701.8" table:style-name="ce1">
            <text:p>-701,8</text:p>
          </table:table-cell>
          <table:table-cell office:value-type="float" office:value="281.89999999999998" table:style-name="ce1">
            <text:p>281,9</text:p>
          </table:table-cell>
          <table:table-cell office:value-type="float" office:value="667.9" table:style-name="ce1">
            <text:p>667,9</text:p>
          </table:table-cell>
          <table:table-cell office:value-type="float" office:value="-421.3" table:style-name="ce1">
            <text:p>-421,3</text:p>
          </table:table-cell>
          <table:table-cell office:value-type="float" office:value="-595" table:style-name="ce1">
            <text:p>-595</text:p>
          </table:table-cell>
          <table:table-cell office:value-type="float" office:value="-452.8" table:style-name="ce1">
            <text:p>-452,8</text:p>
          </table:table-cell>
          <table:table-cell office:value-type="float" office:value="-427.5" table:style-name="ce1">
            <text:p>-427,5</text:p>
          </table:table-cell>
          <table:table-cell office:value-type="float" office:value="19.8" table:style-name="ce1">
            <text:p>19,8</text:p>
          </table:table-cell>
          <table:table-cell office:value-type="float" office:value="-391.5" table:style-name="ce1">
            <text:p>-391,5</text:p>
          </table:table-cell>
          <table:table-cell office:value-type="float" office:value="-257.8" table:style-name="ce1">
            <text:p>-257,8</text:p>
          </table:table-cell>
          <table:table-cell office:value-type="float" office:value="-298.8" table:style-name="ce1">
            <text:p>-298,8</text:p>
          </table:table-cell>
          <table:table-cell office:value-type="float" office:value="288.60000000000002" table:style-name="ce1">
            <text:p>288,6</text:p>
          </table:table-cell>
          <table:table-cell office:value-type="float" office:value="-393.6" table:style-name="ce1">
            <text:p>-393,6</text:p>
          </table:table-cell>
          <table:table-cell office:value-type="float" office:value="917.8" table:style-name="ce1">
            <text:p>917,8</text:p>
          </table:table-cell>
          <table:table-cell office:value-type="float" office:value="400.1" table:style-name="ce1">
            <text:p>400,1</text:p>
          </table:table-cell>
          <table:table-cell office:value-type="float" office:value="345.8" table:style-name="ce1">
            <text:p>345,8</text:p>
          </table:table-cell>
          <table:table-cell office:value-type="float" office:value="-497.3" table:style-name="ce1">
            <text:p>-497,3</text:p>
          </table:table-cell>
          <table:table-cell office:value-type="float" office:value="845.2" table:style-name="ce1">
            <text:p>845,2</text:p>
          </table:table-cell>
          <table:table-cell office:value-type="float" office:value="514.4" table:style-name="ce1">
            <text:p>514,4</text:p>
          </table:table-cell>
          <table:table-cell office:value-type="float" office:value="-473.7" table:style-name="ce1">
            <text:p>-473,7</text:p>
          </table:table-cell>
          <table:table-cell office:value-type="float" office:value="-158.69999999999999" table:style-name="ce1">
            <text:p>-158,7</text:p>
          </table:table-cell>
          <table:table-cell office:value-type="float" office:value="894.7" table:style-name="ce1">
            <text:p>894,7</text:p>
          </table:table-cell>
          <table:table-cell office:value-type="float" office:value="201.4" table:style-name="ce1">
            <text:p>201,4</text:p>
          </table:table-cell>
          <table:table-cell table:number-columns-repeated="16344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258.60000000000002" table:style-name="ce1">
            <text:p>258,6</text:p>
          </table:table-cell>
          <table:table-cell office:value-type="float" office:value="910.4" table:style-name="ce1">
            <text:p>910,4</text:p>
          </table:table-cell>
          <table:table-cell office:value-type="float" office:value="-817.1" table:style-name="ce1">
            <text:p>-817,1</text:p>
          </table:table-cell>
          <table:table-cell office:value-type="float" office:value="189.8" table:style-name="ce1">
            <text:p>189,8</text:p>
          </table:table-cell>
          <table:table-cell office:value-type="float" office:value="51.4" table:style-name="ce1">
            <text:p>51,4</text:p>
          </table:table-cell>
          <table:table-cell office:value-type="float" office:value="159.80000000000001" table:style-name="ce1">
            <text:p>159,8</text:p>
          </table:table-cell>
          <table:table-cell office:value-type="float" office:value="381.4" table:style-name="ce1">
            <text:p>381,4</text:p>
          </table:table-cell>
          <table:table-cell office:value-type="float" office:value="765.8" table:style-name="ce1">
            <text:p>765,8</text:p>
          </table:table-cell>
          <table:table-cell office:value-type="float" office:value="-502.3" table:style-name="ce1">
            <text:p>-502,3</text:p>
          </table:table-cell>
          <table:table-cell office:value-type="float" office:value="-641.4" table:style-name="ce1">
            <text:p>-641,4</text:p>
          </table:table-cell>
          <table:table-cell office:value-type="float" office:value="-236.7" table:style-name="ce1">
            <text:p>-236,7</text:p>
          </table:table-cell>
          <table:table-cell office:value-type="float" office:value="874.4" table:style-name="ce1">
            <text:p>874,4</text:p>
          </table:table-cell>
          <table:table-cell office:value-type="float" office:value="-46.7" table:style-name="ce1">
            <text:p>-46,7</text:p>
          </table:table-cell>
          <table:table-cell office:value-type="float" office:value="81.3" table:style-name="ce1">
            <text:p>81,3</text:p>
          </table:table-cell>
          <table:table-cell office:value-type="float" office:value="11.8" table:style-name="ce1">
            <text:p>11,8</text:p>
          </table:table-cell>
          <table:table-cell office:value-type="float" office:value="-988.1" table:style-name="ce1">
            <text:p>-988,1</text:p>
          </table:table-cell>
          <table:table-cell office:value-type="float" office:value="-770.8" table:style-name="ce1">
            <text:p>-770,8</text:p>
          </table:table-cell>
          <table:table-cell office:value-type="float" office:value="-888" table:style-name="ce1">
            <text:p>-888</text:p>
          </table:table-cell>
          <table:table-cell office:value-type="float" office:value="494.7" table:style-name="ce1">
            <text:p>494,7</text:p>
          </table:table-cell>
          <table:table-cell office:value-type="float" office:value="-917.7" table:style-name="ce1">
            <text:p>-917,7</text:p>
          </table:table-cell>
          <table:table-cell office:value-type="float" office:value="149.9" table:style-name="ce1">
            <text:p>149,9</text:p>
          </table:table-cell>
          <table:table-cell office:value-type="float" office:value="868.7" table:style-name="ce1">
            <text:p>868,7</text:p>
          </table:table-cell>
          <table:table-cell office:value-type="float" office:value="847" table:style-name="ce1">
            <text:p>847</text:p>
          </table:table-cell>
          <table:table-cell office:value-type="float" office:value="147.9" table:style-name="ce1">
            <text:p>147,9</text:p>
          </table:table-cell>
          <table:table-cell office:value-type="float" office:value="562.79999999999995" table:style-name="ce1">
            <text:p>562,8</text:p>
          </table:table-cell>
          <table:table-cell office:value-type="float" office:value="-798" table:style-name="ce1">
            <text:p>-798</text:p>
          </table:table-cell>
          <table:table-cell office:value-type="float" office:value="-896.8" table:style-name="ce1">
            <text:p>-896,8</text:p>
          </table:table-cell>
          <table:table-cell office:value-type="float" office:value="-578" table:style-name="ce1">
            <text:p>-578</text:p>
          </table:table-cell>
          <table:table-cell office:value-type="float" office:value="809.2" table:style-name="ce1">
            <text:p>809,2</text:p>
          </table:table-cell>
          <table:table-cell office:value-type="float" office:value="178.3" table:style-name="ce1">
            <text:p>178,3</text:p>
          </table:table-cell>
          <table:table-cell office:value-type="float" office:value="-462.6" table:style-name="ce1">
            <text:p>-462,6</text:p>
          </table:table-cell>
          <table:table-cell office:value-type="float" office:value="98.8" table:style-name="ce1">
            <text:p>98,8</text:p>
          </table:table-cell>
          <table:table-cell office:value-type="float" office:value="-183" table:style-name="ce1">
            <text:p>-183</text:p>
          </table:table-cell>
          <table:table-cell office:value-type="float" office:value="-607.4" table:style-name="ce1">
            <text:p>-607,4</text:p>
          </table:table-cell>
          <table:table-cell office:value-type="float" office:value="-112.8" table:style-name="ce1">
            <text:p>-112,8</text:p>
          </table:table-cell>
          <table:table-cell office:value-type="float" office:value="-794.7" table:style-name="ce1">
            <text:p>-794,7</text:p>
          </table:table-cell>
          <table:table-cell office:value-type="float" office:value="-638.4" table:style-name="ce1">
            <text:p>-638,4</text:p>
          </table:table-cell>
          <table:table-cell office:value-type="float" office:value="-110.6" table:style-name="ce1">
            <text:p>-110,6</text:p>
          </table:table-cell>
          <table:table-cell office:value-type="float" office:value="106.6" table:style-name="ce1">
            <text:p>106,6</text:p>
          </table:table-cell>
          <table:table-cell table:number-columns-repeated="16344"/>
        </table:table-row>
        <table:table-row table:style-name="ro1">
          <table:table-cell office:value-type="float" office:value="-198.4" table:style-name="ce1">
            <text:p>-198,4</text:p>
          </table:table-cell>
          <table:table-cell office:value-type="float" office:value="231.3" table:style-name="ce1">
            <text:p>231,3</text:p>
          </table:table-cell>
          <table:table-cell office:value-type="float" office:value="393.1" table:style-name="ce1">
            <text:p>393,1</text:p>
          </table:table-cell>
          <table:table-cell office:value-type="float" office:value="111.4" table:style-name="ce1">
            <text:p>111,4</text:p>
          </table:table-cell>
          <table:table-cell office:value-type="float" office:value="772.6" table:style-name="ce1">
            <text:p>772,6</text:p>
          </table:table-cell>
          <table:table-cell office:value-type="float" office:value="-431" table:style-name="ce1">
            <text:p>-431</text:p>
          </table:table-cell>
          <table:table-cell office:value-type="float" office:value="-368.6" table:style-name="ce1">
            <text:p>-368,6</text:p>
          </table:table-cell>
          <table:table-cell office:value-type="float" office:value="-312" table:style-name="ce1">
            <text:p>-312</text:p>
          </table:table-cell>
          <table:table-cell office:value-type="float" office:value="64" table:style-name="ce1">
            <text:p>64</text:p>
          </table:table-cell>
          <table:table-cell office:value-type="float" office:value="-775.4" table:style-name="ce1">
            <text:p>-775,4</text:p>
          </table:table-cell>
          <table:table-cell office:value-type="float" office:value="854.5" table:style-name="ce1">
            <text:p>854,5</text:p>
          </table:table-cell>
          <table:table-cell office:value-type="float" office:value="133.30000000000001" table:style-name="ce1">
            <text:p>133,3</text:p>
          </table:table-cell>
          <table:table-cell office:value-type="float" office:value="-373" table:style-name="ce1">
            <text:p>-373</text:p>
          </table:table-cell>
          <table:table-cell office:value-type="float" office:value="477.2" table:style-name="ce1">
            <text:p>477,2</text:p>
          </table:table-cell>
          <table:table-cell office:value-type="float" office:value="1000" table:style-name="ce1">
            <text:p>1000</text:p>
          </table:table-cell>
          <table:table-cell office:value-type="float" office:value="679.6" table:style-name="ce1">
            <text:p>679,6</text:p>
          </table:table-cell>
          <table:table-cell office:value-type="float" office:value="487.7" table:style-name="ce1">
            <text:p>487,7</text:p>
          </table:table-cell>
          <table:table-cell office:value-type="float" office:value="-983.9" table:style-name="ce1">
            <text:p>-983,9</text:p>
          </table:table-cell>
          <table:table-cell office:value-type="float" office:value="571.20000000000005" table:style-name="ce1">
            <text:p>571,2</text:p>
          </table:table-cell>
          <table:table-cell office:value-type="float" office:value="570.4" table:style-name="ce1">
            <text:p>570,4</text:p>
          </table:table-cell>
          <table:table-cell office:value-type="float" office:value="-979.5" table:style-name="ce1">
            <text:p>-979,5</text:p>
          </table:table-cell>
          <table:table-cell office:value-type="float" office:value="-404.7" table:style-name="ce1">
            <text:p>-404,7</text:p>
          </table:table-cell>
          <table:table-cell office:value-type="float" office:value="-933.5" table:style-name="ce1">
            <text:p>-933,5</text:p>
          </table:table-cell>
          <table:table-cell office:value-type="float" office:value="900.6" table:style-name="ce1">
            <text:p>900,6</text:p>
          </table:table-cell>
          <table:table-cell office:value-type="float" office:value="-280.2" table:style-name="ce1">
            <text:p>-280,2</text:p>
          </table:table-cell>
          <table:table-cell office:value-type="float" office:value="-77.5" table:style-name="ce1">
            <text:p>-77,5</text:p>
          </table:table-cell>
          <table:table-cell office:value-type="float" office:value="-851.7" table:style-name="ce1">
            <text:p>-851,7</text:p>
          </table:table-cell>
          <table:table-cell office:value-type="float" office:value="-343.5" table:style-name="ce1">
            <text:p>-343,5</text:p>
          </table:table-cell>
          <table:table-cell office:value-type="float" office:value="-684.4" table:style-name="ce1">
            <text:p>-684,4</text:p>
          </table:table-cell>
          <table:table-cell office:value-type="float" office:value="-702.1" table:style-name="ce1">
            <text:p>-702,1</text:p>
          </table:table-cell>
          <table:table-cell office:value-type="float" office:value="870.6" table:style-name="ce1">
            <text:p>870,6</text:p>
          </table:table-cell>
          <table:table-cell office:value-type="float" office:value="461.3" table:style-name="ce1">
            <text:p>461,3</text:p>
          </table:table-cell>
          <table:table-cell office:value-type="float" office:value="324.3" table:style-name="ce1">
            <text:p>324,3</text:p>
          </table:table-cell>
          <table:table-cell office:value-type="float" office:value="771" table:style-name="ce1">
            <text:p>771</text:p>
          </table:table-cell>
          <table:table-cell office:value-type="float" office:value="-126" table:style-name="ce1">
            <text:p>-126</text:p>
          </table:table-cell>
          <table:table-cell office:value-type="float" office:value="-338.7" table:style-name="ce1">
            <text:p>-338,7</text:p>
          </table:table-cell>
          <table:table-cell office:value-type="float" office:value="-154.4" table:style-name="ce1">
            <text:p>-154,4</text:p>
          </table:table-cell>
          <table:table-cell office:value-type="float" office:value="35.5" table:style-name="ce1">
            <text:p>35,5</text:p>
          </table:table-cell>
          <table:table-cell office:value-type="float" office:value="283.60000000000002" table:style-name="ce1">
            <text:p>283,6</text:p>
          </table:table-cell>
          <table:table-cell office:value-type="float" office:value="987.2" table:style-name="ce1">
            <text:p>987,2</text:p>
          </table:table-cell>
          <table:table-cell table:number-columns-repeated="16344"/>
        </table:table-row>
        <table:table-row table:style-name="ro1">
          <table:table-cell office:value-type="float" office:value="-554.20000000000005" table:style-name="ce1">
            <text:p>-554,2</text:p>
          </table:table-cell>
          <table:table-cell office:value-type="float" office:value="807.2" table:style-name="ce1">
            <text:p>807,2</text:p>
          </table:table-cell>
          <table:table-cell office:value-type="float" office:value="-877.1" table:style-name="ce1">
            <text:p>-877,1</text:p>
          </table:table-cell>
          <table:table-cell office:value-type="float" office:value="-699.7" table:style-name="ce1">
            <text:p>-699,7</text:p>
          </table:table-cell>
          <table:table-cell office:value-type="float" office:value="807.6" table:style-name="ce1">
            <text:p>807,6</text:p>
          </table:table-cell>
          <table:table-cell office:value-type="float" office:value="845" table:style-name="ce1">
            <text:p>845</text:p>
          </table:table-cell>
          <table:table-cell office:value-type="float" office:value="507.2" table:style-name="ce1">
            <text:p>507,2</text:p>
          </table:table-cell>
          <table:table-cell office:value-type="float" office:value="991.1" table:style-name="ce1">
            <text:p>991,1</text:p>
          </table:table-cell>
          <table:table-cell office:value-type="float" office:value="212.7" table:style-name="ce1">
            <text:p>212,7</text:p>
          </table:table-cell>
          <table:table-cell office:value-type="float" office:value="649.70000000000005" table:style-name="ce1">
            <text:p>649,7</text:p>
          </table:table-cell>
          <table:table-cell office:value-type="float" office:value="288.89999999999998" table:style-name="ce1">
            <text:p>288,9</text:p>
          </table:table-cell>
          <table:table-cell office:value-type="float" office:value="-305.7" table:style-name="ce1">
            <text:p>-305,7</text:p>
          </table:table-cell>
          <table:table-cell office:value-type="float" office:value="-107.1" table:style-name="ce1">
            <text:p>-107,1</text:p>
          </table:table-cell>
          <table:table-cell office:value-type="float" office:value="265.8" table:style-name="ce1">
            <text:p>265,8</text:p>
          </table:table-cell>
          <table:table-cell office:value-type="float" office:value="-658.6" table:style-name="ce1">
            <text:p>-658,6</text:p>
          </table:table-cell>
          <table:table-cell office:value-type="float" office:value="-221.6" table:style-name="ce1">
            <text:p>-221,6</text:p>
          </table:table-cell>
          <table:table-cell office:value-type="float" office:value="914.5" table:style-name="ce1">
            <text:p>914,5</text:p>
          </table:table-cell>
          <table:table-cell office:value-type="float" office:value="86.5" table:style-name="ce1">
            <text:p>86,5</text:p>
          </table:table-cell>
          <table:table-cell office:value-type="float" office:value="932.1" table:style-name="ce1">
            <text:p>932,1</text:p>
          </table:table-cell>
          <table:table-cell office:value-type="float" office:value="534.70000000000005" table:style-name="ce1">
            <text:p>534,7</text:p>
          </table:table-cell>
          <table:table-cell office:value-type="float" office:value="-382.3" table:style-name="ce1">
            <text:p>-382,3</text:p>
          </table:table-cell>
          <table:table-cell office:value-type="float" office:value="83.7" table:style-name="ce1">
            <text:p>83,7</text:p>
          </table:table-cell>
          <table:table-cell office:value-type="float" office:value="-87.6" table:style-name="ce1">
            <text:p>-87,6</text:p>
          </table:table-cell>
          <table:table-cell office:value-type="float" office:value="-109.7" table:style-name="ce1">
            <text:p>-109,7</text:p>
          </table:table-cell>
          <table:table-cell office:value-type="float" office:value="680.2" table:style-name="ce1">
            <text:p>680,2</text:p>
          </table:table-cell>
          <table:table-cell office:value-type="float" office:value="826.6" table:style-name="ce1">
            <text:p>826,6</text:p>
          </table:table-cell>
          <table:table-cell office:value-type="float" office:value="-148.1" table:style-name="ce1">
            <text:p>-148,1</text:p>
          </table:table-cell>
          <table:table-cell office:value-type="float" office:value="946.5" table:style-name="ce1">
            <text:p>946,5</text:p>
          </table:table-cell>
          <table:table-cell office:value-type="float" office:value="-634.9" table:style-name="ce1">
            <text:p>-634,9</text:p>
          </table:table-cell>
          <table:table-cell office:value-type="float" office:value="-876.4" table:style-name="ce1">
            <text:p>-876,4</text:p>
          </table:table-cell>
          <table:table-cell office:value-type="float" office:value="-427.1" table:style-name="ce1">
            <text:p>-427,1</text:p>
          </table:table-cell>
          <table:table-cell office:value-type="float" office:value="-230.4" table:style-name="ce1">
            <text:p>-230,4</text:p>
          </table:table-cell>
          <table:table-cell office:value-type="float" office:value="948.3" table:style-name="ce1">
            <text:p>948,3</text:p>
          </table:table-cell>
          <table:table-cell office:value-type="float" office:value="-413.1" table:style-name="ce1">
            <text:p>-413,1</text:p>
          </table:table-cell>
          <table:table-cell office:value-type="float" office:value="-666.4" table:style-name="ce1">
            <text:p>-666,4</text:p>
          </table:table-cell>
          <table:table-cell office:value-type="float" office:value="175.2" table:style-name="ce1">
            <text:p>175,2</text:p>
          </table:table-cell>
          <table:table-cell office:value-type="float" office:value="-944.7" table:style-name="ce1">
            <text:p>-944,7</text:p>
          </table:table-cell>
          <table:table-cell office:value-type="float" office:value="-666.9" table:style-name="ce1">
            <text:p>-666,9</text:p>
          </table:table-cell>
          <table:table-cell office:value-type="float" office:value="-548.5" table:style-name="ce1">
            <text:p>-548,5</text:p>
          </table:table-cell>
          <table:table-cell office:value-type="float" office:value="50.8" table:style-name="ce1">
            <text:p>50,8</text:p>
          </table:table-cell>
          <table:table-cell table:number-columns-repeated="16344"/>
        </table:table-row>
        <table:table-row table:style-name="ro1">
          <table:table-cell office:value-type="float" office:value="834.8" table:style-name="ce1">
            <text:p>834,8</text:p>
          </table:table-cell>
          <table:table-cell office:value-type="float" office:value="841.8" table:style-name="ce1">
            <text:p>841,8</text:p>
          </table:table-cell>
          <table:table-cell office:value-type="float" office:value="555.4" table:style-name="ce1">
            <text:p>555,4</text:p>
          </table:table-cell>
          <table:table-cell office:value-type="float" office:value="623.20000000000005" table:style-name="ce1">
            <text:p>623,2</text:p>
          </table:table-cell>
          <table:table-cell office:value-type="float" office:value="551.70000000000005" table:style-name="ce1">
            <text:p>551,7</text:p>
          </table:table-cell>
          <table:table-cell office:value-type="float" office:value="-641.70000000000005" table:style-name="ce1">
            <text:p>-641,7</text:p>
          </table:table-cell>
          <table:table-cell office:value-type="float" office:value="387.5" table:style-name="ce1">
            <text:p>387,5</text:p>
          </table:table-cell>
          <table:table-cell office:value-type="float" office:value="-614.6" table:style-name="ce1">
            <text:p>-614,6</text:p>
          </table:table-cell>
          <table:table-cell office:value-type="float" office:value="320.89999999999998" table:style-name="ce1">
            <text:p>320,9</text:p>
          </table:table-cell>
          <table:table-cell office:value-type="float" office:value="121.4" table:style-name="ce1">
            <text:p>121,4</text:p>
          </table:table-cell>
          <table:table-cell office:value-type="float" office:value="-819.3" table:style-name="ce1">
            <text:p>-819,3</text:p>
          </table:table-cell>
          <table:table-cell office:value-type="float" office:value="864.5" table:style-name="ce1">
            <text:p>864,5</text:p>
          </table:table-cell>
          <table:table-cell office:value-type="float" office:value="879.8" table:style-name="ce1">
            <text:p>879,8</text:p>
          </table:table-cell>
          <table:table-cell office:value-type="float" office:value="649.6" table:style-name="ce1">
            <text:p>649,6</text:p>
          </table:table-cell>
          <table:table-cell office:value-type="float" office:value="806.6" table:style-name="ce1">
            <text:p>806,6</text:p>
          </table:table-cell>
          <table:table-cell office:value-type="float" office:value="-209.1" table:style-name="ce1">
            <text:p>-209,1</text:p>
          </table:table-cell>
          <table:table-cell office:value-type="float" office:value="393.5" table:style-name="ce1">
            <text:p>393,5</text:p>
          </table:table-cell>
          <table:table-cell office:value-type="float" office:value="610.29999999999995" table:style-name="ce1">
            <text:p>610,3</text:p>
          </table:table-cell>
          <table:table-cell office:value-type="float" office:value="501.7" table:style-name="ce1">
            <text:p>501,7</text:p>
          </table:table-cell>
          <table:table-cell office:value-type="float" office:value="-663.6" table:style-name="ce1">
            <text:p>-663,6</text:p>
          </table:table-cell>
          <table:table-cell office:value-type="float" office:value="-271.8" table:style-name="ce1">
            <text:p>-271,8</text:p>
          </table:table-cell>
          <table:table-cell office:value-type="float" office:value="438.1" table:style-name="ce1">
            <text:p>438,1</text:p>
          </table:table-cell>
          <table:table-cell office:value-type="float" office:value="-145.80000000000001" table:style-name="ce1">
            <text:p>-145,8</text:p>
          </table:table-cell>
          <table:table-cell office:value-type="float" office:value="940.5" table:style-name="ce1">
            <text:p>940,5</text:p>
          </table:table-cell>
          <table:table-cell office:value-type="float" office:value="61.4" table:style-name="ce1">
            <text:p>61,4</text:p>
          </table:table-cell>
          <table:table-cell office:value-type="float" office:value="-287.5" table:style-name="ce1">
            <text:p>-287,5</text:p>
          </table:table-cell>
          <table:table-cell office:value-type="float" office:value="393.7" table:style-name="ce1">
            <text:p>393,7</text:p>
          </table:table-cell>
          <table:table-cell office:value-type="float" office:value="605.9" table:style-name="ce1">
            <text:p>605,9</text:p>
          </table:table-cell>
          <table:table-cell office:value-type="float" office:value="974.7" table:style-name="ce1">
            <text:p>974,7</text:p>
          </table:table-cell>
          <table:table-cell office:value-type="float" office:value="-503.1" table:style-name="ce1">
            <text:p>-503,1</text:p>
          </table:table-cell>
          <table:table-cell office:value-type="float" office:value="706.3" table:style-name="ce1">
            <text:p>706,3</text:p>
          </table:table-cell>
          <table:table-cell office:value-type="float" office:value="839.3" table:style-name="ce1">
            <text:p>839,3</text:p>
          </table:table-cell>
          <table:table-cell office:value-type="float" office:value="83" table:style-name="ce1">
            <text:p>83</text:p>
          </table:table-cell>
          <table:table-cell office:value-type="float" office:value="98.7" table:style-name="ce1">
            <text:p>98,7</text:p>
          </table:table-cell>
          <table:table-cell office:value-type="float" office:value="562.1" table:style-name="ce1">
            <text:p>562,1</text:p>
          </table:table-cell>
          <table:table-cell office:value-type="float" office:value="39" table:style-name="ce1">
            <text:p>39</text:p>
          </table:table-cell>
          <table:table-cell office:value-type="float" office:value="-942.8" table:style-name="ce1">
            <text:p>-942,8</text:p>
          </table:table-cell>
          <table:table-cell office:value-type="float" office:value="-653.4" table:style-name="ce1">
            <text:p>-653,4</text:p>
          </table:table-cell>
          <table:table-cell office:value-type="float" office:value="296.8" table:style-name="ce1">
            <text:p>296,8</text:p>
          </table:table-cell>
          <table:table-cell office:value-type="float" office:value="422.2" table:style-name="ce1">
            <text:p>422,2</text:p>
          </table:table-cell>
          <table:table-cell table:number-columns-repeated="16344"/>
        </table:table-row>
        <table:table-row table:style-name="ro1">
          <table:table-cell office:value-type="float" office:value="-28.4" table:style-name="ce1">
            <text:p>-28,4</text:p>
          </table:table-cell>
          <table:table-cell office:value-type="float" office:value="-388.6" table:style-name="ce1">
            <text:p>-388,6</text:p>
          </table:table-cell>
          <table:table-cell office:value-type="float" office:value="299.5" table:style-name="ce1">
            <text:p>299,5</text:p>
          </table:table-cell>
          <table:table-cell office:value-type="float" office:value="101.9" table:style-name="ce1">
            <text:p>101,9</text:p>
          </table:table-cell>
          <table:table-cell office:value-type="float" office:value="-744.5" table:style-name="ce1">
            <text:p>-744,5</text:p>
          </table:table-cell>
          <table:table-cell office:value-type="float" office:value="-358.4" table:style-name="ce1">
            <text:p>-358,4</text:p>
          </table:table-cell>
          <table:table-cell office:value-type="float" office:value="-784.8" table:style-name="ce1">
            <text:p>-784,8</text:p>
          </table:table-cell>
          <table:table-cell office:value-type="float" office:value="-8.8000000000000007" table:style-name="ce1">
            <text:p>-8,8</text:p>
          </table:table-cell>
          <table:table-cell office:value-type="float" office:value="-484.8" table:style-name="ce1">
            <text:p>-484,8</text:p>
          </table:table-cell>
          <table:table-cell office:value-type="float" office:value="-518.70000000000005" table:style-name="ce1">
            <text:p>-518,7</text:p>
          </table:table-cell>
          <table:table-cell office:value-type="float" office:value="847.9" table:style-name="ce1">
            <text:p>847,9</text:p>
          </table:table-cell>
          <table:table-cell office:value-type="float" office:value="118.7" table:style-name="ce1">
            <text:p>118,7</text:p>
          </table:table-cell>
          <table:table-cell office:value-type="float" office:value="374.8" table:style-name="ce1">
            <text:p>374,8</text:p>
          </table:table-cell>
          <table:table-cell office:value-type="float" office:value="-840.3" table:style-name="ce1">
            <text:p>-840,3</text:p>
          </table:table-cell>
          <table:table-cell office:value-type="float" office:value="-819.2" table:style-name="ce1">
            <text:p>-819,2</text:p>
          </table:table-cell>
          <table:table-cell office:value-type="float" office:value="239.5" table:style-name="ce1">
            <text:p>239,5</text:p>
          </table:table-cell>
          <table:table-cell office:value-type="float" office:value="-648.70000000000005" table:style-name="ce1">
            <text:p>-648,7</text:p>
          </table:table-cell>
          <table:table-cell office:value-type="float" office:value="289" table:style-name="ce1">
            <text:p>289</text:p>
          </table:table-cell>
          <table:table-cell office:value-type="float" office:value="-439.3" table:style-name="ce1">
            <text:p>-439,3</text:p>
          </table:table-cell>
          <table:table-cell office:value-type="float" office:value="734.6" table:style-name="ce1">
            <text:p>734,6</text:p>
          </table:table-cell>
          <table:table-cell office:value-type="float" office:value="-568.70000000000005" table:style-name="ce1">
            <text:p>-568,7</text:p>
          </table:table-cell>
          <table:table-cell office:value-type="float" office:value="483.9" table:style-name="ce1">
            <text:p>483,9</text:p>
          </table:table-cell>
          <table:table-cell office:value-type="float" office:value="415.3" table:style-name="ce1">
            <text:p>415,3</text:p>
          </table:table-cell>
          <table:table-cell office:value-type="float" office:value="-314.2" table:style-name="ce1">
            <text:p>-314,2</text:p>
          </table:table-cell>
          <table:table-cell office:value-type="float" office:value="-183" table:style-name="ce1">
            <text:p>-183</text:p>
          </table:table-cell>
          <table:table-cell office:value-type="float" office:value="80" table:style-name="ce1">
            <text:p>80</text:p>
          </table:table-cell>
          <table:table-cell office:value-type="float" office:value="40.6" table:style-name="ce1">
            <text:p>40,6</text:p>
          </table:table-cell>
          <table:table-cell office:value-type="float" office:value="128.9" table:style-name="ce1">
            <text:p>128,9</text:p>
          </table:table-cell>
          <table:table-cell office:value-type="float" office:value="-128.19999999999999" table:style-name="ce1">
            <text:p>-128,2</text:p>
          </table:table-cell>
          <table:table-cell office:value-type="float" office:value="-715.5" table:style-name="ce1">
            <text:p>-715,5</text:p>
          </table:table-cell>
          <table:table-cell office:value-type="float" office:value="-688.9" table:style-name="ce1">
            <text:p>-688,9</text:p>
          </table:table-cell>
          <table:table-cell office:value-type="float" office:value="737.7" table:style-name="ce1">
            <text:p>737,7</text:p>
          </table:table-cell>
          <table:table-cell office:value-type="float" office:value="522" table:style-name="ce1">
            <text:p>522</text:p>
          </table:table-cell>
          <table:table-cell office:value-type="float" office:value="-27" table:style-name="ce1">
            <text:p>-27</text:p>
          </table:table-cell>
          <table:table-cell office:value-type="float" office:value="-131" table:style-name="ce1">
            <text:p>-131</text:p>
          </table:table-cell>
          <table:table-cell office:value-type="float" office:value="936.6" table:style-name="ce1">
            <text:p>936,6</text:p>
          </table:table-cell>
          <table:table-cell office:value-type="float" office:value="25.7" table:style-name="ce1">
            <text:p>25,7</text:p>
          </table:table-cell>
          <table:table-cell office:value-type="float" office:value="-749.9" table:style-name="ce1">
            <text:p>-749,9</text:p>
          </table:table-cell>
          <table:table-cell office:value-type="float" office:value="838.7" table:style-name="ce1">
            <text:p>838,7</text:p>
          </table:table-cell>
          <table:table-cell office:value-type="float" office:value="-958.2" table:style-name="ce1">
            <text:p>-958,2</text:p>
          </table:table-cell>
          <table:table-cell table:number-columns-repeated="16344"/>
        </table:table-row>
        <table:table-row table:style-name="ro1">
          <table:table-cell office:value-type="float" office:value="640.6" table:style-name="ce1">
            <text:p>640,6</text:p>
          </table:table-cell>
          <table:table-cell office:value-type="float" office:value="998.7" table:style-name="ce1">
            <text:p>998,7</text:p>
          </table:table-cell>
          <table:table-cell office:value-type="float" office:value="237.9" table:style-name="ce1">
            <text:p>237,9</text:p>
          </table:table-cell>
          <table:table-cell office:value-type="float" office:value="816.5" table:style-name="ce1">
            <text:p>816,5</text:p>
          </table:table-cell>
          <table:table-cell office:value-type="float" office:value="737.3" table:style-name="ce1">
            <text:p>737,3</text:p>
          </table:table-cell>
          <table:table-cell office:value-type="float" office:value="627.9" table:style-name="ce1">
            <text:p>627,9</text:p>
          </table:table-cell>
          <table:table-cell office:value-type="float" office:value="-589.4" table:style-name="ce1">
            <text:p>-589,4</text:p>
          </table:table-cell>
          <table:table-cell office:value-type="float" office:value="747.7" table:style-name="ce1">
            <text:p>747,7</text:p>
          </table:table-cell>
          <table:table-cell office:value-type="float" office:value="251.2" table:style-name="ce1">
            <text:p>251,2</text:p>
          </table:table-cell>
          <table:table-cell office:value-type="float" office:value="748" table:style-name="ce1">
            <text:p>748</text:p>
          </table:table-cell>
          <table:table-cell office:value-type="float" office:value="570.4" table:style-name="ce1">
            <text:p>570,4</text:p>
          </table:table-cell>
          <table:table-cell office:value-type="float" office:value="990.2" table:style-name="ce1">
            <text:p>990,2</text:p>
          </table:table-cell>
          <table:table-cell office:value-type="float" office:value="-514.4" table:style-name="ce1">
            <text:p>-514,4</text:p>
          </table:table-cell>
          <table:table-cell office:value-type="float" office:value="489.9" table:style-name="ce1">
            <text:p>489,9</text:p>
          </table:table-cell>
          <table:table-cell office:value-type="float" office:value="-365.7" table:style-name="ce1">
            <text:p>-365,7</text:p>
          </table:table-cell>
          <table:table-cell office:value-type="float" office:value="-58.8" table:style-name="ce1">
            <text:p>-58,8</text:p>
          </table:table-cell>
          <table:table-cell office:value-type="float" office:value="-597.20000000000005" table:style-name="ce1">
            <text:p>-597,2</text:p>
          </table:table-cell>
          <table:table-cell office:value-type="float" office:value="289.60000000000002" table:style-name="ce1">
            <text:p>289,6</text:p>
          </table:table-cell>
          <table:table-cell office:value-type="float" office:value="-237.9" table:style-name="ce1">
            <text:p>-237,9</text:p>
          </table:table-cell>
          <table:table-cell office:value-type="float" office:value="-389.2" table:style-name="ce1">
            <text:p>-389,2</text:p>
          </table:table-cell>
          <table:table-cell office:value-type="float" office:value="21.5" table:style-name="ce1">
            <text:p>21,5</text:p>
          </table:table-cell>
          <table:table-cell office:value-type="float" office:value="-518.79999999999995" table:style-name="ce1">
            <text:p>-518,8</text:p>
          </table:table-cell>
          <table:table-cell office:value-type="float" office:value="-489.3" table:style-name="ce1">
            <text:p>-489,3</text:p>
          </table:table-cell>
          <table:table-cell office:value-type="float" office:value="-981.1" table:style-name="ce1">
            <text:p>-981,1</text:p>
          </table:table-cell>
          <table:table-cell office:value-type="float" office:value="326" table:style-name="ce1">
            <text:p>326</text:p>
          </table:table-cell>
          <table:table-cell office:value-type="float" office:value="-354.2" table:style-name="ce1">
            <text:p>-354,2</text:p>
          </table:table-cell>
          <table:table-cell office:value-type="float" office:value="-317.2" table:style-name="ce1">
            <text:p>-317,2</text:p>
          </table:table-cell>
          <table:table-cell office:value-type="float" office:value="870.5" table:style-name="ce1">
            <text:p>870,5</text:p>
          </table:table-cell>
          <table:table-cell office:value-type="float" office:value="-772.5" table:style-name="ce1">
            <text:p>-772,5</text:p>
          </table:table-cell>
          <table:table-cell office:value-type="float" office:value="243" table:style-name="ce1">
            <text:p>243</text:p>
          </table:table-cell>
          <table:table-cell office:value-type="float" office:value="879.6" table:style-name="ce1">
            <text:p>879,6</text:p>
          </table:table-cell>
          <table:table-cell office:value-type="float" office:value="152.6" table:style-name="ce1">
            <text:p>152,6</text:p>
          </table:table-cell>
          <table:table-cell office:value-type="float" office:value="954.5" table:style-name="ce1">
            <text:p>954,5</text:p>
          </table:table-cell>
          <table:table-cell office:value-type="float" office:value="-323.89999999999998" table:style-name="ce1">
            <text:p>-323,9</text:p>
          </table:table-cell>
          <table:table-cell office:value-type="float" office:value="181.9" table:style-name="ce1">
            <text:p>181,9</text:p>
          </table:table-cell>
          <table:table-cell office:value-type="float" office:value="-679.5" table:style-name="ce1">
            <text:p>-679,5</text:p>
          </table:table-cell>
          <table:table-cell office:value-type="float" office:value="45.8" table:style-name="ce1">
            <text:p>45,8</text:p>
          </table:table-cell>
          <table:table-cell office:value-type="float" office:value="618.6" table:style-name="ce1">
            <text:p>618,6</text:p>
          </table:table-cell>
          <table:table-cell office:value-type="float" office:value="948.4" table:style-name="ce1">
            <text:p>948,4</text:p>
          </table:table-cell>
          <table:table-cell office:value-type="float" office:value="-185.7" table:style-name="ce1">
            <text:p>-185,7</text:p>
          </table:table-cell>
          <table:table-cell table:number-columns-repeated="16344"/>
        </table:table-row>
        <table:table-row table:style-name="ro1">
          <table:table-cell office:value-type="float" office:value="208.2" table:style-name="ce1">
            <text:p>208,2</text:p>
          </table:table-cell>
          <table:table-cell office:value-type="float" office:value="-919.9" table:style-name="ce1">
            <text:p>-919,9</text:p>
          </table:table-cell>
          <table:table-cell office:value-type="float" office:value="139" table:style-name="ce1">
            <text:p>139</text:p>
          </table:table-cell>
          <table:table-cell office:value-type="float" office:value="65.3" table:style-name="ce1">
            <text:p>65,3</text:p>
          </table:table-cell>
          <table:table-cell office:value-type="float" office:value="207.7" table:style-name="ce1">
            <text:p>207,7</text:p>
          </table:table-cell>
          <table:table-cell office:value-type="float" office:value="152.80000000000001" table:style-name="ce1">
            <text:p>152,8</text:p>
          </table:table-cell>
          <table:table-cell office:value-type="float" office:value="-54.6" table:style-name="ce1">
            <text:p>-54,6</text:p>
          </table:table-cell>
          <table:table-cell office:value-type="float" office:value="-908.5" table:style-name="ce1">
            <text:p>-908,5</text:p>
          </table:table-cell>
          <table:table-cell office:value-type="float" office:value="470.2" table:style-name="ce1">
            <text:p>470,2</text:p>
          </table:table-cell>
          <table:table-cell office:value-type="float" office:value="-890.2" table:style-name="ce1">
            <text:p>-890,2</text:p>
          </table:table-cell>
          <table:table-cell office:value-type="float" office:value="-212.6" table:style-name="ce1">
            <text:p>-212,6</text:p>
          </table:table-cell>
          <table:table-cell office:value-type="float" office:value="-558" table:style-name="ce1">
            <text:p>-558</text:p>
          </table:table-cell>
          <table:table-cell office:value-type="float" office:value="-918.4" table:style-name="ce1">
            <text:p>-918,4</text:p>
          </table:table-cell>
          <table:table-cell office:value-type="float" office:value="989" table:style-name="ce1">
            <text:p>989</text:p>
          </table:table-cell>
          <table:table-cell office:value-type="float" office:value="-737" table:style-name="ce1">
            <text:p>-737</text:p>
          </table:table-cell>
          <table:table-cell office:value-type="float" office:value="-447.5" table:style-name="ce1">
            <text:p>-447,5</text:p>
          </table:table-cell>
          <table:table-cell office:value-type="float" office:value="31.2" table:style-name="ce1">
            <text:p>31,2</text:p>
          </table:table-cell>
          <table:table-cell office:value-type="float" office:value="183" table:style-name="ce1">
            <text:p>183</text:p>
          </table:table-cell>
          <table:table-cell office:value-type="float" office:value="-354" table:style-name="ce1">
            <text:p>-354</text:p>
          </table:table-cell>
          <table:table-cell office:value-type="float" office:value="138.30000000000001" table:style-name="ce1">
            <text:p>138,3</text:p>
          </table:table-cell>
          <table:table-cell office:value-type="float" office:value="-678.5" table:style-name="ce1">
            <text:p>-678,5</text:p>
          </table:table-cell>
          <table:table-cell office:value-type="float" office:value="557.79999999999995" table:style-name="ce1">
            <text:p>557,8</text:p>
          </table:table-cell>
          <table:table-cell office:value-type="float" office:value="-679.6" table:style-name="ce1">
            <text:p>-679,6</text:p>
          </table:table-cell>
          <table:table-cell office:value-type="float" office:value="-112.9" table:style-name="ce1">
            <text:p>-112,9</text:p>
          </table:table-cell>
          <table:table-cell office:value-type="float" office:value="-133.1" table:style-name="ce1">
            <text:p>-133,1</text:p>
          </table:table-cell>
          <table:table-cell office:value-type="float" office:value="278.39999999999998" table:style-name="ce1">
            <text:p>278,4</text:p>
          </table:table-cell>
          <table:table-cell office:value-type="float" office:value="-489.5" table:style-name="ce1">
            <text:p>-489,5</text:p>
          </table:table-cell>
          <table:table-cell office:value-type="float" office:value="-498.5" table:style-name="ce1">
            <text:p>-498,5</text:p>
          </table:table-cell>
          <table:table-cell office:value-type="float" office:value="-576.1" table:style-name="ce1">
            <text:p>-576,1</text:p>
          </table:table-cell>
          <table:table-cell office:value-type="float" office:value="711.8" table:style-name="ce1">
            <text:p>711,8</text:p>
          </table:table-cell>
          <table:table-cell office:value-type="float" office:value="183" table:style-name="ce1">
            <text:p>183</text:p>
          </table:table-cell>
          <table:table-cell office:value-type="float" office:value="474.9" table:style-name="ce1">
            <text:p>474,9</text:p>
          </table:table-cell>
          <table:table-cell office:value-type="float" office:value="-977.1" table:style-name="ce1">
            <text:p>-977,1</text:p>
          </table:table-cell>
          <table:table-cell office:value-type="float" office:value="816.2" table:style-name="ce1">
            <text:p>816,2</text:p>
          </table:table-cell>
          <table:table-cell office:value-type="float" office:value="-154.5" table:style-name="ce1">
            <text:p>-154,5</text:p>
          </table:table-cell>
          <table:table-cell office:value-type="float" office:value="-684.9" table:style-name="ce1">
            <text:p>-684,9</text:p>
          </table:table-cell>
          <table:table-cell office:value-type="float" office:value="-661.5" table:style-name="ce1">
            <text:p>-661,5</text:p>
          </table:table-cell>
          <table:table-cell office:value-type="float" office:value="249.6" table:style-name="ce1">
            <text:p>249,6</text:p>
          </table:table-cell>
          <table:table-cell office:value-type="float" office:value="770.4" table:style-name="ce1">
            <text:p>770,4</text:p>
          </table:table-cell>
          <table:table-cell office:value-type="float" office:value="823.9" table:style-name="ce1">
            <text:p>823,9</text:p>
          </table:table-cell>
          <table:table-cell table:number-columns-repeated="16344"/>
        </table:table-row>
        <table:table-row table:style-name="ro1">
          <table:table-cell office:value-type="float" office:value="50.6" table:style-name="ce1">
            <text:p>50,6</text:p>
          </table:table-cell>
          <table:table-cell office:value-type="float" office:value="634.1" table:style-name="ce1">
            <text:p>634,1</text:p>
          </table:table-cell>
          <table:table-cell office:value-type="float" office:value="-906" table:style-name="ce1">
            <text:p>-906</text:p>
          </table:table-cell>
          <table:table-cell office:value-type="float" office:value="-927.6" table:style-name="ce1">
            <text:p>-927,6</text:p>
          </table:table-cell>
          <table:table-cell office:value-type="float" office:value="-331.2" table:style-name="ce1">
            <text:p>-331,2</text:p>
          </table:table-cell>
          <table:table-cell office:value-type="float" office:value="-16.2" table:style-name="ce1">
            <text:p>-16,2</text:p>
          </table:table-cell>
          <table:table-cell office:value-type="float" office:value="-981.9" table:style-name="ce1">
            <text:p>-981,9</text:p>
          </table:table-cell>
          <table:table-cell office:value-type="float" office:value="387.7" table:style-name="ce1">
            <text:p>387,7</text:p>
          </table:table-cell>
          <table:table-cell office:value-type="float" office:value="-735.8" table:style-name="ce1">
            <text:p>-735,8</text:p>
          </table:table-cell>
          <table:table-cell office:value-type="float" office:value="-870.5" table:style-name="ce1">
            <text:p>-870,5</text:p>
          </table:table-cell>
          <table:table-cell office:value-type="float" office:value="-132.1" table:style-name="ce1">
            <text:p>-132,1</text:p>
          </table:table-cell>
          <table:table-cell office:value-type="float" office:value="485.2" table:style-name="ce1">
            <text:p>485,2</text:p>
          </table:table-cell>
          <table:table-cell office:value-type="float" office:value="-761.3" table:style-name="ce1">
            <text:p>-761,3</text:p>
          </table:table-cell>
          <table:table-cell office:value-type="float" office:value="-980.8" table:style-name="ce1">
            <text:p>-980,8</text:p>
          </table:table-cell>
          <table:table-cell office:value-type="float" office:value="292" table:style-name="ce1">
            <text:p>292</text:p>
          </table:table-cell>
          <table:table-cell office:value-type="float" office:value="-653.6" table:style-name="ce1">
            <text:p>-653,6</text:p>
          </table:table-cell>
          <table:table-cell office:value-type="float" office:value="907.4" table:style-name="ce1">
            <text:p>907,4</text:p>
          </table:table-cell>
          <table:table-cell office:value-type="float" office:value="-928.3" table:style-name="ce1">
            <text:p>-928,3</text:p>
          </table:table-cell>
          <table:table-cell office:value-type="float" office:value="-675.3" table:style-name="ce1">
            <text:p>-675,3</text:p>
          </table:table-cell>
          <table:table-cell office:value-type="float" office:value="614" table:style-name="ce1">
            <text:p>614</text:p>
          </table:table-cell>
          <table:table-cell office:value-type="float" office:value="921.1" table:style-name="ce1">
            <text:p>921,1</text:p>
          </table:table-cell>
          <table:table-cell office:value-type="float" office:value="-483.5" table:style-name="ce1">
            <text:p>-483,5</text:p>
          </table:table-cell>
          <table:table-cell office:value-type="float" office:value="-17.3" table:style-name="ce1">
            <text:p>-17,3</text:p>
          </table:table-cell>
          <table:table-cell office:value-type="float" office:value="-847.6" table:style-name="ce1">
            <text:p>-847,6</text:p>
          </table:table-cell>
          <table:table-cell office:value-type="float" office:value="511.2" table:style-name="ce1">
            <text:p>511,2</text:p>
          </table:table-cell>
          <table:table-cell office:value-type="float" office:value="978.3" table:style-name="ce1">
            <text:p>978,3</text:p>
          </table:table-cell>
          <table:table-cell office:value-type="float" office:value="-559.70000000000005" table:style-name="ce1">
            <text:p>-559,7</text:p>
          </table:table-cell>
          <table:table-cell office:value-type="float" office:value="-817.6" table:style-name="ce1">
            <text:p>-817,6</text:p>
          </table:table-cell>
          <table:table-cell office:value-type="float" office:value="67" table:style-name="ce1">
            <text:p>67</text:p>
          </table:table-cell>
          <table:table-cell office:value-type="float" office:value="765.2" table:style-name="ce1">
            <text:p>765,2</text:p>
          </table:table-cell>
          <table:table-cell office:value-type="float" office:value="-909" table:style-name="ce1">
            <text:p>-909</text:p>
          </table:table-cell>
          <table:table-cell office:value-type="float" office:value="926.1" table:style-name="ce1">
            <text:p>926,1</text:p>
          </table:table-cell>
          <table:table-cell office:value-type="float" office:value="564.70000000000005" table:style-name="ce1">
            <text:p>564,7</text:p>
          </table:table-cell>
          <table:table-cell office:value-type="float" office:value="-704" table:style-name="ce1">
            <text:p>-704</text:p>
          </table:table-cell>
          <table:table-cell office:value-type="float" office:value="0.8" table:style-name="ce1">
            <text:p>0,8</text:p>
          </table:table-cell>
          <table:table-cell office:value-type="float" office:value="305.3" table:style-name="ce1">
            <text:p>305,3</text:p>
          </table:table-cell>
          <table:table-cell office:value-type="float" office:value="-127.9" table:style-name="ce1">
            <text:p>-127,9</text:p>
          </table:table-cell>
          <table:table-cell office:value-type="float" office:value="983.9" table:style-name="ce1">
            <text:p>983,9</text:p>
          </table:table-cell>
          <table:table-cell office:value-type="float" office:value="-128.19999999999999" table:style-name="ce1">
            <text:p>-128,2</text:p>
          </table:table-cell>
          <table:table-cell office:value-type="float" office:value="38.4" table:style-name="ce1">
            <text:p>38,4</text:p>
          </table:table-cell>
          <table:table-cell table:number-columns-repeated="16344"/>
        </table:table-row>
        <table:table-row table:style-name="ro1">
          <table:table-cell office:value-type="float" office:value="618.20000000000005" table:style-name="ce1">
            <text:p>618,2</text:p>
          </table:table-cell>
          <table:table-cell office:value-type="float" office:value="422.2" table:style-name="ce1">
            <text:p>422,2</text:p>
          </table:table-cell>
          <table:table-cell office:value-type="float" office:value="-961.6" table:style-name="ce1">
            <text:p>-961,6</text:p>
          </table:table-cell>
          <table:table-cell office:value-type="float" office:value="-702.3" table:style-name="ce1">
            <text:p>-702,3</text:p>
          </table:table-cell>
          <table:table-cell office:value-type="float" office:value="813.2" table:style-name="ce1">
            <text:p>813,2</text:p>
          </table:table-cell>
          <table:table-cell office:value-type="float" office:value="-395.9" table:style-name="ce1">
            <text:p>-395,9</text:p>
          </table:table-cell>
          <table:table-cell office:value-type="float" office:value="418.8" table:style-name="ce1">
            <text:p>418,8</text:p>
          </table:table-cell>
          <table:table-cell office:value-type="float" office:value="-968.8" table:style-name="ce1">
            <text:p>-968,8</text:p>
          </table:table-cell>
          <table:table-cell office:value-type="float" office:value="-694.5" table:style-name="ce1">
            <text:p>-694,5</text:p>
          </table:table-cell>
          <table:table-cell office:value-type="float" office:value="-210.7" table:style-name="ce1">
            <text:p>-210,7</text:p>
          </table:table-cell>
          <table:table-cell office:value-type="float" office:value="-700.9" table:style-name="ce1">
            <text:p>-700,9</text:p>
          </table:table-cell>
          <table:table-cell office:value-type="float" office:value="28.7" table:style-name="ce1">
            <text:p>28,7</text:p>
          </table:table-cell>
          <table:table-cell office:value-type="float" office:value="-450.5" table:style-name="ce1">
            <text:p>-450,5</text:p>
          </table:table-cell>
          <table:table-cell office:value-type="float" office:value="820.6" table:style-name="ce1">
            <text:p>820,6</text:p>
          </table:table-cell>
          <table:table-cell office:value-type="float" office:value="-443.1" table:style-name="ce1">
            <text:p>-443,1</text:p>
          </table:table-cell>
          <table:table-cell office:value-type="float" office:value="-982.4" table:style-name="ce1">
            <text:p>-982,4</text:p>
          </table:table-cell>
          <table:table-cell office:value-type="float" office:value="487.5" table:style-name="ce1">
            <text:p>487,5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183.1" table:style-name="ce1">
            <text:p>183,1</text:p>
          </table:table-cell>
          <table:table-cell office:value-type="float" office:value="-10.9" table:style-name="ce1">
            <text:p>-10,9</text:p>
          </table:table-cell>
          <table:table-cell office:value-type="float" office:value="-771.9" table:style-name="ce1">
            <text:p>-771,9</text:p>
          </table:table-cell>
          <table:table-cell office:value-type="float" office:value="954.5" table:style-name="ce1">
            <text:p>954,5</text:p>
          </table:table-cell>
          <table:table-cell office:value-type="float" office:value="-772.3" table:style-name="ce1">
            <text:p>-772,3</text:p>
          </table:table-cell>
          <table:table-cell office:value-type="float" office:value="-613" table:style-name="ce1">
            <text:p>-613</text:p>
          </table:table-cell>
          <table:table-cell office:value-type="float" office:value="802.8" table:style-name="ce1">
            <text:p>802,8</text:p>
          </table:table-cell>
          <table:table-cell office:value-type="float" office:value="586.79999999999995" table:style-name="ce1">
            <text:p>586,8</text:p>
          </table:table-cell>
          <table:table-cell office:value-type="float" office:value="468" table:style-name="ce1">
            <text:p>468</text:p>
          </table:table-cell>
          <table:table-cell office:value-type="float" office:value="-638.9" table:style-name="ce1">
            <text:p>-638,9</text:p>
          </table:table-cell>
          <table:table-cell office:value-type="float" office:value="717.5" table:style-name="ce1">
            <text:p>717,5</text:p>
          </table:table-cell>
          <table:table-cell office:value-type="float" office:value="111.6" table:style-name="ce1">
            <text:p>111,6</text:p>
          </table:table-cell>
          <table:table-cell office:value-type="float" office:value="990.8" table:style-name="ce1">
            <text:p>990,8</text:p>
          </table:table-cell>
          <table:table-cell office:value-type="float" office:value="-304.5" table:style-name="ce1">
            <text:p>-304,5</text:p>
          </table:table-cell>
          <table:table-cell office:value-type="float" office:value="-638.20000000000005" table:style-name="ce1">
            <text:p>-638,2</text:p>
          </table:table-cell>
          <table:table-cell office:value-type="float" office:value="-578.79999999999995" table:style-name="ce1">
            <text:p>-578,8</text:p>
          </table:table-cell>
          <table:table-cell office:value-type="float" office:value="412.2" table:style-name="ce1">
            <text:p>412,2</text:p>
          </table:table-cell>
          <table:table-cell office:value-type="float" office:value="45.4" table:style-name="ce1">
            <text:p>45,4</text:p>
          </table:table-cell>
          <table:table-cell office:value-type="float" office:value="-756.3" table:style-name="ce1">
            <text:p>-756,3</text:p>
          </table:table-cell>
          <table:table-cell office:value-type="float" office:value="-298.3" table:style-name="ce1">
            <text:p>-298,3</text:p>
          </table:table-cell>
          <table:table-cell office:value-type="float" office:value="-921.3" table:style-name="ce1">
            <text:p>-921,3</text:p>
          </table:table-cell>
          <table:table-cell office:value-type="float" office:value="172.5" table:style-name="ce1">
            <text:p>172,5</text:p>
          </table:table-cell>
          <table:table-cell table:number-columns-repeated="16344"/>
        </table:table-row>
        <table:table-row table:style-name="ro1">
          <table:table-cell office:value-type="float" office:value="3.9" table:style-name="ce1">
            <text:p>3,9</text:p>
          </table:table-cell>
          <table:table-cell office:value-type="float" office:value="-743.9" table:style-name="ce1">
            <text:p>-743,9</text:p>
          </table:table-cell>
          <table:table-cell office:value-type="float" office:value="525.29999999999995" table:style-name="ce1">
            <text:p>525,3</text:p>
          </table:table-cell>
          <table:table-cell office:value-type="float" office:value="-313.10000000000002" table:style-name="ce1">
            <text:p>-313,1</text:p>
          </table:table-cell>
          <table:table-cell office:value-type="float" office:value="580.9" table:style-name="ce1">
            <text:p>580,9</text:p>
          </table:table-cell>
          <table:table-cell office:value-type="float" office:value="560.20000000000005" table:style-name="ce1">
            <text:p>560,2</text:p>
          </table:table-cell>
          <table:table-cell office:value-type="float" office:value="-130.4" table:style-name="ce1">
            <text:p>-130,4</text:p>
          </table:table-cell>
          <table:table-cell office:value-type="float" office:value="626" table:style-name="ce1">
            <text:p>626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76" table:style-name="ce1">
            <text:p>76</text:p>
          </table:table-cell>
          <table:table-cell office:value-type="float" office:value="-481.2" table:style-name="ce1">
            <text:p>-481,2</text:p>
          </table:table-cell>
          <table:table-cell office:value-type="float" office:value="689.3" table:style-name="ce1">
            <text:p>689,3</text:p>
          </table:table-cell>
          <table:table-cell office:value-type="float" office:value="-828.5" table:style-name="ce1">
            <text:p>-828,5</text:p>
          </table:table-cell>
          <table:table-cell office:value-type="float" office:value="-772.9" table:style-name="ce1">
            <text:p>-772,9</text:p>
          </table:table-cell>
          <table:table-cell office:value-type="float" office:value="392.7" table:style-name="ce1">
            <text:p>392,7</text:p>
          </table:table-cell>
          <table:table-cell office:value-type="float" office:value="368.8" table:style-name="ce1">
            <text:p>368,8</text:p>
          </table:table-cell>
          <table:table-cell office:value-type="float" office:value="854.9" table:style-name="ce1">
            <text:p>854,9</text:p>
          </table:table-cell>
          <table:table-cell office:value-type="float" office:value="321.10000000000002" table:style-name="ce1">
            <text:p>321,1</text:p>
          </table:table-cell>
          <table:table-cell office:value-type="float" office:value="322.7" table:style-name="ce1">
            <text:p>322,7</text:p>
          </table:table-cell>
          <table:table-cell office:value-type="float" office:value="-44.3" table:style-name="ce1">
            <text:p>-44,3</text:p>
          </table:table-cell>
          <table:table-cell office:value-type="float" office:value="-109.1" table:style-name="ce1">
            <text:p>-109,1</text:p>
          </table:table-cell>
          <table:table-cell office:value-type="float" office:value="963" table:style-name="ce1">
            <text:p>963</text:p>
          </table:table-cell>
          <table:table-cell office:value-type="float" office:value="824.7" table:style-name="ce1">
            <text:p>824,7</text:p>
          </table:table-cell>
          <table:table-cell office:value-type="float" office:value="-473.4" table:style-name="ce1">
            <text:p>-473,4</text:p>
          </table:table-cell>
          <table:table-cell office:value-type="float" office:value="515" table:style-name="ce1">
            <text:p>515</text:p>
          </table:table-cell>
          <table:table-cell office:value-type="float" office:value="379.8" table:style-name="ce1">
            <text:p>379,8</text:p>
          </table:table-cell>
          <table:table-cell office:value-type="float" office:value="-232.2" table:style-name="ce1">
            <text:p>-232,2</text:p>
          </table:table-cell>
          <table:table-cell office:value-type="float" office:value="203.1" table:style-name="ce1">
            <text:p>203,1</text:p>
          </table:table-cell>
          <table:table-cell office:value-type="float" office:value="-777.6" table:style-name="ce1">
            <text:p>-777,6</text:p>
          </table:table-cell>
          <table:table-cell office:value-type="float" office:value="600.70000000000005" table:style-name="ce1">
            <text:p>600,7</text:p>
          </table:table-cell>
          <table:table-cell office:value-type="float" office:value="688.1" table:style-name="ce1">
            <text:p>688,1</text:p>
          </table:table-cell>
          <table:table-cell office:value-type="float" office:value="-35.5" table:style-name="ce1">
            <text:p>-35,5</text:p>
          </table:table-cell>
          <table:table-cell office:value-type="float" office:value="316.3" table:style-name="ce1">
            <text:p>316,3</text:p>
          </table:table-cell>
          <table:table-cell office:value-type="float" office:value="-770.7" table:style-name="ce1">
            <text:p>-770,7</text:p>
          </table:table-cell>
          <table:table-cell office:value-type="float" office:value="911.9" table:style-name="ce1">
            <text:p>911,9</text:p>
          </table:table-cell>
          <table:table-cell office:value-type="float" office:value="809.5" table:style-name="ce1">
            <text:p>809,5</text:p>
          </table:table-cell>
          <table:table-cell office:value-type="float" office:value="-634.5" table:style-name="ce1">
            <text:p>-634,5</text:p>
          </table:table-cell>
          <table:table-cell office:value-type="float" office:value="-584.5" table:style-name="ce1">
            <text:p>-584,5</text:p>
          </table:table-cell>
          <table:table-cell office:value-type="float" office:value="-372.1" table:style-name="ce1">
            <text:p>-372,1</text:p>
          </table:table-cell>
          <table:table-cell office:value-type="float" office:value="-645.70000000000005" table:style-name="ce1">
            <text:p>-645,7</text:p>
          </table:table-cell>
          <table:table-cell table:number-columns-repeated="16344"/>
        </table:table-row>
        <table:table-row table:style-name="ro1">
          <table:table-cell office:value-type="float" office:value="-932.7" table:style-name="ce1">
            <text:p>-932,7</text:p>
          </table:table-cell>
          <table:table-cell office:value-type="float" office:value="840.3" table:style-name="ce1">
            <text:p>840,3</text:p>
          </table:table-cell>
          <table:table-cell office:value-type="float" office:value="510.5" table:style-name="ce1">
            <text:p>510,5</text:p>
          </table:table-cell>
          <table:table-cell office:value-type="float" office:value="696.8" table:style-name="ce1">
            <text:p>696,8</text:p>
          </table:table-cell>
          <table:table-cell office:value-type="float" office:value="-208.2" table:style-name="ce1">
            <text:p>-208,2</text:p>
          </table:table-cell>
          <table:table-cell office:value-type="float" office:value="76.5" table:style-name="ce1">
            <text:p>76,5</text:p>
          </table:table-cell>
          <table:table-cell office:value-type="float" office:value="-101.4" table:style-name="ce1">
            <text:p>-101,4</text:p>
          </table:table-cell>
          <table:table-cell office:value-type="float" office:value="-42.4" table:style-name="ce1">
            <text:p>-42,4</text:p>
          </table:table-cell>
          <table:table-cell office:value-type="float" office:value="-904.3" table:style-name="ce1">
            <text:p>-904,3</text:p>
          </table:table-cell>
          <table:table-cell office:value-type="float" office:value="-342.1" table:style-name="ce1">
            <text:p>-342,1</text:p>
          </table:table-cell>
          <table:table-cell office:value-type="float" office:value="-7.4" table:style-name="ce1">
            <text:p>-7,4</text:p>
          </table:table-cell>
          <table:table-cell office:value-type="float" office:value="-643.29999999999995" table:style-name="ce1">
            <text:p>-643,3</text:p>
          </table:table-cell>
          <table:table-cell office:value-type="float" office:value="-917.7" table:style-name="ce1">
            <text:p>-917,7</text:p>
          </table:table-cell>
          <table:table-cell office:value-type="float" office:value="-955.7" table:style-name="ce1">
            <text:p>-955,7</text:p>
          </table:table-cell>
          <table:table-cell office:value-type="float" office:value="-474.4" table:style-name="ce1">
            <text:p>-474,4</text:p>
          </table:table-cell>
          <table:table-cell office:value-type="float" office:value="663.9" table:style-name="ce1">
            <text:p>663,9</text:p>
          </table:table-cell>
          <table:table-cell office:value-type="float" office:value="-744.7" table:style-name="ce1">
            <text:p>-744,7</text:p>
          </table:table-cell>
          <table:table-cell office:value-type="float" office:value="-717.8" table:style-name="ce1">
            <text:p>-717,8</text:p>
          </table:table-cell>
          <table:table-cell office:value-type="float" office:value="543.5" table:style-name="ce1">
            <text:p>543,5</text:p>
          </table:table-cell>
          <table:table-cell office:value-type="float" office:value="-4.9000000000000004" table:style-name="ce1">
            <text:p>-4,9</text:p>
          </table:table-cell>
          <table:table-cell office:value-type="float" office:value="-263.60000000000002" table:style-name="ce1">
            <text:p>-263,6</text:p>
          </table:table-cell>
          <table:table-cell office:value-type="float" office:value="-121.9" table:style-name="ce1">
            <text:p>-121,9</text:p>
          </table:table-cell>
          <table:table-cell office:value-type="float" office:value="345.5" table:style-name="ce1">
            <text:p>345,5</text:p>
          </table:table-cell>
          <table:table-cell office:value-type="float" office:value="175.3" table:style-name="ce1">
            <text:p>175,3</text:p>
          </table:table-cell>
          <table:table-cell office:value-type="float" office:value="409.9" table:style-name="ce1">
            <text:p>409,9</text:p>
          </table:table-cell>
          <table:table-cell office:value-type="float" office:value="-284.5" table:style-name="ce1">
            <text:p>-284,5</text:p>
          </table:table-cell>
          <table:table-cell office:value-type="float" office:value="-701.8" table:style-name="ce1">
            <text:p>-701,8</text:p>
          </table:table-cell>
          <table:table-cell office:value-type="float" office:value="213.7" table:style-name="ce1">
            <text:p>213,7</text:p>
          </table:table-cell>
          <table:table-cell office:value-type="float" office:value="-7.8" table:style-name="ce1">
            <text:p>-7,8</text:p>
          </table:table-cell>
          <table:table-cell office:value-type="float" office:value="-174.2" table:style-name="ce1">
            <text:p>-174,2</text:p>
          </table:table-cell>
          <table:table-cell office:value-type="float" office:value="735.8" table:style-name="ce1">
            <text:p>735,8</text:p>
          </table:table-cell>
          <table:table-cell office:value-type="float" office:value="-728.3" table:style-name="ce1">
            <text:p>-728,3</text:p>
          </table:table-cell>
          <table:table-cell office:value-type="float" office:value="-749.9" table:style-name="ce1">
            <text:p>-749,9</text:p>
          </table:table-cell>
          <table:table-cell office:value-type="float" office:value="-348.6" table:style-name="ce1">
            <text:p>-348,6</text:p>
          </table:table-cell>
          <table:table-cell office:value-type="float" office:value="997.6" table:style-name="ce1">
            <text:p>997,6</text:p>
          </table:table-cell>
          <table:table-cell office:value-type="float" office:value="605.5" table:style-name="ce1">
            <text:p>605,5</text:p>
          </table:table-cell>
          <table:table-cell office:value-type="float" office:value="25.3" table:style-name="ce1">
            <text:p>25,3</text:p>
          </table:table-cell>
          <table:table-cell office:value-type="float" office:value="877.1" table:style-name="ce1">
            <text:p>877,1</text:p>
          </table:table-cell>
          <table:table-cell office:value-type="float" office:value="-788.7" table:style-name="ce1">
            <text:p>-788,7</text:p>
          </table:table-cell>
          <table:table-cell office:value-type="float" office:value="903.3" table:style-name="ce1">
            <text:p>903,3</text:p>
          </table:table-cell>
          <table:table-cell table:number-columns-repeated="16344"/>
        </table:table-row>
        <table:table-row table:style-name="ro1">
          <table:table-cell office:value-type="float" office:value="-469.4" table:style-name="ce1">
            <text:p>-469,4</text:p>
          </table:table-cell>
          <table:table-cell office:value-type="float" office:value="-164.8" table:style-name="ce1">
            <text:p>-164,8</text:p>
          </table:table-cell>
          <table:table-cell office:value-type="float" office:value="52" table:style-name="ce1">
            <text:p>52</text:p>
          </table:table-cell>
          <table:table-cell office:value-type="float" office:value="-760.1" table:style-name="ce1">
            <text:p>-760,1</text:p>
          </table:table-cell>
          <table:table-cell office:value-type="float" office:value="830.5" table:style-name="ce1">
            <text:p>830,5</text:p>
          </table:table-cell>
          <table:table-cell office:value-type="float" office:value="232.8" table:style-name="ce1">
            <text:p>232,8</text:p>
          </table:table-cell>
          <table:table-cell office:value-type="float" office:value="196.1" table:style-name="ce1">
            <text:p>196,1</text:p>
          </table:table-cell>
          <table:table-cell office:value-type="float" office:value="720.7" table:style-name="ce1">
            <text:p>720,7</text:p>
          </table:table-cell>
          <table:table-cell office:value-type="float" office:value="-35.799999999999997" table:style-name="ce1">
            <text:p>-35,8</text:p>
          </table:table-cell>
          <table:table-cell office:value-type="float" office:value="495.8" table:style-name="ce1">
            <text:p>495,8</text:p>
          </table:table-cell>
          <table:table-cell office:value-type="float" office:value="861.6" table:style-name="ce1">
            <text:p>861,6</text:p>
          </table:table-cell>
          <table:table-cell office:value-type="float" office:value="-993.1" table:style-name="ce1">
            <text:p>-993,1</text:p>
          </table:table-cell>
          <table:table-cell office:value-type="float" office:value="-315.7" table:style-name="ce1">
            <text:p>-315,7</text:p>
          </table:table-cell>
          <table:table-cell office:value-type="float" office:value="709.3" table:style-name="ce1">
            <text:p>709,3</text:p>
          </table:table-cell>
          <table:table-cell office:value-type="float" office:value="-327.9" table:style-name="ce1">
            <text:p>-327,9</text:p>
          </table:table-cell>
          <table:table-cell office:value-type="float" office:value="639.9" table:style-name="ce1">
            <text:p>639,9</text:p>
          </table:table-cell>
          <table:table-cell office:value-type="float" office:value="873" table:style-name="ce1">
            <text:p>873</text:p>
          </table:table-cell>
          <table:table-cell office:value-type="float" office:value="-790.5" table:style-name="ce1">
            <text:p>-790,5</text:p>
          </table:table-cell>
          <table:table-cell office:value-type="float" office:value="-871.8" table:style-name="ce1">
            <text:p>-871,8</text:p>
          </table:table-cell>
          <table:table-cell office:value-type="float" office:value="979.6" table:style-name="ce1">
            <text:p>979,6</text:p>
          </table:table-cell>
          <table:table-cell office:value-type="float" office:value="-731.7" table:style-name="ce1">
            <text:p>-731,7</text:p>
          </table:table-cell>
          <table:table-cell office:value-type="float" office:value="-976.3" table:style-name="ce1">
            <text:p>-976,3</text:p>
          </table:table-cell>
          <table:table-cell office:value-type="float" office:value="616.5" table:style-name="ce1">
            <text:p>616,5</text:p>
          </table:table-cell>
          <table:table-cell office:value-type="float" office:value="-159.5" table:style-name="ce1">
            <text:p>-159,5</text:p>
          </table:table-cell>
          <table:table-cell office:value-type="float" office:value="25.3" table:style-name="ce1">
            <text:p>25,3</text:p>
          </table:table-cell>
          <table:table-cell office:value-type="float" office:value="904.3" table:style-name="ce1">
            <text:p>904,3</text:p>
          </table:table-cell>
          <table:table-cell office:value-type="float" office:value="-38" table:style-name="ce1">
            <text:p>-38</text:p>
          </table:table-cell>
          <table:table-cell office:value-type="float" office:value="-625.79999999999995" table:style-name="ce1">
            <text:p>-625,8</text:p>
          </table:table-cell>
          <table:table-cell office:value-type="float" office:value="946.7" table:style-name="ce1">
            <text:p>946,7</text:p>
          </table:table-cell>
          <table:table-cell office:value-type="float" office:value="-898.5" table:style-name="ce1">
            <text:p>-898,5</text:p>
          </table:table-cell>
          <table:table-cell office:value-type="float" office:value="603.6" table:style-name="ce1">
            <text:p>603,6</text:p>
          </table:table-cell>
          <table:table-cell office:value-type="float" office:value="825.8" table:style-name="ce1">
            <text:p>825,8</text:p>
          </table:table-cell>
          <table:table-cell office:value-type="float" office:value="882.2" table:style-name="ce1">
            <text:p>882,2</text:p>
          </table:table-cell>
          <table:table-cell office:value-type="float" office:value="-333.9" table:style-name="ce1">
            <text:p>-333,9</text:p>
          </table:table-cell>
          <table:table-cell office:value-type="float" office:value="-547.20000000000005" table:style-name="ce1">
            <text:p>-547,2</text:p>
          </table:table-cell>
          <table:table-cell office:value-type="float" office:value="-67.2" table:style-name="ce1">
            <text:p>-67,2</text:p>
          </table:table-cell>
          <table:table-cell office:value-type="float" office:value="358.6" table:style-name="ce1">
            <text:p>358,6</text:p>
          </table:table-cell>
          <table:table-cell office:value-type="float" office:value="-473.5" table:style-name="ce1">
            <text:p>-473,5</text:p>
          </table:table-cell>
          <table:table-cell office:value-type="float" office:value="-20.8" table:style-name="ce1">
            <text:p>-20,8</text:p>
          </table:table-cell>
          <table:table-cell office:value-type="float" office:value="241.1" table:style-name="ce1">
            <text:p>241,1</text:p>
          </table:table-cell>
          <table:table-cell table:number-columns-repeated="16344"/>
        </table:table-row>
        <table:table-row table:style-name="ro1">
          <table:table-cell office:value-type="float" office:value="506.1" table:style-name="ce1">
            <text:p>506,1</text:p>
          </table:table-cell>
          <table:table-cell office:value-type="float" office:value="-37.4" table:style-name="ce1">
            <text:p>-37,4</text:p>
          </table:table-cell>
          <table:table-cell office:value-type="float" office:value="-384.4" table:style-name="ce1">
            <text:p>-384,4</text:p>
          </table:table-cell>
          <table:table-cell office:value-type="float" office:value="682.4" table:style-name="ce1">
            <text:p>682,4</text:p>
          </table:table-cell>
          <table:table-cell office:value-type="float" office:value="-564.70000000000005" table:style-name="ce1">
            <text:p>-564,7</text:p>
          </table:table-cell>
          <table:table-cell office:value-type="float" office:value="723.2" table:style-name="ce1">
            <text:p>723,2</text:p>
          </table:table-cell>
          <table:table-cell office:value-type="float" office:value="310.7" table:style-name="ce1">
            <text:p>310,7</text:p>
          </table:table-cell>
          <table:table-cell office:value-type="float" office:value="-411.6" table:style-name="ce1">
            <text:p>-411,6</text:p>
          </table:table-cell>
          <table:table-cell office:value-type="float" office:value="-238.5" table:style-name="ce1">
            <text:p>-238,5</text:p>
          </table:table-cell>
          <table:table-cell office:value-type="float" office:value="505.3" table:style-name="ce1">
            <text:p>505,3</text:p>
          </table:table-cell>
          <table:table-cell office:value-type="float" office:value="-413.9" table:style-name="ce1">
            <text:p>-413,9</text:p>
          </table:table-cell>
          <table:table-cell office:value-type="float" office:value="-809.8" table:style-name="ce1">
            <text:p>-809,8</text:p>
          </table:table-cell>
          <table:table-cell office:value-type="float" office:value="443.9" table:style-name="ce1">
            <text:p>443,9</text:p>
          </table:table-cell>
          <table:table-cell office:value-type="float" office:value="-815.9" table:style-name="ce1">
            <text:p>-815,9</text:p>
          </table:table-cell>
          <table:table-cell office:value-type="float" office:value="-944.3" table:style-name="ce1">
            <text:p>-944,3</text:p>
          </table:table-cell>
          <table:table-cell office:value-type="float" office:value="36.9" table:style-name="ce1">
            <text:p>36,9</text:p>
          </table:table-cell>
          <table:table-cell office:value-type="float" office:value="768.5" table:style-name="ce1">
            <text:p>768,5</text:p>
          </table:table-cell>
          <table:table-cell office:value-type="float" office:value="-566.9" table:style-name="ce1">
            <text:p>-566,9</text:p>
          </table:table-cell>
          <table:table-cell office:value-type="float" office:value="68" table:style-name="ce1">
            <text:p>68</text:p>
          </table:table-cell>
          <table:table-cell office:value-type="float" office:value="-330.8" table:style-name="ce1">
            <text:p>-330,8</text:p>
          </table:table-cell>
          <table:table-cell office:value-type="float" office:value="268.10000000000002" table:style-name="ce1">
            <text:p>268,1</text:p>
          </table:table-cell>
          <table:table-cell office:value-type="float" office:value="-957.1" table:style-name="ce1">
            <text:p>-957,1</text:p>
          </table:table-cell>
          <table:table-cell office:value-type="float" office:value="-514.9" table:style-name="ce1">
            <text:p>-514,9</text:p>
          </table:table-cell>
          <table:table-cell office:value-type="float" office:value="36" table:style-name="ce1">
            <text:p>36</text:p>
          </table:table-cell>
          <table:table-cell office:value-type="float" office:value="859.1" table:style-name="ce1">
            <text:p>859,1</text:p>
          </table:table-cell>
          <table:table-cell office:value-type="float" office:value="-617.4" table:style-name="ce1">
            <text:p>-617,4</text:p>
          </table:table-cell>
          <table:table-cell office:value-type="float" office:value="57.2" table:style-name="ce1">
            <text:p>57,2</text:p>
          </table:table-cell>
          <table:table-cell office:value-type="float" office:value="806" table:style-name="ce1">
            <text:p>806</text:p>
          </table:table-cell>
          <table:table-cell office:value-type="float" office:value="-643.6" table:style-name="ce1">
            <text:p>-643,6</text:p>
          </table:table-cell>
          <table:table-cell office:value-type="float" office:value="-884.6" table:style-name="ce1">
            <text:p>-884,6</text:p>
          </table:table-cell>
          <table:table-cell office:value-type="float" office:value="-736.4" table:style-name="ce1">
            <text:p>-736,4</text:p>
          </table:table-cell>
          <table:table-cell office:value-type="float" office:value="-16.899999999999999" table:style-name="ce1">
            <text:p>-16,9</text:p>
          </table:table-cell>
          <table:table-cell office:value-type="float" office:value="662.8" table:style-name="ce1">
            <text:p>662,8</text:p>
          </table:table-cell>
          <table:table-cell office:value-type="float" office:value="-584.70000000000005" table:style-name="ce1">
            <text:p>-584,7</text:p>
          </table:table-cell>
          <table:table-cell office:value-type="float" office:value="478.6" table:style-name="ce1">
            <text:p>478,6</text:p>
          </table:table-cell>
          <table:table-cell office:value-type="float" office:value="372.1" table:style-name="ce1">
            <text:p>372,1</text:p>
          </table:table-cell>
          <table:table-cell office:value-type="float" office:value="757.3" table:style-name="ce1">
            <text:p>757,3</text:p>
          </table:table-cell>
          <table:table-cell office:value-type="float" office:value="995.1" table:style-name="ce1">
            <text:p>995,1</text:p>
          </table:table-cell>
          <table:table-cell office:value-type="float" office:value="119.9" table:style-name="ce1">
            <text:p>119,9</text:p>
          </table:table-cell>
          <table:table-cell office:value-type="float" office:value="330.3" table:style-name="ce1">
            <text:p>330,3</text:p>
          </table:table-cell>
          <table:table-cell table:number-columns-repeated="16344"/>
        </table:table-row>
        <table:table-row table:style-name="ro1">
          <table:table-cell office:value-type="float" office:value="-365.3" table:style-name="ce1">
            <text:p>-365,3</text:p>
          </table:table-cell>
          <table:table-cell office:value-type="float" office:value="-821" table:style-name="ce1">
            <text:p>-821</text:p>
          </table:table-cell>
          <table:table-cell office:value-type="float" office:value="-325.2" table:style-name="ce1">
            <text:p>-325,2</text:p>
          </table:table-cell>
          <table:table-cell office:value-type="float" office:value="-278.2" table:style-name="ce1">
            <text:p>-278,2</text:p>
          </table:table-cell>
          <table:table-cell office:value-type="float" office:value="469.9" table:style-name="ce1">
            <text:p>469,9</text:p>
          </table:table-cell>
          <table:table-cell office:value-type="float" office:value="677.9" table:style-name="ce1">
            <text:p>677,9</text:p>
          </table:table-cell>
          <table:table-cell office:value-type="float" office:value="533" table:style-name="ce1">
            <text:p>533</text:p>
          </table:table-cell>
          <table:table-cell office:value-type="float" office:value="-255.1" table:style-name="ce1">
            <text:p>-255,1</text:p>
          </table:table-cell>
          <table:table-cell office:value-type="float" office:value="972.6" table:style-name="ce1">
            <text:p>972,6</text:p>
          </table:table-cell>
          <table:table-cell office:value-type="float" office:value="-97.5" table:style-name="ce1">
            <text:p>-97,5</text:p>
          </table:table-cell>
          <table:table-cell office:value-type="float" office:value="-292" table:style-name="ce1">
            <text:p>-292</text:p>
          </table:table-cell>
          <table:table-cell office:value-type="float" office:value="776.3" table:style-name="ce1">
            <text:p>776,3</text:p>
          </table:table-cell>
          <table:table-cell office:value-type="float" office:value="-201.3" table:style-name="ce1">
            <text:p>-201,3</text:p>
          </table:table-cell>
          <table:table-cell office:value-type="float" office:value="-405.7" table:style-name="ce1">
            <text:p>-405,7</text:p>
          </table:table-cell>
          <table:table-cell office:value-type="float" office:value="-55.8" table:style-name="ce1">
            <text:p>-55,8</text:p>
          </table:table-cell>
          <table:table-cell office:value-type="float" office:value="-207.4" table:style-name="ce1">
            <text:p>-207,4</text:p>
          </table:table-cell>
          <table:table-cell office:value-type="float" office:value="-359.3" table:style-name="ce1">
            <text:p>-359,3</text:p>
          </table:table-cell>
          <table:table-cell office:value-type="float" office:value="337.5" table:style-name="ce1">
            <text:p>337,5</text:p>
          </table:table-cell>
          <table:table-cell office:value-type="float" office:value="817.6" table:style-name="ce1">
            <text:p>817,6</text:p>
          </table:table-cell>
          <table:table-cell office:value-type="float" office:value="-90" table:style-name="ce1">
            <text:p>-90</text:p>
          </table:table-cell>
          <table:table-cell office:value-type="float" office:value="542.70000000000005" table:style-name="ce1">
            <text:p>542,7</text:p>
          </table:table-cell>
          <table:table-cell office:value-type="float" office:value="851.4" table:style-name="ce1">
            <text:p>851,4</text:p>
          </table:table-cell>
          <table:table-cell office:value-type="float" office:value="-385.9" table:style-name="ce1">
            <text:p>-385,9</text:p>
          </table:table-cell>
          <table:table-cell office:value-type="float" office:value="-963.9" table:style-name="ce1">
            <text:p>-963,9</text:p>
          </table:table-cell>
          <table:table-cell office:value-type="float" office:value="-641.6" table:style-name="ce1">
            <text:p>-641,6</text:p>
          </table:table-cell>
          <table:table-cell office:value-type="float" office:value="-239.7" table:style-name="ce1">
            <text:p>-239,7</text:p>
          </table:table-cell>
          <table:table-cell office:value-type="float" office:value="-559.4" table:style-name="ce1">
            <text:p>-559,4</text:p>
          </table:table-cell>
          <table:table-cell office:value-type="float" office:value="-950.9" table:style-name="ce1">
            <text:p>-950,9</text:p>
          </table:table-cell>
          <table:table-cell office:value-type="float" office:value="-726.2" table:style-name="ce1">
            <text:p>-726,2</text:p>
          </table:table-cell>
          <table:table-cell office:value-type="float" office:value="722.4" table:style-name="ce1">
            <text:p>722,4</text:p>
          </table:table-cell>
          <table:table-cell office:value-type="float" office:value="554.6" table:style-name="ce1">
            <text:p>554,6</text:p>
          </table:table-cell>
          <table:table-cell office:value-type="float" office:value="-209.2" table:style-name="ce1">
            <text:p>-209,2</text:p>
          </table:table-cell>
          <table:table-cell office:value-type="float" office:value="416.1" table:style-name="ce1">
            <text:p>416,1</text:p>
          </table:table-cell>
          <table:table-cell office:value-type="float" office:value="207.6" table:style-name="ce1">
            <text:p>207,6</text:p>
          </table:table-cell>
          <table:table-cell office:value-type="float" office:value="-540.1" table:style-name="ce1">
            <text:p>-540,1</text:p>
          </table:table-cell>
          <table:table-cell office:value-type="float" office:value="969.3" table:style-name="ce1">
            <text:p>969,3</text:p>
          </table:table-cell>
          <table:table-cell office:value-type="float" office:value="-917.5" table:style-name="ce1">
            <text:p>-917,5</text:p>
          </table:table-cell>
          <table:table-cell office:value-type="float" office:value="988.8" table:style-name="ce1">
            <text:p>988,8</text:p>
          </table:table-cell>
          <table:table-cell office:value-type="float" office:value="-165.5" table:style-name="ce1">
            <text:p>-165,5</text:p>
          </table:table-cell>
          <table:table-cell office:value-type="float" office:value="62" table:style-name="ce1">
            <text:p>62</text:p>
          </table:table-cell>
          <table:table-cell table:number-columns-repeated="16344"/>
        </table:table-row>
        <table:table-row table:style-name="ro1">
          <table:table-cell office:value-type="float" office:value="612.6" table:style-name="ce1">
            <text:p>612,6</text:p>
          </table:table-cell>
          <table:table-cell office:value-type="float" office:value="-276.89999999999998" table:style-name="ce1">
            <text:p>-276,9</text:p>
          </table:table-cell>
          <table:table-cell office:value-type="float" office:value="-274.2" table:style-name="ce1">
            <text:p>-274,2</text:p>
          </table:table-cell>
          <table:table-cell office:value-type="float" office:value="968.2" table:style-name="ce1">
            <text:p>968,2</text:p>
          </table:table-cell>
          <table:table-cell office:value-type="float" office:value="844.3" table:style-name="ce1">
            <text:p>844,3</text:p>
          </table:table-cell>
          <table:table-cell office:value-type="float" office:value="-790.8" table:style-name="ce1">
            <text:p>-790,8</text:p>
          </table:table-cell>
          <table:table-cell office:value-type="float" office:value="-940" table:style-name="ce1">
            <text:p>-940</text:p>
          </table:table-cell>
          <table:table-cell office:value-type="float" office:value="732.2" table:style-name="ce1">
            <text:p>732,2</text:p>
          </table:table-cell>
          <table:table-cell office:value-type="float" office:value="-541" table:style-name="ce1">
            <text:p>-541</text:p>
          </table:table-cell>
          <table:table-cell office:value-type="float" office:value="-853" table:style-name="ce1">
            <text:p>-853</text:p>
          </table:table-cell>
          <table:table-cell office:value-type="float" office:value="117.7" table:style-name="ce1">
            <text:p>117,7</text:p>
          </table:table-cell>
          <table:table-cell office:value-type="float" office:value="-813.8" table:style-name="ce1">
            <text:p>-813,8</text:p>
          </table:table-cell>
          <table:table-cell office:value-type="float" office:value="469.4" table:style-name="ce1">
            <text:p>469,4</text:p>
          </table:table-cell>
          <table:table-cell office:value-type="float" office:value="475.2" table:style-name="ce1">
            <text:p>475,2</text:p>
          </table:table-cell>
          <table:table-cell office:value-type="float" office:value="-463" table:style-name="ce1">
            <text:p>-463</text:p>
          </table:table-cell>
          <table:table-cell office:value-type="float" office:value="-958.3" table:style-name="ce1">
            <text:p>-958,3</text:p>
          </table:table-cell>
          <table:table-cell office:value-type="float" office:value="722.5" table:style-name="ce1">
            <text:p>722,5</text:p>
          </table:table-cell>
          <table:table-cell office:value-type="float" office:value="250.6" table:style-name="ce1">
            <text:p>250,6</text:p>
          </table:table-cell>
          <table:table-cell office:value-type="float" office:value="139.6" table:style-name="ce1">
            <text:p>139,6</text:p>
          </table:table-cell>
          <table:table-cell office:value-type="float" office:value="586.9" table:style-name="ce1">
            <text:p>586,9</text:p>
          </table:table-cell>
          <table:table-cell office:value-type="float" office:value="-577.70000000000005" table:style-name="ce1">
            <text:p>-577,7</text:p>
          </table:table-cell>
          <table:table-cell office:value-type="float" office:value="668.6" table:style-name="ce1">
            <text:p>668,6</text:p>
          </table:table-cell>
          <table:table-cell office:value-type="float" office:value="-150.19999999999999" table:style-name="ce1">
            <text:p>-150,2</text:p>
          </table:table-cell>
          <table:table-cell office:value-type="float" office:value="-441.2" table:style-name="ce1">
            <text:p>-441,2</text:p>
          </table:table-cell>
          <table:table-cell office:value-type="float" office:value="-127.2" table:style-name="ce1">
            <text:p>-127,2</text:p>
          </table:table-cell>
          <table:table-cell office:value-type="float" office:value="-734.2" table:style-name="ce1">
            <text:p>-734,2</text:p>
          </table:table-cell>
          <table:table-cell office:value-type="float" office:value="-617.6" table:style-name="ce1">
            <text:p>-617,6</text:p>
          </table:table-cell>
          <table:table-cell office:value-type="float" office:value="-880.8" table:style-name="ce1">
            <text:p>-880,8</text:p>
          </table:table-cell>
          <table:table-cell office:value-type="float" office:value="152.69999999999999" table:style-name="ce1">
            <text:p>152,7</text:p>
          </table:table-cell>
          <table:table-cell office:value-type="float" office:value="478.4" table:style-name="ce1">
            <text:p>478,4</text:p>
          </table:table-cell>
          <table:table-cell office:value-type="float" office:value="337.6" table:style-name="ce1">
            <text:p>337,6</text:p>
          </table:table-cell>
          <table:table-cell office:value-type="float" office:value="-503.4" table:style-name="ce1">
            <text:p>-503,4</text:p>
          </table:table-cell>
          <table:table-cell office:value-type="float" office:value="-175.1" table:style-name="ce1">
            <text:p>-175,1</text:p>
          </table:table-cell>
          <table:table-cell office:value-type="float" office:value="653" table:style-name="ce1">
            <text:p>653</text:p>
          </table:table-cell>
          <table:table-cell office:value-type="float" office:value="431.6" table:style-name="ce1">
            <text:p>431,6</text:p>
          </table:table-cell>
          <table:table-cell office:value-type="float" office:value="-676.3" table:style-name="ce1">
            <text:p>-676,3</text:p>
          </table:table-cell>
          <table:table-cell office:value-type="float" office:value="794.3" table:style-name="ce1">
            <text:p>794,3</text:p>
          </table:table-cell>
          <table:table-cell office:value-type="float" office:value="950.4" table:style-name="ce1">
            <text:p>950,4</text:p>
          </table:table-cell>
          <table:table-cell office:value-type="float" office:value="-229.3" table:style-name="ce1">
            <text:p>-229,3</text:p>
          </table:table-cell>
          <table:table-cell office:value-type="float" office:value="993.1" table:style-name="ce1">
            <text:p>993,1</text:p>
          </table:table-cell>
          <table:table-cell table:number-columns-repeated="16344"/>
        </table:table-row>
        <table:table-row table:style-name="ro1">
          <table:table-cell office:value-type="float" office:value="218.4" table:style-name="ce1">
            <text:p>218,4</text:p>
          </table:table-cell>
          <table:table-cell office:value-type="float" office:value="-473.2" table:style-name="ce1">
            <text:p>-473,2</text:p>
          </table:table-cell>
          <table:table-cell office:value-type="float" office:value="-421.7" table:style-name="ce1">
            <text:p>-421,7</text:p>
          </table:table-cell>
          <table:table-cell office:value-type="float" office:value="306.10000000000002" table:style-name="ce1">
            <text:p>306,1</text:p>
          </table:table-cell>
          <table:table-cell office:value-type="float" office:value="-367.9" table:style-name="ce1">
            <text:p>-367,9</text:p>
          </table:table-cell>
          <table:table-cell office:value-type="float" office:value="-605" table:style-name="ce1">
            <text:p>-605</text:p>
          </table:table-cell>
          <table:table-cell office:value-type="float" office:value="732" table:style-name="ce1">
            <text:p>732</text:p>
          </table:table-cell>
          <table:table-cell office:value-type="float" office:value="-570.20000000000005" table:style-name="ce1">
            <text:p>-570,2</text:p>
          </table:table-cell>
          <table:table-cell office:value-type="float" office:value="-717.7" table:style-name="ce1">
            <text:p>-717,7</text:p>
          </table:table-cell>
          <table:table-cell office:value-type="float" office:value="-597.79999999999995" table:style-name="ce1">
            <text:p>-597,8</text:p>
          </table:table-cell>
          <table:table-cell office:value-type="float" office:value="-973.6" table:style-name="ce1">
            <text:p>-973,6</text:p>
          </table:table-cell>
          <table:table-cell office:value-type="float" office:value="-547" table:style-name="ce1">
            <text:p>-547</text:p>
          </table:table-cell>
          <table:table-cell office:value-type="float" office:value="394.7" table:style-name="ce1">
            <text:p>394,7</text:p>
          </table:table-cell>
          <table:table-cell office:value-type="float" office:value="-386.2" table:style-name="ce1">
            <text:p>-386,2</text:p>
          </table:table-cell>
          <table:table-cell office:value-type="float" office:value="156.30000000000001" table:style-name="ce1">
            <text:p>156,3</text:p>
          </table:table-cell>
          <table:table-cell office:value-type="float" office:value="-369" table:style-name="ce1">
            <text:p>-369</text:p>
          </table:table-cell>
          <table:table-cell office:value-type="float" office:value="-962.1" table:style-name="ce1">
            <text:p>-962,1</text:p>
          </table:table-cell>
          <table:table-cell office:value-type="float" office:value="45.7" table:style-name="ce1">
            <text:p>45,7</text:p>
          </table:table-cell>
          <table:table-cell office:value-type="float" office:value="-799.1" table:style-name="ce1">
            <text:p>-799,1</text:p>
          </table:table-cell>
          <table:table-cell office:value-type="float" office:value="981.8" table:style-name="ce1">
            <text:p>981,8</text:p>
          </table:table-cell>
          <table:table-cell office:value-type="float" office:value="-457.8" table:style-name="ce1">
            <text:p>-457,8</text:p>
          </table:table-cell>
          <table:table-cell office:value-type="float" office:value="-69.7" table:style-name="ce1">
            <text:p>-69,7</text:p>
          </table:table-cell>
          <table:table-cell office:value-type="float" office:value="-692" table:style-name="ce1">
            <text:p>-692</text:p>
          </table:table-cell>
          <table:table-cell office:value-type="float" office:value="-673.2" table:style-name="ce1">
            <text:p>-673,2</text:p>
          </table:table-cell>
          <table:table-cell office:value-type="float" office:value="-88.1" table:style-name="ce1">
            <text:p>-88,1</text:p>
          </table:table-cell>
          <table:table-cell office:value-type="float" office:value="687.2" table:style-name="ce1">
            <text:p>687,2</text:p>
          </table:table-cell>
          <table:table-cell office:value-type="float" office:value="211.2" table:style-name="ce1">
            <text:p>211,2</text:p>
          </table:table-cell>
          <table:table-cell office:value-type="float" office:value="-572.5" table:style-name="ce1">
            <text:p>-572,5</text:p>
          </table:table-cell>
          <table:table-cell office:value-type="float" office:value="-671.2" table:style-name="ce1">
            <text:p>-671,2</text:p>
          </table:table-cell>
          <table:table-cell office:value-type="float" office:value="699.9" table:style-name="ce1">
            <text:p>699,9</text:p>
          </table:table-cell>
          <table:table-cell office:value-type="float" office:value="368.9" table:style-name="ce1">
            <text:p>368,9</text:p>
          </table:table-cell>
          <table:table-cell office:value-type="float" office:value="339.4" table:style-name="ce1">
            <text:p>339,4</text:p>
          </table:table-cell>
          <table:table-cell office:value-type="float" office:value="319.89999999999998" table:style-name="ce1">
            <text:p>319,9</text:p>
          </table:table-cell>
          <table:table-cell office:value-type="float" office:value="600.1" table:style-name="ce1">
            <text:p>600,1</text:p>
          </table:table-cell>
          <table:table-cell office:value-type="float" office:value="-750.1" table:style-name="ce1">
            <text:p>-750,1</text:p>
          </table:table-cell>
          <table:table-cell office:value-type="float" office:value="703.9" table:style-name="ce1">
            <text:p>703,9</text:p>
          </table:table-cell>
          <table:table-cell office:value-type="float" office:value="-23.9" table:style-name="ce1">
            <text:p>-23,9</text:p>
          </table:table-cell>
          <table:table-cell office:value-type="float" office:value="-697.3" table:style-name="ce1">
            <text:p>-697,3</text:p>
          </table:table-cell>
          <table:table-cell office:value-type="float" office:value="619.1" table:style-name="ce1">
            <text:p>619,1</text:p>
          </table:table-cell>
          <table:table-cell office:value-type="float" office:value="199.1" table:style-name="ce1">
            <text:p>199,1</text:p>
          </table:table-cell>
          <table:table-cell table:number-columns-repeated="16344"/>
        </table:table-row>
        <table:table-row table:style-name="ro1">
          <table:table-cell office:value-type="float" office:value="44.7" table:style-name="ce1">
            <text:p>44,7</text:p>
          </table:table-cell>
          <table:table-cell office:value-type="float" office:value="-43.6" table:style-name="ce1">
            <text:p>-43,6</text:p>
          </table:table-cell>
          <table:table-cell office:value-type="float" office:value="566.1" table:style-name="ce1">
            <text:p>566,1</text:p>
          </table:table-cell>
          <table:table-cell office:value-type="float" office:value="41.3" table:style-name="ce1">
            <text:p>41,3</text:p>
          </table:table-cell>
          <table:table-cell office:value-type="float" office:value="-457.9" table:style-name="ce1">
            <text:p>-457,9</text:p>
          </table:table-cell>
          <table:table-cell office:value-type="float" office:value="153.4" table:style-name="ce1">
            <text:p>153,4</text:p>
          </table:table-cell>
          <table:table-cell office:value-type="float" office:value="28.9" table:style-name="ce1">
            <text:p>28,9</text:p>
          </table:table-cell>
          <table:table-cell office:value-type="float" office:value="-221.3" table:style-name="ce1">
            <text:p>-221,3</text:p>
          </table:table-cell>
          <table:table-cell office:value-type="float" office:value="207.5" table:style-name="ce1">
            <text:p>207,5</text:p>
          </table:table-cell>
          <table:table-cell office:value-type="float" office:value="-998.2" table:style-name="ce1">
            <text:p>-998,2</text:p>
          </table:table-cell>
          <table:table-cell office:value-type="float" office:value="-487.7" table:style-name="ce1">
            <text:p>-487,7</text:p>
          </table:table-cell>
          <table:table-cell office:value-type="float" office:value="610.20000000000005" table:style-name="ce1">
            <text:p>610,2</text:p>
          </table:table-cell>
          <table:table-cell office:value-type="float" office:value="-654.4" table:style-name="ce1">
            <text:p>-654,4</text:p>
          </table:table-cell>
          <table:table-cell office:value-type="float" office:value="872.6" table:style-name="ce1">
            <text:p>872,6</text:p>
          </table:table-cell>
          <table:table-cell office:value-type="float" office:value="-680.3" table:style-name="ce1">
            <text:p>-680,3</text:p>
          </table:table-cell>
          <table:table-cell office:value-type="float" office:value="944.3" table:style-name="ce1">
            <text:p>944,3</text:p>
          </table:table-cell>
          <table:table-cell office:value-type="float" office:value="-834.8" table:style-name="ce1">
            <text:p>-834,8</text:p>
          </table:table-cell>
          <table:table-cell office:value-type="float" office:value="220.2" table:style-name="ce1">
            <text:p>220,2</text:p>
          </table:table-cell>
          <table:table-cell office:value-type="float" office:value="274.60000000000002" table:style-name="ce1">
            <text:p>274,6</text:p>
          </table:table-cell>
          <table:table-cell office:value-type="float" office:value="-103" table:style-name="ce1">
            <text:p>-103</text:p>
          </table:table-cell>
          <table:table-cell office:value-type="float" office:value="-382.3" table:style-name="ce1">
            <text:p>-382,3</text:p>
          </table:table-cell>
          <table:table-cell office:value-type="float" office:value="520" table:style-name="ce1">
            <text:p>520</text:p>
          </table:table-cell>
          <table:table-cell office:value-type="float" office:value="-489" table:style-name="ce1">
            <text:p>-489</text:p>
          </table:table-cell>
          <table:table-cell office:value-type="float" office:value="-252" table:style-name="ce1">
            <text:p>-252</text:p>
          </table:table-cell>
          <table:table-cell office:value-type="float" office:value="-379.2" table:style-name="ce1">
            <text:p>-379,2</text:p>
          </table:table-cell>
          <table:table-cell office:value-type="float" office:value="332.1" table:style-name="ce1">
            <text:p>332,1</text:p>
          </table:table-cell>
          <table:table-cell office:value-type="float" office:value="-293.39999999999998" table:style-name="ce1">
            <text:p>-293,4</text:p>
          </table:table-cell>
          <table:table-cell office:value-type="float" office:value="-957.1" table:style-name="ce1">
            <text:p>-957,1</text:p>
          </table:table-cell>
          <table:table-cell office:value-type="float" office:value="-291.10000000000002" table:style-name="ce1">
            <text:p>-291,1</text:p>
          </table:table-cell>
          <table:table-cell office:value-type="float" office:value="917.7" table:style-name="ce1">
            <text:p>917,7</text:p>
          </table:table-cell>
          <table:table-cell office:value-type="float" office:value="730.3" table:style-name="ce1">
            <text:p>730,3</text:p>
          </table:table-cell>
          <table:table-cell office:value-type="float" office:value="-717.3" table:style-name="ce1">
            <text:p>-717,3</text:p>
          </table:table-cell>
          <table:table-cell office:value-type="float" office:value="-447.7" table:style-name="ce1">
            <text:p>-447,7</text:p>
          </table:table-cell>
          <table:table-cell office:value-type="float" office:value="-684.4" table:style-name="ce1">
            <text:p>-684,4</text:p>
          </table:table-cell>
          <table:table-cell office:value-type="float" office:value="677.7" table:style-name="ce1">
            <text:p>677,7</text:p>
          </table:table-cell>
          <table:table-cell office:value-type="float" office:value="-297.7" table:style-name="ce1">
            <text:p>-297,7</text:p>
          </table:table-cell>
          <table:table-cell office:value-type="float" office:value="-583.9" table:style-name="ce1">
            <text:p>-583,9</text:p>
          </table:table-cell>
          <table:table-cell office:value-type="float" office:value="-265.8" table:style-name="ce1">
            <text:p>-265,8</text:p>
          </table:table-cell>
          <table:table-cell office:value-type="float" office:value="-171.6" table:style-name="ce1">
            <text:p>-171,6</text:p>
          </table:table-cell>
          <table:table-cell office:value-type="float" office:value="-241.4" table:style-name="ce1">
            <text:p>-241,4</text:p>
          </table:table-cell>
          <table:table-cell table:number-columns-repeated="16344"/>
        </table:table-row>
        <table:table-row table:style-name="ro1">
          <table:table-cell office:value-type="float" office:value="-204.3" table:style-name="ce1">
            <text:p>-204,3</text:p>
          </table:table-cell>
          <table:table-cell office:value-type="float" office:value="-252.2" table:style-name="ce1">
            <text:p>-252,2</text:p>
          </table:table-cell>
          <table:table-cell office:value-type="float" office:value="-246.9" table:style-name="ce1">
            <text:p>-246,9</text:p>
          </table:table-cell>
          <table:table-cell office:value-type="float" office:value="-403.3" table:style-name="ce1">
            <text:p>-403,3</text:p>
          </table:table-cell>
          <table:table-cell office:value-type="float" office:value="161.6" table:style-name="ce1">
            <text:p>161,6</text:p>
          </table:table-cell>
          <table:table-cell office:value-type="float" office:value="-368" table:style-name="ce1">
            <text:p>-368</text:p>
          </table:table-cell>
          <table:table-cell office:value-type="float" office:value="-625.79999999999995" table:style-name="ce1">
            <text:p>-625,8</text:p>
          </table:table-cell>
          <table:table-cell office:value-type="float" office:value="-740.9" table:style-name="ce1">
            <text:p>-740,9</text:p>
          </table:table-cell>
          <table:table-cell office:value-type="float" office:value="-246.8" table:style-name="ce1">
            <text:p>-246,8</text:p>
          </table:table-cell>
          <table:table-cell office:value-type="float" office:value="-543.79999999999995" table:style-name="ce1">
            <text:p>-543,8</text:p>
          </table:table-cell>
          <table:table-cell office:value-type="float" office:value="61.6" table:style-name="ce1">
            <text:p>61,6</text:p>
          </table:table-cell>
          <table:table-cell office:value-type="float" office:value="-981.4" table:style-name="ce1">
            <text:p>-981,4</text:p>
          </table:table-cell>
          <table:table-cell office:value-type="float" office:value="293.8" table:style-name="ce1">
            <text:p>293,8</text:p>
          </table:table-cell>
          <table:table-cell office:value-type="float" office:value="-932.9" table:style-name="ce1">
            <text:p>-932,9</text:p>
          </table:table-cell>
          <table:table-cell office:value-type="float" office:value="75.8" table:style-name="ce1">
            <text:p>75,8</text:p>
          </table:table-cell>
          <table:table-cell office:value-type="float" office:value="-431" table:style-name="ce1">
            <text:p>-431</text:p>
          </table:table-cell>
          <table:table-cell office:value-type="float" office:value="-610.1" table:style-name="ce1">
            <text:p>-610,1</text:p>
          </table:table-cell>
          <table:table-cell office:value-type="float" office:value="-337.7" table:style-name="ce1">
            <text:p>-337,7</text:p>
          </table:table-cell>
          <table:table-cell office:value-type="float" office:value="508.4" table:style-name="ce1">
            <text:p>508,4</text:p>
          </table:table-cell>
          <table:table-cell office:value-type="float" office:value="805" table:style-name="ce1">
            <text:p>805</text:p>
          </table:table-cell>
          <table:table-cell office:value-type="float" office:value="-711.4" table:style-name="ce1">
            <text:p>-711,4</text:p>
          </table:table-cell>
          <table:table-cell office:value-type="float" office:value="670" table:style-name="ce1">
            <text:p>670</text:p>
          </table:table-cell>
          <table:table-cell office:value-type="float" office:value="976.5" table:style-name="ce1">
            <text:p>976,5</text:p>
          </table:table-cell>
          <table:table-cell office:value-type="float" office:value="257.3" table:style-name="ce1">
            <text:p>257,3</text:p>
          </table:table-cell>
          <table:table-cell office:value-type="float" office:value="439.7" table:style-name="ce1">
            <text:p>439,7</text:p>
          </table:table-cell>
          <table:table-cell office:value-type="float" office:value="-459.1" table:style-name="ce1">
            <text:p>-459,1</text:p>
          </table:table-cell>
          <table:table-cell office:value-type="float" office:value="857.1" table:style-name="ce1">
            <text:p>857,1</text:p>
          </table:table-cell>
          <table:table-cell office:value-type="float" office:value="230" table:style-name="ce1">
            <text:p>230</text:p>
          </table:table-cell>
          <table:table-cell office:value-type="float" office:value="392.7" table:style-name="ce1">
            <text:p>392,7</text:p>
          </table:table-cell>
          <table:table-cell office:value-type="float" office:value="-274.7" table:style-name="ce1">
            <text:p>-274,7</text:p>
          </table:table-cell>
          <table:table-cell office:value-type="float" office:value="712.4" table:style-name="ce1">
            <text:p>712,4</text:p>
          </table:table-cell>
          <table:table-cell office:value-type="float" office:value="-718.1" table:style-name="ce1">
            <text:p>-718,1</text:p>
          </table:table-cell>
          <table:table-cell office:value-type="float" office:value="80.5" table:style-name="ce1">
            <text:p>80,5</text:p>
          </table:table-cell>
          <table:table-cell office:value-type="float" office:value="415.9" table:style-name="ce1">
            <text:p>415,9</text:p>
          </table:table-cell>
          <table:table-cell office:value-type="float" office:value="-200.1" table:style-name="ce1">
            <text:p>-200,1</text:p>
          </table:table-cell>
          <table:table-cell office:value-type="float" office:value="244.8" table:style-name="ce1">
            <text:p>244,8</text:p>
          </table:table-cell>
          <table:table-cell office:value-type="float" office:value="975.2" table:style-name="ce1">
            <text:p>975,2</text:p>
          </table:table-cell>
          <table:table-cell office:value-type="float" office:value="-368.3" table:style-name="ce1">
            <text:p>-368,3</text:p>
          </table:table-cell>
          <table:table-cell office:value-type="float" office:value="352.4" table:style-name="ce1">
            <text:p>352,4</text:p>
          </table:table-cell>
          <table:table-cell office:value-type="float" office:value="578.29999999999995" table:style-name="ce1">
            <text:p>578,3</text:p>
          </table:table-cell>
          <table:table-cell table:number-columns-repeated="16344"/>
        </table:table-row>
        <table:table-row table:style-name="ro1">
          <table:table-cell office:value-type="float" office:value="-176.7" table:style-name="ce1">
            <text:p>-176,7</text:p>
          </table:table-cell>
          <table:table-cell office:value-type="float" office:value="-356.4" table:style-name="ce1">
            <text:p>-356,4</text:p>
          </table:table-cell>
          <table:table-cell office:value-type="float" office:value="-610.1" table:style-name="ce1">
            <text:p>-610,1</text:p>
          </table:table-cell>
          <table:table-cell office:value-type="float" office:value="340" table:style-name="ce1">
            <text:p>340</text:p>
          </table:table-cell>
          <table:table-cell office:value-type="float" office:value="804.5" table:style-name="ce1">
            <text:p>804,5</text:p>
          </table:table-cell>
          <table:table-cell office:value-type="float" office:value="-708.6" table:style-name="ce1">
            <text:p>-708,6</text:p>
          </table:table-cell>
          <table:table-cell office:value-type="float" office:value="885.4" table:style-name="ce1">
            <text:p>885,4</text:p>
          </table:table-cell>
          <table:table-cell office:value-type="float" office:value="-790.8" table:style-name="ce1">
            <text:p>-790,8</text:p>
          </table:table-cell>
          <table:table-cell office:value-type="float" office:value="-571.20000000000005" table:style-name="ce1">
            <text:p>-571,2</text:p>
          </table:table-cell>
          <table:table-cell office:value-type="float" office:value="818.9" table:style-name="ce1">
            <text:p>818,9</text:p>
          </table:table-cell>
          <table:table-cell office:value-type="float" office:value="259.89999999999998" table:style-name="ce1">
            <text:p>259,9</text:p>
          </table:table-cell>
          <table:table-cell office:value-type="float" office:value="-35.200000000000003" table:style-name="ce1">
            <text:p>-35,2</text:p>
          </table:table-cell>
          <table:table-cell office:value-type="float" office:value="-421.9" table:style-name="ce1">
            <text:p>-421,9</text:p>
          </table:table-cell>
          <table:table-cell office:value-type="float" office:value="-841.8" table:style-name="ce1">
            <text:p>-841,8</text:p>
          </table:table-cell>
          <table:table-cell office:value-type="float" office:value="-515.9" table:style-name="ce1">
            <text:p>-515,9</text:p>
          </table:table-cell>
          <table:table-cell office:value-type="float" office:value="452.1" table:style-name="ce1">
            <text:p>452,1</text:p>
          </table:table-cell>
          <table:table-cell office:value-type="float" office:value="550.20000000000005" table:style-name="ce1">
            <text:p>550,2</text:p>
          </table:table-cell>
          <table:table-cell office:value-type="float" office:value="372.9" table:style-name="ce1">
            <text:p>372,9</text:p>
          </table:table-cell>
          <table:table-cell office:value-type="float" office:value="392.2" table:style-name="ce1">
            <text:p>392,2</text:p>
          </table:table-cell>
          <table:table-cell office:value-type="float" office:value="-434.9" table:style-name="ce1">
            <text:p>-434,9</text:p>
          </table:table-cell>
          <table:table-cell office:value-type="float" office:value="687" table:style-name="ce1">
            <text:p>687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-441.5" table:style-name="ce1">
            <text:p>-441,5</text:p>
          </table:table-cell>
          <table:table-cell office:value-type="float" office:value="-366.9" table:style-name="ce1">
            <text:p>-366,9</text:p>
          </table:table-cell>
          <table:table-cell office:value-type="float" office:value="347" table:style-name="ce1">
            <text:p>347</text:p>
          </table:table-cell>
          <table:table-cell office:value-type="float" office:value="-789.5" table:style-name="ce1">
            <text:p>-789,5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-395.3" table:style-name="ce1">
            <text:p>-395,3</text:p>
          </table:table-cell>
          <table:table-cell office:value-type="float" office:value="371.3" table:style-name="ce1">
            <text:p>371,3</text:p>
          </table:table-cell>
          <table:table-cell office:value-type="float" office:value="-350.6" table:style-name="ce1">
            <text:p>-350,6</text:p>
          </table:table-cell>
          <table:table-cell office:value-type="float" office:value="236.9" table:style-name="ce1">
            <text:p>236,9</text:p>
          </table:table-cell>
          <table:table-cell office:value-type="float" office:value="600.79999999999995" table:style-name="ce1">
            <text:p>600,8</text:p>
          </table:table-cell>
          <table:table-cell office:value-type="float" office:value="532.6" table:style-name="ce1">
            <text:p>532,6</text:p>
          </table:table-cell>
          <table:table-cell office:value-type="float" office:value="653.4" table:style-name="ce1">
            <text:p>653,4</text:p>
          </table:table-cell>
          <table:table-cell office:value-type="float" office:value="374.6" table:style-name="ce1">
            <text:p>374,6</text:p>
          </table:table-cell>
          <table:table-cell office:value-type="float" office:value="939.6" table:style-name="ce1">
            <text:p>939,6</text:p>
          </table:table-cell>
          <table:table-cell office:value-type="float" office:value="5.4" table:style-name="ce1">
            <text:p>5,4</text:p>
          </table:table-cell>
          <table:table-cell office:value-type="float" office:value="-710.8" table:style-name="ce1">
            <text:p>-710,8</text:p>
          </table:table-cell>
          <table:table-cell office:value-type="float" office:value="883.9" table:style-name="ce1">
            <text:p>883,9</text:p>
          </table:table-cell>
          <table:table-cell office:value-type="float" office:value="140.30000000000001" table:style-name="ce1">
            <text:p>140,3</text:p>
          </table:table-cell>
          <table:table-cell table:number-columns-repeated="16344"/>
        </table:table-row>
        <table:table-row table:style-name="ro1">
          <table:table-cell office:value-type="float" office:value="-959.4" table:style-name="ce1">
            <text:p>-959,4</text:p>
          </table:table-cell>
          <table:table-cell office:value-type="float" office:value="779.1" table:style-name="ce1">
            <text:p>779,1</text:p>
          </table:table-cell>
          <table:table-cell office:value-type="float" office:value="429.7" table:style-name="ce1">
            <text:p>429,7</text:p>
          </table:table-cell>
          <table:table-cell office:value-type="float" office:value="940.6" table:style-name="ce1">
            <text:p>940,6</text:p>
          </table:table-cell>
          <table:table-cell office:value-type="float" office:value="209.8" table:style-name="ce1">
            <text:p>209,8</text:p>
          </table:table-cell>
          <table:table-cell office:value-type="float" office:value="297.60000000000002" table:style-name="ce1">
            <text:p>297,6</text:p>
          </table:table-cell>
          <table:table-cell office:value-type="float" office:value="-185.1" table:style-name="ce1">
            <text:p>-185,1</text:p>
          </table:table-cell>
          <table:table-cell office:value-type="float" office:value="-793.4" table:style-name="ce1">
            <text:p>-793,4</text:p>
          </table:table-cell>
          <table:table-cell office:value-type="float" office:value="445.7" table:style-name="ce1">
            <text:p>445,7</text:p>
          </table:table-cell>
          <table:table-cell office:value-type="float" office:value="-220.9" table:style-name="ce1">
            <text:p>-220,9</text:p>
          </table:table-cell>
          <table:table-cell office:value-type="float" office:value="-581" table:style-name="ce1">
            <text:p>-581</text:p>
          </table:table-cell>
          <table:table-cell office:value-type="float" office:value="-636.29999999999995" table:style-name="ce1">
            <text:p>-636,3</text:p>
          </table:table-cell>
          <table:table-cell office:value-type="float" office:value="-375.6" table:style-name="ce1">
            <text:p>-375,6</text:p>
          </table:table-cell>
          <table:table-cell office:value-type="float" office:value="933.6" table:style-name="ce1">
            <text:p>933,6</text:p>
          </table:table-cell>
          <table:table-cell office:value-type="float" office:value="-967.6" table:style-name="ce1">
            <text:p>-967,6</text:p>
          </table:table-cell>
          <table:table-cell office:value-type="float" office:value="239.7" table:style-name="ce1">
            <text:p>239,7</text:p>
          </table:table-cell>
          <table:table-cell office:value-type="float" office:value="-856.5" table:style-name="ce1">
            <text:p>-856,5</text:p>
          </table:table-cell>
          <table:table-cell office:value-type="float" office:value="589.1" table:style-name="ce1">
            <text:p>589,1</text:p>
          </table:table-cell>
          <table:table-cell office:value-type="float" office:value="458.8" table:style-name="ce1">
            <text:p>458,8</text:p>
          </table:table-cell>
          <table:table-cell office:value-type="float" office:value="150" table:style-name="ce1">
            <text:p>150</text:p>
          </table:table-cell>
          <table:table-cell office:value-type="float" office:value="286.10000000000002" table:style-name="ce1">
            <text:p>286,1</text:p>
          </table:table-cell>
          <table:table-cell office:value-type="float" office:value="90.4" table:style-name="ce1">
            <text:p>90,4</text:p>
          </table:table-cell>
          <table:table-cell office:value-type="float" office:value="-701.7" table:style-name="ce1">
            <text:p>-701,7</text:p>
          </table:table-cell>
          <table:table-cell office:value-type="float" office:value="43.3" table:style-name="ce1">
            <text:p>43,3</text:p>
          </table:table-cell>
          <table:table-cell office:value-type="float" office:value="67.8" table:style-name="ce1">
            <text:p>67,8</text:p>
          </table:table-cell>
          <table:table-cell office:value-type="float" office:value="969.1" table:style-name="ce1">
            <text:p>969,1</text:p>
          </table:table-cell>
          <table:table-cell office:value-type="float" office:value="-61.1" table:style-name="ce1">
            <text:p>-61,1</text:p>
          </table:table-cell>
          <table:table-cell office:value-type="float" office:value="-232" table:style-name="ce1">
            <text:p>-232</text:p>
          </table:table-cell>
          <table:table-cell office:value-type="float" office:value="-626.1" table:style-name="ce1">
            <text:p>-626,1</text:p>
          </table:table-cell>
          <table:table-cell office:value-type="float" office:value="354.5" table:style-name="ce1">
            <text:p>354,5</text:p>
          </table:table-cell>
          <table:table-cell office:value-type="float" office:value="-723.6" table:style-name="ce1">
            <text:p>-723,6</text:p>
          </table:table-cell>
          <table:table-cell office:value-type="float" office:value="-697.5" table:style-name="ce1">
            <text:p>-697,5</text:p>
          </table:table-cell>
          <table:table-cell office:value-type="float" office:value="107.2" table:style-name="ce1">
            <text:p>107,2</text:p>
          </table:table-cell>
          <table:table-cell office:value-type="float" office:value="-333.2" table:style-name="ce1">
            <text:p>-333,2</text:p>
          </table:table-cell>
          <table:table-cell office:value-type="float" office:value="699.1" table:style-name="ce1">
            <text:p>699,1</text:p>
          </table:table-cell>
          <table:table-cell office:value-type="float" office:value="-302.39999999999998" table:style-name="ce1">
            <text:p>-302,4</text:p>
          </table:table-cell>
          <table:table-cell office:value-type="float" office:value="-579.29999999999995" table:style-name="ce1">
            <text:p>-579,3</text:p>
          </table:table-cell>
          <table:table-cell office:value-type="float" office:value="622.1" table:style-name="ce1">
            <text:p>622,1</text:p>
          </table:table-cell>
          <table:table-cell office:value-type="float" office:value="985.6" table:style-name="ce1">
            <text:p>985,6</text:p>
          </table:table-cell>
          <table:table-cell office:value-type="float" office:value="53.7" table:style-name="ce1">
            <text:p>53,7</text:p>
          </table:table-cell>
          <table:table-cell table:number-columns-repeated="16344"/>
        </table:table-row>
        <table:table-row table:style-name="ro1">
          <table:table-cell office:value-type="float" office:value="-512.70000000000005" table:style-name="ce1">
            <text:p>-512,7</text:p>
          </table:table-cell>
          <table:table-cell office:value-type="float" office:value="-926.6" table:style-name="ce1">
            <text:p>-926,6</text:p>
          </table:table-cell>
          <table:table-cell office:value-type="float" office:value="-524.5" table:style-name="ce1">
            <text:p>-524,5</text:p>
          </table:table-cell>
          <table:table-cell office:value-type="float" office:value="-727" table:style-name="ce1">
            <text:p>-727</text:p>
          </table:table-cell>
          <table:table-cell office:value-type="float" office:value="-987" table:style-name="ce1">
            <text:p>-987</text:p>
          </table:table-cell>
          <table:table-cell office:value-type="float" office:value="378.3" table:style-name="ce1">
            <text:p>378,3</text:p>
          </table:table-cell>
          <table:table-cell office:value-type="float" office:value="-950.1" table:style-name="ce1">
            <text:p>-950,1</text:p>
          </table:table-cell>
          <table:table-cell office:value-type="float" office:value="-393.7" table:style-name="ce1">
            <text:p>-393,7</text:p>
          </table:table-cell>
          <table:table-cell office:value-type="float" office:value="322.7" table:style-name="ce1">
            <text:p>322,7</text:p>
          </table:table-cell>
          <table:table-cell office:value-type="float" office:value="-145.4" table:style-name="ce1">
            <text:p>-145,4</text:p>
          </table:table-cell>
          <table:table-cell office:value-type="float" office:value="108.2" table:style-name="ce1">
            <text:p>108,2</text:p>
          </table:table-cell>
          <table:table-cell office:value-type="float" office:value="114.2" table:style-name="ce1">
            <text:p>114,2</text:p>
          </table:table-cell>
          <table:table-cell office:value-type="float" office:value="-752.9" table:style-name="ce1">
            <text:p>-752,9</text:p>
          </table:table-cell>
          <table:table-cell office:value-type="float" office:value="-734.1" table:style-name="ce1">
            <text:p>-734,1</text:p>
          </table:table-cell>
          <table:table-cell office:value-type="float" office:value="-638.5" table:style-name="ce1">
            <text:p>-638,5</text:p>
          </table:table-cell>
          <table:table-cell office:value-type="float" office:value="-817.6" table:style-name="ce1">
            <text:p>-817,6</text:p>
          </table:table-cell>
          <table:table-cell office:value-type="float" office:value="114" table:style-name="ce1">
            <text:p>114</text:p>
          </table:table-cell>
          <table:table-cell office:value-type="float" office:value="-972.7" table:style-name="ce1">
            <text:p>-972,7</text:p>
          </table:table-cell>
          <table:table-cell office:value-type="float" office:value="374.2" table:style-name="ce1">
            <text:p>374,2</text:p>
          </table:table-cell>
          <table:table-cell office:value-type="float" office:value="-305.7" table:style-name="ce1">
            <text:p>-305,7</text:p>
          </table:table-cell>
          <table:table-cell office:value-type="float" office:value="151.69999999999999" table:style-name="ce1">
            <text:p>151,7</text:p>
          </table:table-cell>
          <table:table-cell office:value-type="float" office:value="181.4" table:style-name="ce1">
            <text:p>181,4</text:p>
          </table:table-cell>
          <table:table-cell office:value-type="float" office:value="-391.4" table:style-name="ce1">
            <text:p>-391,4</text:p>
          </table:table-cell>
          <table:table-cell office:value-type="float" office:value="-273.5" table:style-name="ce1">
            <text:p>-273,5</text:p>
          </table:table-cell>
          <table:table-cell office:value-type="float" office:value="-713.3" table:style-name="ce1">
            <text:p>-713,3</text:p>
          </table:table-cell>
          <table:table-cell office:value-type="float" office:value="-68.3" table:style-name="ce1">
            <text:p>-68,3</text:p>
          </table:table-cell>
          <table:table-cell office:value-type="float" office:value="685" table:style-name="ce1">
            <text:p>685</text:p>
          </table:table-cell>
          <table:table-cell office:value-type="float" office:value="-646.70000000000005" table:style-name="ce1">
            <text:p>-646,7</text:p>
          </table:table-cell>
          <table:table-cell office:value-type="float" office:value="275.8" table:style-name="ce1">
            <text:p>275,8</text:p>
          </table:table-cell>
          <table:table-cell office:value-type="float" office:value="88.4" table:style-name="ce1">
            <text:p>88,4</text:p>
          </table:table-cell>
          <table:table-cell office:value-type="float" office:value="-33.1" table:style-name="ce1">
            <text:p>-33,1</text:p>
          </table:table-cell>
          <table:table-cell office:value-type="float" office:value="332.5" table:style-name="ce1">
            <text:p>332,5</text:p>
          </table:table-cell>
          <table:table-cell office:value-type="float" office:value="424.5" table:style-name="ce1">
            <text:p>424,5</text:p>
          </table:table-cell>
          <table:table-cell office:value-type="float" office:value="919.8" table:style-name="ce1">
            <text:p>919,8</text:p>
          </table:table-cell>
          <table:table-cell office:value-type="float" office:value="428.5" table:style-name="ce1">
            <text:p>428,5</text:p>
          </table:table-cell>
          <table:table-cell office:value-type="float" office:value="-490.1" table:style-name="ce1">
            <text:p>-490,1</text:p>
          </table:table-cell>
          <table:table-cell office:value-type="float" office:value="-403.9" table:style-name="ce1">
            <text:p>-403,9</text:p>
          </table:table-cell>
          <table:table-cell office:value-type="float" office:value="-451" table:style-name="ce1">
            <text:p>-451</text:p>
          </table:table-cell>
          <table:table-cell office:value-type="float" office:value="-807.3" table:style-name="ce1">
            <text:p>-807,3</text:p>
          </table:table-cell>
          <table:table-cell office:value-type="float" office:value="-689.9" table:style-name="ce1">
            <text:p>-689,9</text:p>
          </table:table-cell>
          <table:table-cell table:number-columns-repeated="16344"/>
        </table:table-row>
        <table:table-row table:style-name="ro1">
          <table:table-cell office:value-type="float" office:value="-821.9" table:style-name="ce1">
            <text:p>-821,9</text:p>
          </table:table-cell>
          <table:table-cell office:value-type="float" office:value="664.3" table:style-name="ce1">
            <text:p>664,3</text:p>
          </table:table-cell>
          <table:table-cell office:value-type="float" office:value="-878.3" table:style-name="ce1">
            <text:p>-878,3</text:p>
          </table:table-cell>
          <table:table-cell office:value-type="float" office:value="-367.1" table:style-name="ce1">
            <text:p>-367,1</text:p>
          </table:table-cell>
          <table:table-cell office:value-type="float" office:value="529.9" table:style-name="ce1">
            <text:p>529,9</text:p>
          </table:table-cell>
          <table:table-cell office:value-type="float" office:value="921.4" table:style-name="ce1">
            <text:p>921,4</text:p>
          </table:table-cell>
          <table:table-cell office:value-type="float" office:value="359.7" table:style-name="ce1">
            <text:p>359,7</text:p>
          </table:table-cell>
          <table:table-cell office:value-type="float" office:value="698.4" table:style-name="ce1">
            <text:p>698,4</text:p>
          </table:table-cell>
          <table:table-cell office:value-type="float" office:value="-415" table:style-name="ce1">
            <text:p>-415</text:p>
          </table:table-cell>
          <table:table-cell office:value-type="float" office:value="-488.7" table:style-name="ce1">
            <text:p>-488,7</text:p>
          </table:table-cell>
          <table:table-cell office:value-type="float" office:value="983.8" table:style-name="ce1">
            <text:p>983,8</text:p>
          </table:table-cell>
          <table:table-cell office:value-type="float" office:value="972.8" table:style-name="ce1">
            <text:p>972,8</text:p>
          </table:table-cell>
          <table:table-cell office:value-type="float" office:value="-6.8" table:style-name="ce1">
            <text:p>-6,8</text:p>
          </table:table-cell>
          <table:table-cell office:value-type="float" office:value="837.8" table:style-name="ce1">
            <text:p>837,8</text:p>
          </table:table-cell>
          <table:table-cell office:value-type="float" office:value="-487.4" table:style-name="ce1">
            <text:p>-487,4</text:p>
          </table:table-cell>
          <table:table-cell office:value-type="float" office:value="-979.3" table:style-name="ce1">
            <text:p>-979,3</text:p>
          </table:table-cell>
          <table:table-cell office:value-type="float" office:value="585.1" table:style-name="ce1">
            <text:p>585,1</text:p>
          </table:table-cell>
          <table:table-cell office:value-type="float" office:value="-310.7" table:style-name="ce1">
            <text:p>-310,7</text:p>
          </table:table-cell>
          <table:table-cell office:value-type="float" office:value="-521.6" table:style-name="ce1">
            <text:p>-521,6</text:p>
          </table:table-cell>
          <table:table-cell office:value-type="float" office:value="-900.1" table:style-name="ce1">
            <text:p>-900,1</text:p>
          </table:table-cell>
          <table:table-cell office:value-type="float" office:value="808.1" table:style-name="ce1">
            <text:p>808,1</text:p>
          </table:table-cell>
          <table:table-cell office:value-type="float" office:value="543" table:style-name="ce1">
            <text:p>543</text:p>
          </table:table-cell>
          <table:table-cell office:value-type="float" office:value="974.3" table:style-name="ce1">
            <text:p>974,3</text:p>
          </table:table-cell>
          <table:table-cell office:value-type="float" office:value="-67.3" table:style-name="ce1">
            <text:p>-67,3</text:p>
          </table:table-cell>
          <table:table-cell office:value-type="float" office:value="567.6" table:style-name="ce1">
            <text:p>567,6</text:p>
          </table:table-cell>
          <table:table-cell office:value-type="float" office:value="593.29999999999995" table:style-name="ce1">
            <text:p>593,3</text:p>
          </table:table-cell>
          <table:table-cell office:value-type="float" office:value="-946.5" table:style-name="ce1">
            <text:p>-946,5</text:p>
          </table:table-cell>
          <table:table-cell office:value-type="float" office:value="-701.6" table:style-name="ce1">
            <text:p>-701,6</text:p>
          </table:table-cell>
          <table:table-cell office:value-type="float" office:value="980.6" table:style-name="ce1">
            <text:p>980,6</text:p>
          </table:table-cell>
          <table:table-cell office:value-type="float" office:value="-318.39999999999998" table:style-name="ce1">
            <text:p>-318,4</text:p>
          </table:table-cell>
          <table:table-cell office:value-type="float" office:value="986.8" table:style-name="ce1">
            <text:p>986,8</text:p>
          </table:table-cell>
          <table:table-cell office:value-type="float" office:value="-819.9" table:style-name="ce1">
            <text:p>-819,9</text:p>
          </table:table-cell>
          <table:table-cell office:value-type="float" office:value="353.6" table:style-name="ce1">
            <text:p>353,6</text:p>
          </table:table-cell>
          <table:table-cell office:value-type="float" office:value="651.1" table:style-name="ce1">
            <text:p>651,1</text:p>
          </table:table-cell>
          <table:table-cell office:value-type="float" office:value="747.5" table:style-name="ce1">
            <text:p>747,5</text:p>
          </table:table-cell>
          <table:table-cell office:value-type="float" office:value="487.5" table:style-name="ce1">
            <text:p>487,5</text:p>
          </table:table-cell>
          <table:table-cell office:value-type="float" office:value="-332.7" table:style-name="ce1">
            <text:p>-332,7</text:p>
          </table:table-cell>
          <table:table-cell office:value-type="float" office:value="-693.7" table:style-name="ce1">
            <text:p>-693,7</text:p>
          </table:table-cell>
          <table:table-cell office:value-type="float" office:value="-432.1" table:style-name="ce1">
            <text:p>-432,1</text:p>
          </table:table-cell>
          <table:table-cell office:value-type="float" office:value="53.2" table:style-name="ce1">
            <text:p>53,2</text:p>
          </table:table-cell>
          <table:table-cell table:number-columns-repeated="16344"/>
        </table:table-row>
        <table:table-row table:style-name="ro1">
          <table:table-cell office:value-type="float" office:value="-373.8" table:style-name="ce1">
            <text:p>-373,8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534.79999999999995" table:style-name="ce1">
            <text:p>534,8</text:p>
          </table:table-cell>
          <table:table-cell office:value-type="float" office:value="286.2" table:style-name="ce1">
            <text:p>286,2</text:p>
          </table:table-cell>
          <table:table-cell office:value-type="float" office:value="-630" table:style-name="ce1">
            <text:p>-630</text:p>
          </table:table-cell>
          <table:table-cell office:value-type="float" office:value="-275.39999999999998" table:style-name="ce1">
            <text:p>-275,4</text:p>
          </table:table-cell>
          <table:table-cell office:value-type="float" office:value="537.20000000000005" table:style-name="ce1">
            <text:p>537,2</text:p>
          </table:table-cell>
          <table:table-cell office:value-type="float" office:value="-99.9" table:style-name="ce1">
            <text:p>-99,9</text:p>
          </table:table-cell>
          <table:table-cell office:value-type="float" office:value="303.8" table:style-name="ce1">
            <text:p>303,8</text:p>
          </table:table-cell>
          <table:table-cell office:value-type="float" office:value="998.8" table:style-name="ce1">
            <text:p>998,8</text:p>
          </table:table-cell>
          <table:table-cell office:value-type="float" office:value="-51.1" table:style-name="ce1">
            <text:p>-51,1</text:p>
          </table:table-cell>
          <table:table-cell office:value-type="float" office:value="226.7" table:style-name="ce1">
            <text:p>226,7</text:p>
          </table:table-cell>
          <table:table-cell office:value-type="float" office:value="-391.3" table:style-name="ce1">
            <text:p>-391,3</text:p>
          </table:table-cell>
          <table:table-cell office:value-type="float" office:value="-900.3" table:style-name="ce1">
            <text:p>-900,3</text:p>
          </table:table-cell>
          <table:table-cell office:value-type="float" office:value="915.1" table:style-name="ce1">
            <text:p>915,1</text:p>
          </table:table-cell>
          <table:table-cell office:value-type="float" office:value="-817.4" table:style-name="ce1">
            <text:p>-817,4</text:p>
          </table:table-cell>
          <table:table-cell office:value-type="float" office:value="-577.70000000000005" table:style-name="ce1">
            <text:p>-577,7</text:p>
          </table:table-cell>
          <table:table-cell office:value-type="float" office:value="254.8" table:style-name="ce1">
            <text:p>254,8</text:p>
          </table:table-cell>
          <table:table-cell office:value-type="float" office:value="-541.70000000000005" table:style-name="ce1">
            <text:p>-541,7</text:p>
          </table:table-cell>
          <table:table-cell office:value-type="float" office:value="266" table:style-name="ce1">
            <text:p>266</text:p>
          </table:table-cell>
          <table:table-cell office:value-type="float" office:value="893.5" table:style-name="ce1">
            <text:p>893,5</text:p>
          </table:table-cell>
          <table:table-cell office:value-type="float" office:value="492.4" table:style-name="ce1">
            <text:p>492,4</text:p>
          </table:table-cell>
          <table:table-cell office:value-type="float" office:value="-298" table:style-name="ce1">
            <text:p>-298</text:p>
          </table:table-cell>
          <table:table-cell office:value-type="float" office:value="692.6" table:style-name="ce1">
            <text:p>692,6</text:p>
          </table:table-cell>
          <table:table-cell office:value-type="float" office:value="-867.9" table:style-name="ce1">
            <text:p>-867,9</text:p>
          </table:table-cell>
          <table:table-cell office:value-type="float" office:value="-143" table:style-name="ce1">
            <text:p>-143</text:p>
          </table:table-cell>
          <table:table-cell office:value-type="float" office:value="-974.7" table:style-name="ce1">
            <text:p>-974,7</text:p>
          </table:table-cell>
          <table:table-cell office:value-type="float" office:value="-641.1" table:style-name="ce1">
            <text:p>-641,1</text:p>
          </table:table-cell>
          <table:table-cell office:value-type="float" office:value="-531.9" table:style-name="ce1">
            <text:p>-531,9</text:p>
          </table:table-cell>
          <table:table-cell office:value-type="float" office:value="168.2" table:style-name="ce1">
            <text:p>168,2</text:p>
          </table:table-cell>
          <table:table-cell office:value-type="float" office:value="-633.70000000000005" table:style-name="ce1">
            <text:p>-633,7</text:p>
          </table:table-cell>
          <table:table-cell office:value-type="float" office:value="-835.8" table:style-name="ce1">
            <text:p>-835,8</text:p>
          </table:table-cell>
          <table:table-cell office:value-type="float" office:value="-696.3" table:style-name="ce1">
            <text:p>-696,3</text:p>
          </table:table-cell>
          <table:table-cell office:value-type="float" office:value="480.1" table:style-name="ce1">
            <text:p>480,1</text:p>
          </table:table-cell>
          <table:table-cell office:value-type="float" office:value="-103.5" table:style-name="ce1">
            <text:p>-103,5</text:p>
          </table:table-cell>
          <table:table-cell office:value-type="float" office:value="-742.2" table:style-name="ce1">
            <text:p>-742,2</text:p>
          </table:table-cell>
          <table:table-cell office:value-type="float" office:value="763.8" table:style-name="ce1">
            <text:p>763,8</text:p>
          </table:table-cell>
          <table:table-cell office:value-type="float" office:value="917.1" table:style-name="ce1">
            <text:p>917,1</text:p>
          </table:table-cell>
          <table:table-cell office:value-type="float" office:value="672.9" table:style-name="ce1">
            <text:p>672,9</text:p>
          </table:table-cell>
          <table:table-cell office:value-type="float" office:value="-21.4" table:style-name="ce1">
            <text:p>-21,4</text:p>
          </table:table-cell>
          <table:table-cell table:number-columns-repeated="16344"/>
        </table:table-row>
        <table:table-row table:style-name="ro1">
          <table:table-cell office:value-type="float" office:value="-159.69999999999999" table:style-name="ce1">
            <text:p>-159,7</text:p>
          </table:table-cell>
          <table:table-cell office:value-type="float" office:value="-619.79999999999995" table:style-name="ce1">
            <text:p>-619,8</text:p>
          </table:table-cell>
          <table:table-cell office:value-type="float" office:value="812.2" table:style-name="ce1">
            <text:p>812,2</text:p>
          </table:table-cell>
          <table:table-cell office:value-type="float" office:value="-679.3" table:style-name="ce1">
            <text:p>-679,3</text:p>
          </table:table-cell>
          <table:table-cell office:value-type="float" office:value="-79.5" table:style-name="ce1">
            <text:p>-79,5</text:p>
          </table:table-cell>
          <table:table-cell office:value-type="float" office:value="29.3" table:style-name="ce1">
            <text:p>29,3</text:p>
          </table:table-cell>
          <table:table-cell office:value-type="float" office:value="-392.3" table:style-name="ce1">
            <text:p>-392,3</text:p>
          </table:table-cell>
          <table:table-cell office:value-type="float" office:value="-581.79999999999995" table:style-name="ce1">
            <text:p>-581,8</text:p>
          </table:table-cell>
          <table:table-cell office:value-type="float" office:value="-39.200000000000003" table:style-name="ce1">
            <text:p>-39,2</text:p>
          </table:table-cell>
          <table:table-cell office:value-type="float" office:value="266.7" table:style-name="ce1">
            <text:p>266,7</text:p>
          </table:table-cell>
          <table:table-cell office:value-type="float" office:value="-716.9" table:style-name="ce1">
            <text:p>-716,9</text:p>
          </table:table-cell>
          <table:table-cell office:value-type="float" office:value="-438.2" table:style-name="ce1">
            <text:p>-438,2</text:p>
          </table:table-cell>
          <table:table-cell office:value-type="float" office:value="-754.9" table:style-name="ce1">
            <text:p>-754,9</text:p>
          </table:table-cell>
          <table:table-cell office:value-type="float" office:value="269" table:style-name="ce1">
            <text:p>269</text:p>
          </table:table-cell>
          <table:table-cell office:value-type="float" office:value="699" table:style-name="ce1">
            <text:p>699</text:p>
          </table:table-cell>
          <table:table-cell office:value-type="float" office:value="-126.9" table:style-name="ce1">
            <text:p>-126,9</text:p>
          </table:table-cell>
          <table:table-cell office:value-type="float" office:value="-244.7" table:style-name="ce1">
            <text:p>-244,7</text:p>
          </table:table-cell>
          <table:table-cell office:value-type="float" office:value="-870.7" table:style-name="ce1">
            <text:p>-870,7</text:p>
          </table:table-cell>
          <table:table-cell office:value-type="float" office:value="940.5" table:style-name="ce1">
            <text:p>940,5</text:p>
          </table:table-cell>
          <table:table-cell office:value-type="float" office:value="-857.2" table:style-name="ce1">
            <text:p>-857,2</text:p>
          </table:table-cell>
          <table:table-cell office:value-type="float" office:value="186.9" table:style-name="ce1">
            <text:p>186,9</text:p>
          </table:table-cell>
          <table:table-cell office:value-type="float" office:value="-346.9" table:style-name="ce1">
            <text:p>-346,9</text:p>
          </table:table-cell>
          <table:table-cell office:value-type="float" office:value="-17.7" table:style-name="ce1">
            <text:p>-17,7</text:p>
          </table:table-cell>
          <table:table-cell office:value-type="float" office:value="-845.9" table:style-name="ce1">
            <text:p>-845,9</text:p>
          </table:table-cell>
          <table:table-cell office:value-type="float" office:value="-662.8" table:style-name="ce1">
            <text:p>-662,8</text:p>
          </table:table-cell>
          <table:table-cell office:value-type="float" office:value="-10.1" table:style-name="ce1">
            <text:p>-10,1</text:p>
          </table:table-cell>
          <table:table-cell office:value-type="float" office:value="-295.60000000000002" table:style-name="ce1">
            <text:p>-295,6</text:p>
          </table:table-cell>
          <table:table-cell office:value-type="float" office:value="620.79999999999995" table:style-name="ce1">
            <text:p>620,8</text:p>
          </table:table-cell>
          <table:table-cell office:value-type="float" office:value="907.8" table:style-name="ce1">
            <text:p>907,8</text:p>
          </table:table-cell>
          <table:table-cell office:value-type="float" office:value="-212.3" table:style-name="ce1">
            <text:p>-212,3</text:p>
          </table:table-cell>
          <table:table-cell office:value-type="float" office:value="819.5" table:style-name="ce1">
            <text:p>819,5</text:p>
          </table:table-cell>
          <table:table-cell office:value-type="float" office:value="130.9" table:style-name="ce1">
            <text:p>130,9</text:p>
          </table:table-cell>
          <table:table-cell office:value-type="float" office:value="-70.8" table:style-name="ce1">
            <text:p>-70,8</text:p>
          </table:table-cell>
          <table:table-cell office:value-type="float" office:value="-77.099999999999994" table:style-name="ce1">
            <text:p>-77,1</text:p>
          </table:table-cell>
          <table:table-cell office:value-type="float" office:value="347" table:style-name="ce1">
            <text:p>347</text:p>
          </table:table-cell>
          <table:table-cell office:value-type="float" office:value="-838" table:style-name="ce1">
            <text:p>-838</text:p>
          </table:table-cell>
          <table:table-cell office:value-type="float" office:value="-361.3" table:style-name="ce1">
            <text:p>-361,3</text:p>
          </table:table-cell>
          <table:table-cell office:value-type="float" office:value="698.1" table:style-name="ce1">
            <text:p>698,1</text:p>
          </table:table-cell>
          <table:table-cell office:value-type="float" office:value="-471.4" table:style-name="ce1">
            <text:p>-471,4</text:p>
          </table:table-cell>
          <table:table-cell office:value-type="float" office:value="-953.3" table:style-name="ce1">
            <text:p>-953,3</text:p>
          </table:table-cell>
          <table:table-cell table:number-columns-repeated="16344"/>
        </table:table-row>
        <table:table-row table:style-name="ro1">
          <table:table-cell office:value-type="float" office:value="596.6" table:style-name="ce1">
            <text:p>596,6</text:p>
          </table:table-cell>
          <table:table-cell office:value-type="float" office:value="-103.1" table:style-name="ce1">
            <text:p>-103,1</text:p>
          </table:table-cell>
          <table:table-cell office:value-type="float" office:value="-252.1" table:style-name="ce1">
            <text:p>-252,1</text:p>
          </table:table-cell>
          <table:table-cell office:value-type="float" office:value="-360.8" table:style-name="ce1">
            <text:p>-360,8</text:p>
          </table:table-cell>
          <table:table-cell office:value-type="float" office:value="99.2" table:style-name="ce1">
            <text:p>99,2</text:p>
          </table:table-cell>
          <table:table-cell office:value-type="float" office:value="246.9" table:style-name="ce1">
            <text:p>246,9</text:p>
          </table:table-cell>
          <table:table-cell office:value-type="float" office:value="-133.19999999999999" table:style-name="ce1">
            <text:p>-133,2</text:p>
          </table:table-cell>
          <table:table-cell office:value-type="float" office:value="-766.1" table:style-name="ce1">
            <text:p>-766,1</text:p>
          </table:table-cell>
          <table:table-cell office:value-type="float" office:value="-274.5" table:style-name="ce1">
            <text:p>-274,5</text:p>
          </table:table-cell>
          <table:table-cell office:value-type="float" office:value="-478.6" table:style-name="ce1">
            <text:p>-478,6</text:p>
          </table:table-cell>
          <table:table-cell office:value-type="float" office:value="293.7" table:style-name="ce1">
            <text:p>293,7</text:p>
          </table:table-cell>
          <table:table-cell office:value-type="float" office:value="513.6" table:style-name="ce1">
            <text:p>513,6</text:p>
          </table:table-cell>
          <table:table-cell office:value-type="float" office:value="200" table:style-name="ce1">
            <text:p>200</text:p>
          </table:table-cell>
          <table:table-cell office:value-type="float" office:value="171" table:style-name="ce1">
            <text:p>171</text:p>
          </table:table-cell>
          <table:table-cell office:value-type="float" office:value="-708.4" table:style-name="ce1">
            <text:p>-708,4</text:p>
          </table:table-cell>
          <table:table-cell office:value-type="float" office:value="-518.5" table:style-name="ce1">
            <text:p>-518,5</text:p>
          </table:table-cell>
          <table:table-cell office:value-type="float" office:value="514.70000000000005" table:style-name="ce1">
            <text:p>514,7</text:p>
          </table:table-cell>
          <table:table-cell office:value-type="float" office:value="-328.6" table:style-name="ce1">
            <text:p>-328,6</text:p>
          </table:table-cell>
          <table:table-cell office:value-type="float" office:value="969.7" table:style-name="ce1">
            <text:p>969,7</text:p>
          </table:table-cell>
          <table:table-cell office:value-type="float" office:value="-606.79999999999995" table:style-name="ce1">
            <text:p>-606,8</text:p>
          </table:table-cell>
          <table:table-cell office:value-type="float" office:value="-875.2" table:style-name="ce1">
            <text:p>-875,2</text:p>
          </table:table-cell>
          <table:table-cell office:value-type="float" office:value="-586.20000000000005" table:style-name="ce1">
            <text:p>-586,2</text:p>
          </table:table-cell>
          <table:table-cell office:value-type="float" office:value="-845.5" table:style-name="ce1">
            <text:p>-845,5</text:p>
          </table:table-cell>
          <table:table-cell office:value-type="float" office:value="-715.7" table:style-name="ce1">
            <text:p>-715,7</text:p>
          </table:table-cell>
          <table:table-cell office:value-type="float" office:value="297.10000000000002" table:style-name="ce1">
            <text:p>297,1</text:p>
          </table:table-cell>
          <table:table-cell office:value-type="float" office:value="564" table:style-name="ce1">
            <text:p>564</text:p>
          </table:table-cell>
          <table:table-cell office:value-type="float" office:value="-449.8" table:style-name="ce1">
            <text:p>-449,8</text:p>
          </table:table-cell>
          <table:table-cell office:value-type="float" office:value="51.6" table:style-name="ce1">
            <text:p>51,6</text:p>
          </table:table-cell>
          <table:table-cell office:value-type="float" office:value="-730.8" table:style-name="ce1">
            <text:p>-730,8</text:p>
          </table:table-cell>
          <table:table-cell office:value-type="float" office:value="847.1" table:style-name="ce1">
            <text:p>847,1</text:p>
          </table:table-cell>
          <table:table-cell office:value-type="float" office:value="116.1" table:style-name="ce1">
            <text:p>116,1</text:p>
          </table:table-cell>
          <table:table-cell office:value-type="float" office:value="626.1" table:style-name="ce1">
            <text:p>626,1</text:p>
          </table:table-cell>
          <table:table-cell office:value-type="float" office:value="417.1" table:style-name="ce1">
            <text:p>417,1</text:p>
          </table:table-cell>
          <table:table-cell office:value-type="float" office:value="618.5" table:style-name="ce1">
            <text:p>618,5</text:p>
          </table:table-cell>
          <table:table-cell office:value-type="float" office:value="111.6" table:style-name="ce1">
            <text:p>111,6</text:p>
          </table:table-cell>
          <table:table-cell office:value-type="float" office:value="-341.8" table:style-name="ce1">
            <text:p>-341,8</text:p>
          </table:table-cell>
          <table:table-cell office:value-type="float" office:value="185.9" table:style-name="ce1">
            <text:p>185,9</text:p>
          </table:table-cell>
          <table:table-cell office:value-type="float" office:value="257.3" table:style-name="ce1">
            <text:p>257,3</text:p>
          </table:table-cell>
          <table:table-cell office:value-type="float" office:value="-409" table:style-name="ce1">
            <text:p>-409</text:p>
          </table:table-cell>
          <table:table-cell office:value-type="float" office:value="411.8" table:style-name="ce1">
            <text:p>411,8</text:p>
          </table:table-cell>
          <table:table-cell table:number-columns-repeated="16344"/>
        </table:table-row>
        <table:table-row table:style-name="ro1">
          <table:table-cell office:value-type="float" office:value="224.2" table:style-name="ce1">
            <text:p>224,2</text:p>
          </table:table-cell>
          <table:table-cell office:value-type="float" office:value="-982.3" table:style-name="ce1">
            <text:p>-982,3</text:p>
          </table:table-cell>
          <table:table-cell office:value-type="float" office:value="-746.1" table:style-name="ce1">
            <text:p>-746,1</text:p>
          </table:table-cell>
          <table:table-cell office:value-type="float" office:value="-647.9" table:style-name="ce1">
            <text:p>-647,9</text:p>
          </table:table-cell>
          <table:table-cell office:value-type="float" office:value="-708.9" table:style-name="ce1">
            <text:p>-708,9</text:p>
          </table:table-cell>
          <table:table-cell office:value-type="float" office:value="921.5" table:style-name="ce1">
            <text:p>921,5</text:p>
          </table:table-cell>
          <table:table-cell office:value-type="float" office:value="-598.20000000000005" table:style-name="ce1">
            <text:p>-598,2</text:p>
          </table:table-cell>
          <table:table-cell office:value-type="float" office:value="-51" table:style-name="ce1">
            <text:p>-51</text:p>
          </table:table-cell>
          <table:table-cell office:value-type="float" office:value="345.2" table:style-name="ce1">
            <text:p>345,2</text:p>
          </table:table-cell>
          <table:table-cell office:value-type="float" office:value="698.9" table:style-name="ce1">
            <text:p>698,9</text:p>
          </table:table-cell>
          <table:table-cell office:value-type="float" office:value="408.5" table:style-name="ce1">
            <text:p>408,5</text:p>
          </table:table-cell>
          <table:table-cell office:value-type="float" office:value="977.9" table:style-name="ce1">
            <text:p>977,9</text:p>
          </table:table-cell>
          <table:table-cell office:value-type="float" office:value="502.9" table:style-name="ce1">
            <text:p>502,9</text:p>
          </table:table-cell>
          <table:table-cell office:value-type="float" office:value="669" table:style-name="ce1">
            <text:p>669</text:p>
          </table:table-cell>
          <table:table-cell office:value-type="float" office:value="441" table:style-name="ce1">
            <text:p>441</text:p>
          </table:table-cell>
          <table:table-cell office:value-type="float" office:value="100.7" table:style-name="ce1">
            <text:p>100,7</text:p>
          </table:table-cell>
          <table:table-cell office:value-type="float" office:value="65.3" table:style-name="ce1">
            <text:p>65,3</text:p>
          </table:table-cell>
          <table:table-cell office:value-type="float" office:value="629" table:style-name="ce1">
            <text:p>629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-534.70000000000005" table:style-name="ce1">
            <text:p>-534,7</text:p>
          </table:table-cell>
          <table:table-cell office:value-type="float" office:value="-886.3" table:style-name="ce1">
            <text:p>-886,3</text:p>
          </table:table-cell>
          <table:table-cell office:value-type="float" office:value="-74.8" table:style-name="ce1">
            <text:p>-74,8</text:p>
          </table:table-cell>
          <table:table-cell office:value-type="float" office:value="647.1" table:style-name="ce1">
            <text:p>647,1</text:p>
          </table:table-cell>
          <table:table-cell office:value-type="float" office:value="-64.900000000000006" table:style-name="ce1">
            <text:p>-64,9</text:p>
          </table:table-cell>
          <table:table-cell office:value-type="float" office:value="286.7" table:style-name="ce1">
            <text:p>286,7</text:p>
          </table:table-cell>
          <table:table-cell office:value-type="float" office:value="845" table:style-name="ce1">
            <text:p>845</text:p>
          </table:table-cell>
          <table:table-cell office:value-type="float" office:value="555.9" table:style-name="ce1">
            <text:p>555,9</text:p>
          </table:table-cell>
          <table:table-cell office:value-type="float" office:value="-579.79999999999995" table:style-name="ce1">
            <text:p>-579,8</text:p>
          </table:table-cell>
          <table:table-cell office:value-type="float" office:value="816.8" table:style-name="ce1">
            <text:p>816,8</text:p>
          </table:table-cell>
          <table:table-cell office:value-type="float" office:value="552.79999999999995" table:style-name="ce1">
            <text:p>552,8</text:p>
          </table:table-cell>
          <table:table-cell office:value-type="float" office:value="-735.5" table:style-name="ce1">
            <text:p>-735,5</text:p>
          </table:table-cell>
          <table:table-cell office:value-type="float" office:value="253.8" table:style-name="ce1">
            <text:p>253,8</text:p>
          </table:table-cell>
          <table:table-cell office:value-type="float" office:value="637.29999999999995" table:style-name="ce1">
            <text:p>637,3</text:p>
          </table:table-cell>
          <table:table-cell office:value-type="float" office:value="940.5" table:style-name="ce1">
            <text:p>940,5</text:p>
          </table:table-cell>
          <table:table-cell office:value-type="float" office:value="-265.7" table:style-name="ce1">
            <text:p>-265,7</text:p>
          </table:table-cell>
          <table:table-cell office:value-type="float" office:value="-306" table:style-name="ce1">
            <text:p>-306</text:p>
          </table:table-cell>
          <table:table-cell office:value-type="float" office:value="-593.29999999999995" table:style-name="ce1">
            <text:p>-593,3</text:p>
          </table:table-cell>
          <table:table-cell office:value-type="float" office:value="-468.9" table:style-name="ce1">
            <text:p>-468,9</text:p>
          </table:table-cell>
          <table:table-cell office:value-type="float" office:value="773.5" table:style-name="ce1">
            <text:p>773,5</text:p>
          </table:table-cell>
          <table:table-cell office:value-type="float" office:value="-181.4" table:style-name="ce1">
            <text:p>-181,4</text:p>
          </table:table-cell>
          <table:table-cell table:number-columns-repeated="16344"/>
        </table:table-row>
        <table:table-row table:style-name="ro1">
          <table:table-cell office:value-type="float" office:value="896.3" table:style-name="ce1">
            <text:p>896,3</text:p>
          </table:table-cell>
          <table:table-cell office:value-type="float" office:value="655.8" table:style-name="ce1">
            <text:p>655,8</text:p>
          </table:table-cell>
          <table:table-cell office:value-type="float" office:value="-402.7" table:style-name="ce1">
            <text:p>-402,7</text:p>
          </table:table-cell>
          <table:table-cell office:value-type="float" office:value="926.9" table:style-name="ce1">
            <text:p>926,9</text:p>
          </table:table-cell>
          <table:table-cell office:value-type="float" office:value="-844.3" table:style-name="ce1">
            <text:p>-844,3</text:p>
          </table:table-cell>
          <table:table-cell office:value-type="float" office:value="-107" table:style-name="ce1">
            <text:p>-107</text:p>
          </table:table-cell>
          <table:table-cell office:value-type="float" office:value="-963.7" table:style-name="ce1">
            <text:p>-963,7</text:p>
          </table:table-cell>
          <table:table-cell office:value-type="float" office:value="-216.6" table:style-name="ce1">
            <text:p>-216,6</text:p>
          </table:table-cell>
          <table:table-cell office:value-type="float" office:value="-913" table:style-name="ce1">
            <text:p>-913</text:p>
          </table:table-cell>
          <table:table-cell office:value-type="float" office:value="295.8" table:style-name="ce1">
            <text:p>295,8</text:p>
          </table:table-cell>
          <table:table-cell office:value-type="float" office:value="310.89999999999998" table:style-name="ce1">
            <text:p>310,9</text:p>
          </table:table-cell>
          <table:table-cell office:value-type="float" office:value="-580.4" table:style-name="ce1">
            <text:p>-580,4</text:p>
          </table:table-cell>
          <table:table-cell office:value-type="float" office:value="98.7" table:style-name="ce1">
            <text:p>98,7</text:p>
          </table:table-cell>
          <table:table-cell office:value-type="float" office:value="630" table:style-name="ce1">
            <text:p>630</text:p>
          </table:table-cell>
          <table:table-cell office:value-type="float" office:value="739.4" table:style-name="ce1">
            <text:p>739,4</text:p>
          </table:table-cell>
          <table:table-cell office:value-type="float" office:value="-561.1" table:style-name="ce1">
            <text:p>-561,1</text:p>
          </table:table-cell>
          <table:table-cell office:value-type="float" office:value="-339.8" table:style-name="ce1">
            <text:p>-339,8</text:p>
          </table:table-cell>
          <table:table-cell office:value-type="float" office:value="-34.799999999999997" table:style-name="ce1">
            <text:p>-34,8</text:p>
          </table:table-cell>
          <table:table-cell office:value-type="float" office:value="-637.4" table:style-name="ce1">
            <text:p>-637,4</text:p>
          </table:table-cell>
          <table:table-cell office:value-type="float" office:value="-965.8" table:style-name="ce1">
            <text:p>-965,8</text:p>
          </table:table-cell>
          <table:table-cell office:value-type="float" office:value="-262.3" table:style-name="ce1">
            <text:p>-262,3</text:p>
          </table:table-cell>
          <table:table-cell office:value-type="float" office:value="-378.7" table:style-name="ce1">
            <text:p>-378,7</text:p>
          </table:table-cell>
          <table:table-cell office:value-type="float" office:value="-863.5" table:style-name="ce1">
            <text:p>-863,5</text:p>
          </table:table-cell>
          <table:table-cell office:value-type="float" office:value="591" table:style-name="ce1">
            <text:p>591</text:p>
          </table:table-cell>
          <table:table-cell office:value-type="float" office:value="-714.4" table:style-name="ce1">
            <text:p>-714,4</text:p>
          </table:table-cell>
          <table:table-cell office:value-type="float" office:value="262.5" table:style-name="ce1">
            <text:p>262,5</text:p>
          </table:table-cell>
          <table:table-cell office:value-type="float" office:value="192" table:style-name="ce1">
            <text:p>192</text:p>
          </table:table-cell>
          <table:table-cell office:value-type="float" office:value="378.7" table:style-name="ce1">
            <text:p>378,7</text:p>
          </table:table-cell>
          <table:table-cell office:value-type="float" office:value="-327.5" table:style-name="ce1">
            <text:p>-327,5</text:p>
          </table:table-cell>
          <table:table-cell office:value-type="float" office:value="-383.8" table:style-name="ce1">
            <text:p>-383,8</text:p>
          </table:table-cell>
          <table:table-cell office:value-type="float" office:value="-327.60000000000002" table:style-name="ce1">
            <text:p>-327,6</text:p>
          </table:table-cell>
          <table:table-cell office:value-type="float" office:value="724.6" table:style-name="ce1">
            <text:p>724,6</text:p>
          </table:table-cell>
          <table:table-cell office:value-type="float" office:value="250.3" table:style-name="ce1">
            <text:p>250,3</text:p>
          </table:table-cell>
          <table:table-cell office:value-type="float" office:value="-120.6" table:style-name="ce1">
            <text:p>-120,6</text:p>
          </table:table-cell>
          <table:table-cell office:value-type="float" office:value="-66.3" table:style-name="ce1">
            <text:p>-66,3</text:p>
          </table:table-cell>
          <table:table-cell office:value-type="float" office:value="-940.8" table:style-name="ce1">
            <text:p>-940,8</text:p>
          </table:table-cell>
          <table:table-cell office:value-type="float" office:value="-374.7" table:style-name="ce1">
            <text:p>-374,7</text:p>
          </table:table-cell>
          <table:table-cell office:value-type="float" office:value="-313.3" table:style-name="ce1">
            <text:p>-313,3</text:p>
          </table:table-cell>
          <table:table-cell office:value-type="float" office:value="436.2" table:style-name="ce1">
            <text:p>436,2</text:p>
          </table:table-cell>
          <table:table-cell office:value-type="float" office:value="782.9" table:style-name="ce1">
            <text:p>782,9</text:p>
          </table:table-cell>
          <table:table-cell table:number-columns-repeated="16344"/>
        </table:table-row>
        <table:table-row table:style-name="ro1">
          <table:table-cell office:value-type="float" office:value="-802.8" table:style-name="ce1">
            <text:p>-802,8</text:p>
          </table:table-cell>
          <table:table-cell office:value-type="float" office:value="464.6" table:style-name="ce1">
            <text:p>464,6</text:p>
          </table:table-cell>
          <table:table-cell office:value-type="float" office:value="947.3" table:style-name="ce1">
            <text:p>947,3</text:p>
          </table:table-cell>
          <table:table-cell office:value-type="float" office:value="786.9" table:style-name="ce1">
            <text:p>786,9</text:p>
          </table:table-cell>
          <table:table-cell office:value-type="float" office:value="-881" table:style-name="ce1">
            <text:p>-881</text:p>
          </table:table-cell>
          <table:table-cell office:value-type="float" office:value="390" table:style-name="ce1">
            <text:p>390</text:p>
          </table:table-cell>
          <table:table-cell office:value-type="float" office:value="-582.20000000000005" table:style-name="ce1">
            <text:p>-582,2</text:p>
          </table:table-cell>
          <table:table-cell office:value-type="float" office:value="129.69999999999999" table:style-name="ce1">
            <text:p>129,7</text:p>
          </table:table-cell>
          <table:table-cell office:value-type="float" office:value="88.2" table:style-name="ce1">
            <text:p>88,2</text:p>
          </table:table-cell>
          <table:table-cell office:value-type="float" office:value="-365" table:style-name="ce1">
            <text:p>-365</text:p>
          </table:table-cell>
          <table:table-cell office:value-type="float" office:value="838.8" table:style-name="ce1">
            <text:p>838,8</text:p>
          </table:table-cell>
          <table:table-cell office:value-type="float" office:value="362.6" table:style-name="ce1">
            <text:p>362,6</text:p>
          </table:table-cell>
          <table:table-cell office:value-type="float" office:value="-125.2" table:style-name="ce1">
            <text:p>-125,2</text:p>
          </table:table-cell>
          <table:table-cell office:value-type="float" office:value="35.9" table:style-name="ce1">
            <text:p>35,9</text:p>
          </table:table-cell>
          <table:table-cell office:value-type="float" office:value="138.5" table:style-name="ce1">
            <text:p>138,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426.3" table:style-name="ce1">
            <text:p>426,3</text:p>
          </table:table-cell>
          <table:table-cell office:value-type="float" office:value="-102.5" table:style-name="ce1">
            <text:p>-102,5</text:p>
          </table:table-cell>
          <table:table-cell office:value-type="float" office:value="327.39999999999998" table:style-name="ce1">
            <text:p>327,4</text:p>
          </table:table-cell>
          <table:table-cell office:value-type="float" office:value="-695.2" table:style-name="ce1">
            <text:p>-695,2</text:p>
          </table:table-cell>
          <table:table-cell office:value-type="float" office:value="177.1" table:style-name="ce1">
            <text:p>177,1</text:p>
          </table:table-cell>
          <table:table-cell office:value-type="float" office:value="-106.9" table:style-name="ce1">
            <text:p>-106,9</text:p>
          </table:table-cell>
          <table:table-cell office:value-type="float" office:value="-48.4" table:style-name="ce1">
            <text:p>-48,4</text:p>
          </table:table-cell>
          <table:table-cell office:value-type="float" office:value="-798.5" table:style-name="ce1">
            <text:p>-798,5</text:p>
          </table:table-cell>
          <table:table-cell office:value-type="float" office:value="-847.9" table:style-name="ce1">
            <text:p>-847,9</text:p>
          </table:table-cell>
          <table:table-cell office:value-type="float" office:value="769.2" table:style-name="ce1">
            <text:p>769,2</text:p>
          </table:table-cell>
          <table:table-cell office:value-type="float" office:value="515.20000000000005" table:style-name="ce1">
            <text:p>515,2</text:p>
          </table:table-cell>
          <table:table-cell office:value-type="float" office:value="211.8" table:style-name="ce1">
            <text:p>211,8</text:p>
          </table:table-cell>
          <table:table-cell office:value-type="float" office:value="-197.9" table:style-name="ce1">
            <text:p>-197,9</text:p>
          </table:table-cell>
          <table:table-cell office:value-type="float" office:value="-903" table:style-name="ce1">
            <text:p>-903</text:p>
          </table:table-cell>
          <table:table-cell office:value-type="float" office:value="-591.6" table:style-name="ce1">
            <text:p>-591,6</text:p>
          </table:table-cell>
          <table:table-cell office:value-type="float" office:value="689.4" table:style-name="ce1">
            <text:p>689,4</text:p>
          </table:table-cell>
          <table:table-cell office:value-type="float" office:value="-2.8" table:style-name="ce1">
            <text:p>-2,8</text:p>
          </table:table-cell>
          <table:table-cell office:value-type="float" office:value="-641.29999999999995" table:style-name="ce1">
            <text:p>-641,3</text:p>
          </table:table-cell>
          <table:table-cell office:value-type="float" office:value="-262.3" table:style-name="ce1">
            <text:p>-262,3</text:p>
          </table:table-cell>
          <table:table-cell office:value-type="float" office:value="-778.2" table:style-name="ce1">
            <text:p>-778,2</text:p>
          </table:table-cell>
          <table:table-cell office:value-type="float" office:value="237.4" table:style-name="ce1">
            <text:p>237,4</text:p>
          </table:table-cell>
          <table:table-cell office:value-type="float" office:value="-308" table:style-name="ce1">
            <text:p>-308</text:p>
          </table:table-cell>
          <table:table-cell office:value-type="float" office:value="500.6" table:style-name="ce1">
            <text:p>500,6</text:p>
          </table:table-cell>
          <table:table-cell office:value-type="float" office:value="595.6" table:style-name="ce1">
            <text:p>595,6</text:p>
          </table:table-cell>
          <table:table-cell table:number-columns-repeated="16344"/>
        </table:table-row>
        <table:table-row table:style-name="ro1">
          <table:table-cell office:value-type="float" office:value="-251.1" table:style-name="ce1">
            <text:p>-251,1</text:p>
          </table:table-cell>
          <table:table-cell office:value-type="float" office:value="-681.5" table:style-name="ce1">
            <text:p>-681,5</text:p>
          </table:table-cell>
          <table:table-cell office:value-type="float" office:value="686.6" table:style-name="ce1">
            <text:p>686,6</text:p>
          </table:table-cell>
          <table:table-cell office:value-type="float" office:value="-116.4" table:style-name="ce1">
            <text:p>-116,4</text:p>
          </table:table-cell>
          <table:table-cell office:value-type="float" office:value="-466.9" table:style-name="ce1">
            <text:p>-466,9</text:p>
          </table:table-cell>
          <table:table-cell office:value-type="float" office:value="408.9" table:style-name="ce1">
            <text:p>408,9</text:p>
          </table:table-cell>
          <table:table-cell office:value-type="float" office:value="-545.5" table:style-name="ce1">
            <text:p>-545,5</text:p>
          </table:table-cell>
          <table:table-cell office:value-type="float" office:value="568.20000000000005" table:style-name="ce1">
            <text:p>568,2</text:p>
          </table:table-cell>
          <table:table-cell office:value-type="float" office:value="-486.7" table:style-name="ce1">
            <text:p>-486,7</text:p>
          </table:table-cell>
          <table:table-cell office:value-type="float" office:value="188.8" table:style-name="ce1">
            <text:p>188,8</text:p>
          </table:table-cell>
          <table:table-cell office:value-type="float" office:value="448.5" table:style-name="ce1">
            <text:p>448,5</text:p>
          </table:table-cell>
          <table:table-cell office:value-type="float" office:value="820.3" table:style-name="ce1">
            <text:p>820,3</text:p>
          </table:table-cell>
          <table:table-cell office:value-type="float" office:value="-236.2" table:style-name="ce1">
            <text:p>-236,2</text:p>
          </table:table-cell>
          <table:table-cell office:value-type="float" office:value="97.8" table:style-name="ce1">
            <text:p>97,8</text:p>
          </table:table-cell>
          <table:table-cell office:value-type="float" office:value="411.2" table:style-name="ce1">
            <text:p>411,2</text:p>
          </table:table-cell>
          <table:table-cell office:value-type="float" office:value="216.7" table:style-name="ce1">
            <text:p>216,7</text:p>
          </table:table-cell>
          <table:table-cell office:value-type="float" office:value="801.9" table:style-name="ce1">
            <text:p>801,9</text:p>
          </table:table-cell>
          <table:table-cell office:value-type="float" office:value="-717.6" table:style-name="ce1">
            <text:p>-717,6</text:p>
          </table:table-cell>
          <table:table-cell office:value-type="float" office:value="37.4" table:style-name="ce1">
            <text:p>37,4</text:p>
          </table:table-cell>
          <table:table-cell office:value-type="float" office:value="-706" table:style-name="ce1">
            <text:p>-706</text:p>
          </table:table-cell>
          <table:table-cell office:value-type="float" office:value="-167.3" table:style-name="ce1">
            <text:p>-167,3</text:p>
          </table:table-cell>
          <table:table-cell office:value-type="float" office:value="-12.7" table:style-name="ce1">
            <text:p>-12,7</text:p>
          </table:table-cell>
          <table:table-cell office:value-type="float" office:value="-743.9" table:style-name="ce1">
            <text:p>-743,9</text:p>
          </table:table-cell>
          <table:table-cell office:value-type="float" office:value="132.19999999999999" table:style-name="ce1">
            <text:p>132,2</text:p>
          </table:table-cell>
          <table:table-cell office:value-type="float" office:value="895.5" table:style-name="ce1">
            <text:p>895,5</text:p>
          </table:table-cell>
          <table:table-cell office:value-type="float" office:value="244.6" table:style-name="ce1">
            <text:p>244,6</text:p>
          </table:table-cell>
          <table:table-cell office:value-type="float" office:value="0.9" table:style-name="ce1">
            <text:p>0,9</text:p>
          </table:table-cell>
          <table:table-cell office:value-type="float" office:value="214.8" table:style-name="ce1">
            <text:p>214,8</text:p>
          </table:table-cell>
          <table:table-cell office:value-type="float" office:value="-706.1" table:style-name="ce1">
            <text:p>-706,1</text:p>
          </table:table-cell>
          <table:table-cell office:value-type="float" office:value="844.2" table:style-name="ce1">
            <text:p>844,2</text:p>
          </table:table-cell>
          <table:table-cell office:value-type="float" office:value="-462.6" table:style-name="ce1">
            <text:p>-462,6</text:p>
          </table:table-cell>
          <table:table-cell office:value-type="float" office:value="-541.70000000000005" table:style-name="ce1">
            <text:p>-541,7</text:p>
          </table:table-cell>
          <table:table-cell office:value-type="float" office:value="623.29999999999995" table:style-name="ce1">
            <text:p>623,3</text:p>
          </table:table-cell>
          <table:table-cell office:value-type="float" office:value="443.6" table:style-name="ce1">
            <text:p>443,6</text:p>
          </table:table-cell>
          <table:table-cell office:value-type="float" office:value="-358.5" table:style-name="ce1">
            <text:p>-358,5</text:p>
          </table:table-cell>
          <table:table-cell office:value-type="float" office:value="-325.5" table:style-name="ce1">
            <text:p>-325,5</text:p>
          </table:table-cell>
          <table:table-cell office:value-type="float" office:value="896" table:style-name="ce1">
            <text:p>896</text:p>
          </table:table-cell>
          <table:table-cell office:value-type="float" office:value="-445.3" table:style-name="ce1">
            <text:p>-445,3</text:p>
          </table:table-cell>
          <table:table-cell office:value-type="float" office:value="-810.6" table:style-name="ce1">
            <text:p>-810,6</text:p>
          </table:table-cell>
          <table:table-cell office:value-type="float" office:value="-213" table:style-name="ce1">
            <text:p>-213</text:p>
          </table:table-cell>
          <table:table-cell table:number-columns-repeated="16344"/>
        </table:table-row>
        <table:table-row table:style-name="ro1">
          <table:table-cell office:value-type="float" office:value="-496.1" table:style-name="ce1">
            <text:p>-496,1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-286.8" table:style-name="ce1">
            <text:p>-286,8</text:p>
          </table:table-cell>
          <table:table-cell office:value-type="float" office:value="272.3" table:style-name="ce1">
            <text:p>272,3</text:p>
          </table:table-cell>
          <table:table-cell office:value-type="float" office:value="677.9" table:style-name="ce1">
            <text:p>677,9</text:p>
          </table:table-cell>
          <table:table-cell office:value-type="float" office:value="-616.4" table:style-name="ce1">
            <text:p>-616,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71" table:style-name="ce1">
            <text:p>471</text:p>
          </table:table-cell>
          <table:table-cell office:value-type="float" office:value="583.4" table:style-name="ce1">
            <text:p>583,4</text:p>
          </table:table-cell>
          <table:table-cell office:value-type="float" office:value="-506.5" table:style-name="ce1">
            <text:p>-506,5</text:p>
          </table:table-cell>
          <table:table-cell office:value-type="float" office:value="-162.4" table:style-name="ce1">
            <text:p>-162,4</text:p>
          </table:table-cell>
          <table:table-cell office:value-type="float" office:value="-894.9" table:style-name="ce1">
            <text:p>-894,9</text:p>
          </table:table-cell>
          <table:table-cell office:value-type="float" office:value="687" table:style-name="ce1">
            <text:p>687</text:p>
          </table:table-cell>
          <table:table-cell office:value-type="float" office:value="-151" table:style-name="ce1">
            <text:p>-151</text:p>
          </table:table-cell>
          <table:table-cell office:value-type="float" office:value="560.9" table:style-name="ce1">
            <text:p>560,9</text:p>
          </table:table-cell>
          <table:table-cell office:value-type="float" office:value="-788.1" table:style-name="ce1">
            <text:p>-788,1</text:p>
          </table:table-cell>
          <table:table-cell office:value-type="float" office:value="28.8" table:style-name="ce1">
            <text:p>28,8</text:p>
          </table:table-cell>
          <table:table-cell office:value-type="float" office:value="259" table:style-name="ce1">
            <text:p>259</text:p>
          </table:table-cell>
          <table:table-cell office:value-type="float" office:value="878.7" table:style-name="ce1">
            <text:p>878,7</text:p>
          </table:table-cell>
          <table:table-cell office:value-type="float" office:value="-946.4" table:style-name="ce1">
            <text:p>-946,4</text:p>
          </table:table-cell>
          <table:table-cell office:value-type="float" office:value="674.1" table:style-name="ce1">
            <text:p>674,1</text:p>
          </table:table-cell>
          <table:table-cell office:value-type="float" office:value="-561.9" table:style-name="ce1">
            <text:p>-561,9</text:p>
          </table:table-cell>
          <table:table-cell office:value-type="float" office:value="630.70000000000005" table:style-name="ce1">
            <text:p>630,7</text:p>
          </table:table-cell>
          <table:table-cell office:value-type="float" office:value="568.70000000000005" table:style-name="ce1">
            <text:p>568,7</text:p>
          </table:table-cell>
          <table:table-cell office:value-type="float" office:value="72" table:style-name="ce1">
            <text:p>72</text:p>
          </table:table-cell>
          <table:table-cell office:value-type="float" office:value="-938.9" table:style-name="ce1">
            <text:p>-938,9</text:p>
          </table:table-cell>
          <table:table-cell office:value-type="float" office:value="-652" table:style-name="ce1">
            <text:p>-652</text:p>
          </table:table-cell>
          <table:table-cell office:value-type="float" office:value="175.1" table:style-name="ce1">
            <text:p>175,1</text:p>
          </table:table-cell>
          <table:table-cell office:value-type="float" office:value="-445.9" table:style-name="ce1">
            <text:p>-445,9</text:p>
          </table:table-cell>
          <table:table-cell office:value-type="float" office:value="797.8" table:style-name="ce1">
            <text:p>797,8</text:p>
          </table:table-cell>
          <table:table-cell office:value-type="float" office:value="-970.2" table:style-name="ce1">
            <text:p>-970,2</text:p>
          </table:table-cell>
          <table:table-cell office:value-type="float" office:value="-573.4" table:style-name="ce1">
            <text:p>-573,4</text:p>
          </table:table-cell>
          <table:table-cell office:value-type="float" office:value="-326.60000000000002" table:style-name="ce1">
            <text:p>-326,6</text:p>
          </table:table-cell>
          <table:table-cell office:value-type="float" office:value="665.3" table:style-name="ce1">
            <text:p>665,3</text:p>
          </table:table-cell>
          <table:table-cell office:value-type="float" office:value="-90.5" table:style-name="ce1">
            <text:p>-90,5</text:p>
          </table:table-cell>
          <table:table-cell office:value-type="float" office:value="967" table:style-name="ce1">
            <text:p>967</text:p>
          </table:table-cell>
          <table:table-cell office:value-type="float" office:value="804.7" table:style-name="ce1">
            <text:p>804,7</text:p>
          </table:table-cell>
          <table:table-cell office:value-type="float" office:value="779.1" table:style-name="ce1">
            <text:p>779,1</text:p>
          </table:table-cell>
          <table:table-cell office:value-type="float" office:value="-228.5" table:style-name="ce1">
            <text:p>-228,5</text:p>
          </table:table-cell>
          <table:table-cell office:value-type="float" office:value="891.9" table:style-name="ce1">
            <text:p>891,9</text:p>
          </table:table-cell>
          <table:table-cell table:number-columns-repeated="16344"/>
        </table:table-row>
        <table:table-row table:style-name="ro1">
          <table:table-cell office:value-type="float" office:value="-451" table:style-name="ce1">
            <text:p>-451</text:p>
          </table:table-cell>
          <table:table-cell office:value-type="float" office:value="-228" table:style-name="ce1">
            <text:p>-228</text:p>
          </table:table-cell>
          <table:table-cell office:value-type="float" office:value="-522.4" table:style-name="ce1">
            <text:p>-522,4</text:p>
          </table:table-cell>
          <table:table-cell office:value-type="float" office:value="530.9" table:style-name="ce1">
            <text:p>530,9</text:p>
          </table:table-cell>
          <table:table-cell office:value-type="float" office:value="237" table:style-name="ce1">
            <text:p>237</text:p>
          </table:table-cell>
          <table:table-cell office:value-type="float" office:value="377" table:style-name="ce1">
            <text:p>377</text:p>
          </table:table-cell>
          <table:table-cell office:value-type="float" office:value="-260.7" table:style-name="ce1">
            <text:p>-260,7</text:p>
          </table:table-cell>
          <table:table-cell office:value-type="float" office:value="203.5" table:style-name="ce1">
            <text:p>203,5</text:p>
          </table:table-cell>
          <table:table-cell office:value-type="float" office:value="361.9" table:style-name="ce1">
            <text:p>361,9</text:p>
          </table:table-cell>
          <table:table-cell office:value-type="float" office:value="528" table:style-name="ce1">
            <text:p>528</text:p>
          </table:table-cell>
          <table:table-cell office:value-type="float" office:value="-661.5" table:style-name="ce1">
            <text:p>-661,5</text:p>
          </table:table-cell>
          <table:table-cell office:value-type="float" office:value="136.69999999999999" table:style-name="ce1">
            <text:p>136,7</text:p>
          </table:table-cell>
          <table:table-cell office:value-type="float" office:value="307.8" table:style-name="ce1">
            <text:p>307,8</text:p>
          </table:table-cell>
          <table:table-cell office:value-type="float" office:value="463.8" table:style-name="ce1">
            <text:p>463,8</text:p>
          </table:table-cell>
          <table:table-cell office:value-type="float" office:value="100.3" table:style-name="ce1">
            <text:p>100,3</text:p>
          </table:table-cell>
          <table:table-cell office:value-type="float" office:value="884.7" table:style-name="ce1">
            <text:p>884,7</text:p>
          </table:table-cell>
          <table:table-cell office:value-type="float" office:value="603.1" table:style-name="ce1">
            <text:p>603,1</text:p>
          </table:table-cell>
          <table:table-cell office:value-type="float" office:value="487.4" table:style-name="ce1">
            <text:p>487,4</text:p>
          </table:table-cell>
          <table:table-cell office:value-type="float" office:value="99.8" table:style-name="ce1">
            <text:p>99,8</text:p>
          </table:table-cell>
          <table:table-cell office:value-type="float" office:value="348.4" table:style-name="ce1">
            <text:p>348,4</text:p>
          </table:table-cell>
          <table:table-cell office:value-type="float" office:value="-282.2" table:style-name="ce1">
            <text:p>-282,2</text:p>
          </table:table-cell>
          <table:table-cell office:value-type="float" office:value="-850.9" table:style-name="ce1">
            <text:p>-850,9</text:p>
          </table:table-cell>
          <table:table-cell office:value-type="float" office:value="641.70000000000005" table:style-name="ce1">
            <text:p>641,7</text:p>
          </table:table-cell>
          <table:table-cell office:value-type="float" office:value="415.9" table:style-name="ce1">
            <text:p>415,9</text:p>
          </table:table-cell>
          <table:table-cell office:value-type="float" office:value="-549.4" table:style-name="ce1">
            <text:p>-549,4</text:p>
          </table:table-cell>
          <table:table-cell office:value-type="float" office:value="-347.7" table:style-name="ce1">
            <text:p>-347,7</text:p>
          </table:table-cell>
          <table:table-cell office:value-type="float" office:value="764.2" table:style-name="ce1">
            <text:p>764,2</text:p>
          </table:table-cell>
          <table:table-cell office:value-type="float" office:value="472.2" table:style-name="ce1">
            <text:p>472,2</text:p>
          </table:table-cell>
          <table:table-cell office:value-type="float" office:value="-194.7" table:style-name="ce1">
            <text:p>-194,7</text:p>
          </table:table-cell>
          <table:table-cell office:value-type="float" office:value="-793.6" table:style-name="ce1">
            <text:p>-793,6</text:p>
          </table:table-cell>
          <table:table-cell office:value-type="float" office:value="356.5" table:style-name="ce1">
            <text:p>356,5</text:p>
          </table:table-cell>
          <table:table-cell office:value-type="float" office:value="-830.9" table:style-name="ce1">
            <text:p>-830,9</text:p>
          </table:table-cell>
          <table:table-cell office:value-type="float" office:value="718.8" table:style-name="ce1">
            <text:p>718,8</text:p>
          </table:table-cell>
          <table:table-cell office:value-type="float" office:value="-215" table:style-name="ce1">
            <text:p>-215</text:p>
          </table:table-cell>
          <table:table-cell office:value-type="float" office:value="492.7" table:style-name="ce1">
            <text:p>492,7</text:p>
          </table:table-cell>
          <table:table-cell office:value-type="float" office:value="-705.9" table:style-name="ce1">
            <text:p>-705,9</text:p>
          </table:table-cell>
          <table:table-cell office:value-type="float" office:value="18.7" table:style-name="ce1">
            <text:p>18,7</text:p>
          </table:table-cell>
          <table:table-cell office:value-type="float" office:value="249.1" table:style-name="ce1">
            <text:p>249,1</text:p>
          </table:table-cell>
          <table:table-cell office:value-type="float" office:value="-305.10000000000002" table:style-name="ce1">
            <text:p>-305,1</text:p>
          </table:table-cell>
          <table:table-cell office:value-type="float" office:value="673" table:style-name="ce1">
            <text:p>673</text:p>
          </table:table-cell>
          <table:table-cell table:number-columns-repeated="16344"/>
        </table:table-row>
        <table:table-row table:style-name="ro1">
          <table:table-cell office:value-type="float" office:value="412.2" table:style-name="ce1">
            <text:p>412,2</text:p>
          </table:table-cell>
          <table:table-cell office:value-type="float" office:value="730.7" table:style-name="ce1">
            <text:p>730,7</text:p>
          </table:table-cell>
          <table:table-cell office:value-type="float" office:value="574.9" table:style-name="ce1">
            <text:p>574,9</text:p>
          </table:table-cell>
          <table:table-cell office:value-type="float" office:value="-345.6" table:style-name="ce1">
            <text:p>-345,6</text:p>
          </table:table-cell>
          <table:table-cell office:value-type="float" office:value="-198.8" table:style-name="ce1">
            <text:p>-198,8</text:p>
          </table:table-cell>
          <table:table-cell office:value-type="float" office:value="-160.1" table:style-name="ce1">
            <text:p>-160,1</text:p>
          </table:table-cell>
          <table:table-cell office:value-type="float" office:value="-790" table:style-name="ce1">
            <text:p>-790</text:p>
          </table:table-cell>
          <table:table-cell office:value-type="float" office:value="538.4" table:style-name="ce1">
            <text:p>538,4</text:p>
          </table:table-cell>
          <table:table-cell office:value-type="float" office:value="-659.3" table:style-name="ce1">
            <text:p>-659,3</text:p>
          </table:table-cell>
          <table:table-cell office:value-type="float" office:value="-975.2" table:style-name="ce1">
            <text:p>-975,2</text:p>
          </table:table-cell>
          <table:table-cell office:value-type="float" office:value="366.8" table:style-name="ce1">
            <text:p>366,8</text:p>
          </table:table-cell>
          <table:table-cell office:value-type="float" office:value="213.7" table:style-name="ce1">
            <text:p>213,7</text:p>
          </table:table-cell>
          <table:table-cell office:value-type="float" office:value="422.5" table:style-name="ce1">
            <text:p>422,5</text:p>
          </table:table-cell>
          <table:table-cell office:value-type="float" office:value="-915.8" table:style-name="ce1">
            <text:p>-915,8</text:p>
          </table:table-cell>
          <table:table-cell office:value-type="float" office:value="-138.9" table:style-name="ce1">
            <text:p>-138,9</text:p>
          </table:table-cell>
          <table:table-cell office:value-type="float" office:value="-443.3" table:style-name="ce1">
            <text:p>-443,3</text:p>
          </table:table-cell>
          <table:table-cell office:value-type="float" office:value="677.4" table:style-name="ce1">
            <text:p>677,4</text:p>
          </table:table-cell>
          <table:table-cell office:value-type="float" office:value="846" table:style-name="ce1">
            <text:p>846</text:p>
          </table:table-cell>
          <table:table-cell office:value-type="float" office:value="620.79999999999995" table:style-name="ce1">
            <text:p>620,8</text:p>
          </table:table-cell>
          <table:table-cell office:value-type="float" office:value="540.20000000000005" table:style-name="ce1">
            <text:p>540,2</text:p>
          </table:table-cell>
          <table:table-cell office:value-type="float" office:value="493.5" table:style-name="ce1">
            <text:p>493,5</text:p>
          </table:table-cell>
          <table:table-cell office:value-type="float" office:value="-500.4" table:style-name="ce1">
            <text:p>-500,4</text:p>
          </table:table-cell>
          <table:table-cell office:value-type="float" office:value="-459" table:style-name="ce1">
            <text:p>-459</text:p>
          </table:table-cell>
          <table:table-cell office:value-type="float" office:value="-555.20000000000005" table:style-name="ce1">
            <text:p>-555,2</text:p>
          </table:table-cell>
          <table:table-cell office:value-type="float" office:value="251.8" table:style-name="ce1">
            <text:p>251,8</text:p>
          </table:table-cell>
          <table:table-cell office:value-type="float" office:value="886" table:style-name="ce1">
            <text:p>886</text:p>
          </table:table-cell>
          <table:table-cell office:value-type="float" office:value="-127" table:style-name="ce1">
            <text:p>-127</text:p>
          </table:table-cell>
          <table:table-cell office:value-type="float" office:value="44.6" table:style-name="ce1">
            <text:p>44,6</text:p>
          </table:table-cell>
          <table:table-cell office:value-type="float" office:value="941" table:style-name="ce1">
            <text:p>941</text:p>
          </table:table-cell>
          <table:table-cell office:value-type="float" office:value="-248.6" table:style-name="ce1">
            <text:p>-248,6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450.3" table:style-name="ce1">
            <text:p>450,3</text:p>
          </table:table-cell>
          <table:table-cell office:value-type="float" office:value="273.10000000000002" table:style-name="ce1">
            <text:p>273,1</text:p>
          </table:table-cell>
          <table:table-cell office:value-type="float" office:value="395" table:style-name="ce1">
            <text:p>395</text:p>
          </table:table-cell>
          <table:table-cell office:value-type="float" office:value="220.3" table:style-name="ce1">
            <text:p>220,3</text:p>
          </table:table-cell>
          <table:table-cell office:value-type="float" office:value="949.1" table:style-name="ce1">
            <text:p>949,1</text:p>
          </table:table-cell>
          <table:table-cell office:value-type="float" office:value="-437.5" table:style-name="ce1">
            <text:p>-437,5</text:p>
          </table:table-cell>
          <table:table-cell office:value-type="float" office:value="631.79999999999995" table:style-name="ce1">
            <text:p>631,8</text:p>
          </table:table-cell>
          <table:table-cell office:value-type="float" office:value="-134.6" table:style-name="ce1">
            <text:p>-134,6</text:p>
          </table:table-cell>
          <table:table-cell office:value-type="float" office:value="-610" table:style-name="ce1">
            <text:p>-610</text:p>
          </table:table-cell>
          <table:table-cell table:number-columns-repeated="16344"/>
        </table:table-row>
        <table:table-row table:style-name="ro1">
          <table:table-cell office:value-type="float" office:value="-344.6" table:style-name="ce1">
            <text:p>-344,6</text:p>
          </table:table-cell>
          <table:table-cell office:value-type="float" office:value="-783.2" table:style-name="ce1">
            <text:p>-783,2</text:p>
          </table:table-cell>
          <table:table-cell office:value-type="float" office:value="854.3" table:style-name="ce1">
            <text:p>854,3</text:p>
          </table:table-cell>
          <table:table-cell office:value-type="float" office:value="-767.4" table:style-name="ce1">
            <text:p>-767,4</text:p>
          </table:table-cell>
          <table:table-cell office:value-type="float" office:value="580.4" table:style-name="ce1">
            <text:p>580,4</text:p>
          </table:table-cell>
          <table:table-cell office:value-type="float" office:value="-544.6" table:style-name="ce1">
            <text:p>-544,6</text:p>
          </table:table-cell>
          <table:table-cell office:value-type="float" office:value="-980.2" table:style-name="ce1">
            <text:p>-980,2</text:p>
          </table:table-cell>
          <table:table-cell office:value-type="float" office:value="686.9" table:style-name="ce1">
            <text:p>686,9</text:p>
          </table:table-cell>
          <table:table-cell office:value-type="float" office:value="-762.7" table:style-name="ce1">
            <text:p>-762,7</text:p>
          </table:table-cell>
          <table:table-cell office:value-type="float" office:value="509.4" table:style-name="ce1">
            <text:p>509,4</text:p>
          </table:table-cell>
          <table:table-cell office:value-type="float" office:value="400.5" table:style-name="ce1">
            <text:p>400,5</text:p>
          </table:table-cell>
          <table:table-cell office:value-type="float" office:value="91.6" table:style-name="ce1">
            <text:p>91,6</text:p>
          </table:table-cell>
          <table:table-cell office:value-type="float" office:value="62.5" table:style-name="ce1">
            <text:p>62,5</text:p>
          </table:table-cell>
          <table:table-cell office:value-type="float" office:value="-169.1" table:style-name="ce1">
            <text:p>-169,1</text:p>
          </table:table-cell>
          <table:table-cell office:value-type="float" office:value="299.39999999999998" table:style-name="ce1">
            <text:p>299,4</text:p>
          </table:table-cell>
          <table:table-cell office:value-type="float" office:value="694.4" table:style-name="ce1">
            <text:p>694,4</text:p>
          </table:table-cell>
          <table:table-cell office:value-type="float" office:value="-577.79999999999995" table:style-name="ce1">
            <text:p>-577,8</text:p>
          </table:table-cell>
          <table:table-cell office:value-type="float" office:value="-482.2" table:style-name="ce1">
            <text:p>-482,2</text:p>
          </table:table-cell>
          <table:table-cell office:value-type="float" office:value="825.4" table:style-name="ce1">
            <text:p>825,4</text:p>
          </table:table-cell>
          <table:table-cell office:value-type="float" office:value="-508.3" table:style-name="ce1">
            <text:p>-508,3</text:p>
          </table:table-cell>
          <table:table-cell office:value-type="float" office:value="581.79999999999995" table:style-name="ce1">
            <text:p>581,8</text:p>
          </table:table-cell>
          <table:table-cell office:value-type="float" office:value="105.6" table:style-name="ce1">
            <text:p>105,6</text:p>
          </table:table-cell>
          <table:table-cell office:value-type="float" office:value="375.8" table:style-name="ce1">
            <text:p>375,8</text:p>
          </table:table-cell>
          <table:table-cell office:value-type="float" office:value="773.4" table:style-name="ce1">
            <text:p>773,4</text:p>
          </table:table-cell>
          <table:table-cell office:value-type="float" office:value="610.1" table:style-name="ce1">
            <text:p>610,1</text:p>
          </table:table-cell>
          <table:table-cell office:value-type="float" office:value="-825.6" table:style-name="ce1">
            <text:p>-825,6</text:p>
          </table:table-cell>
          <table:table-cell office:value-type="float" office:value="7.6" table:style-name="ce1">
            <text:p>7,6</text:p>
          </table:table-cell>
          <table:table-cell office:value-type="float" office:value="-514.6" table:style-name="ce1">
            <text:p>-514,6</text:p>
          </table:table-cell>
          <table:table-cell office:value-type="float" office:value="-685.8" table:style-name="ce1">
            <text:p>-685,8</text:p>
          </table:table-cell>
          <table:table-cell office:value-type="float" office:value="-326.89999999999998" table:style-name="ce1">
            <text:p>-326,9</text:p>
          </table:table-cell>
          <table:table-cell office:value-type="float" office:value="418.8" table:style-name="ce1">
            <text:p>418,8</text:p>
          </table:table-cell>
          <table:table-cell office:value-type="float" office:value="483.2" table:style-name="ce1">
            <text:p>483,2</text:p>
          </table:table-cell>
          <table:table-cell office:value-type="float" office:value="650.70000000000005" table:style-name="ce1">
            <text:p>650,7</text:p>
          </table:table-cell>
          <table:table-cell office:value-type="float" office:value="380.2" table:style-name="ce1">
            <text:p>380,2</text:p>
          </table:table-cell>
          <table:table-cell office:value-type="float" office:value="260.10000000000002" table:style-name="ce1">
            <text:p>260,1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489.4" table:style-name="ce1">
            <text:p>489,4</text:p>
          </table:table-cell>
          <table:table-cell office:value-type="float" office:value="-992.2" table:style-name="ce1">
            <text:p>-992,2</text:p>
          </table:table-cell>
          <table:table-cell office:value-type="float" office:value="393.6" table:style-name="ce1">
            <text:p>393,6</text:p>
          </table:table-cell>
          <table:table-cell office:value-type="float" office:value="749.8" table:style-name="ce1">
            <text:p>749,8</text:p>
          </table:table-cell>
          <table:table-cell table:number-columns-repeated="16344"/>
        </table:table-row>
        <table:table-row table:style-name="ro1">
          <table:table-cell office:value-type="float" office:value="639.5" table:style-name="ce1">
            <text:p>639,5</text:p>
          </table:table-cell>
          <table:table-cell office:value-type="float" office:value="-757.5" table:style-name="ce1">
            <text:p>-757,5</text:p>
          </table:table-cell>
          <table:table-cell office:value-type="float" office:value="-300.8" table:style-name="ce1">
            <text:p>-300,8</text:p>
          </table:table-cell>
          <table:table-cell office:value-type="float" office:value="485.5" table:style-name="ce1">
            <text:p>485,5</text:p>
          </table:table-cell>
          <table:table-cell office:value-type="float" office:value="196.9" table:style-name="ce1">
            <text:p>196,9</text:p>
          </table:table-cell>
          <table:table-cell office:value-type="float" office:value="989.3" table:style-name="ce1">
            <text:p>989,3</text:p>
          </table:table-cell>
          <table:table-cell office:value-type="float" office:value="278.3" table:style-name="ce1">
            <text:p>278,3</text:p>
          </table:table-cell>
          <table:table-cell office:value-type="float" office:value="231.2" table:style-name="ce1">
            <text:p>231,2</text:p>
          </table:table-cell>
          <table:table-cell office:value-type="float" office:value="-123.2" table:style-name="ce1">
            <text:p>-123,2</text:p>
          </table:table-cell>
          <table:table-cell office:value-type="float" office:value="413.9" table:style-name="ce1">
            <text:p>413,9</text:p>
          </table:table-cell>
          <table:table-cell office:value-type="float" office:value="688.3" table:style-name="ce1">
            <text:p>688,3</text:p>
          </table:table-cell>
          <table:table-cell office:value-type="float" office:value="356.8" table:style-name="ce1">
            <text:p>356,8</text:p>
          </table:table-cell>
          <table:table-cell office:value-type="float" office:value="775.8" table:style-name="ce1">
            <text:p>775,8</text:p>
          </table:table-cell>
          <table:table-cell office:value-type="float" office:value="-534" table:style-name="ce1">
            <text:p>-534</text:p>
          </table:table-cell>
          <table:table-cell office:value-type="float" office:value="607.1" table:style-name="ce1">
            <text:p>607,1</text:p>
          </table:table-cell>
          <table:table-cell office:value-type="float" office:value="-987.3" table:style-name="ce1">
            <text:p>-987,3</text:p>
          </table:table-cell>
          <table:table-cell office:value-type="float" office:value="105" table:style-name="ce1">
            <text:p>105</text:p>
          </table:table-cell>
          <table:table-cell office:value-type="float" office:value="515.5" table:style-name="ce1">
            <text:p>515,5</text:p>
          </table:table-cell>
          <table:table-cell office:value-type="float" office:value="937" table:style-name="ce1">
            <text:p>937</text:p>
          </table:table-cell>
          <table:table-cell office:value-type="float" office:value="-373.6" table:style-name="ce1">
            <text:p>-373,6</text:p>
          </table:table-cell>
          <table:table-cell office:value-type="float" office:value="-40.200000000000003" table:style-name="ce1">
            <text:p>-40,2</text:p>
          </table:table-cell>
          <table:table-cell office:value-type="float" office:value="-925.6" table:style-name="ce1">
            <text:p>-925,6</text:p>
          </table:table-cell>
          <table:table-cell office:value-type="float" office:value="121.6" table:style-name="ce1">
            <text:p>121,6</text:p>
          </table:table-cell>
          <table:table-cell office:value-type="float" office:value="-418.5" table:style-name="ce1">
            <text:p>-418,5</text:p>
          </table:table-cell>
          <table:table-cell office:value-type="float" office:value="-106.2" table:style-name="ce1">
            <text:p>-106,2</text:p>
          </table:table-cell>
          <table:table-cell office:value-type="float" office:value="-415" table:style-name="ce1">
            <text:p>-415</text:p>
          </table:table-cell>
          <table:table-cell office:value-type="float" office:value="-891.2" table:style-name="ce1">
            <text:p>-891,2</text:p>
          </table:table-cell>
          <table:table-cell office:value-type="float" office:value="-47.7" table:style-name="ce1">
            <text:p>-47,7</text:p>
          </table:table-cell>
          <table:table-cell office:value-type="float" office:value="596.5" table:style-name="ce1">
            <text:p>596,5</text:p>
          </table:table-cell>
          <table:table-cell office:value-type="float" office:value="261.8" table:style-name="ce1">
            <text:p>261,8</text:p>
          </table:table-cell>
          <table:table-cell office:value-type="float" office:value="-545.1" table:style-name="ce1">
            <text:p>-545,1</text:p>
          </table:table-cell>
          <table:table-cell office:value-type="float" office:value="-511.1" table:style-name="ce1">
            <text:p>-511,1</text:p>
          </table:table-cell>
          <table:table-cell office:value-type="float" office:value="583.29999999999995" table:style-name="ce1">
            <text:p>583,3</text:p>
          </table:table-cell>
          <table:table-cell office:value-type="float" office:value="-148.80000000000001" table:style-name="ce1">
            <text:p>-148,8</text:p>
          </table:table-cell>
          <table:table-cell office:value-type="float" office:value="846.5" table:style-name="ce1">
            <text:p>846,5</text:p>
          </table:table-cell>
          <table:table-cell office:value-type="float" office:value="307.39999999999998" table:style-name="ce1">
            <text:p>307,4</text:p>
          </table:table-cell>
          <table:table-cell office:value-type="float" office:value="997" table:style-name="ce1">
            <text:p>997</text:p>
          </table:table-cell>
          <table:table-cell office:value-type="float" office:value="-364.8" table:style-name="ce1">
            <text:p>-364,8</text:p>
          </table:table-cell>
          <table:table-cell office:value-type="float" office:value="779" table:style-name="ce1">
            <text:p>779</text:p>
          </table:table-cell>
          <table:table-cell office:value-type="float" office:value="995" table:style-name="ce1">
            <text:p>995</text:p>
          </table:table-cell>
          <table:table-cell table:number-columns-repeated="16344"/>
        </table:table-row>
        <table:table-row table:style-name="ro1">
          <table:table-cell office:value-type="float" office:value="-735.3" table:style-name="ce1">
            <text:p>-735,3</text:p>
          </table:table-cell>
          <table:table-cell office:value-type="float" office:value="993.1" table:style-name="ce1">
            <text:p>993,1</text:p>
          </table:table-cell>
          <table:table-cell office:value-type="float" office:value="120.6" table:style-name="ce1">
            <text:p>120,6</text:p>
          </table:table-cell>
          <table:table-cell office:value-type="float" office:value="-208.2" table:style-name="ce1">
            <text:p>-208,2</text:p>
          </table:table-cell>
          <table:table-cell office:value-type="float" office:value="864.2" table:style-name="ce1">
            <text:p>864,2</text:p>
          </table:table-cell>
          <table:table-cell office:value-type="float" office:value="-309.89999999999998" table:style-name="ce1">
            <text:p>-309,9</text:p>
          </table:table-cell>
          <table:table-cell office:value-type="float" office:value="181.4" table:style-name="ce1">
            <text:p>181,4</text:p>
          </table:table-cell>
          <table:table-cell office:value-type="float" office:value="15" table:style-name="ce1">
            <text:p>15</text:p>
          </table:table-cell>
          <table:table-cell office:value-type="float" office:value="-544.79999999999995" table:style-name="ce1">
            <text:p>-544,8</text:p>
          </table:table-cell>
          <table:table-cell office:value-type="float" office:value="380.5" table:style-name="ce1">
            <text:p>380,5</text:p>
          </table:table-cell>
          <table:table-cell office:value-type="float" office:value="-386.5" table:style-name="ce1">
            <text:p>-386,5</text:p>
          </table:table-cell>
          <table:table-cell office:value-type="float" office:value="321" table:style-name="ce1">
            <text:p>321</text:p>
          </table:table-cell>
          <table:table-cell office:value-type="float" office:value="696.8" table:style-name="ce1">
            <text:p>696,8</text:p>
          </table:table-cell>
          <table:table-cell office:value-type="float" office:value="-6.7" table:style-name="ce1">
            <text:p>-6,7</text:p>
          </table:table-cell>
          <table:table-cell office:value-type="float" office:value="-230.7" table:style-name="ce1">
            <text:p>-230,7</text:p>
          </table:table-cell>
          <table:table-cell office:value-type="float" office:value="829.6" table:style-name="ce1">
            <text:p>829,6</text:p>
          </table:table-cell>
          <table:table-cell office:value-type="float" office:value="187.6" table:style-name="ce1">
            <text:p>187,6</text:p>
          </table:table-cell>
          <table:table-cell office:value-type="float" office:value="461.9" table:style-name="ce1">
            <text:p>461,9</text:p>
          </table:table-cell>
          <table:table-cell office:value-type="float" office:value="-821" table:style-name="ce1">
            <text:p>-821</text:p>
          </table:table-cell>
          <table:table-cell office:value-type="float" office:value="-80.5" table:style-name="ce1">
            <text:p>-80,5</text:p>
          </table:table-cell>
          <table:table-cell office:value-type="float" office:value="-709.9" table:style-name="ce1">
            <text:p>-709,9</text:p>
          </table:table-cell>
          <table:table-cell office:value-type="float" office:value="-854.7" table:style-name="ce1">
            <text:p>-854,7</text:p>
          </table:table-cell>
          <table:table-cell office:value-type="float" office:value="-830" table:style-name="ce1">
            <text:p>-830</text:p>
          </table:table-cell>
          <table:table-cell office:value-type="float" office:value="216.2" table:style-name="ce1">
            <text:p>216,2</text:p>
          </table:table-cell>
          <table:table-cell office:value-type="float" office:value="721.3" table:style-name="ce1">
            <text:p>721,3</text:p>
          </table:table-cell>
          <table:table-cell office:value-type="float" office:value="149.69999999999999" table:style-name="ce1">
            <text:p>149,7</text:p>
          </table:table-cell>
          <table:table-cell office:value-type="float" office:value="-577" table:style-name="ce1">
            <text:p>-577</text:p>
          </table:table-cell>
          <table:table-cell office:value-type="float" office:value="732.7" table:style-name="ce1">
            <text:p>732,7</text:p>
          </table:table-cell>
          <table:table-cell office:value-type="float" office:value="986" table:style-name="ce1">
            <text:p>986</text:p>
          </table:table-cell>
          <table:table-cell office:value-type="float" office:value="-531.70000000000005" table:style-name="ce1">
            <text:p>-531,7</text:p>
          </table:table-cell>
          <table:table-cell office:value-type="float" office:value="481.1" table:style-name="ce1">
            <text:p>481,1</text:p>
          </table:table-cell>
          <table:table-cell office:value-type="float" office:value="-647.9" table:style-name="ce1">
            <text:p>-647,9</text:p>
          </table:table-cell>
          <table:table-cell office:value-type="float" office:value="152" table:style-name="ce1">
            <text:p>152</text:p>
          </table:table-cell>
          <table:table-cell office:value-type="float" office:value="-492.9" table:style-name="ce1">
            <text:p>-492,9</text:p>
          </table:table-cell>
          <table:table-cell office:value-type="float" office:value="-989.1" table:style-name="ce1">
            <text:p>-989,1</text:p>
          </table:table-cell>
          <table:table-cell office:value-type="float" office:value="396.3" table:style-name="ce1">
            <text:p>396,3</text:p>
          </table:table-cell>
          <table:table-cell office:value-type="float" office:value="229.2" table:style-name="ce1">
            <text:p>229,2</text:p>
          </table:table-cell>
          <table:table-cell office:value-type="float" office:value="-765" table:style-name="ce1">
            <text:p>-765</text:p>
          </table:table-cell>
          <table:table-cell office:value-type="float" office:value="-305.10000000000002" table:style-name="ce1">
            <text:p>-305,1</text:p>
          </table:table-cell>
          <table:table-cell office:value-type="float" office:value="818.9" table:style-name="ce1">
            <text:p>818,9</text:p>
          </table:table-cell>
          <table:table-cell table:number-columns-repeated="16344"/>
        </table:table-row>
        <table:table-row table:style-name="ro1">
          <table:table-cell office:value-type="float" office:value="618.6" table:style-name="ce1">
            <text:p>618,6</text:p>
          </table:table-cell>
          <table:table-cell office:value-type="float" office:value="-242.3" table:style-name="ce1">
            <text:p>-242,3</text:p>
          </table:table-cell>
          <table:table-cell office:value-type="float" office:value="348.5" table:style-name="ce1">
            <text:p>348,5</text:p>
          </table:table-cell>
          <table:table-cell office:value-type="float" office:value="-864.1" table:style-name="ce1">
            <text:p>-864,1</text:p>
          </table:table-cell>
          <table:table-cell office:value-type="float" office:value="202.4" table:style-name="ce1">
            <text:p>202,4</text:p>
          </table:table-cell>
          <table:table-cell office:value-type="float" office:value="641.4" table:style-name="ce1">
            <text:p>641,4</text:p>
          </table:table-cell>
          <table:table-cell office:value-type="float" office:value="-46.9" table:style-name="ce1">
            <text:p>-46,9</text:p>
          </table:table-cell>
          <table:table-cell office:value-type="float" office:value="-387.3" table:style-name="ce1">
            <text:p>-387,3</text:p>
          </table:table-cell>
          <table:table-cell office:value-type="float" office:value="790.6" table:style-name="ce1">
            <text:p>790,6</text:p>
          </table:table-cell>
          <table:table-cell office:value-type="float" office:value="218.9" table:style-name="ce1">
            <text:p>218,9</text:p>
          </table:table-cell>
          <table:table-cell office:value-type="float" office:value="606.9" table:style-name="ce1">
            <text:p>606,9</text:p>
          </table:table-cell>
          <table:table-cell office:value-type="float" office:value="988.7" table:style-name="ce1">
            <text:p>988,7</text:p>
          </table:table-cell>
          <table:table-cell office:value-type="float" office:value="-746.6" table:style-name="ce1">
            <text:p>-746,6</text:p>
          </table:table-cell>
          <table:table-cell office:value-type="float" office:value="-808.2" table:style-name="ce1">
            <text:p>-808,2</text:p>
          </table:table-cell>
          <table:table-cell office:value-type="float" office:value="-951.7" table:style-name="ce1">
            <text:p>-951,7</text:p>
          </table:table-cell>
          <table:table-cell office:value-type="float" office:value="907.6" table:style-name="ce1">
            <text:p>907,6</text:p>
          </table:table-cell>
          <table:table-cell office:value-type="float" office:value="134.5" table:style-name="ce1">
            <text:p>134,5</text:p>
          </table:table-cell>
          <table:table-cell office:value-type="float" office:value="652.70000000000005" table:style-name="ce1">
            <text:p>652,7</text:p>
          </table:table-cell>
          <table:table-cell office:value-type="float" office:value="873.7" table:style-name="ce1">
            <text:p>873,7</text:p>
          </table:table-cell>
          <table:table-cell office:value-type="float" office:value="251.5" table:style-name="ce1">
            <text:p>251,5</text:p>
          </table:table-cell>
          <table:table-cell office:value-type="float" office:value="-468" table:style-name="ce1">
            <text:p>-468</text:p>
          </table:table-cell>
          <table:table-cell office:value-type="float" office:value="-392.7" table:style-name="ce1">
            <text:p>-392,7</text:p>
          </table:table-cell>
          <table:table-cell office:value-type="float" office:value="-105.2" table:style-name="ce1">
            <text:p>-105,2</text:p>
          </table:table-cell>
          <table:table-cell office:value-type="float" office:value="-746.3" table:style-name="ce1">
            <text:p>-746,3</text:p>
          </table:table-cell>
          <table:table-cell office:value-type="float" office:value="-844.3" table:style-name="ce1">
            <text:p>-844,3</text:p>
          </table:table-cell>
          <table:table-cell office:value-type="float" office:value="893.2" table:style-name="ce1">
            <text:p>893,2</text:p>
          </table:table-cell>
          <table:table-cell office:value-type="float" office:value="-844.5" table:style-name="ce1">
            <text:p>-844,5</text:p>
          </table:table-cell>
          <table:table-cell office:value-type="float" office:value="627" table:style-name="ce1">
            <text:p>627</text:p>
          </table:table-cell>
          <table:table-cell office:value-type="float" office:value="-271" table:style-name="ce1">
            <text:p>-271</text:p>
          </table:table-cell>
          <table:table-cell office:value-type="float" office:value="-537.6" table:style-name="ce1">
            <text:p>-537,6</text:p>
          </table:table-cell>
          <table:table-cell office:value-type="float" office:value="-806.9" table:style-name="ce1">
            <text:p>-806,9</text:p>
          </table:table-cell>
          <table:table-cell office:value-type="float" office:value="-96.8" table:style-name="ce1">
            <text:p>-96,8</text:p>
          </table:table-cell>
          <table:table-cell office:value-type="float" office:value="925" table:style-name="ce1">
            <text:p>925</text:p>
          </table:table-cell>
          <table:table-cell office:value-type="float" office:value="-825.9" table:style-name="ce1">
            <text:p>-825,9</text:p>
          </table:table-cell>
          <table:table-cell office:value-type="float" office:value="999.4" table:style-name="ce1">
            <text:p>999,4</text:p>
          </table:table-cell>
          <table:table-cell office:value-type="float" office:value="-60.9" table:style-name="ce1">
            <text:p>-60,9</text:p>
          </table:table-cell>
          <table:table-cell office:value-type="float" office:value="-730.2" table:style-name="ce1">
            <text:p>-730,2</text:p>
          </table:table-cell>
          <table:table-cell office:value-type="float" office:value="-830.5" table:style-name="ce1">
            <text:p>-830,5</text:p>
          </table:table-cell>
          <table:table-cell office:value-type="float" office:value="563.4" table:style-name="ce1">
            <text:p>563,4</text:p>
          </table:table-cell>
          <table:table-cell office:value-type="float" office:value="566.29999999999995" table:style-name="ce1">
            <text:p>566,3</text:p>
          </table:table-cell>
          <table:table-cell table:number-columns-repeated="16344"/>
        </table:table-row>
        <table:table-row table:style-name="ro1">
          <table:table-cell office:value-type="float" office:value="-965.8" table:style-name="ce1">
            <text:p>-965,8</text:p>
          </table:table-cell>
          <table:table-cell office:value-type="float" office:value="-747.9" table:style-name="ce1">
            <text:p>-747,9</text:p>
          </table:table-cell>
          <table:table-cell office:value-type="float" office:value="-568.9" table:style-name="ce1">
            <text:p>-568,9</text:p>
          </table:table-cell>
          <table:table-cell office:value-type="float" office:value="537.1" table:style-name="ce1">
            <text:p>537,1</text:p>
          </table:table-cell>
          <table:table-cell office:value-type="float" office:value="-313.89999999999998" table:style-name="ce1">
            <text:p>-313,9</text:p>
          </table:table-cell>
          <table:table-cell office:value-type="float" office:value="709.8" table:style-name="ce1">
            <text:p>709,8</text:p>
          </table:table-cell>
          <table:table-cell office:value-type="float" office:value="-262.2" table:style-name="ce1">
            <text:p>-262,2</text:p>
          </table:table-cell>
          <table:table-cell office:value-type="float" office:value="-216.6" table:style-name="ce1">
            <text:p>-216,6</text:p>
          </table:table-cell>
          <table:table-cell office:value-type="float" office:value="-922.6" table:style-name="ce1">
            <text:p>-922,6</text:p>
          </table:table-cell>
          <table:table-cell office:value-type="float" office:value="427" table:style-name="ce1">
            <text:p>427</text:p>
          </table:table-cell>
          <table:table-cell office:value-type="float" office:value="852.2" table:style-name="ce1">
            <text:p>852,2</text:p>
          </table:table-cell>
          <table:table-cell office:value-type="float" office:value="-13.7" table:style-name="ce1">
            <text:p>-13,7</text:p>
          </table:table-cell>
          <table:table-cell office:value-type="float" office:value="-460.2" table:style-name="ce1">
            <text:p>-460,2</text:p>
          </table:table-cell>
          <table:table-cell office:value-type="float" office:value="77.8" table:style-name="ce1">
            <text:p>77,8</text:p>
          </table:table-cell>
          <table:table-cell office:value-type="float" office:value="757.4" table:style-name="ce1">
            <text:p>757,4</text:p>
          </table:table-cell>
          <table:table-cell office:value-type="float" office:value="845.7" table:style-name="ce1">
            <text:p>845,7</text:p>
          </table:table-cell>
          <table:table-cell office:value-type="float" office:value="633.29999999999995" table:style-name="ce1">
            <text:p>633,3</text:p>
          </table:table-cell>
          <table:table-cell office:value-type="float" office:value="181.2" table:style-name="ce1">
            <text:p>181,2</text:p>
          </table:table-cell>
          <table:table-cell office:value-type="float" office:value="797.9" table:style-name="ce1">
            <text:p>797,9</text:p>
          </table:table-cell>
          <table:table-cell office:value-type="float" office:value="35.9" table:style-name="ce1">
            <text:p>35,9</text:p>
          </table:table-cell>
          <table:table-cell office:value-type="float" office:value="-944.4" table:style-name="ce1">
            <text:p>-944,4</text:p>
          </table:table-cell>
          <table:table-cell office:value-type="float" office:value="234.5" table:style-name="ce1">
            <text:p>234,5</text:p>
          </table:table-cell>
          <table:table-cell office:value-type="float" office:value="-347.2" table:style-name="ce1">
            <text:p>-347,2</text:p>
          </table:table-cell>
          <table:table-cell office:value-type="float" office:value="-215.9" table:style-name="ce1">
            <text:p>-215,9</text:p>
          </table:table-cell>
          <table:table-cell office:value-type="float" office:value="325.39999999999998" table:style-name="ce1">
            <text:p>325,4</text:p>
          </table:table-cell>
          <table:table-cell office:value-type="float" office:value="-902.2" table:style-name="ce1">
            <text:p>-902,2</text:p>
          </table:table-cell>
          <table:table-cell office:value-type="float" office:value="51.5" table:style-name="ce1">
            <text:p>51,5</text:p>
          </table:table-cell>
          <table:table-cell office:value-type="float" office:value="511.3" table:style-name="ce1">
            <text:p>511,3</text:p>
          </table:table-cell>
          <table:table-cell office:value-type="float" office:value="-524.1" table:style-name="ce1">
            <text:p>-524,1</text:p>
          </table:table-cell>
          <table:table-cell office:value-type="float" office:value="851.2" table:style-name="ce1">
            <text:p>851,2</text:p>
          </table:table-cell>
          <table:table-cell office:value-type="float" office:value="628.4" table:style-name="ce1">
            <text:p>628,4</text:p>
          </table:table-cell>
          <table:table-cell office:value-type="float" office:value="-592.4" table:style-name="ce1">
            <text:p>-592,4</text:p>
          </table:table-cell>
          <table:table-cell office:value-type="float" office:value="728.6" table:style-name="ce1">
            <text:p>728,6</text:p>
          </table:table-cell>
          <table:table-cell office:value-type="float" office:value="361.2" table:style-name="ce1">
            <text:p>361,2</text:p>
          </table:table-cell>
          <table:table-cell office:value-type="float" office:value="803.5" table:style-name="ce1">
            <text:p>803,5</text:p>
          </table:table-cell>
          <table:table-cell office:value-type="float" office:value="-420.3" table:style-name="ce1">
            <text:p>-420,3</text:p>
          </table:table-cell>
          <table:table-cell office:value-type="float" office:value="279.8" table:style-name="ce1">
            <text:p>279,8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-449" table:style-name="ce1">
            <text:p>-449</text:p>
          </table:table-cell>
          <table:table-cell table:number-columns-repeated="16344"/>
        </table:table-row>
        <table:table-row table:style-name="ro1">
          <table:table-cell office:value-type="float" office:value="952.3" table:style-name="ce1">
            <text:p>952,3</text:p>
          </table:table-cell>
          <table:table-cell office:value-type="float" office:value="-104.4" table:style-name="ce1">
            <text:p>-104,4</text:p>
          </table:table-cell>
          <table:table-cell office:value-type="float" office:value="515.79999999999995" table:style-name="ce1">
            <text:p>515,8</text:p>
          </table:table-cell>
          <table:table-cell office:value-type="float" office:value="964.9" table:style-name="ce1">
            <text:p>964,9</text:p>
          </table:table-cell>
          <table:table-cell office:value-type="float" office:value="83.2" table:style-name="ce1">
            <text:p>83,2</text:p>
          </table:table-cell>
          <table:table-cell office:value-type="float" office:value="-474.2" table:style-name="ce1">
            <text:p>-474,2</text:p>
          </table:table-cell>
          <table:table-cell office:value-type="float" office:value="329" table:style-name="ce1">
            <text:p>329</text:p>
          </table:table-cell>
          <table:table-cell office:value-type="float" office:value="-421.4" table:style-name="ce1">
            <text:p>-421,4</text:p>
          </table:table-cell>
          <table:table-cell office:value-type="float" office:value="47" table:style-name="ce1">
            <text:p>47</text:p>
          </table:table-cell>
          <table:table-cell office:value-type="float" office:value="884.6" table:style-name="ce1">
            <text:p>884,6</text:p>
          </table:table-cell>
          <table:table-cell office:value-type="float" office:value="-777.7" table:style-name="ce1">
            <text:p>-777,7</text:p>
          </table:table-cell>
          <table:table-cell office:value-type="float" office:value="-238.2" table:style-name="ce1">
            <text:p>-238,2</text:p>
          </table:table-cell>
          <table:table-cell office:value-type="float" office:value="679.8" table:style-name="ce1">
            <text:p>679,8</text:p>
          </table:table-cell>
          <table:table-cell office:value-type="float" office:value="-270.8" table:style-name="ce1">
            <text:p>-270,8</text:p>
          </table:table-cell>
          <table:table-cell office:value-type="float" office:value="-549.79999999999995" table:style-name="ce1">
            <text:p>-549,8</text:p>
          </table:table-cell>
          <table:table-cell office:value-type="float" office:value="947.4" table:style-name="ce1">
            <text:p>947,4</text:p>
          </table:table-cell>
          <table:table-cell office:value-type="float" office:value="-734.5" table:style-name="ce1">
            <text:p>-734,5</text:p>
          </table:table-cell>
          <table:table-cell office:value-type="float" office:value="-344.3" table:style-name="ce1">
            <text:p>-344,3</text:p>
          </table:table-cell>
          <table:table-cell office:value-type="float" office:value="-558.1" table:style-name="ce1">
            <text:p>-558,1</text:p>
          </table:table-cell>
          <table:table-cell office:value-type="float" office:value="-762.6" table:style-name="ce1">
            <text:p>-762,6</text:p>
          </table:table-cell>
          <table:table-cell office:value-type="float" office:value="873.3" table:style-name="ce1">
            <text:p>873,3</text:p>
          </table:table-cell>
          <table:table-cell office:value-type="float" office:value="125.4" table:style-name="ce1">
            <text:p>125,4</text:p>
          </table:table-cell>
          <table:table-cell office:value-type="float" office:value="458.1" table:style-name="ce1">
            <text:p>458,1</text:p>
          </table:table-cell>
          <table:table-cell office:value-type="float" office:value="898.3" table:style-name="ce1">
            <text:p>898,3</text:p>
          </table:table-cell>
          <table:table-cell office:value-type="float" office:value="168.3" table:style-name="ce1">
            <text:p>168,3</text:p>
          </table:table-cell>
          <table:table-cell office:value-type="float" office:value="-104.5" table:style-name="ce1">
            <text:p>-104,5</text:p>
          </table:table-cell>
          <table:table-cell office:value-type="float" office:value="621.1" table:style-name="ce1">
            <text:p>621,1</text:p>
          </table:table-cell>
          <table:table-cell office:value-type="float" office:value="-167.4" table:style-name="ce1">
            <text:p>-167,4</text:p>
          </table:table-cell>
          <table:table-cell office:value-type="float" office:value="652.6" table:style-name="ce1">
            <text:p>652,6</text:p>
          </table:table-cell>
          <table:table-cell office:value-type="float" office:value="-50.5" table:style-name="ce1">
            <text:p>-50,5</text:p>
          </table:table-cell>
          <table:table-cell office:value-type="float" office:value="614.20000000000005" table:style-name="ce1">
            <text:p>614,2</text:p>
          </table:table-cell>
          <table:table-cell office:value-type="float" office:value="221.6" table:style-name="ce1">
            <text:p>221,6</text:p>
          </table:table-cell>
          <table:table-cell office:value-type="float" office:value="-201.5" table:style-name="ce1">
            <text:p>-201,5</text:p>
          </table:table-cell>
          <table:table-cell office:value-type="float" office:value="-884.8" table:style-name="ce1">
            <text:p>-884,8</text:p>
          </table:table-cell>
          <table:table-cell office:value-type="float" office:value="204.4" table:style-name="ce1">
            <text:p>204,4</text:p>
          </table:table-cell>
          <table:table-cell office:value-type="float" office:value="-750.3" table:style-name="ce1">
            <text:p>-750,3</text:p>
          </table:table-cell>
          <table:table-cell office:value-type="float" office:value="-741.3" table:style-name="ce1">
            <text:p>-741,3</text:p>
          </table:table-cell>
          <table:table-cell office:value-type="float" office:value="-521.6" table:style-name="ce1">
            <text:p>-521,6</text:p>
          </table:table-cell>
          <table:table-cell office:value-type="float" office:value="421.9" table:style-name="ce1">
            <text:p>421,9</text:p>
          </table:table-cell>
          <table:table-cell office:value-type="float" office:value="-843.3" table:style-name="ce1">
            <text:p>-843,3</text:p>
          </table:table-cell>
          <table:table-cell table:number-columns-repeated="16344"/>
        </table:table-row>
        <table:table-row table:style-name="ro1">
          <table:table-cell office:value-type="float" office:value="-173.5" table:style-name="ce1">
            <text:p>-173,5</text:p>
          </table:table-cell>
          <table:table-cell office:value-type="float" office:value="956.1" table:style-name="ce1">
            <text:p>956,1</text:p>
          </table:table-cell>
          <table:table-cell office:value-type="float" office:value="996.2" table:style-name="ce1">
            <text:p>996,2</text:p>
          </table:table-cell>
          <table:table-cell office:value-type="float" office:value="352.4" table:style-name="ce1">
            <text:p>352,4</text:p>
          </table:table-cell>
          <table:table-cell office:value-type="float" office:value="757.1" table:style-name="ce1">
            <text:p>757,1</text:p>
          </table:table-cell>
          <table:table-cell office:value-type="float" office:value="-843.8" table:style-name="ce1">
            <text:p>-843,8</text:p>
          </table:table-cell>
          <table:table-cell office:value-type="float" office:value="-679.7" table:style-name="ce1">
            <text:p>-679,7</text:p>
          </table:table-cell>
          <table:table-cell office:value-type="float" office:value="655.29999999999995" table:style-name="ce1">
            <text:p>655,3</text:p>
          </table:table-cell>
          <table:table-cell office:value-type="float" office:value="81.400000000000006" table:style-name="ce1">
            <text:p>81,4</text:p>
          </table:table-cell>
          <table:table-cell office:value-type="float" office:value="252.3" table:style-name="ce1">
            <text:p>252,3</text:p>
          </table:table-cell>
          <table:table-cell office:value-type="float" office:value="-316.3" table:style-name="ce1">
            <text:p>-316,3</text:p>
          </table:table-cell>
          <table:table-cell office:value-type="float" office:value="-734.4" table:style-name="ce1">
            <text:p>-734,4</text:p>
          </table:table-cell>
          <table:table-cell office:value-type="float" office:value="316.2" table:style-name="ce1">
            <text:p>316,2</text:p>
          </table:table-cell>
          <table:table-cell office:value-type="float" office:value="-882.3" table:style-name="ce1">
            <text:p>-882,3</text:p>
          </table:table-cell>
          <table:table-cell office:value-type="float" office:value="156.80000000000001" table:style-name="ce1">
            <text:p>156,8</text:p>
          </table:table-cell>
          <table:table-cell office:value-type="float" office:value="824.4" table:style-name="ce1">
            <text:p>824,4</text:p>
          </table:table-cell>
          <table:table-cell office:value-type="float" office:value="764.2" table:style-name="ce1">
            <text:p>764,2</text:p>
          </table:table-cell>
          <table:table-cell office:value-type="float" office:value="-138.30000000000001" table:style-name="ce1">
            <text:p>-138,3</text:p>
          </table:table-cell>
          <table:table-cell office:value-type="float" office:value="-440.7" table:style-name="ce1">
            <text:p>-440,7</text:p>
          </table:table-cell>
          <table:table-cell office:value-type="float" office:value="-269.7" table:style-name="ce1">
            <text:p>-269,7</text:p>
          </table:table-cell>
          <table:table-cell office:value-type="float" office:value="922.2" table:style-name="ce1">
            <text:p>922,2</text:p>
          </table:table-cell>
          <table:table-cell office:value-type="float" office:value="-639.1" table:style-name="ce1">
            <text:p>-639,1</text:p>
          </table:table-cell>
          <table:table-cell office:value-type="float" office:value="810.1" table:style-name="ce1">
            <text:p>810,1</text:p>
          </table:table-cell>
          <table:table-cell office:value-type="float" office:value="567.79999999999995" table:style-name="ce1">
            <text:p>567,8</text:p>
          </table:table-cell>
          <table:table-cell office:value-type="float" office:value="-762.9" table:style-name="ce1">
            <text:p>-762,9</text:p>
          </table:table-cell>
          <table:table-cell office:value-type="float" office:value="351.7" table:style-name="ce1">
            <text:p>351,7</text:p>
          </table:table-cell>
          <table:table-cell office:value-type="float" office:value="-529.79999999999995" table:style-name="ce1">
            <text:p>-529,8</text:p>
          </table:table-cell>
          <table:table-cell office:value-type="float" office:value="-339.1" table:style-name="ce1">
            <text:p>-339,1</text:p>
          </table:table-cell>
          <table:table-cell office:value-type="float" office:value="290.89999999999998" table:style-name="ce1">
            <text:p>290,9</text:p>
          </table:table-cell>
          <table:table-cell office:value-type="float" office:value="120.1" table:style-name="ce1">
            <text:p>120,1</text:p>
          </table:table-cell>
          <table:table-cell office:value-type="float" office:value="-326.7" table:style-name="ce1">
            <text:p>-326,7</text:p>
          </table:table-cell>
          <table:table-cell office:value-type="float" office:value="289.3" table:style-name="ce1">
            <text:p>289,3</text:p>
          </table:table-cell>
          <table:table-cell office:value-type="float" office:value="-923" table:style-name="ce1">
            <text:p>-923</text:p>
          </table:table-cell>
          <table:table-cell office:value-type="float" office:value="-108.9" table:style-name="ce1">
            <text:p>-108,9</text:p>
          </table:table-cell>
          <table:table-cell office:value-type="float" office:value="-966.3" table:style-name="ce1">
            <text:p>-966,3</text:p>
          </table:table-cell>
          <table:table-cell office:value-type="float" office:value="581.6" table:style-name="ce1">
            <text:p>581,6</text:p>
          </table:table-cell>
          <table:table-cell office:value-type="float" office:value="-804.3" table:style-name="ce1">
            <text:p>-804,3</text:p>
          </table:table-cell>
          <table:table-cell office:value-type="float" office:value="536.4" table:style-name="ce1">
            <text:p>536,4</text:p>
          </table:table-cell>
          <table:table-cell office:value-type="float" office:value="866.8" table:style-name="ce1">
            <text:p>866,8</text:p>
          </table:table-cell>
          <table:table-cell office:value-type="float" office:value="-816" table:style-name="ce1">
            <text:p>-816</text:p>
          </table:table-cell>
          <table:table-cell table:number-columns-repeated="16344"/>
        </table:table-row>
        <table:table-row table:style-name="ro1">
          <table:table-cell office:value-type="float" office:value="-455.4" table:style-name="ce1">
            <text:p>-455,4</text:p>
          </table:table-cell>
          <table:table-cell office:value-type="float" office:value="-8.3000000000000007" table:style-name="ce1">
            <text:p>-8,3</text:p>
          </table:table-cell>
          <table:table-cell office:value-type="float" office:value="183.1" table:style-name="ce1">
            <text:p>183,1</text:p>
          </table:table-cell>
          <table:table-cell office:value-type="float" office:value="-655.1" table:style-name="ce1">
            <text:p>-655,1</text:p>
          </table:table-cell>
          <table:table-cell office:value-type="float" office:value="-374.6" table:style-name="ce1">
            <text:p>-374,6</text:p>
          </table:table-cell>
          <table:table-cell office:value-type="float" office:value="-638.6" table:style-name="ce1">
            <text:p>-638,6</text:p>
          </table:table-cell>
          <table:table-cell office:value-type="float" office:value="803.1" table:style-name="ce1">
            <text:p>803,1</text:p>
          </table:table-cell>
          <table:table-cell office:value-type="float" office:value="945.4" table:style-name="ce1">
            <text:p>945,4</text:p>
          </table:table-cell>
          <table:table-cell office:value-type="float" office:value="-199.7" table:style-name="ce1">
            <text:p>-199,7</text:p>
          </table:table-cell>
          <table:table-cell office:value-type="float" office:value="-112.4" table:style-name="ce1">
            <text:p>-112,4</text:p>
          </table:table-cell>
          <table:table-cell office:value-type="float" office:value="-299.89999999999998" table:style-name="ce1">
            <text:p>-299,9</text:p>
          </table:table-cell>
          <table:table-cell office:value-type="float" office:value="191.4" table:style-name="ce1">
            <text:p>191,4</text:p>
          </table:table-cell>
          <table:table-cell office:value-type="float" office:value="-457.1" table:style-name="ce1">
            <text:p>-457,1</text:p>
          </table:table-cell>
          <table:table-cell office:value-type="float" office:value="584" table:style-name="ce1">
            <text:p>584</text:p>
          </table:table-cell>
          <table:table-cell office:value-type="float" office:value="-337.2" table:style-name="ce1">
            <text:p>-337,2</text:p>
          </table:table-cell>
          <table:table-cell office:value-type="float" office:value="513.9" table:style-name="ce1">
            <text:p>513,9</text:p>
          </table:table-cell>
          <table:table-cell office:value-type="float" office:value="-936.4" table:style-name="ce1">
            <text:p>-936,4</text:p>
          </table:table-cell>
          <table:table-cell office:value-type="float" office:value="344.9" table:style-name="ce1">
            <text:p>344,9</text:p>
          </table:table-cell>
          <table:table-cell office:value-type="float" office:value="29.9" table:style-name="ce1">
            <text:p>29,9</text:p>
          </table:table-cell>
          <table:table-cell office:value-type="float" office:value="845.3" table:style-name="ce1">
            <text:p>845,3</text:p>
          </table:table-cell>
          <table:table-cell office:value-type="float" office:value="41" table:style-name="ce1">
            <text:p>41</text:p>
          </table:table-cell>
          <table:table-cell office:value-type="float" office:value="628.6" table:style-name="ce1">
            <text:p>628,6</text:p>
          </table:table-cell>
          <table:table-cell office:value-type="float" office:value="-290.8" table:style-name="ce1">
            <text:p>-290,8</text:p>
          </table:table-cell>
          <table:table-cell office:value-type="float" office:value="-276.7" table:style-name="ce1">
            <text:p>-276,7</text:p>
          </table:table-cell>
          <table:table-cell office:value-type="float" office:value="-809.4" table:style-name="ce1">
            <text:p>-809,4</text:p>
          </table:table-cell>
          <table:table-cell office:value-type="float" office:value="-560.9" table:style-name="ce1">
            <text:p>-560,9</text:p>
          </table:table-cell>
          <table:table-cell office:value-type="float" office:value="-482.1" table:style-name="ce1">
            <text:p>-482,1</text:p>
          </table:table-cell>
          <table:table-cell office:value-type="float" office:value="-897.7" table:style-name="ce1">
            <text:p>-897,7</text:p>
          </table:table-cell>
          <table:table-cell office:value-type="float" office:value="-391.9" table:style-name="ce1">
            <text:p>-391,9</text:p>
          </table:table-cell>
          <table:table-cell office:value-type="float" office:value="-426.6" table:style-name="ce1">
            <text:p>-426,6</text:p>
          </table:table-cell>
          <table:table-cell office:value-type="float" office:value="-47.1" table:style-name="ce1">
            <text:p>-47,1</text:p>
          </table:table-cell>
          <table:table-cell office:value-type="float" office:value="547.4" table:style-name="ce1">
            <text:p>547,4</text:p>
          </table:table-cell>
          <table:table-cell office:value-type="float" office:value="221" table:style-name="ce1">
            <text:p>221</text:p>
          </table:table-cell>
          <table:table-cell office:value-type="float" office:value="-675.6" table:style-name="ce1">
            <text:p>-675,6</text:p>
          </table:table-cell>
          <table:table-cell office:value-type="float" office:value="-739.3" table:style-name="ce1">
            <text:p>-739,3</text:p>
          </table:table-cell>
          <table:table-cell office:value-type="float" office:value="-212.2" table:style-name="ce1">
            <text:p>-212,2</text:p>
          </table:table-cell>
          <table:table-cell office:value-type="float" office:value="-691.6" table:style-name="ce1">
            <text:p>-691,6</text:p>
          </table:table-cell>
          <table:table-cell office:value-type="float" office:value="-589.5" table:style-name="ce1">
            <text:p>-589,5</text:p>
          </table:table-cell>
          <table:table-cell office:value-type="float" office:value="161.5" table:style-name="ce1">
            <text:p>161,5</text:p>
          </table:table-cell>
          <table:table-cell office:value-type="float" office:value="906.9" table:style-name="ce1">
            <text:p>906,9</text:p>
          </table:table-cell>
          <table:table-cell table:number-columns-repeated="16344"/>
        </table:table-row>
        <table:table-row table:style-name="ro1">
          <table:table-cell office:value-type="float" office:value="19.8" table:style-name="ce1">
            <text:p>19,8</text:p>
          </table:table-cell>
          <table:table-cell office:value-type="float" office:value="-671.3" table:style-name="ce1">
            <text:p>-671,3</text:p>
          </table:table-cell>
          <table:table-cell office:value-type="float" office:value="-859" table:style-name="ce1">
            <text:p>-859</text:p>
          </table:table-cell>
          <table:table-cell office:value-type="float" office:value="616.79999999999995" table:style-name="ce1">
            <text:p>616,8</text:p>
          </table:table-cell>
          <table:table-cell office:value-type="float" office:value="-651.4" table:style-name="ce1">
            <text:p>-651,4</text:p>
          </table:table-cell>
          <table:table-cell office:value-type="float" office:value="727.8" table:style-name="ce1">
            <text:p>727,8</text:p>
          </table:table-cell>
          <table:table-cell office:value-type="float" office:value="578.70000000000005" table:style-name="ce1">
            <text:p>578,7</text:p>
          </table:table-cell>
          <table:table-cell office:value-type="float" office:value="-898.9" table:style-name="ce1">
            <text:p>-898,9</text:p>
          </table:table-cell>
          <table:table-cell office:value-type="float" office:value="-116.8" table:style-name="ce1">
            <text:p>-116,8</text:p>
          </table:table-cell>
          <table:table-cell office:value-type="float" office:value="-982.9" table:style-name="ce1">
            <text:p>-982,9</text:p>
          </table:table-cell>
          <table:table-cell office:value-type="float" office:value="388.6" table:style-name="ce1">
            <text:p>388,6</text:p>
          </table:table-cell>
          <table:table-cell office:value-type="float" office:value="959.1" table:style-name="ce1">
            <text:p>959,1</text:p>
          </table:table-cell>
          <table:table-cell office:value-type="float" office:value="-665.8" table:style-name="ce1">
            <text:p>-665,8</text:p>
          </table:table-cell>
          <table:table-cell office:value-type="float" office:value="-61.9" table:style-name="ce1">
            <text:p>-61,9</text:p>
          </table:table-cell>
          <table:table-cell office:value-type="float" office:value="719.8" table:style-name="ce1">
            <text:p>719,8</text:p>
          </table:table-cell>
          <table:table-cell office:value-type="float" office:value="-368.5" table:style-name="ce1">
            <text:p>-368,5</text:p>
          </table:table-cell>
          <table:table-cell office:value-type="float" office:value="-918.5" table:style-name="ce1">
            <text:p>-918,5</text:p>
          </table:table-cell>
          <table:table-cell office:value-type="float" office:value="-79.7" table:style-name="ce1">
            <text:p>-79,7</text:p>
          </table:table-cell>
          <table:table-cell office:value-type="float" office:value="788" table:style-name="ce1">
            <text:p>788</text:p>
          </table:table-cell>
          <table:table-cell office:value-type="float" office:value="534.29999999999995" table:style-name="ce1">
            <text:p>534,3</text:p>
          </table:table-cell>
          <table:table-cell office:value-type="float" office:value="183" table:style-name="ce1">
            <text:p>183</text:p>
          </table:table-cell>
          <table:table-cell office:value-type="float" office:value="-298.60000000000002" table:style-name="ce1">
            <text:p>-298,6</text:p>
          </table:table-cell>
          <table:table-cell office:value-type="float" office:value="121.4" table:style-name="ce1">
            <text:p>121,4</text:p>
          </table:table-cell>
          <table:table-cell office:value-type="float" office:value="475" table:style-name="ce1">
            <text:p>475</text:p>
          </table:table-cell>
          <table:table-cell office:value-type="float" office:value="264.8" table:style-name="ce1">
            <text:p>264,8</text:p>
          </table:table-cell>
          <table:table-cell office:value-type="float" office:value="-34.5" table:style-name="ce1">
            <text:p>-34,5</text:p>
          </table:table-cell>
          <table:table-cell office:value-type="float" office:value="178.5" table:style-name="ce1">
            <text:p>178,5</text:p>
          </table:table-cell>
          <table:table-cell office:value-type="float" office:value="344.6" table:style-name="ce1">
            <text:p>344,6</text:p>
          </table:table-cell>
          <table:table-cell office:value-type="float" office:value="-717.8" table:style-name="ce1">
            <text:p>-717,8</text:p>
          </table:table-cell>
          <table:table-cell office:value-type="float" office:value="419.3" table:style-name="ce1">
            <text:p>419,3</text:p>
          </table:table-cell>
          <table:table-cell office:value-type="float" office:value="94" table:style-name="ce1">
            <text:p>94</text:p>
          </table:table-cell>
          <table:table-cell office:value-type="float" office:value="329.9" table:style-name="ce1">
            <text:p>329,9</text:p>
          </table:table-cell>
          <table:table-cell office:value-type="float" office:value="190.2" table:style-name="ce1">
            <text:p>190,2</text:p>
          </table:table-cell>
          <table:table-cell office:value-type="float" office:value="469.8" table:style-name="ce1">
            <text:p>469,8</text:p>
          </table:table-cell>
          <table:table-cell office:value-type="float" office:value="637.1" table:style-name="ce1">
            <text:p>637,1</text:p>
          </table:table-cell>
          <table:table-cell office:value-type="float" office:value="153.4" table:style-name="ce1">
            <text:p>153,4</text:p>
          </table:table-cell>
          <table:table-cell office:value-type="float" office:value="667.8" table:style-name="ce1">
            <text:p>667,8</text:p>
          </table:table-cell>
          <table:table-cell office:value-type="float" office:value="-742.7" table:style-name="ce1">
            <text:p>-742,7</text:p>
          </table:table-cell>
          <table:table-cell office:value-type="float" office:value="476" table:style-name="ce1">
            <text:p>476</text:p>
          </table:table-cell>
          <table:table-cell office:value-type="float" office:value="-122.1" table:style-name="ce1">
            <text:p>-122,1</text:p>
          </table:table-cell>
          <table:table-cell table:number-columns-repeated="16344"/>
        </table:table-row>
        <table:table-row table:style-name="ro1">
          <table:table-cell office:value-type="float" office:value="275.60000000000002" table:style-name="ce1">
            <text:p>275,6</text:p>
          </table:table-cell>
          <table:table-cell office:value-type="float" office:value="-381.9" table:style-name="ce1">
            <text:p>-381,9</text:p>
          </table:table-cell>
          <table:table-cell office:value-type="float" office:value="-348" table:style-name="ce1">
            <text:p>-348</text:p>
          </table:table-cell>
          <table:table-cell office:value-type="float" office:value="874.1" table:style-name="ce1">
            <text:p>874,1</text:p>
          </table:table-cell>
          <table:table-cell office:value-type="float" office:value="426.6" table:style-name="ce1">
            <text:p>426,6</text:p>
          </table:table-cell>
          <table:table-cell office:value-type="float" office:value="-736.5" table:style-name="ce1">
            <text:p>-736,5</text:p>
          </table:table-cell>
          <table:table-cell office:value-type="float" office:value="-495.7" table:style-name="ce1">
            <text:p>-495,7</text:p>
          </table:table-cell>
          <table:table-cell office:value-type="float" office:value="333.1" table:style-name="ce1">
            <text:p>333,1</text:p>
          </table:table-cell>
          <table:table-cell office:value-type="float" office:value="-251.9" table:style-name="ce1">
            <text:p>-251,9</text:p>
          </table:table-cell>
          <table:table-cell office:value-type="float" office:value="-566.5" table:style-name="ce1">
            <text:p>-566,5</text:p>
          </table:table-cell>
          <table:table-cell office:value-type="float" office:value="-301.5" table:style-name="ce1">
            <text:p>-301,5</text:p>
          </table:table-cell>
          <table:table-cell office:value-type="float" office:value="-940.9" table:style-name="ce1">
            <text:p>-940,9</text:p>
          </table:table-cell>
          <table:table-cell office:value-type="float" office:value="-160.6" table:style-name="ce1">
            <text:p>-160,6</text:p>
          </table:table-cell>
          <table:table-cell office:value-type="float" office:value="-759.1" table:style-name="ce1">
            <text:p>-759,1</text:p>
          </table:table-cell>
          <table:table-cell office:value-type="float" office:value="638.5" table:style-name="ce1">
            <text:p>638,5</text:p>
          </table:table-cell>
          <table:table-cell office:value-type="float" office:value="84.5" table:style-name="ce1">
            <text:p>84,5</text:p>
          </table:table-cell>
          <table:table-cell office:value-type="float" office:value="-925.5" table:style-name="ce1">
            <text:p>-925,5</text:p>
          </table:table-cell>
          <table:table-cell office:value-type="float" office:value="-676.6" table:style-name="ce1">
            <text:p>-676,6</text:p>
          </table:table-cell>
          <table:table-cell office:value-type="float" office:value="118.1" table:style-name="ce1">
            <text:p>118,1</text:p>
          </table:table-cell>
          <table:table-cell office:value-type="float" office:value="414.8" table:style-name="ce1">
            <text:p>414,8</text:p>
          </table:table-cell>
          <table:table-cell office:value-type="float" office:value="536.1" table:style-name="ce1">
            <text:p>536,1</text:p>
          </table:table-cell>
          <table:table-cell office:value-type="float" office:value="-437.5" table:style-name="ce1">
            <text:p>-437,5</text:p>
          </table:table-cell>
          <table:table-cell office:value-type="float" office:value="-448.3" table:style-name="ce1">
            <text:p>-448,3</text:p>
          </table:table-cell>
          <table:table-cell office:value-type="float" office:value="-502.6" table:style-name="ce1">
            <text:p>-502,6</text:p>
          </table:table-cell>
          <table:table-cell office:value-type="float" office:value="677.5" table:style-name="ce1">
            <text:p>677,5</text:p>
          </table:table-cell>
          <table:table-cell office:value-type="float" office:value="-636.79999999999995" table:style-name="ce1">
            <text:p>-636,8</text:p>
          </table:table-cell>
          <table:table-cell office:value-type="float" office:value="-368.5" table:style-name="ce1">
            <text:p>-368,5</text:p>
          </table:table-cell>
          <table:table-cell office:value-type="float" office:value="-431.6" table:style-name="ce1">
            <text:p>-431,6</text:p>
          </table:table-cell>
          <table:table-cell office:value-type="float" office:value="161.69999999999999" table:style-name="ce1">
            <text:p>161,7</text:p>
          </table:table-cell>
          <table:table-cell office:value-type="float" office:value="-147.1" table:style-name="ce1">
            <text:p>-147,1</text:p>
          </table:table-cell>
          <table:table-cell office:value-type="float" office:value="553.70000000000005" table:style-name="ce1">
            <text:p>553,7</text:p>
          </table:table-cell>
          <table:table-cell office:value-type="float" office:value="917" table:style-name="ce1">
            <text:p>917</text:p>
          </table:table-cell>
          <table:table-cell office:value-type="float" office:value="-899.3" table:style-name="ce1">
            <text:p>-899,3</text:p>
          </table:table-cell>
          <table:table-cell office:value-type="float" office:value="-259.89999999999998" table:style-name="ce1">
            <text:p>-259,9</text:p>
          </table:table-cell>
          <table:table-cell office:value-type="float" office:value="-480.9" table:style-name="ce1">
            <text:p>-480,9</text:p>
          </table:table-cell>
          <table:table-cell office:value-type="float" office:value="342" table:style-name="ce1">
            <text:p>342</text:p>
          </table:table-cell>
          <table:table-cell office:value-type="float" office:value="-111.6" table:style-name="ce1">
            <text:p>-111,6</text:p>
          </table:table-cell>
          <table:table-cell office:value-type="float" office:value="-429.7" table:style-name="ce1">
            <text:p>-429,7</text:p>
          </table:table-cell>
          <table:table-cell office:value-type="float" office:value="424" table:style-name="ce1">
            <text:p>424</text:p>
          </table:table-cell>
          <table:table-cell office:value-type="float" office:value="-973.5" table:style-name="ce1">
            <text:p>-973,5</text:p>
          </table:table-cell>
          <table:table-cell table:number-columns-repeated="16344"/>
        </table:table-row>
        <table:table-row table:style-name="ro1">
          <table:table-cell office:value-type="float" office:value="-774.3" table:style-name="ce1">
            <text:p>-774,3</text:p>
          </table:table-cell>
          <table:table-cell office:value-type="float" office:value="22.6" table:style-name="ce1">
            <text:p>22,6</text:p>
          </table:table-cell>
          <table:table-cell office:value-type="float" office:value="306.10000000000002" table:style-name="ce1">
            <text:p>306,1</text:p>
          </table:table-cell>
          <table:table-cell office:value-type="float" office:value="-126" table:style-name="ce1">
            <text:p>-126</text:p>
          </table:table-cell>
          <table:table-cell office:value-type="float" office:value="355.5" table:style-name="ce1">
            <text:p>355,5</text:p>
          </table:table-cell>
          <table:table-cell office:value-type="float" office:value="951.5" table:style-name="ce1">
            <text:p>951,5</text:p>
          </table:table-cell>
          <table:table-cell office:value-type="float" office:value="783.4" table:style-name="ce1">
            <text:p>783,4</text:p>
          </table:table-cell>
          <table:table-cell office:value-type="float" office:value="-536.4" table:style-name="ce1">
            <text:p>-536,4</text:p>
          </table:table-cell>
          <table:table-cell office:value-type="float" office:value="-964.9" table:style-name="ce1">
            <text:p>-964,9</text:p>
          </table:table-cell>
          <table:table-cell office:value-type="float" office:value="-757.8" table:style-name="ce1">
            <text:p>-757,8</text:p>
          </table:table-cell>
          <table:table-cell office:value-type="float" office:value="854.7" table:style-name="ce1">
            <text:p>854,7</text:p>
          </table:table-cell>
          <table:table-cell office:value-type="float" office:value="785.9" table:style-name="ce1">
            <text:p>785,9</text:p>
          </table:table-cell>
          <table:table-cell office:value-type="float" office:value="112.1" table:style-name="ce1">
            <text:p>112,1</text:p>
          </table:table-cell>
          <table:table-cell office:value-type="float" office:value="876.9" table:style-name="ce1">
            <text:p>876,9</text:p>
          </table:table-cell>
          <table:table-cell office:value-type="float" office:value="323.2" table:style-name="ce1">
            <text:p>323,2</text:p>
          </table:table-cell>
          <table:table-cell office:value-type="float" office:value="897.2" table:style-name="ce1">
            <text:p>897,2</text:p>
          </table:table-cell>
          <table:table-cell office:value-type="float" office:value="-643.1" table:style-name="ce1">
            <text:p>-643,1</text:p>
          </table:table-cell>
          <table:table-cell office:value-type="float" office:value="-787.6" table:style-name="ce1">
            <text:p>-787,6</text:p>
          </table:table-cell>
          <table:table-cell office:value-type="float" office:value="467.7" table:style-name="ce1">
            <text:p>467,7</text:p>
          </table:table-cell>
          <table:table-cell office:value-type="float" office:value="876.9" table:style-name="ce1">
            <text:p>876,9</text:p>
          </table:table-cell>
          <table:table-cell office:value-type="float" office:value="860.6" table:style-name="ce1">
            <text:p>860,6</text:p>
          </table:table-cell>
          <table:table-cell office:value-type="float" office:value="-573.9" table:style-name="ce1">
            <text:p>-573,9</text:p>
          </table:table-cell>
          <table:table-cell office:value-type="float" office:value="332.6" table:style-name="ce1">
            <text:p>332,6</text:p>
          </table:table-cell>
          <table:table-cell office:value-type="float" office:value="-126.8" table:style-name="ce1">
            <text:p>-126,8</text:p>
          </table:table-cell>
          <table:table-cell office:value-type="float" office:value="-787.8" table:style-name="ce1">
            <text:p>-787,8</text:p>
          </table:table-cell>
          <table:table-cell office:value-type="float" office:value="946.3" table:style-name="ce1">
            <text:p>946,3</text:p>
          </table:table-cell>
          <table:table-cell office:value-type="float" office:value="63" table:style-name="ce1">
            <text:p>63</text:p>
          </table:table-cell>
          <table:table-cell office:value-type="float" office:value="-187.5" table:style-name="ce1">
            <text:p>-187,5</text:p>
          </table:table-cell>
          <table:table-cell office:value-type="float" office:value="-23.4" table:style-name="ce1">
            <text:p>-23,4</text:p>
          </table:table-cell>
          <table:table-cell office:value-type="float" office:value="-96.6" table:style-name="ce1">
            <text:p>-96,6</text:p>
          </table:table-cell>
          <table:table-cell office:value-type="float" office:value="746.3" table:style-name="ce1">
            <text:p>746,3</text:p>
          </table:table-cell>
          <table:table-cell office:value-type="float" office:value="-293.10000000000002" table:style-name="ce1">
            <text:p>-293,1</text:p>
          </table:table-cell>
          <table:table-cell office:value-type="float" office:value="588" table:style-name="ce1">
            <text:p>588</text:p>
          </table:table-cell>
          <table:table-cell office:value-type="float" office:value="384.3" table:style-name="ce1">
            <text:p>384,3</text:p>
          </table:table-cell>
          <table:table-cell office:value-type="float" office:value="-323.8" table:style-name="ce1">
            <text:p>-323,8</text:p>
          </table:table-cell>
          <table:table-cell office:value-type="float" office:value="55" table:style-name="ce1">
            <text:p>55</text:p>
          </table:table-cell>
          <table:table-cell office:value-type="float" office:value="794.6" table:style-name="ce1">
            <text:p>794,6</text:p>
          </table:table-cell>
          <table:table-cell office:value-type="float" office:value="278.39999999999998" table:style-name="ce1">
            <text:p>278,4</text:p>
          </table:table-cell>
          <table:table-cell office:value-type="float" office:value="967.4" table:style-name="ce1">
            <text:p>967,4</text:p>
          </table:table-cell>
          <table:table-cell office:value-type="float" office:value="297.39999999999998" table:style-name="ce1">
            <text:p>297,4</text:p>
          </table:table-cell>
          <table:table-cell table:number-columns-repeated="16344"/>
        </table:table-row>
        <table:table-row table:style-name="ro1">
          <table:table-cell office:value-type="float" office:value="-934.9" table:style-name="ce1">
            <text:p>-934,9</text:p>
          </table:table-cell>
          <table:table-cell office:value-type="float" office:value="-325.2" table:style-name="ce1">
            <text:p>-325,2</text:p>
          </table:table-cell>
          <table:table-cell office:value-type="float" office:value="-555.9" table:style-name="ce1">
            <text:p>-555,9</text:p>
          </table:table-cell>
          <table:table-cell office:value-type="float" office:value="3.1" table:style-name="ce1">
            <text:p>3,1</text:p>
          </table:table-cell>
          <table:table-cell office:value-type="float" office:value="-408.3" table:style-name="ce1">
            <text:p>-408,3</text:p>
          </table:table-cell>
          <table:table-cell office:value-type="float" office:value="860.8" table:style-name="ce1">
            <text:p>860,8</text:p>
          </table:table-cell>
          <table:table-cell office:value-type="float" office:value="-686.7" table:style-name="ce1">
            <text:p>-686,7</text:p>
          </table:table-cell>
          <table:table-cell office:value-type="float" office:value="467.9" table:style-name="ce1">
            <text:p>467,9</text:p>
          </table:table-cell>
          <table:table-cell office:value-type="float" office:value="574.9" table:style-name="ce1">
            <text:p>574,9</text:p>
          </table:table-cell>
          <table:table-cell office:value-type="float" office:value="950.2" table:style-name="ce1">
            <text:p>950,2</text:p>
          </table:table-cell>
          <table:table-cell office:value-type="float" office:value="-934.9" table:style-name="ce1">
            <text:p>-934,9</text:p>
          </table:table-cell>
          <table:table-cell office:value-type="float" office:value="400.7" table:style-name="ce1">
            <text:p>400,7</text:p>
          </table:table-cell>
          <table:table-cell office:value-type="float" office:value="844.9" table:style-name="ce1">
            <text:p>844,9</text:p>
          </table:table-cell>
          <table:table-cell office:value-type="float" office:value="-718.5" table:style-name="ce1">
            <text:p>-718,5</text:p>
          </table:table-cell>
          <table:table-cell office:value-type="float" office:value="722.7" table:style-name="ce1">
            <text:p>722,7</text:p>
          </table:table-cell>
          <table:table-cell office:value-type="float" office:value="279" table:style-name="ce1">
            <text:p>279</text:p>
          </table:table-cell>
          <table:table-cell office:value-type="float" office:value="-458.8" table:style-name="ce1">
            <text:p>-458,8</text:p>
          </table:table-cell>
          <table:table-cell office:value-type="float" office:value="528.4" table:style-name="ce1">
            <text:p>528,4</text:p>
          </table:table-cell>
          <table:table-cell office:value-type="float" office:value="-376.6" table:style-name="ce1">
            <text:p>-376,6</text:p>
          </table:table-cell>
          <table:table-cell office:value-type="float" office:value="-4.5999999999999996" table:style-name="ce1">
            <text:p>-4,6</text:p>
          </table:table-cell>
          <table:table-cell office:value-type="float" office:value="-793.6" table:style-name="ce1">
            <text:p>-793,6</text:p>
          </table:table-cell>
          <table:table-cell office:value-type="float" office:value="-477.6" table:style-name="ce1">
            <text:p>-477,6</text:p>
          </table:table-cell>
          <table:table-cell office:value-type="float" office:value="439.8" table:style-name="ce1">
            <text:p>439,8</text:p>
          </table:table-cell>
          <table:table-cell office:value-type="float" office:value="550.29999999999995" table:style-name="ce1">
            <text:p>550,3</text:p>
          </table:table-cell>
          <table:table-cell office:value-type="float" office:value="216.3" table:style-name="ce1">
            <text:p>216,3</text:p>
          </table:table-cell>
          <table:table-cell office:value-type="float" office:value="636.9" table:style-name="ce1">
            <text:p>636,9</text:p>
          </table:table-cell>
          <table:table-cell office:value-type="float" office:value="-543.9" table:style-name="ce1">
            <text:p>-543,9</text:p>
          </table:table-cell>
          <table:table-cell office:value-type="float" office:value="207.7" table:style-name="ce1">
            <text:p>207,7</text:p>
          </table:table-cell>
          <table:table-cell office:value-type="float" office:value="594.1" table:style-name="ce1">
            <text:p>594,1</text:p>
          </table:table-cell>
          <table:table-cell office:value-type="float" office:value="-48.7" table:style-name="ce1">
            <text:p>-48,7</text:p>
          </table:table-cell>
          <table:table-cell office:value-type="float" office:value="646.9" table:style-name="ce1">
            <text:p>646,9</text:p>
          </table:table-cell>
          <table:table-cell office:value-type="float" office:value="220.8" table:style-name="ce1">
            <text:p>220,8</text:p>
          </table:table-cell>
          <table:table-cell office:value-type="float" office:value="-496.3" table:style-name="ce1">
            <text:p>-496,3</text:p>
          </table:table-cell>
          <table:table-cell office:value-type="float" office:value="-434.5" table:style-name="ce1">
            <text:p>-434,5</text:p>
          </table:table-cell>
          <table:table-cell office:value-type="float" office:value="-328.9" table:style-name="ce1">
            <text:p>-328,9</text:p>
          </table:table-cell>
          <table:table-cell office:value-type="float" office:value="699.4" table:style-name="ce1">
            <text:p>699,4</text:p>
          </table:table-cell>
          <table:table-cell office:value-type="float" office:value="-922.7" table:style-name="ce1">
            <text:p>-922,7</text:p>
          </table:table-cell>
          <table:table-cell office:value-type="float" office:value="-634.79999999999995" table:style-name="ce1">
            <text:p>-634,8</text:p>
          </table:table-cell>
          <table:table-cell office:value-type="float" office:value="46.8" table:style-name="ce1">
            <text:p>46,8</text:p>
          </table:table-cell>
          <table:table-cell office:value-type="float" office:value="816.7" table:style-name="ce1">
            <text:p>816,7</text:p>
          </table:table-cell>
          <table:table-cell table:number-columns-repeated="16344"/>
        </table:table-row>
        <table:table-row table:style-name="ro1">
          <table:table-cell office:value-type="float" office:value="636.4" table:style-name="ce1">
            <text:p>636,4</text:p>
          </table:table-cell>
          <table:table-cell office:value-type="float" office:value="350.6" table:style-name="ce1">
            <text:p>350,6</text:p>
          </table:table-cell>
          <table:table-cell office:value-type="float" office:value="-484.3" table:style-name="ce1">
            <text:p>-484,3</text:p>
          </table:table-cell>
          <table:table-cell office:value-type="float" office:value="-37.799999999999997" table:style-name="ce1">
            <text:p>-37,8</text:p>
          </table:table-cell>
          <table:table-cell office:value-type="float" office:value="-277.5" table:style-name="ce1">
            <text:p>-277,5</text:p>
          </table:table-cell>
          <table:table-cell office:value-type="float" office:value="-511.3" table:style-name="ce1">
            <text:p>-511,3</text:p>
          </table:table-cell>
          <table:table-cell office:value-type="float" office:value="389.3" table:style-name="ce1">
            <text:p>389,3</text:p>
          </table:table-cell>
          <table:table-cell office:value-type="float" office:value="847.2" table:style-name="ce1">
            <text:p>847,2</text:p>
          </table:table-cell>
          <table:table-cell office:value-type="float" office:value="923.3" table:style-name="ce1">
            <text:p>923,3</text:p>
          </table:table-cell>
          <table:table-cell office:value-type="float" office:value="-427.4" table:style-name="ce1">
            <text:p>-427,4</text:p>
          </table:table-cell>
          <table:table-cell office:value-type="float" office:value="-186" table:style-name="ce1">
            <text:p>-186</text:p>
          </table:table-cell>
          <table:table-cell office:value-type="float" office:value="362.5" table:style-name="ce1">
            <text:p>362,5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420.2" table:style-name="ce1">
            <text:p>420,2</text:p>
          </table:table-cell>
          <table:table-cell office:value-type="float" office:value="-952.7" table:style-name="ce1">
            <text:p>-952,7</text:p>
          </table:table-cell>
          <table:table-cell office:value-type="float" office:value="-21.7" table:style-name="ce1">
            <text:p>-21,7</text:p>
          </table:table-cell>
          <table:table-cell office:value-type="float" office:value="401" table:style-name="ce1">
            <text:p>401</text:p>
          </table:table-cell>
          <table:table-cell office:value-type="float" office:value="171.5" table:style-name="ce1">
            <text:p>171,5</text:p>
          </table:table-cell>
          <table:table-cell office:value-type="float" office:value="-976.6" table:style-name="ce1">
            <text:p>-976,6</text:p>
          </table:table-cell>
          <table:table-cell office:value-type="float" office:value="-849.2" table:style-name="ce1">
            <text:p>-849,2</text:p>
          </table:table-cell>
          <table:table-cell office:value-type="float" office:value="877.4" table:style-name="ce1">
            <text:p>877,4</text:p>
          </table:table-cell>
          <table:table-cell office:value-type="float" office:value="-103.9" table:style-name="ce1">
            <text:p>-103,9</text:p>
          </table:table-cell>
          <table:table-cell office:value-type="float" office:value="-32.200000000000003" table:style-name="ce1">
            <text:p>-32,2</text:p>
          </table:table-cell>
          <table:table-cell office:value-type="float" office:value="-510.9" table:style-name="ce1">
            <text:p>-510,9</text:p>
          </table:table-cell>
          <table:table-cell office:value-type="float" office:value="-353.7" table:style-name="ce1">
            <text:p>-353,7</text:p>
          </table:table-cell>
          <table:table-cell office:value-type="float" office:value="212.2" table:style-name="ce1">
            <text:p>212,2</text:p>
          </table:table-cell>
          <table:table-cell office:value-type="float" office:value="104.2" table:style-name="ce1">
            <text:p>104,2</text:p>
          </table:table-cell>
          <table:table-cell office:value-type="float" office:value="642.4" table:style-name="ce1">
            <text:p>642,4</text:p>
          </table:table-cell>
          <table:table-cell office:value-type="float" office:value="-729.3" table:style-name="ce1">
            <text:p>-729,3</text:p>
          </table:table-cell>
          <table:table-cell office:value-type="float" office:value="-52.2" table:style-name="ce1">
            <text:p>-52,2</text:p>
          </table:table-cell>
          <table:table-cell office:value-type="float" office:value="708.3" table:style-name="ce1">
            <text:p>708,3</text:p>
          </table:table-cell>
          <table:table-cell office:value-type="float" office:value="-170.7" table:style-name="ce1">
            <text:p>-170,7</text:p>
          </table:table-cell>
          <table:table-cell office:value-type="float" office:value="-380.3" table:style-name="ce1">
            <text:p>-380,3</text:p>
          </table:table-cell>
          <table:table-cell office:value-type="float" office:value="-153.80000000000001" table:style-name="ce1">
            <text:p>-153,8</text:p>
          </table:table-cell>
          <table:table-cell office:value-type="float" office:value="450.3" table:style-name="ce1">
            <text:p>450,3</text:p>
          </table:table-cell>
          <table:table-cell office:value-type="float" office:value="531.70000000000005" table:style-name="ce1">
            <text:p>531,7</text:p>
          </table:table-cell>
          <table:table-cell office:value-type="float" office:value="37.6" table:style-name="ce1">
            <text:p>37,6</text:p>
          </table:table-cell>
          <table:table-cell office:value-type="float" office:value="661.8" table:style-name="ce1">
            <text:p>661,8</text:p>
          </table:table-cell>
          <table:table-cell office:value-type="float" office:value="4.2" table:style-name="ce1">
            <text:p>4,2</text:p>
          </table:table-cell>
          <table:table-cell office:value-type="float" office:value="-670.9" table:style-name="ce1">
            <text:p>-670,9</text:p>
          </table:table-cell>
          <table:table-cell table:number-columns-repeated="16344"/>
        </table:table-row>
        <table:table-row table:style-name="ro1">
          <table:table-cell office:value-type="float" office:value="-252.9" table:style-name="ce1">
            <text:p>-252,9</text:p>
          </table:table-cell>
          <table:table-cell office:value-type="float" office:value="-132.6" table:style-name="ce1">
            <text:p>-132,6</text:p>
          </table:table-cell>
          <table:table-cell office:value-type="float" office:value="965.1" table:style-name="ce1">
            <text:p>965,1</text:p>
          </table:table-cell>
          <table:table-cell office:value-type="float" office:value="-744.8" table:style-name="ce1">
            <text:p>-744,8</text:p>
          </table:table-cell>
          <table:table-cell office:value-type="float" office:value="321" table:style-name="ce1">
            <text:p>321</text:p>
          </table:table-cell>
          <table:table-cell office:value-type="float" office:value="-597.9" table:style-name="ce1">
            <text:p>-597,9</text:p>
          </table:table-cell>
          <table:table-cell office:value-type="float" office:value="257.39999999999998" table:style-name="ce1">
            <text:p>257,4</text:p>
          </table:table-cell>
          <table:table-cell office:value-type="float" office:value="41.4" table:style-name="ce1">
            <text:p>41,4</text:p>
          </table:table-cell>
          <table:table-cell office:value-type="float" office:value="-579.29999999999995" table:style-name="ce1">
            <text:p>-579,3</text:p>
          </table:table-cell>
          <table:table-cell office:value-type="float" office:value="-948.7" table:style-name="ce1">
            <text:p>-948,7</text:p>
          </table:table-cell>
          <table:table-cell office:value-type="float" office:value="927.8" table:style-name="ce1">
            <text:p>927,8</text:p>
          </table:table-cell>
          <table:table-cell office:value-type="float" office:value="774.1" table:style-name="ce1">
            <text:p>774,1</text:p>
          </table:table-cell>
          <table:table-cell office:value-type="float" office:value="-675.1" table:style-name="ce1">
            <text:p>-675,1</text:p>
          </table:table-cell>
          <table:table-cell office:value-type="float" office:value="63.9" table:style-name="ce1">
            <text:p>63,9</text:p>
          </table:table-cell>
          <table:table-cell office:value-type="float" office:value="-100" table:style-name="ce1">
            <text:p>-100</text:p>
          </table:table-cell>
          <table:table-cell office:value-type="float" office:value="477.9" table:style-name="ce1">
            <text:p>477,9</text:p>
          </table:table-cell>
          <table:table-cell office:value-type="float" office:value="-661.4" table:style-name="ce1">
            <text:p>-661,4</text:p>
          </table:table-cell>
          <table:table-cell office:value-type="float" office:value="676.2" table:style-name="ce1">
            <text:p>676,2</text:p>
          </table:table-cell>
          <table:table-cell office:value-type="float" office:value="729.1" table:style-name="ce1">
            <text:p>729,1</text:p>
          </table:table-cell>
          <table:table-cell office:value-type="float" office:value="591.9" table:style-name="ce1">
            <text:p>591,9</text:p>
          </table:table-cell>
          <table:table-cell office:value-type="float" office:value="-718" table:style-name="ce1">
            <text:p>-718</text:p>
          </table:table-cell>
          <table:table-cell office:value-type="float" office:value="-122.9" table:style-name="ce1">
            <text:p>-122,9</text:p>
          </table:table-cell>
          <table:table-cell office:value-type="float" office:value="-824.2" table:style-name="ce1">
            <text:p>-824,2</text:p>
          </table:table-cell>
          <table:table-cell office:value-type="float" office:value="-780.7" table:style-name="ce1">
            <text:p>-780,7</text:p>
          </table:table-cell>
          <table:table-cell office:value-type="float" office:value="269.10000000000002" table:style-name="ce1">
            <text:p>269,1</text:p>
          </table:table-cell>
          <table:table-cell office:value-type="float" office:value="-941.6" table:style-name="ce1">
            <text:p>-941,6</text:p>
          </table:table-cell>
          <table:table-cell office:value-type="float" office:value="-615.29999999999995" table:style-name="ce1">
            <text:p>-615,3</text:p>
          </table:table-cell>
          <table:table-cell office:value-type="float" office:value="-160.30000000000001" table:style-name="ce1">
            <text:p>-160,3</text:p>
          </table:table-cell>
          <table:table-cell office:value-type="float" office:value="-261" table:style-name="ce1">
            <text:p>-261</text:p>
          </table:table-cell>
          <table:table-cell office:value-type="float" office:value="-347" table:style-name="ce1">
            <text:p>-347</text:p>
          </table:table-cell>
          <table:table-cell office:value-type="float" office:value="-43.7" table:style-name="ce1">
            <text:p>-43,7</text:p>
          </table:table-cell>
          <table:table-cell office:value-type="float" office:value="-451.4" table:style-name="ce1">
            <text:p>-451,4</text:p>
          </table:table-cell>
          <table:table-cell office:value-type="float" office:value="850.6" table:style-name="ce1">
            <text:p>850,6</text:p>
          </table:table-cell>
          <table:table-cell office:value-type="float" office:value="981.1" table:style-name="ce1">
            <text:p>981,1</text:p>
          </table:table-cell>
          <table:table-cell office:value-type="float" office:value="977.5" table:style-name="ce1">
            <text:p>977,5</text:p>
          </table:table-cell>
          <table:table-cell office:value-type="float" office:value="-293.10000000000002" table:style-name="ce1">
            <text:p>-293,1</text:p>
          </table:table-cell>
          <table:table-cell office:value-type="float" office:value="-770.1" table:style-name="ce1">
            <text:p>-770,1</text:p>
          </table:table-cell>
          <table:table-cell office:value-type="float" office:value="621.4" table:style-name="ce1">
            <text:p>621,4</text:p>
          </table:table-cell>
          <table:table-cell office:value-type="float" office:value="-554.4" table:style-name="ce1">
            <text:p>-554,4</text:p>
          </table:table-cell>
          <table:table-cell office:value-type="float" office:value="-12.2" table:style-name="ce1">
            <text:p>-12,2</text:p>
          </table:table-cell>
          <table:table-cell table:number-columns-repeated="16344"/>
        </table:table-row>
        <table:table-row table:style-name="ro1">
          <table:table-cell office:value-type="float" office:value="124.9" table:style-name="ce1">
            <text:p>124,9</text:p>
          </table:table-cell>
          <table:table-cell office:value-type="float" office:value="928.2" table:style-name="ce1">
            <text:p>928,2</text:p>
          </table:table-cell>
          <table:table-cell office:value-type="float" office:value="636.20000000000005" table:style-name="ce1">
            <text:p>636,2</text:p>
          </table:table-cell>
          <table:table-cell office:value-type="float" office:value="-73.7" table:style-name="ce1">
            <text:p>-73,7</text:p>
          </table:table-cell>
          <table:table-cell office:value-type="float" office:value="-231.8" table:style-name="ce1">
            <text:p>-231,8</text:p>
          </table:table-cell>
          <table:table-cell office:value-type="float" office:value="290.5" table:style-name="ce1">
            <text:p>290,5</text:p>
          </table:table-cell>
          <table:table-cell office:value-type="float" office:value="-688.1" table:style-name="ce1">
            <text:p>-688,1</text:p>
          </table:table-cell>
          <table:table-cell office:value-type="float" office:value="-790.3" table:style-name="ce1">
            <text:p>-790,3</text:p>
          </table:table-cell>
          <table:table-cell office:value-type="float" office:value="685.8" table:style-name="ce1">
            <text:p>685,8</text:p>
          </table:table-cell>
          <table:table-cell office:value-type="float" office:value="38.4" table:style-name="ce1">
            <text:p>38,4</text:p>
          </table:table-cell>
          <table:table-cell office:value-type="float" office:value="-824.9" table:style-name="ce1">
            <text:p>-824,9</text:p>
          </table:table-cell>
          <table:table-cell office:value-type="float" office:value="527.79999999999995" table:style-name="ce1">
            <text:p>527,8</text:p>
          </table:table-cell>
          <table:table-cell office:value-type="float" office:value="830.6" table:style-name="ce1">
            <text:p>830,6</text:p>
          </table:table-cell>
          <table:table-cell office:value-type="float" office:value="-821" table:style-name="ce1">
            <text:p>-821</text:p>
          </table:table-cell>
          <table:table-cell office:value-type="float" office:value="96.6" table:style-name="ce1">
            <text:p>96,6</text:p>
          </table:table-cell>
          <table:table-cell office:value-type="float" office:value="135.69999999999999" table:style-name="ce1">
            <text:p>135,7</text:p>
          </table:table-cell>
          <table:table-cell office:value-type="float" office:value="-263.7" table:style-name="ce1">
            <text:p>-263,7</text:p>
          </table:table-cell>
          <table:table-cell office:value-type="float" office:value="-134.9" table:style-name="ce1">
            <text:p>-134,9</text:p>
          </table:table-cell>
          <table:table-cell office:value-type="float" office:value="-987.5" table:style-name="ce1">
            <text:p>-987,5</text:p>
          </table:table-cell>
          <table:table-cell office:value-type="float" office:value="-676.3" table:style-name="ce1">
            <text:p>-676,3</text:p>
          </table:table-cell>
          <table:table-cell office:value-type="float" office:value="-754" table:style-name="ce1">
            <text:p>-754</text:p>
          </table:table-cell>
          <table:table-cell office:value-type="float" office:value="-192.2" table:style-name="ce1">
            <text:p>-192,2</text:p>
          </table:table-cell>
          <table:table-cell office:value-type="float" office:value="-946.8" table:style-name="ce1">
            <text:p>-946,8</text:p>
          </table:table-cell>
          <table:table-cell office:value-type="float" office:value="-193.2" table:style-name="ce1">
            <text:p>-193,2</text:p>
          </table:table-cell>
          <table:table-cell office:value-type="float" office:value="-51" table:style-name="ce1">
            <text:p>-51</text:p>
          </table:table-cell>
          <table:table-cell office:value-type="float" office:value="-218.9" table:style-name="ce1">
            <text:p>-218,9</text:p>
          </table:table-cell>
          <table:table-cell office:value-type="float" office:value="-127.5" table:style-name="ce1">
            <text:p>-127,5</text:p>
          </table:table-cell>
          <table:table-cell office:value-type="float" office:value="-388.1" table:style-name="ce1">
            <text:p>-388,1</text:p>
          </table:table-cell>
          <table:table-cell office:value-type="float" office:value="-683.3" table:style-name="ce1">
            <text:p>-683,3</text:p>
          </table:table-cell>
          <table:table-cell office:value-type="float" office:value="721.6" table:style-name="ce1">
            <text:p>721,6</text:p>
          </table:table-cell>
          <table:table-cell office:value-type="float" office:value="963" table:style-name="ce1">
            <text:p>963</text:p>
          </table:table-cell>
          <table:table-cell office:value-type="float" office:value="-517.5" table:style-name="ce1">
            <text:p>-517,5</text:p>
          </table:table-cell>
          <table:table-cell office:value-type="float" office:value="-613.79999999999995" table:style-name="ce1">
            <text:p>-613,8</text:p>
          </table:table-cell>
          <table:table-cell office:value-type="float" office:value="355.7" table:style-name="ce1">
            <text:p>355,7</text:p>
          </table:table-cell>
          <table:table-cell office:value-type="float" office:value="246.7" table:style-name="ce1">
            <text:p>246,7</text:p>
          </table:table-cell>
          <table:table-cell office:value-type="float" office:value="339" table:style-name="ce1">
            <text:p>339</text:p>
          </table:table-cell>
          <table:table-cell office:value-type="float" office:value="-996" table:style-name="ce1">
            <text:p>-996</text:p>
          </table:table-cell>
          <table:table-cell office:value-type="float" office:value="-914.5" table:style-name="ce1">
            <text:p>-914,5</text:p>
          </table:table-cell>
          <table:table-cell office:value-type="float" office:value="-876.8" table:style-name="ce1">
            <text:p>-876,8</text:p>
          </table:table-cell>
          <table:table-cell office:value-type="float" office:value="450.9" table:style-name="ce1">
            <text:p>450,9</text:p>
          </table:table-cell>
          <table:table-cell table:number-columns-repeated="16344"/>
        </table:table-row>
        <table:table-row table:style-name="ro1">
          <table:table-cell office:value-type="float" office:value="671.1" table:style-name="ce1">
            <text:p>671,1</text:p>
          </table:table-cell>
          <table:table-cell office:value-type="float" office:value="-453.9" table:style-name="ce1">
            <text:p>-453,9</text:p>
          </table:table-cell>
          <table:table-cell office:value-type="float" office:value="-374.2" table:style-name="ce1">
            <text:p>-374,2</text:p>
          </table:table-cell>
          <table:table-cell office:value-type="float" office:value="645.9" table:style-name="ce1">
            <text:p>645,9</text:p>
          </table:table-cell>
          <table:table-cell office:value-type="float" office:value="-826.7" table:style-name="ce1">
            <text:p>-826,7</text:p>
          </table:table-cell>
          <table:table-cell office:value-type="float" office:value="-261.7" table:style-name="ce1">
            <text:p>-261,7</text:p>
          </table:table-cell>
          <table:table-cell office:value-type="float" office:value="-466" table:style-name="ce1">
            <text:p>-466</text:p>
          </table:table-cell>
          <table:table-cell office:value-type="float" office:value="423.1" table:style-name="ce1">
            <text:p>423,1</text:p>
          </table:table-cell>
          <table:table-cell office:value-type="float" office:value="640.79999999999995" table:style-name="ce1">
            <text:p>640,8</text:p>
          </table:table-cell>
          <table:table-cell office:value-type="float" office:value="807.7" table:style-name="ce1">
            <text:p>807,7</text:p>
          </table:table-cell>
          <table:table-cell office:value-type="float" office:value="472.9" table:style-name="ce1">
            <text:p>472,9</text:p>
          </table:table-cell>
          <table:table-cell office:value-type="float" office:value="790.7" table:style-name="ce1">
            <text:p>790,7</text:p>
          </table:table-cell>
          <table:table-cell office:value-type="float" office:value="664.3" table:style-name="ce1">
            <text:p>664,3</text:p>
          </table:table-cell>
          <table:table-cell office:value-type="float" office:value="458.3" table:style-name="ce1">
            <text:p>458,3</text:p>
          </table:table-cell>
          <table:table-cell office:value-type="float" office:value="862.7" table:style-name="ce1">
            <text:p>862,7</text:p>
          </table:table-cell>
          <table:table-cell office:value-type="float" office:value="-885.5" table:style-name="ce1">
            <text:p>-885,5</text:p>
          </table:table-cell>
          <table:table-cell office:value-type="float" office:value="299.3" table:style-name="ce1">
            <text:p>299,3</text:p>
          </table:table-cell>
          <table:table-cell office:value-type="float" office:value="117.8" table:style-name="ce1">
            <text:p>117,8</text:p>
          </table:table-cell>
          <table:table-cell office:value-type="float" office:value="-503.3" table:style-name="ce1">
            <text:p>-503,3</text:p>
          </table:table-cell>
          <table:table-cell office:value-type="float" office:value="-34.700000000000003" table:style-name="ce1">
            <text:p>-34,7</text:p>
          </table:table-cell>
          <table:table-cell office:value-type="float" office:value="163.9" table:style-name="ce1">
            <text:p>163,9</text:p>
          </table:table-cell>
          <table:table-cell office:value-type="float" office:value="-270.5" table:style-name="ce1">
            <text:p>-270,5</text:p>
          </table:table-cell>
          <table:table-cell office:value-type="float" office:value="167.5" table:style-name="ce1">
            <text:p>167,5</text:p>
          </table:table-cell>
          <table:table-cell office:value-type="float" office:value="909" table:style-name="ce1">
            <text:p>909</text:p>
          </table:table-cell>
          <table:table-cell office:value-type="float" office:value="190.6" table:style-name="ce1">
            <text:p>190,6</text:p>
          </table:table-cell>
          <table:table-cell office:value-type="float" office:value="753.6" table:style-name="ce1">
            <text:p>753,6</text:p>
          </table:table-cell>
          <table:table-cell office:value-type="float" office:value="340.7" table:style-name="ce1">
            <text:p>340,7</text:p>
          </table:table-cell>
          <table:table-cell office:value-type="float" office:value="-663.7" table:style-name="ce1">
            <text:p>-663,7</text:p>
          </table:table-cell>
          <table:table-cell office:value-type="float" office:value="-603.20000000000005" table:style-name="ce1">
            <text:p>-603,2</text:p>
          </table:table-cell>
          <table:table-cell office:value-type="float" office:value="-508" table:style-name="ce1">
            <text:p>-508</text:p>
          </table:table-cell>
          <table:table-cell office:value-type="float" office:value="-274.8" table:style-name="ce1">
            <text:p>-274,8</text:p>
          </table:table-cell>
          <table:table-cell office:value-type="float" office:value="367.3" table:style-name="ce1">
            <text:p>367,3</text:p>
          </table:table-cell>
          <table:table-cell office:value-type="float" office:value="-760.3" table:style-name="ce1">
            <text:p>-760,3</text:p>
          </table:table-cell>
          <table:table-cell office:value-type="float" office:value="-997.6" table:style-name="ce1">
            <text:p>-997,6</text:p>
          </table:table-cell>
          <table:table-cell office:value-type="float" office:value="-264.2" table:style-name="ce1">
            <text:p>-264,2</text:p>
          </table:table-cell>
          <table:table-cell office:value-type="float" office:value="509.5" table:style-name="ce1">
            <text:p>509,5</text:p>
          </table:table-cell>
          <table:table-cell office:value-type="float" office:value="594.4" table:style-name="ce1">
            <text:p>594,4</text:p>
          </table:table-cell>
          <table:table-cell office:value-type="float" office:value="-986.7" table:style-name="ce1">
            <text:p>-986,7</text:p>
          </table:table-cell>
          <table:table-cell office:value-type="float" office:value="-433.4" table:style-name="ce1">
            <text:p>-433,4</text:p>
          </table:table-cell>
          <table:table-cell office:value-type="float" office:value="-951.3" table:style-name="ce1">
            <text:p>-951,3</text:p>
          </table:table-cell>
          <table:table-cell table:number-columns-repeated="16344"/>
        </table:table-row>
        <table:table-row table:style-name="ro1">
          <table:table-cell office:value-type="float" office:value="-677.2" table:style-name="ce1">
            <text:p>-677,2</text:p>
          </table:table-cell>
          <table:table-cell office:value-type="float" office:value="534.1" table:style-name="ce1">
            <text:p>534,1</text:p>
          </table:table-cell>
          <table:table-cell office:value-type="float" office:value="755.3" table:style-name="ce1">
            <text:p>755,3</text:p>
          </table:table-cell>
          <table:table-cell office:value-type="float" office:value="-256.7" table:style-name="ce1">
            <text:p>-256,7</text:p>
          </table:table-cell>
          <table:table-cell office:value-type="float" office:value="642" table:style-name="ce1">
            <text:p>642</text:p>
          </table:table-cell>
          <table:table-cell office:value-type="float" office:value="-815.3" table:style-name="ce1">
            <text:p>-815,3</text:p>
          </table:table-cell>
          <table:table-cell office:value-type="float" office:value="70" table:style-name="ce1">
            <text:p>70</text:p>
          </table:table-cell>
          <table:table-cell office:value-type="float" office:value="-981.7" table:style-name="ce1">
            <text:p>-981,7</text:p>
          </table:table-cell>
          <table:table-cell office:value-type="float" office:value="526.70000000000005" table:style-name="ce1">
            <text:p>526,7</text:p>
          </table:table-cell>
          <table:table-cell office:value-type="float" office:value="-449.3" table:style-name="ce1">
            <text:p>-449,3</text:p>
          </table:table-cell>
          <table:table-cell office:value-type="float" office:value="-494.2" table:style-name="ce1">
            <text:p>-494,2</text:p>
          </table:table-cell>
          <table:table-cell office:value-type="float" office:value="-314.89999999999998" table:style-name="ce1">
            <text:p>-314,9</text:p>
          </table:table-cell>
          <table:table-cell office:value-type="float" office:value="17.399999999999999" table:style-name="ce1">
            <text:p>17,4</text:p>
          </table:table-cell>
          <table:table-cell office:value-type="float" office:value="978.5" table:style-name="ce1">
            <text:p>978,5</text:p>
          </table:table-cell>
          <table:table-cell office:value-type="float" office:value="814" table:style-name="ce1">
            <text:p>814</text:p>
          </table:table-cell>
          <table:table-cell office:value-type="float" office:value="922" table:style-name="ce1">
            <text:p>922</text:p>
          </table:table-cell>
          <table:table-cell office:value-type="float" office:value="679.8" table:style-name="ce1">
            <text:p>679,8</text:p>
          </table:table-cell>
          <table:table-cell office:value-type="float" office:value="-869" table:style-name="ce1">
            <text:p>-869</text:p>
          </table:table-cell>
          <table:table-cell office:value-type="float" office:value="-805.3" table:style-name="ce1">
            <text:p>-805,3</text:p>
          </table:table-cell>
          <table:table-cell office:value-type="float" office:value="521" table:style-name="ce1">
            <text:p>521</text:p>
          </table:table-cell>
          <table:table-cell office:value-type="float" office:value="-413.3" table:style-name="ce1">
            <text:p>-413,3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540" table:style-name="ce1">
            <text:p>540</text:p>
          </table:table-cell>
          <table:table-cell office:value-type="float" office:value="189.9" table:style-name="ce1">
            <text:p>189,9</text:p>
          </table:table-cell>
          <table:table-cell office:value-type="float" office:value="51.4" table:style-name="ce1">
            <text:p>51,4</text:p>
          </table:table-cell>
          <table:table-cell office:value-type="float" office:value="918.1" table:style-name="ce1">
            <text:p>918,1</text:p>
          </table:table-cell>
          <table:table-cell office:value-type="float" office:value="267.89999999999998" table:style-name="ce1">
            <text:p>267,9</text:p>
          </table:table-cell>
          <table:table-cell office:value-type="float" office:value="568.1" table:style-name="ce1">
            <text:p>568,1</text:p>
          </table:table-cell>
          <table:table-cell office:value-type="float" office:value="-399.8" table:style-name="ce1">
            <text:p>-399,8</text:p>
          </table:table-cell>
          <table:table-cell office:value-type="float" office:value="-645.4" table:style-name="ce1">
            <text:p>-645,4</text:p>
          </table:table-cell>
          <table:table-cell office:value-type="float" office:value="644.29999999999995" table:style-name="ce1">
            <text:p>644,3</text:p>
          </table:table-cell>
          <table:table-cell office:value-type="float" office:value="83.3" table:style-name="ce1">
            <text:p>83,3</text:p>
          </table:table-cell>
          <table:table-cell office:value-type="float" office:value="317.2" table:style-name="ce1">
            <text:p>317,2</text:p>
          </table:table-cell>
          <table:table-cell office:value-type="float" office:value="-631.1" table:style-name="ce1">
            <text:p>-631,1</text:p>
          </table:table-cell>
          <table:table-cell office:value-type="float" office:value="321.5" table:style-name="ce1">
            <text:p>321,5</text:p>
          </table:table-cell>
          <table:table-cell office:value-type="float" office:value="956.4" table:style-name="ce1">
            <text:p>956,4</text:p>
          </table:table-cell>
          <table:table-cell office:value-type="float" office:value="374.5" table:style-name="ce1">
            <text:p>374,5</text:p>
          </table:table-cell>
          <table:table-cell office:value-type="float" office:value="984.9" table:style-name="ce1">
            <text:p>984,9</text:p>
          </table:table-cell>
          <table:table-cell office:value-type="float" office:value="-215" table:style-name="ce1">
            <text:p>-215</text:p>
          </table:table-cell>
          <table:table-cell office:value-type="float" office:value="479.9" table:style-name="ce1">
            <text:p>479,9</text:p>
          </table:table-cell>
          <table:table-cell table:number-columns-repeated="16344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-705.6" table:style-name="ce1">
            <text:p>-705,6</text:p>
          </table:table-cell>
          <table:table-cell office:value-type="float" office:value="861" table:style-name="ce1">
            <text:p>861</text:p>
          </table:table-cell>
          <table:table-cell office:value-type="float" office:value="-943.2" table:style-name="ce1">
            <text:p>-943,2</text:p>
          </table:table-cell>
          <table:table-cell office:value-type="float" office:value="774.2" table:style-name="ce1">
            <text:p>774,2</text:p>
          </table:table-cell>
          <table:table-cell office:value-type="float" office:value="497.9" table:style-name="ce1">
            <text:p>497,9</text:p>
          </table:table-cell>
          <table:table-cell office:value-type="float" office:value="-625.5" table:style-name="ce1">
            <text:p>-625,5</text:p>
          </table:table-cell>
          <table:table-cell office:value-type="float" office:value="274.60000000000002" table:style-name="ce1">
            <text:p>274,6</text:p>
          </table:table-cell>
          <table:table-cell office:value-type="float" office:value="394.6" table:style-name="ce1">
            <text:p>394,6</text:p>
          </table:table-cell>
          <table:table-cell office:value-type="float" office:value="957.5" table:style-name="ce1">
            <text:p>957,5</text:p>
          </table:table-cell>
          <table:table-cell office:value-type="float" office:value="-625.20000000000005" table:style-name="ce1">
            <text:p>-625,2</text:p>
          </table:table-cell>
          <table:table-cell office:value-type="float" office:value="-281.7" table:style-name="ce1">
            <text:p>-281,7</text:p>
          </table:table-cell>
          <table:table-cell office:value-type="float" office:value="469.7" table:style-name="ce1">
            <text:p>469,7</text:p>
          </table:table-cell>
          <table:table-cell office:value-type="float" office:value="485.5" table:style-name="ce1">
            <text:p>485,5</text:p>
          </table:table-cell>
          <table:table-cell office:value-type="float" office:value="-818.2" table:style-name="ce1">
            <text:p>-818,2</text:p>
          </table:table-cell>
          <table:table-cell office:value-type="float" office:value="-106.4" table:style-name="ce1">
            <text:p>-106,4</text:p>
          </table:table-cell>
          <table:table-cell office:value-type="float" office:value="-367.6" table:style-name="ce1">
            <text:p>-367,6</text:p>
          </table:table-cell>
          <table:table-cell office:value-type="float" office:value="-27.5" table:style-name="ce1">
            <text:p>-27,5</text:p>
          </table:table-cell>
          <table:table-cell office:value-type="float" office:value="594.20000000000005" table:style-name="ce1">
            <text:p>594,2</text:p>
          </table:table-cell>
          <table:table-cell office:value-type="float" office:value="182.1" table:style-name="ce1">
            <text:p>182,1</text:p>
          </table:table-cell>
          <table:table-cell office:value-type="float" office:value="-501.9" table:style-name="ce1">
            <text:p>-501,9</text:p>
          </table:table-cell>
          <table:table-cell office:value-type="float" office:value="-516.9" table:style-name="ce1">
            <text:p>-516,9</text:p>
          </table:table-cell>
          <table:table-cell office:value-type="float" office:value="764.9" table:style-name="ce1">
            <text:p>764,9</text:p>
          </table:table-cell>
          <table:table-cell office:value-type="float" office:value="-657" table:style-name="ce1">
            <text:p>-657</text:p>
          </table:table-cell>
          <table:table-cell office:value-type="float" office:value="249.3" table:style-name="ce1">
            <text:p>249,3</text:p>
          </table:table-cell>
          <table:table-cell office:value-type="float" office:value="370.7" table:style-name="ce1">
            <text:p>370,7</text:p>
          </table:table-cell>
          <table:table-cell office:value-type="float" office:value="814.1" table:style-name="ce1">
            <text:p>814,1</text:p>
          </table:table-cell>
          <table:table-cell office:value-type="float" office:value="503.7" table:style-name="ce1">
            <text:p>503,7</text:p>
          </table:table-cell>
          <table:table-cell office:value-type="float" office:value="141.1" table:style-name="ce1">
            <text:p>141,1</text:p>
          </table:table-cell>
          <table:table-cell office:value-type="float" office:value="344" table:style-name="ce1">
            <text:p>344</text:p>
          </table:table-cell>
          <table:table-cell office:value-type="float" office:value="-636.5" table:style-name="ce1">
            <text:p>-636,5</text:p>
          </table:table-cell>
          <table:table-cell office:value-type="float" office:value="-8.1999999999999993" table:style-name="ce1">
            <text:p>-8,2</text:p>
          </table:table-cell>
          <table:table-cell office:value-type="float" office:value="-966.3" table:style-name="ce1">
            <text:p>-966,3</text:p>
          </table:table-cell>
          <table:table-cell office:value-type="float" office:value="788.1" table:style-name="ce1">
            <text:p>788,1</text:p>
          </table:table-cell>
          <table:table-cell office:value-type="float" office:value="896.9" table:style-name="ce1">
            <text:p>896,9</text:p>
          </table:table-cell>
          <table:table-cell office:value-type="float" office:value="-926.2" table:style-name="ce1">
            <text:p>-926,2</text:p>
          </table:table-cell>
          <table:table-cell office:value-type="float" office:value="760.3" table:style-name="ce1">
            <text:p>760,3</text:p>
          </table:table-cell>
          <table:table-cell office:value-type="float" office:value="884.8" table:style-name="ce1">
            <text:p>884,8</text:p>
          </table:table-cell>
          <table:table-cell office:value-type="float" office:value="424.4" table:style-name="ce1">
            <text:p>424,4</text:p>
          </table:table-cell>
          <table:table-cell office:value-type="float" office:value="367" table:style-name="ce1">
            <text:p>367</text:p>
          </table:table-cell>
          <table:table-cell table:number-columns-repeated="16344"/>
        </table:table-row>
        <table:table-row table:style-name="ro1">
          <table:table-cell office:value-type="float" office:value="723.8" table:style-name="ce1">
            <text:p>723,8</text:p>
          </table:table-cell>
          <table:table-cell office:value-type="float" office:value="-326.89999999999998" table:style-name="ce1">
            <text:p>-326,9</text:p>
          </table:table-cell>
          <table:table-cell office:value-type="float" office:value="723.3" table:style-name="ce1">
            <text:p>723,3</text:p>
          </table:table-cell>
          <table:table-cell office:value-type="float" office:value="743.9" table:style-name="ce1">
            <text:p>743,9</text:p>
          </table:table-cell>
          <table:table-cell office:value-type="float" office:value="-515" table:style-name="ce1">
            <text:p>-515</text:p>
          </table:table-cell>
          <table:table-cell office:value-type="float" office:value="811.4" table:style-name="ce1">
            <text:p>811,4</text:p>
          </table:table-cell>
          <table:table-cell office:value-type="float" office:value="592" table:style-name="ce1">
            <text:p>592</text:p>
          </table:table-cell>
          <table:table-cell office:value-type="float" office:value="157.69999999999999" table:style-name="ce1">
            <text:p>157,7</text:p>
          </table:table-cell>
          <table:table-cell office:value-type="float" office:value="436.4" table:style-name="ce1">
            <text:p>436,4</text:p>
          </table:table-cell>
          <table:table-cell office:value-type="float" office:value="660.2" table:style-name="ce1">
            <text:p>660,2</text:p>
          </table:table-cell>
          <table:table-cell office:value-type="float" office:value="-704.1" table:style-name="ce1">
            <text:p>-704,1</text:p>
          </table:table-cell>
          <table:table-cell office:value-type="float" office:value="-837.6" table:style-name="ce1">
            <text:p>-837,6</text:p>
          </table:table-cell>
          <table:table-cell office:value-type="float" office:value="811.8" table:style-name="ce1">
            <text:p>811,8</text:p>
          </table:table-cell>
          <table:table-cell office:value-type="float" office:value="869.2" table:style-name="ce1">
            <text:p>869,2</text:p>
          </table:table-cell>
          <table:table-cell office:value-type="float" office:value="-894.1" table:style-name="ce1">
            <text:p>-894,1</text:p>
          </table:table-cell>
          <table:table-cell office:value-type="float" office:value="132.1" table:style-name="ce1">
            <text:p>132,1</text:p>
          </table:table-cell>
          <table:table-cell office:value-type="float" office:value="842.5" table:style-name="ce1">
            <text:p>842,5</text:p>
          </table:table-cell>
          <table:table-cell office:value-type="float" office:value="357.1" table:style-name="ce1">
            <text:p>357,1</text:p>
          </table:table-cell>
          <table:table-cell office:value-type="float" office:value="417.5" table:style-name="ce1">
            <text:p>417,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654.5" table:style-name="ce1">
            <text:p>654,5</text:p>
          </table:table-cell>
          <table:table-cell office:value-type="float" office:value="-850.1" table:style-name="ce1">
            <text:p>-850,1</text:p>
          </table:table-cell>
          <table:table-cell office:value-type="float" office:value="869" table:style-name="ce1">
            <text:p>869</text:p>
          </table:table-cell>
          <table:table-cell office:value-type="float" office:value="-472.9" table:style-name="ce1">
            <text:p>-472,9</text:p>
          </table:table-cell>
          <table:table-cell office:value-type="float" office:value="-677" table:style-name="ce1">
            <text:p>-677</text:p>
          </table:table-cell>
          <table:table-cell office:value-type="float" office:value="576.20000000000005" table:style-name="ce1">
            <text:p>576,2</text:p>
          </table:table-cell>
          <table:table-cell office:value-type="float" office:value="-93.4" table:style-name="ce1">
            <text:p>-93,4</text:p>
          </table:table-cell>
          <table:table-cell office:value-type="float" office:value="-682.8" table:style-name="ce1">
            <text:p>-682,8</text:p>
          </table:table-cell>
          <table:table-cell office:value-type="float" office:value="-428.6" table:style-name="ce1">
            <text:p>-428,6</text:p>
          </table:table-cell>
          <table:table-cell office:value-type="float" office:value="-163.5" table:style-name="ce1">
            <text:p>-163,5</text:p>
          </table:table-cell>
          <table:table-cell office:value-type="float" office:value="-613.29999999999995" table:style-name="ce1">
            <text:p>-613,3</text:p>
          </table:table-cell>
          <table:table-cell office:value-type="float" office:value="-130" table:style-name="ce1">
            <text:p>-130</text:p>
          </table:table-cell>
          <table:table-cell office:value-type="float" office:value="736" table:style-name="ce1">
            <text:p>736</text:p>
          </table:table-cell>
          <table:table-cell office:value-type="float" office:value="-320.7" table:style-name="ce1">
            <text:p>-320,7</text:p>
          </table:table-cell>
          <table:table-cell office:value-type="float" office:value="666.4" table:style-name="ce1">
            <text:p>666,4</text:p>
          </table:table-cell>
          <table:table-cell office:value-type="float" office:value="-861.2" table:style-name="ce1">
            <text:p>-861,2</text:p>
          </table:table-cell>
          <table:table-cell office:value-type="float" office:value="-914.8" table:style-name="ce1">
            <text:p>-914,8</text:p>
          </table:table-cell>
          <table:table-cell office:value-type="float" office:value="709.3" table:style-name="ce1">
            <text:p>709,3</text:p>
          </table:table-cell>
          <table:table-cell office:value-type="float" office:value="-955.6" table:style-name="ce1">
            <text:p>-955,6</text:p>
          </table:table-cell>
          <table:table-cell office:value-type="float" office:value="-696.6" table:style-name="ce1">
            <text:p>-696,6</text:p>
          </table:table-cell>
          <table:table-cell table:number-columns-repeated="16344"/>
        </table:table-row>
        <table:table-row table:style-name="ro1">
          <table:table-cell office:value-type="float" office:value="-420.6" table:style-name="ce1">
            <text:p>-420,6</text:p>
          </table:table-cell>
          <table:table-cell office:value-type="float" office:value="277.8" table:style-name="ce1">
            <text:p>277,8</text:p>
          </table:table-cell>
          <table:table-cell office:value-type="float" office:value="-117.1" table:style-name="ce1">
            <text:p>-117,1</text:p>
          </table:table-cell>
          <table:table-cell office:value-type="float" office:value="-557" table:style-name="ce1">
            <text:p>-557</text:p>
          </table:table-cell>
          <table:table-cell office:value-type="float" office:value="-617.1" table:style-name="ce1">
            <text:p>-617,1</text:p>
          </table:table-cell>
          <table:table-cell office:value-type="float" office:value="-12.8" table:style-name="ce1">
            <text:p>-12,8</text:p>
          </table:table-cell>
          <table:table-cell office:value-type="float" office:value="-236.8" table:style-name="ce1">
            <text:p>-236,8</text:p>
          </table:table-cell>
          <table:table-cell office:value-type="float" office:value="630" table:style-name="ce1">
            <text:p>630</text:p>
          </table:table-cell>
          <table:table-cell office:value-type="float" office:value="-422" table:style-name="ce1">
            <text:p>-422</text:p>
          </table:table-cell>
          <table:table-cell office:value-type="float" office:value="-813.1" table:style-name="ce1">
            <text:p>-813,1</text:p>
          </table:table-cell>
          <table:table-cell office:value-type="float" office:value="14.4" table:style-name="ce1">
            <text:p>14,4</text:p>
          </table:table-cell>
          <table:table-cell office:value-type="float" office:value="472.1" table:style-name="ce1">
            <text:p>472,1</text:p>
          </table:table-cell>
          <table:table-cell office:value-type="float" office:value="65.3" table:style-name="ce1">
            <text:p>65,3</text:p>
          </table:table-cell>
          <table:table-cell office:value-type="float" office:value="273.3" table:style-name="ce1">
            <text:p>273,3</text:p>
          </table:table-cell>
          <table:table-cell office:value-type="float" office:value="-642.79999999999995" table:style-name="ce1">
            <text:p>-642,8</text:p>
          </table:table-cell>
          <table:table-cell office:value-type="float" office:value="-102.6" table:style-name="ce1">
            <text:p>-102,6</text:p>
          </table:table-cell>
          <table:table-cell office:value-type="float" office:value="565.79999999999995" table:style-name="ce1">
            <text:p>565,8</text:p>
          </table:table-cell>
          <table:table-cell office:value-type="float" office:value="-969.6" table:style-name="ce1">
            <text:p>-969,6</text:p>
          </table:table-cell>
          <table:table-cell office:value-type="float" office:value="-997.3" table:style-name="ce1">
            <text:p>-997,3</text:p>
          </table:table-cell>
          <table:table-cell office:value-type="float" office:value="-967.2" table:style-name="ce1">
            <text:p>-967,2</text:p>
          </table:table-cell>
          <table:table-cell office:value-type="float" office:value="570" table:style-name="ce1">
            <text:p>570</text:p>
          </table:table-cell>
          <table:table-cell office:value-type="float" office:value="-699.7" table:style-name="ce1">
            <text:p>-699,7</text:p>
          </table:table-cell>
          <table:table-cell office:value-type="float" office:value="643.6" table:style-name="ce1">
            <text:p>643,6</text:p>
          </table:table-cell>
          <table:table-cell office:value-type="float" office:value="226.9" table:style-name="ce1">
            <text:p>226,9</text:p>
          </table:table-cell>
          <table:table-cell office:value-type="float" office:value="-487.9" table:style-name="ce1">
            <text:p>-487,9</text:p>
          </table:table-cell>
          <table:table-cell office:value-type="float" office:value="485.2" table:style-name="ce1">
            <text:p>485,2</text:p>
          </table:table-cell>
          <table:table-cell office:value-type="float" office:value="-182" table:style-name="ce1">
            <text:p>-182</text:p>
          </table:table-cell>
          <table:table-cell office:value-type="float" office:value="714" table:style-name="ce1">
            <text:p>714</text:p>
          </table:table-cell>
          <table:table-cell office:value-type="float" office:value="-670.8" table:style-name="ce1">
            <text:p>-670,8</text:p>
          </table:table-cell>
          <table:table-cell office:value-type="float" office:value="-618.29999999999995" table:style-name="ce1">
            <text:p>-618,3</text:p>
          </table:table-cell>
          <table:table-cell office:value-type="float" office:value="-807.1" table:style-name="ce1">
            <text:p>-807,1</text:p>
          </table:table-cell>
          <table:table-cell office:value-type="float" office:value="-147.6" table:style-name="ce1">
            <text:p>-147,6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392.2" table:style-name="ce1">
            <text:p>392,2</text:p>
          </table:table-cell>
          <table:table-cell office:value-type="float" office:value="-18.399999999999999" table:style-name="ce1">
            <text:p>-18,4</text:p>
          </table:table-cell>
          <table:table-cell office:value-type="float" office:value="-526.9" table:style-name="ce1">
            <text:p>-526,9</text:p>
          </table:table-cell>
          <table:table-cell office:value-type="float" office:value="-147.30000000000001" table:style-name="ce1">
            <text:p>-147,3</text:p>
          </table:table-cell>
          <table:table-cell office:value-type="float" office:value="-932" table:style-name="ce1">
            <text:p>-932</text:p>
          </table:table-cell>
          <table:table-cell office:value-type="float" office:value="-733.3" table:style-name="ce1">
            <text:p>-733,3</text:p>
          </table:table-cell>
          <table:table-cell office:value-type="float" office:value="526.1" table:style-name="ce1">
            <text:p>526,1</text:p>
          </table:table-cell>
          <table:table-cell table:number-columns-repeated="16344"/>
        </table:table-row>
        <table:table-row table:style-name="ro1">
          <table:table-cell office:value-type="float" office:value="-517.70000000000005" table:style-name="ce1">
            <text:p>-517,7</text:p>
          </table:table-cell>
          <table:table-cell office:value-type="float" office:value="47.2" table:style-name="ce1">
            <text:p>47,2</text:p>
          </table:table-cell>
          <table:table-cell office:value-type="float" office:value="-812" table:style-name="ce1">
            <text:p>-812</text:p>
          </table:table-cell>
          <table:table-cell office:value-type="float" office:value="236.3" table:style-name="ce1">
            <text:p>236,3</text:p>
          </table:table-cell>
          <table:table-cell office:value-type="float" office:value="-327.8" table:style-name="ce1">
            <text:p>-327,8</text:p>
          </table:table-cell>
          <table:table-cell office:value-type="float" office:value="276.39999999999998" table:style-name="ce1">
            <text:p>276,4</text:p>
          </table:table-cell>
          <table:table-cell office:value-type="float" office:value="-439.2" table:style-name="ce1">
            <text:p>-439,2</text:p>
          </table:table-cell>
          <table:table-cell office:value-type="float" office:value="611" table:style-name="ce1">
            <text:p>611</text:p>
          </table:table-cell>
          <table:table-cell office:value-type="float" office:value="772.2" table:style-name="ce1">
            <text:p>772,2</text:p>
          </table:table-cell>
          <table:table-cell office:value-type="float" office:value="439.1" table:style-name="ce1">
            <text:p>439,1</text:p>
          </table:table-cell>
          <table:table-cell office:value-type="float" office:value="900" table:style-name="ce1">
            <text:p>900</text:p>
          </table:table-cell>
          <table:table-cell office:value-type="float" office:value="553.20000000000005" table:style-name="ce1">
            <text:p>553,2</text:p>
          </table:table-cell>
          <table:table-cell office:value-type="float" office:value="-584" table:style-name="ce1">
            <text:p>-584</text:p>
          </table:table-cell>
          <table:table-cell office:value-type="float" office:value="-61.8" table:style-name="ce1">
            <text:p>-61,8</text:p>
          </table:table-cell>
          <table:table-cell office:value-type="float" office:value="288.7" table:style-name="ce1">
            <text:p>288,7</text:p>
          </table:table-cell>
          <table:table-cell office:value-type="float" office:value="-57.5" table:style-name="ce1">
            <text:p>-57,5</text:p>
          </table:table-cell>
          <table:table-cell office:value-type="float" office:value="258.7" table:style-name="ce1">
            <text:p>258,7</text:p>
          </table:table-cell>
          <table:table-cell office:value-type="float" office:value="593" table:style-name="ce1">
            <text:p>593</text:p>
          </table:table-cell>
          <table:table-cell office:value-type="float" office:value="233.8" table:style-name="ce1">
            <text:p>233,8</text:p>
          </table:table-cell>
          <table:table-cell office:value-type="float" office:value="337" table:style-name="ce1">
            <text:p>337</text:p>
          </table:table-cell>
          <table:table-cell office:value-type="float" office:value="-373.8" table:style-name="ce1">
            <text:p>-373,8</text:p>
          </table:table-cell>
          <table:table-cell office:value-type="float" office:value="959.9" table:style-name="ce1">
            <text:p>959,9</text:p>
          </table:table-cell>
          <table:table-cell office:value-type="float" office:value="98.3" table:style-name="ce1">
            <text:p>98,3</text:p>
          </table:table-cell>
          <table:table-cell office:value-type="float" office:value="288.3" table:style-name="ce1">
            <text:p>288,3</text:p>
          </table:table-cell>
          <table:table-cell office:value-type="float" office:value="-30.6" table:style-name="ce1">
            <text:p>-30,6</text:p>
          </table:table-cell>
          <table:table-cell office:value-type="float" office:value="-227.2" table:style-name="ce1">
            <text:p>-227,2</text:p>
          </table:table-cell>
          <table:table-cell office:value-type="float" office:value="381" table:style-name="ce1">
            <text:p>381</text:p>
          </table:table-cell>
          <table:table-cell office:value-type="float" office:value="929.5" table:style-name="ce1">
            <text:p>929,5</text:p>
          </table:table-cell>
          <table:table-cell office:value-type="float" office:value="934.7" table:style-name="ce1">
            <text:p>934,7</text:p>
          </table:table-cell>
          <table:table-cell office:value-type="float" office:value="388.3" table:style-name="ce1">
            <text:p>388,3</text:p>
          </table:table-cell>
          <table:table-cell office:value-type="float" office:value="-835" table:style-name="ce1">
            <text:p>-835</text:p>
          </table:table-cell>
          <table:table-cell office:value-type="float" office:value="583.6" table:style-name="ce1">
            <text:p>583,6</text:p>
          </table:table-cell>
          <table:table-cell office:value-type="float" office:value="274.8" table:style-name="ce1">
            <text:p>274,8</text:p>
          </table:table-cell>
          <table:table-cell office:value-type="float" office:value="524.29999999999995" table:style-name="ce1">
            <text:p>524,3</text:p>
          </table:table-cell>
          <table:table-cell office:value-type="float" office:value="-643.4" table:style-name="ce1">
            <text:p>-643,4</text:p>
          </table:table-cell>
          <table:table-cell office:value-type="float" office:value="933.6" table:style-name="ce1">
            <text:p>933,6</text:p>
          </table:table-cell>
          <table:table-cell office:value-type="float" office:value="871.2" table:style-name="ce1">
            <text:p>871,2</text:p>
          </table:table-cell>
          <table:table-cell office:value-type="float" office:value="472" table:style-name="ce1">
            <text:p>472</text:p>
          </table:table-cell>
          <table:table-cell office:value-type="float" office:value="141.80000000000001" table:style-name="ce1">
            <text:p>141,8</text:p>
          </table:table-cell>
          <table:table-cell office:value-type="float" office:value="198" table:style-name="ce1">
            <text:p>198</text:p>
          </table:table-cell>
          <table:table-cell table:number-columns-repeated="16344"/>
        </table:table-row>
        <table:table-row table:style-name="ro1">
          <table:table-cell office:value-type="float" office:value="-518.9" table:style-name="ce1">
            <text:p>-518,9</text:p>
          </table:table-cell>
          <table:table-cell office:value-type="float" office:value="-594.6" table:style-name="ce1">
            <text:p>-594,6</text:p>
          </table:table-cell>
          <table:table-cell office:value-type="float" office:value="36.4" table:style-name="ce1">
            <text:p>36,4</text:p>
          </table:table-cell>
          <table:table-cell office:value-type="float" office:value="-576.29999999999995" table:style-name="ce1">
            <text:p>-576,3</text:p>
          </table:table-cell>
          <table:table-cell office:value-type="float" office:value="-372.5" table:style-name="ce1">
            <text:p>-372,5</text:p>
          </table:table-cell>
          <table:table-cell office:value-type="float" office:value="-243.3" table:style-name="ce1">
            <text:p>-243,3</text:p>
          </table:table-cell>
          <table:table-cell office:value-type="float" office:value="-708.9" table:style-name="ce1">
            <text:p>-708,9</text:p>
          </table:table-cell>
          <table:table-cell office:value-type="float" office:value="-844.4" table:style-name="ce1">
            <text:p>-844,4</text:p>
          </table:table-cell>
          <table:table-cell office:value-type="float" office:value="-826.3" table:style-name="ce1">
            <text:p>-826,3</text:p>
          </table:table-cell>
          <table:table-cell office:value-type="float" office:value="723.3" table:style-name="ce1">
            <text:p>723,3</text:p>
          </table:table-cell>
          <table:table-cell office:value-type="float" office:value="-890.4" table:style-name="ce1">
            <text:p>-890,4</text:p>
          </table:table-cell>
          <table:table-cell office:value-type="float" office:value="285.8" table:style-name="ce1">
            <text:p>285,8</text:p>
          </table:table-cell>
          <table:table-cell office:value-type="float" office:value="-304.2" table:style-name="ce1">
            <text:p>-304,2</text:p>
          </table:table-cell>
          <table:table-cell office:value-type="float" office:value="-953" table:style-name="ce1">
            <text:p>-953</text:p>
          </table:table-cell>
          <table:table-cell office:value-type="float" office:value="-298.60000000000002" table:style-name="ce1">
            <text:p>-298,6</text:p>
          </table:table-cell>
          <table:table-cell office:value-type="float" office:value="542.1" table:style-name="ce1">
            <text:p>542,1</text:p>
          </table:table-cell>
          <table:table-cell office:value-type="float" office:value="-547.70000000000005" table:style-name="ce1">
            <text:p>-547,7</text:p>
          </table:table-cell>
          <table:table-cell office:value-type="float" office:value="-760.7" table:style-name="ce1">
            <text:p>-760,7</text:p>
          </table:table-cell>
          <table:table-cell office:value-type="float" office:value="484.5" table:style-name="ce1">
            <text:p>484,5</text:p>
          </table:table-cell>
          <table:table-cell office:value-type="float" office:value="-114.8" table:style-name="ce1">
            <text:p>-114,8</text:p>
          </table:table-cell>
          <table:table-cell office:value-type="float" office:value="-289.7" table:style-name="ce1">
            <text:p>-289,7</text:p>
          </table:table-cell>
          <table:table-cell office:value-type="float" office:value="908.6" table:style-name="ce1">
            <text:p>908,6</text:p>
          </table:table-cell>
          <table:table-cell office:value-type="float" office:value="-969" table:style-name="ce1">
            <text:p>-969</text:p>
          </table:table-cell>
          <table:table-cell office:value-type="float" office:value="905" table:style-name="ce1">
            <text:p>905</text:p>
          </table:table-cell>
          <table:table-cell office:value-type="float" office:value="-432.8" table:style-name="ce1">
            <text:p>-432,8</text:p>
          </table:table-cell>
          <table:table-cell office:value-type="float" office:value="363" table:style-name="ce1">
            <text:p>363</text:p>
          </table:table-cell>
          <table:table-cell office:value-type="float" office:value="-182.6" table:style-name="ce1">
            <text:p>-182,6</text:p>
          </table:table-cell>
          <table:table-cell office:value-type="float" office:value="-416.5" table:style-name="ce1">
            <text:p>-416,5</text:p>
          </table:table-cell>
          <table:table-cell office:value-type="float" office:value="531.4" table:style-name="ce1">
            <text:p>531,4</text:p>
          </table:table-cell>
          <table:table-cell office:value-type="float" office:value="86.7" table:style-name="ce1">
            <text:p>86,7</text:p>
          </table:table-cell>
          <table:table-cell office:value-type="float" office:value="-986.7" table:style-name="ce1">
            <text:p>-986,7</text:p>
          </table:table-cell>
          <table:table-cell office:value-type="float" office:value="541.9" table:style-name="ce1">
            <text:p>541,9</text:p>
          </table:table-cell>
          <table:table-cell office:value-type="float" office:value="909.3" table:style-name="ce1">
            <text:p>909,3</text:p>
          </table:table-cell>
          <table:table-cell office:value-type="float" office:value="-407" table:style-name="ce1">
            <text:p>-407</text:p>
          </table:table-cell>
          <table:table-cell office:value-type="float" office:value="937.7" table:style-name="ce1">
            <text:p>937,7</text:p>
          </table:table-cell>
          <table:table-cell office:value-type="float" office:value="320.3" table:style-name="ce1">
            <text:p>320,3</text:p>
          </table:table-cell>
          <table:table-cell office:value-type="float" office:value="812.3" table:style-name="ce1">
            <text:p>812,3</text:p>
          </table:table-cell>
          <table:table-cell office:value-type="float" office:value="966.2" table:style-name="ce1">
            <text:p>966,2</text:p>
          </table:table-cell>
          <table:table-cell office:value-type="float" office:value="-380.6" table:style-name="ce1">
            <text:p>-380,6</text:p>
          </table:table-cell>
          <table:table-cell office:value-type="float" office:value="714.4" table:style-name="ce1">
            <text:p>714,4</text:p>
          </table:table-cell>
          <table:table-cell table:number-columns-repeated="16344"/>
        </table:table-row>
        <table:table-row table:style-name="ro1">
          <table:table-cell office:value-type="float" office:value="-545" table:style-name="ce1">
            <text:p>-545</text:p>
          </table:table-cell>
          <table:table-cell office:value-type="float" office:value="933.4" table:style-name="ce1">
            <text:p>933,4</text:p>
          </table:table-cell>
          <table:table-cell office:value-type="float" office:value="669.6" table:style-name="ce1">
            <text:p>669,6</text:p>
          </table:table-cell>
          <table:table-cell office:value-type="float" office:value="696.7" table:style-name="ce1">
            <text:p>696,7</text:p>
          </table:table-cell>
          <table:table-cell office:value-type="float" office:value="-439" table:style-name="ce1">
            <text:p>-439</text:p>
          </table:table-cell>
          <table:table-cell office:value-type="float" office:value="126.3" table:style-name="ce1">
            <text:p>126,3</text:p>
          </table:table-cell>
          <table:table-cell office:value-type="float" office:value="-441.7" table:style-name="ce1">
            <text:p>-441,7</text:p>
          </table:table-cell>
          <table:table-cell office:value-type="float" office:value="-276.7" table:style-name="ce1">
            <text:p>-276,7</text:p>
          </table:table-cell>
          <table:table-cell office:value-type="float" office:value="39.1" table:style-name="ce1">
            <text:p>39,1</text:p>
          </table:table-cell>
          <table:table-cell office:value-type="float" office:value="-126.6" table:style-name="ce1">
            <text:p>-126,6</text:p>
          </table:table-cell>
          <table:table-cell office:value-type="float" office:value="471.5" table:style-name="ce1">
            <text:p>471,5</text:p>
          </table:table-cell>
          <table:table-cell office:value-type="float" office:value="247.1" table:style-name="ce1">
            <text:p>247,1</text:p>
          </table:table-cell>
          <table:table-cell office:value-type="float" office:value="-353.9" table:style-name="ce1">
            <text:p>-353,9</text:p>
          </table:table-cell>
          <table:table-cell office:value-type="float" office:value="43.9" table:style-name="ce1">
            <text:p>43,9</text:p>
          </table:table-cell>
          <table:table-cell office:value-type="float" office:value="-260.2" table:style-name="ce1">
            <text:p>-260,2</text:p>
          </table:table-cell>
          <table:table-cell office:value-type="float" office:value="368.3" table:style-name="ce1">
            <text:p>368,3</text:p>
          </table:table-cell>
          <table:table-cell office:value-type="float" office:value="90.1" table:style-name="ce1">
            <text:p>90,1</text:p>
          </table:table-cell>
          <table:table-cell office:value-type="float" office:value="-658" table:style-name="ce1">
            <text:p>-658</text:p>
          </table:table-cell>
          <table:table-cell office:value-type="float" office:value="-545.20000000000005" table:style-name="ce1">
            <text:p>-545,2</text:p>
          </table:table-cell>
          <table:table-cell office:value-type="float" office:value="-557.6" table:style-name="ce1">
            <text:p>-557,6</text:p>
          </table:table-cell>
          <table:table-cell office:value-type="float" office:value="832.4" table:style-name="ce1">
            <text:p>832,4</text:p>
          </table:table-cell>
          <table:table-cell office:value-type="float" office:value="353.8" table:style-name="ce1">
            <text:p>353,8</text:p>
          </table:table-cell>
          <table:table-cell office:value-type="float" office:value="994.7" table:style-name="ce1">
            <text:p>994,7</text:p>
          </table:table-cell>
          <table:table-cell office:value-type="float" office:value="-281" table:style-name="ce1">
            <text:p>-281</text:p>
          </table:table-cell>
          <table:table-cell office:value-type="float" office:value="-208.7" table:style-name="ce1">
            <text:p>-208,7</text:p>
          </table:table-cell>
          <table:table-cell office:value-type="float" office:value="-791.2" table:style-name="ce1">
            <text:p>-791,2</text:p>
          </table:table-cell>
          <table:table-cell office:value-type="float" office:value="-918.8" table:style-name="ce1">
            <text:p>-918,8</text:p>
          </table:table-cell>
          <table:table-cell office:value-type="float" office:value="-25.8" table:style-name="ce1">
            <text:p>-25,8</text:p>
          </table:table-cell>
          <table:table-cell office:value-type="float" office:value="-437.2" table:style-name="ce1">
            <text:p>-437,2</text:p>
          </table:table-cell>
          <table:table-cell office:value-type="float" office:value="732.7" table:style-name="ce1">
            <text:p>732,7</text:p>
          </table:table-cell>
          <table:table-cell office:value-type="float" office:value="403" table:style-name="ce1">
            <text:p>403</text:p>
          </table:table-cell>
          <table:table-cell office:value-type="float" office:value="-603.29999999999995" table:style-name="ce1">
            <text:p>-603,3</text:p>
          </table:table-cell>
          <table:table-cell office:value-type="float" office:value="-624.70000000000005" table:style-name="ce1">
            <text:p>-624,7</text:p>
          </table:table-cell>
          <table:table-cell office:value-type="float" office:value="-15.7" table:style-name="ce1">
            <text:p>-15,7</text:p>
          </table:table-cell>
          <table:table-cell office:value-type="float" office:value="-23.1" table:style-name="ce1">
            <text:p>-23,1</text:p>
          </table:table-cell>
          <table:table-cell office:value-type="float" office:value="-42" table:style-name="ce1">
            <text:p>-42</text:p>
          </table:table-cell>
          <table:table-cell office:value-type="float" office:value="-373.4" table:style-name="ce1">
            <text:p>-373,4</text:p>
          </table:table-cell>
          <table:table-cell office:value-type="float" office:value="-73.099999999999994" table:style-name="ce1">
            <text:p>-73,1</text:p>
          </table:table-cell>
          <table:table-cell office:value-type="float" office:value="-128.80000000000001" table:style-name="ce1">
            <text:p>-128,8</text:p>
          </table:table-cell>
          <table:table-cell office:value-type="float" office:value="996.7" table:style-name="ce1">
            <text:p>996,7</text:p>
          </table:table-cell>
          <table:table-cell table:number-columns-repeated="16344"/>
        </table:table-row>
        <table:table-row table:style-name="ro1">
          <table:table-cell office:value-type="float" office:value="-225.1" table:style-name="ce1">
            <text:p>-225,1</text:p>
          </table:table-cell>
          <table:table-cell office:value-type="float" office:value="748.7" table:style-name="ce1">
            <text:p>748,7</text:p>
          </table:table-cell>
          <table:table-cell office:value-type="float" office:value="-812.3" table:style-name="ce1">
            <text:p>-812,3</text:p>
          </table:table-cell>
          <table:table-cell office:value-type="float" office:value="-825.6" table:style-name="ce1">
            <text:p>-825,6</text:p>
          </table:table-cell>
          <table:table-cell office:value-type="float" office:value="-518.70000000000005" table:style-name="ce1">
            <text:p>-518,7</text:p>
          </table:table-cell>
          <table:table-cell office:value-type="float" office:value="-170.1" table:style-name="ce1">
            <text:p>-170,1</text:p>
          </table:table-cell>
          <table:table-cell office:value-type="float" office:value="769.5" table:style-name="ce1">
            <text:p>769,5</text:p>
          </table:table-cell>
          <table:table-cell office:value-type="float" office:value="440.3" table:style-name="ce1">
            <text:p>440,3</text:p>
          </table:table-cell>
          <table:table-cell office:value-type="float" office:value="857.7" table:style-name="ce1">
            <text:p>857,7</text:p>
          </table:table-cell>
          <table:table-cell office:value-type="float" office:value="479.4" table:style-name="ce1">
            <text:p>479,4</text:p>
          </table:table-cell>
          <table:table-cell office:value-type="float" office:value="922.4" table:style-name="ce1">
            <text:p>922,4</text:p>
          </table:table-cell>
          <table:table-cell office:value-type="float" office:value="-365" table:style-name="ce1">
            <text:p>-365</text:p>
          </table:table-cell>
          <table:table-cell office:value-type="float" office:value="-345.7" table:style-name="ce1">
            <text:p>-345,7</text:p>
          </table:table-cell>
          <table:table-cell office:value-type="float" office:value="409.4" table:style-name="ce1">
            <text:p>409,4</text:p>
          </table:table-cell>
          <table:table-cell office:value-type="float" office:value="164.6" table:style-name="ce1">
            <text:p>164,6</text:p>
          </table:table-cell>
          <table:table-cell office:value-type="float" office:value="297.2" table:style-name="ce1">
            <text:p>297,2</text:p>
          </table:table-cell>
          <table:table-cell office:value-type="float" office:value="943.3" table:style-name="ce1">
            <text:p>943,3</text:p>
          </table:table-cell>
          <table:table-cell office:value-type="float" office:value="410" table:style-name="ce1">
            <text:p>410</text:p>
          </table:table-cell>
          <table:table-cell office:value-type="float" office:value="458.9" table:style-name="ce1">
            <text:p>458,9</text:p>
          </table:table-cell>
          <table:table-cell office:value-type="float" office:value="-861.4" table:style-name="ce1">
            <text:p>-861,4</text:p>
          </table:table-cell>
          <table:table-cell office:value-type="float" office:value="469.1" table:style-name="ce1">
            <text:p>469,1</text:p>
          </table:table-cell>
          <table:table-cell office:value-type="float" office:value="478.6" table:style-name="ce1">
            <text:p>478,6</text:p>
          </table:table-cell>
          <table:table-cell office:value-type="float" office:value="-842.1" table:style-name="ce1">
            <text:p>-842,1</text:p>
          </table:table-cell>
          <table:table-cell office:value-type="float" office:value="905.3" table:style-name="ce1">
            <text:p>905,3</text:p>
          </table:table-cell>
          <table:table-cell office:value-type="float" office:value="465.9" table:style-name="ce1">
            <text:p>465,9</text:p>
          </table:table-cell>
          <table:table-cell office:value-type="float" office:value="-594.6" table:style-name="ce1">
            <text:p>-594,6</text:p>
          </table:table-cell>
          <table:table-cell office:value-type="float" office:value="501.3" table:style-name="ce1">
            <text:p>501,3</text:p>
          </table:table-cell>
          <table:table-cell office:value-type="float" office:value="-725.7" table:style-name="ce1">
            <text:p>-725,7</text:p>
          </table:table-cell>
          <table:table-cell office:value-type="float" office:value="-103" table:style-name="ce1">
            <text:p>-103</text:p>
          </table:table-cell>
          <table:table-cell office:value-type="float" office:value="781.9" table:style-name="ce1">
            <text:p>781,9</text:p>
          </table:table-cell>
          <table:table-cell office:value-type="float" office:value="-2.8" table:style-name="ce1">
            <text:p>-2,8</text:p>
          </table:table-cell>
          <table:table-cell office:value-type="float" office:value="881.5" table:style-name="ce1">
            <text:p>881,5</text:p>
          </table:table-cell>
          <table:table-cell office:value-type="float" office:value="-251.8" table:style-name="ce1">
            <text:p>-251,8</text:p>
          </table:table-cell>
          <table:table-cell office:value-type="float" office:value="-775.1" table:style-name="ce1">
            <text:p>-775,1</text:p>
          </table:table-cell>
          <table:table-cell office:value-type="float" office:value="-58.5" table:style-name="ce1">
            <text:p>-58,5</text:p>
          </table:table-cell>
          <table:table-cell office:value-type="float" office:value="-669.9" table:style-name="ce1">
            <text:p>-669,9</text:p>
          </table:table-cell>
          <table:table-cell office:value-type="float" office:value="-24.7" table:style-name="ce1">
            <text:p>-24,7</text:p>
          </table:table-cell>
          <table:table-cell office:value-type="float" office:value="453.1" table:style-name="ce1">
            <text:p>453,1</text:p>
          </table:table-cell>
          <table:table-cell office:value-type="float" office:value="310.60000000000002" table:style-name="ce1">
            <text:p>310,6</text:p>
          </table:table-cell>
          <table:table-cell office:value-type="float" office:value="657.9" table:style-name="ce1">
            <text:p>657,9</text:p>
          </table:table-cell>
          <table:table-cell table:number-columns-repeated="16344"/>
        </table:table-row>
        <table:table-row table:style-name="ro1">
          <table:table-cell office:value-type="float" office:value="118.2" table:style-name="ce1">
            <text:p>118,2</text:p>
          </table:table-cell>
          <table:table-cell office:value-type="float" office:value="964.2" table:style-name="ce1">
            <text:p>964,2</text:p>
          </table:table-cell>
          <table:table-cell office:value-type="float" office:value="813.2" table:style-name="ce1">
            <text:p>813,2</text:p>
          </table:table-cell>
          <table:table-cell office:value-type="float" office:value="167" table:style-name="ce1">
            <text:p>167</text:p>
          </table:table-cell>
          <table:table-cell office:value-type="float" office:value="-950.3" table:style-name="ce1">
            <text:p>-950,3</text:p>
          </table:table-cell>
          <table:table-cell office:value-type="float" office:value="391.1" table:style-name="ce1">
            <text:p>391,1</text:p>
          </table:table-cell>
          <table:table-cell office:value-type="float" office:value="475.4" table:style-name="ce1">
            <text:p>475,4</text:p>
          </table:table-cell>
          <table:table-cell office:value-type="float" office:value="212.1" table:style-name="ce1">
            <text:p>212,1</text:p>
          </table:table-cell>
          <table:table-cell office:value-type="float" office:value="282.7" table:style-name="ce1">
            <text:p>282,7</text:p>
          </table:table-cell>
          <table:table-cell office:value-type="float" office:value="28.8" table:style-name="ce1">
            <text:p>28,8</text:p>
          </table:table-cell>
          <table:table-cell office:value-type="float" office:value="-824.3" table:style-name="ce1">
            <text:p>-824,3</text:p>
          </table:table-cell>
          <table:table-cell office:value-type="float" office:value="865.9" table:style-name="ce1">
            <text:p>865,9</text:p>
          </table:table-cell>
          <table:table-cell office:value-type="float" office:value="-11.3" table:style-name="ce1">
            <text:p>-11,3</text:p>
          </table:table-cell>
          <table:table-cell office:value-type="float" office:value="-487.6" table:style-name="ce1">
            <text:p>-487,6</text:p>
          </table:table-cell>
          <table:table-cell office:value-type="float" office:value="608.5" table:style-name="ce1">
            <text:p>608,5</text:p>
          </table:table-cell>
          <table:table-cell office:value-type="float" office:value="503.9" table:style-name="ce1">
            <text:p>503,9</text:p>
          </table:table-cell>
          <table:table-cell office:value-type="float" office:value="285.10000000000002" table:style-name="ce1">
            <text:p>285,1</text:p>
          </table:table-cell>
          <table:table-cell office:value-type="float" office:value="-892.3" table:style-name="ce1">
            <text:p>-892,3</text:p>
          </table:table-cell>
          <table:table-cell office:value-type="float" office:value="-679.9" table:style-name="ce1">
            <text:p>-679,9</text:p>
          </table:table-cell>
          <table:table-cell office:value-type="float" office:value="-771.3" table:style-name="ce1">
            <text:p>-771,3</text:p>
          </table:table-cell>
          <table:table-cell office:value-type="float" office:value="-175.2" table:style-name="ce1">
            <text:p>-175,2</text:p>
          </table:table-cell>
          <table:table-cell office:value-type="float" office:value="-257.60000000000002" table:style-name="ce1">
            <text:p>-257,6</text:p>
          </table:table-cell>
          <table:table-cell office:value-type="float" office:value="527.29999999999995" table:style-name="ce1">
            <text:p>527,3</text:p>
          </table:table-cell>
          <table:table-cell office:value-type="float" office:value="-578.4" table:style-name="ce1">
            <text:p>-578,4</text:p>
          </table:table-cell>
          <table:table-cell office:value-type="float" office:value="-458.3" table:style-name="ce1">
            <text:p>-458,3</text:p>
          </table:table-cell>
          <table:table-cell office:value-type="float" office:value="-342.8" table:style-name="ce1">
            <text:p>-342,8</text:p>
          </table:table-cell>
          <table:table-cell office:value-type="float" office:value="730.8" table:style-name="ce1">
            <text:p>730,8</text:p>
          </table:table-cell>
          <table:table-cell office:value-type="float" office:value="334.8" table:style-name="ce1">
            <text:p>334,8</text:p>
          </table:table-cell>
          <table:table-cell office:value-type="float" office:value="855.3" table:style-name="ce1">
            <text:p>855,3</text:p>
          </table:table-cell>
          <table:table-cell office:value-type="float" office:value="462.6" table:style-name="ce1">
            <text:p>462,6</text:p>
          </table:table-cell>
          <table:table-cell office:value-type="float" office:value="414.4" table:style-name="ce1">
            <text:p>414,4</text:p>
          </table:table-cell>
          <table:table-cell office:value-type="float" office:value="143.69999999999999" table:style-name="ce1">
            <text:p>143,7</text:p>
          </table:table-cell>
          <table:table-cell office:value-type="float" office:value="-442.3" table:style-name="ce1">
            <text:p>-442,3</text:p>
          </table:table-cell>
          <table:table-cell office:value-type="float" office:value="-182.1" table:style-name="ce1">
            <text:p>-182,1</text:p>
          </table:table-cell>
          <table:table-cell office:value-type="float" office:value="309.3" table:style-name="ce1">
            <text:p>309,3</text:p>
          </table:table-cell>
          <table:table-cell office:value-type="float" office:value="983.4" table:style-name="ce1">
            <text:p>983,4</text:p>
          </table:table-cell>
          <table:table-cell office:value-type="float" office:value="637.5" table:style-name="ce1">
            <text:p>637,5</text:p>
          </table:table-cell>
          <table:table-cell office:value-type="float" office:value="-579.1" table:style-name="ce1">
            <text:p>-579,1</text:p>
          </table:table-cell>
          <table:table-cell office:value-type="float" office:value="713.8" table:style-name="ce1">
            <text:p>713,8</text:p>
          </table:table-cell>
          <table:table-cell office:value-type="float" office:value="-746.7" table:style-name="ce1">
            <text:p>-746,7</text:p>
          </table:table-cell>
          <table:table-cell table:number-columns-repeated="16344"/>
        </table:table-row>
        <table:table-row table:style-name="ro1">
          <table:table-cell office:value-type="float" office:value="-65.400000000000006" table:style-name="ce1">
            <text:p>-65,4</text:p>
          </table:table-cell>
          <table:table-cell office:value-type="float" office:value="843.6" table:style-name="ce1">
            <text:p>843,6</text:p>
          </table:table-cell>
          <table:table-cell office:value-type="float" office:value="971.8" table:style-name="ce1">
            <text:p>971,8</text:p>
          </table:table-cell>
          <table:table-cell office:value-type="float" office:value="-958.6" table:style-name="ce1">
            <text:p>-958,6</text:p>
          </table:table-cell>
          <table:table-cell office:value-type="float" office:value="925.5" table:style-name="ce1">
            <text:p>925,5</text:p>
          </table:table-cell>
          <table:table-cell office:value-type="float" office:value="744.1" table:style-name="ce1">
            <text:p>744,1</text:p>
          </table:table-cell>
          <table:table-cell office:value-type="float" office:value="398.1" table:style-name="ce1">
            <text:p>398,1</text:p>
          </table:table-cell>
          <table:table-cell office:value-type="float" office:value="-562.4" table:style-name="ce1">
            <text:p>-562,4</text:p>
          </table:table-cell>
          <table:table-cell office:value-type="float" office:value="-672" table:style-name="ce1">
            <text:p>-672</text:p>
          </table:table-cell>
          <table:table-cell office:value-type="float" office:value="-178.5" table:style-name="ce1">
            <text:p>-178,5</text:p>
          </table:table-cell>
          <table:table-cell office:value-type="float" office:value="-872.7" table:style-name="ce1">
            <text:p>-872,7</text:p>
          </table:table-cell>
          <table:table-cell office:value-type="float" office:value="-480" table:style-name="ce1">
            <text:p>-480</text:p>
          </table:table-cell>
          <table:table-cell office:value-type="float" office:value="713.2" table:style-name="ce1">
            <text:p>713,2</text:p>
          </table:table-cell>
          <table:table-cell office:value-type="float" office:value="763.1" table:style-name="ce1">
            <text:p>763,1</text:p>
          </table:table-cell>
          <table:table-cell office:value-type="float" office:value="-231.3" table:style-name="ce1">
            <text:p>-231,3</text:p>
          </table:table-cell>
          <table:table-cell office:value-type="float" office:value="306.89999999999998" table:style-name="ce1">
            <text:p>306,9</text:p>
          </table:table-cell>
          <table:table-cell office:value-type="float" office:value="-443.5" table:style-name="ce1">
            <text:p>-443,5</text:p>
          </table:table-cell>
          <table:table-cell office:value-type="float" office:value="709.2" table:style-name="ce1">
            <text:p>709,2</text:p>
          </table:table-cell>
          <table:table-cell office:value-type="float" office:value="-15.3" table:style-name="ce1">
            <text:p>-15,3</text:p>
          </table:table-cell>
          <table:table-cell office:value-type="float" office:value="706.4" table:style-name="ce1">
            <text:p>706,4</text:p>
          </table:table-cell>
          <table:table-cell office:value-type="float" office:value="568.4" table:style-name="ce1">
            <text:p>568,4</text:p>
          </table:table-cell>
          <table:table-cell office:value-type="float" office:value="901.4" table:style-name="ce1">
            <text:p>901,4</text:p>
          </table:table-cell>
          <table:table-cell office:value-type="float" office:value="341.6" table:style-name="ce1">
            <text:p>341,6</text:p>
          </table:table-cell>
          <table:table-cell office:value-type="float" office:value="760.7" table:style-name="ce1">
            <text:p>760,7</text:p>
          </table:table-cell>
          <table:table-cell office:value-type="float" office:value="613.9" table:style-name="ce1">
            <text:p>613,9</text:p>
          </table:table-cell>
          <table:table-cell office:value-type="float" office:value="816.1" table:style-name="ce1">
            <text:p>816,1</text:p>
          </table:table-cell>
          <table:table-cell office:value-type="float" office:value="400.8" table:style-name="ce1">
            <text:p>400,8</text:p>
          </table:table-cell>
          <table:table-cell office:value-type="float" office:value="-361.5" table:style-name="ce1">
            <text:p>-361,5</text:p>
          </table:table-cell>
          <table:table-cell office:value-type="float" office:value="-86.5" table:style-name="ce1">
            <text:p>-86,5</text:p>
          </table:table-cell>
          <table:table-cell office:value-type="float" office:value="-906.1" table:style-name="ce1">
            <text:p>-906,1</text:p>
          </table:table-cell>
          <table:table-cell office:value-type="float" office:value="-677.2" table:style-name="ce1">
            <text:p>-677,2</text:p>
          </table:table-cell>
          <table:table-cell office:value-type="float" office:value="-682.1" table:style-name="ce1">
            <text:p>-682,1</text:p>
          </table:table-cell>
          <table:table-cell office:value-type="float" office:value="923.7" table:style-name="ce1">
            <text:p>923,7</text:p>
          </table:table-cell>
          <table:table-cell office:value-type="float" office:value="-629.9" table:style-name="ce1">
            <text:p>-629,9</text:p>
          </table:table-cell>
          <table:table-cell office:value-type="float" office:value="-207.2" table:style-name="ce1">
            <text:p>-207,2</text:p>
          </table:table-cell>
          <table:table-cell office:value-type="float" office:value="-780.7" table:style-name="ce1">
            <text:p>-780,7</text:p>
          </table:table-cell>
          <table:table-cell office:value-type="float" office:value="10.8" table:style-name="ce1">
            <text:p>10,8</text:p>
          </table:table-cell>
          <table:table-cell office:value-type="float" office:value="549.6" table:style-name="ce1">
            <text:p>549,6</text:p>
          </table:table-cell>
          <table:table-cell office:value-type="float" office:value="572.4" table:style-name="ce1">
            <text:p>572,4</text:p>
          </table:table-cell>
          <table:table-cell office:value-type="float" office:value="844.5" table:style-name="ce1">
            <text:p>844,5</text:p>
          </table:table-cell>
          <table:table-cell table:number-columns-repeated="16344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414.1" table:style-name="ce1">
            <text:p>414,1</text:p>
          </table:table-cell>
          <table:table-cell office:value-type="float" office:value="987.8" table:style-name="ce1">
            <text:p>987,8</text:p>
          </table:table-cell>
          <table:table-cell office:value-type="float" office:value="-158.69999999999999" table:style-name="ce1">
            <text:p>-158,7</text:p>
          </table:table-cell>
          <table:table-cell office:value-type="float" office:value="-913.5" table:style-name="ce1">
            <text:p>-913,5</text:p>
          </table:table-cell>
          <table:table-cell office:value-type="float" office:value="871.5" table:style-name="ce1">
            <text:p>871,5</text:p>
          </table:table-cell>
          <table:table-cell office:value-type="float" office:value="-243.6" table:style-name="ce1">
            <text:p>-243,6</text:p>
          </table:table-cell>
          <table:table-cell office:value-type="float" office:value="862" table:style-name="ce1">
            <text:p>862</text:p>
          </table:table-cell>
          <table:table-cell office:value-type="float" office:value="-38.4" table:style-name="ce1">
            <text:p>-38,4</text:p>
          </table:table-cell>
          <table:table-cell office:value-type="float" office:value="-787" table:style-name="ce1">
            <text:p>-787</text:p>
          </table:table-cell>
          <table:table-cell office:value-type="float" office:value="279.2" table:style-name="ce1">
            <text:p>279,2</text:p>
          </table:table-cell>
          <table:table-cell office:value-type="float" office:value="941.4" table:style-name="ce1">
            <text:p>941,4</text:p>
          </table:table-cell>
          <table:table-cell office:value-type="float" office:value="-608.4" table:style-name="ce1">
            <text:p>-608,4</text:p>
          </table:table-cell>
          <table:table-cell office:value-type="float" office:value="433.5" table:style-name="ce1">
            <text:p>433,5</text:p>
          </table:table-cell>
          <table:table-cell office:value-type="float" office:value="-527.5" table:style-name="ce1">
            <text:p>-527,5</text:p>
          </table:table-cell>
          <table:table-cell office:value-type="float" office:value="500.5" table:style-name="ce1">
            <text:p>500,5</text:p>
          </table:table-cell>
          <table:table-cell office:value-type="float" office:value="1.9" table:style-name="ce1">
            <text:p>1,9</text:p>
          </table:table-cell>
          <table:table-cell office:value-type="float" office:value="909" table:style-name="ce1">
            <text:p>909</text:p>
          </table:table-cell>
          <table:table-cell office:value-type="float" office:value="-268.39999999999998" table:style-name="ce1">
            <text:p>-268,4</text:p>
          </table:table-cell>
          <table:table-cell office:value-type="float" office:value="887.1" table:style-name="ce1">
            <text:p>887,1</text:p>
          </table:table-cell>
          <table:table-cell office:value-type="float" office:value="-306.5" table:style-name="ce1">
            <text:p>-306,5</text:p>
          </table:table-cell>
          <table:table-cell office:value-type="float" office:value="346" table:style-name="ce1">
            <text:p>346</text:p>
          </table:table-cell>
          <table:table-cell office:value-type="float" office:value="-807.3" table:style-name="ce1">
            <text:p>-807,3</text:p>
          </table:table-cell>
          <table:table-cell office:value-type="float" office:value="-933.9" table:style-name="ce1">
            <text:p>-933,9</text:p>
          </table:table-cell>
          <table:table-cell office:value-type="float" office:value="49.1" table:style-name="ce1">
            <text:p>49,1</text:p>
          </table:table-cell>
          <table:table-cell office:value-type="float" office:value="739.9" table:style-name="ce1">
            <text:p>739,9</text:p>
          </table:table-cell>
          <table:table-cell office:value-type="float" office:value="868.1" table:style-name="ce1">
            <text:p>868,1</text:p>
          </table:table-cell>
          <table:table-cell office:value-type="float" office:value="831.3" table:style-name="ce1">
            <text:p>831,3</text:p>
          </table:table-cell>
          <table:table-cell office:value-type="float" office:value="978.5" table:style-name="ce1">
            <text:p>978,5</text:p>
          </table:table-cell>
          <table:table-cell office:value-type="float" office:value="896.9" table:style-name="ce1">
            <text:p>896,9</text:p>
          </table:table-cell>
          <table:table-cell office:value-type="float" office:value="405.1" table:style-name="ce1">
            <text:p>405,1</text:p>
          </table:table-cell>
          <table:table-cell office:value-type="float" office:value="65.3" table:style-name="ce1">
            <text:p>65,3</text:p>
          </table:table-cell>
          <table:table-cell office:value-type="float" office:value="-123.3" table:style-name="ce1">
            <text:p>-123,3</text:p>
          </table:table-cell>
          <table:table-cell office:value-type="float" office:value="-51.1" table:style-name="ce1">
            <text:p>-51,1</text:p>
          </table:table-cell>
          <table:table-cell office:value-type="float" office:value="548.9" table:style-name="ce1">
            <text:p>548,9</text:p>
          </table:table-cell>
          <table:table-cell office:value-type="float" office:value="927.1" table:style-name="ce1">
            <text:p>927,1</text:p>
          </table:table-cell>
          <table:table-cell office:value-type="float" office:value="733.1" table:style-name="ce1">
            <text:p>733,1</text:p>
          </table:table-cell>
          <table:table-cell office:value-type="float" office:value="742.2" table:style-name="ce1">
            <text:p>742,2</text:p>
          </table:table-cell>
          <table:table-cell office:value-type="float" office:value="689.7" table:style-name="ce1">
            <text:p>689,7</text:p>
          </table:table-cell>
          <table:table-cell office:value-type="float" office:value="-391.5" table:style-name="ce1">
            <text:p>-391,5</text:p>
          </table:table-cell>
          <table:table-cell table:number-columns-repeated="16344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316.8" table:style-name="ce1">
            <text:p>316,8</text:p>
          </table:table-cell>
          <table:table-cell office:value-type="float" office:value="-346.7" table:style-name="ce1">
            <text:p>-346,7</text:p>
          </table:table-cell>
          <table:table-cell office:value-type="float" office:value="862.6" table:style-name="ce1">
            <text:p>862,6</text:p>
          </table:table-cell>
          <table:table-cell office:value-type="float" office:value="-157" table:style-name="ce1">
            <text:p>-157</text:p>
          </table:table-cell>
          <table:table-cell office:value-type="float" office:value="-323.3" table:style-name="ce1">
            <text:p>-323,3</text:p>
          </table:table-cell>
          <table:table-cell office:value-type="float" office:value="-234.2" table:style-name="ce1">
            <text:p>-234,2</text:p>
          </table:table-cell>
          <table:table-cell office:value-type="float" office:value="-970.2" table:style-name="ce1">
            <text:p>-970,2</text:p>
          </table:table-cell>
          <table:table-cell office:value-type="float" office:value="655.6" table:style-name="ce1">
            <text:p>655,6</text:p>
          </table:table-cell>
          <table:table-cell office:value-type="float" office:value="163.80000000000001" table:style-name="ce1">
            <text:p>163,8</text:p>
          </table:table-cell>
          <table:table-cell office:value-type="float" office:value="-491.6" table:style-name="ce1">
            <text:p>-491,6</text:p>
          </table:table-cell>
          <table:table-cell office:value-type="float" office:value="-749.9" table:style-name="ce1">
            <text:p>-749,9</text:p>
          </table:table-cell>
          <table:table-cell office:value-type="float" office:value="-499" table:style-name="ce1">
            <text:p>-499</text:p>
          </table:table-cell>
          <table:table-cell office:value-type="float" office:value="570.1" table:style-name="ce1">
            <text:p>570,1</text:p>
          </table:table-cell>
          <table:table-cell office:value-type="float" office:value="-202.6" table:style-name="ce1">
            <text:p>-202,6</text:p>
          </table:table-cell>
          <table:table-cell office:value-type="float" office:value="-857.3" table:style-name="ce1">
            <text:p>-857,3</text:p>
          </table:table-cell>
          <table:table-cell office:value-type="float" office:value="906.3" table:style-name="ce1">
            <text:p>906,3</text:p>
          </table:table-cell>
          <table:table-cell office:value-type="float" office:value="-356.1" table:style-name="ce1">
            <text:p>-356,1</text:p>
          </table:table-cell>
          <table:table-cell office:value-type="float" office:value="596.70000000000005" table:style-name="ce1">
            <text:p>596,7</text:p>
          </table:table-cell>
          <table:table-cell office:value-type="float" office:value="676.2" table:style-name="ce1">
            <text:p>676,2</text:p>
          </table:table-cell>
          <table:table-cell office:value-type="float" office:value="-252.1" table:style-name="ce1">
            <text:p>-252,1</text:p>
          </table:table-cell>
          <table:table-cell office:value-type="float" office:value="-864.8" table:style-name="ce1">
            <text:p>-864,8</text:p>
          </table:table-cell>
          <table:table-cell office:value-type="float" office:value="218.2" table:style-name="ce1">
            <text:p>218,2</text:p>
          </table:table-cell>
          <table:table-cell office:value-type="float" office:value="127" table:style-name="ce1">
            <text:p>127</text:p>
          </table:table-cell>
          <table:table-cell office:value-type="float" office:value="114.4" table:style-name="ce1">
            <text:p>114,4</text:p>
          </table:table-cell>
          <table:table-cell office:value-type="float" office:value="-825.9" table:style-name="ce1">
            <text:p>-825,9</text:p>
          </table:table-cell>
          <table:table-cell office:value-type="float" office:value="702.7" table:style-name="ce1">
            <text:p>702,7</text:p>
          </table:table-cell>
          <table:table-cell office:value-type="float" office:value="600.79999999999995" table:style-name="ce1">
            <text:p>600,8</text:p>
          </table:table-cell>
          <table:table-cell office:value-type="float" office:value="-772.3" table:style-name="ce1">
            <text:p>-772,3</text:p>
          </table:table-cell>
          <table:table-cell office:value-type="float" office:value="-973.6" table:style-name="ce1">
            <text:p>-973,6</text:p>
          </table:table-cell>
          <table:table-cell office:value-type="float" office:value="-970.7" table:style-name="ce1">
            <text:p>-970,7</text:p>
          </table:table-cell>
          <table:table-cell office:value-type="float" office:value="-442.1" table:style-name="ce1">
            <text:p>-442,1</text:p>
          </table:table-cell>
          <table:table-cell office:value-type="float" office:value="-479.8" table:style-name="ce1">
            <text:p>-479,8</text:p>
          </table:table-cell>
          <table:table-cell office:value-type="float" office:value="-750.4" table:style-name="ce1">
            <text:p>-750,4</text:p>
          </table:table-cell>
          <table:table-cell office:value-type="float" office:value="955.6" table:style-name="ce1">
            <text:p>955,6</text:p>
          </table:table-cell>
          <table:table-cell office:value-type="float" office:value="256.60000000000002" table:style-name="ce1">
            <text:p>256,6</text:p>
          </table:table-cell>
          <table:table-cell office:value-type="float" office:value="39.1" table:style-name="ce1">
            <text:p>39,1</text:p>
          </table:table-cell>
          <table:table-cell office:value-type="float" office:value="356.3" table:style-name="ce1">
            <text:p>356,3</text:p>
          </table:table-cell>
          <table:table-cell office:value-type="float" office:value="396.5" table:style-name="ce1">
            <text:p>396,5</text:p>
          </table:table-cell>
          <table:table-cell office:value-type="float" office:value="234" table:style-name="ce1">
            <text:p>234</text:p>
          </table:table-cell>
          <table:table-cell table:number-columns-repeated="16344"/>
        </table:table-row>
        <table:table-row table:style-name="ro1">
          <table:table-cell office:value-type="float" office:value="909.5" table:style-name="ce1">
            <text:p>909,5</text:p>
          </table:table-cell>
          <table:table-cell office:value-type="float" office:value="875" table:style-name="ce1">
            <text:p>875</text:p>
          </table:table-cell>
          <table:table-cell office:value-type="float" office:value="78.400000000000006" table:style-name="ce1">
            <text:p>78,4</text:p>
          </table:table-cell>
          <table:table-cell office:value-type="float" office:value="19.7" table:style-name="ce1">
            <text:p>19,7</text:p>
          </table:table-cell>
          <table:table-cell office:value-type="float" office:value="-676.6" table:style-name="ce1">
            <text:p>-676,6</text:p>
          </table:table-cell>
          <table:table-cell office:value-type="float" office:value="215.8" table:style-name="ce1">
            <text:p>215,8</text:p>
          </table:table-cell>
          <table:table-cell office:value-type="float" office:value="-478.4" table:style-name="ce1">
            <text:p>-478,4</text:p>
          </table:table-cell>
          <table:table-cell office:value-type="float" office:value="-55.9" table:style-name="ce1">
            <text:p>-55,9</text:p>
          </table:table-cell>
          <table:table-cell office:value-type="float" office:value="99.2" table:style-name="ce1">
            <text:p>99,2</text:p>
          </table:table-cell>
          <table:table-cell office:value-type="float" office:value="171.1" table:style-name="ce1">
            <text:p>171,1</text:p>
          </table:table-cell>
          <table:table-cell office:value-type="float" office:value="632.6" table:style-name="ce1">
            <text:p>632,6</text:p>
          </table:table-cell>
          <table:table-cell office:value-type="float" office:value="-787.8" table:style-name="ce1">
            <text:p>-787,8</text:p>
          </table:table-cell>
          <table:table-cell office:value-type="float" office:value="-922.7" table:style-name="ce1">
            <text:p>-922,7</text:p>
          </table:table-cell>
          <table:table-cell office:value-type="float" office:value="373.8" table:style-name="ce1">
            <text:p>373,8</text:p>
          </table:table-cell>
          <table:table-cell office:value-type="float" office:value="504.6" table:style-name="ce1">
            <text:p>504,6</text:p>
          </table:table-cell>
          <table:table-cell office:value-type="float" office:value="-264.7" table:style-name="ce1">
            <text:p>-264,7</text:p>
          </table:table-cell>
          <table:table-cell office:value-type="float" office:value="91.7" table:style-name="ce1">
            <text:p>91,7</text:p>
          </table:table-cell>
          <table:table-cell office:value-type="float" office:value="135.4" table:style-name="ce1">
            <text:p>135,4</text:p>
          </table:table-cell>
          <table:table-cell office:value-type="float" office:value="977.2" table:style-name="ce1">
            <text:p>977,2</text:p>
          </table:table-cell>
          <table:table-cell office:value-type="float" office:value="-691.2" table:style-name="ce1">
            <text:p>-691,2</text:p>
          </table:table-cell>
          <table:table-cell office:value-type="float" office:value="-145.4" table:style-name="ce1">
            <text:p>-145,4</text:p>
          </table:table-cell>
          <table:table-cell office:value-type="float" office:value="-716.9" table:style-name="ce1">
            <text:p>-716,9</text:p>
          </table:table-cell>
          <table:table-cell office:value-type="float" office:value="1.8" table:style-name="ce1">
            <text:p>1,8</text:p>
          </table:table-cell>
          <table:table-cell office:value-type="float" office:value="379.9" table:style-name="ce1">
            <text:p>379,9</text:p>
          </table:table-cell>
          <table:table-cell office:value-type="float" office:value="919" table:style-name="ce1">
            <text:p>919</text:p>
          </table:table-cell>
          <table:table-cell office:value-type="float" office:value="402.9" table:style-name="ce1">
            <text:p>402,9</text:p>
          </table:table-cell>
          <table:table-cell office:value-type="float" office:value="610.5" table:style-name="ce1">
            <text:p>610,5</text:p>
          </table:table-cell>
          <table:table-cell office:value-type="float" office:value="693.1" table:style-name="ce1">
            <text:p>693,1</text:p>
          </table:table-cell>
          <table:table-cell office:value-type="float" office:value="-174.7" table:style-name="ce1">
            <text:p>-174,7</text:p>
          </table:table-cell>
          <table:table-cell office:value-type="float" office:value="998" table:style-name="ce1">
            <text:p>998</text:p>
          </table:table-cell>
          <table:table-cell office:value-type="float" office:value="496.7" table:style-name="ce1">
            <text:p>496,7</text:p>
          </table:table-cell>
          <table:table-cell office:value-type="float" office:value="-16.3" table:style-name="ce1">
            <text:p>-16,3</text:p>
          </table:table-cell>
          <table:table-cell office:value-type="float" office:value="669.2" table:style-name="ce1">
            <text:p>669,2</text:p>
          </table:table-cell>
          <table:table-cell office:value-type="float" office:value="-161.4" table:style-name="ce1">
            <text:p>-161,4</text:p>
          </table:table-cell>
          <table:table-cell office:value-type="float" office:value="902.6" table:style-name="ce1">
            <text:p>902,6</text:p>
          </table:table-cell>
          <table:table-cell office:value-type="float" office:value="90.1" table:style-name="ce1">
            <text:p>90,1</text:p>
          </table:table-cell>
          <table:table-cell office:value-type="float" office:value="105.9" table:style-name="ce1">
            <text:p>105,9</text:p>
          </table:table-cell>
          <table:table-cell office:value-type="float" office:value="316.2" table:style-name="ce1">
            <text:p>316,2</text:p>
          </table:table-cell>
          <table:table-cell office:value-type="float" office:value="-234.5" table:style-name="ce1">
            <text:p>-234,5</text:p>
          </table:table-cell>
          <table:table-cell office:value-type="float" office:value="183.6" table:style-name="ce1">
            <text:p>183,6</text:p>
          </table:table-cell>
          <table:table-cell table:number-columns-repeated="16344"/>
        </table:table-row>
        <table:table-row table:style-name="ro1">
          <table:table-cell office:value-type="float" office:value="-612.6" table:style-name="ce1">
            <text:p>-612,6</text:p>
          </table:table-cell>
          <table:table-cell office:value-type="float" office:value="123.4" table:style-name="ce1">
            <text:p>123,4</text:p>
          </table:table-cell>
          <table:table-cell office:value-type="float" office:value="155.19999999999999" table:style-name="ce1">
            <text:p>155,2</text:p>
          </table:table-cell>
          <table:table-cell office:value-type="float" office:value="-655.8" table:style-name="ce1">
            <text:p>-655,8</text:p>
          </table:table-cell>
          <table:table-cell office:value-type="float" office:value="197.5" table:style-name="ce1">
            <text:p>197,5</text:p>
          </table:table-cell>
          <table:table-cell office:value-type="float" office:value="-710.9" table:style-name="ce1">
            <text:p>-710,9</text:p>
          </table:table-cell>
          <table:table-cell office:value-type="float" office:value="-462.7" table:style-name="ce1">
            <text:p>-462,7</text:p>
          </table:table-cell>
          <table:table-cell office:value-type="float" office:value="-567.79999999999995" table:style-name="ce1">
            <text:p>-567,8</text:p>
          </table:table-cell>
          <table:table-cell office:value-type="float" office:value="906.5" table:style-name="ce1">
            <text:p>906,5</text:p>
          </table:table-cell>
          <table:table-cell office:value-type="float" office:value="-781.7" table:style-name="ce1">
            <text:p>-781,7</text:p>
          </table:table-cell>
          <table:table-cell office:value-type="float" office:value="-978" table:style-name="ce1">
            <text:p>-978</text:p>
          </table:table-cell>
          <table:table-cell office:value-type="float" office:value="837.5" table:style-name="ce1">
            <text:p>837,5</text:p>
          </table:table-cell>
          <table:table-cell office:value-type="float" office:value="646.1" table:style-name="ce1">
            <text:p>646,1</text:p>
          </table:table-cell>
          <table:table-cell office:value-type="float" office:value="625.20000000000005" table:style-name="ce1">
            <text:p>625,2</text:p>
          </table:table-cell>
          <table:table-cell office:value-type="float" office:value="-103.8" table:style-name="ce1">
            <text:p>-103,8</text:p>
          </table:table-cell>
          <table:table-cell office:value-type="float" office:value="-109.3" table:style-name="ce1">
            <text:p>-109,3</text:p>
          </table:table-cell>
          <table:table-cell office:value-type="float" office:value="231" table:style-name="ce1">
            <text:p>231</text:p>
          </table:table-cell>
          <table:table-cell office:value-type="float" office:value="-218.9" table:style-name="ce1">
            <text:p>-218,9</text:p>
          </table:table-cell>
          <table:table-cell office:value-type="float" office:value="963.5" table:style-name="ce1">
            <text:p>963,5</text:p>
          </table:table-cell>
          <table:table-cell office:value-type="float" office:value="-159.19999999999999" table:style-name="ce1">
            <text:p>-159,2</text:p>
          </table:table-cell>
          <table:table-cell office:value-type="float" office:value="-131.1" table:style-name="ce1">
            <text:p>-131,1</text:p>
          </table:table-cell>
          <table:table-cell office:value-type="float" office:value="706.6" table:style-name="ce1">
            <text:p>706,6</text:p>
          </table:table-cell>
          <table:table-cell office:value-type="float" office:value="-588.29999999999995" table:style-name="ce1">
            <text:p>-588,3</text:p>
          </table:table-cell>
          <table:table-cell office:value-type="float" office:value="-113" table:style-name="ce1">
            <text:p>-113</text:p>
          </table:table-cell>
          <table:table-cell office:value-type="float" office:value="-414.1" table:style-name="ce1">
            <text:p>-414,1</text:p>
          </table:table-cell>
          <table:table-cell office:value-type="float" office:value="-68.099999999999994" table:style-name="ce1">
            <text:p>-68,1</text:p>
          </table:table-cell>
          <table:table-cell office:value-type="float" office:value="-849.4" table:style-name="ce1">
            <text:p>-849,4</text:p>
          </table:table-cell>
          <table:table-cell office:value-type="float" office:value="-482.1" table:style-name="ce1">
            <text:p>-482,1</text:p>
          </table:table-cell>
          <table:table-cell office:value-type="float" office:value="-845.4" table:style-name="ce1">
            <text:p>-845,4</text:p>
          </table:table-cell>
          <table:table-cell office:value-type="float" office:value="829.9" table:style-name="ce1">
            <text:p>829,9</text:p>
          </table:table-cell>
          <table:table-cell office:value-type="float" office:value="-158.9" table:style-name="ce1">
            <text:p>-158,9</text:p>
          </table:table-cell>
          <table:table-cell office:value-type="float" office:value="601.79999999999995" table:style-name="ce1">
            <text:p>601,8</text:p>
          </table:table-cell>
          <table:table-cell office:value-type="float" office:value="250.7" table:style-name="ce1">
            <text:p>250,7</text:p>
          </table:table-cell>
          <table:table-cell office:value-type="float" office:value="525.29999999999995" table:style-name="ce1">
            <text:p>525,3</text:p>
          </table:table-cell>
          <table:table-cell office:value-type="float" office:value="-661.8" table:style-name="ce1">
            <text:p>-661,8</text:p>
          </table:table-cell>
          <table:table-cell office:value-type="float" office:value="415.4" table:style-name="ce1">
            <text:p>415,4</text:p>
          </table:table-cell>
          <table:table-cell office:value-type="float" office:value="344.5" table:style-name="ce1">
            <text:p>344,5</text:p>
          </table:table-cell>
          <table:table-cell office:value-type="float" office:value="384.8" table:style-name="ce1">
            <text:p>384,8</text:p>
          </table:table-cell>
          <table:table-cell office:value-type="float" office:value="-642.1" table:style-name="ce1">
            <text:p>-642,1</text:p>
          </table:table-cell>
          <table:table-cell office:value-type="float" office:value="-197.1" table:style-name="ce1">
            <text:p>-197,1</text:p>
          </table:table-cell>
          <table:table-cell table:number-columns-repeated="16344"/>
        </table:table-row>
        <table:table-row table:style-name="ro1">
          <table:table-cell office:value-type="float" office:value="-323.2" table:style-name="ce1">
            <text:p>-323,2</text:p>
          </table:table-cell>
          <table:table-cell office:value-type="float" office:value="-271.2" table:style-name="ce1">
            <text:p>-271,2</text:p>
          </table:table-cell>
          <table:table-cell office:value-type="float" office:value="343.2" table:style-name="ce1">
            <text:p>343,2</text:p>
          </table:table-cell>
          <table:table-cell office:value-type="float" office:value="731.9" table:style-name="ce1">
            <text:p>731,9</text:p>
          </table:table-cell>
          <table:table-cell office:value-type="float" office:value="-19.399999999999999" table:style-name="ce1">
            <text:p>-19,4</text:p>
          </table:table-cell>
          <table:table-cell office:value-type="float" office:value="-291.5" table:style-name="ce1">
            <text:p>-291,5</text:p>
          </table:table-cell>
          <table:table-cell office:value-type="float" office:value="-613.5" table:style-name="ce1">
            <text:p>-613,5</text:p>
          </table:table-cell>
          <table:table-cell office:value-type="float" office:value="981.4" table:style-name="ce1">
            <text:p>981,4</text:p>
          </table:table-cell>
          <table:table-cell office:value-type="float" office:value="350.2" table:style-name="ce1">
            <text:p>350,2</text:p>
          </table:table-cell>
          <table:table-cell office:value-type="float" office:value="-335.2" table:style-name="ce1">
            <text:p>-335,2</text:p>
          </table:table-cell>
          <table:table-cell office:value-type="float" office:value="102.5" table:style-name="ce1">
            <text:p>102,5</text:p>
          </table:table-cell>
          <table:table-cell office:value-type="float" office:value="960.7" table:style-name="ce1">
            <text:p>960,7</text:p>
          </table:table-cell>
          <table:table-cell office:value-type="float" office:value="-940" table:style-name="ce1">
            <text:p>-940</text:p>
          </table:table-cell>
          <table:table-cell office:value-type="float" office:value="-334.3" table:style-name="ce1">
            <text:p>-334,3</text:p>
          </table:table-cell>
          <table:table-cell office:value-type="float" office:value="-55.8" table:style-name="ce1">
            <text:p>-55,8</text:p>
          </table:table-cell>
          <table:table-cell office:value-type="float" office:value="640" table:style-name="ce1">
            <text:p>640</text:p>
          </table:table-cell>
          <table:table-cell office:value-type="float" office:value="-446.3" table:style-name="ce1">
            <text:p>-446,3</text:p>
          </table:table-cell>
          <table:table-cell office:value-type="float" office:value="440.6" table:style-name="ce1">
            <text:p>440,6</text:p>
          </table:table-cell>
          <table:table-cell office:value-type="float" office:value="-999.5" table:style-name="ce1">
            <text:p>-999,5</text:p>
          </table:table-cell>
          <table:table-cell office:value-type="float" office:value="-916.2" table:style-name="ce1">
            <text:p>-916,2</text:p>
          </table:table-cell>
          <table:table-cell office:value-type="float" office:value="-291.7" table:style-name="ce1">
            <text:p>-291,7</text:p>
          </table:table-cell>
          <table:table-cell office:value-type="float" office:value="51.3" table:style-name="ce1">
            <text:p>51,3</text:p>
          </table:table-cell>
          <table:table-cell office:value-type="float" office:value="-854.3" table:style-name="ce1">
            <text:p>-854,3</text:p>
          </table:table-cell>
          <table:table-cell office:value-type="float" office:value="-886.2" table:style-name="ce1">
            <text:p>-886,2</text:p>
          </table:table-cell>
          <table:table-cell office:value-type="float" office:value="366.8" table:style-name="ce1">
            <text:p>366,8</text:p>
          </table:table-cell>
          <table:table-cell office:value-type="float" office:value="-34.299999999999997" table:style-name="ce1">
            <text:p>-34,3</text:p>
          </table:table-cell>
          <table:table-cell office:value-type="float" office:value="-195.1" table:style-name="ce1">
            <text:p>-195,1</text:p>
          </table:table-cell>
          <table:table-cell office:value-type="float" office:value="-394.4" table:style-name="ce1">
            <text:p>-394,4</text:p>
          </table:table-cell>
          <table:table-cell office:value-type="float" office:value="-269" table:style-name="ce1">
            <text:p>-269</text:p>
          </table:table-cell>
          <table:table-cell office:value-type="float" office:value="840.3" table:style-name="ce1">
            <text:p>840,3</text:p>
          </table:table-cell>
          <table:table-cell office:value-type="float" office:value="262.10000000000002" table:style-name="ce1">
            <text:p>262,1</text:p>
          </table:table-cell>
          <table:table-cell office:value-type="float" office:value="753.9" table:style-name="ce1">
            <text:p>753,9</text:p>
          </table:table-cell>
          <table:table-cell office:value-type="float" office:value="21.6" table:style-name="ce1">
            <text:p>21,6</text:p>
          </table:table-cell>
          <table:table-cell office:value-type="float" office:value="-571.5" table:style-name="ce1">
            <text:p>-571,5</text:p>
          </table:table-cell>
          <table:table-cell office:value-type="float" office:value="-183.1" table:style-name="ce1">
            <text:p>-183,1</text:p>
          </table:table-cell>
          <table:table-cell office:value-type="float" office:value="50.9" table:style-name="ce1">
            <text:p>50,9</text:p>
          </table:table-cell>
          <table:table-cell office:value-type="float" office:value="-903.6" table:style-name="ce1">
            <text:p>-903,6</text:p>
          </table:table-cell>
          <table:table-cell office:value-type="float" office:value="460.8" table:style-name="ce1">
            <text:p>460,8</text:p>
          </table:table-cell>
          <table:table-cell office:value-type="float" office:value="-913.7" table:style-name="ce1">
            <text:p>-913,7</text:p>
          </table:table-cell>
          <table:table-cell office:value-type="float" office:value="294.39999999999998" table:style-name="ce1">
            <text:p>294,4</text:p>
          </table:table-cell>
          <table:table-cell table:number-columns-repeated="16344"/>
        </table:table-row>
        <table:table-row table:style-name="ro1">
          <table:table-cell office:value-type="float" office:value="394.8" table:style-name="ce1">
            <text:p>394,8</text:p>
          </table:table-cell>
          <table:table-cell office:value-type="float" office:value="379.3" table:style-name="ce1">
            <text:p>379,3</text:p>
          </table:table-cell>
          <table:table-cell office:value-type="float" office:value="-433.4" table:style-name="ce1">
            <text:p>-433,4</text:p>
          </table:table-cell>
          <table:table-cell office:value-type="float" office:value="-652.29999999999995" table:style-name="ce1">
            <text:p>-652,3</text:p>
          </table:table-cell>
          <table:table-cell office:value-type="float" office:value="-30.8" table:style-name="ce1">
            <text:p>-30,8</text:p>
          </table:table-cell>
          <table:table-cell office:value-type="float" office:value="-664.8" table:style-name="ce1">
            <text:p>-664,8</text:p>
          </table:table-cell>
          <table:table-cell office:value-type="float" office:value="406.5" table:style-name="ce1">
            <text:p>406,5</text:p>
          </table:table-cell>
          <table:table-cell office:value-type="float" office:value="-842" table:style-name="ce1">
            <text:p>-842</text:p>
          </table:table-cell>
          <table:table-cell office:value-type="float" office:value="-748.3" table:style-name="ce1">
            <text:p>-748,3</text:p>
          </table:table-cell>
          <table:table-cell office:value-type="float" office:value="364.5" table:style-name="ce1">
            <text:p>364,5</text:p>
          </table:table-cell>
          <table:table-cell office:value-type="float" office:value="-847.3" table:style-name="ce1">
            <text:p>-847,3</text:p>
          </table:table-cell>
          <table:table-cell office:value-type="float" office:value="590" table:style-name="ce1">
            <text:p>590</text:p>
          </table:table-cell>
          <table:table-cell office:value-type="float" office:value="28.4" table:style-name="ce1">
            <text:p>28,4</text:p>
          </table:table-cell>
          <table:table-cell office:value-type="float" office:value="-881.7" table:style-name="ce1">
            <text:p>-881,7</text:p>
          </table:table-cell>
          <table:table-cell office:value-type="float" office:value="190" table:style-name="ce1">
            <text:p>190</text:p>
          </table:table-cell>
          <table:table-cell office:value-type="float" office:value="468.9" table:style-name="ce1">
            <text:p>468,9</text:p>
          </table:table-cell>
          <table:table-cell office:value-type="float" office:value="-934.4" table:style-name="ce1">
            <text:p>-934,4</text:p>
          </table:table-cell>
          <table:table-cell office:value-type="float" office:value="268.10000000000002" table:style-name="ce1">
            <text:p>268,1</text:p>
          </table:table-cell>
          <table:table-cell office:value-type="float" office:value="262.39999999999998" table:style-name="ce1">
            <text:p>262,4</text:p>
          </table:table-cell>
          <table:table-cell office:value-type="float" office:value="386.7" table:style-name="ce1">
            <text:p>386,7</text:p>
          </table:table-cell>
          <table:table-cell office:value-type="float" office:value="-968" table:style-name="ce1">
            <text:p>-968</text:p>
          </table:table-cell>
          <table:table-cell office:value-type="float" office:value="789.3" table:style-name="ce1">
            <text:p>789,3</text:p>
          </table:table-cell>
          <table:table-cell office:value-type="float" office:value="-156.30000000000001" table:style-name="ce1">
            <text:p>-156,3</text:p>
          </table:table-cell>
          <table:table-cell office:value-type="float" office:value="-802.7" table:style-name="ce1">
            <text:p>-802,7</text:p>
          </table:table-cell>
          <table:table-cell office:value-type="float" office:value="-198.4" table:style-name="ce1">
            <text:p>-198,4</text:p>
          </table:table-cell>
          <table:table-cell office:value-type="float" office:value="-959" table:style-name="ce1">
            <text:p>-959</text:p>
          </table:table-cell>
          <table:table-cell office:value-type="float" office:value="378.9" table:style-name="ce1">
            <text:p>378,9</text:p>
          </table:table-cell>
          <table:table-cell office:value-type="float" office:value="-565.6" table:style-name="ce1">
            <text:p>-565,6</text:p>
          </table:table-cell>
          <table:table-cell office:value-type="float" office:value="346.8" table:style-name="ce1">
            <text:p>346,8</text:p>
          </table:table-cell>
          <table:table-cell office:value-type="float" office:value="-50.6" table:style-name="ce1">
            <text:p>-50,6</text:p>
          </table:table-cell>
          <table:table-cell office:value-type="float" office:value="531.6" table:style-name="ce1">
            <text:p>531,6</text:p>
          </table:table-cell>
          <table:table-cell office:value-type="float" office:value="439.1" table:style-name="ce1">
            <text:p>439,1</text:p>
          </table:table-cell>
          <table:table-cell office:value-type="float" office:value="-527.6" table:style-name="ce1">
            <text:p>-527,6</text:p>
          </table:table-cell>
          <table:table-cell office:value-type="float" office:value="487.5" table:style-name="ce1">
            <text:p>487,5</text:p>
          </table:table-cell>
          <table:table-cell office:value-type="float" office:value="-865.5" table:style-name="ce1">
            <text:p>-865,5</text:p>
          </table:table-cell>
          <table:table-cell office:value-type="float" office:value="-93.6" table:style-name="ce1">
            <text:p>-93,6</text:p>
          </table:table-cell>
          <table:table-cell office:value-type="float" office:value="532" table:style-name="ce1">
            <text:p>532</text:p>
          </table:table-cell>
          <table:table-cell office:value-type="float" office:value="-231.2" table:style-name="ce1">
            <text:p>-231,2</text:p>
          </table:table-cell>
          <table:table-cell office:value-type="float" office:value="-915.8" table:style-name="ce1">
            <text:p>-915,8</text:p>
          </table:table-cell>
          <table:table-cell office:value-type="float" office:value="663.1" table:style-name="ce1">
            <text:p>663,1</text:p>
          </table:table-cell>
          <table:table-cell table:number-columns-repeated="16344"/>
        </table:table-row>
        <table:table-row table:style-name="ro1">
          <table:table-cell office:value-type="float" office:value="214.1" table:style-name="ce1">
            <text:p>214,1</text:p>
          </table:table-cell>
          <table:table-cell office:value-type="float" office:value="220.2" table:style-name="ce1">
            <text:p>220,2</text:p>
          </table:table-cell>
          <table:table-cell office:value-type="float" office:value="647.1" table:style-name="ce1">
            <text:p>647,1</text:p>
          </table:table-cell>
          <table:table-cell office:value-type="float" office:value="-713.4" table:style-name="ce1">
            <text:p>-713,4</text:p>
          </table:table-cell>
          <table:table-cell office:value-type="float" office:value="-832.5" table:style-name="ce1">
            <text:p>-832,5</text:p>
          </table:table-cell>
          <table:table-cell office:value-type="float" office:value="371.9" table:style-name="ce1">
            <text:p>371,9</text:p>
          </table:table-cell>
          <table:table-cell office:value-type="float" office:value="699.6" table:style-name="ce1">
            <text:p>699,6</text:p>
          </table:table-cell>
          <table:table-cell office:value-type="float" office:value="-522.9" table:style-name="ce1">
            <text:p>-522,9</text:p>
          </table:table-cell>
          <table:table-cell office:value-type="float" office:value="-357.9" table:style-name="ce1">
            <text:p>-357,9</text:p>
          </table:table-cell>
          <table:table-cell office:value-type="float" office:value="-604.29999999999995" table:style-name="ce1">
            <text:p>-604,3</text:p>
          </table:table-cell>
          <table:table-cell office:value-type="float" office:value="-199.6" table:style-name="ce1">
            <text:p>-199,6</text:p>
          </table:table-cell>
          <table:table-cell office:value-type="float" office:value="950.4" table:style-name="ce1">
            <text:p>950,4</text:p>
          </table:table-cell>
          <table:table-cell office:value-type="float" office:value="768.6" table:style-name="ce1">
            <text:p>768,6</text:p>
          </table:table-cell>
          <table:table-cell office:value-type="float" office:value="152.30000000000001" table:style-name="ce1">
            <text:p>152,3</text:p>
          </table:table-cell>
          <table:table-cell office:value-type="float" office:value="-75.400000000000006" table:style-name="ce1">
            <text:p>-75,4</text:p>
          </table:table-cell>
          <table:table-cell office:value-type="float" office:value="590" table:style-name="ce1">
            <text:p>590</text:p>
          </table:table-cell>
          <table:table-cell office:value-type="float" office:value="591.4" table:style-name="ce1">
            <text:p>591,4</text:p>
          </table:table-cell>
          <table:table-cell office:value-type="float" office:value="-490.1" table:style-name="ce1">
            <text:p>-490,1</text:p>
          </table:table-cell>
          <table:table-cell office:value-type="float" office:value="-349.4" table:style-name="ce1">
            <text:p>-349,4</text:p>
          </table:table-cell>
          <table:table-cell office:value-type="float" office:value="7.4" table:style-name="ce1">
            <text:p>7,4</text:p>
          </table:table-cell>
          <table:table-cell office:value-type="float" office:value="632.20000000000005" table:style-name="ce1">
            <text:p>632,2</text:p>
          </table:table-cell>
          <table:table-cell office:value-type="float" office:value="-335.2" table:style-name="ce1">
            <text:p>-335,2</text:p>
          </table:table-cell>
          <table:table-cell office:value-type="float" office:value="-787.2" table:style-name="ce1">
            <text:p>-787,2</text:p>
          </table:table-cell>
          <table:table-cell office:value-type="float" office:value="164.5" table:style-name="ce1">
            <text:p>164,5</text:p>
          </table:table-cell>
          <table:table-cell office:value-type="float" office:value="943.7" table:style-name="ce1">
            <text:p>943,7</text:p>
          </table:table-cell>
          <table:table-cell office:value-type="float" office:value="-808.9" table:style-name="ce1">
            <text:p>-808,9</text:p>
          </table:table-cell>
          <table:table-cell office:value-type="float" office:value="-448.3" table:style-name="ce1">
            <text:p>-448,3</text:p>
          </table:table-cell>
          <table:table-cell office:value-type="float" office:value="-513.1" table:style-name="ce1">
            <text:p>-513,1</text:p>
          </table:table-cell>
          <table:table-cell office:value-type="float" office:value="662" table:style-name="ce1">
            <text:p>662</text:p>
          </table:table-cell>
          <table:table-cell office:value-type="float" office:value="407.3" table:style-name="ce1">
            <text:p>407,3</text:p>
          </table:table-cell>
          <table:table-cell office:value-type="float" office:value="10.3" table:style-name="ce1">
            <text:p>10,3</text:p>
          </table:table-cell>
          <table:table-cell office:value-type="float" office:value="-386.1" table:style-name="ce1">
            <text:p>-386,1</text:p>
          </table:table-cell>
          <table:table-cell office:value-type="float" office:value="620.79999999999995" table:style-name="ce1">
            <text:p>620,8</text:p>
          </table:table-cell>
          <table:table-cell office:value-type="float" office:value="479.7" table:style-name="ce1">
            <text:p>479,7</text:p>
          </table:table-cell>
          <table:table-cell office:value-type="float" office:value="94.7" table:style-name="ce1">
            <text:p>94,7</text:p>
          </table:table-cell>
          <table:table-cell office:value-type="float" office:value="-39.299999999999997" table:style-name="ce1">
            <text:p>-39,3</text:p>
          </table:table-cell>
          <table:table-cell office:value-type="float" office:value="706.7" table:style-name="ce1">
            <text:p>706,7</text:p>
          </table:table-cell>
          <table:table-cell office:value-type="float" office:value="-870.5" table:style-name="ce1">
            <text:p>-870,5</text:p>
          </table:table-cell>
          <table:table-cell office:value-type="float" office:value="-932.5" table:style-name="ce1">
            <text:p>-932,5</text:p>
          </table:table-cell>
          <table:table-cell office:value-type="float" office:value="-982" table:style-name="ce1">
            <text:p>-982</text:p>
          </table:table-cell>
          <table:table-cell table:number-columns-repeated="16344"/>
        </table:table-row>
        <table:table-row table:style-name="ro1">
          <table:table-cell office:value-type="float" office:value="-401.1" table:style-name="ce1">
            <text:p>-401,1</text:p>
          </table:table-cell>
          <table:table-cell office:value-type="float" office:value="820.4" table:style-name="ce1">
            <text:p>820,4</text:p>
          </table:table-cell>
          <table:table-cell office:value-type="float" office:value="399.9" table:style-name="ce1">
            <text:p>399,9</text:p>
          </table:table-cell>
          <table:table-cell office:value-type="float" office:value="935.1" table:style-name="ce1">
            <text:p>935,1</text:p>
          </table:table-cell>
          <table:table-cell office:value-type="float" office:value="786" table:style-name="ce1">
            <text:p>786</text:p>
          </table:table-cell>
          <table:table-cell office:value-type="float" office:value="-520.6" table:style-name="ce1">
            <text:p>-520,6</text:p>
          </table:table-cell>
          <table:table-cell office:value-type="float" office:value="-57.5" table:style-name="ce1">
            <text:p>-57,5</text:p>
          </table:table-cell>
          <table:table-cell office:value-type="float" office:value="758.9" table:style-name="ce1">
            <text:p>758,9</text:p>
          </table:table-cell>
          <table:table-cell office:value-type="float" office:value="869.9" table:style-name="ce1">
            <text:p>869,9</text:p>
          </table:table-cell>
          <table:table-cell office:value-type="float" office:value="-295" table:style-name="ce1">
            <text:p>-295</text:p>
          </table:table-cell>
          <table:table-cell office:value-type="float" office:value="-460.3" table:style-name="ce1">
            <text:p>-460,3</text:p>
          </table:table-cell>
          <table:table-cell office:value-type="float" office:value="357.7" table:style-name="ce1">
            <text:p>357,7</text:p>
          </table:table-cell>
          <table:table-cell office:value-type="float" office:value="-742.4" table:style-name="ce1">
            <text:p>-742,4</text:p>
          </table:table-cell>
          <table:table-cell office:value-type="float" office:value="944.5" table:style-name="ce1">
            <text:p>944,5</text:p>
          </table:table-cell>
          <table:table-cell office:value-type="float" office:value="193.9" table:style-name="ce1">
            <text:p>193,9</text:p>
          </table:table-cell>
          <table:table-cell office:value-type="float" office:value="393" table:style-name="ce1">
            <text:p>393</text:p>
          </table:table-cell>
          <table:table-cell office:value-type="float" office:value="-34.200000000000003" table:style-name="ce1">
            <text:p>-34,2</text:p>
          </table:table-cell>
          <table:table-cell office:value-type="float" office:value="-134" table:style-name="ce1">
            <text:p>-134</text:p>
          </table:table-cell>
          <table:table-cell office:value-type="float" office:value="632.70000000000005" table:style-name="ce1">
            <text:p>632,7</text:p>
          </table:table-cell>
          <table:table-cell office:value-type="float" office:value="-885.7" table:style-name="ce1">
            <text:p>-885,7</text:p>
          </table:table-cell>
          <table:table-cell office:value-type="float" office:value="-251.2" table:style-name="ce1">
            <text:p>-251,2</text:p>
          </table:table-cell>
          <table:table-cell office:value-type="float" office:value="-292" table:style-name="ce1">
            <text:p>-292</text:p>
          </table:table-cell>
          <table:table-cell office:value-type="float" office:value="937.3" table:style-name="ce1">
            <text:p>937,3</text:p>
          </table:table-cell>
          <table:table-cell office:value-type="float" office:value="583.5" table:style-name="ce1">
            <text:p>583,5</text:p>
          </table:table-cell>
          <table:table-cell office:value-type="float" office:value="-87.4" table:style-name="ce1">
            <text:p>-87,4</text:p>
          </table:table-cell>
          <table:table-cell office:value-type="float" office:value="-121.3" table:style-name="ce1">
            <text:p>-121,3</text:p>
          </table:table-cell>
          <table:table-cell office:value-type="float" office:value="790.9" table:style-name="ce1">
            <text:p>790,9</text:p>
          </table:table-cell>
          <table:table-cell office:value-type="float" office:value="-995" table:style-name="ce1">
            <text:p>-995</text:p>
          </table:table-cell>
          <table:table-cell office:value-type="float" office:value="-768.4" table:style-name="ce1">
            <text:p>-768,4</text:p>
          </table:table-cell>
          <table:table-cell office:value-type="float" office:value="-881.2" table:style-name="ce1">
            <text:p>-881,2</text:p>
          </table:table-cell>
          <table:table-cell office:value-type="float" office:value="-227.6" table:style-name="ce1">
            <text:p>-227,6</text:p>
          </table:table-cell>
          <table:table-cell office:value-type="float" office:value="-468" table:style-name="ce1">
            <text:p>-468</text:p>
          </table:table-cell>
          <table:table-cell office:value-type="float" office:value="-997" table:style-name="ce1">
            <text:p>-997</text:p>
          </table:table-cell>
          <table:table-cell office:value-type="float" office:value="995.9" table:style-name="ce1">
            <text:p>995,9</text:p>
          </table:table-cell>
          <table:table-cell office:value-type="float" office:value="112.2" table:style-name="ce1">
            <text:p>112,2</text:p>
          </table:table-cell>
          <table:table-cell office:value-type="float" office:value="-499.5" table:style-name="ce1">
            <text:p>-499,5</text:p>
          </table:table-cell>
          <table:table-cell office:value-type="float" office:value="627.1" table:style-name="ce1">
            <text:p>627,1</text:p>
          </table:table-cell>
          <table:table-cell office:value-type="float" office:value="-900" table:style-name="ce1">
            <text:p>-900</text:p>
          </table:table-cell>
          <table:table-cell office:value-type="float" office:value="524.79999999999995" table:style-name="ce1">
            <text:p>524,8</text:p>
          </table:table-cell>
          <table:table-cell office:value-type="float" office:value="764.9" table:style-name="ce1">
            <text:p>764,9</text:p>
          </table:table-cell>
          <table:table-cell table:number-columns-repeated="16344"/>
        </table:table-row>
        <table:table-row table:style-name="ro1">
          <table:table-cell office:value-type="float" office:value="700.3" table:style-name="ce1">
            <text:p>700,3</text:p>
          </table:table-cell>
          <table:table-cell office:value-type="float" office:value="263.89999999999998" table:style-name="ce1">
            <text:p>263,9</text:p>
          </table:table-cell>
          <table:table-cell office:value-type="float" office:value="-463.7" table:style-name="ce1">
            <text:p>-463,7</text:p>
          </table:table-cell>
          <table:table-cell office:value-type="float" office:value="67" table:style-name="ce1">
            <text:p>67</text:p>
          </table:table-cell>
          <table:table-cell office:value-type="float" office:value="171.1" table:style-name="ce1">
            <text:p>171,1</text:p>
          </table:table-cell>
          <table:table-cell office:value-type="float" office:value="762.4" table:style-name="ce1">
            <text:p>762,4</text:p>
          </table:table-cell>
          <table:table-cell office:value-type="float" office:value="-132.5" table:style-name="ce1">
            <text:p>-132,5</text:p>
          </table:table-cell>
          <table:table-cell office:value-type="float" office:value="-185.3" table:style-name="ce1">
            <text:p>-185,3</text:p>
          </table:table-cell>
          <table:table-cell office:value-type="float" office:value="437.2" table:style-name="ce1">
            <text:p>437,2</text:p>
          </table:table-cell>
          <table:table-cell office:value-type="float" office:value="-0.3" table:style-name="ce1">
            <text:p>-0,3</text:p>
          </table:table-cell>
          <table:table-cell office:value-type="float" office:value="478.3" table:style-name="ce1">
            <text:p>478,3</text:p>
          </table:table-cell>
          <table:table-cell office:value-type="float" office:value="746" table:style-name="ce1">
            <text:p>746</text:p>
          </table:table-cell>
          <table:table-cell office:value-type="float" office:value="-765.7" table:style-name="ce1">
            <text:p>-765,7</text:p>
          </table:table-cell>
          <table:table-cell office:value-type="float" office:value="-547.70000000000005" table:style-name="ce1">
            <text:p>-547,7</text:p>
          </table:table-cell>
          <table:table-cell office:value-type="float" office:value="985.2" table:style-name="ce1">
            <text:p>985,2</text:p>
          </table:table-cell>
          <table:table-cell office:value-type="float" office:value="173.9" table:style-name="ce1">
            <text:p>173,9</text:p>
          </table:table-cell>
          <table:table-cell office:value-type="float" office:value="-923.7" table:style-name="ce1">
            <text:p>-923,7</text:p>
          </table:table-cell>
          <table:table-cell office:value-type="float" office:value="993.4" table:style-name="ce1">
            <text:p>993,4</text:p>
          </table:table-cell>
          <table:table-cell office:value-type="float" office:value="940.2" table:style-name="ce1">
            <text:p>940,2</text:p>
          </table:table-cell>
          <table:table-cell office:value-type="float" office:value="700.5" table:style-name="ce1">
            <text:p>700,5</text:p>
          </table:table-cell>
          <table:table-cell office:value-type="float" office:value="-556.79999999999995" table:style-name="ce1">
            <text:p>-556,8</text:p>
          </table:table-cell>
          <table:table-cell office:value-type="float" office:value="-591.1" table:style-name="ce1">
            <text:p>-591,1</text:p>
          </table:table-cell>
          <table:table-cell office:value-type="float" office:value="834.4" table:style-name="ce1">
            <text:p>834,4</text:p>
          </table:table-cell>
          <table:table-cell office:value-type="float" office:value="-560" table:style-name="ce1">
            <text:p>-560</text:p>
          </table:table-cell>
          <table:table-cell office:value-type="float" office:value="954.8" table:style-name="ce1">
            <text:p>954,8</text:p>
          </table:table-cell>
          <table:table-cell office:value-type="float" office:value="363.2" table:style-name="ce1">
            <text:p>363,2</text:p>
          </table:table-cell>
          <table:table-cell office:value-type="float" office:value="858.2" table:style-name="ce1">
            <text:p>858,2</text:p>
          </table:table-cell>
          <table:table-cell office:value-type="float" office:value="742.3" table:style-name="ce1">
            <text:p>742,3</text:p>
          </table:table-cell>
          <table:table-cell office:value-type="float" office:value="-930.5" table:style-name="ce1">
            <text:p>-930,5</text:p>
          </table:table-cell>
          <table:table-cell office:value-type="float" office:value="577.1" table:style-name="ce1">
            <text:p>577,1</text:p>
          </table:table-cell>
          <table:table-cell office:value-type="float" office:value="-139.6" table:style-name="ce1">
            <text:p>-139,6</text:p>
          </table:table-cell>
          <table:table-cell office:value-type="float" office:value="-672.9" table:style-name="ce1">
            <text:p>-672,9</text:p>
          </table:table-cell>
          <table:table-cell office:value-type="float" office:value="425.7" table:style-name="ce1">
            <text:p>425,7</text:p>
          </table:table-cell>
          <table:table-cell office:value-type="float" office:value="-142.5" table:style-name="ce1">
            <text:p>-142,5</text:p>
          </table:table-cell>
          <table:table-cell office:value-type="float" office:value="257.39999999999998" table:style-name="ce1">
            <text:p>257,4</text:p>
          </table:table-cell>
          <table:table-cell office:value-type="float" office:value="129.9" table:style-name="ce1">
            <text:p>129,9</text:p>
          </table:table-cell>
          <table:table-cell office:value-type="float" office:value="521.29999999999995" table:style-name="ce1">
            <text:p>521,3</text:p>
          </table:table-cell>
          <table:table-cell office:value-type="float" office:value="191.2" table:style-name="ce1">
            <text:p>191,2</text:p>
          </table:table-cell>
          <table:table-cell office:value-type="float" office:value="806.1" table:style-name="ce1">
            <text:p>806,1</text:p>
          </table:table-cell>
          <table:table-cell office:value-type="float" office:value="-933.9" table:style-name="ce1">
            <text:p>-933,9</text:p>
          </table:table-cell>
          <table:table-cell table:number-columns-repeated="16344"/>
        </table:table-row>
        <table:table-row table:style-name="ro1">
          <table:table-cell office:value-type="float" office:value="990.3" table:style-name="ce1">
            <text:p>990,3</text:p>
          </table:table-cell>
          <table:table-cell office:value-type="float" office:value="-106.4" table:style-name="ce1">
            <text:p>-106,4</text:p>
          </table:table-cell>
          <table:table-cell office:value-type="float" office:value="632.9" table:style-name="ce1">
            <text:p>632,9</text:p>
          </table:table-cell>
          <table:table-cell office:value-type="float" office:value="-289.5" table:style-name="ce1">
            <text:p>-289,5</text:p>
          </table:table-cell>
          <table:table-cell office:value-type="float" office:value="324.2" table:style-name="ce1">
            <text:p>324,2</text:p>
          </table:table-cell>
          <table:table-cell office:value-type="float" office:value="167.2" table:style-name="ce1">
            <text:p>167,2</text:p>
          </table:table-cell>
          <table:table-cell office:value-type="float" office:value="33.4" table:style-name="ce1">
            <text:p>33,4</text:p>
          </table:table-cell>
          <table:table-cell office:value-type="float" office:value="60.4" table:style-name="ce1">
            <text:p>60,4</text:p>
          </table:table-cell>
          <table:table-cell office:value-type="float" office:value="-565.4" table:style-name="ce1">
            <text:p>-565,4</text:p>
          </table:table-cell>
          <table:table-cell office:value-type="float" office:value="-40.1" table:style-name="ce1">
            <text:p>-40,1</text:p>
          </table:table-cell>
          <table:table-cell office:value-type="float" office:value="645.4" table:style-name="ce1">
            <text:p>645,4</text:p>
          </table:table-cell>
          <table:table-cell office:value-type="float" office:value="956.6" table:style-name="ce1">
            <text:p>956,6</text:p>
          </table:table-cell>
          <table:table-cell office:value-type="float" office:value="-784.2" table:style-name="ce1">
            <text:p>-784,2</text:p>
          </table:table-cell>
          <table:table-cell office:value-type="float" office:value="10" table:style-name="ce1">
            <text:p>10</text:p>
          </table:table-cell>
          <table:table-cell office:value-type="float" office:value="-322.2" table:style-name="ce1">
            <text:p>-322,2</text:p>
          </table:table-cell>
          <table:table-cell office:value-type="float" office:value="-984.7" table:style-name="ce1">
            <text:p>-984,7</text:p>
          </table:table-cell>
          <table:table-cell office:value-type="float" office:value="335.8" table:style-name="ce1">
            <text:p>335,8</text:p>
          </table:table-cell>
          <table:table-cell office:value-type="float" office:value="-679.9" table:style-name="ce1">
            <text:p>-679,9</text:p>
          </table:table-cell>
          <table:table-cell office:value-type="float" office:value="-194.2" table:style-name="ce1">
            <text:p>-194,2</text:p>
          </table:table-cell>
          <table:table-cell office:value-type="float" office:value="219.4" table:style-name="ce1">
            <text:p>219,4</text:p>
          </table:table-cell>
          <table:table-cell office:value-type="float" office:value="-535.9" table:style-name="ce1">
            <text:p>-535,9</text:p>
          </table:table-cell>
          <table:table-cell office:value-type="float" office:value="-445.4" table:style-name="ce1">
            <text:p>-445,4</text:p>
          </table:table-cell>
          <table:table-cell office:value-type="float" office:value="-534.6" table:style-name="ce1">
            <text:p>-534,6</text:p>
          </table:table-cell>
          <table:table-cell office:value-type="float" office:value="-917.1" table:style-name="ce1">
            <text:p>-917,1</text:p>
          </table:table-cell>
          <table:table-cell office:value-type="float" office:value="533.20000000000005" table:style-name="ce1">
            <text:p>533,2</text:p>
          </table:table-cell>
          <table:table-cell office:value-type="float" office:value="-557.70000000000005" table:style-name="ce1">
            <text:p>-557,7</text:p>
          </table:table-cell>
          <table:table-cell office:value-type="float" office:value="-216.1" table:style-name="ce1">
            <text:p>-216,1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932.9" table:style-name="ce1">
            <text:p>932,9</text:p>
          </table:table-cell>
          <table:table-cell office:value-type="float" office:value="-137.30000000000001" table:style-name="ce1">
            <text:p>-137,3</text:p>
          </table:table-cell>
          <table:table-cell office:value-type="float" office:value="403.2" table:style-name="ce1">
            <text:p>403,2</text:p>
          </table:table-cell>
          <table:table-cell office:value-type="float" office:value="-831.7" table:style-name="ce1">
            <text:p>-831,7</text:p>
          </table:table-cell>
          <table:table-cell office:value-type="float" office:value="-811" table:style-name="ce1">
            <text:p>-811</text:p>
          </table:table-cell>
          <table:table-cell office:value-type="float" office:value="-505.5" table:style-name="ce1">
            <text:p>-505,5</text:p>
          </table:table-cell>
          <table:table-cell office:value-type="float" office:value="44.4" table:style-name="ce1">
            <text:p>44,4</text:p>
          </table:table-cell>
          <table:table-cell office:value-type="float" office:value="-410.1" table:style-name="ce1">
            <text:p>-410,1</text:p>
          </table:table-cell>
          <table:table-cell office:value-type="float" office:value="-360.4" table:style-name="ce1">
            <text:p>-360,4</text:p>
          </table:table-cell>
          <table:table-cell office:value-type="float" office:value="-240.9" table:style-name="ce1">
            <text:p>-240,9</text:p>
          </table:table-cell>
          <table:table-cell office:value-type="float" office:value="-999.1" table:style-name="ce1">
            <text:p>-999,1</text:p>
          </table:table-cell>
          <table:table-cell office:value-type="float" office:value="-821.5" table:style-name="ce1">
            <text:p>-821,5</text:p>
          </table:table-cell>
          <table:table-cell table:number-columns-repeated="16344"/>
        </table:table-row>
        <table:table-row table:style-name="ro1">
          <table:table-cell office:value-type="float" office:value="-825.1" table:style-name="ce1">
            <text:p>-825,1</text:p>
          </table:table-cell>
          <table:table-cell office:value-type="float" office:value="-473.7" table:style-name="ce1">
            <text:p>-473,7</text:p>
          </table:table-cell>
          <table:table-cell office:value-type="float" office:value="563.29999999999995" table:style-name="ce1">
            <text:p>563,3</text:p>
          </table:table-cell>
          <table:table-cell office:value-type="float" office:value="-848" table:style-name="ce1">
            <text:p>-848</text:p>
          </table:table-cell>
          <table:table-cell office:value-type="float" office:value="867.8" table:style-name="ce1">
            <text:p>867,8</text:p>
          </table:table-cell>
          <table:table-cell office:value-type="float" office:value="397.4" table:style-name="ce1">
            <text:p>397,4</text:p>
          </table:table-cell>
          <table:table-cell office:value-type="float" office:value="-434.8" table:style-name="ce1">
            <text:p>-434,8</text:p>
          </table:table-cell>
          <table:table-cell office:value-type="float" office:value="502.8" table:style-name="ce1">
            <text:p>502,8</text:p>
          </table:table-cell>
          <table:table-cell office:value-type="float" office:value="-762.7" table:style-name="ce1">
            <text:p>-762,7</text:p>
          </table:table-cell>
          <table:table-cell office:value-type="float" office:value="242.6" table:style-name="ce1">
            <text:p>242,6</text:p>
          </table:table-cell>
          <table:table-cell office:value-type="float" office:value="168.5" table:style-name="ce1">
            <text:p>168,5</text:p>
          </table:table-cell>
          <table:table-cell office:value-type="float" office:value="-911.9" table:style-name="ce1">
            <text:p>-911,9</text:p>
          </table:table-cell>
          <table:table-cell office:value-type="float" office:value="781.7" table:style-name="ce1">
            <text:p>781,7</text:p>
          </table:table-cell>
          <table:table-cell office:value-type="float" office:value="20.6" table:style-name="ce1">
            <text:p>20,6</text:p>
          </table:table-cell>
          <table:table-cell office:value-type="float" office:value="789" table:style-name="ce1">
            <text:p>789</text:p>
          </table:table-cell>
          <table:table-cell office:value-type="float" office:value="252.5" table:style-name="ce1">
            <text:p>252,5</text:p>
          </table:table-cell>
          <table:table-cell office:value-type="float" office:value="727.7" table:style-name="ce1">
            <text:p>727,7</text:p>
          </table:table-cell>
          <table:table-cell office:value-type="float" office:value="-726.3" table:style-name="ce1">
            <text:p>-726,3</text:p>
          </table:table-cell>
          <table:table-cell office:value-type="float" office:value="609.79999999999995" table:style-name="ce1">
            <text:p>609,8</text:p>
          </table:table-cell>
          <table:table-cell office:value-type="float" office:value="-803.3" table:style-name="ce1">
            <text:p>-803,3</text:p>
          </table:table-cell>
          <table:table-cell office:value-type="float" office:value="-527.20000000000005" table:style-name="ce1">
            <text:p>-527,2</text:p>
          </table:table-cell>
          <table:table-cell office:value-type="float" office:value="-155" table:style-name="ce1">
            <text:p>-155</text:p>
          </table:table-cell>
          <table:table-cell office:value-type="float" office:value="-216.3" table:style-name="ce1">
            <text:p>-216,3</text:p>
          </table:table-cell>
          <table:table-cell office:value-type="float" office:value="-669" table:style-name="ce1">
            <text:p>-669</text:p>
          </table:table-cell>
          <table:table-cell office:value-type="float" office:value="726.2" table:style-name="ce1">
            <text:p>726,2</text:p>
          </table:table-cell>
          <table:table-cell office:value-type="float" office:value="-352.2" table:style-name="ce1">
            <text:p>-352,2</text:p>
          </table:table-cell>
          <table:table-cell office:value-type="float" office:value="-417.2" table:style-name="ce1">
            <text:p>-417,2</text:p>
          </table:table-cell>
          <table:table-cell office:value-type="float" office:value="216.1" table:style-name="ce1">
            <text:p>216,1</text:p>
          </table:table-cell>
          <table:table-cell office:value-type="float" office:value="-650.29999999999995" table:style-name="ce1">
            <text:p>-650,3</text:p>
          </table:table-cell>
          <table:table-cell office:value-type="float" office:value="-921.3" table:style-name="ce1">
            <text:p>-921,3</text:p>
          </table:table-cell>
          <table:table-cell office:value-type="float" office:value="106.4" table:style-name="ce1">
            <text:p>106,4</text:p>
          </table:table-cell>
          <table:table-cell office:value-type="float" office:value="-616.20000000000005" table:style-name="ce1">
            <text:p>-616,2</text:p>
          </table:table-cell>
          <table:table-cell office:value-type="float" office:value="280.7" table:style-name="ce1">
            <text:p>280,7</text:p>
          </table:table-cell>
          <table:table-cell office:value-type="float" office:value="799.9" table:style-name="ce1">
            <text:p>799,9</text:p>
          </table:table-cell>
          <table:table-cell office:value-type="float" office:value="-334.8" table:style-name="ce1">
            <text:p>-334,8</text:p>
          </table:table-cell>
          <table:table-cell office:value-type="float" office:value="-311.3" table:style-name="ce1">
            <text:p>-311,3</text:p>
          </table:table-cell>
          <table:table-cell office:value-type="float" office:value="-208.3" table:style-name="ce1">
            <text:p>-208,3</text:p>
          </table:table-cell>
          <table:table-cell office:value-type="float" office:value="110.4" table:style-name="ce1">
            <text:p>110,4</text:p>
          </table:table-cell>
          <table:table-cell office:value-type="float" office:value="150.1" table:style-name="ce1">
            <text:p>150,1</text:p>
          </table:table-cell>
          <table:table-cell office:value-type="float" office:value="711.9" table:style-name="ce1">
            <text:p>711,9</text:p>
          </table:table-cell>
          <table:table-cell table:number-columns-repeated="16344"/>
        </table:table-row>
        <table:table-row table:style-name="ro1">
          <table:table-cell office:value-type="float" office:value="-888.8" table:style-name="ce1">
            <text:p>-888,8</text:p>
          </table:table-cell>
          <table:table-cell office:value-type="float" office:value="597.20000000000005" table:style-name="ce1">
            <text:p>597,2</text:p>
          </table:table-cell>
          <table:table-cell office:value-type="float" office:value="-22.5" table:style-name="ce1">
            <text:p>-22,5</text:p>
          </table:table-cell>
          <table:table-cell office:value-type="float" office:value="353.1" table:style-name="ce1">
            <text:p>353,1</text:p>
          </table:table-cell>
          <table:table-cell office:value-type="float" office:value="74.7" table:style-name="ce1">
            <text:p>74,7</text:p>
          </table:table-cell>
          <table:table-cell office:value-type="float" office:value="174.6" table:style-name="ce1">
            <text:p>174,6</text:p>
          </table:table-cell>
          <table:table-cell office:value-type="float" office:value="-640.29999999999995" table:style-name="ce1">
            <text:p>-640,3</text:p>
          </table:table-cell>
          <table:table-cell office:value-type="float" office:value="631.6" table:style-name="ce1">
            <text:p>631,6</text:p>
          </table:table-cell>
          <table:table-cell office:value-type="float" office:value="-981.5" table:style-name="ce1">
            <text:p>-981,5</text:p>
          </table:table-cell>
          <table:table-cell office:value-type="float" office:value="755.7" table:style-name="ce1">
            <text:p>755,7</text:p>
          </table:table-cell>
          <table:table-cell office:value-type="float" office:value="-711.3" table:style-name="ce1">
            <text:p>-711,3</text:p>
          </table:table-cell>
          <table:table-cell office:value-type="float" office:value="-634.1" table:style-name="ce1">
            <text:p>-634,1</text:p>
          </table:table-cell>
          <table:table-cell office:value-type="float" office:value="-438" table:style-name="ce1">
            <text:p>-438</text:p>
          </table:table-cell>
          <table:table-cell office:value-type="float" office:value="-286.5" table:style-name="ce1">
            <text:p>-286,5</text:p>
          </table:table-cell>
          <table:table-cell office:value-type="float" office:value="-853.6" table:style-name="ce1">
            <text:p>-853,6</text:p>
          </table:table-cell>
          <table:table-cell office:value-type="float" office:value="334.1" table:style-name="ce1">
            <text:p>334,1</text:p>
          </table:table-cell>
          <table:table-cell office:value-type="float" office:value="515.70000000000005" table:style-name="ce1">
            <text:p>515,7</text:p>
          </table:table-cell>
          <table:table-cell office:value-type="float" office:value="753.8" table:style-name="ce1">
            <text:p>753,8</text:p>
          </table:table-cell>
          <table:table-cell office:value-type="float" office:value="-431.5" table:style-name="ce1">
            <text:p>-431,5</text:p>
          </table:table-cell>
          <table:table-cell office:value-type="float" office:value="992.1" table:style-name="ce1">
            <text:p>992,1</text:p>
          </table:table-cell>
          <table:table-cell office:value-type="float" office:value="-307.8" table:style-name="ce1">
            <text:p>-307,8</text:p>
          </table:table-cell>
          <table:table-cell office:value-type="float" office:value="996.3" table:style-name="ce1">
            <text:p>996,3</text:p>
          </table:table-cell>
          <table:table-cell office:value-type="float" office:value="-433" table:style-name="ce1">
            <text:p>-433</text:p>
          </table:table-cell>
          <table:table-cell office:value-type="float" office:value="134" table:style-name="ce1">
            <text:p>134</text:p>
          </table:table-cell>
          <table:table-cell office:value-type="float" office:value="986.8" table:style-name="ce1">
            <text:p>986,8</text:p>
          </table:table-cell>
          <table:table-cell office:value-type="float" office:value="955.3" table:style-name="ce1">
            <text:p>955,3</text:p>
          </table:table-cell>
          <table:table-cell office:value-type="float" office:value="646.70000000000005" table:style-name="ce1">
            <text:p>646,7</text:p>
          </table:table-cell>
          <table:table-cell office:value-type="float" office:value="-483.8" table:style-name="ce1">
            <text:p>-483,8</text:p>
          </table:table-cell>
          <table:table-cell office:value-type="float" office:value="907.1" table:style-name="ce1">
            <text:p>907,1</text:p>
          </table:table-cell>
          <table:table-cell office:value-type="float" office:value="-146.30000000000001" table:style-name="ce1">
            <text:p>-146,3</text:p>
          </table:table-cell>
          <table:table-cell office:value-type="float" office:value="-754.2" table:style-name="ce1">
            <text:p>-754,2</text:p>
          </table:table-cell>
          <table:table-cell office:value-type="float" office:value="320.8" table:style-name="ce1">
            <text:p>320,8</text:p>
          </table:table-cell>
          <table:table-cell office:value-type="float" office:value="-603.9" table:style-name="ce1">
            <text:p>-603,9</text:p>
          </table:table-cell>
          <table:table-cell office:value-type="float" office:value="-614.79999999999995" table:style-name="ce1">
            <text:p>-614,8</text:p>
          </table:table-cell>
          <table:table-cell office:value-type="float" office:value="448.5" table:style-name="ce1">
            <text:p>448,5</text:p>
          </table:table-cell>
          <table:table-cell office:value-type="float" office:value="-467.1" table:style-name="ce1">
            <text:p>-467,1</text:p>
          </table:table-cell>
          <table:table-cell office:value-type="float" office:value="711.6" table:style-name="ce1">
            <text:p>711,6</text:p>
          </table:table-cell>
          <table:table-cell office:value-type="float" office:value="-799.1" table:style-name="ce1">
            <text:p>-799,1</text:p>
          </table:table-cell>
          <table:table-cell office:value-type="float" office:value="-949.7" table:style-name="ce1">
            <text:p>-949,7</text:p>
          </table:table-cell>
          <table:table-cell office:value-type="float" office:value="-222.5" table:style-name="ce1">
            <text:p>-222,5</text:p>
          </table:table-cell>
          <table:table-cell table:number-columns-repeated="16344"/>
        </table:table-row>
        <table:table-row table:style-name="ro1">
          <table:table-cell office:value-type="float" office:value="-181.5" table:style-name="ce1">
            <text:p>-181,5</text:p>
          </table:table-cell>
          <table:table-cell office:value-type="float" office:value="-717.7" table:style-name="ce1">
            <text:p>-717,7</text:p>
          </table:table-cell>
          <table:table-cell office:value-type="float" office:value="996.1" table:style-name="ce1">
            <text:p>996,1</text:p>
          </table:table-cell>
          <table:table-cell office:value-type="float" office:value="201.1" table:style-name="ce1">
            <text:p>201,1</text:p>
          </table:table-cell>
          <table:table-cell office:value-type="float" office:value="-994.7" table:style-name="ce1">
            <text:p>-994,7</text:p>
          </table:table-cell>
          <table:table-cell office:value-type="float" office:value="958.2" table:style-name="ce1">
            <text:p>958,2</text:p>
          </table:table-cell>
          <table:table-cell office:value-type="float" office:value="986.1" table:style-name="ce1">
            <text:p>986,1</text:p>
          </table:table-cell>
          <table:table-cell office:value-type="float" office:value="63.7" table:style-name="ce1">
            <text:p>63,7</text:p>
          </table:table-cell>
          <table:table-cell office:value-type="float" office:value="-773.3" table:style-name="ce1">
            <text:p>-773,3</text:p>
          </table:table-cell>
          <table:table-cell office:value-type="float" office:value="-867" table:style-name="ce1">
            <text:p>-867</text:p>
          </table:table-cell>
          <table:table-cell office:value-type="float" office:value="-680.9" table:style-name="ce1">
            <text:p>-680,9</text:p>
          </table:table-cell>
          <table:table-cell office:value-type="float" office:value="275.60000000000002" table:style-name="ce1">
            <text:p>275,6</text:p>
          </table:table-cell>
          <table:table-cell office:value-type="float" office:value="553.4" table:style-name="ce1">
            <text:p>553,4</text:p>
          </table:table-cell>
          <table:table-cell office:value-type="float" office:value="-929.3" table:style-name="ce1">
            <text:p>-929,3</text:p>
          </table:table-cell>
          <table:table-cell office:value-type="float" office:value="-795.2" table:style-name="ce1">
            <text:p>-795,2</text:p>
          </table:table-cell>
          <table:table-cell office:value-type="float" office:value="660.3" table:style-name="ce1">
            <text:p>660,3</text:p>
          </table:table-cell>
          <table:table-cell office:value-type="float" office:value="-113.2" table:style-name="ce1">
            <text:p>-113,2</text:p>
          </table:table-cell>
          <table:table-cell office:value-type="float" office:value="67.2" table:style-name="ce1">
            <text:p>67,2</text:p>
          </table:table-cell>
          <table:table-cell office:value-type="float" office:value="463.6" table:style-name="ce1">
            <text:p>463,6</text:p>
          </table:table-cell>
          <table:table-cell office:value-type="float" office:value="-84.8" table:style-name="ce1">
            <text:p>-84,8</text:p>
          </table:table-cell>
          <table:table-cell office:value-type="float" office:value="462.6" table:style-name="ce1">
            <text:p>462,6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-23.8" table:style-name="ce1">
            <text:p>-23,8</text:p>
          </table:table-cell>
          <table:table-cell office:value-type="float" office:value="61.5" table:style-name="ce1">
            <text:p>61,5</text:p>
          </table:table-cell>
          <table:table-cell office:value-type="float" office:value="894.7" table:style-name="ce1">
            <text:p>894,7</text:p>
          </table:table-cell>
          <table:table-cell office:value-type="float" office:value="-762.5" table:style-name="ce1">
            <text:p>-762,5</text:p>
          </table:table-cell>
          <table:table-cell office:value-type="float" office:value="-552.6" table:style-name="ce1">
            <text:p>-552,6</text:p>
          </table:table-cell>
          <table:table-cell office:value-type="float" office:value="-812.8" table:style-name="ce1">
            <text:p>-812,8</text:p>
          </table:table-cell>
          <table:table-cell office:value-type="float" office:value="849.7" table:style-name="ce1">
            <text:p>849,7</text:p>
          </table:table-cell>
          <table:table-cell office:value-type="float" office:value="-58.8" table:style-name="ce1">
            <text:p>-58,8</text:p>
          </table:table-cell>
          <table:table-cell office:value-type="float" office:value="538.29999999999995" table:style-name="ce1">
            <text:p>538,3</text:p>
          </table:table-cell>
          <table:table-cell office:value-type="float" office:value="406.6" table:style-name="ce1">
            <text:p>406,6</text:p>
          </table:table-cell>
          <table:table-cell office:value-type="float" office:value="314.60000000000002" table:style-name="ce1">
            <text:p>314,6</text:p>
          </table:table-cell>
          <table:table-cell office:value-type="float" office:value="576.1" table:style-name="ce1">
            <text:p>576,1</text:p>
          </table:table-cell>
          <table:table-cell office:value-type="float" office:value="-863.1" table:style-name="ce1">
            <text:p>-863,1</text:p>
          </table:table-cell>
          <table:table-cell office:value-type="float" office:value="355.7" table:style-name="ce1">
            <text:p>355,7</text:p>
          </table:table-cell>
          <table:table-cell office:value-type="float" office:value="275.7" table:style-name="ce1">
            <text:p>275,7</text:p>
          </table:table-cell>
          <table:table-cell office:value-type="float" office:value="-323.2" table:style-name="ce1">
            <text:p>-323,2</text:p>
          </table:table-cell>
          <table:table-cell office:value-type="float" office:value="-930.9" table:style-name="ce1">
            <text:p>-930,9</text:p>
          </table:table-cell>
          <table:table-cell office:value-type="float" office:value="728" table:style-name="ce1">
            <text:p>728</text:p>
          </table:table-cell>
          <table:table-cell table:number-columns-repeated="16344"/>
        </table:table-row>
        <table:table-row table:style-name="ro1">
          <table:table-cell office:value-type="float" office:value="-535.5" table:style-name="ce1">
            <text:p>-535,5</text:p>
          </table:table-cell>
          <table:table-cell office:value-type="float" office:value="-872.5" table:style-name="ce1">
            <text:p>-872,5</text:p>
          </table:table-cell>
          <table:table-cell office:value-type="float" office:value="-944.9" table:style-name="ce1">
            <text:p>-944,9</text:p>
          </table:table-cell>
          <table:table-cell office:value-type="float" office:value="-802.6" table:style-name="ce1">
            <text:p>-802,6</text:p>
          </table:table-cell>
          <table:table-cell office:value-type="float" office:value="342.5" table:style-name="ce1">
            <text:p>342,5</text:p>
          </table:table-cell>
          <table:table-cell office:value-type="float" office:value="-789.9" table:style-name="ce1">
            <text:p>-789,9</text:p>
          </table:table-cell>
          <table:table-cell office:value-type="float" office:value="839.4" table:style-name="ce1">
            <text:p>839,4</text:p>
          </table:table-cell>
          <table:table-cell office:value-type="float" office:value="-243" table:style-name="ce1">
            <text:p>-243</text:p>
          </table:table-cell>
          <table:table-cell office:value-type="float" office:value="100" table:style-name="ce1">
            <text:p>100</text:p>
          </table:table-cell>
          <table:table-cell office:value-type="float" office:value="317.3" table:style-name="ce1">
            <text:p>317,3</text:p>
          </table:table-cell>
          <table:table-cell office:value-type="float" office:value="891.3" table:style-name="ce1">
            <text:p>891,3</text:p>
          </table:table-cell>
          <table:table-cell office:value-type="float" office:value="-817.4" table:style-name="ce1">
            <text:p>-817,4</text:p>
          </table:table-cell>
          <table:table-cell office:value-type="float" office:value="-558.5" table:style-name="ce1">
            <text:p>-558,5</text:p>
          </table:table-cell>
          <table:table-cell office:value-type="float" office:value="883.3" table:style-name="ce1">
            <text:p>883,3</text:p>
          </table:table-cell>
          <table:table-cell office:value-type="float" office:value="846.6" table:style-name="ce1">
            <text:p>846,6</text:p>
          </table:table-cell>
          <table:table-cell office:value-type="float" office:value="181.9" table:style-name="ce1">
            <text:p>181,9</text:p>
          </table:table-cell>
          <table:table-cell office:value-type="float" office:value="-848.8" table:style-name="ce1">
            <text:p>-848,8</text:p>
          </table:table-cell>
          <table:table-cell office:value-type="float" office:value="-193.5" table:style-name="ce1">
            <text:p>-193,5</text:p>
          </table:table-cell>
          <table:table-cell office:value-type="float" office:value="315.2" table:style-name="ce1">
            <text:p>315,2</text:p>
          </table:table-cell>
          <table:table-cell office:value-type="float" office:value="-1.1000000000000001" table:style-name="ce1">
            <text:p>-1,1</text:p>
          </table:table-cell>
          <table:table-cell office:value-type="float" office:value="585.1" table:style-name="ce1">
            <text:p>585,1</text:p>
          </table:table-cell>
          <table:table-cell office:value-type="float" office:value="-821.6" table:style-name="ce1">
            <text:p>-821,6</text:p>
          </table:table-cell>
          <table:table-cell office:value-type="float" office:value="177" table:style-name="ce1">
            <text:p>177</text:p>
          </table:table-cell>
          <table:table-cell office:value-type="float" office:value="19.399999999999999" table:style-name="ce1">
            <text:p>19,4</text:p>
          </table:table-cell>
          <table:table-cell office:value-type="float" office:value="11.4" table:style-name="ce1">
            <text:p>11,4</text:p>
          </table:table-cell>
          <table:table-cell office:value-type="float" office:value="-718.8" table:style-name="ce1">
            <text:p>-718,8</text:p>
          </table:table-cell>
          <table:table-cell office:value-type="float" office:value="-847.3" table:style-name="ce1">
            <text:p>-847,3</text:p>
          </table:table-cell>
          <table:table-cell office:value-type="float" office:value="860.1" table:style-name="ce1">
            <text:p>860,1</text:p>
          </table:table-cell>
          <table:table-cell office:value-type="float" office:value="-350.4" table:style-name="ce1">
            <text:p>-350,4</text:p>
          </table:table-cell>
          <table:table-cell office:value-type="float" office:value="-199.7" table:style-name="ce1">
            <text:p>-199,7</text:p>
          </table:table-cell>
          <table:table-cell office:value-type="float" office:value="92.7" table:style-name="ce1">
            <text:p>92,7</text:p>
          </table:table-cell>
          <table:table-cell office:value-type="float" office:value="-548.5" table:style-name="ce1">
            <text:p>-548,5</text:p>
          </table:table-cell>
          <table:table-cell office:value-type="float" office:value="79" table:style-name="ce1">
            <text:p>79</text:p>
          </table:table-cell>
          <table:table-cell office:value-type="float" office:value="-843.7" table:style-name="ce1">
            <text:p>-843,7</text:p>
          </table:table-cell>
          <table:table-cell office:value-type="float" office:value="-935.3" table:style-name="ce1">
            <text:p>-935,3</text:p>
          </table:table-cell>
          <table:table-cell office:value-type="float" office:value="105.2" table:style-name="ce1">
            <text:p>105,2</text:p>
          </table:table-cell>
          <table:table-cell office:value-type="float" office:value="-736.6" table:style-name="ce1">
            <text:p>-736,6</text:p>
          </table:table-cell>
          <table:table-cell office:value-type="float" office:value="-218.1" table:style-name="ce1">
            <text:p>-218,1</text:p>
          </table:table-cell>
          <table:table-cell office:value-type="float" office:value="-95.3" table:style-name="ce1">
            <text:p>-95,3</text:p>
          </table:table-cell>
          <table:table-cell office:value-type="float" office:value="516.20000000000005" table:style-name="ce1">
            <text:p>516,2</text:p>
          </table:table-cell>
          <table:table-cell table:number-columns-repeated="16344"/>
        </table:table-row>
        <table:table-row table:style-name="ro1">
          <table:table-cell office:value-type="float" office:value="887.1" table:style-name="ce1">
            <text:p>887,1</text:p>
          </table:table-cell>
          <table:table-cell office:value-type="float" office:value="843.7" table:style-name="ce1">
            <text:p>843,7</text:p>
          </table:table-cell>
          <table:table-cell office:value-type="float" office:value="557.20000000000005" table:style-name="ce1">
            <text:p>557,2</text:p>
          </table:table-cell>
          <table:table-cell office:value-type="float" office:value="-982.7" table:style-name="ce1">
            <text:p>-982,7</text:p>
          </table:table-cell>
          <table:table-cell office:value-type="float" office:value="-27.5" table:style-name="ce1">
            <text:p>-27,5</text:p>
          </table:table-cell>
          <table:table-cell office:value-type="float" office:value="51.9" table:style-name="ce1">
            <text:p>51,9</text:p>
          </table:table-cell>
          <table:table-cell office:value-type="float" office:value="541.70000000000005" table:style-name="ce1">
            <text:p>541,7</text:p>
          </table:table-cell>
          <table:table-cell office:value-type="float" office:value="189.6" table:style-name="ce1">
            <text:p>189,6</text:p>
          </table:table-cell>
          <table:table-cell office:value-type="float" office:value="480.6" table:style-name="ce1">
            <text:p>480,6</text:p>
          </table:table-cell>
          <table:table-cell office:value-type="float" office:value="-955.9" table:style-name="ce1">
            <text:p>-955,9</text:p>
          </table:table-cell>
          <table:table-cell office:value-type="float" office:value="316.7" table:style-name="ce1">
            <text:p>316,7</text:p>
          </table:table-cell>
          <table:table-cell office:value-type="float" office:value="-588.79999999999995" table:style-name="ce1">
            <text:p>-588,8</text:p>
          </table:table-cell>
          <table:table-cell office:value-type="float" office:value="-747.3" table:style-name="ce1">
            <text:p>-747,3</text:p>
          </table:table-cell>
          <table:table-cell office:value-type="float" office:value="452.9" table:style-name="ce1">
            <text:p>452,9</text:p>
          </table:table-cell>
          <table:table-cell office:value-type="float" office:value="907.7" table:style-name="ce1">
            <text:p>907,7</text:p>
          </table:table-cell>
          <table:table-cell office:value-type="float" office:value="-309.5" table:style-name="ce1">
            <text:p>-309,5</text:p>
          </table:table-cell>
          <table:table-cell office:value-type="float" office:value="462.2" table:style-name="ce1">
            <text:p>462,2</text:p>
          </table:table-cell>
          <table:table-cell office:value-type="float" office:value="-19.899999999999999" table:style-name="ce1">
            <text:p>-19,9</text:p>
          </table:table-cell>
          <table:table-cell office:value-type="float" office:value="109.9" table:style-name="ce1">
            <text:p>109,9</text:p>
          </table:table-cell>
          <table:table-cell office:value-type="float" office:value="-686.5" table:style-name="ce1">
            <text:p>-686,5</text:p>
          </table:table-cell>
          <table:table-cell office:value-type="float" office:value="144.19999999999999" table:style-name="ce1">
            <text:p>144,2</text:p>
          </table:table-cell>
          <table:table-cell office:value-type="float" office:value="577.29999999999995" table:style-name="ce1">
            <text:p>577,3</text:p>
          </table:table-cell>
          <table:table-cell office:value-type="float" office:value="17.2" table:style-name="ce1">
            <text:p>17,2</text:p>
          </table:table-cell>
          <table:table-cell office:value-type="float" office:value="-743.8" table:style-name="ce1">
            <text:p>-743,8</text:p>
          </table:table-cell>
          <table:table-cell office:value-type="float" office:value="732.2" table:style-name="ce1">
            <text:p>732,2</text:p>
          </table:table-cell>
          <table:table-cell office:value-type="float" office:value="-931.2" table:style-name="ce1">
            <text:p>-931,2</text:p>
          </table:table-cell>
          <table:table-cell office:value-type="float" office:value="313.39999999999998" table:style-name="ce1">
            <text:p>313,4</text:p>
          </table:table-cell>
          <table:table-cell office:value-type="float" office:value="645.9" table:style-name="ce1">
            <text:p>645,9</text:p>
          </table:table-cell>
          <table:table-cell office:value-type="float" office:value="609.4" table:style-name="ce1">
            <text:p>609,4</text:p>
          </table:table-cell>
          <table:table-cell office:value-type="float" office:value="679.2" table:style-name="ce1">
            <text:p>679,2</text:p>
          </table:table-cell>
          <table:table-cell office:value-type="float" office:value="708.7" table:style-name="ce1">
            <text:p>708,7</text:p>
          </table:table-cell>
          <table:table-cell office:value-type="float" office:value="-502.9" table:style-name="ce1">
            <text:p>-502,9</text:p>
          </table:table-cell>
          <table:table-cell office:value-type="float" office:value="-531.79999999999995" table:style-name="ce1">
            <text:p>-531,8</text:p>
          </table:table-cell>
          <table:table-cell office:value-type="float" office:value="220.9" table:style-name="ce1">
            <text:p>220,9</text:p>
          </table:table-cell>
          <table:table-cell office:value-type="float" office:value="556.1" table:style-name="ce1">
            <text:p>556,1</text:p>
          </table:table-cell>
          <table:table-cell office:value-type="float" office:value="-872.9" table:style-name="ce1">
            <text:p>-872,9</text:p>
          </table:table-cell>
          <table:table-cell office:value-type="float" office:value="-593.1" table:style-name="ce1">
            <text:p>-593,1</text:p>
          </table:table-cell>
          <table:table-cell office:value-type="float" office:value="781.7" table:style-name="ce1">
            <text:p>781,7</text:p>
          </table:table-cell>
          <table:table-cell office:value-type="float" office:value="201.2" table:style-name="ce1">
            <text:p>201,2</text:p>
          </table:table-cell>
          <table:table-cell office:value-type="float" office:value="-468.8" table:style-name="ce1">
            <text:p>-468,8</text:p>
          </table:table-cell>
          <table:table-cell table:number-columns-repeated="16344"/>
        </table:table-row>
        <table:table-row table:style-name="ro1">
          <table:table-cell office:value-type="float" office:value="-163.5" table:style-name="ce1">
            <text:p>-163,5</text:p>
          </table:table-cell>
          <table:table-cell office:value-type="float" office:value="716" table:style-name="ce1">
            <text:p>716</text:p>
          </table:table-cell>
          <table:table-cell office:value-type="float" office:value="-936.4" table:style-name="ce1">
            <text:p>-936,4</text:p>
          </table:table-cell>
          <table:table-cell office:value-type="float" office:value="-998.7" table:style-name="ce1">
            <text:p>-998,7</text:p>
          </table:table-cell>
          <table:table-cell office:value-type="float" office:value="130.69999999999999" table:style-name="ce1">
            <text:p>130,7</text:p>
          </table:table-cell>
          <table:table-cell office:value-type="float" office:value="898.2" table:style-name="ce1">
            <text:p>898,2</text:p>
          </table:table-cell>
          <table:table-cell office:value-type="float" office:value="-935.3" table:style-name="ce1">
            <text:p>-935,3</text:p>
          </table:table-cell>
          <table:table-cell office:value-type="float" office:value="282.89999999999998" table:style-name="ce1">
            <text:p>282,9</text:p>
          </table:table-cell>
          <table:table-cell office:value-type="float" office:value="248.1" table:style-name="ce1">
            <text:p>248,1</text:p>
          </table:table-cell>
          <table:table-cell office:value-type="float" office:value="909.6" table:style-name="ce1">
            <text:p>909,6</text:p>
          </table:table-cell>
          <table:table-cell office:value-type="float" office:value="-370.9" table:style-name="ce1">
            <text:p>-370,9</text:p>
          </table:table-cell>
          <table:table-cell office:value-type="float" office:value="-657.3" table:style-name="ce1">
            <text:p>-657,3</text:p>
          </table:table-cell>
          <table:table-cell office:value-type="float" office:value="-336.2" table:style-name="ce1">
            <text:p>-336,2</text:p>
          </table:table-cell>
          <table:table-cell office:value-type="float" office:value="-168.1" table:style-name="ce1">
            <text:p>-168,1</text:p>
          </table:table-cell>
          <table:table-cell office:value-type="float" office:value="215.4" table:style-name="ce1">
            <text:p>215,4</text:p>
          </table:table-cell>
          <table:table-cell office:value-type="float" office:value="826.5" table:style-name="ce1">
            <text:p>826,5</text:p>
          </table:table-cell>
          <table:table-cell office:value-type="float" office:value="-470.4" table:style-name="ce1">
            <text:p>-470,4</text:p>
          </table:table-cell>
          <table:table-cell office:value-type="float" office:value="-409.1" table:style-name="ce1">
            <text:p>-409,1</text:p>
          </table:table-cell>
          <table:table-cell office:value-type="float" office:value="-530.5" table:style-name="ce1">
            <text:p>-530,5</text:p>
          </table:table-cell>
          <table:table-cell office:value-type="float" office:value="673.3" table:style-name="ce1">
            <text:p>673,3</text:p>
          </table:table-cell>
          <table:table-cell office:value-type="float" office:value="-253.2" table:style-name="ce1">
            <text:p>-253,2</text:p>
          </table:table-cell>
          <table:table-cell office:value-type="float" office:value="-665.4" table:style-name="ce1">
            <text:p>-665,4</text:p>
          </table:table-cell>
          <table:table-cell office:value-type="float" office:value="-291.60000000000002" table:style-name="ce1">
            <text:p>-291,6</text:p>
          </table:table-cell>
          <table:table-cell office:value-type="float" office:value="-828.1" table:style-name="ce1">
            <text:p>-828,1</text:p>
          </table:table-cell>
          <table:table-cell office:value-type="float" office:value="-859.6" table:style-name="ce1">
            <text:p>-859,6</text:p>
          </table:table-cell>
          <table:table-cell office:value-type="float" office:value="-175.9" table:style-name="ce1">
            <text:p>-175,9</text:p>
          </table:table-cell>
          <table:table-cell office:value-type="float" office:value="318.5" table:style-name="ce1">
            <text:p>318,5</text:p>
          </table:table-cell>
          <table:table-cell office:value-type="float" office:value="-853.2" table:style-name="ce1">
            <text:p>-853,2</text:p>
          </table:table-cell>
          <table:table-cell office:value-type="float" office:value="289.89999999999998" table:style-name="ce1">
            <text:p>289,9</text:p>
          </table:table-cell>
          <table:table-cell office:value-type="float" office:value="808.7" table:style-name="ce1">
            <text:p>808,7</text:p>
          </table:table-cell>
          <table:table-cell office:value-type="float" office:value="-233.2" table:style-name="ce1">
            <text:p>-233,2</text:p>
          </table:table-cell>
          <table:table-cell office:value-type="float" office:value="-564.20000000000005" table:style-name="ce1">
            <text:p>-564,2</text:p>
          </table:table-cell>
          <table:table-cell office:value-type="float" office:value="-470.7" table:style-name="ce1">
            <text:p>-470,7</text:p>
          </table:table-cell>
          <table:table-cell office:value-type="float" office:value="-790.5" table:style-name="ce1">
            <text:p>-790,5</text:p>
          </table:table-cell>
          <table:table-cell office:value-type="float" office:value="-686.2" table:style-name="ce1">
            <text:p>-686,2</text:p>
          </table:table-cell>
          <table:table-cell office:value-type="float" office:value="683.3" table:style-name="ce1">
            <text:p>683,3</text:p>
          </table:table-cell>
          <table:table-cell office:value-type="float" office:value="-63.5" table:style-name="ce1">
            <text:p>-63,5</text:p>
          </table:table-cell>
          <table:table-cell office:value-type="float" office:value="242.7" table:style-name="ce1">
            <text:p>242,7</text:p>
          </table:table-cell>
          <table:table-cell office:value-type="float" office:value="-827.3" table:style-name="ce1">
            <text:p>-827,3</text:p>
          </table:table-cell>
          <table:table-cell office:value-type="float" office:value="-372.3" table:style-name="ce1">
            <text:p>-372,3</text:p>
          </table:table-cell>
          <table:table-cell table:number-columns-repeated="16344"/>
        </table:table-row>
        <table:table-row table:style-name="ro1">
          <table:table-cell office:value-type="float" office:value="-534.6" table:style-name="ce1">
            <text:p>-534,6</text:p>
          </table:table-cell>
          <table:table-cell office:value-type="float" office:value="-136.9" table:style-name="ce1">
            <text:p>-136,9</text:p>
          </table:table-cell>
          <table:table-cell office:value-type="float" office:value="-594.29999999999995" table:style-name="ce1">
            <text:p>-594,3</text:p>
          </table:table-cell>
          <table:table-cell office:value-type="float" office:value="-193.4" table:style-name="ce1">
            <text:p>-193,4</text:p>
          </table:table-cell>
          <table:table-cell office:value-type="float" office:value="-98.2" table:style-name="ce1">
            <text:p>-98,2</text:p>
          </table:table-cell>
          <table:table-cell office:value-type="float" office:value="-917" table:style-name="ce1">
            <text:p>-917</text:p>
          </table:table-cell>
          <table:table-cell office:value-type="float" office:value="-243.9" table:style-name="ce1">
            <text:p>-243,9</text:p>
          </table:table-cell>
          <table:table-cell office:value-type="float" office:value="432.4" table:style-name="ce1">
            <text:p>432,4</text:p>
          </table:table-cell>
          <table:table-cell office:value-type="float" office:value="-730.6" table:style-name="ce1">
            <text:p>-730,6</text:p>
          </table:table-cell>
          <table:table-cell office:value-type="float" office:value="-884.3" table:style-name="ce1">
            <text:p>-884,3</text:p>
          </table:table-cell>
          <table:table-cell office:value-type="float" office:value="-771.3" table:style-name="ce1">
            <text:p>-771,3</text:p>
          </table:table-cell>
          <table:table-cell office:value-type="float" office:value="363.6" table:style-name="ce1">
            <text:p>363,6</text:p>
          </table:table-cell>
          <table:table-cell office:value-type="float" office:value="-50.8" table:style-name="ce1">
            <text:p>-50,8</text:p>
          </table:table-cell>
          <table:table-cell office:value-type="float" office:value="-74.3" table:style-name="ce1">
            <text:p>-74,3</text:p>
          </table:table-cell>
          <table:table-cell office:value-type="float" office:value="461.1" table:style-name="ce1">
            <text:p>461,1</text:p>
          </table:table-cell>
          <table:table-cell office:value-type="float" office:value="792" table:style-name="ce1">
            <text:p>792</text:p>
          </table:table-cell>
          <table:table-cell office:value-type="float" office:value="-904.2" table:style-name="ce1">
            <text:p>-904,2</text:p>
          </table:table-cell>
          <table:table-cell office:value-type="float" office:value="433.1" table:style-name="ce1">
            <text:p>433,1</text:p>
          </table:table-cell>
          <table:table-cell office:value-type="float" office:value="-125.9" table:style-name="ce1">
            <text:p>-125,9</text:p>
          </table:table-cell>
          <table:table-cell office:value-type="float" office:value="901.8" table:style-name="ce1">
            <text:p>901,8</text:p>
          </table:table-cell>
          <table:table-cell office:value-type="float" office:value="945.5" table:style-name="ce1">
            <text:p>945,5</text:p>
          </table:table-cell>
          <table:table-cell office:value-type="float" office:value="978.4" table:style-name="ce1">
            <text:p>978,4</text:p>
          </table:table-cell>
          <table:table-cell office:value-type="float" office:value="435.8" table:style-name="ce1">
            <text:p>435,8</text:p>
          </table:table-cell>
          <table:table-cell office:value-type="float" office:value="-942.1" table:style-name="ce1">
            <text:p>-942,1</text:p>
          </table:table-cell>
          <table:table-cell office:value-type="float" office:value="-385.2" table:style-name="ce1">
            <text:p>-385,2</text:p>
          </table:table-cell>
          <table:table-cell office:value-type="float" office:value="321.8" table:style-name="ce1">
            <text:p>321,8</text:p>
          </table:table-cell>
          <table:table-cell office:value-type="float" office:value="327.39999999999998" table:style-name="ce1">
            <text:p>327,4</text:p>
          </table:table-cell>
          <table:table-cell office:value-type="float" office:value="860.4" table:style-name="ce1">
            <text:p>860,4</text:p>
          </table:table-cell>
          <table:table-cell office:value-type="float" office:value="272.7" table:style-name="ce1">
            <text:p>272,7</text:p>
          </table:table-cell>
          <table:table-cell office:value-type="float" office:value="-656" table:style-name="ce1">
            <text:p>-656</text:p>
          </table:table-cell>
          <table:table-cell office:value-type="float" office:value="-699.8" table:style-name="ce1">
            <text:p>-699,8</text:p>
          </table:table-cell>
          <table:table-cell office:value-type="float" office:value="788.7" table:style-name="ce1">
            <text:p>788,7</text:p>
          </table:table-cell>
          <table:table-cell office:value-type="float" office:value="-344.6" table:style-name="ce1">
            <text:p>-344,6</text:p>
          </table:table-cell>
          <table:table-cell office:value-type="float" office:value="551.70000000000005" table:style-name="ce1">
            <text:p>551,7</text:p>
          </table:table-cell>
          <table:table-cell office:value-type="float" office:value="857.5" table:style-name="ce1">
            <text:p>857,5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514.29999999999995" table:style-name="ce1">
            <text:p>514,3</text:p>
          </table:table-cell>
          <table:table-cell office:value-type="float" office:value="502.3" table:style-name="ce1">
            <text:p>502,3</text:p>
          </table:table-cell>
          <table:table-cell office:value-type="float" office:value="-368.7" table:style-name="ce1">
            <text:p>-368,7</text:p>
          </table:table-cell>
          <table:table-cell office:value-type="float" office:value="-51.1" table:style-name="ce1">
            <text:p>-51,1</text:p>
          </table:table-cell>
          <table:table-cell table:number-columns-repeated="16344"/>
        </table:table-row>
        <table:table-row table:style-name="ro1">
          <table:table-cell office:value-type="float" office:value="-579.6" table:style-name="ce1">
            <text:p>-579,6</text:p>
          </table:table-cell>
          <table:table-cell office:value-type="float" office:value="450.4" table:style-name="ce1">
            <text:p>450,4</text:p>
          </table:table-cell>
          <table:table-cell office:value-type="float" office:value="878.8" table:style-name="ce1">
            <text:p>878,8</text:p>
          </table:table-cell>
          <table:table-cell office:value-type="float" office:value="509.3" table:style-name="ce1">
            <text:p>509,3</text:p>
          </table:table-cell>
          <table:table-cell office:value-type="float" office:value="272.60000000000002" table:style-name="ce1">
            <text:p>272,6</text:p>
          </table:table-cell>
          <table:table-cell office:value-type="float" office:value="485.8" table:style-name="ce1">
            <text:p>485,8</text:p>
          </table:table-cell>
          <table:table-cell office:value-type="float" office:value="56.8" table:style-name="ce1">
            <text:p>56,8</text:p>
          </table:table-cell>
          <table:table-cell office:value-type="float" office:value="28.6" table:style-name="ce1">
            <text:p>28,6</text:p>
          </table:table-cell>
          <table:table-cell office:value-type="float" office:value="-785" table:style-name="ce1">
            <text:p>-785</text:p>
          </table:table-cell>
          <table:table-cell office:value-type="float" office:value="-575.4" table:style-name="ce1">
            <text:p>-575,4</text:p>
          </table:table-cell>
          <table:table-cell office:value-type="float" office:value="243.9" table:style-name="ce1">
            <text:p>243,9</text:p>
          </table:table-cell>
          <table:table-cell office:value-type="float" office:value="373.9" table:style-name="ce1">
            <text:p>373,9</text:p>
          </table:table-cell>
          <table:table-cell office:value-type="float" office:value="358.2" table:style-name="ce1">
            <text:p>358,2</text:p>
          </table:table-cell>
          <table:table-cell office:value-type="float" office:value="260.2" table:style-name="ce1">
            <text:p>260,2</text:p>
          </table:table-cell>
          <table:table-cell office:value-type="float" office:value="563.6" table:style-name="ce1">
            <text:p>563,6</text:p>
          </table:table-cell>
          <table:table-cell office:value-type="float" office:value="-699.5" table:style-name="ce1">
            <text:p>-699,5</text:p>
          </table:table-cell>
          <table:table-cell office:value-type="float" office:value="119" table:style-name="ce1">
            <text:p>119</text:p>
          </table:table-cell>
          <table:table-cell office:value-type="float" office:value="-699.5" table:style-name="ce1">
            <text:p>-699,5</text:p>
          </table:table-cell>
          <table:table-cell office:value-type="float" office:value="-814.1" table:style-name="ce1">
            <text:p>-814,1</text:p>
          </table:table-cell>
          <table:table-cell office:value-type="float" office:value="816" table:style-name="ce1">
            <text:p>816</text:p>
          </table:table-cell>
          <table:table-cell office:value-type="float" office:value="456.5" table:style-name="ce1">
            <text:p>456,5</text:p>
          </table:table-cell>
          <table:table-cell office:value-type="float" office:value="-581.5" table:style-name="ce1">
            <text:p>-581,5</text:p>
          </table:table-cell>
          <table:table-cell office:value-type="float" office:value="-726.9" table:style-name="ce1">
            <text:p>-726,9</text:p>
          </table:table-cell>
          <table:table-cell office:value-type="float" office:value="233.3" table:style-name="ce1">
            <text:p>233,3</text:p>
          </table:table-cell>
          <table:table-cell office:value-type="float" office:value="507.3" table:style-name="ce1">
            <text:p>507,3</text:p>
          </table:table-cell>
          <table:table-cell office:value-type="float" office:value="-696.5" table:style-name="ce1">
            <text:p>-696,5</text:p>
          </table:table-cell>
          <table:table-cell office:value-type="float" office:value="811.5" table:style-name="ce1">
            <text:p>811,5</text:p>
          </table:table-cell>
          <table:table-cell office:value-type="float" office:value="603.5" table:style-name="ce1">
            <text:p>603,5</text:p>
          </table:table-cell>
          <table:table-cell office:value-type="float" office:value="904.2" table:style-name="ce1">
            <text:p>904,2</text:p>
          </table:table-cell>
          <table:table-cell office:value-type="float" office:value="136.69999999999999" table:style-name="ce1">
            <text:p>136,7</text:p>
          </table:table-cell>
          <table:table-cell office:value-type="float" office:value="-106" table:style-name="ce1">
            <text:p>-106</text:p>
          </table:table-cell>
          <table:table-cell office:value-type="float" office:value="289.60000000000002" table:style-name="ce1">
            <text:p>289,6</text:p>
          </table:table-cell>
          <table:table-cell office:value-type="float" office:value="-925" table:style-name="ce1">
            <text:p>-925</text:p>
          </table:table-cell>
          <table:table-cell office:value-type="float" office:value="628.4" table:style-name="ce1">
            <text:p>628,4</text:p>
          </table:table-cell>
          <table:table-cell office:value-type="float" office:value="477.4" table:style-name="ce1">
            <text:p>477,4</text:p>
          </table:table-cell>
          <table:table-cell office:value-type="float" office:value="625.9" table:style-name="ce1">
            <text:p>625,9</text:p>
          </table:table-cell>
          <table:table-cell office:value-type="float" office:value="229.2" table:style-name="ce1">
            <text:p>229,2</text:p>
          </table:table-cell>
          <table:table-cell office:value-type="float" office:value="-565" table:style-name="ce1">
            <text:p>-565</text:p>
          </table:table-cell>
          <table:table-cell office:value-type="float" office:value="471.7" table:style-name="ce1">
            <text:p>471,7</text:p>
          </table:table-cell>
          <table:table-cell office:value-type="float" office:value="-24.6" table:style-name="ce1">
            <text:p>-24,6</text:p>
          </table:table-cell>
          <table:table-cell table:number-columns-repeated="16344"/>
        </table:table-row>
        <table:table-row table:style-name="ro1">
          <table:table-cell office:value-type="float" office:value="464.7" table:style-name="ce1">
            <text:p>464,7</text:p>
          </table:table-cell>
          <table:table-cell office:value-type="float" office:value="-827.2" table:style-name="ce1">
            <text:p>-827,2</text:p>
          </table:table-cell>
          <table:table-cell office:value-type="float" office:value="-431.8" table:style-name="ce1">
            <text:p>-431,8</text:p>
          </table:table-cell>
          <table:table-cell office:value-type="float" office:value="781.1" table:style-name="ce1">
            <text:p>781,1</text:p>
          </table:table-cell>
          <table:table-cell office:value-type="float" office:value="-350.1" table:style-name="ce1">
            <text:p>-350,1</text:p>
          </table:table-cell>
          <table:table-cell office:value-type="float" office:value="-452.2" table:style-name="ce1">
            <text:p>-452,2</text:p>
          </table:table-cell>
          <table:table-cell office:value-type="float" office:value="-524.5" table:style-name="ce1">
            <text:p>-524,5</text:p>
          </table:table-cell>
          <table:table-cell office:value-type="float" office:value="493.3" table:style-name="ce1">
            <text:p>493,3</text:p>
          </table:table-cell>
          <table:table-cell office:value-type="float" office:value="-261.10000000000002" table:style-name="ce1">
            <text:p>-261,1</text:p>
          </table:table-cell>
          <table:table-cell office:value-type="float" office:value="-164.2" table:style-name="ce1">
            <text:p>-164,2</text:p>
          </table:table-cell>
          <table:table-cell office:value-type="float" office:value="166.4" table:style-name="ce1">
            <text:p>166,4</text:p>
          </table:table-cell>
          <table:table-cell office:value-type="float" office:value="41.5" table:style-name="ce1">
            <text:p>41,5</text:p>
          </table:table-cell>
          <table:table-cell office:value-type="float" office:value="27" table:style-name="ce1">
            <text:p>27</text:p>
          </table:table-cell>
          <table:table-cell office:value-type="float" office:value="516.70000000000005" table:style-name="ce1">
            <text:p>516,7</text:p>
          </table:table-cell>
          <table:table-cell office:value-type="float" office:value="-734.9" table:style-name="ce1">
            <text:p>-734,9</text:p>
          </table:table-cell>
          <table:table-cell office:value-type="float" office:value="-400.9" table:style-name="ce1">
            <text:p>-400,9</text:p>
          </table:table-cell>
          <table:table-cell office:value-type="float" office:value="-426.4" table:style-name="ce1">
            <text:p>-426,4</text:p>
          </table:table-cell>
          <table:table-cell office:value-type="float" office:value="-298" table:style-name="ce1">
            <text:p>-298</text:p>
          </table:table-cell>
          <table:table-cell office:value-type="float" office:value="148.19999999999999" table:style-name="ce1">
            <text:p>148,2</text:p>
          </table:table-cell>
          <table:table-cell office:value-type="float" office:value="-304.7" table:style-name="ce1">
            <text:p>-304,7</text:p>
          </table:table-cell>
          <table:table-cell office:value-type="float" office:value="630.9" table:style-name="ce1">
            <text:p>630,9</text:p>
          </table:table-cell>
          <table:table-cell office:value-type="float" office:value="174.8" table:style-name="ce1">
            <text:p>174,8</text:p>
          </table:table-cell>
          <table:table-cell office:value-type="float" office:value="-60.7" table:style-name="ce1">
            <text:p>-60,7</text:p>
          </table:table-cell>
          <table:table-cell office:value-type="float" office:value="459.1" table:style-name="ce1">
            <text:p>459,1</text:p>
          </table:table-cell>
          <table:table-cell office:value-type="float" office:value="447.6" table:style-name="ce1">
            <text:p>447,6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-109.3" table:style-name="ce1">
            <text:p>-109,3</text:p>
          </table:table-cell>
          <table:table-cell office:value-type="float" office:value="-367.1" table:style-name="ce1">
            <text:p>-367,1</text:p>
          </table:table-cell>
          <table:table-cell office:value-type="float" office:value="-359.6" table:style-name="ce1">
            <text:p>-359,6</text:p>
          </table:table-cell>
          <table:table-cell office:value-type="float" office:value="304.3" table:style-name="ce1">
            <text:p>304,3</text:p>
          </table:table-cell>
          <table:table-cell office:value-type="float" office:value="-344.4" table:style-name="ce1">
            <text:p>-344,4</text:p>
          </table:table-cell>
          <table:table-cell office:value-type="float" office:value="505.2" table:style-name="ce1">
            <text:p>505,2</text:p>
          </table:table-cell>
          <table:table-cell office:value-type="float" office:value="-159.69999999999999" table:style-name="ce1">
            <text:p>-159,7</text:p>
          </table:table-cell>
          <table:table-cell office:value-type="float" office:value="-188.6" table:style-name="ce1">
            <text:p>-188,6</text:p>
          </table:table-cell>
          <table:table-cell office:value-type="float" office:value="-611.6" table:style-name="ce1">
            <text:p>-611,6</text:p>
          </table:table-cell>
          <table:table-cell office:value-type="float" office:value="-855.9" table:style-name="ce1">
            <text:p>-855,9</text:p>
          </table:table-cell>
          <table:table-cell office:value-type="float" office:value="-663.7" table:style-name="ce1">
            <text:p>-663,7</text:p>
          </table:table-cell>
          <table:table-cell office:value-type="float" office:value="-139.1" table:style-name="ce1">
            <text:p>-139,1</text:p>
          </table:table-cell>
          <table:table-cell office:value-type="float" office:value="319.8" table:style-name="ce1">
            <text:p>319,8</text:p>
          </table:table-cell>
          <table:table-cell office:value-type="float" office:value="-571.29999999999995" table:style-name="ce1">
            <text:p>-571,3</text:p>
          </table:table-cell>
          <table:table-cell table:number-columns-repeated="16344"/>
        </table:table-row>
        <table:table-row table:style-name="ro1">
          <table:table-cell office:value-type="float" office:value="-284.5" table:style-name="ce1">
            <text:p>-284,5</text:p>
          </table:table-cell>
          <table:table-cell office:value-type="float" office:value="787.2" table:style-name="ce1">
            <text:p>787,2</text:p>
          </table:table-cell>
          <table:table-cell office:value-type="float" office:value="246.6" table:style-name="ce1">
            <text:p>246,6</text:p>
          </table:table-cell>
          <table:table-cell office:value-type="float" office:value="-309.3" table:style-name="ce1">
            <text:p>-309,3</text:p>
          </table:table-cell>
          <table:table-cell office:value-type="float" office:value="219.3" table:style-name="ce1">
            <text:p>219,3</text:p>
          </table:table-cell>
          <table:table-cell office:value-type="float" office:value="-343.2" table:style-name="ce1">
            <text:p>-343,2</text:p>
          </table:table-cell>
          <table:table-cell office:value-type="float" office:value="366.8" table:style-name="ce1">
            <text:p>366,8</text:p>
          </table:table-cell>
          <table:table-cell office:value-type="float" office:value="-744.2" table:style-name="ce1">
            <text:p>-744,2</text:p>
          </table:table-cell>
          <table:table-cell office:value-type="float" office:value="231.9" table:style-name="ce1">
            <text:p>231,9</text:p>
          </table:table-cell>
          <table:table-cell office:value-type="float" office:value="136.30000000000001" table:style-name="ce1">
            <text:p>136,3</text:p>
          </table:table-cell>
          <table:table-cell office:value-type="float" office:value="761.8" table:style-name="ce1">
            <text:p>761,8</text:p>
          </table:table-cell>
          <table:table-cell office:value-type="float" office:value="797.3" table:style-name="ce1">
            <text:p>797,3</text:p>
          </table:table-cell>
          <table:table-cell office:value-type="float" office:value="-825.5" table:style-name="ce1">
            <text:p>-825,5</text:p>
          </table:table-cell>
          <table:table-cell office:value-type="float" office:value="-593.5" table:style-name="ce1">
            <text:p>-593,5</text:p>
          </table:table-cell>
          <table:table-cell office:value-type="float" office:value="711.5" table:style-name="ce1">
            <text:p>711,5</text:p>
          </table:table-cell>
          <table:table-cell office:value-type="float" office:value="-869.4" table:style-name="ce1">
            <text:p>-869,4</text:p>
          </table:table-cell>
          <table:table-cell office:value-type="float" office:value="-32.700000000000003" table:style-name="ce1">
            <text:p>-32,7</text:p>
          </table:table-cell>
          <table:table-cell office:value-type="float" office:value="169.9" table:style-name="ce1">
            <text:p>169,9</text:p>
          </table:table-cell>
          <table:table-cell office:value-type="float" office:value="779.2" table:style-name="ce1">
            <text:p>779,2</text:p>
          </table:table-cell>
          <table:table-cell office:value-type="float" office:value="253.3" table:style-name="ce1">
            <text:p>253,3</text:p>
          </table:table-cell>
          <table:table-cell office:value-type="float" office:value="-902.3" table:style-name="ce1">
            <text:p>-902,3</text:p>
          </table:table-cell>
          <table:table-cell office:value-type="float" office:value="-228" table:style-name="ce1">
            <text:p>-228</text:p>
          </table:table-cell>
          <table:table-cell office:value-type="float" office:value="-292.3" table:style-name="ce1">
            <text:p>-292,3</text:p>
          </table:table-cell>
          <table:table-cell office:value-type="float" office:value="-868.6" table:style-name="ce1">
            <text:p>-868,6</text:p>
          </table:table-cell>
          <table:table-cell office:value-type="float" office:value="-637.9" table:style-name="ce1">
            <text:p>-637,9</text:p>
          </table:table-cell>
          <table:table-cell office:value-type="float" office:value="636.5" table:style-name="ce1">
            <text:p>636,5</text:p>
          </table:table-cell>
          <table:table-cell office:value-type="float" office:value="623.6" table:style-name="ce1">
            <text:p>623,6</text:p>
          </table:table-cell>
          <table:table-cell office:value-type="float" office:value="532.6" table:style-name="ce1">
            <text:p>532,6</text:p>
          </table:table-cell>
          <table:table-cell office:value-type="float" office:value="382.9" table:style-name="ce1">
            <text:p>382,9</text:p>
          </table:table-cell>
          <table:table-cell office:value-type="float" office:value="774.9" table:style-name="ce1">
            <text:p>774,9</text:p>
          </table:table-cell>
          <table:table-cell office:value-type="float" office:value="-33.1" table:style-name="ce1">
            <text:p>-33,1</text:p>
          </table:table-cell>
          <table:table-cell office:value-type="float" office:value="783" table:style-name="ce1">
            <text:p>783</text:p>
          </table:table-cell>
          <table:table-cell office:value-type="float" office:value="261.5" table:style-name="ce1">
            <text:p>261,5</text:p>
          </table:table-cell>
          <table:table-cell office:value-type="float" office:value="-563.79999999999995" table:style-name="ce1">
            <text:p>-563,8</text:p>
          </table:table-cell>
          <table:table-cell office:value-type="float" office:value="736.2" table:style-name="ce1">
            <text:p>736,2</text:p>
          </table:table-cell>
          <table:table-cell office:value-type="float" office:value="-59.2" table:style-name="ce1">
            <text:p>-59,2</text:p>
          </table:table-cell>
          <table:table-cell office:value-type="float" office:value="-745.9" table:style-name="ce1">
            <text:p>-745,9</text:p>
          </table:table-cell>
          <table:table-cell office:value-type="float" office:value="634.70000000000005" table:style-name="ce1">
            <text:p>634,7</text:p>
          </table:table-cell>
          <table:table-cell office:value-type="float" office:value="-134.80000000000001" table:style-name="ce1">
            <text:p>-134,8</text:p>
          </table:table-cell>
          <table:table-cell office:value-type="float" office:value="-853.3" table:style-name="ce1">
            <text:p>-853,3</text:p>
          </table:table-cell>
          <table:table-cell table:number-columns-repeated="16344"/>
        </table:table-row>
        <table:table-row table:style-name="ro1">
          <table:table-cell office:value-type="float" office:value="-842" table:style-name="ce1">
            <text:p>-842</text:p>
          </table:table-cell>
          <table:table-cell office:value-type="float" office:value="-259.89999999999998" table:style-name="ce1">
            <text:p>-259,9</text:p>
          </table:table-cell>
          <table:table-cell office:value-type="float" office:value="-840.1" table:style-name="ce1">
            <text:p>-840,1</text:p>
          </table:table-cell>
          <table:table-cell office:value-type="float" office:value="-754.1" table:style-name="ce1">
            <text:p>-754,1</text:p>
          </table:table-cell>
          <table:table-cell office:value-type="float" office:value="92.8" table:style-name="ce1">
            <text:p>92,8</text:p>
          </table:table-cell>
          <table:table-cell office:value-type="float" office:value="-400.8" table:style-name="ce1">
            <text:p>-400,8</text:p>
          </table:table-cell>
          <table:table-cell office:value-type="float" office:value="782.9" table:style-name="ce1">
            <text:p>782,9</text:p>
          </table:table-cell>
          <table:table-cell office:value-type="float" office:value="-500.2" table:style-name="ce1">
            <text:p>-500,2</text:p>
          </table:table-cell>
          <table:table-cell office:value-type="float" office:value="697" table:style-name="ce1">
            <text:p>697</text:p>
          </table:table-cell>
          <table:table-cell office:value-type="float" office:value="706.8" table:style-name="ce1">
            <text:p>706,8</text:p>
          </table:table-cell>
          <table:table-cell office:value-type="float" office:value="507.2" table:style-name="ce1">
            <text:p>507,2</text:p>
          </table:table-cell>
          <table:table-cell office:value-type="float" office:value="532.79999999999995" table:style-name="ce1">
            <text:p>532,8</text:p>
          </table:table-cell>
          <table:table-cell office:value-type="float" office:value="-188.3" table:style-name="ce1">
            <text:p>-188,3</text:p>
          </table:table-cell>
          <table:table-cell office:value-type="float" office:value="909.1" table:style-name="ce1">
            <text:p>909,1</text:p>
          </table:table-cell>
          <table:table-cell office:value-type="float" office:value="999.7" table:style-name="ce1">
            <text:p>999,7</text:p>
          </table:table-cell>
          <table:table-cell office:value-type="float" office:value="-593.9" table:style-name="ce1">
            <text:p>-593,9</text:p>
          </table:table-cell>
          <table:table-cell office:value-type="float" office:value="751.5" table:style-name="ce1">
            <text:p>751,5</text:p>
          </table:table-cell>
          <table:table-cell office:value-type="float" office:value="-581.70000000000005" table:style-name="ce1">
            <text:p>-581,7</text:p>
          </table:table-cell>
          <table:table-cell office:value-type="float" office:value="209.2" table:style-name="ce1">
            <text:p>209,2</text:p>
          </table:table-cell>
          <table:table-cell office:value-type="float" office:value="292.8" table:style-name="ce1">
            <text:p>292,8</text:p>
          </table:table-cell>
          <table:table-cell office:value-type="float" office:value="-616.20000000000005" table:style-name="ce1">
            <text:p>-616,2</text:p>
          </table:table-cell>
          <table:table-cell office:value-type="float" office:value="-154.1" table:style-name="ce1">
            <text:p>-154,1</text:p>
          </table:table-cell>
          <table:table-cell office:value-type="float" office:value="907" table:style-name="ce1">
            <text:p>907</text:p>
          </table:table-cell>
          <table:table-cell office:value-type="float" office:value="-573.29999999999995" table:style-name="ce1">
            <text:p>-573,3</text:p>
          </table:table-cell>
          <table:table-cell office:value-type="float" office:value="-822.1" table:style-name="ce1">
            <text:p>-822,1</text:p>
          </table:table-cell>
          <table:table-cell office:value-type="float" office:value="624.4" table:style-name="ce1">
            <text:p>624,4</text:p>
          </table:table-cell>
          <table:table-cell office:value-type="float" office:value="-438.4" table:style-name="ce1">
            <text:p>-438,4</text:p>
          </table:table-cell>
          <table:table-cell office:value-type="float" office:value="-867.5" table:style-name="ce1">
            <text:p>-867,5</text:p>
          </table:table-cell>
          <table:table-cell office:value-type="float" office:value="20.3" table:style-name="ce1">
            <text:p>20,3</text:p>
          </table:table-cell>
          <table:table-cell office:value-type="float" office:value="-222.8" table:style-name="ce1">
            <text:p>-222,8</text:p>
          </table:table-cell>
          <table:table-cell office:value-type="float" office:value="58.6" table:style-name="ce1">
            <text:p>58,6</text:p>
          </table:table-cell>
          <table:table-cell office:value-type="float" office:value="-861.5" table:style-name="ce1">
            <text:p>-861,5</text:p>
          </table:table-cell>
          <table:table-cell office:value-type="float" office:value="477.9" table:style-name="ce1">
            <text:p>477,9</text:p>
          </table:table-cell>
          <table:table-cell office:value-type="float" office:value="-586.5" table:style-name="ce1">
            <text:p>-586,5</text:p>
          </table:table-cell>
          <table:table-cell office:value-type="float" office:value="609.79999999999995" table:style-name="ce1">
            <text:p>609,8</text:p>
          </table:table-cell>
          <table:table-cell office:value-type="float" office:value="-886.4" table:style-name="ce1">
            <text:p>-886,4</text:p>
          </table:table-cell>
          <table:table-cell office:value-type="float" office:value="-585.9" table:style-name="ce1">
            <text:p>-585,9</text:p>
          </table:table-cell>
          <table:table-cell office:value-type="float" office:value="522.1" table:style-name="ce1">
            <text:p>522,1</text:p>
          </table:table-cell>
          <table:table-cell office:value-type="float" office:value="-306" table:style-name="ce1">
            <text:p>-306</text:p>
          </table:table-cell>
          <table:table-cell office:value-type="float" office:value="246.7" table:style-name="ce1">
            <text:p>246,7</text:p>
          </table:table-cell>
          <table:table-cell table:number-columns-repeated="16344"/>
        </table:table-row>
        <table:table-row table:style-name="ro1">
          <table:table-cell office:value-type="float" office:value="415.4" table:style-name="ce1">
            <text:p>415,4</text:p>
          </table:table-cell>
          <table:table-cell office:value-type="float" office:value="-596.70000000000005" table:style-name="ce1">
            <text:p>-596,7</text:p>
          </table:table-cell>
          <table:table-cell office:value-type="float" office:value="-194.4" table:style-name="ce1">
            <text:p>-194,4</text:p>
          </table:table-cell>
          <table:table-cell office:value-type="float" office:value="-262.89999999999998" table:style-name="ce1">
            <text:p>-262,9</text:p>
          </table:table-cell>
          <table:table-cell office:value-type="float" office:value="522" table:style-name="ce1">
            <text:p>522</text:p>
          </table:table-cell>
          <table:table-cell office:value-type="float" office:value="-59.1" table:style-name="ce1">
            <text:p>-59,1</text:p>
          </table:table-cell>
          <table:table-cell office:value-type="float" office:value="-393.7" table:style-name="ce1">
            <text:p>-393,7</text:p>
          </table:table-cell>
          <table:table-cell office:value-type="float" office:value="768.1" table:style-name="ce1">
            <text:p>768,1</text:p>
          </table:table-cell>
          <table:table-cell office:value-type="float" office:value="-46.1" table:style-name="ce1">
            <text:p>-46,1</text:p>
          </table:table-cell>
          <table:table-cell office:value-type="float" office:value="851.3" table:style-name="ce1">
            <text:p>851,3</text:p>
          </table:table-cell>
          <table:table-cell office:value-type="float" office:value="-369.8" table:style-name="ce1">
            <text:p>-369,8</text:p>
          </table:table-cell>
          <table:table-cell office:value-type="float" office:value="165" table:style-name="ce1">
            <text:p>165</text:p>
          </table:table-cell>
          <table:table-cell office:value-type="float" office:value="-65.099999999999994" table:style-name="ce1">
            <text:p>-65,1</text:p>
          </table:table-cell>
          <table:table-cell office:value-type="float" office:value="111.9" table:style-name="ce1">
            <text:p>111,9</text:p>
          </table:table-cell>
          <table:table-cell office:value-type="float" office:value="90.6" table:style-name="ce1">
            <text:p>90,6</text:p>
          </table:table-cell>
          <table:table-cell office:value-type="float" office:value="280.3" table:style-name="ce1">
            <text:p>280,3</text:p>
          </table:table-cell>
          <table:table-cell office:value-type="float" office:value="58.6" table:style-name="ce1">
            <text:p>58,6</text:p>
          </table:table-cell>
          <table:table-cell office:value-type="float" office:value="-82.6" table:style-name="ce1">
            <text:p>-82,6</text:p>
          </table:table-cell>
          <table:table-cell office:value-type="float" office:value="-18.7" table:style-name="ce1">
            <text:p>-18,7</text:p>
          </table:table-cell>
          <table:table-cell office:value-type="float" office:value="-435.8" table:style-name="ce1">
            <text:p>-435,8</text:p>
          </table:table-cell>
          <table:table-cell office:value-type="float" office:value="651.20000000000005" table:style-name="ce1">
            <text:p>651,2</text:p>
          </table:table-cell>
          <table:table-cell office:value-type="float" office:value="135" table:style-name="ce1">
            <text:p>135</text:p>
          </table:table-cell>
          <table:table-cell office:value-type="float" office:value="-688.3" table:style-name="ce1">
            <text:p>-688,3</text:p>
          </table:table-cell>
          <table:table-cell office:value-type="float" office:value="-561.79999999999995" table:style-name="ce1">
            <text:p>-561,8</text:p>
          </table:table-cell>
          <table:table-cell office:value-type="float" office:value="246.5" table:style-name="ce1">
            <text:p>246,5</text:p>
          </table:table-cell>
          <table:table-cell office:value-type="float" office:value="-992.4" table:style-name="ce1">
            <text:p>-992,4</text:p>
          </table:table-cell>
          <table:table-cell office:value-type="float" office:value="-363.8" table:style-name="ce1">
            <text:p>-363,8</text:p>
          </table:table-cell>
          <table:table-cell office:value-type="float" office:value="-901.5" table:style-name="ce1">
            <text:p>-901,5</text:p>
          </table:table-cell>
          <table:table-cell office:value-type="float" office:value="245.6" table:style-name="ce1">
            <text:p>245,6</text:p>
          </table:table-cell>
          <table:table-cell office:value-type="float" office:value="-982.1" table:style-name="ce1">
            <text:p>-982,1</text:p>
          </table:table-cell>
          <table:table-cell office:value-type="float" office:value="188.6" table:style-name="ce1">
            <text:p>188,6</text:p>
          </table:table-cell>
          <table:table-cell office:value-type="float" office:value="-748.3" table:style-name="ce1">
            <text:p>-748,3</text:p>
          </table:table-cell>
          <table:table-cell office:value-type="float" office:value="852.6" table:style-name="ce1">
            <text:p>852,6</text:p>
          </table:table-cell>
          <table:table-cell office:value-type="float" office:value="510.9" table:style-name="ce1">
            <text:p>510,9</text:p>
          </table:table-cell>
          <table:table-cell office:value-type="float" office:value="632.4" table:style-name="ce1">
            <text:p>632,4</text:p>
          </table:table-cell>
          <table:table-cell office:value-type="float" office:value="-80.3" table:style-name="ce1">
            <text:p>-80,3</text:p>
          </table:table-cell>
          <table:table-cell office:value-type="float" office:value="735.7" table:style-name="ce1">
            <text:p>735,7</text:p>
          </table:table-cell>
          <table:table-cell office:value-type="float" office:value="-615.29999999999995" table:style-name="ce1">
            <text:p>-615,3</text:p>
          </table:table-cell>
          <table:table-cell office:value-type="float" office:value="-549.4" table:style-name="ce1">
            <text:p>-549,4</text:p>
          </table:table-cell>
          <table:table-cell office:value-type="float" office:value="-732.2" table:style-name="ce1">
            <text:p>-732,2</text:p>
          </table:table-cell>
          <table:table-cell table:number-columns-repeated="16344"/>
        </table:table-row>
        <table:table-row table:style-name="ro1">
          <table:table-cell office:value-type="float" office:value="365.9" table:style-name="ce1">
            <text:p>365,9</text:p>
          </table:table-cell>
          <table:table-cell office:value-type="float" office:value="-219.8" table:style-name="ce1">
            <text:p>-219,8</text:p>
          </table:table-cell>
          <table:table-cell office:value-type="float" office:value="874.8" table:style-name="ce1">
            <text:p>874,8</text:p>
          </table:table-cell>
          <table:table-cell office:value-type="float" office:value="515.4" table:style-name="ce1">
            <text:p>515,4</text:p>
          </table:table-cell>
          <table:table-cell office:value-type="float" office:value="959.5" table:style-name="ce1">
            <text:p>959,5</text:p>
          </table:table-cell>
          <table:table-cell office:value-type="float" office:value="-424.9" table:style-name="ce1">
            <text:p>-424,9</text:p>
          </table:table-cell>
          <table:table-cell office:value-type="float" office:value="-106.3" table:style-name="ce1">
            <text:p>-106,3</text:p>
          </table:table-cell>
          <table:table-cell office:value-type="float" office:value="-390.7" table:style-name="ce1">
            <text:p>-390,7</text:p>
          </table:table-cell>
          <table:table-cell office:value-type="float" office:value="-881.2" table:style-name="ce1">
            <text:p>-881,2</text:p>
          </table:table-cell>
          <table:table-cell office:value-type="float" office:value="773.6" table:style-name="ce1">
            <text:p>773,6</text:p>
          </table:table-cell>
          <table:table-cell office:value-type="float" office:value="-547.29999999999995" table:style-name="ce1">
            <text:p>-547,3</text:p>
          </table:table-cell>
          <table:table-cell office:value-type="float" office:value="619.70000000000005" table:style-name="ce1">
            <text:p>619,7</text:p>
          </table:table-cell>
          <table:table-cell office:value-type="float" office:value="-856.2" table:style-name="ce1">
            <text:p>-856,2</text:p>
          </table:table-cell>
          <table:table-cell office:value-type="float" office:value="817.8" table:style-name="ce1">
            <text:p>817,8</text:p>
          </table:table-cell>
          <table:table-cell office:value-type="float" office:value="-691.1" table:style-name="ce1">
            <text:p>-691,1</text:p>
          </table:table-cell>
          <table:table-cell office:value-type="float" office:value="475.2" table:style-name="ce1">
            <text:p>475,2</text:p>
          </table:table-cell>
          <table:table-cell office:value-type="float" office:value="-745" table:style-name="ce1">
            <text:p>-745</text:p>
          </table:table-cell>
          <table:table-cell office:value-type="float" office:value="252.6" table:style-name="ce1">
            <text:p>252,6</text:p>
          </table:table-cell>
          <table:table-cell office:value-type="float" office:value="-85" table:style-name="ce1">
            <text:p>-85</text:p>
          </table:table-cell>
          <table:table-cell office:value-type="float" office:value="391.2" table:style-name="ce1">
            <text:p>391,2</text:p>
          </table:table-cell>
          <table:table-cell office:value-type="float" office:value="-10" table:style-name="ce1">
            <text:p>-10</text:p>
          </table:table-cell>
          <table:table-cell office:value-type="float" office:value="490.8" table:style-name="ce1">
            <text:p>490,8</text:p>
          </table:table-cell>
          <table:table-cell office:value-type="float" office:value="257.2" table:style-name="ce1">
            <text:p>257,2</text:p>
          </table:table-cell>
          <table:table-cell office:value-type="float" office:value="-544.9" table:style-name="ce1">
            <text:p>-544,9</text:p>
          </table:table-cell>
          <table:table-cell office:value-type="float" office:value="-740.1" table:style-name="ce1">
            <text:p>-740,1</text:p>
          </table:table-cell>
          <table:table-cell office:value-type="float" office:value="-760.5" table:style-name="ce1">
            <text:p>-760,5</text:p>
          </table:table-cell>
          <table:table-cell office:value-type="float" office:value="-123.2" table:style-name="ce1">
            <text:p>-123,2</text:p>
          </table:table-cell>
          <table:table-cell office:value-type="float" office:value="-855.9" table:style-name="ce1">
            <text:p>-855,9</text:p>
          </table:table-cell>
          <table:table-cell office:value-type="float" office:value="141.69999999999999" table:style-name="ce1">
            <text:p>141,7</text:p>
          </table:table-cell>
          <table:table-cell office:value-type="float" office:value="-341.4" table:style-name="ce1">
            <text:p>-341,4</text:p>
          </table:table-cell>
          <table:table-cell office:value-type="float" office:value="-633.9" table:style-name="ce1">
            <text:p>-633,9</text:p>
          </table:table-cell>
          <table:table-cell office:value-type="float" office:value="-606.79999999999995" table:style-name="ce1">
            <text:p>-606,8</text:p>
          </table:table-cell>
          <table:table-cell office:value-type="float" office:value="809.4" table:style-name="ce1">
            <text:p>809,4</text:p>
          </table:table-cell>
          <table:table-cell office:value-type="float" office:value="-275.60000000000002" table:style-name="ce1">
            <text:p>-275,6</text:p>
          </table:table-cell>
          <table:table-cell office:value-type="float" office:value="-208.2" table:style-name="ce1">
            <text:p>-208,2</text:p>
          </table:table-cell>
          <table:table-cell office:value-type="float" office:value="799.8" table:style-name="ce1">
            <text:p>799,8</text:p>
          </table:table-cell>
          <table:table-cell office:value-type="float" office:value="203.1" table:style-name="ce1">
            <text:p>203,1</text:p>
          </table:table-cell>
          <table:table-cell office:value-type="float" office:value="-984.9" table:style-name="ce1">
            <text:p>-984,9</text:p>
          </table:table-cell>
          <table:table-cell office:value-type="float" office:value="-631.6" table:style-name="ce1">
            <text:p>-631,6</text:p>
          </table:table-cell>
          <table:table-cell office:value-type="float" office:value="-795.1" table:style-name="ce1">
            <text:p>-795,1</text:p>
          </table:table-cell>
          <table:table-cell table:number-columns-repeated="16344"/>
        </table:table-row>
        <table:table-row table:style-name="ro1">
          <table:table-cell office:value-type="float" office:value="4.5999999999999996" table:style-name="ce1">
            <text:p>4,6</text:p>
          </table:table-cell>
          <table:table-cell office:value-type="float" office:value="54.8" table:style-name="ce1">
            <text:p>54,8</text:p>
          </table:table-cell>
          <table:table-cell office:value-type="float" office:value="504.4" table:style-name="ce1">
            <text:p>504,4</text:p>
          </table:table-cell>
          <table:table-cell office:value-type="float" office:value="403.6" table:style-name="ce1">
            <text:p>403,6</text:p>
          </table:table-cell>
          <table:table-cell office:value-type="float" office:value="-988.3" table:style-name="ce1">
            <text:p>-988,3</text:p>
          </table:table-cell>
          <table:table-cell office:value-type="float" office:value="-562.79999999999995" table:style-name="ce1">
            <text:p>-562,8</text:p>
          </table:table-cell>
          <table:table-cell office:value-type="float" office:value="-762.2" table:style-name="ce1">
            <text:p>-762,2</text:p>
          </table:table-cell>
          <table:table-cell office:value-type="float" office:value="836" table:style-name="ce1">
            <text:p>836</text:p>
          </table:table-cell>
          <table:table-cell office:value-type="float" office:value="-275" table:style-name="ce1">
            <text:p>-275</text:p>
          </table:table-cell>
          <table:table-cell office:value-type="float" office:value="-39.299999999999997" table:style-name="ce1">
            <text:p>-39,3</text:p>
          </table:table-cell>
          <table:table-cell office:value-type="float" office:value="544" table:style-name="ce1">
            <text:p>544</text:p>
          </table:table-cell>
          <table:table-cell office:value-type="float" office:value="789.4" table:style-name="ce1">
            <text:p>789,4</text:p>
          </table:table-cell>
          <table:table-cell office:value-type="float" office:value="741" table:style-name="ce1">
            <text:p>741</text:p>
          </table:table-cell>
          <table:table-cell office:value-type="float" office:value="-75.400000000000006" table:style-name="ce1">
            <text:p>-75,4</text:p>
          </table:table-cell>
          <table:table-cell office:value-type="float" office:value="-327.60000000000002" table:style-name="ce1">
            <text:p>-327,6</text:p>
          </table:table-cell>
          <table:table-cell office:value-type="float" office:value="151.5" table:style-name="ce1">
            <text:p>151,5</text:p>
          </table:table-cell>
          <table:table-cell office:value-type="float" office:value="-134.1" table:style-name="ce1">
            <text:p>-134,1</text:p>
          </table:table-cell>
          <table:table-cell office:value-type="float" office:value="322.3" table:style-name="ce1">
            <text:p>322,3</text:p>
          </table:table-cell>
          <table:table-cell office:value-type="float" office:value="832.2" table:style-name="ce1">
            <text:p>832,2</text:p>
          </table:table-cell>
          <table:table-cell office:value-type="float" office:value="-632" table:style-name="ce1">
            <text:p>-632</text:p>
          </table:table-cell>
          <table:table-cell office:value-type="float" office:value="775.2" table:style-name="ce1">
            <text:p>775,2</text:p>
          </table:table-cell>
          <table:table-cell office:value-type="float" office:value="748.3" table:style-name="ce1">
            <text:p>748,3</text:p>
          </table:table-cell>
          <table:table-cell office:value-type="float" office:value="-136.5" table:style-name="ce1">
            <text:p>-136,5</text:p>
          </table:table-cell>
          <table:table-cell office:value-type="float" office:value="745.4" table:style-name="ce1">
            <text:p>745,4</text:p>
          </table:table-cell>
          <table:table-cell office:value-type="float" office:value="642.9" table:style-name="ce1">
            <text:p>642,9</text:p>
          </table:table-cell>
          <table:table-cell office:value-type="float" office:value="-411.1" table:style-name="ce1">
            <text:p>-411,1</text:p>
          </table:table-cell>
          <table:table-cell office:value-type="float" office:value="281.5" table:style-name="ce1">
            <text:p>281,5</text:p>
          </table:table-cell>
          <table:table-cell office:value-type="float" office:value="787.4" table:style-name="ce1">
            <text:p>787,4</text:p>
          </table:table-cell>
          <table:table-cell office:value-type="float" office:value="485.4" table:style-name="ce1">
            <text:p>485,4</text:p>
          </table:table-cell>
          <table:table-cell office:value-type="float" office:value="-816.5" table:style-name="ce1">
            <text:p>-816,5</text:p>
          </table:table-cell>
          <table:table-cell office:value-type="float" office:value="455.7" table:style-name="ce1">
            <text:p>455,7</text:p>
          </table:table-cell>
          <table:table-cell office:value-type="float" office:value="843.2" table:style-name="ce1">
            <text:p>843,2</text:p>
          </table:table-cell>
          <table:table-cell office:value-type="float" office:value="541.70000000000005" table:style-name="ce1">
            <text:p>541,7</text:p>
          </table:table-cell>
          <table:table-cell office:value-type="float" office:value="-968.6" table:style-name="ce1">
            <text:p>-968,6</text:p>
          </table:table-cell>
          <table:table-cell office:value-type="float" office:value="934" table:style-name="ce1">
            <text:p>934</text:p>
          </table:table-cell>
          <table:table-cell office:value-type="float" office:value="698.1" table:style-name="ce1">
            <text:p>698,1</text:p>
          </table:table-cell>
          <table:table-cell office:value-type="float" office:value="495.2" table:style-name="ce1">
            <text:p>495,2</text:p>
          </table:table-cell>
          <table:table-cell office:value-type="float" office:value="-86.1" table:style-name="ce1">
            <text:p>-86,1</text:p>
          </table:table-cell>
          <table:table-cell office:value-type="float" office:value="-600.6" table:style-name="ce1">
            <text:p>-600,6</text:p>
          </table:table-cell>
          <table:table-cell office:value-type="float" office:value="706.5" table:style-name="ce1">
            <text:p>706,5</text:p>
          </table:table-cell>
          <table:table-cell table:number-columns-repeated="16344"/>
        </table:table-row>
        <table:table-row table:style-name="ro1">
          <table:table-cell office:value-type="float" office:value="622.79999999999995" table:style-name="ce1">
            <text:p>622,8</text:p>
          </table:table-cell>
          <table:table-cell office:value-type="float" office:value="-255.2" table:style-name="ce1">
            <text:p>-255,2</text:p>
          </table:table-cell>
          <table:table-cell office:value-type="float" office:value="994" table:style-name="ce1">
            <text:p>994</text:p>
          </table:table-cell>
          <table:table-cell office:value-type="float" office:value="406.2" table:style-name="ce1">
            <text:p>406,2</text:p>
          </table:table-cell>
          <table:table-cell office:value-type="float" office:value="869.8" table:style-name="ce1">
            <text:p>869,8</text:p>
          </table:table-cell>
          <table:table-cell office:value-type="float" office:value="-261.10000000000002" table:style-name="ce1">
            <text:p>-261,1</text:p>
          </table:table-cell>
          <table:table-cell office:value-type="float" office:value="938.2" table:style-name="ce1">
            <text:p>938,2</text:p>
          </table:table-cell>
          <table:table-cell office:value-type="float" office:value="-233" table:style-name="ce1">
            <text:p>-233</text:p>
          </table:table-cell>
          <table:table-cell office:value-type="float" office:value="-871.1" table:style-name="ce1">
            <text:p>-871,1</text:p>
          </table:table-cell>
          <table:table-cell office:value-type="float" office:value="196.6" table:style-name="ce1">
            <text:p>196,6</text:p>
          </table:table-cell>
          <table:table-cell office:value-type="float" office:value="99.9" table:style-name="ce1">
            <text:p>99,9</text:p>
          </table:table-cell>
          <table:table-cell office:value-type="float" office:value="554.79999999999995" table:style-name="ce1">
            <text:p>554,8</text:p>
          </table:table-cell>
          <table:table-cell office:value-type="float" office:value="-777.5" table:style-name="ce1">
            <text:p>-777,5</text:p>
          </table:table-cell>
          <table:table-cell office:value-type="float" office:value="508.5" table:style-name="ce1">
            <text:p>508,5</text:p>
          </table:table-cell>
          <table:table-cell office:value-type="float" office:value="849.4" table:style-name="ce1">
            <text:p>849,4</text:p>
          </table:table-cell>
          <table:table-cell office:value-type="float" office:value="140.4" table:style-name="ce1">
            <text:p>140,4</text:p>
          </table:table-cell>
          <table:table-cell office:value-type="float" office:value="-512" table:style-name="ce1">
            <text:p>-512</text:p>
          </table:table-cell>
          <table:table-cell office:value-type="float" office:value="219.1" table:style-name="ce1">
            <text:p>219,1</text:p>
          </table:table-cell>
          <table:table-cell office:value-type="float" office:value="628.70000000000005" table:style-name="ce1">
            <text:p>628,7</text:p>
          </table:table-cell>
          <table:table-cell office:value-type="float" office:value="-595.5" table:style-name="ce1">
            <text:p>-595,5</text:p>
          </table:table-cell>
          <table:table-cell office:value-type="float" office:value="-744.2" table:style-name="ce1">
            <text:p>-744,2</text:p>
          </table:table-cell>
          <table:table-cell office:value-type="float" office:value="295.2" table:style-name="ce1">
            <text:p>295,2</text:p>
          </table:table-cell>
          <table:table-cell office:value-type="float" office:value="-410.1" table:style-name="ce1">
            <text:p>-410,1</text:p>
          </table:table-cell>
          <table:table-cell office:value-type="float" office:value="-831.1" table:style-name="ce1">
            <text:p>-831,1</text:p>
          </table:table-cell>
          <table:table-cell office:value-type="float" office:value="-541.5" table:style-name="ce1">
            <text:p>-541,5</text:p>
          </table:table-cell>
          <table:table-cell office:value-type="float" office:value="-804.9" table:style-name="ce1">
            <text:p>-804,9</text:p>
          </table:table-cell>
          <table:table-cell office:value-type="float" office:value="-74.7" table:style-name="ce1">
            <text:p>-74,7</text:p>
          </table:table-cell>
          <table:table-cell office:value-type="float" office:value="53.2" table:style-name="ce1">
            <text:p>53,2</text:p>
          </table:table-cell>
          <table:table-cell office:value-type="float" office:value="701.9" table:style-name="ce1">
            <text:p>701,9</text:p>
          </table:table-cell>
          <table:table-cell office:value-type="float" office:value="502.5" table:style-name="ce1">
            <text:p>502,5</text:p>
          </table:table-cell>
          <table:table-cell office:value-type="float" office:value="997.9" table:style-name="ce1">
            <text:p>997,9</text:p>
          </table:table-cell>
          <table:table-cell office:value-type="float" office:value="-779.5" table:style-name="ce1">
            <text:p>-779,5</text:p>
          </table:table-cell>
          <table:table-cell office:value-type="float" office:value="32.4" table:style-name="ce1">
            <text:p>32,4</text:p>
          </table:table-cell>
          <table:table-cell office:value-type="float" office:value="-967.9" table:style-name="ce1">
            <text:p>-967,9</text:p>
          </table:table-cell>
          <table:table-cell office:value-type="float" office:value="671.9" table:style-name="ce1">
            <text:p>671,9</text:p>
          </table:table-cell>
          <table:table-cell office:value-type="float" office:value="831.9" table:style-name="ce1">
            <text:p>831,9</text:p>
          </table:table-cell>
          <table:table-cell office:value-type="float" office:value="-871.8" table:style-name="ce1">
            <text:p>-871,8</text:p>
          </table:table-cell>
          <table:table-cell office:value-type="float" office:value="-359.8" table:style-name="ce1">
            <text:p>-359,8</text:p>
          </table:table-cell>
          <table:table-cell office:value-type="float" office:value="997.1" table:style-name="ce1">
            <text:p>997,1</text:p>
          </table:table-cell>
          <table:table-cell office:value-type="float" office:value="42.4" table:style-name="ce1">
            <text:p>42,4</text:p>
          </table:table-cell>
          <table:table-cell table:number-columns-repeated="16344"/>
        </table:table-row>
        <table:table-row table:style-name="ro1">
          <table:table-cell office:value-type="float" office:value="-349.9" table:style-name="ce1">
            <text:p>-349,9</text:p>
          </table:table-cell>
          <table:table-cell office:value-type="float" office:value="-426.5" table:style-name="ce1">
            <text:p>-426,5</text:p>
          </table:table-cell>
          <table:table-cell office:value-type="float" office:value="849.8" table:style-name="ce1">
            <text:p>849,8</text:p>
          </table:table-cell>
          <table:table-cell office:value-type="float" office:value="464.2" table:style-name="ce1">
            <text:p>464,2</text:p>
          </table:table-cell>
          <table:table-cell office:value-type="float" office:value="-114.8" table:style-name="ce1">
            <text:p>-114,8</text:p>
          </table:table-cell>
          <table:table-cell office:value-type="float" office:value="-30.1" table:style-name="ce1">
            <text:p>-30,1</text:p>
          </table:table-cell>
          <table:table-cell office:value-type="float" office:value="613.5" table:style-name="ce1">
            <text:p>613,5</text:p>
          </table:table-cell>
          <table:table-cell office:value-type="float" office:value="-545.20000000000005" table:style-name="ce1">
            <text:p>-545,2</text:p>
          </table:table-cell>
          <table:table-cell office:value-type="float" office:value="-594.1" table:style-name="ce1">
            <text:p>-594,1</text:p>
          </table:table-cell>
          <table:table-cell office:value-type="float" office:value="-397.7" table:style-name="ce1">
            <text:p>-397,7</text:p>
          </table:table-cell>
          <table:table-cell office:value-type="float" office:value="-692.5" table:style-name="ce1">
            <text:p>-692,5</text:p>
          </table:table-cell>
          <table:table-cell office:value-type="float" office:value="112.8" table:style-name="ce1">
            <text:p>112,8</text:p>
          </table:table-cell>
          <table:table-cell office:value-type="float" office:value="180.3" table:style-name="ce1">
            <text:p>180,3</text:p>
          </table:table-cell>
          <table:table-cell office:value-type="float" office:value="41.5" table:style-name="ce1">
            <text:p>41,5</text:p>
          </table:table-cell>
          <table:table-cell office:value-type="float" office:value="189.3" table:style-name="ce1">
            <text:p>189,3</text:p>
          </table:table-cell>
          <table:table-cell office:value-type="float" office:value="852.1" table:style-name="ce1">
            <text:p>852,1</text:p>
          </table:table-cell>
          <table:table-cell office:value-type="float" office:value="549.5" table:style-name="ce1">
            <text:p>549,5</text:p>
          </table:table-cell>
          <table:table-cell office:value-type="float" office:value="-158.80000000000001" table:style-name="ce1">
            <text:p>-158,8</text:p>
          </table:table-cell>
          <table:table-cell office:value-type="float" office:value="352" table:style-name="ce1">
            <text:p>352</text:p>
          </table:table-cell>
          <table:table-cell office:value-type="float" office:value="-604.9" table:style-name="ce1">
            <text:p>-604,9</text:p>
          </table:table-cell>
          <table:table-cell office:value-type="float" office:value="-563.70000000000005" table:style-name="ce1">
            <text:p>-563,7</text:p>
          </table:table-cell>
          <table:table-cell office:value-type="float" office:value="224.2" table:style-name="ce1">
            <text:p>224,2</text:p>
          </table:table-cell>
          <table:table-cell office:value-type="float" office:value="-649.70000000000005" table:style-name="ce1">
            <text:p>-649,7</text:p>
          </table:table-cell>
          <table:table-cell office:value-type="float" office:value="-796.4" table:style-name="ce1">
            <text:p>-796,4</text:p>
          </table:table-cell>
          <table:table-cell office:value-type="float" office:value="-706.2" table:style-name="ce1">
            <text:p>-706,2</text:p>
          </table:table-cell>
          <table:table-cell office:value-type="float" office:value="-540.79999999999995" table:style-name="ce1">
            <text:p>-540,8</text:p>
          </table:table-cell>
          <table:table-cell office:value-type="float" office:value="529.4" table:style-name="ce1">
            <text:p>529,4</text:p>
          </table:table-cell>
          <table:table-cell office:value-type="float" office:value="676.2" table:style-name="ce1">
            <text:p>676,2</text:p>
          </table:table-cell>
          <table:table-cell office:value-type="float" office:value="364.3" table:style-name="ce1">
            <text:p>364,3</text:p>
          </table:table-cell>
          <table:table-cell office:value-type="float" office:value="-763.9" table:style-name="ce1">
            <text:p>-763,9</text:p>
          </table:table-cell>
          <table:table-cell office:value-type="float" office:value="103.4" table:style-name="ce1">
            <text:p>103,4</text:p>
          </table:table-cell>
          <table:table-cell office:value-type="float" office:value="-404.2" table:style-name="ce1">
            <text:p>-404,2</text:p>
          </table:table-cell>
          <table:table-cell office:value-type="float" office:value="-283.3" table:style-name="ce1">
            <text:p>-283,3</text:p>
          </table:table-cell>
          <table:table-cell office:value-type="float" office:value="136.9" table:style-name="ce1">
            <text:p>136,9</text:p>
          </table:table-cell>
          <table:table-cell office:value-type="float" office:value="457.3" table:style-name="ce1">
            <text:p>457,3</text:p>
          </table:table-cell>
          <table:table-cell office:value-type="float" office:value="210" table:style-name="ce1">
            <text:p>210</text:p>
          </table:table-cell>
          <table:table-cell office:value-type="float" office:value="246.7" table:style-name="ce1">
            <text:p>246,7</text:p>
          </table:table-cell>
          <table:table-cell office:value-type="float" office:value="-304.7" table:style-name="ce1">
            <text:p>-304,7</text:p>
          </table:table-cell>
          <table:table-cell office:value-type="float" office:value="-429.5" table:style-name="ce1">
            <text:p>-429,5</text:p>
          </table:table-cell>
          <table:table-cell office:value-type="float" office:value="-344.3" table:style-name="ce1">
            <text:p>-344,3</text:p>
          </table:table-cell>
          <table:table-cell table:number-columns-repeated="16344"/>
        </table:table-row>
        <table:table-row table:style-name="ro1">
          <table:table-cell office:value-type="float" office:value="-144.9" table:style-name="ce1">
            <text:p>-144,9</text:p>
          </table:table-cell>
          <table:table-cell office:value-type="float" office:value="-198.1" table:style-name="ce1">
            <text:p>-198,1</text:p>
          </table:table-cell>
          <table:table-cell office:value-type="float" office:value="385.1" table:style-name="ce1">
            <text:p>385,1</text:p>
          </table:table-cell>
          <table:table-cell office:value-type="float" office:value="-86.1" table:style-name="ce1">
            <text:p>-86,1</text:p>
          </table:table-cell>
          <table:table-cell office:value-type="float" office:value="-254" table:style-name="ce1">
            <text:p>-254</text:p>
          </table:table-cell>
          <table:table-cell office:value-type="float" office:value="-659.5" table:style-name="ce1">
            <text:p>-659,5</text:p>
          </table:table-cell>
          <table:table-cell office:value-type="float" office:value="-651" table:style-name="ce1">
            <text:p>-651</text:p>
          </table:table-cell>
          <table:table-cell office:value-type="float" office:value="295.5" table:style-name="ce1">
            <text:p>295,5</text:p>
          </table:table-cell>
          <table:table-cell office:value-type="float" office:value="498.5" table:style-name="ce1">
            <text:p>498,5</text:p>
          </table:table-cell>
          <table:table-cell office:value-type="float" office:value="-309.60000000000002" table:style-name="ce1">
            <text:p>-309,6</text:p>
          </table:table-cell>
          <table:table-cell office:value-type="float" office:value="682" table:style-name="ce1">
            <text:p>682</text:p>
          </table:table-cell>
          <table:table-cell office:value-type="float" office:value="993.9" table:style-name="ce1">
            <text:p>993,9</text:p>
          </table:table-cell>
          <table:table-cell office:value-type="float" office:value="-965" table:style-name="ce1">
            <text:p>-965</text:p>
          </table:table-cell>
          <table:table-cell office:value-type="float" office:value="-487.2" table:style-name="ce1">
            <text:p>-487,2</text:p>
          </table:table-cell>
          <table:table-cell office:value-type="float" office:value="246.6" table:style-name="ce1">
            <text:p>246,6</text:p>
          </table:table-cell>
          <table:table-cell office:value-type="float" office:value="699.2" table:style-name="ce1">
            <text:p>699,2</text:p>
          </table:table-cell>
          <table:table-cell office:value-type="float" office:value="804.7" table:style-name="ce1">
            <text:p>804,7</text:p>
          </table:table-cell>
          <table:table-cell office:value-type="float" office:value="-609.6" table:style-name="ce1">
            <text:p>-609,6</text:p>
          </table:table-cell>
          <table:table-cell office:value-type="float" office:value="-150.1" table:style-name="ce1">
            <text:p>-150,1</text:p>
          </table:table-cell>
          <table:table-cell office:value-type="float" office:value="-805.2" table:style-name="ce1">
            <text:p>-805,2</text:p>
          </table:table-cell>
          <table:table-cell office:value-type="float" office:value="-147.30000000000001" table:style-name="ce1">
            <text:p>-147,3</text:p>
          </table:table-cell>
          <table:table-cell office:value-type="float" office:value="201.9" table:style-name="ce1">
            <text:p>201,9</text:p>
          </table:table-cell>
          <table:table-cell office:value-type="float" office:value="-679.9" table:style-name="ce1">
            <text:p>-679,9</text:p>
          </table:table-cell>
          <table:table-cell office:value-type="float" office:value="299.39999999999998" table:style-name="ce1">
            <text:p>299,4</text:p>
          </table:table-cell>
          <table:table-cell office:value-type="float" office:value="-680.6" table:style-name="ce1">
            <text:p>-680,6</text:p>
          </table:table-cell>
          <table:table-cell office:value-type="float" office:value="-269.8" table:style-name="ce1">
            <text:p>-269,8</text:p>
          </table:table-cell>
          <table:table-cell office:value-type="float" office:value="-723.7" table:style-name="ce1">
            <text:p>-723,7</text:p>
          </table:table-cell>
          <table:table-cell office:value-type="float" office:value="-115.3" table:style-name="ce1">
            <text:p>-115,3</text:p>
          </table:table-cell>
          <table:table-cell office:value-type="float" office:value="71.7" table:style-name="ce1">
            <text:p>71,7</text:p>
          </table:table-cell>
          <table:table-cell office:value-type="float" office:value="-883.4" table:style-name="ce1">
            <text:p>-883,4</text:p>
          </table:table-cell>
          <table:table-cell office:value-type="float" office:value="830.3" table:style-name="ce1">
            <text:p>830,3</text:p>
          </table:table-cell>
          <table:table-cell office:value-type="float" office:value="235.9" table:style-name="ce1">
            <text:p>235,9</text:p>
          </table:table-cell>
          <table:table-cell office:value-type="float" office:value="878.2" table:style-name="ce1">
            <text:p>878,2</text:p>
          </table:table-cell>
          <table:table-cell office:value-type="float" office:value="-763.8" table:style-name="ce1">
            <text:p>-763,8</text:p>
          </table:table-cell>
          <table:table-cell office:value-type="float" office:value="687.7" table:style-name="ce1">
            <text:p>687,7</text:p>
          </table:table-cell>
          <table:table-cell office:value-type="float" office:value="-868" table:style-name="ce1">
            <text:p>-868</text:p>
          </table:table-cell>
          <table:table-cell office:value-type="float" office:value="-613.79999999999995" table:style-name="ce1">
            <text:p>-613,8</text:p>
          </table:table-cell>
          <table:table-cell office:value-type="float" office:value="582.5" table:style-name="ce1">
            <text:p>582,5</text:p>
          </table:table-cell>
          <table:table-cell office:value-type="float" office:value="635.20000000000005" table:style-name="ce1">
            <text:p>635,2</text:p>
          </table:table-cell>
          <table:table-cell office:value-type="float" office:value="-596.70000000000005" table:style-name="ce1">
            <text:p>-596,7</text:p>
          </table:table-cell>
          <table:table-cell table:number-columns-repeated="16344"/>
        </table:table-row>
        <table:table-row table:style-name="ro1">
          <table:table-cell office:value-type="float" office:value="-860.1" table:style-name="ce1">
            <text:p>-860,1</text:p>
          </table:table-cell>
          <table:table-cell office:value-type="float" office:value="30.9" table:style-name="ce1">
            <text:p>30,9</text:p>
          </table:table-cell>
          <table:table-cell office:value-type="float" office:value="449.6" table:style-name="ce1">
            <text:p>449,6</text:p>
          </table:table-cell>
          <table:table-cell office:value-type="float" office:value="-141.19999999999999" table:style-name="ce1">
            <text:p>-141,2</text:p>
          </table:table-cell>
          <table:table-cell office:value-type="float" office:value="783.8" table:style-name="ce1">
            <text:p>783,8</text:p>
          </table:table-cell>
          <table:table-cell office:value-type="float" office:value="-967.5" table:style-name="ce1">
            <text:p>-967,5</text:p>
          </table:table-cell>
          <table:table-cell office:value-type="float" office:value="55.9" table:style-name="ce1">
            <text:p>55,9</text:p>
          </table:table-cell>
          <table:table-cell office:value-type="float" office:value="108.9" table:style-name="ce1">
            <text:p>108,9</text:p>
          </table:table-cell>
          <table:table-cell office:value-type="float" office:value="525.20000000000005" table:style-name="ce1">
            <text:p>525,2</text:p>
          </table:table-cell>
          <table:table-cell office:value-type="float" office:value="575.29999999999995" table:style-name="ce1">
            <text:p>575,3</text:p>
          </table:table-cell>
          <table:table-cell office:value-type="float" office:value="-397.8" table:style-name="ce1">
            <text:p>-397,8</text:p>
          </table:table-cell>
          <table:table-cell office:value-type="float" office:value="818.3" table:style-name="ce1">
            <text:p>818,3</text:p>
          </table:table-cell>
          <table:table-cell office:value-type="float" office:value="139.19999999999999" table:style-name="ce1">
            <text:p>139,2</text:p>
          </table:table-cell>
          <table:table-cell office:value-type="float" office:value="-963.3" table:style-name="ce1">
            <text:p>-963,3</text:p>
          </table:table-cell>
          <table:table-cell office:value-type="float" office:value="954.6" table:style-name="ce1">
            <text:p>954,6</text:p>
          </table:table-cell>
          <table:table-cell office:value-type="float" office:value="-796.1" table:style-name="ce1">
            <text:p>-796,1</text:p>
          </table:table-cell>
          <table:table-cell office:value-type="float" office:value="398.6" table:style-name="ce1">
            <text:p>398,6</text:p>
          </table:table-cell>
          <table:table-cell office:value-type="float" office:value="-356.3" table:style-name="ce1">
            <text:p>-356,3</text:p>
          </table:table-cell>
          <table:table-cell office:value-type="float" office:value="647.20000000000005" table:style-name="ce1">
            <text:p>647,2</text:p>
          </table:table-cell>
          <table:table-cell office:value-type="float" office:value="23.5" table:style-name="ce1">
            <text:p>23,5</text:p>
          </table:table-cell>
          <table:table-cell office:value-type="float" office:value="-482.5" table:style-name="ce1">
            <text:p>-482,5</text:p>
          </table:table-cell>
          <table:table-cell office:value-type="float" office:value="515.79999999999995" table:style-name="ce1">
            <text:p>515,8</text:p>
          </table:table-cell>
          <table:table-cell office:value-type="float" office:value="588.6" table:style-name="ce1">
            <text:p>588,6</text:p>
          </table:table-cell>
          <table:table-cell office:value-type="float" office:value="-111.5" table:style-name="ce1">
            <text:p>-111,5</text:p>
          </table:table-cell>
          <table:table-cell office:value-type="float" office:value="205.5" table:style-name="ce1">
            <text:p>205,5</text:p>
          </table:table-cell>
          <table:table-cell office:value-type="float" office:value="-568.4" table:style-name="ce1">
            <text:p>-568,4</text:p>
          </table:table-cell>
          <table:table-cell office:value-type="float" office:value="587.70000000000005" table:style-name="ce1">
            <text:p>587,7</text:p>
          </table:table-cell>
          <table:table-cell office:value-type="float" office:value="-510.1" table:style-name="ce1">
            <text:p>-510,1</text:p>
          </table:table-cell>
          <table:table-cell office:value-type="float" office:value="525.5" table:style-name="ce1">
            <text:p>525,5</text:p>
          </table:table-cell>
          <table:table-cell office:value-type="float" office:value="429.6" table:style-name="ce1">
            <text:p>429,6</text:p>
          </table:table-cell>
          <table:table-cell office:value-type="float" office:value="-435.3" table:style-name="ce1">
            <text:p>-435,3</text:p>
          </table:table-cell>
          <table:table-cell office:value-type="float" office:value="739.6" table:style-name="ce1">
            <text:p>739,6</text:p>
          </table:table-cell>
          <table:table-cell office:value-type="float" office:value="224.2" table:style-name="ce1">
            <text:p>224,2</text:p>
          </table:table-cell>
          <table:table-cell office:value-type="float" office:value="-174.6" table:style-name="ce1">
            <text:p>-174,6</text:p>
          </table:table-cell>
          <table:table-cell office:value-type="float" office:value="145.30000000000001" table:style-name="ce1">
            <text:p>145,3</text:p>
          </table:table-cell>
          <table:table-cell office:value-type="float" office:value="-264.8" table:style-name="ce1">
            <text:p>-264,8</text:p>
          </table:table-cell>
          <table:table-cell office:value-type="float" office:value="-296.89999999999998" table:style-name="ce1">
            <text:p>-296,9</text:p>
          </table:table-cell>
          <table:table-cell office:value-type="float" office:value="726.3" table:style-name="ce1">
            <text:p>726,3</text:p>
          </table:table-cell>
          <table:table-cell office:value-type="float" office:value="-424.4" table:style-name="ce1">
            <text:p>-424,4</text:p>
          </table:table-cell>
          <table:table-cell office:value-type="float" office:value="-464.2" table:style-name="ce1">
            <text:p>-464,2</text:p>
          </table:table-cell>
          <table:table-cell table:number-columns-repeated="16344"/>
        </table:table-row>
        <table:table-row table:style-name="ro1">
          <table:table-cell office:value-type="float" office:value="-850" table:style-name="ce1">
            <text:p>-850</text:p>
          </table:table-cell>
          <table:table-cell office:value-type="float" office:value="968.7" table:style-name="ce1">
            <text:p>968,7</text:p>
          </table:table-cell>
          <table:table-cell office:value-type="float" office:value="-249.7" table:style-name="ce1">
            <text:p>-249,7</text:p>
          </table:table-cell>
          <table:table-cell office:value-type="float" office:value="-662.2" table:style-name="ce1">
            <text:p>-662,2</text:p>
          </table:table-cell>
          <table:table-cell office:value-type="float" office:value="-329.6" table:style-name="ce1">
            <text:p>-329,6</text:p>
          </table:table-cell>
          <table:table-cell office:value-type="float" office:value="-996.9" table:style-name="ce1">
            <text:p>-996,9</text:p>
          </table:table-cell>
          <table:table-cell office:value-type="float" office:value="-129.69999999999999" table:style-name="ce1">
            <text:p>-129,7</text:p>
          </table:table-cell>
          <table:table-cell office:value-type="float" office:value="360.9" table:style-name="ce1">
            <text:p>360,9</text:p>
          </table:table-cell>
          <table:table-cell office:value-type="float" office:value="-103.3" table:style-name="ce1">
            <text:p>-103,3</text:p>
          </table:table-cell>
          <table:table-cell office:value-type="float" office:value="-476.5" table:style-name="ce1">
            <text:p>-476,5</text:p>
          </table:table-cell>
          <table:table-cell office:value-type="float" office:value="954.2" table:style-name="ce1">
            <text:p>954,2</text:p>
          </table:table-cell>
          <table:table-cell office:value-type="float" office:value="-1.9" table:style-name="ce1">
            <text:p>-1,9</text:p>
          </table:table-cell>
          <table:table-cell office:value-type="float" office:value="-427.7" table:style-name="ce1">
            <text:p>-427,7</text:p>
          </table:table-cell>
          <table:table-cell office:value-type="float" office:value="-275.10000000000002" table:style-name="ce1">
            <text:p>-275,1</text:p>
          </table:table-cell>
          <table:table-cell office:value-type="float" office:value="264.5" table:style-name="ce1">
            <text:p>264,5</text:p>
          </table:table-cell>
          <table:table-cell office:value-type="float" office:value="-740.9" table:style-name="ce1">
            <text:p>-740,9</text:p>
          </table:table-cell>
          <table:table-cell office:value-type="float" office:value="915.2" table:style-name="ce1">
            <text:p>915,2</text:p>
          </table:table-cell>
          <table:table-cell office:value-type="float" office:value="-726.3" table:style-name="ce1">
            <text:p>-726,3</text:p>
          </table:table-cell>
          <table:table-cell office:value-type="float" office:value="-219.4" table:style-name="ce1">
            <text:p>-219,4</text:p>
          </table:table-cell>
          <table:table-cell office:value-type="float" office:value="16" table:style-name="ce1">
            <text:p>16</text:p>
          </table:table-cell>
          <table:table-cell office:value-type="float" office:value="135.19999999999999" table:style-name="ce1">
            <text:p>135,2</text:p>
          </table:table-cell>
          <table:table-cell office:value-type="float" office:value="407.4" table:style-name="ce1">
            <text:p>407,4</text:p>
          </table:table-cell>
          <table:table-cell office:value-type="float" office:value="-440.5" table:style-name="ce1">
            <text:p>-440,5</text:p>
          </table:table-cell>
          <table:table-cell office:value-type="float" office:value="-961.5" table:style-name="ce1">
            <text:p>-961,5</text:p>
          </table:table-cell>
          <table:table-cell office:value-type="float" office:value="-847.3" table:style-name="ce1">
            <text:p>-847,3</text:p>
          </table:table-cell>
          <table:table-cell office:value-type="float" office:value="-94.5" table:style-name="ce1">
            <text:p>-94,5</text:p>
          </table:table-cell>
          <table:table-cell office:value-type="float" office:value="550.6" table:style-name="ce1">
            <text:p>550,6</text:p>
          </table:table-cell>
          <table:table-cell office:value-type="float" office:value="813.4" table:style-name="ce1">
            <text:p>813,4</text:p>
          </table:table-cell>
          <table:table-cell office:value-type="float" office:value="918.2" table:style-name="ce1">
            <text:p>918,2</text:p>
          </table:table-cell>
          <table:table-cell office:value-type="float" office:value="-619" table:style-name="ce1">
            <text:p>-619</text:p>
          </table:table-cell>
          <table:table-cell office:value-type="float" office:value="-241.7" table:style-name="ce1">
            <text:p>-241,7</text:p>
          </table:table-cell>
          <table:table-cell office:value-type="float" office:value="-541.6" table:style-name="ce1">
            <text:p>-541,6</text:p>
          </table:table-cell>
          <table:table-cell office:value-type="float" office:value="-68.099999999999994" table:style-name="ce1">
            <text:p>-68,1</text:p>
          </table:table-cell>
          <table:table-cell office:value-type="float" office:value="-98.7" table:style-name="ce1">
            <text:p>-98,7</text:p>
          </table:table-cell>
          <table:table-cell office:value-type="float" office:value="-774.3" table:style-name="ce1">
            <text:p>-774,3</text:p>
          </table:table-cell>
          <table:table-cell office:value-type="float" office:value="-285.3" table:style-name="ce1">
            <text:p>-285,3</text:p>
          </table:table-cell>
          <table:table-cell office:value-type="float" office:value="490.1" table:style-name="ce1">
            <text:p>490,1</text:p>
          </table:table-cell>
          <table:table-cell office:value-type="float" office:value="-391.9" table:style-name="ce1">
            <text:p>-391,9</text:p>
          </table:table-cell>
          <table:table-cell office:value-type="float" office:value="83.2" table:style-name="ce1">
            <text:p>83,2</text:p>
          </table:table-cell>
          <table:table-cell office:value-type="float" office:value="813.2" table:style-name="ce1">
            <text:p>813,2</text:p>
          </table:table-cell>
          <table:table-cell table:number-columns-repeated="16344"/>
        </table:table-row>
        <table:table-row table:style-name="ro1">
          <table:table-cell office:value-type="float" office:value="-702.7" table:style-name="ce1">
            <text:p>-702,7</text:p>
          </table:table-cell>
          <table:table-cell office:value-type="float" office:value="-269" table:style-name="ce1">
            <text:p>-269</text:p>
          </table:table-cell>
          <table:table-cell office:value-type="float" office:value="861" table:style-name="ce1">
            <text:p>861</text:p>
          </table:table-cell>
          <table:table-cell office:value-type="float" office:value="999" table:style-name="ce1">
            <text:p>999</text:p>
          </table:table-cell>
          <table:table-cell office:value-type="float" office:value="-850.5" table:style-name="ce1">
            <text:p>-850,5</text:p>
          </table:table-cell>
          <table:table-cell office:value-type="float" office:value="-106.3" table:style-name="ce1">
            <text:p>-106,3</text:p>
          </table:table-cell>
          <table:table-cell office:value-type="float" office:value="-365" table:style-name="ce1">
            <text:p>-365</text:p>
          </table:table-cell>
          <table:table-cell office:value-type="float" office:value="895.7" table:style-name="ce1">
            <text:p>895,7</text:p>
          </table:table-cell>
          <table:table-cell office:value-type="float" office:value="-725.6" table:style-name="ce1">
            <text:p>-725,6</text:p>
          </table:table-cell>
          <table:table-cell office:value-type="float" office:value="-336.2" table:style-name="ce1">
            <text:p>-336,2</text:p>
          </table:table-cell>
          <table:table-cell office:value-type="float" office:value="-816.2" table:style-name="ce1">
            <text:p>-816,2</text:p>
          </table:table-cell>
          <table:table-cell office:value-type="float" office:value="-792.6" table:style-name="ce1">
            <text:p>-792,6</text:p>
          </table:table-cell>
          <table:table-cell office:value-type="float" office:value="238.6" table:style-name="ce1">
            <text:p>238,6</text:p>
          </table:table-cell>
          <table:table-cell office:value-type="float" office:value="497.6" table:style-name="ce1">
            <text:p>497,6</text:p>
          </table:table-cell>
          <table:table-cell office:value-type="float" office:value="-671.8" table:style-name="ce1">
            <text:p>-671,8</text:p>
          </table:table-cell>
          <table:table-cell office:value-type="float" office:value="669.3" table:style-name="ce1">
            <text:p>669,3</text:p>
          </table:table-cell>
          <table:table-cell office:value-type="float" office:value="25.6" table:style-name="ce1">
            <text:p>25,6</text:p>
          </table:table-cell>
          <table:table-cell office:value-type="float" office:value="-228.7" table:style-name="ce1">
            <text:p>-228,7</text:p>
          </table:table-cell>
          <table:table-cell office:value-type="float" office:value="-718.7" table:style-name="ce1">
            <text:p>-718,7</text:p>
          </table:table-cell>
          <table:table-cell office:value-type="float" office:value="564" table:style-name="ce1">
            <text:p>564</text:p>
          </table:table-cell>
          <table:table-cell office:value-type="float" office:value="681.8" table:style-name="ce1">
            <text:p>681,8</text:p>
          </table:table-cell>
          <table:table-cell office:value-type="float" office:value="947.6" table:style-name="ce1">
            <text:p>947,6</text:p>
          </table:table-cell>
          <table:table-cell office:value-type="float" office:value="966.8" table:style-name="ce1">
            <text:p>966,8</text:p>
          </table:table-cell>
          <table:table-cell office:value-type="float" office:value="162.6" table:style-name="ce1">
            <text:p>162,6</text:p>
          </table:table-cell>
          <table:table-cell office:value-type="float" office:value="978.9" table:style-name="ce1">
            <text:p>978,9</text:p>
          </table:table-cell>
          <table:table-cell office:value-type="float" office:value="735.9" table:style-name="ce1">
            <text:p>735,9</text:p>
          </table:table-cell>
          <table:table-cell office:value-type="float" office:value="954.7" table:style-name="ce1">
            <text:p>954,7</text:p>
          </table:table-cell>
          <table:table-cell office:value-type="float" office:value="625.9" table:style-name="ce1">
            <text:p>625,9</text:p>
          </table:table-cell>
          <table:table-cell office:value-type="float" office:value="-384" table:style-name="ce1">
            <text:p>-384</text:p>
          </table:table-cell>
          <table:table-cell office:value-type="float" office:value="-283.10000000000002" table:style-name="ce1">
            <text:p>-283,1</text:p>
          </table:table-cell>
          <table:table-cell office:value-type="float" office:value="-889.5" table:style-name="ce1">
            <text:p>-889,5</text:p>
          </table:table-cell>
          <table:table-cell office:value-type="float" office:value="-997.9" table:style-name="ce1">
            <text:p>-997,9</text:p>
          </table:table-cell>
          <table:table-cell office:value-type="float" office:value="-163.69999999999999" table:style-name="ce1">
            <text:p>-163,7</text:p>
          </table:table-cell>
          <table:table-cell office:value-type="float" office:value="-829.1" table:style-name="ce1">
            <text:p>-829,1</text:p>
          </table:table-cell>
          <table:table-cell office:value-type="float" office:value="899.8" table:style-name="ce1">
            <text:p>899,8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-859.8" table:style-name="ce1">
            <text:p>-859,8</text:p>
          </table:table-cell>
          <table:table-cell office:value-type="float" office:value="-938.6" table:style-name="ce1">
            <text:p>-938,6</text:p>
          </table:table-cell>
          <table:table-cell office:value-type="float" office:value="992.3" table:style-name="ce1">
            <text:p>992,3</text:p>
          </table:table-cell>
          <table:table-cell office:value-type="float" office:value="982.7" table:style-name="ce1">
            <text:p>982,7</text:p>
          </table:table-cell>
          <table:table-cell table:number-columns-repeated="16344"/>
        </table:table-row>
        <table:table-row table:style-name="ro1">
          <table:table-cell office:value-type="float" office:value="756.4" table:style-name="ce1">
            <text:p>756,4</text:p>
          </table:table-cell>
          <table:table-cell office:value-type="float" office:value="212.7" table:style-name="ce1">
            <text:p>212,7</text:p>
          </table:table-cell>
          <table:table-cell office:value-type="float" office:value="-963.6" table:style-name="ce1">
            <text:p>-963,6</text:p>
          </table:table-cell>
          <table:table-cell office:value-type="float" office:value="-348.2" table:style-name="ce1">
            <text:p>-348,2</text:p>
          </table:table-cell>
          <table:table-cell office:value-type="float" office:value="99.5" table:style-name="ce1">
            <text:p>99,5</text:p>
          </table:table-cell>
          <table:table-cell office:value-type="float" office:value="-554.29999999999995" table:style-name="ce1">
            <text:p>-554,3</text:p>
          </table:table-cell>
          <table:table-cell office:value-type="float" office:value="259.39999999999998" table:style-name="ce1">
            <text:p>259,4</text:p>
          </table:table-cell>
          <table:table-cell office:value-type="float" office:value="-927.3" table:style-name="ce1">
            <text:p>-927,3</text:p>
          </table:table-cell>
          <table:table-cell office:value-type="float" office:value="652.5" table:style-name="ce1">
            <text:p>652,5</text:p>
          </table:table-cell>
          <table:table-cell office:value-type="float" office:value="588.9" table:style-name="ce1">
            <text:p>588,9</text:p>
          </table:table-cell>
          <table:table-cell office:value-type="float" office:value="-421.6" table:style-name="ce1">
            <text:p>-421,6</text:p>
          </table:table-cell>
          <table:table-cell office:value-type="float" office:value="31.3" table:style-name="ce1">
            <text:p>31,3</text:p>
          </table:table-cell>
          <table:table-cell office:value-type="float" office:value="406.9" table:style-name="ce1">
            <text:p>406,9</text:p>
          </table:table-cell>
          <table:table-cell office:value-type="float" office:value="-353.4" table:style-name="ce1">
            <text:p>-353,4</text:p>
          </table:table-cell>
          <table:table-cell office:value-type="float" office:value="-824.2" table:style-name="ce1">
            <text:p>-824,2</text:p>
          </table:table-cell>
          <table:table-cell office:value-type="float" office:value="-174.4" table:style-name="ce1">
            <text:p>-174,4</text:p>
          </table:table-cell>
          <table:table-cell office:value-type="float" office:value="-710.4" table:style-name="ce1">
            <text:p>-710,4</text:p>
          </table:table-cell>
          <table:table-cell office:value-type="float" office:value="160.5" table:style-name="ce1">
            <text:p>160,5</text:p>
          </table:table-cell>
          <table:table-cell office:value-type="float" office:value="460.4" table:style-name="ce1">
            <text:p>460,4</text:p>
          </table:table-cell>
          <table:table-cell office:value-type="float" office:value="-0.4" table:style-name="ce1">
            <text:p>-0,4</text:p>
          </table:table-cell>
          <table:table-cell office:value-type="float" office:value="147.30000000000001" table:style-name="ce1">
            <text:p>147,3</text:p>
          </table:table-cell>
          <table:table-cell office:value-type="float" office:value="-524" table:style-name="ce1">
            <text:p>-524</text:p>
          </table:table-cell>
          <table:table-cell office:value-type="float" office:value="-927.1" table:style-name="ce1">
            <text:p>-927,1</text:p>
          </table:table-cell>
          <table:table-cell office:value-type="float" office:value="-711.9" table:style-name="ce1">
            <text:p>-711,9</text:p>
          </table:table-cell>
          <table:table-cell office:value-type="float" office:value="112.5" table:style-name="ce1">
            <text:p>112,5</text:p>
          </table:table-cell>
          <table:table-cell office:value-type="float" office:value="988.9" table:style-name="ce1">
            <text:p>988,9</text:p>
          </table:table-cell>
          <table:table-cell office:value-type="float" office:value="379.4" table:style-name="ce1">
            <text:p>379,4</text:p>
          </table:table-cell>
          <table:table-cell office:value-type="float" office:value="-448.7" table:style-name="ce1">
            <text:p>-448,7</text:p>
          </table:table-cell>
          <table:table-cell office:value-type="float" office:value="-428.2" table:style-name="ce1">
            <text:p>-428,2</text:p>
          </table:table-cell>
          <table:table-cell office:value-type="float" office:value="533" table:style-name="ce1">
            <text:p>533</text:p>
          </table:table-cell>
          <table:table-cell office:value-type="float" office:value="-755.4" table:style-name="ce1">
            <text:p>-755,4</text:p>
          </table:table-cell>
          <table:table-cell office:value-type="float" office:value="875.2" table:style-name="ce1">
            <text:p>875,2</text:p>
          </table:table-cell>
          <table:table-cell office:value-type="float" office:value="889.8" table:style-name="ce1">
            <text:p>889,8</text:p>
          </table:table-cell>
          <table:table-cell office:value-type="float" office:value="-830.6" table:style-name="ce1">
            <text:p>-830,6</text:p>
          </table:table-cell>
          <table:table-cell office:value-type="float" office:value="-459.7" table:style-name="ce1">
            <text:p>-459,7</text:p>
          </table:table-cell>
          <table:table-cell office:value-type="float" office:value="505.8" table:style-name="ce1">
            <text:p>505,8</text:p>
          </table:table-cell>
          <table:table-cell office:value-type="float" office:value="-903.8" table:style-name="ce1">
            <text:p>-903,8</text:p>
          </table:table-cell>
          <table:table-cell office:value-type="float" office:value="-300.89999999999998" table:style-name="ce1">
            <text:p>-300,9</text:p>
          </table:table-cell>
          <table:table-cell office:value-type="float" office:value="113.3" table:style-name="ce1">
            <text:p>113,3</text:p>
          </table:table-cell>
          <table:table-cell office:value-type="float" office:value="586.79999999999995" table:style-name="ce1">
            <text:p>586,8</text:p>
          </table:table-cell>
          <table:table-cell table:number-columns-repeated="16344"/>
        </table:table-row>
        <table:table-row table:style-name="ro1">
          <table:table-cell office:value-type="float" office:value="781.8" table:style-name="ce1">
            <text:p>781,8</text:p>
          </table:table-cell>
          <table:table-cell office:value-type="float" office:value="61.6" table:style-name="ce1">
            <text:p>61,6</text:p>
          </table:table-cell>
          <table:table-cell office:value-type="float" office:value="771.7" table:style-name="ce1">
            <text:p>771,7</text:p>
          </table:table-cell>
          <table:table-cell office:value-type="float" office:value="-955.6" table:style-name="ce1">
            <text:p>-955,6</text:p>
          </table:table-cell>
          <table:table-cell office:value-type="float" office:value="393" table:style-name="ce1">
            <text:p>393</text:p>
          </table:table-cell>
          <table:table-cell office:value-type="float" office:value="430.6" table:style-name="ce1">
            <text:p>430,6</text:p>
          </table:table-cell>
          <table:table-cell office:value-type="float" office:value="416.8" table:style-name="ce1">
            <text:p>416,8</text:p>
          </table:table-cell>
          <table:table-cell office:value-type="float" office:value="640" table:style-name="ce1">
            <text:p>640</text:p>
          </table:table-cell>
          <table:table-cell office:value-type="float" office:value="696" table:style-name="ce1">
            <text:p>696</text:p>
          </table:table-cell>
          <table:table-cell office:value-type="float" office:value="587.1" table:style-name="ce1">
            <text:p>587,1</text:p>
          </table:table-cell>
          <table:table-cell office:value-type="float" office:value="-576.1" table:style-name="ce1">
            <text:p>-576,1</text:p>
          </table:table-cell>
          <table:table-cell office:value-type="float" office:value="205" table:style-name="ce1">
            <text:p>205</text:p>
          </table:table-cell>
          <table:table-cell office:value-type="float" office:value="741.1" table:style-name="ce1">
            <text:p>741,1</text:p>
          </table:table-cell>
          <table:table-cell office:value-type="float" office:value="-645.9" table:style-name="ce1">
            <text:p>-645,9</text:p>
          </table:table-cell>
          <table:table-cell office:value-type="float" office:value="-327.7" table:style-name="ce1">
            <text:p>-327,7</text:p>
          </table:table-cell>
          <table:table-cell office:value-type="float" office:value="81.3" table:style-name="ce1">
            <text:p>81,3</text:p>
          </table:table-cell>
          <table:table-cell office:value-type="float" office:value="-549.1" table:style-name="ce1">
            <text:p>-549,1</text:p>
          </table:table-cell>
          <table:table-cell office:value-type="float" office:value="455.9" table:style-name="ce1">
            <text:p>455,9</text:p>
          </table:table-cell>
          <table:table-cell office:value-type="float" office:value="211.5" table:style-name="ce1">
            <text:p>211,5</text:p>
          </table:table-cell>
          <table:table-cell office:value-type="float" office:value="835.5" table:style-name="ce1">
            <text:p>835,5</text:p>
          </table:table-cell>
          <table:table-cell office:value-type="float" office:value="165.2" table:style-name="ce1">
            <text:p>165,2</text:p>
          </table:table-cell>
          <table:table-cell office:value-type="float" office:value="-193" table:style-name="ce1">
            <text:p>-193</text:p>
          </table:table-cell>
          <table:table-cell office:value-type="float" office:value="649.4" table:style-name="ce1">
            <text:p>649,4</text:p>
          </table:table-cell>
          <table:table-cell office:value-type="float" office:value="-765" table:style-name="ce1">
            <text:p>-765</text:p>
          </table:table-cell>
          <table:table-cell office:value-type="float" office:value="705.9" table:style-name="ce1">
            <text:p>705,9</text:p>
          </table:table-cell>
          <table:table-cell office:value-type="float" office:value="758.3" table:style-name="ce1">
            <text:p>758,3</text:p>
          </table:table-cell>
          <table:table-cell office:value-type="float" office:value="-670.5" table:style-name="ce1">
            <text:p>-670,5</text:p>
          </table:table-cell>
          <table:table-cell office:value-type="float" office:value="208.9" table:style-name="ce1">
            <text:p>208,9</text:p>
          </table:table-cell>
          <table:table-cell office:value-type="float" office:value="-102.6" table:style-name="ce1">
            <text:p>-102,6</text:p>
          </table:table-cell>
          <table:table-cell office:value-type="float" office:value="-583.79999999999995" table:style-name="ce1">
            <text:p>-583,8</text:p>
          </table:table-cell>
          <table:table-cell office:value-type="float" office:value="703.9" table:style-name="ce1">
            <text:p>703,9</text:p>
          </table:table-cell>
          <table:table-cell office:value-type="float" office:value="-450" table:style-name="ce1">
            <text:p>-450</text:p>
          </table:table-cell>
          <table:table-cell office:value-type="float" office:value="-271.10000000000002" table:style-name="ce1">
            <text:p>-271,1</text:p>
          </table:table-cell>
          <table:table-cell office:value-type="float" office:value="3.4" table:style-name="ce1">
            <text:p>3,4</text:p>
          </table:table-cell>
          <table:table-cell office:value-type="float" office:value="-451.6" table:style-name="ce1">
            <text:p>-451,6</text:p>
          </table:table-cell>
          <table:table-cell office:value-type="float" office:value="-600.29999999999995" table:style-name="ce1">
            <text:p>-600,3</text:p>
          </table:table-cell>
          <table:table-cell office:value-type="float" office:value="-64.900000000000006" table:style-name="ce1">
            <text:p>-64,9</text:p>
          </table:table-cell>
          <table:table-cell office:value-type="float" office:value="498.5" table:style-name="ce1">
            <text:p>498,5</text:p>
          </table:table-cell>
          <table:table-cell office:value-type="float" office:value="-578.1" table:style-name="ce1">
            <text:p>-578,1</text:p>
          </table:table-cell>
          <table:table-cell office:value-type="float" office:value="-844.3" table:style-name="ce1">
            <text:p>-844,3</text:p>
          </table:table-cell>
          <table:table-cell table:number-columns-repeated="16344"/>
        </table:table-row>
        <table:table-row table:style-name="ro1">
          <table:table-cell office:value-type="float" office:value="-270.89999999999998" table:style-name="ce1">
            <text:p>-270,9</text:p>
          </table:table-cell>
          <table:table-cell office:value-type="float" office:value="450.6" table:style-name="ce1">
            <text:p>450,6</text:p>
          </table:table-cell>
          <table:table-cell office:value-type="float" office:value="-940.5" table:style-name="ce1">
            <text:p>-940,5</text:p>
          </table:table-cell>
          <table:table-cell office:value-type="float" office:value="-209.9" table:style-name="ce1">
            <text:p>-209,9</text:p>
          </table:table-cell>
          <table:table-cell office:value-type="float" office:value="639.5" table:style-name="ce1">
            <text:p>639,5</text:p>
          </table:table-cell>
          <table:table-cell office:value-type="float" office:value="-59.9" table:style-name="ce1">
            <text:p>-59,9</text:p>
          </table:table-cell>
          <table:table-cell office:value-type="float" office:value="704.1" table:style-name="ce1">
            <text:p>704,1</text:p>
          </table:table-cell>
          <table:table-cell office:value-type="float" office:value="902.5" table:style-name="ce1">
            <text:p>902,5</text:p>
          </table:table-cell>
          <table:table-cell office:value-type="float" office:value="202.2" table:style-name="ce1">
            <text:p>202,2</text:p>
          </table:table-cell>
          <table:table-cell office:value-type="float" office:value="251.5" table:style-name="ce1">
            <text:p>251,5</text:p>
          </table:table-cell>
          <table:table-cell office:value-type="float" office:value="-529.6" table:style-name="ce1">
            <text:p>-529,6</text:p>
          </table:table-cell>
          <table:table-cell office:value-type="float" office:value="960" table:style-name="ce1">
            <text:p>960</text:p>
          </table:table-cell>
          <table:table-cell office:value-type="float" office:value="54.2" table:style-name="ce1">
            <text:p>54,2</text:p>
          </table:table-cell>
          <table:table-cell office:value-type="float" office:value="-255.9" table:style-name="ce1">
            <text:p>-255,9</text:p>
          </table:table-cell>
          <table:table-cell office:value-type="float" office:value="-532.79999999999995" table:style-name="ce1">
            <text:p>-532,8</text:p>
          </table:table-cell>
          <table:table-cell office:value-type="float" office:value="60.7" table:style-name="ce1">
            <text:p>60,7</text:p>
          </table:table-cell>
          <table:table-cell office:value-type="float" office:value="379.3" table:style-name="ce1">
            <text:p>379,3</text:p>
          </table:table-cell>
          <table:table-cell office:value-type="float" office:value="786.7" table:style-name="ce1">
            <text:p>786,7</text:p>
          </table:table-cell>
          <table:table-cell office:value-type="float" office:value="331.2" table:style-name="ce1">
            <text:p>331,2</text:p>
          </table:table-cell>
          <table:table-cell office:value-type="float" office:value="233.9" table:style-name="ce1">
            <text:p>233,9</text:p>
          </table:table-cell>
          <table:table-cell office:value-type="float" office:value="895.3" table:style-name="ce1">
            <text:p>895,3</text:p>
          </table:table-cell>
          <table:table-cell office:value-type="float" office:value="761.7" table:style-name="ce1">
            <text:p>761,7</text:p>
          </table:table-cell>
          <table:table-cell office:value-type="float" office:value="452.8" table:style-name="ce1">
            <text:p>452,8</text:p>
          </table:table-cell>
          <table:table-cell office:value-type="float" office:value="-215.3" table:style-name="ce1">
            <text:p>-215,3</text:p>
          </table:table-cell>
          <table:table-cell office:value-type="float" office:value="-44" table:style-name="ce1">
            <text:p>-44</text:p>
          </table:table-cell>
          <table:table-cell office:value-type="float" office:value="984.1" table:style-name="ce1">
            <text:p>984,1</text:p>
          </table:table-cell>
          <table:table-cell office:value-type="float" office:value="40.6" table:style-name="ce1">
            <text:p>40,6</text:p>
          </table:table-cell>
          <table:table-cell office:value-type="float" office:value="-219.3" table:style-name="ce1">
            <text:p>-219,3</text:p>
          </table:table-cell>
          <table:table-cell office:value-type="float" office:value="-897.1" table:style-name="ce1">
            <text:p>-897,1</text:p>
          </table:table-cell>
          <table:table-cell office:value-type="float" office:value="-905.6" table:style-name="ce1">
            <text:p>-905,6</text:p>
          </table:table-cell>
          <table:table-cell office:value-type="float" office:value="490.2" table:style-name="ce1">
            <text:p>490,2</text:p>
          </table:table-cell>
          <table:table-cell office:value-type="float" office:value="684.8" table:style-name="ce1">
            <text:p>684,8</text:p>
          </table:table-cell>
          <table:table-cell office:value-type="float" office:value="-552.5" table:style-name="ce1">
            <text:p>-552,5</text:p>
          </table:table-cell>
          <table:table-cell office:value-type="float" office:value="-111.7" table:style-name="ce1">
            <text:p>-111,7</text:p>
          </table:table-cell>
          <table:table-cell office:value-type="float" office:value="883.8" table:style-name="ce1">
            <text:p>883,8</text:p>
          </table:table-cell>
          <table:table-cell office:value-type="float" office:value="-32.6" table:style-name="ce1">
            <text:p>-32,6</text:p>
          </table:table-cell>
          <table:table-cell office:value-type="float" office:value="-656.2" table:style-name="ce1">
            <text:p>-656,2</text:p>
          </table:table-cell>
          <table:table-cell office:value-type="float" office:value="-393.3" table:style-name="ce1">
            <text:p>-393,3</text:p>
          </table:table-cell>
          <table:table-cell office:value-type="float" office:value="-343.3" table:style-name="ce1">
            <text:p>-343,3</text:p>
          </table:table-cell>
          <table:table-cell office:value-type="float" office:value="-602.4" table:style-name="ce1">
            <text:p>-602,4</text:p>
          </table:table-cell>
          <table:table-cell table:number-columns-repeated="16344"/>
        </table:table-row>
        <table:table-row table:style-name="ro1">
          <table:table-cell office:value-type="float" office:value="892.1" table:style-name="ce1">
            <text:p>892,1</text:p>
          </table:table-cell>
          <table:table-cell office:value-type="float" office:value="-574.79999999999995" table:style-name="ce1">
            <text:p>-574,8</text:p>
          </table:table-cell>
          <table:table-cell office:value-type="float" office:value="382.8" table:style-name="ce1">
            <text:p>382,8</text:p>
          </table:table-cell>
          <table:table-cell office:value-type="float" office:value="-35" table:style-name="ce1">
            <text:p>-35</text:p>
          </table:table-cell>
          <table:table-cell office:value-type="float" office:value="799.9" table:style-name="ce1">
            <text:p>799,9</text:p>
          </table:table-cell>
          <table:table-cell office:value-type="float" office:value="957.8" table:style-name="ce1">
            <text:p>957,8</text:p>
          </table:table-cell>
          <table:table-cell office:value-type="float" office:value="731.7" table:style-name="ce1">
            <text:p>731,7</text:p>
          </table:table-cell>
          <table:table-cell office:value-type="float" office:value="-643.6" table:style-name="ce1">
            <text:p>-643,6</text:p>
          </table:table-cell>
          <table:table-cell office:value-type="float" office:value="-151.5" table:style-name="ce1">
            <text:p>-151,5</text:p>
          </table:table-cell>
          <table:table-cell office:value-type="float" office:value="-444.3" table:style-name="ce1">
            <text:p>-444,3</text:p>
          </table:table-cell>
          <table:table-cell office:value-type="float" office:value="17.2" table:style-name="ce1">
            <text:p>17,2</text:p>
          </table:table-cell>
          <table:table-cell office:value-type="float" office:value="-385.8" table:style-name="ce1">
            <text:p>-385,8</text:p>
          </table:table-cell>
          <table:table-cell office:value-type="float" office:value="-343.3" table:style-name="ce1">
            <text:p>-343,3</text:p>
          </table:table-cell>
          <table:table-cell office:value-type="float" office:value="668.6" table:style-name="ce1">
            <text:p>668,6</text:p>
          </table:table-cell>
          <table:table-cell office:value-type="float" office:value="-135.9" table:style-name="ce1">
            <text:p>-135,9</text:p>
          </table:table-cell>
          <table:table-cell office:value-type="float" office:value="399" table:style-name="ce1">
            <text:p>399</text:p>
          </table:table-cell>
          <table:table-cell office:value-type="float" office:value="-291.89999999999998" table:style-name="ce1">
            <text:p>-291,9</text:p>
          </table:table-cell>
          <table:table-cell office:value-type="float" office:value="651.4" table:style-name="ce1">
            <text:p>651,4</text:p>
          </table:table-cell>
          <table:table-cell office:value-type="float" office:value="370.8" table:style-name="ce1">
            <text:p>370,8</text:p>
          </table:table-cell>
          <table:table-cell office:value-type="float" office:value="-246.9" table:style-name="ce1">
            <text:p>-246,9</text:p>
          </table:table-cell>
          <table:table-cell office:value-type="float" office:value="-94.6" table:style-name="ce1">
            <text:p>-94,6</text:p>
          </table:table-cell>
          <table:table-cell office:value-type="float" office:value="-580" table:style-name="ce1">
            <text:p>-580</text:p>
          </table:table-cell>
          <table:table-cell office:value-type="float" office:value="-475.8" table:style-name="ce1">
            <text:p>-475,8</text:p>
          </table:table-cell>
          <table:table-cell office:value-type="float" office:value="-345.5" table:style-name="ce1">
            <text:p>-345,5</text:p>
          </table:table-cell>
          <table:table-cell office:value-type="float" office:value="916.8" table:style-name="ce1">
            <text:p>916,8</text:p>
          </table:table-cell>
          <table:table-cell office:value-type="float" office:value="-801.6" table:style-name="ce1">
            <text:p>-801,6</text:p>
          </table:table-cell>
          <table:table-cell office:value-type="float" office:value="-779.3" table:style-name="ce1">
            <text:p>-779,3</text:p>
          </table:table-cell>
          <table:table-cell office:value-type="float" office:value="931.9" table:style-name="ce1">
            <text:p>931,9</text:p>
          </table:table-cell>
          <table:table-cell office:value-type="float" office:value="-911.3" table:style-name="ce1">
            <text:p>-911,3</text:p>
          </table:table-cell>
          <table:table-cell office:value-type="float" office:value="-337.5" table:style-name="ce1">
            <text:p>-337,5</text:p>
          </table:table-cell>
          <table:table-cell office:value-type="float" office:value="-894.4" table:style-name="ce1">
            <text:p>-894,4</text:p>
          </table:table-cell>
          <table:table-cell office:value-type="float" office:value="-878.4" table:style-name="ce1">
            <text:p>-878,4</text:p>
          </table:table-cell>
          <table:table-cell office:value-type="float" office:value="-814.5" table:style-name="ce1">
            <text:p>-814,5</text:p>
          </table:table-cell>
          <table:table-cell office:value-type="float" office:value="60" table:style-name="ce1">
            <text:p>60</text:p>
          </table:table-cell>
          <table:table-cell office:value-type="float" office:value="928.4" table:style-name="ce1">
            <text:p>928,4</text:p>
          </table:table-cell>
          <table:table-cell office:value-type="float" office:value="835.8" table:style-name="ce1">
            <text:p>835,8</text:p>
          </table:table-cell>
          <table:table-cell office:value-type="float" office:value="998.8" table:style-name="ce1">
            <text:p>998,8</text:p>
          </table:table-cell>
          <table:table-cell office:value-type="float" office:value="405.8" table:style-name="ce1">
            <text:p>405,8</text:p>
          </table:table-cell>
          <table:table-cell office:value-type="float" office:value="-155.5" table:style-name="ce1">
            <text:p>-155,5</text:p>
          </table:table-cell>
          <table:table-cell office:value-type="float" office:value="542.5" table:style-name="ce1">
            <text:p>542,5</text:p>
          </table:table-cell>
          <table:table-cell table:number-columns-repeated="16344"/>
        </table:table-row>
        <table:table-row table:style-name="ro1">
          <table:table-cell office:value-type="float" office:value="762.9" table:style-name="ce1">
            <text:p>762,9</text:p>
          </table:table-cell>
          <table:table-cell office:value-type="float" office:value="841.1" table:style-name="ce1">
            <text:p>841,1</text:p>
          </table:table-cell>
          <table:table-cell office:value-type="float" office:value="92.8" table:style-name="ce1">
            <text:p>92,8</text:p>
          </table:table-cell>
          <table:table-cell office:value-type="float" office:value="-787.8" table:style-name="ce1">
            <text:p>-787,8</text:p>
          </table:table-cell>
          <table:table-cell office:value-type="float" office:value="-300.3" table:style-name="ce1">
            <text:p>-300,3</text:p>
          </table:table-cell>
          <table:table-cell office:value-type="float" office:value="475.9" table:style-name="ce1">
            <text:p>475,9</text:p>
          </table:table-cell>
          <table:table-cell office:value-type="float" office:value="-709.7" table:style-name="ce1">
            <text:p>-709,7</text:p>
          </table:table-cell>
          <table:table-cell office:value-type="float" office:value="-296.10000000000002" table:style-name="ce1">
            <text:p>-296,1</text:p>
          </table:table-cell>
          <table:table-cell office:value-type="float" office:value="-989.6" table:style-name="ce1">
            <text:p>-989,6</text:p>
          </table:table-cell>
          <table:table-cell office:value-type="float" office:value="-936.8" table:style-name="ce1">
            <text:p>-936,8</text:p>
          </table:table-cell>
          <table:table-cell office:value-type="float" office:value="394.3" table:style-name="ce1">
            <text:p>394,3</text:p>
          </table:table-cell>
          <table:table-cell office:value-type="float" office:value="266.10000000000002" table:style-name="ce1">
            <text:p>266,1</text:p>
          </table:table-cell>
          <table:table-cell office:value-type="float" office:value="368.9" table:style-name="ce1">
            <text:p>368,9</text:p>
          </table:table-cell>
          <table:table-cell office:value-type="float" office:value="-259.10000000000002" table:style-name="ce1">
            <text:p>-259,1</text:p>
          </table:table-cell>
          <table:table-cell office:value-type="float" office:value="268.39999999999998" table:style-name="ce1">
            <text:p>268,4</text:p>
          </table:table-cell>
          <table:table-cell office:value-type="float" office:value="-568.70000000000005" table:style-name="ce1">
            <text:p>-568,7</text:p>
          </table:table-cell>
          <table:table-cell office:value-type="float" office:value="541" table:style-name="ce1">
            <text:p>541</text:p>
          </table:table-cell>
          <table:table-cell office:value-type="float" office:value="187" table:style-name="ce1">
            <text:p>187</text:p>
          </table:table-cell>
          <table:table-cell office:value-type="float" office:value="-974.4" table:style-name="ce1">
            <text:p>-974,4</text:p>
          </table:table-cell>
          <table:table-cell office:value-type="float" office:value="77.3" table:style-name="ce1">
            <text:p>77,3</text:p>
          </table:table-cell>
          <table:table-cell office:value-type="float" office:value="143.30000000000001" table:style-name="ce1">
            <text:p>143,3</text:p>
          </table:table-cell>
          <table:table-cell office:value-type="float" office:value="447.2" table:style-name="ce1">
            <text:p>447,2</text:p>
          </table:table-cell>
          <table:table-cell office:value-type="float" office:value="342.6" table:style-name="ce1">
            <text:p>342,6</text:p>
          </table:table-cell>
          <table:table-cell office:value-type="float" office:value="814.4" table:style-name="ce1">
            <text:p>814,4</text:p>
          </table:table-cell>
          <table:table-cell office:value-type="float" office:value="255.6" table:style-name="ce1">
            <text:p>255,6</text:p>
          </table:table-cell>
          <table:table-cell office:value-type="float" office:value="-346.3" table:style-name="ce1">
            <text:p>-346,3</text:p>
          </table:table-cell>
          <table:table-cell office:value-type="float" office:value="-753" table:style-name="ce1">
            <text:p>-753</text:p>
          </table:table-cell>
          <table:table-cell office:value-type="float" office:value="-116.7" table:style-name="ce1">
            <text:p>-116,7</text:p>
          </table:table-cell>
          <table:table-cell office:value-type="float" office:value="319.5" table:style-name="ce1">
            <text:p>319,5</text:p>
          </table:table-cell>
          <table:table-cell office:value-type="float" office:value="278.60000000000002" table:style-name="ce1">
            <text:p>278,6</text:p>
          </table:table-cell>
          <table:table-cell office:value-type="float" office:value="-288.39999999999998" table:style-name="ce1">
            <text:p>-288,4</text:p>
          </table:table-cell>
          <table:table-cell office:value-type="float" office:value="-503.3" table:style-name="ce1">
            <text:p>-503,3</text:p>
          </table:table-cell>
          <table:table-cell office:value-type="float" office:value="-54" table:style-name="ce1">
            <text:p>-54</text:p>
          </table:table-cell>
          <table:table-cell office:value-type="float" office:value="801.8" table:style-name="ce1">
            <text:p>801,8</text:p>
          </table:table-cell>
          <table:table-cell office:value-type="float" office:value="-464.7" table:style-name="ce1">
            <text:p>-464,7</text:p>
          </table:table-cell>
          <table:table-cell office:value-type="float" office:value="-275.89999999999998" table:style-name="ce1">
            <text:p>-275,9</text:p>
          </table:table-cell>
          <table:table-cell office:value-type="float" office:value="-297.10000000000002" table:style-name="ce1">
            <text:p>-297,1</text:p>
          </table:table-cell>
          <table:table-cell office:value-type="float" office:value="-109.2" table:style-name="ce1">
            <text:p>-109,2</text:p>
          </table:table-cell>
          <table:table-cell office:value-type="float" office:value="696.7" table:style-name="ce1">
            <text:p>696,7</text:p>
          </table:table-cell>
          <table:table-cell office:value-type="float" office:value="582.6" table:style-name="ce1">
            <text:p>582,6</text:p>
          </table:table-cell>
          <table:table-cell table:number-columns-repeated="16344"/>
        </table:table-row>
        <table:table-row table:style-name="ro1">
          <table:table-cell office:value-type="float" office:value="595.9" table:style-name="ce1">
            <text:p>595,9</text:p>
          </table:table-cell>
          <table:table-cell office:value-type="float" office:value="41.1" table:style-name="ce1">
            <text:p>41,1</text:p>
          </table:table-cell>
          <table:table-cell office:value-type="float" office:value="676.3" table:style-name="ce1">
            <text:p>676,3</text:p>
          </table:table-cell>
          <table:table-cell office:value-type="float" office:value="-276.10000000000002" table:style-name="ce1">
            <text:p>-276,1</text:p>
          </table:table-cell>
          <table:table-cell office:value-type="float" office:value="-7.3" table:style-name="ce1">
            <text:p>-7,3</text:p>
          </table:table-cell>
          <table:table-cell office:value-type="float" office:value="-644.5" table:style-name="ce1">
            <text:p>-644,5</text:p>
          </table:table-cell>
          <table:table-cell office:value-type="float" office:value="-278.60000000000002" table:style-name="ce1">
            <text:p>-278,6</text:p>
          </table:table-cell>
          <table:table-cell office:value-type="float" office:value="-907.1" table:style-name="ce1">
            <text:p>-907,1</text:p>
          </table:table-cell>
          <table:table-cell office:value-type="float" office:value="-603.20000000000005" table:style-name="ce1">
            <text:p>-603,2</text:p>
          </table:table-cell>
          <table:table-cell office:value-type="float" office:value="-466.7" table:style-name="ce1">
            <text:p>-466,7</text:p>
          </table:table-cell>
          <table:table-cell office:value-type="float" office:value="492.7" table:style-name="ce1">
            <text:p>492,7</text:p>
          </table:table-cell>
          <table:table-cell office:value-type="float" office:value="141.5" table:style-name="ce1">
            <text:p>141,5</text:p>
          </table:table-cell>
          <table:table-cell office:value-type="float" office:value="213.6" table:style-name="ce1">
            <text:p>213,6</text:p>
          </table:table-cell>
          <table:table-cell office:value-type="float" office:value="189.5" table:style-name="ce1">
            <text:p>189,5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-145.69999999999999" table:style-name="ce1">
            <text:p>-145,7</text:p>
          </table:table-cell>
          <table:table-cell office:value-type="float" office:value="825.7" table:style-name="ce1">
            <text:p>825,7</text:p>
          </table:table-cell>
          <table:table-cell office:value-type="float" office:value="574.4" table:style-name="ce1">
            <text:p>574,4</text:p>
          </table:table-cell>
          <table:table-cell office:value-type="float" office:value="-376.7" table:style-name="ce1">
            <text:p>-376,7</text:p>
          </table:table-cell>
          <table:table-cell office:value-type="float" office:value="-383.7" table:style-name="ce1">
            <text:p>-383,7</text:p>
          </table:table-cell>
          <table:table-cell office:value-type="float" office:value="-537.9" table:style-name="ce1">
            <text:p>-537,9</text:p>
          </table:table-cell>
          <table:table-cell office:value-type="float" office:value="-160.9" table:style-name="ce1">
            <text:p>-160,9</text:p>
          </table:table-cell>
          <table:table-cell office:value-type="float" office:value="-292.3" table:style-name="ce1">
            <text:p>-292,3</text:p>
          </table:table-cell>
          <table:table-cell office:value-type="float" office:value="-894.1" table:style-name="ce1">
            <text:p>-894,1</text:p>
          </table:table-cell>
          <table:table-cell office:value-type="float" office:value="-469.6" table:style-name="ce1">
            <text:p>-469,6</text:p>
          </table:table-cell>
          <table:table-cell office:value-type="float" office:value="230.7" table:style-name="ce1">
            <text:p>230,7</text:p>
          </table:table-cell>
          <table:table-cell office:value-type="float" office:value="-136" table:style-name="ce1">
            <text:p>-136</text:p>
          </table:table-cell>
          <table:table-cell office:value-type="float" office:value="849.9" table:style-name="ce1">
            <text:p>849,9</text:p>
          </table:table-cell>
          <table:table-cell office:value-type="float" office:value="-295.8" table:style-name="ce1">
            <text:p>-295,8</text:p>
          </table:table-cell>
          <table:table-cell office:value-type="float" office:value="-456.1" table:style-name="ce1">
            <text:p>-456,1</text:p>
          </table:table-cell>
          <table:table-cell office:value-type="float" office:value="311.2" table:style-name="ce1">
            <text:p>311,2</text:p>
          </table:table-cell>
          <table:table-cell office:value-type="float" office:value="-46.1" table:style-name="ce1">
            <text:p>-46,1</text:p>
          </table:table-cell>
          <table:table-cell office:value-type="float" office:value="-330.2" table:style-name="ce1">
            <text:p>-330,2</text:p>
          </table:table-cell>
          <table:table-cell office:value-type="float" office:value="510.5" table:style-name="ce1">
            <text:p>510,5</text:p>
          </table:table-cell>
          <table:table-cell office:value-type="float" office:value="-875.3" table:style-name="ce1">
            <text:p>-875,3</text:p>
          </table:table-cell>
          <table:table-cell office:value-type="float" office:value="-24.9" table:style-name="ce1">
            <text:p>-24,9</text:p>
          </table:table-cell>
          <table:table-cell office:value-type="float" office:value="415.2" table:style-name="ce1">
            <text:p>415,2</text:p>
          </table:table-cell>
          <table:table-cell office:value-type="float" office:value="330.7" table:style-name="ce1">
            <text:p>330,7</text:p>
          </table:table-cell>
          <table:table-cell office:value-type="float" office:value="-399.3" table:style-name="ce1">
            <text:p>-399,3</text:p>
          </table:table-cell>
          <table:table-cell office:value-type="float" office:value="-203.3" table:style-name="ce1">
            <text:p>-203,3</text:p>
          </table:table-cell>
          <table:table-cell table:number-columns-repeated="16344"/>
        </table:table-row>
        <table:table-row table:style-name="ro1">
          <table:table-cell office:value-type="float" office:value="898.8" table:style-name="ce1">
            <text:p>898,8</text:p>
          </table:table-cell>
          <table:table-cell office:value-type="float" office:value="495.4" table:style-name="ce1">
            <text:p>495,4</text:p>
          </table:table-cell>
          <table:table-cell office:value-type="float" office:value="-197.4" table:style-name="ce1">
            <text:p>-197,4</text:p>
          </table:table-cell>
          <table:table-cell office:value-type="float" office:value="324.3" table:style-name="ce1">
            <text:p>324,3</text:p>
          </table:table-cell>
          <table:table-cell office:value-type="float" office:value="958.4" table:style-name="ce1">
            <text:p>958,4</text:p>
          </table:table-cell>
          <table:table-cell office:value-type="float" office:value="463.9" table:style-name="ce1">
            <text:p>463,9</text:p>
          </table:table-cell>
          <table:table-cell office:value-type="float" office:value="-854.3" table:style-name="ce1">
            <text:p>-854,3</text:p>
          </table:table-cell>
          <table:table-cell office:value-type="float" office:value="-23.9" table:style-name="ce1">
            <text:p>-23,9</text:p>
          </table:table-cell>
          <table:table-cell office:value-type="float" office:value="424.4" table:style-name="ce1">
            <text:p>424,4</text:p>
          </table:table-cell>
          <table:table-cell office:value-type="float" office:value="-979.7" table:style-name="ce1">
            <text:p>-979,7</text:p>
          </table:table-cell>
          <table:table-cell office:value-type="float" office:value="-542.20000000000005" table:style-name="ce1">
            <text:p>-542,2</text:p>
          </table:table-cell>
          <table:table-cell office:value-type="float" office:value="856.3" table:style-name="ce1">
            <text:p>856,3</text:p>
          </table:table-cell>
          <table:table-cell office:value-type="float" office:value="891.2" table:style-name="ce1">
            <text:p>891,2</text:p>
          </table:table-cell>
          <table:table-cell office:value-type="float" office:value="-440.5" table:style-name="ce1">
            <text:p>-440,5</text:p>
          </table:table-cell>
          <table:table-cell office:value-type="float" office:value="-430.6" table:style-name="ce1">
            <text:p>-430,6</text:p>
          </table:table-cell>
          <table:table-cell office:value-type="float" office:value="-129.69999999999999" table:style-name="ce1">
            <text:p>-129,7</text:p>
          </table:table-cell>
          <table:table-cell office:value-type="float" office:value="-243.1" table:style-name="ce1">
            <text:p>-243,1</text:p>
          </table:table-cell>
          <table:table-cell office:value-type="float" office:value="798.7" table:style-name="ce1">
            <text:p>798,7</text:p>
          </table:table-cell>
          <table:table-cell office:value-type="float" office:value="802.1" table:style-name="ce1">
            <text:p>802,1</text:p>
          </table:table-cell>
          <table:table-cell office:value-type="float" office:value="590.29999999999995" table:style-name="ce1">
            <text:p>590,3</text:p>
          </table:table-cell>
          <table:table-cell office:value-type="float" office:value="-501.6" table:style-name="ce1">
            <text:p>-501,6</text:p>
          </table:table-cell>
          <table:table-cell office:value-type="float" office:value="-349.7" table:style-name="ce1">
            <text:p>-349,7</text:p>
          </table:table-cell>
          <table:table-cell office:value-type="float" office:value="-217.1" table:style-name="ce1">
            <text:p>-217,1</text:p>
          </table:table-cell>
          <table:table-cell office:value-type="float" office:value="-524.79999999999995" table:style-name="ce1">
            <text:p>-524,8</text:p>
          </table:table-cell>
          <table:table-cell office:value-type="float" office:value="-220.5" table:style-name="ce1">
            <text:p>-220,5</text:p>
          </table:table-cell>
          <table:table-cell office:value-type="float" office:value="-150.4" table:style-name="ce1">
            <text:p>-150,4</text:p>
          </table:table-cell>
          <table:table-cell office:value-type="float" office:value="-3.9" table:style-name="ce1">
            <text:p>-3,9</text:p>
          </table:table-cell>
          <table:table-cell office:value-type="float" office:value="-690.4" table:style-name="ce1">
            <text:p>-690,4</text:p>
          </table:table-cell>
          <table:table-cell office:value-type="float" office:value="-191.7" table:style-name="ce1">
            <text:p>-191,7</text:p>
          </table:table-cell>
          <table:table-cell office:value-type="float" office:value="-310.5" table:style-name="ce1">
            <text:p>-310,5</text:p>
          </table:table-cell>
          <table:table-cell office:value-type="float" office:value="234.1" table:style-name="ce1">
            <text:p>234,1</text:p>
          </table:table-cell>
          <table:table-cell office:value-type="float" office:value="401.9" table:style-name="ce1">
            <text:p>401,9</text:p>
          </table:table-cell>
          <table:table-cell office:value-type="float" office:value="-919.4" table:style-name="ce1">
            <text:p>-919,4</text:p>
          </table:table-cell>
          <table:table-cell office:value-type="float" office:value="-726.7" table:style-name="ce1">
            <text:p>-726,7</text:p>
          </table:table-cell>
          <table:table-cell office:value-type="float" office:value="413.1" table:style-name="ce1">
            <text:p>413,1</text:p>
          </table:table-cell>
          <table:table-cell office:value-type="float" office:value="598.20000000000005" table:style-name="ce1">
            <text:p>598,2</text:p>
          </table:table-cell>
          <table:table-cell office:value-type="float" office:value="-633.5" table:style-name="ce1">
            <text:p>-633,5</text:p>
          </table:table-cell>
          <table:table-cell office:value-type="float" office:value="-900.5" table:style-name="ce1">
            <text:p>-900,5</text:p>
          </table:table-cell>
          <table:table-cell office:value-type="float" office:value="-625.5" table:style-name="ce1">
            <text:p>-625,5</text:p>
          </table:table-cell>
          <table:table-cell office:value-type="float" office:value="613.1" table:style-name="ce1">
            <text:p>613,1</text:p>
          </table:table-cell>
          <table:table-cell table:number-columns-repeated="16344"/>
        </table:table-row>
        <table:table-row table:style-name="ro1">
          <table:table-cell office:value-type="float" office:value="-159.80000000000001" table:style-name="ce1">
            <text:p>-159,8</text:p>
          </table:table-cell>
          <table:table-cell office:value-type="float" office:value="982.8" table:style-name="ce1">
            <text:p>982,8</text:p>
          </table:table-cell>
          <table:table-cell office:value-type="float" office:value="111.6" table:style-name="ce1">
            <text:p>111,6</text:p>
          </table:table-cell>
          <table:table-cell office:value-type="float" office:value="830.6" table:style-name="ce1">
            <text:p>830,6</text:p>
          </table:table-cell>
          <table:table-cell office:value-type="float" office:value="230.4" table:style-name="ce1">
            <text:p>230,4</text:p>
          </table:table-cell>
          <table:table-cell office:value-type="float" office:value="-69.8" table:style-name="ce1">
            <text:p>-69,8</text:p>
          </table:table-cell>
          <table:table-cell office:value-type="float" office:value="61.8" table:style-name="ce1">
            <text:p>61,8</text:p>
          </table:table-cell>
          <table:table-cell office:value-type="float" office:value="836.1" table:style-name="ce1">
            <text:p>836,1</text:p>
          </table:table-cell>
          <table:table-cell office:value-type="float" office:value="-816.8" table:style-name="ce1">
            <text:p>-816,8</text:p>
          </table:table-cell>
          <table:table-cell office:value-type="float" office:value="-484" table:style-name="ce1">
            <text:p>-484</text:p>
          </table:table-cell>
          <table:table-cell office:value-type="float" office:value="-214.5" table:style-name="ce1">
            <text:p>-214,5</text:p>
          </table:table-cell>
          <table:table-cell office:value-type="float" office:value="416.3" table:style-name="ce1">
            <text:p>416,3</text:p>
          </table:table-cell>
          <table:table-cell office:value-type="float" office:value="-165.9" table:style-name="ce1">
            <text:p>-165,9</text:p>
          </table:table-cell>
          <table:table-cell office:value-type="float" office:value="-303.7" table:style-name="ce1">
            <text:p>-303,7</text:p>
          </table:table-cell>
          <table:table-cell office:value-type="float" office:value="955.8" table:style-name="ce1">
            <text:p>955,8</text:p>
          </table:table-cell>
          <table:table-cell office:value-type="float" office:value="455.4" table:style-name="ce1">
            <text:p>455,4</text:p>
          </table:table-cell>
          <table:table-cell office:value-type="float" office:value="-993" table:style-name="ce1">
            <text:p>-993</text:p>
          </table:table-cell>
          <table:table-cell office:value-type="float" office:value="-651.9" table:style-name="ce1">
            <text:p>-651,9</text:p>
          </table:table-cell>
          <table:table-cell office:value-type="float" office:value="751.6" table:style-name="ce1">
            <text:p>751,6</text:p>
          </table:table-cell>
          <table:table-cell office:value-type="float" office:value="-547.4" table:style-name="ce1">
            <text:p>-547,4</text:p>
          </table:table-cell>
          <table:table-cell office:value-type="float" office:value="808.9" table:style-name="ce1">
            <text:p>808,9</text:p>
          </table:table-cell>
          <table:table-cell office:value-type="float" office:value="-428.1" table:style-name="ce1">
            <text:p>-428,1</text:p>
          </table:table-cell>
          <table:table-cell office:value-type="float" office:value="895.5" table:style-name="ce1">
            <text:p>895,5</text:p>
          </table:table-cell>
          <table:table-cell office:value-type="float" office:value="-757.8" table:style-name="ce1">
            <text:p>-757,8</text:p>
          </table:table-cell>
          <table:table-cell office:value-type="float" office:value="-850.8" table:style-name="ce1">
            <text:p>-850,8</text:p>
          </table:table-cell>
          <table:table-cell office:value-type="float" office:value="-787.9" table:style-name="ce1">
            <text:p>-787,9</text:p>
          </table:table-cell>
          <table:table-cell office:value-type="float" office:value="209.8" table:style-name="ce1">
            <text:p>209,8</text:p>
          </table:table-cell>
          <table:table-cell office:value-type="float" office:value="630.79999999999995" table:style-name="ce1">
            <text:p>630,8</text:p>
          </table:table-cell>
          <table:table-cell office:value-type="float" office:value="310.3" table:style-name="ce1">
            <text:p>310,3</text:p>
          </table:table-cell>
          <table:table-cell office:value-type="float" office:value="-100" table:style-name="ce1">
            <text:p>-100</text:p>
          </table:table-cell>
          <table:table-cell office:value-type="float" office:value="-621.4" table:style-name="ce1">
            <text:p>-621,4</text:p>
          </table:table-cell>
          <table:table-cell office:value-type="float" office:value="907.7" table:style-name="ce1">
            <text:p>907,7</text:p>
          </table:table-cell>
          <table:table-cell office:value-type="float" office:value="184.9" table:style-name="ce1">
            <text:p>184,9</text:p>
          </table:table-cell>
          <table:table-cell office:value-type="float" office:value="-290.3" table:style-name="ce1">
            <text:p>-290,3</text:p>
          </table:table-cell>
          <table:table-cell office:value-type="float" office:value="230.7" table:style-name="ce1">
            <text:p>230,7</text:p>
          </table:table-cell>
          <table:table-cell office:value-type="float" office:value="-53" table:style-name="ce1">
            <text:p>-53</text:p>
          </table:table-cell>
          <table:table-cell office:value-type="float" office:value="164.6" table:style-name="ce1">
            <text:p>164,6</text:p>
          </table:table-cell>
          <table:table-cell office:value-type="float" office:value="-325.89999999999998" table:style-name="ce1">
            <text:p>-325,9</text:p>
          </table:table-cell>
          <table:table-cell office:value-type="float" office:value="-216" table:style-name="ce1">
            <text:p>-216</text:p>
          </table:table-cell>
          <table:table-cell office:value-type="float" office:value="-101.9" table:style-name="ce1">
            <text:p>-101,9</text:p>
          </table:table-cell>
          <table:table-cell table:number-columns-repeated="16344"/>
        </table:table-row>
        <table:table-row table:style-name="ro1">
          <table:table-cell office:value-type="float" office:value="-759.5" table:style-name="ce1">
            <text:p>-759,5</text:p>
          </table:table-cell>
          <table:table-cell office:value-type="float" office:value="-275.60000000000002" table:style-name="ce1">
            <text:p>-275,6</text:p>
          </table:table-cell>
          <table:table-cell office:value-type="float" office:value="966" table:style-name="ce1">
            <text:p>966</text:p>
          </table:table-cell>
          <table:table-cell office:value-type="float" office:value="614.29999999999995" table:style-name="ce1">
            <text:p>614,3</text:p>
          </table:table-cell>
          <table:table-cell office:value-type="float" office:value="316.89999999999998" table:style-name="ce1">
            <text:p>316,9</text:p>
          </table:table-cell>
          <table:table-cell office:value-type="float" office:value="325.3" table:style-name="ce1">
            <text:p>325,3</text:p>
          </table:table-cell>
          <table:table-cell office:value-type="float" office:value="-637.9" table:style-name="ce1">
            <text:p>-637,9</text:p>
          </table:table-cell>
          <table:table-cell office:value-type="float" office:value="-276.89999999999998" table:style-name="ce1">
            <text:p>-276,9</text:p>
          </table:table-cell>
          <table:table-cell office:value-type="float" office:value="847.8" table:style-name="ce1">
            <text:p>847,8</text:p>
          </table:table-cell>
          <table:table-cell office:value-type="float" office:value="396.7" table:style-name="ce1">
            <text:p>396,7</text:p>
          </table:table-cell>
          <table:table-cell office:value-type="float" office:value="238.8" table:style-name="ce1">
            <text:p>238,8</text:p>
          </table:table-cell>
          <table:table-cell office:value-type="float" office:value="19.5" table:style-name="ce1">
            <text:p>19,5</text:p>
          </table:table-cell>
          <table:table-cell office:value-type="float" office:value="-953" table:style-name="ce1">
            <text:p>-953</text:p>
          </table:table-cell>
          <table:table-cell office:value-type="float" office:value="121.5" table:style-name="ce1">
            <text:p>121,5</text:p>
          </table:table-cell>
          <table:table-cell office:value-type="float" office:value="272.10000000000002" table:style-name="ce1">
            <text:p>272,1</text:p>
          </table:table-cell>
          <table:table-cell office:value-type="float" office:value="509.6" table:style-name="ce1">
            <text:p>509,6</text:p>
          </table:table-cell>
          <table:table-cell office:value-type="float" office:value="780.2" table:style-name="ce1">
            <text:p>780,2</text:p>
          </table:table-cell>
          <table:table-cell office:value-type="float" office:value="-292.10000000000002" table:style-name="ce1">
            <text:p>-292,1</text:p>
          </table:table-cell>
          <table:table-cell office:value-type="float" office:value="-71" table:style-name="ce1">
            <text:p>-71</text:p>
          </table:table-cell>
          <table:table-cell office:value-type="float" office:value="-660.5" table:style-name="ce1">
            <text:p>-660,5</text:p>
          </table:table-cell>
          <table:table-cell office:value-type="float" office:value="774.2" table:style-name="ce1">
            <text:p>774,2</text:p>
          </table:table-cell>
          <table:table-cell office:value-type="float" office:value="817.4" table:style-name="ce1">
            <text:p>817,4</text:p>
          </table:table-cell>
          <table:table-cell office:value-type="float" office:value="318.5" table:style-name="ce1">
            <text:p>318,5</text:p>
          </table:table-cell>
          <table:table-cell office:value-type="float" office:value="986.4" table:style-name="ce1">
            <text:p>986,4</text:p>
          </table:table-cell>
          <table:table-cell office:value-type="float" office:value="-467.7" table:style-name="ce1">
            <text:p>-467,7</text:p>
          </table:table-cell>
          <table:table-cell office:value-type="float" office:value="643.79999999999995" table:style-name="ce1">
            <text:p>643,8</text:p>
          </table:table-cell>
          <table:table-cell office:value-type="float" office:value="-645.70000000000005" table:style-name="ce1">
            <text:p>-645,7</text:p>
          </table:table-cell>
          <table:table-cell office:value-type="float" office:value="-48.6" table:style-name="ce1">
            <text:p>-48,6</text:p>
          </table:table-cell>
          <table:table-cell office:value-type="float" office:value="156.4" table:style-name="ce1">
            <text:p>156,4</text:p>
          </table:table-cell>
          <table:table-cell office:value-type="float" office:value="679" table:style-name="ce1">
            <text:p>679</text:p>
          </table:table-cell>
          <table:table-cell office:value-type="float" office:value="-724.1" table:style-name="ce1">
            <text:p>-724,1</text:p>
          </table:table-cell>
          <table:table-cell office:value-type="float" office:value="-115.1" table:style-name="ce1">
            <text:p>-115,1</text:p>
          </table:table-cell>
          <table:table-cell office:value-type="float" office:value="-878.6" table:style-name="ce1">
            <text:p>-878,6</text:p>
          </table:table-cell>
          <table:table-cell office:value-type="float" office:value="-220.1" table:style-name="ce1">
            <text:p>-220,1</text:p>
          </table:table-cell>
          <table:table-cell office:value-type="float" office:value="-269.8" table:style-name="ce1">
            <text:p>-269,8</text:p>
          </table:table-cell>
          <table:table-cell office:value-type="float" office:value="-318.39999999999998" table:style-name="ce1">
            <text:p>-318,4</text:p>
          </table:table-cell>
          <table:table-cell office:value-type="float" office:value="412.8" table:style-name="ce1">
            <text:p>412,8</text:p>
          </table:table-cell>
          <table:table-cell office:value-type="float" office:value="-744.7" table:style-name="ce1">
            <text:p>-744,7</text:p>
          </table:table-cell>
          <table:table-cell office:value-type="float" office:value="208.5" table:style-name="ce1">
            <text:p>208,5</text:p>
          </table:table-cell>
          <table:table-cell office:value-type="float" office:value="-880.9" table:style-name="ce1">
            <text:p>-880,9</text:p>
          </table:table-cell>
          <table:table-cell table:number-columns-repeated="16344"/>
        </table:table-row>
        <table:table-row table:style-name="ro1">
          <table:table-cell office:value-type="float" office:value="-721.7" table:style-name="ce1">
            <text:p>-721,7</text:p>
          </table:table-cell>
          <table:table-cell office:value-type="float" office:value="219.2" table:style-name="ce1">
            <text:p>219,2</text:p>
          </table:table-cell>
          <table:table-cell office:value-type="float" office:value="54.4" table:style-name="ce1">
            <text:p>54,4</text:p>
          </table:table-cell>
          <table:table-cell office:value-type="float" office:value="-291.39999999999998" table:style-name="ce1">
            <text:p>-291,4</text:p>
          </table:table-cell>
          <table:table-cell office:value-type="float" office:value="178.7" table:style-name="ce1">
            <text:p>178,7</text:p>
          </table:table-cell>
          <table:table-cell office:value-type="float" office:value="-18.5" table:style-name="ce1">
            <text:p>-18,5</text:p>
          </table:table-cell>
          <table:table-cell office:value-type="float" office:value="-280.39999999999998" table:style-name="ce1">
            <text:p>-280,4</text:p>
          </table:table-cell>
          <table:table-cell office:value-type="float" office:value="41.6" table:style-name="ce1">
            <text:p>41,6</text:p>
          </table:table-cell>
          <table:table-cell office:value-type="float" office:value="522.4" table:style-name="ce1">
            <text:p>522,4</text:p>
          </table:table-cell>
          <table:table-cell office:value-type="float" office:value="-769.5" table:style-name="ce1">
            <text:p>-769,5</text:p>
          </table:table-cell>
          <table:table-cell office:value-type="float" office:value="-490.9" table:style-name="ce1">
            <text:p>-490,9</text:p>
          </table:table-cell>
          <table:table-cell office:value-type="float" office:value="-924.6" table:style-name="ce1">
            <text:p>-924,6</text:p>
          </table:table-cell>
          <table:table-cell office:value-type="float" office:value="272.8" table:style-name="ce1">
            <text:p>272,8</text:p>
          </table:table-cell>
          <table:table-cell office:value-type="float" office:value="407.3" table:style-name="ce1">
            <text:p>407,3</text:p>
          </table:table-cell>
          <table:table-cell office:value-type="float" office:value="320.2" table:style-name="ce1">
            <text:p>320,2</text:p>
          </table:table-cell>
          <table:table-cell office:value-type="float" office:value="-662.4" table:style-name="ce1">
            <text:p>-662,4</text:p>
          </table:table-cell>
          <table:table-cell office:value-type="float" office:value="-908" table:style-name="ce1">
            <text:p>-908</text:p>
          </table:table-cell>
          <table:table-cell office:value-type="float" office:value="-135.69999999999999" table:style-name="ce1">
            <text:p>-135,7</text:p>
          </table:table-cell>
          <table:table-cell office:value-type="float" office:value="-319" table:style-name="ce1">
            <text:p>-319</text:p>
          </table:table-cell>
          <table:table-cell office:value-type="float" office:value="844.1" table:style-name="ce1">
            <text:p>844,1</text:p>
          </table:table-cell>
          <table:table-cell office:value-type="float" office:value="-912.6" table:style-name="ce1">
            <text:p>-912,6</text:p>
          </table:table-cell>
          <table:table-cell office:value-type="float" office:value="-838.5" table:style-name="ce1">
            <text:p>-838,5</text:p>
          </table:table-cell>
          <table:table-cell office:value-type="float" office:value="-957.9" table:style-name="ce1">
            <text:p>-957,9</text:p>
          </table:table-cell>
          <table:table-cell office:value-type="float" office:value="13.3" table:style-name="ce1">
            <text:p>13,3</text:p>
          </table:table-cell>
          <table:table-cell office:value-type="float" office:value="782.5" table:style-name="ce1">
            <text:p>782,5</text:p>
          </table:table-cell>
          <table:table-cell office:value-type="float" office:value="819.5" table:style-name="ce1">
            <text:p>819,5</text:p>
          </table:table-cell>
          <table:table-cell office:value-type="float" office:value="785" table:style-name="ce1">
            <text:p>785</text:p>
          </table:table-cell>
          <table:table-cell office:value-type="float" office:value="775.7" table:style-name="ce1">
            <text:p>775,7</text:p>
          </table:table-cell>
          <table:table-cell office:value-type="float" office:value="-859.1" table:style-name="ce1">
            <text:p>-859,1</text:p>
          </table:table-cell>
          <table:table-cell office:value-type="float" office:value="76.5" table:style-name="ce1">
            <text:p>76,5</text:p>
          </table:table-cell>
          <table:table-cell office:value-type="float" office:value="-430.7" table:style-name="ce1">
            <text:p>-430,7</text:p>
          </table:table-cell>
          <table:table-cell office:value-type="float" office:value="-780.8" table:style-name="ce1">
            <text:p>-780,8</text:p>
          </table:table-cell>
          <table:table-cell office:value-type="float" office:value="938.9" table:style-name="ce1">
            <text:p>938,9</text:p>
          </table:table-cell>
          <table:table-cell office:value-type="float" office:value="-643.29999999999995" table:style-name="ce1">
            <text:p>-643,3</text:p>
          </table:table-cell>
          <table:table-cell office:value-type="float" office:value="52.2" table:style-name="ce1">
            <text:p>52,2</text:p>
          </table:table-cell>
          <table:table-cell office:value-type="float" office:value="-893.6" table:style-name="ce1">
            <text:p>-893,6</text:p>
          </table:table-cell>
          <table:table-cell office:value-type="float" office:value="-817.6" table:style-name="ce1">
            <text:p>-817,6</text:p>
          </table:table-cell>
          <table:table-cell office:value-type="float" office:value="-693.8" table:style-name="ce1">
            <text:p>-693,8</text:p>
          </table:table-cell>
          <table:table-cell office:value-type="float" office:value="-49.7" table:style-name="ce1">
            <text:p>-49,7</text:p>
          </table:table-cell>
          <table:table-cell office:value-type="float" office:value="280.60000000000002" table:style-name="ce1">
            <text:p>280,6</text:p>
          </table:table-cell>
          <table:table-cell table:number-columns-repeated="16344"/>
        </table:table-row>
        <table:table-row table:style-name="ro1">
          <table:table-cell office:value-type="float" office:value="-196.8" table:style-name="ce1">
            <text:p>-196,8</text:p>
          </table:table-cell>
          <table:table-cell office:value-type="float" office:value="-360.1" table:style-name="ce1">
            <text:p>-360,1</text:p>
          </table:table-cell>
          <table:table-cell office:value-type="float" office:value="38" table:style-name="ce1">
            <text:p>38</text:p>
          </table:table-cell>
          <table:table-cell office:value-type="float" office:value="500.9" table:style-name="ce1">
            <text:p>500,9</text:p>
          </table:table-cell>
          <table:table-cell office:value-type="float" office:value="-824.1" table:style-name="ce1">
            <text:p>-824,1</text:p>
          </table:table-cell>
          <table:table-cell office:value-type="float" office:value="-617.79999999999995" table:style-name="ce1">
            <text:p>-617,8</text:p>
          </table:table-cell>
          <table:table-cell office:value-type="float" office:value="188.1" table:style-name="ce1">
            <text:p>188,1</text:p>
          </table:table-cell>
          <table:table-cell office:value-type="float" office:value="91.8" table:style-name="ce1">
            <text:p>91,8</text:p>
          </table:table-cell>
          <table:table-cell office:value-type="float" office:value="-889.4" table:style-name="ce1">
            <text:p>-889,4</text:p>
          </table:table-cell>
          <table:table-cell office:value-type="float" office:value="-498.2" table:style-name="ce1">
            <text:p>-498,2</text:p>
          </table:table-cell>
          <table:table-cell office:value-type="float" office:value="245.8" table:style-name="ce1">
            <text:p>245,8</text:p>
          </table:table-cell>
          <table:table-cell office:value-type="float" office:value="697.4" table:style-name="ce1">
            <text:p>697,4</text:p>
          </table:table-cell>
          <table:table-cell office:value-type="float" office:value="-965.9" table:style-name="ce1">
            <text:p>-965,9</text:p>
          </table:table-cell>
          <table:table-cell office:value-type="float" office:value="-78.2" table:style-name="ce1">
            <text:p>-78,2</text:p>
          </table:table-cell>
          <table:table-cell office:value-type="float" office:value="-470.7" table:style-name="ce1">
            <text:p>-470,7</text:p>
          </table:table-cell>
          <table:table-cell office:value-type="float" office:value="696.4" table:style-name="ce1">
            <text:p>696,4</text:p>
          </table:table-cell>
          <table:table-cell office:value-type="float" office:value="659.4" table:style-name="ce1">
            <text:p>659,4</text:p>
          </table:table-cell>
          <table:table-cell office:value-type="float" office:value="-68.900000000000006" table:style-name="ce1">
            <text:p>-68,9</text:p>
          </table:table-cell>
          <table:table-cell office:value-type="float" office:value="-260.3" table:style-name="ce1">
            <text:p>-260,3</text:p>
          </table:table-cell>
          <table:table-cell office:value-type="float" office:value="-455.3" table:style-name="ce1">
            <text:p>-455,3</text:p>
          </table:table-cell>
          <table:table-cell office:value-type="float" office:value="-511.7" table:style-name="ce1">
            <text:p>-511,7</text:p>
          </table:table-cell>
          <table:table-cell office:value-type="float" office:value="597.9" table:style-name="ce1">
            <text:p>597,9</text:p>
          </table:table-cell>
          <table:table-cell office:value-type="float" office:value="176.8" table:style-name="ce1">
            <text:p>176,8</text:p>
          </table:table-cell>
          <table:table-cell office:value-type="float" office:value="366.4" table:style-name="ce1">
            <text:p>366,4</text:p>
          </table:table-cell>
          <table:table-cell office:value-type="float" office:value="-845.4" table:style-name="ce1">
            <text:p>-845,4</text:p>
          </table:table-cell>
          <table:table-cell office:value-type="float" office:value="265.5" table:style-name="ce1">
            <text:p>265,5</text:p>
          </table:table-cell>
          <table:table-cell office:value-type="float" office:value="921.4" table:style-name="ce1">
            <text:p>921,4</text:p>
          </table:table-cell>
          <table:table-cell office:value-type="float" office:value="-30.2" table:style-name="ce1">
            <text:p>-30,2</text:p>
          </table:table-cell>
          <table:table-cell office:value-type="float" office:value="154.80000000000001" table:style-name="ce1">
            <text:p>154,8</text:p>
          </table:table-cell>
          <table:table-cell office:value-type="float" office:value="-246.7" table:style-name="ce1">
            <text:p>-246,7</text:p>
          </table:table-cell>
          <table:table-cell office:value-type="float" office:value="512.4" table:style-name="ce1">
            <text:p>512,4</text:p>
          </table:table-cell>
          <table:table-cell office:value-type="float" office:value="802.7" table:style-name="ce1">
            <text:p>802,7</text:p>
          </table:table-cell>
          <table:table-cell office:value-type="float" office:value="649.5" table:style-name="ce1">
            <text:p>649,5</text:p>
          </table:table-cell>
          <table:table-cell office:value-type="float" office:value="-280.39999999999998" table:style-name="ce1">
            <text:p>-280,4</text:p>
          </table:table-cell>
          <table:table-cell office:value-type="float" office:value="-34" table:style-name="ce1">
            <text:p>-34</text:p>
          </table:table-cell>
          <table:table-cell office:value-type="float" office:value="831.7" table:style-name="ce1">
            <text:p>831,7</text:p>
          </table:table-cell>
          <table:table-cell office:value-type="float" office:value="493.6" table:style-name="ce1">
            <text:p>493,6</text:p>
          </table:table-cell>
          <table:table-cell office:value-type="float" office:value="758.2" table:style-name="ce1">
            <text:p>758,2</text:p>
          </table:table-cell>
          <table:table-cell office:value-type="float" office:value="-140.80000000000001" table:style-name="ce1">
            <text:p>-140,8</text:p>
          </table:table-cell>
          <table:table-cell office:value-type="float" office:value="-66.2" table:style-name="ce1">
            <text:p>-66,2</text:p>
          </table:table-cell>
          <table:table-cell table:number-columns-repeated="16344"/>
        </table:table-row>
        <table:table-row table:style-name="ro1">
          <table:table-cell office:value-type="float" office:value="686.2" table:style-name="ce1">
            <text:p>686,2</text:p>
          </table:table-cell>
          <table:table-cell office:value-type="float" office:value="-880.6" table:style-name="ce1">
            <text:p>-880,6</text:p>
          </table:table-cell>
          <table:table-cell office:value-type="float" office:value="-604.9" table:style-name="ce1">
            <text:p>-604,9</text:p>
          </table:table-cell>
          <table:table-cell office:value-type="float" office:value="-17.2" table:style-name="ce1">
            <text:p>-17,2</text:p>
          </table:table-cell>
          <table:table-cell office:value-type="float" office:value="-921.7" table:style-name="ce1">
            <text:p>-921,7</text:p>
          </table:table-cell>
          <table:table-cell office:value-type="float" office:value="207.4" table:style-name="ce1">
            <text:p>207,4</text:p>
          </table:table-cell>
          <table:table-cell office:value-type="float" office:value="555.70000000000005" table:style-name="ce1">
            <text:p>555,7</text:p>
          </table:table-cell>
          <table:table-cell office:value-type="float" office:value="441.5" table:style-name="ce1">
            <text:p>441,5</text:p>
          </table:table-cell>
          <table:table-cell office:value-type="float" office:value="337.7" table:style-name="ce1">
            <text:p>337,7</text:p>
          </table:table-cell>
          <table:table-cell office:value-type="float" office:value="-666.3" table:style-name="ce1">
            <text:p>-666,3</text:p>
          </table:table-cell>
          <table:table-cell office:value-type="float" office:value="-242.6" table:style-name="ce1">
            <text:p>-242,6</text:p>
          </table:table-cell>
          <table:table-cell office:value-type="float" office:value="-878" table:style-name="ce1">
            <text:p>-878</text:p>
          </table:table-cell>
          <table:table-cell office:value-type="float" office:value="-887.3" table:style-name="ce1">
            <text:p>-887,3</text:p>
          </table:table-cell>
          <table:table-cell office:value-type="float" office:value="-452.6" table:style-name="ce1">
            <text:p>-452,6</text:p>
          </table:table-cell>
          <table:table-cell office:value-type="float" office:value="277.60000000000002" table:style-name="ce1">
            <text:p>277,6</text:p>
          </table:table-cell>
          <table:table-cell office:value-type="float" office:value="-428.4" table:style-name="ce1">
            <text:p>-428,4</text:p>
          </table:table-cell>
          <table:table-cell office:value-type="float" office:value="-710.1" table:style-name="ce1">
            <text:p>-710,1</text:p>
          </table:table-cell>
          <table:table-cell office:value-type="float" office:value="-397.9" table:style-name="ce1">
            <text:p>-397,9</text:p>
          </table:table-cell>
          <table:table-cell office:value-type="float" office:value="546" table:style-name="ce1">
            <text:p>546</text:p>
          </table:table-cell>
          <table:table-cell office:value-type="float" office:value="377.5" table:style-name="ce1">
            <text:p>377,5</text:p>
          </table:table-cell>
          <table:table-cell office:value-type="float" office:value="-945.6" table:style-name="ce1">
            <text:p>-945,6</text:p>
          </table:table-cell>
          <table:table-cell office:value-type="float" office:value="668.6" table:style-name="ce1">
            <text:p>668,6</text:p>
          </table:table-cell>
          <table:table-cell office:value-type="float" office:value="168.5" table:style-name="ce1">
            <text:p>168,5</text:p>
          </table:table-cell>
          <table:table-cell office:value-type="float" office:value="633.79999999999995" table:style-name="ce1">
            <text:p>633,8</text:p>
          </table:table-cell>
          <table:table-cell office:value-type="float" office:value="740.7" table:style-name="ce1">
            <text:p>740,7</text:p>
          </table:table-cell>
          <table:table-cell office:value-type="float" office:value="650.4" table:style-name="ce1">
            <text:p>650,4</text:p>
          </table:table-cell>
          <table:table-cell office:value-type="float" office:value="176.7" table:style-name="ce1">
            <text:p>176,7</text:p>
          </table:table-cell>
          <table:table-cell office:value-type="float" office:value="533.4" table:style-name="ce1">
            <text:p>533,4</text:p>
          </table:table-cell>
          <table:table-cell office:value-type="float" office:value="326.10000000000002" table:style-name="ce1">
            <text:p>326,1</text:p>
          </table:table-cell>
          <table:table-cell office:value-type="float" office:value="750.6" table:style-name="ce1">
            <text:p>750,6</text:p>
          </table:table-cell>
          <table:table-cell office:value-type="float" office:value="778.9" table:style-name="ce1">
            <text:p>778,9</text:p>
          </table:table-cell>
          <table:table-cell office:value-type="float" office:value="554.1" table:style-name="ce1">
            <text:p>554,1</text:p>
          </table:table-cell>
          <table:table-cell office:value-type="float" office:value="-705.2" table:style-name="ce1">
            <text:p>-705,2</text:p>
          </table:table-cell>
          <table:table-cell office:value-type="float" office:value="-466.6" table:style-name="ce1">
            <text:p>-466,6</text:p>
          </table:table-cell>
          <table:table-cell office:value-type="float" office:value="931" table:style-name="ce1">
            <text:p>931</text:p>
          </table:table-cell>
          <table:table-cell office:value-type="float" office:value="915.8" table:style-name="ce1">
            <text:p>915,8</text:p>
          </table:table-cell>
          <table:table-cell office:value-type="float" office:value="731.9" table:style-name="ce1">
            <text:p>731,9</text:p>
          </table:table-cell>
          <table:table-cell office:value-type="float" office:value="-881.3" table:style-name="ce1">
            <text:p>-881,3</text:p>
          </table:table-cell>
          <table:table-cell office:value-type="float" office:value="720.2" table:style-name="ce1">
            <text:p>720,2</text:p>
          </table:table-cell>
          <table:table-cell office:value-type="float" office:value="-946.8" table:style-name="ce1">
            <text:p>-946,8</text:p>
          </table:table-cell>
          <table:table-cell table:number-columns-repeated="16344"/>
        </table:table-row>
        <table:table-row table:style-name="ro1">
          <table:table-cell office:value-type="float" office:value="723.2" table:style-name="ce1">
            <text:p>723,2</text:p>
          </table:table-cell>
          <table:table-cell office:value-type="float" office:value="-515.1" table:style-name="ce1">
            <text:p>-515,1</text:p>
          </table:table-cell>
          <table:table-cell office:value-type="float" office:value="-180.8" table:style-name="ce1">
            <text:p>-180,8</text:p>
          </table:table-cell>
          <table:table-cell office:value-type="float" office:value="419.8" table:style-name="ce1">
            <text:p>419,8</text:p>
          </table:table-cell>
          <table:table-cell office:value-type="float" office:value="-309.8" table:style-name="ce1">
            <text:p>-309,8</text:p>
          </table:table-cell>
          <table:table-cell office:value-type="float" office:value="-171.6" table:style-name="ce1">
            <text:p>-171,6</text:p>
          </table:table-cell>
          <table:table-cell office:value-type="float" office:value="655.20000000000005" table:style-name="ce1">
            <text:p>655,2</text:p>
          </table:table-cell>
          <table:table-cell office:value-type="float" office:value="-529.1" table:style-name="ce1">
            <text:p>-529,1</text:p>
          </table:table-cell>
          <table:table-cell office:value-type="float" office:value="-304.39999999999998" table:style-name="ce1">
            <text:p>-304,4</text:p>
          </table:table-cell>
          <table:table-cell office:value-type="float" office:value="448.3" table:style-name="ce1">
            <text:p>448,3</text:p>
          </table:table-cell>
          <table:table-cell office:value-type="float" office:value="-718.8" table:style-name="ce1">
            <text:p>-718,8</text:p>
          </table:table-cell>
          <table:table-cell office:value-type="float" office:value="-568.79999999999995" table:style-name="ce1">
            <text:p>-568,8</text:p>
          </table:table-cell>
          <table:table-cell office:value-type="float" office:value="-195.8" table:style-name="ce1">
            <text:p>-195,8</text:p>
          </table:table-cell>
          <table:table-cell office:value-type="float" office:value="-589.6" table:style-name="ce1">
            <text:p>-589,6</text:p>
          </table:table-cell>
          <table:table-cell office:value-type="float" office:value="-669.9" table:style-name="ce1">
            <text:p>-669,9</text:p>
          </table:table-cell>
          <table:table-cell office:value-type="float" office:value="-170.8" table:style-name="ce1">
            <text:p>-170,8</text:p>
          </table:table-cell>
          <table:table-cell office:value-type="float" office:value="-257.3" table:style-name="ce1">
            <text:p>-257,3</text:p>
          </table:table-cell>
          <table:table-cell office:value-type="float" office:value="-738.2" table:style-name="ce1">
            <text:p>-738,2</text:p>
          </table:table-cell>
          <table:table-cell office:value-type="float" office:value="-510.9" table:style-name="ce1">
            <text:p>-510,9</text:p>
          </table:table-cell>
          <table:table-cell office:value-type="float" office:value="292.8" table:style-name="ce1">
            <text:p>292,8</text:p>
          </table:table-cell>
          <table:table-cell office:value-type="float" office:value="653.1" table:style-name="ce1">
            <text:p>653,1</text:p>
          </table:table-cell>
          <table:table-cell office:value-type="float" office:value="-622.1" table:style-name="ce1">
            <text:p>-622,1</text:p>
          </table:table-cell>
          <table:table-cell office:value-type="float" office:value="47" table:style-name="ce1">
            <text:p>47</text:p>
          </table:table-cell>
          <table:table-cell office:value-type="float" office:value="-643.4" table:style-name="ce1">
            <text:p>-643,4</text:p>
          </table:table-cell>
          <table:table-cell office:value-type="float" office:value="858.3" table:style-name="ce1">
            <text:p>858,3</text:p>
          </table:table-cell>
          <table:table-cell office:value-type="float" office:value="48.5" table:style-name="ce1">
            <text:p>48,5</text:p>
          </table:table-cell>
          <table:table-cell office:value-type="float" office:value="-261.3" table:style-name="ce1">
            <text:p>-261,3</text:p>
          </table:table-cell>
          <table:table-cell office:value-type="float" office:value="726.7" table:style-name="ce1">
            <text:p>726,7</text:p>
          </table:table-cell>
          <table:table-cell office:value-type="float" office:value="-808.8" table:style-name="ce1">
            <text:p>-808,8</text:p>
          </table:table-cell>
          <table:table-cell office:value-type="float" office:value="-869.9" table:style-name="ce1">
            <text:p>-869,9</text:p>
          </table:table-cell>
          <table:table-cell office:value-type="float" office:value="-670" table:style-name="ce1">
            <text:p>-670</text:p>
          </table:table-cell>
          <table:table-cell office:value-type="float" office:value="-643.29999999999995" table:style-name="ce1">
            <text:p>-643,3</text:p>
          </table:table-cell>
          <table:table-cell office:value-type="float" office:value="-356.1" table:style-name="ce1">
            <text:p>-356,1</text:p>
          </table:table-cell>
          <table:table-cell office:value-type="float" office:value="-184.4" table:style-name="ce1">
            <text:p>-184,4</text:p>
          </table:table-cell>
          <table:table-cell office:value-type="float" office:value="383.6" table:style-name="ce1">
            <text:p>383,6</text:p>
          </table:table-cell>
          <table:table-cell office:value-type="float" office:value="-692.6" table:style-name="ce1">
            <text:p>-692,6</text:p>
          </table:table-cell>
          <table:table-cell office:value-type="float" office:value="-278.39999999999998" table:style-name="ce1">
            <text:p>-278,4</text:p>
          </table:table-cell>
          <table:table-cell office:value-type="float" office:value="987.2" table:style-name="ce1">
            <text:p>987,2</text:p>
          </table:table-cell>
          <table:table-cell office:value-type="float" office:value="7.5" table:style-name="ce1">
            <text:p>7,5</text:p>
          </table:table-cell>
          <table:table-cell office:value-type="float" office:value="800.1" table:style-name="ce1">
            <text:p>800,1</text:p>
          </table:table-cell>
          <table:table-cell table:number-columns-repeated="16344"/>
        </table:table-row>
        <table:table-row table:style-name="ro1">
          <table:table-cell office:value-type="float" office:value="-720.1" table:style-name="ce1">
            <text:p>-720,1</text:p>
          </table:table-cell>
          <table:table-cell office:value-type="float" office:value="303.39999999999998" table:style-name="ce1">
            <text:p>303,4</text:p>
          </table:table-cell>
          <table:table-cell office:value-type="float" office:value="-59" table:style-name="ce1">
            <text:p>-59</text:p>
          </table:table-cell>
          <table:table-cell office:value-type="float" office:value="-729.6" table:style-name="ce1">
            <text:p>-729,6</text:p>
          </table:table-cell>
          <table:table-cell office:value-type="float" office:value="-632.5" table:style-name="ce1">
            <text:p>-632,5</text:p>
          </table:table-cell>
          <table:table-cell office:value-type="float" office:value="-374.6" table:style-name="ce1">
            <text:p>-374,6</text:p>
          </table:table-cell>
          <table:table-cell office:value-type="float" office:value="988.8" table:style-name="ce1">
            <text:p>988,8</text:p>
          </table:table-cell>
          <table:table-cell office:value-type="float" office:value="880.7" table:style-name="ce1">
            <text:p>880,7</text:p>
          </table:table-cell>
          <table:table-cell office:value-type="float" office:value="661.4" table:style-name="ce1">
            <text:p>661,4</text:p>
          </table:table-cell>
          <table:table-cell office:value-type="float" office:value="823.8" table:style-name="ce1">
            <text:p>823,8</text:p>
          </table:table-cell>
          <table:table-cell office:value-type="float" office:value="387.3" table:style-name="ce1">
            <text:p>387,3</text:p>
          </table:table-cell>
          <table:table-cell office:value-type="float" office:value="192.7" table:style-name="ce1">
            <text:p>192,7</text:p>
          </table:table-cell>
          <table:table-cell office:value-type="float" office:value="-773.2" table:style-name="ce1">
            <text:p>-773,2</text:p>
          </table:table-cell>
          <table:table-cell office:value-type="float" office:value="742.8" table:style-name="ce1">
            <text:p>742,8</text:p>
          </table:table-cell>
          <table:table-cell office:value-type="float" office:value="635.29999999999995" table:style-name="ce1">
            <text:p>635,3</text:p>
          </table:table-cell>
          <table:table-cell office:value-type="float" office:value="-700.4" table:style-name="ce1">
            <text:p>-700,4</text:p>
          </table:table-cell>
          <table:table-cell office:value-type="float" office:value="-56.8" table:style-name="ce1">
            <text:p>-56,8</text:p>
          </table:table-cell>
          <table:table-cell office:value-type="float" office:value="-465.8" table:style-name="ce1">
            <text:p>-465,8</text:p>
          </table:table-cell>
          <table:table-cell office:value-type="float" office:value="647.9" table:style-name="ce1">
            <text:p>647,9</text:p>
          </table:table-cell>
          <table:table-cell office:value-type="float" office:value="-837.5" table:style-name="ce1">
            <text:p>-837,5</text:p>
          </table:table-cell>
          <table:table-cell office:value-type="float" office:value="-644" table:style-name="ce1">
            <text:p>-644</text:p>
          </table:table-cell>
          <table:table-cell office:value-type="float" office:value="-356.5" table:style-name="ce1">
            <text:p>-356,5</text:p>
          </table:table-cell>
          <table:table-cell office:value-type="float" office:value="-64.400000000000006" table:style-name="ce1">
            <text:p>-64,4</text:p>
          </table:table-cell>
          <table:table-cell office:value-type="float" office:value="-368.3" table:style-name="ce1">
            <text:p>-368,3</text:p>
          </table:table-cell>
          <table:table-cell office:value-type="float" office:value="697.1" table:style-name="ce1">
            <text:p>697,1</text:p>
          </table:table-cell>
          <table:table-cell office:value-type="float" office:value="649.29999999999995" table:style-name="ce1">
            <text:p>649,3</text:p>
          </table:table-cell>
          <table:table-cell office:value-type="float" office:value="135.1" table:style-name="ce1">
            <text:p>135,1</text:p>
          </table:table-cell>
          <table:table-cell office:value-type="float" office:value="-645.1" table:style-name="ce1">
            <text:p>-645,1</text:p>
          </table:table-cell>
          <table:table-cell office:value-type="float" office:value="111.6" table:style-name="ce1">
            <text:p>111,6</text:p>
          </table:table-cell>
          <table:table-cell office:value-type="float" office:value="469.5" table:style-name="ce1">
            <text:p>469,5</text:p>
          </table:table-cell>
          <table:table-cell office:value-type="float" office:value="-362.1" table:style-name="ce1">
            <text:p>-362,1</text:p>
          </table:table-cell>
          <table:table-cell office:value-type="float" office:value="-396.6" table:style-name="ce1">
            <text:p>-396,6</text:p>
          </table:table-cell>
          <table:table-cell office:value-type="float" office:value="-380.4" table:style-name="ce1">
            <text:p>-380,4</text:p>
          </table:table-cell>
          <table:table-cell office:value-type="float" office:value="-156.6" table:style-name="ce1">
            <text:p>-156,6</text:p>
          </table:table-cell>
          <table:table-cell office:value-type="float" office:value="-343.2" table:style-name="ce1">
            <text:p>-343,2</text:p>
          </table:table-cell>
          <table:table-cell office:value-type="float" office:value="-812.6" table:style-name="ce1">
            <text:p>-812,6</text:p>
          </table:table-cell>
          <table:table-cell office:value-type="float" office:value="-964.9" table:style-name="ce1">
            <text:p>-964,9</text:p>
          </table:table-cell>
          <table:table-cell office:value-type="float" office:value="908" table:style-name="ce1">
            <text:p>908</text:p>
          </table:table-cell>
          <table:table-cell office:value-type="float" office:value="936.2" table:style-name="ce1">
            <text:p>936,2</text:p>
          </table:table-cell>
          <table:table-cell office:value-type="float" office:value="912.5" table:style-name="ce1">
            <text:p>912,5</text:p>
          </table:table-cell>
          <table:table-cell table:number-columns-repeated="16344"/>
        </table:table-row>
        <table:table-row table:style-name="ro1">
          <table:table-cell office:value-type="float" office:value="-376.8" table:style-name="ce1">
            <text:p>-376,8</text:p>
          </table:table-cell>
          <table:table-cell office:value-type="float" office:value="-289.2" table:style-name="ce1">
            <text:p>-289,2</text:p>
          </table:table-cell>
          <table:table-cell office:value-type="float" office:value="-167.9" table:style-name="ce1">
            <text:p>-167,9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-53.2" table:style-name="ce1">
            <text:p>-53,2</text:p>
          </table:table-cell>
          <table:table-cell office:value-type="float" office:value="235.9" table:style-name="ce1">
            <text:p>235,9</text:p>
          </table:table-cell>
          <table:table-cell office:value-type="float" office:value="579.70000000000005" table:style-name="ce1">
            <text:p>579,7</text:p>
          </table:table-cell>
          <table:table-cell office:value-type="float" office:value="-527.9" table:style-name="ce1">
            <text:p>-527,9</text:p>
          </table:table-cell>
          <table:table-cell office:value-type="float" office:value="317.89999999999998" table:style-name="ce1">
            <text:p>317,9</text:p>
          </table:table-cell>
          <table:table-cell office:value-type="float" office:value="834.4" table:style-name="ce1">
            <text:p>834,4</text:p>
          </table:table-cell>
          <table:table-cell office:value-type="float" office:value="849.4" table:style-name="ce1">
            <text:p>849,4</text:p>
          </table:table-cell>
          <table:table-cell office:value-type="float" office:value="-913.1" table:style-name="ce1">
            <text:p>-913,1</text:p>
          </table:table-cell>
          <table:table-cell office:value-type="float" office:value="109.7" table:style-name="ce1">
            <text:p>109,7</text:p>
          </table:table-cell>
          <table:table-cell office:value-type="float" office:value="-636.4" table:style-name="ce1">
            <text:p>-636,4</text:p>
          </table:table-cell>
          <table:table-cell office:value-type="float" office:value="724.8" table:style-name="ce1">
            <text:p>724,8</text:p>
          </table:table-cell>
          <table:table-cell office:value-type="float" office:value="31.9" table:style-name="ce1">
            <text:p>31,9</text:p>
          </table:table-cell>
          <table:table-cell office:value-type="float" office:value="567.79999999999995" table:style-name="ce1">
            <text:p>567,8</text:p>
          </table:table-cell>
          <table:table-cell office:value-type="float" office:value="-902.6" table:style-name="ce1">
            <text:p>-902,6</text:p>
          </table:table-cell>
          <table:table-cell office:value-type="float" office:value="-787.4" table:style-name="ce1">
            <text:p>-787,4</text:p>
          </table:table-cell>
          <table:table-cell office:value-type="float" office:value="212.5" table:style-name="ce1">
            <text:p>212,5</text:p>
          </table:table-cell>
          <table:table-cell office:value-type="float" office:value="-744.5" table:style-name="ce1">
            <text:p>-744,5</text:p>
          </table:table-cell>
          <table:table-cell office:value-type="float" office:value="-419.5" table:style-name="ce1">
            <text:p>-419,5</text:p>
          </table:table-cell>
          <table:table-cell office:value-type="float" office:value="-515.70000000000005" table:style-name="ce1">
            <text:p>-515,7</text:p>
          </table:table-cell>
          <table:table-cell office:value-type="float" office:value="-48.8" table:style-name="ce1">
            <text:p>-48,8</text:p>
          </table:table-cell>
          <table:table-cell office:value-type="float" office:value="-973.7" table:style-name="ce1">
            <text:p>-973,7</text:p>
          </table:table-cell>
          <table:table-cell office:value-type="float" office:value="-246.5" table:style-name="ce1">
            <text:p>-246,5</text:p>
          </table:table-cell>
          <table:table-cell office:value-type="float" office:value="472.9" table:style-name="ce1">
            <text:p>472,9</text:p>
          </table:table-cell>
          <table:table-cell office:value-type="float" office:value="62.7" table:style-name="ce1">
            <text:p>62,7</text:p>
          </table:table-cell>
          <table:table-cell office:value-type="float" office:value="-213.1" table:style-name="ce1">
            <text:p>-213,1</text:p>
          </table:table-cell>
          <table:table-cell office:value-type="float" office:value="583.20000000000005" table:style-name="ce1">
            <text:p>583,2</text:p>
          </table:table-cell>
          <table:table-cell office:value-type="float" office:value="-472.5" table:style-name="ce1">
            <text:p>-472,5</text:p>
          </table:table-cell>
          <table:table-cell office:value-type="float" office:value="-351.5" table:style-name="ce1">
            <text:p>-351,5</text:p>
          </table:table-cell>
          <table:table-cell office:value-type="float" office:value="424.5" table:style-name="ce1">
            <text:p>424,5</text:p>
          </table:table-cell>
          <table:table-cell office:value-type="float" office:value="-869.3" table:style-name="ce1">
            <text:p>-869,3</text:p>
          </table:table-cell>
          <table:table-cell office:value-type="float" office:value="-477.9" table:style-name="ce1">
            <text:p>-477,9</text:p>
          </table:table-cell>
          <table:table-cell office:value-type="float" office:value="167.1" table:style-name="ce1">
            <text:p>167,1</text:p>
          </table:table-cell>
          <table:table-cell office:value-type="float" office:value="-868.4" table:style-name="ce1">
            <text:p>-868,4</text:p>
          </table:table-cell>
          <table:table-cell office:value-type="float" office:value="-620.5" table:style-name="ce1">
            <text:p>-620,5</text:p>
          </table:table-cell>
          <table:table-cell office:value-type="float" office:value="595.9" table:style-name="ce1">
            <text:p>595,9</text:p>
          </table:table-cell>
          <table:table-cell office:value-type="float" office:value="52.3" table:style-name="ce1">
            <text:p>52,3</text:p>
          </table:table-cell>
          <table:table-cell table:number-columns-repeated="16344"/>
        </table:table-row>
        <table:table-row table:style-name="ro1">
          <table:table-cell office:value-type="float" office:value="-500.9" table:style-name="ce1">
            <text:p>-500,9</text:p>
          </table:table-cell>
          <table:table-cell office:value-type="float" office:value="-285.8" table:style-name="ce1">
            <text:p>-285,8</text:p>
          </table:table-cell>
          <table:table-cell office:value-type="float" office:value="-659.6" table:style-name="ce1">
            <text:p>-659,6</text:p>
          </table:table-cell>
          <table:table-cell office:value-type="float" office:value="-661.2" table:style-name="ce1">
            <text:p>-661,2</text:p>
          </table:table-cell>
          <table:table-cell office:value-type="float" office:value="859" table:style-name="ce1">
            <text:p>859</text:p>
          </table:table-cell>
          <table:table-cell office:value-type="float" office:value="-281.60000000000002" table:style-name="ce1">
            <text:p>-281,6</text:p>
          </table:table-cell>
          <table:table-cell office:value-type="float" office:value="658.9" table:style-name="ce1">
            <text:p>658,9</text:p>
          </table:table-cell>
          <table:table-cell office:value-type="float" office:value="-653.29999999999995" table:style-name="ce1">
            <text:p>-653,3</text:p>
          </table:table-cell>
          <table:table-cell office:value-type="float" office:value="663.2" table:style-name="ce1">
            <text:p>663,2</text:p>
          </table:table-cell>
          <table:table-cell office:value-type="float" office:value="599.79999999999995" table:style-name="ce1">
            <text:p>599,8</text:p>
          </table:table-cell>
          <table:table-cell office:value-type="float" office:value="26.5" table:style-name="ce1">
            <text:p>26,5</text:p>
          </table:table-cell>
          <table:table-cell office:value-type="float" office:value="945.9" table:style-name="ce1">
            <text:p>945,9</text:p>
          </table:table-cell>
          <table:table-cell office:value-type="float" office:value="573" table:style-name="ce1">
            <text:p>573</text:p>
          </table:table-cell>
          <table:table-cell office:value-type="float" office:value="666.7" table:style-name="ce1">
            <text:p>666,7</text:p>
          </table:table-cell>
          <table:table-cell office:value-type="float" office:value="228" table:style-name="ce1">
            <text:p>228</text:p>
          </table:table-cell>
          <table:table-cell office:value-type="float" office:value="-353.7" table:style-name="ce1">
            <text:p>-353,7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-409.5" table:style-name="ce1">
            <text:p>-409,5</text:p>
          </table:table-cell>
          <table:table-cell office:value-type="float" office:value="-562.20000000000005" table:style-name="ce1">
            <text:p>-562,2</text:p>
          </table:table-cell>
          <table:table-cell office:value-type="float" office:value="-949.7" table:style-name="ce1">
            <text:p>-949,7</text:p>
          </table:table-cell>
          <table:table-cell office:value-type="float" office:value="-938.5" table:style-name="ce1">
            <text:p>-938,5</text:p>
          </table:table-cell>
          <table:table-cell office:value-type="float" office:value="350.6" table:style-name="ce1">
            <text:p>350,6</text:p>
          </table:table-cell>
          <table:table-cell office:value-type="float" office:value="158.80000000000001" table:style-name="ce1">
            <text:p>158,8</text:p>
          </table:table-cell>
          <table:table-cell office:value-type="float" office:value="-825.4" table:style-name="ce1">
            <text:p>-825,4</text:p>
          </table:table-cell>
          <table:table-cell office:value-type="float" office:value="-107.4" table:style-name="ce1">
            <text:p>-107,4</text:p>
          </table:table-cell>
          <table:table-cell office:value-type="float" office:value="-141.69999999999999" table:style-name="ce1">
            <text:p>-141,7</text:p>
          </table:table-cell>
          <table:table-cell office:value-type="float" office:value="-484.4" table:style-name="ce1">
            <text:p>-484,4</text:p>
          </table:table-cell>
          <table:table-cell office:value-type="float" office:value="839.5" table:style-name="ce1">
            <text:p>839,5</text:p>
          </table:table-cell>
          <table:table-cell office:value-type="float" office:value="-113.2" table:style-name="ce1">
            <text:p>-113,2</text:p>
          </table:table-cell>
          <table:table-cell office:value-type="float" office:value="559.4" table:style-name="ce1">
            <text:p>559,4</text:p>
          </table:table-cell>
          <table:table-cell office:value-type="float" office:value="-162.6" table:style-name="ce1">
            <text:p>-162,6</text:p>
          </table:table-cell>
          <table:table-cell office:value-type="float" office:value="-952.1" table:style-name="ce1">
            <text:p>-952,1</text:p>
          </table:table-cell>
          <table:table-cell office:value-type="float" office:value="-662.4" table:style-name="ce1">
            <text:p>-662,4</text:p>
          </table:table-cell>
          <table:table-cell office:value-type="float" office:value="957.3" table:style-name="ce1">
            <text:p>957,3</text:p>
          </table:table-cell>
          <table:table-cell office:value-type="float" office:value="620.1" table:style-name="ce1">
            <text:p>620,1</text:p>
          </table:table-cell>
          <table:table-cell office:value-type="float" office:value="681.3" table:style-name="ce1">
            <text:p>681,3</text:p>
          </table:table-cell>
          <table:table-cell office:value-type="float" office:value="848.1" table:style-name="ce1">
            <text:p>848,1</text:p>
          </table:table-cell>
          <table:table-cell office:value-type="float" office:value="-168.2" table:style-name="ce1">
            <text:p>-168,2</text:p>
          </table:table-cell>
          <table:table-cell office:value-type="float" office:value="967.4" table:style-name="ce1">
            <text:p>967,4</text:p>
          </table:table-cell>
          <table:table-cell office:value-type="float" office:value="421.2" table:style-name="ce1">
            <text:p>421,2</text:p>
          </table:table-cell>
          <table:table-cell table:number-columns-repeated="16344"/>
        </table:table-row>
        <table:table-row table:style-name="ro1">
          <table:table-cell office:value-type="float" office:value="-602.9" table:style-name="ce1">
            <text:p>-602,9</text:p>
          </table:table-cell>
          <table:table-cell office:value-type="float" office:value="109.6" table:style-name="ce1">
            <text:p>109,6</text:p>
          </table:table-cell>
          <table:table-cell office:value-type="float" office:value="-255.3" table:style-name="ce1">
            <text:p>-255,3</text:p>
          </table:table-cell>
          <table:table-cell office:value-type="float" office:value="306.5" table:style-name="ce1">
            <text:p>306,5</text:p>
          </table:table-cell>
          <table:table-cell office:value-type="float" office:value="501.2" table:style-name="ce1">
            <text:p>501,2</text:p>
          </table:table-cell>
          <table:table-cell office:value-type="float" office:value="-624.6" table:style-name="ce1">
            <text:p>-624,6</text:p>
          </table:table-cell>
          <table:table-cell office:value-type="float" office:value="-442.7" table:style-name="ce1">
            <text:p>-442,7</text:p>
          </table:table-cell>
          <table:table-cell office:value-type="float" office:value="-758.2" table:style-name="ce1">
            <text:p>-758,2</text:p>
          </table:table-cell>
          <table:table-cell office:value-type="float" office:value="616.9" table:style-name="ce1">
            <text:p>616,9</text:p>
          </table:table-cell>
          <table:table-cell office:value-type="float" office:value="-135.1" table:style-name="ce1">
            <text:p>-135,1</text:p>
          </table:table-cell>
          <table:table-cell office:value-type="float" office:value="371.3" table:style-name="ce1">
            <text:p>371,3</text:p>
          </table:table-cell>
          <table:table-cell office:value-type="float" office:value="-518.1" table:style-name="ce1">
            <text:p>-518,1</text:p>
          </table:table-cell>
          <table:table-cell office:value-type="float" office:value="-301.60000000000002" table:style-name="ce1">
            <text:p>-301,6</text:p>
          </table:table-cell>
          <table:table-cell office:value-type="float" office:value="-407.6" table:style-name="ce1">
            <text:p>-407,6</text:p>
          </table:table-cell>
          <table:table-cell office:value-type="float" office:value="-372.1" table:style-name="ce1">
            <text:p>-372,1</text:p>
          </table:table-cell>
          <table:table-cell office:value-type="float" office:value="516.4" table:style-name="ce1">
            <text:p>516,4</text:p>
          </table:table-cell>
          <table:table-cell office:value-type="float" office:value="-422.4" table:style-name="ce1">
            <text:p>-422,4</text:p>
          </table:table-cell>
          <table:table-cell office:value-type="float" office:value="126.5" table:style-name="ce1">
            <text:p>126,5</text:p>
          </table:table-cell>
          <table:table-cell office:value-type="float" office:value="-578" table:style-name="ce1">
            <text:p>-578</text:p>
          </table:table-cell>
          <table:table-cell office:value-type="float" office:value="958.2" table:style-name="ce1">
            <text:p>958,2</text:p>
          </table:table-cell>
          <table:table-cell office:value-type="float" office:value="632.79999999999995" table:style-name="ce1">
            <text:p>632,8</text:p>
          </table:table-cell>
          <table:table-cell office:value-type="float" office:value="-166.3" table:style-name="ce1">
            <text:p>-166,3</text:p>
          </table:table-cell>
          <table:table-cell office:value-type="float" office:value="-936.1" table:style-name="ce1">
            <text:p>-936,1</text:p>
          </table:table-cell>
          <table:table-cell office:value-type="float" office:value="-107.4" table:style-name="ce1">
            <text:p>-107,4</text:p>
          </table:table-cell>
          <table:table-cell office:value-type="float" office:value="-388" table:style-name="ce1">
            <text:p>-388</text:p>
          </table:table-cell>
          <table:table-cell office:value-type="float" office:value="963.6" table:style-name="ce1">
            <text:p>963,6</text:p>
          </table:table-cell>
          <table:table-cell office:value-type="float" office:value="-247" table:style-name="ce1">
            <text:p>-247</text:p>
          </table:table-cell>
          <table:table-cell office:value-type="float" office:value="-754.1" table:style-name="ce1">
            <text:p>-754,1</text:p>
          </table:table-cell>
          <table:table-cell office:value-type="float" office:value="-94.3" table:style-name="ce1">
            <text:p>-94,3</text:p>
          </table:table-cell>
          <table:table-cell office:value-type="float" office:value="-377.6" table:style-name="ce1">
            <text:p>-377,6</text:p>
          </table:table-cell>
          <table:table-cell office:value-type="float" office:value="-253.8" table:style-name="ce1">
            <text:p>-253,8</text:p>
          </table:table-cell>
          <table:table-cell office:value-type="float" office:value="216.8" table:style-name="ce1">
            <text:p>216,8</text:p>
          </table:table-cell>
          <table:table-cell office:value-type="float" office:value="-868.1" table:style-name="ce1">
            <text:p>-868,1</text:p>
          </table:table-cell>
          <table:table-cell office:value-type="float" office:value="498.1" table:style-name="ce1">
            <text:p>498,1</text:p>
          </table:table-cell>
          <table:table-cell office:value-type="float" office:value="-629.79999999999995" table:style-name="ce1">
            <text:p>-629,8</text:p>
          </table:table-cell>
          <table:table-cell office:value-type="float" office:value="39.4" table:style-name="ce1">
            <text:p>39,4</text:p>
          </table:table-cell>
          <table:table-cell office:value-type="float" office:value="-320.8" table:style-name="ce1">
            <text:p>-320,8</text:p>
          </table:table-cell>
          <table:table-cell office:value-type="float" office:value="516" table:style-name="ce1">
            <text:p>516</text:p>
          </table:table-cell>
          <table:table-cell office:value-type="float" office:value="-409.9" table:style-name="ce1">
            <text:p>-409,9</text:p>
          </table:table-cell>
          <table:table-cell office:value-type="float" office:value="-286.3" table:style-name="ce1">
            <text:p>-286,3</text:p>
          </table:table-cell>
          <table:table-cell table:number-columns-repeated="16344"/>
        </table:table-row>
        <table:table-row table:style-name="ro1">
          <table:table-cell office:value-type="float" office:value="25.6" table:style-name="ce1">
            <text:p>25,6</text:p>
          </table:table-cell>
          <table:table-cell office:value-type="float" office:value="-837.9" table:style-name="ce1">
            <text:p>-837,9</text:p>
          </table:table-cell>
          <table:table-cell office:value-type="float" office:value="-837.6" table:style-name="ce1">
            <text:p>-837,6</text:p>
          </table:table-cell>
          <table:table-cell office:value-type="float" office:value="-470.5" table:style-name="ce1">
            <text:p>-470,5</text:p>
          </table:table-cell>
          <table:table-cell office:value-type="float" office:value="-293.8" table:style-name="ce1">
            <text:p>-293,8</text:p>
          </table:table-cell>
          <table:table-cell office:value-type="float" office:value="248.3" table:style-name="ce1">
            <text:p>248,3</text:p>
          </table:table-cell>
          <table:table-cell office:value-type="float" office:value="-693.6" table:style-name="ce1">
            <text:p>-693,6</text:p>
          </table:table-cell>
          <table:table-cell office:value-type="float" office:value="657.7" table:style-name="ce1">
            <text:p>657,7</text:p>
          </table:table-cell>
          <table:table-cell office:value-type="float" office:value="733.3" table:style-name="ce1">
            <text:p>733,3</text:p>
          </table:table-cell>
          <table:table-cell office:value-type="float" office:value="-762.7" table:style-name="ce1">
            <text:p>-762,7</text:p>
          </table:table-cell>
          <table:table-cell office:value-type="float" office:value="101" table:style-name="ce1">
            <text:p>101</text:p>
          </table:table-cell>
          <table:table-cell office:value-type="float" office:value="-621.4" table:style-name="ce1">
            <text:p>-621,4</text:p>
          </table:table-cell>
          <table:table-cell office:value-type="float" office:value="-698.4" table:style-name="ce1">
            <text:p>-698,4</text:p>
          </table:table-cell>
          <table:table-cell office:value-type="float" office:value="-223.6" table:style-name="ce1">
            <text:p>-223,6</text:p>
          </table:table-cell>
          <table:table-cell office:value-type="float" office:value="443" table:style-name="ce1">
            <text:p>443</text:p>
          </table:table-cell>
          <table:table-cell office:value-type="float" office:value="217.7" table:style-name="ce1">
            <text:p>217,7</text:p>
          </table:table-cell>
          <table:table-cell office:value-type="float" office:value="159.30000000000001" table:style-name="ce1">
            <text:p>159,3</text:p>
          </table:table-cell>
          <table:table-cell office:value-type="float" office:value="925.3" table:style-name="ce1">
            <text:p>925,3</text:p>
          </table:table-cell>
          <table:table-cell office:value-type="float" office:value="174.1" table:style-name="ce1">
            <text:p>174,1</text:p>
          </table:table-cell>
          <table:table-cell office:value-type="float" office:value="-350.1" table:style-name="ce1">
            <text:p>-350,1</text:p>
          </table:table-cell>
          <table:table-cell office:value-type="float" office:value="-201.7" table:style-name="ce1">
            <text:p>-201,7</text:p>
          </table:table-cell>
          <table:table-cell office:value-type="float" office:value="553.5" table:style-name="ce1">
            <text:p>553,5</text:p>
          </table:table-cell>
          <table:table-cell office:value-type="float" office:value="-333.6" table:style-name="ce1">
            <text:p>-333,6</text:p>
          </table:table-cell>
          <table:table-cell office:value-type="float" office:value="746.1" table:style-name="ce1">
            <text:p>746,1</text:p>
          </table:table-cell>
          <table:table-cell office:value-type="float" office:value="-255" table:style-name="ce1">
            <text:p>-255</text:p>
          </table:table-cell>
          <table:table-cell office:value-type="float" office:value="-884.1" table:style-name="ce1">
            <text:p>-884,1</text:p>
          </table:table-cell>
          <table:table-cell office:value-type="float" office:value="-640.9" table:style-name="ce1">
            <text:p>-640,9</text:p>
          </table:table-cell>
          <table:table-cell office:value-type="float" office:value="149.69999999999999" table:style-name="ce1">
            <text:p>149,7</text:p>
          </table:table-cell>
          <table:table-cell office:value-type="float" office:value="586.4" table:style-name="ce1">
            <text:p>586,4</text:p>
          </table:table-cell>
          <table:table-cell office:value-type="float" office:value="-923.7" table:style-name="ce1">
            <text:p>-923,7</text:p>
          </table:table-cell>
          <table:table-cell office:value-type="float" office:value="-927.6" table:style-name="ce1">
            <text:p>-927,6</text:p>
          </table:table-cell>
          <table:table-cell office:value-type="float" office:value="845.9" table:style-name="ce1">
            <text:p>845,9</text:p>
          </table:table-cell>
          <table:table-cell office:value-type="float" office:value="522.29999999999995" table:style-name="ce1">
            <text:p>522,3</text:p>
          </table:table-cell>
          <table:table-cell office:value-type="float" office:value="-154" table:style-name="ce1">
            <text:p>-154</text:p>
          </table:table-cell>
          <table:table-cell office:value-type="float" office:value="933" table:style-name="ce1">
            <text:p>933</text:p>
          </table:table-cell>
          <table:table-cell office:value-type="float" office:value="-306.2" table:style-name="ce1">
            <text:p>-306,2</text:p>
          </table:table-cell>
          <table:table-cell office:value-type="float" office:value="-515" table:style-name="ce1">
            <text:p>-515</text:p>
          </table:table-cell>
          <table:table-cell office:value-type="float" office:value="-970.5" table:style-name="ce1">
            <text:p>-970,5</text:p>
          </table:table-cell>
          <table:table-cell office:value-type="float" office:value="-328.5" table:style-name="ce1">
            <text:p>-328,5</text:p>
          </table:table-cell>
          <table:table-cell office:value-type="float" office:value="-838.4" table:style-name="ce1">
            <text:p>-838,4</text:p>
          </table:table-cell>
          <table:table-cell table:number-columns-repeated="16344"/>
        </table:table-row>
        <table:table-row table:style-name="ro1">
          <table:table-cell office:value-type="float" office:value="341.9" table:style-name="ce1">
            <text:p>341,9</text:p>
          </table:table-cell>
          <table:table-cell office:value-type="float" office:value="96.3" table:style-name="ce1">
            <text:p>96,3</text:p>
          </table:table-cell>
          <table:table-cell office:value-type="float" office:value="648" table:style-name="ce1">
            <text:p>648</text:p>
          </table:table-cell>
          <table:table-cell office:value-type="float" office:value="-154.19999999999999" table:style-name="ce1">
            <text:p>-154,2</text:p>
          </table:table-cell>
          <table:table-cell office:value-type="float" office:value="-688.6" table:style-name="ce1">
            <text:p>-688,6</text:p>
          </table:table-cell>
          <table:table-cell office:value-type="float" office:value="3" table:style-name="ce1">
            <text:p>3</text:p>
          </table:table-cell>
          <table:table-cell office:value-type="float" office:value="838.6" table:style-name="ce1">
            <text:p>838,6</text:p>
          </table:table-cell>
          <table:table-cell office:value-type="float" office:value="-526.29999999999995" table:style-name="ce1">
            <text:p>-526,3</text:p>
          </table:table-cell>
          <table:table-cell office:value-type="float" office:value="-674.1" table:style-name="ce1">
            <text:p>-674,1</text:p>
          </table:table-cell>
          <table:table-cell office:value-type="float" office:value="-795.8" table:style-name="ce1">
            <text:p>-795,8</text:p>
          </table:table-cell>
          <table:table-cell office:value-type="float" office:value="-178.6" table:style-name="ce1">
            <text:p>-178,6</text:p>
          </table:table-cell>
          <table:table-cell office:value-type="float" office:value="180.5" table:style-name="ce1">
            <text:p>180,5</text:p>
          </table:table-cell>
          <table:table-cell office:value-type="float" office:value="-15.8" table:style-name="ce1">
            <text:p>-15,8</text:p>
          </table:table-cell>
          <table:table-cell office:value-type="float" office:value="-364.6" table:style-name="ce1">
            <text:p>-364,6</text:p>
          </table:table-cell>
          <table:table-cell office:value-type="float" office:value="200.1" table:style-name="ce1">
            <text:p>200,1</text:p>
          </table:table-cell>
          <table:table-cell office:value-type="float" office:value="-971.9" table:style-name="ce1">
            <text:p>-971,9</text:p>
          </table:table-cell>
          <table:table-cell office:value-type="float" office:value="110.6" table:style-name="ce1">
            <text:p>110,6</text:p>
          </table:table-cell>
          <table:table-cell office:value-type="float" office:value="-400.6" table:style-name="ce1">
            <text:p>-400,6</text:p>
          </table:table-cell>
          <table:table-cell office:value-type="float" office:value="-174.1" table:style-name="ce1">
            <text:p>-174,1</text:p>
          </table:table-cell>
          <table:table-cell office:value-type="float" office:value="252.1" table:style-name="ce1">
            <text:p>252,1</text:p>
          </table:table-cell>
          <table:table-cell office:value-type="float" office:value="-530.5" table:style-name="ce1">
            <text:p>-530,5</text:p>
          </table:table-cell>
          <table:table-cell office:value-type="float" office:value="-786.9" table:style-name="ce1">
            <text:p>-786,9</text:p>
          </table:table-cell>
          <table:table-cell office:value-type="float" office:value="-209.1" table:style-name="ce1">
            <text:p>-209,1</text:p>
          </table:table-cell>
          <table:table-cell office:value-type="float" office:value="464.1" table:style-name="ce1">
            <text:p>464,1</text:p>
          </table:table-cell>
          <table:table-cell office:value-type="float" office:value="-695.5" table:style-name="ce1">
            <text:p>-695,5</text:p>
          </table:table-cell>
          <table:table-cell office:value-type="float" office:value="493.8" table:style-name="ce1">
            <text:p>493,8</text:p>
          </table:table-cell>
          <table:table-cell office:value-type="float" office:value="356.3" table:style-name="ce1">
            <text:p>356,3</text:p>
          </table:table-cell>
          <table:table-cell office:value-type="float" office:value="-82.3" table:style-name="ce1">
            <text:p>-82,3</text:p>
          </table:table-cell>
          <table:table-cell office:value-type="float" office:value="124.5" table:style-name="ce1">
            <text:p>124,5</text:p>
          </table:table-cell>
          <table:table-cell office:value-type="float" office:value="-227.7" table:style-name="ce1">
            <text:p>-227,7</text:p>
          </table:table-cell>
          <table:table-cell office:value-type="float" office:value="650.70000000000005" table:style-name="ce1">
            <text:p>650,7</text:p>
          </table:table-cell>
          <table:table-cell office:value-type="float" office:value="-890.3" table:style-name="ce1">
            <text:p>-890,3</text:p>
          </table:table-cell>
          <table:table-cell office:value-type="float" office:value="980.2" table:style-name="ce1">
            <text:p>980,2</text:p>
          </table:table-cell>
          <table:table-cell office:value-type="float" office:value="-987" table:style-name="ce1">
            <text:p>-987</text:p>
          </table:table-cell>
          <table:table-cell office:value-type="float" office:value="431.7" table:style-name="ce1">
            <text:p>431,7</text:p>
          </table:table-cell>
          <table:table-cell office:value-type="float" office:value="-878.5" table:style-name="ce1">
            <text:p>-878,5</text:p>
          </table:table-cell>
          <table:table-cell office:value-type="float" office:value="-817.8" table:style-name="ce1">
            <text:p>-817,8</text:p>
          </table:table-cell>
          <table:table-cell office:value-type="float" office:value="656.8" table:style-name="ce1">
            <text:p>656,8</text:p>
          </table:table-cell>
          <table:table-cell office:value-type="float" office:value="-550.6" table:style-name="ce1">
            <text:p>-550,6</text:p>
          </table:table-cell>
          <table:table-cell office:value-type="float" office:value="-794.6" table:style-name="ce1">
            <text:p>-794,6</text:p>
          </table:table-cell>
          <table:table-cell table:number-columns-repeated="16344"/>
        </table:table-row>
        <table:table-row table:style-name="ro1">
          <table:table-cell office:value-type="float" office:value="897.1" table:style-name="ce1">
            <text:p>897,1</text:p>
          </table:table-cell>
          <table:table-cell office:value-type="float" office:value="309.89999999999998" table:style-name="ce1">
            <text:p>309,9</text:p>
          </table:table-cell>
          <table:table-cell office:value-type="float" office:value="934.2" table:style-name="ce1">
            <text:p>934,2</text:p>
          </table:table-cell>
          <table:table-cell office:value-type="float" office:value="-836.1" table:style-name="ce1">
            <text:p>-836,1</text:p>
          </table:table-cell>
          <table:table-cell office:value-type="float" office:value="278.89999999999998" table:style-name="ce1">
            <text:p>278,9</text:p>
          </table:table-cell>
          <table:table-cell office:value-type="float" office:value="-223.3" table:style-name="ce1">
            <text:p>-223,3</text:p>
          </table:table-cell>
          <table:table-cell office:value-type="float" office:value="282.7" table:style-name="ce1">
            <text:p>282,7</text:p>
          </table:table-cell>
          <table:table-cell office:value-type="float" office:value="-224.6" table:style-name="ce1">
            <text:p>-224,6</text:p>
          </table:table-cell>
          <table:table-cell office:value-type="float" office:value="-983.5" table:style-name="ce1">
            <text:p>-983,5</text:p>
          </table:table-cell>
          <table:table-cell office:value-type="float" office:value="-732.8" table:style-name="ce1">
            <text:p>-732,8</text:p>
          </table:table-cell>
          <table:table-cell office:value-type="float" office:value="-688" table:style-name="ce1">
            <text:p>-688</text:p>
          </table:table-cell>
          <table:table-cell office:value-type="float" office:value="-981.6" table:style-name="ce1">
            <text:p>-981,6</text:p>
          </table:table-cell>
          <table:table-cell office:value-type="float" office:value="-88.7" table:style-name="ce1">
            <text:p>-88,7</text:p>
          </table:table-cell>
          <table:table-cell office:value-type="float" office:value="-883.7" table:style-name="ce1">
            <text:p>-883,7</text:p>
          </table:table-cell>
          <table:table-cell office:value-type="float" office:value="285.39999999999998" table:style-name="ce1">
            <text:p>285,4</text:p>
          </table:table-cell>
          <table:table-cell office:value-type="float" office:value="-649.5" table:style-name="ce1">
            <text:p>-649,5</text:p>
          </table:table-cell>
          <table:table-cell office:value-type="float" office:value="-52.1" table:style-name="ce1">
            <text:p>-52,1</text:p>
          </table:table-cell>
          <table:table-cell office:value-type="float" office:value="668.2" table:style-name="ce1">
            <text:p>668,2</text:p>
          </table:table-cell>
          <table:table-cell office:value-type="float" office:value="569.9" table:style-name="ce1">
            <text:p>569,9</text:p>
          </table:table-cell>
          <table:table-cell office:value-type="float" office:value="545.5" table:style-name="ce1">
            <text:p>545,5</text:p>
          </table:table-cell>
          <table:table-cell office:value-type="float" office:value="-796.4" table:style-name="ce1">
            <text:p>-796,4</text:p>
          </table:table-cell>
          <table:table-cell office:value-type="float" office:value="-380.3" table:style-name="ce1">
            <text:p>-380,3</text:p>
          </table:table-cell>
          <table:table-cell office:value-type="float" office:value="-471.8" table:style-name="ce1">
            <text:p>-471,8</text:p>
          </table:table-cell>
          <table:table-cell office:value-type="float" office:value="-86.8" table:style-name="ce1">
            <text:p>-86,8</text:p>
          </table:table-cell>
          <table:table-cell office:value-type="float" office:value="707.1" table:style-name="ce1">
            <text:p>707,1</text:p>
          </table:table-cell>
          <table:table-cell office:value-type="float" office:value="-785.7" table:style-name="ce1">
            <text:p>-785,7</text:p>
          </table:table-cell>
          <table:table-cell office:value-type="float" office:value="184.8" table:style-name="ce1">
            <text:p>184,8</text:p>
          </table:table-cell>
          <table:table-cell office:value-type="float" office:value="400.1" table:style-name="ce1">
            <text:p>400,1</text:p>
          </table:table-cell>
          <table:table-cell office:value-type="float" office:value="-558.4" table:style-name="ce1">
            <text:p>-558,4</text:p>
          </table:table-cell>
          <table:table-cell office:value-type="float" office:value="-534.1" table:style-name="ce1">
            <text:p>-534,1</text:p>
          </table:table-cell>
          <table:table-cell office:value-type="float" office:value="-285" table:style-name="ce1">
            <text:p>-285</text:p>
          </table:table-cell>
          <table:table-cell office:value-type="float" office:value="278.10000000000002" table:style-name="ce1">
            <text:p>278,1</text:p>
          </table:table-cell>
          <table:table-cell office:value-type="float" office:value="-144.4" table:style-name="ce1">
            <text:p>-144,4</text:p>
          </table:table-cell>
          <table:table-cell office:value-type="float" office:value="1.8" table:style-name="ce1">
            <text:p>1,8</text:p>
          </table:table-cell>
          <table:table-cell office:value-type="float" office:value="636.29999999999995" table:style-name="ce1">
            <text:p>636,3</text:p>
          </table:table-cell>
          <table:table-cell office:value-type="float" office:value="721.4" table:style-name="ce1">
            <text:p>721,4</text:p>
          </table:table-cell>
          <table:table-cell office:value-type="float" office:value="-490.7" table:style-name="ce1">
            <text:p>-490,7</text:p>
          </table:table-cell>
          <table:table-cell office:value-type="float" office:value="-925.6" table:style-name="ce1">
            <text:p>-925,6</text:p>
          </table:table-cell>
          <table:table-cell office:value-type="float" office:value="856.5" table:style-name="ce1">
            <text:p>856,5</text:p>
          </table:table-cell>
          <table:table-cell office:value-type="float" office:value="-652" table:style-name="ce1">
            <text:p>-652</text:p>
          </table:table-cell>
          <table:table-cell table:number-columns-repeated="16344"/>
        </table:table-row>
        <table:table-row table:style-name="ro1">
          <table:table-cell office:value-type="float" office:value="935.4" table:style-name="ce1">
            <text:p>935,4</text:p>
          </table:table-cell>
          <table:table-cell office:value-type="float" office:value="418.3" table:style-name="ce1">
            <text:p>418,3</text:p>
          </table:table-cell>
          <table:table-cell office:value-type="float" office:value="-860.6" table:style-name="ce1">
            <text:p>-860,6</text:p>
          </table:table-cell>
          <table:table-cell office:value-type="float" office:value="693.1" table:style-name="ce1">
            <text:p>693,1</text:p>
          </table:table-cell>
          <table:table-cell office:value-type="float" office:value="-518.5" table:style-name="ce1">
            <text:p>-518,5</text:p>
          </table:table-cell>
          <table:table-cell office:value-type="float" office:value="-420.3" table:style-name="ce1">
            <text:p>-420,3</text:p>
          </table:table-cell>
          <table:table-cell office:value-type="float" office:value="522.9" table:style-name="ce1">
            <text:p>522,9</text:p>
          </table:table-cell>
          <table:table-cell office:value-type="float" office:value="-664.8" table:style-name="ce1">
            <text:p>-664,8</text:p>
          </table:table-cell>
          <table:table-cell office:value-type="float" office:value="-190.3" table:style-name="ce1">
            <text:p>-190,3</text:p>
          </table:table-cell>
          <table:table-cell office:value-type="float" office:value="25.3" table:style-name="ce1">
            <text:p>25,3</text:p>
          </table:table-cell>
          <table:table-cell office:value-type="float" office:value="506.2" table:style-name="ce1">
            <text:p>506,2</text:p>
          </table:table-cell>
          <table:table-cell office:value-type="float" office:value="-517.1" table:style-name="ce1">
            <text:p>-517,1</text:p>
          </table:table-cell>
          <table:table-cell office:value-type="float" office:value="-164" table:style-name="ce1">
            <text:p>-164</text:p>
          </table:table-cell>
          <table:table-cell office:value-type="float" office:value="-308.7" table:style-name="ce1">
            <text:p>-308,7</text:p>
          </table:table-cell>
          <table:table-cell office:value-type="float" office:value="897.4" table:style-name="ce1">
            <text:p>897,4</text:p>
          </table:table-cell>
          <table:table-cell office:value-type="float" office:value="229.2" table:style-name="ce1">
            <text:p>229,2</text:p>
          </table:table-cell>
          <table:table-cell office:value-type="float" office:value="-508.3" table:style-name="ce1">
            <text:p>-508,3</text:p>
          </table:table-cell>
          <table:table-cell office:value-type="float" office:value="-785.5" table:style-name="ce1">
            <text:p>-785,5</text:p>
          </table:table-cell>
          <table:table-cell office:value-type="float" office:value="926.8" table:style-name="ce1">
            <text:p>926,8</text:p>
          </table:table-cell>
          <table:table-cell office:value-type="float" office:value="-167.4" table:style-name="ce1">
            <text:p>-167,4</text:p>
          </table:table-cell>
          <table:table-cell office:value-type="float" office:value="561.79999999999995" table:style-name="ce1">
            <text:p>561,8</text:p>
          </table:table-cell>
          <table:table-cell office:value-type="float" office:value="258.60000000000002" table:style-name="ce1">
            <text:p>258,6</text:p>
          </table:table-cell>
          <table:table-cell office:value-type="float" office:value="-739.8" table:style-name="ce1">
            <text:p>-739,8</text:p>
          </table:table-cell>
          <table:table-cell office:value-type="float" office:value="-391.2" table:style-name="ce1">
            <text:p>-391,2</text:p>
          </table:table-cell>
          <table:table-cell office:value-type="float" office:value="-687.7" table:style-name="ce1">
            <text:p>-687,7</text:p>
          </table:table-cell>
          <table:table-cell office:value-type="float" office:value="218.9" table:style-name="ce1">
            <text:p>218,9</text:p>
          </table:table-cell>
          <table:table-cell office:value-type="float" office:value="192.4" table:style-name="ce1">
            <text:p>192,4</text:p>
          </table:table-cell>
          <table:table-cell office:value-type="float" office:value="267" table:style-name="ce1">
            <text:p>267</text:p>
          </table:table-cell>
          <table:table-cell office:value-type="float" office:value="863.4" table:style-name="ce1">
            <text:p>863,4</text:p>
          </table:table-cell>
          <table:table-cell office:value-type="float" office:value="-719" table:style-name="ce1">
            <text:p>-719</text:p>
          </table:table-cell>
          <table:table-cell office:value-type="float" office:value="-253.1" table:style-name="ce1">
            <text:p>-253,1</text:p>
          </table:table-cell>
          <table:table-cell office:value-type="float" office:value="132.4" table:style-name="ce1">
            <text:p>132,4</text:p>
          </table:table-cell>
          <table:table-cell office:value-type="float" office:value="-336.2" table:style-name="ce1">
            <text:p>-336,2</text:p>
          </table:table-cell>
          <table:table-cell office:value-type="float" office:value="858" table:style-name="ce1">
            <text:p>858</text:p>
          </table:table-cell>
          <table:table-cell office:value-type="float" office:value="-613.20000000000005" table:style-name="ce1">
            <text:p>-613,2</text:p>
          </table:table-cell>
          <table:table-cell office:value-type="float" office:value="-427.2" table:style-name="ce1">
            <text:p>-427,2</text:p>
          </table:table-cell>
          <table:table-cell office:value-type="float" office:value="-272.39999999999998" table:style-name="ce1">
            <text:p>-272,4</text:p>
          </table:table-cell>
          <table:table-cell office:value-type="float" office:value="-844.8" table:style-name="ce1">
            <text:p>-844,8</text:p>
          </table:table-cell>
          <table:table-cell office:value-type="float" office:value="8.3000000000000007" table:style-name="ce1">
            <text:p>8,3</text:p>
          </table:table-cell>
          <table:table-cell office:value-type="float" office:value="121.3" table:style-name="ce1">
            <text:p>121,3</text:p>
          </table:table-cell>
          <table:table-cell table:number-columns-repeated="16344"/>
        </table:table-row>
        <table:table-row table:style-name="ro1">
          <table:table-cell office:value-type="float" office:value="48.7" table:style-name="ce1">
            <text:p>48,7</text:p>
          </table:table-cell>
          <table:table-cell office:value-type="float" office:value="110.2" table:style-name="ce1">
            <text:p>110,2</text:p>
          </table:table-cell>
          <table:table-cell office:value-type="float" office:value="-756.7" table:style-name="ce1">
            <text:p>-756,7</text:p>
          </table:table-cell>
          <table:table-cell office:value-type="float" office:value="-170" table:style-name="ce1">
            <text:p>-170</text:p>
          </table:table-cell>
          <table:table-cell office:value-type="float" office:value="125.7" table:style-name="ce1">
            <text:p>125,7</text:p>
          </table:table-cell>
          <table:table-cell office:value-type="float" office:value="-422.2" table:style-name="ce1">
            <text:p>-422,2</text:p>
          </table:table-cell>
          <table:table-cell office:value-type="float" office:value="420.1" table:style-name="ce1">
            <text:p>420,1</text:p>
          </table:table-cell>
          <table:table-cell office:value-type="float" office:value="417.1" table:style-name="ce1">
            <text:p>417,1</text:p>
          </table:table-cell>
          <table:table-cell office:value-type="float" office:value="-603.79999999999995" table:style-name="ce1">
            <text:p>-603,8</text:p>
          </table:table-cell>
          <table:table-cell office:value-type="float" office:value="753.4" table:style-name="ce1">
            <text:p>753,4</text:p>
          </table:table-cell>
          <table:table-cell office:value-type="float" office:value="34.5" table:style-name="ce1">
            <text:p>34,5</text:p>
          </table:table-cell>
          <table:table-cell office:value-type="float" office:value="-396" table:style-name="ce1">
            <text:p>-396</text:p>
          </table:table-cell>
          <table:table-cell office:value-type="float" office:value="-558.20000000000005" table:style-name="ce1">
            <text:p>-558,2</text:p>
          </table:table-cell>
          <table:table-cell office:value-type="float" office:value="63.5" table:style-name="ce1">
            <text:p>63,5</text:p>
          </table:table-cell>
          <table:table-cell office:value-type="float" office:value="807.6" table:style-name="ce1">
            <text:p>807,6</text:p>
          </table:table-cell>
          <table:table-cell office:value-type="float" office:value="779.3" table:style-name="ce1">
            <text:p>779,3</text:p>
          </table:table-cell>
          <table:table-cell office:value-type="float" office:value="751.2" table:style-name="ce1">
            <text:p>751,2</text:p>
          </table:table-cell>
          <table:table-cell office:value-type="float" office:value="-983.1" table:style-name="ce1">
            <text:p>-983,1</text:p>
          </table:table-cell>
          <table:table-cell office:value-type="float" office:value="-138.30000000000001" table:style-name="ce1">
            <text:p>-138,3</text:p>
          </table:table-cell>
          <table:table-cell office:value-type="float" office:value="-518.1" table:style-name="ce1">
            <text:p>-518,1</text:p>
          </table:table-cell>
          <table:table-cell office:value-type="float" office:value="-810.3" table:style-name="ce1">
            <text:p>-810,3</text:p>
          </table:table-cell>
          <table:table-cell office:value-type="float" office:value="344.4" table:style-name="ce1">
            <text:p>344,4</text:p>
          </table:table-cell>
          <table:table-cell office:value-type="float" office:value="-859.9" table:style-name="ce1">
            <text:p>-859,9</text:p>
          </table:table-cell>
          <table:table-cell office:value-type="float" office:value="-55.3" table:style-name="ce1">
            <text:p>-55,3</text:p>
          </table:table-cell>
          <table:table-cell office:value-type="float" office:value="-213.3" table:style-name="ce1">
            <text:p>-213,3</text:p>
          </table:table-cell>
          <table:table-cell office:value-type="float" office:value="-939.7" table:style-name="ce1">
            <text:p>-939,7</text:p>
          </table:table-cell>
          <table:table-cell office:value-type="float" office:value="958.8" table:style-name="ce1">
            <text:p>958,8</text:p>
          </table:table-cell>
          <table:table-cell office:value-type="float" office:value="772" table:style-name="ce1">
            <text:p>772</text:p>
          </table:table-cell>
          <table:table-cell office:value-type="float" office:value="73.5" table:style-name="ce1">
            <text:p>73,5</text:p>
          </table:table-cell>
          <table:table-cell office:value-type="float" office:value="-560.79999999999995" table:style-name="ce1">
            <text:p>-560,8</text:p>
          </table:table-cell>
          <table:table-cell office:value-type="float" office:value="-513.6" table:style-name="ce1">
            <text:p>-513,6</text:p>
          </table:table-cell>
          <table:table-cell office:value-type="float" office:value="-683.7" table:style-name="ce1">
            <text:p>-683,7</text:p>
          </table:table-cell>
          <table:table-cell office:value-type="float" office:value="544.5" table:style-name="ce1">
            <text:p>544,5</text:p>
          </table:table-cell>
          <table:table-cell office:value-type="float" office:value="543.29999999999995" table:style-name="ce1">
            <text:p>543,3</text:p>
          </table:table-cell>
          <table:table-cell office:value-type="float" office:value="-134.1" table:style-name="ce1">
            <text:p>-134,1</text:p>
          </table:table-cell>
          <table:table-cell office:value-type="float" office:value="806.8" table:style-name="ce1">
            <text:p>806,8</text:p>
          </table:table-cell>
          <table:table-cell office:value-type="float" office:value="184.2" table:style-name="ce1">
            <text:p>184,2</text:p>
          </table:table-cell>
          <table:table-cell office:value-type="float" office:value="-475" table:style-name="ce1">
            <text:p>-475</text:p>
          </table:table-cell>
          <table:table-cell office:value-type="float" office:value="-992.6" table:style-name="ce1">
            <text:p>-992,6</text:p>
          </table:table-cell>
          <table:table-cell office:value-type="float" office:value="-680.1" table:style-name="ce1">
            <text:p>-680,1</text:p>
          </table:table-cell>
          <table:table-cell table:number-columns-repeated="16344"/>
        </table:table-row>
        <table:table-row table:style-name="ro1">
          <table:table-cell office:value-type="float" office:value="-373.8" table:style-name="ce1">
            <text:p>-373,8</text:p>
          </table:table-cell>
          <table:table-cell office:value-type="float" office:value="-822.1" table:style-name="ce1">
            <text:p>-822,1</text:p>
          </table:table-cell>
          <table:table-cell office:value-type="float" office:value="-228.7" table:style-name="ce1">
            <text:p>-228,7</text:p>
          </table:table-cell>
          <table:table-cell office:value-type="float" office:value="-367.8" table:style-name="ce1">
            <text:p>-367,8</text:p>
          </table:table-cell>
          <table:table-cell office:value-type="float" office:value="-511.9" table:style-name="ce1">
            <text:p>-511,9</text:p>
          </table:table-cell>
          <table:table-cell office:value-type="float" office:value="-922.6" table:style-name="ce1">
            <text:p>-922,6</text:p>
          </table:table-cell>
          <table:table-cell office:value-type="float" office:value="-828.4" table:style-name="ce1">
            <text:p>-828,4</text:p>
          </table:table-cell>
          <table:table-cell office:value-type="float" office:value="-810.8" table:style-name="ce1">
            <text:p>-810,8</text:p>
          </table:table-cell>
          <table:table-cell office:value-type="float" office:value="298.10000000000002" table:style-name="ce1">
            <text:p>298,1</text:p>
          </table:table-cell>
          <table:table-cell office:value-type="float" office:value="607.20000000000005" table:style-name="ce1">
            <text:p>607,2</text:p>
          </table:table-cell>
          <table:table-cell office:value-type="float" office:value="862.9" table:style-name="ce1">
            <text:p>862,9</text:p>
          </table:table-cell>
          <table:table-cell office:value-type="float" office:value="-537.6" table:style-name="ce1">
            <text:p>-537,6</text:p>
          </table:table-cell>
          <table:table-cell office:value-type="float" office:value="-652.4" table:style-name="ce1">
            <text:p>-652,4</text:p>
          </table:table-cell>
          <table:table-cell office:value-type="float" office:value="-781.3" table:style-name="ce1">
            <text:p>-781,3</text:p>
          </table:table-cell>
          <table:table-cell office:value-type="float" office:value="-5.8" table:style-name="ce1">
            <text:p>-5,8</text:p>
          </table:table-cell>
          <table:table-cell office:value-type="float" office:value="-662.8" table:style-name="ce1">
            <text:p>-662,8</text:p>
          </table:table-cell>
          <table:table-cell office:value-type="float" office:value="-347.9" table:style-name="ce1">
            <text:p>-347,9</text:p>
          </table:table-cell>
          <table:table-cell office:value-type="float" office:value="115.1" table:style-name="ce1">
            <text:p>115,1</text:p>
          </table:table-cell>
          <table:table-cell office:value-type="float" office:value="-824.2" table:style-name="ce1">
            <text:p>-824,2</text:p>
          </table:table-cell>
          <table:table-cell office:value-type="float" office:value="-189.4" table:style-name="ce1">
            <text:p>-189,4</text:p>
          </table:table-cell>
          <table:table-cell office:value-type="float" office:value="-256" table:style-name="ce1">
            <text:p>-256</text:p>
          </table:table-cell>
          <table:table-cell office:value-type="float" office:value="919" table:style-name="ce1">
            <text:p>919</text:p>
          </table:table-cell>
          <table:table-cell office:value-type="float" office:value="85.6" table:style-name="ce1">
            <text:p>85,6</text:p>
          </table:table-cell>
          <table:table-cell office:value-type="float" office:value="191.9" table:style-name="ce1">
            <text:p>191,9</text:p>
          </table:table-cell>
          <table:table-cell office:value-type="float" office:value="-499.9" table:style-name="ce1">
            <text:p>-499,9</text:p>
          </table:table-cell>
          <table:table-cell office:value-type="float" office:value="696.3" table:style-name="ce1">
            <text:p>696,3</text:p>
          </table:table-cell>
          <table:table-cell office:value-type="float" office:value="309.7" table:style-name="ce1">
            <text:p>309,7</text:p>
          </table:table-cell>
          <table:table-cell office:value-type="float" office:value="311.89999999999998" table:style-name="ce1">
            <text:p>311,9</text:p>
          </table:table-cell>
          <table:table-cell office:value-type="float" office:value="-486.3" table:style-name="ce1">
            <text:p>-486,3</text:p>
          </table:table-cell>
          <table:table-cell office:value-type="float" office:value="653.20000000000005" table:style-name="ce1">
            <text:p>653,2</text:p>
          </table:table-cell>
          <table:table-cell office:value-type="float" office:value="325.60000000000002" table:style-name="ce1">
            <text:p>325,6</text:p>
          </table:table-cell>
          <table:table-cell office:value-type="float" office:value="126.4" table:style-name="ce1">
            <text:p>126,4</text:p>
          </table:table-cell>
          <table:table-cell office:value-type="float" office:value="571.1" table:style-name="ce1">
            <text:p>571,1</text:p>
          </table:table-cell>
          <table:table-cell office:value-type="float" office:value="44.2" table:style-name="ce1">
            <text:p>44,2</text:p>
          </table:table-cell>
          <table:table-cell office:value-type="float" office:value="419.7" table:style-name="ce1">
            <text:p>419,7</text:p>
          </table:table-cell>
          <table:table-cell office:value-type="float" office:value="628.1" table:style-name="ce1">
            <text:p>628,1</text:p>
          </table:table-cell>
          <table:table-cell office:value-type="float" office:value="-330.8" table:style-name="ce1">
            <text:p>-330,8</text:p>
          </table:table-cell>
          <table:table-cell office:value-type="float" office:value="580.6" table:style-name="ce1">
            <text:p>580,6</text:p>
          </table:table-cell>
          <table:table-cell office:value-type="float" office:value="-194.3" table:style-name="ce1">
            <text:p>-194,3</text:p>
          </table:table-cell>
          <table:table-cell office:value-type="float" office:value="691.6" table:style-name="ce1">
            <text:p>691,6</text:p>
          </table:table-cell>
          <table:table-cell table:number-columns-repeated="16344"/>
        </table:table-row>
        <table:table-row table:style-name="ro1">
          <table:table-cell office:value-type="float" office:value="-281.2" table:style-name="ce1">
            <text:p>-281,2</text:p>
          </table:table-cell>
          <table:table-cell office:value-type="float" office:value="259.8" table:style-name="ce1">
            <text:p>259,8</text:p>
          </table:table-cell>
          <table:table-cell office:value-type="float" office:value="-586.20000000000005" table:style-name="ce1">
            <text:p>-586,2</text:p>
          </table:table-cell>
          <table:table-cell office:value-type="float" office:value="321.3" table:style-name="ce1">
            <text:p>321,3</text:p>
          </table:table-cell>
          <table:table-cell office:value-type="float" office:value="-409.2" table:style-name="ce1">
            <text:p>-409,2</text:p>
          </table:table-cell>
          <table:table-cell office:value-type="float" office:value="-472.7" table:style-name="ce1">
            <text:p>-472,7</text:p>
          </table:table-cell>
          <table:table-cell office:value-type="float" office:value="599.29999999999995" table:style-name="ce1">
            <text:p>599,3</text:p>
          </table:table-cell>
          <table:table-cell office:value-type="float" office:value="-992.6" table:style-name="ce1">
            <text:p>-992,6</text:p>
          </table:table-cell>
          <table:table-cell office:value-type="float" office:value="-437.8" table:style-name="ce1">
            <text:p>-437,8</text:p>
          </table:table-cell>
          <table:table-cell office:value-type="float" office:value="197.5" table:style-name="ce1">
            <text:p>197,5</text:p>
          </table:table-cell>
          <table:table-cell office:value-type="float" office:value="335.7" table:style-name="ce1">
            <text:p>335,7</text:p>
          </table:table-cell>
          <table:table-cell office:value-type="float" office:value="-259.60000000000002" table:style-name="ce1">
            <text:p>-259,6</text:p>
          </table:table-cell>
          <table:table-cell office:value-type="float" office:value="-576.79999999999995" table:style-name="ce1">
            <text:p>-576,8</text:p>
          </table:table-cell>
          <table:table-cell office:value-type="float" office:value="-195.3" table:style-name="ce1">
            <text:p>-195,3</text:p>
          </table:table-cell>
          <table:table-cell office:value-type="float" office:value="-67.099999999999994" table:style-name="ce1">
            <text:p>-67,1</text:p>
          </table:table-cell>
          <table:table-cell office:value-type="float" office:value="-910.5" table:style-name="ce1">
            <text:p>-910,5</text:p>
          </table:table-cell>
          <table:table-cell office:value-type="float" office:value="-108.1" table:style-name="ce1">
            <text:p>-108,1</text:p>
          </table:table-cell>
          <table:table-cell office:value-type="float" office:value="-128.69999999999999" table:style-name="ce1">
            <text:p>-128,7</text:p>
          </table:table-cell>
          <table:table-cell office:value-type="float" office:value="-303.2" table:style-name="ce1">
            <text:p>-303,2</text:p>
          </table:table-cell>
          <table:table-cell office:value-type="float" office:value="398.6" table:style-name="ce1">
            <text:p>398,6</text:p>
          </table:table-cell>
          <table:table-cell office:value-type="float" office:value="-423.6" table:style-name="ce1">
            <text:p>-423,6</text:p>
          </table:table-cell>
          <table:table-cell office:value-type="float" office:value="-378.3" table:style-name="ce1">
            <text:p>-378,3</text:p>
          </table:table-cell>
          <table:table-cell office:value-type="float" office:value="-172.1" table:style-name="ce1">
            <text:p>-172,1</text:p>
          </table:table-cell>
          <table:table-cell office:value-type="float" office:value="373.9" table:style-name="ce1">
            <text:p>373,9</text:p>
          </table:table-cell>
          <table:table-cell office:value-type="float" office:value="944.2" table:style-name="ce1">
            <text:p>944,2</text:p>
          </table:table-cell>
          <table:table-cell office:value-type="float" office:value="232.3" table:style-name="ce1">
            <text:p>232,3</text:p>
          </table:table-cell>
          <table:table-cell office:value-type="float" office:value="33.4" table:style-name="ce1">
            <text:p>33,4</text:p>
          </table:table-cell>
          <table:table-cell office:value-type="float" office:value="-34.299999999999997" table:style-name="ce1">
            <text:p>-34,3</text:p>
          </table:table-cell>
          <table:table-cell office:value-type="float" office:value="784.3" table:style-name="ce1">
            <text:p>784,3</text:p>
          </table:table-cell>
          <table:table-cell office:value-type="float" office:value="-8.1999999999999993" table:style-name="ce1">
            <text:p>-8,2</text:p>
          </table:table-cell>
          <table:table-cell office:value-type="float" office:value="-924.6" table:style-name="ce1">
            <text:p>-924,6</text:p>
          </table:table-cell>
          <table:table-cell office:value-type="float" office:value="54.7" table:style-name="ce1">
            <text:p>54,7</text:p>
          </table:table-cell>
          <table:table-cell office:value-type="float" office:value="-23.1" table:style-name="ce1">
            <text:p>-23,1</text:p>
          </table:table-cell>
          <table:table-cell office:value-type="float" office:value="-659.1" table:style-name="ce1">
            <text:p>-659,1</text:p>
          </table:table-cell>
          <table:table-cell office:value-type="float" office:value="-354" table:style-name="ce1">
            <text:p>-354</text:p>
          </table:table-cell>
          <table:table-cell office:value-type="float" office:value="601.5" table:style-name="ce1">
            <text:p>601,5</text:p>
          </table:table-cell>
          <table:table-cell office:value-type="float" office:value="-232.1" table:style-name="ce1">
            <text:p>-232,1</text:p>
          </table:table-cell>
          <table:table-cell office:value-type="float" office:value="477.1" table:style-name="ce1">
            <text:p>477,1</text:p>
          </table:table-cell>
          <table:table-cell office:value-type="float" office:value="695.9" table:style-name="ce1">
            <text:p>695,9</text:p>
          </table:table-cell>
          <table:table-cell office:value-type="float" office:value="-772.1" table:style-name="ce1">
            <text:p>-772,1</text:p>
          </table:table-cell>
          <table:table-cell table:number-columns-repeated="16344"/>
        </table:table-row>
        <table:table-row table:style-name="ro1">
          <table:table-cell office:value-type="float" office:value="291.3" table:style-name="ce1">
            <text:p>291,3</text:p>
          </table:table-cell>
          <table:table-cell office:value-type="float" office:value="-354.8" table:style-name="ce1">
            <text:p>-354,8</text:p>
          </table:table-cell>
          <table:table-cell office:value-type="float" office:value="-702" table:style-name="ce1">
            <text:p>-702</text:p>
          </table:table-cell>
          <table:table-cell office:value-type="float" office:value="-846.2" table:style-name="ce1">
            <text:p>-846,2</text:p>
          </table:table-cell>
          <table:table-cell office:value-type="float" office:value="-386.6" table:style-name="ce1">
            <text:p>-386,6</text:p>
          </table:table-cell>
          <table:table-cell office:value-type="float" office:value="-169.9" table:style-name="ce1">
            <text:p>-169,9</text:p>
          </table:table-cell>
          <table:table-cell office:value-type="float" office:value="101.2" table:style-name="ce1">
            <text:p>101,2</text:p>
          </table:table-cell>
          <table:table-cell office:value-type="float" office:value="-852.7" table:style-name="ce1">
            <text:p>-852,7</text:p>
          </table:table-cell>
          <table:table-cell office:value-type="float" office:value="214.7" table:style-name="ce1">
            <text:p>214,7</text:p>
          </table:table-cell>
          <table:table-cell office:value-type="float" office:value="973.3" table:style-name="ce1">
            <text:p>973,3</text:p>
          </table:table-cell>
          <table:table-cell office:value-type="float" office:value="8.4" table:style-name="ce1">
            <text:p>8,4</text:p>
          </table:table-cell>
          <table:table-cell office:value-type="float" office:value="837.9" table:style-name="ce1">
            <text:p>837,9</text:p>
          </table:table-cell>
          <table:table-cell office:value-type="float" office:value="-683.3" table:style-name="ce1">
            <text:p>-683,3</text:p>
          </table:table-cell>
          <table:table-cell office:value-type="float" office:value="-58.4" table:style-name="ce1">
            <text:p>-58,4</text:p>
          </table:table-cell>
          <table:table-cell office:value-type="float" office:value="690.1" table:style-name="ce1">
            <text:p>690,1</text:p>
          </table:table-cell>
          <table:table-cell office:value-type="float" office:value="-17.399999999999999" table:style-name="ce1">
            <text:p>-17,4</text:p>
          </table:table-cell>
          <table:table-cell office:value-type="float" office:value="-690" table:style-name="ce1">
            <text:p>-690</text:p>
          </table:table-cell>
          <table:table-cell office:value-type="float" office:value="131.1" table:style-name="ce1">
            <text:p>131,1</text:p>
          </table:table-cell>
          <table:table-cell office:value-type="float" office:value="-190.8" table:style-name="ce1">
            <text:p>-190,8</text:p>
          </table:table-cell>
          <table:table-cell office:value-type="float" office:value="433" table:style-name="ce1">
            <text:p>433</text:p>
          </table:table-cell>
          <table:table-cell office:value-type="float" office:value="379.1" table:style-name="ce1">
            <text:p>379,1</text:p>
          </table:table-cell>
          <table:table-cell office:value-type="float" office:value="423.8" table:style-name="ce1">
            <text:p>423,8</text:p>
          </table:table-cell>
          <table:table-cell office:value-type="float" office:value="-690.3" table:style-name="ce1">
            <text:p>-690,3</text:p>
          </table:table-cell>
          <table:table-cell office:value-type="float" office:value="570.70000000000005" table:style-name="ce1">
            <text:p>570,7</text:p>
          </table:table-cell>
          <table:table-cell office:value-type="float" office:value="-32.9" table:style-name="ce1">
            <text:p>-32,9</text:p>
          </table:table-cell>
          <table:table-cell office:value-type="float" office:value="288.7" table:style-name="ce1">
            <text:p>288,7</text:p>
          </table:table-cell>
          <table:table-cell office:value-type="float" office:value="290.5" table:style-name="ce1">
            <text:p>290,5</text:p>
          </table:table-cell>
          <table:table-cell office:value-type="float" office:value="-513.9" table:style-name="ce1">
            <text:p>-513,9</text:p>
          </table:table-cell>
          <table:table-cell office:value-type="float" office:value="419" table:style-name="ce1">
            <text:p>419</text:p>
          </table:table-cell>
          <table:table-cell office:value-type="float" office:value="820.7" table:style-name="ce1">
            <text:p>820,7</text:p>
          </table:table-cell>
          <table:table-cell office:value-type="float" office:value="204.9" table:style-name="ce1">
            <text:p>204,9</text:p>
          </table:table-cell>
          <table:table-cell office:value-type="float" office:value="-737.6" table:style-name="ce1">
            <text:p>-737,6</text:p>
          </table:table-cell>
          <table:table-cell office:value-type="float" office:value="827.8" table:style-name="ce1">
            <text:p>827,8</text:p>
          </table:table-cell>
          <table:table-cell office:value-type="float" office:value="-478.8" table:style-name="ce1">
            <text:p>-478,8</text:p>
          </table:table-cell>
          <table:table-cell office:value-type="float" office:value="362.5" table:style-name="ce1">
            <text:p>362,5</text:p>
          </table:table-cell>
          <table:table-cell office:value-type="float" office:value="702.9" table:style-name="ce1">
            <text:p>702,9</text:p>
          </table:table-cell>
          <table:table-cell office:value-type="float" office:value="423.3" table:style-name="ce1">
            <text:p>423,3</text:p>
          </table:table-cell>
          <table:table-cell office:value-type="float" office:value="-238.4" table:style-name="ce1">
            <text:p>-238,4</text:p>
          </table:table-cell>
          <table:table-cell office:value-type="float" office:value="903.7" table:style-name="ce1">
            <text:p>903,7</text:p>
          </table:table-cell>
          <table:table-cell office:value-type="float" office:value="824" table:style-name="ce1">
            <text:p>824</text:p>
          </table:table-cell>
          <table:table-cell table:number-columns-repeated="16344"/>
        </table:table-row>
        <table:table-row table:style-name="ro1">
          <table:table-cell office:value-type="float" office:value="336.4" table:style-name="ce1">
            <text:p>336,4</text:p>
          </table:table-cell>
          <table:table-cell office:value-type="float" office:value="-646.6" table:style-name="ce1">
            <text:p>-646,6</text:p>
          </table:table-cell>
          <table:table-cell office:value-type="float" office:value="758.8" table:style-name="ce1">
            <text:p>758,8</text:p>
          </table:table-cell>
          <table:table-cell office:value-type="float" office:value="210.2" table:style-name="ce1">
            <text:p>210,2</text:p>
          </table:table-cell>
          <table:table-cell office:value-type="float" office:value="-51.4" table:style-name="ce1">
            <text:p>-51,4</text:p>
          </table:table-cell>
          <table:table-cell office:value-type="float" office:value="-472.3" table:style-name="ce1">
            <text:p>-472,3</text:p>
          </table:table-cell>
          <table:table-cell office:value-type="float" office:value="846.6" table:style-name="ce1">
            <text:p>846,6</text:p>
          </table:table-cell>
          <table:table-cell office:value-type="float" office:value="-319.39999999999998" table:style-name="ce1">
            <text:p>-319,4</text:p>
          </table:table-cell>
          <table:table-cell office:value-type="float" office:value="920.2" table:style-name="ce1">
            <text:p>920,2</text:p>
          </table:table-cell>
          <table:table-cell office:value-type="float" office:value="512" table:style-name="ce1">
            <text:p>512</text:p>
          </table:table-cell>
          <table:table-cell office:value-type="float" office:value="419.3" table:style-name="ce1">
            <text:p>419,3</text:p>
          </table:table-cell>
          <table:table-cell office:value-type="float" office:value="529.6" table:style-name="ce1">
            <text:p>529,6</text:p>
          </table:table-cell>
          <table:table-cell office:value-type="float" office:value="-599.20000000000005" table:style-name="ce1">
            <text:p>-599,2</text:p>
          </table:table-cell>
          <table:table-cell office:value-type="float" office:value="-34.6" table:style-name="ce1">
            <text:p>-34,6</text:p>
          </table:table-cell>
          <table:table-cell office:value-type="float" office:value="-938.7" table:style-name="ce1">
            <text:p>-938,7</text:p>
          </table:table-cell>
          <table:table-cell office:value-type="float" office:value="-490.7" table:style-name="ce1">
            <text:p>-490,7</text:p>
          </table:table-cell>
          <table:table-cell office:value-type="float" office:value="-667.8" table:style-name="ce1">
            <text:p>-667,8</text:p>
          </table:table-cell>
          <table:table-cell office:value-type="float" office:value="904.1" table:style-name="ce1">
            <text:p>904,1</text:p>
          </table:table-cell>
          <table:table-cell office:value-type="float" office:value="331.1" table:style-name="ce1">
            <text:p>331,1</text:p>
          </table:table-cell>
          <table:table-cell office:value-type="float" office:value="618.6" table:style-name="ce1">
            <text:p>618,6</text:p>
          </table:table-cell>
          <table:table-cell office:value-type="float" office:value="418.8" table:style-name="ce1">
            <text:p>418,8</text:p>
          </table:table-cell>
          <table:table-cell office:value-type="float" office:value="-296.10000000000002" table:style-name="ce1">
            <text:p>-296,1</text:p>
          </table:table-cell>
          <table:table-cell office:value-type="float" office:value="-950.9" table:style-name="ce1">
            <text:p>-950,9</text:p>
          </table:table-cell>
          <table:table-cell office:value-type="float" office:value="205.3" table:style-name="ce1">
            <text:p>205,3</text:p>
          </table:table-cell>
          <table:table-cell office:value-type="float" office:value="-831.4" table:style-name="ce1">
            <text:p>-831,4</text:p>
          </table:table-cell>
          <table:table-cell office:value-type="float" office:value="948.8" table:style-name="ce1">
            <text:p>948,8</text:p>
          </table:table-cell>
          <table:table-cell office:value-type="float" office:value="549.4" table:style-name="ce1">
            <text:p>549,4</text:p>
          </table:table-cell>
          <table:table-cell office:value-type="float" office:value="-426.4" table:style-name="ce1">
            <text:p>-426,4</text:p>
          </table:table-cell>
          <table:table-cell office:value-type="float" office:value="-590.9" table:style-name="ce1">
            <text:p>-590,9</text:p>
          </table:table-cell>
          <table:table-cell office:value-type="float" office:value="809.9" table:style-name="ce1">
            <text:p>809,9</text:p>
          </table:table-cell>
          <table:table-cell office:value-type="float" office:value="-164.6" table:style-name="ce1">
            <text:p>-164,6</text:p>
          </table:table-cell>
          <table:table-cell office:value-type="float" office:value="-731.8" table:style-name="ce1">
            <text:p>-731,8</text:p>
          </table:table-cell>
          <table:table-cell office:value-type="float" office:value="-125.4" table:style-name="ce1">
            <text:p>-125,4</text:p>
          </table:table-cell>
          <table:table-cell office:value-type="float" office:value="796.8" table:style-name="ce1">
            <text:p>796,8</text:p>
          </table:table-cell>
          <table:table-cell office:value-type="float" office:value="647.20000000000005" table:style-name="ce1">
            <text:p>647,2</text:p>
          </table:table-cell>
          <table:table-cell office:value-type="float" office:value="2.9" table:style-name="ce1">
            <text:p>2,9</text:p>
          </table:table-cell>
          <table:table-cell office:value-type="float" office:value="-908.6" table:style-name="ce1">
            <text:p>-908,6</text:p>
          </table:table-cell>
          <table:table-cell office:value-type="float" office:value="-422.6" table:style-name="ce1">
            <text:p>-422,6</text:p>
          </table:table-cell>
          <table:table-cell office:value-type="float" office:value="-324.89999999999998" table:style-name="ce1">
            <text:p>-324,9</text:p>
          </table:table-cell>
          <table:table-cell office:value-type="float" office:value="58.9" table:style-name="ce1">
            <text:p>58,9</text:p>
          </table:table-cell>
          <table:table-cell table:number-columns-repeated="1634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667.1" table:style-name="ce1">
            <text:p>667,1</text:p>
          </table:table-cell>
          <table:table-cell office:value-type="float" office:value="616.29999999999995" table:style-name="ce1">
            <text:p>616,3</text:p>
          </table:table-cell>
          <table:table-cell office:value-type="float" office:value="-703.3" table:style-name="ce1">
            <text:p>-703,3</text:p>
          </table:table-cell>
          <table:table-cell office:value-type="float" office:value="946.2" table:style-name="ce1">
            <text:p>946,2</text:p>
          </table:table-cell>
          <table:table-cell office:value-type="float" office:value="-612.29999999999995" table:style-name="ce1">
            <text:p>-612,3</text:p>
          </table:table-cell>
          <table:table-cell office:value-type="float" office:value="242.1" table:style-name="ce1">
            <text:p>242,1</text:p>
          </table:table-cell>
          <table:table-cell office:value-type="float" office:value="-267.89999999999998" table:style-name="ce1">
            <text:p>-267,9</text:p>
          </table:table-cell>
          <table:table-cell office:value-type="float" office:value="283.10000000000002" table:style-name="ce1">
            <text:p>283,1</text:p>
          </table:table-cell>
          <table:table-cell office:value-type="float" office:value="-876.3" table:style-name="ce1">
            <text:p>-876,3</text:p>
          </table:table-cell>
          <table:table-cell office:value-type="float" office:value="374.8" table:style-name="ce1">
            <text:p>374,8</text:p>
          </table:table-cell>
          <table:table-cell office:value-type="float" office:value="317.10000000000002" table:style-name="ce1">
            <text:p>317,1</text:p>
          </table:table-cell>
          <table:table-cell office:value-type="float" office:value="-780.9" table:style-name="ce1">
            <text:p>-780,9</text:p>
          </table:table-cell>
          <table:table-cell office:value-type="float" office:value="437.5" table:style-name="ce1">
            <text:p>437,5</text:p>
          </table:table-cell>
          <table:table-cell office:value-type="float" office:value="792.3" table:style-name="ce1">
            <text:p>792,3</text:p>
          </table:table-cell>
          <table:table-cell office:value-type="float" office:value="25.1" table:style-name="ce1">
            <text:p>25,1</text:p>
          </table:table-cell>
          <table:table-cell office:value-type="float" office:value="27.6" table:style-name="ce1">
            <text:p>27,6</text:p>
          </table:table-cell>
          <table:table-cell office:value-type="float" office:value="262.7" table:style-name="ce1">
            <text:p>262,7</text:p>
          </table:table-cell>
          <table:table-cell office:value-type="float" office:value="133" table:style-name="ce1">
            <text:p>133</text:p>
          </table:table-cell>
          <table:table-cell office:value-type="float" office:value="937.1" table:style-name="ce1">
            <text:p>937,1</text:p>
          </table:table-cell>
          <table:table-cell office:value-type="float" office:value="-994.9" table:style-name="ce1">
            <text:p>-994,9</text:p>
          </table:table-cell>
          <table:table-cell office:value-type="float" office:value="-950.7" table:style-name="ce1">
            <text:p>-950,7</text:p>
          </table:table-cell>
          <table:table-cell office:value-type="float" office:value="-108.6" table:style-name="ce1">
            <text:p>-108,6</text:p>
          </table:table-cell>
          <table:table-cell office:value-type="float" office:value="499.1" table:style-name="ce1">
            <text:p>499,1</text:p>
          </table:table-cell>
          <table:table-cell office:value-type="float" office:value="949.1" table:style-name="ce1">
            <text:p>949,1</text:p>
          </table:table-cell>
          <table:table-cell office:value-type="float" office:value="-809" table:style-name="ce1">
            <text:p>-809</text:p>
          </table:table-cell>
          <table:table-cell office:value-type="float" office:value="978.8" table:style-name="ce1">
            <text:p>978,8</text:p>
          </table:table-cell>
          <table:table-cell office:value-type="float" office:value="831.7" table:style-name="ce1">
            <text:p>831,7</text:p>
          </table:table-cell>
          <table:table-cell office:value-type="float" office:value="783.5" table:style-name="ce1">
            <text:p>783,5</text:p>
          </table:table-cell>
          <table:table-cell office:value-type="float" office:value="801" table:style-name="ce1">
            <text:p>801</text:p>
          </table:table-cell>
          <table:table-cell office:value-type="float" office:value="-349.9" table:style-name="ce1">
            <text:p>-349,9</text:p>
          </table:table-cell>
          <table:table-cell office:value-type="float" office:value="-753.3" table:style-name="ce1">
            <text:p>-753,3</text:p>
          </table:table-cell>
          <table:table-cell office:value-type="float" office:value="-518.4" table:style-name="ce1">
            <text:p>-518,4</text:p>
          </table:table-cell>
          <table:table-cell office:value-type="float" office:value="694.2" table:style-name="ce1">
            <text:p>694,2</text:p>
          </table:table-cell>
          <table:table-cell office:value-type="float" office:value="-473" table:style-name="ce1">
            <text:p>-473</text:p>
          </table:table-cell>
          <table:table-cell office:value-type="float" office:value="901" table:style-name="ce1">
            <text:p>901</text:p>
          </table:table-cell>
          <table:table-cell office:value-type="float" office:value="-785.8" table:style-name="ce1">
            <text:p>-785,8</text:p>
          </table:table-cell>
          <table:table-cell office:value-type="float" office:value="-606.6" table:style-name="ce1">
            <text:p>-606,6</text:p>
          </table:table-cell>
          <table:table-cell office:value-type="float" office:value="198.6" table:style-name="ce1">
            <text:p>198,6</text:p>
          </table:table-cell>
          <table:table-cell office:value-type="float" office:value="356.1" table:style-name="ce1">
            <text:p>356,1</text:p>
          </table:table-cell>
          <table:table-cell table:number-columns-repeated="16344"/>
        </table:table-row>
        <table:table-row table:style-name="ro1">
          <table:table-cell office:value-type="float" office:value="740.2" table:style-name="ce1">
            <text:p>740,2</text:p>
          </table:table-cell>
          <table:table-cell office:value-type="float" office:value="-988.4" table:style-name="ce1">
            <text:p>-988,4</text:p>
          </table:table-cell>
          <table:table-cell office:value-type="float" office:value="-299.10000000000002" table:style-name="ce1">
            <text:p>-299,1</text:p>
          </table:table-cell>
          <table:table-cell office:value-type="float" office:value="500.6" table:style-name="ce1">
            <text:p>500,6</text:p>
          </table:table-cell>
          <table:table-cell office:value-type="float" office:value="398.1" table:style-name="ce1">
            <text:p>398,1</text:p>
          </table:table-cell>
          <table:table-cell office:value-type="float" office:value="351.6" table:style-name="ce1">
            <text:p>351,6</text:p>
          </table:table-cell>
          <table:table-cell office:value-type="float" office:value="728.4" table:style-name="ce1">
            <text:p>728,4</text:p>
          </table:table-cell>
          <table:table-cell office:value-type="float" office:value="65.599999999999994" table:style-name="ce1">
            <text:p>65,6</text:p>
          </table:table-cell>
          <table:table-cell office:value-type="float" office:value="-203.6" table:style-name="ce1">
            <text:p>-203,6</text:p>
          </table:table-cell>
          <table:table-cell office:value-type="float" office:value="726.9" table:style-name="ce1">
            <text:p>726,9</text:p>
          </table:table-cell>
          <table:table-cell office:value-type="float" office:value="-610.79999999999995" table:style-name="ce1">
            <text:p>-610,8</text:p>
          </table:table-cell>
          <table:table-cell office:value-type="float" office:value="379" table:style-name="ce1">
            <text:p>379</text:p>
          </table:table-cell>
          <table:table-cell office:value-type="float" office:value="-361.6" table:style-name="ce1">
            <text:p>-361,6</text:p>
          </table:table-cell>
          <table:table-cell office:value-type="float" office:value="-528.1" table:style-name="ce1">
            <text:p>-528,1</text:p>
          </table:table-cell>
          <table:table-cell office:value-type="float" office:value="-172" table:style-name="ce1">
            <text:p>-172</text:p>
          </table:table-cell>
          <table:table-cell office:value-type="float" office:value="-451.3" table:style-name="ce1">
            <text:p>-451,3</text:p>
          </table:table-cell>
          <table:table-cell office:value-type="float" office:value="284.89999999999998" table:style-name="ce1">
            <text:p>284,9</text:p>
          </table:table-cell>
          <table:table-cell office:value-type="float" office:value="325.60000000000002" table:style-name="ce1">
            <text:p>325,6</text:p>
          </table:table-cell>
          <table:table-cell office:value-type="float" office:value="761.3" table:style-name="ce1">
            <text:p>761,3</text:p>
          </table:table-cell>
          <table:table-cell office:value-type="float" office:value="495.6" table:style-name="ce1">
            <text:p>495,6</text:p>
          </table:table-cell>
          <table:table-cell office:value-type="float" office:value="-298.3" table:style-name="ce1">
            <text:p>-298,3</text:p>
          </table:table-cell>
          <table:table-cell office:value-type="float" office:value="436.7" table:style-name="ce1">
            <text:p>436,7</text:p>
          </table:table-cell>
          <table:table-cell office:value-type="float" office:value="95.5" table:style-name="ce1">
            <text:p>95,5</text:p>
          </table:table-cell>
          <table:table-cell office:value-type="float" office:value="-457.8" table:style-name="ce1">
            <text:p>-457,8</text:p>
          </table:table-cell>
          <table:table-cell office:value-type="float" office:value="-388.6" table:style-name="ce1">
            <text:p>-388,6</text:p>
          </table:table-cell>
          <table:table-cell office:value-type="float" office:value="-375.5" table:style-name="ce1">
            <text:p>-375,5</text:p>
          </table:table-cell>
          <table:table-cell office:value-type="float" office:value="7.7" table:style-name="ce1">
            <text:p>7,7</text:p>
          </table:table-cell>
          <table:table-cell office:value-type="float" office:value="-884.8" table:style-name="ce1">
            <text:p>-884,8</text:p>
          </table:table-cell>
          <table:table-cell office:value-type="float" office:value="-323.89999999999998" table:style-name="ce1">
            <text:p>-323,9</text:p>
          </table:table-cell>
          <table:table-cell office:value-type="float" office:value="372.8" table:style-name="ce1">
            <text:p>372,8</text:p>
          </table:table-cell>
          <table:table-cell office:value-type="float" office:value="-949.7" table:style-name="ce1">
            <text:p>-949,7</text:p>
          </table:table-cell>
          <table:table-cell office:value-type="float" office:value="112.1" table:style-name="ce1">
            <text:p>112,1</text:p>
          </table:table-cell>
          <table:table-cell office:value-type="float" office:value="699.9" table:style-name="ce1">
            <text:p>699,9</text:p>
          </table:table-cell>
          <table:table-cell office:value-type="float" office:value="638.5" table:style-name="ce1">
            <text:p>638,5</text:p>
          </table:table-cell>
          <table:table-cell office:value-type="float" office:value="259.3" table:style-name="ce1">
            <text:p>259,3</text:p>
          </table:table-cell>
          <table:table-cell office:value-type="float" office:value="773.8" table:style-name="ce1">
            <text:p>773,8</text:p>
          </table:table-cell>
          <table:table-cell office:value-type="float" office:value="-175.9" table:style-name="ce1">
            <text:p>-175,9</text:p>
          </table:table-cell>
          <table:table-cell office:value-type="float" office:value="560.4" table:style-name="ce1">
            <text:p>560,4</text:p>
          </table:table-cell>
          <table:table-cell office:value-type="float" office:value="-34" table:style-name="ce1">
            <text:p>-34</text:p>
          </table:table-cell>
          <table:table-cell office:value-type="float" office:value="-717.6" table:style-name="ce1">
            <text:p>-717,6</text:p>
          </table:table-cell>
          <table:table-cell table:number-columns-repeated="16344"/>
        </table:table-row>
        <table:table-row table:style-name="ro1">
          <table:table-cell office:value-type="float" office:value="-130.69999999999999" table:style-name="ce1">
            <text:p>-130,7</text:p>
          </table:table-cell>
          <table:table-cell office:value-type="float" office:value="738.6" table:style-name="ce1">
            <text:p>738,6</text:p>
          </table:table-cell>
          <table:table-cell office:value-type="float" office:value="373.6" table:style-name="ce1">
            <text:p>373,6</text:p>
          </table:table-cell>
          <table:table-cell office:value-type="float" office:value="-86.4" table:style-name="ce1">
            <text:p>-86,4</text:p>
          </table:table-cell>
          <table:table-cell office:value-type="float" office:value="-627.4" table:style-name="ce1">
            <text:p>-627,4</text:p>
          </table:table-cell>
          <table:table-cell office:value-type="float" office:value="-392.6" table:style-name="ce1">
            <text:p>-392,6</text:p>
          </table:table-cell>
          <table:table-cell office:value-type="float" office:value="-33.6" table:style-name="ce1">
            <text:p>-33,6</text:p>
          </table:table-cell>
          <table:table-cell office:value-type="float" office:value="649" table:style-name="ce1">
            <text:p>649</text:p>
          </table:table-cell>
          <table:table-cell office:value-type="float" office:value="811.4" table:style-name="ce1">
            <text:p>811,4</text:p>
          </table:table-cell>
          <table:table-cell office:value-type="float" office:value="-743" table:style-name="ce1">
            <text:p>-743</text:p>
          </table:table-cell>
          <table:table-cell office:value-type="float" office:value="-359.3" table:style-name="ce1">
            <text:p>-359,3</text:p>
          </table:table-cell>
          <table:table-cell office:value-type="float" office:value="366.4" table:style-name="ce1">
            <text:p>366,4</text:p>
          </table:table-cell>
          <table:table-cell office:value-type="float" office:value="14.2" table:style-name="ce1">
            <text:p>14,2</text:p>
          </table:table-cell>
          <table:table-cell office:value-type="float" office:value="850.9" table:style-name="ce1">
            <text:p>850,9</text:p>
          </table:table-cell>
          <table:table-cell office:value-type="float" office:value="-706.8" table:style-name="ce1">
            <text:p>-706,8</text:p>
          </table:table-cell>
          <table:table-cell office:value-type="float" office:value="997.3" table:style-name="ce1">
            <text:p>997,3</text:p>
          </table:table-cell>
          <table:table-cell office:value-type="float" office:value="131.9" table:style-name="ce1">
            <text:p>131,9</text:p>
          </table:table-cell>
          <table:table-cell office:value-type="float" office:value="506.6" table:style-name="ce1">
            <text:p>506,6</text:p>
          </table:table-cell>
          <table:table-cell office:value-type="float" office:value="278.39999999999998" table:style-name="ce1">
            <text:p>278,4</text:p>
          </table:table-cell>
          <table:table-cell office:value-type="float" office:value="-363.1" table:style-name="ce1">
            <text:p>-363,1</text:p>
          </table:table-cell>
          <table:table-cell office:value-type="float" office:value="533.20000000000005" table:style-name="ce1">
            <text:p>533,2</text:p>
          </table:table-cell>
          <table:table-cell office:value-type="float" office:value="-243.4" table:style-name="ce1">
            <text:p>-243,4</text:p>
          </table:table-cell>
          <table:table-cell office:value-type="float" office:value="-285.7" table:style-name="ce1">
            <text:p>-285,7</text:p>
          </table:table-cell>
          <table:table-cell office:value-type="float" office:value="-494.9" table:style-name="ce1">
            <text:p>-494,9</text:p>
          </table:table-cell>
          <table:table-cell office:value-type="float" office:value="-468.4" table:style-name="ce1">
            <text:p>-468,4</text:p>
          </table:table-cell>
          <table:table-cell office:value-type="float" office:value="-978.5" table:style-name="ce1">
            <text:p>-978,5</text:p>
          </table:table-cell>
          <table:table-cell office:value-type="float" office:value="-30.5" table:style-name="ce1">
            <text:p>-30,5</text:p>
          </table:table-cell>
          <table:table-cell office:value-type="float" office:value="581.20000000000005" table:style-name="ce1">
            <text:p>581,2</text:p>
          </table:table-cell>
          <table:table-cell office:value-type="float" office:value="-887.7" table:style-name="ce1">
            <text:p>-887,7</text:p>
          </table:table-cell>
          <table:table-cell office:value-type="float" office:value="604.79999999999995" table:style-name="ce1">
            <text:p>604,8</text:p>
          </table:table-cell>
          <table:table-cell office:value-type="float" office:value="-542.29999999999995" table:style-name="ce1">
            <text:p>-542,3</text:p>
          </table:table-cell>
          <table:table-cell office:value-type="float" office:value="442.2" table:style-name="ce1">
            <text:p>442,2</text:p>
          </table:table-cell>
          <table:table-cell office:value-type="float" office:value="146.19999999999999" table:style-name="ce1">
            <text:p>146,2</text:p>
          </table:table-cell>
          <table:table-cell office:value-type="float" office:value="-929.3" table:style-name="ce1">
            <text:p>-929,3</text:p>
          </table:table-cell>
          <table:table-cell office:value-type="float" office:value="-154.6" table:style-name="ce1">
            <text:p>-154,6</text:p>
          </table:table-cell>
          <table:table-cell office:value-type="float" office:value="-823.7" table:style-name="ce1">
            <text:p>-823,7</text:p>
          </table:table-cell>
          <table:table-cell office:value-type="float" office:value="222.7" table:style-name="ce1">
            <text:p>222,7</text:p>
          </table:table-cell>
          <table:table-cell office:value-type="float" office:value="-556.79999999999995" table:style-name="ce1">
            <text:p>-556,8</text:p>
          </table:table-cell>
          <table:table-cell office:value-type="float" office:value="718.2" table:style-name="ce1">
            <text:p>718,2</text:p>
          </table:table-cell>
          <table:table-cell office:value-type="float" office:value="943.9" table:style-name="ce1">
            <text:p>943,9</text:p>
          </table:table-cell>
          <table:table-cell table:number-columns-repeated="16344"/>
        </table:table-row>
        <table:table-row table:style-name="ro1">
          <table:table-cell office:value-type="float" office:value="-313.5" table:style-name="ce1">
            <text:p>-313,5</text:p>
          </table:table-cell>
          <table:table-cell office:value-type="float" office:value="-331.3" table:style-name="ce1">
            <text:p>-331,3</text:p>
          </table:table-cell>
          <table:table-cell office:value-type="float" office:value="366.4" table:style-name="ce1">
            <text:p>366,4</text:p>
          </table:table-cell>
          <table:table-cell office:value-type="float" office:value="-143.19999999999999" table:style-name="ce1">
            <text:p>-143,2</text:p>
          </table:table-cell>
          <table:table-cell office:value-type="float" office:value="675.1" table:style-name="ce1">
            <text:p>675,1</text:p>
          </table:table-cell>
          <table:table-cell office:value-type="float" office:value="-81.2" table:style-name="ce1">
            <text:p>-81,2</text:p>
          </table:table-cell>
          <table:table-cell office:value-type="float" office:value="393" table:style-name="ce1">
            <text:p>393</text:p>
          </table:table-cell>
          <table:table-cell office:value-type="float" office:value="-839.3" table:style-name="ce1">
            <text:p>-839,3</text:p>
          </table:table-cell>
          <table:table-cell office:value-type="float" office:value="956.7" table:style-name="ce1">
            <text:p>956,7</text:p>
          </table:table-cell>
          <table:table-cell office:value-type="float" office:value="-159.9" table:style-name="ce1">
            <text:p>-159,9</text:p>
          </table:table-cell>
          <table:table-cell office:value-type="float" office:value="-21.6" table:style-name="ce1">
            <text:p>-21,6</text:p>
          </table:table-cell>
          <table:table-cell office:value-type="float" office:value="-660" table:style-name="ce1">
            <text:p>-660</text:p>
          </table:table-cell>
          <table:table-cell office:value-type="float" office:value="572.9" table:style-name="ce1">
            <text:p>572,9</text:p>
          </table:table-cell>
          <table:table-cell office:value-type="float" office:value="-923.2" table:style-name="ce1">
            <text:p>-923,2</text:p>
          </table:table-cell>
          <table:table-cell office:value-type="float" office:value="-128.6" table:style-name="ce1">
            <text:p>-128,6</text:p>
          </table:table-cell>
          <table:table-cell office:value-type="float" office:value="-313.2" table:style-name="ce1">
            <text:p>-313,2</text:p>
          </table:table-cell>
          <table:table-cell office:value-type="float" office:value="-472.7" table:style-name="ce1">
            <text:p>-472,7</text:p>
          </table:table-cell>
          <table:table-cell office:value-type="float" office:value="-86.8" table:style-name="ce1">
            <text:p>-86,8</text:p>
          </table:table-cell>
          <table:table-cell office:value-type="float" office:value="72.5" table:style-name="ce1">
            <text:p>72,5</text:p>
          </table:table-cell>
          <table:table-cell office:value-type="float" office:value="-246.2" table:style-name="ce1">
            <text:p>-246,2</text:p>
          </table:table-cell>
          <table:table-cell office:value-type="float" office:value="5.8" table:style-name="ce1">
            <text:p>5,8</text:p>
          </table:table-cell>
          <table:table-cell office:value-type="float" office:value="730.6" table:style-name="ce1">
            <text:p>730,6</text:p>
          </table:table-cell>
          <table:table-cell office:value-type="float" office:value="567.70000000000005" table:style-name="ce1">
            <text:p>567,7</text:p>
          </table:table-cell>
          <table:table-cell office:value-type="float" office:value="595" table:style-name="ce1">
            <text:p>595</text:p>
          </table:table-cell>
          <table:table-cell office:value-type="float" office:value="302.5" table:style-name="ce1">
            <text:p>302,5</text:p>
          </table:table-cell>
          <table:table-cell office:value-type="float" office:value="497.2" table:style-name="ce1">
            <text:p>497,2</text:p>
          </table:table-cell>
          <table:table-cell office:value-type="float" office:value="659.1" table:style-name="ce1">
            <text:p>659,1</text:p>
          </table:table-cell>
          <table:table-cell office:value-type="float" office:value="-272.60000000000002" table:style-name="ce1">
            <text:p>-272,6</text:p>
          </table:table-cell>
          <table:table-cell office:value-type="float" office:value="326.8" table:style-name="ce1">
            <text:p>326,8</text:p>
          </table:table-cell>
          <table:table-cell office:value-type="float" office:value="-404.7" table:style-name="ce1">
            <text:p>-404,7</text:p>
          </table:table-cell>
          <table:table-cell office:value-type="float" office:value="770.8" table:style-name="ce1">
            <text:p>770,8</text:p>
          </table:table-cell>
          <table:table-cell office:value-type="float" office:value="569.5" table:style-name="ce1">
            <text:p>569,5</text:p>
          </table:table-cell>
          <table:table-cell office:value-type="float" office:value="-67.599999999999994" table:style-name="ce1">
            <text:p>-67,6</text:p>
          </table:table-cell>
          <table:table-cell office:value-type="float" office:value="-343.5" table:style-name="ce1">
            <text:p>-343,5</text:p>
          </table:table-cell>
          <table:table-cell office:value-type="float" office:value="-234.1" table:style-name="ce1">
            <text:p>-234,1</text:p>
          </table:table-cell>
          <table:table-cell office:value-type="float" office:value="-154.9" table:style-name="ce1">
            <text:p>-154,9</text:p>
          </table:table-cell>
          <table:table-cell office:value-type="float" office:value="156.80000000000001" table:style-name="ce1">
            <text:p>156,8</text:p>
          </table:table-cell>
          <table:table-cell office:value-type="float" office:value="370.4" table:style-name="ce1">
            <text:p>370,4</text:p>
          </table:table-cell>
          <table:table-cell office:value-type="float" office:value="-158.19999999999999" table:style-name="ce1">
            <text:p>-158,2</text:p>
          </table:table-cell>
          <table:table-cell office:value-type="float" office:value="-253" table:style-name="ce1">
            <text:p>-253</text:p>
          </table:table-cell>
          <table:table-cell table:number-columns-repeated="16344"/>
        </table:table-row>
        <table:table-row table:style-name="ro1">
          <table:table-cell office:value-type="float" office:value="-436.8" table:style-name="ce1">
            <text:p>-436,8</text:p>
          </table:table-cell>
          <table:table-cell office:value-type="float" office:value="623.1" table:style-name="ce1">
            <text:p>623,1</text:p>
          </table:table-cell>
          <table:table-cell office:value-type="float" office:value="-902.1" table:style-name="ce1">
            <text:p>-902,1</text:p>
          </table:table-cell>
          <table:table-cell office:value-type="float" office:value="-845.7" table:style-name="ce1">
            <text:p>-845,7</text:p>
          </table:table-cell>
          <table:table-cell office:value-type="float" office:value="-427" table:style-name="ce1">
            <text:p>-427</text:p>
          </table:table-cell>
          <table:table-cell office:value-type="float" office:value="-553.4" table:style-name="ce1">
            <text:p>-553,4</text:p>
          </table:table-cell>
          <table:table-cell office:value-type="float" office:value="-561.5" table:style-name="ce1">
            <text:p>-561,5</text:p>
          </table:table-cell>
          <table:table-cell office:value-type="float" office:value="649.70000000000005" table:style-name="ce1">
            <text:p>649,7</text:p>
          </table:table-cell>
          <table:table-cell office:value-type="float" office:value="-780" table:style-name="ce1">
            <text:p>-780</text:p>
          </table:table-cell>
          <table:table-cell office:value-type="float" office:value="-866" table:style-name="ce1">
            <text:p>-866</text:p>
          </table:table-cell>
          <table:table-cell office:value-type="float" office:value="-615.20000000000005" table:style-name="ce1">
            <text:p>-615,2</text:p>
          </table:table-cell>
          <table:table-cell office:value-type="float" office:value="-329.8" table:style-name="ce1">
            <text:p>-329,8</text:p>
          </table:table-cell>
          <table:table-cell office:value-type="float" office:value="-653.1" table:style-name="ce1">
            <text:p>-653,1</text:p>
          </table:table-cell>
          <table:table-cell office:value-type="float" office:value="837" table:style-name="ce1">
            <text:p>837</text:p>
          </table:table-cell>
          <table:table-cell office:value-type="float" office:value="-788.2" table:style-name="ce1">
            <text:p>-788,2</text:p>
          </table:table-cell>
          <table:table-cell office:value-type="float" office:value="-130.5" table:style-name="ce1">
            <text:p>-130,5</text:p>
          </table:table-cell>
          <table:table-cell office:value-type="float" office:value="887.6" table:style-name="ce1">
            <text:p>887,6</text:p>
          </table:table-cell>
          <table:table-cell office:value-type="float" office:value="338.4" table:style-name="ce1">
            <text:p>338,4</text:p>
          </table:table-cell>
          <table:table-cell office:value-type="float" office:value="43.7" table:style-name="ce1">
            <text:p>43,7</text:p>
          </table:table-cell>
          <table:table-cell office:value-type="float" office:value="532.9" table:style-name="ce1">
            <text:p>532,9</text:p>
          </table:table-cell>
          <table:table-cell office:value-type="float" office:value="516.5" table:style-name="ce1">
            <text:p>516,5</text:p>
          </table:table-cell>
          <table:table-cell office:value-type="float" office:value="560.1" table:style-name="ce1">
            <text:p>560,1</text:p>
          </table:table-cell>
          <table:table-cell office:value-type="float" office:value="470.5" table:style-name="ce1">
            <text:p>470,5</text:p>
          </table:table-cell>
          <table:table-cell office:value-type="float" office:value="336.8" table:style-name="ce1">
            <text:p>336,8</text:p>
          </table:table-cell>
          <table:table-cell office:value-type="float" office:value="175.1" table:style-name="ce1">
            <text:p>175,1</text:p>
          </table:table-cell>
          <table:table-cell office:value-type="float" office:value="-511" table:style-name="ce1">
            <text:p>-511</text:p>
          </table:table-cell>
          <table:table-cell office:value-type="float" office:value="-825.2" table:style-name="ce1">
            <text:p>-825,2</text:p>
          </table:table-cell>
          <table:table-cell office:value-type="float" office:value="346.9" table:style-name="ce1">
            <text:p>346,9</text:p>
          </table:table-cell>
          <table:table-cell office:value-type="float" office:value="69.400000000000006" table:style-name="ce1">
            <text:p>69,4</text:p>
          </table:table-cell>
          <table:table-cell office:value-type="float" office:value="620.70000000000005" table:style-name="ce1">
            <text:p>620,7</text:p>
          </table:table-cell>
          <table:table-cell office:value-type="float" office:value="153.4" table:style-name="ce1">
            <text:p>153,4</text:p>
          </table:table-cell>
          <table:table-cell office:value-type="float" office:value="827.7" table:style-name="ce1">
            <text:p>827,7</text:p>
          </table:table-cell>
          <table:table-cell office:value-type="float" office:value="-92.7" table:style-name="ce1">
            <text:p>-92,7</text:p>
          </table:table-cell>
          <table:table-cell office:value-type="float" office:value="-687.6" table:style-name="ce1">
            <text:p>-687,6</text:p>
          </table:table-cell>
          <table:table-cell office:value-type="float" office:value="549.20000000000005" table:style-name="ce1">
            <text:p>549,2</text:p>
          </table:table-cell>
          <table:table-cell office:value-type="float" office:value="587.5" table:style-name="ce1">
            <text:p>587,5</text:p>
          </table:table-cell>
          <table:table-cell office:value-type="float" office:value="250.7" table:style-name="ce1">
            <text:p>250,7</text:p>
          </table:table-cell>
          <table:table-cell office:value-type="float" office:value="-875" table:style-name="ce1">
            <text:p>-875</text:p>
          </table:table-cell>
          <table:table-cell office:value-type="float" office:value="592" table:style-name="ce1">
            <text:p>592</text:p>
          </table:table-cell>
          <table:table-cell office:value-type="float" office:value="-890.4" table:style-name="ce1">
            <text:p>-890,4</text:p>
          </table:table-cell>
          <table:table-cell table:number-columns-repeated="16344"/>
        </table:table-row>
        <table:table-row table:style-name="ro1">
          <table:table-cell office:value-type="float" office:value="204.3" table:style-name="ce1">
            <text:p>204,3</text:p>
          </table:table-cell>
          <table:table-cell office:value-type="float" office:value="966.1" table:style-name="ce1">
            <text:p>966,1</text:p>
          </table:table-cell>
          <table:table-cell office:value-type="float" office:value="677.8" table:style-name="ce1">
            <text:p>677,8</text:p>
          </table:table-cell>
          <table:table-cell office:value-type="float" office:value="81.5" table:style-name="ce1">
            <text:p>81,5</text:p>
          </table:table-cell>
          <table:table-cell office:value-type="float" office:value="-658.8" table:style-name="ce1">
            <text:p>-658,8</text:p>
          </table:table-cell>
          <table:table-cell office:value-type="float" office:value="986.8" table:style-name="ce1">
            <text:p>986,8</text:p>
          </table:table-cell>
          <table:table-cell office:value-type="float" office:value="-246.4" table:style-name="ce1">
            <text:p>-246,4</text:p>
          </table:table-cell>
          <table:table-cell office:value-type="float" office:value="-868.2" table:style-name="ce1">
            <text:p>-868,2</text:p>
          </table:table-cell>
          <table:table-cell office:value-type="float" office:value="949.3" table:style-name="ce1">
            <text:p>949,3</text:p>
          </table:table-cell>
          <table:table-cell office:value-type="float" office:value="536.70000000000005" table:style-name="ce1">
            <text:p>536,7</text:p>
          </table:table-cell>
          <table:table-cell office:value-type="float" office:value="754.9" table:style-name="ce1">
            <text:p>754,9</text:p>
          </table:table-cell>
          <table:table-cell office:value-type="float" office:value="984.4" table:style-name="ce1">
            <text:p>984,4</text:p>
          </table:table-cell>
          <table:table-cell office:value-type="float" office:value="252.5" table:style-name="ce1">
            <text:p>252,5</text:p>
          </table:table-cell>
          <table:table-cell office:value-type="float" office:value="-223.6" table:style-name="ce1">
            <text:p>-223,6</text:p>
          </table:table-cell>
          <table:table-cell office:value-type="float" office:value="-550.79999999999995" table:style-name="ce1">
            <text:p>-550,8</text:p>
          </table:table-cell>
          <table:table-cell office:value-type="float" office:value="-294.8" table:style-name="ce1">
            <text:p>-294,8</text:p>
          </table:table-cell>
          <table:table-cell office:value-type="float" office:value="880.6" table:style-name="ce1">
            <text:p>880,6</text:p>
          </table:table-cell>
          <table:table-cell office:value-type="float" office:value="-681.6" table:style-name="ce1">
            <text:p>-681,6</text:p>
          </table:table-cell>
          <table:table-cell office:value-type="float" office:value="970.2" table:style-name="ce1">
            <text:p>970,2</text:p>
          </table:table-cell>
          <table:table-cell office:value-type="float" office:value="-482.1" table:style-name="ce1">
            <text:p>-482,1</text:p>
          </table:table-cell>
          <table:table-cell office:value-type="float" office:value="-933.4" table:style-name="ce1">
            <text:p>-933,4</text:p>
          </table:table-cell>
          <table:table-cell office:value-type="float" office:value="-8.4" table:style-name="ce1">
            <text:p>-8,4</text:p>
          </table:table-cell>
          <table:table-cell office:value-type="float" office:value="-593.5" table:style-name="ce1">
            <text:p>-593,5</text:p>
          </table:table-cell>
          <table:table-cell office:value-type="float" office:value="-774.5" table:style-name="ce1">
            <text:p>-774,5</text:p>
          </table:table-cell>
          <table:table-cell office:value-type="float" office:value="5.3" table:style-name="ce1">
            <text:p>5,3</text:p>
          </table:table-cell>
          <table:table-cell office:value-type="float" office:value="646.6" table:style-name="ce1">
            <text:p>646,6</text:p>
          </table:table-cell>
          <table:table-cell office:value-type="float" office:value="-735.3" table:style-name="ce1">
            <text:p>-735,3</text:p>
          </table:table-cell>
          <table:table-cell office:value-type="float" office:value="-427.6" table:style-name="ce1">
            <text:p>-427,6</text:p>
          </table:table-cell>
          <table:table-cell office:value-type="float" office:value="164.2" table:style-name="ce1">
            <text:p>164,2</text:p>
          </table:table-cell>
          <table:table-cell office:value-type="float" office:value="-870.9" table:style-name="ce1">
            <text:p>-870,9</text:p>
          </table:table-cell>
          <table:table-cell office:value-type="float" office:value="-499.4" table:style-name="ce1">
            <text:p>-499,4</text:p>
          </table:table-cell>
          <table:table-cell office:value-type="float" office:value="-57.7" table:style-name="ce1">
            <text:p>-57,7</text:p>
          </table:table-cell>
          <table:table-cell office:value-type="float" office:value="697.5" table:style-name="ce1">
            <text:p>697,5</text:p>
          </table:table-cell>
          <table:table-cell office:value-type="float" office:value="-148.4" table:style-name="ce1">
            <text:p>-148,4</text:p>
          </table:table-cell>
          <table:table-cell office:value-type="float" office:value="-123.5" table:style-name="ce1">
            <text:p>-123,5</text:p>
          </table:table-cell>
          <table:table-cell office:value-type="float" office:value="276.60000000000002" table:style-name="ce1">
            <text:p>276,6</text:p>
          </table:table-cell>
          <table:table-cell office:value-type="float" office:value="346.2" table:style-name="ce1">
            <text:p>346,2</text:p>
          </table:table-cell>
          <table:table-cell office:value-type="float" office:value="-739.9" table:style-name="ce1">
            <text:p>-739,9</text:p>
          </table:table-cell>
          <table:table-cell office:value-type="float" office:value="880.9" table:style-name="ce1">
            <text:p>880,9</text:p>
          </table:table-cell>
          <table:table-cell office:value-type="float" office:value="162.5" table:style-name="ce1">
            <text:p>162,5</text:p>
          </table:table-cell>
          <table:table-cell table:number-columns-repeated="16344"/>
        </table:table-row>
        <table:table-row table:style-name="ro1">
          <table:table-cell office:value-type="float" office:value="696.2" table:style-name="ce1">
            <text:p>696,2</text:p>
          </table:table-cell>
          <table:table-cell office:value-type="float" office:value="517.29999999999995" table:style-name="ce1">
            <text:p>517,3</text:p>
          </table:table-cell>
          <table:table-cell office:value-type="float" office:value="-429.8" table:style-name="ce1">
            <text:p>-429,8</text:p>
          </table:table-cell>
          <table:table-cell office:value-type="float" office:value="982" table:style-name="ce1">
            <text:p>982</text:p>
          </table:table-cell>
          <table:table-cell office:value-type="float" office:value="-49.6" table:style-name="ce1">
            <text:p>-49,6</text:p>
          </table:table-cell>
          <table:table-cell office:value-type="float" office:value="355.1" table:style-name="ce1">
            <text:p>355,1</text:p>
          </table:table-cell>
          <table:table-cell office:value-type="float" office:value="-745.9" table:style-name="ce1">
            <text:p>-745,9</text:p>
          </table:table-cell>
          <table:table-cell office:value-type="float" office:value="-733.3" table:style-name="ce1">
            <text:p>-733,3</text:p>
          </table:table-cell>
          <table:table-cell office:value-type="float" office:value="741.4" table:style-name="ce1">
            <text:p>741,4</text:p>
          </table:table-cell>
          <table:table-cell office:value-type="float" office:value="53.5" table:style-name="ce1">
            <text:p>53,5</text:p>
          </table:table-cell>
          <table:table-cell office:value-type="float" office:value="-593.29999999999995" table:style-name="ce1">
            <text:p>-593,3</text:p>
          </table:table-cell>
          <table:table-cell office:value-type="float" office:value="-821.7" table:style-name="ce1">
            <text:p>-821,7</text:p>
          </table:table-cell>
          <table:table-cell office:value-type="float" office:value="138.19999999999999" table:style-name="ce1">
            <text:p>138,2</text:p>
          </table:table-cell>
          <table:table-cell office:value-type="float" office:value="185.5" table:style-name="ce1">
            <text:p>185,5</text:p>
          </table:table-cell>
          <table:table-cell office:value-type="float" office:value="525" table:style-name="ce1">
            <text:p>525</text:p>
          </table:table-cell>
          <table:table-cell office:value-type="float" office:value="-267.89999999999998" table:style-name="ce1">
            <text:p>-267,9</text:p>
          </table:table-cell>
          <table:table-cell office:value-type="float" office:value="871.9" table:style-name="ce1">
            <text:p>871,9</text:p>
          </table:table-cell>
          <table:table-cell office:value-type="float" office:value="425.5" table:style-name="ce1">
            <text:p>425,5</text:p>
          </table:table-cell>
          <table:table-cell office:value-type="float" office:value="-903.1" table:style-name="ce1">
            <text:p>-903,1</text:p>
          </table:table-cell>
          <table:table-cell office:value-type="float" office:value="891" table:style-name="ce1">
            <text:p>891</text:p>
          </table:table-cell>
          <table:table-cell office:value-type="float" office:value="-486.1" table:style-name="ce1">
            <text:p>-486,1</text:p>
          </table:table-cell>
          <table:table-cell office:value-type="float" office:value="-361" table:style-name="ce1">
            <text:p>-361</text:p>
          </table:table-cell>
          <table:table-cell office:value-type="float" office:value="-92.2" table:style-name="ce1">
            <text:p>-92,2</text:p>
          </table:table-cell>
          <table:table-cell office:value-type="float" office:value="716.4" table:style-name="ce1">
            <text:p>716,4</text:p>
          </table:table-cell>
          <table:table-cell office:value-type="float" office:value="692.8" table:style-name="ce1">
            <text:p>692,8</text:p>
          </table:table-cell>
          <table:table-cell office:value-type="float" office:value="-51.2" table:style-name="ce1">
            <text:p>-51,2</text:p>
          </table:table-cell>
          <table:table-cell office:value-type="float" office:value="-130" table:style-name="ce1">
            <text:p>-130</text:p>
          </table:table-cell>
          <table:table-cell office:value-type="float" office:value="636.79999999999995" table:style-name="ce1">
            <text:p>636,8</text:p>
          </table:table-cell>
          <table:table-cell office:value-type="float" office:value="-728.4" table:style-name="ce1">
            <text:p>-728,4</text:p>
          </table:table-cell>
          <table:table-cell office:value-type="float" office:value="-636.79999999999995" table:style-name="ce1">
            <text:p>-636,8</text:p>
          </table:table-cell>
          <table:table-cell office:value-type="float" office:value="-61" table:style-name="ce1">
            <text:p>-61</text:p>
          </table:table-cell>
          <table:table-cell office:value-type="float" office:value="620.70000000000005" table:style-name="ce1">
            <text:p>620,7</text:p>
          </table:table-cell>
          <table:table-cell office:value-type="float" office:value="-90.4" table:style-name="ce1">
            <text:p>-90,4</text:p>
          </table:table-cell>
          <table:table-cell office:value-type="float" office:value="108.3" table:style-name="ce1">
            <text:p>108,3</text:p>
          </table:table-cell>
          <table:table-cell office:value-type="float" office:value="733.9" table:style-name="ce1">
            <text:p>733,9</text:p>
          </table:table-cell>
          <table:table-cell office:value-type="float" office:value="464.2" table:style-name="ce1">
            <text:p>464,2</text:p>
          </table:table-cell>
          <table:table-cell office:value-type="float" office:value="917.1" table:style-name="ce1">
            <text:p>917,1</text:p>
          </table:table-cell>
          <table:table-cell office:value-type="float" office:value="-164.6" table:style-name="ce1">
            <text:p>-164,6</text:p>
          </table:table-cell>
          <table:table-cell office:value-type="float" office:value="548.20000000000005" table:style-name="ce1">
            <text:p>548,2</text:p>
          </table:table-cell>
          <table:table-cell office:value-type="float" office:value="606.20000000000005" table:style-name="ce1">
            <text:p>606,2</text:p>
          </table:table-cell>
          <table:table-cell table:number-columns-repeated="16344"/>
        </table:table-row>
        <table:table-row table:style-name="ro1">
          <table:table-cell office:value-type="float" office:value="933.1" table:style-name="ce1">
            <text:p>933,1</text:p>
          </table:table-cell>
          <table:table-cell office:value-type="float" office:value="-558" table:style-name="ce1">
            <text:p>-558</text:p>
          </table:table-cell>
          <table:table-cell office:value-type="float" office:value="349.6" table:style-name="ce1">
            <text:p>349,6</text:p>
          </table:table-cell>
          <table:table-cell office:value-type="float" office:value="-695.1" table:style-name="ce1">
            <text:p>-695,1</text:p>
          </table:table-cell>
          <table:table-cell office:value-type="float" office:value="106" table:style-name="ce1">
            <text:p>106</text:p>
          </table:table-cell>
          <table:table-cell office:value-type="float" office:value="-507.6" table:style-name="ce1">
            <text:p>-507,6</text:p>
          </table:table-cell>
          <table:table-cell office:value-type="float" office:value="5.7" table:style-name="ce1">
            <text:p>5,7</text:p>
          </table:table-cell>
          <table:table-cell office:value-type="float" office:value="-404.4" table:style-name="ce1">
            <text:p>-404,4</text:p>
          </table:table-cell>
          <table:table-cell office:value-type="float" office:value="943.2" table:style-name="ce1">
            <text:p>943,2</text:p>
          </table:table-cell>
          <table:table-cell office:value-type="float" office:value="-157.80000000000001" table:style-name="ce1">
            <text:p>-157,8</text:p>
          </table:table-cell>
          <table:table-cell office:value-type="float" office:value="-72.099999999999994" table:style-name="ce1">
            <text:p>-72,1</text:p>
          </table:table-cell>
          <table:table-cell office:value-type="float" office:value="-919.6" table:style-name="ce1">
            <text:p>-919,6</text:p>
          </table:table-cell>
          <table:table-cell office:value-type="float" office:value="771.7" table:style-name="ce1">
            <text:p>771,7</text:p>
          </table:table-cell>
          <table:table-cell office:value-type="float" office:value="509.7" table:style-name="ce1">
            <text:p>509,7</text:p>
          </table:table-cell>
          <table:table-cell office:value-type="float" office:value="-753.8" table:style-name="ce1">
            <text:p>-753,8</text:p>
          </table:table-cell>
          <table:table-cell office:value-type="float" office:value="-423.9" table:style-name="ce1">
            <text:p>-423,9</text:p>
          </table:table-cell>
          <table:table-cell office:value-type="float" office:value="51.1" table:style-name="ce1">
            <text:p>51,1</text:p>
          </table:table-cell>
          <table:table-cell office:value-type="float" office:value="676.8" table:style-name="ce1">
            <text:p>676,8</text:p>
          </table:table-cell>
          <table:table-cell office:value-type="float" office:value="218.3" table:style-name="ce1">
            <text:p>218,3</text:p>
          </table:table-cell>
          <table:table-cell office:value-type="float" office:value="256.3" table:style-name="ce1">
            <text:p>256,3</text:p>
          </table:table-cell>
          <table:table-cell office:value-type="float" office:value="-645" table:style-name="ce1">
            <text:p>-645</text:p>
          </table:table-cell>
          <table:table-cell office:value-type="float" office:value="342.3" table:style-name="ce1">
            <text:p>342,3</text:p>
          </table:table-cell>
          <table:table-cell office:value-type="float" office:value="772.2" table:style-name="ce1">
            <text:p>772,2</text:p>
          </table:table-cell>
          <table:table-cell office:value-type="float" office:value="465.3" table:style-name="ce1">
            <text:p>465,3</text:p>
          </table:table-cell>
          <table:table-cell office:value-type="float" office:value="849.1" table:style-name="ce1">
            <text:p>849,1</text:p>
          </table:table-cell>
          <table:table-cell office:value-type="float" office:value="-560.1" table:style-name="ce1">
            <text:p>-560,1</text:p>
          </table:table-cell>
          <table:table-cell office:value-type="float" office:value="-165.2" table:style-name="ce1">
            <text:p>-165,2</text:p>
          </table:table-cell>
          <table:table-cell office:value-type="float" office:value="665.7" table:style-name="ce1">
            <text:p>665,7</text:p>
          </table:table-cell>
          <table:table-cell office:value-type="float" office:value="279.10000000000002" table:style-name="ce1">
            <text:p>279,1</text:p>
          </table:table-cell>
          <table:table-cell office:value-type="float" office:value="836.8" table:style-name="ce1">
            <text:p>836,8</text:p>
          </table:table-cell>
          <table:table-cell office:value-type="float" office:value="-932.2" table:style-name="ce1">
            <text:p>-932,2</text:p>
          </table:table-cell>
          <table:table-cell office:value-type="float" office:value="104" table:style-name="ce1">
            <text:p>104</text:p>
          </table:table-cell>
          <table:table-cell office:value-type="float" office:value="416.3" table:style-name="ce1">
            <text:p>416,3</text:p>
          </table:table-cell>
          <table:table-cell office:value-type="float" office:value="-390.6" table:style-name="ce1">
            <text:p>-390,6</text:p>
          </table:table-cell>
          <table:table-cell office:value-type="float" office:value="821.1" table:style-name="ce1">
            <text:p>821,1</text:p>
          </table:table-cell>
          <table:table-cell office:value-type="float" office:value="210" table:style-name="ce1">
            <text:p>210</text:p>
          </table:table-cell>
          <table:table-cell office:value-type="float" office:value="274" table:style-name="ce1">
            <text:p>274</text:p>
          </table:table-cell>
          <table:table-cell office:value-type="float" office:value="399.8" table:style-name="ce1">
            <text:p>399,8</text:p>
          </table:table-cell>
          <table:table-cell office:value-type="float" office:value="139.19999999999999" table:style-name="ce1">
            <text:p>139,2</text:p>
          </table:table-cell>
          <table:table-cell office:value-type="float" office:value="378.8" table:style-name="ce1">
            <text:p>378,8</text:p>
          </table:table-cell>
          <table:table-cell table:number-columns-repeated="16344"/>
        </table:table-row>
        <table:table-row table:style-name="ro1">
          <table:table-cell office:value-type="float" office:value="-765" table:style-name="ce1">
            <text:p>-765</text:p>
          </table:table-cell>
          <table:table-cell office:value-type="float" office:value="-29.3" table:style-name="ce1">
            <text:p>-29,3</text:p>
          </table:table-cell>
          <table:table-cell office:value-type="float" office:value="-494.3" table:style-name="ce1">
            <text:p>-494,3</text:p>
          </table:table-cell>
          <table:table-cell office:value-type="float" office:value="873.5" table:style-name="ce1">
            <text:p>873,5</text:p>
          </table:table-cell>
          <table:table-cell office:value-type="float" office:value="161" table:style-name="ce1">
            <text:p>161</text:p>
          </table:table-cell>
          <table:table-cell office:value-type="float" office:value="-315.39999999999998" table:style-name="ce1">
            <text:p>-315,4</text:p>
          </table:table-cell>
          <table:table-cell office:value-type="float" office:value="145.1" table:style-name="ce1">
            <text:p>145,1</text:p>
          </table:table-cell>
          <table:table-cell office:value-type="float" office:value="267.89999999999998" table:style-name="ce1">
            <text:p>267,9</text:p>
          </table:table-cell>
          <table:table-cell office:value-type="float" office:value="-410.1" table:style-name="ce1">
            <text:p>-410,1</text:p>
          </table:table-cell>
          <table:table-cell office:value-type="float" office:value="-429.9" table:style-name="ce1">
            <text:p>-429,9</text:p>
          </table:table-cell>
          <table:table-cell office:value-type="float" office:value="-792.8" table:style-name="ce1">
            <text:p>-792,8</text:p>
          </table:table-cell>
          <table:table-cell office:value-type="float" office:value="-655" table:style-name="ce1">
            <text:p>-655</text:p>
          </table:table-cell>
          <table:table-cell office:value-type="float" office:value="491.8" table:style-name="ce1">
            <text:p>491,8</text:p>
          </table:table-cell>
          <table:table-cell office:value-type="float" office:value="-84.6" table:style-name="ce1">
            <text:p>-84,6</text:p>
          </table:table-cell>
          <table:table-cell office:value-type="float" office:value="-108.7" table:style-name="ce1">
            <text:p>-108,7</text:p>
          </table:table-cell>
          <table:table-cell office:value-type="float" office:value="-997.6" table:style-name="ce1">
            <text:p>-997,6</text:p>
          </table:table-cell>
          <table:table-cell office:value-type="float" office:value="101" table:style-name="ce1">
            <text:p>101</text:p>
          </table:table-cell>
          <table:table-cell office:value-type="float" office:value="538.70000000000005" table:style-name="ce1">
            <text:p>538,7</text:p>
          </table:table-cell>
          <table:table-cell office:value-type="float" office:value="-123.5" table:style-name="ce1">
            <text:p>-123,5</text:p>
          </table:table-cell>
          <table:table-cell office:value-type="float" office:value="-321.3" table:style-name="ce1">
            <text:p>-321,3</text:p>
          </table:table-cell>
          <table:table-cell office:value-type="float" office:value="790.4" table:style-name="ce1">
            <text:p>790,4</text:p>
          </table:table-cell>
          <table:table-cell office:value-type="float" office:value="761.7" table:style-name="ce1">
            <text:p>761,7</text:p>
          </table:table-cell>
          <table:table-cell office:value-type="float" office:value="-900.5" table:style-name="ce1">
            <text:p>-900,5</text:p>
          </table:table-cell>
          <table:table-cell office:value-type="float" office:value="892" table:style-name="ce1">
            <text:p>892</text:p>
          </table:table-cell>
          <table:table-cell office:value-type="float" office:value="338.7" table:style-name="ce1">
            <text:p>338,7</text:p>
          </table:table-cell>
          <table:table-cell office:value-type="float" office:value="174.9" table:style-name="ce1">
            <text:p>174,9</text:p>
          </table:table-cell>
          <table:table-cell office:value-type="float" office:value="683.8" table:style-name="ce1">
            <text:p>683,8</text:p>
          </table:table-cell>
          <table:table-cell office:value-type="float" office:value="265.2" table:style-name="ce1">
            <text:p>265,2</text:p>
          </table:table-cell>
          <table:table-cell office:value-type="float" office:value="391.4" table:style-name="ce1">
            <text:p>391,4</text:p>
          </table:table-cell>
          <table:table-cell office:value-type="float" office:value="-95.1" table:style-name="ce1">
            <text:p>-95,1</text:p>
          </table:table-cell>
          <table:table-cell office:value-type="float" office:value="-408.9" table:style-name="ce1">
            <text:p>-408,9</text:p>
          </table:table-cell>
          <table:table-cell office:value-type="float" office:value="-890.3" table:style-name="ce1">
            <text:p>-890,3</text:p>
          </table:table-cell>
          <table:table-cell office:value-type="float" office:value="171.3" table:style-name="ce1">
            <text:p>171,3</text:p>
          </table:table-cell>
          <table:table-cell office:value-type="float" office:value="404.1" table:style-name="ce1">
            <text:p>404,1</text:p>
          </table:table-cell>
          <table:table-cell office:value-type="float" office:value="-877.4" table:style-name="ce1">
            <text:p>-877,4</text:p>
          </table:table-cell>
          <table:table-cell office:value-type="float" office:value="-826.8" table:style-name="ce1">
            <text:p>-826,8</text:p>
          </table:table-cell>
          <table:table-cell office:value-type="float" office:value="-872" table:style-name="ce1">
            <text:p>-872</text:p>
          </table:table-cell>
          <table:table-cell office:value-type="float" office:value="-456.4" table:style-name="ce1">
            <text:p>-456,4</text:p>
          </table:table-cell>
          <table:table-cell office:value-type="float" office:value="405.4" table:style-name="ce1">
            <text:p>405,4</text:p>
          </table:table-cell>
          <table:table-cell office:value-type="float" office:value="-433.9" table:style-name="ce1">
            <text:p>-433,9</text:p>
          </table:table-cell>
          <table:table-cell table:number-columns-repeated="16344"/>
        </table:table-row>
        <table:table-row table:style-name="ro1">
          <table:table-cell office:value-type="float" office:value="-18.2" table:style-name="ce1">
            <text:p>-18,2</text:p>
          </table:table-cell>
          <table:table-cell office:value-type="float" office:value="715.6" table:style-name="ce1">
            <text:p>715,6</text:p>
          </table:table-cell>
          <table:table-cell office:value-type="float" office:value="-178.8" table:style-name="ce1">
            <text:p>-178,8</text:p>
          </table:table-cell>
          <table:table-cell office:value-type="float" office:value="-561.4" table:style-name="ce1">
            <text:p>-561,4</text:p>
          </table:table-cell>
          <table:table-cell office:value-type="float" office:value="-425.8" table:style-name="ce1">
            <text:p>-425,8</text:p>
          </table:table-cell>
          <table:table-cell office:value-type="float" office:value="-506.1" table:style-name="ce1">
            <text:p>-506,1</text:p>
          </table:table-cell>
          <table:table-cell office:value-type="float" office:value="-979.7" table:style-name="ce1">
            <text:p>-979,7</text:p>
          </table:table-cell>
          <table:table-cell office:value-type="float" office:value="-525.6" table:style-name="ce1">
            <text:p>-525,6</text:p>
          </table:table-cell>
          <table:table-cell office:value-type="float" office:value="402.6" table:style-name="ce1">
            <text:p>402,6</text:p>
          </table:table-cell>
          <table:table-cell office:value-type="float" office:value="-738.5" table:style-name="ce1">
            <text:p>-738,5</text:p>
          </table:table-cell>
          <table:table-cell office:value-type="float" office:value="152.19999999999999" table:style-name="ce1">
            <text:p>152,2</text:p>
          </table:table-cell>
          <table:table-cell office:value-type="float" office:value="549.20000000000005" table:style-name="ce1">
            <text:p>549,2</text:p>
          </table:table-cell>
          <table:table-cell office:value-type="float" office:value="-928.7" table:style-name="ce1">
            <text:p>-928,7</text:p>
          </table:table-cell>
          <table:table-cell office:value-type="float" office:value="-632.5" table:style-name="ce1">
            <text:p>-632,5</text:p>
          </table:table-cell>
          <table:table-cell office:value-type="float" office:value="-894.4" table:style-name="ce1">
            <text:p>-894,4</text:p>
          </table:table-cell>
          <table:table-cell office:value-type="float" office:value="-864.8" table:style-name="ce1">
            <text:p>-864,8</text:p>
          </table:table-cell>
          <table:table-cell office:value-type="float" office:value="358.6" table:style-name="ce1">
            <text:p>358,6</text:p>
          </table:table-cell>
          <table:table-cell office:value-type="float" office:value="387.1" table:style-name="ce1">
            <text:p>387,1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915.5" table:style-name="ce1">
            <text:p>915,5</text:p>
          </table:table-cell>
          <table:table-cell office:value-type="float" office:value="-774.9" table:style-name="ce1">
            <text:p>-774,9</text:p>
          </table:table-cell>
          <table:table-cell office:value-type="float" office:value="-139.6" table:style-name="ce1">
            <text:p>-139,6</text:p>
          </table:table-cell>
          <table:table-cell office:value-type="float" office:value="-46.7" table:style-name="ce1">
            <text:p>-46,7</text:p>
          </table:table-cell>
          <table:table-cell office:value-type="float" office:value="206.9" table:style-name="ce1">
            <text:p>206,9</text:p>
          </table:table-cell>
          <table:table-cell office:value-type="float" office:value="719.5" table:style-name="ce1">
            <text:p>719,5</text:p>
          </table:table-cell>
          <table:table-cell office:value-type="float" office:value="-415.6" table:style-name="ce1">
            <text:p>-415,6</text:p>
          </table:table-cell>
          <table:table-cell office:value-type="float" office:value="47.8" table:style-name="ce1">
            <text:p>47,8</text:p>
          </table:table-cell>
          <table:table-cell office:value-type="float" office:value="-54.3" table:style-name="ce1">
            <text:p>-54,3</text:p>
          </table:table-cell>
          <table:table-cell office:value-type="float" office:value="-948.5" table:style-name="ce1">
            <text:p>-948,5</text:p>
          </table:table-cell>
          <table:table-cell office:value-type="float" office:value="737.2" table:style-name="ce1">
            <text:p>737,2</text:p>
          </table:table-cell>
          <table:table-cell office:value-type="float" office:value="-437.3" table:style-name="ce1">
            <text:p>-437,3</text:p>
          </table:table-cell>
          <table:table-cell office:value-type="float" office:value="-304.39999999999998" table:style-name="ce1">
            <text:p>-304,4</text:p>
          </table:table-cell>
          <table:table-cell office:value-type="float" office:value="-352.7" table:style-name="ce1">
            <text:p>-352,7</text:p>
          </table:table-cell>
          <table:table-cell office:value-type="float" office:value="372.2" table:style-name="ce1">
            <text:p>372,2</text:p>
          </table:table-cell>
          <table:table-cell office:value-type="float" office:value="-525.9" table:style-name="ce1">
            <text:p>-525,9</text:p>
          </table:table-cell>
          <table:table-cell office:value-type="float" office:value="-153.1" table:style-name="ce1">
            <text:p>-153,1</text:p>
          </table:table-cell>
          <table:table-cell office:value-type="float" office:value="-224.3" table:style-name="ce1">
            <text:p>-224,3</text:p>
          </table:table-cell>
          <table:table-cell office:value-type="float" office:value="-441.3" table:style-name="ce1">
            <text:p>-441,3</text:p>
          </table:table-cell>
          <table:table-cell office:value-type="float" office:value="61.2" table:style-name="ce1">
            <text:p>61,2</text:p>
          </table:table-cell>
          <table:table-cell office:value-type="float" office:value="-743" table:style-name="ce1">
            <text:p>-743</text:p>
          </table:table-cell>
          <table:table-cell table:number-columns-repeated="16344"/>
        </table:table-row>
        <table:table-row table:style-name="ro1">
          <table:table-cell office:value-type="float" office:value="776.7" table:style-name="ce1">
            <text:p>776,7</text:p>
          </table:table-cell>
          <table:table-cell office:value-type="float" office:value="-141.19999999999999" table:style-name="ce1">
            <text:p>-141,2</text:p>
          </table:table-cell>
          <table:table-cell office:value-type="float" office:value="105" table:style-name="ce1">
            <text:p>105</text:p>
          </table:table-cell>
          <table:table-cell office:value-type="float" office:value="714.7" table:style-name="ce1">
            <text:p>714,7</text:p>
          </table:table-cell>
          <table:table-cell office:value-type="float" office:value="350.7" table:style-name="ce1">
            <text:p>350,7</text:p>
          </table:table-cell>
          <table:table-cell office:value-type="float" office:value="226.9" table:style-name="ce1">
            <text:p>226,9</text:p>
          </table:table-cell>
          <table:table-cell office:value-type="float" office:value="112.3" table:style-name="ce1">
            <text:p>112,3</text:p>
          </table:table-cell>
          <table:table-cell office:value-type="float" office:value="-234.8" table:style-name="ce1">
            <text:p>-234,8</text:p>
          </table:table-cell>
          <table:table-cell office:value-type="float" office:value="271.3" table:style-name="ce1">
            <text:p>271,3</text:p>
          </table:table-cell>
          <table:table-cell office:value-type="float" office:value="614.29999999999995" table:style-name="ce1">
            <text:p>614,3</text:p>
          </table:table-cell>
          <table:table-cell office:value-type="float" office:value="957.4" table:style-name="ce1">
            <text:p>957,4</text:p>
          </table:table-cell>
          <table:table-cell office:value-type="float" office:value="-992" table:style-name="ce1">
            <text:p>-992</text:p>
          </table:table-cell>
          <table:table-cell office:value-type="float" office:value="-81.400000000000006" table:style-name="ce1">
            <text:p>-81,4</text:p>
          </table:table-cell>
          <table:table-cell office:value-type="float" office:value="-690.7" table:style-name="ce1">
            <text:p>-690,7</text:p>
          </table:table-cell>
          <table:table-cell office:value-type="float" office:value="-624" table:style-name="ce1">
            <text:p>-624</text:p>
          </table:table-cell>
          <table:table-cell office:value-type="float" office:value="201.3" table:style-name="ce1">
            <text:p>201,3</text:p>
          </table:table-cell>
          <table:table-cell office:value-type="float" office:value="586.79999999999995" table:style-name="ce1">
            <text:p>586,8</text:p>
          </table:table-cell>
          <table:table-cell office:value-type="float" office:value="-979.8" table:style-name="ce1">
            <text:p>-979,8</text:p>
          </table:table-cell>
          <table:table-cell office:value-type="float" office:value="441.7" table:style-name="ce1">
            <text:p>441,7</text:p>
          </table:table-cell>
          <table:table-cell office:value-type="float" office:value="135.6" table:style-name="ce1">
            <text:p>135,6</text:p>
          </table:table-cell>
          <table:table-cell office:value-type="float" office:value="355.9" table:style-name="ce1">
            <text:p>355,9</text:p>
          </table:table-cell>
          <table:table-cell office:value-type="float" office:value="827.3" table:style-name="ce1">
            <text:p>827,3</text:p>
          </table:table-cell>
          <table:table-cell office:value-type="float" office:value="-323.3" table:style-name="ce1">
            <text:p>-323,3</text:p>
          </table:table-cell>
          <table:table-cell office:value-type="float" office:value="-761.4" table:style-name="ce1">
            <text:p>-761,4</text:p>
          </table:table-cell>
          <table:table-cell office:value-type="float" office:value="614.70000000000005" table:style-name="ce1">
            <text:p>614,7</text:p>
          </table:table-cell>
          <table:table-cell office:value-type="float" office:value="-626" table:style-name="ce1">
            <text:p>-626</text:p>
          </table:table-cell>
          <table:table-cell office:value-type="float" office:value="296.8" table:style-name="ce1">
            <text:p>296,8</text:p>
          </table:table-cell>
          <table:table-cell office:value-type="float" office:value="-787.8" table:style-name="ce1">
            <text:p>-787,8</text:p>
          </table:table-cell>
          <table:table-cell office:value-type="float" office:value="853.6" table:style-name="ce1">
            <text:p>853,6</text:p>
          </table:table-cell>
          <table:table-cell office:value-type="float" office:value="-938.5" table:style-name="ce1">
            <text:p>-938,5</text:p>
          </table:table-cell>
          <table:table-cell office:value-type="float" office:value="311.2" table:style-name="ce1">
            <text:p>311,2</text:p>
          </table:table-cell>
          <table:table-cell office:value-type="float" office:value="-22" table:style-name="ce1">
            <text:p>-22</text:p>
          </table:table-cell>
          <table:table-cell office:value-type="float" office:value="-461.2" table:style-name="ce1">
            <text:p>-461,2</text:p>
          </table:table-cell>
          <table:table-cell office:value-type="float" office:value="-782.2" table:style-name="ce1">
            <text:p>-782,2</text:p>
          </table:table-cell>
          <table:table-cell office:value-type="float" office:value="-59.7" table:style-name="ce1">
            <text:p>-59,7</text:p>
          </table:table-cell>
          <table:table-cell office:value-type="float" office:value="-598.6" table:style-name="ce1">
            <text:p>-598,6</text:p>
          </table:table-cell>
          <table:table-cell office:value-type="float" office:value="275.7" table:style-name="ce1">
            <text:p>275,7</text:p>
          </table:table-cell>
          <table:table-cell office:value-type="float" office:value="-137.30000000000001" table:style-name="ce1">
            <text:p>-137,3</text:p>
          </table:table-cell>
          <table:table-cell office:value-type="float" office:value="737.5" table:style-name="ce1">
            <text:p>737,5</text:p>
          </table:table-cell>
          <table:table-cell office:value-type="float" office:value="-640" table:style-name="ce1">
            <text:p>-640</text:p>
          </table:table-cell>
          <table:table-cell table:number-columns-repeated="16344"/>
        </table:table-row>
        <table:table-row table:style-name="ro1">
          <table:table-cell office:value-type="float" office:value="-163.6" table:style-name="ce1">
            <text:p>-163,6</text:p>
          </table:table-cell>
          <table:table-cell office:value-type="float" office:value="413.6" table:style-name="ce1">
            <text:p>413,6</text:p>
          </table:table-cell>
          <table:table-cell office:value-type="float" office:value="-448.3" table:style-name="ce1">
            <text:p>-448,3</text:p>
          </table:table-cell>
          <table:table-cell office:value-type="float" office:value="-564.1" table:style-name="ce1">
            <text:p>-564,1</text:p>
          </table:table-cell>
          <table:table-cell office:value-type="float" office:value="-386.9" table:style-name="ce1">
            <text:p>-386,9</text:p>
          </table:table-cell>
          <table:table-cell office:value-type="float" office:value="834.1" table:style-name="ce1">
            <text:p>834,1</text:p>
          </table:table-cell>
          <table:table-cell office:value-type="float" office:value="-570.29999999999995" table:style-name="ce1">
            <text:p>-570,3</text:p>
          </table:table-cell>
          <table:table-cell office:value-type="float" office:value="649.6" table:style-name="ce1">
            <text:p>649,6</text:p>
          </table:table-cell>
          <table:table-cell office:value-type="float" office:value="488.1" table:style-name="ce1">
            <text:p>488,1</text:p>
          </table:table-cell>
          <table:table-cell office:value-type="float" office:value="-559.4" table:style-name="ce1">
            <text:p>-559,4</text:p>
          </table:table-cell>
          <table:table-cell office:value-type="float" office:value="106.8" table:style-name="ce1">
            <text:p>106,8</text:p>
          </table:table-cell>
          <table:table-cell office:value-type="float" office:value="-473.1" table:style-name="ce1">
            <text:p>-473,1</text:p>
          </table:table-cell>
          <table:table-cell office:value-type="float" office:value="435.9" table:style-name="ce1">
            <text:p>435,9</text:p>
          </table:table-cell>
          <table:table-cell office:value-type="float" office:value="302.3" table:style-name="ce1">
            <text:p>302,3</text:p>
          </table:table-cell>
          <table:table-cell office:value-type="float" office:value="476.7" table:style-name="ce1">
            <text:p>476,7</text:p>
          </table:table-cell>
          <table:table-cell office:value-type="float" office:value="-465.8" table:style-name="ce1">
            <text:p>-465,8</text:p>
          </table:table-cell>
          <table:table-cell office:value-type="float" office:value="780.7" table:style-name="ce1">
            <text:p>780,7</text:p>
          </table:table-cell>
          <table:table-cell office:value-type="float" office:value="904.5" table:style-name="ce1">
            <text:p>904,5</text:p>
          </table:table-cell>
          <table:table-cell office:value-type="float" office:value="777.8" table:style-name="ce1">
            <text:p>777,8</text:p>
          </table:table-cell>
          <table:table-cell office:value-type="float" office:value="-144.4" table:style-name="ce1">
            <text:p>-144,4</text:p>
          </table:table-cell>
          <table:table-cell office:value-type="float" office:value="-239.6" table:style-name="ce1">
            <text:p>-239,6</text:p>
          </table:table-cell>
          <table:table-cell office:value-type="float" office:value="582.29999999999995" table:style-name="ce1">
            <text:p>582,3</text:p>
          </table:table-cell>
          <table:table-cell office:value-type="float" office:value="-114.1" table:style-name="ce1">
            <text:p>-114,1</text:p>
          </table:table-cell>
          <table:table-cell office:value-type="float" office:value="-200.4" table:style-name="ce1">
            <text:p>-200,4</text:p>
          </table:table-cell>
          <table:table-cell office:value-type="float" office:value="877.6" table:style-name="ce1">
            <text:p>877,6</text:p>
          </table:table-cell>
          <table:table-cell office:value-type="float" office:value="931.7" table:style-name="ce1">
            <text:p>931,7</text:p>
          </table:table-cell>
          <table:table-cell office:value-type="float" office:value="900.3" table:style-name="ce1">
            <text:p>900,3</text:p>
          </table:table-cell>
          <table:table-cell office:value-type="float" office:value="241.9" table:style-name="ce1">
            <text:p>241,9</text:p>
          </table:table-cell>
          <table:table-cell office:value-type="float" office:value="-481" table:style-name="ce1">
            <text:p>-481</text:p>
          </table:table-cell>
          <table:table-cell office:value-type="float" office:value="-369.9" table:style-name="ce1">
            <text:p>-369,9</text:p>
          </table:table-cell>
          <table:table-cell office:value-type="float" office:value="652" table:style-name="ce1">
            <text:p>652</text:p>
          </table:table-cell>
          <table:table-cell office:value-type="float" office:value="-406.6" table:style-name="ce1">
            <text:p>-406,6</text:p>
          </table:table-cell>
          <table:table-cell office:value-type="float" office:value="-97.9" table:style-name="ce1">
            <text:p>-97,9</text:p>
          </table:table-cell>
          <table:table-cell office:value-type="float" office:value="98.4" table:style-name="ce1">
            <text:p>98,4</text:p>
          </table:table-cell>
          <table:table-cell office:value-type="float" office:value="-148.6" table:style-name="ce1">
            <text:p>-148,6</text:p>
          </table:table-cell>
          <table:table-cell office:value-type="float" office:value="-872" table:style-name="ce1">
            <text:p>-872</text:p>
          </table:table-cell>
          <table:table-cell office:value-type="float" office:value="953.9" table:style-name="ce1">
            <text:p>953,9</text:p>
          </table:table-cell>
          <table:table-cell office:value-type="float" office:value="-967.2" table:style-name="ce1">
            <text:p>-967,2</text:p>
          </table:table-cell>
          <table:table-cell office:value-type="float" office:value="544.70000000000005" table:style-name="ce1">
            <text:p>544,7</text:p>
          </table:table-cell>
          <table:table-cell office:value-type="float" office:value="-419.2" table:style-name="ce1">
            <text:p>-419,2</text:p>
          </table:table-cell>
          <table:table-cell table:number-columns-repeated="16344"/>
        </table:table-row>
        <table:table-row table:style-name="ro1">
          <table:table-cell office:value-type="float" office:value="-469.9" table:style-name="ce1">
            <text:p>-469,9</text:p>
          </table:table-cell>
          <table:table-cell office:value-type="float" office:value="-127.4" table:style-name="ce1">
            <text:p>-127,4</text:p>
          </table:table-cell>
          <table:table-cell office:value-type="float" office:value="-304.3" table:style-name="ce1">
            <text:p>-304,3</text:p>
          </table:table-cell>
          <table:table-cell office:value-type="float" office:value="821.6" table:style-name="ce1">
            <text:p>821,6</text:p>
          </table:table-cell>
          <table:table-cell office:value-type="float" office:value="907.9" table:style-name="ce1">
            <text:p>907,9</text:p>
          </table:table-cell>
          <table:table-cell office:value-type="float" office:value="-171.3" table:style-name="ce1">
            <text:p>-171,3</text:p>
          </table:table-cell>
          <table:table-cell office:value-type="float" office:value="-872.2" table:style-name="ce1">
            <text:p>-872,2</text:p>
          </table:table-cell>
          <table:table-cell office:value-type="float" office:value="96.6" table:style-name="ce1">
            <text:p>96,6</text:p>
          </table:table-cell>
          <table:table-cell office:value-type="float" office:value="-228.3" table:style-name="ce1">
            <text:p>-228,3</text:p>
          </table:table-cell>
          <table:table-cell office:value-type="float" office:value="-764.8" table:style-name="ce1">
            <text:p>-764,8</text:p>
          </table:table-cell>
          <table:table-cell office:value-type="float" office:value="-694.8" table:style-name="ce1">
            <text:p>-694,8</text:p>
          </table:table-cell>
          <table:table-cell office:value-type="float" office:value="96.2" table:style-name="ce1">
            <text:p>96,2</text:p>
          </table:table-cell>
          <table:table-cell office:value-type="float" office:value="30.9" table:style-name="ce1">
            <text:p>30,9</text:p>
          </table:table-cell>
          <table:table-cell office:value-type="float" office:value="-867.9" table:style-name="ce1">
            <text:p>-867,9</text:p>
          </table:table-cell>
          <table:table-cell office:value-type="float" office:value="650.79999999999995" table:style-name="ce1">
            <text:p>650,8</text:p>
          </table:table-cell>
          <table:table-cell office:value-type="float" office:value="-46" table:style-name="ce1">
            <text:p>-46</text:p>
          </table:table-cell>
          <table:table-cell office:value-type="float" office:value="-435.3" table:style-name="ce1">
            <text:p>-435,3</text:p>
          </table:table-cell>
          <table:table-cell office:value-type="float" office:value="157.69999999999999" table:style-name="ce1">
            <text:p>157,7</text:p>
          </table:table-cell>
          <table:table-cell office:value-type="float" office:value="-755.2" table:style-name="ce1">
            <text:p>-755,2</text:p>
          </table:table-cell>
          <table:table-cell office:value-type="float" office:value="710.4" table:style-name="ce1">
            <text:p>710,4</text:p>
          </table:table-cell>
          <table:table-cell office:value-type="float" office:value="716.7" table:style-name="ce1">
            <text:p>716,7</text:p>
          </table:table-cell>
          <table:table-cell office:value-type="float" office:value="-640" table:style-name="ce1">
            <text:p>-640</text:p>
          </table:table-cell>
          <table:table-cell office:value-type="float" office:value="-819.7" table:style-name="ce1">
            <text:p>-819,7</text:p>
          </table:table-cell>
          <table:table-cell office:value-type="float" office:value="-531.6" table:style-name="ce1">
            <text:p>-531,6</text:p>
          </table:table-cell>
          <table:table-cell office:value-type="float" office:value="802.8" table:style-name="ce1">
            <text:p>802,8</text:p>
          </table:table-cell>
          <table:table-cell office:value-type="float" office:value="779.3" table:style-name="ce1">
            <text:p>779,3</text:p>
          </table:table-cell>
          <table:table-cell office:value-type="float" office:value="-819.9" table:style-name="ce1">
            <text:p>-819,9</text:p>
          </table:table-cell>
          <table:table-cell office:value-type="float" office:value="470.4" table:style-name="ce1">
            <text:p>470,4</text:p>
          </table:table-cell>
          <table:table-cell office:value-type="float" office:value="895" table:style-name="ce1">
            <text:p>895</text:p>
          </table:table-cell>
          <table:table-cell office:value-type="float" office:value="-686.1" table:style-name="ce1">
            <text:p>-686,1</text:p>
          </table:table-cell>
          <table:table-cell office:value-type="float" office:value="-283.10000000000002" table:style-name="ce1">
            <text:p>-283,1</text:p>
          </table:table-cell>
          <table:table-cell office:value-type="float" office:value="539.5" table:style-name="ce1">
            <text:p>539,5</text:p>
          </table:table-cell>
          <table:table-cell office:value-type="float" office:value="430.1" table:style-name="ce1">
            <text:p>430,1</text:p>
          </table:table-cell>
          <table:table-cell office:value-type="float" office:value="-151.1" table:style-name="ce1">
            <text:p>-151,1</text:p>
          </table:table-cell>
          <table:table-cell office:value-type="float" office:value="735.1" table:style-name="ce1">
            <text:p>735,1</text:p>
          </table:table-cell>
          <table:table-cell office:value-type="float" office:value="-960.2" table:style-name="ce1">
            <text:p>-960,2</text:p>
          </table:table-cell>
          <table:table-cell office:value-type="float" office:value="353.6" table:style-name="ce1">
            <text:p>353,6</text:p>
          </table:table-cell>
          <table:table-cell office:value-type="float" office:value="-919.7" table:style-name="ce1">
            <text:p>-919,7</text:p>
          </table:table-cell>
          <table:table-cell office:value-type="float" office:value="-433.6" table:style-name="ce1">
            <text:p>-433,6</text:p>
          </table:table-cell>
          <table:table-cell office:value-type="float" office:value="787" table:style-name="ce1">
            <text:p>787</text:p>
          </table:table-cell>
          <table:table-cell table:number-columns-repeated="16344"/>
        </table:table-row>
        <table:table-row table:style-name="ro1">
          <table:table-cell office:value-type="float" office:value="724.7" table:style-name="ce1">
            <text:p>724,7</text:p>
          </table:table-cell>
          <table:table-cell office:value-type="float" office:value="-705.8" table:style-name="ce1">
            <text:p>-705,8</text:p>
          </table:table-cell>
          <table:table-cell office:value-type="float" office:value="-763.1" table:style-name="ce1">
            <text:p>-763,1</text:p>
          </table:table-cell>
          <table:table-cell office:value-type="float" office:value="496.7" table:style-name="ce1">
            <text:p>496,7</text:p>
          </table:table-cell>
          <table:table-cell office:value-type="float" office:value="-912" table:style-name="ce1">
            <text:p>-912</text:p>
          </table:table-cell>
          <table:table-cell office:value-type="float" office:value="-794.8" table:style-name="ce1">
            <text:p>-794,8</text:p>
          </table:table-cell>
          <table:table-cell office:value-type="float" office:value="-103.2" table:style-name="ce1">
            <text:p>-103,2</text:p>
          </table:table-cell>
          <table:table-cell office:value-type="float" office:value="-271.89999999999998" table:style-name="ce1">
            <text:p>-271,9</text:p>
          </table:table-cell>
          <table:table-cell office:value-type="float" office:value="285.39999999999998" table:style-name="ce1">
            <text:p>285,4</text:p>
          </table:table-cell>
          <table:table-cell office:value-type="float" office:value="635.4" table:style-name="ce1">
            <text:p>635,4</text:p>
          </table:table-cell>
          <table:table-cell office:value-type="float" office:value="-170.4" table:style-name="ce1">
            <text:p>-170,4</text:p>
          </table:table-cell>
          <table:table-cell office:value-type="float" office:value="-681.7" table:style-name="ce1">
            <text:p>-681,7</text:p>
          </table:table-cell>
          <table:table-cell office:value-type="float" office:value="-38.5" table:style-name="ce1">
            <text:p>-38,5</text:p>
          </table:table-cell>
          <table:table-cell office:value-type="float" office:value="32.4" table:style-name="ce1">
            <text:p>32,4</text:p>
          </table:table-cell>
          <table:table-cell office:value-type="float" office:value="240.8" table:style-name="ce1">
            <text:p>240,8</text:p>
          </table:table-cell>
          <table:table-cell office:value-type="float" office:value="-957" table:style-name="ce1">
            <text:p>-957</text:p>
          </table:table-cell>
          <table:table-cell office:value-type="float" office:value="-981.5" table:style-name="ce1">
            <text:p>-981,5</text:p>
          </table:table-cell>
          <table:table-cell office:value-type="float" office:value="-798.8" table:style-name="ce1">
            <text:p>-798,8</text:p>
          </table:table-cell>
          <table:table-cell office:value-type="float" office:value="119.4" table:style-name="ce1">
            <text:p>119,4</text:p>
          </table:table-cell>
          <table:table-cell office:value-type="float" office:value="-3" table:style-name="ce1">
            <text:p>-3</text:p>
          </table:table-cell>
          <table:table-cell office:value-type="float" office:value="632" table:style-name="ce1">
            <text:p>632</text:p>
          </table:table-cell>
          <table:table-cell office:value-type="float" office:value="-89.9" table:style-name="ce1">
            <text:p>-89,9</text:p>
          </table:table-cell>
          <table:table-cell office:value-type="float" office:value="-883.8" table:style-name="ce1">
            <text:p>-883,8</text:p>
          </table:table-cell>
          <table:table-cell office:value-type="float" office:value="421.7" table:style-name="ce1">
            <text:p>421,7</text:p>
          </table:table-cell>
          <table:table-cell office:value-type="float" office:value="476.8" table:style-name="ce1">
            <text:p>476,8</text:p>
          </table:table-cell>
          <table:table-cell office:value-type="float" office:value="767.8" table:style-name="ce1">
            <text:p>767,8</text:p>
          </table:table-cell>
          <table:table-cell office:value-type="float" office:value="262.5" table:style-name="ce1">
            <text:p>262,5</text:p>
          </table:table-cell>
          <table:table-cell office:value-type="float" office:value="-3" table:style-name="ce1">
            <text:p>-3</text:p>
          </table:table-cell>
          <table:table-cell office:value-type="float" office:value="158.4" table:style-name="ce1">
            <text:p>158,4</text:p>
          </table:table-cell>
          <table:table-cell office:value-type="float" office:value="423.4" table:style-name="ce1">
            <text:p>423,4</text:p>
          </table:table-cell>
          <table:table-cell office:value-type="float" office:value="-721.6" table:style-name="ce1">
            <text:p>-721,6</text:p>
          </table:table-cell>
          <table:table-cell office:value-type="float" office:value="97.9" table:style-name="ce1">
            <text:p>97,9</text:p>
          </table:table-cell>
          <table:table-cell office:value-type="float" office:value="-641.70000000000005" table:style-name="ce1">
            <text:p>-641,7</text:p>
          </table:table-cell>
          <table:table-cell office:value-type="float" office:value="711.1" table:style-name="ce1">
            <text:p>711,1</text:p>
          </table:table-cell>
          <table:table-cell office:value-type="float" office:value="820.9" table:style-name="ce1">
            <text:p>820,9</text:p>
          </table:table-cell>
          <table:table-cell office:value-type="float" office:value="744.1" table:style-name="ce1">
            <text:p>744,1</text:p>
          </table:table-cell>
          <table:table-cell office:value-type="float" office:value="359.5" table:style-name="ce1">
            <text:p>359,5</text:p>
          </table:table-cell>
          <table:table-cell office:value-type="float" office:value="-498.6" table:style-name="ce1">
            <text:p>-498,6</text:p>
          </table:table-cell>
          <table:table-cell office:value-type="float" office:value="-338.2" table:style-name="ce1">
            <text:p>-338,2</text:p>
          </table:table-cell>
          <table:table-cell office:value-type="float" office:value="931.6" table:style-name="ce1">
            <text:p>931,6</text:p>
          </table:table-cell>
          <table:table-cell table:number-columns-repeated="16344"/>
        </table:table-row>
        <table:table-row table:style-name="ro1">
          <table:table-cell office:value-type="float" office:value="-442.3" table:style-name="ce1">
            <text:p>-442,3</text:p>
          </table:table-cell>
          <table:table-cell office:value-type="float" office:value="-34.1" table:style-name="ce1">
            <text:p>-34,1</text:p>
          </table:table-cell>
          <table:table-cell office:value-type="float" office:value="261.60000000000002" table:style-name="ce1">
            <text:p>261,6</text:p>
          </table:table-cell>
          <table:table-cell office:value-type="float" office:value="-397.3" table:style-name="ce1">
            <text:p>-397,3</text:p>
          </table:table-cell>
          <table:table-cell office:value-type="float" office:value="383.5" table:style-name="ce1">
            <text:p>383,5</text:p>
          </table:table-cell>
          <table:table-cell office:value-type="float" office:value="433.1" table:style-name="ce1">
            <text:p>433,1</text:p>
          </table:table-cell>
          <table:table-cell office:value-type="float" office:value="-584.20000000000005" table:style-name="ce1">
            <text:p>-584,2</text:p>
          </table:table-cell>
          <table:table-cell office:value-type="float" office:value="574.1" table:style-name="ce1">
            <text:p>574,1</text:p>
          </table:table-cell>
          <table:table-cell office:value-type="float" office:value="-26.9" table:style-name="ce1">
            <text:p>-26,9</text:p>
          </table:table-cell>
          <table:table-cell office:value-type="float" office:value="-714.7" table:style-name="ce1">
            <text:p>-714,7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140.1" table:style-name="ce1">
            <text:p>140,1</text:p>
          </table:table-cell>
          <table:table-cell office:value-type="float" office:value="236.7" table:style-name="ce1">
            <text:p>236,7</text:p>
          </table:table-cell>
          <table:table-cell office:value-type="float" office:value="348.6" table:style-name="ce1">
            <text:p>348,6</text:p>
          </table:table-cell>
          <table:table-cell office:value-type="float" office:value="786.5" table:style-name="ce1">
            <text:p>786,5</text:p>
          </table:table-cell>
          <table:table-cell office:value-type="float" office:value="640.5" table:style-name="ce1">
            <text:p>640,5</text:p>
          </table:table-cell>
          <table:table-cell office:value-type="float" office:value="842.2" table:style-name="ce1">
            <text:p>842,2</text:p>
          </table:table-cell>
          <table:table-cell office:value-type="float" office:value="147.1" table:style-name="ce1">
            <text:p>147,1</text:p>
          </table:table-cell>
          <table:table-cell office:value-type="float" office:value="971.8" table:style-name="ce1">
            <text:p>971,8</text:p>
          </table:table-cell>
          <table:table-cell office:value-type="float" office:value="-855.2" table:style-name="ce1">
            <text:p>-855,2</text:p>
          </table:table-cell>
          <table:table-cell office:value-type="float" office:value="144.6" table:style-name="ce1">
            <text:p>144,6</text:p>
          </table:table-cell>
          <table:table-cell office:value-type="float" office:value="-184.2" table:style-name="ce1">
            <text:p>-184,2</text:p>
          </table:table-cell>
          <table:table-cell office:value-type="float" office:value="-354.3" table:style-name="ce1">
            <text:p>-354,3</text:p>
          </table:table-cell>
          <table:table-cell office:value-type="float" office:value="335.2" table:style-name="ce1">
            <text:p>335,2</text:p>
          </table:table-cell>
          <table:table-cell office:value-type="float" office:value="116.3" table:style-name="ce1">
            <text:p>116,3</text:p>
          </table:table-cell>
          <table:table-cell office:value-type="float" office:value="600.6" table:style-name="ce1">
            <text:p>600,6</text:p>
          </table:table-cell>
          <table:table-cell office:value-type="float" office:value="-764.9" table:style-name="ce1">
            <text:p>-764,9</text:p>
          </table:table-cell>
          <table:table-cell office:value-type="float" office:value="-847" table:style-name="ce1">
            <text:p>-847</text:p>
          </table:table-cell>
          <table:table-cell office:value-type="float" office:value="-542.4" table:style-name="ce1">
            <text:p>-542,4</text:p>
          </table:table-cell>
          <table:table-cell office:value-type="float" office:value="763.6" table:style-name="ce1">
            <text:p>763,6</text:p>
          </table:table-cell>
          <table:table-cell office:value-type="float" office:value="573" table:style-name="ce1">
            <text:p>573</text:p>
          </table:table-cell>
          <table:table-cell office:value-type="float" office:value="-560.79999999999995" table:style-name="ce1">
            <text:p>-560,8</text:p>
          </table:table-cell>
          <table:table-cell office:value-type="float" office:value="-862" table:style-name="ce1">
            <text:p>-862</text:p>
          </table:table-cell>
          <table:table-cell office:value-type="float" office:value="-830.8" table:style-name="ce1">
            <text:p>-830,8</text:p>
          </table:table-cell>
          <table:table-cell office:value-type="float" office:value="-298" table:style-name="ce1">
            <text:p>-298</text:p>
          </table:table-cell>
          <table:table-cell office:value-type="float" office:value="-143.30000000000001" table:style-name="ce1">
            <text:p>-143,3</text:p>
          </table:table-cell>
          <table:table-cell office:value-type="float" office:value="-631.79999999999995" table:style-name="ce1">
            <text:p>-631,8</text:p>
          </table:table-cell>
          <table:table-cell office:value-type="float" office:value="575.20000000000005" table:style-name="ce1">
            <text:p>575,2</text:p>
          </table:table-cell>
          <table:table-cell office:value-type="float" office:value="707" table:style-name="ce1">
            <text:p>707</text:p>
          </table:table-cell>
          <table:table-cell office:value-type="float" office:value="949.7" table:style-name="ce1">
            <text:p>949,7</text:p>
          </table:table-cell>
          <table:table-cell table:number-columns-repeated="16344"/>
        </table:table-row>
        <table:table-row table:style-name="ro1">
          <table:table-cell office:value-type="float" office:value="533.1" table:style-name="ce1">
            <text:p>533,1</text:p>
          </table:table-cell>
          <table:table-cell office:value-type="float" office:value="463.2" table:style-name="ce1">
            <text:p>463,2</text:p>
          </table:table-cell>
          <table:table-cell office:value-type="float" office:value="-786.6" table:style-name="ce1">
            <text:p>-786,6</text:p>
          </table:table-cell>
          <table:table-cell office:value-type="float" office:value="631.5" table:style-name="ce1">
            <text:p>631,5</text:p>
          </table:table-cell>
          <table:table-cell office:value-type="float" office:value="-695.3" table:style-name="ce1">
            <text:p>-695,3</text:p>
          </table:table-cell>
          <table:table-cell office:value-type="float" office:value="467.5" table:style-name="ce1">
            <text:p>467,5</text:p>
          </table:table-cell>
          <table:table-cell office:value-type="float" office:value="712.8" table:style-name="ce1">
            <text:p>712,8</text:p>
          </table:table-cell>
          <table:table-cell office:value-type="float" office:value="-170.8" table:style-name="ce1">
            <text:p>-170,8</text:p>
          </table:table-cell>
          <table:table-cell office:value-type="float" office:value="208.2" table:style-name="ce1">
            <text:p>208,2</text:p>
          </table:table-cell>
          <table:table-cell office:value-type="float" office:value="441.7" table:style-name="ce1">
            <text:p>441,7</text:p>
          </table:table-cell>
          <table:table-cell office:value-type="float" office:value="214.7" table:style-name="ce1">
            <text:p>214,7</text:p>
          </table:table-cell>
          <table:table-cell office:value-type="float" office:value="-561.5" table:style-name="ce1">
            <text:p>-561,5</text:p>
          </table:table-cell>
          <table:table-cell office:value-type="float" office:value="438.7" table:style-name="ce1">
            <text:p>438,7</text:p>
          </table:table-cell>
          <table:table-cell office:value-type="float" office:value="-266.10000000000002" table:style-name="ce1">
            <text:p>-266,1</text:p>
          </table:table-cell>
          <table:table-cell office:value-type="float" office:value="-128.6" table:style-name="ce1">
            <text:p>-128,6</text:p>
          </table:table-cell>
          <table:table-cell office:value-type="float" office:value="-758.8" table:style-name="ce1">
            <text:p>-758,8</text:p>
          </table:table-cell>
          <table:table-cell office:value-type="float" office:value="-205.7" table:style-name="ce1">
            <text:p>-205,7</text:p>
          </table:table-cell>
          <table:table-cell office:value-type="float" office:value="-752.5" table:style-name="ce1">
            <text:p>-752,5</text:p>
          </table:table-cell>
          <table:table-cell office:value-type="float" office:value="-120.1" table:style-name="ce1">
            <text:p>-120,1</text:p>
          </table:table-cell>
          <table:table-cell office:value-type="float" office:value="724.1" table:style-name="ce1">
            <text:p>724,1</text:p>
          </table:table-cell>
          <table:table-cell office:value-type="float" office:value="302.8" table:style-name="ce1">
            <text:p>302,8</text:p>
          </table:table-cell>
          <table:table-cell office:value-type="float" office:value="-510.4" table:style-name="ce1">
            <text:p>-510,4</text:p>
          </table:table-cell>
          <table:table-cell office:value-type="float" office:value="115.5" table:style-name="ce1">
            <text:p>115,5</text:p>
          </table:table-cell>
          <table:table-cell office:value-type="float" office:value="404.8" table:style-name="ce1">
            <text:p>404,8</text:p>
          </table:table-cell>
          <table:table-cell office:value-type="float" office:value="62.2" table:style-name="ce1">
            <text:p>62,2</text:p>
          </table:table-cell>
          <table:table-cell office:value-type="float" office:value="-122" table:style-name="ce1">
            <text:p>-122</text:p>
          </table:table-cell>
          <table:table-cell office:value-type="float" office:value="660.1" table:style-name="ce1">
            <text:p>660,1</text:p>
          </table:table-cell>
          <table:table-cell office:value-type="float" office:value="768.3" table:style-name="ce1">
            <text:p>768,3</text:p>
          </table:table-cell>
          <table:table-cell office:value-type="float" office:value="509.2" table:style-name="ce1">
            <text:p>509,2</text:p>
          </table:table-cell>
          <table:table-cell office:value-type="float" office:value="750.1" table:style-name="ce1">
            <text:p>750,1</text:p>
          </table:table-cell>
          <table:table-cell office:value-type="float" office:value="525.9" table:style-name="ce1">
            <text:p>525,9</text:p>
          </table:table-cell>
          <table:table-cell office:value-type="float" office:value="147.1" table:style-name="ce1">
            <text:p>147,1</text:p>
          </table:table-cell>
          <table:table-cell office:value-type="float" office:value="979.6" table:style-name="ce1">
            <text:p>979,6</text:p>
          </table:table-cell>
          <table:table-cell office:value-type="float" office:value="-969.9" table:style-name="ce1">
            <text:p>-969,9</text:p>
          </table:table-cell>
          <table:table-cell office:value-type="float" office:value="-69.599999999999994" table:style-name="ce1">
            <text:p>-69,6</text:p>
          </table:table-cell>
          <table:table-cell office:value-type="float" office:value="-483.9" table:style-name="ce1">
            <text:p>-483,9</text:p>
          </table:table-cell>
          <table:table-cell office:value-type="float" office:value="362.3" table:style-name="ce1">
            <text:p>362,3</text:p>
          </table:table-cell>
          <table:table-cell office:value-type="float" office:value="-583.5" table:style-name="ce1">
            <text:p>-583,5</text:p>
          </table:table-cell>
          <table:table-cell office:value-type="float" office:value="-32.700000000000003" table:style-name="ce1">
            <text:p>-32,7</text:p>
          </table:table-cell>
          <table:table-cell office:value-type="float" office:value="-749.1" table:style-name="ce1">
            <text:p>-749,1</text:p>
          </table:table-cell>
          <table:table-cell table:number-columns-repeated="1634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39.1" table:style-name="ce1">
            <text:p>539,1</text:p>
          </table:table-cell>
          <table:table-cell office:value-type="float" office:value="775" table:style-name="ce1">
            <text:p>775</text:p>
          </table:table-cell>
          <table:table-cell office:value-type="float" office:value="176.2" table:style-name="ce1">
            <text:p>176,2</text:p>
          </table:table-cell>
          <table:table-cell office:value-type="float" office:value="-996.5" table:style-name="ce1">
            <text:p>-996,5</text:p>
          </table:table-cell>
          <table:table-cell office:value-type="float" office:value="332" table:style-name="ce1">
            <text:p>332</text:p>
          </table:table-cell>
          <table:table-cell office:value-type="float" office:value="-411.7" table:style-name="ce1">
            <text:p>-411,7</text:p>
          </table:table-cell>
          <table:table-cell office:value-type="float" office:value="576.1" table:style-name="ce1">
            <text:p>576,1</text:p>
          </table:table-cell>
          <table:table-cell office:value-type="float" office:value="429.3" table:style-name="ce1">
            <text:p>429,3</text:p>
          </table:table-cell>
          <table:table-cell office:value-type="float" office:value="-970.1" table:style-name="ce1">
            <text:p>-970,1</text:p>
          </table:table-cell>
          <table:table-cell office:value-type="float" office:value="978.8" table:style-name="ce1">
            <text:p>978,8</text:p>
          </table:table-cell>
          <table:table-cell office:value-type="float" office:value="917.1" table:style-name="ce1">
            <text:p>917,1</text:p>
          </table:table-cell>
          <table:table-cell office:value-type="float" office:value="-857.5" table:style-name="ce1">
            <text:p>-857,5</text:p>
          </table:table-cell>
          <table:table-cell office:value-type="float" office:value="815.5" table:style-name="ce1">
            <text:p>815,5</text:p>
          </table:table-cell>
          <table:table-cell office:value-type="float" office:value="-297.5" table:style-name="ce1">
            <text:p>-297,5</text:p>
          </table:table-cell>
          <table:table-cell office:value-type="float" office:value="928.9" table:style-name="ce1">
            <text:p>928,9</text:p>
          </table:table-cell>
          <table:table-cell office:value-type="float" office:value="-177.9" table:style-name="ce1">
            <text:p>-177,9</text:p>
          </table:table-cell>
          <table:table-cell office:value-type="float" office:value="372.6" table:style-name="ce1">
            <text:p>372,6</text:p>
          </table:table-cell>
          <table:table-cell office:value-type="float" office:value="286.8" table:style-name="ce1">
            <text:p>286,8</text:p>
          </table:table-cell>
          <table:table-cell office:value-type="float" office:value="479.8" table:style-name="ce1">
            <text:p>479,8</text:p>
          </table:table-cell>
          <table:table-cell office:value-type="float" office:value="-85.7" table:style-name="ce1">
            <text:p>-85,7</text:p>
          </table:table-cell>
          <table:table-cell office:value-type="float" office:value="-622.4" table:style-name="ce1">
            <text:p>-622,4</text:p>
          </table:table-cell>
          <table:table-cell office:value-type="float" office:value="107.4" table:style-name="ce1">
            <text:p>107,4</text:p>
          </table:table-cell>
          <table:table-cell office:value-type="float" office:value="-371" table:style-name="ce1">
            <text:p>-371</text:p>
          </table:table-cell>
          <table:table-cell office:value-type="float" office:value="710.6" table:style-name="ce1">
            <text:p>710,6</text:p>
          </table:table-cell>
          <table:table-cell office:value-type="float" office:value="883.1" table:style-name="ce1">
            <text:p>883,1</text:p>
          </table:table-cell>
          <table:table-cell office:value-type="float" office:value="469.6" table:style-name="ce1">
            <text:p>469,6</text:p>
          </table:table-cell>
          <table:table-cell office:value-type="float" office:value="655.5" table:style-name="ce1">
            <text:p>655,5</text:p>
          </table:table-cell>
          <table:table-cell office:value-type="float" office:value="-357.6" table:style-name="ce1">
            <text:p>-357,6</text:p>
          </table:table-cell>
          <table:table-cell office:value-type="float" office:value="938.6" table:style-name="ce1">
            <text:p>938,6</text:p>
          </table:table-cell>
          <table:table-cell office:value-type="float" office:value="-27" table:style-name="ce1">
            <text:p>-27</text:p>
          </table:table-cell>
          <table:table-cell office:value-type="float" office:value="788" table:style-name="ce1">
            <text:p>788</text:p>
          </table:table-cell>
          <table:table-cell office:value-type="float" office:value="933" table:style-name="ce1">
            <text:p>933</text:p>
          </table:table-cell>
          <table:table-cell office:value-type="float" office:value="-920.4" table:style-name="ce1">
            <text:p>-920,4</text:p>
          </table:table-cell>
          <table:table-cell office:value-type="float" office:value="-390.4" table:style-name="ce1">
            <text:p>-390,4</text:p>
          </table:table-cell>
          <table:table-cell office:value-type="float" office:value="-153.4" table:style-name="ce1">
            <text:p>-153,4</text:p>
          </table:table-cell>
          <table:table-cell office:value-type="float" office:value="644.1" table:style-name="ce1">
            <text:p>644,1</text:p>
          </table:table-cell>
          <table:table-cell office:value-type="float" office:value="668.1" table:style-name="ce1">
            <text:p>668,1</text:p>
          </table:table-cell>
          <table:table-cell office:value-type="float" office:value="-451.4" table:style-name="ce1">
            <text:p>-451,4</text:p>
          </table:table-cell>
          <table:table-cell office:value-type="float" office:value="654.1" table:style-name="ce1">
            <text:p>654,1</text:p>
          </table:table-cell>
          <table:table-cell table:number-columns-repeated="16344"/>
        </table:table-row>
        <table:table-row table:style-name="ro1">
          <table:table-cell office:value-type="float" office:value="-374.2" table:style-name="ce1">
            <text:p>-374,2</text:p>
          </table:table-cell>
          <table:table-cell office:value-type="float" office:value="220.5" table:style-name="ce1">
            <text:p>220,5</text:p>
          </table:table-cell>
          <table:table-cell office:value-type="float" office:value="-543.4" table:style-name="ce1">
            <text:p>-543,4</text:p>
          </table:table-cell>
          <table:table-cell office:value-type="float" office:value="-432.2" table:style-name="ce1">
            <text:p>-432,2</text:p>
          </table:table-cell>
          <table:table-cell office:value-type="float" office:value="-495.7" table:style-name="ce1">
            <text:p>-495,7</text:p>
          </table:table-cell>
          <table:table-cell office:value-type="float" office:value="473.2" table:style-name="ce1">
            <text:p>473,2</text:p>
          </table:table-cell>
          <table:table-cell office:value-type="float" office:value="-380.3" table:style-name="ce1">
            <text:p>-380,3</text:p>
          </table:table-cell>
          <table:table-cell office:value-type="float" office:value="-931.6" table:style-name="ce1">
            <text:p>-931,6</text:p>
          </table:table-cell>
          <table:table-cell office:value-type="float" office:value="663.7" table:style-name="ce1">
            <text:p>663,7</text:p>
          </table:table-cell>
          <table:table-cell office:value-type="float" office:value="218.4" table:style-name="ce1">
            <text:p>218,4</text:p>
          </table:table-cell>
          <table:table-cell office:value-type="float" office:value="266.89999999999998" table:style-name="ce1">
            <text:p>266,9</text:p>
          </table:table-cell>
          <table:table-cell office:value-type="float" office:value="-578.20000000000005" table:style-name="ce1">
            <text:p>-578,2</text:p>
          </table:table-cell>
          <table:table-cell office:value-type="float" office:value="921.7" table:style-name="ce1">
            <text:p>921,7</text:p>
          </table:table-cell>
          <table:table-cell office:value-type="float" office:value="906" table:style-name="ce1">
            <text:p>906</text:p>
          </table:table-cell>
          <table:table-cell office:value-type="float" office:value="-58.1" table:style-name="ce1">
            <text:p>-58,1</text:p>
          </table:table-cell>
          <table:table-cell office:value-type="float" office:value="386" table:style-name="ce1">
            <text:p>386</text:p>
          </table:table-cell>
          <table:table-cell office:value-type="float" office:value="-728.4" table:style-name="ce1">
            <text:p>-728,4</text:p>
          </table:table-cell>
          <table:table-cell office:value-type="float" office:value="45.3" table:style-name="ce1">
            <text:p>45,3</text:p>
          </table:table-cell>
          <table:table-cell office:value-type="float" office:value="949.5" table:style-name="ce1">
            <text:p>949,5</text:p>
          </table:table-cell>
          <table:table-cell office:value-type="float" office:value="-972.3" table:style-name="ce1">
            <text:p>-972,3</text:p>
          </table:table-cell>
          <table:table-cell office:value-type="float" office:value="448.5" table:style-name="ce1">
            <text:p>448,5</text:p>
          </table:table-cell>
          <table:table-cell office:value-type="float" office:value="969.4" table:style-name="ce1">
            <text:p>969,4</text:p>
          </table:table-cell>
          <table:table-cell office:value-type="float" office:value="-677.2" table:style-name="ce1">
            <text:p>-677,2</text:p>
          </table:table-cell>
          <table:table-cell office:value-type="float" office:value="404.7" table:style-name="ce1">
            <text:p>404,7</text:p>
          </table:table-cell>
          <table:table-cell office:value-type="float" office:value="496.2" table:style-name="ce1">
            <text:p>496,2</text:p>
          </table:table-cell>
          <table:table-cell office:value-type="float" office:value="194.2" table:style-name="ce1">
            <text:p>194,2</text:p>
          </table:table-cell>
          <table:table-cell office:value-type="float" office:value="993.8" table:style-name="ce1">
            <text:p>993,8</text:p>
          </table:table-cell>
          <table:table-cell office:value-type="float" office:value="-653.5" table:style-name="ce1">
            <text:p>-653,5</text:p>
          </table:table-cell>
          <table:table-cell office:value-type="float" office:value="952.5" table:style-name="ce1">
            <text:p>952,5</text:p>
          </table:table-cell>
          <table:table-cell office:value-type="float" office:value="-749" table:style-name="ce1">
            <text:p>-749</text:p>
          </table:table-cell>
          <table:table-cell office:value-type="float" office:value="301.7" table:style-name="ce1">
            <text:p>301,7</text:p>
          </table:table-cell>
          <table:table-cell office:value-type="float" office:value="-844.6" table:style-name="ce1">
            <text:p>-844,6</text:p>
          </table:table-cell>
          <table:table-cell office:value-type="float" office:value="670.5" table:style-name="ce1">
            <text:p>670,5</text:p>
          </table:table-cell>
          <table:table-cell office:value-type="float" office:value="328.4" table:style-name="ce1">
            <text:p>328,4</text:p>
          </table:table-cell>
          <table:table-cell office:value-type="float" office:value="-142.30000000000001" table:style-name="ce1">
            <text:p>-142,3</text:p>
          </table:table-cell>
          <table:table-cell office:value-type="float" office:value="299.3" table:style-name="ce1">
            <text:p>299,3</text:p>
          </table:table-cell>
          <table:table-cell office:value-type="float" office:value="-643.4" table:style-name="ce1">
            <text:p>-643,4</text:p>
          </table:table-cell>
          <table:table-cell office:value-type="float" office:value="647.4" table:style-name="ce1">
            <text:p>647,4</text:p>
          </table:table-cell>
          <table:table-cell office:value-type="float" office:value="-529.20000000000005" table:style-name="ce1">
            <text:p>-529,2</text:p>
          </table:table-cell>
          <table:table-cell office:value-type="float" office:value="80.900000000000006" table:style-name="ce1">
            <text:p>80,9</text:p>
          </table:table-cell>
          <table:table-cell table:number-columns-repeated="16344"/>
        </table:table-row>
        <table:table-row table:style-name="ro1">
          <table:table-cell office:value-type="float" office:value="323.3" table:style-name="ce1">
            <text:p>323,3</text:p>
          </table:table-cell>
          <table:table-cell office:value-type="float" office:value="-738" table:style-name="ce1">
            <text:p>-738</text:p>
          </table:table-cell>
          <table:table-cell office:value-type="float" office:value="189.1" table:style-name="ce1">
            <text:p>189,1</text:p>
          </table:table-cell>
          <table:table-cell office:value-type="float" office:value="-908.1" table:style-name="ce1">
            <text:p>-908,1</text:p>
          </table:table-cell>
          <table:table-cell office:value-type="float" office:value="257.3" table:style-name="ce1">
            <text:p>257,3</text:p>
          </table:table-cell>
          <table:table-cell office:value-type="float" office:value="-337.2" table:style-name="ce1">
            <text:p>-337,2</text:p>
          </table:table-cell>
          <table:table-cell office:value-type="float" office:value="-240.2" table:style-name="ce1">
            <text:p>-240,2</text:p>
          </table:table-cell>
          <table:table-cell office:value-type="float" office:value="370.8" table:style-name="ce1">
            <text:p>370,8</text:p>
          </table:table-cell>
          <table:table-cell office:value-type="float" office:value="-784.8" table:style-name="ce1">
            <text:p>-784,8</text:p>
          </table:table-cell>
          <table:table-cell office:value-type="float" office:value="90.4" table:style-name="ce1">
            <text:p>90,4</text:p>
          </table:table-cell>
          <table:table-cell office:value-type="float" office:value="528.5" table:style-name="ce1">
            <text:p>528,5</text:p>
          </table:table-cell>
          <table:table-cell office:value-type="float" office:value="-733.9" table:style-name="ce1">
            <text:p>-733,9</text:p>
          </table:table-cell>
          <table:table-cell office:value-type="float" office:value="-924.5" table:style-name="ce1">
            <text:p>-924,5</text:p>
          </table:table-cell>
          <table:table-cell office:value-type="float" office:value="-594.9" table:style-name="ce1">
            <text:p>-594,9</text:p>
          </table:table-cell>
          <table:table-cell office:value-type="float" office:value="34.1" table:style-name="ce1">
            <text:p>34,1</text:p>
          </table:table-cell>
          <table:table-cell office:value-type="float" office:value="-532" table:style-name="ce1">
            <text:p>-532</text:p>
          </table:table-cell>
          <table:table-cell office:value-type="float" office:value="440.6" table:style-name="ce1">
            <text:p>440,6</text:p>
          </table:table-cell>
          <table:table-cell office:value-type="float" office:value="-382.1" table:style-name="ce1">
            <text:p>-382,1</text:p>
          </table:table-cell>
          <table:table-cell office:value-type="float" office:value="-514.79999999999995" table:style-name="ce1">
            <text:p>-514,8</text:p>
          </table:table-cell>
          <table:table-cell office:value-type="float" office:value="930.5" table:style-name="ce1">
            <text:p>930,5</text:p>
          </table:table-cell>
          <table:table-cell office:value-type="float" office:value="-159.4" table:style-name="ce1">
            <text:p>-159,4</text:p>
          </table:table-cell>
          <table:table-cell office:value-type="float" office:value="846.8" table:style-name="ce1">
            <text:p>846,8</text:p>
          </table:table-cell>
          <table:table-cell office:value-type="float" office:value="668.2" table:style-name="ce1">
            <text:p>668,2</text:p>
          </table:table-cell>
          <table:table-cell office:value-type="float" office:value="701.8" table:style-name="ce1">
            <text:p>701,8</text:p>
          </table:table-cell>
          <table:table-cell office:value-type="float" office:value="586" table:style-name="ce1">
            <text:p>586</text:p>
          </table:table-cell>
          <table:table-cell office:value-type="float" office:value="539.29999999999995" table:style-name="ce1">
            <text:p>539,3</text:p>
          </table:table-cell>
          <table:table-cell office:value-type="float" office:value="-255.4" table:style-name="ce1">
            <text:p>-255,4</text:p>
          </table:table-cell>
          <table:table-cell office:value-type="float" office:value="278.7" table:style-name="ce1">
            <text:p>278,7</text:p>
          </table:table-cell>
          <table:table-cell office:value-type="float" office:value="61.2" table:style-name="ce1">
            <text:p>61,2</text:p>
          </table:table-cell>
          <table:table-cell office:value-type="float" office:value="387.5" table:style-name="ce1">
            <text:p>387,5</text:p>
          </table:table-cell>
          <table:table-cell office:value-type="float" office:value="-500.3" table:style-name="ce1">
            <text:p>-500,3</text:p>
          </table:table-cell>
          <table:table-cell office:value-type="float" office:value="128.19999999999999" table:style-name="ce1">
            <text:p>128,2</text:p>
          </table:table-cell>
          <table:table-cell office:value-type="float" office:value="512.1" table:style-name="ce1">
            <text:p>512,1</text:p>
          </table:table-cell>
          <table:table-cell office:value-type="float" office:value="662.8" table:style-name="ce1">
            <text:p>662,8</text:p>
          </table:table-cell>
          <table:table-cell office:value-type="float" office:value="-634.1" table:style-name="ce1">
            <text:p>-634,1</text:p>
          </table:table-cell>
          <table:table-cell office:value-type="float" office:value="182.3" table:style-name="ce1">
            <text:p>182,3</text:p>
          </table:table-cell>
          <table:table-cell office:value-type="float" office:value="626.5" table:style-name="ce1">
            <text:p>626,5</text:p>
          </table:table-cell>
          <table:table-cell office:value-type="float" office:value="821.2" table:style-name="ce1">
            <text:p>821,2</text:p>
          </table:table-cell>
          <table:table-cell office:value-type="float" office:value="-226.9" table:style-name="ce1">
            <text:p>-226,9</text:p>
          </table:table-cell>
          <table:table-cell office:value-type="float" office:value="-572.5" table:style-name="ce1">
            <text:p>-572,5</text:p>
          </table:table-cell>
          <table:table-cell table:number-columns-repeated="16344"/>
        </table:table-row>
        <table:table-row table:style-name="ro1">
          <table:table-cell office:value-type="float" office:value="-850.1" table:style-name="ce1">
            <text:p>-850,1</text:p>
          </table:table-cell>
          <table:table-cell office:value-type="float" office:value="-586.1" table:style-name="ce1">
            <text:p>-586,1</text:p>
          </table:table-cell>
          <table:table-cell office:value-type="float" office:value="-301.8" table:style-name="ce1">
            <text:p>-301,8</text:p>
          </table:table-cell>
          <table:table-cell office:value-type="float" office:value="251" table:style-name="ce1">
            <text:p>251</text:p>
          </table:table-cell>
          <table:table-cell office:value-type="float" office:value="65.7" table:style-name="ce1">
            <text:p>65,7</text:p>
          </table:table-cell>
          <table:table-cell office:value-type="float" office:value="-21.1" table:style-name="ce1">
            <text:p>-21,1</text:p>
          </table:table-cell>
          <table:table-cell office:value-type="float" office:value="-208.8" table:style-name="ce1">
            <text:p>-208,8</text:p>
          </table:table-cell>
          <table:table-cell office:value-type="float" office:value="907" table:style-name="ce1">
            <text:p>907</text:p>
          </table:table-cell>
          <table:table-cell office:value-type="float" office:value="767.1" table:style-name="ce1">
            <text:p>767,1</text:p>
          </table:table-cell>
          <table:table-cell office:value-type="float" office:value="-567.1" table:style-name="ce1">
            <text:p>-567,1</text:p>
          </table:table-cell>
          <table:table-cell office:value-type="float" office:value="264.39999999999998" table:style-name="ce1">
            <text:p>264,4</text:p>
          </table:table-cell>
          <table:table-cell office:value-type="float" office:value="-216" table:style-name="ce1">
            <text:p>-216</text:p>
          </table:table-cell>
          <table:table-cell office:value-type="float" office:value="-21.3" table:style-name="ce1">
            <text:p>-21,3</text:p>
          </table:table-cell>
          <table:table-cell office:value-type="float" office:value="407.4" table:style-name="ce1">
            <text:p>407,4</text:p>
          </table:table-cell>
          <table:table-cell office:value-type="float" office:value="247.3" table:style-name="ce1">
            <text:p>247,3</text:p>
          </table:table-cell>
          <table:table-cell office:value-type="float" office:value="739.3" table:style-name="ce1">
            <text:p>739,3</text:p>
          </table:table-cell>
          <table:table-cell office:value-type="float" office:value="362.6" table:style-name="ce1">
            <text:p>362,6</text:p>
          </table:table-cell>
          <table:table-cell office:value-type="float" office:value="906" table:style-name="ce1">
            <text:p>906</text:p>
          </table:table-cell>
          <table:table-cell office:value-type="float" office:value="727.8" table:style-name="ce1">
            <text:p>727,8</text:p>
          </table:table-cell>
          <table:table-cell office:value-type="float" office:value="-170.5" table:style-name="ce1">
            <text:p>-170,5</text:p>
          </table:table-cell>
          <table:table-cell office:value-type="float" office:value="523.79999999999995" table:style-name="ce1">
            <text:p>523,8</text:p>
          </table:table-cell>
          <table:table-cell office:value-type="float" office:value="-901.3" table:style-name="ce1">
            <text:p>-901,3</text:p>
          </table:table-cell>
          <table:table-cell office:value-type="float" office:value="989" table:style-name="ce1">
            <text:p>989</text:p>
          </table:table-cell>
          <table:table-cell office:value-type="float" office:value="-911.6" table:style-name="ce1">
            <text:p>-911,6</text:p>
          </table:table-cell>
          <table:table-cell office:value-type="float" office:value="112.4" table:style-name="ce1">
            <text:p>112,4</text:p>
          </table:table-cell>
          <table:table-cell office:value-type="float" office:value="-462.2" table:style-name="ce1">
            <text:p>-462,2</text:p>
          </table:table-cell>
          <table:table-cell office:value-type="float" office:value="507.2" table:style-name="ce1">
            <text:p>507,2</text:p>
          </table:table-cell>
          <table:table-cell office:value-type="float" office:value="929.8" table:style-name="ce1">
            <text:p>929,8</text:p>
          </table:table-cell>
          <table:table-cell office:value-type="float" office:value="-538.70000000000005" table:style-name="ce1">
            <text:p>-538,7</text:p>
          </table:table-cell>
          <table:table-cell office:value-type="float" office:value="814.1" table:style-name="ce1">
            <text:p>814,1</text:p>
          </table:table-cell>
          <table:table-cell office:value-type="float" office:value="562.70000000000005" table:style-name="ce1">
            <text:p>562,7</text:p>
          </table:table-cell>
          <table:table-cell office:value-type="float" office:value="236.4" table:style-name="ce1">
            <text:p>236,4</text:p>
          </table:table-cell>
          <table:table-cell office:value-type="float" office:value="-788.5" table:style-name="ce1">
            <text:p>-788,5</text:p>
          </table:table-cell>
          <table:table-cell office:value-type="float" office:value="-788.9" table:style-name="ce1">
            <text:p>-788,9</text:p>
          </table:table-cell>
          <table:table-cell office:value-type="float" office:value="210.2" table:style-name="ce1">
            <text:p>210,2</text:p>
          </table:table-cell>
          <table:table-cell office:value-type="float" office:value="-59.5" table:style-name="ce1">
            <text:p>-59,5</text:p>
          </table:table-cell>
          <table:table-cell office:value-type="float" office:value="248" table:style-name="ce1">
            <text:p>248</text:p>
          </table:table-cell>
          <table:table-cell office:value-type="float" office:value="163.30000000000001" table:style-name="ce1">
            <text:p>163,3</text:p>
          </table:table-cell>
          <table:table-cell office:value-type="float" office:value="-902.6" table:style-name="ce1">
            <text:p>-902,6</text:p>
          </table:table-cell>
          <table:table-cell office:value-type="float" office:value="312.39999999999998" table:style-name="ce1">
            <text:p>312,4</text:p>
          </table:table-cell>
          <table:table-cell table:number-columns-repeated="16344"/>
        </table:table-row>
        <table:table-row table:style-name="ro1">
          <table:table-cell office:value-type="float" office:value="197.9" table:style-name="ce1">
            <text:p>197,9</text:p>
          </table:table-cell>
          <table:table-cell office:value-type="float" office:value="-637.29999999999995" table:style-name="ce1">
            <text:p>-637,3</text:p>
          </table:table-cell>
          <table:table-cell office:value-type="float" office:value="597.1" table:style-name="ce1">
            <text:p>597,1</text:p>
          </table:table-cell>
          <table:table-cell office:value-type="float" office:value="412" table:style-name="ce1">
            <text:p>412</text:p>
          </table:table-cell>
          <table:table-cell office:value-type="float" office:value="369.4" table:style-name="ce1">
            <text:p>369,4</text:p>
          </table:table-cell>
          <table:table-cell office:value-type="float" office:value="-335.8" table:style-name="ce1">
            <text:p>-335,8</text:p>
          </table:table-cell>
          <table:table-cell office:value-type="float" office:value="499.1" table:style-name="ce1">
            <text:p>499,1</text:p>
          </table:table-cell>
          <table:table-cell office:value-type="float" office:value="-896.7" table:style-name="ce1">
            <text:p>-896,7</text:p>
          </table:table-cell>
          <table:table-cell office:value-type="float" office:value="-8" table:style-name="ce1">
            <text:p>-8</text:p>
          </table:table-cell>
          <table:table-cell office:value-type="float" office:value="-228.1" table:style-name="ce1">
            <text:p>-228,1</text:p>
          </table:table-cell>
          <table:table-cell office:value-type="float" office:value="-694.6" table:style-name="ce1">
            <text:p>-694,6</text:p>
          </table:table-cell>
          <table:table-cell office:value-type="float" office:value="-673.7" table:style-name="ce1">
            <text:p>-673,7</text:p>
          </table:table-cell>
          <table:table-cell office:value-type="float" office:value="451" table:style-name="ce1">
            <text:p>451</text:p>
          </table:table-cell>
          <table:table-cell office:value-type="float" office:value="264.10000000000002" table:style-name="ce1">
            <text:p>264,1</text:p>
          </table:table-cell>
          <table:table-cell office:value-type="float" office:value="-481.1" table:style-name="ce1">
            <text:p>-481,1</text:p>
          </table:table-cell>
          <table:table-cell office:value-type="float" office:value="202.7" table:style-name="ce1">
            <text:p>202,7</text:p>
          </table:table-cell>
          <table:table-cell office:value-type="float" office:value="930.8" table:style-name="ce1">
            <text:p>930,8</text:p>
          </table:table-cell>
          <table:table-cell office:value-type="float" office:value="-135.6" table:style-name="ce1">
            <text:p>-135,6</text:p>
          </table:table-cell>
          <table:table-cell office:value-type="float" office:value="777.2" table:style-name="ce1">
            <text:p>777,2</text:p>
          </table:table-cell>
          <table:table-cell office:value-type="float" office:value="489" table:style-name="ce1">
            <text:p>489</text:p>
          </table:table-cell>
          <table:table-cell office:value-type="float" office:value="332.2" table:style-name="ce1">
            <text:p>332,2</text:p>
          </table:table-cell>
          <table:table-cell office:value-type="float" office:value="-570.5" table:style-name="ce1">
            <text:p>-570,5</text:p>
          </table:table-cell>
          <table:table-cell office:value-type="float" office:value="-517" table:style-name="ce1">
            <text:p>-517</text:p>
          </table:table-cell>
          <table:table-cell office:value-type="float" office:value="50.7" table:style-name="ce1">
            <text:p>50,7</text:p>
          </table:table-cell>
          <table:table-cell office:value-type="float" office:value="259.39999999999998" table:style-name="ce1">
            <text:p>259,4</text:p>
          </table:table-cell>
          <table:table-cell office:value-type="float" office:value="-331.1" table:style-name="ce1">
            <text:p>-331,1</text:p>
          </table:table-cell>
          <table:table-cell office:value-type="float" office:value="-813.4" table:style-name="ce1">
            <text:p>-813,4</text:p>
          </table:table-cell>
          <table:table-cell office:value-type="float" office:value="-689.8" table:style-name="ce1">
            <text:p>-689,8</text:p>
          </table:table-cell>
          <table:table-cell office:value-type="float" office:value="-626.5" table:style-name="ce1">
            <text:p>-626,5</text:p>
          </table:table-cell>
          <table:table-cell office:value-type="float" office:value="631.9" table:style-name="ce1">
            <text:p>631,9</text:p>
          </table:table-cell>
          <table:table-cell office:value-type="float" office:value="-170.2" table:style-name="ce1">
            <text:p>-170,2</text:p>
          </table:table-cell>
          <table:table-cell office:value-type="float" office:value="343.2" table:style-name="ce1">
            <text:p>343,2</text:p>
          </table:table-cell>
          <table:table-cell office:value-type="float" office:value="864.7" table:style-name="ce1">
            <text:p>864,7</text:p>
          </table:table-cell>
          <table:table-cell office:value-type="float" office:value="354.3" table:style-name="ce1">
            <text:p>354,3</text:p>
          </table:table-cell>
          <table:table-cell office:value-type="float" office:value="169.1" table:style-name="ce1">
            <text:p>169,1</text:p>
          </table:table-cell>
          <table:table-cell office:value-type="float" office:value="-343.9" table:style-name="ce1">
            <text:p>-343,9</text:p>
          </table:table-cell>
          <table:table-cell office:value-type="float" office:value="727.4" table:style-name="ce1">
            <text:p>727,4</text:p>
          </table:table-cell>
          <table:table-cell office:value-type="float" office:value="69.7" table:style-name="ce1">
            <text:p>69,7</text:p>
          </table:table-cell>
          <table:table-cell office:value-type="float" office:value="385.7" table:style-name="ce1">
            <text:p>385,7</text:p>
          </table:table-cell>
          <table:table-cell office:value-type="float" office:value="-546.6" table:style-name="ce1">
            <text:p>-546,6</text:p>
          </table:table-cell>
          <table:table-cell table:number-columns-repeated="16344"/>
        </table:table-row>
        <table:table-row table:style-name="ro1">
          <table:table-cell office:value-type="float" office:value="-132.9" table:style-name="ce1">
            <text:p>-132,9</text:p>
          </table:table-cell>
          <table:table-cell office:value-type="float" office:value="147.9" table:style-name="ce1">
            <text:p>147,9</text:p>
          </table:table-cell>
          <table:table-cell office:value-type="float" office:value="-989.4" table:style-name="ce1">
            <text:p>-989,4</text:p>
          </table:table-cell>
          <table:table-cell office:value-type="float" office:value="-955.2" table:style-name="ce1">
            <text:p>-955,2</text:p>
          </table:table-cell>
          <table:table-cell office:value-type="float" office:value="232.8" table:style-name="ce1">
            <text:p>232,8</text:p>
          </table:table-cell>
          <table:table-cell office:value-type="float" office:value="-345.6" table:style-name="ce1">
            <text:p>-345,6</text:p>
          </table:table-cell>
          <table:table-cell office:value-type="float" office:value="-465.7" table:style-name="ce1">
            <text:p>-465,7</text:p>
          </table:table-cell>
          <table:table-cell office:value-type="float" office:value="-508.7" table:style-name="ce1">
            <text:p>-508,7</text:p>
          </table:table-cell>
          <table:table-cell office:value-type="float" office:value="383.9" table:style-name="ce1">
            <text:p>383,9</text:p>
          </table:table-cell>
          <table:table-cell office:value-type="float" office:value="898.9" table:style-name="ce1">
            <text:p>898,9</text:p>
          </table:table-cell>
          <table:table-cell office:value-type="float" office:value="-260.60000000000002" table:style-name="ce1">
            <text:p>-260,6</text:p>
          </table:table-cell>
          <table:table-cell office:value-type="float" office:value="-766.9" table:style-name="ce1">
            <text:p>-766,9</text:p>
          </table:table-cell>
          <table:table-cell office:value-type="float" office:value="422.8" table:style-name="ce1">
            <text:p>422,8</text:p>
          </table:table-cell>
          <table:table-cell office:value-type="float" office:value="-750.5" table:style-name="ce1">
            <text:p>-750,5</text:p>
          </table:table-cell>
          <table:table-cell office:value-type="float" office:value="249.4" table:style-name="ce1">
            <text:p>249,4</text:p>
          </table:table-cell>
          <table:table-cell office:value-type="float" office:value="665.9" table:style-name="ce1">
            <text:p>665,9</text:p>
          </table:table-cell>
          <table:table-cell office:value-type="float" office:value="995.8" table:style-name="ce1">
            <text:p>995,8</text:p>
          </table:table-cell>
          <table:table-cell office:value-type="float" office:value="-854.2" table:style-name="ce1">
            <text:p>-854,2</text:p>
          </table:table-cell>
          <table:table-cell office:value-type="float" office:value="-697.4" table:style-name="ce1">
            <text:p>-697,4</text:p>
          </table:table-cell>
          <table:table-cell office:value-type="float" office:value="-43.6" table:style-name="ce1">
            <text:p>-43,6</text:p>
          </table:table-cell>
          <table:table-cell office:value-type="float" office:value="-897.2" table:style-name="ce1">
            <text:p>-897,2</text:p>
          </table:table-cell>
          <table:table-cell office:value-type="float" office:value="153.1" table:style-name="ce1">
            <text:p>153,1</text:p>
          </table:table-cell>
          <table:table-cell office:value-type="float" office:value="182.3" table:style-name="ce1">
            <text:p>182,3</text:p>
          </table:table-cell>
          <table:table-cell office:value-type="float" office:value="479.7" table:style-name="ce1">
            <text:p>479,7</text:p>
          </table:table-cell>
          <table:table-cell office:value-type="float" office:value="-369" table:style-name="ce1">
            <text:p>-369</text:p>
          </table:table-cell>
          <table:table-cell office:value-type="float" office:value="-545.6" table:style-name="ce1">
            <text:p>-545,6</text:p>
          </table:table-cell>
          <table:table-cell office:value-type="float" office:value="-924.8" table:style-name="ce1">
            <text:p>-924,8</text:p>
          </table:table-cell>
          <table:table-cell office:value-type="float" office:value="992.7" table:style-name="ce1">
            <text:p>992,7</text:p>
          </table:table-cell>
          <table:table-cell office:value-type="float" office:value="308.7" table:style-name="ce1">
            <text:p>308,7</text:p>
          </table:table-cell>
          <table:table-cell office:value-type="float" office:value="-516" table:style-name="ce1">
            <text:p>-516</text:p>
          </table:table-cell>
          <table:table-cell office:value-type="float" office:value="967.7" table:style-name="ce1">
            <text:p>967,7</text:p>
          </table:table-cell>
          <table:table-cell office:value-type="float" office:value="641.6" table:style-name="ce1">
            <text:p>641,6</text:p>
          </table:table-cell>
          <table:table-cell office:value-type="float" office:value="-742" table:style-name="ce1">
            <text:p>-742</text:p>
          </table:table-cell>
          <table:table-cell office:value-type="float" office:value="-611.5" table:style-name="ce1">
            <text:p>-611,5</text:p>
          </table:table-cell>
          <table:table-cell office:value-type="float" office:value="-591.20000000000005" table:style-name="ce1">
            <text:p>-591,2</text:p>
          </table:table-cell>
          <table:table-cell office:value-type="float" office:value="-73.400000000000006" table:style-name="ce1">
            <text:p>-73,4</text:p>
          </table:table-cell>
          <table:table-cell office:value-type="float" office:value="139.6" table:style-name="ce1">
            <text:p>139,6</text:p>
          </table:table-cell>
          <table:table-cell office:value-type="float" office:value="271.2" table:style-name="ce1">
            <text:p>271,2</text:p>
          </table:table-cell>
          <table:table-cell office:value-type="float" office:value="-196" table:style-name="ce1">
            <text:p>-196</text:p>
          </table:table-cell>
          <table:table-cell office:value-type="float" office:value="-231.9" table:style-name="ce1">
            <text:p>-231,9</text:p>
          </table:table-cell>
          <table:table-cell table:number-columns-repeated="16344"/>
        </table:table-row>
        <table:table-row table:style-name="ro1">
          <table:table-cell office:value-type="float" office:value="306.5" table:style-name="ce1">
            <text:p>306,5</text:p>
          </table:table-cell>
          <table:table-cell office:value-type="float" office:value="435" table:style-name="ce1">
            <text:p>435</text:p>
          </table:table-cell>
          <table:table-cell office:value-type="float" office:value="313.60000000000002" table:style-name="ce1">
            <text:p>313,6</text:p>
          </table:table-cell>
          <table:table-cell office:value-type="float" office:value="757.8" table:style-name="ce1">
            <text:p>757,8</text:p>
          </table:table-cell>
          <table:table-cell office:value-type="float" office:value="565.70000000000005" table:style-name="ce1">
            <text:p>565,7</text:p>
          </table:table-cell>
          <table:table-cell office:value-type="float" office:value="-962.7" table:style-name="ce1">
            <text:p>-962,7</text:p>
          </table:table-cell>
          <table:table-cell office:value-type="float" office:value="157.6" table:style-name="ce1">
            <text:p>157,6</text:p>
          </table:table-cell>
          <table:table-cell office:value-type="float" office:value="288.10000000000002" table:style-name="ce1">
            <text:p>288,1</text:p>
          </table:table-cell>
          <table:table-cell office:value-type="float" office:value="-69.400000000000006" table:style-name="ce1">
            <text:p>-69,4</text:p>
          </table:table-cell>
          <table:table-cell office:value-type="float" office:value="139.69999999999999" table:style-name="ce1">
            <text:p>139,7</text:p>
          </table:table-cell>
          <table:table-cell office:value-type="float" office:value="292.5" table:style-name="ce1">
            <text:p>292,5</text:p>
          </table:table-cell>
          <table:table-cell office:value-type="float" office:value="595.9" table:style-name="ce1">
            <text:p>595,9</text:p>
          </table:table-cell>
          <table:table-cell office:value-type="float" office:value="840.1" table:style-name="ce1">
            <text:p>840,1</text:p>
          </table:table-cell>
          <table:table-cell office:value-type="float" office:value="738.8" table:style-name="ce1">
            <text:p>738,8</text:p>
          </table:table-cell>
          <table:table-cell office:value-type="float" office:value="775.4" table:style-name="ce1">
            <text:p>775,4</text:p>
          </table:table-cell>
          <table:table-cell office:value-type="float" office:value="905.3" table:style-name="ce1">
            <text:p>905,3</text:p>
          </table:table-cell>
          <table:table-cell office:value-type="float" office:value="-326.5" table:style-name="ce1">
            <text:p>-326,5</text:p>
          </table:table-cell>
          <table:table-cell office:value-type="float" office:value="251.2" table:style-name="ce1">
            <text:p>251,2</text:p>
          </table:table-cell>
          <table:table-cell office:value-type="float" office:value="619.4" table:style-name="ce1">
            <text:p>619,4</text:p>
          </table:table-cell>
          <table:table-cell office:value-type="float" office:value="513.6" table:style-name="ce1">
            <text:p>513,6</text:p>
          </table:table-cell>
          <table:table-cell office:value-type="float" office:value="-79.099999999999994" table:style-name="ce1">
            <text:p>-79,1</text:p>
          </table:table-cell>
          <table:table-cell office:value-type="float" office:value="-739.2" table:style-name="ce1">
            <text:p>-739,2</text:p>
          </table:table-cell>
          <table:table-cell office:value-type="float" office:value="852.5" table:style-name="ce1">
            <text:p>852,5</text:p>
          </table:table-cell>
          <table:table-cell office:value-type="float" office:value="-64.8" table:style-name="ce1">
            <text:p>-64,8</text:p>
          </table:table-cell>
          <table:table-cell office:value-type="float" office:value="829.8" table:style-name="ce1">
            <text:p>829,8</text:p>
          </table:table-cell>
          <table:table-cell office:value-type="float" office:value="-237.6" table:style-name="ce1">
            <text:p>-237,6</text:p>
          </table:table-cell>
          <table:table-cell office:value-type="float" office:value="977.5" table:style-name="ce1">
            <text:p>977,5</text:p>
          </table:table-cell>
          <table:table-cell office:value-type="float" office:value="612.79999999999995" table:style-name="ce1">
            <text:p>612,8</text:p>
          </table:table-cell>
          <table:table-cell office:value-type="float" office:value="-692.9" table:style-name="ce1">
            <text:p>-692,9</text:p>
          </table:table-cell>
          <table:table-cell office:value-type="float" office:value="286.60000000000002" table:style-name="ce1">
            <text:p>286,6</text:p>
          </table:table-cell>
          <table:table-cell office:value-type="float" office:value="-315.2" table:style-name="ce1">
            <text:p>-315,2</text:p>
          </table:table-cell>
          <table:table-cell office:value-type="float" office:value="974.2" table:style-name="ce1">
            <text:p>974,2</text:p>
          </table:table-cell>
          <table:table-cell office:value-type="float" office:value="53.8" table:style-name="ce1">
            <text:p>53,8</text:p>
          </table:table-cell>
          <table:table-cell office:value-type="float" office:value="194" table:style-name="ce1">
            <text:p>194</text:p>
          </table:table-cell>
          <table:table-cell office:value-type="float" office:value="-431.8" table:style-name="ce1">
            <text:p>-431,8</text:p>
          </table:table-cell>
          <table:table-cell office:value-type="float" office:value="-654.79999999999995" table:style-name="ce1">
            <text:p>-654,8</text:p>
          </table:table-cell>
          <table:table-cell office:value-type="float" office:value="-376.4" table:style-name="ce1">
            <text:p>-376,4</text:p>
          </table:table-cell>
          <table:table-cell office:value-type="float" office:value="-795.7" table:style-name="ce1">
            <text:p>-795,7</text:p>
          </table:table-cell>
          <table:table-cell office:value-type="float" office:value="175.5" table:style-name="ce1">
            <text:p>175,5</text:p>
          </table:table-cell>
          <table:table-cell office:value-type="float" office:value="327.3" table:style-name="ce1">
            <text:p>327,3</text:p>
          </table:table-cell>
          <table:table-cell table:number-columns-repeated="16344"/>
        </table:table-row>
        <table:table-row table:style-name="ro1">
          <table:table-cell office:value-type="float" office:value="-360.8" table:style-name="ce1">
            <text:p>-360,8</text:p>
          </table:table-cell>
          <table:table-cell office:value-type="float" office:value="624.70000000000005" table:style-name="ce1">
            <text:p>624,7</text:p>
          </table:table-cell>
          <table:table-cell office:value-type="float" office:value="109.1" table:style-name="ce1">
            <text:p>109,1</text:p>
          </table:table-cell>
          <table:table-cell office:value-type="float" office:value="87.5" table:style-name="ce1">
            <text:p>87,5</text:p>
          </table:table-cell>
          <table:table-cell office:value-type="float" office:value="87.9" table:style-name="ce1">
            <text:p>87,9</text:p>
          </table:table-cell>
          <table:table-cell office:value-type="float" office:value="-340" table:style-name="ce1">
            <text:p>-340</text:p>
          </table:table-cell>
          <table:table-cell office:value-type="float" office:value="527.79999999999995" table:style-name="ce1">
            <text:p>527,8</text:p>
          </table:table-cell>
          <table:table-cell office:value-type="float" office:value="820.9" table:style-name="ce1">
            <text:p>820,9</text:p>
          </table:table-cell>
          <table:table-cell office:value-type="float" office:value="-152.4" table:style-name="ce1">
            <text:p>-152,4</text:p>
          </table:table-cell>
          <table:table-cell office:value-type="float" office:value="-355.9" table:style-name="ce1">
            <text:p>-355,9</text:p>
          </table:table-cell>
          <table:table-cell office:value-type="float" office:value="158" table:style-name="ce1">
            <text:p>158</text:p>
          </table:table-cell>
          <table:table-cell office:value-type="float" office:value="27.2" table:style-name="ce1">
            <text:p>27,2</text:p>
          </table:table-cell>
          <table:table-cell office:value-type="float" office:value="282.3" table:style-name="ce1">
            <text:p>282,3</text:p>
          </table:table-cell>
          <table:table-cell office:value-type="float" office:value="608.4" table:style-name="ce1">
            <text:p>608,4</text:p>
          </table:table-cell>
          <table:table-cell office:value-type="float" office:value="-357.1" table:style-name="ce1">
            <text:p>-357,1</text:p>
          </table:table-cell>
          <table:table-cell office:value-type="float" office:value="-632" table:style-name="ce1">
            <text:p>-632</text:p>
          </table:table-cell>
          <table:table-cell office:value-type="float" office:value="184.2" table:style-name="ce1">
            <text:p>184,2</text:p>
          </table:table-cell>
          <table:table-cell office:value-type="float" office:value="-606.6" table:style-name="ce1">
            <text:p>-606,6</text:p>
          </table:table-cell>
          <table:table-cell office:value-type="float" office:value="714.7" table:style-name="ce1">
            <text:p>714,7</text:p>
          </table:table-cell>
          <table:table-cell office:value-type="float" office:value="-737.1" table:style-name="ce1">
            <text:p>-737,1</text:p>
          </table:table-cell>
          <table:table-cell office:value-type="float" office:value="29.3" table:style-name="ce1">
            <text:p>29,3</text:p>
          </table:table-cell>
          <table:table-cell office:value-type="float" office:value="344.7" table:style-name="ce1">
            <text:p>344,7</text:p>
          </table:table-cell>
          <table:table-cell office:value-type="float" office:value="-553.9" table:style-name="ce1">
            <text:p>-553,9</text:p>
          </table:table-cell>
          <table:table-cell office:value-type="float" office:value="455.3" table:style-name="ce1">
            <text:p>455,3</text:p>
          </table:table-cell>
          <table:table-cell office:value-type="float" office:value="18.7" table:style-name="ce1">
            <text:p>18,7</text:p>
          </table:table-cell>
          <table:table-cell office:value-type="float" office:value="424.3" table:style-name="ce1">
            <text:p>424,3</text:p>
          </table:table-cell>
          <table:table-cell office:value-type="float" office:value="864" table:style-name="ce1">
            <text:p>864</text:p>
          </table:table-cell>
          <table:table-cell office:value-type="float" office:value="140" table:style-name="ce1">
            <text:p>140</text:p>
          </table:table-cell>
          <table:table-cell office:value-type="float" office:value="951.7" table:style-name="ce1">
            <text:p>951,7</text:p>
          </table:table-cell>
          <table:table-cell office:value-type="float" office:value="186.1" table:style-name="ce1">
            <text:p>186,1</text:p>
          </table:table-cell>
          <table:table-cell office:value-type="float" office:value="110.3" table:style-name="ce1">
            <text:p>110,3</text:p>
          </table:table-cell>
          <table:table-cell office:value-type="float" office:value="-733.5" table:style-name="ce1">
            <text:p>-733,5</text:p>
          </table:table-cell>
          <table:table-cell office:value-type="float" office:value="-990" table:style-name="ce1">
            <text:p>-990</text:p>
          </table:table-cell>
          <table:table-cell office:value-type="float" office:value="121.7" table:style-name="ce1">
            <text:p>121,7</text:p>
          </table:table-cell>
          <table:table-cell office:value-type="float" office:value="-137.9" table:style-name="ce1">
            <text:p>-137,9</text:p>
          </table:table-cell>
          <table:table-cell office:value-type="float" office:value="802.8" table:style-name="ce1">
            <text:p>802,8</text:p>
          </table:table-cell>
          <table:table-cell office:value-type="float" office:value="776.5" table:style-name="ce1">
            <text:p>776,5</text:p>
          </table:table-cell>
          <table:table-cell office:value-type="float" office:value="-570.1" table:style-name="ce1">
            <text:p>-570,1</text:p>
          </table:table-cell>
          <table:table-cell office:value-type="float" office:value="-473" table:style-name="ce1">
            <text:p>-473</text:p>
          </table:table-cell>
          <table:table-cell office:value-type="float" office:value="-147.5" table:style-name="ce1">
            <text:p>-147,5</text:p>
          </table:table-cell>
          <table:table-cell table:number-columns-repeated="16344"/>
        </table:table-row>
        <table:table-row table:style-name="ro1">
          <table:table-cell office:value-type="float" office:value="437.7" table:style-name="ce1">
            <text:p>437,7</text:p>
          </table:table-cell>
          <table:table-cell office:value-type="float" office:value="-387.6" table:style-name="ce1">
            <text:p>-387,6</text:p>
          </table:table-cell>
          <table:table-cell office:value-type="float" office:value="387.6" table:style-name="ce1">
            <text:p>387,6</text:p>
          </table:table-cell>
          <table:table-cell office:value-type="float" office:value="-532.79999999999995" table:style-name="ce1">
            <text:p>-532,8</text:p>
          </table:table-cell>
          <table:table-cell office:value-type="float" office:value="386.6" table:style-name="ce1">
            <text:p>386,6</text:p>
          </table:table-cell>
          <table:table-cell office:value-type="float" office:value="349.9" table:style-name="ce1">
            <text:p>349,9</text:p>
          </table:table-cell>
          <table:table-cell office:value-type="float" office:value="779.4" table:style-name="ce1">
            <text:p>779,4</text:p>
          </table:table-cell>
          <table:table-cell office:value-type="float" office:value="229" table:style-name="ce1">
            <text:p>229</text:p>
          </table:table-cell>
          <table:table-cell office:value-type="float" office:value="318.60000000000002" table:style-name="ce1">
            <text:p>318,6</text:p>
          </table:table-cell>
          <table:table-cell office:value-type="float" office:value="638.6" table:style-name="ce1">
            <text:p>638,6</text:p>
          </table:table-cell>
          <table:table-cell office:value-type="float" office:value="711" table:style-name="ce1">
            <text:p>711</text:p>
          </table:table-cell>
          <table:table-cell office:value-type="float" office:value="991.7" table:style-name="ce1">
            <text:p>991,7</text:p>
          </table:table-cell>
          <table:table-cell office:value-type="float" office:value="461.9" table:style-name="ce1">
            <text:p>461,9</text:p>
          </table:table-cell>
          <table:table-cell office:value-type="float" office:value="691.4" table:style-name="ce1">
            <text:p>691,4</text:p>
          </table:table-cell>
          <table:table-cell office:value-type="float" office:value="432.3" table:style-name="ce1">
            <text:p>432,3</text:p>
          </table:table-cell>
          <table:table-cell office:value-type="float" office:value="344.9" table:style-name="ce1">
            <text:p>344,9</text:p>
          </table:table-cell>
          <table:table-cell office:value-type="float" office:value="403.3" table:style-name="ce1">
            <text:p>403,3</text:p>
          </table:table-cell>
          <table:table-cell office:value-type="float" office:value="492.8" table:style-name="ce1">
            <text:p>492,8</text:p>
          </table:table-cell>
          <table:table-cell office:value-type="float" office:value="767.6" table:style-name="ce1">
            <text:p>767,6</text:p>
          </table:table-cell>
          <table:table-cell office:value-type="float" office:value="421.5" table:style-name="ce1">
            <text:p>421,5</text:p>
          </table:table-cell>
          <table:table-cell office:value-type="float" office:value="518.70000000000005" table:style-name="ce1">
            <text:p>518,7</text:p>
          </table:table-cell>
          <table:table-cell office:value-type="float" office:value="-604.1" table:style-name="ce1">
            <text:p>-604,1</text:p>
          </table:table-cell>
          <table:table-cell office:value-type="float" office:value="-574.20000000000005" table:style-name="ce1">
            <text:p>-574,2</text:p>
          </table:table-cell>
          <table:table-cell office:value-type="float" office:value="557.79999999999995" table:style-name="ce1">
            <text:p>557,8</text:p>
          </table:table-cell>
          <table:table-cell office:value-type="float" office:value="486.5" table:style-name="ce1">
            <text:p>486,5</text:p>
          </table:table-cell>
          <table:table-cell office:value-type="float" office:value="-48.8" table:style-name="ce1">
            <text:p>-48,8</text:p>
          </table:table-cell>
          <table:table-cell office:value-type="float" office:value="-6.4" table:style-name="ce1">
            <text:p>-6,4</text:p>
          </table:table-cell>
          <table:table-cell office:value-type="float" office:value="-755" table:style-name="ce1">
            <text:p>-755</text:p>
          </table:table-cell>
          <table:table-cell office:value-type="float" office:value="339.9" table:style-name="ce1">
            <text:p>339,9</text:p>
          </table:table-cell>
          <table:table-cell office:value-type="float" office:value="-262.2" table:style-name="ce1">
            <text:p>-262,2</text:p>
          </table:table-cell>
          <table:table-cell office:value-type="float" office:value="260.3" table:style-name="ce1">
            <text:p>260,3</text:p>
          </table:table-cell>
          <table:table-cell office:value-type="float" office:value="-103.6" table:style-name="ce1">
            <text:p>-103,6</text:p>
          </table:table-cell>
          <table:table-cell office:value-type="float" office:value="-428.9" table:style-name="ce1">
            <text:p>-428,9</text:p>
          </table:table-cell>
          <table:table-cell office:value-type="float" office:value="-748.4" table:style-name="ce1">
            <text:p>-748,4</text:p>
          </table:table-cell>
          <table:table-cell office:value-type="float" office:value="97.8" table:style-name="ce1">
            <text:p>97,8</text:p>
          </table:table-cell>
          <table:table-cell office:value-type="float" office:value="-118.8" table:style-name="ce1">
            <text:p>-118,8</text:p>
          </table:table-cell>
          <table:table-cell office:value-type="float" office:value="63.2" table:style-name="ce1">
            <text:p>63,2</text:p>
          </table:table-cell>
          <table:table-cell office:value-type="float" office:value="-864.2" table:style-name="ce1">
            <text:p>-864,2</text:p>
          </table:table-cell>
          <table:table-cell office:value-type="float" office:value="647.4" table:style-name="ce1">
            <text:p>647,4</text:p>
          </table:table-cell>
          <table:table-cell office:value-type="float" office:value="-912.1" table:style-name="ce1">
            <text:p>-912,1</text:p>
          </table:table-cell>
          <table:table-cell table:number-columns-repeated="16344"/>
        </table:table-row>
        <table:table-row table:style-name="ro1">
          <table:table-cell office:value-type="float" office:value="925.8" table:style-name="ce1">
            <text:p>925,8</text:p>
          </table:table-cell>
          <table:table-cell office:value-type="float" office:value="716.4" table:style-name="ce1">
            <text:p>716,4</text:p>
          </table:table-cell>
          <table:table-cell office:value-type="float" office:value="589.5" table:style-name="ce1">
            <text:p>589,5</text:p>
          </table:table-cell>
          <table:table-cell office:value-type="float" office:value="-612.70000000000005" table:style-name="ce1">
            <text:p>-612,7</text:p>
          </table:table-cell>
          <table:table-cell office:value-type="float" office:value="-948" table:style-name="ce1">
            <text:p>-948</text:p>
          </table:table-cell>
          <table:table-cell office:value-type="float" office:value="-962.4" table:style-name="ce1">
            <text:p>-962,4</text:p>
          </table:table-cell>
          <table:table-cell office:value-type="float" office:value="-770.3" table:style-name="ce1">
            <text:p>-770,3</text:p>
          </table:table-cell>
          <table:table-cell office:value-type="float" office:value="621.5" table:style-name="ce1">
            <text:p>621,5</text:p>
          </table:table-cell>
          <table:table-cell office:value-type="float" office:value="-642.6" table:style-name="ce1">
            <text:p>-642,6</text:p>
          </table:table-cell>
          <table:table-cell office:value-type="float" office:value="-705" table:style-name="ce1">
            <text:p>-705</text:p>
          </table:table-cell>
          <table:table-cell office:value-type="float" office:value="-398.9" table:style-name="ce1">
            <text:p>-398,9</text:p>
          </table:table-cell>
          <table:table-cell office:value-type="float" office:value="-198.2" table:style-name="ce1">
            <text:p>-198,2</text:p>
          </table:table-cell>
          <table:table-cell office:value-type="float" office:value="960.5" table:style-name="ce1">
            <text:p>960,5</text:p>
          </table:table-cell>
          <table:table-cell office:value-type="float" office:value="-641.6" table:style-name="ce1">
            <text:p>-641,6</text:p>
          </table:table-cell>
          <table:table-cell office:value-type="float" office:value="220" table:style-name="ce1">
            <text:p>220</text:p>
          </table:table-cell>
          <table:table-cell office:value-type="float" office:value="605.29999999999995" table:style-name="ce1">
            <text:p>605,3</text:p>
          </table:table-cell>
          <table:table-cell office:value-type="float" office:value="614.9" table:style-name="ce1">
            <text:p>614,9</text:p>
          </table:table-cell>
          <table:table-cell office:value-type="float" office:value="-726.6" table:style-name="ce1">
            <text:p>-726,6</text:p>
          </table:table-cell>
          <table:table-cell office:value-type="float" office:value="480.7" table:style-name="ce1">
            <text:p>480,7</text:p>
          </table:table-cell>
          <table:table-cell office:value-type="float" office:value="-807.2" table:style-name="ce1">
            <text:p>-807,2</text:p>
          </table:table-cell>
          <table:table-cell office:value-type="float" office:value="-784.9" table:style-name="ce1">
            <text:p>-784,9</text:p>
          </table:table-cell>
          <table:table-cell office:value-type="float" office:value="826.2" table:style-name="ce1">
            <text:p>826,2</text:p>
          </table:table-cell>
          <table:table-cell office:value-type="float" office:value="720.5" table:style-name="ce1">
            <text:p>720,5</text:p>
          </table:table-cell>
          <table:table-cell office:value-type="float" office:value="-334" table:style-name="ce1">
            <text:p>-334</text:p>
          </table:table-cell>
          <table:table-cell office:value-type="float" office:value="-479.7" table:style-name="ce1">
            <text:p>-479,7</text:p>
          </table:table-cell>
          <table:table-cell office:value-type="float" office:value="-471.1" table:style-name="ce1">
            <text:p>-471,1</text:p>
          </table:table-cell>
          <table:table-cell office:value-type="float" office:value="149.5" table:style-name="ce1">
            <text:p>149,5</text:p>
          </table:table-cell>
          <table:table-cell office:value-type="float" office:value="655.4" table:style-name="ce1">
            <text:p>655,4</text:p>
          </table:table-cell>
          <table:table-cell office:value-type="float" office:value="-493.9" table:style-name="ce1">
            <text:p>-493,9</text:p>
          </table:table-cell>
          <table:table-cell office:value-type="float" office:value="312.7" table:style-name="ce1">
            <text:p>312,7</text:p>
          </table:table-cell>
          <table:table-cell office:value-type="float" office:value="-617" table:style-name="ce1">
            <text:p>-617</text:p>
          </table:table-cell>
          <table:table-cell office:value-type="float" office:value="-895.9" table:style-name="ce1">
            <text:p>-895,9</text:p>
          </table:table-cell>
          <table:table-cell office:value-type="float" office:value="-888.5" table:style-name="ce1">
            <text:p>-888,5</text:p>
          </table:table-cell>
          <table:table-cell office:value-type="float" office:value="-536.79999999999995" table:style-name="ce1">
            <text:p>-536,8</text:p>
          </table:table-cell>
          <table:table-cell office:value-type="float" office:value="870.8" table:style-name="ce1">
            <text:p>870,8</text:p>
          </table:table-cell>
          <table:table-cell office:value-type="float" office:value="315.89999999999998" table:style-name="ce1">
            <text:p>315,9</text:p>
          </table:table-cell>
          <table:table-cell office:value-type="float" office:value="727.8" table:style-name="ce1">
            <text:p>727,8</text:p>
          </table:table-cell>
          <table:table-cell office:value-type="float" office:value="894.5" table:style-name="ce1">
            <text:p>894,5</text:p>
          </table:table-cell>
          <table:table-cell office:value-type="float" office:value="-184.9" table:style-name="ce1">
            <text:p>-184,9</text:p>
          </table:table-cell>
          <table:table-cell office:value-type="float" office:value="189.2" table:style-name="ce1">
            <text:p>189,2</text:p>
          </table:table-cell>
          <table:table-cell table:number-columns-repeated="16344"/>
        </table:table-row>
        <table:table-row table:style-name="ro1">
          <table:table-cell office:value-type="float" office:value="-697.3" table:style-name="ce1">
            <text:p>-697,3</text:p>
          </table:table-cell>
          <table:table-cell office:value-type="float" office:value="587.9" table:style-name="ce1">
            <text:p>587,9</text:p>
          </table:table-cell>
          <table:table-cell office:value-type="float" office:value="94.9" table:style-name="ce1">
            <text:p>94,9</text:p>
          </table:table-cell>
          <table:table-cell office:value-type="float" office:value="-200.2" table:style-name="ce1">
            <text:p>-200,2</text:p>
          </table:table-cell>
          <table:table-cell office:value-type="float" office:value="-157.80000000000001" table:style-name="ce1">
            <text:p>-157,8</text:p>
          </table:table-cell>
          <table:table-cell office:value-type="float" office:value="-176.6" table:style-name="ce1">
            <text:p>-176,6</text:p>
          </table:table-cell>
          <table:table-cell office:value-type="float" office:value="740.6" table:style-name="ce1">
            <text:p>740,6</text:p>
          </table:table-cell>
          <table:table-cell office:value-type="float" office:value="-479" table:style-name="ce1">
            <text:p>-479</text:p>
          </table:table-cell>
          <table:table-cell office:value-type="float" office:value="-842.8" table:style-name="ce1">
            <text:p>-842,8</text:p>
          </table:table-cell>
          <table:table-cell office:value-type="float" office:value="-87.3" table:style-name="ce1">
            <text:p>-87,3</text:p>
          </table:table-cell>
          <table:table-cell office:value-type="float" office:value="-88.1" table:style-name="ce1">
            <text:p>-88,1</text:p>
          </table:table-cell>
          <table:table-cell office:value-type="float" office:value="952.5" table:style-name="ce1">
            <text:p>952,5</text:p>
          </table:table-cell>
          <table:table-cell office:value-type="float" office:value="-21.4" table:style-name="ce1">
            <text:p>-21,4</text:p>
          </table:table-cell>
          <table:table-cell office:value-type="float" office:value="-628.79999999999995" table:style-name="ce1">
            <text:p>-628,8</text:p>
          </table:table-cell>
          <table:table-cell office:value-type="float" office:value="36.4" table:style-name="ce1">
            <text:p>36,4</text:p>
          </table:table-cell>
          <table:table-cell office:value-type="float" office:value="-684.5" table:style-name="ce1">
            <text:p>-684,5</text:p>
          </table:table-cell>
          <table:table-cell office:value-type="float" office:value="-498.8" table:style-name="ce1">
            <text:p>-498,8</text:p>
          </table:table-cell>
          <table:table-cell office:value-type="float" office:value="330" table:style-name="ce1">
            <text:p>330</text:p>
          </table:table-cell>
          <table:table-cell office:value-type="float" office:value="-282" table:style-name="ce1">
            <text:p>-282</text:p>
          </table:table-cell>
          <table:table-cell office:value-type="float" office:value="-406.1" table:style-name="ce1">
            <text:p>-406,1</text:p>
          </table:table-cell>
          <table:table-cell office:value-type="float" office:value="-702.8" table:style-name="ce1">
            <text:p>-702,8</text:p>
          </table:table-cell>
          <table:table-cell office:value-type="float" office:value="670.2" table:style-name="ce1">
            <text:p>670,2</text:p>
          </table:table-cell>
          <table:table-cell office:value-type="float" office:value="-516.1" table:style-name="ce1">
            <text:p>-516,1</text:p>
          </table:table-cell>
          <table:table-cell office:value-type="float" office:value="-475.1" table:style-name="ce1">
            <text:p>-475,1</text:p>
          </table:table-cell>
          <table:table-cell office:value-type="float" office:value="235.2" table:style-name="ce1">
            <text:p>235,2</text:p>
          </table:table-cell>
          <table:table-cell office:value-type="float" office:value="311.2" table:style-name="ce1">
            <text:p>311,2</text:p>
          </table:table-cell>
          <table:table-cell office:value-type="float" office:value="843" table:style-name="ce1">
            <text:p>843</text:p>
          </table:table-cell>
          <table:table-cell office:value-type="float" office:value="608.9" table:style-name="ce1">
            <text:p>608,9</text:p>
          </table:table-cell>
          <table:table-cell office:value-type="float" office:value="12.4" table:style-name="ce1">
            <text:p>12,4</text:p>
          </table:table-cell>
          <table:table-cell office:value-type="float" office:value="156.1" table:style-name="ce1">
            <text:p>156,1</text:p>
          </table:table-cell>
          <table:table-cell office:value-type="float" office:value="-343.5" table:style-name="ce1">
            <text:p>-343,5</text:p>
          </table:table-cell>
          <table:table-cell office:value-type="float" office:value="-398.9" table:style-name="ce1">
            <text:p>-398,9</text:p>
          </table:table-cell>
          <table:table-cell office:value-type="float" office:value="169.1" table:style-name="ce1">
            <text:p>169,1</text:p>
          </table:table-cell>
          <table:table-cell office:value-type="float" office:value="655.5" table:style-name="ce1">
            <text:p>655,5</text:p>
          </table:table-cell>
          <table:table-cell office:value-type="float" office:value="767.1" table:style-name="ce1">
            <text:p>767,1</text:p>
          </table:table-cell>
          <table:table-cell office:value-type="float" office:value="-861.6" table:style-name="ce1">
            <text:p>-861,6</text:p>
          </table:table-cell>
          <table:table-cell office:value-type="float" office:value="655.20000000000005" table:style-name="ce1">
            <text:p>655,2</text:p>
          </table:table-cell>
          <table:table-cell office:value-type="float" office:value="711.6" table:style-name="ce1">
            <text:p>711,6</text:p>
          </table:table-cell>
          <table:table-cell office:value-type="float" office:value="-955.6" table:style-name="ce1">
            <text:p>-955,6</text:p>
          </table:table-cell>
          <table:table-cell office:value-type="float" office:value="221" table:style-name="ce1">
            <text:p>221</text:p>
          </table:table-cell>
          <table:table-cell table:number-columns-repeated="16344"/>
        </table:table-row>
        <table:table-row table:style-name="ro1">
          <table:table-cell office:value-type="float" office:value="-991.7" table:style-name="ce1">
            <text:p>-991,7</text:p>
          </table:table-cell>
          <table:table-cell office:value-type="float" office:value="322.10000000000002" table:style-name="ce1">
            <text:p>322,1</text:p>
          </table:table-cell>
          <table:table-cell office:value-type="float" office:value="-110.9" table:style-name="ce1">
            <text:p>-110,9</text:p>
          </table:table-cell>
          <table:table-cell office:value-type="float" office:value="649.70000000000005" table:style-name="ce1">
            <text:p>649,7</text:p>
          </table:table-cell>
          <table:table-cell office:value-type="float" office:value="987" table:style-name="ce1">
            <text:p>987</text:p>
          </table:table-cell>
          <table:table-cell office:value-type="float" office:value="-305.8" table:style-name="ce1">
            <text:p>-305,8</text:p>
          </table:table-cell>
          <table:table-cell office:value-type="float" office:value="-333.5" table:style-name="ce1">
            <text:p>-333,5</text:p>
          </table:table-cell>
          <table:table-cell office:value-type="float" office:value="-913.4" table:style-name="ce1">
            <text:p>-913,4</text:p>
          </table:table-cell>
          <table:table-cell office:value-type="float" office:value="-557.29999999999995" table:style-name="ce1">
            <text:p>-557,3</text:p>
          </table:table-cell>
          <table:table-cell office:value-type="float" office:value="-600.70000000000005" table:style-name="ce1">
            <text:p>-600,7</text:p>
          </table:table-cell>
          <table:table-cell office:value-type="float" office:value="-519" table:style-name="ce1">
            <text:p>-519</text:p>
          </table:table-cell>
          <table:table-cell office:value-type="float" office:value="639.1" table:style-name="ce1">
            <text:p>639,1</text:p>
          </table:table-cell>
          <table:table-cell office:value-type="float" office:value="549.6" table:style-name="ce1">
            <text:p>549,6</text:p>
          </table:table-cell>
          <table:table-cell office:value-type="float" office:value="-227.4" table:style-name="ce1">
            <text:p>-227,4</text:p>
          </table:table-cell>
          <table:table-cell office:value-type="float" office:value="522.5" table:style-name="ce1">
            <text:p>522,5</text:p>
          </table:table-cell>
          <table:table-cell office:value-type="float" office:value="-520.5" table:style-name="ce1">
            <text:p>-520,5</text:p>
          </table:table-cell>
          <table:table-cell office:value-type="float" office:value="-23.1" table:style-name="ce1">
            <text:p>-23,1</text:p>
          </table:table-cell>
          <table:table-cell office:value-type="float" office:value="731.8" table:style-name="ce1">
            <text:p>731,8</text:p>
          </table:table-cell>
          <table:table-cell office:value-type="float" office:value="-721.9" table:style-name="ce1">
            <text:p>-721,9</text:p>
          </table:table-cell>
          <table:table-cell office:value-type="float" office:value="-605.6" table:style-name="ce1">
            <text:p>-605,6</text:p>
          </table:table-cell>
          <table:table-cell office:value-type="float" office:value="87.6" table:style-name="ce1">
            <text:p>87,6</text:p>
          </table:table-cell>
          <table:table-cell office:value-type="float" office:value="-56.1" table:style-name="ce1">
            <text:p>-56,1</text:p>
          </table:table-cell>
          <table:table-cell office:value-type="float" office:value="96.2" table:style-name="ce1">
            <text:p>96,2</text:p>
          </table:table-cell>
          <table:table-cell office:value-type="float" office:value="-544.6" table:style-name="ce1">
            <text:p>-544,6</text:p>
          </table:table-cell>
          <table:table-cell office:value-type="float" office:value="41.3" table:style-name="ce1">
            <text:p>41,3</text:p>
          </table:table-cell>
          <table:table-cell office:value-type="float" office:value="-493.5" table:style-name="ce1">
            <text:p>-493,5</text:p>
          </table:table-cell>
          <table:table-cell office:value-type="float" office:value="-402.6" table:style-name="ce1">
            <text:p>-402,6</text:p>
          </table:table-cell>
          <table:table-cell office:value-type="float" office:value="-101.2" table:style-name="ce1">
            <text:p>-101,2</text:p>
          </table:table-cell>
          <table:table-cell office:value-type="float" office:value="-463.8" table:style-name="ce1">
            <text:p>-463,8</text:p>
          </table:table-cell>
          <table:table-cell office:value-type="float" office:value="-876" table:style-name="ce1">
            <text:p>-876</text:p>
          </table:table-cell>
          <table:table-cell office:value-type="float" office:value="-844.9" table:style-name="ce1">
            <text:p>-844,9</text:p>
          </table:table-cell>
          <table:table-cell office:value-type="float" office:value="89.4" table:style-name="ce1">
            <text:p>89,4</text:p>
          </table:table-cell>
          <table:table-cell office:value-type="float" office:value="-523.9" table:style-name="ce1">
            <text:p>-523,9</text:p>
          </table:table-cell>
          <table:table-cell office:value-type="float" office:value="719.8" table:style-name="ce1">
            <text:p>719,8</text:p>
          </table:table-cell>
          <table:table-cell office:value-type="float" office:value="389.7" table:style-name="ce1">
            <text:p>389,7</text:p>
          </table:table-cell>
          <table:table-cell office:value-type="float" office:value="-250.5" table:style-name="ce1">
            <text:p>-250,5</text:p>
          </table:table-cell>
          <table:table-cell office:value-type="float" office:value="984.3" table:style-name="ce1">
            <text:p>984,3</text:p>
          </table:table-cell>
          <table:table-cell office:value-type="float" office:value="-453.5" table:style-name="ce1">
            <text:p>-453,5</text:p>
          </table:table-cell>
          <table:table-cell office:value-type="float" office:value="-791.2" table:style-name="ce1">
            <text:p>-791,2</text:p>
          </table:table-cell>
          <table:table-cell office:value-type="float" office:value="-931.8" table:style-name="ce1">
            <text:p>-931,8</text:p>
          </table:table-cell>
          <table:table-cell table:number-columns-repeated="16344"/>
        </table:table-row>
        <table:table-row table:style-name="ro1">
          <table:table-cell office:value-type="float" office:value="-856" table:style-name="ce1">
            <text:p>-856</text:p>
          </table:table-cell>
          <table:table-cell office:value-type="float" office:value="392.8" table:style-name="ce1">
            <text:p>392,8</text:p>
          </table:table-cell>
          <table:table-cell office:value-type="float" office:value="-100.2" table:style-name="ce1">
            <text:p>-100,2</text:p>
          </table:table-cell>
          <table:table-cell office:value-type="float" office:value="697.6" table:style-name="ce1">
            <text:p>697,6</text:p>
          </table:table-cell>
          <table:table-cell office:value-type="float" office:value="-828.7" table:style-name="ce1">
            <text:p>-828,7</text:p>
          </table:table-cell>
          <table:table-cell office:value-type="float" office:value="-615.29999999999995" table:style-name="ce1">
            <text:p>-615,3</text:p>
          </table:table-cell>
          <table:table-cell office:value-type="float" office:value="-814" table:style-name="ce1">
            <text:p>-814</text:p>
          </table:table-cell>
          <table:table-cell office:value-type="float" office:value="980.9" table:style-name="ce1">
            <text:p>980,9</text:p>
          </table:table-cell>
          <table:table-cell office:value-type="float" office:value="607" table:style-name="ce1">
            <text:p>607</text:p>
          </table:table-cell>
          <table:table-cell office:value-type="float" office:value="519.9" table:style-name="ce1">
            <text:p>519,9</text:p>
          </table:table-cell>
          <table:table-cell office:value-type="float" office:value="-162.4" table:style-name="ce1">
            <text:p>-162,4</text:p>
          </table:table-cell>
          <table:table-cell office:value-type="float" office:value="-997.8" table:style-name="ce1">
            <text:p>-997,8</text:p>
          </table:table-cell>
          <table:table-cell office:value-type="float" office:value="920.4" table:style-name="ce1">
            <text:p>920,4</text:p>
          </table:table-cell>
          <table:table-cell office:value-type="float" office:value="591.29999999999995" table:style-name="ce1">
            <text:p>591,3</text:p>
          </table:table-cell>
          <table:table-cell office:value-type="float" office:value="14.6" table:style-name="ce1">
            <text:p>14,6</text:p>
          </table:table-cell>
          <table:table-cell office:value-type="float" office:value="-46.1" table:style-name="ce1">
            <text:p>-46,1</text:p>
          </table:table-cell>
          <table:table-cell office:value-type="float" office:value="-661.4" table:style-name="ce1">
            <text:p>-661,4</text:p>
          </table:table-cell>
          <table:table-cell office:value-type="float" office:value="893.1" table:style-name="ce1">
            <text:p>893,1</text:p>
          </table:table-cell>
          <table:table-cell office:value-type="float" office:value="-502.1" table:style-name="ce1">
            <text:p>-502,1</text:p>
          </table:table-cell>
          <table:table-cell office:value-type="float" office:value="-12.3" table:style-name="ce1">
            <text:p>-12,3</text:p>
          </table:table-cell>
          <table:table-cell office:value-type="float" office:value="-878.2" table:style-name="ce1">
            <text:p>-878,2</text:p>
          </table:table-cell>
          <table:table-cell office:value-type="float" office:value="-771.5" table:style-name="ce1">
            <text:p>-771,5</text:p>
          </table:table-cell>
          <table:table-cell office:value-type="float" office:value="-975.3" table:style-name="ce1">
            <text:p>-975,3</text:p>
          </table:table-cell>
          <table:table-cell office:value-type="float" office:value="508.7" table:style-name="ce1">
            <text:p>508,7</text:p>
          </table:table-cell>
          <table:table-cell office:value-type="float" office:value="87.8" table:style-name="ce1">
            <text:p>87,8</text:p>
          </table:table-cell>
          <table:table-cell office:value-type="float" office:value="623.20000000000005" table:style-name="ce1">
            <text:p>623,2</text:p>
          </table:table-cell>
          <table:table-cell office:value-type="float" office:value="473.1" table:style-name="ce1">
            <text:p>473,1</text:p>
          </table:table-cell>
          <table:table-cell office:value-type="float" office:value="-402.8" table:style-name="ce1">
            <text:p>-402,8</text:p>
          </table:table-cell>
          <table:table-cell office:value-type="float" office:value="37.9" table:style-name="ce1">
            <text:p>37,9</text:p>
          </table:table-cell>
          <table:table-cell office:value-type="float" office:value="636.1" table:style-name="ce1">
            <text:p>636,1</text:p>
          </table:table-cell>
          <table:table-cell office:value-type="float" office:value="-478.5" table:style-name="ce1">
            <text:p>-478,5</text:p>
          </table:table-cell>
          <table:table-cell office:value-type="float" office:value="871.8" table:style-name="ce1">
            <text:p>871,8</text:p>
          </table:table-cell>
          <table:table-cell office:value-type="float" office:value="-999.3" table:style-name="ce1">
            <text:p>-999,3</text:p>
          </table:table-cell>
          <table:table-cell office:value-type="float" office:value="-258.2" table:style-name="ce1">
            <text:p>-258,2</text:p>
          </table:table-cell>
          <table:table-cell office:value-type="float" office:value="-146.30000000000001" table:style-name="ce1">
            <text:p>-146,3</text:p>
          </table:table-cell>
          <table:table-cell office:value-type="float" office:value="703" table:style-name="ce1">
            <text:p>703</text:p>
          </table:table-cell>
          <table:table-cell office:value-type="float" office:value="-981.9" table:style-name="ce1">
            <text:p>-981,9</text:p>
          </table:table-cell>
          <table:table-cell office:value-type="float" office:value="-102.5" table:style-name="ce1">
            <text:p>-102,5</text:p>
          </table:table-cell>
          <table:table-cell office:value-type="float" office:value="-213.9" table:style-name="ce1">
            <text:p>-213,9</text:p>
          </table:table-cell>
          <table:table-cell office:value-type="float" office:value="242.3" table:style-name="ce1">
            <text:p>242,3</text:p>
          </table:table-cell>
          <table:table-cell table:number-columns-repeated="16344"/>
        </table:table-row>
        <table:table-row table:style-name="ro1">
          <table:table-cell office:value-type="float" office:value="-96.4" table:style-name="ce1">
            <text:p>-96,4</text:p>
          </table:table-cell>
          <table:table-cell office:value-type="float" office:value="-560.20000000000005" table:style-name="ce1">
            <text:p>-560,2</text:p>
          </table:table-cell>
          <table:table-cell office:value-type="float" office:value="-242.8" table:style-name="ce1">
            <text:p>-242,8</text:p>
          </table:table-cell>
          <table:table-cell office:value-type="float" office:value="654.5" table:style-name="ce1">
            <text:p>654,5</text:p>
          </table:table-cell>
          <table:table-cell office:value-type="float" office:value="378.4" table:style-name="ce1">
            <text:p>378,4</text:p>
          </table:table-cell>
          <table:table-cell office:value-type="float" office:value="779.2" table:style-name="ce1">
            <text:p>779,2</text:p>
          </table:table-cell>
          <table:table-cell office:value-type="float" office:value="353.6" table:style-name="ce1">
            <text:p>353,6</text:p>
          </table:table-cell>
          <table:table-cell office:value-type="float" office:value="-937.8" table:style-name="ce1">
            <text:p>-937,8</text:p>
          </table:table-cell>
          <table:table-cell office:value-type="float" office:value="-69.3" table:style-name="ce1">
            <text:p>-69,3</text:p>
          </table:table-cell>
          <table:table-cell office:value-type="float" office:value="-44.1" table:style-name="ce1">
            <text:p>-44,1</text:p>
          </table:table-cell>
          <table:table-cell office:value-type="float" office:value="22.8" table:style-name="ce1">
            <text:p>22,8</text:p>
          </table:table-cell>
          <table:table-cell office:value-type="float" office:value="41.4" table:style-name="ce1">
            <text:p>41,4</text:p>
          </table:table-cell>
          <table:table-cell office:value-type="float" office:value="-332.8" table:style-name="ce1">
            <text:p>-332,8</text:p>
          </table:table-cell>
          <table:table-cell office:value-type="float" office:value="-817.4" table:style-name="ce1">
            <text:p>-817,4</text:p>
          </table:table-cell>
          <table:table-cell office:value-type="float" office:value="898.2" table:style-name="ce1">
            <text:p>898,2</text:p>
          </table:table-cell>
          <table:table-cell office:value-type="float" office:value="-398.4" table:style-name="ce1">
            <text:p>-398,4</text:p>
          </table:table-cell>
          <table:table-cell office:value-type="float" office:value="-5.8" table:style-name="ce1">
            <text:p>-5,8</text:p>
          </table:table-cell>
          <table:table-cell office:value-type="float" office:value="935.5" table:style-name="ce1">
            <text:p>935,5</text:p>
          </table:table-cell>
          <table:table-cell office:value-type="float" office:value="311.60000000000002" table:style-name="ce1">
            <text:p>311,6</text:p>
          </table:table-cell>
          <table:table-cell office:value-type="float" office:value="530.1" table:style-name="ce1">
            <text:p>530,1</text:p>
          </table:table-cell>
          <table:table-cell office:value-type="float" office:value="1.2" table:style-name="ce1">
            <text:p>1,2</text:p>
          </table:table-cell>
          <table:table-cell office:value-type="float" office:value="179.2" table:style-name="ce1">
            <text:p>179,2</text:p>
          </table:table-cell>
          <table:table-cell office:value-type="float" office:value="-315.39999999999998" table:style-name="ce1">
            <text:p>-315,4</text:p>
          </table:table-cell>
          <table:table-cell office:value-type="float" office:value="-362.1" table:style-name="ce1">
            <text:p>-362,1</text:p>
          </table:table-cell>
          <table:table-cell office:value-type="float" office:value="-951.7" table:style-name="ce1">
            <text:p>-951,7</text:p>
          </table:table-cell>
          <table:table-cell office:value-type="float" office:value="797.7" table:style-name="ce1">
            <text:p>797,7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21.9" table:style-name="ce1">
            <text:p>221,9</text:p>
          </table:table-cell>
          <table:table-cell office:value-type="float" office:value="-893.1" table:style-name="ce1">
            <text:p>-893,1</text:p>
          </table:table-cell>
          <table:table-cell office:value-type="float" office:value="-59.5" table:style-name="ce1">
            <text:p>-59,5</text:p>
          </table:table-cell>
          <table:table-cell office:value-type="float" office:value="667.3" table:style-name="ce1">
            <text:p>667,3</text:p>
          </table:table-cell>
          <table:table-cell office:value-type="float" office:value="-123.6" table:style-name="ce1">
            <text:p>-123,6</text:p>
          </table:table-cell>
          <table:table-cell office:value-type="float" office:value="465.7" table:style-name="ce1">
            <text:p>465,7</text:p>
          </table:table-cell>
          <table:table-cell office:value-type="float" office:value="190" table:style-name="ce1">
            <text:p>190</text:p>
          </table:table-cell>
          <table:table-cell office:value-type="float" office:value="775.8" table:style-name="ce1">
            <text:p>775,8</text:p>
          </table:table-cell>
          <table:table-cell office:value-type="float" office:value="-276.89999999999998" table:style-name="ce1">
            <text:p>-276,9</text:p>
          </table:table-cell>
          <table:table-cell office:value-type="float" office:value="943" table:style-name="ce1">
            <text:p>943</text:p>
          </table:table-cell>
          <table:table-cell office:value-type="float" office:value="951.7" table:style-name="ce1">
            <text:p>951,7</text:p>
          </table:table-cell>
          <table:table-cell office:value-type="float" office:value="-39.4" table:style-name="ce1">
            <text:p>-39,4</text:p>
          </table:table-cell>
          <table:table-cell office:value-type="float" office:value="596.20000000000005" table:style-name="ce1">
            <text:p>596,2</text:p>
          </table:table-cell>
          <table:table-cell table:number-columns-repeated="16344"/>
        </table:table-row>
        <table:table-row table:style-name="ro1">
          <table:table-cell office:value-type="float" office:value="-972.5" table:style-name="ce1">
            <text:p>-972,5</text:p>
          </table:table-cell>
          <table:table-cell office:value-type="float" office:value="-279.7" table:style-name="ce1">
            <text:p>-279,7</text:p>
          </table:table-cell>
          <table:table-cell office:value-type="float" office:value="551.70000000000005" table:style-name="ce1">
            <text:p>551,7</text:p>
          </table:table-cell>
          <table:table-cell office:value-type="float" office:value="-2.2000000000000002" table:style-name="ce1">
            <text:p>-2,2</text:p>
          </table:table-cell>
          <table:table-cell office:value-type="float" office:value="-253.2" table:style-name="ce1">
            <text:p>-253,2</text:p>
          </table:table-cell>
          <table:table-cell office:value-type="float" office:value="405" table:style-name="ce1">
            <text:p>405</text:p>
          </table:table-cell>
          <table:table-cell office:value-type="float" office:value="495.3" table:style-name="ce1">
            <text:p>495,3</text:p>
          </table:table-cell>
          <table:table-cell office:value-type="float" office:value="-602.1" table:style-name="ce1">
            <text:p>-602,1</text:p>
          </table:table-cell>
          <table:table-cell office:value-type="float" office:value="360.8" table:style-name="ce1">
            <text:p>360,8</text:p>
          </table:table-cell>
          <table:table-cell office:value-type="float" office:value="-403.7" table:style-name="ce1">
            <text:p>-403,7</text:p>
          </table:table-cell>
          <table:table-cell office:value-type="float" office:value="-197.8" table:style-name="ce1">
            <text:p>-197,8</text:p>
          </table:table-cell>
          <table:table-cell office:value-type="float" office:value="-300.10000000000002" table:style-name="ce1">
            <text:p>-300,1</text:p>
          </table:table-cell>
          <table:table-cell office:value-type="float" office:value="798.1" table:style-name="ce1">
            <text:p>798,1</text:p>
          </table:table-cell>
          <table:table-cell office:value-type="float" office:value="532.9" table:style-name="ce1">
            <text:p>532,9</text:p>
          </table:table-cell>
          <table:table-cell office:value-type="float" office:value="-372.4" table:style-name="ce1">
            <text:p>-372,4</text:p>
          </table:table-cell>
          <table:table-cell office:value-type="float" office:value="-779.6" table:style-name="ce1">
            <text:p>-779,6</text:p>
          </table:table-cell>
          <table:table-cell office:value-type="float" office:value="-657.6" table:style-name="ce1">
            <text:p>-657,6</text:p>
          </table:table-cell>
          <table:table-cell office:value-type="float" office:value="-729.6" table:style-name="ce1">
            <text:p>-729,6</text:p>
          </table:table-cell>
          <table:table-cell office:value-type="float" office:value="-709.4" table:style-name="ce1">
            <text:p>-709,4</text:p>
          </table:table-cell>
          <table:table-cell office:value-type="float" office:value="-952.8" table:style-name="ce1">
            <text:p>-952,8</text:p>
          </table:table-cell>
          <table:table-cell office:value-type="float" office:value="454.7" table:style-name="ce1">
            <text:p>454,7</text:p>
          </table:table-cell>
          <table:table-cell office:value-type="float" office:value="710.4" table:style-name="ce1">
            <text:p>710,4</text:p>
          </table:table-cell>
          <table:table-cell office:value-type="float" office:value="793.7" table:style-name="ce1">
            <text:p>793,7</text:p>
          </table:table-cell>
          <table:table-cell office:value-type="float" office:value="245.7" table:style-name="ce1">
            <text:p>245,7</text:p>
          </table:table-cell>
          <table:table-cell office:value-type="float" office:value="868.4" table:style-name="ce1">
            <text:p>868,4</text:p>
          </table:table-cell>
          <table:table-cell office:value-type="float" office:value="660.7" table:style-name="ce1">
            <text:p>660,7</text:p>
          </table:table-cell>
          <table:table-cell office:value-type="float" office:value="184.9" table:style-name="ce1">
            <text:p>184,9</text:p>
          </table:table-cell>
          <table:table-cell office:value-type="float" office:value="873.4" table:style-name="ce1">
            <text:p>873,4</text:p>
          </table:table-cell>
          <table:table-cell office:value-type="float" office:value="84.4" table:style-name="ce1">
            <text:p>84,4</text:p>
          </table:table-cell>
          <table:table-cell office:value-type="float" office:value="-50.8" table:style-name="ce1">
            <text:p>-50,8</text:p>
          </table:table-cell>
          <table:table-cell office:value-type="float" office:value="169.7" table:style-name="ce1">
            <text:p>169,7</text:p>
          </table:table-cell>
          <table:table-cell office:value-type="float" office:value="673.5" table:style-name="ce1">
            <text:p>673,5</text:p>
          </table:table-cell>
          <table:table-cell office:value-type="float" office:value="-122.3" table:style-name="ce1">
            <text:p>-122,3</text:p>
          </table:table-cell>
          <table:table-cell office:value-type="float" office:value="-236.5" table:style-name="ce1">
            <text:p>-236,5</text:p>
          </table:table-cell>
          <table:table-cell office:value-type="float" office:value="-405.9" table:style-name="ce1">
            <text:p>-405,9</text:p>
          </table:table-cell>
          <table:table-cell office:value-type="float" office:value="-63.9" table:style-name="ce1">
            <text:p>-63,9</text:p>
          </table:table-cell>
          <table:table-cell office:value-type="float" office:value="-382.5" table:style-name="ce1">
            <text:p>-382,5</text:p>
          </table:table-cell>
          <table:table-cell office:value-type="float" office:value="-659" table:style-name="ce1">
            <text:p>-659</text:p>
          </table:table-cell>
          <table:table-cell office:value-type="float" office:value="-188.7" table:style-name="ce1">
            <text:p>-188,7</text:p>
          </table:table-cell>
          <table:table-cell office:value-type="float" office:value="-95.2" table:style-name="ce1">
            <text:p>-95,2</text:p>
          </table:table-cell>
          <table:table-cell table:number-columns-repeated="16344"/>
        </table:table-row>
        <table:table-row table:style-name="ro1">
          <table:table-cell office:value-type="float" office:value="791.1" table:style-name="ce1">
            <text:p>791,1</text:p>
          </table:table-cell>
          <table:table-cell office:value-type="float" office:value="-570.1" table:style-name="ce1">
            <text:p>-570,1</text:p>
          </table:table-cell>
          <table:table-cell office:value-type="float" office:value="-614.9" table:style-name="ce1">
            <text:p>-614,9</text:p>
          </table:table-cell>
          <table:table-cell office:value-type="float" office:value="-453.3" table:style-name="ce1">
            <text:p>-453,3</text:p>
          </table:table-cell>
          <table:table-cell office:value-type="float" office:value="-638.70000000000005" table:style-name="ce1">
            <text:p>-638,7</text:p>
          </table:table-cell>
          <table:table-cell office:value-type="float" office:value="798.2" table:style-name="ce1">
            <text:p>798,2</text:p>
          </table:table-cell>
          <table:table-cell office:value-type="float" office:value="203.5" table:style-name="ce1">
            <text:p>203,5</text:p>
          </table:table-cell>
          <table:table-cell office:value-type="float" office:value="515.6" table:style-name="ce1">
            <text:p>515,6</text:p>
          </table:table-cell>
          <table:table-cell office:value-type="float" office:value="-418.2" table:style-name="ce1">
            <text:p>-418,2</text:p>
          </table:table-cell>
          <table:table-cell office:value-type="float" office:value="809.5" table:style-name="ce1">
            <text:p>809,5</text:p>
          </table:table-cell>
          <table:table-cell office:value-type="float" office:value="355.8" table:style-name="ce1">
            <text:p>355,8</text:p>
          </table:table-cell>
          <table:table-cell office:value-type="float" office:value="-202" table:style-name="ce1">
            <text:p>-202</text:p>
          </table:table-cell>
          <table:table-cell office:value-type="float" office:value="-363.5" table:style-name="ce1">
            <text:p>-363,5</text:p>
          </table:table-cell>
          <table:table-cell office:value-type="float" office:value="27.5" table:style-name="ce1">
            <text:p>27,5</text:p>
          </table:table-cell>
          <table:table-cell office:value-type="float" office:value="-698.6" table:style-name="ce1">
            <text:p>-698,6</text:p>
          </table:table-cell>
          <table:table-cell office:value-type="float" office:value="71" table:style-name="ce1">
            <text:p>71</text:p>
          </table:table-cell>
          <table:table-cell office:value-type="float" office:value="-869" table:style-name="ce1">
            <text:p>-869</text:p>
          </table:table-cell>
          <table:table-cell office:value-type="float" office:value="591.6" table:style-name="ce1">
            <text:p>591,6</text:p>
          </table:table-cell>
          <table:table-cell office:value-type="float" office:value="24.5" table:style-name="ce1">
            <text:p>24,5</text:p>
          </table:table-cell>
          <table:table-cell office:value-type="float" office:value="-55.8" table:style-name="ce1">
            <text:p>-55,8</text:p>
          </table:table-cell>
          <table:table-cell office:value-type="float" office:value="-618.4" table:style-name="ce1">
            <text:p>-618,4</text:p>
          </table:table-cell>
          <table:table-cell office:value-type="float" office:value="682.5" table:style-name="ce1">
            <text:p>682,5</text:p>
          </table:table-cell>
          <table:table-cell office:value-type="float" office:value="-978.7" table:style-name="ce1">
            <text:p>-978,7</text:p>
          </table:table-cell>
          <table:table-cell office:value-type="float" office:value="-814.9" table:style-name="ce1">
            <text:p>-814,9</text:p>
          </table:table-cell>
          <table:table-cell office:value-type="float" office:value="-597.29999999999995" table:style-name="ce1">
            <text:p>-597,3</text:p>
          </table:table-cell>
          <table:table-cell office:value-type="float" office:value="-361" table:style-name="ce1">
            <text:p>-361</text:p>
          </table:table-cell>
          <table:table-cell office:value-type="float" office:value="635.5" table:style-name="ce1">
            <text:p>635,5</text:p>
          </table:table-cell>
          <table:table-cell office:value-type="float" office:value="856.6" table:style-name="ce1">
            <text:p>856,6</text:p>
          </table:table-cell>
          <table:table-cell office:value-type="float" office:value="-857.3" table:style-name="ce1">
            <text:p>-857,3</text:p>
          </table:table-cell>
          <table:table-cell office:value-type="float" office:value="-916.9" table:style-name="ce1">
            <text:p>-916,9</text:p>
          </table:table-cell>
          <table:table-cell office:value-type="float" office:value="-876.7" table:style-name="ce1">
            <text:p>-876,7</text:p>
          </table:table-cell>
          <table:table-cell office:value-type="float" office:value="-262" table:style-name="ce1">
            <text:p>-262</text:p>
          </table:table-cell>
          <table:table-cell office:value-type="float" office:value="605.79999999999995" table:style-name="ce1">
            <text:p>605,8</text:p>
          </table:table-cell>
          <table:table-cell office:value-type="float" office:value="-414.1" table:style-name="ce1">
            <text:p>-414,1</text:p>
          </table:table-cell>
          <table:table-cell office:value-type="float" office:value="-871.4" table:style-name="ce1">
            <text:p>-871,4</text:p>
          </table:table-cell>
          <table:table-cell office:value-type="float" office:value="-156.80000000000001" table:style-name="ce1">
            <text:p>-156,8</text:p>
          </table:table-cell>
          <table:table-cell office:value-type="float" office:value="11.5" table:style-name="ce1">
            <text:p>11,5</text:p>
          </table:table-cell>
          <table:table-cell office:value-type="float" office:value="758.6" table:style-name="ce1">
            <text:p>758,6</text:p>
          </table:table-cell>
          <table:table-cell office:value-type="float" office:value="582.20000000000005" table:style-name="ce1">
            <text:p>582,2</text:p>
          </table:table-cell>
          <table:table-cell office:value-type="float" office:value="927.1" table:style-name="ce1">
            <text:p>927,1</text:p>
          </table:table-cell>
          <table:table-cell table:number-columns-repeated="16344"/>
        </table:table-row>
        <table:table-row table:style-name="ro1">
          <table:table-cell office:value-type="float" office:value="475.9" table:style-name="ce1">
            <text:p>475,9</text:p>
          </table:table-cell>
          <table:table-cell office:value-type="float" office:value="677.9" table:style-name="ce1">
            <text:p>677,9</text:p>
          </table:table-cell>
          <table:table-cell office:value-type="float" office:value="676.3" table:style-name="ce1">
            <text:p>676,3</text:p>
          </table:table-cell>
          <table:table-cell office:value-type="float" office:value="-133.9" table:style-name="ce1">
            <text:p>-133,9</text:p>
          </table:table-cell>
          <table:table-cell office:value-type="float" office:value="972.3" table:style-name="ce1">
            <text:p>972,3</text:p>
          </table:table-cell>
          <table:table-cell office:value-type="float" office:value="-949.5" table:style-name="ce1">
            <text:p>-949,5</text:p>
          </table:table-cell>
          <table:table-cell office:value-type="float" office:value="565.29999999999995" table:style-name="ce1">
            <text:p>565,3</text:p>
          </table:table-cell>
          <table:table-cell office:value-type="float" office:value="-156.19999999999999" table:style-name="ce1">
            <text:p>-156,2</text:p>
          </table:table-cell>
          <table:table-cell office:value-type="float" office:value="427.1" table:style-name="ce1">
            <text:p>427,1</text:p>
          </table:table-cell>
          <table:table-cell office:value-type="float" office:value="42.4" table:style-name="ce1">
            <text:p>42,4</text:p>
          </table:table-cell>
          <table:table-cell office:value-type="float" office:value="787.3" table:style-name="ce1">
            <text:p>787,3</text:p>
          </table:table-cell>
          <table:table-cell office:value-type="float" office:value="261.2" table:style-name="ce1">
            <text:p>261,2</text:p>
          </table:table-cell>
          <table:table-cell office:value-type="float" office:value="-484.4" table:style-name="ce1">
            <text:p>-484,4</text:p>
          </table:table-cell>
          <table:table-cell office:value-type="float" office:value="-25.6" table:style-name="ce1">
            <text:p>-25,6</text:p>
          </table:table-cell>
          <table:table-cell office:value-type="float" office:value="-698" table:style-name="ce1">
            <text:p>-698</text:p>
          </table:table-cell>
          <table:table-cell office:value-type="float" office:value="959" table:style-name="ce1">
            <text:p>959</text:p>
          </table:table-cell>
          <table:table-cell office:value-type="float" office:value="9.8000000000000007" table:style-name="ce1">
            <text:p>9,8</text:p>
          </table:table-cell>
          <table:table-cell office:value-type="float" office:value="-394.2" table:style-name="ce1">
            <text:p>-394,2</text:p>
          </table:table-cell>
          <table:table-cell office:value-type="float" office:value="360.7" table:style-name="ce1">
            <text:p>360,7</text:p>
          </table:table-cell>
          <table:table-cell office:value-type="float" office:value="132.6" table:style-name="ce1">
            <text:p>132,6</text:p>
          </table:table-cell>
          <table:table-cell office:value-type="float" office:value="108.6" table:style-name="ce1">
            <text:p>108,6</text:p>
          </table:table-cell>
          <table:table-cell office:value-type="float" office:value="-802.3" table:style-name="ce1">
            <text:p>-802,3</text:p>
          </table:table-cell>
          <table:table-cell office:value-type="float" office:value="988.1" table:style-name="ce1">
            <text:p>988,1</text:p>
          </table:table-cell>
          <table:table-cell office:value-type="float" office:value="690" table:style-name="ce1">
            <text:p>690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-503.2" table:style-name="ce1">
            <text:p>-503,2</text:p>
          </table:table-cell>
          <table:table-cell office:value-type="float" office:value="-868.1" table:style-name="ce1">
            <text:p>-868,1</text:p>
          </table:table-cell>
          <table:table-cell office:value-type="float" office:value="92.1" table:style-name="ce1">
            <text:p>92,1</text:p>
          </table:table-cell>
          <table:table-cell office:value-type="float" office:value="-164.5" table:style-name="ce1">
            <text:p>-164,5</text:p>
          </table:table-cell>
          <table:table-cell office:value-type="float" office:value="99.5" table:style-name="ce1">
            <text:p>99,5</text:p>
          </table:table-cell>
          <table:table-cell office:value-type="float" office:value="542.5" table:style-name="ce1">
            <text:p>542,5</text:p>
          </table:table-cell>
          <table:table-cell office:value-type="float" office:value="135.5" table:style-name="ce1">
            <text:p>135,5</text:p>
          </table:table-cell>
          <table:table-cell office:value-type="float" office:value="478.9" table:style-name="ce1">
            <text:p>478,9</text:p>
          </table:table-cell>
          <table:table-cell office:value-type="float" office:value="-746" table:style-name="ce1">
            <text:p>-746</text:p>
          </table:table-cell>
          <table:table-cell office:value-type="float" office:value="409.2" table:style-name="ce1">
            <text:p>409,2</text:p>
          </table:table-cell>
          <table:table-cell office:value-type="float" office:value="653.29999999999995" table:style-name="ce1">
            <text:p>653,3</text:p>
          </table:table-cell>
          <table:table-cell office:value-type="float" office:value="-479.4" table:style-name="ce1">
            <text:p>-479,4</text:p>
          </table:table-cell>
          <table:table-cell office:value-type="float" office:value="-390.4" table:style-name="ce1">
            <text:p>-390,4</text:p>
          </table:table-cell>
          <table:table-cell office:value-type="float" office:value="-133.80000000000001" table:style-name="ce1">
            <text:p>-133,8</text:p>
          </table:table-cell>
          <table:table-cell office:value-type="float" office:value="560.29999999999995" table:style-name="ce1">
            <text:p>560,3</text:p>
          </table:table-cell>
          <table:table-cell table:number-columns-repeated="16344"/>
        </table:table-row>
        <table:table-row table:style-name="ro1">
          <table:table-cell office:value-type="float" office:value="-728.3" table:style-name="ce1">
            <text:p>-728,3</text:p>
          </table:table-cell>
          <table:table-cell office:value-type="float" office:value="-994.1" table:style-name="ce1">
            <text:p>-994,1</text:p>
          </table:table-cell>
          <table:table-cell office:value-type="float" office:value="448.5" table:style-name="ce1">
            <text:p>448,5</text:p>
          </table:table-cell>
          <table:table-cell office:value-type="float" office:value="-751.6" table:style-name="ce1">
            <text:p>-751,6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86.39999999999998" table:style-name="ce1">
            <text:p>286,4</text:p>
          </table:table-cell>
          <table:table-cell office:value-type="float" office:value="-845" table:style-name="ce1">
            <text:p>-845</text:p>
          </table:table-cell>
          <table:table-cell office:value-type="float" office:value="-379.2" table:style-name="ce1">
            <text:p>-379,2</text:p>
          </table:table-cell>
          <table:table-cell office:value-type="float" office:value="-448.3" table:style-name="ce1">
            <text:p>-448,3</text:p>
          </table:table-cell>
          <table:table-cell office:value-type="float" office:value="-599.29999999999995" table:style-name="ce1">
            <text:p>-599,3</text:p>
          </table:table-cell>
          <table:table-cell office:value-type="float" office:value="939.8" table:style-name="ce1">
            <text:p>939,8</text:p>
          </table:table-cell>
          <table:table-cell office:value-type="float" office:value="342.8" table:style-name="ce1">
            <text:p>342,8</text:p>
          </table:table-cell>
          <table:table-cell office:value-type="float" office:value="-646.29999999999995" table:style-name="ce1">
            <text:p>-646,3</text:p>
          </table:table-cell>
          <table:table-cell office:value-type="float" office:value="-326.89999999999998" table:style-name="ce1">
            <text:p>-326,9</text:p>
          </table:table-cell>
          <table:table-cell office:value-type="float" office:value="61.7" table:style-name="ce1">
            <text:p>61,7</text:p>
          </table:table-cell>
          <table:table-cell office:value-type="float" office:value="-737.1" table:style-name="ce1">
            <text:p>-737,1</text:p>
          </table:table-cell>
          <table:table-cell office:value-type="float" office:value="-529.79999999999995" table:style-name="ce1">
            <text:p>-529,8</text:p>
          </table:table-cell>
          <table:table-cell office:value-type="float" office:value="-838.7" table:style-name="ce1">
            <text:p>-838,7</text:p>
          </table:table-cell>
          <table:table-cell office:value-type="float" office:value="-205.6" table:style-name="ce1">
            <text:p>-205,6</text:p>
          </table:table-cell>
          <table:table-cell office:value-type="float" office:value="-496.5" table:style-name="ce1">
            <text:p>-496,5</text:p>
          </table:table-cell>
          <table:table-cell office:value-type="float" office:value="-72.3" table:style-name="ce1">
            <text:p>-72,3</text:p>
          </table:table-cell>
          <table:table-cell office:value-type="float" office:value="289.7" table:style-name="ce1">
            <text:p>289,7</text:p>
          </table:table-cell>
          <table:table-cell office:value-type="float" office:value="595.79999999999995" table:style-name="ce1">
            <text:p>595,8</text:p>
          </table:table-cell>
          <table:table-cell office:value-type="float" office:value="454.8" table:style-name="ce1">
            <text:p>454,8</text:p>
          </table:table-cell>
          <table:table-cell office:value-type="float" office:value="314.60000000000002" table:style-name="ce1">
            <text:p>314,6</text:p>
          </table:table-cell>
          <table:table-cell office:value-type="float" office:value="-537.6" table:style-name="ce1">
            <text:p>-537,6</text:p>
          </table:table-cell>
          <table:table-cell office:value-type="float" office:value="-581.29999999999995" table:style-name="ce1">
            <text:p>-581,3</text:p>
          </table:table-cell>
          <table:table-cell office:value-type="float" office:value="-287.39999999999998" table:style-name="ce1">
            <text:p>-287,4</text:p>
          </table:table-cell>
          <table:table-cell office:value-type="float" office:value="-140.80000000000001" table:style-name="ce1">
            <text:p>-140,8</text:p>
          </table:table-cell>
          <table:table-cell office:value-type="float" office:value="-655.29999999999995" table:style-name="ce1">
            <text:p>-655,3</text:p>
          </table:table-cell>
          <table:table-cell office:value-type="float" office:value="77.3" table:style-name="ce1">
            <text:p>77,3</text:p>
          </table:table-cell>
          <table:table-cell office:value-type="float" office:value="-206.8" table:style-name="ce1">
            <text:p>-206,8</text:p>
          </table:table-cell>
          <table:table-cell office:value-type="float" office:value="-247" table:style-name="ce1">
            <text:p>-247</text:p>
          </table:table-cell>
          <table:table-cell office:value-type="float" office:value="-326.3" table:style-name="ce1">
            <text:p>-326,3</text:p>
          </table:table-cell>
          <table:table-cell office:value-type="float" office:value="12.6" table:style-name="ce1">
            <text:p>12,6</text:p>
          </table:table-cell>
          <table:table-cell office:value-type="float" office:value="293.7" table:style-name="ce1">
            <text:p>293,7</text:p>
          </table:table-cell>
          <table:table-cell office:value-type="float" office:value="-218.8" table:style-name="ce1">
            <text:p>-218,8</text:p>
          </table:table-cell>
          <table:table-cell office:value-type="float" office:value="-917" table:style-name="ce1">
            <text:p>-917</text:p>
          </table:table-cell>
          <table:table-cell office:value-type="float" office:value="-79.3" table:style-name="ce1">
            <text:p>-79,3</text:p>
          </table:table-cell>
          <table:table-cell office:value-type="float" office:value="719.7" table:style-name="ce1">
            <text:p>719,7</text:p>
          </table:table-cell>
          <table:table-cell table:number-columns-repeated="16344"/>
        </table:table-row>
        <table:table-row table:style-name="ro1">
          <table:table-cell office:value-type="float" office:value="-77.5" table:style-name="ce1">
            <text:p>-77,5</text:p>
          </table:table-cell>
          <table:table-cell office:value-type="float" office:value="669.8" table:style-name="ce1">
            <text:p>669,8</text:p>
          </table:table-cell>
          <table:table-cell office:value-type="float" office:value="159.1" table:style-name="ce1">
            <text:p>159,1</text:p>
          </table:table-cell>
          <table:table-cell office:value-type="float" office:value="-547.29999999999995" table:style-name="ce1">
            <text:p>-547,3</text:p>
          </table:table-cell>
          <table:table-cell office:value-type="float" office:value="771.8" table:style-name="ce1">
            <text:p>771,8</text:p>
          </table:table-cell>
          <table:table-cell office:value-type="float" office:value="450" table:style-name="ce1">
            <text:p>450</text:p>
          </table:table-cell>
          <table:table-cell office:value-type="float" office:value="-815.3" table:style-name="ce1">
            <text:p>-815,3</text:p>
          </table:table-cell>
          <table:table-cell office:value-type="float" office:value="810.6" table:style-name="ce1">
            <text:p>810,6</text:p>
          </table:table-cell>
          <table:table-cell office:value-type="float" office:value="-494.8" table:style-name="ce1">
            <text:p>-494,8</text:p>
          </table:table-cell>
          <table:table-cell office:value-type="float" office:value="-926.6" table:style-name="ce1">
            <text:p>-926,6</text:p>
          </table:table-cell>
          <table:table-cell office:value-type="float" office:value="872.4" table:style-name="ce1">
            <text:p>872,4</text:p>
          </table:table-cell>
          <table:table-cell office:value-type="float" office:value="-366.8" table:style-name="ce1">
            <text:p>-366,8</text:p>
          </table:table-cell>
          <table:table-cell office:value-type="float" office:value="445" table:style-name="ce1">
            <text:p>445</text:p>
          </table:table-cell>
          <table:table-cell office:value-type="float" office:value="189.8" table:style-name="ce1">
            <text:p>189,8</text:p>
          </table:table-cell>
          <table:table-cell office:value-type="float" office:value="-393.5" table:style-name="ce1">
            <text:p>-393,5</text:p>
          </table:table-cell>
          <table:table-cell office:value-type="float" office:value="623.4" table:style-name="ce1">
            <text:p>623,4</text:p>
          </table:table-cell>
          <table:table-cell office:value-type="float" office:value="-17.2" table:style-name="ce1">
            <text:p>-17,2</text:p>
          </table:table-cell>
          <table:table-cell office:value-type="float" office:value="-135.30000000000001" table:style-name="ce1">
            <text:p>-135,3</text:p>
          </table:table-cell>
          <table:table-cell office:value-type="float" office:value="-358.7" table:style-name="ce1">
            <text:p>-358,7</text:p>
          </table:table-cell>
          <table:table-cell office:value-type="float" office:value="-50.4" table:style-name="ce1">
            <text:p>-50,4</text:p>
          </table:table-cell>
          <table:table-cell office:value-type="float" office:value="660.1" table:style-name="ce1">
            <text:p>660,1</text:p>
          </table:table-cell>
          <table:table-cell office:value-type="float" office:value="626.1" table:style-name="ce1">
            <text:p>626,1</text:p>
          </table:table-cell>
          <table:table-cell office:value-type="float" office:value="-642.5" table:style-name="ce1">
            <text:p>-642,5</text:p>
          </table:table-cell>
          <table:table-cell office:value-type="float" office:value="-347.8" table:style-name="ce1">
            <text:p>-347,8</text:p>
          </table:table-cell>
          <table:table-cell office:value-type="float" office:value="-304.89999999999998" table:style-name="ce1">
            <text:p>-304,9</text:p>
          </table:table-cell>
          <table:table-cell office:value-type="float" office:value="928.4" table:style-name="ce1">
            <text:p>928,4</text:p>
          </table:table-cell>
          <table:table-cell office:value-type="float" office:value="383.2" table:style-name="ce1">
            <text:p>383,2</text:p>
          </table:table-cell>
          <table:table-cell office:value-type="float" office:value="762.9" table:style-name="ce1">
            <text:p>762,9</text:p>
          </table:table-cell>
          <table:table-cell office:value-type="float" office:value="-596.29999999999995" table:style-name="ce1">
            <text:p>-596,3</text:p>
          </table:table-cell>
          <table:table-cell office:value-type="float" office:value="98.3" table:style-name="ce1">
            <text:p>98,3</text:p>
          </table:table-cell>
          <table:table-cell office:value-type="float" office:value="-26.3" table:style-name="ce1">
            <text:p>-26,3</text:p>
          </table:table-cell>
          <table:table-cell office:value-type="float" office:value="-295.5" table:style-name="ce1">
            <text:p>-295,5</text:p>
          </table:table-cell>
          <table:table-cell office:value-type="float" office:value="498.1" table:style-name="ce1">
            <text:p>498,1</text:p>
          </table:table-cell>
          <table:table-cell office:value-type="float" office:value="735.8" table:style-name="ce1">
            <text:p>735,8</text:p>
          </table:table-cell>
          <table:table-cell office:value-type="float" office:value="407.2" table:style-name="ce1">
            <text:p>407,2</text:p>
          </table:table-cell>
          <table:table-cell office:value-type="float" office:value="-802.8" table:style-name="ce1">
            <text:p>-802,8</text:p>
          </table:table-cell>
          <table:table-cell office:value-type="float" office:value="-204.8" table:style-name="ce1">
            <text:p>-204,8</text:p>
          </table:table-cell>
          <table:table-cell office:value-type="float" office:value="-737.9" table:style-name="ce1">
            <text:p>-737,9</text:p>
          </table:table-cell>
          <table:table-cell office:value-type="float" office:value="809.1" table:style-name="ce1">
            <text:p>809,1</text:p>
          </table:table-cell>
          <table:table-cell office:value-type="float" office:value="22.9" table:style-name="ce1">
            <text:p>22,9</text:p>
          </table:table-cell>
          <table:table-cell table:number-columns-repeated="16344"/>
        </table:table-row>
        <table:table-row table:style-name="ro1">
          <table:table-cell office:value-type="float" office:value="315.8" table:style-name="ce1">
            <text:p>315,8</text:p>
          </table:table-cell>
          <table:table-cell office:value-type="float" office:value="451" table:style-name="ce1">
            <text:p>451</text:p>
          </table:table-cell>
          <table:table-cell office:value-type="float" office:value="342.1" table:style-name="ce1">
            <text:p>342,1</text:p>
          </table:table-cell>
          <table:table-cell office:value-type="float" office:value="-333.9" table:style-name="ce1">
            <text:p>-333,9</text:p>
          </table:table-cell>
          <table:table-cell office:value-type="float" office:value="528" table:style-name="ce1">
            <text:p>528</text:p>
          </table:table-cell>
          <table:table-cell office:value-type="float" office:value="-40.1" table:style-name="ce1">
            <text:p>-40,1</text:p>
          </table:table-cell>
          <table:table-cell office:value-type="float" office:value="-656.6" table:style-name="ce1">
            <text:p>-656,6</text:p>
          </table:table-cell>
          <table:table-cell office:value-type="float" office:value="-805.6" table:style-name="ce1">
            <text:p>-805,6</text:p>
          </table:table-cell>
          <table:table-cell office:value-type="float" office:value="-311.3" table:style-name="ce1">
            <text:p>-311,3</text:p>
          </table:table-cell>
          <table:table-cell office:value-type="float" office:value="-589" table:style-name="ce1">
            <text:p>-589</text:p>
          </table:table-cell>
          <table:table-cell office:value-type="float" office:value="-863" table:style-name="ce1">
            <text:p>-863</text:p>
          </table:table-cell>
          <table:table-cell office:value-type="float" office:value="602.70000000000005" table:style-name="ce1">
            <text:p>602,7</text:p>
          </table:table-cell>
          <table:table-cell office:value-type="float" office:value="-693.4" table:style-name="ce1">
            <text:p>-693,4</text:p>
          </table:table-cell>
          <table:table-cell office:value-type="float" office:value="-816.2" table:style-name="ce1">
            <text:p>-816,2</text:p>
          </table:table-cell>
          <table:table-cell office:value-type="float" office:value="-701.4" table:style-name="ce1">
            <text:p>-701,4</text:p>
          </table:table-cell>
          <table:table-cell office:value-type="float" office:value="-934.7" table:style-name="ce1">
            <text:p>-934,7</text:p>
          </table:table-cell>
          <table:table-cell office:value-type="float" office:value="481.4" table:style-name="ce1">
            <text:p>481,4</text:p>
          </table:table-cell>
          <table:table-cell office:value-type="float" office:value="408.2" table:style-name="ce1">
            <text:p>408,2</text:p>
          </table:table-cell>
          <table:table-cell office:value-type="float" office:value="-945.1" table:style-name="ce1">
            <text:p>-945,1</text:p>
          </table:table-cell>
          <table:table-cell office:value-type="float" office:value="67" table:style-name="ce1">
            <text:p>67</text:p>
          </table:table-cell>
          <table:table-cell office:value-type="float" office:value="746.6" table:style-name="ce1">
            <text:p>746,6</text:p>
          </table:table-cell>
          <table:table-cell office:value-type="float" office:value="-366.1" table:style-name="ce1">
            <text:p>-366,1</text:p>
          </table:table-cell>
          <table:table-cell office:value-type="float" office:value="131.6" table:style-name="ce1">
            <text:p>131,6</text:p>
          </table:table-cell>
          <table:table-cell office:value-type="float" office:value="457.8" table:style-name="ce1">
            <text:p>457,8</text:p>
          </table:table-cell>
          <table:table-cell office:value-type="float" office:value="971.3" table:style-name="ce1">
            <text:p>971,3</text:p>
          </table:table-cell>
          <table:table-cell office:value-type="float" office:value="-674.5" table:style-name="ce1">
            <text:p>-674,5</text:p>
          </table:table-cell>
          <table:table-cell office:value-type="float" office:value="-952.3" table:style-name="ce1">
            <text:p>-952,3</text:p>
          </table:table-cell>
          <table:table-cell office:value-type="float" office:value="-360.2" table:style-name="ce1">
            <text:p>-360,2</text:p>
          </table:table-cell>
          <table:table-cell office:value-type="float" office:value="-726.8" table:style-name="ce1">
            <text:p>-726,8</text:p>
          </table:table-cell>
          <table:table-cell office:value-type="float" office:value="-925.1" table:style-name="ce1">
            <text:p>-925,1</text:p>
          </table:table-cell>
          <table:table-cell office:value-type="float" office:value="871.8" table:style-name="ce1">
            <text:p>871,8</text:p>
          </table:table-cell>
          <table:table-cell office:value-type="float" office:value="-913.3" table:style-name="ce1">
            <text:p>-913,3</text:p>
          </table:table-cell>
          <table:table-cell office:value-type="float" office:value="-418.1" table:style-name="ce1">
            <text:p>-418,1</text:p>
          </table:table-cell>
          <table:table-cell office:value-type="float" office:value="-812.4" table:style-name="ce1">
            <text:p>-812,4</text:p>
          </table:table-cell>
          <table:table-cell office:value-type="float" office:value="-958.8" table:style-name="ce1">
            <text:p>-958,8</text:p>
          </table:table-cell>
          <table:table-cell office:value-type="float" office:value="30.7" table:style-name="ce1">
            <text:p>30,7</text:p>
          </table:table-cell>
          <table:table-cell office:value-type="float" office:value="-654.1" table:style-name="ce1">
            <text:p>-654,1</text:p>
          </table:table-cell>
          <table:table-cell office:value-type="float" office:value="-953" table:style-name="ce1">
            <text:p>-953</text:p>
          </table:table-cell>
          <table:table-cell office:value-type="float" office:value="-175" table:style-name="ce1">
            <text:p>-175</text:p>
          </table:table-cell>
          <table:table-cell office:value-type="float" office:value="572.1" table:style-name="ce1">
            <text:p>572,1</text:p>
          </table:table-cell>
          <table:table-cell table:number-columns-repeated="16344"/>
        </table:table-row>
        <table:table-row table:style-name="ro1">
          <table:table-cell office:value-type="float" office:value="857.7" table:style-name="ce1">
            <text:p>857,7</text:p>
          </table:table-cell>
          <table:table-cell office:value-type="float" office:value="45.6" table:style-name="ce1">
            <text:p>45,6</text:p>
          </table:table-cell>
          <table:table-cell office:value-type="float" office:value="443.3" table:style-name="ce1">
            <text:p>443,3</text:p>
          </table:table-cell>
          <table:table-cell office:value-type="float" office:value="156.69999999999999" table:style-name="ce1">
            <text:p>156,7</text:p>
          </table:table-cell>
          <table:table-cell office:value-type="float" office:value="706.8" table:style-name="ce1">
            <text:p>706,8</text:p>
          </table:table-cell>
          <table:table-cell office:value-type="float" office:value="-444.6" table:style-name="ce1">
            <text:p>-444,6</text:p>
          </table:table-cell>
          <table:table-cell office:value-type="float" office:value="571.70000000000005" table:style-name="ce1">
            <text:p>571,7</text:p>
          </table:table-cell>
          <table:table-cell office:value-type="float" office:value="683.5" table:style-name="ce1">
            <text:p>683,5</text:p>
          </table:table-cell>
          <table:table-cell office:value-type="float" office:value="965.1" table:style-name="ce1">
            <text:p>965,1</text:p>
          </table:table-cell>
          <table:table-cell office:value-type="float" office:value="-141.4" table:style-name="ce1">
            <text:p>-141,4</text:p>
          </table:table-cell>
          <table:table-cell office:value-type="float" office:value="-965.4" table:style-name="ce1">
            <text:p>-965,4</text:p>
          </table:table-cell>
          <table:table-cell office:value-type="float" office:value="-241.7" table:style-name="ce1">
            <text:p>-241,7</text:p>
          </table:table-cell>
          <table:table-cell office:value-type="float" office:value="-205.3" table:style-name="ce1">
            <text:p>-205,3</text:p>
          </table:table-cell>
          <table:table-cell office:value-type="float" office:value="-352.9" table:style-name="ce1">
            <text:p>-352,9</text:p>
          </table:table-cell>
          <table:table-cell office:value-type="float" office:value="-76.099999999999994" table:style-name="ce1">
            <text:p>-76,1</text:p>
          </table:table-cell>
          <table:table-cell office:value-type="float" office:value="454.7" table:style-name="ce1">
            <text:p>454,7</text:p>
          </table:table-cell>
          <table:table-cell office:value-type="float" office:value="408.3" table:style-name="ce1">
            <text:p>408,3</text:p>
          </table:table-cell>
          <table:table-cell office:value-type="float" office:value="203.4" table:style-name="ce1">
            <text:p>203,4</text:p>
          </table:table-cell>
          <table:table-cell office:value-type="float" office:value="72.7" table:style-name="ce1">
            <text:p>72,7</text:p>
          </table:table-cell>
          <table:table-cell office:value-type="float" office:value="-230.3" table:style-name="ce1">
            <text:p>-230,3</text:p>
          </table:table-cell>
          <table:table-cell office:value-type="float" office:value="-913.8" table:style-name="ce1">
            <text:p>-913,8</text:p>
          </table:table-cell>
          <table:table-cell office:value-type="float" office:value="24.1" table:style-name="ce1">
            <text:p>24,1</text:p>
          </table:table-cell>
          <table:table-cell office:value-type="float" office:value="-268.89999999999998" table:style-name="ce1">
            <text:p>-268,9</text:p>
          </table:table-cell>
          <table:table-cell office:value-type="float" office:value="547.4" table:style-name="ce1">
            <text:p>547,4</text:p>
          </table:table-cell>
          <table:table-cell office:value-type="float" office:value="-418.9" table:style-name="ce1">
            <text:p>-418,9</text:p>
          </table:table-cell>
          <table:table-cell office:value-type="float" office:value="955.8" table:style-name="ce1">
            <text:p>955,8</text:p>
          </table:table-cell>
          <table:table-cell office:value-type="float" office:value="294" table:style-name="ce1">
            <text:p>294</text:p>
          </table:table-cell>
          <table:table-cell office:value-type="float" office:value="708.5" table:style-name="ce1">
            <text:p>708,5</text:p>
          </table:table-cell>
          <table:table-cell office:value-type="float" office:value="-548.29999999999995" table:style-name="ce1">
            <text:p>-548,3</text:p>
          </table:table-cell>
          <table:table-cell office:value-type="float" office:value="-887.7" table:style-name="ce1">
            <text:p>-887,7</text:p>
          </table:table-cell>
          <table:table-cell office:value-type="float" office:value="-715.1" table:style-name="ce1">
            <text:p>-715,1</text:p>
          </table:table-cell>
          <table:table-cell office:value-type="float" office:value="-519.9" table:style-name="ce1">
            <text:p>-519,9</text:p>
          </table:table-cell>
          <table:table-cell office:value-type="float" office:value="-156.6" table:style-name="ce1">
            <text:p>-156,6</text:p>
          </table:table-cell>
          <table:table-cell office:value-type="float" office:value="86.8" table:style-name="ce1">
            <text:p>86,8</text:p>
          </table:table-cell>
          <table:table-cell office:value-type="float" office:value="219.3" table:style-name="ce1">
            <text:p>219,3</text:p>
          </table:table-cell>
          <table:table-cell office:value-type="float" office:value="761.1" table:style-name="ce1">
            <text:p>761,1</text:p>
          </table:table-cell>
          <table:table-cell office:value-type="float" office:value="-354.2" table:style-name="ce1">
            <text:p>-354,2</text:p>
          </table:table-cell>
          <table:table-cell office:value-type="float" office:value="-904" table:style-name="ce1">
            <text:p>-904</text:p>
          </table:table-cell>
          <table:table-cell office:value-type="float" office:value="-610.79999999999995" table:style-name="ce1">
            <text:p>-610,8</text:p>
          </table:table-cell>
          <table:table-cell office:value-type="float" office:value="-489.9" table:style-name="ce1">
            <text:p>-489,9</text:p>
          </table:table-cell>
          <table:table-cell table:number-columns-repeated="16344"/>
        </table:table-row>
        <table:table-row table:style-name="ro1">
          <table:table-cell office:value-type="float" office:value="395.1" table:style-name="ce1">
            <text:p>395,1</text:p>
          </table:table-cell>
          <table:table-cell office:value-type="float" office:value="380.4" table:style-name="ce1">
            <text:p>380,4</text:p>
          </table:table-cell>
          <table:table-cell office:value-type="float" office:value="-406.9" table:style-name="ce1">
            <text:p>-406,9</text:p>
          </table:table-cell>
          <table:table-cell office:value-type="float" office:value="-986.2" table:style-name="ce1">
            <text:p>-986,2</text:p>
          </table:table-cell>
          <table:table-cell office:value-type="float" office:value="-561.9" table:style-name="ce1">
            <text:p>-561,9</text:p>
          </table:table-cell>
          <table:table-cell office:value-type="float" office:value="-448.7" table:style-name="ce1">
            <text:p>-448,7</text:p>
          </table:table-cell>
          <table:table-cell office:value-type="float" office:value="323" table:style-name="ce1">
            <text:p>323</text:p>
          </table:table-cell>
          <table:table-cell office:value-type="float" office:value="-250.4" table:style-name="ce1">
            <text:p>-250,4</text:p>
          </table:table-cell>
          <table:table-cell office:value-type="float" office:value="551.20000000000005" table:style-name="ce1">
            <text:p>551,2</text:p>
          </table:table-cell>
          <table:table-cell office:value-type="float" office:value="138" table:style-name="ce1">
            <text:p>138</text:p>
          </table:table-cell>
          <table:table-cell office:value-type="float" office:value="942.9" table:style-name="ce1">
            <text:p>942,9</text:p>
          </table:table-cell>
          <table:table-cell office:value-type="float" office:value="-959.2" table:style-name="ce1">
            <text:p>-959,2</text:p>
          </table:table-cell>
          <table:table-cell office:value-type="float" office:value="-916.6" table:style-name="ce1">
            <text:p>-916,6</text:p>
          </table:table-cell>
          <table:table-cell office:value-type="float" office:value="-182.5" table:style-name="ce1">
            <text:p>-182,5</text:p>
          </table:table-cell>
          <table:table-cell office:value-type="float" office:value="-268.5" table:style-name="ce1">
            <text:p>-268,5</text:p>
          </table:table-cell>
          <table:table-cell office:value-type="float" office:value="-406.9" table:style-name="ce1">
            <text:p>-406,9</text:p>
          </table:table-cell>
          <table:table-cell office:value-type="float" office:value="880.5" table:style-name="ce1">
            <text:p>880,5</text:p>
          </table:table-cell>
          <table:table-cell office:value-type="float" office:value="461.1" table:style-name="ce1">
            <text:p>461,1</text:p>
          </table:table-cell>
          <table:table-cell office:value-type="float" office:value="592.9" table:style-name="ce1">
            <text:p>592,9</text:p>
          </table:table-cell>
          <table:table-cell office:value-type="float" office:value="-923.6" table:style-name="ce1">
            <text:p>-923,6</text:p>
          </table:table-cell>
          <table:table-cell office:value-type="float" office:value="63.4" table:style-name="ce1">
            <text:p>63,4</text:p>
          </table:table-cell>
          <table:table-cell office:value-type="float" office:value="-78.400000000000006" table:style-name="ce1">
            <text:p>-78,4</text:p>
          </table:table-cell>
          <table:table-cell office:value-type="float" office:value="530.5" table:style-name="ce1">
            <text:p>530,5</text:p>
          </table:table-cell>
          <table:table-cell office:value-type="float" office:value="561.70000000000005" table:style-name="ce1">
            <text:p>561,7</text:p>
          </table:table-cell>
          <table:table-cell office:value-type="float" office:value="277.39999999999998" table:style-name="ce1">
            <text:p>277,4</text:p>
          </table:table-cell>
          <table:table-cell office:value-type="float" office:value="548.20000000000005" table:style-name="ce1">
            <text:p>548,2</text:p>
          </table:table-cell>
          <table:table-cell office:value-type="float" office:value="8" table:style-name="ce1">
            <text:p>8</text:p>
          </table:table-cell>
          <table:table-cell office:value-type="float" office:value="-951.6" table:style-name="ce1">
            <text:p>-951,6</text:p>
          </table:table-cell>
          <table:table-cell office:value-type="float" office:value="141.30000000000001" table:style-name="ce1">
            <text:p>141,3</text:p>
          </table:table-cell>
          <table:table-cell office:value-type="float" office:value="394.4" table:style-name="ce1">
            <text:p>394,4</text:p>
          </table:table-cell>
          <table:table-cell office:value-type="float" office:value="-972.3" table:style-name="ce1">
            <text:p>-972,3</text:p>
          </table:table-cell>
          <table:table-cell office:value-type="float" office:value="386.1" table:style-name="ce1">
            <text:p>386,1</text:p>
          </table:table-cell>
          <table:table-cell office:value-type="float" office:value="405.8" table:style-name="ce1">
            <text:p>405,8</text:p>
          </table:table-cell>
          <table:table-cell office:value-type="float" office:value="-52.9" table:style-name="ce1">
            <text:p>-52,9</text:p>
          </table:table-cell>
          <table:table-cell office:value-type="float" office:value="862.6" table:style-name="ce1">
            <text:p>862,6</text:p>
          </table:table-cell>
          <table:table-cell office:value-type="float" office:value="-149.69999999999999" table:style-name="ce1">
            <text:p>-149,7</text:p>
          </table:table-cell>
          <table:table-cell office:value-type="float" office:value="-181" table:style-name="ce1">
            <text:p>-181</text:p>
          </table:table-cell>
          <table:table-cell office:value-type="float" office:value="-456.5" table:style-name="ce1">
            <text:p>-456,5</text:p>
          </table:table-cell>
          <table:table-cell office:value-type="float" office:value="429.3" table:style-name="ce1">
            <text:p>429,3</text:p>
          </table:table-cell>
          <table:table-cell office:value-type="float" office:value="-904.7" table:style-name="ce1">
            <text:p>-904,7</text:p>
          </table:table-cell>
          <table:table-cell table:number-columns-repeated="16344"/>
        </table:table-row>
        <table:table-row table:style-name="ro1">
          <table:table-cell office:value-type="float" office:value="191.2" table:style-name="ce1">
            <text:p>191,2</text:p>
          </table:table-cell>
          <table:table-cell office:value-type="float" office:value="392.3" table:style-name="ce1">
            <text:p>392,3</text:p>
          </table:table-cell>
          <table:table-cell office:value-type="float" office:value="-446.1" table:style-name="ce1">
            <text:p>-446,1</text:p>
          </table:table-cell>
          <table:table-cell office:value-type="float" office:value="-447.9" table:style-name="ce1">
            <text:p>-447,9</text:p>
          </table:table-cell>
          <table:table-cell office:value-type="float" office:value="121.4" table:style-name="ce1">
            <text:p>121,4</text:p>
          </table:table-cell>
          <table:table-cell office:value-type="float" office:value="465.8" table:style-name="ce1">
            <text:p>465,8</text:p>
          </table:table-cell>
          <table:table-cell office:value-type="float" office:value="-833.9" table:style-name="ce1">
            <text:p>-833,9</text:p>
          </table:table-cell>
          <table:table-cell office:value-type="float" office:value="-121.5" table:style-name="ce1">
            <text:p>-121,5</text:p>
          </table:table-cell>
          <table:table-cell office:value-type="float" office:value="799.6" table:style-name="ce1">
            <text:p>799,6</text:p>
          </table:table-cell>
          <table:table-cell office:value-type="float" office:value="-866.4" table:style-name="ce1">
            <text:p>-866,4</text:p>
          </table:table-cell>
          <table:table-cell office:value-type="float" office:value="528.9" table:style-name="ce1">
            <text:p>528,9</text:p>
          </table:table-cell>
          <table:table-cell office:value-type="float" office:value="809.8" table:style-name="ce1">
            <text:p>809,8</text:p>
          </table:table-cell>
          <table:table-cell office:value-type="float" office:value="-809.6" table:style-name="ce1">
            <text:p>-809,6</text:p>
          </table:table-cell>
          <table:table-cell office:value-type="float" office:value="402.3" table:style-name="ce1">
            <text:p>402,3</text:p>
          </table:table-cell>
          <table:table-cell office:value-type="float" office:value="-35" table:style-name="ce1">
            <text:p>-35</text:p>
          </table:table-cell>
          <table:table-cell office:value-type="float" office:value="-661.2" table:style-name="ce1">
            <text:p>-661,2</text:p>
          </table:table-cell>
          <table:table-cell office:value-type="float" office:value="334.7" table:style-name="ce1">
            <text:p>334,7</text:p>
          </table:table-cell>
          <table:table-cell office:value-type="float" office:value="-831.7" table:style-name="ce1">
            <text:p>-831,7</text:p>
          </table:table-cell>
          <table:table-cell office:value-type="float" office:value="527.20000000000005" table:style-name="ce1">
            <text:p>527,2</text:p>
          </table:table-cell>
          <table:table-cell office:value-type="float" office:value="579.20000000000005" table:style-name="ce1">
            <text:p>579,2</text:p>
          </table:table-cell>
          <table:table-cell office:value-type="float" office:value="-825.1" table:style-name="ce1">
            <text:p>-825,1</text:p>
          </table:table-cell>
          <table:table-cell office:value-type="float" office:value="-996.8" table:style-name="ce1">
            <text:p>-996,8</text:p>
          </table:table-cell>
          <table:table-cell office:value-type="float" office:value="486.2" table:style-name="ce1">
            <text:p>486,2</text:p>
          </table:table-cell>
          <table:table-cell office:value-type="float" office:value="424.5" table:style-name="ce1">
            <text:p>424,5</text:p>
          </table:table-cell>
          <table:table-cell office:value-type="float" office:value="537.6" table:style-name="ce1">
            <text:p>537,6</text:p>
          </table:table-cell>
          <table:table-cell office:value-type="float" office:value="509.7" table:style-name="ce1">
            <text:p>509,7</text:p>
          </table:table-cell>
          <table:table-cell office:value-type="float" office:value="-365.7" table:style-name="ce1">
            <text:p>-365,7</text:p>
          </table:table-cell>
          <table:table-cell office:value-type="float" office:value="-426.5" table:style-name="ce1">
            <text:p>-426,5</text:p>
          </table:table-cell>
          <table:table-cell office:value-type="float" office:value="-993" table:style-name="ce1">
            <text:p>-993</text:p>
          </table:table-cell>
          <table:table-cell office:value-type="float" office:value="-121.1" table:style-name="ce1">
            <text:p>-121,1</text:p>
          </table:table-cell>
          <table:table-cell office:value-type="float" office:value="241" table:style-name="ce1">
            <text:p>241</text:p>
          </table:table-cell>
          <table:table-cell office:value-type="float" office:value="-763.1" table:style-name="ce1">
            <text:p>-763,1</text:p>
          </table:table-cell>
          <table:table-cell office:value-type="float" office:value="219.7" table:style-name="ce1">
            <text:p>219,7</text:p>
          </table:table-cell>
          <table:table-cell office:value-type="float" office:value="942.9" table:style-name="ce1">
            <text:p>942,9</text:p>
          </table:table-cell>
          <table:table-cell office:value-type="float" office:value="195.9" table:style-name="ce1">
            <text:p>195,9</text:p>
          </table:table-cell>
          <table:table-cell office:value-type="float" office:value="774" table:style-name="ce1">
            <text:p>774</text:p>
          </table:table-cell>
          <table:table-cell office:value-type="float" office:value="165.1" table:style-name="ce1">
            <text:p>165,1</text:p>
          </table:table-cell>
          <table:table-cell office:value-type="float" office:value="-800.1" table:style-name="ce1">
            <text:p>-800,1</text:p>
          </table:table-cell>
          <table:table-cell office:value-type="float" office:value="201.2" table:style-name="ce1">
            <text:p>201,2</text:p>
          </table:table-cell>
          <table:table-cell office:value-type="float" office:value="-493.9" table:style-name="ce1">
            <text:p>-493,9</text:p>
          </table:table-cell>
          <table:table-cell table:number-columns-repeated="16344"/>
        </table:table-row>
        <table:table-row table:style-name="ro1">
          <table:table-cell office:value-type="float" office:value="-919.7" table:style-name="ce1">
            <text:p>-919,7</text:p>
          </table:table-cell>
          <table:table-cell office:value-type="float" office:value="-836.1" table:style-name="ce1">
            <text:p>-836,1</text:p>
          </table:table-cell>
          <table:table-cell office:value-type="float" office:value="-209.9" table:style-name="ce1">
            <text:p>-209,9</text:p>
          </table:table-cell>
          <table:table-cell office:value-type="float" office:value="-346.7" table:style-name="ce1">
            <text:p>-346,7</text:p>
          </table:table-cell>
          <table:table-cell office:value-type="float" office:value="597.9" table:style-name="ce1">
            <text:p>597,9</text:p>
          </table:table-cell>
          <table:table-cell office:value-type="float" office:value="-574.4" table:style-name="ce1">
            <text:p>-574,4</text:p>
          </table:table-cell>
          <table:table-cell office:value-type="float" office:value="161.30000000000001" table:style-name="ce1">
            <text:p>161,3</text:p>
          </table:table-cell>
          <table:table-cell office:value-type="float" office:value="-818.2" table:style-name="ce1">
            <text:p>-818,2</text:p>
          </table:table-cell>
          <table:table-cell office:value-type="float" office:value="237.6" table:style-name="ce1">
            <text:p>237,6</text:p>
          </table:table-cell>
          <table:table-cell office:value-type="float" office:value="-732.6" table:style-name="ce1">
            <text:p>-732,6</text:p>
          </table:table-cell>
          <table:table-cell office:value-type="float" office:value="-329" table:style-name="ce1">
            <text:p>-329</text:p>
          </table:table-cell>
          <table:table-cell office:value-type="float" office:value="636.79999999999995" table:style-name="ce1">
            <text:p>636,8</text:p>
          </table:table-cell>
          <table:table-cell office:value-type="float" office:value="-257.10000000000002" table:style-name="ce1">
            <text:p>-257,1</text:p>
          </table:table-cell>
          <table:table-cell office:value-type="float" office:value="-975" table:style-name="ce1">
            <text:p>-975</text:p>
          </table:table-cell>
          <table:table-cell office:value-type="float" office:value="-847.6" table:style-name="ce1">
            <text:p>-847,6</text:p>
          </table:table-cell>
          <table:table-cell office:value-type="float" office:value="690.2" table:style-name="ce1">
            <text:p>690,2</text:p>
          </table:table-cell>
          <table:table-cell office:value-type="float" office:value="-172.6" table:style-name="ce1">
            <text:p>-172,6</text:p>
          </table:table-cell>
          <table:table-cell office:value-type="float" office:value="-877.5" table:style-name="ce1">
            <text:p>-877,5</text:p>
          </table:table-cell>
          <table:table-cell office:value-type="float" office:value="282.60000000000002" table:style-name="ce1">
            <text:p>282,6</text:p>
          </table:table-cell>
          <table:table-cell office:value-type="float" office:value="687" table:style-name="ce1">
            <text:p>687</text:p>
          </table:table-cell>
          <table:table-cell office:value-type="float" office:value="972.5" table:style-name="ce1">
            <text:p>972,5</text:p>
          </table:table-cell>
          <table:table-cell office:value-type="float" office:value="-318.5" table:style-name="ce1">
            <text:p>-318,5</text:p>
          </table:table-cell>
          <table:table-cell office:value-type="float" office:value="348.8" table:style-name="ce1">
            <text:p>348,8</text:p>
          </table:table-cell>
          <table:table-cell office:value-type="float" office:value="-585.4" table:style-name="ce1">
            <text:p>-585,4</text:p>
          </table:table-cell>
          <table:table-cell office:value-type="float" office:value="115.2" table:style-name="ce1">
            <text:p>115,2</text:p>
          </table:table-cell>
          <table:table-cell office:value-type="float" office:value="-69.3" table:style-name="ce1">
            <text:p>-69,3</text:p>
          </table:table-cell>
          <table:table-cell office:value-type="float" office:value="700.5" table:style-name="ce1">
            <text:p>700,5</text:p>
          </table:table-cell>
          <table:table-cell office:value-type="float" office:value="59.5" table:style-name="ce1">
            <text:p>59,5</text:p>
          </table:table-cell>
          <table:table-cell office:value-type="float" office:value="884.6" table:style-name="ce1">
            <text:p>884,6</text:p>
          </table:table-cell>
          <table:table-cell office:value-type="float" office:value="826.2" table:style-name="ce1">
            <text:p>826,2</text:p>
          </table:table-cell>
          <table:table-cell office:value-type="float" office:value="-895.1" table:style-name="ce1">
            <text:p>-895,1</text:p>
          </table:table-cell>
          <table:table-cell office:value-type="float" office:value="-945.6" table:style-name="ce1">
            <text:p>-945,6</text:p>
          </table:table-cell>
          <table:table-cell office:value-type="float" office:value="858.5" table:style-name="ce1">
            <text:p>858,5</text:p>
          </table:table-cell>
          <table:table-cell office:value-type="float" office:value="765.4" table:style-name="ce1">
            <text:p>765,4</text:p>
          </table:table-cell>
          <table:table-cell office:value-type="float" office:value="-397.7" table:style-name="ce1">
            <text:p>-397,7</text:p>
          </table:table-cell>
          <table:table-cell office:value-type="float" office:value="-749.2" table:style-name="ce1">
            <text:p>-749,2</text:p>
          </table:table-cell>
          <table:table-cell office:value-type="float" office:value="-561" table:style-name="ce1">
            <text:p>-561</text:p>
          </table:table-cell>
          <table:table-cell office:value-type="float" office:value="451.9" table:style-name="ce1">
            <text:p>451,9</text:p>
          </table:table-cell>
          <table:table-cell office:value-type="float" office:value="243.9" table:style-name="ce1">
            <text:p>243,9</text:p>
          </table:table-cell>
          <table:table-cell office:value-type="float" office:value="-907.9" table:style-name="ce1">
            <text:p>-907,9</text:p>
          </table:table-cell>
          <table:table-cell table:number-columns-repeated="16344"/>
        </table:table-row>
        <table:table-row table:style-name="ro1">
          <table:table-cell office:value-type="float" office:value="162.1" table:style-name="ce1">
            <text:p>162,1</text:p>
          </table:table-cell>
          <table:table-cell office:value-type="float" office:value="-714.4" table:style-name="ce1">
            <text:p>-714,4</text:p>
          </table:table-cell>
          <table:table-cell office:value-type="float" office:value="545" table:style-name="ce1">
            <text:p>545</text:p>
          </table:table-cell>
          <table:table-cell office:value-type="float" office:value="-796.8" table:style-name="ce1">
            <text:p>-796,8</text:p>
          </table:table-cell>
          <table:table-cell office:value-type="float" office:value="854.9" table:style-name="ce1">
            <text:p>854,9</text:p>
          </table:table-cell>
          <table:table-cell office:value-type="float" office:value="-664.6" table:style-name="ce1">
            <text:p>-664,6</text:p>
          </table:table-cell>
          <table:table-cell office:value-type="float" office:value="855.7" table:style-name="ce1">
            <text:p>855,7</text:p>
          </table:table-cell>
          <table:table-cell office:value-type="float" office:value="585.70000000000005" table:style-name="ce1">
            <text:p>585,7</text:p>
          </table:table-cell>
          <table:table-cell office:value-type="float" office:value="640.5" table:style-name="ce1">
            <text:p>640,5</text:p>
          </table:table-cell>
          <table:table-cell office:value-type="float" office:value="745.3" table:style-name="ce1">
            <text:p>745,3</text:p>
          </table:table-cell>
          <table:table-cell office:value-type="float" office:value="349" table:style-name="ce1">
            <text:p>349</text:p>
          </table:table-cell>
          <table:table-cell office:value-type="float" office:value="377.1" table:style-name="ce1">
            <text:p>377,1</text:p>
          </table:table-cell>
          <table:table-cell office:value-type="float" office:value="894.2" table:style-name="ce1">
            <text:p>894,2</text:p>
          </table:table-cell>
          <table:table-cell office:value-type="float" office:value="427.8" table:style-name="ce1">
            <text:p>427,8</text:p>
          </table:table-cell>
          <table:table-cell office:value-type="float" office:value="952.5" table:style-name="ce1">
            <text:p>952,5</text:p>
          </table:table-cell>
          <table:table-cell office:value-type="float" office:value="553.20000000000005" table:style-name="ce1">
            <text:p>553,2</text:p>
          </table:table-cell>
          <table:table-cell office:value-type="float" office:value="-960.3" table:style-name="ce1">
            <text:p>-960,3</text:p>
          </table:table-cell>
          <table:table-cell office:value-type="float" office:value="-69.3" table:style-name="ce1">
            <text:p>-69,3</text:p>
          </table:table-cell>
          <table:table-cell office:value-type="float" office:value="492.1" table:style-name="ce1">
            <text:p>492,1</text:p>
          </table:table-cell>
          <table:table-cell office:value-type="float" office:value="-128.30000000000001" table:style-name="ce1">
            <text:p>-128,3</text:p>
          </table:table-cell>
          <table:table-cell office:value-type="float" office:value="226.6" table:style-name="ce1">
            <text:p>226,6</text:p>
          </table:table-cell>
          <table:table-cell office:value-type="float" office:value="448.3" table:style-name="ce1">
            <text:p>448,3</text:p>
          </table:table-cell>
          <table:table-cell office:value-type="float" office:value="-957.7" table:style-name="ce1">
            <text:p>-957,7</text:p>
          </table:table-cell>
          <table:table-cell office:value-type="float" office:value="-64.599999999999994" table:style-name="ce1">
            <text:p>-64,6</text:p>
          </table:table-cell>
          <table:table-cell office:value-type="float" office:value="248.8" table:style-name="ce1">
            <text:p>248,8</text:p>
          </table:table-cell>
          <table:table-cell office:value-type="float" office:value="-215.6" table:style-name="ce1">
            <text:p>-215,6</text:p>
          </table:table-cell>
          <table:table-cell office:value-type="float" office:value="671" table:style-name="ce1">
            <text:p>671</text:p>
          </table:table-cell>
          <table:table-cell office:value-type="float" office:value="-860.7" table:style-name="ce1">
            <text:p>-860,7</text:p>
          </table:table-cell>
          <table:table-cell office:value-type="float" office:value="-171" table:style-name="ce1">
            <text:p>-171</text:p>
          </table:table-cell>
          <table:table-cell office:value-type="float" office:value="-611.5" table:style-name="ce1">
            <text:p>-611,5</text:p>
          </table:table-cell>
          <table:table-cell office:value-type="float" office:value="941.6" table:style-name="ce1">
            <text:p>941,6</text:p>
          </table:table-cell>
          <table:table-cell office:value-type="float" office:value="973.2" table:style-name="ce1">
            <text:p>973,2</text:p>
          </table:table-cell>
          <table:table-cell office:value-type="float" office:value="-45.6" table:style-name="ce1">
            <text:p>-45,6</text:p>
          </table:table-cell>
          <table:table-cell office:value-type="float" office:value="-886" table:style-name="ce1">
            <text:p>-886</text:p>
          </table:table-cell>
          <table:table-cell office:value-type="float" office:value="857.5" table:style-name="ce1">
            <text:p>857,5</text:p>
          </table:table-cell>
          <table:table-cell office:value-type="float" office:value="-912.4" table:style-name="ce1">
            <text:p>-912,4</text:p>
          </table:table-cell>
          <table:table-cell office:value-type="float" office:value="-724" table:style-name="ce1">
            <text:p>-724</text:p>
          </table:table-cell>
          <table:table-cell office:value-type="float" office:value="-851.9" table:style-name="ce1">
            <text:p>-851,9</text:p>
          </table:table-cell>
          <table:table-cell office:value-type="float" office:value="-264.39999999999998" table:style-name="ce1">
            <text:p>-264,4</text:p>
          </table:table-cell>
          <table:table-cell office:value-type="float" office:value="436" table:style-name="ce1">
            <text:p>436</text:p>
          </table:table-cell>
          <table:table-cell table:number-columns-repeated="16344"/>
        </table:table-row>
        <table:table-row table:style-name="ro1">
          <table:table-cell office:value-type="float" office:value="527.5" table:style-name="ce1">
            <text:p>527,5</text:p>
          </table:table-cell>
          <table:table-cell office:value-type="float" office:value="695.6" table:style-name="ce1">
            <text:p>695,6</text:p>
          </table:table-cell>
          <table:table-cell office:value-type="float" office:value="-485.2" table:style-name="ce1">
            <text:p>-485,2</text:p>
          </table:table-cell>
          <table:table-cell office:value-type="float" office:value="-237" table:style-name="ce1">
            <text:p>-237</text:p>
          </table:table-cell>
          <table:table-cell office:value-type="float" office:value="451.6" table:style-name="ce1">
            <text:p>451,6</text:p>
          </table:table-cell>
          <table:table-cell office:value-type="float" office:value="-282.39999999999998" table:style-name="ce1">
            <text:p>-282,4</text:p>
          </table:table-cell>
          <table:table-cell office:value-type="float" office:value="352.7" table:style-name="ce1">
            <text:p>352,7</text:p>
          </table:table-cell>
          <table:table-cell office:value-type="float" office:value="-917.6" table:style-name="ce1">
            <text:p>-917,6</text:p>
          </table:table-cell>
          <table:table-cell office:value-type="float" office:value="473.6" table:style-name="ce1">
            <text:p>473,6</text:p>
          </table:table-cell>
          <table:table-cell office:value-type="float" office:value="713.4" table:style-name="ce1">
            <text:p>713,4</text:p>
          </table:table-cell>
          <table:table-cell office:value-type="float" office:value="575.5" table:style-name="ce1">
            <text:p>575,5</text:p>
          </table:table-cell>
          <table:table-cell office:value-type="float" office:value="-839.3" table:style-name="ce1">
            <text:p>-839,3</text:p>
          </table:table-cell>
          <table:table-cell office:value-type="float" office:value="768" table:style-name="ce1">
            <text:p>768</text:p>
          </table:table-cell>
          <table:table-cell office:value-type="float" office:value="-105.3" table:style-name="ce1">
            <text:p>-105,3</text:p>
          </table:table-cell>
          <table:table-cell office:value-type="float" office:value="11" table:style-name="ce1">
            <text:p>11</text:p>
          </table:table-cell>
          <table:table-cell office:value-type="float" office:value="-548.79999999999995" table:style-name="ce1">
            <text:p>-548,8</text:p>
          </table:table-cell>
          <table:table-cell office:value-type="float" office:value="-489.4" table:style-name="ce1">
            <text:p>-489,4</text:p>
          </table:table-cell>
          <table:table-cell office:value-type="float" office:value="286.2" table:style-name="ce1">
            <text:p>286,2</text:p>
          </table:table-cell>
          <table:table-cell office:value-type="float" office:value="561.70000000000005" table:style-name="ce1">
            <text:p>561,7</text:p>
          </table:table-cell>
          <table:table-cell office:value-type="float" office:value="-301.39999999999998" table:style-name="ce1">
            <text:p>-301,4</text:p>
          </table:table-cell>
          <table:table-cell office:value-type="float" office:value="-779.9" table:style-name="ce1">
            <text:p>-779,9</text:p>
          </table:table-cell>
          <table:table-cell office:value-type="float" office:value="-678.2" table:style-name="ce1">
            <text:p>-678,2</text:p>
          </table:table-cell>
          <table:table-cell office:value-type="float" office:value="226.3" table:style-name="ce1">
            <text:p>226,3</text:p>
          </table:table-cell>
          <table:table-cell office:value-type="float" office:value="-605.5" table:style-name="ce1">
            <text:p>-605,5</text:p>
          </table:table-cell>
          <table:table-cell office:value-type="float" office:value="-898.1" table:style-name="ce1">
            <text:p>-898,1</text:p>
          </table:table-cell>
          <table:table-cell office:value-type="float" office:value="291.3" table:style-name="ce1">
            <text:p>291,3</text:p>
          </table:table-cell>
          <table:table-cell office:value-type="float" office:value="-710" table:style-name="ce1">
            <text:p>-710</text:p>
          </table:table-cell>
          <table:table-cell office:value-type="float" office:value="-617.70000000000005" table:style-name="ce1">
            <text:p>-617,7</text:p>
          </table:table-cell>
          <table:table-cell office:value-type="float" office:value="-233.3" table:style-name="ce1">
            <text:p>-233,3</text:p>
          </table:table-cell>
          <table:table-cell office:value-type="float" office:value="536.20000000000005" table:style-name="ce1">
            <text:p>536,2</text:p>
          </table:table-cell>
          <table:table-cell office:value-type="float" office:value="965.7" table:style-name="ce1">
            <text:p>965,7</text:p>
          </table:table-cell>
          <table:table-cell office:value-type="float" office:value="-652.79999999999995" table:style-name="ce1">
            <text:p>-652,8</text:p>
          </table:table-cell>
          <table:table-cell office:value-type="float" office:value="624.6" table:style-name="ce1">
            <text:p>624,6</text:p>
          </table:table-cell>
          <table:table-cell office:value-type="float" office:value="-655.7" table:style-name="ce1">
            <text:p>-655,7</text:p>
          </table:table-cell>
          <table:table-cell office:value-type="float" office:value="620.79999999999995" table:style-name="ce1">
            <text:p>620,8</text:p>
          </table:table-cell>
          <table:table-cell office:value-type="float" office:value="-339" table:style-name="ce1">
            <text:p>-339</text:p>
          </table:table-cell>
          <table:table-cell office:value-type="float" office:value="429.5" table:style-name="ce1">
            <text:p>429,5</text:p>
          </table:table-cell>
          <table:table-cell office:value-type="float" office:value="571.6" table:style-name="ce1">
            <text:p>571,6</text:p>
          </table:table-cell>
          <table:table-cell office:value-type="float" office:value="-364.5" table:style-name="ce1">
            <text:p>-364,5</text:p>
          </table:table-cell>
          <table:table-cell office:value-type="float" office:value="-936.7" table:style-name="ce1">
            <text:p>-936,7</text:p>
          </table:table-cell>
          <table:table-cell table:number-columns-repeated="16344"/>
        </table:table-row>
        <table:table-row table:style-name="ro1">
          <table:table-cell office:value-type="float" office:value="252.8" table:style-name="ce1">
            <text:p>252,8</text:p>
          </table:table-cell>
          <table:table-cell office:value-type="float" office:value="512.4" table:style-name="ce1">
            <text:p>512,4</text:p>
          </table:table-cell>
          <table:table-cell office:value-type="float" office:value="-454.8" table:style-name="ce1">
            <text:p>-454,8</text:p>
          </table:table-cell>
          <table:table-cell office:value-type="float" office:value="-372.9" table:style-name="ce1">
            <text:p>-372,9</text:p>
          </table:table-cell>
          <table:table-cell office:value-type="float" office:value="-958.5" table:style-name="ce1">
            <text:p>-958,5</text:p>
          </table:table-cell>
          <table:table-cell office:value-type="float" office:value="912.3" table:style-name="ce1">
            <text:p>912,3</text:p>
          </table:table-cell>
          <table:table-cell office:value-type="float" office:value="779" table:style-name="ce1">
            <text:p>779</text:p>
          </table:table-cell>
          <table:table-cell office:value-type="float" office:value="-132.6" table:style-name="ce1">
            <text:p>-132,6</text:p>
          </table:table-cell>
          <table:table-cell office:value-type="float" office:value="-167" table:style-name="ce1">
            <text:p>-167</text:p>
          </table:table-cell>
          <table:table-cell office:value-type="float" office:value="-969" table:style-name="ce1">
            <text:p>-969</text:p>
          </table:table-cell>
          <table:table-cell office:value-type="float" office:value="493.5" table:style-name="ce1">
            <text:p>493,5</text:p>
          </table:table-cell>
          <table:table-cell office:value-type="float" office:value="-324.3" table:style-name="ce1">
            <text:p>-324,3</text:p>
          </table:table-cell>
          <table:table-cell office:value-type="float" office:value="-50.7" table:style-name="ce1">
            <text:p>-50,7</text:p>
          </table:table-cell>
          <table:table-cell office:value-type="float" office:value="-392.9" table:style-name="ce1">
            <text:p>-392,9</text:p>
          </table:table-cell>
          <table:table-cell office:value-type="float" office:value="700" table:style-name="ce1">
            <text:p>700</text:p>
          </table:table-cell>
          <table:table-cell office:value-type="float" office:value="-530.70000000000005" table:style-name="ce1">
            <text:p>-530,7</text:p>
          </table:table-cell>
          <table:table-cell office:value-type="float" office:value="929.7" table:style-name="ce1">
            <text:p>929,7</text:p>
          </table:table-cell>
          <table:table-cell office:value-type="float" office:value="-53.6" table:style-name="ce1">
            <text:p>-53,6</text:p>
          </table:table-cell>
          <table:table-cell office:value-type="float" office:value="-129.1" table:style-name="ce1">
            <text:p>-129,1</text:p>
          </table:table-cell>
          <table:table-cell office:value-type="float" office:value="49.3" table:style-name="ce1">
            <text:p>49,3</text:p>
          </table:table-cell>
          <table:table-cell office:value-type="float" office:value="-275.8" table:style-name="ce1">
            <text:p>-275,8</text:p>
          </table:table-cell>
          <table:table-cell office:value-type="float" office:value="103.4" table:style-name="ce1">
            <text:p>103,4</text:p>
          </table:table-cell>
          <table:table-cell office:value-type="float" office:value="868.7" table:style-name="ce1">
            <text:p>868,7</text:p>
          </table:table-cell>
          <table:table-cell office:value-type="float" office:value="-177.1" table:style-name="ce1">
            <text:p>-177,1</text:p>
          </table:table-cell>
          <table:table-cell office:value-type="float" office:value="-275.7" table:style-name="ce1">
            <text:p>-275,7</text:p>
          </table:table-cell>
          <table:table-cell office:value-type="float" office:value="229.4" table:style-name="ce1">
            <text:p>229,4</text:p>
          </table:table-cell>
          <table:table-cell office:value-type="float" office:value="-819.1" table:style-name="ce1">
            <text:p>-819,1</text:p>
          </table:table-cell>
          <table:table-cell office:value-type="float" office:value="-367.5" table:style-name="ce1">
            <text:p>-367,5</text:p>
          </table:table-cell>
          <table:table-cell office:value-type="float" office:value="-781.4" table:style-name="ce1">
            <text:p>-781,4</text:p>
          </table:table-cell>
          <table:table-cell office:value-type="float" office:value="-361" table:style-name="ce1">
            <text:p>-361</text:p>
          </table:table-cell>
          <table:table-cell office:value-type="float" office:value="698.5" table:style-name="ce1">
            <text:p>698,5</text:p>
          </table:table-cell>
          <table:table-cell office:value-type="float" office:value="217" table:style-name="ce1">
            <text:p>217</text:p>
          </table:table-cell>
          <table:table-cell office:value-type="float" office:value="304.10000000000002" table:style-name="ce1">
            <text:p>304,1</text:p>
          </table:table-cell>
          <table:table-cell office:value-type="float" office:value="-56.8" table:style-name="ce1">
            <text:p>-56,8</text:p>
          </table:table-cell>
          <table:table-cell office:value-type="float" office:value="590.79999999999995" table:style-name="ce1">
            <text:p>590,8</text:p>
          </table:table-cell>
          <table:table-cell office:value-type="float" office:value="587.79999999999995" table:style-name="ce1">
            <text:p>587,8</text:p>
          </table:table-cell>
          <table:table-cell office:value-type="float" office:value="-920.8" table:style-name="ce1">
            <text:p>-920,8</text:p>
          </table:table-cell>
          <table:table-cell office:value-type="float" office:value="383.2" table:style-name="ce1">
            <text:p>383,2</text:p>
          </table:table-cell>
          <table:table-cell office:value-type="float" office:value="-116.2" table:style-name="ce1">
            <text:p>-116,2</text:p>
          </table:table-cell>
          <table:table-cell office:value-type="float" office:value="-105.4" table:style-name="ce1">
            <text:p>-105,4</text:p>
          </table:table-cell>
          <table:table-cell table:number-columns-repeated="16344"/>
        </table:table-row>
        <table:table-row table:style-name="ro1">
          <table:table-cell office:value-type="float" office:value="-607.4" table:style-name="ce1">
            <text:p>-607,4</text:p>
          </table:table-cell>
          <table:table-cell office:value-type="float" office:value="575.79999999999995" table:style-name="ce1">
            <text:p>575,8</text:p>
          </table:table-cell>
          <table:table-cell office:value-type="float" office:value="587.79999999999995" table:style-name="ce1">
            <text:p>587,8</text:p>
          </table:table-cell>
          <table:table-cell office:value-type="float" office:value="-206" table:style-name="ce1">
            <text:p>-206</text:p>
          </table:table-cell>
          <table:table-cell office:value-type="float" office:value="439.4" table:style-name="ce1">
            <text:p>439,4</text:p>
          </table:table-cell>
          <table:table-cell office:value-type="float" office:value="-96.3" table:style-name="ce1">
            <text:p>-96,3</text:p>
          </table:table-cell>
          <table:table-cell office:value-type="float" office:value="477.8" table:style-name="ce1">
            <text:p>477,8</text:p>
          </table:table-cell>
          <table:table-cell office:value-type="float" office:value="575.1" table:style-name="ce1">
            <text:p>575,1</text:p>
          </table:table-cell>
          <table:table-cell office:value-type="float" office:value="755.6" table:style-name="ce1">
            <text:p>755,6</text:p>
          </table:table-cell>
          <table:table-cell office:value-type="float" office:value="-642.1" table:style-name="ce1">
            <text:p>-642,1</text:p>
          </table:table-cell>
          <table:table-cell office:value-type="float" office:value="220" table:style-name="ce1">
            <text:p>220</text:p>
          </table:table-cell>
          <table:table-cell office:value-type="float" office:value="-15.5" table:style-name="ce1">
            <text:p>-15,5</text:p>
          </table:table-cell>
          <table:table-cell office:value-type="float" office:value="-641.6" table:style-name="ce1">
            <text:p>-641,6</text:p>
          </table:table-cell>
          <table:table-cell office:value-type="float" office:value="889.7" table:style-name="ce1">
            <text:p>889,7</text:p>
          </table:table-cell>
          <table:table-cell office:value-type="float" office:value="-414.2" table:style-name="ce1">
            <text:p>-414,2</text:p>
          </table:table-cell>
          <table:table-cell office:value-type="float" office:value="-388.2" table:style-name="ce1">
            <text:p>-388,2</text:p>
          </table:table-cell>
          <table:table-cell office:value-type="float" office:value="-848.8" table:style-name="ce1">
            <text:p>-848,8</text:p>
          </table:table-cell>
          <table:table-cell office:value-type="float" office:value="-968.5" table:style-name="ce1">
            <text:p>-968,5</text:p>
          </table:table-cell>
          <table:table-cell office:value-type="float" office:value="792.7" table:style-name="ce1">
            <text:p>792,7</text:p>
          </table:table-cell>
          <table:table-cell office:value-type="float" office:value="-737.1" table:style-name="ce1">
            <text:p>-737,1</text:p>
          </table:table-cell>
          <table:table-cell office:value-type="float" office:value="867.2" table:style-name="ce1">
            <text:p>867,2</text:p>
          </table:table-cell>
          <table:table-cell office:value-type="float" office:value="32.1" table:style-name="ce1">
            <text:p>32,1</text:p>
          </table:table-cell>
          <table:table-cell office:value-type="float" office:value="853.8" table:style-name="ce1">
            <text:p>853,8</text:p>
          </table:table-cell>
          <table:table-cell office:value-type="float" office:value="-183.6" table:style-name="ce1">
            <text:p>-183,6</text:p>
          </table:table-cell>
          <table:table-cell office:value-type="float" office:value="-25.3" table:style-name="ce1">
            <text:p>-25,3</text:p>
          </table:table-cell>
          <table:table-cell office:value-type="float" office:value="691" table:style-name="ce1">
            <text:p>691</text:p>
          </table:table-cell>
          <table:table-cell office:value-type="float" office:value="-336.1" table:style-name="ce1">
            <text:p>-336,1</text:p>
          </table:table-cell>
          <table:table-cell office:value-type="float" office:value="-399" table:style-name="ce1">
            <text:p>-399</text:p>
          </table:table-cell>
          <table:table-cell office:value-type="float" office:value="583.70000000000005" table:style-name="ce1">
            <text:p>583,7</text:p>
          </table:table-cell>
          <table:table-cell office:value-type="float" office:value="598.5" table:style-name="ce1">
            <text:p>598,5</text:p>
          </table:table-cell>
          <table:table-cell office:value-type="float" office:value="939" table:style-name="ce1">
            <text:p>939</text:p>
          </table:table-cell>
          <table:table-cell office:value-type="float" office:value="-247.6" table:style-name="ce1">
            <text:p>-247,6</text:p>
          </table:table-cell>
          <table:table-cell office:value-type="float" office:value="-853.5" table:style-name="ce1">
            <text:p>-853,5</text:p>
          </table:table-cell>
          <table:table-cell office:value-type="float" office:value="210" table:style-name="ce1">
            <text:p>210</text:p>
          </table:table-cell>
          <table:table-cell office:value-type="float" office:value="148.1" table:style-name="ce1">
            <text:p>148,1</text:p>
          </table:table-cell>
          <table:table-cell office:value-type="float" office:value="-744.3" table:style-name="ce1">
            <text:p>-744,3</text:p>
          </table:table-cell>
          <table:table-cell office:value-type="float" office:value="559.79999999999995" table:style-name="ce1">
            <text:p>559,8</text:p>
          </table:table-cell>
          <table:table-cell office:value-type="float" office:value="109.9" table:style-name="ce1">
            <text:p>109,9</text:p>
          </table:table-cell>
          <table:table-cell office:value-type="float" office:value="227.1" table:style-name="ce1">
            <text:p>227,1</text:p>
          </table:table-cell>
          <table:table-cell office:value-type="float" office:value="386.9" table:style-name="ce1">
            <text:p>386,9</text:p>
          </table:table-cell>
          <table:table-cell table:number-columns-repeated="16344"/>
        </table:table-row>
        <table:table-row table:style-name="ro1">
          <table:table-cell office:value-type="float" office:value="-334.5" table:style-name="ce1">
            <text:p>-334,5</text:p>
          </table:table-cell>
          <table:table-cell office:value-type="float" office:value="576.20000000000005" table:style-name="ce1">
            <text:p>576,2</text:p>
          </table:table-cell>
          <table:table-cell office:value-type="float" office:value="-151.6" table:style-name="ce1">
            <text:p>-151,6</text:p>
          </table:table-cell>
          <table:table-cell office:value-type="float" office:value="-277.8" table:style-name="ce1">
            <text:p>-277,8</text:p>
          </table:table-cell>
          <table:table-cell office:value-type="float" office:value="650.1" table:style-name="ce1">
            <text:p>650,1</text:p>
          </table:table-cell>
          <table:table-cell office:value-type="float" office:value="790.7" table:style-name="ce1">
            <text:p>790,7</text:p>
          </table:table-cell>
          <table:table-cell office:value-type="float" office:value="-236.4" table:style-name="ce1">
            <text:p>-236,4</text:p>
          </table:table-cell>
          <table:table-cell office:value-type="float" office:value="-378.1" table:style-name="ce1">
            <text:p>-378,1</text:p>
          </table:table-cell>
          <table:table-cell office:value-type="float" office:value="-447.5" table:style-name="ce1">
            <text:p>-447,5</text:p>
          </table:table-cell>
          <table:table-cell office:value-type="float" office:value="-112" table:style-name="ce1">
            <text:p>-112</text:p>
          </table:table-cell>
          <table:table-cell office:value-type="float" office:value="328.1" table:style-name="ce1">
            <text:p>328,1</text:p>
          </table:table-cell>
          <table:table-cell office:value-type="float" office:value="-213.1" table:style-name="ce1">
            <text:p>-213,1</text:p>
          </table:table-cell>
          <table:table-cell office:value-type="float" office:value="-711.1" table:style-name="ce1">
            <text:p>-711,1</text:p>
          </table:table-cell>
          <table:table-cell office:value-type="float" office:value="-182.9" table:style-name="ce1">
            <text:p>-182,9</text:p>
          </table:table-cell>
          <table:table-cell office:value-type="float" office:value="564.29999999999995" table:style-name="ce1">
            <text:p>564,3</text:p>
          </table:table-cell>
          <table:table-cell office:value-type="float" office:value="153.9" table:style-name="ce1">
            <text:p>153,9</text:p>
          </table:table-cell>
          <table:table-cell office:value-type="float" office:value="33.9" table:style-name="ce1">
            <text:p>33,9</text:p>
          </table:table-cell>
          <table:table-cell office:value-type="float" office:value="-815.2" table:style-name="ce1">
            <text:p>-815,2</text:p>
          </table:table-cell>
          <table:table-cell office:value-type="float" office:value="-709.6" table:style-name="ce1">
            <text:p>-709,6</text:p>
          </table:table-cell>
          <table:table-cell office:value-type="float" office:value="-536.20000000000005" table:style-name="ce1">
            <text:p>-536,2</text:p>
          </table:table-cell>
          <table:table-cell office:value-type="float" office:value="-609.5" table:style-name="ce1">
            <text:p>-609,5</text:p>
          </table:table-cell>
          <table:table-cell office:value-type="float" office:value="-557.29999999999995" table:style-name="ce1">
            <text:p>-557,3</text:p>
          </table:table-cell>
          <table:table-cell office:value-type="float" office:value="-699.5" table:style-name="ce1">
            <text:p>-699,5</text:p>
          </table:table-cell>
          <table:table-cell office:value-type="float" office:value="716" table:style-name="ce1">
            <text:p>716</text:p>
          </table:table-cell>
          <table:table-cell office:value-type="float" office:value="742.6" table:style-name="ce1">
            <text:p>742,6</text:p>
          </table:table-cell>
          <table:table-cell office:value-type="float" office:value="464.2" table:style-name="ce1">
            <text:p>464,2</text:p>
          </table:table-cell>
          <table:table-cell office:value-type="float" office:value="725.5" table:style-name="ce1">
            <text:p>725,5</text:p>
          </table:table-cell>
          <table:table-cell office:value-type="float" office:value="761.9" table:style-name="ce1">
            <text:p>761,9</text:p>
          </table:table-cell>
          <table:table-cell office:value-type="float" office:value="-5.0999999999999996" table:style-name="ce1">
            <text:p>-5,1</text:p>
          </table:table-cell>
          <table:table-cell office:value-type="float" office:value="594.79999999999995" table:style-name="ce1">
            <text:p>594,8</text:p>
          </table:table-cell>
          <table:table-cell office:value-type="float" office:value="735.6" table:style-name="ce1">
            <text:p>735,6</text:p>
          </table:table-cell>
          <table:table-cell office:value-type="float" office:value="872.2" table:style-name="ce1">
            <text:p>872,2</text:p>
          </table:table-cell>
          <table:table-cell office:value-type="float" office:value="65.2" table:style-name="ce1">
            <text:p>65,2</text:p>
          </table:table-cell>
          <table:table-cell office:value-type="float" office:value="-233.1" table:style-name="ce1">
            <text:p>-233,1</text:p>
          </table:table-cell>
          <table:table-cell office:value-type="float" office:value="823.2" table:style-name="ce1">
            <text:p>823,2</text:p>
          </table:table-cell>
          <table:table-cell office:value-type="float" office:value="-800.1" table:style-name="ce1">
            <text:p>-800,1</text:p>
          </table:table-cell>
          <table:table-cell office:value-type="float" office:value="485.6" table:style-name="ce1">
            <text:p>485,6</text:p>
          </table:table-cell>
          <table:table-cell office:value-type="float" office:value="170.6" table:style-name="ce1">
            <text:p>170,6</text:p>
          </table:table-cell>
          <table:table-cell office:value-type="float" office:value="517.6" table:style-name="ce1">
            <text:p>517,6</text:p>
          </table:table-cell>
          <table:table-cell office:value-type="float" office:value="-423.7" table:style-name="ce1">
            <text:p>-423,7</text:p>
          </table:table-cell>
          <table:table-cell table:number-columns-repeated="16344"/>
        </table:table-row>
        <table:table-row table:style-name="ro1">
          <table:table-cell office:value-type="float" office:value="186.4" table:style-name="ce1">
            <text:p>186,4</text:p>
          </table:table-cell>
          <table:table-cell office:value-type="float" office:value="446.8" table:style-name="ce1">
            <text:p>446,8</text:p>
          </table:table-cell>
          <table:table-cell office:value-type="float" office:value="63.3" table:style-name="ce1">
            <text:p>63,3</text:p>
          </table:table-cell>
          <table:table-cell office:value-type="float" office:value="-439.9" table:style-name="ce1">
            <text:p>-439,9</text:p>
          </table:table-cell>
          <table:table-cell office:value-type="float" office:value="-712.2" table:style-name="ce1">
            <text:p>-712,2</text:p>
          </table:table-cell>
          <table:table-cell office:value-type="float" office:value="-534.79999999999995" table:style-name="ce1">
            <text:p>-534,8</text:p>
          </table:table-cell>
          <table:table-cell office:value-type="float" office:value="752.3" table:style-name="ce1">
            <text:p>752,3</text:p>
          </table:table-cell>
          <table:table-cell office:value-type="float" office:value="-23.5" table:style-name="ce1">
            <text:p>-23,5</text:p>
          </table:table-cell>
          <table:table-cell office:value-type="float" office:value="-748.3" table:style-name="ce1">
            <text:p>-748,3</text:p>
          </table:table-cell>
          <table:table-cell office:value-type="float" office:value="418.8" table:style-name="ce1">
            <text:p>418,8</text:p>
          </table:table-cell>
          <table:table-cell office:value-type="float" office:value="913.6" table:style-name="ce1">
            <text:p>913,6</text:p>
          </table:table-cell>
          <table:table-cell office:value-type="float" office:value="-393.1" table:style-name="ce1">
            <text:p>-393,1</text:p>
          </table:table-cell>
          <table:table-cell office:value-type="float" office:value="913.2" table:style-name="ce1">
            <text:p>913,2</text:p>
          </table:table-cell>
          <table:table-cell office:value-type="float" office:value="-355.7" table:style-name="ce1">
            <text:p>-355,7</text:p>
          </table:table-cell>
          <table:table-cell office:value-type="float" office:value="-4.7" table:style-name="ce1">
            <text:p>-4,7</text:p>
          </table:table-cell>
          <table:table-cell office:value-type="float" office:value="907.4" table:style-name="ce1">
            <text:p>907,4</text:p>
          </table:table-cell>
          <table:table-cell office:value-type="float" office:value="-278.7" table:style-name="ce1">
            <text:p>-278,7</text:p>
          </table:table-cell>
          <table:table-cell office:value-type="float" office:value="-743.2" table:style-name="ce1">
            <text:p>-743,2</text:p>
          </table:table-cell>
          <table:table-cell office:value-type="float" office:value="463.8" table:style-name="ce1">
            <text:p>463,8</text:p>
          </table:table-cell>
          <table:table-cell office:value-type="float" office:value="607.70000000000005" table:style-name="ce1">
            <text:p>607,7</text:p>
          </table:table-cell>
          <table:table-cell office:value-type="float" office:value="-925.6" table:style-name="ce1">
            <text:p>-925,6</text:p>
          </table:table-cell>
          <table:table-cell office:value-type="float" office:value="922.5" table:style-name="ce1">
            <text:p>922,5</text:p>
          </table:table-cell>
          <table:table-cell office:value-type="float" office:value="322.8" table:style-name="ce1">
            <text:p>322,8</text:p>
          </table:table-cell>
          <table:table-cell office:value-type="float" office:value="-537" table:style-name="ce1">
            <text:p>-537</text:p>
          </table:table-cell>
          <table:table-cell office:value-type="float" office:value="-50.1" table:style-name="ce1">
            <text:p>-50,1</text:p>
          </table:table-cell>
          <table:table-cell office:value-type="float" office:value="-155.5" table:style-name="ce1">
            <text:p>-155,5</text:p>
          </table:table-cell>
          <table:table-cell office:value-type="float" office:value="680.2" table:style-name="ce1">
            <text:p>680,2</text:p>
          </table:table-cell>
          <table:table-cell office:value-type="float" office:value="-461.7" table:style-name="ce1">
            <text:p>-461,7</text:p>
          </table:table-cell>
          <table:table-cell office:value-type="float" office:value="-719.6" table:style-name="ce1">
            <text:p>-719,6</text:p>
          </table:table-cell>
          <table:table-cell office:value-type="float" office:value="207.4" table:style-name="ce1">
            <text:p>207,4</text:p>
          </table:table-cell>
          <table:table-cell office:value-type="float" office:value="-605.29999999999995" table:style-name="ce1">
            <text:p>-605,3</text:p>
          </table:table-cell>
          <table:table-cell office:value-type="float" office:value="-902.5" table:style-name="ce1">
            <text:p>-902,5</text:p>
          </table:table-cell>
          <table:table-cell office:value-type="float" office:value="-664.1" table:style-name="ce1">
            <text:p>-664,1</text:p>
          </table:table-cell>
          <table:table-cell office:value-type="float" office:value="-80.8" table:style-name="ce1">
            <text:p>-80,8</text:p>
          </table:table-cell>
          <table:table-cell office:value-type="float" office:value="-42.5" table:style-name="ce1">
            <text:p>-42,5</text:p>
          </table:table-cell>
          <table:table-cell office:value-type="float" office:value="410.2" table:style-name="ce1">
            <text:p>410,2</text:p>
          </table:table-cell>
          <table:table-cell office:value-type="float" office:value="993.7" table:style-name="ce1">
            <text:p>993,7</text:p>
          </table:table-cell>
          <table:table-cell office:value-type="float" office:value="57.1" table:style-name="ce1">
            <text:p>57,1</text:p>
          </table:table-cell>
          <table:table-cell office:value-type="float" office:value="-627" table:style-name="ce1">
            <text:p>-627</text:p>
          </table:table-cell>
          <table:table-cell office:value-type="float" office:value="-599.1" table:style-name="ce1">
            <text:p>-599,1</text:p>
          </table:table-cell>
          <table:table-cell table:number-columns-repeated="16344"/>
        </table:table-row>
        <table:table-row table:style-name="ro1">
          <table:table-cell office:value-type="float" office:value="833.7" table:style-name="ce1">
            <text:p>833,7</text:p>
          </table:table-cell>
          <table:table-cell office:value-type="float" office:value="-583.6" table:style-name="ce1">
            <text:p>-583,6</text:p>
          </table:table-cell>
          <table:table-cell office:value-type="float" office:value="-260.5" table:style-name="ce1">
            <text:p>-260,5</text:p>
          </table:table-cell>
          <table:table-cell office:value-type="float" office:value="-63.9" table:style-name="ce1">
            <text:p>-63,9</text:p>
          </table:table-cell>
          <table:table-cell office:value-type="float" office:value="-516.9" table:style-name="ce1">
            <text:p>-516,9</text:p>
          </table:table-cell>
          <table:table-cell office:value-type="float" office:value="566.9" table:style-name="ce1">
            <text:p>566,9</text:p>
          </table:table-cell>
          <table:table-cell office:value-type="float" office:value="-89.9" table:style-name="ce1">
            <text:p>-89,9</text:p>
          </table:table-cell>
          <table:table-cell office:value-type="float" office:value="-898.3" table:style-name="ce1">
            <text:p>-898,3</text:p>
          </table:table-cell>
          <table:table-cell office:value-type="float" office:value="-666.9" table:style-name="ce1">
            <text:p>-666,9</text:p>
          </table:table-cell>
          <table:table-cell office:value-type="float" office:value="-398.9" table:style-name="ce1">
            <text:p>-398,9</text:p>
          </table:table-cell>
          <table:table-cell office:value-type="float" office:value="639.6" table:style-name="ce1">
            <text:p>639,6</text:p>
          </table:table-cell>
          <table:table-cell office:value-type="float" office:value="1.8" table:style-name="ce1">
            <text:p>1,8</text:p>
          </table:table-cell>
          <table:table-cell office:value-type="float" office:value="208.5" table:style-name="ce1">
            <text:p>208,5</text:p>
          </table:table-cell>
          <table:table-cell office:value-type="float" office:value="357" table:style-name="ce1">
            <text:p>357</text:p>
          </table:table-cell>
          <table:table-cell office:value-type="float" office:value="742.6" table:style-name="ce1">
            <text:p>742,6</text:p>
          </table:table-cell>
          <table:table-cell office:value-type="float" office:value="87.9" table:style-name="ce1">
            <text:p>87,9</text:p>
          </table:table-cell>
          <table:table-cell office:value-type="float" office:value="68" table:style-name="ce1">
            <text:p>68</text:p>
          </table:table-cell>
          <table:table-cell office:value-type="float" office:value="731.1" table:style-name="ce1">
            <text:p>731,1</text:p>
          </table:table-cell>
          <table:table-cell office:value-type="float" office:value="191" table:style-name="ce1">
            <text:p>191</text:p>
          </table:table-cell>
          <table:table-cell office:value-type="float" office:value="17.8" table:style-name="ce1">
            <text:p>17,8</text:p>
          </table:table-cell>
          <table:table-cell office:value-type="float" office:value="959.4" table:style-name="ce1">
            <text:p>959,4</text:p>
          </table:table-cell>
          <table:table-cell office:value-type="float" office:value="655.29999999999995" table:style-name="ce1">
            <text:p>655,3</text:p>
          </table:table-cell>
          <table:table-cell office:value-type="float" office:value="-292.39999999999998" table:style-name="ce1">
            <text:p>-292,4</text:p>
          </table:table-cell>
          <table:table-cell office:value-type="float" office:value="592.20000000000005" table:style-name="ce1">
            <text:p>592,2</text:p>
          </table:table-cell>
          <table:table-cell office:value-type="float" office:value="-327.2" table:style-name="ce1">
            <text:p>-327,2</text:p>
          </table:table-cell>
          <table:table-cell office:value-type="float" office:value="659.1" table:style-name="ce1">
            <text:p>659,1</text:p>
          </table:table-cell>
          <table:table-cell office:value-type="float" office:value="716.5" table:style-name="ce1">
            <text:p>716,5</text:p>
          </table:table-cell>
          <table:table-cell office:value-type="float" office:value="855.3" table:style-name="ce1">
            <text:p>855,3</text:p>
          </table:table-cell>
          <table:table-cell office:value-type="float" office:value="503.1" table:style-name="ce1">
            <text:p>503,1</text:p>
          </table:table-cell>
          <table:table-cell office:value-type="float" office:value="263.2" table:style-name="ce1">
            <text:p>263,2</text:p>
          </table:table-cell>
          <table:table-cell office:value-type="float" office:value="808" table:style-name="ce1">
            <text:p>808</text:p>
          </table:table-cell>
          <table:table-cell office:value-type="float" office:value="-912.6" table:style-name="ce1">
            <text:p>-912,6</text:p>
          </table:table-cell>
          <table:table-cell office:value-type="float" office:value="266.3" table:style-name="ce1">
            <text:p>266,3</text:p>
          </table:table-cell>
          <table:table-cell office:value-type="float" office:value="332.4" table:style-name="ce1">
            <text:p>332,4</text:p>
          </table:table-cell>
          <table:table-cell office:value-type="float" office:value="691.5" table:style-name="ce1">
            <text:p>691,5</text:p>
          </table:table-cell>
          <table:table-cell office:value-type="float" office:value="772" table:style-name="ce1">
            <text:p>772</text:p>
          </table:table-cell>
          <table:table-cell office:value-type="float" office:value="447.3" table:style-name="ce1">
            <text:p>447,3</text:p>
          </table:table-cell>
          <table:table-cell office:value-type="float" office:value="-408.7" table:style-name="ce1">
            <text:p>-408,7</text:p>
          </table:table-cell>
          <table:table-cell office:value-type="float" office:value="-878.5" table:style-name="ce1">
            <text:p>-878,5</text:p>
          </table:table-cell>
          <table:table-cell office:value-type="float" office:value="-557.6" table:style-name="ce1">
            <text:p>-557,6</text:p>
          </table:table-cell>
          <table:table-cell table:number-columns-repeated="16344"/>
        </table:table-row>
        <table:table-row table:style-name="ro1">
          <table:table-cell office:value-type="float" office:value="-860.3" table:style-name="ce1">
            <text:p>-860,3</text:p>
          </table:table-cell>
          <table:table-cell office:value-type="float" office:value="777.7" table:style-name="ce1">
            <text:p>777,7</text:p>
          </table:table-cell>
          <table:table-cell office:value-type="float" office:value="-554.20000000000005" table:style-name="ce1">
            <text:p>-554,2</text:p>
          </table:table-cell>
          <table:table-cell office:value-type="float" office:value="400.3" table:style-name="ce1">
            <text:p>400,3</text:p>
          </table:table-cell>
          <table:table-cell office:value-type="float" office:value="-408.7" table:style-name="ce1">
            <text:p>-408,7</text:p>
          </table:table-cell>
          <table:table-cell office:value-type="float" office:value="109" table:style-name="ce1">
            <text:p>109</text:p>
          </table:table-cell>
          <table:table-cell office:value-type="float" office:value="-63.5" table:style-name="ce1">
            <text:p>-63,5</text:p>
          </table:table-cell>
          <table:table-cell office:value-type="float" office:value="-326.60000000000002" table:style-name="ce1">
            <text:p>-326,6</text:p>
          </table:table-cell>
          <table:table-cell office:value-type="float" office:value="760.6" table:style-name="ce1">
            <text:p>760,6</text:p>
          </table:table-cell>
          <table:table-cell office:value-type="float" office:value="607.29999999999995" table:style-name="ce1">
            <text:p>607,3</text:p>
          </table:table-cell>
          <table:table-cell office:value-type="float" office:value="219.4" table:style-name="ce1">
            <text:p>219,4</text:p>
          </table:table-cell>
          <table:table-cell office:value-type="float" office:value="-121.6" table:style-name="ce1">
            <text:p>-121,6</text:p>
          </table:table-cell>
          <table:table-cell office:value-type="float" office:value="-629.70000000000005" table:style-name="ce1">
            <text:p>-629,7</text:p>
          </table:table-cell>
          <table:table-cell office:value-type="float" office:value="-469.4" table:style-name="ce1">
            <text:p>-469,4</text:p>
          </table:table-cell>
          <table:table-cell office:value-type="float" office:value="-382.5" table:style-name="ce1">
            <text:p>-382,5</text:p>
          </table:table-cell>
          <table:table-cell office:value-type="float" office:value="343.9" table:style-name="ce1">
            <text:p>343,9</text:p>
          </table:table-cell>
          <table:table-cell office:value-type="float" office:value="-662.2" table:style-name="ce1">
            <text:p>-662,2</text:p>
          </table:table-cell>
          <table:table-cell office:value-type="float" office:value="-872.2" table:style-name="ce1">
            <text:p>-872,2</text:p>
          </table:table-cell>
          <table:table-cell office:value-type="float" office:value="482.5" table:style-name="ce1">
            <text:p>482,5</text:p>
          </table:table-cell>
          <table:table-cell office:value-type="float" office:value="588.70000000000005" table:style-name="ce1">
            <text:p>588,7</text:p>
          </table:table-cell>
          <table:table-cell office:value-type="float" office:value="157.80000000000001" table:style-name="ce1">
            <text:p>157,8</text:p>
          </table:table-cell>
          <table:table-cell office:value-type="float" office:value="-528.29999999999995" table:style-name="ce1">
            <text:p>-528,3</text:p>
          </table:table-cell>
          <table:table-cell office:value-type="float" office:value="-995.4" table:style-name="ce1">
            <text:p>-995,4</text:p>
          </table:table-cell>
          <table:table-cell office:value-type="float" office:value="-387.4" table:style-name="ce1">
            <text:p>-387,4</text:p>
          </table:table-cell>
          <table:table-cell office:value-type="float" office:value="283.5" table:style-name="ce1">
            <text:p>283,5</text:p>
          </table:table-cell>
          <table:table-cell office:value-type="float" office:value="333.7" table:style-name="ce1">
            <text:p>333,7</text:p>
          </table:table-cell>
          <table:table-cell office:value-type="float" office:value="619.6" table:style-name="ce1">
            <text:p>619,6</text:p>
          </table:table-cell>
          <table:table-cell office:value-type="float" office:value="-315.2" table:style-name="ce1">
            <text:p>-315,2</text:p>
          </table:table-cell>
          <table:table-cell office:value-type="float" office:value="320.39999999999998" table:style-name="ce1">
            <text:p>320,4</text:p>
          </table:table-cell>
          <table:table-cell office:value-type="float" office:value="432.2" table:style-name="ce1">
            <text:p>432,2</text:p>
          </table:table-cell>
          <table:table-cell office:value-type="float" office:value="527.70000000000005" table:style-name="ce1">
            <text:p>527,7</text:p>
          </table:table-cell>
          <table:table-cell office:value-type="float" office:value="683.7" table:style-name="ce1">
            <text:p>683,7</text:p>
          </table:table-cell>
          <table:table-cell office:value-type="float" office:value="-211.5" table:style-name="ce1">
            <text:p>-211,5</text:p>
          </table:table-cell>
          <table:table-cell office:value-type="float" office:value="-46.7" table:style-name="ce1">
            <text:p>-46,7</text:p>
          </table:table-cell>
          <table:table-cell office:value-type="float" office:value="898.8" table:style-name="ce1">
            <text:p>898,8</text:p>
          </table:table-cell>
          <table:table-cell office:value-type="float" office:value="572.79999999999995" table:style-name="ce1">
            <text:p>572,8</text:p>
          </table:table-cell>
          <table:table-cell office:value-type="float" office:value="209.9" table:style-name="ce1">
            <text:p>209,9</text:p>
          </table:table-cell>
          <table:table-cell office:value-type="float" office:value="-100.6" table:style-name="ce1">
            <text:p>-100,6</text:p>
          </table:table-cell>
          <table:table-cell office:value-type="float" office:value="825.4" table:style-name="ce1">
            <text:p>825,4</text:p>
          </table:table-cell>
          <table:table-cell office:value-type="float" office:value="-972.7" table:style-name="ce1">
            <text:p>-972,7</text:p>
          </table:table-cell>
          <table:table-cell table:number-columns-repeated="1634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793" table:style-name="ce1">
            <text:p>793</text:p>
          </table:table-cell>
          <table:table-cell office:value-type="float" office:value="373.4" table:style-name="ce1">
            <text:p>373,4</text:p>
          </table:table-cell>
          <table:table-cell office:value-type="float" office:value="734.3" table:style-name="ce1">
            <text:p>734,3</text:p>
          </table:table-cell>
          <table:table-cell office:value-type="float" office:value="-392.8" table:style-name="ce1">
            <text:p>-392,8</text:p>
          </table:table-cell>
          <table:table-cell office:value-type="float" office:value="-581.4" table:style-name="ce1">
            <text:p>-581,4</text:p>
          </table:table-cell>
          <table:table-cell office:value-type="float" office:value="-700.5" table:style-name="ce1">
            <text:p>-700,5</text:p>
          </table:table-cell>
          <table:table-cell office:value-type="float" office:value="-669.5" table:style-name="ce1">
            <text:p>-669,5</text:p>
          </table:table-cell>
          <table:table-cell office:value-type="float" office:value="12.8" table:style-name="ce1">
            <text:p>12,8</text:p>
          </table:table-cell>
          <table:table-cell office:value-type="float" office:value="-858.3" table:style-name="ce1">
            <text:p>-858,3</text:p>
          </table:table-cell>
          <table:table-cell office:value-type="float" office:value="373.9" table:style-name="ce1">
            <text:p>373,9</text:p>
          </table:table-cell>
          <table:table-cell office:value-type="float" office:value="-598.70000000000005" table:style-name="ce1">
            <text:p>-598,7</text:p>
          </table:table-cell>
          <table:table-cell office:value-type="float" office:value="742.7" table:style-name="ce1">
            <text:p>742,7</text:p>
          </table:table-cell>
          <table:table-cell office:value-type="float" office:value="273.10000000000002" table:style-name="ce1">
            <text:p>273,1</text:p>
          </table:table-cell>
          <table:table-cell office:value-type="float" office:value="695.6" table:style-name="ce1">
            <text:p>695,6</text:p>
          </table:table-cell>
          <table:table-cell office:value-type="float" office:value="564.29999999999995" table:style-name="ce1">
            <text:p>564,3</text:p>
          </table:table-cell>
          <table:table-cell office:value-type="float" office:value="637.4" table:style-name="ce1">
            <text:p>637,4</text:p>
          </table:table-cell>
          <table:table-cell office:value-type="float" office:value="862.4" table:style-name="ce1">
            <text:p>862,4</text:p>
          </table:table-cell>
          <table:table-cell office:value-type="float" office:value="-74.3" table:style-name="ce1">
            <text:p>-74,3</text:p>
          </table:table-cell>
          <table:table-cell office:value-type="float" office:value="-22.6" table:style-name="ce1">
            <text:p>-22,6</text:p>
          </table:table-cell>
          <table:table-cell office:value-type="float" office:value="-86.9" table:style-name="ce1">
            <text:p>-86,9</text:p>
          </table:table-cell>
          <table:table-cell office:value-type="float" office:value="-1" table:style-name="ce1">
            <text:p>-1</text:p>
          </table:table-cell>
          <table:table-cell office:value-type="float" office:value="247.7" table:style-name="ce1">
            <text:p>247,7</text:p>
          </table:table-cell>
          <table:table-cell office:value-type="float" office:value="115.7" table:style-name="ce1">
            <text:p>115,7</text:p>
          </table:table-cell>
          <table:table-cell office:value-type="float" office:value="-175.7" table:style-name="ce1">
            <text:p>-175,7</text:p>
          </table:table-cell>
          <table:table-cell office:value-type="float" office:value="-295.5" table:style-name="ce1">
            <text:p>-295,5</text:p>
          </table:table-cell>
          <table:table-cell office:value-type="float" office:value="44.5" table:style-name="ce1">
            <text:p>44,5</text:p>
          </table:table-cell>
          <table:table-cell office:value-type="float" office:value="-344.3" table:style-name="ce1">
            <text:p>-344,3</text:p>
          </table:table-cell>
          <table:table-cell office:value-type="float" office:value="90.3" table:style-name="ce1">
            <text:p>90,3</text:p>
          </table:table-cell>
          <table:table-cell office:value-type="float" office:value="-97.8" table:style-name="ce1">
            <text:p>-97,8</text:p>
          </table:table-cell>
          <table:table-cell office:value-type="float" office:value="-144.80000000000001" table:style-name="ce1">
            <text:p>-144,8</text:p>
          </table:table-cell>
          <table:table-cell office:value-type="float" office:value="673.5" table:style-name="ce1">
            <text:p>673,5</text:p>
          </table:table-cell>
          <table:table-cell office:value-type="float" office:value="-401.9" table:style-name="ce1">
            <text:p>-401,9</text:p>
          </table:table-cell>
          <table:table-cell office:value-type="float" office:value="569.29999999999995" table:style-name="ce1">
            <text:p>569,3</text:p>
          </table:table-cell>
          <table:table-cell office:value-type="float" office:value="233.7" table:style-name="ce1">
            <text:p>233,7</text:p>
          </table:table-cell>
          <table:table-cell office:value-type="float" office:value="772.8" table:style-name="ce1">
            <text:p>772,8</text:p>
          </table:table-cell>
          <table:table-cell office:value-type="float" office:value="545.20000000000005" table:style-name="ce1">
            <text:p>545,2</text:p>
          </table:table-cell>
          <table:table-cell office:value-type="float" office:value="-819.7" table:style-name="ce1">
            <text:p>-819,7</text:p>
          </table:table-cell>
          <table:table-cell office:value-type="float" office:value="-667.1" table:style-name="ce1">
            <text:p>-667,1</text:p>
          </table:table-cell>
          <table:table-cell office:value-type="float" office:value="479.5" table:style-name="ce1">
            <text:p>479,5</text:p>
          </table:table-cell>
          <table:table-cell table:number-columns-repeated="16344"/>
        </table:table-row>
        <table:table-row table:style-name="ro1">
          <table:table-cell office:value-type="float" office:value="57.1" table:style-name="ce1">
            <text:p>57,1</text:p>
          </table:table-cell>
          <table:table-cell office:value-type="float" office:value="-3.7" table:style-name="ce1">
            <text:p>-3,7</text:p>
          </table:table-cell>
          <table:table-cell office:value-type="float" office:value="-47.8" table:style-name="ce1">
            <text:p>-47,8</text:p>
          </table:table-cell>
          <table:table-cell office:value-type="float" office:value="-62.4" table:style-name="ce1">
            <text:p>-62,4</text:p>
          </table:table-cell>
          <table:table-cell office:value-type="float" office:value="-536.4" table:style-name="ce1">
            <text:p>-536,4</text:p>
          </table:table-cell>
          <table:table-cell office:value-type="float" office:value="-347.2" table:style-name="ce1">
            <text:p>-347,2</text:p>
          </table:table-cell>
          <table:table-cell office:value-type="float" office:value="-707.9" table:style-name="ce1">
            <text:p>-707,9</text:p>
          </table:table-cell>
          <table:table-cell office:value-type="float" office:value="-811.2" table:style-name="ce1">
            <text:p>-811,2</text:p>
          </table:table-cell>
          <table:table-cell office:value-type="float" office:value="-740" table:style-name="ce1">
            <text:p>-740</text:p>
          </table:table-cell>
          <table:table-cell office:value-type="float" office:value="345.2" table:style-name="ce1">
            <text:p>345,2</text:p>
          </table:table-cell>
          <table:table-cell office:value-type="float" office:value="-383.8" table:style-name="ce1">
            <text:p>-383,8</text:p>
          </table:table-cell>
          <table:table-cell office:value-type="float" office:value="-16" table:style-name="ce1">
            <text:p>-16</text:p>
          </table:table-cell>
          <table:table-cell office:value-type="float" office:value="846.8" table:style-name="ce1">
            <text:p>846,8</text:p>
          </table:table-cell>
          <table:table-cell office:value-type="float" office:value="191.3" table:style-name="ce1">
            <text:p>191,3</text:p>
          </table:table-cell>
          <table:table-cell office:value-type="float" office:value="-31.2" table:style-name="ce1">
            <text:p>-31,2</text:p>
          </table:table-cell>
          <table:table-cell office:value-type="float" office:value="-852.7" table:style-name="ce1">
            <text:p>-852,7</text:p>
          </table:table-cell>
          <table:table-cell office:value-type="float" office:value="-371.2" table:style-name="ce1">
            <text:p>-371,2</text:p>
          </table:table-cell>
          <table:table-cell office:value-type="float" office:value="-358.2" table:style-name="ce1">
            <text:p>-358,2</text:p>
          </table:table-cell>
          <table:table-cell office:value-type="float" office:value="-176.1" table:style-name="ce1">
            <text:p>-176,1</text:p>
          </table:table-cell>
          <table:table-cell office:value-type="float" office:value="196.8" table:style-name="ce1">
            <text:p>196,8</text:p>
          </table:table-cell>
          <table:table-cell office:value-type="float" office:value="345.5" table:style-name="ce1">
            <text:p>345,5</text:p>
          </table:table-cell>
          <table:table-cell office:value-type="float" office:value="156.1" table:style-name="ce1">
            <text:p>156,1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259.3" table:style-name="ce1">
            <text:p>259,3</text:p>
          </table:table-cell>
          <table:table-cell office:value-type="float" office:value="270.60000000000002" table:style-name="ce1">
            <text:p>270,6</text:p>
          </table:table-cell>
          <table:table-cell office:value-type="float" office:value="482.5" table:style-name="ce1">
            <text:p>482,5</text:p>
          </table:table-cell>
          <table:table-cell office:value-type="float" office:value="-560.5" table:style-name="ce1">
            <text:p>-560,5</text:p>
          </table:table-cell>
          <table:table-cell office:value-type="float" office:value="430.2" table:style-name="ce1">
            <text:p>430,2</text:p>
          </table:table-cell>
          <table:table-cell office:value-type="float" office:value="-349.5" table:style-name="ce1">
            <text:p>-349,5</text:p>
          </table:table-cell>
          <table:table-cell office:value-type="float" office:value="454.5" table:style-name="ce1">
            <text:p>454,5</text:p>
          </table:table-cell>
          <table:table-cell office:value-type="float" office:value="591.70000000000005" table:style-name="ce1">
            <text:p>591,7</text:p>
          </table:table-cell>
          <table:table-cell office:value-type="float" office:value="-315.8" table:style-name="ce1">
            <text:p>-315,8</text:p>
          </table:table-cell>
          <table:table-cell office:value-type="float" office:value="682.3" table:style-name="ce1">
            <text:p>682,3</text:p>
          </table:table-cell>
          <table:table-cell office:value-type="float" office:value="879.6" table:style-name="ce1">
            <text:p>879,6</text:p>
          </table:table-cell>
          <table:table-cell office:value-type="float" office:value="-212" table:style-name="ce1">
            <text:p>-212</text:p>
          </table:table-cell>
          <table:table-cell office:value-type="float" office:value="246.3" table:style-name="ce1">
            <text:p>246,3</text:p>
          </table:table-cell>
          <table:table-cell office:value-type="float" office:value="-400.7" table:style-name="ce1">
            <text:p>-400,7</text:p>
          </table:table-cell>
          <table:table-cell office:value-type="float" office:value="724.2" table:style-name="ce1">
            <text:p>724,2</text:p>
          </table:table-cell>
          <table:table-cell office:value-type="float" office:value="-673.6" table:style-name="ce1">
            <text:p>-673,6</text:p>
          </table:table-cell>
          <table:table-cell office:value-type="float" office:value="-32.700000000000003" table:style-name="ce1">
            <text:p>-32,7</text:p>
          </table:table-cell>
          <table:table-cell table:number-columns-repeated="16344"/>
        </table:table-row>
        <table:table-row table:style-name="ro1">
          <table:table-cell office:value-type="float" office:value="881.3" table:style-name="ce1">
            <text:p>881,3</text:p>
          </table:table-cell>
          <table:table-cell office:value-type="float" office:value="150.5" table:style-name="ce1">
            <text:p>150,5</text:p>
          </table:table-cell>
          <table:table-cell office:value-type="float" office:value="-272.39999999999998" table:style-name="ce1">
            <text:p>-272,4</text:p>
          </table:table-cell>
          <table:table-cell office:value-type="float" office:value="564.70000000000005" table:style-name="ce1">
            <text:p>564,7</text:p>
          </table:table-cell>
          <table:table-cell office:value-type="float" office:value="169.8" table:style-name="ce1">
            <text:p>169,8</text:p>
          </table:table-cell>
          <table:table-cell office:value-type="float" office:value="-463.1" table:style-name="ce1">
            <text:p>-463,1</text:p>
          </table:table-cell>
          <table:table-cell office:value-type="float" office:value="520.6" table:style-name="ce1">
            <text:p>520,6</text:p>
          </table:table-cell>
          <table:table-cell office:value-type="float" office:value="63.6" table:style-name="ce1">
            <text:p>63,6</text:p>
          </table:table-cell>
          <table:table-cell office:value-type="float" office:value="812.1" table:style-name="ce1">
            <text:p>812,1</text:p>
          </table:table-cell>
          <table:table-cell office:value-type="float" office:value="653.79999999999995" table:style-name="ce1">
            <text:p>653,8</text:p>
          </table:table-cell>
          <table:table-cell office:value-type="float" office:value="-511.9" table:style-name="ce1">
            <text:p>-511,9</text:p>
          </table:table-cell>
          <table:table-cell office:value-type="float" office:value="-374.7" table:style-name="ce1">
            <text:p>-374,7</text:p>
          </table:table-cell>
          <table:table-cell office:value-type="float" office:value="422.2" table:style-name="ce1">
            <text:p>422,2</text:p>
          </table:table-cell>
          <table:table-cell office:value-type="float" office:value="-117.4" table:style-name="ce1">
            <text:p>-117,4</text:p>
          </table:table-cell>
          <table:table-cell office:value-type="float" office:value="367.5" table:style-name="ce1">
            <text:p>367,5</text:p>
          </table:table-cell>
          <table:table-cell office:value-type="float" office:value="552.5" table:style-name="ce1">
            <text:p>552,5</text:p>
          </table:table-cell>
          <table:table-cell office:value-type="float" office:value="331.8" table:style-name="ce1">
            <text:p>331,8</text:p>
          </table:table-cell>
          <table:table-cell office:value-type="float" office:value="-660.4" table:style-name="ce1">
            <text:p>-660,4</text:p>
          </table:table-cell>
          <table:table-cell office:value-type="float" office:value="79.5" table:style-name="ce1">
            <text:p>79,5</text:p>
          </table:table-cell>
          <table:table-cell office:value-type="float" office:value="309.10000000000002" table:style-name="ce1">
            <text:p>309,1</text:p>
          </table:table-cell>
          <table:table-cell office:value-type="float" office:value="224.7" table:style-name="ce1">
            <text:p>224,7</text:p>
          </table:table-cell>
          <table:table-cell office:value-type="float" office:value="194.9" table:style-name="ce1">
            <text:p>194,9</text:p>
          </table:table-cell>
          <table:table-cell office:value-type="float" office:value="570.9" table:style-name="ce1">
            <text:p>570,9</text:p>
          </table:table-cell>
          <table:table-cell office:value-type="float" office:value="297.7" table:style-name="ce1">
            <text:p>297,7</text:p>
          </table:table-cell>
          <table:table-cell office:value-type="float" office:value="-329.5" table:style-name="ce1">
            <text:p>-329,5</text:p>
          </table:table-cell>
          <table:table-cell office:value-type="float" office:value="955" table:style-name="ce1">
            <text:p>955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863" table:style-name="ce1">
            <text:p>863</text:p>
          </table:table-cell>
          <table:table-cell office:value-type="float" office:value="-387.4" table:style-name="ce1">
            <text:p>-387,4</text:p>
          </table:table-cell>
          <table:table-cell office:value-type="float" office:value="543.29999999999995" table:style-name="ce1">
            <text:p>543,3</text:p>
          </table:table-cell>
          <table:table-cell office:value-type="float" office:value="-760.8" table:style-name="ce1">
            <text:p>-760,8</text:p>
          </table:table-cell>
          <table:table-cell office:value-type="float" office:value="-902.5" table:style-name="ce1">
            <text:p>-902,5</text:p>
          </table:table-cell>
          <table:table-cell office:value-type="float" office:value="-619.5" table:style-name="ce1">
            <text:p>-619,5</text:p>
          </table:table-cell>
          <table:table-cell office:value-type="float" office:value="-799.5" table:style-name="ce1">
            <text:p>-799,5</text:p>
          </table:table-cell>
          <table:table-cell office:value-type="float" office:value="-117.2" table:style-name="ce1">
            <text:p>-117,2</text:p>
          </table:table-cell>
          <table:table-cell office:value-type="float" office:value="136.4" table:style-name="ce1">
            <text:p>136,4</text:p>
          </table:table-cell>
          <table:table-cell office:value-type="float" office:value="-202.2" table:style-name="ce1">
            <text:p>-202,2</text:p>
          </table:table-cell>
          <table:table-cell office:value-type="float" office:value="432.4" table:style-name="ce1">
            <text:p>432,4</text:p>
          </table:table-cell>
          <table:table-cell office:value-type="float" office:value="-256.39999999999998" table:style-name="ce1">
            <text:p>-256,4</text:p>
          </table:table-cell>
          <table:table-cell office:value-type="float" office:value="-281" table:style-name="ce1">
            <text:p>-281</text:p>
          </table:table-cell>
          <table:table-cell table:number-columns-repeated="16344"/>
        </table:table-row>
        <table:table-row table:style-name="ro1">
          <table:table-cell office:value-type="float" office:value="-555.70000000000005" table:style-name="ce1">
            <text:p>-555,7</text:p>
          </table:table-cell>
          <table:table-cell office:value-type="float" office:value="631" table:style-name="ce1">
            <text:p>631</text:p>
          </table:table-cell>
          <table:table-cell office:value-type="float" office:value="431.9" table:style-name="ce1">
            <text:p>431,9</text:p>
          </table:table-cell>
          <table:table-cell office:value-type="float" office:value="-945.6" table:style-name="ce1">
            <text:p>-945,6</text:p>
          </table:table-cell>
          <table:table-cell office:value-type="float" office:value="159.80000000000001" table:style-name="ce1">
            <text:p>159,8</text:p>
          </table:table-cell>
          <table:table-cell office:value-type="float" office:value="-701.7" table:style-name="ce1">
            <text:p>-701,7</text:p>
          </table:table-cell>
          <table:table-cell office:value-type="float" office:value="-213.7" table:style-name="ce1">
            <text:p>-213,7</text:p>
          </table:table-cell>
          <table:table-cell office:value-type="float" office:value="344.8" table:style-name="ce1">
            <text:p>344,8</text:p>
          </table:table-cell>
          <table:table-cell office:value-type="float" office:value="-487.1" table:style-name="ce1">
            <text:p>-487,1</text:p>
          </table:table-cell>
          <table:table-cell office:value-type="float" office:value="-224.7" table:style-name="ce1">
            <text:p>-224,7</text:p>
          </table:table-cell>
          <table:table-cell office:value-type="float" office:value="853.5" table:style-name="ce1">
            <text:p>853,5</text:p>
          </table:table-cell>
          <table:table-cell office:value-type="float" office:value="164.7" table:style-name="ce1">
            <text:p>164,7</text:p>
          </table:table-cell>
          <table:table-cell office:value-type="float" office:value="-223.2" table:style-name="ce1">
            <text:p>-223,2</text:p>
          </table:table-cell>
          <table:table-cell office:value-type="float" office:value="683.7" table:style-name="ce1">
            <text:p>683,7</text:p>
          </table:table-cell>
          <table:table-cell office:value-type="float" office:value="793.1" table:style-name="ce1">
            <text:p>793,1</text:p>
          </table:table-cell>
          <table:table-cell office:value-type="float" office:value="151.9" table:style-name="ce1">
            <text:p>151,9</text:p>
          </table:table-cell>
          <table:table-cell office:value-type="float" office:value="-584.6" table:style-name="ce1">
            <text:p>-584,6</text:p>
          </table:table-cell>
          <table:table-cell office:value-type="float" office:value="-695.6" table:style-name="ce1">
            <text:p>-695,6</text:p>
          </table:table-cell>
          <table:table-cell office:value-type="float" office:value="500.2" table:style-name="ce1">
            <text:p>500,2</text:p>
          </table:table-cell>
          <table:table-cell office:value-type="float" office:value="-767.8" table:style-name="ce1">
            <text:p>-767,8</text:p>
          </table:table-cell>
          <table:table-cell office:value-type="float" office:value="-55.2" table:style-name="ce1">
            <text:p>-55,2</text:p>
          </table:table-cell>
          <table:table-cell office:value-type="float" office:value="-336.4" table:style-name="ce1">
            <text:p>-336,4</text:p>
          </table:table-cell>
          <table:table-cell office:value-type="float" office:value="-334.9" table:style-name="ce1">
            <text:p>-334,9</text:p>
          </table:table-cell>
          <table:table-cell office:value-type="float" office:value="-445.2" table:style-name="ce1">
            <text:p>-445,2</text:p>
          </table:table-cell>
          <table:table-cell office:value-type="float" office:value="-784.2" table:style-name="ce1">
            <text:p>-784,2</text:p>
          </table:table-cell>
          <table:table-cell office:value-type="float" office:value="-702" table:style-name="ce1">
            <text:p>-702</text:p>
          </table:table-cell>
          <table:table-cell office:value-type="float" office:value="-87.7" table:style-name="ce1">
            <text:p>-87,7</text:p>
          </table:table-cell>
          <table:table-cell office:value-type="float" office:value="614.79999999999995" table:style-name="ce1">
            <text:p>614,8</text:p>
          </table:table-cell>
          <table:table-cell office:value-type="float" office:value="677.2" table:style-name="ce1">
            <text:p>677,2</text:p>
          </table:table-cell>
          <table:table-cell office:value-type="float" office:value="513.4" table:style-name="ce1">
            <text:p>513,4</text:p>
          </table:table-cell>
          <table:table-cell office:value-type="float" office:value="794" table:style-name="ce1">
            <text:p>794</text:p>
          </table:table-cell>
          <table:table-cell office:value-type="float" office:value="-858.7" table:style-name="ce1">
            <text:p>-858,7</text:p>
          </table:table-cell>
          <table:table-cell office:value-type="float" office:value="181.5" table:style-name="ce1">
            <text:p>181,5</text:p>
          </table:table-cell>
          <table:table-cell office:value-type="float" office:value="-72.400000000000006" table:style-name="ce1">
            <text:p>-72,4</text:p>
          </table:table-cell>
          <table:table-cell office:value-type="float" office:value="316.2" table:style-name="ce1">
            <text:p>316,2</text:p>
          </table:table-cell>
          <table:table-cell office:value-type="float" office:value="448.3" table:style-name="ce1">
            <text:p>448,3</text:p>
          </table:table-cell>
          <table:table-cell office:value-type="float" office:value="841.6" table:style-name="ce1">
            <text:p>841,6</text:p>
          </table:table-cell>
          <table:table-cell office:value-type="float" office:value="-753.9" table:style-name="ce1">
            <text:p>-753,9</text:p>
          </table:table-cell>
          <table:table-cell office:value-type="float" office:value="238.2" table:style-name="ce1">
            <text:p>238,2</text:p>
          </table:table-cell>
          <table:table-cell office:value-type="float" office:value="597.29999999999995" table:style-name="ce1">
            <text:p>597,3</text:p>
          </table:table-cell>
          <table:table-cell table:number-columns-repeated="16344"/>
        </table:table-row>
        <table:table-row table:style-name="ro1">
          <table:table-cell office:value-type="float" office:value="890.9" table:style-name="ce1">
            <text:p>890,9</text:p>
          </table:table-cell>
          <table:table-cell office:value-type="float" office:value="138.6" table:style-name="ce1">
            <text:p>138,6</text:p>
          </table:table-cell>
          <table:table-cell office:value-type="float" office:value="-310.39999999999998" table:style-name="ce1">
            <text:p>-310,4</text:p>
          </table:table-cell>
          <table:table-cell office:value-type="float" office:value="742.4" table:style-name="ce1">
            <text:p>742,4</text:p>
          </table:table-cell>
          <table:table-cell office:value-type="float" office:value="-740.1" table:style-name="ce1">
            <text:p>-740,1</text:p>
          </table:table-cell>
          <table:table-cell office:value-type="float" office:value="182.1" table:style-name="ce1">
            <text:p>182,1</text:p>
          </table:table-cell>
          <table:table-cell office:value-type="float" office:value="797.6" table:style-name="ce1">
            <text:p>797,6</text:p>
          </table:table-cell>
          <table:table-cell office:value-type="float" office:value="612.70000000000005" table:style-name="ce1">
            <text:p>612,7</text:p>
          </table:table-cell>
          <table:table-cell office:value-type="float" office:value="339.7" table:style-name="ce1">
            <text:p>339,7</text:p>
          </table:table-cell>
          <table:table-cell office:value-type="float" office:value="466.1" table:style-name="ce1">
            <text:p>466,1</text:p>
          </table:table-cell>
          <table:table-cell office:value-type="float" office:value="303.60000000000002" table:style-name="ce1">
            <text:p>303,6</text:p>
          </table:table-cell>
          <table:table-cell office:value-type="float" office:value="45.9" table:style-name="ce1">
            <text:p>45,9</text:p>
          </table:table-cell>
          <table:table-cell office:value-type="float" office:value="-735.9" table:style-name="ce1">
            <text:p>-735,9</text:p>
          </table:table-cell>
          <table:table-cell office:value-type="float" office:value="-755.3" table:style-name="ce1">
            <text:p>-755,3</text:p>
          </table:table-cell>
          <table:table-cell office:value-type="float" office:value="-27.2" table:style-name="ce1">
            <text:p>-27,2</text:p>
          </table:table-cell>
          <table:table-cell office:value-type="float" office:value="531" table:style-name="ce1">
            <text:p>531</text:p>
          </table:table-cell>
          <table:table-cell office:value-type="float" office:value="-708.7" table:style-name="ce1">
            <text:p>-708,7</text:p>
          </table:table-cell>
          <table:table-cell office:value-type="float" office:value="192.9" table:style-name="ce1">
            <text:p>192,9</text:p>
          </table:table-cell>
          <table:table-cell office:value-type="float" office:value="66.5" table:style-name="ce1">
            <text:p>66,5</text:p>
          </table:table-cell>
          <table:table-cell office:value-type="float" office:value="-641.29999999999995" table:style-name="ce1">
            <text:p>-641,3</text:p>
          </table:table-cell>
          <table:table-cell office:value-type="float" office:value="-953" table:style-name="ce1">
            <text:p>-953</text:p>
          </table:table-cell>
          <table:table-cell office:value-type="float" office:value="-170.7" table:style-name="ce1">
            <text:p>-170,7</text:p>
          </table:table-cell>
          <table:table-cell office:value-type="float" office:value="-573.6" table:style-name="ce1">
            <text:p>-573,6</text:p>
          </table:table-cell>
          <table:table-cell office:value-type="float" office:value="148.1" table:style-name="ce1">
            <text:p>148,1</text:p>
          </table:table-cell>
          <table:table-cell office:value-type="float" office:value="-428" table:style-name="ce1">
            <text:p>-428</text:p>
          </table:table-cell>
          <table:table-cell office:value-type="float" office:value="-590.5" table:style-name="ce1">
            <text:p>-590,5</text:p>
          </table:table-cell>
          <table:table-cell office:value-type="float" office:value="416" table:style-name="ce1">
            <text:p>416</text:p>
          </table:table-cell>
          <table:table-cell office:value-type="float" office:value="-37.200000000000003" table:style-name="ce1">
            <text:p>-37,2</text:p>
          </table:table-cell>
          <table:table-cell office:value-type="float" office:value="-444.8" table:style-name="ce1">
            <text:p>-444,8</text:p>
          </table:table-cell>
          <table:table-cell office:value-type="float" office:value="203.7" table:style-name="ce1">
            <text:p>203,7</text:p>
          </table:table-cell>
          <table:table-cell office:value-type="float" office:value="-362" table:style-name="ce1">
            <text:p>-362</text:p>
          </table:table-cell>
          <table:table-cell office:value-type="float" office:value="-342" table:style-name="ce1">
            <text:p>-342</text:p>
          </table:table-cell>
          <table:table-cell office:value-type="float" office:value="973.8" table:style-name="ce1">
            <text:p>973,8</text:p>
          </table:table-cell>
          <table:table-cell office:value-type="float" office:value="-991.1" table:style-name="ce1">
            <text:p>-991,1</text:p>
          </table:table-cell>
          <table:table-cell office:value-type="float" office:value="996.9" table:style-name="ce1">
            <text:p>996,9</text:p>
          </table:table-cell>
          <table:table-cell office:value-type="float" office:value="-419.9" table:style-name="ce1">
            <text:p>-419,9</text:p>
          </table:table-cell>
          <table:table-cell office:value-type="float" office:value="545.4" table:style-name="ce1">
            <text:p>545,4</text:p>
          </table:table-cell>
          <table:table-cell office:value-type="float" office:value="-948.8" table:style-name="ce1">
            <text:p>-948,8</text:p>
          </table:table-cell>
          <table:table-cell office:value-type="float" office:value="-613.29999999999995" table:style-name="ce1">
            <text:p>-613,3</text:p>
          </table:table-cell>
          <table:table-cell office:value-type="float" office:value="542.6" table:style-name="ce1">
            <text:p>542,6</text:p>
          </table:table-cell>
          <table:table-cell table:number-columns-repeated="16344"/>
        </table:table-row>
        <table:table-row table:style-name="ro1">
          <table:table-cell office:value-type="float" office:value="-262.60000000000002" table:style-name="ce1">
            <text:p>-262,6</text:p>
          </table:table-cell>
          <table:table-cell office:value-type="float" office:value="-856" table:style-name="ce1">
            <text:p>-856</text:p>
          </table:table-cell>
          <table:table-cell office:value-type="float" office:value="613.1" table:style-name="ce1">
            <text:p>613,1</text:p>
          </table:table-cell>
          <table:table-cell office:value-type="float" office:value="-813.6" table:style-name="ce1">
            <text:p>-813,6</text:p>
          </table:table-cell>
          <table:table-cell office:value-type="float" office:value="-428.2" table:style-name="ce1">
            <text:p>-428,2</text:p>
          </table:table-cell>
          <table:table-cell office:value-type="float" office:value="808.8" table:style-name="ce1">
            <text:p>808,8</text:p>
          </table:table-cell>
          <table:table-cell office:value-type="float" office:value="-882" table:style-name="ce1">
            <text:p>-882</text:p>
          </table:table-cell>
          <table:table-cell office:value-type="float" office:value="295.39999999999998" table:style-name="ce1">
            <text:p>295,4</text:p>
          </table:table-cell>
          <table:table-cell office:value-type="float" office:value="41.7" table:style-name="ce1">
            <text:p>41,7</text:p>
          </table:table-cell>
          <table:table-cell office:value-type="float" office:value="-146.30000000000001" table:style-name="ce1">
            <text:p>-146,3</text:p>
          </table:table-cell>
          <table:table-cell office:value-type="float" office:value="-645.29999999999995" table:style-name="ce1">
            <text:p>-645,3</text:p>
          </table:table-cell>
          <table:table-cell office:value-type="float" office:value="-62.8" table:style-name="ce1">
            <text:p>-62,8</text:p>
          </table:table-cell>
          <table:table-cell office:value-type="float" office:value="-795.9" table:style-name="ce1">
            <text:p>-795,9</text:p>
          </table:table-cell>
          <table:table-cell office:value-type="float" office:value="-155.80000000000001" table:style-name="ce1">
            <text:p>-155,8</text:p>
          </table:table-cell>
          <table:table-cell office:value-type="float" office:value="-900.6" table:style-name="ce1">
            <text:p>-900,6</text:p>
          </table:table-cell>
          <table:table-cell office:value-type="float" office:value="819.4" table:style-name="ce1">
            <text:p>819,4</text:p>
          </table:table-cell>
          <table:table-cell office:value-type="float" office:value="785" table:style-name="ce1">
            <text:p>785</text:p>
          </table:table-cell>
          <table:table-cell office:value-type="float" office:value="691.2" table:style-name="ce1">
            <text:p>691,2</text:p>
          </table:table-cell>
          <table:table-cell office:value-type="float" office:value="-441.1" table:style-name="ce1">
            <text:p>-441,1</text:p>
          </table:table-cell>
          <table:table-cell office:value-type="float" office:value="44.6" table:style-name="ce1">
            <text:p>44,6</text:p>
          </table:table-cell>
          <table:table-cell office:value-type="float" office:value="-704.2" table:style-name="ce1">
            <text:p>-704,2</text:p>
          </table:table-cell>
          <table:table-cell office:value-type="float" office:value="-644.4" table:style-name="ce1">
            <text:p>-644,4</text:p>
          </table:table-cell>
          <table:table-cell office:value-type="float" office:value="-948.4" table:style-name="ce1">
            <text:p>-948,4</text:p>
          </table:table-cell>
          <table:table-cell office:value-type="float" office:value="-5.9" table:style-name="ce1">
            <text:p>-5,9</text:p>
          </table:table-cell>
          <table:table-cell office:value-type="float" office:value="-854.9" table:style-name="ce1">
            <text:p>-854,9</text:p>
          </table:table-cell>
          <table:table-cell office:value-type="float" office:value="-362" table:style-name="ce1">
            <text:p>-362</text:p>
          </table:table-cell>
          <table:table-cell office:value-type="float" office:value="62" table:style-name="ce1">
            <text:p>62</text:p>
          </table:table-cell>
          <table:table-cell office:value-type="float" office:value="-550.4" table:style-name="ce1">
            <text:p>-550,4</text:p>
          </table:table-cell>
          <table:table-cell office:value-type="float" office:value="663.4" table:style-name="ce1">
            <text:p>663,4</text:p>
          </table:table-cell>
          <table:table-cell office:value-type="float" office:value="189.3" table:style-name="ce1">
            <text:p>189,3</text:p>
          </table:table-cell>
          <table:table-cell office:value-type="float" office:value="-442.2" table:style-name="ce1">
            <text:p>-442,2</text:p>
          </table:table-cell>
          <table:table-cell office:value-type="float" office:value="865.8" table:style-name="ce1">
            <text:p>865,8</text:p>
          </table:table-cell>
          <table:table-cell office:value-type="float" office:value="966.7" table:style-name="ce1">
            <text:p>966,7</text:p>
          </table:table-cell>
          <table:table-cell office:value-type="float" office:value="667.1" table:style-name="ce1">
            <text:p>667,1</text:p>
          </table:table-cell>
          <table:table-cell office:value-type="float" office:value="-583.20000000000005" table:style-name="ce1">
            <text:p>-583,2</text:p>
          </table:table-cell>
          <table:table-cell office:value-type="float" office:value="-164" table:style-name="ce1">
            <text:p>-164</text:p>
          </table:table-cell>
          <table:table-cell office:value-type="float" office:value="-271.2" table:style-name="ce1">
            <text:p>-271,2</text:p>
          </table:table-cell>
          <table:table-cell office:value-type="float" office:value="-874.9" table:style-name="ce1">
            <text:p>-874,9</text:p>
          </table:table-cell>
          <table:table-cell office:value-type="float" office:value="-8.5" table:style-name="ce1">
            <text:p>-8,5</text:p>
          </table:table-cell>
          <table:table-cell office:value-type="float" office:value="-605.6" table:style-name="ce1">
            <text:p>-605,6</text:p>
          </table:table-cell>
          <table:table-cell table:number-columns-repeated="16344"/>
        </table:table-row>
        <table:table-row table:style-name="ro1">
          <table:table-cell office:value-type="float" office:value="772.1" table:style-name="ce1">
            <text:p>772,1</text:p>
          </table:table-cell>
          <table:table-cell office:value-type="float" office:value="-906.3" table:style-name="ce1">
            <text:p>-906,3</text:p>
          </table:table-cell>
          <table:table-cell office:value-type="float" office:value="-336.3" table:style-name="ce1">
            <text:p>-336,3</text:p>
          </table:table-cell>
          <table:table-cell office:value-type="float" office:value="-242.5" table:style-name="ce1">
            <text:p>-242,5</text:p>
          </table:table-cell>
          <table:table-cell office:value-type="float" office:value="906" table:style-name="ce1">
            <text:p>906</text:p>
          </table:table-cell>
          <table:table-cell office:value-type="float" office:value="50.4" table:style-name="ce1">
            <text:p>50,4</text:p>
          </table:table-cell>
          <table:table-cell office:value-type="float" office:value="221.8" table:style-name="ce1">
            <text:p>221,8</text:p>
          </table:table-cell>
          <table:table-cell office:value-type="float" office:value="-556.20000000000005" table:style-name="ce1">
            <text:p>-556,2</text:p>
          </table:table-cell>
          <table:table-cell office:value-type="float" office:value="-815" table:style-name="ce1">
            <text:p>-815</text:p>
          </table:table-cell>
          <table:table-cell office:value-type="float" office:value="-942.7" table:style-name="ce1">
            <text:p>-942,7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-547.70000000000005" table:style-name="ce1">
            <text:p>-547,7</text:p>
          </table:table-cell>
          <table:table-cell office:value-type="float" office:value="274.10000000000002" table:style-name="ce1">
            <text:p>274,1</text:p>
          </table:table-cell>
          <table:table-cell office:value-type="float" office:value="249.1" table:style-name="ce1">
            <text:p>249,1</text:p>
          </table:table-cell>
          <table:table-cell office:value-type="float" office:value="-698.1" table:style-name="ce1">
            <text:p>-698,1</text:p>
          </table:table-cell>
          <table:table-cell office:value-type="float" office:value="-445.1" table:style-name="ce1">
            <text:p>-445,1</text:p>
          </table:table-cell>
          <table:table-cell office:value-type="float" office:value="-31" table:style-name="ce1">
            <text:p>-31</text:p>
          </table:table-cell>
          <table:table-cell office:value-type="float" office:value="-326.8" table:style-name="ce1">
            <text:p>-326,8</text:p>
          </table:table-cell>
          <table:table-cell office:value-type="float" office:value="-542.4" table:style-name="ce1">
            <text:p>-542,4</text:p>
          </table:table-cell>
          <table:table-cell office:value-type="float" office:value="433.8" table:style-name="ce1">
            <text:p>433,8</text:p>
          </table:table-cell>
          <table:table-cell office:value-type="float" office:value="-900.4" table:style-name="ce1">
            <text:p>-900,4</text:p>
          </table:table-cell>
          <table:table-cell office:value-type="float" office:value="-907.9" table:style-name="ce1">
            <text:p>-907,9</text:p>
          </table:table-cell>
          <table:table-cell office:value-type="float" office:value="-217.3" table:style-name="ce1">
            <text:p>-217,3</text:p>
          </table:table-cell>
          <table:table-cell office:value-type="float" office:value="360.5" table:style-name="ce1">
            <text:p>360,5</text:p>
          </table:table-cell>
          <table:table-cell office:value-type="float" office:value="682.2" table:style-name="ce1">
            <text:p>682,2</text:p>
          </table:table-cell>
          <table:table-cell office:value-type="float" office:value="-511.8" table:style-name="ce1">
            <text:p>-511,8</text:p>
          </table:table-cell>
          <table:table-cell office:value-type="float" office:value="-710.5" table:style-name="ce1">
            <text:p>-710,5</text:p>
          </table:table-cell>
          <table:table-cell office:value-type="float" office:value="-400.5" table:style-name="ce1">
            <text:p>-400,5</text:p>
          </table:table-cell>
          <table:table-cell office:value-type="float" office:value="750.2" table:style-name="ce1">
            <text:p>750,2</text:p>
          </table:table-cell>
          <table:table-cell office:value-type="float" office:value="64.900000000000006" table:style-name="ce1">
            <text:p>64,9</text:p>
          </table:table-cell>
          <table:table-cell office:value-type="float" office:value="-736.2" table:style-name="ce1">
            <text:p>-736,2</text:p>
          </table:table-cell>
          <table:table-cell office:value-type="float" office:value="-896.1" table:style-name="ce1">
            <text:p>-896,1</text:p>
          </table:table-cell>
          <table:table-cell office:value-type="float" office:value="984.3" table:style-name="ce1">
            <text:p>984,3</text:p>
          </table:table-cell>
          <table:table-cell office:value-type="float" office:value="-398.8" table:style-name="ce1">
            <text:p>-398,8</text:p>
          </table:table-cell>
          <table:table-cell office:value-type="float" office:value="359.2" table:style-name="ce1">
            <text:p>359,2</text:p>
          </table:table-cell>
          <table:table-cell office:value-type="float" office:value="236.1" table:style-name="ce1">
            <text:p>236,1</text:p>
          </table:table-cell>
          <table:table-cell office:value-type="float" office:value="-256.60000000000002" table:style-name="ce1">
            <text:p>-256,6</text:p>
          </table:table-cell>
          <table:table-cell office:value-type="float" office:value="541.1" table:style-name="ce1">
            <text:p>541,1</text:p>
          </table:table-cell>
          <table:table-cell office:value-type="float" office:value="114.4" table:style-name="ce1">
            <text:p>114,4</text:p>
          </table:table-cell>
          <table:table-cell office:value-type="float" office:value="218.9" table:style-name="ce1">
            <text:p>218,9</text:p>
          </table:table-cell>
          <table:table-cell table:number-columns-repeated="16344"/>
        </table:table-row>
        <table:table-row table:style-name="ro1">
          <table:table-cell office:value-type="float" office:value="-516" table:style-name="ce1">
            <text:p>-516</text:p>
          </table:table-cell>
          <table:table-cell office:value-type="float" office:value="147.30000000000001" table:style-name="ce1">
            <text:p>147,3</text:p>
          </table:table-cell>
          <table:table-cell office:value-type="float" office:value="515" table:style-name="ce1">
            <text:p>515</text:p>
          </table:table-cell>
          <table:table-cell office:value-type="float" office:value="-452" table:style-name="ce1">
            <text:p>-452</text:p>
          </table:table-cell>
          <table:table-cell office:value-type="float" office:value="-277.89999999999998" table:style-name="ce1">
            <text:p>-277,9</text:p>
          </table:table-cell>
          <table:table-cell office:value-type="float" office:value="51.5" table:style-name="ce1">
            <text:p>51,5</text:p>
          </table:table-cell>
          <table:table-cell office:value-type="float" office:value="1.4" table:style-name="ce1">
            <text:p>1,4</text:p>
          </table:table-cell>
          <table:table-cell office:value-type="float" office:value="566.4" table:style-name="ce1">
            <text:p>566,4</text:p>
          </table:table-cell>
          <table:table-cell office:value-type="float" office:value="350.4" table:style-name="ce1">
            <text:p>350,4</text:p>
          </table:table-cell>
          <table:table-cell office:value-type="float" office:value="409.9" table:style-name="ce1">
            <text:p>409,9</text:p>
          </table:table-cell>
          <table:table-cell office:value-type="float" office:value="-183.2" table:style-name="ce1">
            <text:p>-183,2</text:p>
          </table:table-cell>
          <table:table-cell office:value-type="float" office:value="-443.6" table:style-name="ce1">
            <text:p>-443,6</text:p>
          </table:table-cell>
          <table:table-cell office:value-type="float" office:value="943.9" table:style-name="ce1">
            <text:p>943,9</text:p>
          </table:table-cell>
          <table:table-cell office:value-type="float" office:value="391.5" table:style-name="ce1">
            <text:p>391,5</text:p>
          </table:table-cell>
          <table:table-cell office:value-type="float" office:value="-317.3" table:style-name="ce1">
            <text:p>-317,3</text:p>
          </table:table-cell>
          <table:table-cell office:value-type="float" office:value="896.8" table:style-name="ce1">
            <text:p>896,8</text:p>
          </table:table-cell>
          <table:table-cell office:value-type="float" office:value="-610.20000000000005" table:style-name="ce1">
            <text:p>-610,2</text:p>
          </table:table-cell>
          <table:table-cell office:value-type="float" office:value="782.1" table:style-name="ce1">
            <text:p>782,1</text:p>
          </table:table-cell>
          <table:table-cell office:value-type="float" office:value="87.7" table:style-name="ce1">
            <text:p>87,7</text:p>
          </table:table-cell>
          <table:table-cell office:value-type="float" office:value="533.79999999999995" table:style-name="ce1">
            <text:p>533,8</text:p>
          </table:table-cell>
          <table:table-cell office:value-type="float" office:value="-60.1" table:style-name="ce1">
            <text:p>-60,1</text:p>
          </table:table-cell>
          <table:table-cell office:value-type="float" office:value="903.6" table:style-name="ce1">
            <text:p>903,6</text:p>
          </table:table-cell>
          <table:table-cell office:value-type="float" office:value="824.5" table:style-name="ce1">
            <text:p>824,5</text:p>
          </table:table-cell>
          <table:table-cell office:value-type="float" office:value="-97.6" table:style-name="ce1">
            <text:p>-97,6</text:p>
          </table:table-cell>
          <table:table-cell office:value-type="float" office:value="-707.6" table:style-name="ce1">
            <text:p>-707,6</text:p>
          </table:table-cell>
          <table:table-cell office:value-type="float" office:value="202" table:style-name="ce1">
            <text:p>202</text:p>
          </table:table-cell>
          <table:table-cell office:value-type="float" office:value="507.4" table:style-name="ce1">
            <text:p>507,4</text:p>
          </table:table-cell>
          <table:table-cell office:value-type="float" office:value="-312.39999999999998" table:style-name="ce1">
            <text:p>-312,4</text:p>
          </table:table-cell>
          <table:table-cell office:value-type="float" office:value="-870.3" table:style-name="ce1">
            <text:p>-870,3</text:p>
          </table:table-cell>
          <table:table-cell office:value-type="float" office:value="-723.5" table:style-name="ce1">
            <text:p>-723,5</text:p>
          </table:table-cell>
          <table:table-cell office:value-type="float" office:value="-67.2" table:style-name="ce1">
            <text:p>-67,2</text:p>
          </table:table-cell>
          <table:table-cell office:value-type="float" office:value="-654.79999999999995" table:style-name="ce1">
            <text:p>-654,8</text:p>
          </table:table-cell>
          <table:table-cell office:value-type="float" office:value="242.3" table:style-name="ce1">
            <text:p>242,3</text:p>
          </table:table-cell>
          <table:table-cell office:value-type="float" office:value="809.6" table:style-name="ce1">
            <text:p>809,6</text:p>
          </table:table-cell>
          <table:table-cell office:value-type="float" office:value="-205" table:style-name="ce1">
            <text:p>-205</text:p>
          </table:table-cell>
          <table:table-cell office:value-type="float" office:value="20.3" table:style-name="ce1">
            <text:p>20,3</text:p>
          </table:table-cell>
          <table:table-cell office:value-type="float" office:value="-548.4" table:style-name="ce1">
            <text:p>-548,4</text:p>
          </table:table-cell>
          <table:table-cell office:value-type="float" office:value="-877" table:style-name="ce1">
            <text:p>-877</text:p>
          </table:table-cell>
          <table:table-cell office:value-type="float" office:value="23.4" table:style-name="ce1">
            <text:p>23,4</text:p>
          </table:table-cell>
          <table:table-cell office:value-type="float" office:value="642.79999999999995" table:style-name="ce1">
            <text:p>642,8</text:p>
          </table:table-cell>
          <table:table-cell table:number-columns-repeated="16344"/>
        </table:table-row>
        <table:table-row table:style-name="ro1">
          <table:table-cell office:value-type="float" office:value="538.29999999999995" table:style-name="ce1">
            <text:p>538,3</text:p>
          </table:table-cell>
          <table:table-cell office:value-type="float" office:value="497.6" table:style-name="ce1">
            <text:p>497,6</text:p>
          </table:table-cell>
          <table:table-cell office:value-type="float" office:value="65" table:style-name="ce1">
            <text:p>65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26.2" table:style-name="ce1">
            <text:p>126,2</text:p>
          </table:table-cell>
          <table:table-cell office:value-type="float" office:value="-280.89999999999998" table:style-name="ce1">
            <text:p>-280,9</text:p>
          </table:table-cell>
          <table:table-cell office:value-type="float" office:value="740.2" table:style-name="ce1">
            <text:p>740,2</text:p>
          </table:table-cell>
          <table:table-cell office:value-type="float" office:value="841.1" table:style-name="ce1">
            <text:p>841,1</text:p>
          </table:table-cell>
          <table:table-cell office:value-type="float" office:value="-324.89999999999998" table:style-name="ce1">
            <text:p>-324,9</text:p>
          </table:table-cell>
          <table:table-cell office:value-type="float" office:value="-364.4" table:style-name="ce1">
            <text:p>-364,4</text:p>
          </table:table-cell>
          <table:table-cell office:value-type="float" office:value="676" table:style-name="ce1">
            <text:p>676</text:p>
          </table:table-cell>
          <table:table-cell office:value-type="float" office:value="-813.4" table:style-name="ce1">
            <text:p>-813,4</text:p>
          </table:table-cell>
          <table:table-cell office:value-type="float" office:value="-512.5" table:style-name="ce1">
            <text:p>-512,5</text:p>
          </table:table-cell>
          <table:table-cell office:value-type="float" office:value="-438.8" table:style-name="ce1">
            <text:p>-438,8</text:p>
          </table:table-cell>
          <table:table-cell office:value-type="float" office:value="284.8" table:style-name="ce1">
            <text:p>284,8</text:p>
          </table:table-cell>
          <table:table-cell office:value-type="float" office:value="-986.8" table:style-name="ce1">
            <text:p>-986,8</text:p>
          </table:table-cell>
          <table:table-cell office:value-type="float" office:value="-947.8" table:style-name="ce1">
            <text:p>-947,8</text:p>
          </table:table-cell>
          <table:table-cell office:value-type="float" office:value="291.10000000000002" table:style-name="ce1">
            <text:p>291,1</text:p>
          </table:table-cell>
          <table:table-cell office:value-type="float" office:value="319.2" table:style-name="ce1">
            <text:p>319,2</text:p>
          </table:table-cell>
          <table:table-cell office:value-type="float" office:value="487.1" table:style-name="ce1">
            <text:p>487,1</text:p>
          </table:table-cell>
          <table:table-cell office:value-type="float" office:value="-134.6" table:style-name="ce1">
            <text:p>-134,6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97.6" table:style-name="ce1">
            <text:p>97,6</text:p>
          </table:table-cell>
          <table:table-cell office:value-type="float" office:value="-513.5" table:style-name="ce1">
            <text:p>-513,5</text:p>
          </table:table-cell>
          <table:table-cell office:value-type="float" office:value="478.9" table:style-name="ce1">
            <text:p>478,9</text:p>
          </table:table-cell>
          <table:table-cell office:value-type="float" office:value="114.9" table:style-name="ce1">
            <text:p>114,9</text:p>
          </table:table-cell>
          <table:table-cell office:value-type="float" office:value="118.8" table:style-name="ce1">
            <text:p>118,8</text:p>
          </table:table-cell>
          <table:table-cell office:value-type="float" office:value="-523.79999999999995" table:style-name="ce1">
            <text:p>-523,8</text:p>
          </table:table-cell>
          <table:table-cell office:value-type="float" office:value="-868.7" table:style-name="ce1">
            <text:p>-868,7</text:p>
          </table:table-cell>
          <table:table-cell office:value-type="float" office:value="-411" table:style-name="ce1">
            <text:p>-411</text:p>
          </table:table-cell>
          <table:table-cell office:value-type="float" office:value="-953.5" table:style-name="ce1">
            <text:p>-953,5</text:p>
          </table:table-cell>
          <table:table-cell office:value-type="float" office:value="273.8" table:style-name="ce1">
            <text:p>273,8</text:p>
          </table:table-cell>
          <table:table-cell office:value-type="float" office:value="-521.6" table:style-name="ce1">
            <text:p>-521,6</text:p>
          </table:table-cell>
          <table:table-cell office:value-type="float" office:value="25.7" table:style-name="ce1">
            <text:p>25,7</text:p>
          </table:table-cell>
          <table:table-cell office:value-type="float" office:value="100.2" table:style-name="ce1">
            <text:p>100,2</text:p>
          </table:table-cell>
          <table:table-cell office:value-type="float" office:value="187.3" table:style-name="ce1">
            <text:p>187,3</text:p>
          </table:table-cell>
          <table:table-cell office:value-type="float" office:value="-33.9" table:style-name="ce1">
            <text:p>-33,9</text:p>
          </table:table-cell>
          <table:table-cell office:value-type="float" office:value="727.5" table:style-name="ce1">
            <text:p>727,5</text:p>
          </table:table-cell>
          <table:table-cell office:value-type="float" office:value="-422" table:style-name="ce1">
            <text:p>-422</text:p>
          </table:table-cell>
          <table:table-cell office:value-type="float" office:value="54.3" table:style-name="ce1">
            <text:p>54,3</text:p>
          </table:table-cell>
          <table:table-cell table:number-columns-repeated="16344"/>
        </table:table-row>
        <table:table-row table:style-name="ro1">
          <table:table-cell office:value-type="float" office:value="830.2" table:style-name="ce1">
            <text:p>830,2</text:p>
          </table:table-cell>
          <table:table-cell office:value-type="float" office:value="-484.4" table:style-name="ce1">
            <text:p>-484,4</text:p>
          </table:table-cell>
          <table:table-cell office:value-type="float" office:value="311.5" table:style-name="ce1">
            <text:p>311,5</text:p>
          </table:table-cell>
          <table:table-cell office:value-type="float" office:value="659.6" table:style-name="ce1">
            <text:p>659,6</text:p>
          </table:table-cell>
          <table:table-cell office:value-type="float" office:value="-828.6" table:style-name="ce1">
            <text:p>-828,6</text:p>
          </table:table-cell>
          <table:table-cell office:value-type="float" office:value="196.9" table:style-name="ce1">
            <text:p>196,9</text:p>
          </table:table-cell>
          <table:table-cell office:value-type="float" office:value="-875.1" table:style-name="ce1">
            <text:p>-875,1</text:p>
          </table:table-cell>
          <table:table-cell office:value-type="float" office:value="-229.5" table:style-name="ce1">
            <text:p>-229,5</text:p>
          </table:table-cell>
          <table:table-cell office:value-type="float" office:value="641" table:style-name="ce1">
            <text:p>641</text:p>
          </table:table-cell>
          <table:table-cell office:value-type="float" office:value="547.29999999999995" table:style-name="ce1">
            <text:p>547,3</text:p>
          </table:table-cell>
          <table:table-cell office:value-type="float" office:value="-852.3" table:style-name="ce1">
            <text:p>-852,3</text:p>
          </table:table-cell>
          <table:table-cell office:value-type="float" office:value="490.5" table:style-name="ce1">
            <text:p>490,5</text:p>
          </table:table-cell>
          <table:table-cell office:value-type="float" office:value="-515.5" table:style-name="ce1">
            <text:p>-515,5</text:p>
          </table:table-cell>
          <table:table-cell office:value-type="float" office:value="-248.2" table:style-name="ce1">
            <text:p>-248,2</text:p>
          </table:table-cell>
          <table:table-cell office:value-type="float" office:value="378.7" table:style-name="ce1">
            <text:p>378,7</text:p>
          </table:table-cell>
          <table:table-cell office:value-type="float" office:value="-678.6" table:style-name="ce1">
            <text:p>-678,6</text:p>
          </table:table-cell>
          <table:table-cell office:value-type="float" office:value="421.3" table:style-name="ce1">
            <text:p>421,3</text:p>
          </table:table-cell>
          <table:table-cell office:value-type="float" office:value="-119" table:style-name="ce1">
            <text:p>-119</text:p>
          </table:table-cell>
          <table:table-cell office:value-type="float" office:value="734.9" table:style-name="ce1">
            <text:p>734,9</text:p>
          </table:table-cell>
          <table:table-cell office:value-type="float" office:value="-384.9" table:style-name="ce1">
            <text:p>-384,9</text:p>
          </table:table-cell>
          <table:table-cell office:value-type="float" office:value="965.5" table:style-name="ce1">
            <text:p>965,5</text:p>
          </table:table-cell>
          <table:table-cell office:value-type="float" office:value="803.6" table:style-name="ce1">
            <text:p>803,6</text:p>
          </table:table-cell>
          <table:table-cell office:value-type="float" office:value="-933.9" table:style-name="ce1">
            <text:p>-933,9</text:p>
          </table:table-cell>
          <table:table-cell office:value-type="float" office:value="-572.5" table:style-name="ce1">
            <text:p>-572,5</text:p>
          </table:table-cell>
          <table:table-cell office:value-type="float" office:value="781.6" table:style-name="ce1">
            <text:p>781,6</text:p>
          </table:table-cell>
          <table:table-cell office:value-type="float" office:value="-300.3" table:style-name="ce1">
            <text:p>-300,3</text:p>
          </table:table-cell>
          <table:table-cell office:value-type="float" office:value="-771.3" table:style-name="ce1">
            <text:p>-771,3</text:p>
          </table:table-cell>
          <table:table-cell office:value-type="float" office:value="-892.3" table:style-name="ce1">
            <text:p>-892,3</text:p>
          </table:table-cell>
          <table:table-cell office:value-type="float" office:value="-90.6" table:style-name="ce1">
            <text:p>-90,6</text:p>
          </table:table-cell>
          <table:table-cell office:value-type="float" office:value="909.4" table:style-name="ce1">
            <text:p>909,4</text:p>
          </table:table-cell>
          <table:table-cell office:value-type="float" office:value="-120" table:style-name="ce1">
            <text:p>-120</text:p>
          </table:table-cell>
          <table:table-cell office:value-type="float" office:value="809.1" table:style-name="ce1">
            <text:p>809,1</text:p>
          </table:table-cell>
          <table:table-cell office:value-type="float" office:value="442.2" table:style-name="ce1">
            <text:p>442,2</text:p>
          </table:table-cell>
          <table:table-cell office:value-type="float" office:value="-283.3" table:style-name="ce1">
            <text:p>-283,3</text:p>
          </table:table-cell>
          <table:table-cell office:value-type="float" office:value="603.70000000000005" table:style-name="ce1">
            <text:p>603,7</text:p>
          </table:table-cell>
          <table:table-cell office:value-type="float" office:value="443.1" table:style-name="ce1">
            <text:p>443,1</text:p>
          </table:table-cell>
          <table:table-cell office:value-type="float" office:value="-442.5" table:style-name="ce1">
            <text:p>-442,5</text:p>
          </table:table-cell>
          <table:table-cell office:value-type="float" office:value="-554.4" table:style-name="ce1">
            <text:p>-554,4</text:p>
          </table:table-cell>
          <table:table-cell office:value-type="float" office:value="-517.79999999999995" table:style-name="ce1">
            <text:p>-517,8</text:p>
          </table:table-cell>
          <table:table-cell office:value-type="float" office:value="-613.9" table:style-name="ce1">
            <text:p>-613,9</text:p>
          </table:table-cell>
          <table:table-cell table:number-columns-repeated="16344"/>
        </table:table-row>
        <table:table-row table:style-name="ro1">
          <table:table-cell office:value-type="float" office:value="-549.9" table:style-name="ce1">
            <text:p>-549,9</text:p>
          </table:table-cell>
          <table:table-cell office:value-type="float" office:value="-258.2" table:style-name="ce1">
            <text:p>-258,2</text:p>
          </table:table-cell>
          <table:table-cell office:value-type="float" office:value="59.6" table:style-name="ce1">
            <text:p>59,6</text:p>
          </table:table-cell>
          <table:table-cell office:value-type="float" office:value="-521" table:style-name="ce1">
            <text:p>-521</text:p>
          </table:table-cell>
          <table:table-cell office:value-type="float" office:value="242.9" table:style-name="ce1">
            <text:p>242,9</text:p>
          </table:table-cell>
          <table:table-cell office:value-type="float" office:value="-444.9" table:style-name="ce1">
            <text:p>-444,9</text:p>
          </table:table-cell>
          <table:table-cell office:value-type="float" office:value="616.70000000000005" table:style-name="ce1">
            <text:p>616,7</text:p>
          </table:table-cell>
          <table:table-cell office:value-type="float" office:value="-61" table:style-name="ce1">
            <text:p>-61</text:p>
          </table:table-cell>
          <table:table-cell office:value-type="float" office:value="-353.5" table:style-name="ce1">
            <text:p>-353,5</text:p>
          </table:table-cell>
          <table:table-cell office:value-type="float" office:value="-637.29999999999995" table:style-name="ce1">
            <text:p>-637,3</text:p>
          </table:table-cell>
          <table:table-cell office:value-type="float" office:value="-364.2" table:style-name="ce1">
            <text:p>-364,2</text:p>
          </table:table-cell>
          <table:table-cell office:value-type="float" office:value="-208.1" table:style-name="ce1">
            <text:p>-208,1</text:p>
          </table:table-cell>
          <table:table-cell office:value-type="float" office:value="-698.2" table:style-name="ce1">
            <text:p>-698,2</text:p>
          </table:table-cell>
          <table:table-cell office:value-type="float" office:value="115.9" table:style-name="ce1">
            <text:p>115,9</text:p>
          </table:table-cell>
          <table:table-cell office:value-type="float" office:value="776.2" table:style-name="ce1">
            <text:p>776,2</text:p>
          </table:table-cell>
          <table:table-cell office:value-type="float" office:value="657.8" table:style-name="ce1">
            <text:p>657,8</text:p>
          </table:table-cell>
          <table:table-cell office:value-type="float" office:value="356.6" table:style-name="ce1">
            <text:p>356,6</text:p>
          </table:table-cell>
          <table:table-cell office:value-type="float" office:value="-549.20000000000005" table:style-name="ce1">
            <text:p>-549,2</text:p>
          </table:table-cell>
          <table:table-cell office:value-type="float" office:value="-783.1" table:style-name="ce1">
            <text:p>-783,1</text:p>
          </table:table-cell>
          <table:table-cell office:value-type="float" office:value="681.2" table:style-name="ce1">
            <text:p>681,2</text:p>
          </table:table-cell>
          <table:table-cell office:value-type="float" office:value="488.9" table:style-name="ce1">
            <text:p>488,9</text:p>
          </table:table-cell>
          <table:table-cell office:value-type="float" office:value="-797.8" table:style-name="ce1">
            <text:p>-797,8</text:p>
          </table:table-cell>
          <table:table-cell office:value-type="float" office:value="-92.4" table:style-name="ce1">
            <text:p>-92,4</text:p>
          </table:table-cell>
          <table:table-cell office:value-type="float" office:value="355" table:style-name="ce1">
            <text:p>355</text:p>
          </table:table-cell>
          <table:table-cell office:value-type="float" office:value="958.1" table:style-name="ce1">
            <text:p>958,1</text:p>
          </table:table-cell>
          <table:table-cell office:value-type="float" office:value="67" table:style-name="ce1">
            <text:p>67</text:p>
          </table:table-cell>
          <table:table-cell office:value-type="float" office:value="812" table:style-name="ce1">
            <text:p>812</text:p>
          </table:table-cell>
          <table:table-cell office:value-type="float" office:value="240.3" table:style-name="ce1">
            <text:p>240,3</text:p>
          </table:table-cell>
          <table:table-cell office:value-type="float" office:value="233.3" table:style-name="ce1">
            <text:p>233,3</text:p>
          </table:table-cell>
          <table:table-cell office:value-type="float" office:value="892.6" table:style-name="ce1">
            <text:p>892,6</text:p>
          </table:table-cell>
          <table:table-cell office:value-type="float" office:value="-975.8" table:style-name="ce1">
            <text:p>-975,8</text:p>
          </table:table-cell>
          <table:table-cell office:value-type="float" office:value="-566.70000000000005" table:style-name="ce1">
            <text:p>-566,7</text:p>
          </table:table-cell>
          <table:table-cell office:value-type="float" office:value="-909.8" table:style-name="ce1">
            <text:p>-909,8</text:p>
          </table:table-cell>
          <table:table-cell office:value-type="float" office:value="705.6" table:style-name="ce1">
            <text:p>705,6</text:p>
          </table:table-cell>
          <table:table-cell office:value-type="float" office:value="-192.8" table:style-name="ce1">
            <text:p>-192,8</text:p>
          </table:table-cell>
          <table:table-cell office:value-type="float" office:value="-698.4" table:style-name="ce1">
            <text:p>-698,4</text:p>
          </table:table-cell>
          <table:table-cell office:value-type="float" office:value="445.3" table:style-name="ce1">
            <text:p>445,3</text:p>
          </table:table-cell>
          <table:table-cell office:value-type="float" office:value="-613.9" table:style-name="ce1">
            <text:p>-613,9</text:p>
          </table:table-cell>
          <table:table-cell office:value-type="float" office:value="-157.69999999999999" table:style-name="ce1">
            <text:p>-157,7</text:p>
          </table:table-cell>
          <table:table-cell office:value-type="float" office:value="-930.1" table:style-name="ce1">
            <text:p>-930,1</text:p>
          </table:table-cell>
          <table:table-cell table:number-columns-repeated="16344"/>
        </table:table-row>
        <table:table-row table:style-name="ro1">
          <table:table-cell office:value-type="float" office:value="-955.8" table:style-name="ce1">
            <text:p>-955,8</text:p>
          </table:table-cell>
          <table:table-cell office:value-type="float" office:value="-60.5" table:style-name="ce1">
            <text:p>-60,5</text:p>
          </table:table-cell>
          <table:table-cell office:value-type="float" office:value="173.1" table:style-name="ce1">
            <text:p>173,1</text:p>
          </table:table-cell>
          <table:table-cell office:value-type="float" office:value="-486.7" table:style-name="ce1">
            <text:p>-486,7</text:p>
          </table:table-cell>
          <table:table-cell office:value-type="float" office:value="101" table:style-name="ce1">
            <text:p>101</text:p>
          </table:table-cell>
          <table:table-cell office:value-type="float" office:value="-3" table:style-name="ce1">
            <text:p>-3</text:p>
          </table:table-cell>
          <table:table-cell office:value-type="float" office:value="-641.9" table:style-name="ce1">
            <text:p>-641,9</text:p>
          </table:table-cell>
          <table:table-cell office:value-type="float" office:value="874.4" table:style-name="ce1">
            <text:p>874,4</text:p>
          </table:table-cell>
          <table:table-cell office:value-type="float" office:value="-692.7" table:style-name="ce1">
            <text:p>-692,7</text:p>
          </table:table-cell>
          <table:table-cell office:value-type="float" office:value="-932" table:style-name="ce1">
            <text:p>-932</text:p>
          </table:table-cell>
          <table:table-cell office:value-type="float" office:value="160.80000000000001" table:style-name="ce1">
            <text:p>160,8</text:p>
          </table:table-cell>
          <table:table-cell office:value-type="float" office:value="-992.6" table:style-name="ce1">
            <text:p>-992,6</text:p>
          </table:table-cell>
          <table:table-cell office:value-type="float" office:value="-340.9" table:style-name="ce1">
            <text:p>-340,9</text:p>
          </table:table-cell>
          <table:table-cell office:value-type="float" office:value="754.9" table:style-name="ce1">
            <text:p>754,9</text:p>
          </table:table-cell>
          <table:table-cell office:value-type="float" office:value="-490.2" table:style-name="ce1">
            <text:p>-490,2</text:p>
          </table:table-cell>
          <table:table-cell office:value-type="float" office:value="665" table:style-name="ce1">
            <text:p>665</text:p>
          </table:table-cell>
          <table:table-cell office:value-type="float" office:value="-937.3" table:style-name="ce1">
            <text:p>-937,3</text:p>
          </table:table-cell>
          <table:table-cell office:value-type="float" office:value="-548.5" table:style-name="ce1">
            <text:p>-548,5</text:p>
          </table:table-cell>
          <table:table-cell office:value-type="float" office:value="435.1" table:style-name="ce1">
            <text:p>435,1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598.79999999999995" table:style-name="ce1">
            <text:p>598,8</text:p>
          </table:table-cell>
          <table:table-cell office:value-type="float" office:value="502.8" table:style-name="ce1">
            <text:p>502,8</text:p>
          </table:table-cell>
          <table:table-cell office:value-type="float" office:value="-990.5" table:style-name="ce1">
            <text:p>-990,5</text:p>
          </table:table-cell>
          <table:table-cell office:value-type="float" office:value="-795.3" table:style-name="ce1">
            <text:p>-795,3</text:p>
          </table:table-cell>
          <table:table-cell office:value-type="float" office:value="856.6" table:style-name="ce1">
            <text:p>856,6</text:p>
          </table:table-cell>
          <table:table-cell office:value-type="float" office:value="-45.4" table:style-name="ce1">
            <text:p>-45,4</text:p>
          </table:table-cell>
          <table:table-cell office:value-type="float" office:value="671.6" table:style-name="ce1">
            <text:p>671,6</text:p>
          </table:table-cell>
          <table:table-cell office:value-type="float" office:value="-385.1" table:style-name="ce1">
            <text:p>-385,1</text:p>
          </table:table-cell>
          <table:table-cell office:value-type="float" office:value="-832.6" table:style-name="ce1">
            <text:p>-832,6</text:p>
          </table:table-cell>
          <table:table-cell office:value-type="float" office:value="301" table:style-name="ce1">
            <text:p>301</text:p>
          </table:table-cell>
          <table:table-cell office:value-type="float" office:value="-335.2" table:style-name="ce1">
            <text:p>-335,2</text:p>
          </table:table-cell>
          <table:table-cell office:value-type="float" office:value="-886.6" table:style-name="ce1">
            <text:p>-886,6</text:p>
          </table:table-cell>
          <table:table-cell office:value-type="float" office:value="-53" table:style-name="ce1">
            <text:p>-53</text:p>
          </table:table-cell>
          <table:table-cell office:value-type="float" office:value="-703.8" table:style-name="ce1">
            <text:p>-703,8</text:p>
          </table:table-cell>
          <table:table-cell office:value-type="float" office:value="-403.7" table:style-name="ce1">
            <text:p>-403,7</text:p>
          </table:table-cell>
          <table:table-cell office:value-type="float" office:value="-303" table:style-name="ce1">
            <text:p>-303</text:p>
          </table:table-cell>
          <table:table-cell office:value-type="float" office:value="109.9" table:style-name="ce1">
            <text:p>109,9</text:p>
          </table:table-cell>
          <table:table-cell office:value-type="float" office:value="-240" table:style-name="ce1">
            <text:p>-240</text:p>
          </table:table-cell>
          <table:table-cell office:value-type="float" office:value="414.3" table:style-name="ce1">
            <text:p>414,3</text:p>
          </table:table-cell>
          <table:table-cell office:value-type="float" office:value="-698" table:style-name="ce1">
            <text:p>-698</text:p>
          </table:table-cell>
          <table:table-cell table:number-columns-repeated="16344"/>
        </table:table-row>
        <table:table-row table:style-name="ro1">
          <table:table-cell office:value-type="float" office:value="906.1" table:style-name="ce1">
            <text:p>906,1</text:p>
          </table:table-cell>
          <table:table-cell office:value-type="float" office:value="658.4" table:style-name="ce1">
            <text:p>658,4</text:p>
          </table:table-cell>
          <table:table-cell office:value-type="float" office:value="-252.4" table:style-name="ce1">
            <text:p>-252,4</text:p>
          </table:table-cell>
          <table:table-cell office:value-type="float" office:value="-623.5" table:style-name="ce1">
            <text:p>-623,5</text:p>
          </table:table-cell>
          <table:table-cell office:value-type="float" office:value="-387.9" table:style-name="ce1">
            <text:p>-387,9</text:p>
          </table:table-cell>
          <table:table-cell office:value-type="float" office:value="-978.1" table:style-name="ce1">
            <text:p>-978,1</text:p>
          </table:table-cell>
          <table:table-cell office:value-type="float" office:value="-359.1" table:style-name="ce1">
            <text:p>-359,1</text:p>
          </table:table-cell>
          <table:table-cell office:value-type="float" office:value="-125.8" table:style-name="ce1">
            <text:p>-125,8</text:p>
          </table:table-cell>
          <table:table-cell office:value-type="float" office:value="-112.6" table:style-name="ce1">
            <text:p>-112,6</text:p>
          </table:table-cell>
          <table:table-cell office:value-type="float" office:value="882.4" table:style-name="ce1">
            <text:p>882,4</text:p>
          </table:table-cell>
          <table:table-cell office:value-type="float" office:value="549.20000000000005" table:style-name="ce1">
            <text:p>549,2</text:p>
          </table:table-cell>
          <table:table-cell office:value-type="float" office:value="-57.9" table:style-name="ce1">
            <text:p>-57,9</text:p>
          </table:table-cell>
          <table:table-cell office:value-type="float" office:value="-780.2" table:style-name="ce1">
            <text:p>-780,2</text:p>
          </table:table-cell>
          <table:table-cell office:value-type="float" office:value="655.9" table:style-name="ce1">
            <text:p>655,9</text:p>
          </table:table-cell>
          <table:table-cell office:value-type="float" office:value="487.3" table:style-name="ce1">
            <text:p>487,3</text:p>
          </table:table-cell>
          <table:table-cell office:value-type="float" office:value="-560" table:style-name="ce1">
            <text:p>-560</text:p>
          </table:table-cell>
          <table:table-cell office:value-type="float" office:value="999.5" table:style-name="ce1">
            <text:p>999,5</text:p>
          </table:table-cell>
          <table:table-cell office:value-type="float" office:value="498" table:style-name="ce1">
            <text:p>498</text:p>
          </table:table-cell>
          <table:table-cell office:value-type="float" office:value="-189.9" table:style-name="ce1">
            <text:p>-189,9</text:p>
          </table:table-cell>
          <table:table-cell office:value-type="float" office:value="164" table:style-name="ce1">
            <text:p>164</text:p>
          </table:table-cell>
          <table:table-cell office:value-type="float" office:value="-311.2" table:style-name="ce1">
            <text:p>-311,2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564.29999999999995" table:style-name="ce1">
            <text:p>564,3</text:p>
          </table:table-cell>
          <table:table-cell office:value-type="float" office:value="706.5" table:style-name="ce1">
            <text:p>706,5</text:p>
          </table:table-cell>
          <table:table-cell office:value-type="float" office:value="585.4" table:style-name="ce1">
            <text:p>585,4</text:p>
          </table:table-cell>
          <table:table-cell office:value-type="float" office:value="-251.1" table:style-name="ce1">
            <text:p>-251,1</text:p>
          </table:table-cell>
          <table:table-cell office:value-type="float" office:value="-361.4" table:style-name="ce1">
            <text:p>-361,4</text:p>
          </table:table-cell>
          <table:table-cell office:value-type="float" office:value="840.5" table:style-name="ce1">
            <text:p>840,5</text:p>
          </table:table-cell>
          <table:table-cell office:value-type="float" office:value="954.6" table:style-name="ce1">
            <text:p>954,6</text:p>
          </table:table-cell>
          <table:table-cell office:value-type="float" office:value="-56.7" table:style-name="ce1">
            <text:p>-56,7</text:p>
          </table:table-cell>
          <table:table-cell office:value-type="float" office:value="131.80000000000001" table:style-name="ce1">
            <text:p>131,8</text:p>
          </table:table-cell>
          <table:table-cell office:value-type="float" office:value="-894" table:style-name="ce1">
            <text:p>-894</text:p>
          </table:table-cell>
          <table:table-cell office:value-type="float" office:value="-207.7" table:style-name="ce1">
            <text:p>-207,7</text:p>
          </table:table-cell>
          <table:table-cell office:value-type="float" office:value="993.1" table:style-name="ce1">
            <text:p>993,1</text:p>
          </table:table-cell>
          <table:table-cell office:value-type="float" office:value="131.1" table:style-name="ce1">
            <text:p>131,1</text:p>
          </table:table-cell>
          <table:table-cell office:value-type="float" office:value="279" table:style-name="ce1">
            <text:p>279</text:p>
          </table:table-cell>
          <table:table-cell office:value-type="float" office:value="-975.6" table:style-name="ce1">
            <text:p>-975,6</text:p>
          </table:table-cell>
          <table:table-cell office:value-type="float" office:value="115.1" table:style-name="ce1">
            <text:p>115,1</text:p>
          </table:table-cell>
          <table:table-cell office:value-type="float" office:value="233.5" table:style-name="ce1">
            <text:p>233,5</text:p>
          </table:table-cell>
          <table:table-cell office:value-type="float" office:value="593.4" table:style-name="ce1">
            <text:p>593,4</text:p>
          </table:table-cell>
          <table:table-cell table:number-columns-repeated="16344"/>
        </table:table-row>
        <table:table-row table:style-name="ro1">
          <table:table-cell office:value-type="float" office:value="399.2" table:style-name="ce1">
            <text:p>399,2</text:p>
          </table:table-cell>
          <table:table-cell office:value-type="float" office:value="438.1" table:style-name="ce1">
            <text:p>438,1</text:p>
          </table:table-cell>
          <table:table-cell office:value-type="float" office:value="-269.10000000000002" table:style-name="ce1">
            <text:p>-269,1</text:p>
          </table:table-cell>
          <table:table-cell office:value-type="float" office:value="-669.2" table:style-name="ce1">
            <text:p>-669,2</text:p>
          </table:table-cell>
          <table:table-cell office:value-type="float" office:value="-480.5" table:style-name="ce1">
            <text:p>-480,5</text:p>
          </table:table-cell>
          <table:table-cell office:value-type="float" office:value="790.6" table:style-name="ce1">
            <text:p>790,6</text:p>
          </table:table-cell>
          <table:table-cell office:value-type="float" office:value="822.5" table:style-name="ce1">
            <text:p>822,5</text:p>
          </table:table-cell>
          <table:table-cell office:value-type="float" office:value="-316.8" table:style-name="ce1">
            <text:p>-316,8</text:p>
          </table:table-cell>
          <table:table-cell office:value-type="float" office:value="-775.2" table:style-name="ce1">
            <text:p>-775,2</text:p>
          </table:table-cell>
          <table:table-cell office:value-type="float" office:value="-286.3" table:style-name="ce1">
            <text:p>-286,3</text:p>
          </table:table-cell>
          <table:table-cell office:value-type="float" office:value="-364" table:style-name="ce1">
            <text:p>-364</text:p>
          </table:table-cell>
          <table:table-cell office:value-type="float" office:value="-442.7" table:style-name="ce1">
            <text:p>-442,7</text:p>
          </table:table-cell>
          <table:table-cell office:value-type="float" office:value="473.7" table:style-name="ce1">
            <text:p>473,7</text:p>
          </table:table-cell>
          <table:table-cell office:value-type="float" office:value="749.7" table:style-name="ce1">
            <text:p>749,7</text:p>
          </table:table-cell>
          <table:table-cell office:value-type="float" office:value="-573.79999999999995" table:style-name="ce1">
            <text:p>-573,8</text:p>
          </table:table-cell>
          <table:table-cell office:value-type="float" office:value="-850.8" table:style-name="ce1">
            <text:p>-850,8</text:p>
          </table:table-cell>
          <table:table-cell office:value-type="float" office:value="-115.1" table:style-name="ce1">
            <text:p>-115,1</text:p>
          </table:table-cell>
          <table:table-cell office:value-type="float" office:value="979.8" table:style-name="ce1">
            <text:p>979,8</text:p>
          </table:table-cell>
          <table:table-cell office:value-type="float" office:value="-312.89999999999998" table:style-name="ce1">
            <text:p>-312,9</text:p>
          </table:table-cell>
          <table:table-cell office:value-type="float" office:value="-939.1" table:style-name="ce1">
            <text:p>-939,1</text:p>
          </table:table-cell>
          <table:table-cell office:value-type="float" office:value="164.5" table:style-name="ce1">
            <text:p>164,5</text:p>
          </table:table-cell>
          <table:table-cell office:value-type="float" office:value="139.30000000000001" table:style-name="ce1">
            <text:p>139,3</text:p>
          </table:table-cell>
          <table:table-cell office:value-type="float" office:value="804.2" table:style-name="ce1">
            <text:p>804,2</text:p>
          </table:table-cell>
          <table:table-cell office:value-type="float" office:value="-785.9" table:style-name="ce1">
            <text:p>-785,9</text:p>
          </table:table-cell>
          <table:table-cell office:value-type="float" office:value="399.1" table:style-name="ce1">
            <text:p>399,1</text:p>
          </table:table-cell>
          <table:table-cell office:value-type="float" office:value="294.2" table:style-name="ce1">
            <text:p>294,2</text:p>
          </table:table-cell>
          <table:table-cell office:value-type="float" office:value="339.5" table:style-name="ce1">
            <text:p>339,5</text:p>
          </table:table-cell>
          <table:table-cell office:value-type="float" office:value="860.9" table:style-name="ce1">
            <text:p>860,9</text:p>
          </table:table-cell>
          <table:table-cell office:value-type="float" office:value="-748.4" table:style-name="ce1">
            <text:p>-748,4</text:p>
          </table:table-cell>
          <table:table-cell office:value-type="float" office:value="409.1" table:style-name="ce1">
            <text:p>409,1</text:p>
          </table:table-cell>
          <table:table-cell office:value-type="float" office:value="711.3" table:style-name="ce1">
            <text:p>711,3</text:p>
          </table:table-cell>
          <table:table-cell office:value-type="float" office:value="-13.6" table:style-name="ce1">
            <text:p>-13,6</text:p>
          </table:table-cell>
          <table:table-cell office:value-type="float" office:value="-918.9" table:style-name="ce1">
            <text:p>-918,9</text:p>
          </table:table-cell>
          <table:table-cell office:value-type="float" office:value="-917.5" table:style-name="ce1">
            <text:p>-917,5</text:p>
          </table:table-cell>
          <table:table-cell office:value-type="float" office:value="-329.5" table:style-name="ce1">
            <text:p>-329,5</text:p>
          </table:table-cell>
          <table:table-cell office:value-type="float" office:value="234.9" table:style-name="ce1">
            <text:p>234,9</text:p>
          </table:table-cell>
          <table:table-cell office:value-type="float" office:value="283.39999999999998" table:style-name="ce1">
            <text:p>283,4</text:p>
          </table:table-cell>
          <table:table-cell office:value-type="float" office:value="-753.7" table:style-name="ce1">
            <text:p>-753,7</text:p>
          </table:table-cell>
          <table:table-cell office:value-type="float" office:value="-173.9" table:style-name="ce1">
            <text:p>-173,9</text:p>
          </table:table-cell>
          <table:table-cell office:value-type="float" office:value="-916.7" table:style-name="ce1">
            <text:p>-916,7</text:p>
          </table:table-cell>
          <table:table-cell table:number-columns-repeated="16344"/>
        </table:table-row>
        <table:table-row table:style-name="ro1">
          <table:table-cell office:value-type="float" office:value="422.3" table:style-name="ce1">
            <text:p>422,3</text:p>
          </table:table-cell>
          <table:table-cell office:value-type="float" office:value="468.6" table:style-name="ce1">
            <text:p>468,6</text:p>
          </table:table-cell>
          <table:table-cell office:value-type="float" office:value="-57.2" table:style-name="ce1">
            <text:p>-57,2</text:p>
          </table:table-cell>
          <table:table-cell office:value-type="float" office:value="803.3" table:style-name="ce1">
            <text:p>803,3</text:p>
          </table:table-cell>
          <table:table-cell office:value-type="float" office:value="755.5" table:style-name="ce1">
            <text:p>755,5</text:p>
          </table:table-cell>
          <table:table-cell office:value-type="float" office:value="-534.1" table:style-name="ce1">
            <text:p>-534,1</text:p>
          </table:table-cell>
          <table:table-cell office:value-type="float" office:value="-113.2" table:style-name="ce1">
            <text:p>-113,2</text:p>
          </table:table-cell>
          <table:table-cell office:value-type="float" office:value="-973.3" table:style-name="ce1">
            <text:p>-973,3</text:p>
          </table:table-cell>
          <table:table-cell office:value-type="float" office:value="-286.39999999999998" table:style-name="ce1">
            <text:p>-286,4</text:p>
          </table:table-cell>
          <table:table-cell office:value-type="float" office:value="168.2" table:style-name="ce1">
            <text:p>168,2</text:p>
          </table:table-cell>
          <table:table-cell office:value-type="float" office:value="914.7" table:style-name="ce1">
            <text:p>914,7</text:p>
          </table:table-cell>
          <table:table-cell office:value-type="float" office:value="-171" table:style-name="ce1">
            <text:p>-171</text:p>
          </table:table-cell>
          <table:table-cell office:value-type="float" office:value="-290.5" table:style-name="ce1">
            <text:p>-290,5</text:p>
          </table:table-cell>
          <table:table-cell office:value-type="float" office:value="-67.400000000000006" table:style-name="ce1">
            <text:p>-67,4</text:p>
          </table:table-cell>
          <table:table-cell office:value-type="float" office:value="751.8" table:style-name="ce1">
            <text:p>751,8</text:p>
          </table:table-cell>
          <table:table-cell office:value-type="float" office:value="645.4" table:style-name="ce1">
            <text:p>645,4</text:p>
          </table:table-cell>
          <table:table-cell office:value-type="float" office:value="533.5" table:style-name="ce1">
            <text:p>533,5</text:p>
          </table:table-cell>
          <table:table-cell office:value-type="float" office:value="-582.70000000000005" table:style-name="ce1">
            <text:p>-582,7</text:p>
          </table:table-cell>
          <table:table-cell office:value-type="float" office:value="964.2" table:style-name="ce1">
            <text:p>964,2</text:p>
          </table:table-cell>
          <table:table-cell office:value-type="float" office:value="398" table:style-name="ce1">
            <text:p>398</text:p>
          </table:table-cell>
          <table:table-cell office:value-type="float" office:value="541.1" table:style-name="ce1">
            <text:p>541,1</text:p>
          </table:table-cell>
          <table:table-cell office:value-type="float" office:value="585.1" table:style-name="ce1">
            <text:p>585,1</text:p>
          </table:table-cell>
          <table:table-cell office:value-type="float" office:value="162.1" table:style-name="ce1">
            <text:p>162,1</text:p>
          </table:table-cell>
          <table:table-cell office:value-type="float" office:value="-897.7" table:style-name="ce1">
            <text:p>-897,7</text:p>
          </table:table-cell>
          <table:table-cell office:value-type="float" office:value="-673.5" table:style-name="ce1">
            <text:p>-673,5</text:p>
          </table:table-cell>
          <table:table-cell office:value-type="float" office:value="748.1" table:style-name="ce1">
            <text:p>748,1</text:p>
          </table:table-cell>
          <table:table-cell office:value-type="float" office:value="741.6" table:style-name="ce1">
            <text:p>741,6</text:p>
          </table:table-cell>
          <table:table-cell office:value-type="float" office:value="-476.7" table:style-name="ce1">
            <text:p>-476,7</text:p>
          </table:table-cell>
          <table:table-cell office:value-type="float" office:value="-325.39999999999998" table:style-name="ce1">
            <text:p>-325,4</text:p>
          </table:table-cell>
          <table:table-cell office:value-type="float" office:value="907" table:style-name="ce1">
            <text:p>907</text:p>
          </table:table-cell>
          <table:table-cell office:value-type="float" office:value="-196.4" table:style-name="ce1">
            <text:p>-196,4</text:p>
          </table:table-cell>
          <table:table-cell office:value-type="float" office:value="475.3" table:style-name="ce1">
            <text:p>475,3</text:p>
          </table:table-cell>
          <table:table-cell office:value-type="float" office:value="100" table:style-name="ce1">
            <text:p>100</text:p>
          </table:table-cell>
          <table:table-cell office:value-type="float" office:value="-796.7" table:style-name="ce1">
            <text:p>-796,7</text:p>
          </table:table-cell>
          <table:table-cell office:value-type="float" office:value="943.7" table:style-name="ce1">
            <text:p>943,7</text:p>
          </table:table-cell>
          <table:table-cell office:value-type="float" office:value="-21.8" table:style-name="ce1">
            <text:p>-21,8</text:p>
          </table:table-cell>
          <table:table-cell office:value-type="float" office:value="-315.8" table:style-name="ce1">
            <text:p>-315,8</text:p>
          </table:table-cell>
          <table:table-cell office:value-type="float" office:value="-27.8" table:style-name="ce1">
            <text:p>-27,8</text:p>
          </table:table-cell>
          <table:table-cell office:value-type="float" office:value="-35.799999999999997" table:style-name="ce1">
            <text:p>-35,8</text:p>
          </table:table-cell>
          <table:table-cell office:value-type="float" office:value="205.2" table:style-name="ce1">
            <text:p>205,2</text:p>
          </table:table-cell>
          <table:table-cell table:number-columns-repeated="16344"/>
        </table:table-row>
        <table:table-row table:style-name="ro1">
          <table:table-cell office:value-type="float" office:value="120.1" table:style-name="ce1">
            <text:p>120,1</text:p>
          </table:table-cell>
          <table:table-cell office:value-type="float" office:value="-909.2" table:style-name="ce1">
            <text:p>-909,2</text:p>
          </table:table-cell>
          <table:table-cell office:value-type="float" office:value="373.7" table:style-name="ce1">
            <text:p>373,7</text:p>
          </table:table-cell>
          <table:table-cell office:value-type="float" office:value="-610.70000000000005" table:style-name="ce1">
            <text:p>-610,7</text:p>
          </table:table-cell>
          <table:table-cell office:value-type="float" office:value="-858.7" table:style-name="ce1">
            <text:p>-858,7</text:p>
          </table:table-cell>
          <table:table-cell office:value-type="float" office:value="283" table:style-name="ce1">
            <text:p>283</text:p>
          </table:table-cell>
          <table:table-cell office:value-type="float" office:value="654.29999999999995" table:style-name="ce1">
            <text:p>654,3</text:p>
          </table:table-cell>
          <table:table-cell office:value-type="float" office:value="-431.4" table:style-name="ce1">
            <text:p>-431,4</text:p>
          </table:table-cell>
          <table:table-cell office:value-type="float" office:value="59.2" table:style-name="ce1">
            <text:p>59,2</text:p>
          </table:table-cell>
          <table:table-cell office:value-type="float" office:value="113.5" table:style-name="ce1">
            <text:p>113,5</text:p>
          </table:table-cell>
          <table:table-cell office:value-type="float" office:value="562.9" table:style-name="ce1">
            <text:p>562,9</text:p>
          </table:table-cell>
          <table:table-cell office:value-type="float" office:value="-341.1" table:style-name="ce1">
            <text:p>-341,1</text:p>
          </table:table-cell>
          <table:table-cell office:value-type="float" office:value="571.20000000000005" table:style-name="ce1">
            <text:p>571,2</text:p>
          </table:table-cell>
          <table:table-cell office:value-type="float" office:value="237.7" table:style-name="ce1">
            <text:p>237,7</text:p>
          </table:table-cell>
          <table:table-cell office:value-type="float" office:value="-921" table:style-name="ce1">
            <text:p>-921</text:p>
          </table:table-cell>
          <table:table-cell office:value-type="float" office:value="-738.8" table:style-name="ce1">
            <text:p>-738,8</text:p>
          </table:table-cell>
          <table:table-cell office:value-type="float" office:value="-309.39999999999998" table:style-name="ce1">
            <text:p>-309,4</text:p>
          </table:table-cell>
          <table:table-cell office:value-type="float" office:value="920.7" table:style-name="ce1">
            <text:p>920,7</text:p>
          </table:table-cell>
          <table:table-cell office:value-type="float" office:value="-628.4" table:style-name="ce1">
            <text:p>-628,4</text:p>
          </table:table-cell>
          <table:table-cell office:value-type="float" office:value="-541.1" table:style-name="ce1">
            <text:p>-541,1</text:p>
          </table:table-cell>
          <table:table-cell office:value-type="float" office:value="-751.4" table:style-name="ce1">
            <text:p>-751,4</text:p>
          </table:table-cell>
          <table:table-cell office:value-type="float" office:value="-689.4" table:style-name="ce1">
            <text:p>-689,4</text:p>
          </table:table-cell>
          <table:table-cell office:value-type="float" office:value="-856.6" table:style-name="ce1">
            <text:p>-856,6</text:p>
          </table:table-cell>
          <table:table-cell office:value-type="float" office:value="-197.6" table:style-name="ce1">
            <text:p>-197,6</text:p>
          </table:table-cell>
          <table:table-cell office:value-type="float" office:value="317.2" table:style-name="ce1">
            <text:p>317,2</text:p>
          </table:table-cell>
          <table:table-cell office:value-type="float" office:value="639.79999999999995" table:style-name="ce1">
            <text:p>639,8</text:p>
          </table:table-cell>
          <table:table-cell office:value-type="float" office:value="-855.1" table:style-name="ce1">
            <text:p>-855,1</text:p>
          </table:table-cell>
          <table:table-cell office:value-type="float" office:value="614.29999999999995" table:style-name="ce1">
            <text:p>614,3</text:p>
          </table:table-cell>
          <table:table-cell office:value-type="float" office:value="-218" table:style-name="ce1">
            <text:p>-218</text:p>
          </table:table-cell>
          <table:table-cell office:value-type="float" office:value="193.8" table:style-name="ce1">
            <text:p>193,8</text:p>
          </table:table-cell>
          <table:table-cell office:value-type="float" office:value="697" table:style-name="ce1">
            <text:p>697</text:p>
          </table:table-cell>
          <table:table-cell office:value-type="float" office:value="688.9" table:style-name="ce1">
            <text:p>688,9</text:p>
          </table:table-cell>
          <table:table-cell office:value-type="float" office:value="-764.9" table:style-name="ce1">
            <text:p>-764,9</text:p>
          </table:table-cell>
          <table:table-cell office:value-type="float" office:value="925.3" table:style-name="ce1">
            <text:p>925,3</text:p>
          </table:table-cell>
          <table:table-cell office:value-type="float" office:value="479.9" table:style-name="ce1">
            <text:p>479,9</text:p>
          </table:table-cell>
          <table:table-cell office:value-type="float" office:value="335.1" table:style-name="ce1">
            <text:p>335,1</text:p>
          </table:table-cell>
          <table:table-cell office:value-type="float" office:value="243.2" table:style-name="ce1">
            <text:p>243,2</text:p>
          </table:table-cell>
          <table:table-cell office:value-type="float" office:value="595.29999999999995" table:style-name="ce1">
            <text:p>595,3</text:p>
          </table:table-cell>
          <table:table-cell office:value-type="float" office:value="-266.10000000000002" table:style-name="ce1">
            <text:p>-266,1</text:p>
          </table:table-cell>
          <table:table-cell office:value-type="float" office:value="-577.9" table:style-name="ce1">
            <text:p>-577,9</text:p>
          </table:table-cell>
          <table:table-cell table:number-columns-repeated="16344"/>
        </table:table-row>
        <table:table-row table:style-name="ro1">
          <table:table-cell office:value-type="float" office:value="999.8" table:style-name="ce1">
            <text:p>999,8</text:p>
          </table:table-cell>
          <table:table-cell office:value-type="float" office:value="-354.2" table:style-name="ce1">
            <text:p>-354,2</text:p>
          </table:table-cell>
          <table:table-cell office:value-type="float" office:value="-65.400000000000006" table:style-name="ce1">
            <text:p>-65,4</text:p>
          </table:table-cell>
          <table:table-cell office:value-type="float" office:value="-193.1" table:style-name="ce1">
            <text:p>-193,1</text:p>
          </table:table-cell>
          <table:table-cell office:value-type="float" office:value="684.7" table:style-name="ce1">
            <text:p>684,7</text:p>
          </table:table-cell>
          <table:table-cell office:value-type="float" office:value="-145.1" table:style-name="ce1">
            <text:p>-145,1</text:p>
          </table:table-cell>
          <table:table-cell office:value-type="float" office:value="687.6" table:style-name="ce1">
            <text:p>687,6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331.2" table:style-name="ce1">
            <text:p>331,2</text:p>
          </table:table-cell>
          <table:table-cell office:value-type="float" office:value="-110.6" table:style-name="ce1">
            <text:p>-110,6</text:p>
          </table:table-cell>
          <table:table-cell office:value-type="float" office:value="256.89999999999998" table:style-name="ce1">
            <text:p>256,9</text:p>
          </table:table-cell>
          <table:table-cell office:value-type="float" office:value="797.5" table:style-name="ce1">
            <text:p>797,5</text:p>
          </table:table-cell>
          <table:table-cell office:value-type="float" office:value="-820" table:style-name="ce1">
            <text:p>-820</text:p>
          </table:table-cell>
          <table:table-cell office:value-type="float" office:value="809.9" table:style-name="ce1">
            <text:p>809,9</text:p>
          </table:table-cell>
          <table:table-cell office:value-type="float" office:value="-493.4" table:style-name="ce1">
            <text:p>-493,4</text:p>
          </table:table-cell>
          <table:table-cell office:value-type="float" office:value="-93.5" table:style-name="ce1">
            <text:p>-93,5</text:p>
          </table:table-cell>
          <table:table-cell office:value-type="float" office:value="211.7" table:style-name="ce1">
            <text:p>211,7</text:p>
          </table:table-cell>
          <table:table-cell office:value-type="float" office:value="-130.5" table:style-name="ce1">
            <text:p>-130,5</text:p>
          </table:table-cell>
          <table:table-cell office:value-type="float" office:value="309.89999999999998" table:style-name="ce1">
            <text:p>309,9</text:p>
          </table:table-cell>
          <table:table-cell office:value-type="float" office:value="533.1" table:style-name="ce1">
            <text:p>533,1</text:p>
          </table:table-cell>
          <table:table-cell office:value-type="float" office:value="-772.9" table:style-name="ce1">
            <text:p>-772,9</text:p>
          </table:table-cell>
          <table:table-cell office:value-type="float" office:value="-46.9" table:style-name="ce1">
            <text:p>-46,9</text:p>
          </table:table-cell>
          <table:table-cell office:value-type="float" office:value="-313.3" table:style-name="ce1">
            <text:p>-313,3</text:p>
          </table:table-cell>
          <table:table-cell office:value-type="float" office:value="882.1" table:style-name="ce1">
            <text:p>882,1</text:p>
          </table:table-cell>
          <table:table-cell office:value-type="float" office:value="-396.8" table:style-name="ce1">
            <text:p>-396,8</text:p>
          </table:table-cell>
          <table:table-cell office:value-type="float" office:value="-697.5" table:style-name="ce1">
            <text:p>-697,5</text:p>
          </table:table-cell>
          <table:table-cell office:value-type="float" office:value="-353.6" table:style-name="ce1">
            <text:p>-353,6</text:p>
          </table:table-cell>
          <table:table-cell office:value-type="float" office:value="638.9" table:style-name="ce1">
            <text:p>638,9</text:p>
          </table:table-cell>
          <table:table-cell office:value-type="float" office:value="631.1" table:style-name="ce1">
            <text:p>631,1</text:p>
          </table:table-cell>
          <table:table-cell office:value-type="float" office:value="847.4" table:style-name="ce1">
            <text:p>847,4</text:p>
          </table:table-cell>
          <table:table-cell office:value-type="float" office:value="-2.8" table:style-name="ce1">
            <text:p>-2,8</text:p>
          </table:table-cell>
          <table:table-cell office:value-type="float" office:value="949.3" table:style-name="ce1">
            <text:p>949,3</text:p>
          </table:table-cell>
          <table:table-cell office:value-type="float" office:value="630.79999999999995" table:style-name="ce1">
            <text:p>630,8</text:p>
          </table:table-cell>
          <table:table-cell office:value-type="float" office:value="941.2" table:style-name="ce1">
            <text:p>941,2</text:p>
          </table:table-cell>
          <table:table-cell office:value-type="float" office:value="681.9" table:style-name="ce1">
            <text:p>681,9</text:p>
          </table:table-cell>
          <table:table-cell office:value-type="float" office:value="853.2" table:style-name="ce1">
            <text:p>853,2</text:p>
          </table:table-cell>
          <table:table-cell office:value-type="float" office:value="-501.6" table:style-name="ce1">
            <text:p>-501,6</text:p>
          </table:table-cell>
          <table:table-cell office:value-type="float" office:value="174.4" table:style-name="ce1">
            <text:p>174,4</text:p>
          </table:table-cell>
          <table:table-cell office:value-type="float" office:value="-943.5" table:style-name="ce1">
            <text:p>-943,5</text:p>
          </table:table-cell>
          <table:table-cell office:value-type="float" office:value="413" table:style-name="ce1">
            <text:p>413</text:p>
          </table:table-cell>
          <table:table-cell table:number-columns-repeated="16344"/>
        </table:table-row>
        <table:table-row table:style-name="ro1">
          <table:table-cell office:value-type="float" office:value="477.1" table:style-name="ce1">
            <text:p>477,1</text:p>
          </table:table-cell>
          <table:table-cell office:value-type="float" office:value="325.60000000000002" table:style-name="ce1">
            <text:p>325,6</text:p>
          </table:table-cell>
          <table:table-cell office:value-type="float" office:value="207.8" table:style-name="ce1">
            <text:p>207,8</text:p>
          </table:table-cell>
          <table:table-cell office:value-type="float" office:value="-86.5" table:style-name="ce1">
            <text:p>-86,5</text:p>
          </table:table-cell>
          <table:table-cell office:value-type="float" office:value="788" table:style-name="ce1">
            <text:p>788</text:p>
          </table:table-cell>
          <table:table-cell office:value-type="float" office:value="-607.6" table:style-name="ce1">
            <text:p>-607,6</text:p>
          </table:table-cell>
          <table:table-cell office:value-type="float" office:value="-376.2" table:style-name="ce1">
            <text:p>-376,2</text:p>
          </table:table-cell>
          <table:table-cell office:value-type="float" office:value="-124.6" table:style-name="ce1">
            <text:p>-124,6</text:p>
          </table:table-cell>
          <table:table-cell office:value-type="float" office:value="222.7" table:style-name="ce1">
            <text:p>222,7</text:p>
          </table:table-cell>
          <table:table-cell office:value-type="float" office:value="288.8" table:style-name="ce1">
            <text:p>288,8</text:p>
          </table:table-cell>
          <table:table-cell office:value-type="float" office:value="495.3" table:style-name="ce1">
            <text:p>495,3</text:p>
          </table:table-cell>
          <table:table-cell office:value-type="float" office:value="592.4" table:style-name="ce1">
            <text:p>592,4</text:p>
          </table:table-cell>
          <table:table-cell office:value-type="float" office:value="-765.2" table:style-name="ce1">
            <text:p>-765,2</text:p>
          </table:table-cell>
          <table:table-cell office:value-type="float" office:value="-204.9" table:style-name="ce1">
            <text:p>-204,9</text:p>
          </table:table-cell>
          <table:table-cell office:value-type="float" office:value="-862" table:style-name="ce1">
            <text:p>-862</text:p>
          </table:table-cell>
          <table:table-cell office:value-type="float" office:value="-526.6" table:style-name="ce1">
            <text:p>-526,6</text:p>
          </table:table-cell>
          <table:table-cell office:value-type="float" office:value="-274.39999999999998" table:style-name="ce1">
            <text:p>-274,4</text:p>
          </table:table-cell>
          <table:table-cell office:value-type="float" office:value="-825.8" table:style-name="ce1">
            <text:p>-825,8</text:p>
          </table:table-cell>
          <table:table-cell office:value-type="float" office:value="544.4" table:style-name="ce1">
            <text:p>544,4</text:p>
          </table:table-cell>
          <table:table-cell office:value-type="float" office:value="97.7" table:style-name="ce1">
            <text:p>97,7</text:p>
          </table:table-cell>
          <table:table-cell office:value-type="float" office:value="-239.6" table:style-name="ce1">
            <text:p>-239,6</text:p>
          </table:table-cell>
          <table:table-cell office:value-type="float" office:value="-471.1" table:style-name="ce1">
            <text:p>-471,1</text:p>
          </table:table-cell>
          <table:table-cell office:value-type="float" office:value="544.6" table:style-name="ce1">
            <text:p>544,6</text:p>
          </table:table-cell>
          <table:table-cell office:value-type="float" office:value="399.3" table:style-name="ce1">
            <text:p>399,3</text:p>
          </table:table-cell>
          <table:table-cell office:value-type="float" office:value="-427.9" table:style-name="ce1">
            <text:p>-427,9</text:p>
          </table:table-cell>
          <table:table-cell office:value-type="float" office:value="-283.8" table:style-name="ce1">
            <text:p>-283,8</text:p>
          </table:table-cell>
          <table:table-cell office:value-type="float" office:value="950.7" table:style-name="ce1">
            <text:p>950,7</text:p>
          </table:table-cell>
          <table:table-cell office:value-type="float" office:value="705.9" table:style-name="ce1">
            <text:p>705,9</text:p>
          </table:table-cell>
          <table:table-cell office:value-type="float" office:value="-515.70000000000005" table:style-name="ce1">
            <text:p>-515,7</text:p>
          </table:table-cell>
          <table:table-cell office:value-type="float" office:value="-486.1" table:style-name="ce1">
            <text:p>-486,1</text:p>
          </table:table-cell>
          <table:table-cell office:value-type="float" office:value="975.9" table:style-name="ce1">
            <text:p>975,9</text:p>
          </table:table-cell>
          <table:table-cell office:value-type="float" office:value="-343.8" table:style-name="ce1">
            <text:p>-343,8</text:p>
          </table:table-cell>
          <table:table-cell office:value-type="float" office:value="-501" table:style-name="ce1">
            <text:p>-501</text:p>
          </table:table-cell>
          <table:table-cell office:value-type="float" office:value="259.39999999999998" table:style-name="ce1">
            <text:p>259,4</text:p>
          </table:table-cell>
          <table:table-cell office:value-type="float" office:value="944" table:style-name="ce1">
            <text:p>944</text:p>
          </table:table-cell>
          <table:table-cell office:value-type="float" office:value="958.1" table:style-name="ce1">
            <text:p>958,1</text:p>
          </table:table-cell>
          <table:table-cell office:value-type="float" office:value="-608.20000000000005" table:style-name="ce1">
            <text:p>-608,2</text:p>
          </table:table-cell>
          <table:table-cell office:value-type="float" office:value="835.4" table:style-name="ce1">
            <text:p>835,4</text:p>
          </table:table-cell>
          <table:table-cell office:value-type="float" office:value="160.5" table:style-name="ce1">
            <text:p>160,5</text:p>
          </table:table-cell>
          <table:table-cell office:value-type="float" office:value="-958.8" table:style-name="ce1">
            <text:p>-958,8</text:p>
          </table:table-cell>
          <table:table-cell table:number-columns-repeated="16344"/>
        </table:table-row>
        <table:table-row table:style-name="ro1">
          <table:table-cell office:value-type="float" office:value="-954.8" table:style-name="ce1">
            <text:p>-954,8</text:p>
          </table:table-cell>
          <table:table-cell office:value-type="float" office:value="-868.3" table:style-name="ce1">
            <text:p>-868,3</text:p>
          </table:table-cell>
          <table:table-cell office:value-type="float" office:value="-794.1" table:style-name="ce1">
            <text:p>-794,1</text:p>
          </table:table-cell>
          <table:table-cell office:value-type="float" office:value="-605.20000000000005" table:style-name="ce1">
            <text:p>-605,2</text:p>
          </table:table-cell>
          <table:table-cell office:value-type="float" office:value="117.7" table:style-name="ce1">
            <text:p>117,7</text:p>
          </table:table-cell>
          <table:table-cell office:value-type="float" office:value="-302.39999999999998" table:style-name="ce1">
            <text:p>-302,4</text:p>
          </table:table-cell>
          <table:table-cell office:value-type="float" office:value="-443.7" table:style-name="ce1">
            <text:p>-443,7</text:p>
          </table:table-cell>
          <table:table-cell office:value-type="float" office:value="-767.9" table:style-name="ce1">
            <text:p>-767,9</text:p>
          </table:table-cell>
          <table:table-cell office:value-type="float" office:value="-559.29999999999995" table:style-name="ce1">
            <text:p>-559,3</text:p>
          </table:table-cell>
          <table:table-cell office:value-type="float" office:value="458" table:style-name="ce1">
            <text:p>458</text:p>
          </table:table-cell>
          <table:table-cell office:value-type="float" office:value="956.2" table:style-name="ce1">
            <text:p>956,2</text:p>
          </table:table-cell>
          <table:table-cell office:value-type="float" office:value="872.5" table:style-name="ce1">
            <text:p>872,5</text:p>
          </table:table-cell>
          <table:table-cell office:value-type="float" office:value="927.1" table:style-name="ce1">
            <text:p>927,1</text:p>
          </table:table-cell>
          <table:table-cell office:value-type="float" office:value="954.7" table:style-name="ce1">
            <text:p>954,7</text:p>
          </table:table-cell>
          <table:table-cell office:value-type="float" office:value="-693.4" table:style-name="ce1">
            <text:p>-693,4</text:p>
          </table:table-cell>
          <table:table-cell office:value-type="float" office:value="-528.79999999999995" table:style-name="ce1">
            <text:p>-528,8</text:p>
          </table:table-cell>
          <table:table-cell office:value-type="float" office:value="-797.6" table:style-name="ce1">
            <text:p>-797,6</text:p>
          </table:table-cell>
          <table:table-cell office:value-type="float" office:value="370" table:style-name="ce1">
            <text:p>370</text:p>
          </table:table-cell>
          <table:table-cell office:value-type="float" office:value="641.79999999999995" table:style-name="ce1">
            <text:p>641,8</text:p>
          </table:table-cell>
          <table:table-cell office:value-type="float" office:value="365.7" table:style-name="ce1">
            <text:p>365,7</text:p>
          </table:table-cell>
          <table:table-cell office:value-type="float" office:value="641.1" table:style-name="ce1">
            <text:p>641,1</text:p>
          </table:table-cell>
          <table:table-cell office:value-type="float" office:value="-157.19999999999999" table:style-name="ce1">
            <text:p>-157,2</text:p>
          </table:table-cell>
          <table:table-cell office:value-type="float" office:value="944" table:style-name="ce1">
            <text:p>944</text:p>
          </table:table-cell>
          <table:table-cell office:value-type="float" office:value="728.9" table:style-name="ce1">
            <text:p>728,9</text:p>
          </table:table-cell>
          <table:table-cell office:value-type="float" office:value="749" table:style-name="ce1">
            <text:p>749</text:p>
          </table:table-cell>
          <table:table-cell office:value-type="float" office:value="-965.9" table:style-name="ce1">
            <text:p>-965,9</text:p>
          </table:table-cell>
          <table:table-cell office:value-type="float" office:value="291.7" table:style-name="ce1">
            <text:p>291,7</text:p>
          </table:table-cell>
          <table:table-cell office:value-type="float" office:value="-443" table:style-name="ce1">
            <text:p>-443</text:p>
          </table:table-cell>
          <table:table-cell office:value-type="float" office:value="-311.3" table:style-name="ce1">
            <text:p>-311,3</text:p>
          </table:table-cell>
          <table:table-cell office:value-type="float" office:value="368.3" table:style-name="ce1">
            <text:p>368,3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-848" table:style-name="ce1">
            <text:p>-848</text:p>
          </table:table-cell>
          <table:table-cell office:value-type="float" office:value="970.8" table:style-name="ce1">
            <text:p>970,8</text:p>
          </table:table-cell>
          <table:table-cell office:value-type="float" office:value="268.2" table:style-name="ce1">
            <text:p>268,2</text:p>
          </table:table-cell>
          <table:table-cell office:value-type="float" office:value="-368.1" table:style-name="ce1">
            <text:p>-368,1</text:p>
          </table:table-cell>
          <table:table-cell office:value-type="float" office:value="832.2" table:style-name="ce1">
            <text:p>832,2</text:p>
          </table:table-cell>
          <table:table-cell office:value-type="float" office:value="735.8" table:style-name="ce1">
            <text:p>735,8</text:p>
          </table:table-cell>
          <table:table-cell office:value-type="float" office:value="-215.1" table:style-name="ce1">
            <text:p>-215,1</text:p>
          </table:table-cell>
          <table:table-cell office:value-type="float" office:value="-123.8" table:style-name="ce1">
            <text:p>-123,8</text:p>
          </table:table-cell>
          <table:table-cell office:value-type="float" office:value="534.79999999999995" table:style-name="ce1">
            <text:p>534,8</text:p>
          </table:table-cell>
          <table:table-cell table:number-columns-repeated="16344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-346.7" table:style-name="ce1">
            <text:p>-346,7</text:p>
          </table:table-cell>
          <table:table-cell office:value-type="float" office:value="812.4" table:style-name="ce1">
            <text:p>812,4</text:p>
          </table:table-cell>
          <table:table-cell office:value-type="float" office:value="939.2" table:style-name="ce1">
            <text:p>939,2</text:p>
          </table:table-cell>
          <table:table-cell office:value-type="float" office:value="245.1" table:style-name="ce1">
            <text:p>245,1</text:p>
          </table:table-cell>
          <table:table-cell office:value-type="float" office:value="-142.9" table:style-name="ce1">
            <text:p>-142,9</text:p>
          </table:table-cell>
          <table:table-cell office:value-type="float" office:value="-450.2" table:style-name="ce1">
            <text:p>-450,2</text:p>
          </table:table-cell>
          <table:table-cell office:value-type="float" office:value="145.80000000000001" table:style-name="ce1">
            <text:p>145,8</text:p>
          </table:table-cell>
          <table:table-cell office:value-type="float" office:value="972.5" table:style-name="ce1">
            <text:p>972,5</text:p>
          </table:table-cell>
          <table:table-cell office:value-type="float" office:value="-715.6" table:style-name="ce1">
            <text:p>-715,6</text:p>
          </table:table-cell>
          <table:table-cell office:value-type="float" office:value="-687.6" table:style-name="ce1">
            <text:p>-687,6</text:p>
          </table:table-cell>
          <table:table-cell office:value-type="float" office:value="-161.30000000000001" table:style-name="ce1">
            <text:p>-161,3</text:p>
          </table:table-cell>
          <table:table-cell office:value-type="float" office:value="766.5" table:style-name="ce1">
            <text:p>766,5</text:p>
          </table:table-cell>
          <table:table-cell office:value-type="float" office:value="824.4" table:style-name="ce1">
            <text:p>824,4</text:p>
          </table:table-cell>
          <table:table-cell office:value-type="float" office:value="-178" table:style-name="ce1">
            <text:p>-178</text:p>
          </table:table-cell>
          <table:table-cell office:value-type="float" office:value="-319.39999999999998" table:style-name="ce1">
            <text:p>-319,4</text:p>
          </table:table-cell>
          <table:table-cell office:value-type="float" office:value="732.4" table:style-name="ce1">
            <text:p>732,4</text:p>
          </table:table-cell>
          <table:table-cell office:value-type="float" office:value="795.3" table:style-name="ce1">
            <text:p>795,3</text:p>
          </table:table-cell>
          <table:table-cell office:value-type="float" office:value="-597.5" table:style-name="ce1">
            <text:p>-597,5</text:p>
          </table:table-cell>
          <table:table-cell office:value-type="float" office:value="-655.20000000000005" table:style-name="ce1">
            <text:p>-655,2</text:p>
          </table:table-cell>
          <table:table-cell office:value-type="float" office:value="-270.89999999999998" table:style-name="ce1">
            <text:p>-270,9</text:p>
          </table:table-cell>
          <table:table-cell office:value-type="float" office:value="566.9" table:style-name="ce1">
            <text:p>566,9</text:p>
          </table:table-cell>
          <table:table-cell office:value-type="float" office:value="697.8" table:style-name="ce1">
            <text:p>697,8</text:p>
          </table:table-cell>
          <table:table-cell office:value-type="float" office:value="956.6" table:style-name="ce1">
            <text:p>956,6</text:p>
          </table:table-cell>
          <table:table-cell office:value-type="float" office:value="213.8" table:style-name="ce1">
            <text:p>213,8</text:p>
          </table:table-cell>
          <table:table-cell office:value-type="float" office:value="-573.5" table:style-name="ce1">
            <text:p>-573,5</text:p>
          </table:table-cell>
          <table:table-cell office:value-type="float" office:value="-98.7" table:style-name="ce1">
            <text:p>-98,7</text:p>
          </table:table-cell>
          <table:table-cell office:value-type="float" office:value="289.39999999999998" table:style-name="ce1">
            <text:p>289,4</text:p>
          </table:table-cell>
          <table:table-cell office:value-type="float" office:value="-318.3" table:style-name="ce1">
            <text:p>-318,3</text:p>
          </table:table-cell>
          <table:table-cell office:value-type="float" office:value="5.4" table:style-name="ce1">
            <text:p>5,4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956.3" table:style-name="ce1">
            <text:p>956,3</text:p>
          </table:table-cell>
          <table:table-cell office:value-type="float" office:value="-233" table:style-name="ce1">
            <text:p>-233</text:p>
          </table:table-cell>
          <table:table-cell office:value-type="float" office:value="773.1" table:style-name="ce1">
            <text:p>773,1</text:p>
          </table:table-cell>
          <table:table-cell office:value-type="float" office:value="-66.5" table:style-name="ce1">
            <text:p>-66,5</text:p>
          </table:table-cell>
          <table:table-cell office:value-type="float" office:value="-789.4" table:style-name="ce1">
            <text:p>-789,4</text:p>
          </table:table-cell>
          <table:table-cell office:value-type="float" office:value="-201.2" table:style-name="ce1">
            <text:p>-201,2</text:p>
          </table:table-cell>
          <table:table-cell office:value-type="float" office:value="-330.6" table:style-name="ce1">
            <text:p>-330,6</text:p>
          </table:table-cell>
          <table:table-cell office:value-type="float" office:value="-362" table:style-name="ce1">
            <text:p>-362</text:p>
          </table:table-cell>
          <table:table-cell office:value-type="float" office:value="-389" table:style-name="ce1">
            <text:p>-389</text:p>
          </table:table-cell>
          <table:table-cell table:number-columns-repeated="16344"/>
        </table:table-row>
        <table:table-row table:style-name="ro1">
          <table:table-cell office:value-type="float" office:value="-796.8" table:style-name="ce1">
            <text:p>-796,8</text:p>
          </table:table-cell>
          <table:table-cell office:value-type="float" office:value="-445.9" table:style-name="ce1">
            <text:p>-445,9</text:p>
          </table:table-cell>
          <table:table-cell office:value-type="float" office:value="-617.6" table:style-name="ce1">
            <text:p>-617,6</text:p>
          </table:table-cell>
          <table:table-cell office:value-type="float" office:value="130.1" table:style-name="ce1">
            <text:p>130,1</text:p>
          </table:table-cell>
          <table:table-cell office:value-type="float" office:value="-517.9" table:style-name="ce1">
            <text:p>-517,9</text:p>
          </table:table-cell>
          <table:table-cell office:value-type="float" office:value="548.29999999999995" table:style-name="ce1">
            <text:p>548,3</text:p>
          </table:table-cell>
          <table:table-cell office:value-type="float" office:value="706.2" table:style-name="ce1">
            <text:p>706,2</text:p>
          </table:table-cell>
          <table:table-cell office:value-type="float" office:value="-835.2" table:style-name="ce1">
            <text:p>-835,2</text:p>
          </table:table-cell>
          <table:table-cell office:value-type="float" office:value="-243.7" table:style-name="ce1">
            <text:p>-243,7</text:p>
          </table:table-cell>
          <table:table-cell office:value-type="float" office:value="-834.8" table:style-name="ce1">
            <text:p>-834,8</text:p>
          </table:table-cell>
          <table:table-cell office:value-type="float" office:value="-778" table:style-name="ce1">
            <text:p>-778</text:p>
          </table:table-cell>
          <table:table-cell office:value-type="float" office:value="767.5" table:style-name="ce1">
            <text:p>767,5</text:p>
          </table:table-cell>
          <table:table-cell office:value-type="float" office:value="250.1" table:style-name="ce1">
            <text:p>250,1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-829.9" table:style-name="ce1">
            <text:p>-829,9</text:p>
          </table:table-cell>
          <table:table-cell office:value-type="float" office:value="82" table:style-name="ce1">
            <text:p>82</text:p>
          </table:table-cell>
          <table:table-cell office:value-type="float" office:value="-932.6" table:style-name="ce1">
            <text:p>-932,6</text:p>
          </table:table-cell>
          <table:table-cell office:value-type="float" office:value="622.6" table:style-name="ce1">
            <text:p>622,6</text:p>
          </table:table-cell>
          <table:table-cell office:value-type="float" office:value="-865.1" table:style-name="ce1">
            <text:p>-865,1</text:p>
          </table:table-cell>
          <table:table-cell office:value-type="float" office:value="622.9" table:style-name="ce1">
            <text:p>622,9</text:p>
          </table:table-cell>
          <table:table-cell office:value-type="float" office:value="773.7" table:style-name="ce1">
            <text:p>773,7</text:p>
          </table:table-cell>
          <table:table-cell office:value-type="float" office:value="887.7" table:style-name="ce1">
            <text:p>887,7</text:p>
          </table:table-cell>
          <table:table-cell office:value-type="float" office:value="297.3" table:style-name="ce1">
            <text:p>297,3</text:p>
          </table:table-cell>
          <table:table-cell office:value-type="float" office:value="207" table:style-name="ce1">
            <text:p>207</text:p>
          </table:table-cell>
          <table:table-cell office:value-type="float" office:value="907.5" table:style-name="ce1">
            <text:p>907,5</text:p>
          </table:table-cell>
          <table:table-cell office:value-type="float" office:value="554" table:style-name="ce1">
            <text:p>554</text:p>
          </table:table-cell>
          <table:table-cell office:value-type="float" office:value="-498.3" table:style-name="ce1">
            <text:p>-498,3</text:p>
          </table:table-cell>
          <table:table-cell office:value-type="float" office:value="-160.4" table:style-name="ce1">
            <text:p>-160,4</text:p>
          </table:table-cell>
          <table:table-cell office:value-type="float" office:value="-598.70000000000005" table:style-name="ce1">
            <text:p>-598,7</text:p>
          </table:table-cell>
          <table:table-cell office:value-type="float" office:value="632.5" table:style-name="ce1">
            <text:p>632,5</text:p>
          </table:table-cell>
          <table:table-cell office:value-type="float" office:value="439.2" table:style-name="ce1">
            <text:p>439,2</text:p>
          </table:table-cell>
          <table:table-cell office:value-type="float" office:value="-758" table:style-name="ce1">
            <text:p>-758</text:p>
          </table:table-cell>
          <table:table-cell office:value-type="float" office:value="252.7" table:style-name="ce1">
            <text:p>252,7</text:p>
          </table:table-cell>
          <table:table-cell office:value-type="float" office:value="643.29999999999995" table:style-name="ce1">
            <text:p>643,3</text:p>
          </table:table-cell>
          <table:table-cell office:value-type="float" office:value="913.9" table:style-name="ce1">
            <text:p>913,9</text:p>
          </table:table-cell>
          <table:table-cell office:value-type="float" office:value="-899.2" table:style-name="ce1">
            <text:p>-899,2</text:p>
          </table:table-cell>
          <table:table-cell office:value-type="float" office:value="115.2" table:style-name="ce1">
            <text:p>115,2</text:p>
          </table:table-cell>
          <table:table-cell office:value-type="float" office:value="258.39999999999998" table:style-name="ce1">
            <text:p>258,4</text:p>
          </table:table-cell>
          <table:table-cell office:value-type="float" office:value="750.6" table:style-name="ce1">
            <text:p>750,6</text:p>
          </table:table-cell>
          <table:table-cell office:value-type="float" office:value="-419.6" table:style-name="ce1">
            <text:p>-419,6</text:p>
          </table:table-cell>
          <table:table-cell table:number-columns-repeated="16344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-808.8" table:style-name="ce1">
            <text:p>-808,8</text:p>
          </table:table-cell>
          <table:table-cell office:value-type="float" office:value="517.5" table:style-name="ce1">
            <text:p>517,5</text:p>
          </table:table-cell>
          <table:table-cell office:value-type="float" office:value="739.1" table:style-name="ce1">
            <text:p>739,1</text:p>
          </table:table-cell>
          <table:table-cell office:value-type="float" office:value="-444.5" table:style-name="ce1">
            <text:p>-444,5</text:p>
          </table:table-cell>
          <table:table-cell office:value-type="float" office:value="-673" table:style-name="ce1">
            <text:p>-673</text:p>
          </table:table-cell>
          <table:table-cell office:value-type="float" office:value="334.3" table:style-name="ce1">
            <text:p>334,3</text:p>
          </table:table-cell>
          <table:table-cell office:value-type="float" office:value="336.6" table:style-name="ce1">
            <text:p>336,6</text:p>
          </table:table-cell>
          <table:table-cell office:value-type="float" office:value="-137.9" table:style-name="ce1">
            <text:p>-137,9</text:p>
          </table:table-cell>
          <table:table-cell office:value-type="float" office:value="334.5" table:style-name="ce1">
            <text:p>334,5</text:p>
          </table:table-cell>
          <table:table-cell office:value-type="float" office:value="-874" table:style-name="ce1">
            <text:p>-874</text:p>
          </table:table-cell>
          <table:table-cell office:value-type="float" office:value="411.5" table:style-name="ce1">
            <text:p>411,5</text:p>
          </table:table-cell>
          <table:table-cell office:value-type="float" office:value="269.8" table:style-name="ce1">
            <text:p>269,8</text:p>
          </table:table-cell>
          <table:table-cell office:value-type="float" office:value="745.4" table:style-name="ce1">
            <text:p>745,4</text:p>
          </table:table-cell>
          <table:table-cell office:value-type="float" office:value="-30.7" table:style-name="ce1">
            <text:p>-30,7</text:p>
          </table:table-cell>
          <table:table-cell office:value-type="float" office:value="792.6" table:style-name="ce1">
            <text:p>792,6</text:p>
          </table:table-cell>
          <table:table-cell office:value-type="float" office:value="203.1" table:style-name="ce1">
            <text:p>203,1</text:p>
          </table:table-cell>
          <table:table-cell office:value-type="float" office:value="130.80000000000001" table:style-name="ce1">
            <text:p>130,8</text:p>
          </table:table-cell>
          <table:table-cell office:value-type="float" office:value="481.3" table:style-name="ce1">
            <text:p>481,3</text:p>
          </table:table-cell>
          <table:table-cell office:value-type="float" office:value="284.8" table:style-name="ce1">
            <text:p>284,8</text:p>
          </table:table-cell>
          <table:table-cell office:value-type="float" office:value="693.5" table:style-name="ce1">
            <text:p>693,5</text:p>
          </table:table-cell>
          <table:table-cell office:value-type="float" office:value="-23.5" table:style-name="ce1">
            <text:p>-23,5</text:p>
          </table:table-cell>
          <table:table-cell office:value-type="float" office:value="-389.6" table:style-name="ce1">
            <text:p>-389,6</text:p>
          </table:table-cell>
          <table:table-cell office:value-type="float" office:value="636.70000000000005" table:style-name="ce1">
            <text:p>636,7</text:p>
          </table:table-cell>
          <table:table-cell office:value-type="float" office:value="712.6" table:style-name="ce1">
            <text:p>712,6</text:p>
          </table:table-cell>
          <table:table-cell office:value-type="float" office:value="-965.2" table:style-name="ce1">
            <text:p>-965,2</text:p>
          </table:table-cell>
          <table:table-cell office:value-type="float" office:value="-374.2" table:style-name="ce1">
            <text:p>-374,2</text:p>
          </table:table-cell>
          <table:table-cell office:value-type="float" office:value="-209" table:style-name="ce1">
            <text:p>-209</text:p>
          </table:table-cell>
          <table:table-cell office:value-type="float" office:value="287.39999999999998" table:style-name="ce1">
            <text:p>287,4</text:p>
          </table:table-cell>
          <table:table-cell office:value-type="float" office:value="690.1" table:style-name="ce1">
            <text:p>690,1</text:p>
          </table:table-cell>
          <table:table-cell office:value-type="float" office:value="433.6" table:style-name="ce1">
            <text:p>433,6</text:p>
          </table:table-cell>
          <table:table-cell office:value-type="float" office:value="-734.3" table:style-name="ce1">
            <text:p>-734,3</text:p>
          </table:table-cell>
          <table:table-cell office:value-type="float" office:value="800.9" table:style-name="ce1">
            <text:p>800,9</text:p>
          </table:table-cell>
          <table:table-cell office:value-type="float" office:value="-968.2" table:style-name="ce1">
            <text:p>-968,2</text:p>
          </table:table-cell>
          <table:table-cell office:value-type="float" office:value="-479.1" table:style-name="ce1">
            <text:p>-479,1</text:p>
          </table:table-cell>
          <table:table-cell office:value-type="float" office:value="-757.4" table:style-name="ce1">
            <text:p>-757,4</text:p>
          </table:table-cell>
          <table:table-cell office:value-type="float" office:value="-590.6" table:style-name="ce1">
            <text:p>-590,6</text:p>
          </table:table-cell>
          <table:table-cell office:value-type="float" office:value="-146.80000000000001" table:style-name="ce1">
            <text:p>-146,8</text:p>
          </table:table-cell>
          <table:table-cell office:value-type="float" office:value="-555.6" table:style-name="ce1">
            <text:p>-555,6</text:p>
          </table:table-cell>
          <table:table-cell office:value-type="float" office:value="649.29999999999995" table:style-name="ce1">
            <text:p>649,3</text:p>
          </table:table-cell>
          <table:table-cell table:number-columns-repeated="16344"/>
        </table:table-row>
        <table:table-row table:style-name="ro1">
          <table:table-cell office:value-type="float" office:value="576.79999999999995" table:style-name="ce1">
            <text:p>576,8</text:p>
          </table:table-cell>
          <table:table-cell office:value-type="float" office:value="-399.6" table:style-name="ce1">
            <text:p>-399,6</text:p>
          </table:table-cell>
          <table:table-cell office:value-type="float" office:value="-440.5" table:style-name="ce1">
            <text:p>-440,5</text:p>
          </table:table-cell>
          <table:table-cell office:value-type="float" office:value="296.10000000000002" table:style-name="ce1">
            <text:p>296,1</text:p>
          </table:table-cell>
          <table:table-cell office:value-type="float" office:value="-818" table:style-name="ce1">
            <text:p>-818</text:p>
          </table:table-cell>
          <table:table-cell office:value-type="float" office:value="-196.5" table:style-name="ce1">
            <text:p>-196,5</text:p>
          </table:table-cell>
          <table:table-cell office:value-type="float" office:value="26.5" table:style-name="ce1">
            <text:p>26,5</text:p>
          </table:table-cell>
          <table:table-cell office:value-type="float" office:value="-762.4" table:style-name="ce1">
            <text:p>-762,4</text:p>
          </table:table-cell>
          <table:table-cell office:value-type="float" office:value="-3.8" table:style-name="ce1">
            <text:p>-3,8</text:p>
          </table:table-cell>
          <table:table-cell office:value-type="float" office:value="-521.1" table:style-name="ce1">
            <text:p>-521,1</text:p>
          </table:table-cell>
          <table:table-cell office:value-type="float" office:value="849.9" table:style-name="ce1">
            <text:p>849,9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-195.4" table:style-name="ce1">
            <text:p>-195,4</text:p>
          </table:table-cell>
          <table:table-cell office:value-type="float" office:value="-820.3" table:style-name="ce1">
            <text:p>-820,3</text:p>
          </table:table-cell>
          <table:table-cell office:value-type="float" office:value="778.9" table:style-name="ce1">
            <text:p>778,9</text:p>
          </table:table-cell>
          <table:table-cell office:value-type="float" office:value="-672.1" table:style-name="ce1">
            <text:p>-672,1</text:p>
          </table:table-cell>
          <table:table-cell office:value-type="float" office:value="-846.9" table:style-name="ce1">
            <text:p>-846,9</text:p>
          </table:table-cell>
          <table:table-cell office:value-type="float" office:value="-14.6" table:style-name="ce1">
            <text:p>-14,6</text:p>
          </table:table-cell>
          <table:table-cell office:value-type="float" office:value="-612.79999999999995" table:style-name="ce1">
            <text:p>-612,8</text:p>
          </table:table-cell>
          <table:table-cell office:value-type="float" office:value="-386.7" table:style-name="ce1">
            <text:p>-386,7</text:p>
          </table:table-cell>
          <table:table-cell office:value-type="float" office:value="778.3" table:style-name="ce1">
            <text:p>778,3</text:p>
          </table:table-cell>
          <table:table-cell office:value-type="float" office:value="981.2" table:style-name="ce1">
            <text:p>981,2</text:p>
          </table:table-cell>
          <table:table-cell office:value-type="float" office:value="-427.6" table:style-name="ce1">
            <text:p>-427,6</text:p>
          </table:table-cell>
          <table:table-cell office:value-type="float" office:value="494.8" table:style-name="ce1">
            <text:p>494,8</text:p>
          </table:table-cell>
          <table:table-cell office:value-type="float" office:value="352.2" table:style-name="ce1">
            <text:p>352,2</text:p>
          </table:table-cell>
          <table:table-cell office:value-type="float" office:value="929.6" table:style-name="ce1">
            <text:p>929,6</text:p>
          </table:table-cell>
          <table:table-cell office:value-type="float" office:value="-727.3" table:style-name="ce1">
            <text:p>-727,3</text:p>
          </table:table-cell>
          <table:table-cell office:value-type="float" office:value="-397.7" table:style-name="ce1">
            <text:p>-397,7</text:p>
          </table:table-cell>
          <table:table-cell office:value-type="float" office:value="-40.700000000000003" table:style-name="ce1">
            <text:p>-40,7</text:p>
          </table:table-cell>
          <table:table-cell office:value-type="float" office:value="811.5" table:style-name="ce1">
            <text:p>811,5</text:p>
          </table:table-cell>
          <table:table-cell office:value-type="float" office:value="-875.2" table:style-name="ce1">
            <text:p>-875,2</text:p>
          </table:table-cell>
          <table:table-cell office:value-type="float" office:value="212.9" table:style-name="ce1">
            <text:p>212,9</text:p>
          </table:table-cell>
          <table:table-cell office:value-type="float" office:value="-22.3" table:style-name="ce1">
            <text:p>-22,3</text:p>
          </table:table-cell>
          <table:table-cell office:value-type="float" office:value="-693.8" table:style-name="ce1">
            <text:p>-693,8</text:p>
          </table:table-cell>
          <table:table-cell office:value-type="float" office:value="696.5" table:style-name="ce1">
            <text:p>696,5</text:p>
          </table:table-cell>
          <table:table-cell office:value-type="float" office:value="480.3" table:style-name="ce1">
            <text:p>480,3</text:p>
          </table:table-cell>
          <table:table-cell office:value-type="float" office:value="-71.2" table:style-name="ce1">
            <text:p>-71,2</text:p>
          </table:table-cell>
          <table:table-cell office:value-type="float" office:value="298.89999999999998" table:style-name="ce1">
            <text:p>298,9</text:p>
          </table:table-cell>
          <table:table-cell office:value-type="float" office:value="462.7" table:style-name="ce1">
            <text:p>462,7</text:p>
          </table:table-cell>
          <table:table-cell office:value-type="float" office:value="-760.6" table:style-name="ce1">
            <text:p>-760,6</text:p>
          </table:table-cell>
          <table:table-cell table:number-columns-repeated="16344"/>
        </table:table-row>
        <table:table-row table:style-name="ro1">
          <table:table-cell office:value-type="float" office:value="-434.6" table:style-name="ce1">
            <text:p>-434,6</text:p>
          </table:table-cell>
          <table:table-cell office:value-type="float" office:value="-435.4" table:style-name="ce1">
            <text:p>-435,4</text:p>
          </table:table-cell>
          <table:table-cell office:value-type="float" office:value="-763" table:style-name="ce1">
            <text:p>-763</text:p>
          </table:table-cell>
          <table:table-cell office:value-type="float" office:value="279.10000000000002" table:style-name="ce1">
            <text:p>279,1</text:p>
          </table:table-cell>
          <table:table-cell office:value-type="float" office:value="-401.6" table:style-name="ce1">
            <text:p>-401,6</text:p>
          </table:table-cell>
          <table:table-cell office:value-type="float" office:value="-927.9" table:style-name="ce1">
            <text:p>-927,9</text:p>
          </table:table-cell>
          <table:table-cell office:value-type="float" office:value="-759.7" table:style-name="ce1">
            <text:p>-759,7</text:p>
          </table:table-cell>
          <table:table-cell office:value-type="float" office:value="-27.3" table:style-name="ce1">
            <text:p>-27,3</text:p>
          </table:table-cell>
          <table:table-cell office:value-type="float" office:value="453.4" table:style-name="ce1">
            <text:p>453,4</text:p>
          </table:table-cell>
          <table:table-cell office:value-type="float" office:value="686.8" table:style-name="ce1">
            <text:p>686,8</text:p>
          </table:table-cell>
          <table:table-cell office:value-type="float" office:value="787.7" table:style-name="ce1">
            <text:p>787,7</text:p>
          </table:table-cell>
          <table:table-cell office:value-type="float" office:value="715.8" table:style-name="ce1">
            <text:p>715,8</text:p>
          </table:table-cell>
          <table:table-cell office:value-type="float" office:value="-236.5" table:style-name="ce1">
            <text:p>-236,5</text:p>
          </table:table-cell>
          <table:table-cell office:value-type="float" office:value="702.3" table:style-name="ce1">
            <text:p>702,3</text:p>
          </table:table-cell>
          <table:table-cell office:value-type="float" office:value="-526.9" table:style-name="ce1">
            <text:p>-526,9</text:p>
          </table:table-cell>
          <table:table-cell office:value-type="float" office:value="843.1" table:style-name="ce1">
            <text:p>843,1</text:p>
          </table:table-cell>
          <table:table-cell office:value-type="float" office:value="-31.8" table:style-name="ce1">
            <text:p>-31,8</text:p>
          </table:table-cell>
          <table:table-cell office:value-type="float" office:value="-966.5" table:style-name="ce1">
            <text:p>-966,5</text:p>
          </table:table-cell>
          <table:table-cell office:value-type="float" office:value="92.4" table:style-name="ce1">
            <text:p>92,4</text:p>
          </table:table-cell>
          <table:table-cell office:value-type="float" office:value="60.9" table:style-name="ce1">
            <text:p>60,9</text:p>
          </table:table-cell>
          <table:table-cell office:value-type="float" office:value="903.1" table:style-name="ce1">
            <text:p>903,1</text:p>
          </table:table-cell>
          <table:table-cell office:value-type="float" office:value="375.8" table:style-name="ce1">
            <text:p>375,8</text:p>
          </table:table-cell>
          <table:table-cell office:value-type="float" office:value="855.3" table:style-name="ce1">
            <text:p>855,3</text:p>
          </table:table-cell>
          <table:table-cell office:value-type="float" office:value="-891.2" table:style-name="ce1">
            <text:p>-891,2</text:p>
          </table:table-cell>
          <table:table-cell office:value-type="float" office:value="101.7" table:style-name="ce1">
            <text:p>101,7</text:p>
          </table:table-cell>
          <table:table-cell office:value-type="float" office:value="78" table:style-name="ce1">
            <text:p>78</text:p>
          </table:table-cell>
          <table:table-cell office:value-type="float" office:value="331.6" table:style-name="ce1">
            <text:p>331,6</text:p>
          </table:table-cell>
          <table:table-cell office:value-type="float" office:value="635.29999999999995" table:style-name="ce1">
            <text:p>635,3</text:p>
          </table:table-cell>
          <table:table-cell office:value-type="float" office:value="-642.5" table:style-name="ce1">
            <text:p>-642,5</text:p>
          </table:table-cell>
          <table:table-cell office:value-type="float" office:value="10.6" table:style-name="ce1">
            <text:p>10,6</text:p>
          </table:table-cell>
          <table:table-cell office:value-type="float" office:value="-186.6" table:style-name="ce1">
            <text:p>-186,6</text:p>
          </table:table-cell>
          <table:table-cell office:value-type="float" office:value="-362.5" table:style-name="ce1">
            <text:p>-362,5</text:p>
          </table:table-cell>
          <table:table-cell office:value-type="float" office:value="-416.2" table:style-name="ce1">
            <text:p>-416,2</text:p>
          </table:table-cell>
          <table:table-cell office:value-type="float" office:value="640" table:style-name="ce1">
            <text:p>640</text:p>
          </table:table-cell>
          <table:table-cell office:value-type="float" office:value="-373.2" table:style-name="ce1">
            <text:p>-373,2</text:p>
          </table:table-cell>
          <table:table-cell office:value-type="float" office:value="895.2" table:style-name="ce1">
            <text:p>895,2</text:p>
          </table:table-cell>
          <table:table-cell office:value-type="float" office:value="-936.9" table:style-name="ce1">
            <text:p>-936,9</text:p>
          </table:table-cell>
          <table:table-cell office:value-type="float" office:value="797.4" table:style-name="ce1">
            <text:p>797,4</text:p>
          </table:table-cell>
          <table:table-cell office:value-type="float" office:value="416.8" table:style-name="ce1">
            <text:p>416,8</text:p>
          </table:table-cell>
          <table:table-cell office:value-type="float" office:value="336.7" table:style-name="ce1">
            <text:p>336,7</text:p>
          </table:table-cell>
          <table:table-cell table:number-columns-repeated="16344"/>
        </table:table-row>
        <table:table-row table:style-name="ro1">
          <table:table-cell office:value-type="float" office:value="350.6" table:style-name="ce1">
            <text:p>350,6</text:p>
          </table:table-cell>
          <table:table-cell office:value-type="float" office:value="979.1" table:style-name="ce1">
            <text:p>979,1</text:p>
          </table:table-cell>
          <table:table-cell office:value-type="float" office:value="183.8" table:style-name="ce1">
            <text:p>183,8</text:p>
          </table:table-cell>
          <table:table-cell office:value-type="float" office:value="-379.6" table:style-name="ce1">
            <text:p>-379,6</text:p>
          </table:table-cell>
          <table:table-cell office:value-type="float" office:value="20.3" table:style-name="ce1">
            <text:p>20,3</text:p>
          </table:table-cell>
          <table:table-cell office:value-type="float" office:value="-334.2" table:style-name="ce1">
            <text:p>-334,2</text:p>
          </table:table-cell>
          <table:table-cell office:value-type="float" office:value="720.6" table:style-name="ce1">
            <text:p>720,6</text:p>
          </table:table-cell>
          <table:table-cell office:value-type="float" office:value="90.5" table:style-name="ce1">
            <text:p>90,5</text:p>
          </table:table-cell>
          <table:table-cell office:value-type="float" office:value="-252.2" table:style-name="ce1">
            <text:p>-252,2</text:p>
          </table:table-cell>
          <table:table-cell office:value-type="float" office:value="459.5" table:style-name="ce1">
            <text:p>459,5</text:p>
          </table:table-cell>
          <table:table-cell office:value-type="float" office:value="-752.4" table:style-name="ce1">
            <text:p>-752,4</text:p>
          </table:table-cell>
          <table:table-cell office:value-type="float" office:value="18.2" table:style-name="ce1">
            <text:p>18,2</text:p>
          </table:table-cell>
          <table:table-cell office:value-type="float" office:value="36.4" table:style-name="ce1">
            <text:p>36,4</text:p>
          </table:table-cell>
          <table:table-cell office:value-type="float" office:value="19.8" table:style-name="ce1">
            <text:p>19,8</text:p>
          </table:table-cell>
          <table:table-cell office:value-type="float" office:value="-106.1" table:style-name="ce1">
            <text:p>-106,1</text:p>
          </table:table-cell>
          <table:table-cell office:value-type="float" office:value="145" table:style-name="ce1">
            <text:p>145</text:p>
          </table:table-cell>
          <table:table-cell office:value-type="float" office:value="583.79999999999995" table:style-name="ce1">
            <text:p>583,8</text:p>
          </table:table-cell>
          <table:table-cell office:value-type="float" office:value="715.9" table:style-name="ce1">
            <text:p>715,9</text:p>
          </table:table-cell>
          <table:table-cell office:value-type="float" office:value="-30.8" table:style-name="ce1">
            <text:p>-30,8</text:p>
          </table:table-cell>
          <table:table-cell office:value-type="float" office:value="917.3" table:style-name="ce1">
            <text:p>917,3</text:p>
          </table:table-cell>
          <table:table-cell office:value-type="float" office:value="918.3" table:style-name="ce1">
            <text:p>918,3</text:p>
          </table:table-cell>
          <table:table-cell office:value-type="float" office:value="383" table:style-name="ce1">
            <text:p>383</text:p>
          </table:table-cell>
          <table:table-cell office:value-type="float" office:value="92" table:style-name="ce1">
            <text:p>92</text:p>
          </table:table-cell>
          <table:table-cell office:value-type="float" office:value="705.4" table:style-name="ce1">
            <text:p>705,4</text:p>
          </table:table-cell>
          <table:table-cell office:value-type="float" office:value="939.6" table:style-name="ce1">
            <text:p>939,6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-677.4" table:style-name="ce1">
            <text:p>-677,4</text:p>
          </table:table-cell>
          <table:table-cell office:value-type="float" office:value="301.3" table:style-name="ce1">
            <text:p>301,3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-479.1" table:style-name="ce1">
            <text:p>-479,1</text:p>
          </table:table-cell>
          <table:table-cell office:value-type="float" office:value="-310.8" table:style-name="ce1">
            <text:p>-310,8</text:p>
          </table:table-cell>
          <table:table-cell office:value-type="float" office:value="-450" table:style-name="ce1">
            <text:p>-450</text:p>
          </table:table-cell>
          <table:table-cell office:value-type="float" office:value="142.30000000000001" table:style-name="ce1">
            <text:p>142,3</text:p>
          </table:table-cell>
          <table:table-cell office:value-type="float" office:value="-962.1" table:style-name="ce1">
            <text:p>-962,1</text:p>
          </table:table-cell>
          <table:table-cell office:value-type="float" office:value="77.5" table:style-name="ce1">
            <text:p>77,5</text:p>
          </table:table-cell>
          <table:table-cell office:value-type="float" office:value="442.3" table:style-name="ce1">
            <text:p>442,3</text:p>
          </table:table-cell>
          <table:table-cell office:value-type="float" office:value="197.5" table:style-name="ce1">
            <text:p>197,5</text:p>
          </table:table-cell>
          <table:table-cell office:value-type="float" office:value="-157.9" table:style-name="ce1">
            <text:p>-157,9</text:p>
          </table:table-cell>
          <table:table-cell office:value-type="float" office:value="92.8" table:style-name="ce1">
            <text:p>92,8</text:p>
          </table:table-cell>
          <table:table-cell office:value-type="float" office:value="725.6" table:style-name="ce1">
            <text:p>725,6</text:p>
          </table:table-cell>
          <table:table-cell table:number-columns-repeated="16344"/>
        </table:table-row>
        <table:table-row table:style-name="ro1">
          <table:table-cell office:value-type="float" office:value="-325.60000000000002" table:style-name="ce1">
            <text:p>-325,6</text:p>
          </table:table-cell>
          <table:table-cell office:value-type="float" office:value="708" table:style-name="ce1">
            <text:p>708</text:p>
          </table:table-cell>
          <table:table-cell office:value-type="float" office:value="-741.2" table:style-name="ce1">
            <text:p>-741,2</text:p>
          </table:table-cell>
          <table:table-cell office:value-type="float" office:value="-368.1" table:style-name="ce1">
            <text:p>-368,1</text:p>
          </table:table-cell>
          <table:table-cell office:value-type="float" office:value="-725.3" table:style-name="ce1">
            <text:p>-725,3</text:p>
          </table:table-cell>
          <table:table-cell office:value-type="float" office:value="183" table:style-name="ce1">
            <text:p>183</text:p>
          </table:table-cell>
          <table:table-cell office:value-type="float" office:value="-750.8" table:style-name="ce1">
            <text:p>-750,8</text:p>
          </table:table-cell>
          <table:table-cell office:value-type="float" office:value="-75.599999999999994" table:style-name="ce1">
            <text:p>-75,6</text:p>
          </table:table-cell>
          <table:table-cell office:value-type="float" office:value="219.2" table:style-name="ce1">
            <text:p>219,2</text:p>
          </table:table-cell>
          <table:table-cell office:value-type="float" office:value="354.6" table:style-name="ce1">
            <text:p>354,6</text:p>
          </table:table-cell>
          <table:table-cell office:value-type="float" office:value="750.7" table:style-name="ce1">
            <text:p>750,7</text:p>
          </table:table-cell>
          <table:table-cell office:value-type="float" office:value="-953.3" table:style-name="ce1">
            <text:p>-953,3</text:p>
          </table:table-cell>
          <table:table-cell office:value-type="float" office:value="80.2" table:style-name="ce1">
            <text:p>80,2</text:p>
          </table:table-cell>
          <table:table-cell office:value-type="float" office:value="-125.1" table:style-name="ce1">
            <text:p>-125,1</text:p>
          </table:table-cell>
          <table:table-cell office:value-type="float" office:value="-271.60000000000002" table:style-name="ce1">
            <text:p>-271,6</text:p>
          </table:table-cell>
          <table:table-cell office:value-type="float" office:value="559" table:style-name="ce1">
            <text:p>559</text:p>
          </table:table-cell>
          <table:table-cell office:value-type="float" office:value="198.1" table:style-name="ce1">
            <text:p>198,1</text:p>
          </table:table-cell>
          <table:table-cell office:value-type="float" office:value="-540.70000000000005" table:style-name="ce1">
            <text:p>-540,7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-669.5" table:style-name="ce1">
            <text:p>-669,5</text:p>
          </table:table-cell>
          <table:table-cell office:value-type="float" office:value="-66.400000000000006" table:style-name="ce1">
            <text:p>-66,4</text:p>
          </table:table-cell>
          <table:table-cell office:value-type="float" office:value="-464.2" table:style-name="ce1">
            <text:p>-464,2</text:p>
          </table:table-cell>
          <table:table-cell office:value-type="float" office:value="-534.70000000000005" table:style-name="ce1">
            <text:p>-534,7</text:p>
          </table:table-cell>
          <table:table-cell office:value-type="float" office:value="-430.5" table:style-name="ce1">
            <text:p>-430,5</text:p>
          </table:table-cell>
          <table:table-cell office:value-type="float" office:value="-853.9" table:style-name="ce1">
            <text:p>-853,9</text:p>
          </table:table-cell>
          <table:table-cell office:value-type="float" office:value="-927.5" table:style-name="ce1">
            <text:p>-927,5</text:p>
          </table:table-cell>
          <table:table-cell office:value-type="float" office:value="19.600000000000001" table:style-name="ce1">
            <text:p>19,6</text:p>
          </table:table-cell>
          <table:table-cell office:value-type="float" office:value="390" table:style-name="ce1">
            <text:p>390</text:p>
          </table:table-cell>
          <table:table-cell office:value-type="float" office:value="825.9" table:style-name="ce1">
            <text:p>825,9</text:p>
          </table:table-cell>
          <table:table-cell office:value-type="float" office:value="-39.700000000000003" table:style-name="ce1">
            <text:p>-39,7</text:p>
          </table:table-cell>
          <table:table-cell office:value-type="float" office:value="315" table:style-name="ce1">
            <text:p>315</text:p>
          </table:table-cell>
          <table:table-cell office:value-type="float" office:value="-589.9" table:style-name="ce1">
            <text:p>-589,9</text:p>
          </table:table-cell>
          <table:table-cell office:value-type="float" office:value="-337.1" table:style-name="ce1">
            <text:p>-337,1</text:p>
          </table:table-cell>
          <table:table-cell office:value-type="float" office:value="397.7" table:style-name="ce1">
            <text:p>397,7</text:p>
          </table:table-cell>
          <table:table-cell office:value-type="float" office:value="659.3" table:style-name="ce1">
            <text:p>659,3</text:p>
          </table:table-cell>
          <table:table-cell office:value-type="float" office:value="908.2" table:style-name="ce1">
            <text:p>908,2</text:p>
          </table:table-cell>
          <table:table-cell office:value-type="float" office:value="817.7" table:style-name="ce1">
            <text:p>817,7</text:p>
          </table:table-cell>
          <table:table-cell office:value-type="float" office:value="394.1" table:style-name="ce1">
            <text:p>394,1</text:p>
          </table:table-cell>
          <table:table-cell office:value-type="float" office:value="634" table:style-name="ce1">
            <text:p>634</text:p>
          </table:table-cell>
          <table:table-cell office:value-type="float" office:value="675.2" table:style-name="ce1">
            <text:p>675,2</text:p>
          </table:table-cell>
          <table:table-cell table:number-columns-repeated="16344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-722.7" table:style-name="ce1">
            <text:p>-722,7</text:p>
          </table:table-cell>
          <table:table-cell office:value-type="float" office:value="-136.9" table:style-name="ce1">
            <text:p>-136,9</text:p>
          </table:table-cell>
          <table:table-cell office:value-type="float" office:value="-0.6" table:style-name="ce1">
            <text:p>-0,6</text:p>
          </table:table-cell>
          <table:table-cell office:value-type="float" office:value="705.5" table:style-name="ce1">
            <text:p>705,5</text:p>
          </table:table-cell>
          <table:table-cell office:value-type="float" office:value="-833.6" table:style-name="ce1">
            <text:p>-833,6</text:p>
          </table:table-cell>
          <table:table-cell office:value-type="float" office:value="-855.4" table:style-name="ce1">
            <text:p>-855,4</text:p>
          </table:table-cell>
          <table:table-cell office:value-type="float" office:value="21.8" table:style-name="ce1">
            <text:p>21,8</text:p>
          </table:table-cell>
          <table:table-cell office:value-type="float" office:value="886.4" table:style-name="ce1">
            <text:p>886,4</text:p>
          </table:table-cell>
          <table:table-cell office:value-type="float" office:value="-946.5" table:style-name="ce1">
            <text:p>-946,5</text:p>
          </table:table-cell>
          <table:table-cell office:value-type="float" office:value="549.9" table:style-name="ce1">
            <text:p>549,9</text:p>
          </table:table-cell>
          <table:table-cell office:value-type="float" office:value="322.60000000000002" table:style-name="ce1">
            <text:p>322,6</text:p>
          </table:table-cell>
          <table:table-cell office:value-type="float" office:value="-547.1" table:style-name="ce1">
            <text:p>-547,1</text:p>
          </table:table-cell>
          <table:table-cell office:value-type="float" office:value="890.9" table:style-name="ce1">
            <text:p>890,9</text:p>
          </table:table-cell>
          <table:table-cell office:value-type="float" office:value="461.8" table:style-name="ce1">
            <text:p>461,8</text:p>
          </table:table-cell>
          <table:table-cell office:value-type="float" office:value="214.3" table:style-name="ce1">
            <text:p>214,3</text:p>
          </table:table-cell>
          <table:table-cell office:value-type="float" office:value="-779.8" table:style-name="ce1">
            <text:p>-779,8</text:p>
          </table:table-cell>
          <table:table-cell office:value-type="float" office:value="331.3" table:style-name="ce1">
            <text:p>331,3</text:p>
          </table:table-cell>
          <table:table-cell office:value-type="float" office:value="-0.6" table:style-name="ce1">
            <text:p>-0,6</text:p>
          </table:table-cell>
          <table:table-cell office:value-type="float" office:value="-660" table:style-name="ce1">
            <text:p>-660</text:p>
          </table:table-cell>
          <table:table-cell office:value-type="float" office:value="556.5" table:style-name="ce1">
            <text:p>556,5</text:p>
          </table:table-cell>
          <table:table-cell office:value-type="float" office:value="273.2" table:style-name="ce1">
            <text:p>273,2</text:p>
          </table:table-cell>
          <table:table-cell office:value-type="float" office:value="670.2" table:style-name="ce1">
            <text:p>670,2</text:p>
          </table:table-cell>
          <table:table-cell office:value-type="float" office:value="-273.60000000000002" table:style-name="ce1">
            <text:p>-273,6</text:p>
          </table:table-cell>
          <table:table-cell office:value-type="float" office:value="636.6" table:style-name="ce1">
            <text:p>636,6</text:p>
          </table:table-cell>
          <table:table-cell office:value-type="float" office:value="203.9" table:style-name="ce1">
            <text:p>203,9</text:p>
          </table:table-cell>
          <table:table-cell office:value-type="float" office:value="422.8" table:style-name="ce1">
            <text:p>422,8</text:p>
          </table:table-cell>
          <table:table-cell office:value-type="float" office:value="597" table:style-name="ce1">
            <text:p>597</text:p>
          </table:table-cell>
          <table:table-cell office:value-type="float" office:value="950.3" table:style-name="ce1">
            <text:p>950,3</text:p>
          </table:table-cell>
          <table:table-cell office:value-type="float" office:value="57.7" table:style-name="ce1">
            <text:p>57,7</text:p>
          </table:table-cell>
          <table:table-cell office:value-type="float" office:value="-996.3" table:style-name="ce1">
            <text:p>-996,3</text:p>
          </table:table-cell>
          <table:table-cell office:value-type="float" office:value="-321.60000000000002" table:style-name="ce1">
            <text:p>-321,6</text:p>
          </table:table-cell>
          <table:table-cell office:value-type="float" office:value="-191.6" table:style-name="ce1">
            <text:p>-191,6</text:p>
          </table:table-cell>
          <table:table-cell office:value-type="float" office:value="-980.4" table:style-name="ce1">
            <text:p>-980,4</text:p>
          </table:table-cell>
          <table:table-cell office:value-type="float" office:value="215.4" table:style-name="ce1">
            <text:p>215,4</text:p>
          </table:table-cell>
          <table:table-cell office:value-type="float" office:value="867.9" table:style-name="ce1">
            <text:p>867,9</text:p>
          </table:table-cell>
          <table:table-cell office:value-type="float" office:value="954" table:style-name="ce1">
            <text:p>954</text:p>
          </table:table-cell>
          <table:table-cell office:value-type="float" office:value="656.3" table:style-name="ce1">
            <text:p>656,3</text:p>
          </table:table-cell>
          <table:table-cell office:value-type="float" office:value="-205.7" table:style-name="ce1">
            <text:p>-205,7</text:p>
          </table:table-cell>
          <table:table-cell office:value-type="float" office:value="-204.6" table:style-name="ce1">
            <text:p>-204,6</text:p>
          </table:table-cell>
          <table:table-cell table:number-columns-repeated="16344"/>
        </table:table-row>
        <table:table-row table:style-name="ro1">
          <table:table-cell office:value-type="float" office:value="-530" table:style-name="ce1">
            <text:p>-530</text:p>
          </table:table-cell>
          <table:table-cell office:value-type="float" office:value="931.3" table:style-name="ce1">
            <text:p>931,3</text:p>
          </table:table-cell>
          <table:table-cell office:value-type="float" office:value="399" table:style-name="ce1">
            <text:p>399</text:p>
          </table:table-cell>
          <table:table-cell office:value-type="float" office:value="-782.8" table:style-name="ce1">
            <text:p>-782,8</text:p>
          </table:table-cell>
          <table:table-cell office:value-type="float" office:value="-426.5" table:style-name="ce1">
            <text:p>-426,5</text:p>
          </table:table-cell>
          <table:table-cell office:value-type="float" office:value="633.4" table:style-name="ce1">
            <text:p>633,4</text:p>
          </table:table-cell>
          <table:table-cell office:value-type="float" office:value="-555.29999999999995" table:style-name="ce1">
            <text:p>-555,3</text:p>
          </table:table-cell>
          <table:table-cell office:value-type="float" office:value="-525.20000000000005" table:style-name="ce1">
            <text:p>-525,2</text:p>
          </table:table-cell>
          <table:table-cell office:value-type="float" office:value="-715.3" table:style-name="ce1">
            <text:p>-715,3</text:p>
          </table:table-cell>
          <table:table-cell office:value-type="float" office:value="319.2" table:style-name="ce1">
            <text:p>319,2</text:p>
          </table:table-cell>
          <table:table-cell office:value-type="float" office:value="146.80000000000001" table:style-name="ce1">
            <text:p>146,8</text:p>
          </table:table-cell>
          <table:table-cell office:value-type="float" office:value="-22" table:style-name="ce1">
            <text:p>-22</text:p>
          </table:table-cell>
          <table:table-cell office:value-type="float" office:value="948.5" table:style-name="ce1">
            <text:p>948,5</text:p>
          </table:table-cell>
          <table:table-cell office:value-type="float" office:value="-395.7" table:style-name="ce1">
            <text:p>-395,7</text:p>
          </table:table-cell>
          <table:table-cell office:value-type="float" office:value="-532.29999999999995" table:style-name="ce1">
            <text:p>-532,3</text:p>
          </table:table-cell>
          <table:table-cell office:value-type="float" office:value="-863.4" table:style-name="ce1">
            <text:p>-863,4</text:p>
          </table:table-cell>
          <table:table-cell office:value-type="float" office:value="691.3" table:style-name="ce1">
            <text:p>691,3</text:p>
          </table:table-cell>
          <table:table-cell office:value-type="float" office:value="-915.9" table:style-name="ce1">
            <text:p>-915,9</text:p>
          </table:table-cell>
          <table:table-cell office:value-type="float" office:value="551.9" table:style-name="ce1">
            <text:p>551,9</text:p>
          </table:table-cell>
          <table:table-cell office:value-type="float" office:value="-283.60000000000002" table:style-name="ce1">
            <text:p>-283,6</text:p>
          </table:table-cell>
          <table:table-cell office:value-type="float" office:value="-662.4" table:style-name="ce1">
            <text:p>-662,4</text:p>
          </table:table-cell>
          <table:table-cell office:value-type="float" office:value="386.4" table:style-name="ce1">
            <text:p>386,4</text:p>
          </table:table-cell>
          <table:table-cell office:value-type="float" office:value="108.3" table:style-name="ce1">
            <text:p>108,3</text:p>
          </table:table-cell>
          <table:table-cell office:value-type="float" office:value="682.7" table:style-name="ce1">
            <text:p>682,7</text:p>
          </table:table-cell>
          <table:table-cell office:value-type="float" office:value="153.80000000000001" table:style-name="ce1">
            <text:p>153,8</text:p>
          </table:table-cell>
          <table:table-cell office:value-type="float" office:value="-440" table:style-name="ce1">
            <text:p>-440</text:p>
          </table:table-cell>
          <table:table-cell office:value-type="float" office:value="798.7" table:style-name="ce1">
            <text:p>798,7</text:p>
          </table:table-cell>
          <table:table-cell office:value-type="float" office:value="-227" table:style-name="ce1">
            <text:p>-227</text:p>
          </table:table-cell>
          <table:table-cell office:value-type="float" office:value="-988.7" table:style-name="ce1">
            <text:p>-988,7</text:p>
          </table:table-cell>
          <table:table-cell office:value-type="float" office:value="574.5" table:style-name="ce1">
            <text:p>574,5</text:p>
          </table:table-cell>
          <table:table-cell office:value-type="float" office:value="193.8" table:style-name="ce1">
            <text:p>193,8</text:p>
          </table:table-cell>
          <table:table-cell office:value-type="float" office:value="665.1" table:style-name="ce1">
            <text:p>665,1</text:p>
          </table:table-cell>
          <table:table-cell office:value-type="float" office:value="257.8" table:style-name="ce1">
            <text:p>257,8</text:p>
          </table:table-cell>
          <table:table-cell office:value-type="float" office:value="-754.9" table:style-name="ce1">
            <text:p>-754,9</text:p>
          </table:table-cell>
          <table:table-cell office:value-type="float" office:value="-229.7" table:style-name="ce1">
            <text:p>-229,7</text:p>
          </table:table-cell>
          <table:table-cell office:value-type="float" office:value="-751.6" table:style-name="ce1">
            <text:p>-751,6</text:p>
          </table:table-cell>
          <table:table-cell office:value-type="float" office:value="697.7" table:style-name="ce1">
            <text:p>697,7</text:p>
          </table:table-cell>
          <table:table-cell office:value-type="float" office:value="-73.5" table:style-name="ce1">
            <text:p>-73,5</text:p>
          </table:table-cell>
          <table:table-cell office:value-type="float" office:value="844.7" table:style-name="ce1">
            <text:p>844,7</text:p>
          </table:table-cell>
          <table:table-cell office:value-type="float" office:value="-579.9" table:style-name="ce1">
            <text:p>-579,9</text:p>
          </table:table-cell>
          <table:table-cell table:number-columns-repeated="16344"/>
        </table:table-row>
        <table:table-row table:style-name="ro1">
          <table:table-cell office:value-type="float" office:value="-912.8" table:style-name="ce1">
            <text:p>-912,8</text:p>
          </table:table-cell>
          <table:table-cell office:value-type="float" office:value="677.4" table:style-name="ce1">
            <text:p>677,4</text:p>
          </table:table-cell>
          <table:table-cell office:value-type="float" office:value="-377.1" table:style-name="ce1">
            <text:p>-377,1</text:p>
          </table:table-cell>
          <table:table-cell office:value-type="float" office:value="177.9" table:style-name="ce1">
            <text:p>177,9</text:p>
          </table:table-cell>
          <table:table-cell office:value-type="float" office:value="790.6" table:style-name="ce1">
            <text:p>790,6</text:p>
          </table:table-cell>
          <table:table-cell office:value-type="float" office:value="756.1" table:style-name="ce1">
            <text:p>756,1</text:p>
          </table:table-cell>
          <table:table-cell office:value-type="float" office:value="-693.3" table:style-name="ce1">
            <text:p>-693,3</text:p>
          </table:table-cell>
          <table:table-cell office:value-type="float" office:value="977.5" table:style-name="ce1">
            <text:p>977,5</text:p>
          </table:table-cell>
          <table:table-cell office:value-type="float" office:value="-704.5" table:style-name="ce1">
            <text:p>-704,5</text:p>
          </table:table-cell>
          <table:table-cell office:value-type="float" office:value="654.29999999999995" table:style-name="ce1">
            <text:p>654,3</text:p>
          </table:table-cell>
          <table:table-cell office:value-type="float" office:value="-149.5" table:style-name="ce1">
            <text:p>-149,5</text:p>
          </table:table-cell>
          <table:table-cell office:value-type="float" office:value="-20.399999999999999" table:style-name="ce1">
            <text:p>-20,4</text:p>
          </table:table-cell>
          <table:table-cell office:value-type="float" office:value="-605.5" table:style-name="ce1">
            <text:p>-605,5</text:p>
          </table:table-cell>
          <table:table-cell office:value-type="float" office:value="88.5" table:style-name="ce1">
            <text:p>88,5</text:p>
          </table:table-cell>
          <table:table-cell office:value-type="float" office:value="-464.3" table:style-name="ce1">
            <text:p>-464,3</text:p>
          </table:table-cell>
          <table:table-cell office:value-type="float" office:value="-105" table:style-name="ce1">
            <text:p>-105</text:p>
          </table:table-cell>
          <table:table-cell office:value-type="float" office:value="341.5" table:style-name="ce1">
            <text:p>341,5</text:p>
          </table:table-cell>
          <table:table-cell office:value-type="float" office:value="811.6" table:style-name="ce1">
            <text:p>811,6</text:p>
          </table:table-cell>
          <table:table-cell office:value-type="float" office:value="-155.6" table:style-name="ce1">
            <text:p>-155,6</text:p>
          </table:table-cell>
          <table:table-cell office:value-type="float" office:value="404.6" table:style-name="ce1">
            <text:p>404,6</text:p>
          </table:table-cell>
          <table:table-cell office:value-type="float" office:value="280.89999999999998" table:style-name="ce1">
            <text:p>280,9</text:p>
          </table:table-cell>
          <table:table-cell office:value-type="float" office:value="-401.4" table:style-name="ce1">
            <text:p>-401,4</text:p>
          </table:table-cell>
          <table:table-cell office:value-type="float" office:value="550.1" table:style-name="ce1">
            <text:p>550,1</text:p>
          </table:table-cell>
          <table:table-cell office:value-type="float" office:value="966.1" table:style-name="ce1">
            <text:p>966,1</text:p>
          </table:table-cell>
          <table:table-cell office:value-type="float" office:value="-744.7" table:style-name="ce1">
            <text:p>-744,7</text:p>
          </table:table-cell>
          <table:table-cell office:value-type="float" office:value="-927.1" table:style-name="ce1">
            <text:p>-927,1</text:p>
          </table:table-cell>
          <table:table-cell office:value-type="float" office:value="-689.8" table:style-name="ce1">
            <text:p>-689,8</text:p>
          </table:table-cell>
          <table:table-cell office:value-type="float" office:value="-678.3" table:style-name="ce1">
            <text:p>-678,3</text:p>
          </table:table-cell>
          <table:table-cell office:value-type="float" office:value="-357.4" table:style-name="ce1">
            <text:p>-357,4</text:p>
          </table:table-cell>
          <table:table-cell office:value-type="float" office:value="561.1" table:style-name="ce1">
            <text:p>561,1</text:p>
          </table:table-cell>
          <table:table-cell office:value-type="float" office:value="274.7" table:style-name="ce1">
            <text:p>274,7</text:p>
          </table:table-cell>
          <table:table-cell office:value-type="float" office:value="-667.3" table:style-name="ce1">
            <text:p>-667,3</text:p>
          </table:table-cell>
          <table:table-cell office:value-type="float" office:value="-791.2" table:style-name="ce1">
            <text:p>-791,2</text:p>
          </table:table-cell>
          <table:table-cell office:value-type="float" office:value="-554.5" table:style-name="ce1">
            <text:p>-554,5</text:p>
          </table:table-cell>
          <table:table-cell office:value-type="float" office:value="785.5" table:style-name="ce1">
            <text:p>785,5</text:p>
          </table:table-cell>
          <table:table-cell office:value-type="float" office:value="-541.6" table:style-name="ce1">
            <text:p>-541,6</text:p>
          </table:table-cell>
          <table:table-cell office:value-type="float" office:value="-39.799999999999997" table:style-name="ce1">
            <text:p>-39,8</text:p>
          </table:table-cell>
          <table:table-cell office:value-type="float" office:value="592.79999999999995" table:style-name="ce1">
            <text:p>592,8</text:p>
          </table:table-cell>
          <table:table-cell office:value-type="float" office:value="814.4" table:style-name="ce1">
            <text:p>814,4</text:p>
          </table:table-cell>
          <table:table-cell office:value-type="float" office:value="248.7" table:style-name="ce1">
            <text:p>248,7</text:p>
          </table:table-cell>
          <table:table-cell table:number-columns-repeated="16344"/>
        </table:table-row>
        <table:table-row table:style-name="ro1">
          <table:table-cell office:value-type="float" office:value="-825" table:style-name="ce1">
            <text:p>-825</text:p>
          </table:table-cell>
          <table:table-cell office:value-type="float" office:value="690.8" table:style-name="ce1">
            <text:p>690,8</text:p>
          </table:table-cell>
          <table:table-cell office:value-type="float" office:value="880.2" table:style-name="ce1">
            <text:p>880,2</text:p>
          </table:table-cell>
          <table:table-cell office:value-type="float" office:value="-435.3" table:style-name="ce1">
            <text:p>-435,3</text:p>
          </table:table-cell>
          <table:table-cell office:value-type="float" office:value="-427.2" table:style-name="ce1">
            <text:p>-427,2</text:p>
          </table:table-cell>
          <table:table-cell office:value-type="float" office:value="-155.5" table:style-name="ce1">
            <text:p>-155,5</text:p>
          </table:table-cell>
          <table:table-cell office:value-type="float" office:value="174.1" table:style-name="ce1">
            <text:p>174,1</text:p>
          </table:table-cell>
          <table:table-cell office:value-type="float" office:value="-475" table:style-name="ce1">
            <text:p>-475</text:p>
          </table:table-cell>
          <table:table-cell office:value-type="float" office:value="15.8" table:style-name="ce1">
            <text:p>15,8</text:p>
          </table:table-cell>
          <table:table-cell office:value-type="float" office:value="-666" table:style-name="ce1">
            <text:p>-666</text:p>
          </table:table-cell>
          <table:table-cell office:value-type="float" office:value="982.8" table:style-name="ce1">
            <text:p>982,8</text:p>
          </table:table-cell>
          <table:table-cell office:value-type="float" office:value="-743.8" table:style-name="ce1">
            <text:p>-743,8</text:p>
          </table:table-cell>
          <table:table-cell office:value-type="float" office:value="812.4" table:style-name="ce1">
            <text:p>812,4</text:p>
          </table:table-cell>
          <table:table-cell office:value-type="float" office:value="-982.6" table:style-name="ce1">
            <text:p>-982,6</text:p>
          </table:table-cell>
          <table:table-cell office:value-type="float" office:value="831.9" table:style-name="ce1">
            <text:p>831,9</text:p>
          </table:table-cell>
          <table:table-cell office:value-type="float" office:value="560.6" table:style-name="ce1">
            <text:p>560,6</text:p>
          </table:table-cell>
          <table:table-cell office:value-type="float" office:value="-281.8" table:style-name="ce1">
            <text:p>-281,8</text:p>
          </table:table-cell>
          <table:table-cell office:value-type="float" office:value="-839.4" table:style-name="ce1">
            <text:p>-839,4</text:p>
          </table:table-cell>
          <table:table-cell office:value-type="float" office:value="149.30000000000001" table:style-name="ce1">
            <text:p>149,3</text:p>
          </table:table-cell>
          <table:table-cell office:value-type="float" office:value="-187.8" table:style-name="ce1">
            <text:p>-187,8</text:p>
          </table:table-cell>
          <table:table-cell office:value-type="float" office:value="-431.1" table:style-name="ce1">
            <text:p>-431,1</text:p>
          </table:table-cell>
          <table:table-cell office:value-type="float" office:value="759.6" table:style-name="ce1">
            <text:p>759,6</text:p>
          </table:table-cell>
          <table:table-cell office:value-type="float" office:value="-206.3" table:style-name="ce1">
            <text:p>-206,3</text:p>
          </table:table-cell>
          <table:table-cell office:value-type="float" office:value="753.5" table:style-name="ce1">
            <text:p>753,5</text:p>
          </table:table-cell>
          <table:table-cell office:value-type="float" office:value="120.2" table:style-name="ce1">
            <text:p>120,2</text:p>
          </table:table-cell>
          <table:table-cell office:value-type="float" office:value="-353.8" table:style-name="ce1">
            <text:p>-353,8</text:p>
          </table:table-cell>
          <table:table-cell office:value-type="float" office:value="987.3" table:style-name="ce1">
            <text:p>987,3</text:p>
          </table:table-cell>
          <table:table-cell office:value-type="float" office:value="993.4" table:style-name="ce1">
            <text:p>993,4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-365.2" table:style-name="ce1">
            <text:p>-365,2</text:p>
          </table:table-cell>
          <table:table-cell office:value-type="float" office:value="404.7" table:style-name="ce1">
            <text:p>404,7</text:p>
          </table:table-cell>
          <table:table-cell office:value-type="float" office:value="86.8" table:style-name="ce1">
            <text:p>86,8</text:p>
          </table:table-cell>
          <table:table-cell office:value-type="float" office:value="-873.3" table:style-name="ce1">
            <text:p>-873,3</text:p>
          </table:table-cell>
          <table:table-cell office:value-type="float" office:value="614.6" table:style-name="ce1">
            <text:p>614,6</text:p>
          </table:table-cell>
          <table:table-cell office:value-type="float" office:value="290.60000000000002" table:style-name="ce1">
            <text:p>290,6</text:p>
          </table:table-cell>
          <table:table-cell office:value-type="float" office:value="-420.6" table:style-name="ce1">
            <text:p>-420,6</text:p>
          </table:table-cell>
          <table:table-cell office:value-type="float" office:value="904.9" table:style-name="ce1">
            <text:p>904,9</text:p>
          </table:table-cell>
          <table:table-cell office:value-type="float" office:value="-120" table:style-name="ce1">
            <text:p>-120</text:p>
          </table:table-cell>
          <table:table-cell office:value-type="float" office:value="-51" table:style-name="ce1">
            <text:p>-51</text:p>
          </table:table-cell>
          <table:table-cell office:value-type="float" office:value="-460.5" table:style-name="ce1">
            <text:p>-460,5</text:p>
          </table:table-cell>
          <table:table-cell table:number-columns-repeated="16344"/>
        </table:table-row>
        <table:table-row table:style-name="ro1">
          <table:table-cell office:value-type="float" office:value="-55.5" table:style-name="ce1">
            <text:p>-55,5</text:p>
          </table:table-cell>
          <table:table-cell office:value-type="float" office:value="-17.3" table:style-name="ce1">
            <text:p>-17,3</text:p>
          </table:table-cell>
          <table:table-cell office:value-type="float" office:value="-317.60000000000002" table:style-name="ce1">
            <text:p>-317,6</text:p>
          </table:table-cell>
          <table:table-cell office:value-type="float" office:value="-955.7" table:style-name="ce1">
            <text:p>-955,7</text:p>
          </table:table-cell>
          <table:table-cell office:value-type="float" office:value="869.3" table:style-name="ce1">
            <text:p>869,3</text:p>
          </table:table-cell>
          <table:table-cell office:value-type="float" office:value="270" table:style-name="ce1">
            <text:p>270</text:p>
          </table:table-cell>
          <table:table-cell office:value-type="float" office:value="321.3" table:style-name="ce1">
            <text:p>321,3</text:p>
          </table:table-cell>
          <table:table-cell office:value-type="float" office:value="-121.1" table:style-name="ce1">
            <text:p>-121,1</text:p>
          </table:table-cell>
          <table:table-cell office:value-type="float" office:value="-310.8" table:style-name="ce1">
            <text:p>-310,8</text:p>
          </table:table-cell>
          <table:table-cell office:value-type="float" office:value="-865.8" table:style-name="ce1">
            <text:p>-865,8</text:p>
          </table:table-cell>
          <table:table-cell office:value-type="float" office:value="-495.6" table:style-name="ce1">
            <text:p>-495,6</text:p>
          </table:table-cell>
          <table:table-cell office:value-type="float" office:value="296.89999999999998" table:style-name="ce1">
            <text:p>296,9</text:p>
          </table:table-cell>
          <table:table-cell office:value-type="float" office:value="920.2" table:style-name="ce1">
            <text:p>920,2</text:p>
          </table:table-cell>
          <table:table-cell office:value-type="float" office:value="-995.5" table:style-name="ce1">
            <text:p>-995,5</text:p>
          </table:table-cell>
          <table:table-cell office:value-type="float" office:value="879.1" table:style-name="ce1">
            <text:p>879,1</text:p>
          </table:table-cell>
          <table:table-cell office:value-type="float" office:value="-384.7" table:style-name="ce1">
            <text:p>-384,7</text:p>
          </table:table-cell>
          <table:table-cell office:value-type="float" office:value="-206.1" table:style-name="ce1">
            <text:p>-206,1</text:p>
          </table:table-cell>
          <table:table-cell office:value-type="float" office:value="591.29999999999995" table:style-name="ce1">
            <text:p>591,3</text:p>
          </table:table-cell>
          <table:table-cell office:value-type="float" office:value="691.6" table:style-name="ce1">
            <text:p>691,6</text:p>
          </table:table-cell>
          <table:table-cell office:value-type="float" office:value="71.3" table:style-name="ce1">
            <text:p>71,3</text:p>
          </table:table-cell>
          <table:table-cell office:value-type="float" office:value="793.1" table:style-name="ce1">
            <text:p>793,1</text:p>
          </table:table-cell>
          <table:table-cell office:value-type="float" office:value="-987.3" table:style-name="ce1">
            <text:p>-987,3</text:p>
          </table:table-cell>
          <table:table-cell office:value-type="float" office:value="0" table:style-name="ce1">
            <text:p>0</text:p>
          </table:table-cell>
          <table:table-cell office:value-type="float" office:value="-247.7" table:style-name="ce1">
            <text:p>-247,7</text:p>
          </table:table-cell>
          <table:table-cell office:value-type="float" office:value="744.4" table:style-name="ce1">
            <text:p>744,4</text:p>
          </table:table-cell>
          <table:table-cell office:value-type="float" office:value="555.79999999999995" table:style-name="ce1">
            <text:p>555,8</text:p>
          </table:table-cell>
          <table:table-cell office:value-type="float" office:value="-68" table:style-name="ce1">
            <text:p>-68</text:p>
          </table:table-cell>
          <table:table-cell office:value-type="float" office:value="-517.70000000000005" table:style-name="ce1">
            <text:p>-517,7</text:p>
          </table:table-cell>
          <table:table-cell office:value-type="float" office:value="156.30000000000001" table:style-name="ce1">
            <text:p>156,3</text:p>
          </table:table-cell>
          <table:table-cell office:value-type="float" office:value="-704.3" table:style-name="ce1">
            <text:p>-704,3</text:p>
          </table:table-cell>
          <table:table-cell office:value-type="float" office:value="-752.8" table:style-name="ce1">
            <text:p>-752,8</text:p>
          </table:table-cell>
          <table:table-cell office:value-type="float" office:value="-983.3" table:style-name="ce1">
            <text:p>-983,3</text:p>
          </table:table-cell>
          <table:table-cell office:value-type="float" office:value="-488.4" table:style-name="ce1">
            <text:p>-488,4</text:p>
          </table:table-cell>
          <table:table-cell office:value-type="float" office:value="163.4" table:style-name="ce1">
            <text:p>163,4</text:p>
          </table:table-cell>
          <table:table-cell office:value-type="float" office:value="-3.8" table:style-name="ce1">
            <text:p>-3,8</text:p>
          </table:table-cell>
          <table:table-cell office:value-type="float" office:value="334.2" table:style-name="ce1">
            <text:p>334,2</text:p>
          </table:table-cell>
          <table:table-cell office:value-type="float" office:value="610.70000000000005" table:style-name="ce1">
            <text:p>610,7</text:p>
          </table:table-cell>
          <table:table-cell office:value-type="float" office:value="-23.2" table:style-name="ce1">
            <text:p>-23,2</text:p>
          </table:table-cell>
          <table:table-cell office:value-type="float" office:value="702.3" table:style-name="ce1">
            <text:p>702,3</text:p>
          </table:table-cell>
          <table:table-cell office:value-type="float" office:value="220.6" table:style-name="ce1">
            <text:p>220,6</text:p>
          </table:table-cell>
          <table:table-cell table:number-columns-repeated="16344"/>
        </table:table-row>
        <table:table-row table:style-name="ro1">
          <table:table-cell office:value-type="float" office:value="40.299999999999997" table:style-name="ce1">
            <text:p>40,3</text:p>
          </table:table-cell>
          <table:table-cell office:value-type="float" office:value="601.1" table:style-name="ce1">
            <text:p>601,1</text:p>
          </table:table-cell>
          <table:table-cell office:value-type="float" office:value="-705.8" table:style-name="ce1">
            <text:p>-705,8</text:p>
          </table:table-cell>
          <table:table-cell office:value-type="float" office:value="822.8" table:style-name="ce1">
            <text:p>822,8</text:p>
          </table:table-cell>
          <table:table-cell office:value-type="float" office:value="-224.7" table:style-name="ce1">
            <text:p>-224,7</text:p>
          </table:table-cell>
          <table:table-cell office:value-type="float" office:value="465" table:style-name="ce1">
            <text:p>465</text:p>
          </table:table-cell>
          <table:table-cell office:value-type="float" office:value="776.1" table:style-name="ce1">
            <text:p>776,1</text:p>
          </table:table-cell>
          <table:table-cell office:value-type="float" office:value="-278.7" table:style-name="ce1">
            <text:p>-278,7</text:p>
          </table:table-cell>
          <table:table-cell office:value-type="float" office:value="-780.8" table:style-name="ce1">
            <text:p>-780,8</text:p>
          </table:table-cell>
          <table:table-cell office:value-type="float" office:value="887.8" table:style-name="ce1">
            <text:p>887,8</text:p>
          </table:table-cell>
          <table:table-cell office:value-type="float" office:value="-635.4" table:style-name="ce1">
            <text:p>-635,4</text:p>
          </table:table-cell>
          <table:table-cell office:value-type="float" office:value="885.5" table:style-name="ce1">
            <text:p>885,5</text:p>
          </table:table-cell>
          <table:table-cell office:value-type="float" office:value="129.69999999999999" table:style-name="ce1">
            <text:p>129,7</text:p>
          </table:table-cell>
          <table:table-cell office:value-type="float" office:value="-455.9" table:style-name="ce1">
            <text:p>-455,9</text:p>
          </table:table-cell>
          <table:table-cell office:value-type="float" office:value="128.1" table:style-name="ce1">
            <text:p>128,1</text:p>
          </table:table-cell>
          <table:table-cell office:value-type="float" office:value="821.5" table:style-name="ce1">
            <text:p>821,5</text:p>
          </table:table-cell>
          <table:table-cell office:value-type="float" office:value="-459.2" table:style-name="ce1">
            <text:p>-459,2</text:p>
          </table:table-cell>
          <table:table-cell office:value-type="float" office:value="-97.9" table:style-name="ce1">
            <text:p>-97,9</text:p>
          </table:table-cell>
          <table:table-cell office:value-type="float" office:value="303.89999999999998" table:style-name="ce1">
            <text:p>303,9</text:p>
          </table:table-cell>
          <table:table-cell office:value-type="float" office:value="735" table:style-name="ce1">
            <text:p>735</text:p>
          </table:table-cell>
          <table:table-cell office:value-type="float" office:value="-893.1" table:style-name="ce1">
            <text:p>-893,1</text:p>
          </table:table-cell>
          <table:table-cell office:value-type="float" office:value="963.2" table:style-name="ce1">
            <text:p>963,2</text:p>
          </table:table-cell>
          <table:table-cell office:value-type="float" office:value="-494.1" table:style-name="ce1">
            <text:p>-494,1</text:p>
          </table:table-cell>
          <table:table-cell office:value-type="float" office:value="-168" table:style-name="ce1">
            <text:p>-168</text:p>
          </table:table-cell>
          <table:table-cell office:value-type="float" office:value="-499.1" table:style-name="ce1">
            <text:p>-499,1</text:p>
          </table:table-cell>
          <table:table-cell office:value-type="float" office:value="-286.60000000000002" table:style-name="ce1">
            <text:p>-286,6</text:p>
          </table:table-cell>
          <table:table-cell office:value-type="float" office:value="325.10000000000002" table:style-name="ce1">
            <text:p>325,1</text:p>
          </table:table-cell>
          <table:table-cell office:value-type="float" office:value="-587.4" table:style-name="ce1">
            <text:p>-587,4</text:p>
          </table:table-cell>
          <table:table-cell office:value-type="float" office:value="461.3" table:style-name="ce1">
            <text:p>461,3</text:p>
          </table:table-cell>
          <table:table-cell office:value-type="float" office:value="400.1" table:style-name="ce1">
            <text:p>400,1</text:p>
          </table:table-cell>
          <table:table-cell office:value-type="float" office:value="278.5" table:style-name="ce1">
            <text:p>278,5</text:p>
          </table:table-cell>
          <table:table-cell office:value-type="float" office:value="585.9" table:style-name="ce1">
            <text:p>585,9</text:p>
          </table:table-cell>
          <table:table-cell office:value-type="float" office:value="186.5" table:style-name="ce1">
            <text:p>186,5</text:p>
          </table:table-cell>
          <table:table-cell office:value-type="float" office:value="-695.4" table:style-name="ce1">
            <text:p>-695,4</text:p>
          </table:table-cell>
          <table:table-cell office:value-type="float" office:value="153.9" table:style-name="ce1">
            <text:p>153,9</text:p>
          </table:table-cell>
          <table:table-cell office:value-type="float" office:value="46.9" table:style-name="ce1">
            <text:p>46,9</text:p>
          </table:table-cell>
          <table:table-cell office:value-type="float" office:value="-513.6" table:style-name="ce1">
            <text:p>-513,6</text:p>
          </table:table-cell>
          <table:table-cell office:value-type="float" office:value="153.9" table:style-name="ce1">
            <text:p>153,9</text:p>
          </table:table-cell>
          <table:table-cell office:value-type="float" office:value="-159.4" table:style-name="ce1">
            <text:p>-159,4</text:p>
          </table:table-cell>
          <table:table-cell office:value-type="float" office:value="970" table:style-name="ce1">
            <text:p>970</text:p>
          </table:table-cell>
          <table:table-cell table:number-columns-repeated="16344"/>
        </table:table-row>
        <table:table-row table:style-name="ro1">
          <table:table-cell office:value-type="float" office:value="49.4" table:style-name="ce1">
            <text:p>49,4</text:p>
          </table:table-cell>
          <table:table-cell office:value-type="float" office:value="204.9" table:style-name="ce1">
            <text:p>204,9</text:p>
          </table:table-cell>
          <table:table-cell office:value-type="float" office:value="97.9" table:style-name="ce1">
            <text:p>97,9</text:p>
          </table:table-cell>
          <table:table-cell office:value-type="float" office:value="-338.6" table:style-name="ce1">
            <text:p>-338,6</text:p>
          </table:table-cell>
          <table:table-cell office:value-type="float" office:value="274.3" table:style-name="ce1">
            <text:p>274,3</text:p>
          </table:table-cell>
          <table:table-cell office:value-type="float" office:value="126.1" table:style-name="ce1">
            <text:p>126,1</text:p>
          </table:table-cell>
          <table:table-cell office:value-type="float" office:value="-869.7" table:style-name="ce1">
            <text:p>-869,7</text:p>
          </table:table-cell>
          <table:table-cell office:value-type="float" office:value="114.8" table:style-name="ce1">
            <text:p>114,8</text:p>
          </table:table-cell>
          <table:table-cell office:value-type="float" office:value="188.9" table:style-name="ce1">
            <text:p>188,9</text:p>
          </table:table-cell>
          <table:table-cell office:value-type="float" office:value="-71.599999999999994" table:style-name="ce1">
            <text:p>-71,6</text:p>
          </table:table-cell>
          <table:table-cell office:value-type="float" office:value="277" table:style-name="ce1">
            <text:p>277</text:p>
          </table:table-cell>
          <table:table-cell office:value-type="float" office:value="-442.4" table:style-name="ce1">
            <text:p>-442,4</text:p>
          </table:table-cell>
          <table:table-cell office:value-type="float" office:value="-118.4" table:style-name="ce1">
            <text:p>-118,4</text:p>
          </table:table-cell>
          <table:table-cell office:value-type="float" office:value="-681.8" table:style-name="ce1">
            <text:p>-681,8</text:p>
          </table:table-cell>
          <table:table-cell office:value-type="float" office:value="233.4" table:style-name="ce1">
            <text:p>233,4</text:p>
          </table:table-cell>
          <table:table-cell office:value-type="float" office:value="412.8" table:style-name="ce1">
            <text:p>412,8</text:p>
          </table:table-cell>
          <table:table-cell office:value-type="float" office:value="984.9" table:style-name="ce1">
            <text:p>984,9</text:p>
          </table:table-cell>
          <table:table-cell office:value-type="float" office:value="-652.70000000000005" table:style-name="ce1">
            <text:p>-652,7</text:p>
          </table:table-cell>
          <table:table-cell office:value-type="float" office:value="9.4" table:style-name="ce1">
            <text:p>9,4</text:p>
          </table:table-cell>
          <table:table-cell office:value-type="float" office:value="-642.1" table:style-name="ce1">
            <text:p>-642,1</text:p>
          </table:table-cell>
          <table:table-cell office:value-type="float" office:value="283.3" table:style-name="ce1">
            <text:p>283,3</text:p>
          </table:table-cell>
          <table:table-cell office:value-type="float" office:value="-903.3" table:style-name="ce1">
            <text:p>-903,3</text:p>
          </table:table-cell>
          <table:table-cell office:value-type="float" office:value="626.29999999999995" table:style-name="ce1">
            <text:p>626,3</text:p>
          </table:table-cell>
          <table:table-cell office:value-type="float" office:value="-663.4" table:style-name="ce1">
            <text:p>-663,4</text:p>
          </table:table-cell>
          <table:table-cell office:value-type="float" office:value="-955.2" table:style-name="ce1">
            <text:p>-955,2</text:p>
          </table:table-cell>
          <table:table-cell office:value-type="float" office:value="-74.599999999999994" table:style-name="ce1">
            <text:p>-74,6</text:p>
          </table:table-cell>
          <table:table-cell office:value-type="float" office:value="730.1" table:style-name="ce1">
            <text:p>730,1</text:p>
          </table:table-cell>
          <table:table-cell office:value-type="float" office:value="-581.70000000000005" table:style-name="ce1">
            <text:p>-581,7</text:p>
          </table:table-cell>
          <table:table-cell office:value-type="float" office:value="-165.9" table:style-name="ce1">
            <text:p>-165,9</text:p>
          </table:table-cell>
          <table:table-cell office:value-type="float" office:value="-621.6" table:style-name="ce1">
            <text:p>-621,6</text:p>
          </table:table-cell>
          <table:table-cell office:value-type="float" office:value="-474.7" table:style-name="ce1">
            <text:p>-474,7</text:p>
          </table:table-cell>
          <table:table-cell office:value-type="float" office:value="263" table:style-name="ce1">
            <text:p>263</text:p>
          </table:table-cell>
          <table:table-cell office:value-type="float" office:value="635.9" table:style-name="ce1">
            <text:p>635,9</text:p>
          </table:table-cell>
          <table:table-cell office:value-type="float" office:value="259.2" table:style-name="ce1">
            <text:p>259,2</text:p>
          </table:table-cell>
          <table:table-cell office:value-type="float" office:value="653.6" table:style-name="ce1">
            <text:p>653,6</text:p>
          </table:table-cell>
          <table:table-cell office:value-type="float" office:value="-571.6" table:style-name="ce1">
            <text:p>-571,6</text:p>
          </table:table-cell>
          <table:table-cell office:value-type="float" office:value="811.3" table:style-name="ce1">
            <text:p>811,3</text:p>
          </table:table-cell>
          <table:table-cell office:value-type="float" office:value="-506.6" table:style-name="ce1">
            <text:p>-506,6</text:p>
          </table:table-cell>
          <table:table-cell office:value-type="float" office:value="-691.2" table:style-name="ce1">
            <text:p>-691,2</text:p>
          </table:table-cell>
          <table:table-cell office:value-type="float" office:value="655.7" table:style-name="ce1">
            <text:p>655,7</text:p>
          </table:table-cell>
          <table:table-cell table:number-columns-repeated="16344"/>
        </table:table-row>
        <table:table-row table:style-name="ro1">
          <table:table-cell office:value-type="float" office:value="35.1" table:style-name="ce1">
            <text:p>35,1</text:p>
          </table:table-cell>
          <table:table-cell office:value-type="float" office:value="-45.4" table:style-name="ce1">
            <text:p>-45,4</text:p>
          </table:table-cell>
          <table:table-cell office:value-type="float" office:value="-680.9" table:style-name="ce1">
            <text:p>-680,9</text:p>
          </table:table-cell>
          <table:table-cell office:value-type="float" office:value="-701.8" table:style-name="ce1">
            <text:p>-701,8</text:p>
          </table:table-cell>
          <table:table-cell office:value-type="float" office:value="-526.9" table:style-name="ce1">
            <text:p>-526,9</text:p>
          </table:table-cell>
          <table:table-cell office:value-type="float" office:value="-849.6" table:style-name="ce1">
            <text:p>-849,6</text:p>
          </table:table-cell>
          <table:table-cell office:value-type="float" office:value="-904.3" table:style-name="ce1">
            <text:p>-904,3</text:p>
          </table:table-cell>
          <table:table-cell office:value-type="float" office:value="-744.6" table:style-name="ce1">
            <text:p>-744,6</text:p>
          </table:table-cell>
          <table:table-cell office:value-type="float" office:value="9.1999999999999993" table:style-name="ce1">
            <text:p>9,2</text:p>
          </table:table-cell>
          <table:table-cell office:value-type="float" office:value="-741.4" table:style-name="ce1">
            <text:p>-741,4</text:p>
          </table:table-cell>
          <table:table-cell office:value-type="float" office:value="814.3" table:style-name="ce1">
            <text:p>814,3</text:p>
          </table:table-cell>
          <table:table-cell office:value-type="float" office:value="125.2" table:style-name="ce1">
            <text:p>125,2</text:p>
          </table:table-cell>
          <table:table-cell office:value-type="float" office:value="-99.3" table:style-name="ce1">
            <text:p>-99,3</text:p>
          </table:table-cell>
          <table:table-cell office:value-type="float" office:value="68.8" table:style-name="ce1">
            <text:p>68,8</text:p>
          </table:table-cell>
          <table:table-cell office:value-type="float" office:value="-224.2" table:style-name="ce1">
            <text:p>-224,2</text:p>
          </table:table-cell>
          <table:table-cell office:value-type="float" office:value="352.6" table:style-name="ce1">
            <text:p>352,6</text:p>
          </table:table-cell>
          <table:table-cell office:value-type="float" office:value="482.5" table:style-name="ce1">
            <text:p>482,5</text:p>
          </table:table-cell>
          <table:table-cell office:value-type="float" office:value="962.2" table:style-name="ce1">
            <text:p>962,2</text:p>
          </table:table-cell>
          <table:table-cell office:value-type="float" office:value="208.9" table:style-name="ce1">
            <text:p>208,9</text:p>
          </table:table-cell>
          <table:table-cell office:value-type="float" office:value="345.7" table:style-name="ce1">
            <text:p>345,7</text:p>
          </table:table-cell>
          <table:table-cell office:value-type="float" office:value="-896.8" table:style-name="ce1">
            <text:p>-896,8</text:p>
          </table:table-cell>
          <table:table-cell office:value-type="float" office:value="-422.2" table:style-name="ce1">
            <text:p>-422,2</text:p>
          </table:table-cell>
          <table:table-cell office:value-type="float" office:value="234.1" table:style-name="ce1">
            <text:p>234,1</text:p>
          </table:table-cell>
          <table:table-cell office:value-type="float" office:value="680.9" table:style-name="ce1">
            <text:p>680,9</text:p>
          </table:table-cell>
          <table:table-cell office:value-type="float" office:value="-208.9" table:style-name="ce1">
            <text:p>-208,9</text:p>
          </table:table-cell>
          <table:table-cell office:value-type="float" office:value="-726.8" table:style-name="ce1">
            <text:p>-726,8</text:p>
          </table:table-cell>
          <table:table-cell office:value-type="float" office:value="-300" table:style-name="ce1">
            <text:p>-300</text:p>
          </table:table-cell>
          <table:table-cell office:value-type="float" office:value="-309.60000000000002" table:style-name="ce1">
            <text:p>-309,6</text:p>
          </table:table-cell>
          <table:table-cell office:value-type="float" office:value="-684.6" table:style-name="ce1">
            <text:p>-684,6</text:p>
          </table:table-cell>
          <table:table-cell office:value-type="float" office:value="-45.7" table:style-name="ce1">
            <text:p>-45,7</text:p>
          </table:table-cell>
          <table:table-cell office:value-type="float" office:value="-170.3" table:style-name="ce1">
            <text:p>-170,3</text:p>
          </table:table-cell>
          <table:table-cell office:value-type="float" office:value="975.6" table:style-name="ce1">
            <text:p>975,6</text:p>
          </table:table-cell>
          <table:table-cell office:value-type="float" office:value="133.4" table:style-name="ce1">
            <text:p>133,4</text:p>
          </table:table-cell>
          <table:table-cell office:value-type="float" office:value="-136.69999999999999" table:style-name="ce1">
            <text:p>-136,7</text:p>
          </table:table-cell>
          <table:table-cell office:value-type="float" office:value="494.9" table:style-name="ce1">
            <text:p>494,9</text:p>
          </table:table-cell>
          <table:table-cell office:value-type="float" office:value="538.1" table:style-name="ce1">
            <text:p>538,1</text:p>
          </table:table-cell>
          <table:table-cell office:value-type="float" office:value="-117.7" table:style-name="ce1">
            <text:p>-117,7</text:p>
          </table:table-cell>
          <table:table-cell office:value-type="float" office:value="-877.7" table:style-name="ce1">
            <text:p>-877,7</text:p>
          </table:table-cell>
          <table:table-cell office:value-type="float" office:value="-322.39999999999998" table:style-name="ce1">
            <text:p>-322,4</text:p>
          </table:table-cell>
          <table:table-cell office:value-type="float" office:value="212.3" table:style-name="ce1">
            <text:p>212,3</text:p>
          </table:table-cell>
          <table:table-cell table:number-columns-repeated="16344"/>
        </table:table-row>
        <table:table-row table:style-name="ro1">
          <table:table-cell office:value-type="float" office:value="-844.1" table:style-name="ce1">
            <text:p>-844,1</text:p>
          </table:table-cell>
          <table:table-cell office:value-type="float" office:value="943.2" table:style-name="ce1">
            <text:p>943,2</text:p>
          </table:table-cell>
          <table:table-cell office:value-type="float" office:value="-126.3" table:style-name="ce1">
            <text:p>-126,3</text:p>
          </table:table-cell>
          <table:table-cell office:value-type="float" office:value="908.3" table:style-name="ce1">
            <text:p>908,3</text:p>
          </table:table-cell>
          <table:table-cell office:value-type="float" office:value="-227.1" table:style-name="ce1">
            <text:p>-227,1</text:p>
          </table:table-cell>
          <table:table-cell office:value-type="float" office:value="565" table:style-name="ce1">
            <text:p>565</text:p>
          </table:table-cell>
          <table:table-cell office:value-type="float" office:value="210" table:style-name="ce1">
            <text:p>210</text:p>
          </table:table-cell>
          <table:table-cell office:value-type="float" office:value="-22.6" table:style-name="ce1">
            <text:p>-22,6</text:p>
          </table:table-cell>
          <table:table-cell office:value-type="float" office:value="-672" table:style-name="ce1">
            <text:p>-672</text:p>
          </table:table-cell>
          <table:table-cell office:value-type="float" office:value="716.3" table:style-name="ce1">
            <text:p>716,3</text:p>
          </table:table-cell>
          <table:table-cell office:value-type="float" office:value="-754.8" table:style-name="ce1">
            <text:p>-754,8</text:p>
          </table:table-cell>
          <table:table-cell office:value-type="float" office:value="508.6" table:style-name="ce1">
            <text:p>508,6</text:p>
          </table:table-cell>
          <table:table-cell office:value-type="float" office:value="-18.2" table:style-name="ce1">
            <text:p>-18,2</text:p>
          </table:table-cell>
          <table:table-cell office:value-type="float" office:value="-812.4" table:style-name="ce1">
            <text:p>-812,4</text:p>
          </table:table-cell>
          <table:table-cell office:value-type="float" office:value="215.7" table:style-name="ce1">
            <text:p>215,7</text:p>
          </table:table-cell>
          <table:table-cell office:value-type="float" office:value="-999.5" table:style-name="ce1">
            <text:p>-999,5</text:p>
          </table:table-cell>
          <table:table-cell office:value-type="float" office:value="-203.6" table:style-name="ce1">
            <text:p>-203,6</text:p>
          </table:table-cell>
          <table:table-cell office:value-type="float" office:value="-351.9" table:style-name="ce1">
            <text:p>-351,9</text:p>
          </table:table-cell>
          <table:table-cell office:value-type="float" office:value="208.6" table:style-name="ce1">
            <text:p>208,6</text:p>
          </table:table-cell>
          <table:table-cell office:value-type="float" office:value="96.4" table:style-name="ce1">
            <text:p>96,4</text:p>
          </table:table-cell>
          <table:table-cell office:value-type="float" office:value="490.8" table:style-name="ce1">
            <text:p>490,8</text:p>
          </table:table-cell>
          <table:table-cell office:value-type="float" office:value="-259.89999999999998" table:style-name="ce1">
            <text:p>-259,9</text:p>
          </table:table-cell>
          <table:table-cell office:value-type="float" office:value="-997.8" table:style-name="ce1">
            <text:p>-997,8</text:p>
          </table:table-cell>
          <table:table-cell office:value-type="float" office:value="-201.3" table:style-name="ce1">
            <text:p>-201,3</text:p>
          </table:table-cell>
          <table:table-cell office:value-type="float" office:value="191" table:style-name="ce1">
            <text:p>191</text:p>
          </table:table-cell>
          <table:table-cell office:value-type="float" office:value="929.6" table:style-name="ce1">
            <text:p>929,6</text:p>
          </table:table-cell>
          <table:table-cell office:value-type="float" office:value="-16.7" table:style-name="ce1">
            <text:p>-16,7</text:p>
          </table:table-cell>
          <table:table-cell office:value-type="float" office:value="-89.4" table:style-name="ce1">
            <text:p>-89,4</text:p>
          </table:table-cell>
          <table:table-cell office:value-type="float" office:value="-32.5" table:style-name="ce1">
            <text:p>-32,5</text:p>
          </table:table-cell>
          <table:table-cell office:value-type="float" office:value="82.4" table:style-name="ce1">
            <text:p>82,4</text:p>
          </table:table-cell>
          <table:table-cell office:value-type="float" office:value="-811.3" table:style-name="ce1">
            <text:p>-811,3</text:p>
          </table:table-cell>
          <table:table-cell office:value-type="float" office:value="343" table:style-name="ce1">
            <text:p>343</text:p>
          </table:table-cell>
          <table:table-cell office:value-type="float" office:value="-214.5" table:style-name="ce1">
            <text:p>-214,5</text:p>
          </table:table-cell>
          <table:table-cell office:value-type="float" office:value="-151.9" table:style-name="ce1">
            <text:p>-151,9</text:p>
          </table:table-cell>
          <table:table-cell office:value-type="float" office:value="258.89999999999998" table:style-name="ce1">
            <text:p>258,9</text:p>
          </table:table-cell>
          <table:table-cell office:value-type="float" office:value="-873.2" table:style-name="ce1">
            <text:p>-873,2</text:p>
          </table:table-cell>
          <table:table-cell office:value-type="float" office:value="-926.4" table:style-name="ce1">
            <text:p>-926,4</text:p>
          </table:table-cell>
          <table:table-cell office:value-type="float" office:value="516.6" table:style-name="ce1">
            <text:p>516,6</text:p>
          </table:table-cell>
          <table:table-cell office:value-type="float" office:value="96.4" table:style-name="ce1">
            <text:p>96,4</text:p>
          </table:table-cell>
          <table:table-cell office:value-type="float" office:value="-744.2" table:style-name="ce1">
            <text:p>-744,2</text:p>
          </table:table-cell>
          <table:table-cell table:number-columns-repeated="16344"/>
        </table:table-row>
        <table:table-row table:style-name="ro1">
          <table:table-cell office:value-type="float" office:value="-358.7" table:style-name="ce1">
            <text:p>-358,7</text:p>
          </table:table-cell>
          <table:table-cell office:value-type="float" office:value="140" table:style-name="ce1">
            <text:p>140</text:p>
          </table:table-cell>
          <table:table-cell office:value-type="float" office:value="-308.3" table:style-name="ce1">
            <text:p>-308,3</text:p>
          </table:table-cell>
          <table:table-cell office:value-type="float" office:value="859.6" table:style-name="ce1">
            <text:p>859,6</text:p>
          </table:table-cell>
          <table:table-cell office:value-type="float" office:value="532" table:style-name="ce1">
            <text:p>532</text:p>
          </table:table-cell>
          <table:table-cell office:value-type="float" office:value="71.8" table:style-name="ce1">
            <text:p>71,8</text:p>
          </table:table-cell>
          <table:table-cell office:value-type="float" office:value="496.3" table:style-name="ce1">
            <text:p>496,3</text:p>
          </table:table-cell>
          <table:table-cell office:value-type="float" office:value="-966.2" table:style-name="ce1">
            <text:p>-966,2</text:p>
          </table:table-cell>
          <table:table-cell office:value-type="float" office:value="302" table:style-name="ce1">
            <text:p>302</text:p>
          </table:table-cell>
          <table:table-cell office:value-type="float" office:value="-380" table:style-name="ce1">
            <text:p>-380</text:p>
          </table:table-cell>
          <table:table-cell office:value-type="float" office:value="-71.3" table:style-name="ce1">
            <text:p>-71,3</text:p>
          </table:table-cell>
          <table:table-cell office:value-type="float" office:value="-442.7" table:style-name="ce1">
            <text:p>-442,7</text:p>
          </table:table-cell>
          <table:table-cell office:value-type="float" office:value="-992.1" table:style-name="ce1">
            <text:p>-992,1</text:p>
          </table:table-cell>
          <table:table-cell office:value-type="float" office:value="-192.1" table:style-name="ce1">
            <text:p>-192,1</text:p>
          </table:table-cell>
          <table:table-cell office:value-type="float" office:value="819.2" table:style-name="ce1">
            <text:p>819,2</text:p>
          </table:table-cell>
          <table:table-cell office:value-type="float" office:value="-40.4" table:style-name="ce1">
            <text:p>-40,4</text:p>
          </table:table-cell>
          <table:table-cell office:value-type="float" office:value="876.4" table:style-name="ce1">
            <text:p>876,4</text:p>
          </table:table-cell>
          <table:table-cell office:value-type="float" office:value="326.3" table:style-name="ce1">
            <text:p>326,3</text:p>
          </table:table-cell>
          <table:table-cell office:value-type="float" office:value="-6.2" table:style-name="ce1">
            <text:p>-6,2</text:p>
          </table:table-cell>
          <table:table-cell office:value-type="float" office:value="31.6" table:style-name="ce1">
            <text:p>31,6</text:p>
          </table:table-cell>
          <table:table-cell office:value-type="float" office:value="-908" table:style-name="ce1">
            <text:p>-908</text:p>
          </table:table-cell>
          <table:table-cell office:value-type="float" office:value="-937.6" table:style-name="ce1">
            <text:p>-937,6</text:p>
          </table:table-cell>
          <table:table-cell office:value-type="float" office:value="249.7" table:style-name="ce1">
            <text:p>249,7</text:p>
          </table:table-cell>
          <table:table-cell office:value-type="float" office:value="-153.9" table:style-name="ce1">
            <text:p>-153,9</text:p>
          </table:table-cell>
          <table:table-cell office:value-type="float" office:value="331.9" table:style-name="ce1">
            <text:p>331,9</text:p>
          </table:table-cell>
          <table:table-cell office:value-type="float" office:value="41.6" table:style-name="ce1">
            <text:p>41,6</text:p>
          </table:table-cell>
          <table:table-cell office:value-type="float" office:value="-496.6" table:style-name="ce1">
            <text:p>-496,6</text:p>
          </table:table-cell>
          <table:table-cell office:value-type="float" office:value="-339.8" table:style-name="ce1">
            <text:p>-339,8</text:p>
          </table:table-cell>
          <table:table-cell office:value-type="float" office:value="32" table:style-name="ce1">
            <text:p>32</text:p>
          </table:table-cell>
          <table:table-cell office:value-type="float" office:value="-855.3" table:style-name="ce1">
            <text:p>-855,3</text:p>
          </table:table-cell>
          <table:table-cell office:value-type="float" office:value="-756.1" table:style-name="ce1">
            <text:p>-756,1</text:p>
          </table:table-cell>
          <table:table-cell office:value-type="float" office:value="380.2" table:style-name="ce1">
            <text:p>380,2</text:p>
          </table:table-cell>
          <table:table-cell office:value-type="float" office:value="-549.9" table:style-name="ce1">
            <text:p>-549,9</text:p>
          </table:table-cell>
          <table:table-cell office:value-type="float" office:value="-591.6" table:style-name="ce1">
            <text:p>-591,6</text:p>
          </table:table-cell>
          <table:table-cell office:value-type="float" office:value="481.4" table:style-name="ce1">
            <text:p>481,4</text:p>
          </table:table-cell>
          <table:table-cell office:value-type="float" office:value="429.2" table:style-name="ce1">
            <text:p>429,2</text:p>
          </table:table-cell>
          <table:table-cell office:value-type="float" office:value="-164.5" table:style-name="ce1">
            <text:p>-164,5</text:p>
          </table:table-cell>
          <table:table-cell office:value-type="float" office:value="775.2" table:style-name="ce1">
            <text:p>775,2</text:p>
          </table:table-cell>
          <table:table-cell office:value-type="float" office:value="-529.9" table:style-name="ce1">
            <text:p>-529,9</text:p>
          </table:table-cell>
          <table:table-cell office:value-type="float" office:value="-177.2" table:style-name="ce1">
            <text:p>-177,2</text:p>
          </table:table-cell>
          <table:table-cell table:number-columns-repeated="16344"/>
        </table:table-row>
        <table:table-row table:style-name="ro1">
          <table:table-cell office:value-type="float" office:value="512.6" table:style-name="ce1">
            <text:p>512,6</text:p>
          </table:table-cell>
          <table:table-cell office:value-type="float" office:value="943" table:style-name="ce1">
            <text:p>943</text:p>
          </table:table-cell>
          <table:table-cell office:value-type="float" office:value="-544.6" table:style-name="ce1">
            <text:p>-544,6</text:p>
          </table:table-cell>
          <table:table-cell office:value-type="float" office:value="-991.3" table:style-name="ce1">
            <text:p>-991,3</text:p>
          </table:table-cell>
          <table:table-cell office:value-type="float" office:value="-114.9" table:style-name="ce1">
            <text:p>-114,9</text:p>
          </table:table-cell>
          <table:table-cell office:value-type="float" office:value="-76.7" table:style-name="ce1">
            <text:p>-76,7</text:p>
          </table:table-cell>
          <table:table-cell office:value-type="float" office:value="-706.3" table:style-name="ce1">
            <text:p>-706,3</text:p>
          </table:table-cell>
          <table:table-cell office:value-type="float" office:value="-916.8" table:style-name="ce1">
            <text:p>-916,8</text:p>
          </table:table-cell>
          <table:table-cell office:value-type="float" office:value="452.7" table:style-name="ce1">
            <text:p>452,7</text:p>
          </table:table-cell>
          <table:table-cell office:value-type="float" office:value="487.2" table:style-name="ce1">
            <text:p>487,2</text:p>
          </table:table-cell>
          <table:table-cell office:value-type="float" office:value="-706.4" table:style-name="ce1">
            <text:p>-706,4</text:p>
          </table:table-cell>
          <table:table-cell office:value-type="float" office:value="-528" table:style-name="ce1">
            <text:p>-528</text:p>
          </table:table-cell>
          <table:table-cell office:value-type="float" office:value="-61.8" table:style-name="ce1">
            <text:p>-61,8</text:p>
          </table:table-cell>
          <table:table-cell office:value-type="float" office:value="196.7" table:style-name="ce1">
            <text:p>196,7</text:p>
          </table:table-cell>
          <table:table-cell office:value-type="float" office:value="941.4" table:style-name="ce1">
            <text:p>941,4</text:p>
          </table:table-cell>
          <table:table-cell office:value-type="float" office:value="793.7" table:style-name="ce1">
            <text:p>793,7</text:p>
          </table:table-cell>
          <table:table-cell office:value-type="float" office:value="-462.5" table:style-name="ce1">
            <text:p>-462,5</text:p>
          </table:table-cell>
          <table:table-cell office:value-type="float" office:value="561.29999999999995" table:style-name="ce1">
            <text:p>561,3</text:p>
          </table:table-cell>
          <table:table-cell office:value-type="float" office:value="405.5" table:style-name="ce1">
            <text:p>405,5</text:p>
          </table:table-cell>
          <table:table-cell office:value-type="float" office:value="-42.7" table:style-name="ce1">
            <text:p>-42,7</text:p>
          </table:table-cell>
          <table:table-cell office:value-type="float" office:value="-673.2" table:style-name="ce1">
            <text:p>-673,2</text:p>
          </table:table-cell>
          <table:table-cell office:value-type="float" office:value="567.4" table:style-name="ce1">
            <text:p>567,4</text:p>
          </table:table-cell>
          <table:table-cell office:value-type="float" office:value="323.89999999999998" table:style-name="ce1">
            <text:p>323,9</text:p>
          </table:table-cell>
          <table:table-cell office:value-type="float" office:value="-940.3" table:style-name="ce1">
            <text:p>-940,3</text:p>
          </table:table-cell>
          <table:table-cell office:value-type="float" office:value="-298.7" table:style-name="ce1">
            <text:p>-298,7</text:p>
          </table:table-cell>
          <table:table-cell office:value-type="float" office:value="-790.7" table:style-name="ce1">
            <text:p>-790,7</text:p>
          </table:table-cell>
          <table:table-cell office:value-type="float" office:value="-414.6" table:style-name="ce1">
            <text:p>-414,6</text:p>
          </table:table-cell>
          <table:table-cell office:value-type="float" office:value="-35.799999999999997" table:style-name="ce1">
            <text:p>-35,8</text:p>
          </table:table-cell>
          <table:table-cell office:value-type="float" office:value="-180.1" table:style-name="ce1">
            <text:p>-180,1</text:p>
          </table:table-cell>
          <table:table-cell office:value-type="float" office:value="306.5" table:style-name="ce1">
            <text:p>306,5</text:p>
          </table:table-cell>
          <table:table-cell office:value-type="float" office:value="-33.4" table:style-name="ce1">
            <text:p>-33,4</text:p>
          </table:table-cell>
          <table:table-cell office:value-type="float" office:value="-326.2" table:style-name="ce1">
            <text:p>-326,2</text:p>
          </table:table-cell>
          <table:table-cell office:value-type="float" office:value="-530.79999999999995" table:style-name="ce1">
            <text:p>-530,8</text:p>
          </table:table-cell>
          <table:table-cell office:value-type="float" office:value="208.7" table:style-name="ce1">
            <text:p>208,7</text:p>
          </table:table-cell>
          <table:table-cell office:value-type="float" office:value="-275.8" table:style-name="ce1">
            <text:p>-275,8</text:p>
          </table:table-cell>
          <table:table-cell office:value-type="float" office:value="-779.6" table:style-name="ce1">
            <text:p>-779,6</text:p>
          </table:table-cell>
          <table:table-cell office:value-type="float" office:value="-689.9" table:style-name="ce1">
            <text:p>-689,9</text:p>
          </table:table-cell>
          <table:table-cell office:value-type="float" office:value="-368.4" table:style-name="ce1">
            <text:p>-368,4</text:p>
          </table:table-cell>
          <table:table-cell office:value-type="float" office:value="984.1" table:style-name="ce1">
            <text:p>984,1</text:p>
          </table:table-cell>
          <table:table-cell office:value-type="float" office:value="-179.2" table:style-name="ce1">
            <text:p>-179,2</text:p>
          </table:table-cell>
          <table:table-cell table:number-columns-repeated="16344"/>
        </table:table-row>
        <table:table-row table:style-name="ro1">
          <table:table-cell office:value-type="float" office:value="-60.2" table:style-name="ce1">
            <text:p>-60,2</text:p>
          </table:table-cell>
          <table:table-cell office:value-type="float" office:value="-12" table:style-name="ce1">
            <text:p>-12</text:p>
          </table:table-cell>
          <table:table-cell office:value-type="float" office:value="-169.3" table:style-name="ce1">
            <text:p>-169,3</text:p>
          </table:table-cell>
          <table:table-cell office:value-type="float" office:value="-375.1" table:style-name="ce1">
            <text:p>-375,1</text:p>
          </table:table-cell>
          <table:table-cell office:value-type="float" office:value="820" table:style-name="ce1">
            <text:p>820</text:p>
          </table:table-cell>
          <table:table-cell office:value-type="float" office:value="-523.29999999999995" table:style-name="ce1">
            <text:p>-523,3</text:p>
          </table:table-cell>
          <table:table-cell office:value-type="float" office:value="784.7" table:style-name="ce1">
            <text:p>784,7</text:p>
          </table:table-cell>
          <table:table-cell office:value-type="float" office:value="-299.3" table:style-name="ce1">
            <text:p>-299,3</text:p>
          </table:table-cell>
          <table:table-cell office:value-type="float" office:value="-502.1" table:style-name="ce1">
            <text:p>-502,1</text:p>
          </table:table-cell>
          <table:table-cell office:value-type="float" office:value="935.2" table:style-name="ce1">
            <text:p>935,2</text:p>
          </table:table-cell>
          <table:table-cell office:value-type="float" office:value="-215.7" table:style-name="ce1">
            <text:p>-215,7</text:p>
          </table:table-cell>
          <table:table-cell office:value-type="float" office:value="-602.79999999999995" table:style-name="ce1">
            <text:p>-602,8</text:p>
          </table:table-cell>
          <table:table-cell office:value-type="float" office:value="301.7" table:style-name="ce1">
            <text:p>301,7</text:p>
          </table:table-cell>
          <table:table-cell office:value-type="float" office:value="-569.4" table:style-name="ce1">
            <text:p>-569,4</text:p>
          </table:table-cell>
          <table:table-cell office:value-type="float" office:value="-190.5" table:style-name="ce1">
            <text:p>-190,5</text:p>
          </table:table-cell>
          <table:table-cell office:value-type="float" office:value="-460.4" table:style-name="ce1">
            <text:p>-460,4</text:p>
          </table:table-cell>
          <table:table-cell office:value-type="float" office:value="540.79999999999995" table:style-name="ce1">
            <text:p>540,8</text:p>
          </table:table-cell>
          <table:table-cell office:value-type="float" office:value="51.2" table:style-name="ce1">
            <text:p>51,2</text:p>
          </table:table-cell>
          <table:table-cell office:value-type="float" office:value="-685.6" table:style-name="ce1">
            <text:p>-685,6</text:p>
          </table:table-cell>
          <table:table-cell office:value-type="float" office:value="659.9" table:style-name="ce1">
            <text:p>659,9</text:p>
          </table:table-cell>
          <table:table-cell office:value-type="float" office:value="-882.1" table:style-name="ce1">
            <text:p>-882,1</text:p>
          </table:table-cell>
          <table:table-cell office:value-type="float" office:value="-439" table:style-name="ce1">
            <text:p>-439</text:p>
          </table:table-cell>
          <table:table-cell office:value-type="float" office:value="428" table:style-name="ce1">
            <text:p>428</text:p>
          </table:table-cell>
          <table:table-cell office:value-type="float" office:value="-135.4" table:style-name="ce1">
            <text:p>-135,4</text:p>
          </table:table-cell>
          <table:table-cell office:value-type="float" office:value="-590.4" table:style-name="ce1">
            <text:p>-590,4</text:p>
          </table:table-cell>
          <table:table-cell office:value-type="float" office:value="794.2" table:style-name="ce1">
            <text:p>794,2</text:p>
          </table:table-cell>
          <table:table-cell office:value-type="float" office:value="805.7" table:style-name="ce1">
            <text:p>805,7</text:p>
          </table:table-cell>
          <table:table-cell office:value-type="float" office:value="419.6" table:style-name="ce1">
            <text:p>419,6</text:p>
          </table:table-cell>
          <table:table-cell office:value-type="float" office:value="-171.9" table:style-name="ce1">
            <text:p>-171,9</text:p>
          </table:table-cell>
          <table:table-cell office:value-type="float" office:value="-937" table:style-name="ce1">
            <text:p>-937</text:p>
          </table:table-cell>
          <table:table-cell office:value-type="float" office:value="-291.5" table:style-name="ce1">
            <text:p>-291,5</text:p>
          </table:table-cell>
          <table:table-cell office:value-type="float" office:value="-352.7" table:style-name="ce1">
            <text:p>-352,7</text:p>
          </table:table-cell>
          <table:table-cell office:value-type="float" office:value="-462.7" table:style-name="ce1">
            <text:p>-462,7</text:p>
          </table:table-cell>
          <table:table-cell office:value-type="float" office:value="869.5" table:style-name="ce1">
            <text:p>869,5</text:p>
          </table:table-cell>
          <table:table-cell office:value-type="float" office:value="722" table:style-name="ce1">
            <text:p>722</text:p>
          </table:table-cell>
          <table:table-cell office:value-type="float" office:value="398.8" table:style-name="ce1">
            <text:p>398,8</text:p>
          </table:table-cell>
          <table:table-cell office:value-type="float" office:value="237.7" table:style-name="ce1">
            <text:p>237,7</text:p>
          </table:table-cell>
          <table:table-cell office:value-type="float" office:value="-633.29999999999995" table:style-name="ce1">
            <text:p>-633,3</text:p>
          </table:table-cell>
          <table:table-cell office:value-type="float" office:value="506.8" table:style-name="ce1">
            <text:p>506,8</text:p>
          </table:table-cell>
          <table:table-cell office:value-type="float" office:value="-640.1" table:style-name="ce1">
            <text:p>-640,1</text:p>
          </table:table-cell>
          <table:table-cell table:number-columns-repeated="16344"/>
        </table:table-row>
        <table:table-row table:style-name="ro1">
          <table:table-cell office:value-type="float" office:value="492.1" table:style-name="ce1">
            <text:p>492,1</text:p>
          </table:table-cell>
          <table:table-cell office:value-type="float" office:value="-464.1" table:style-name="ce1">
            <text:p>-464,1</text:p>
          </table:table-cell>
          <table:table-cell office:value-type="float" office:value="-813.3" table:style-name="ce1">
            <text:p>-813,3</text:p>
          </table:table-cell>
          <table:table-cell office:value-type="float" office:value="979.7" table:style-name="ce1">
            <text:p>979,7</text:p>
          </table:table-cell>
          <table:table-cell office:value-type="float" office:value="-181.5" table:style-name="ce1">
            <text:p>-181,5</text:p>
          </table:table-cell>
          <table:table-cell office:value-type="float" office:value="-757.5" table:style-name="ce1">
            <text:p>-757,5</text:p>
          </table:table-cell>
          <table:table-cell office:value-type="float" office:value="-643.5" table:style-name="ce1">
            <text:p>-643,5</text:p>
          </table:table-cell>
          <table:table-cell office:value-type="float" office:value="380.2" table:style-name="ce1">
            <text:p>380,2</text:p>
          </table:table-cell>
          <table:table-cell office:value-type="float" office:value="154.1" table:style-name="ce1">
            <text:p>154,1</text:p>
          </table:table-cell>
          <table:table-cell office:value-type="float" office:value="70.7" table:style-name="ce1">
            <text:p>70,7</text:p>
          </table:table-cell>
          <table:table-cell office:value-type="float" office:value="728.5" table:style-name="ce1">
            <text:p>728,5</text:p>
          </table:table-cell>
          <table:table-cell office:value-type="float" office:value="723.7" table:style-name="ce1">
            <text:p>723,7</text:p>
          </table:table-cell>
          <table:table-cell office:value-type="float" office:value="-170.8" table:style-name="ce1">
            <text:p>-170,8</text:p>
          </table:table-cell>
          <table:table-cell office:value-type="float" office:value="337.8" table:style-name="ce1">
            <text:p>337,8</text:p>
          </table:table-cell>
          <table:table-cell office:value-type="float" office:value="960.8" table:style-name="ce1">
            <text:p>960,8</text:p>
          </table:table-cell>
          <table:table-cell office:value-type="float" office:value="-614.6" table:style-name="ce1">
            <text:p>-614,6</text:p>
          </table:table-cell>
          <table:table-cell office:value-type="float" office:value="272.5" table:style-name="ce1">
            <text:p>272,5</text:p>
          </table:table-cell>
          <table:table-cell office:value-type="float" office:value="564" table:style-name="ce1">
            <text:p>564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-130.19999999999999" table:style-name="ce1">
            <text:p>-130,2</text:p>
          </table:table-cell>
          <table:table-cell office:value-type="float" office:value="653.4" table:style-name="ce1">
            <text:p>653,4</text:p>
          </table:table-cell>
          <table:table-cell office:value-type="float" office:value="-15.1" table:style-name="ce1">
            <text:p>-15,1</text:p>
          </table:table-cell>
          <table:table-cell office:value-type="float" office:value="-116" table:style-name="ce1">
            <text:p>-116</text:p>
          </table:table-cell>
          <table:table-cell office:value-type="float" office:value="-888.3" table:style-name="ce1">
            <text:p>-888,3</text:p>
          </table:table-cell>
          <table:table-cell office:value-type="float" office:value="197.8" table:style-name="ce1">
            <text:p>197,8</text:p>
          </table:table-cell>
          <table:table-cell office:value-type="float" office:value="555.6" table:style-name="ce1">
            <text:p>555,6</text:p>
          </table:table-cell>
          <table:table-cell office:value-type="float" office:value="913.3" table:style-name="ce1">
            <text:p>913,3</text:p>
          </table:table-cell>
          <table:table-cell office:value-type="float" office:value="4.5" table:style-name="ce1">
            <text:p>4,5</text:p>
          </table:table-cell>
          <table:table-cell office:value-type="float" office:value="370.4" table:style-name="ce1">
            <text:p>370,4</text:p>
          </table:table-cell>
          <table:table-cell office:value-type="float" office:value="926.3" table:style-name="ce1">
            <text:p>926,3</text:p>
          </table:table-cell>
          <table:table-cell office:value-type="float" office:value="-562.6" table:style-name="ce1">
            <text:p>-562,6</text:p>
          </table:table-cell>
          <table:table-cell office:value-type="float" office:value="741.8" table:style-name="ce1">
            <text:p>741,8</text:p>
          </table:table-cell>
          <table:table-cell office:value-type="float" office:value="-990.1" table:style-name="ce1">
            <text:p>-990,1</text:p>
          </table:table-cell>
          <table:table-cell office:value-type="float" office:value="-203.8" table:style-name="ce1">
            <text:p>-203,8</text:p>
          </table:table-cell>
          <table:table-cell office:value-type="float" office:value="-110" table:style-name="ce1">
            <text:p>-110</text:p>
          </table:table-cell>
          <table:table-cell office:value-type="float" office:value="-30.6" table:style-name="ce1">
            <text:p>-30,6</text:p>
          </table:table-cell>
          <table:table-cell office:value-type="float" office:value="215.2" table:style-name="ce1">
            <text:p>215,2</text:p>
          </table:table-cell>
          <table:table-cell office:value-type="float" office:value="-574.20000000000005" table:style-name="ce1">
            <text:p>-574,2</text:p>
          </table:table-cell>
          <table:table-cell office:value-type="float" office:value="512" table:style-name="ce1">
            <text:p>512</text:p>
          </table:table-cell>
          <table:table-cell office:value-type="float" office:value="-783.9" table:style-name="ce1">
            <text:p>-783,9</text:p>
          </table:table-cell>
          <table:table-cell table:number-columns-repeated="16344"/>
        </table:table-row>
        <table:table-row table:style-name="ro1">
          <table:table-cell office:value-type="float" office:value="-616.5" table:style-name="ce1">
            <text:p>-616,5</text:p>
          </table:table-cell>
          <table:table-cell office:value-type="float" office:value="348.6" table:style-name="ce1">
            <text:p>348,6</text:p>
          </table:table-cell>
          <table:table-cell office:value-type="float" office:value="-707.3" table:style-name="ce1">
            <text:p>-707,3</text:p>
          </table:table-cell>
          <table:table-cell office:value-type="float" office:value="196.3" table:style-name="ce1">
            <text:p>196,3</text:p>
          </table:table-cell>
          <table:table-cell office:value-type="float" office:value="-237" table:style-name="ce1">
            <text:p>-237</text:p>
          </table:table-cell>
          <table:table-cell office:value-type="float" office:value="958.3" table:style-name="ce1">
            <text:p>958,3</text:p>
          </table:table-cell>
          <table:table-cell office:value-type="float" office:value="-319" table:style-name="ce1">
            <text:p>-319</text:p>
          </table:table-cell>
          <table:table-cell office:value-type="float" office:value="543.9" table:style-name="ce1">
            <text:p>543,9</text:p>
          </table:table-cell>
          <table:table-cell office:value-type="float" office:value="428.9" table:style-name="ce1">
            <text:p>428,9</text:p>
          </table:table-cell>
          <table:table-cell office:value-type="float" office:value="63.6" table:style-name="ce1">
            <text:p>63,6</text:p>
          </table:table-cell>
          <table:table-cell office:value-type="float" office:value="-155.5" table:style-name="ce1">
            <text:p>-155,5</text:p>
          </table:table-cell>
          <table:table-cell office:value-type="float" office:value="544.1" table:style-name="ce1">
            <text:p>544,1</text:p>
          </table:table-cell>
          <table:table-cell office:value-type="float" office:value="-411.6" table:style-name="ce1">
            <text:p>-411,6</text:p>
          </table:table-cell>
          <table:table-cell office:value-type="float" office:value="905.3" table:style-name="ce1">
            <text:p>905,3</text:p>
          </table:table-cell>
          <table:table-cell office:value-type="float" office:value="-559.5" table:style-name="ce1">
            <text:p>-559,5</text:p>
          </table:table-cell>
          <table:table-cell office:value-type="float" office:value="-639.29999999999995" table:style-name="ce1">
            <text:p>-639,3</text:p>
          </table:table-cell>
          <table:table-cell office:value-type="float" office:value="-483" table:style-name="ce1">
            <text:p>-483</text:p>
          </table:table-cell>
          <table:table-cell office:value-type="float" office:value="872.3" table:style-name="ce1">
            <text:p>872,3</text:p>
          </table:table-cell>
          <table:table-cell office:value-type="float" office:value="225.4" table:style-name="ce1">
            <text:p>225,4</text:p>
          </table:table-cell>
          <table:table-cell office:value-type="float" office:value="-335" table:style-name="ce1">
            <text:p>-335</text:p>
          </table:table-cell>
          <table:table-cell office:value-type="float" office:value="706.2" table:style-name="ce1">
            <text:p>706,2</text:p>
          </table:table-cell>
          <table:table-cell office:value-type="float" office:value="119.7" table:style-name="ce1">
            <text:p>119,7</text:p>
          </table:table-cell>
          <table:table-cell office:value-type="float" office:value="-231.1" table:style-name="ce1">
            <text:p>-231,1</text:p>
          </table:table-cell>
          <table:table-cell office:value-type="float" office:value="-147.80000000000001" table:style-name="ce1">
            <text:p>-147,8</text:p>
          </table:table-cell>
          <table:table-cell office:value-type="float" office:value="-372.8" table:style-name="ce1">
            <text:p>-372,8</text:p>
          </table:table-cell>
          <table:table-cell office:value-type="float" office:value="274.3" table:style-name="ce1">
            <text:p>274,3</text:p>
          </table:table-cell>
          <table:table-cell office:value-type="float" office:value="816.8" table:style-name="ce1">
            <text:p>816,8</text:p>
          </table:table-cell>
          <table:table-cell office:value-type="float" office:value="-44" table:style-name="ce1">
            <text:p>-44</text:p>
          </table:table-cell>
          <table:table-cell office:value-type="float" office:value="259.7" table:style-name="ce1">
            <text:p>259,7</text:p>
          </table:table-cell>
          <table:table-cell office:value-type="float" office:value="-675.8" table:style-name="ce1">
            <text:p>-675,8</text:p>
          </table:table-cell>
          <table:table-cell office:value-type="float" office:value="359.6" table:style-name="ce1">
            <text:p>359,6</text:p>
          </table:table-cell>
          <table:table-cell office:value-type="float" office:value="207.2" table:style-name="ce1">
            <text:p>207,2</text:p>
          </table:table-cell>
          <table:table-cell office:value-type="float" office:value="314.2" table:style-name="ce1">
            <text:p>314,2</text:p>
          </table:table-cell>
          <table:table-cell office:value-type="float" office:value="461.1" table:style-name="ce1">
            <text:p>461,1</text:p>
          </table:table-cell>
          <table:table-cell office:value-type="float" office:value="-926" table:style-name="ce1">
            <text:p>-926</text:p>
          </table:table-cell>
          <table:table-cell office:value-type="float" office:value="552.29999999999995" table:style-name="ce1">
            <text:p>552,3</text:p>
          </table:table-cell>
          <table:table-cell office:value-type="float" office:value="-534.20000000000005" table:style-name="ce1">
            <text:p>-534,2</text:p>
          </table:table-cell>
          <table:table-cell office:value-type="float" office:value="264.7" table:style-name="ce1">
            <text:p>264,7</text:p>
          </table:table-cell>
          <table:table-cell office:value-type="float" office:value="-703.2" table:style-name="ce1">
            <text:p>-703,2</text:p>
          </table:table-cell>
          <table:table-cell office:value-type="float" office:value="-843.7" table:style-name="ce1">
            <text:p>-843,7</text:p>
          </table:table-cell>
          <table:table-cell table:number-columns-repeated="16344"/>
        </table:table-row>
        <table:table-row table:style-name="ro1">
          <table:table-cell office:value-type="float" office:value="822.8" table:style-name="ce1">
            <text:p>822,8</text:p>
          </table:table-cell>
          <table:table-cell office:value-type="float" office:value="-463.7" table:style-name="ce1">
            <text:p>-463,7</text:p>
          </table:table-cell>
          <table:table-cell office:value-type="float" office:value="-494.6" table:style-name="ce1">
            <text:p>-494,6</text:p>
          </table:table-cell>
          <table:table-cell office:value-type="float" office:value="-261.3" table:style-name="ce1">
            <text:p>-261,3</text:p>
          </table:table-cell>
          <table:table-cell office:value-type="float" office:value="-867.2" table:style-name="ce1">
            <text:p>-867,2</text:p>
          </table:table-cell>
          <table:table-cell office:value-type="float" office:value="168.9" table:style-name="ce1">
            <text:p>168,9</text:p>
          </table:table-cell>
          <table:table-cell office:value-type="float" office:value="-68.8" table:style-name="ce1">
            <text:p>-68,8</text:p>
          </table:table-cell>
          <table:table-cell office:value-type="float" office:value="-975.8" table:style-name="ce1">
            <text:p>-975,8</text:p>
          </table:table-cell>
          <table:table-cell office:value-type="float" office:value="-441.9" table:style-name="ce1">
            <text:p>-441,9</text:p>
          </table:table-cell>
          <table:table-cell office:value-type="float" office:value="895" table:style-name="ce1">
            <text:p>895</text:p>
          </table:table-cell>
          <table:table-cell office:value-type="float" office:value="983" table:style-name="ce1">
            <text:p>983</text:p>
          </table:table-cell>
          <table:table-cell office:value-type="float" office:value="-858.1" table:style-name="ce1">
            <text:p>-858,1</text:p>
          </table:table-cell>
          <table:table-cell office:value-type="float" office:value="-775.8" table:style-name="ce1">
            <text:p>-775,8</text:p>
          </table:table-cell>
          <table:table-cell office:value-type="float" office:value="83.2" table:style-name="ce1">
            <text:p>83,2</text:p>
          </table:table-cell>
          <table:table-cell office:value-type="float" office:value="260.7" table:style-name="ce1">
            <text:p>260,7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41.2" table:style-name="ce1">
            <text:p>41,2</text:p>
          </table:table-cell>
          <table:table-cell office:value-type="float" office:value="-951.7" table:style-name="ce1">
            <text:p>-951,7</text:p>
          </table:table-cell>
          <table:table-cell office:value-type="float" office:value="-267" table:style-name="ce1">
            <text:p>-267</text:p>
          </table:table-cell>
          <table:table-cell office:value-type="float" office:value="15.4" table:style-name="ce1">
            <text:p>15,4</text:p>
          </table:table-cell>
          <table:table-cell office:value-type="float" office:value="611.20000000000005" table:style-name="ce1">
            <text:p>611,2</text:p>
          </table:table-cell>
          <table:table-cell office:value-type="float" office:value="-806.1" table:style-name="ce1">
            <text:p>-806,1</text:p>
          </table:table-cell>
          <table:table-cell office:value-type="float" office:value="999.5" table:style-name="ce1">
            <text:p>999,5</text:p>
          </table:table-cell>
          <table:table-cell office:value-type="float" office:value="434" table:style-name="ce1">
            <text:p>434</text:p>
          </table:table-cell>
          <table:table-cell office:value-type="float" office:value="-92.8" table:style-name="ce1">
            <text:p>-92,8</text:p>
          </table:table-cell>
          <table:table-cell office:value-type="float" office:value="872" table:style-name="ce1">
            <text:p>872</text:p>
          </table:table-cell>
          <table:table-cell office:value-type="float" office:value="299.60000000000002" table:style-name="ce1">
            <text:p>299,6</text:p>
          </table:table-cell>
          <table:table-cell office:value-type="float" office:value="-847.4" table:style-name="ce1">
            <text:p>-847,4</text:p>
          </table:table-cell>
          <table:table-cell office:value-type="float" office:value="-848" table:style-name="ce1">
            <text:p>-848</text:p>
          </table:table-cell>
          <table:table-cell office:value-type="float" office:value="-336" table:style-name="ce1">
            <text:p>-336</text:p>
          </table:table-cell>
          <table:table-cell office:value-type="float" office:value="976.7" table:style-name="ce1">
            <text:p>976,7</text:p>
          </table:table-cell>
          <table:table-cell office:value-type="float" office:value="855" table:style-name="ce1">
            <text:p>855</text:p>
          </table:table-cell>
          <table:table-cell office:value-type="float" office:value="-721.2" table:style-name="ce1">
            <text:p>-721,2</text:p>
          </table:table-cell>
          <table:table-cell office:value-type="float" office:value="975.3" table:style-name="ce1">
            <text:p>975,3</text:p>
          </table:table-cell>
          <table:table-cell office:value-type="float" office:value="860.4" table:style-name="ce1">
            <text:p>860,4</text:p>
          </table:table-cell>
          <table:table-cell office:value-type="float" office:value="377.7" table:style-name="ce1">
            <text:p>377,7</text:p>
          </table:table-cell>
          <table:table-cell office:value-type="float" office:value="-460" table:style-name="ce1">
            <text:p>-460</text:p>
          </table:table-cell>
          <table:table-cell office:value-type="float" office:value="704.4" table:style-name="ce1">
            <text:p>704,4</text:p>
          </table:table-cell>
          <table:table-cell office:value-type="float" office:value="988" table:style-name="ce1">
            <text:p>988</text:p>
          </table:table-cell>
          <table:table-cell office:value-type="float" office:value="-422.4" table:style-name="ce1">
            <text:p>-422,4</text:p>
          </table:table-cell>
          <table:table-cell table:number-columns-repeated="16344"/>
        </table:table-row>
        <table:table-row table:style-name="ro1">
          <table:table-cell office:value-type="float" office:value="-600.79999999999995" table:style-name="ce1">
            <text:p>-600,8</text:p>
          </table:table-cell>
          <table:table-cell office:value-type="float" office:value="-836" table:style-name="ce1">
            <text:p>-836</text:p>
          </table:table-cell>
          <table:table-cell office:value-type="float" office:value="718.2" table:style-name="ce1">
            <text:p>718,2</text:p>
          </table:table-cell>
          <table:table-cell office:value-type="float" office:value="369.7" table:style-name="ce1">
            <text:p>369,7</text:p>
          </table:table-cell>
          <table:table-cell office:value-type="float" office:value="578.4" table:style-name="ce1">
            <text:p>578,4</text:p>
          </table:table-cell>
          <table:table-cell office:value-type="float" office:value="-438.2" table:style-name="ce1">
            <text:p>-438,2</text:p>
          </table:table-cell>
          <table:table-cell office:value-type="float" office:value="-252" table:style-name="ce1">
            <text:p>-252</text:p>
          </table:table-cell>
          <table:table-cell office:value-type="float" office:value="-40.299999999999997" table:style-name="ce1">
            <text:p>-40,3</text:p>
          </table:table-cell>
          <table:table-cell office:value-type="float" office:value="-221.4" table:style-name="ce1">
            <text:p>-221,4</text:p>
          </table:table-cell>
          <table:table-cell office:value-type="float" office:value="-20.2" table:style-name="ce1">
            <text:p>-20,2</text:p>
          </table:table-cell>
          <table:table-cell office:value-type="float" office:value="-751.3" table:style-name="ce1">
            <text:p>-751,3</text:p>
          </table:table-cell>
          <table:table-cell office:value-type="float" office:value="-701.1" table:style-name="ce1">
            <text:p>-701,1</text:p>
          </table:table-cell>
          <table:table-cell office:value-type="float" office:value="165.8" table:style-name="ce1">
            <text:p>165,8</text:p>
          </table:table-cell>
          <table:table-cell office:value-type="float" office:value="74.5" table:style-name="ce1">
            <text:p>74,5</text:p>
          </table:table-cell>
          <table:table-cell office:value-type="float" office:value="303.60000000000002" table:style-name="ce1">
            <text:p>303,6</text:p>
          </table:table-cell>
          <table:table-cell office:value-type="float" office:value="-113.1" table:style-name="ce1">
            <text:p>-113,1</text:p>
          </table:table-cell>
          <table:table-cell office:value-type="float" office:value="-925.3" table:style-name="ce1">
            <text:p>-925,3</text:p>
          </table:table-cell>
          <table:table-cell office:value-type="float" office:value="121" table:style-name="ce1">
            <text:p>121</text:p>
          </table:table-cell>
          <table:table-cell office:value-type="float" office:value="466.3" table:style-name="ce1">
            <text:p>466,3</text:p>
          </table:table-cell>
          <table:table-cell office:value-type="float" office:value="-211.8" table:style-name="ce1">
            <text:p>-211,8</text:p>
          </table:table-cell>
          <table:table-cell office:value-type="float" office:value="-344.2" table:style-name="ce1">
            <text:p>-344,2</text:p>
          </table:table-cell>
          <table:table-cell office:value-type="float" office:value="-974.6" table:style-name="ce1">
            <text:p>-974,6</text:p>
          </table:table-cell>
          <table:table-cell office:value-type="float" office:value="788.5" table:style-name="ce1">
            <text:p>788,5</text:p>
          </table:table-cell>
          <table:table-cell office:value-type="float" office:value="-182.6" table:style-name="ce1">
            <text:p>-182,6</text:p>
          </table:table-cell>
          <table:table-cell office:value-type="float" office:value="-584.9" table:style-name="ce1">
            <text:p>-584,9</text:p>
          </table:table-cell>
          <table:table-cell office:value-type="float" office:value="-82.2" table:style-name="ce1">
            <text:p>-82,2</text:p>
          </table:table-cell>
          <table:table-cell office:value-type="float" office:value="333.8" table:style-name="ce1">
            <text:p>333,8</text:p>
          </table:table-cell>
          <table:table-cell office:value-type="float" office:value="984.1" table:style-name="ce1">
            <text:p>984,1</text:p>
          </table:table-cell>
          <table:table-cell office:value-type="float" office:value="52" table:style-name="ce1">
            <text:p>52</text:p>
          </table:table-cell>
          <table:table-cell office:value-type="float" office:value="219.7" table:style-name="ce1">
            <text:p>219,7</text:p>
          </table:table-cell>
          <table:table-cell office:value-type="float" office:value="-6.8" table:style-name="ce1">
            <text:p>-6,8</text:p>
          </table:table-cell>
          <table:table-cell office:value-type="float" office:value="-696.8" table:style-name="ce1">
            <text:p>-696,8</text:p>
          </table:table-cell>
          <table:table-cell office:value-type="float" office:value="-814.8" table:style-name="ce1">
            <text:p>-814,8</text:p>
          </table:table-cell>
          <table:table-cell office:value-type="float" office:value="435.2" table:style-name="ce1">
            <text:p>435,2</text:p>
          </table:table-cell>
          <table:table-cell office:value-type="float" office:value="-894.3" table:style-name="ce1">
            <text:p>-894,3</text:p>
          </table:table-cell>
          <table:table-cell office:value-type="float" office:value="-175.5" table:style-name="ce1">
            <text:p>-175,5</text:p>
          </table:table-cell>
          <table:table-cell office:value-type="float" office:value="-401.2" table:style-name="ce1">
            <text:p>-401,2</text:p>
          </table:table-cell>
          <table:table-cell office:value-type="float" office:value="144.9" table:style-name="ce1">
            <text:p>144,9</text:p>
          </table:table-cell>
          <table:table-cell office:value-type="float" office:value="-123.1" table:style-name="ce1">
            <text:p>-123,1</text:p>
          </table:table-cell>
          <table:table-cell office:value-type="float" office:value="289.89999999999998" table:style-name="ce1">
            <text:p>289,9</text:p>
          </table:table-cell>
          <table:table-cell table:number-columns-repeated="16344"/>
        </table:table-row>
        <table:table-row table:style-name="ro1">
          <table:table-cell office:value-type="float" office:value="-141.19999999999999" table:style-name="ce1">
            <text:p>-141,2</text:p>
          </table:table-cell>
          <table:table-cell office:value-type="float" office:value="462.1" table:style-name="ce1">
            <text:p>462,1</text:p>
          </table:table-cell>
          <table:table-cell office:value-type="float" office:value="417.5" table:style-name="ce1">
            <text:p>417,5</text:p>
          </table:table-cell>
          <table:table-cell office:value-type="float" office:value="-993.4" table:style-name="ce1">
            <text:p>-993,4</text:p>
          </table:table-cell>
          <table:table-cell office:value-type="float" office:value="436.4" table:style-name="ce1">
            <text:p>436,4</text:p>
          </table:table-cell>
          <table:table-cell office:value-type="float" office:value="-766.9" table:style-name="ce1">
            <text:p>-766,9</text:p>
          </table:table-cell>
          <table:table-cell office:value-type="float" office:value="-361.6" table:style-name="ce1">
            <text:p>-361,6</text:p>
          </table:table-cell>
          <table:table-cell office:value-type="float" office:value="-251" table:style-name="ce1">
            <text:p>-251</text:p>
          </table:table-cell>
          <table:table-cell office:value-type="float" office:value="-433" table:style-name="ce1">
            <text:p>-433</text:p>
          </table:table-cell>
          <table:table-cell office:value-type="float" office:value="-478.1" table:style-name="ce1">
            <text:p>-478,1</text:p>
          </table:table-cell>
          <table:table-cell office:value-type="float" office:value="287" table:style-name="ce1">
            <text:p>287</text:p>
          </table:table-cell>
          <table:table-cell office:value-type="float" office:value="298.3" table:style-name="ce1">
            <text:p>298,3</text:p>
          </table:table-cell>
          <table:table-cell office:value-type="float" office:value="-701.6" table:style-name="ce1">
            <text:p>-701,6</text:p>
          </table:table-cell>
          <table:table-cell office:value-type="float" office:value="-490.7" table:style-name="ce1">
            <text:p>-490,7</text:p>
          </table:table-cell>
          <table:table-cell office:value-type="float" office:value="-23.1" table:style-name="ce1">
            <text:p>-23,1</text:p>
          </table:table-cell>
          <table:table-cell office:value-type="float" office:value="14.9" table:style-name="ce1">
            <text:p>14,9</text:p>
          </table:table-cell>
          <table:table-cell office:value-type="float" office:value="-892.8" table:style-name="ce1">
            <text:p>-892,8</text:p>
          </table:table-cell>
          <table:table-cell office:value-type="float" office:value="-502.2" table:style-name="ce1">
            <text:p>-502,2</text:p>
          </table:table-cell>
          <table:table-cell office:value-type="float" office:value="-761.6" table:style-name="ce1">
            <text:p>-761,6</text:p>
          </table:table-cell>
          <table:table-cell office:value-type="float" office:value="-556.1" table:style-name="ce1">
            <text:p>-556,1</text:p>
          </table:table-cell>
          <table:table-cell office:value-type="float" office:value="-520.79999999999995" table:style-name="ce1">
            <text:p>-520,8</text:p>
          </table:table-cell>
          <table:table-cell office:value-type="float" office:value="823" table:style-name="ce1">
            <text:p>823</text:p>
          </table:table-cell>
          <table:table-cell office:value-type="float" office:value="-475.4" table:style-name="ce1">
            <text:p>-475,4</text:p>
          </table:table-cell>
          <table:table-cell office:value-type="float" office:value="-939.6" table:style-name="ce1">
            <text:p>-939,6</text:p>
          </table:table-cell>
          <table:table-cell office:value-type="float" office:value="885.2" table:style-name="ce1">
            <text:p>885,2</text:p>
          </table:table-cell>
          <table:table-cell office:value-type="float" office:value="927.2" table:style-name="ce1">
            <text:p>927,2</text:p>
          </table:table-cell>
          <table:table-cell office:value-type="float" office:value="-560.1" table:style-name="ce1">
            <text:p>-560,1</text:p>
          </table:table-cell>
          <table:table-cell office:value-type="float" office:value="758.7" table:style-name="ce1">
            <text:p>758,7</text:p>
          </table:table-cell>
          <table:table-cell office:value-type="float" office:value="-233" table:style-name="ce1">
            <text:p>-233</text:p>
          </table:table-cell>
          <table:table-cell office:value-type="float" office:value="-845.3" table:style-name="ce1">
            <text:p>-845,3</text:p>
          </table:table-cell>
          <table:table-cell office:value-type="float" office:value="197.9" table:style-name="ce1">
            <text:p>197,9</text:p>
          </table:table-cell>
          <table:table-cell office:value-type="float" office:value="432.3" table:style-name="ce1">
            <text:p>432,3</text:p>
          </table:table-cell>
          <table:table-cell office:value-type="float" office:value="-203" table:style-name="ce1">
            <text:p>-203</text:p>
          </table:table-cell>
          <table:table-cell office:value-type="float" office:value="-340.7" table:style-name="ce1">
            <text:p>-340,7</text:p>
          </table:table-cell>
          <table:table-cell office:value-type="float" office:value="977.4" table:style-name="ce1">
            <text:p>977,4</text:p>
          </table:table-cell>
          <table:table-cell office:value-type="float" office:value="-767.8" table:style-name="ce1">
            <text:p>-767,8</text:p>
          </table:table-cell>
          <table:table-cell office:value-type="float" office:value="-511.5" table:style-name="ce1">
            <text:p>-511,5</text:p>
          </table:table-cell>
          <table:table-cell office:value-type="float" office:value="561.4" table:style-name="ce1">
            <text:p>561,4</text:p>
          </table:table-cell>
          <table:table-cell office:value-type="float" office:value="-320.7" table:style-name="ce1">
            <text:p>-320,7</text:p>
          </table:table-cell>
          <table:table-cell office:value-type="float" office:value="-702.7" table:style-name="ce1">
            <text:p>-702,7</text:p>
          </table:table-cell>
          <table:table-cell table:number-columns-repeated="16344"/>
        </table:table-row>
        <table:table-row table:style-name="ro1">
          <table:table-cell office:value-type="float" office:value="-860" table:style-name="ce1">
            <text:p>-860</text:p>
          </table:table-cell>
          <table:table-cell office:value-type="float" office:value="-910.2" table:style-name="ce1">
            <text:p>-910,2</text:p>
          </table:table-cell>
          <table:table-cell office:value-type="float" office:value="558.4" table:style-name="ce1">
            <text:p>558,4</text:p>
          </table:table-cell>
          <table:table-cell office:value-type="float" office:value="401.2" table:style-name="ce1">
            <text:p>401,2</text:p>
          </table:table-cell>
          <table:table-cell office:value-type="float" office:value="501.4" table:style-name="ce1">
            <text:p>501,4</text:p>
          </table:table-cell>
          <table:table-cell office:value-type="float" office:value="-779.9" table:style-name="ce1">
            <text:p>-779,9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-966.4" table:style-name="ce1">
            <text:p>-966,4</text:p>
          </table:table-cell>
          <table:table-cell office:value-type="float" office:value="-260.3" table:style-name="ce1">
            <text:p>-260,3</text:p>
          </table:table-cell>
          <table:table-cell office:value-type="float" office:value="302.2" table:style-name="ce1">
            <text:p>302,2</text:p>
          </table:table-cell>
          <table:table-cell office:value-type="float" office:value="227.8" table:style-name="ce1">
            <text:p>227,8</text:p>
          </table:table-cell>
          <table:table-cell office:value-type="float" office:value="-275.5" table:style-name="ce1">
            <text:p>-275,5</text:p>
          </table:table-cell>
          <table:table-cell office:value-type="float" office:value="-926.6" table:style-name="ce1">
            <text:p>-926,6</text:p>
          </table:table-cell>
          <table:table-cell office:value-type="float" office:value="211.9" table:style-name="ce1">
            <text:p>211,9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929.2" table:style-name="ce1">
            <text:p>929,2</text:p>
          </table:table-cell>
          <table:table-cell office:value-type="float" office:value="251.2" table:style-name="ce1">
            <text:p>251,2</text:p>
          </table:table-cell>
          <table:table-cell office:value-type="float" office:value="-363" table:style-name="ce1">
            <text:p>-363</text:p>
          </table:table-cell>
          <table:table-cell office:value-type="float" office:value="-733" table:style-name="ce1">
            <text:p>-733</text:p>
          </table:table-cell>
          <table:table-cell office:value-type="float" office:value="-261" table:style-name="ce1">
            <text:p>-261</text:p>
          </table:table-cell>
          <table:table-cell office:value-type="float" office:value="-217.7" table:style-name="ce1">
            <text:p>-217,7</text:p>
          </table:table-cell>
          <table:table-cell office:value-type="float" office:value="673.6" table:style-name="ce1">
            <text:p>673,6</text:p>
          </table:table-cell>
          <table:table-cell office:value-type="float" office:value="-630.1" table:style-name="ce1">
            <text:p>-630,1</text:p>
          </table:table-cell>
          <table:table-cell office:value-type="float" office:value="84.8" table:style-name="ce1">
            <text:p>84,8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52.6" table:style-name="ce1">
            <text:p>52,6</text:p>
          </table:table-cell>
          <table:table-cell office:value-type="float" office:value="999.6" table:style-name="ce1">
            <text:p>999,6</text:p>
          </table:table-cell>
          <table:table-cell office:value-type="float" office:value="-806.7" table:style-name="ce1">
            <text:p>-806,7</text:p>
          </table:table-cell>
          <table:table-cell office:value-type="float" office:value="-179.3" table:style-name="ce1">
            <text:p>-179,3</text:p>
          </table:table-cell>
          <table:table-cell office:value-type="float" office:value="408.5" table:style-name="ce1">
            <text:p>408,5</text:p>
          </table:table-cell>
          <table:table-cell office:value-type="float" office:value="-45.3" table:style-name="ce1">
            <text:p>-45,3</text:p>
          </table:table-cell>
          <table:table-cell office:value-type="float" office:value="-897.9" table:style-name="ce1">
            <text:p>-897,9</text:p>
          </table:table-cell>
          <table:table-cell office:value-type="float" office:value="66.3" table:style-name="ce1">
            <text:p>66,3</text:p>
          </table:table-cell>
          <table:table-cell office:value-type="float" office:value="329.2" table:style-name="ce1">
            <text:p>329,2</text:p>
          </table:table-cell>
          <table:table-cell office:value-type="float" office:value="-180.5" table:style-name="ce1">
            <text:p>-180,5</text:p>
          </table:table-cell>
          <table:table-cell office:value-type="float" office:value="784.7" table:style-name="ce1">
            <text:p>784,7</text:p>
          </table:table-cell>
          <table:table-cell office:value-type="float" office:value="880" table:style-name="ce1">
            <text:p>880</text:p>
          </table:table-cell>
          <table:table-cell office:value-type="float" office:value="372.4" table:style-name="ce1">
            <text:p>372,4</text:p>
          </table:table-cell>
          <table:table-cell office:value-type="float" office:value="-367.4" table:style-name="ce1">
            <text:p>-367,4</text:p>
          </table:table-cell>
          <table:table-cell office:value-type="float" office:value="-168.6" table:style-name="ce1">
            <text:p>-168,6</text:p>
          </table:table-cell>
          <table:table-cell table:number-columns-repeated="16344"/>
        </table:table-row>
        <table:table-row table:style-name="ro1">
          <table:table-cell office:value-type="float" office:value="-559.1" table:style-name="ce1">
            <text:p>-559,1</text:p>
          </table:table-cell>
          <table:table-cell office:value-type="float" office:value="-881.5" table:style-name="ce1">
            <text:p>-881,5</text:p>
          </table:table-cell>
          <table:table-cell office:value-type="float" office:value="100.3" table:style-name="ce1">
            <text:p>100,3</text:p>
          </table:table-cell>
          <table:table-cell office:value-type="float" office:value="-194.4" table:style-name="ce1">
            <text:p>-194,4</text:p>
          </table:table-cell>
          <table:table-cell office:value-type="float" office:value="451.5" table:style-name="ce1">
            <text:p>451,5</text:p>
          </table:table-cell>
          <table:table-cell office:value-type="float" office:value="-167.5" table:style-name="ce1">
            <text:p>-167,5</text:p>
          </table:table-cell>
          <table:table-cell office:value-type="float" office:value="586.20000000000005" table:style-name="ce1">
            <text:p>586,2</text:p>
          </table:table-cell>
          <table:table-cell office:value-type="float" office:value="-462" table:style-name="ce1">
            <text:p>-462</text:p>
          </table:table-cell>
          <table:table-cell office:value-type="float" office:value="-832.1" table:style-name="ce1">
            <text:p>-832,1</text:p>
          </table:table-cell>
          <table:table-cell office:value-type="float" office:value="123.1" table:style-name="ce1">
            <text:p>123,1</text:p>
          </table:table-cell>
          <table:table-cell office:value-type="float" office:value="586.6" table:style-name="ce1">
            <text:p>586,6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-852.6" table:style-name="ce1">
            <text:p>-852,6</text:p>
          </table:table-cell>
          <table:table-cell office:value-type="float" office:value="844.5" table:style-name="ce1">
            <text:p>844,5</text:p>
          </table:table-cell>
          <table:table-cell office:value-type="float" office:value="765.7" table:style-name="ce1">
            <text:p>765,7</text:p>
          </table:table-cell>
          <table:table-cell office:value-type="float" office:value="-142.69999999999999" table:style-name="ce1">
            <text:p>-142,7</text:p>
          </table:table-cell>
          <table:table-cell office:value-type="float" office:value="-547.9" table:style-name="ce1">
            <text:p>-547,9</text:p>
          </table:table-cell>
          <table:table-cell office:value-type="float" office:value="927.9" table:style-name="ce1">
            <text:p>927,9</text:p>
          </table:table-cell>
          <table:table-cell office:value-type="float" office:value="968.8" table:style-name="ce1">
            <text:p>968,8</text:p>
          </table:table-cell>
          <table:table-cell office:value-type="float" office:value="-924.5" table:style-name="ce1">
            <text:p>-924,5</text:p>
          </table:table-cell>
          <table:table-cell office:value-type="float" office:value="709.3" table:style-name="ce1">
            <text:p>709,3</text:p>
          </table:table-cell>
          <table:table-cell office:value-type="float" office:value="-930.7" table:style-name="ce1">
            <text:p>-930,7</text:p>
          </table:table-cell>
          <table:table-cell office:value-type="float" office:value="750.1" table:style-name="ce1">
            <text:p>750,1</text:p>
          </table:table-cell>
          <table:table-cell office:value-type="float" office:value="-4.0999999999999996" table:style-name="ce1">
            <text:p>-4,1</text:p>
          </table:table-cell>
          <table:table-cell office:value-type="float" office:value="746.5" table:style-name="ce1">
            <text:p>746,5</text:p>
          </table:table-cell>
          <table:table-cell office:value-type="float" office:value="-991.3" table:style-name="ce1">
            <text:p>-991,3</text:p>
          </table:table-cell>
          <table:table-cell office:value-type="float" office:value="665.8" table:style-name="ce1">
            <text:p>665,8</text:p>
          </table:table-cell>
          <table:table-cell office:value-type="float" office:value="-372.9" table:style-name="ce1">
            <text:p>-372,9</text:p>
          </table:table-cell>
          <table:table-cell office:value-type="float" office:value="-317.89999999999998" table:style-name="ce1">
            <text:p>-317,9</text:p>
          </table:table-cell>
          <table:table-cell office:value-type="float" office:value="854.3" table:style-name="ce1">
            <text:p>854,3</text:p>
          </table:table-cell>
          <table:table-cell office:value-type="float" office:value="636.70000000000005" table:style-name="ce1">
            <text:p>636,7</text:p>
          </table:table-cell>
          <table:table-cell office:value-type="float" office:value="-331.8" table:style-name="ce1">
            <text:p>-331,8</text:p>
          </table:table-cell>
          <table:table-cell office:value-type="float" office:value="-525.4" table:style-name="ce1">
            <text:p>-525,4</text:p>
          </table:table-cell>
          <table:table-cell office:value-type="float" office:value="-150.5" table:style-name="ce1">
            <text:p>-150,5</text:p>
          </table:table-cell>
          <table:table-cell office:value-type="float" office:value="-25.9" table:style-name="ce1">
            <text:p>-25,9</text:p>
          </table:table-cell>
          <table:table-cell office:value-type="float" office:value="557.6" table:style-name="ce1">
            <text:p>557,6</text:p>
          </table:table-cell>
          <table:table-cell office:value-type="float" office:value="371.2" table:style-name="ce1">
            <text:p>371,2</text:p>
          </table:table-cell>
          <table:table-cell office:value-type="float" office:value="27" table:style-name="ce1">
            <text:p>27</text:p>
          </table:table-cell>
          <table:table-cell office:value-type="float" office:value="-688.8" table:style-name="ce1">
            <text:p>-688,8</text:p>
          </table:table-cell>
          <table:table-cell office:value-type="float" office:value="312.60000000000002" table:style-name="ce1">
            <text:p>312,6</text:p>
          </table:table-cell>
          <table:table-cell table:number-columns-repeated="16344"/>
        </table:table-row>
        <table:table-row table:style-name="ro1">
          <table:table-cell office:value-type="float" office:value="-422.6" table:style-name="ce1">
            <text:p>-422,6</text:p>
          </table:table-cell>
          <table:table-cell office:value-type="float" office:value="-591.70000000000005" table:style-name="ce1">
            <text:p>-591,7</text:p>
          </table:table-cell>
          <table:table-cell office:value-type="float" office:value="940.6" table:style-name="ce1">
            <text:p>940,6</text:p>
          </table:table-cell>
          <table:table-cell office:value-type="float" office:value="-476.7" table:style-name="ce1">
            <text:p>-476,7</text:p>
          </table:table-cell>
          <table:table-cell office:value-type="float" office:value="-153.9" table:style-name="ce1">
            <text:p>-153,9</text:p>
          </table:table-cell>
          <table:table-cell office:value-type="float" office:value="-652.20000000000005" table:style-name="ce1">
            <text:p>-652,2</text:p>
          </table:table-cell>
          <table:table-cell office:value-type="float" office:value="298.2" table:style-name="ce1">
            <text:p>298,2</text:p>
          </table:table-cell>
          <table:table-cell office:value-type="float" office:value="-838.4" table:style-name="ce1">
            <text:p>-838,4</text:p>
          </table:table-cell>
          <table:table-cell office:value-type="float" office:value="423.5" table:style-name="ce1">
            <text:p>423,5</text:p>
          </table:table-cell>
          <table:table-cell office:value-type="float" office:value="152.4" table:style-name="ce1">
            <text:p>152,4</text:p>
          </table:table-cell>
          <table:table-cell office:value-type="float" office:value="793.3" table:style-name="ce1">
            <text:p>793,3</text:p>
          </table:table-cell>
          <table:table-cell office:value-type="float" office:value="-405.5" table:style-name="ce1">
            <text:p>-405,5</text:p>
          </table:table-cell>
          <table:table-cell office:value-type="float" office:value="-358.9" table:style-name="ce1">
            <text:p>-358,9</text:p>
          </table:table-cell>
          <table:table-cell office:value-type="float" office:value="-159.30000000000001" table:style-name="ce1">
            <text:p>-159,3</text:p>
          </table:table-cell>
          <table:table-cell office:value-type="float" office:value="-879.9" table:style-name="ce1">
            <text:p>-879,9</text:p>
          </table:table-cell>
          <table:table-cell office:value-type="float" office:value="-912.7" table:style-name="ce1">
            <text:p>-912,7</text:p>
          </table:table-cell>
          <table:table-cell office:value-type="float" office:value="-689.7" table:style-name="ce1">
            <text:p>-689,7</text:p>
          </table:table-cell>
          <table:table-cell office:value-type="float" office:value="-986.6" table:style-name="ce1">
            <text:p>-986,6</text:p>
          </table:table-cell>
          <table:table-cell office:value-type="float" office:value="508.4" table:style-name="ce1">
            <text:p>508,4</text:p>
          </table:table-cell>
          <table:table-cell office:value-type="float" office:value="239.1" table:style-name="ce1">
            <text:p>239,1</text:p>
          </table:table-cell>
          <table:table-cell office:value-type="float" office:value="757.7" table:style-name="ce1">
            <text:p>757,7</text:p>
          </table:table-cell>
          <table:table-cell office:value-type="float" office:value="-286.7" table:style-name="ce1">
            <text:p>-286,7</text:p>
          </table:table-cell>
          <table:table-cell office:value-type="float" office:value="-365.5" table:style-name="ce1">
            <text:p>-365,5</text:p>
          </table:table-cell>
          <table:table-cell office:value-type="float" office:value="895.4" table:style-name="ce1">
            <text:p>895,4</text:p>
          </table:table-cell>
          <table:table-cell office:value-type="float" office:value="-691.6" table:style-name="ce1">
            <text:p>-691,6</text:p>
          </table:table-cell>
          <table:table-cell office:value-type="float" office:value="456.2" table:style-name="ce1">
            <text:p>456,2</text:p>
          </table:table-cell>
          <table:table-cell office:value-type="float" office:value="-203.8" table:style-name="ce1">
            <text:p>-203,8</text:p>
          </table:table-cell>
          <table:table-cell office:value-type="float" office:value="-339.3" table:style-name="ce1">
            <text:p>-339,3</text:p>
          </table:table-cell>
          <table:table-cell office:value-type="float" office:value="-766.2" table:style-name="ce1">
            <text:p>-766,2</text:p>
          </table:table-cell>
          <table:table-cell office:value-type="float" office:value="996.6" table:style-name="ce1">
            <text:p>996,6</text:p>
          </table:table-cell>
          <table:table-cell office:value-type="float" office:value="874.5" table:style-name="ce1">
            <text:p>874,5</text:p>
          </table:table-cell>
          <table:table-cell office:value-type="float" office:value="-609.70000000000005" table:style-name="ce1">
            <text:p>-609,7</text:p>
          </table:table-cell>
          <table:table-cell office:value-type="float" office:value="-935.6" table:style-name="ce1">
            <text:p>-935,6</text:p>
          </table:table-cell>
          <table:table-cell office:value-type="float" office:value="75.2" table:style-name="ce1">
            <text:p>75,2</text:p>
          </table:table-cell>
          <table:table-cell office:value-type="float" office:value="-561.29999999999995" table:style-name="ce1">
            <text:p>-561,3</text:p>
          </table:table-cell>
          <table:table-cell office:value-type="float" office:value="968.7" table:style-name="ce1">
            <text:p>968,7</text:p>
          </table:table-cell>
          <table:table-cell office:value-type="float" office:value="509.7" table:style-name="ce1">
            <text:p>509,7</text:p>
          </table:table-cell>
          <table:table-cell office:value-type="float" office:value="773" table:style-name="ce1">
            <text:p>773</text:p>
          </table:table-cell>
          <table:table-cell office:value-type="float" office:value="-833.4" table:style-name="ce1">
            <text:p>-833,4</text:p>
          </table:table-cell>
          <table:table-cell office:value-type="float" office:value="193.6" table:style-name="ce1">
            <text:p>193,6</text:p>
          </table:table-cell>
          <table:table-cell table:number-columns-repeated="16344"/>
        </table:table-row>
        <table:table-row table:style-name="ro1">
          <table:table-cell office:value-type="float" office:value="463.4" table:style-name="ce1">
            <text:p>463,4</text:p>
          </table:table-cell>
          <table:table-cell office:value-type="float" office:value="-33" table:style-name="ce1">
            <text:p>-33</text:p>
          </table:table-cell>
          <table:table-cell office:value-type="float" office:value="-432.9" table:style-name="ce1">
            <text:p>-432,9</text:p>
          </table:table-cell>
          <table:table-cell office:value-type="float" office:value="-434.7" table:style-name="ce1">
            <text:p>-434,7</text:p>
          </table:table-cell>
          <table:table-cell office:value-type="float" office:value="786.7" table:style-name="ce1">
            <text:p>786,7</text:p>
          </table:table-cell>
          <table:table-cell office:value-type="float" office:value="-227" table:style-name="ce1">
            <text:p>-227</text:p>
          </table:table-cell>
          <table:table-cell office:value-type="float" office:value="-410.9" table:style-name="ce1">
            <text:p>-410,9</text:p>
          </table:table-cell>
          <table:table-cell office:value-type="float" office:value="622" table:style-name="ce1">
            <text:p>622</text:p>
          </table:table-cell>
          <table:table-cell office:value-type="float" office:value="803.6" table:style-name="ce1">
            <text:p>803,6</text:p>
          </table:table-cell>
          <table:table-cell office:value-type="float" office:value="-676.1" table:style-name="ce1">
            <text:p>-676,1</text:p>
          </table:table-cell>
          <table:table-cell office:value-type="float" office:value="507.9" table:style-name="ce1">
            <text:p>507,9</text:p>
          </table:table-cell>
          <table:table-cell office:value-type="float" office:value="532.9" table:style-name="ce1">
            <text:p>532,9</text:p>
          </table:table-cell>
          <table:table-cell office:value-type="float" office:value="-419.1" table:style-name="ce1">
            <text:p>-419,1</text:p>
          </table:table-cell>
          <table:table-cell office:value-type="float" office:value="-301.10000000000002" table:style-name="ce1">
            <text:p>-301,1</text:p>
          </table:table-cell>
          <table:table-cell office:value-type="float" office:value="-277.10000000000002" table:style-name="ce1">
            <text:p>-277,1</text:p>
          </table:table-cell>
          <table:table-cell office:value-type="float" office:value="122.7" table:style-name="ce1">
            <text:p>122,7</text:p>
          </table:table-cell>
          <table:table-cell office:value-type="float" office:value="173.1" table:style-name="ce1">
            <text:p>173,1</text:p>
          </table:table-cell>
          <table:table-cell office:value-type="float" office:value="906.9" table:style-name="ce1">
            <text:p>906,9</text:p>
          </table:table-cell>
          <table:table-cell office:value-type="float" office:value="-738.5" table:style-name="ce1">
            <text:p>-738,5</text:p>
          </table:table-cell>
          <table:table-cell office:value-type="float" office:value="-443.6" table:style-name="ce1">
            <text:p>-443,6</text:p>
          </table:table-cell>
          <table:table-cell office:value-type="float" office:value="-244" table:style-name="ce1">
            <text:p>-244</text:p>
          </table:table-cell>
          <table:table-cell office:value-type="float" office:value="-835.3" table:style-name="ce1">
            <text:p>-835,3</text:p>
          </table:table-cell>
          <table:table-cell office:value-type="float" office:value="-571" table:style-name="ce1">
            <text:p>-571</text:p>
          </table:table-cell>
          <table:table-cell office:value-type="float" office:value="566.1" table:style-name="ce1">
            <text:p>566,1</text:p>
          </table:table-cell>
          <table:table-cell office:value-type="float" office:value="714.1" table:style-name="ce1">
            <text:p>714,1</text:p>
          </table:table-cell>
          <table:table-cell office:value-type="float" office:value="755.9" table:style-name="ce1">
            <text:p>755,9</text:p>
          </table:table-cell>
          <table:table-cell office:value-type="float" office:value="234.2" table:style-name="ce1">
            <text:p>234,2</text:p>
          </table:table-cell>
          <table:table-cell office:value-type="float" office:value="-132.30000000000001" table:style-name="ce1">
            <text:p>-132,3</text:p>
          </table:table-cell>
          <table:table-cell office:value-type="float" office:value="-876.9" table:style-name="ce1">
            <text:p>-876,9</text:p>
          </table:table-cell>
          <table:table-cell office:value-type="float" office:value="983.5" table:style-name="ce1">
            <text:p>983,5</text:p>
          </table:table-cell>
          <table:table-cell office:value-type="float" office:value="-191.9" table:style-name="ce1">
            <text:p>-191,9</text:p>
          </table:table-cell>
          <table:table-cell office:value-type="float" office:value="-165.6" table:style-name="ce1">
            <text:p>-165,6</text:p>
          </table:table-cell>
          <table:table-cell office:value-type="float" office:value="-881.5" table:style-name="ce1">
            <text:p>-881,5</text:p>
          </table:table-cell>
          <table:table-cell office:value-type="float" office:value="155.9" table:style-name="ce1">
            <text:p>155,9</text:p>
          </table:table-cell>
          <table:table-cell office:value-type="float" office:value="304.39999999999998" table:style-name="ce1">
            <text:p>304,4</text:p>
          </table:table-cell>
          <table:table-cell office:value-type="float" office:value="568.70000000000005" table:style-name="ce1">
            <text:p>568,7</text:p>
          </table:table-cell>
          <table:table-cell office:value-type="float" office:value="487.2" table:style-name="ce1">
            <text:p>487,2</text:p>
          </table:table-cell>
          <table:table-cell office:value-type="float" office:value="-67.8" table:style-name="ce1">
            <text:p>-67,8</text:p>
          </table:table-cell>
          <table:table-cell office:value-type="float" office:value="177.7" table:style-name="ce1">
            <text:p>177,7</text:p>
          </table:table-cell>
          <table:table-cell office:value-type="float" office:value="962.3" table:style-name="ce1">
            <text:p>962,3</text:p>
          </table:table-cell>
          <table:table-cell table:number-columns-repeated="16344"/>
        </table:table-row>
        <table:table-row table:style-name="ro1">
          <table:table-cell office:value-type="float" office:value="-145.69999999999999" table:style-name="ce1">
            <text:p>-145,7</text:p>
          </table:table-cell>
          <table:table-cell office:value-type="float" office:value="-511" table:style-name="ce1">
            <text:p>-511</text:p>
          </table:table-cell>
          <table:table-cell office:value-type="float" office:value="509.5" table:style-name="ce1">
            <text:p>509,5</text:p>
          </table:table-cell>
          <table:table-cell office:value-type="float" office:value="-580.9" table:style-name="ce1">
            <text:p>-580,9</text:p>
          </table:table-cell>
          <table:table-cell office:value-type="float" office:value="-803" table:style-name="ce1">
            <text:p>-803</text:p>
          </table:table-cell>
          <table:table-cell office:value-type="float" office:value="-51.9" table:style-name="ce1">
            <text:p>-51,9</text:p>
          </table:table-cell>
          <table:table-cell office:value-type="float" office:value="-727" table:style-name="ce1">
            <text:p>-727</text:p>
          </table:table-cell>
          <table:table-cell office:value-type="float" office:value="286.3" table:style-name="ce1">
            <text:p>286,3</text:p>
          </table:table-cell>
          <table:table-cell office:value-type="float" office:value="980.5" table:style-name="ce1">
            <text:p>980,5</text:p>
          </table:table-cell>
          <table:table-cell office:value-type="float" office:value="-342" table:style-name="ce1">
            <text:p>-342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-266.2" table:style-name="ce1">
            <text:p>-266,2</text:p>
          </table:table-cell>
          <table:table-cell office:value-type="float" office:value="-55.5" table:style-name="ce1">
            <text:p>-55,5</text:p>
          </table:table-cell>
          <table:table-cell office:value-type="float" office:value="639.4" table:style-name="ce1">
            <text:p>639,4</text:p>
          </table:table-cell>
          <table:table-cell office:value-type="float" office:value="541.79999999999995" table:style-name="ce1">
            <text:p>541,8</text:p>
          </table:table-cell>
          <table:table-cell office:value-type="float" office:value="-396.9" table:style-name="ce1">
            <text:p>-396,9</text:p>
          </table:table-cell>
          <table:table-cell office:value-type="float" office:value="815.7" table:style-name="ce1">
            <text:p>815,7</text:p>
          </table:table-cell>
          <table:table-cell office:value-type="float" office:value="-762.1" table:style-name="ce1">
            <text:p>-762,1</text:p>
          </table:table-cell>
          <table:table-cell office:value-type="float" office:value="-615.6" table:style-name="ce1">
            <text:p>-615,6</text:p>
          </table:table-cell>
          <table:table-cell office:value-type="float" office:value="81.2" table:style-name="ce1">
            <text:p>81,2</text:p>
          </table:table-cell>
          <table:table-cell office:value-type="float" office:value="-369.1" table:style-name="ce1">
            <text:p>-369,1</text:p>
          </table:table-cell>
          <table:table-cell office:value-type="float" office:value="-470" table:style-name="ce1">
            <text:p>-470</text:p>
          </table:table-cell>
          <table:table-cell office:value-type="float" office:value="-738.6" table:style-name="ce1">
            <text:p>-738,6</text:p>
          </table:table-cell>
          <table:table-cell office:value-type="float" office:value="-178.1" table:style-name="ce1">
            <text:p>-178,1</text:p>
          </table:table-cell>
          <table:table-cell office:value-type="float" office:value="-405.1" table:style-name="ce1">
            <text:p>-405,1</text:p>
          </table:table-cell>
          <table:table-cell office:value-type="float" office:value="108.6" table:style-name="ce1">
            <text:p>108,6</text:p>
          </table:table-cell>
          <table:table-cell office:value-type="float" office:value="489.5" table:style-name="ce1">
            <text:p>489,5</text:p>
          </table:table-cell>
          <table:table-cell office:value-type="float" office:value="-347.9" table:style-name="ce1">
            <text:p>-347,9</text:p>
          </table:table-cell>
          <table:table-cell office:value-type="float" office:value="635.79999999999995" table:style-name="ce1">
            <text:p>635,8</text:p>
          </table:table-cell>
          <table:table-cell office:value-type="float" office:value="-333.2" table:style-name="ce1">
            <text:p>-333,2</text:p>
          </table:table-cell>
          <table:table-cell office:value-type="float" office:value="811.2" table:style-name="ce1">
            <text:p>811,2</text:p>
          </table:table-cell>
          <table:table-cell office:value-type="float" office:value="-322.10000000000002" table:style-name="ce1">
            <text:p>-322,1</text:p>
          </table:table-cell>
          <table:table-cell office:value-type="float" office:value="-974.4" table:style-name="ce1">
            <text:p>-974,4</text:p>
          </table:table-cell>
          <table:table-cell office:value-type="float" office:value="-807.4" table:style-name="ce1">
            <text:p>-807,4</text:p>
          </table:table-cell>
          <table:table-cell office:value-type="float" office:value="940.7" table:style-name="ce1">
            <text:p>940,7</text:p>
          </table:table-cell>
          <table:table-cell office:value-type="float" office:value="-100.6" table:style-name="ce1">
            <text:p>-100,6</text:p>
          </table:table-cell>
          <table:table-cell office:value-type="float" office:value="902.7" table:style-name="ce1">
            <text:p>902,7</text:p>
          </table:table-cell>
          <table:table-cell office:value-type="float" office:value="-553.20000000000005" table:style-name="ce1">
            <text:p>-553,2</text:p>
          </table:table-cell>
          <table:table-cell office:value-type="float" office:value="-163.4" table:style-name="ce1">
            <text:p>-163,4</text:p>
          </table:table-cell>
          <table:table-cell office:value-type="float" office:value="-743.8" table:style-name="ce1">
            <text:p>-743,8</text:p>
          </table:table-cell>
          <table:table-cell table:number-columns-repeated="16344"/>
        </table:table-row>
        <table:table-row table:style-name="ro1">
          <table:table-cell office:value-type="float" office:value="-317" table:style-name="ce1">
            <text:p>-317</text:p>
          </table:table-cell>
          <table:table-cell office:value-type="float" office:value="789.5" table:style-name="ce1">
            <text:p>789,5</text:p>
          </table:table-cell>
          <table:table-cell office:value-type="float" office:value="210.9" table:style-name="ce1">
            <text:p>210,9</text:p>
          </table:table-cell>
          <table:table-cell office:value-type="float" office:value="-797.9" table:style-name="ce1">
            <text:p>-797,9</text:p>
          </table:table-cell>
          <table:table-cell office:value-type="float" office:value="-226.5" table:style-name="ce1">
            <text:p>-226,5</text:p>
          </table:table-cell>
          <table:table-cell office:value-type="float" office:value="-744.7" table:style-name="ce1">
            <text:p>-744,7</text:p>
          </table:table-cell>
          <table:table-cell office:value-type="float" office:value="712.1" table:style-name="ce1">
            <text:p>712,1</text:p>
          </table:table-cell>
          <table:table-cell office:value-type="float" office:value="486.6" table:style-name="ce1">
            <text:p>486,6</text:p>
          </table:table-cell>
          <table:table-cell office:value-type="float" office:value="883.1" table:style-name="ce1">
            <text:p>883,1</text:p>
          </table:table-cell>
          <table:table-cell office:value-type="float" office:value="546.5" table:style-name="ce1">
            <text:p>546,5</text:p>
          </table:table-cell>
          <table:table-cell office:value-type="float" office:value="324.7" table:style-name="ce1">
            <text:p>324,7</text:p>
          </table:table-cell>
          <table:table-cell office:value-type="float" office:value="-403.4" table:style-name="ce1">
            <text:p>-403,4</text:p>
          </table:table-cell>
          <table:table-cell office:value-type="float" office:value="116.8" table:style-name="ce1">
            <text:p>116,8</text:p>
          </table:table-cell>
          <table:table-cell office:value-type="float" office:value="-632.20000000000005" table:style-name="ce1">
            <text:p>-632,2</text:p>
          </table:table-cell>
          <table:table-cell office:value-type="float" office:value="455.9" table:style-name="ce1">
            <text:p>455,9</text:p>
          </table:table-cell>
          <table:table-cell office:value-type="float" office:value="647.5" table:style-name="ce1">
            <text:p>647,5</text:p>
          </table:table-cell>
          <table:table-cell office:value-type="float" office:value="427.5" table:style-name="ce1">
            <text:p>427,5</text:p>
          </table:table-cell>
          <table:table-cell office:value-type="float" office:value="-345.5" table:style-name="ce1">
            <text:p>-345,5</text:p>
          </table:table-cell>
          <table:table-cell office:value-type="float" office:value="913.2" table:style-name="ce1">
            <text:p>913,2</text:p>
          </table:table-cell>
          <table:table-cell office:value-type="float" office:value="121" table:style-name="ce1">
            <text:p>121</text:p>
          </table:table-cell>
          <table:table-cell office:value-type="float" office:value="120.8" table:style-name="ce1">
            <text:p>120,8</text:p>
          </table:table-cell>
          <table:table-cell office:value-type="float" office:value="-218" table:style-name="ce1">
            <text:p>-218</text:p>
          </table:table-cell>
          <table:table-cell office:value-type="float" office:value="-66.7" table:style-name="ce1">
            <text:p>-66,7</text:p>
          </table:table-cell>
          <table:table-cell office:value-type="float" office:value="9.9" table:style-name="ce1">
            <text:p>9,9</text:p>
          </table:table-cell>
          <table:table-cell office:value-type="float" office:value="622" table:style-name="ce1">
            <text:p>622</text:p>
          </table:table-cell>
          <table:table-cell office:value-type="float" office:value="-623.9" table:style-name="ce1">
            <text:p>-623,9</text:p>
          </table:table-cell>
          <table:table-cell office:value-type="float" office:value="47.3" table:style-name="ce1">
            <text:p>47,3</text:p>
          </table:table-cell>
          <table:table-cell office:value-type="float" office:value="-603" table:style-name="ce1">
            <text:p>-603</text:p>
          </table:table-cell>
          <table:table-cell office:value-type="float" office:value="183" table:style-name="ce1">
            <text:p>183</text:p>
          </table:table-cell>
          <table:table-cell office:value-type="float" office:value="311.60000000000002" table:style-name="ce1">
            <text:p>311,6</text:p>
          </table:table-cell>
          <table:table-cell office:value-type="float" office:value="567.29999999999995" table:style-name="ce1">
            <text:p>567,3</text:p>
          </table:table-cell>
          <table:table-cell office:value-type="float" office:value="420.5" table:style-name="ce1">
            <text:p>420,5</text:p>
          </table:table-cell>
          <table:table-cell office:value-type="float" office:value="-116.9" table:style-name="ce1">
            <text:p>-116,9</text:p>
          </table:table-cell>
          <table:table-cell office:value-type="float" office:value="858.3" table:style-name="ce1">
            <text:p>858,3</text:p>
          </table:table-cell>
          <table:table-cell office:value-type="float" office:value="-264" table:style-name="ce1">
            <text:p>-264</text:p>
          </table:table-cell>
          <table:table-cell office:value-type="float" office:value="704.9" table:style-name="ce1">
            <text:p>704,9</text:p>
          </table:table-cell>
          <table:table-cell office:value-type="float" office:value="90" table:style-name="ce1">
            <text:p>90</text:p>
          </table:table-cell>
          <table:table-cell office:value-type="float" office:value="-408.1" table:style-name="ce1">
            <text:p>-408,1</text:p>
          </table:table-cell>
          <table:table-cell office:value-type="float" office:value="458.9" table:style-name="ce1">
            <text:p>458,9</text:p>
          </table:table-cell>
          <table:table-cell office:value-type="float" office:value="207.6" table:style-name="ce1">
            <text:p>207,6</text:p>
          </table:table-cell>
          <table:table-cell table:number-columns-repeated="16344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-692.1" table:style-name="ce1">
            <text:p>-692,1</text:p>
          </table:table-cell>
          <table:table-cell office:value-type="float" office:value="968.8" table:style-name="ce1">
            <text:p>968,8</text:p>
          </table:table-cell>
          <table:table-cell office:value-type="float" office:value="-229.6" table:style-name="ce1">
            <text:p>-229,6</text:p>
          </table:table-cell>
          <table:table-cell office:value-type="float" office:value="220.7" table:style-name="ce1">
            <text:p>220,7</text:p>
          </table:table-cell>
          <table:table-cell office:value-type="float" office:value="108.3" table:style-name="ce1">
            <text:p>108,3</text:p>
          </table:table-cell>
          <table:table-cell office:value-type="float" office:value="-189.3" table:style-name="ce1">
            <text:p>-189,3</text:p>
          </table:table-cell>
          <table:table-cell office:value-type="float" office:value="788.3" table:style-name="ce1">
            <text:p>788,3</text:p>
          </table:table-cell>
          <table:table-cell office:value-type="float" office:value="-794.4" table:style-name="ce1">
            <text:p>-794,4</text:p>
          </table:table-cell>
          <table:table-cell office:value-type="float" office:value="-211.4" table:style-name="ce1">
            <text:p>-211,4</text:p>
          </table:table-cell>
          <table:table-cell office:value-type="float" office:value="969.5" table:style-name="ce1">
            <text:p>969,5</text:p>
          </table:table-cell>
          <table:table-cell office:value-type="float" office:value="-553.4" table:style-name="ce1">
            <text:p>-553,4</text:p>
          </table:table-cell>
          <table:table-cell office:value-type="float" office:value="-654" table:style-name="ce1">
            <text:p>-654</text:p>
          </table:table-cell>
          <table:table-cell office:value-type="float" office:value="-445.1" table:style-name="ce1">
            <text:p>-445,1</text:p>
          </table:table-cell>
          <table:table-cell office:value-type="float" office:value="-930.6" table:style-name="ce1">
            <text:p>-930,6</text:p>
          </table:table-cell>
          <table:table-cell office:value-type="float" office:value="405.2" table:style-name="ce1">
            <text:p>405,2</text:p>
          </table:table-cell>
          <table:table-cell office:value-type="float" office:value="-196.3" table:style-name="ce1">
            <text:p>-196,3</text:p>
          </table:table-cell>
          <table:table-cell office:value-type="float" office:value="787.5" table:style-name="ce1">
            <text:p>787,5</text:p>
          </table:table-cell>
          <table:table-cell office:value-type="float" office:value="-853.7" table:style-name="ce1">
            <text:p>-853,7</text:p>
          </table:table-cell>
          <table:table-cell office:value-type="float" office:value="896.7" table:style-name="ce1">
            <text:p>896,7</text:p>
          </table:table-cell>
          <table:table-cell office:value-type="float" office:value="484" table:style-name="ce1">
            <text:p>484</text:p>
          </table:table-cell>
          <table:table-cell office:value-type="float" office:value="-392.1" table:style-name="ce1">
            <text:p>-392,1</text:p>
          </table:table-cell>
          <table:table-cell office:value-type="float" office:value="523.9" table:style-name="ce1">
            <text:p>523,9</text:p>
          </table:table-cell>
          <table:table-cell office:value-type="float" office:value="716.7" table:style-name="ce1">
            <text:p>716,7</text:p>
          </table:table-cell>
          <table:table-cell office:value-type="float" office:value="987.2" table:style-name="ce1">
            <text:p>987,2</text:p>
          </table:table-cell>
          <table:table-cell office:value-type="float" office:value="856.9" table:style-name="ce1">
            <text:p>856,9</text:p>
          </table:table-cell>
          <table:table-cell office:value-type="float" office:value="-853.5" table:style-name="ce1">
            <text:p>-853,5</text:p>
          </table:table-cell>
          <table:table-cell office:value-type="float" office:value="436.5" table:style-name="ce1">
            <text:p>436,5</text:p>
          </table:table-cell>
          <table:table-cell office:value-type="float" office:value="-335.1" table:style-name="ce1">
            <text:p>-335,1</text:p>
          </table:table-cell>
          <table:table-cell office:value-type="float" office:value="-405" table:style-name="ce1">
            <text:p>-405</text:p>
          </table:table-cell>
          <table:table-cell office:value-type="float" office:value="146.4" table:style-name="ce1">
            <text:p>146,4</text:p>
          </table:table-cell>
          <table:table-cell office:value-type="float" office:value="832.4" table:style-name="ce1">
            <text:p>832,4</text:p>
          </table:table-cell>
          <table:table-cell office:value-type="float" office:value="-730.6" table:style-name="ce1">
            <text:p>-730,6</text:p>
          </table:table-cell>
          <table:table-cell office:value-type="float" office:value="237.7" table:style-name="ce1">
            <text:p>237,7</text:p>
          </table:table-cell>
          <table:table-cell office:value-type="float" office:value="887.7" table:style-name="ce1">
            <text:p>887,7</text:p>
          </table:table-cell>
          <table:table-cell office:value-type="float" office:value="-914.1" table:style-name="ce1">
            <text:p>-914,1</text:p>
          </table:table-cell>
          <table:table-cell office:value-type="float" office:value="189.3" table:style-name="ce1">
            <text:p>189,3</text:p>
          </table:table-cell>
          <table:table-cell office:value-type="float" office:value="-89.6" table:style-name="ce1">
            <text:p>-89,6</text:p>
          </table:table-cell>
          <table:table-cell office:value-type="float" office:value="-604.29999999999995" table:style-name="ce1">
            <text:p>-604,3</text:p>
          </table:table-cell>
          <table:table-cell office:value-type="float" office:value="65" table:style-name="ce1">
            <text:p>65</text:p>
          </table:table-cell>
          <table:table-cell table:number-columns-repeated="16344"/>
        </table:table-row>
        <table:table-row table:style-name="ro1">
          <table:table-cell office:value-type="float" office:value="-576.1" table:style-name="ce1">
            <text:p>-576,1</text:p>
          </table:table-cell>
          <table:table-cell office:value-type="float" office:value="-318.60000000000002" table:style-name="ce1">
            <text:p>-318,6</text:p>
          </table:table-cell>
          <table:table-cell office:value-type="float" office:value="-126.4" table:style-name="ce1">
            <text:p>-126,4</text:p>
          </table:table-cell>
          <table:table-cell office:value-type="float" office:value="-466.8" table:style-name="ce1">
            <text:p>-466,8</text:p>
          </table:table-cell>
          <table:table-cell office:value-type="float" office:value="-390.6" table:style-name="ce1">
            <text:p>-390,6</text:p>
          </table:table-cell>
          <table:table-cell office:value-type="float" office:value="-428.6" table:style-name="ce1">
            <text:p>-428,6</text:p>
          </table:table-cell>
          <table:table-cell office:value-type="float" office:value="167" table:style-name="ce1">
            <text:p>167</text:p>
          </table:table-cell>
          <table:table-cell office:value-type="float" office:value="-264.89999999999998" table:style-name="ce1">
            <text:p>-264,9</text:p>
          </table:table-cell>
          <table:table-cell office:value-type="float" office:value="945.8" table:style-name="ce1">
            <text:p>945,8</text:p>
          </table:table-cell>
          <table:table-cell office:value-type="float" office:value="915" table:style-name="ce1">
            <text:p>915</text:p>
          </table:table-cell>
          <table:table-cell office:value-type="float" office:value="-444.5" table:style-name="ce1">
            <text:p>-444,5</text:p>
          </table:table-cell>
          <table:table-cell office:value-type="float" office:value="883.6" table:style-name="ce1">
            <text:p>883,6</text:p>
          </table:table-cell>
          <table:table-cell office:value-type="float" office:value="-903.9" table:style-name="ce1">
            <text:p>-903,9</text:p>
          </table:table-cell>
          <table:table-cell office:value-type="float" office:value="-990.9" table:style-name="ce1">
            <text:p>-990,9</text:p>
          </table:table-cell>
          <table:table-cell office:value-type="float" office:value="-572.1" table:style-name="ce1">
            <text:p>-572,1</text:p>
          </table:table-cell>
          <table:table-cell office:value-type="float" office:value="927" table:style-name="ce1">
            <text:p>927</text:p>
          </table:table-cell>
          <table:table-cell office:value-type="float" office:value="-909.4" table:style-name="ce1">
            <text:p>-909,4</text:p>
          </table:table-cell>
          <table:table-cell office:value-type="float" office:value="180" table:style-name="ce1">
            <text:p>180</text:p>
          </table:table-cell>
          <table:table-cell office:value-type="float" office:value="-221.8" table:style-name="ce1">
            <text:p>-221,8</text:p>
          </table:table-cell>
          <table:table-cell office:value-type="float" office:value="833.7" table:style-name="ce1">
            <text:p>833,7</text:p>
          </table:table-cell>
          <table:table-cell office:value-type="float" office:value="-818" table:style-name="ce1">
            <text:p>-818</text:p>
          </table:table-cell>
          <table:table-cell office:value-type="float" office:value="-102.4" table:style-name="ce1">
            <text:p>-102,4</text:p>
          </table:table-cell>
          <table:table-cell office:value-type="float" office:value="-155.6" table:style-name="ce1">
            <text:p>-155,6</text:p>
          </table:table-cell>
          <table:table-cell office:value-type="float" office:value="-3.7" table:style-name="ce1">
            <text:p>-3,7</text:p>
          </table:table-cell>
          <table:table-cell office:value-type="float" office:value="35.4" table:style-name="ce1">
            <text:p>35,4</text:p>
          </table:table-cell>
          <table:table-cell office:value-type="float" office:value="321.60000000000002" table:style-name="ce1">
            <text:p>321,6</text:p>
          </table:table-cell>
          <table:table-cell office:value-type="float" office:value="-685.8" table:style-name="ce1">
            <text:p>-685,8</text:p>
          </table:table-cell>
          <table:table-cell office:value-type="float" office:value="-435.8" table:style-name="ce1">
            <text:p>-435,8</text:p>
          </table:table-cell>
          <table:table-cell office:value-type="float" office:value="-66" table:style-name="ce1">
            <text:p>-66</text:p>
          </table:table-cell>
          <table:table-cell office:value-type="float" office:value="-778" table:style-name="ce1">
            <text:p>-778</text:p>
          </table:table-cell>
          <table:table-cell office:value-type="float" office:value="-302.89999999999998" table:style-name="ce1">
            <text:p>-302,9</text:p>
          </table:table-cell>
          <table:table-cell office:value-type="float" office:value="458.2" table:style-name="ce1">
            <text:p>458,2</text:p>
          </table:table-cell>
          <table:table-cell office:value-type="float" office:value="-103.5" table:style-name="ce1">
            <text:p>-103,5</text:p>
          </table:table-cell>
          <table:table-cell office:value-type="float" office:value="-65.099999999999994" table:style-name="ce1">
            <text:p>-65,1</text:p>
          </table:table-cell>
          <table:table-cell office:value-type="float" office:value="267.39999999999998" table:style-name="ce1">
            <text:p>267,4</text:p>
          </table:table-cell>
          <table:table-cell office:value-type="float" office:value="-686.9" table:style-name="ce1">
            <text:p>-686,9</text:p>
          </table:table-cell>
          <table:table-cell office:value-type="float" office:value="-161" table:style-name="ce1">
            <text:p>-161</text:p>
          </table:table-cell>
          <table:table-cell office:value-type="float" office:value="523.79999999999995" table:style-name="ce1">
            <text:p>523,8</text:p>
          </table:table-cell>
          <table:table-cell office:value-type="float" office:value="-718.2" table:style-name="ce1">
            <text:p>-718,2</text:p>
          </table:table-cell>
          <table:table-cell office:value-type="float" office:value="465" table:style-name="ce1">
            <text:p>465</text:p>
          </table:table-cell>
          <table:table-cell table:number-columns-repeated="16344"/>
        </table:table-row>
        <table:table-row table:style-name="ro1">
          <table:table-cell office:value-type="float" office:value="-608.1" table:style-name="ce1">
            <text:p>-608,1</text:p>
          </table:table-cell>
          <table:table-cell office:value-type="float" office:value="680.5" table:style-name="ce1">
            <text:p>680,5</text:p>
          </table:table-cell>
          <table:table-cell office:value-type="float" office:value="768.9" table:style-name="ce1">
            <text:p>768,9</text:p>
          </table:table-cell>
          <table:table-cell office:value-type="float" office:value="846.1" table:style-name="ce1">
            <text:p>846,1</text:p>
          </table:table-cell>
          <table:table-cell office:value-type="float" office:value="2.9" table:style-name="ce1">
            <text:p>2,9</text:p>
          </table:table-cell>
          <table:table-cell office:value-type="float" office:value="-902" table:style-name="ce1">
            <text:p>-902</text:p>
          </table:table-cell>
          <table:table-cell office:value-type="float" office:value="266.39999999999998" table:style-name="ce1">
            <text:p>266,4</text:p>
          </table:table-cell>
          <table:table-cell office:value-type="float" office:value="678.2" table:style-name="ce1">
            <text:p>678,2</text:p>
          </table:table-cell>
          <table:table-cell office:value-type="float" office:value="953.5" table:style-name="ce1">
            <text:p>953,5</text:p>
          </table:table-cell>
          <table:table-cell office:value-type="float" office:value="329.5" table:style-name="ce1">
            <text:p>329,5</text:p>
          </table:table-cell>
          <table:table-cell office:value-type="float" office:value="-108.5" table:style-name="ce1">
            <text:p>-108,5</text:p>
          </table:table-cell>
          <table:table-cell office:value-type="float" office:value="851" table:style-name="ce1">
            <text:p>851</text:p>
          </table:table-cell>
          <table:table-cell office:value-type="float" office:value="-485.5" table:style-name="ce1">
            <text:p>-485,5</text:p>
          </table:table-cell>
          <table:table-cell office:value-type="float" office:value="669.9" table:style-name="ce1">
            <text:p>669,9</text:p>
          </table:table-cell>
          <table:table-cell office:value-type="float" office:value="-674" table:style-name="ce1">
            <text:p>-674</text:p>
          </table:table-cell>
          <table:table-cell office:value-type="float" office:value="-571.29999999999995" table:style-name="ce1">
            <text:p>-571,3</text:p>
          </table:table-cell>
          <table:table-cell office:value-type="float" office:value="499.8" table:style-name="ce1">
            <text:p>499,8</text:p>
          </table:table-cell>
          <table:table-cell office:value-type="float" office:value="767" table:style-name="ce1">
            <text:p>767</text:p>
          </table:table-cell>
          <table:table-cell office:value-type="float" office:value="272.7" table:style-name="ce1">
            <text:p>272,7</text:p>
          </table:table-cell>
          <table:table-cell office:value-type="float" office:value="477.7" table:style-name="ce1">
            <text:p>477,7</text:p>
          </table:table-cell>
          <table:table-cell office:value-type="float" office:value="272.10000000000002" table:style-name="ce1">
            <text:p>272,1</text:p>
          </table:table-cell>
          <table:table-cell office:value-type="float" office:value="-480" table:style-name="ce1">
            <text:p>-480</text:p>
          </table:table-cell>
          <table:table-cell office:value-type="float" office:value="-981.1" table:style-name="ce1">
            <text:p>-981,1</text:p>
          </table:table-cell>
          <table:table-cell office:value-type="float" office:value="896.2" table:style-name="ce1">
            <text:p>896,2</text:p>
          </table:table-cell>
          <table:table-cell office:value-type="float" office:value="165" table:style-name="ce1">
            <text:p>165</text:p>
          </table:table-cell>
          <table:table-cell office:value-type="float" office:value="67.8" table:style-name="ce1">
            <text:p>67,8</text:p>
          </table:table-cell>
          <table:table-cell office:value-type="float" office:value="-848" table:style-name="ce1">
            <text:p>-848</text:p>
          </table:table-cell>
          <table:table-cell office:value-type="float" office:value="94.4" table:style-name="ce1">
            <text:p>94,4</text:p>
          </table:table-cell>
          <table:table-cell office:value-type="float" office:value="-207.1" table:style-name="ce1">
            <text:p>-207,1</text:p>
          </table:table-cell>
          <table:table-cell office:value-type="float" office:value="101.8" table:style-name="ce1">
            <text:p>101,8</text:p>
          </table:table-cell>
          <table:table-cell office:value-type="float" office:value="-135.4" table:style-name="ce1">
            <text:p>-135,4</text:p>
          </table:table-cell>
          <table:table-cell office:value-type="float" office:value="42.5" table:style-name="ce1">
            <text:p>42,5</text:p>
          </table:table-cell>
          <table:table-cell office:value-type="float" office:value="191" table:style-name="ce1">
            <text:p>191</text:p>
          </table:table-cell>
          <table:table-cell office:value-type="float" office:value="89.6" table:style-name="ce1">
            <text:p>89,6</text:p>
          </table:table-cell>
          <table:table-cell office:value-type="float" office:value="337.8" table:style-name="ce1">
            <text:p>337,8</text:p>
          </table:table-cell>
          <table:table-cell office:value-type="float" office:value="-875.2" table:style-name="ce1">
            <text:p>-875,2</text:p>
          </table:table-cell>
          <table:table-cell office:value-type="float" office:value="-165.4" table:style-name="ce1">
            <text:p>-165,4</text:p>
          </table:table-cell>
          <table:table-cell office:value-type="float" office:value="495" table:style-name="ce1">
            <text:p>495</text:p>
          </table:table-cell>
          <table:table-cell office:value-type="float" office:value="629.1" table:style-name="ce1">
            <text:p>629,1</text:p>
          </table:table-cell>
          <table:table-cell office:value-type="float" office:value="-430" table:style-name="ce1">
            <text:p>-430</text:p>
          </table:table-cell>
          <table:table-cell table:number-columns-repeated="16344"/>
        </table:table-row>
        <table:table-row table:style-name="ro1">
          <table:table-cell office:value-type="float" office:value="899.2" table:style-name="ce1">
            <text:p>899,2</text:p>
          </table:table-cell>
          <table:table-cell office:value-type="float" office:value="846.4" table:style-name="ce1">
            <text:p>846,4</text:p>
          </table:table-cell>
          <table:table-cell office:value-type="float" office:value="152.19999999999999" table:style-name="ce1">
            <text:p>152,2</text:p>
          </table:table-cell>
          <table:table-cell office:value-type="float" office:value="642.9" table:style-name="ce1">
            <text:p>642,9</text:p>
          </table:table-cell>
          <table:table-cell office:value-type="float" office:value="493.7" table:style-name="ce1">
            <text:p>493,7</text:p>
          </table:table-cell>
          <table:table-cell office:value-type="float" office:value="943.9" table:style-name="ce1">
            <text:p>943,9</text:p>
          </table:table-cell>
          <table:table-cell office:value-type="float" office:value="-168.2" table:style-name="ce1">
            <text:p>-168,2</text:p>
          </table:table-cell>
          <table:table-cell office:value-type="float" office:value="-682.8" table:style-name="ce1">
            <text:p>-682,8</text:p>
          </table:table-cell>
          <table:table-cell office:value-type="float" office:value="692.3" table:style-name="ce1">
            <text:p>692,3</text:p>
          </table:table-cell>
          <table:table-cell office:value-type="float" office:value="-895" table:style-name="ce1">
            <text:p>-895</text:p>
          </table:table-cell>
          <table:table-cell office:value-type="float" office:value="-11.5" table:style-name="ce1">
            <text:p>-11,5</text:p>
          </table:table-cell>
          <table:table-cell office:value-type="float" office:value="-74.900000000000006" table:style-name="ce1">
            <text:p>-74,9</text:p>
          </table:table-cell>
          <table:table-cell office:value-type="float" office:value="-213.5" table:style-name="ce1">
            <text:p>-213,5</text:p>
          </table:table-cell>
          <table:table-cell office:value-type="float" office:value="-524.70000000000005" table:style-name="ce1">
            <text:p>-524,7</text:p>
          </table:table-cell>
          <table:table-cell office:value-type="float" office:value="710.8" table:style-name="ce1">
            <text:p>710,8</text:p>
          </table:table-cell>
          <table:table-cell office:value-type="float" office:value="617.1" table:style-name="ce1">
            <text:p>617,1</text:p>
          </table:table-cell>
          <table:table-cell office:value-type="float" office:value="139.30000000000001" table:style-name="ce1">
            <text:p>139,3</text:p>
          </table:table-cell>
          <table:table-cell office:value-type="float" office:value="32.5" table:style-name="ce1">
            <text:p>32,5</text:p>
          </table:table-cell>
          <table:table-cell office:value-type="float" office:value="-574.1" table:style-name="ce1">
            <text:p>-574,1</text:p>
          </table:table-cell>
          <table:table-cell office:value-type="float" office:value="-860.2" table:style-name="ce1">
            <text:p>-860,2</text:p>
          </table:table-cell>
          <table:table-cell office:value-type="float" office:value="-125" table:style-name="ce1">
            <text:p>-125</text:p>
          </table:table-cell>
          <table:table-cell office:value-type="float" office:value="68.7" table:style-name="ce1">
            <text:p>68,7</text:p>
          </table:table-cell>
          <table:table-cell office:value-type="float" office:value="-497.4" table:style-name="ce1">
            <text:p>-497,4</text:p>
          </table:table-cell>
          <table:table-cell office:value-type="float" office:value="437.2" table:style-name="ce1">
            <text:p>437,2</text:p>
          </table:table-cell>
          <table:table-cell office:value-type="float" office:value="640.5" table:style-name="ce1">
            <text:p>640,5</text:p>
          </table:table-cell>
          <table:table-cell office:value-type="float" office:value="-443.5" table:style-name="ce1">
            <text:p>-443,5</text:p>
          </table:table-cell>
          <table:table-cell office:value-type="float" office:value="33.700000000000003" table:style-name="ce1">
            <text:p>33,7</text:p>
          </table:table-cell>
          <table:table-cell office:value-type="float" office:value="843.3" table:style-name="ce1">
            <text:p>843,3</text:p>
          </table:table-cell>
          <table:table-cell office:value-type="float" office:value="170.9" table:style-name="ce1">
            <text:p>170,9</text:p>
          </table:table-cell>
          <table:table-cell office:value-type="float" office:value="-740.9" table:style-name="ce1">
            <text:p>-740,9</text:p>
          </table:table-cell>
          <table:table-cell office:value-type="float" office:value="-481.9" table:style-name="ce1">
            <text:p>-481,9</text:p>
          </table:table-cell>
          <table:table-cell office:value-type="float" office:value="-418.6" table:style-name="ce1">
            <text:p>-418,6</text:p>
          </table:table-cell>
          <table:table-cell office:value-type="float" office:value="-458.2" table:style-name="ce1">
            <text:p>-458,2</text:p>
          </table:table-cell>
          <table:table-cell office:value-type="float" office:value="249.3" table:style-name="ce1">
            <text:p>249,3</text:p>
          </table:table-cell>
          <table:table-cell office:value-type="float" office:value="321.2" table:style-name="ce1">
            <text:p>321,2</text:p>
          </table:table-cell>
          <table:table-cell office:value-type="float" office:value="953" table:style-name="ce1">
            <text:p>953</text:p>
          </table:table-cell>
          <table:table-cell office:value-type="float" office:value="-822" table:style-name="ce1">
            <text:p>-822</text:p>
          </table:table-cell>
          <table:table-cell office:value-type="float" office:value="619.6" table:style-name="ce1">
            <text:p>619,6</text:p>
          </table:table-cell>
          <table:table-cell office:value-type="float" office:value="-105.4" table:style-name="ce1">
            <text:p>-105,4</text:p>
          </table:table-cell>
          <table:table-cell office:value-type="float" office:value="988.3" table:style-name="ce1">
            <text:p>988,3</text:p>
          </table:table-cell>
          <table:table-cell table:number-columns-repeated="16344"/>
        </table:table-row>
        <table:table-row table:style-name="ro1">
          <table:table-cell office:value-type="float" office:value="-990.3" table:style-name="ce1">
            <text:p>-990,3</text:p>
          </table:table-cell>
          <table:table-cell office:value-type="float" office:value="353.6" table:style-name="ce1">
            <text:p>353,6</text:p>
          </table:table-cell>
          <table:table-cell office:value-type="float" office:value="117.2" table:style-name="ce1">
            <text:p>117,2</text:p>
          </table:table-cell>
          <table:table-cell office:value-type="float" office:value="548" table:style-name="ce1">
            <text:p>548</text:p>
          </table:table-cell>
          <table:table-cell office:value-type="float" office:value="125.2" table:style-name="ce1">
            <text:p>125,2</text:p>
          </table:table-cell>
          <table:table-cell office:value-type="float" office:value="244" table:style-name="ce1">
            <text:p>244</text:p>
          </table:table-cell>
          <table:table-cell office:value-type="float" office:value="-838.5" table:style-name="ce1">
            <text:p>-838,5</text:p>
          </table:table-cell>
          <table:table-cell office:value-type="float" office:value="-993.6" table:style-name="ce1">
            <text:p>-993,6</text:p>
          </table:table-cell>
          <table:table-cell office:value-type="float" office:value="-937" table:style-name="ce1">
            <text:p>-937</text:p>
          </table:table-cell>
          <table:table-cell office:value-type="float" office:value="-602.1" table:style-name="ce1">
            <text:p>-602,1</text:p>
          </table:table-cell>
          <table:table-cell office:value-type="float" office:value="278.2" table:style-name="ce1">
            <text:p>278,2</text:p>
          </table:table-cell>
          <table:table-cell office:value-type="float" office:value="865.3" table:style-name="ce1">
            <text:p>865,3</text:p>
          </table:table-cell>
          <table:table-cell office:value-type="float" office:value="-395.7" table:style-name="ce1">
            <text:p>-395,7</text:p>
          </table:table-cell>
          <table:table-cell office:value-type="float" office:value="-247.7" table:style-name="ce1">
            <text:p>-247,7</text:p>
          </table:table-cell>
          <table:table-cell office:value-type="float" office:value="-840.7" table:style-name="ce1">
            <text:p>-840,7</text:p>
          </table:table-cell>
          <table:table-cell office:value-type="float" office:value="-107.1" table:style-name="ce1">
            <text:p>-107,1</text:p>
          </table:table-cell>
          <table:table-cell office:value-type="float" office:value="274" table:style-name="ce1">
            <text:p>274</text:p>
          </table:table-cell>
          <table:table-cell office:value-type="float" office:value="929.9" table:style-name="ce1">
            <text:p>929,9</text:p>
          </table:table-cell>
          <table:table-cell office:value-type="float" office:value="435.9" table:style-name="ce1">
            <text:p>435,9</text:p>
          </table:table-cell>
          <table:table-cell office:value-type="float" office:value="-907.8" table:style-name="ce1">
            <text:p>-907,8</text:p>
          </table:table-cell>
          <table:table-cell office:value-type="float" office:value="-349.3" table:style-name="ce1">
            <text:p>-349,3</text:p>
          </table:table-cell>
          <table:table-cell office:value-type="float" office:value="-498" table:style-name="ce1">
            <text:p>-498</text:p>
          </table:table-cell>
          <table:table-cell office:value-type="float" office:value="559.70000000000005" table:style-name="ce1">
            <text:p>559,7</text:p>
          </table:table-cell>
          <table:table-cell office:value-type="float" office:value="-625" table:style-name="ce1">
            <text:p>-625</text:p>
          </table:table-cell>
          <table:table-cell office:value-type="float" office:value="725.8" table:style-name="ce1">
            <text:p>725,8</text:p>
          </table:table-cell>
          <table:table-cell office:value-type="float" office:value="-430.8" table:style-name="ce1">
            <text:p>-430,8</text:p>
          </table:table-cell>
          <table:table-cell office:value-type="float" office:value="-424.4" table:style-name="ce1">
            <text:p>-424,4</text:p>
          </table:table-cell>
          <table:table-cell office:value-type="float" office:value="466.7" table:style-name="ce1">
            <text:p>466,7</text:p>
          </table:table-cell>
          <table:table-cell office:value-type="float" office:value="995.3" table:style-name="ce1">
            <text:p>995,3</text:p>
          </table:table-cell>
          <table:table-cell office:value-type="float" office:value="260.5" table:style-name="ce1">
            <text:p>260,5</text:p>
          </table:table-cell>
          <table:table-cell office:value-type="float" office:value="-397.6" table:style-name="ce1">
            <text:p>-397,6</text:p>
          </table:table-cell>
          <table:table-cell office:value-type="float" office:value="-533.20000000000005" table:style-name="ce1">
            <text:p>-533,2</text:p>
          </table:table-cell>
          <table:table-cell office:value-type="float" office:value="-143.1" table:style-name="ce1">
            <text:p>-143,1</text:p>
          </table:table-cell>
          <table:table-cell office:value-type="float" office:value="-775.2" table:style-name="ce1">
            <text:p>-775,2</text:p>
          </table:table-cell>
          <table:table-cell office:value-type="float" office:value="-856.1" table:style-name="ce1">
            <text:p>-856,1</text:p>
          </table:table-cell>
          <table:table-cell office:value-type="float" office:value="863.7" table:style-name="ce1">
            <text:p>863,7</text:p>
          </table:table-cell>
          <table:table-cell office:value-type="float" office:value="-101.5" table:style-name="ce1">
            <text:p>-101,5</text:p>
          </table:table-cell>
          <table:table-cell office:value-type="float" office:value="466.6" table:style-name="ce1">
            <text:p>466,6</text:p>
          </table:table-cell>
          <table:table-cell office:value-type="float" office:value="791" table:style-name="ce1">
            <text:p>791</text:p>
          </table:table-cell>
          <table:table-cell office:value-type="float" office:value="137.4" table:style-name="ce1">
            <text:p>137,4</text:p>
          </table:table-cell>
          <table:table-cell table:number-columns-repeated="16344"/>
        </table:table-row>
        <table:table-row table:style-name="ro1">
          <table:table-cell office:value-type="float" office:value="-887.1" table:style-name="ce1">
            <text:p>-887,1</text:p>
          </table:table-cell>
          <table:table-cell office:value-type="float" office:value="13.5" table:style-name="ce1">
            <text:p>13,5</text:p>
          </table:table-cell>
          <table:table-cell office:value-type="float" office:value="-255.6" table:style-name="ce1">
            <text:p>-255,6</text:p>
          </table:table-cell>
          <table:table-cell office:value-type="float" office:value="432.1" table:style-name="ce1">
            <text:p>432,1</text:p>
          </table:table-cell>
          <table:table-cell office:value-type="float" office:value="571.1" table:style-name="ce1">
            <text:p>571,1</text:p>
          </table:table-cell>
          <table:table-cell office:value-type="float" office:value="-116.9" table:style-name="ce1">
            <text:p>-116,9</text:p>
          </table:table-cell>
          <table:table-cell office:value-type="float" office:value="-725.8" table:style-name="ce1">
            <text:p>-725,8</text:p>
          </table:table-cell>
          <table:table-cell office:value-type="float" office:value="-297.8" table:style-name="ce1">
            <text:p>-297,8</text:p>
          </table:table-cell>
          <table:table-cell office:value-type="float" office:value="-520.70000000000005" table:style-name="ce1">
            <text:p>-520,7</text:p>
          </table:table-cell>
          <table:table-cell office:value-type="float" office:value="-731.4" table:style-name="ce1">
            <text:p>-731,4</text:p>
          </table:table-cell>
          <table:table-cell office:value-type="float" office:value="-403.7" table:style-name="ce1">
            <text:p>-403,7</text:p>
          </table:table-cell>
          <table:table-cell office:value-type="float" office:value="773" table:style-name="ce1">
            <text:p>773</text:p>
          </table:table-cell>
          <table:table-cell office:value-type="float" office:value="-416.1" table:style-name="ce1">
            <text:p>-416,1</text:p>
          </table:table-cell>
          <table:table-cell office:value-type="float" office:value="296.5" table:style-name="ce1">
            <text:p>296,5</text:p>
          </table:table-cell>
          <table:table-cell office:value-type="float" office:value="-500" table:style-name="ce1">
            <text:p>-500</text:p>
          </table:table-cell>
          <table:table-cell office:value-type="float" office:value="-662.2" table:style-name="ce1">
            <text:p>-662,2</text:p>
          </table:table-cell>
          <table:table-cell office:value-type="float" office:value="-651.1" table:style-name="ce1">
            <text:p>-651,1</text:p>
          </table:table-cell>
          <table:table-cell office:value-type="float" office:value="-405.7" table:style-name="ce1">
            <text:p>-405,7</text:p>
          </table:table-cell>
          <table:table-cell office:value-type="float" office:value="409.5" table:style-name="ce1">
            <text:p>409,5</text:p>
          </table:table-cell>
          <table:table-cell office:value-type="float" office:value="957.5" table:style-name="ce1">
            <text:p>957,5</text:p>
          </table:table-cell>
          <table:table-cell office:value-type="float" office:value="-904.7" table:style-name="ce1">
            <text:p>-904,7</text:p>
          </table:table-cell>
          <table:table-cell office:value-type="float" office:value="-524.20000000000005" table:style-name="ce1">
            <text:p>-524,2</text:p>
          </table:table-cell>
          <table:table-cell office:value-type="float" office:value="-556.29999999999995" table:style-name="ce1">
            <text:p>-556,3</text:p>
          </table:table-cell>
          <table:table-cell office:value-type="float" office:value="452" table:style-name="ce1">
            <text:p>452</text:p>
          </table:table-cell>
          <table:table-cell office:value-type="float" office:value="-464.9" table:style-name="ce1">
            <text:p>-464,9</text:p>
          </table:table-cell>
          <table:table-cell office:value-type="float" office:value="438.5" table:style-name="ce1">
            <text:p>438,5</text:p>
          </table:table-cell>
          <table:table-cell office:value-type="float" office:value="729.7" table:style-name="ce1">
            <text:p>729,7</text:p>
          </table:table-cell>
          <table:table-cell office:value-type="float" office:value="-339.2" table:style-name="ce1">
            <text:p>-339,2</text:p>
          </table:table-cell>
          <table:table-cell office:value-type="float" office:value="-771.3" table:style-name="ce1">
            <text:p>-771,3</text:p>
          </table:table-cell>
          <table:table-cell office:value-type="float" office:value="999.6" table:style-name="ce1">
            <text:p>999,6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594.20000000000005" table:style-name="ce1">
            <text:p>594,2</text:p>
          </table:table-cell>
          <table:table-cell office:value-type="float" office:value="-551.6" table:style-name="ce1">
            <text:p>-551,6</text:p>
          </table:table-cell>
          <table:table-cell office:value-type="float" office:value="744" table:style-name="ce1">
            <text:p>744</text:p>
          </table:table-cell>
          <table:table-cell office:value-type="float" office:value="-522.4" table:style-name="ce1">
            <text:p>-522,4</text:p>
          </table:table-cell>
          <table:table-cell office:value-type="float" office:value="-741.9" table:style-name="ce1">
            <text:p>-741,9</text:p>
          </table:table-cell>
          <table:table-cell office:value-type="float" office:value="941.5" table:style-name="ce1">
            <text:p>941,5</text:p>
          </table:table-cell>
          <table:table-cell office:value-type="float" office:value="-519.29999999999995" table:style-name="ce1">
            <text:p>-519,3</text:p>
          </table:table-cell>
          <table:table-cell office:value-type="float" office:value="-351.9" table:style-name="ce1">
            <text:p>-351,9</text:p>
          </table:table-cell>
          <table:table-cell office:value-type="float" office:value="-656.1" table:style-name="ce1">
            <text:p>-656,1</text:p>
          </table:table-cell>
          <table:table-cell table:number-columns-repeated="16344"/>
        </table:table-row>
        <table:table-row table:style-name="ro1">
          <table:table-cell office:value-type="float" office:value="-720" table:style-name="ce1">
            <text:p>-720</text:p>
          </table:table-cell>
          <table:table-cell office:value-type="float" office:value="-268.5" table:style-name="ce1">
            <text:p>-268,5</text:p>
          </table:table-cell>
          <table:table-cell office:value-type="float" office:value="-53.1" table:style-name="ce1">
            <text:p>-53,1</text:p>
          </table:table-cell>
          <table:table-cell office:value-type="float" office:value="244" table:style-name="ce1">
            <text:p>244</text:p>
          </table:table-cell>
          <table:table-cell office:value-type="float" office:value="-803.2" table:style-name="ce1">
            <text:p>-803,2</text:p>
          </table:table-cell>
          <table:table-cell office:value-type="float" office:value="867.2" table:style-name="ce1">
            <text:p>867,2</text:p>
          </table:table-cell>
          <table:table-cell office:value-type="float" office:value="-364.2" table:style-name="ce1">
            <text:p>-364,2</text:p>
          </table:table-cell>
          <table:table-cell office:value-type="float" office:value="-543.4" table:style-name="ce1">
            <text:p>-543,4</text:p>
          </table:table-cell>
          <table:table-cell office:value-type="float" office:value="-336.6" table:style-name="ce1">
            <text:p>-336,6</text:p>
          </table:table-cell>
          <table:table-cell office:value-type="float" office:value="-803" table:style-name="ce1">
            <text:p>-803</text:p>
          </table:table-cell>
          <table:table-cell office:value-type="float" office:value="-937.7" table:style-name="ce1">
            <text:p>-937,7</text:p>
          </table:table-cell>
          <table:table-cell office:value-type="float" office:value="-537" table:style-name="ce1">
            <text:p>-537</text:p>
          </table:table-cell>
          <table:table-cell office:value-type="float" office:value="606" table:style-name="ce1">
            <text:p>606</text:p>
          </table:table-cell>
          <table:table-cell office:value-type="float" office:value="-981.3" table:style-name="ce1">
            <text:p>-981,3</text:p>
          </table:table-cell>
          <table:table-cell office:value-type="float" office:value="980.2" table:style-name="ce1">
            <text:p>980,2</text:p>
          </table:table-cell>
          <table:table-cell office:value-type="float" office:value="-252.8" table:style-name="ce1">
            <text:p>-252,8</text:p>
          </table:table-cell>
          <table:table-cell office:value-type="float" office:value="280.60000000000002" table:style-name="ce1">
            <text:p>280,6</text:p>
          </table:table-cell>
          <table:table-cell office:value-type="float" office:value="861" table:style-name="ce1">
            <text:p>861</text:p>
          </table:table-cell>
          <table:table-cell office:value-type="float" office:value="292.7" table:style-name="ce1">
            <text:p>292,7</text:p>
          </table:table-cell>
          <table:table-cell office:value-type="float" office:value="813.2" table:style-name="ce1">
            <text:p>813,2</text:p>
          </table:table-cell>
          <table:table-cell office:value-type="float" office:value="-753.1" table:style-name="ce1">
            <text:p>-753,1</text:p>
          </table:table-cell>
          <table:table-cell office:value-type="float" office:value="-107.1" table:style-name="ce1">
            <text:p>-107,1</text:p>
          </table:table-cell>
          <table:table-cell office:value-type="float" office:value="847.1" table:style-name="ce1">
            <text:p>847,1</text:p>
          </table:table-cell>
          <table:table-cell office:value-type="float" office:value="-182.6" table:style-name="ce1">
            <text:p>-182,6</text:p>
          </table:table-cell>
          <table:table-cell office:value-type="float" office:value="-140.19999999999999" table:style-name="ce1">
            <text:p>-140,2</text:p>
          </table:table-cell>
          <table:table-cell office:value-type="float" office:value="81.3" table:style-name="ce1">
            <text:p>81,3</text:p>
          </table:table-cell>
          <table:table-cell office:value-type="float" office:value="380.4" table:style-name="ce1">
            <text:p>380,4</text:p>
          </table:table-cell>
          <table:table-cell office:value-type="float" office:value="-459.3" table:style-name="ce1">
            <text:p>-459,3</text:p>
          </table:table-cell>
          <table:table-cell office:value-type="float" office:value="-47.8" table:style-name="ce1">
            <text:p>-47,8</text:p>
          </table:table-cell>
          <table:table-cell office:value-type="float" office:value="93.8" table:style-name="ce1">
            <text:p>93,8</text:p>
          </table:table-cell>
          <table:table-cell office:value-type="float" office:value="-33" table:style-name="ce1">
            <text:p>-33</text:p>
          </table:table-cell>
          <table:table-cell office:value-type="float" office:value="438.3" table:style-name="ce1">
            <text:p>438,3</text:p>
          </table:table-cell>
          <table:table-cell office:value-type="float" office:value="358.5" table:style-name="ce1">
            <text:p>358,5</text:p>
          </table:table-cell>
          <table:table-cell office:value-type="float" office:value="-440.3" table:style-name="ce1">
            <text:p>-440,3</text:p>
          </table:table-cell>
          <table:table-cell office:value-type="float" office:value="-727.4" table:style-name="ce1">
            <text:p>-727,4</text:p>
          </table:table-cell>
          <table:table-cell office:value-type="float" office:value="301.3" table:style-name="ce1">
            <text:p>301,3</text:p>
          </table:table-cell>
          <table:table-cell office:value-type="float" office:value="-686.9" table:style-name="ce1">
            <text:p>-686,9</text:p>
          </table:table-cell>
          <table:table-cell office:value-type="float" office:value="-897.6" table:style-name="ce1">
            <text:p>-897,6</text:p>
          </table:table-cell>
          <table:table-cell office:value-type="float" office:value="379.5" table:style-name="ce1">
            <text:p>379,5</text:p>
          </table:table-cell>
          <table:table-cell office:value-type="float" office:value="731" table:style-name="ce1">
            <text:p>731</text:p>
          </table:table-cell>
          <table:table-cell table:number-columns-repeated="16344"/>
        </table:table-row>
        <table:table-row table:style-name="ro1">
          <table:table-cell office:value-type="float" office:value="-882.1" table:style-name="ce1">
            <text:p>-882,1</text:p>
          </table:table-cell>
          <table:table-cell office:value-type="float" office:value="878.4" table:style-name="ce1">
            <text:p>878,4</text:p>
          </table:table-cell>
          <table:table-cell office:value-type="float" office:value="-557.20000000000005" table:style-name="ce1">
            <text:p>-557,2</text:p>
          </table:table-cell>
          <table:table-cell office:value-type="float" office:value="324.89999999999998" table:style-name="ce1">
            <text:p>324,9</text:p>
          </table:table-cell>
          <table:table-cell office:value-type="float" office:value="167.9" table:style-name="ce1">
            <text:p>167,9</text:p>
          </table:table-cell>
          <table:table-cell office:value-type="float" office:value="167.1" table:style-name="ce1">
            <text:p>167,1</text:p>
          </table:table-cell>
          <table:table-cell office:value-type="float" office:value="639.79999999999995" table:style-name="ce1">
            <text:p>639,8</text:p>
          </table:table-cell>
          <table:table-cell office:value-type="float" office:value="-382" table:style-name="ce1">
            <text:p>-382</text:p>
          </table:table-cell>
          <table:table-cell office:value-type="float" office:value="-570.1" table:style-name="ce1">
            <text:p>-570,1</text:p>
          </table:table-cell>
          <table:table-cell office:value-type="float" office:value="814.5" table:style-name="ce1">
            <text:p>814,5</text:p>
          </table:table-cell>
          <table:table-cell office:value-type="float" office:value="315.8" table:style-name="ce1">
            <text:p>315,8</text:p>
          </table:table-cell>
          <table:table-cell office:value-type="float" office:value="-450.1" table:style-name="ce1">
            <text:p>-450,1</text:p>
          </table:table-cell>
          <table:table-cell office:value-type="float" office:value="-37.700000000000003" table:style-name="ce1">
            <text:p>-37,7</text:p>
          </table:table-cell>
          <table:table-cell office:value-type="float" office:value="49.6" table:style-name="ce1">
            <text:p>49,6</text:p>
          </table:table-cell>
          <table:table-cell office:value-type="float" office:value="418.5" table:style-name="ce1">
            <text:p>418,5</text:p>
          </table:table-cell>
          <table:table-cell office:value-type="float" office:value="-808.5" table:style-name="ce1">
            <text:p>-808,5</text:p>
          </table:table-cell>
          <table:table-cell office:value-type="float" office:value="-595.70000000000005" table:style-name="ce1">
            <text:p>-595,7</text:p>
          </table:table-cell>
          <table:table-cell office:value-type="float" office:value="-415.4" table:style-name="ce1">
            <text:p>-415,4</text:p>
          </table:table-cell>
          <table:table-cell office:value-type="float" office:value="898.3" table:style-name="ce1">
            <text:p>898,3</text:p>
          </table:table-cell>
          <table:table-cell office:value-type="float" office:value="-5.9" table:style-name="ce1">
            <text:p>-5,9</text:p>
          </table:table-cell>
          <table:table-cell office:value-type="float" office:value="-379.4" table:style-name="ce1">
            <text:p>-379,4</text:p>
          </table:table-cell>
          <table:table-cell office:value-type="float" office:value="885.8" table:style-name="ce1">
            <text:p>885,8</text:p>
          </table:table-cell>
          <table:table-cell office:value-type="float" office:value="-345.2" table:style-name="ce1">
            <text:p>-345,2</text:p>
          </table:table-cell>
          <table:table-cell office:value-type="float" office:value="910.2" table:style-name="ce1">
            <text:p>910,2</text:p>
          </table:table-cell>
          <table:table-cell office:value-type="float" office:value="400.4" table:style-name="ce1">
            <text:p>400,4</text:p>
          </table:table-cell>
          <table:table-cell office:value-type="float" office:value="190.4" table:style-name="ce1">
            <text:p>190,4</text:p>
          </table:table-cell>
          <table:table-cell office:value-type="float" office:value="-321.3" table:style-name="ce1">
            <text:p>-321,3</text:p>
          </table:table-cell>
          <table:table-cell office:value-type="float" office:value="562.4" table:style-name="ce1">
            <text:p>562,4</text:p>
          </table:table-cell>
          <table:table-cell office:value-type="float" office:value="-282.39999999999998" table:style-name="ce1">
            <text:p>-282,4</text:p>
          </table:table-cell>
          <table:table-cell office:value-type="float" office:value="685.8" table:style-name="ce1">
            <text:p>685,8</text:p>
          </table:table-cell>
          <table:table-cell office:value-type="float" office:value="-651.5" table:style-name="ce1">
            <text:p>-651,5</text:p>
          </table:table-cell>
          <table:table-cell office:value-type="float" office:value="-993" table:style-name="ce1">
            <text:p>-993</text:p>
          </table:table-cell>
          <table:table-cell office:value-type="float" office:value="-58.1" table:style-name="ce1">
            <text:p>-58,1</text:p>
          </table:table-cell>
          <table:table-cell office:value-type="float" office:value="596" table:style-name="ce1">
            <text:p>596</text:p>
          </table:table-cell>
          <table:table-cell office:value-type="float" office:value="-46" table:style-name="ce1">
            <text:p>-46</text:p>
          </table:table-cell>
          <table:table-cell office:value-type="float" office:value="329.2" table:style-name="ce1">
            <text:p>329,2</text:p>
          </table:table-cell>
          <table:table-cell office:value-type="float" office:value="943.5" table:style-name="ce1">
            <text:p>943,5</text:p>
          </table:table-cell>
          <table:table-cell office:value-type="float" office:value="837.8" table:style-name="ce1">
            <text:p>837,8</text:p>
          </table:table-cell>
          <table:table-cell office:value-type="float" office:value="559.9" table:style-name="ce1">
            <text:p>559,9</text:p>
          </table:table-cell>
          <table:table-cell office:value-type="float" office:value="613.20000000000005" table:style-name="ce1">
            <text:p>613,2</text:p>
          </table:table-cell>
          <table:table-cell table:number-columns-repeated="16344"/>
        </table:table-row>
        <table:table-row table:style-name="ro1">
          <table:table-cell office:value-type="float" office:value="-949.6" table:style-name="ce1">
            <text:p>-949,6</text:p>
          </table:table-cell>
          <table:table-cell office:value-type="float" office:value="562.6" table:style-name="ce1">
            <text:p>562,6</text:p>
          </table:table-cell>
          <table:table-cell office:value-type="float" office:value="-290.5" table:style-name="ce1">
            <text:p>-290,5</text:p>
          </table:table-cell>
          <table:table-cell office:value-type="float" office:value="-955.5" table:style-name="ce1">
            <text:p>-955,5</text:p>
          </table:table-cell>
          <table:table-cell office:value-type="float" office:value="-985.9" table:style-name="ce1">
            <text:p>-985,9</text:p>
          </table:table-cell>
          <table:table-cell office:value-type="float" office:value="-535.5" table:style-name="ce1">
            <text:p>-535,5</text:p>
          </table:table-cell>
          <table:table-cell office:value-type="float" office:value="190.9" table:style-name="ce1">
            <text:p>190,9</text:p>
          </table:table-cell>
          <table:table-cell office:value-type="float" office:value="845.5" table:style-name="ce1">
            <text:p>845,5</text:p>
          </table:table-cell>
          <table:table-cell office:value-type="float" office:value="282.5" table:style-name="ce1">
            <text:p>282,5</text:p>
          </table:table-cell>
          <table:table-cell office:value-type="float" office:value="-713.2" table:style-name="ce1">
            <text:p>-713,2</text:p>
          </table:table-cell>
          <table:table-cell office:value-type="float" office:value="369.4" table:style-name="ce1">
            <text:p>369,4</text:p>
          </table:table-cell>
          <table:table-cell office:value-type="float" office:value="880.8" table:style-name="ce1">
            <text:p>880,8</text:p>
          </table:table-cell>
          <table:table-cell office:value-type="float" office:value="-792.5" table:style-name="ce1">
            <text:p>-792,5</text:p>
          </table:table-cell>
          <table:table-cell office:value-type="float" office:value="-216.3" table:style-name="ce1">
            <text:p>-216,3</text:p>
          </table:table-cell>
          <table:table-cell office:value-type="float" office:value="-370.2" table:style-name="ce1">
            <text:p>-370,2</text:p>
          </table:table-cell>
          <table:table-cell office:value-type="float" office:value="915" table:style-name="ce1">
            <text:p>915</text:p>
          </table:table-cell>
          <table:table-cell office:value-type="float" office:value="-271.8" table:style-name="ce1">
            <text:p>-271,8</text:p>
          </table:table-cell>
          <table:table-cell office:value-type="float" office:value="147.80000000000001" table:style-name="ce1">
            <text:p>147,8</text:p>
          </table:table-cell>
          <table:table-cell office:value-type="float" office:value="753.6" table:style-name="ce1">
            <text:p>753,6</text:p>
          </table:table-cell>
          <table:table-cell office:value-type="float" office:value="-165.2" table:style-name="ce1">
            <text:p>-165,2</text:p>
          </table:table-cell>
          <table:table-cell office:value-type="float" office:value="263.3" table:style-name="ce1">
            <text:p>263,3</text:p>
          </table:table-cell>
          <table:table-cell office:value-type="float" office:value="-163" table:style-name="ce1">
            <text:p>-163</text:p>
          </table:table-cell>
          <table:table-cell office:value-type="float" office:value="371.9" table:style-name="ce1">
            <text:p>371,9</text:p>
          </table:table-cell>
          <table:table-cell office:value-type="float" office:value="-28.2" table:style-name="ce1">
            <text:p>-28,2</text:p>
          </table:table-cell>
          <table:table-cell office:value-type="float" office:value="814.5" table:style-name="ce1">
            <text:p>814,5</text:p>
          </table:table-cell>
          <table:table-cell office:value-type="float" office:value="-603.70000000000005" table:style-name="ce1">
            <text:p>-603,7</text:p>
          </table:table-cell>
          <table:table-cell office:value-type="float" office:value="-475.2" table:style-name="ce1">
            <text:p>-475,2</text:p>
          </table:table-cell>
          <table:table-cell office:value-type="float" office:value="486.3" table:style-name="ce1">
            <text:p>486,3</text:p>
          </table:table-cell>
          <table:table-cell office:value-type="float" office:value="388.6" table:style-name="ce1">
            <text:p>388,6</text:p>
          </table:table-cell>
          <table:table-cell office:value-type="float" office:value="-322.39999999999998" table:style-name="ce1">
            <text:p>-322,4</text:p>
          </table:table-cell>
          <table:table-cell office:value-type="float" office:value="323.39999999999998" table:style-name="ce1">
            <text:p>323,4</text:p>
          </table:table-cell>
          <table:table-cell office:value-type="float" office:value="-522.6" table:style-name="ce1">
            <text:p>-522,6</text:p>
          </table:table-cell>
          <table:table-cell office:value-type="float" office:value="732.1" table:style-name="ce1">
            <text:p>732,1</text:p>
          </table:table-cell>
          <table:table-cell office:value-type="float" office:value="231.1" table:style-name="ce1">
            <text:p>231,1</text:p>
          </table:table-cell>
          <table:table-cell office:value-type="float" office:value="-886.1" table:style-name="ce1">
            <text:p>-886,1</text:p>
          </table:table-cell>
          <table:table-cell office:value-type="float" office:value="974.5" table:style-name="ce1">
            <text:p>974,5</text:p>
          </table:table-cell>
          <table:table-cell office:value-type="float" office:value="483.2" table:style-name="ce1">
            <text:p>483,2</text:p>
          </table:table-cell>
          <table:table-cell office:value-type="float" office:value="-820" table:style-name="ce1">
            <text:p>-820</text:p>
          </table:table-cell>
          <table:table-cell office:value-type="float" office:value="108.7" table:style-name="ce1">
            <text:p>108,7</text:p>
          </table:table-cell>
          <table:table-cell office:value-type="float" office:value="865.3" table:style-name="ce1">
            <text:p>865,3</text:p>
          </table:table-cell>
          <table:table-cell table:number-columns-repeated="16344"/>
        </table:table-row>
        <table:table-row table:style-name="ro1">
          <table:table-cell office:value-type="float" office:value="335.3" table:style-name="ce1">
            <text:p>335,3</text:p>
          </table:table-cell>
          <table:table-cell office:value-type="float" office:value="-887.4" table:style-name="ce1">
            <text:p>-887,4</text:p>
          </table:table-cell>
          <table:table-cell office:value-type="float" office:value="-622.29999999999995" table:style-name="ce1">
            <text:p>-622,3</text:p>
          </table:table-cell>
          <table:table-cell office:value-type="float" office:value="985.9" table:style-name="ce1">
            <text:p>985,9</text:p>
          </table:table-cell>
          <table:table-cell office:value-type="float" office:value="-912.3" table:style-name="ce1">
            <text:p>-912,3</text:p>
          </table:table-cell>
          <table:table-cell office:value-type="float" office:value="526.20000000000005" table:style-name="ce1">
            <text:p>526,2</text:p>
          </table:table-cell>
          <table:table-cell office:value-type="float" office:value="656" table:style-name="ce1">
            <text:p>656</text:p>
          </table:table-cell>
          <table:table-cell office:value-type="float" office:value="-242.2" table:style-name="ce1">
            <text:p>-242,2</text:p>
          </table:table-cell>
          <table:table-cell office:value-type="float" office:value="958.9" table:style-name="ce1">
            <text:p>958,9</text:p>
          </table:table-cell>
          <table:table-cell office:value-type="float" office:value="290.3" table:style-name="ce1">
            <text:p>290,3</text:p>
          </table:table-cell>
          <table:table-cell office:value-type="float" office:value="118.2" table:style-name="ce1">
            <text:p>118,2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-794.7" table:style-name="ce1">
            <text:p>-794,7</text:p>
          </table:table-cell>
          <table:table-cell office:value-type="float" office:value="-55.8" table:style-name="ce1">
            <text:p>-55,8</text:p>
          </table:table-cell>
          <table:table-cell office:value-type="float" office:value="-227.1" table:style-name="ce1">
            <text:p>-227,1</text:p>
          </table:table-cell>
          <table:table-cell office:value-type="float" office:value="658" table:style-name="ce1">
            <text:p>658</text:p>
          </table:table-cell>
          <table:table-cell office:value-type="float" office:value="-794.9" table:style-name="ce1">
            <text:p>-794,9</text:p>
          </table:table-cell>
          <table:table-cell office:value-type="float" office:value="-688" table:style-name="ce1">
            <text:p>-688</text:p>
          </table:table-cell>
          <table:table-cell office:value-type="float" office:value="860.8" table:style-name="ce1">
            <text:p>860,8</text:p>
          </table:table-cell>
          <table:table-cell office:value-type="float" office:value="756.7" table:style-name="ce1">
            <text:p>756,7</text:p>
          </table:table-cell>
          <table:table-cell office:value-type="float" office:value="981.9" table:style-name="ce1">
            <text:p>981,9</text:p>
          </table:table-cell>
          <table:table-cell office:value-type="float" office:value="-62.6" table:style-name="ce1">
            <text:p>-62,6</text:p>
          </table:table-cell>
          <table:table-cell office:value-type="float" office:value="-748" table:style-name="ce1">
            <text:p>-748</text:p>
          </table:table-cell>
          <table:table-cell office:value-type="float" office:value="-940.2" table:style-name="ce1">
            <text:p>-940,2</text:p>
          </table:table-cell>
          <table:table-cell office:value-type="float" office:value="-894.7" table:style-name="ce1">
            <text:p>-894,7</text:p>
          </table:table-cell>
          <table:table-cell office:value-type="float" office:value="-815.2" table:style-name="ce1">
            <text:p>-815,2</text:p>
          </table:table-cell>
          <table:table-cell office:value-type="float" office:value="-727.5" table:style-name="ce1">
            <text:p>-727,5</text:p>
          </table:table-cell>
          <table:table-cell office:value-type="float" office:value="-817.8" table:style-name="ce1">
            <text:p>-817,8</text:p>
          </table:table-cell>
          <table:table-cell office:value-type="float" office:value="-320.3" table:style-name="ce1">
            <text:p>-320,3</text:p>
          </table:table-cell>
          <table:table-cell office:value-type="float" office:value="47.7" table:style-name="ce1">
            <text:p>47,7</text:p>
          </table:table-cell>
          <table:table-cell office:value-type="float" office:value="28.4" table:style-name="ce1">
            <text:p>28,4</text:p>
          </table:table-cell>
          <table:table-cell office:value-type="float" office:value="795.4" table:style-name="ce1">
            <text:p>795,4</text:p>
          </table:table-cell>
          <table:table-cell office:value-type="float" office:value="-335" table:style-name="ce1">
            <text:p>-335</text:p>
          </table:table-cell>
          <table:table-cell office:value-type="float" office:value="516.70000000000005" table:style-name="ce1">
            <text:p>516,7</text:p>
          </table:table-cell>
          <table:table-cell office:value-type="float" office:value="647.1" table:style-name="ce1">
            <text:p>647,1</text:p>
          </table:table-cell>
          <table:table-cell office:value-type="float" office:value="-446.5" table:style-name="ce1">
            <text:p>-446,5</text:p>
          </table:table-cell>
          <table:table-cell office:value-type="float" office:value="737.1" table:style-name="ce1">
            <text:p>737,1</text:p>
          </table:table-cell>
          <table:table-cell office:value-type="float" office:value="-150.80000000000001" table:style-name="ce1">
            <text:p>-150,8</text:p>
          </table:table-cell>
          <table:table-cell office:value-type="float" office:value="-922.6" table:style-name="ce1">
            <text:p>-922,6</text:p>
          </table:table-cell>
          <table:table-cell office:value-type="float" office:value="-957.4" table:style-name="ce1">
            <text:p>-957,4</text:p>
          </table:table-cell>
          <table:table-cell table:number-columns-repeated="16344"/>
        </table:table-row>
        <table:table-row table:style-name="ro1">
          <table:table-cell office:value-type="float" office:value="632.70000000000005" table:style-name="ce1">
            <text:p>632,7</text:p>
          </table:table-cell>
          <table:table-cell office:value-type="float" office:value="-435.2" table:style-name="ce1">
            <text:p>-435,2</text:p>
          </table:table-cell>
          <table:table-cell office:value-type="float" office:value="21.2" table:style-name="ce1">
            <text:p>21,2</text:p>
          </table:table-cell>
          <table:table-cell office:value-type="float" office:value="630.20000000000005" table:style-name="ce1">
            <text:p>630,2</text:p>
          </table:table-cell>
          <table:table-cell office:value-type="float" office:value="317.60000000000002" table:style-name="ce1">
            <text:p>317,6</text:p>
          </table:table-cell>
          <table:table-cell office:value-type="float" office:value="-625.5" table:style-name="ce1">
            <text:p>-625,5</text:p>
          </table:table-cell>
          <table:table-cell office:value-type="float" office:value="-443.8" table:style-name="ce1">
            <text:p>-443,8</text:p>
          </table:table-cell>
          <table:table-cell office:value-type="float" office:value="851.5" table:style-name="ce1">
            <text:p>851,5</text:p>
          </table:table-cell>
          <table:table-cell office:value-type="float" office:value="-356.9" table:style-name="ce1">
            <text:p>-356,9</text:p>
          </table:table-cell>
          <table:table-cell office:value-type="float" office:value="-751.8" table:style-name="ce1">
            <text:p>-751,8</text:p>
          </table:table-cell>
          <table:table-cell office:value-type="float" office:value="530.20000000000005" table:style-name="ce1">
            <text:p>530,2</text:p>
          </table:table-cell>
          <table:table-cell office:value-type="float" office:value="-489" table:style-name="ce1">
            <text:p>-489</text:p>
          </table:table-cell>
          <table:table-cell office:value-type="float" office:value="273" table:style-name="ce1">
            <text:p>273</text:p>
          </table:table-cell>
          <table:table-cell office:value-type="float" office:value="-34.200000000000003" table:style-name="ce1">
            <text:p>-34,2</text:p>
          </table:table-cell>
          <table:table-cell office:value-type="float" office:value="919.2" table:style-name="ce1">
            <text:p>919,2</text:p>
          </table:table-cell>
          <table:table-cell office:value-type="float" office:value="539.5" table:style-name="ce1">
            <text:p>539,5</text:p>
          </table:table-cell>
          <table:table-cell office:value-type="float" office:value="-447.8" table:style-name="ce1">
            <text:p>-447,8</text:p>
          </table:table-cell>
          <table:table-cell office:value-type="float" office:value="760.3" table:style-name="ce1">
            <text:p>760,3</text:p>
          </table:table-cell>
          <table:table-cell office:value-type="float" office:value="563.9" table:style-name="ce1">
            <text:p>563,9</text:p>
          </table:table-cell>
          <table:table-cell office:value-type="float" office:value="-699.6" table:style-name="ce1">
            <text:p>-699,6</text:p>
          </table:table-cell>
          <table:table-cell office:value-type="float" office:value="-535.70000000000005" table:style-name="ce1">
            <text:p>-535,7</text:p>
          </table:table-cell>
          <table:table-cell office:value-type="float" office:value="673.4" table:style-name="ce1">
            <text:p>673,4</text:p>
          </table:table-cell>
          <table:table-cell office:value-type="float" office:value="-382.3" table:style-name="ce1">
            <text:p>-382,3</text:p>
          </table:table-cell>
          <table:table-cell office:value-type="float" office:value="-565.20000000000005" table:style-name="ce1">
            <text:p>-565,2</text:p>
          </table:table-cell>
          <table:table-cell office:value-type="float" office:value="-846.2" table:style-name="ce1">
            <text:p>-846,2</text:p>
          </table:table-cell>
          <table:table-cell office:value-type="float" office:value="-998.3" table:style-name="ce1">
            <text:p>-998,3</text:p>
          </table:table-cell>
          <table:table-cell office:value-type="float" office:value="-816.6" table:style-name="ce1">
            <text:p>-816,6</text:p>
          </table:table-cell>
          <table:table-cell office:value-type="float" office:value="991.5" table:style-name="ce1">
            <text:p>991,5</text:p>
          </table:table-cell>
          <table:table-cell office:value-type="float" office:value="-554" table:style-name="ce1">
            <text:p>-554</text:p>
          </table:table-cell>
          <table:table-cell office:value-type="float" office:value="-702.7" table:style-name="ce1">
            <text:p>-702,7</text:p>
          </table:table-cell>
          <table:table-cell office:value-type="float" office:value="990.7" table:style-name="ce1">
            <text:p>990,7</text:p>
          </table:table-cell>
          <table:table-cell office:value-type="float" office:value="-584.29999999999995" table:style-name="ce1">
            <text:p>-584,3</text:p>
          </table:table-cell>
          <table:table-cell office:value-type="float" office:value="-262.89999999999998" table:style-name="ce1">
            <text:p>-262,9</text:p>
          </table:table-cell>
          <table:table-cell office:value-type="float" office:value="-259.39999999999998" table:style-name="ce1">
            <text:p>-259,4</text:p>
          </table:table-cell>
          <table:table-cell office:value-type="float" office:value="-263.10000000000002" table:style-name="ce1">
            <text:p>-263,1</text:p>
          </table:table-cell>
          <table:table-cell office:value-type="float" office:value="286.39999999999998" table:style-name="ce1">
            <text:p>286,4</text:p>
          </table:table-cell>
          <table:table-cell office:value-type="float" office:value="-248.8" table:style-name="ce1">
            <text:p>-248,8</text:p>
          </table:table-cell>
          <table:table-cell office:value-type="float" office:value="-549.9" table:style-name="ce1">
            <text:p>-549,9</text:p>
          </table:table-cell>
          <table:table-cell office:value-type="float" office:value="430.8" table:style-name="ce1">
            <text:p>430,8</text:p>
          </table:table-cell>
          <table:table-cell office:value-type="float" office:value="895.7" table:style-name="ce1">
            <text:p>895,7</text:p>
          </table:table-cell>
          <table:table-cell table:number-columns-repeated="1634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-674.5" table:style-name="ce1">
            <text:p>-674,5</text:p>
          </table:table-cell>
          <table:table-cell office:value-type="float" office:value="-549.70000000000005" table:style-name="ce1">
            <text:p>-549,7</text:p>
          </table:table-cell>
          <table:table-cell office:value-type="float" office:value="454.8" table:style-name="ce1">
            <text:p>454,8</text:p>
          </table:table-cell>
          <table:table-cell office:value-type="float" office:value="460.7" table:style-name="ce1">
            <text:p>460,7</text:p>
          </table:table-cell>
          <table:table-cell office:value-type="float" office:value="658.4" table:style-name="ce1">
            <text:p>658,4</text:p>
          </table:table-cell>
          <table:table-cell office:value-type="float" office:value="-260.60000000000002" table:style-name="ce1">
            <text:p>-260,6</text:p>
          </table:table-cell>
          <table:table-cell office:value-type="float" office:value="938.5" table:style-name="ce1">
            <text:p>938,5</text:p>
          </table:table-cell>
          <table:table-cell office:value-type="float" office:value="22.5" table:style-name="ce1">
            <text:p>22,5</text:p>
          </table:table-cell>
          <table:table-cell office:value-type="float" office:value="809.4" table:style-name="ce1">
            <text:p>809,4</text:p>
          </table:table-cell>
          <table:table-cell office:value-type="float" office:value="474.3" table:style-name="ce1">
            <text:p>474,3</text:p>
          </table:table-cell>
          <table:table-cell office:value-type="float" office:value="-888.6" table:style-name="ce1">
            <text:p>-888,6</text:p>
          </table:table-cell>
          <table:table-cell office:value-type="float" office:value="-907.8" table:style-name="ce1">
            <text:p>-907,8</text:p>
          </table:table-cell>
          <table:table-cell office:value-type="float" office:value="791" table:style-name="ce1">
            <text:p>791</text:p>
          </table:table-cell>
          <table:table-cell office:value-type="float" office:value="83" table:style-name="ce1">
            <text:p>83</text:p>
          </table:table-cell>
          <table:table-cell office:value-type="float" office:value="95.4" table:style-name="ce1">
            <text:p>95,4</text:p>
          </table:table-cell>
          <table:table-cell office:value-type="float" office:value="993" table:style-name="ce1">
            <text:p>993</text:p>
          </table:table-cell>
          <table:table-cell office:value-type="float" office:value="210" table:style-name="ce1">
            <text:p>210</text:p>
          </table:table-cell>
          <table:table-cell office:value-type="float" office:value="323.7" table:style-name="ce1">
            <text:p>323,7</text:p>
          </table:table-cell>
          <table:table-cell office:value-type="float" office:value="-160" table:style-name="ce1">
            <text:p>-160</text:p>
          </table:table-cell>
          <table:table-cell office:value-type="float" office:value="-490" table:style-name="ce1">
            <text:p>-490</text:p>
          </table:table-cell>
          <table:table-cell office:value-type="float" office:value="207.9" table:style-name="ce1">
            <text:p>207,9</text:p>
          </table:table-cell>
          <table:table-cell office:value-type="float" office:value="-229.7" table:style-name="ce1">
            <text:p>-229,7</text:p>
          </table:table-cell>
          <table:table-cell office:value-type="float" office:value="730.4" table:style-name="ce1">
            <text:p>730,4</text:p>
          </table:table-cell>
          <table:table-cell office:value-type="float" office:value="-459.3" table:style-name="ce1">
            <text:p>-459,3</text:p>
          </table:table-cell>
          <table:table-cell office:value-type="float" office:value="450.5" table:style-name="ce1">
            <text:p>450,5</text:p>
          </table:table-cell>
          <table:table-cell office:value-type="float" office:value="301.3" table:style-name="ce1">
            <text:p>301,3</text:p>
          </table:table-cell>
          <table:table-cell office:value-type="float" office:value="57.6" table:style-name="ce1">
            <text:p>57,6</text:p>
          </table:table-cell>
          <table:table-cell office:value-type="float" office:value="-642.29999999999995" table:style-name="ce1">
            <text:p>-642,3</text:p>
          </table:table-cell>
          <table:table-cell office:value-type="float" office:value="354" table:style-name="ce1">
            <text:p>354</text:p>
          </table:table-cell>
          <table:table-cell office:value-type="float" office:value="593.70000000000005" table:style-name="ce1">
            <text:p>593,7</text:p>
          </table:table-cell>
          <table:table-cell office:value-type="float" office:value="-23" table:style-name="ce1">
            <text:p>-23</text:p>
          </table:table-cell>
          <table:table-cell office:value-type="float" office:value="483.9" table:style-name="ce1">
            <text:p>483,9</text:p>
          </table:table-cell>
          <table:table-cell office:value-type="float" office:value="-76.099999999999994" table:style-name="ce1">
            <text:p>-76,1</text:p>
          </table:table-cell>
          <table:table-cell office:value-type="float" office:value="-507.2" table:style-name="ce1">
            <text:p>-507,2</text:p>
          </table:table-cell>
          <table:table-cell office:value-type="float" office:value="-53.6" table:style-name="ce1">
            <text:p>-53,6</text:p>
          </table:table-cell>
          <table:table-cell office:value-type="float" office:value="-375.9" table:style-name="ce1">
            <text:p>-375,9</text:p>
          </table:table-cell>
          <table:table-cell office:value-type="float" office:value="-777.6" table:style-name="ce1">
            <text:p>-777,6</text:p>
          </table:table-cell>
          <table:table-cell office:value-type="float" office:value="890.6" table:style-name="ce1">
            <text:p>890,6</text:p>
          </table:table-cell>
          <table:table-cell office:value-type="float" office:value="107.4" table:style-name="ce1">
            <text:p>107,4</text:p>
          </table:table-cell>
          <table:table-cell table:number-columns-repeated="16344"/>
        </table:table-row>
        <table:table-row table:style-name="ro1">
          <table:table-cell office:value-type="float" office:value="-506.6" table:style-name="ce1">
            <text:p>-506,6</text:p>
          </table:table-cell>
          <table:table-cell office:value-type="float" office:value="205.7" table:style-name="ce1">
            <text:p>205,7</text:p>
          </table:table-cell>
          <table:table-cell office:value-type="float" office:value="271.10000000000002" table:style-name="ce1">
            <text:p>271,1</text:p>
          </table:table-cell>
          <table:table-cell office:value-type="float" office:value="-425.8" table:style-name="ce1">
            <text:p>-425,8</text:p>
          </table:table-cell>
          <table:table-cell office:value-type="float" office:value="-807" table:style-name="ce1">
            <text:p>-807</text:p>
          </table:table-cell>
          <table:table-cell office:value-type="float" office:value="480.2" table:style-name="ce1">
            <text:p>480,2</text:p>
          </table:table-cell>
          <table:table-cell office:value-type="float" office:value="242.8" table:style-name="ce1">
            <text:p>242,8</text:p>
          </table:table-cell>
          <table:table-cell office:value-type="float" office:value="321.3" table:style-name="ce1">
            <text:p>321,3</text:p>
          </table:table-cell>
          <table:table-cell office:value-type="float" office:value="-550" table:style-name="ce1">
            <text:p>-550</text:p>
          </table:table-cell>
          <table:table-cell office:value-type="float" office:value="-419.4" table:style-name="ce1">
            <text:p>-419,4</text:p>
          </table:table-cell>
          <table:table-cell office:value-type="float" office:value="171.6" table:style-name="ce1">
            <text:p>171,6</text:p>
          </table:table-cell>
          <table:table-cell office:value-type="float" office:value="-518.70000000000005" table:style-name="ce1">
            <text:p>-518,7</text:p>
          </table:table-cell>
          <table:table-cell office:value-type="float" office:value="250.2" table:style-name="ce1">
            <text:p>250,2</text:p>
          </table:table-cell>
          <table:table-cell office:value-type="float" office:value="-651.9" table:style-name="ce1">
            <text:p>-651,9</text:p>
          </table:table-cell>
          <table:table-cell office:value-type="float" office:value="676.4" table:style-name="ce1">
            <text:p>676,4</text:p>
          </table:table-cell>
          <table:table-cell office:value-type="float" office:value="-474.7" table:style-name="ce1">
            <text:p>-474,7</text:p>
          </table:table-cell>
          <table:table-cell office:value-type="float" office:value="-856.1" table:style-name="ce1">
            <text:p>-856,1</text:p>
          </table:table-cell>
          <table:table-cell office:value-type="float" office:value="-356.5" table:style-name="ce1">
            <text:p>-356,5</text:p>
          </table:table-cell>
          <table:table-cell office:value-type="float" office:value="-833.1" table:style-name="ce1">
            <text:p>-833,1</text:p>
          </table:table-cell>
          <table:table-cell office:value-type="float" office:value="-881.1" table:style-name="ce1">
            <text:p>-881,1</text:p>
          </table:table-cell>
          <table:table-cell office:value-type="float" office:value="438.5" table:style-name="ce1">
            <text:p>438,5</text:p>
          </table:table-cell>
          <table:table-cell office:value-type="float" office:value="-277.60000000000002" table:style-name="ce1">
            <text:p>-277,6</text:p>
          </table:table-cell>
          <table:table-cell office:value-type="float" office:value="-888.7" table:style-name="ce1">
            <text:p>-888,7</text:p>
          </table:table-cell>
          <table:table-cell office:value-type="float" office:value="-33.9" table:style-name="ce1">
            <text:p>-33,9</text:p>
          </table:table-cell>
          <table:table-cell office:value-type="float" office:value="164.7" table:style-name="ce1">
            <text:p>164,7</text:p>
          </table:table-cell>
          <table:table-cell office:value-type="float" office:value="574.5" table:style-name="ce1">
            <text:p>574,5</text:p>
          </table:table-cell>
          <table:table-cell office:value-type="float" office:value="491.6" table:style-name="ce1">
            <text:p>491,6</text:p>
          </table:table-cell>
          <table:table-cell office:value-type="float" office:value="854.7" table:style-name="ce1">
            <text:p>854,7</text:p>
          </table:table-cell>
          <table:table-cell office:value-type="float" office:value="335.4" table:style-name="ce1">
            <text:p>335,4</text:p>
          </table:table-cell>
          <table:table-cell office:value-type="float" office:value="223.6" table:style-name="ce1">
            <text:p>223,6</text:p>
          </table:table-cell>
          <table:table-cell office:value-type="float" office:value="-649" table:style-name="ce1">
            <text:p>-649</text:p>
          </table:table-cell>
          <table:table-cell office:value-type="float" office:value="-621" table:style-name="ce1">
            <text:p>-621</text:p>
          </table:table-cell>
          <table:table-cell office:value-type="float" office:value="-491.4" table:style-name="ce1">
            <text:p>-491,4</text:p>
          </table:table-cell>
          <table:table-cell office:value-type="float" office:value="784.2" table:style-name="ce1">
            <text:p>784,2</text:p>
          </table:table-cell>
          <table:table-cell office:value-type="float" office:value="22.4" table:style-name="ce1">
            <text:p>22,4</text:p>
          </table:table-cell>
          <table:table-cell office:value-type="float" office:value="379.9" table:style-name="ce1">
            <text:p>379,9</text:p>
          </table:table-cell>
          <table:table-cell office:value-type="float" office:value="619.5" table:style-name="ce1">
            <text:p>619,5</text:p>
          </table:table-cell>
          <table:table-cell office:value-type="float" office:value="-85.9" table:style-name="ce1">
            <text:p>-85,9</text:p>
          </table:table-cell>
          <table:table-cell office:value-type="float" office:value="-156.80000000000001" table:style-name="ce1">
            <text:p>-156,8</text:p>
          </table:table-cell>
          <table:table-cell office:value-type="float" office:value="736.8" table:style-name="ce1">
            <text:p>736,8</text:p>
          </table:table-cell>
          <table:table-cell table:number-columns-repeated="16344"/>
        </table:table-row>
        <table:table-row table:style-name="ro1">
          <table:table-cell office:value-type="float" office:value="342.7" table:style-name="ce1">
            <text:p>342,7</text:p>
          </table:table-cell>
          <table:table-cell office:value-type="float" office:value="-119.8" table:style-name="ce1">
            <text:p>-119,8</text:p>
          </table:table-cell>
          <table:table-cell office:value-type="float" office:value="924.4" table:style-name="ce1">
            <text:p>924,4</text:p>
          </table:table-cell>
          <table:table-cell office:value-type="float" office:value="-107.3" table:style-name="ce1">
            <text:p>-107,3</text:p>
          </table:table-cell>
          <table:table-cell office:value-type="float" office:value="632.79999999999995" table:style-name="ce1">
            <text:p>632,8</text:p>
          </table:table-cell>
          <table:table-cell office:value-type="float" office:value="-540.20000000000005" table:style-name="ce1">
            <text:p>-540,2</text:p>
          </table:table-cell>
          <table:table-cell office:value-type="float" office:value="-721" table:style-name="ce1">
            <text:p>-721</text:p>
          </table:table-cell>
          <table:table-cell office:value-type="float" office:value="-998.1" table:style-name="ce1">
            <text:p>-998,1</text:p>
          </table:table-cell>
          <table:table-cell office:value-type="float" office:value="-512.29999999999995" table:style-name="ce1">
            <text:p>-512,3</text:p>
          </table:table-cell>
          <table:table-cell office:value-type="float" office:value="377.3" table:style-name="ce1">
            <text:p>377,3</text:p>
          </table:table-cell>
          <table:table-cell office:value-type="float" office:value="-605.79999999999995" table:style-name="ce1">
            <text:p>-605,8</text:p>
          </table:table-cell>
          <table:table-cell office:value-type="float" office:value="-248.9" table:style-name="ce1">
            <text:p>-248,9</text:p>
          </table:table-cell>
          <table:table-cell office:value-type="float" office:value="-295.10000000000002" table:style-name="ce1">
            <text:p>-295,1</text:p>
          </table:table-cell>
          <table:table-cell office:value-type="float" office:value="628.29999999999995" table:style-name="ce1">
            <text:p>628,3</text:p>
          </table:table-cell>
          <table:table-cell office:value-type="float" office:value="169" table:style-name="ce1">
            <text:p>169</text:p>
          </table:table-cell>
          <table:table-cell office:value-type="float" office:value="-283.5" table:style-name="ce1">
            <text:p>-283,5</text:p>
          </table:table-cell>
          <table:table-cell office:value-type="float" office:value="602" table:style-name="ce1">
            <text:p>602</text:p>
          </table:table-cell>
          <table:table-cell office:value-type="float" office:value="4.8" table:style-name="ce1">
            <text:p>4,8</text:p>
          </table:table-cell>
          <table:table-cell office:value-type="float" office:value="-118.9" table:style-name="ce1">
            <text:p>-118,9</text:p>
          </table:table-cell>
          <table:table-cell office:value-type="float" office:value="814" table:style-name="ce1">
            <text:p>814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-239.2" table:style-name="ce1">
            <text:p>-239,2</text:p>
          </table:table-cell>
          <table:table-cell office:value-type="float" office:value="446.3" table:style-name="ce1">
            <text:p>446,3</text:p>
          </table:table-cell>
          <table:table-cell office:value-type="float" office:value="607.1" table:style-name="ce1">
            <text:p>607,1</text:p>
          </table:table-cell>
          <table:table-cell office:value-type="float" office:value="192.1" table:style-name="ce1">
            <text:p>192,1</text:p>
          </table:table-cell>
          <table:table-cell office:value-type="float" office:value="-663" table:style-name="ce1">
            <text:p>-663</text:p>
          </table:table-cell>
          <table:table-cell office:value-type="float" office:value="-757.4" table:style-name="ce1">
            <text:p>-757,4</text:p>
          </table:table-cell>
          <table:table-cell office:value-type="float" office:value="-117.5" table:style-name="ce1">
            <text:p>-117,5</text:p>
          </table:table-cell>
          <table:table-cell office:value-type="float" office:value="-351.5" table:style-name="ce1">
            <text:p>-351,5</text:p>
          </table:table-cell>
          <table:table-cell office:value-type="float" office:value="561.9" table:style-name="ce1">
            <text:p>561,9</text:p>
          </table:table-cell>
          <table:table-cell office:value-type="float" office:value="568.4" table:style-name="ce1">
            <text:p>568,4</text:p>
          </table:table-cell>
          <table:table-cell office:value-type="float" office:value="-945.3" table:style-name="ce1">
            <text:p>-945,3</text:p>
          </table:table-cell>
          <table:table-cell office:value-type="float" office:value="563.70000000000005" table:style-name="ce1">
            <text:p>563,7</text:p>
          </table:table-cell>
          <table:table-cell office:value-type="float" office:value="-905.8" table:style-name="ce1">
            <text:p>-905,8</text:p>
          </table:table-cell>
          <table:table-cell office:value-type="float" office:value="-669.3" table:style-name="ce1">
            <text:p>-669,3</text:p>
          </table:table-cell>
          <table:table-cell office:value-type="float" office:value="522.6" table:style-name="ce1">
            <text:p>522,6</text:p>
          </table:table-cell>
          <table:table-cell office:value-type="float" office:value="-578.70000000000005" table:style-name="ce1">
            <text:p>-578,7</text:p>
          </table:table-cell>
          <table:table-cell office:value-type="float" office:value="798.9" table:style-name="ce1">
            <text:p>798,9</text:p>
          </table:table-cell>
          <table:table-cell office:value-type="float" office:value="922.9" table:style-name="ce1">
            <text:p>922,9</text:p>
          </table:table-cell>
          <table:table-cell office:value-type="float" office:value="559.29999999999995" table:style-name="ce1">
            <text:p>559,3</text:p>
          </table:table-cell>
          <table:table-cell table:number-columns-repeated="16344"/>
        </table:table-row>
        <table:table-row table:style-name="ro1">
          <table:table-cell office:value-type="float" office:value="-997.2" table:style-name="ce1">
            <text:p>-997,2</text:p>
          </table:table-cell>
          <table:table-cell office:value-type="float" office:value="-968.5" table:style-name="ce1">
            <text:p>-968,5</text:p>
          </table:table-cell>
          <table:table-cell office:value-type="float" office:value="421.7" table:style-name="ce1">
            <text:p>421,7</text:p>
          </table:table-cell>
          <table:table-cell office:value-type="float" office:value="198.2" table:style-name="ce1">
            <text:p>198,2</text:p>
          </table:table-cell>
          <table:table-cell office:value-type="float" office:value="-714" table:style-name="ce1">
            <text:p>-714</text:p>
          </table:table-cell>
          <table:table-cell office:value-type="float" office:value="856.5" table:style-name="ce1">
            <text:p>856,5</text:p>
          </table:table-cell>
          <table:table-cell office:value-type="float" office:value="-204.6" table:style-name="ce1">
            <text:p>-204,6</text:p>
          </table:table-cell>
          <table:table-cell office:value-type="float" office:value="565.9" table:style-name="ce1">
            <text:p>565,9</text:p>
          </table:table-cell>
          <table:table-cell office:value-type="float" office:value="-539" table:style-name="ce1">
            <text:p>-539</text:p>
          </table:table-cell>
          <table:table-cell office:value-type="float" office:value="608.70000000000005" table:style-name="ce1">
            <text:p>608,7</text:p>
          </table:table-cell>
          <table:table-cell office:value-type="float" office:value="-579.9" table:style-name="ce1">
            <text:p>-579,9</text:p>
          </table:table-cell>
          <table:table-cell office:value-type="float" office:value="-296.39999999999998" table:style-name="ce1">
            <text:p>-296,4</text:p>
          </table:table-cell>
          <table:table-cell office:value-type="float" office:value="-716.4" table:style-name="ce1">
            <text:p>-716,4</text:p>
          </table:table-cell>
          <table:table-cell office:value-type="float" office:value="-321.8" table:style-name="ce1">
            <text:p>-321,8</text:p>
          </table:table-cell>
          <table:table-cell office:value-type="float" office:value="301" table:style-name="ce1">
            <text:p>301</text:p>
          </table:table-cell>
          <table:table-cell office:value-type="float" office:value="-596.1" table:style-name="ce1">
            <text:p>-596,1</text:p>
          </table:table-cell>
          <table:table-cell office:value-type="float" office:value="296" table:style-name="ce1">
            <text:p>296</text:p>
          </table:table-cell>
          <table:table-cell office:value-type="float" office:value="-581.1" table:style-name="ce1">
            <text:p>-581,1</text:p>
          </table:table-cell>
          <table:table-cell office:value-type="float" office:value="-93.4" table:style-name="ce1">
            <text:p>-93,4</text:p>
          </table:table-cell>
          <table:table-cell office:value-type="float" office:value="-751.2" table:style-name="ce1">
            <text:p>-751,2</text:p>
          </table:table-cell>
          <table:table-cell office:value-type="float" office:value="761" table:style-name="ce1">
            <text:p>761</text:p>
          </table:table-cell>
          <table:table-cell office:value-type="float" office:value="765.3" table:style-name="ce1">
            <text:p>765,3</text:p>
          </table:table-cell>
          <table:table-cell office:value-type="float" office:value="707.2" table:style-name="ce1">
            <text:p>707,2</text:p>
          </table:table-cell>
          <table:table-cell office:value-type="float" office:value="-118.4" table:style-name="ce1">
            <text:p>-118,4</text:p>
          </table:table-cell>
          <table:table-cell office:value-type="float" office:value="-188.3" table:style-name="ce1">
            <text:p>-188,3</text:p>
          </table:table-cell>
          <table:table-cell office:value-type="float" office:value="771.1" table:style-name="ce1">
            <text:p>771,1</text:p>
          </table:table-cell>
          <table:table-cell office:value-type="float" office:value="453.1" table:style-name="ce1">
            <text:p>453,1</text:p>
          </table:table-cell>
          <table:table-cell office:value-type="float" office:value="666" table:style-name="ce1">
            <text:p>666</text:p>
          </table:table-cell>
          <table:table-cell office:value-type="float" office:value="730" table:style-name="ce1">
            <text:p>730</text:p>
          </table:table-cell>
          <table:table-cell office:value-type="float" office:value="764.9" table:style-name="ce1">
            <text:p>764,9</text:p>
          </table:table-cell>
          <table:table-cell office:value-type="float" office:value="-847.5" table:style-name="ce1">
            <text:p>-847,5</text:p>
          </table:table-cell>
          <table:table-cell office:value-type="float" office:value="-315.89999999999998" table:style-name="ce1">
            <text:p>-315,9</text:p>
          </table:table-cell>
          <table:table-cell office:value-type="float" office:value="337.6" table:style-name="ce1">
            <text:p>337,6</text:p>
          </table:table-cell>
          <table:table-cell office:value-type="float" office:value="-105.2" table:style-name="ce1">
            <text:p>-105,2</text:p>
          </table:table-cell>
          <table:table-cell office:value-type="float" office:value="-274.5" table:style-name="ce1">
            <text:p>-274,5</text:p>
          </table:table-cell>
          <table:table-cell office:value-type="float" office:value="-673.3" table:style-name="ce1">
            <text:p>-673,3</text:p>
          </table:table-cell>
          <table:table-cell office:value-type="float" office:value="-104.1" table:style-name="ce1">
            <text:p>-104,1</text:p>
          </table:table-cell>
          <table:table-cell office:value-type="float" office:value="908.9" table:style-name="ce1">
            <text:p>908,9</text:p>
          </table:table-cell>
          <table:table-cell office:value-type="float" office:value="343.1" table:style-name="ce1">
            <text:p>343,1</text:p>
          </table:table-cell>
          <table:table-cell office:value-type="float" office:value="-811.2" table:style-name="ce1">
            <text:p>-811,2</text:p>
          </table:table-cell>
          <table:table-cell table:number-columns-repeated="16344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917.3" table:style-name="ce1">
            <text:p>917,3</text:p>
          </table:table-cell>
          <table:table-cell office:value-type="float" office:value="901.5" table:style-name="ce1">
            <text:p>901,5</text:p>
          </table:table-cell>
          <table:table-cell office:value-type="float" office:value="229.3" table:style-name="ce1">
            <text:p>229,3</text:p>
          </table:table-cell>
          <table:table-cell office:value-type="float" office:value="-868.1" table:style-name="ce1">
            <text:p>-868,1</text:p>
          </table:table-cell>
          <table:table-cell office:value-type="float" office:value="475.2" table:style-name="ce1">
            <text:p>475,2</text:p>
          </table:table-cell>
          <table:table-cell office:value-type="float" office:value="326.2" table:style-name="ce1">
            <text:p>326,2</text:p>
          </table:table-cell>
          <table:table-cell office:value-type="float" office:value="491" table:style-name="ce1">
            <text:p>491</text:p>
          </table:table-cell>
          <table:table-cell office:value-type="float" office:value="-829.3" table:style-name="ce1">
            <text:p>-829,3</text:p>
          </table:table-cell>
          <table:table-cell office:value-type="float" office:value="-67.599999999999994" table:style-name="ce1">
            <text:p>-67,6</text:p>
          </table:table-cell>
          <table:table-cell office:value-type="float" office:value="-367.3" table:style-name="ce1">
            <text:p>-367,3</text:p>
          </table:table-cell>
          <table:table-cell office:value-type="float" office:value="588" table:style-name="ce1">
            <text:p>588</text:p>
          </table:table-cell>
          <table:table-cell office:value-type="float" office:value="-525.20000000000005" table:style-name="ce1">
            <text:p>-525,2</text:p>
          </table:table-cell>
          <table:table-cell office:value-type="float" office:value="-258.89999999999998" table:style-name="ce1">
            <text:p>-258,9</text:p>
          </table:table-cell>
          <table:table-cell office:value-type="float" office:value="-184.8" table:style-name="ce1">
            <text:p>-184,8</text:p>
          </table:table-cell>
          <table:table-cell office:value-type="float" office:value="-321.8" table:style-name="ce1">
            <text:p>-321,8</text:p>
          </table:table-cell>
          <table:table-cell office:value-type="float" office:value="755.8" table:style-name="ce1">
            <text:p>755,8</text:p>
          </table:table-cell>
          <table:table-cell office:value-type="float" office:value="666.1" table:style-name="ce1">
            <text:p>666,1</text:p>
          </table:table-cell>
          <table:table-cell office:value-type="float" office:value="661.3" table:style-name="ce1">
            <text:p>661,3</text:p>
          </table:table-cell>
          <table:table-cell office:value-type="float" office:value="-740.4" table:style-name="ce1">
            <text:p>-740,4</text:p>
          </table:table-cell>
          <table:table-cell office:value-type="float" office:value="-634" table:style-name="ce1">
            <text:p>-634</text:p>
          </table:table-cell>
          <table:table-cell office:value-type="float" office:value="596.5" table:style-name="ce1">
            <text:p>596,5</text:p>
          </table:table-cell>
          <table:table-cell office:value-type="float" office:value="-205.9" table:style-name="ce1">
            <text:p>-205,9</text:p>
          </table:table-cell>
          <table:table-cell office:value-type="float" office:value="877.5" table:style-name="ce1">
            <text:p>877,5</text:p>
          </table:table-cell>
          <table:table-cell office:value-type="float" office:value="-104.1" table:style-name="ce1">
            <text:p>-104,1</text:p>
          </table:table-cell>
          <table:table-cell office:value-type="float" office:value="-658.3" table:style-name="ce1">
            <text:p>-658,3</text:p>
          </table:table-cell>
          <table:table-cell office:value-type="float" office:value="362.7" table:style-name="ce1">
            <text:p>362,7</text:p>
          </table:table-cell>
          <table:table-cell office:value-type="float" office:value="436.4" table:style-name="ce1">
            <text:p>436,4</text:p>
          </table:table-cell>
          <table:table-cell office:value-type="float" office:value="-496.5" table:style-name="ce1">
            <text:p>-496,5</text:p>
          </table:table-cell>
          <table:table-cell office:value-type="float" office:value="-947" table:style-name="ce1">
            <text:p>-947</text:p>
          </table:table-cell>
          <table:table-cell office:value-type="float" office:value="-405.8" table:style-name="ce1">
            <text:p>-405,8</text:p>
          </table:table-cell>
          <table:table-cell office:value-type="float" office:value="612.20000000000005" table:style-name="ce1">
            <text:p>612,2</text:p>
          </table:table-cell>
          <table:table-cell office:value-type="float" office:value="436.6" table:style-name="ce1">
            <text:p>436,6</text:p>
          </table:table-cell>
          <table:table-cell office:value-type="float" office:value="189.2" table:style-name="ce1">
            <text:p>189,2</text:p>
          </table:table-cell>
          <table:table-cell office:value-type="float" office:value="16.8" table:style-name="ce1">
            <text:p>16,8</text:p>
          </table:table-cell>
          <table:table-cell office:value-type="float" office:value="22.1" table:style-name="ce1">
            <text:p>22,1</text:p>
          </table:table-cell>
          <table:table-cell office:value-type="float" office:value="404.5" table:style-name="ce1">
            <text:p>404,5</text:p>
          </table:table-cell>
          <table:table-cell office:value-type="float" office:value="642" table:style-name="ce1">
            <text:p>642</text:p>
          </table:table-cell>
          <table:table-cell office:value-type="float" office:value="-242.3" table:style-name="ce1">
            <text:p>-242,3</text:p>
          </table:table-cell>
          <table:table-cell office:value-type="float" office:value="-643" table:style-name="ce1">
            <text:p>-643</text:p>
          </table:table-cell>
          <table:table-cell table:number-columns-repeated="16344"/>
        </table:table-row>
        <table:table-row table:style-name="ro1">
          <table:table-cell office:value-type="float" office:value="209.2" table:style-name="ce1">
            <text:p>209,2</text:p>
          </table:table-cell>
          <table:table-cell office:value-type="float" office:value="-531.4" table:style-name="ce1">
            <text:p>-531,4</text:p>
          </table:table-cell>
          <table:table-cell office:value-type="float" office:value="344.2" table:style-name="ce1">
            <text:p>344,2</text:p>
          </table:table-cell>
          <table:table-cell office:value-type="float" office:value="-285.8" table:style-name="ce1">
            <text:p>-285,8</text:p>
          </table:table-cell>
          <table:table-cell office:value-type="float" office:value="95.2" table:style-name="ce1">
            <text:p>95,2</text:p>
          </table:table-cell>
          <table:table-cell office:value-type="float" office:value="-168.8" table:style-name="ce1">
            <text:p>-168,8</text:p>
          </table:table-cell>
          <table:table-cell office:value-type="float" office:value="-396.2" table:style-name="ce1">
            <text:p>-396,2</text:p>
          </table:table-cell>
          <table:table-cell office:value-type="float" office:value="755.2" table:style-name="ce1">
            <text:p>755,2</text:p>
          </table:table-cell>
          <table:table-cell office:value-type="float" office:value="-554.70000000000005" table:style-name="ce1">
            <text:p>-554,7</text:p>
          </table:table-cell>
          <table:table-cell office:value-type="float" office:value="-109.9" table:style-name="ce1">
            <text:p>-109,9</text:p>
          </table:table-cell>
          <table:table-cell office:value-type="float" office:value="706.5" table:style-name="ce1">
            <text:p>706,5</text:p>
          </table:table-cell>
          <table:table-cell office:value-type="float" office:value="-255.4" table:style-name="ce1">
            <text:p>-255,4</text:p>
          </table:table-cell>
          <table:table-cell office:value-type="float" office:value="259.60000000000002" table:style-name="ce1">
            <text:p>259,6</text:p>
          </table:table-cell>
          <table:table-cell office:value-type="float" office:value="-672" table:style-name="ce1">
            <text:p>-672</text:p>
          </table:table-cell>
          <table:table-cell office:value-type="float" office:value="-560.70000000000005" table:style-name="ce1">
            <text:p>-560,7</text:p>
          </table:table-cell>
          <table:table-cell office:value-type="float" office:value="-170.5" table:style-name="ce1">
            <text:p>-170,5</text:p>
          </table:table-cell>
          <table:table-cell office:value-type="float" office:value="-894.3" table:style-name="ce1">
            <text:p>-894,3</text:p>
          </table:table-cell>
          <table:table-cell office:value-type="float" office:value="-903.8" table:style-name="ce1">
            <text:p>-903,8</text:p>
          </table:table-cell>
          <table:table-cell office:value-type="float" office:value="-365.2" table:style-name="ce1">
            <text:p>-365,2</text:p>
          </table:table-cell>
          <table:table-cell office:value-type="float" office:value="-291.7" table:style-name="ce1">
            <text:p>-291,7</text:p>
          </table:table-cell>
          <table:table-cell office:value-type="float" office:value="-408.9" table:style-name="ce1">
            <text:p>-408,9</text:p>
          </table:table-cell>
          <table:table-cell office:value-type="float" office:value="-567.4" table:style-name="ce1">
            <text:p>-567,4</text:p>
          </table:table-cell>
          <table:table-cell office:value-type="float" office:value="198.8" table:style-name="ce1">
            <text:p>198,8</text:p>
          </table:table-cell>
          <table:table-cell office:value-type="float" office:value="-788.1" table:style-name="ce1">
            <text:p>-788,1</text:p>
          </table:table-cell>
          <table:table-cell office:value-type="float" office:value="923.2" table:style-name="ce1">
            <text:p>923,2</text:p>
          </table:table-cell>
          <table:table-cell office:value-type="float" office:value="244.9" table:style-name="ce1">
            <text:p>244,9</text:p>
          </table:table-cell>
          <table:table-cell office:value-type="float" office:value="-35.5" table:style-name="ce1">
            <text:p>-35,5</text:p>
          </table:table-cell>
          <table:table-cell office:value-type="float" office:value="973.8" table:style-name="ce1">
            <text:p>973,8</text:p>
          </table:table-cell>
          <table:table-cell office:value-type="float" office:value="-666" table:style-name="ce1">
            <text:p>-666</text:p>
          </table:table-cell>
          <table:table-cell office:value-type="float" office:value="116.4" table:style-name="ce1">
            <text:p>116,4</text:p>
          </table:table-cell>
          <table:table-cell office:value-type="float" office:value="566.29999999999995" table:style-name="ce1">
            <text:p>566,3</text:p>
          </table:table-cell>
          <table:table-cell office:value-type="float" office:value="279.3" table:style-name="ce1">
            <text:p>279,3</text:p>
          </table:table-cell>
          <table:table-cell office:value-type="float" office:value="337.2" table:style-name="ce1">
            <text:p>337,2</text:p>
          </table:table-cell>
          <table:table-cell office:value-type="float" office:value="-398.9" table:style-name="ce1">
            <text:p>-398,9</text:p>
          </table:table-cell>
          <table:table-cell office:value-type="float" office:value="-720.6" table:style-name="ce1">
            <text:p>-720,6</text:p>
          </table:table-cell>
          <table:table-cell office:value-type="float" office:value="781.8" table:style-name="ce1">
            <text:p>781,8</text:p>
          </table:table-cell>
          <table:table-cell office:value-type="float" office:value="-795.5" table:style-name="ce1">
            <text:p>-795,5</text:p>
          </table:table-cell>
          <table:table-cell office:value-type="float" office:value="-117.2" table:style-name="ce1">
            <text:p>-117,2</text:p>
          </table:table-cell>
          <table:table-cell office:value-type="float" office:value="545.20000000000005" table:style-name="ce1">
            <text:p>545,2</text:p>
          </table:table-cell>
          <table:table-cell office:value-type="float" office:value="-299.2" table:style-name="ce1">
            <text:p>-299,2</text:p>
          </table:table-cell>
          <table:table-cell table:number-columns-repeated="16344"/>
        </table:table-row>
        <table:table-row table:style-name="ro1">
          <table:table-cell office:value-type="float" office:value="-451.4" table:style-name="ce1">
            <text:p>-451,4</text:p>
          </table:table-cell>
          <table:table-cell office:value-type="float" office:value="-220.8" table:style-name="ce1">
            <text:p>-220,8</text:p>
          </table:table-cell>
          <table:table-cell office:value-type="float" office:value="283.60000000000002" table:style-name="ce1">
            <text:p>283,6</text:p>
          </table:table-cell>
          <table:table-cell office:value-type="float" office:value="89.5" table:style-name="ce1">
            <text:p>89,5</text:p>
          </table:table-cell>
          <table:table-cell office:value-type="float" office:value="-904.4" table:style-name="ce1">
            <text:p>-904,4</text:p>
          </table:table-cell>
          <table:table-cell office:value-type="float" office:value="-698.7" table:style-name="ce1">
            <text:p>-698,7</text:p>
          </table:table-cell>
          <table:table-cell office:value-type="float" office:value="535.20000000000005" table:style-name="ce1">
            <text:p>535,2</text:p>
          </table:table-cell>
          <table:table-cell office:value-type="float" office:value="-637.4" table:style-name="ce1">
            <text:p>-637,4</text:p>
          </table:table-cell>
          <table:table-cell office:value-type="float" office:value="-984.5" table:style-name="ce1">
            <text:p>-984,5</text:p>
          </table:table-cell>
          <table:table-cell office:value-type="float" office:value="-524" table:style-name="ce1">
            <text:p>-524</text:p>
          </table:table-cell>
          <table:table-cell office:value-type="float" office:value="744.8" table:style-name="ce1">
            <text:p>744,8</text:p>
          </table:table-cell>
          <table:table-cell office:value-type="float" office:value="-731.3" table:style-name="ce1">
            <text:p>-731,3</text:p>
          </table:table-cell>
          <table:table-cell office:value-type="float" office:value="-479.5" table:style-name="ce1">
            <text:p>-479,5</text:p>
          </table:table-cell>
          <table:table-cell office:value-type="float" office:value="-554.20000000000005" table:style-name="ce1">
            <text:p>-554,2</text:p>
          </table:table-cell>
          <table:table-cell office:value-type="float" office:value="-202.6" table:style-name="ce1">
            <text:p>-202,6</text:p>
          </table:table-cell>
          <table:table-cell office:value-type="float" office:value="-940.1" table:style-name="ce1">
            <text:p>-940,1</text:p>
          </table:table-cell>
          <table:table-cell office:value-type="float" office:value="451.4" table:style-name="ce1">
            <text:p>451,4</text:p>
          </table:table-cell>
          <table:table-cell office:value-type="float" office:value="737.6" table:style-name="ce1">
            <text:p>737,6</text:p>
          </table:table-cell>
          <table:table-cell office:value-type="float" office:value="991.6" table:style-name="ce1">
            <text:p>991,6</text:p>
          </table:table-cell>
          <table:table-cell office:value-type="float" office:value="286.7" table:style-name="ce1">
            <text:p>286,7</text:p>
          </table:table-cell>
          <table:table-cell office:value-type="float" office:value="-903.7" table:style-name="ce1">
            <text:p>-903,7</text:p>
          </table:table-cell>
          <table:table-cell office:value-type="float" office:value="616.70000000000005" table:style-name="ce1">
            <text:p>616,7</text:p>
          </table:table-cell>
          <table:table-cell office:value-type="float" office:value="-597.9" table:style-name="ce1">
            <text:p>-597,9</text:p>
          </table:table-cell>
          <table:table-cell office:value-type="float" office:value="417.4" table:style-name="ce1">
            <text:p>417,4</text:p>
          </table:table-cell>
          <table:table-cell office:value-type="float" office:value="638.79999999999995" table:style-name="ce1">
            <text:p>638,8</text:p>
          </table:table-cell>
          <table:table-cell office:value-type="float" office:value="45.5" table:style-name="ce1">
            <text:p>45,5</text:p>
          </table:table-cell>
          <table:table-cell office:value-type="float" office:value="-739.2" table:style-name="ce1">
            <text:p>-739,2</text:p>
          </table:table-cell>
          <table:table-cell office:value-type="float" office:value="-693.1" table:style-name="ce1">
            <text:p>-693,1</text:p>
          </table:table-cell>
          <table:table-cell office:value-type="float" office:value="-926.3" table:style-name="ce1">
            <text:p>-926,3</text:p>
          </table:table-cell>
          <table:table-cell office:value-type="float" office:value="804.5" table:style-name="ce1">
            <text:p>804,5</text:p>
          </table:table-cell>
          <table:table-cell office:value-type="float" office:value="796.1" table:style-name="ce1">
            <text:p>796,1</text:p>
          </table:table-cell>
          <table:table-cell office:value-type="float" office:value="-251.9" table:style-name="ce1">
            <text:p>-251,9</text:p>
          </table:table-cell>
          <table:table-cell office:value-type="float" office:value="511.6" table:style-name="ce1">
            <text:p>511,6</text:p>
          </table:table-cell>
          <table:table-cell office:value-type="float" office:value="476.7" table:style-name="ce1">
            <text:p>476,7</text:p>
          </table:table-cell>
          <table:table-cell office:value-type="float" office:value="-486.9" table:style-name="ce1">
            <text:p>-486,9</text:p>
          </table:table-cell>
          <table:table-cell office:value-type="float" office:value="-894.4" table:style-name="ce1">
            <text:p>-894,4</text:p>
          </table:table-cell>
          <table:table-cell office:value-type="float" office:value="141.5" table:style-name="ce1">
            <text:p>141,5</text:p>
          </table:table-cell>
          <table:table-cell office:value-type="float" office:value="-667.2" table:style-name="ce1">
            <text:p>-667,2</text:p>
          </table:table-cell>
          <table:table-cell office:value-type="float" office:value="-903.7" table:style-name="ce1">
            <text:p>-903,7</text:p>
          </table:table-cell>
          <table:table-cell office:value-type="float" office:value="259.60000000000002" table:style-name="ce1">
            <text:p>259,6</text:p>
          </table:table-cell>
          <table:table-cell table:number-columns-repeated="16344"/>
        </table:table-row>
        <table:table-row table:style-name="ro1">
          <table:table-cell office:value-type="float" office:value="988.5" table:style-name="ce1">
            <text:p>988,5</text:p>
          </table:table-cell>
          <table:table-cell office:value-type="float" office:value="-443.4" table:style-name="ce1">
            <text:p>-443,4</text:p>
          </table:table-cell>
          <table:table-cell office:value-type="float" office:value="587.70000000000005" table:style-name="ce1">
            <text:p>587,7</text:p>
          </table:table-cell>
          <table:table-cell office:value-type="float" office:value="-479.4" table:style-name="ce1">
            <text:p>-479,4</text:p>
          </table:table-cell>
          <table:table-cell office:value-type="float" office:value="517.5" table:style-name="ce1">
            <text:p>517,5</text:p>
          </table:table-cell>
          <table:table-cell office:value-type="float" office:value="245.9" table:style-name="ce1">
            <text:p>245,9</text:p>
          </table:table-cell>
          <table:table-cell office:value-type="float" office:value="476.8" table:style-name="ce1">
            <text:p>476,8</text:p>
          </table:table-cell>
          <table:table-cell office:value-type="float" office:value="-350.7" table:style-name="ce1">
            <text:p>-350,7</text:p>
          </table:table-cell>
          <table:table-cell office:value-type="float" office:value="149.19999999999999" table:style-name="ce1">
            <text:p>149,2</text:p>
          </table:table-cell>
          <table:table-cell office:value-type="float" office:value="636" table:style-name="ce1">
            <text:p>636</text:p>
          </table:table-cell>
          <table:table-cell office:value-type="float" office:value="816" table:style-name="ce1">
            <text:p>816</text:p>
          </table:table-cell>
          <table:table-cell office:value-type="float" office:value="-475.3" table:style-name="ce1">
            <text:p>-475,3</text:p>
          </table:table-cell>
          <table:table-cell office:value-type="float" office:value="722.5" table:style-name="ce1">
            <text:p>722,5</text:p>
          </table:table-cell>
          <table:table-cell office:value-type="float" office:value="-39.299999999999997" table:style-name="ce1">
            <text:p>-39,3</text:p>
          </table:table-cell>
          <table:table-cell office:value-type="float" office:value="648.4" table:style-name="ce1">
            <text:p>648,4</text:p>
          </table:table-cell>
          <table:table-cell office:value-type="float" office:value="-607.5" table:style-name="ce1">
            <text:p>-607,5</text:p>
          </table:table-cell>
          <table:table-cell office:value-type="float" office:value="169.3" table:style-name="ce1">
            <text:p>169,3</text:p>
          </table:table-cell>
          <table:table-cell office:value-type="float" office:value="787.1" table:style-name="ce1">
            <text:p>787,1</text:p>
          </table:table-cell>
          <table:table-cell office:value-type="float" office:value="-380.9" table:style-name="ce1">
            <text:p>-380,9</text:p>
          </table:table-cell>
          <table:table-cell office:value-type="float" office:value="824.6" table:style-name="ce1">
            <text:p>824,6</text:p>
          </table:table-cell>
          <table:table-cell office:value-type="float" office:value="-204.3" table:style-name="ce1">
            <text:p>-204,3</text:p>
          </table:table-cell>
          <table:table-cell office:value-type="float" office:value="-51.6" table:style-name="ce1">
            <text:p>-51,6</text:p>
          </table:table-cell>
          <table:table-cell office:value-type="float" office:value="874.4" table:style-name="ce1">
            <text:p>874,4</text:p>
          </table:table-cell>
          <table:table-cell office:value-type="float" office:value="689.7" table:style-name="ce1">
            <text:p>689,7</text:p>
          </table:table-cell>
          <table:table-cell office:value-type="float" office:value="487.9" table:style-name="ce1">
            <text:p>487,9</text:p>
          </table:table-cell>
          <table:table-cell office:value-type="float" office:value="553.5" table:style-name="ce1">
            <text:p>553,5</text:p>
          </table:table-cell>
          <table:table-cell office:value-type="float" office:value="-93.2" table:style-name="ce1">
            <text:p>-93,2</text:p>
          </table:table-cell>
          <table:table-cell office:value-type="float" office:value="-613.29999999999995" table:style-name="ce1">
            <text:p>-613,3</text:p>
          </table:table-cell>
          <table:table-cell office:value-type="float" office:value="-617.79999999999995" table:style-name="ce1">
            <text:p>-617,8</text:p>
          </table:table-cell>
          <table:table-cell office:value-type="float" office:value="372.3" table:style-name="ce1">
            <text:p>372,3</text:p>
          </table:table-cell>
          <table:table-cell office:value-type="float" office:value="-708.4" table:style-name="ce1">
            <text:p>-708,4</text:p>
          </table:table-cell>
          <table:table-cell office:value-type="float" office:value="-855.3" table:style-name="ce1">
            <text:p>-855,3</text:p>
          </table:table-cell>
          <table:table-cell office:value-type="float" office:value="-75" table:style-name="ce1">
            <text:p>-75</text:p>
          </table:table-cell>
          <table:table-cell office:value-type="float" office:value="-52.9" table:style-name="ce1">
            <text:p>-52,9</text:p>
          </table:table-cell>
          <table:table-cell office:value-type="float" office:value="936.2" table:style-name="ce1">
            <text:p>936,2</text:p>
          </table:table-cell>
          <table:table-cell office:value-type="float" office:value="-391.9" table:style-name="ce1">
            <text:p>-391,9</text:p>
          </table:table-cell>
          <table:table-cell office:value-type="float" office:value="-279" table:style-name="ce1">
            <text:p>-279</text:p>
          </table:table-cell>
          <table:table-cell office:value-type="float" office:value="-489.5" table:style-name="ce1">
            <text:p>-489,5</text:p>
          </table:table-cell>
          <table:table-cell office:value-type="float" office:value="-245.8" table:style-name="ce1">
            <text:p>-245,8</text:p>
          </table:table-cell>
          <table:table-cell office:value-type="float" office:value="-787.4" table:style-name="ce1">
            <text:p>-787,4</text:p>
          </table:table-cell>
          <table:table-cell table:number-columns-repeated="16344"/>
        </table:table-row>
        <table:table-row table:style-name="ro1">
          <table:table-cell office:value-type="float" office:value="497.5" table:style-name="ce1">
            <text:p>497,5</text:p>
          </table:table-cell>
          <table:table-cell office:value-type="float" office:value="-475.8" table:style-name="ce1">
            <text:p>-475,8</text:p>
          </table:table-cell>
          <table:table-cell office:value-type="float" office:value="560" table:style-name="ce1">
            <text:p>560</text:p>
          </table:table-cell>
          <table:table-cell office:value-type="float" office:value="-622.79999999999995" table:style-name="ce1">
            <text:p>-622,8</text:p>
          </table:table-cell>
          <table:table-cell office:value-type="float" office:value="-782.7" table:style-name="ce1">
            <text:p>-782,7</text:p>
          </table:table-cell>
          <table:table-cell office:value-type="float" office:value="404.4" table:style-name="ce1">
            <text:p>404,4</text:p>
          </table:table-cell>
          <table:table-cell office:value-type="float" office:value="-143.1" table:style-name="ce1">
            <text:p>-143,1</text:p>
          </table:table-cell>
          <table:table-cell office:value-type="float" office:value="764.7" table:style-name="ce1">
            <text:p>764,7</text:p>
          </table:table-cell>
          <table:table-cell office:value-type="float" office:value="536.5" table:style-name="ce1">
            <text:p>536,5</text:p>
          </table:table-cell>
          <table:table-cell office:value-type="float" office:value="296" table:style-name="ce1">
            <text:p>296</text:p>
          </table:table-cell>
          <table:table-cell office:value-type="float" office:value="-204.6" table:style-name="ce1">
            <text:p>-204,6</text:p>
          </table:table-cell>
          <table:table-cell office:value-type="float" office:value="-839" table:style-name="ce1">
            <text:p>-839</text:p>
          </table:table-cell>
          <table:table-cell office:value-type="float" office:value="-144.5" table:style-name="ce1">
            <text:p>-144,5</text:p>
          </table:table-cell>
          <table:table-cell office:value-type="float" office:value="-574" table:style-name="ce1">
            <text:p>-574</text:p>
          </table:table-cell>
          <table:table-cell office:value-type="float" office:value="1.3" table:style-name="ce1">
            <text:p>1,3</text:p>
          </table:table-cell>
          <table:table-cell office:value-type="float" office:value="293" table:style-name="ce1">
            <text:p>293</text:p>
          </table:table-cell>
          <table:table-cell office:value-type="float" office:value="-409.5" table:style-name="ce1">
            <text:p>-409,5</text:p>
          </table:table-cell>
          <table:table-cell office:value-type="float" office:value="98.1" table:style-name="ce1">
            <text:p>98,1</text:p>
          </table:table-cell>
          <table:table-cell office:value-type="float" office:value="-967.9" table:style-name="ce1">
            <text:p>-967,9</text:p>
          </table:table-cell>
          <table:table-cell office:value-type="float" office:value="-682.1" table:style-name="ce1">
            <text:p>-682,1</text:p>
          </table:table-cell>
          <table:table-cell office:value-type="float" office:value="210.7" table:style-name="ce1">
            <text:p>210,7</text:p>
          </table:table-cell>
          <table:table-cell office:value-type="float" office:value="-8.1" table:style-name="ce1">
            <text:p>-8,1</text:p>
          </table:table-cell>
          <table:table-cell office:value-type="float" office:value="823.5" table:style-name="ce1">
            <text:p>823,5</text:p>
          </table:table-cell>
          <table:table-cell office:value-type="float" office:value="-500.6" table:style-name="ce1">
            <text:p>-500,6</text:p>
          </table:table-cell>
          <table:table-cell office:value-type="float" office:value="-293.3" table:style-name="ce1">
            <text:p>-293,3</text:p>
          </table:table-cell>
          <table:table-cell office:value-type="float" office:value="-540.20000000000005" table:style-name="ce1">
            <text:p>-540,2</text:p>
          </table:table-cell>
          <table:table-cell office:value-type="float" office:value="-765" table:style-name="ce1">
            <text:p>-765</text:p>
          </table:table-cell>
          <table:table-cell office:value-type="float" office:value="409.4" table:style-name="ce1">
            <text:p>409,4</text:p>
          </table:table-cell>
          <table:table-cell office:value-type="float" office:value="-696.4" table:style-name="ce1">
            <text:p>-696,4</text:p>
          </table:table-cell>
          <table:table-cell office:value-type="float" office:value="-329.6" table:style-name="ce1">
            <text:p>-329,6</text:p>
          </table:table-cell>
          <table:table-cell office:value-type="float" office:value="166.1" table:style-name="ce1">
            <text:p>166,1</text:p>
          </table:table-cell>
          <table:table-cell office:value-type="float" office:value="797.6" table:style-name="ce1">
            <text:p>797,6</text:p>
          </table:table-cell>
          <table:table-cell office:value-type="float" office:value="-209.2" table:style-name="ce1">
            <text:p>-209,2</text:p>
          </table:table-cell>
          <table:table-cell office:value-type="float" office:value="136.19999999999999" table:style-name="ce1">
            <text:p>136,2</text:p>
          </table:table-cell>
          <table:table-cell office:value-type="float" office:value="-109.5" table:style-name="ce1">
            <text:p>-109,5</text:p>
          </table:table-cell>
          <table:table-cell office:value-type="float" office:value="407.7" table:style-name="ce1">
            <text:p>407,7</text:p>
          </table:table-cell>
          <table:table-cell office:value-type="float" office:value="-360.6" table:style-name="ce1">
            <text:p>-360,6</text:p>
          </table:table-cell>
          <table:table-cell office:value-type="float" office:value="88.4" table:style-name="ce1">
            <text:p>88,4</text:p>
          </table:table-cell>
          <table:table-cell office:value-type="float" office:value="656.9" table:style-name="ce1">
            <text:p>656,9</text:p>
          </table:table-cell>
          <table:table-cell office:value-type="float" office:value="-872.7" table:style-name="ce1">
            <text:p>-872,7</text:p>
          </table:table-cell>
          <table:table-cell table:number-columns-repeated="16344"/>
        </table:table-row>
        <table:table-row table:style-name="ro1">
          <table:table-cell office:value-type="float" office:value="66.2" table:style-name="ce1">
            <text:p>66,2</text:p>
          </table:table-cell>
          <table:table-cell office:value-type="float" office:value="573.9" table:style-name="ce1">
            <text:p>573,9</text:p>
          </table:table-cell>
          <table:table-cell office:value-type="float" office:value="-433.6" table:style-name="ce1">
            <text:p>-433,6</text:p>
          </table:table-cell>
          <table:table-cell office:value-type="float" office:value="-870.3" table:style-name="ce1">
            <text:p>-870,3</text:p>
          </table:table-cell>
          <table:table-cell office:value-type="float" office:value="-2.8" table:style-name="ce1">
            <text:p>-2,8</text:p>
          </table:table-cell>
          <table:table-cell office:value-type="float" office:value="-751.2" table:style-name="ce1">
            <text:p>-751,2</text:p>
          </table:table-cell>
          <table:table-cell office:value-type="float" office:value="-209" table:style-name="ce1">
            <text:p>-209</text:p>
          </table:table-cell>
          <table:table-cell office:value-type="float" office:value="50.9" table:style-name="ce1">
            <text:p>50,9</text:p>
          </table:table-cell>
          <table:table-cell office:value-type="float" office:value="-901" table:style-name="ce1">
            <text:p>-901</text:p>
          </table:table-cell>
          <table:table-cell office:value-type="float" office:value="-862" table:style-name="ce1">
            <text:p>-862</text:p>
          </table:table-cell>
          <table:table-cell office:value-type="float" office:value="-877.6" table:style-name="ce1">
            <text:p>-877,6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836.1" table:style-name="ce1">
            <text:p>836,1</text:p>
          </table:table-cell>
          <table:table-cell office:value-type="float" office:value="802.1" table:style-name="ce1">
            <text:p>802,1</text:p>
          </table:table-cell>
          <table:table-cell office:value-type="float" office:value="-898.1" table:style-name="ce1">
            <text:p>-898,1</text:p>
          </table:table-cell>
          <table:table-cell office:value-type="float" office:value="136.5" table:style-name="ce1">
            <text:p>136,5</text:p>
          </table:table-cell>
          <table:table-cell office:value-type="float" office:value="164.1" table:style-name="ce1">
            <text:p>164,1</text:p>
          </table:table-cell>
          <table:table-cell office:value-type="float" office:value="-684.5" table:style-name="ce1">
            <text:p>-684,5</text:p>
          </table:table-cell>
          <table:table-cell office:value-type="float" office:value="886.8" table:style-name="ce1">
            <text:p>886,8</text:p>
          </table:table-cell>
          <table:table-cell office:value-type="float" office:value="-220.4" table:style-name="ce1">
            <text:p>-220,4</text:p>
          </table:table-cell>
          <table:table-cell office:value-type="float" office:value="412.5" table:style-name="ce1">
            <text:p>412,5</text:p>
          </table:table-cell>
          <table:table-cell office:value-type="float" office:value="343.3" table:style-name="ce1">
            <text:p>343,3</text:p>
          </table:table-cell>
          <table:table-cell office:value-type="float" office:value="259.10000000000002" table:style-name="ce1">
            <text:p>259,1</text:p>
          </table:table-cell>
          <table:table-cell office:value-type="float" office:value="-287.2" table:style-name="ce1">
            <text:p>-287,2</text:p>
          </table:table-cell>
          <table:table-cell office:value-type="float" office:value="-726.1" table:style-name="ce1">
            <text:p>-726,1</text:p>
          </table:table-cell>
          <table:table-cell office:value-type="float" office:value="637.5" table:style-name="ce1">
            <text:p>637,5</text:p>
          </table:table-cell>
          <table:table-cell office:value-type="float" office:value="980.1" table:style-name="ce1">
            <text:p>980,1</text:p>
          </table:table-cell>
          <table:table-cell office:value-type="float" office:value="-777.8" table:style-name="ce1">
            <text:p>-777,8</text:p>
          </table:table-cell>
          <table:table-cell office:value-type="float" office:value="309.10000000000002" table:style-name="ce1">
            <text:p>309,1</text:p>
          </table:table-cell>
          <table:table-cell office:value-type="float" office:value="-30.3" table:style-name="ce1">
            <text:p>-30,3</text:p>
          </table:table-cell>
          <table:table-cell office:value-type="float" office:value="247.3" table:style-name="ce1">
            <text:p>247,3</text:p>
          </table:table-cell>
          <table:table-cell office:value-type="float" office:value="-514.79999999999995" table:style-name="ce1">
            <text:p>-514,8</text:p>
          </table:table-cell>
          <table:table-cell office:value-type="float" office:value="604.4" table:style-name="ce1">
            <text:p>604,4</text:p>
          </table:table-cell>
          <table:table-cell office:value-type="float" office:value="-534.4" table:style-name="ce1">
            <text:p>-534,4</text:p>
          </table:table-cell>
          <table:table-cell office:value-type="float" office:value="578.70000000000005" table:style-name="ce1">
            <text:p>578,7</text:p>
          </table:table-cell>
          <table:table-cell office:value-type="float" office:value="781" table:style-name="ce1">
            <text:p>781</text:p>
          </table:table-cell>
          <table:table-cell office:value-type="float" office:value="-559.4" table:style-name="ce1">
            <text:p>-559,4</text:p>
          </table:table-cell>
          <table:table-cell office:value-type="float" office:value="-84.2" table:style-name="ce1">
            <text:p>-84,2</text:p>
          </table:table-cell>
          <table:table-cell office:value-type="float" office:value="-228.4" table:style-name="ce1">
            <text:p>-228,4</text:p>
          </table:table-cell>
          <table:table-cell office:value-type="float" office:value="-353.1" table:style-name="ce1">
            <text:p>-353,1</text:p>
          </table:table-cell>
          <table:table-cell table:number-columns-repeated="16344"/>
        </table:table-row>
        <table:table-row table:style-name="ro1">
          <table:table-cell office:value-type="float" office:value="-832.7" table:style-name="ce1">
            <text:p>-832,7</text:p>
          </table:table-cell>
          <table:table-cell office:value-type="float" office:value="-594.79999999999995" table:style-name="ce1">
            <text:p>-594,8</text:p>
          </table:table-cell>
          <table:table-cell office:value-type="float" office:value="-898.8" table:style-name="ce1">
            <text:p>-898,8</text:p>
          </table:table-cell>
          <table:table-cell office:value-type="float" office:value="-923.9" table:style-name="ce1">
            <text:p>-923,9</text:p>
          </table:table-cell>
          <table:table-cell office:value-type="float" office:value="-471.2" table:style-name="ce1">
            <text:p>-471,2</text:p>
          </table:table-cell>
          <table:table-cell office:value-type="float" office:value="-27.1" table:style-name="ce1">
            <text:p>-27,1</text:p>
          </table:table-cell>
          <table:table-cell office:value-type="float" office:value="338" table:style-name="ce1">
            <text:p>338</text:p>
          </table:table-cell>
          <table:table-cell office:value-type="float" office:value="809.7" table:style-name="ce1">
            <text:p>809,7</text:p>
          </table:table-cell>
          <table:table-cell office:value-type="float" office:value="428.3" table:style-name="ce1">
            <text:p>428,3</text:p>
          </table:table-cell>
          <table:table-cell office:value-type="float" office:value="-121.9" table:style-name="ce1">
            <text:p>-121,9</text:p>
          </table:table-cell>
          <table:table-cell office:value-type="float" office:value="-964.6" table:style-name="ce1">
            <text:p>-964,6</text:p>
          </table:table-cell>
          <table:table-cell office:value-type="float" office:value="996.4" table:style-name="ce1">
            <text:p>996,4</text:p>
          </table:table-cell>
          <table:table-cell office:value-type="float" office:value="441.8" table:style-name="ce1">
            <text:p>441,8</text:p>
          </table:table-cell>
          <table:table-cell office:value-type="float" office:value="698.3" table:style-name="ce1">
            <text:p>698,3</text:p>
          </table:table-cell>
          <table:table-cell office:value-type="float" office:value="-393.6" table:style-name="ce1">
            <text:p>-393,6</text:p>
          </table:table-cell>
          <table:table-cell office:value-type="float" office:value="-497" table:style-name="ce1">
            <text:p>-497</text:p>
          </table:table-cell>
          <table:table-cell office:value-type="float" office:value="-95.4" table:style-name="ce1">
            <text:p>-95,4</text:p>
          </table:table-cell>
          <table:table-cell office:value-type="float" office:value="164.5" table:style-name="ce1">
            <text:p>164,5</text:p>
          </table:table-cell>
          <table:table-cell office:value-type="float" office:value="-293.39999999999998" table:style-name="ce1">
            <text:p>-293,4</text:p>
          </table:table-cell>
          <table:table-cell office:value-type="float" office:value="-186.7" table:style-name="ce1">
            <text:p>-186,7</text:p>
          </table:table-cell>
          <table:table-cell office:value-type="float" office:value="-559.6" table:style-name="ce1">
            <text:p>-559,6</text:p>
          </table:table-cell>
          <table:table-cell office:value-type="float" office:value="-240.2" table:style-name="ce1">
            <text:p>-240,2</text:p>
          </table:table-cell>
          <table:table-cell office:value-type="float" office:value="-452.4" table:style-name="ce1">
            <text:p>-452,4</text:p>
          </table:table-cell>
          <table:table-cell office:value-type="float" office:value="-83.2" table:style-name="ce1">
            <text:p>-83,2</text:p>
          </table:table-cell>
          <table:table-cell office:value-type="float" office:value="-175" table:style-name="ce1">
            <text:p>-175</text:p>
          </table:table-cell>
          <table:table-cell office:value-type="float" office:value="225.7" table:style-name="ce1">
            <text:p>225,7</text:p>
          </table:table-cell>
          <table:table-cell office:value-type="float" office:value="-115.4" table:style-name="ce1">
            <text:p>-115,4</text:p>
          </table:table-cell>
          <table:table-cell office:value-type="float" office:value="-20.2" table:style-name="ce1">
            <text:p>-20,2</text:p>
          </table:table-cell>
          <table:table-cell office:value-type="float" office:value="886.7" table:style-name="ce1">
            <text:p>886,7</text:p>
          </table:table-cell>
          <table:table-cell office:value-type="float" office:value="308.8" table:style-name="ce1">
            <text:p>308,8</text:p>
          </table:table-cell>
          <table:table-cell office:value-type="float" office:value="-758.4" table:style-name="ce1">
            <text:p>-758,4</text:p>
          </table:table-cell>
          <table:table-cell office:value-type="float" office:value="-511.2" table:style-name="ce1">
            <text:p>-511,2</text:p>
          </table:table-cell>
          <table:table-cell office:value-type="float" office:value="828.2" table:style-name="ce1">
            <text:p>828,2</text:p>
          </table:table-cell>
          <table:table-cell office:value-type="float" office:value="-345.1" table:style-name="ce1">
            <text:p>-345,1</text:p>
          </table:table-cell>
          <table:table-cell office:value-type="float" office:value="-796.4" table:style-name="ce1">
            <text:p>-796,4</text:p>
          </table:table-cell>
          <table:table-cell office:value-type="float" office:value="-621.79999999999995" table:style-name="ce1">
            <text:p>-621,8</text:p>
          </table:table-cell>
          <table:table-cell office:value-type="float" office:value="-928" table:style-name="ce1">
            <text:p>-928</text:p>
          </table:table-cell>
          <table:table-cell office:value-type="float" office:value="-708.4" table:style-name="ce1">
            <text:p>-708,4</text:p>
          </table:table-cell>
          <table:table-cell office:value-type="float" office:value="557.4" table:style-name="ce1">
            <text:p>557,4</text:p>
          </table:table-cell>
          <table:table-cell office:value-type="float" office:value="-232.2" table:style-name="ce1">
            <text:p>-232,2</text:p>
          </table:table-cell>
          <table:table-cell table:number-columns-repeated="16344"/>
        </table:table-row>
        <table:table-row table:style-name="ro1">
          <table:table-cell office:value-type="float" office:value="207.2" table:style-name="ce1">
            <text:p>207,2</text:p>
          </table:table-cell>
          <table:table-cell office:value-type="float" office:value="-346" table:style-name="ce1">
            <text:p>-346</text:p>
          </table:table-cell>
          <table:table-cell office:value-type="float" office:value="-542.4" table:style-name="ce1">
            <text:p>-542,4</text:p>
          </table:table-cell>
          <table:table-cell office:value-type="float" office:value="151" table:style-name="ce1">
            <text:p>151</text:p>
          </table:table-cell>
          <table:table-cell office:value-type="float" office:value="-762.3" table:style-name="ce1">
            <text:p>-762,3</text:p>
          </table:table-cell>
          <table:table-cell office:value-type="float" office:value="829.5" table:style-name="ce1">
            <text:p>829,5</text:p>
          </table:table-cell>
          <table:table-cell office:value-type="float" office:value="-407.7" table:style-name="ce1">
            <text:p>-407,7</text:p>
          </table:table-cell>
          <table:table-cell office:value-type="float" office:value="916.7" table:style-name="ce1">
            <text:p>916,7</text:p>
          </table:table-cell>
          <table:table-cell office:value-type="float" office:value="-438" table:style-name="ce1">
            <text:p>-438</text:p>
          </table:table-cell>
          <table:table-cell office:value-type="float" office:value="132.6" table:style-name="ce1">
            <text:p>132,6</text:p>
          </table:table-cell>
          <table:table-cell office:value-type="float" office:value="328.6" table:style-name="ce1">
            <text:p>328,6</text:p>
          </table:table-cell>
          <table:table-cell office:value-type="float" office:value="-717.2" table:style-name="ce1">
            <text:p>-717,2</text:p>
          </table:table-cell>
          <table:table-cell office:value-type="float" office:value="-676.4" table:style-name="ce1">
            <text:p>-676,4</text:p>
          </table:table-cell>
          <table:table-cell office:value-type="float" office:value="644" table:style-name="ce1">
            <text:p>644</text:p>
          </table:table-cell>
          <table:table-cell office:value-type="float" office:value="960.8" table:style-name="ce1">
            <text:p>960,8</text:p>
          </table:table-cell>
          <table:table-cell office:value-type="float" office:value="510.6" table:style-name="ce1">
            <text:p>510,6</text:p>
          </table:table-cell>
          <table:table-cell office:value-type="float" office:value="561" table:style-name="ce1">
            <text:p>561</text:p>
          </table:table-cell>
          <table:table-cell office:value-type="float" office:value="-210.5" table:style-name="ce1">
            <text:p>-210,5</text:p>
          </table:table-cell>
          <table:table-cell office:value-type="float" office:value="-952.1" table:style-name="ce1">
            <text:p>-952,1</text:p>
          </table:table-cell>
          <table:table-cell office:value-type="float" office:value="493.4" table:style-name="ce1">
            <text:p>493,4</text:p>
          </table:table-cell>
          <table:table-cell office:value-type="float" office:value="-999.2" table:style-name="ce1">
            <text:p>-999,2</text:p>
          </table:table-cell>
          <table:table-cell office:value-type="float" office:value="116.3" table:style-name="ce1">
            <text:p>116,3</text:p>
          </table:table-cell>
          <table:table-cell office:value-type="float" office:value="-395.7" table:style-name="ce1">
            <text:p>-395,7</text:p>
          </table:table-cell>
          <table:table-cell office:value-type="float" office:value="-428.8" table:style-name="ce1">
            <text:p>-428,8</text:p>
          </table:table-cell>
          <table:table-cell office:value-type="float" office:value="808" table:style-name="ce1">
            <text:p>808</text:p>
          </table:table-cell>
          <table:table-cell office:value-type="float" office:value="166" table:style-name="ce1">
            <text:p>166</text:p>
          </table:table-cell>
          <table:table-cell office:value-type="float" office:value="461.8" table:style-name="ce1">
            <text:p>461,8</text:p>
          </table:table-cell>
          <table:table-cell office:value-type="float" office:value="144.80000000000001" table:style-name="ce1">
            <text:p>144,8</text:p>
          </table:table-cell>
          <table:table-cell office:value-type="float" office:value="969.2" table:style-name="ce1">
            <text:p>969,2</text:p>
          </table:table-cell>
          <table:table-cell office:value-type="float" office:value="767.5" table:style-name="ce1">
            <text:p>767,5</text:p>
          </table:table-cell>
          <table:table-cell office:value-type="float" office:value="-801.8" table:style-name="ce1">
            <text:p>-801,8</text:p>
          </table:table-cell>
          <table:table-cell office:value-type="float" office:value="-842.7" table:style-name="ce1">
            <text:p>-842,7</text:p>
          </table:table-cell>
          <table:table-cell office:value-type="float" office:value="-163.80000000000001" table:style-name="ce1">
            <text:p>-163,8</text:p>
          </table:table-cell>
          <table:table-cell office:value-type="float" office:value="-808.7" table:style-name="ce1">
            <text:p>-808,7</text:p>
          </table:table-cell>
          <table:table-cell office:value-type="float" office:value="939.6" table:style-name="ce1">
            <text:p>939,6</text:p>
          </table:table-cell>
          <table:table-cell office:value-type="float" office:value="310.10000000000002" table:style-name="ce1">
            <text:p>310,1</text:p>
          </table:table-cell>
          <table:table-cell office:value-type="float" office:value="286.2" table:style-name="ce1">
            <text:p>286,2</text:p>
          </table:table-cell>
          <table:table-cell office:value-type="float" office:value="-114.2" table:style-name="ce1">
            <text:p>-114,2</text:p>
          </table:table-cell>
          <table:table-cell office:value-type="float" office:value="477.2" table:style-name="ce1">
            <text:p>477,2</text:p>
          </table:table-cell>
          <table:table-cell office:value-type="float" office:value="-303.60000000000002" table:style-name="ce1">
            <text:p>-303,6</text:p>
          </table:table-cell>
          <table:table-cell table:number-columns-repeated="16344"/>
        </table:table-row>
        <table:table-row table:style-name="ro1">
          <table:table-cell office:value-type="float" office:value="63.2" table:style-name="ce1">
            <text:p>63,2</text:p>
          </table:table-cell>
          <table:table-cell office:value-type="float" office:value="637.70000000000005" table:style-name="ce1">
            <text:p>637,7</text:p>
          </table:table-cell>
          <table:table-cell office:value-type="float" office:value="-398.3" table:style-name="ce1">
            <text:p>-398,3</text:p>
          </table:table-cell>
          <table:table-cell office:value-type="float" office:value="992" table:style-name="ce1">
            <text:p>992</text:p>
          </table:table-cell>
          <table:table-cell office:value-type="float" office:value="-149.19999999999999" table:style-name="ce1">
            <text:p>-149,2</text:p>
          </table:table-cell>
          <table:table-cell office:value-type="float" office:value="419.2" table:style-name="ce1">
            <text:p>419,2</text:p>
          </table:table-cell>
          <table:table-cell office:value-type="float" office:value="-641" table:style-name="ce1">
            <text:p>-641</text:p>
          </table:table-cell>
          <table:table-cell office:value-type="float" office:value="-210.1" table:style-name="ce1">
            <text:p>-210,1</text:p>
          </table:table-cell>
          <table:table-cell office:value-type="float" office:value="777.5" table:style-name="ce1">
            <text:p>777,5</text:p>
          </table:table-cell>
          <table:table-cell office:value-type="float" office:value="267.8" table:style-name="ce1">
            <text:p>267,8</text:p>
          </table:table-cell>
          <table:table-cell office:value-type="float" office:value="-872.9" table:style-name="ce1">
            <text:p>-872,9</text:p>
          </table:table-cell>
          <table:table-cell office:value-type="float" office:value="-828.2" table:style-name="ce1">
            <text:p>-828,2</text:p>
          </table:table-cell>
          <table:table-cell office:value-type="float" office:value="109.6" table:style-name="ce1">
            <text:p>109,6</text:p>
          </table:table-cell>
          <table:table-cell office:value-type="float" office:value="859.6" table:style-name="ce1">
            <text:p>859,6</text:p>
          </table:table-cell>
          <table:table-cell office:value-type="float" office:value="471.1" table:style-name="ce1">
            <text:p>471,1</text:p>
          </table:table-cell>
          <table:table-cell office:value-type="float" office:value="95.9" table:style-name="ce1">
            <text:p>95,9</text:p>
          </table:table-cell>
          <table:table-cell office:value-type="float" office:value="91" table:style-name="ce1">
            <text:p>91</text:p>
          </table:table-cell>
          <table:table-cell office:value-type="float" office:value="850.5" table:style-name="ce1">
            <text:p>850,5</text:p>
          </table:table-cell>
          <table:table-cell office:value-type="float" office:value="-550.1" table:style-name="ce1">
            <text:p>-550,1</text:p>
          </table:table-cell>
          <table:table-cell office:value-type="float" office:value="627.70000000000005" table:style-name="ce1">
            <text:p>627,7</text:p>
          </table:table-cell>
          <table:table-cell office:value-type="float" office:value="52.3" table:style-name="ce1">
            <text:p>52,3</text:p>
          </table:table-cell>
          <table:table-cell office:value-type="float" office:value="-298" table:style-name="ce1">
            <text:p>-298</text:p>
          </table:table-cell>
          <table:table-cell office:value-type="float" office:value="695.8" table:style-name="ce1">
            <text:p>695,8</text:p>
          </table:table-cell>
          <table:table-cell office:value-type="float" office:value="-351.6" table:style-name="ce1">
            <text:p>-351,6</text:p>
          </table:table-cell>
          <table:table-cell office:value-type="float" office:value="-568.79999999999995" table:style-name="ce1">
            <text:p>-568,8</text:p>
          </table:table-cell>
          <table:table-cell office:value-type="float" office:value="386.7" table:style-name="ce1">
            <text:p>386,7</text:p>
          </table:table-cell>
          <table:table-cell office:value-type="float" office:value="-711.5" table:style-name="ce1">
            <text:p>-711,5</text:p>
          </table:table-cell>
          <table:table-cell office:value-type="float" office:value="-509.1" table:style-name="ce1">
            <text:p>-509,1</text:p>
          </table:table-cell>
          <table:table-cell office:value-type="float" office:value="139.6" table:style-name="ce1">
            <text:p>139,6</text:p>
          </table:table-cell>
          <table:table-cell office:value-type="float" office:value="231.8" table:style-name="ce1">
            <text:p>231,8</text:p>
          </table:table-cell>
          <table:table-cell office:value-type="float" office:value="825.4" table:style-name="ce1">
            <text:p>825,4</text:p>
          </table:table-cell>
          <table:table-cell office:value-type="float" office:value="357.5" table:style-name="ce1">
            <text:p>357,5</text:p>
          </table:table-cell>
          <table:table-cell office:value-type="float" office:value="-775.4" table:style-name="ce1">
            <text:p>-775,4</text:p>
          </table:table-cell>
          <table:table-cell office:value-type="float" office:value="839.4" table:style-name="ce1">
            <text:p>839,4</text:p>
          </table:table-cell>
          <table:table-cell office:value-type="float" office:value="766.7" table:style-name="ce1">
            <text:p>766,7</text:p>
          </table:table-cell>
          <table:table-cell office:value-type="float" office:value="807.2" table:style-name="ce1">
            <text:p>807,2</text:p>
          </table:table-cell>
          <table:table-cell office:value-type="float" office:value="51.4" table:style-name="ce1">
            <text:p>51,4</text:p>
          </table:table-cell>
          <table:table-cell office:value-type="float" office:value="565.70000000000005" table:style-name="ce1">
            <text:p>565,7</text:p>
          </table:table-cell>
          <table:table-cell office:value-type="float" office:value="-870.9" table:style-name="ce1">
            <text:p>-870,9</text:p>
          </table:table-cell>
          <table:table-cell office:value-type="float" office:value="-99.3" table:style-name="ce1">
            <text:p>-99,3</text:p>
          </table:table-cell>
          <table:table-cell table:number-columns-repeated="16344"/>
        </table:table-row>
        <table:table-row table:style-name="ro1">
          <table:table-cell office:value-type="float" office:value="692.5" table:style-name="ce1">
            <text:p>692,5</text:p>
          </table:table-cell>
          <table:table-cell office:value-type="float" office:value="487.9" table:style-name="ce1">
            <text:p>487,9</text:p>
          </table:table-cell>
          <table:table-cell office:value-type="float" office:value="-422.2" table:style-name="ce1">
            <text:p>-422,2</text:p>
          </table:table-cell>
          <table:table-cell office:value-type="float" office:value="292.60000000000002" table:style-name="ce1">
            <text:p>292,6</text:p>
          </table:table-cell>
          <table:table-cell office:value-type="float" office:value="656.2" table:style-name="ce1">
            <text:p>656,2</text:p>
          </table:table-cell>
          <table:table-cell office:value-type="float" office:value="295.5" table:style-name="ce1">
            <text:p>295,5</text:p>
          </table:table-cell>
          <table:table-cell office:value-type="float" office:value="-622.5" table:style-name="ce1">
            <text:p>-622,5</text:p>
          </table:table-cell>
          <table:table-cell office:value-type="float" office:value="-782.7" table:style-name="ce1">
            <text:p>-782,7</text:p>
          </table:table-cell>
          <table:table-cell office:value-type="float" office:value="839.4" table:style-name="ce1">
            <text:p>839,4</text:p>
          </table:table-cell>
          <table:table-cell office:value-type="float" office:value="509.2" table:style-name="ce1">
            <text:p>509,2</text:p>
          </table:table-cell>
          <table:table-cell office:value-type="float" office:value="347.2" table:style-name="ce1">
            <text:p>347,2</text:p>
          </table:table-cell>
          <table:table-cell office:value-type="float" office:value="-583.79999999999995" table:style-name="ce1">
            <text:p>-583,8</text:p>
          </table:table-cell>
          <table:table-cell office:value-type="float" office:value="810.4" table:style-name="ce1">
            <text:p>810,4</text:p>
          </table:table-cell>
          <table:table-cell office:value-type="float" office:value="971.5" table:style-name="ce1">
            <text:p>971,5</text:p>
          </table:table-cell>
          <table:table-cell office:value-type="float" office:value="367" table:style-name="ce1">
            <text:p>367</text:p>
          </table:table-cell>
          <table:table-cell office:value-type="float" office:value="563.5" table:style-name="ce1">
            <text:p>563,5</text:p>
          </table:table-cell>
          <table:table-cell office:value-type="float" office:value="-366.6" table:style-name="ce1">
            <text:p>-366,6</text:p>
          </table:table-cell>
          <table:table-cell office:value-type="float" office:value="845.5" table:style-name="ce1">
            <text:p>845,5</text:p>
          </table:table-cell>
          <table:table-cell office:value-type="float" office:value="-9.6" table:style-name="ce1">
            <text:p>-9,6</text:p>
          </table:table-cell>
          <table:table-cell office:value-type="float" office:value="-27.4" table:style-name="ce1">
            <text:p>-27,4</text:p>
          </table:table-cell>
          <table:table-cell office:value-type="float" office:value="-318.5" table:style-name="ce1">
            <text:p>-318,5</text:p>
          </table:table-cell>
          <table:table-cell office:value-type="float" office:value="-38.4" table:style-name="ce1">
            <text:p>-38,4</text:p>
          </table:table-cell>
          <table:table-cell office:value-type="float" office:value="383.4" table:style-name="ce1">
            <text:p>383,4</text:p>
          </table:table-cell>
          <table:table-cell office:value-type="float" office:value="452.3" table:style-name="ce1">
            <text:p>452,3</text:p>
          </table:table-cell>
          <table:table-cell office:value-type="float" office:value="104" table:style-name="ce1">
            <text:p>104</text:p>
          </table:table-cell>
          <table:table-cell office:value-type="float" office:value="-70.3" table:style-name="ce1">
            <text:p>-70,3</text:p>
          </table:table-cell>
          <table:table-cell office:value-type="float" office:value="314.10000000000002" table:style-name="ce1">
            <text:p>314,1</text:p>
          </table:table-cell>
          <table:table-cell office:value-type="float" office:value="-371.5" table:style-name="ce1">
            <text:p>-371,5</text:p>
          </table:table-cell>
          <table:table-cell office:value-type="float" office:value="176.7" table:style-name="ce1">
            <text:p>176,7</text:p>
          </table:table-cell>
          <table:table-cell office:value-type="float" office:value="233.6" table:style-name="ce1">
            <text:p>233,6</text:p>
          </table:table-cell>
          <table:table-cell office:value-type="float" office:value="85.4" table:style-name="ce1">
            <text:p>85,4</text:p>
          </table:table-cell>
          <table:table-cell office:value-type="float" office:value="-0.9" table:style-name="ce1">
            <text:p>-0,9</text:p>
          </table:table-cell>
          <table:table-cell office:value-type="float" office:value="-659.1" table:style-name="ce1">
            <text:p>-659,1</text:p>
          </table:table-cell>
          <table:table-cell office:value-type="float" office:value="180.1" table:style-name="ce1">
            <text:p>180,1</text:p>
          </table:table-cell>
          <table:table-cell office:value-type="float" office:value="-866.5" table:style-name="ce1">
            <text:p>-866,5</text:p>
          </table:table-cell>
          <table:table-cell office:value-type="float" office:value="580.5" table:style-name="ce1">
            <text:p>580,5</text:p>
          </table:table-cell>
          <table:table-cell office:value-type="float" office:value="568.20000000000005" table:style-name="ce1">
            <text:p>568,2</text:p>
          </table:table-cell>
          <table:table-cell office:value-type="float" office:value="461.7" table:style-name="ce1">
            <text:p>461,7</text:p>
          </table:table-cell>
          <table:table-cell office:value-type="float" office:value="310.5" table:style-name="ce1">
            <text:p>310,5</text:p>
          </table:table-cell>
          <table:table-cell office:value-type="float" office:value="-536.5" table:style-name="ce1">
            <text:p>-536,5</text:p>
          </table:table-cell>
          <table:table-cell table:number-columns-repeated="16344"/>
        </table:table-row>
        <table:table-row table:style-name="ro1">
          <table:table-cell office:value-type="float" office:value="945.9" table:style-name="ce1">
            <text:p>945,9</text:p>
          </table:table-cell>
          <table:table-cell office:value-type="float" office:value="-379.5" table:style-name="ce1">
            <text:p>-379,5</text:p>
          </table:table-cell>
          <table:table-cell office:value-type="float" office:value="958.7" table:style-name="ce1">
            <text:p>958,7</text:p>
          </table:table-cell>
          <table:table-cell office:value-type="float" office:value="-906.6" table:style-name="ce1">
            <text:p>-906,6</text:p>
          </table:table-cell>
          <table:table-cell office:value-type="float" office:value="384" table:style-name="ce1">
            <text:p>384</text:p>
          </table:table-cell>
          <table:table-cell office:value-type="float" office:value="-543.4" table:style-name="ce1">
            <text:p>-543,4</text:p>
          </table:table-cell>
          <table:table-cell office:value-type="float" office:value="-682.1" table:style-name="ce1">
            <text:p>-682,1</text:p>
          </table:table-cell>
          <table:table-cell office:value-type="float" office:value="760.5" table:style-name="ce1">
            <text:p>760,5</text:p>
          </table:table-cell>
          <table:table-cell office:value-type="float" office:value="-916.9" table:style-name="ce1">
            <text:p>-916,9</text:p>
          </table:table-cell>
          <table:table-cell office:value-type="float" office:value="-316.60000000000002" table:style-name="ce1">
            <text:p>-316,6</text:p>
          </table:table-cell>
          <table:table-cell office:value-type="float" office:value="-429.2" table:style-name="ce1">
            <text:p>-429,2</text:p>
          </table:table-cell>
          <table:table-cell office:value-type="float" office:value="-230.6" table:style-name="ce1">
            <text:p>-230,6</text:p>
          </table:table-cell>
          <table:table-cell office:value-type="float" office:value="846.7" table:style-name="ce1">
            <text:p>846,7</text:p>
          </table:table-cell>
          <table:table-cell office:value-type="float" office:value="455.6" table:style-name="ce1">
            <text:p>455,6</text:p>
          </table:table-cell>
          <table:table-cell office:value-type="float" office:value="228.6" table:style-name="ce1">
            <text:p>228,6</text:p>
          </table:table-cell>
          <table:table-cell office:value-type="float" office:value="826.5" table:style-name="ce1">
            <text:p>826,5</text:p>
          </table:table-cell>
          <table:table-cell office:value-type="float" office:value="4.8" table:style-name="ce1">
            <text:p>4,8</text:p>
          </table:table-cell>
          <table:table-cell office:value-type="float" office:value="-192.8" table:style-name="ce1">
            <text:p>-192,8</text:p>
          </table:table-cell>
          <table:table-cell office:value-type="float" office:value="550.9" table:style-name="ce1">
            <text:p>550,9</text:p>
          </table:table-cell>
          <table:table-cell office:value-type="float" office:value="143" table:style-name="ce1">
            <text:p>143</text:p>
          </table:table-cell>
          <table:table-cell office:value-type="float" office:value="559.5" table:style-name="ce1">
            <text:p>559,5</text:p>
          </table:table-cell>
          <table:table-cell office:value-type="float" office:value="470.3" table:style-name="ce1">
            <text:p>470,3</text:p>
          </table:table-cell>
          <table:table-cell office:value-type="float" office:value="984.1" table:style-name="ce1">
            <text:p>984,1</text:p>
          </table:table-cell>
          <table:table-cell office:value-type="float" office:value="735.2" table:style-name="ce1">
            <text:p>735,2</text:p>
          </table:table-cell>
          <table:table-cell office:value-type="float" office:value="-636.9" table:style-name="ce1">
            <text:p>-636,9</text:p>
          </table:table-cell>
          <table:table-cell office:value-type="float" office:value="-147.6" table:style-name="ce1">
            <text:p>-147,6</text:p>
          </table:table-cell>
          <table:table-cell office:value-type="float" office:value="-684.3" table:style-name="ce1">
            <text:p>-684,3</text:p>
          </table:table-cell>
          <table:table-cell office:value-type="float" office:value="-581.20000000000005" table:style-name="ce1">
            <text:p>-581,2</text:p>
          </table:table-cell>
          <table:table-cell office:value-type="float" office:value="-842.9" table:style-name="ce1">
            <text:p>-842,9</text:p>
          </table:table-cell>
          <table:table-cell office:value-type="float" office:value="-319.8" table:style-name="ce1">
            <text:p>-319,8</text:p>
          </table:table-cell>
          <table:table-cell office:value-type="float" office:value="930.6" table:style-name="ce1">
            <text:p>930,6</text:p>
          </table:table-cell>
          <table:table-cell office:value-type="float" office:value="262.5" table:style-name="ce1">
            <text:p>262,5</text:p>
          </table:table-cell>
          <table:table-cell office:value-type="float" office:value="-434.2" table:style-name="ce1">
            <text:p>-434,2</text:p>
          </table:table-cell>
          <table:table-cell office:value-type="float" office:value="-328.7" table:style-name="ce1">
            <text:p>-328,7</text:p>
          </table:table-cell>
          <table:table-cell office:value-type="float" office:value="-590.79999999999995" table:style-name="ce1">
            <text:p>-590,8</text:p>
          </table:table-cell>
          <table:table-cell office:value-type="float" office:value="507.8" table:style-name="ce1">
            <text:p>507,8</text:p>
          </table:table-cell>
          <table:table-cell office:value-type="float" office:value="690.9" table:style-name="ce1">
            <text:p>690,9</text:p>
          </table:table-cell>
          <table:table-cell office:value-type="float" office:value="-298.3" table:style-name="ce1">
            <text:p>-298,3</text:p>
          </table:table-cell>
          <table:table-cell office:value-type="float" office:value="163.4" table:style-name="ce1">
            <text:p>163,4</text:p>
          </table:table-cell>
          <table:table-cell office:value-type="float" office:value="85.2" table:style-name="ce1">
            <text:p>85,2</text:p>
          </table:table-cell>
          <table:table-cell table:number-columns-repeated="16344"/>
        </table:table-row>
        <table:table-row table:style-name="ro1">
          <table:table-cell office:value-type="float" office:value="-211.1" table:style-name="ce1">
            <text:p>-211,1</text:p>
          </table:table-cell>
          <table:table-cell office:value-type="float" office:value="-899.4" table:style-name="ce1">
            <text:p>-899,4</text:p>
          </table:table-cell>
          <table:table-cell office:value-type="float" office:value="-462.9" table:style-name="ce1">
            <text:p>-462,9</text:p>
          </table:table-cell>
          <table:table-cell office:value-type="float" office:value="-952.5" table:style-name="ce1">
            <text:p>-952,5</text:p>
          </table:table-cell>
          <table:table-cell office:value-type="float" office:value="-43.4" table:style-name="ce1">
            <text:p>-43,4</text:p>
          </table:table-cell>
          <table:table-cell office:value-type="float" office:value="-247.3" table:style-name="ce1">
            <text:p>-247,3</text:p>
          </table:table-cell>
          <table:table-cell office:value-type="float" office:value="212.9" table:style-name="ce1">
            <text:p>212,9</text:p>
          </table:table-cell>
          <table:table-cell office:value-type="float" office:value="330.4" table:style-name="ce1">
            <text:p>330,4</text:p>
          </table:table-cell>
          <table:table-cell office:value-type="float" office:value="971.8" table:style-name="ce1">
            <text:p>971,8</text:p>
          </table:table-cell>
          <table:table-cell office:value-type="float" office:value="-691.3" table:style-name="ce1">
            <text:p>-691,3</text:p>
          </table:table-cell>
          <table:table-cell office:value-type="float" office:value="-655.1" table:style-name="ce1">
            <text:p>-655,1</text:p>
          </table:table-cell>
          <table:table-cell office:value-type="float" office:value="-529.6" table:style-name="ce1">
            <text:p>-529,6</text:p>
          </table:table-cell>
          <table:table-cell office:value-type="float" office:value="-59.6" table:style-name="ce1">
            <text:p>-59,6</text:p>
          </table:table-cell>
          <table:table-cell office:value-type="float" office:value="980.2" table:style-name="ce1">
            <text:p>980,2</text:p>
          </table:table-cell>
          <table:table-cell office:value-type="float" office:value="-149.19999999999999" table:style-name="ce1">
            <text:p>-149,2</text:p>
          </table:table-cell>
          <table:table-cell office:value-type="float" office:value="-426.9" table:style-name="ce1">
            <text:p>-426,9</text:p>
          </table:table-cell>
          <table:table-cell office:value-type="float" office:value="332.4" table:style-name="ce1">
            <text:p>332,4</text:p>
          </table:table-cell>
          <table:table-cell office:value-type="float" office:value="-460.5" table:style-name="ce1">
            <text:p>-460,5</text:p>
          </table:table-cell>
          <table:table-cell office:value-type="float" office:value="-494.8" table:style-name="ce1">
            <text:p>-494,8</text:p>
          </table:table-cell>
          <table:table-cell office:value-type="float" office:value="-355.8" table:style-name="ce1">
            <text:p>-355,8</text:p>
          </table:table-cell>
          <table:table-cell office:value-type="float" office:value="-332.4" table:style-name="ce1">
            <text:p>-332,4</text:p>
          </table:table-cell>
          <table:table-cell office:value-type="float" office:value="-895.4" table:style-name="ce1">
            <text:p>-895,4</text:p>
          </table:table-cell>
          <table:table-cell office:value-type="float" office:value="698.6" table:style-name="ce1">
            <text:p>698,6</text:p>
          </table:table-cell>
          <table:table-cell office:value-type="float" office:value="481.7" table:style-name="ce1">
            <text:p>481,7</text:p>
          </table:table-cell>
          <table:table-cell office:value-type="float" office:value="-649.9" table:style-name="ce1">
            <text:p>-649,9</text:p>
          </table:table-cell>
          <table:table-cell office:value-type="float" office:value="-909.5" table:style-name="ce1">
            <text:p>-909,5</text:p>
          </table:table-cell>
          <table:table-cell office:value-type="float" office:value="375.6" table:style-name="ce1">
            <text:p>375,6</text:p>
          </table:table-cell>
          <table:table-cell office:value-type="float" office:value="235.8" table:style-name="ce1">
            <text:p>235,8</text:p>
          </table:table-cell>
          <table:table-cell office:value-type="float" office:value="-340.4" table:style-name="ce1">
            <text:p>-340,4</text:p>
          </table:table-cell>
          <table:table-cell office:value-type="float" office:value="344.3" table:style-name="ce1">
            <text:p>344,3</text:p>
          </table:table-cell>
          <table:table-cell office:value-type="float" office:value="-626.5" table:style-name="ce1">
            <text:p>-626,5</text:p>
          </table:table-cell>
          <table:table-cell office:value-type="float" office:value="543.4" table:style-name="ce1">
            <text:p>543,4</text:p>
          </table:table-cell>
          <table:table-cell office:value-type="float" office:value="-862.4" table:style-name="ce1">
            <text:p>-862,4</text:p>
          </table:table-cell>
          <table:table-cell office:value-type="float" office:value="155" table:style-name="ce1">
            <text:p>155</text:p>
          </table:table-cell>
          <table:table-cell office:value-type="float" office:value="761" table:style-name="ce1">
            <text:p>761</text:p>
          </table:table-cell>
          <table:table-cell office:value-type="float" office:value="-130.1" table:style-name="ce1">
            <text:p>-130,1</text:p>
          </table:table-cell>
          <table:table-cell office:value-type="float" office:value="40.4" table:style-name="ce1">
            <text:p>40,4</text:p>
          </table:table-cell>
          <table:table-cell office:value-type="float" office:value="167.8" table:style-name="ce1">
            <text:p>167,8</text:p>
          </table:table-cell>
          <table:table-cell office:value-type="float" office:value="626.20000000000005" table:style-name="ce1">
            <text:p>626,2</text:p>
          </table:table-cell>
          <table:table-cell office:value-type="float" office:value="-5.3" table:style-name="ce1">
            <text:p>-5,3</text:p>
          </table:table-cell>
          <table:table-cell table:number-columns-repeated="16344"/>
        </table:table-row>
        <table:table-row table:style-name="ro1">
          <table:table-cell office:value-type="float" office:value="-761.4" table:style-name="ce1">
            <text:p>-761,4</text:p>
          </table:table-cell>
          <table:table-cell office:value-type="float" office:value="-696.1" table:style-name="ce1">
            <text:p>-696,1</text:p>
          </table:table-cell>
          <table:table-cell office:value-type="float" office:value="311.60000000000002" table:style-name="ce1">
            <text:p>311,6</text:p>
          </table:table-cell>
          <table:table-cell office:value-type="float" office:value="-873.2" table:style-name="ce1">
            <text:p>-873,2</text:p>
          </table:table-cell>
          <table:table-cell office:value-type="float" office:value="-234.1" table:style-name="ce1">
            <text:p>-234,1</text:p>
          </table:table-cell>
          <table:table-cell office:value-type="float" office:value="418.5" table:style-name="ce1">
            <text:p>418,5</text:p>
          </table:table-cell>
          <table:table-cell office:value-type="float" office:value="327.10000000000002" table:style-name="ce1">
            <text:p>327,1</text:p>
          </table:table-cell>
          <table:table-cell office:value-type="float" office:value="255.2" table:style-name="ce1">
            <text:p>255,2</text:p>
          </table:table-cell>
          <table:table-cell office:value-type="float" office:value="420.5" table:style-name="ce1">
            <text:p>420,5</text:p>
          </table:table-cell>
          <table:table-cell office:value-type="float" office:value="900.8" table:style-name="ce1">
            <text:p>900,8</text:p>
          </table:table-cell>
          <table:table-cell office:value-type="float" office:value="-144.30000000000001" table:style-name="ce1">
            <text:p>-144,3</text:p>
          </table:table-cell>
          <table:table-cell office:value-type="float" office:value="-63.3" table:style-name="ce1">
            <text:p>-63,3</text:p>
          </table:table-cell>
          <table:table-cell office:value-type="float" office:value="-77.599999999999994" table:style-name="ce1">
            <text:p>-77,6</text:p>
          </table:table-cell>
          <table:table-cell office:value-type="float" office:value="-389.2" table:style-name="ce1">
            <text:p>-389,2</text:p>
          </table:table-cell>
          <table:table-cell office:value-type="float" office:value="303.3" table:style-name="ce1">
            <text:p>303,3</text:p>
          </table:table-cell>
          <table:table-cell office:value-type="float" office:value="-534.4" table:style-name="ce1">
            <text:p>-534,4</text:p>
          </table:table-cell>
          <table:table-cell office:value-type="float" office:value="-108.6" table:style-name="ce1">
            <text:p>-108,6</text:p>
          </table:table-cell>
          <table:table-cell office:value-type="float" office:value="978.7" table:style-name="ce1">
            <text:p>978,7</text:p>
          </table:table-cell>
          <table:table-cell office:value-type="float" office:value="-588" table:style-name="ce1">
            <text:p>-588</text:p>
          </table:table-cell>
          <table:table-cell office:value-type="float" office:value="901.9" table:style-name="ce1">
            <text:p>901,9</text:p>
          </table:table-cell>
          <table:table-cell office:value-type="float" office:value="-18.2" table:style-name="ce1">
            <text:p>-18,2</text:p>
          </table:table-cell>
          <table:table-cell office:value-type="float" office:value="-641.5" table:style-name="ce1">
            <text:p>-641,5</text:p>
          </table:table-cell>
          <table:table-cell office:value-type="float" office:value="-568.70000000000005" table:style-name="ce1">
            <text:p>-568,7</text:p>
          </table:table-cell>
          <table:table-cell office:value-type="float" office:value="-12.4" table:style-name="ce1">
            <text:p>-12,4</text:p>
          </table:table-cell>
          <table:table-cell office:value-type="float" office:value="-14.1" table:style-name="ce1">
            <text:p>-14,1</text:p>
          </table:table-cell>
          <table:table-cell office:value-type="float" office:value="-205.6" table:style-name="ce1">
            <text:p>-205,6</text:p>
          </table:table-cell>
          <table:table-cell office:value-type="float" office:value="872.4" table:style-name="ce1">
            <text:p>872,4</text:p>
          </table:table-cell>
          <table:table-cell office:value-type="float" office:value="738.8" table:style-name="ce1">
            <text:p>738,8</text:p>
          </table:table-cell>
          <table:table-cell office:value-type="float" office:value="-383.4" table:style-name="ce1">
            <text:p>-383,4</text:p>
          </table:table-cell>
          <table:table-cell office:value-type="float" office:value="-656.4" table:style-name="ce1">
            <text:p>-656,4</text:p>
          </table:table-cell>
          <table:table-cell office:value-type="float" office:value="-995.6" table:style-name="ce1">
            <text:p>-995,6</text:p>
          </table:table-cell>
          <table:table-cell office:value-type="float" office:value="-986.5" table:style-name="ce1">
            <text:p>-986,5</text:p>
          </table:table-cell>
          <table:table-cell office:value-type="float" office:value="-497.9" table:style-name="ce1">
            <text:p>-497,9</text:p>
          </table:table-cell>
          <table:table-cell office:value-type="float" office:value="224.3" table:style-name="ce1">
            <text:p>224,3</text:p>
          </table:table-cell>
          <table:table-cell office:value-type="float" office:value="375.6" table:style-name="ce1">
            <text:p>375,6</text:p>
          </table:table-cell>
          <table:table-cell office:value-type="float" office:value="-406.9" table:style-name="ce1">
            <text:p>-406,9</text:p>
          </table:table-cell>
          <table:table-cell office:value-type="float" office:value="148.19999999999999" table:style-name="ce1">
            <text:p>148,2</text:p>
          </table:table-cell>
          <table:table-cell office:value-type="float" office:value="661.9" table:style-name="ce1">
            <text:p>661,9</text:p>
          </table:table-cell>
          <table:table-cell office:value-type="float" office:value="295.10000000000002" table:style-name="ce1">
            <text:p>295,1</text:p>
          </table:table-cell>
          <table:table-cell office:value-type="float" office:value="894.7" table:style-name="ce1">
            <text:p>894,7</text:p>
          </table:table-cell>
          <table:table-cell table:number-columns-repeated="16344"/>
        </table:table-row>
        <table:table-row table:style-name="ro1">
          <table:table-cell office:value-type="float" office:value="363.3" table:style-name="ce1">
            <text:p>363,3</text:p>
          </table:table-cell>
          <table:table-cell office:value-type="float" office:value="330.4" table:style-name="ce1">
            <text:p>330,4</text:p>
          </table:table-cell>
          <table:table-cell office:value-type="float" office:value="511.5" table:style-name="ce1">
            <text:p>511,5</text:p>
          </table:table-cell>
          <table:table-cell office:value-type="float" office:value="-945.8" table:style-name="ce1">
            <text:p>-945,8</text:p>
          </table:table-cell>
          <table:table-cell office:value-type="float" office:value="-341.6" table:style-name="ce1">
            <text:p>-341,6</text:p>
          </table:table-cell>
          <table:table-cell office:value-type="float" office:value="234.7" table:style-name="ce1">
            <text:p>234,7</text:p>
          </table:table-cell>
          <table:table-cell office:value-type="float" office:value="-239.2" table:style-name="ce1">
            <text:p>-239,2</text:p>
          </table:table-cell>
          <table:table-cell office:value-type="float" office:value="53.6" table:style-name="ce1">
            <text:p>53,6</text:p>
          </table:table-cell>
          <table:table-cell office:value-type="float" office:value="688.7" table:style-name="ce1">
            <text:p>688,7</text:p>
          </table:table-cell>
          <table:table-cell office:value-type="float" office:value="669.7" table:style-name="ce1">
            <text:p>669,7</text:p>
          </table:table-cell>
          <table:table-cell office:value-type="float" office:value="-405.6" table:style-name="ce1">
            <text:p>-405,6</text:p>
          </table:table-cell>
          <table:table-cell office:value-type="float" office:value="588.29999999999995" table:style-name="ce1">
            <text:p>588,3</text:p>
          </table:table-cell>
          <table:table-cell office:value-type="float" office:value="391.6" table:style-name="ce1">
            <text:p>391,6</text:p>
          </table:table-cell>
          <table:table-cell office:value-type="float" office:value="844.4" table:style-name="ce1">
            <text:p>844,4</text:p>
          </table:table-cell>
          <table:table-cell office:value-type="float" office:value="-203.9" table:style-name="ce1">
            <text:p>-203,9</text:p>
          </table:table-cell>
          <table:table-cell office:value-type="float" office:value="784.9" table:style-name="ce1">
            <text:p>784,9</text:p>
          </table:table-cell>
          <table:table-cell office:value-type="float" office:value="-897.1" table:style-name="ce1">
            <text:p>-897,1</text:p>
          </table:table-cell>
          <table:table-cell office:value-type="float" office:value="-554" table:style-name="ce1">
            <text:p>-554</text:p>
          </table:table-cell>
          <table:table-cell office:value-type="float" office:value="-232.9" table:style-name="ce1">
            <text:p>-232,9</text:p>
          </table:table-cell>
          <table:table-cell office:value-type="float" office:value="-417.3" table:style-name="ce1">
            <text:p>-417,3</text:p>
          </table:table-cell>
          <table:table-cell office:value-type="float" office:value="637.20000000000005" table:style-name="ce1">
            <text:p>637,2</text:p>
          </table:table-cell>
          <table:table-cell office:value-type="float" office:value="-136.6" table:style-name="ce1">
            <text:p>-136,6</text:p>
          </table:table-cell>
          <table:table-cell office:value-type="float" office:value="-398.4" table:style-name="ce1">
            <text:p>-398,4</text:p>
          </table:table-cell>
          <table:table-cell office:value-type="float" office:value="905.4" table:style-name="ce1">
            <text:p>905,4</text:p>
          </table:table-cell>
          <table:table-cell office:value-type="float" office:value="501.4" table:style-name="ce1">
            <text:p>501,4</text:p>
          </table:table-cell>
          <table:table-cell office:value-type="float" office:value="-586.6" table:style-name="ce1">
            <text:p>-586,6</text:p>
          </table:table-cell>
          <table:table-cell office:value-type="float" office:value="484.2" table:style-name="ce1">
            <text:p>484,2</text:p>
          </table:table-cell>
          <table:table-cell office:value-type="float" office:value="404.7" table:style-name="ce1">
            <text:p>404,7</text:p>
          </table:table-cell>
          <table:table-cell office:value-type="float" office:value="-962.7" table:style-name="ce1">
            <text:p>-962,7</text:p>
          </table:table-cell>
          <table:table-cell office:value-type="float" office:value="965.2" table:style-name="ce1">
            <text:p>965,2</text:p>
          </table:table-cell>
          <table:table-cell office:value-type="float" office:value="412.8" table:style-name="ce1">
            <text:p>412,8</text:p>
          </table:table-cell>
          <table:table-cell office:value-type="float" office:value="-459.7" table:style-name="ce1">
            <text:p>-459,7</text:p>
          </table:table-cell>
          <table:table-cell office:value-type="float" office:value="-595.1" table:style-name="ce1">
            <text:p>-595,1</text:p>
          </table:table-cell>
          <table:table-cell office:value-type="float" office:value="180.4" table:style-name="ce1">
            <text:p>180,4</text:p>
          </table:table-cell>
          <table:table-cell office:value-type="float" office:value="529.6" table:style-name="ce1">
            <text:p>529,6</text:p>
          </table:table-cell>
          <table:table-cell office:value-type="float" office:value="472" table:style-name="ce1">
            <text:p>472</text:p>
          </table:table-cell>
          <table:table-cell office:value-type="float" office:value="857.3" table:style-name="ce1">
            <text:p>857,3</text:p>
          </table:table-cell>
          <table:table-cell office:value-type="float" office:value="-163" table:style-name="ce1">
            <text:p>-163</text:p>
          </table:table-cell>
          <table:table-cell office:value-type="float" office:value="-234.9" table:style-name="ce1">
            <text:p>-234,9</text:p>
          </table:table-cell>
          <table:table-cell office:value-type="float" office:value="-930.2" table:style-name="ce1">
            <text:p>-930,2</text:p>
          </table:table-cell>
          <table:table-cell table:number-columns-repeated="16344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758.8" table:style-name="ce1">
            <text:p>758,8</text:p>
          </table:table-cell>
          <table:table-cell office:value-type="float" office:value="-809.5" table:style-name="ce1">
            <text:p>-809,5</text:p>
          </table:table-cell>
          <table:table-cell office:value-type="float" office:value="991" table:style-name="ce1">
            <text:p>991</text:p>
          </table:table-cell>
          <table:table-cell office:value-type="float" office:value="636.4" table:style-name="ce1">
            <text:p>636,4</text:p>
          </table:table-cell>
          <table:table-cell office:value-type="float" office:value="281.2" table:style-name="ce1">
            <text:p>281,2</text:p>
          </table:table-cell>
          <table:table-cell office:value-type="float" office:value="-706.6" table:style-name="ce1">
            <text:p>-706,6</text:p>
          </table:table-cell>
          <table:table-cell office:value-type="float" office:value="-990.5" table:style-name="ce1">
            <text:p>-990,5</text:p>
          </table:table-cell>
          <table:table-cell office:value-type="float" office:value="-179.3" table:style-name="ce1">
            <text:p>-179,3</text:p>
          </table:table-cell>
          <table:table-cell office:value-type="float" office:value="-340.5" table:style-name="ce1">
            <text:p>-340,5</text:p>
          </table:table-cell>
          <table:table-cell office:value-type="float" office:value="847.7" table:style-name="ce1">
            <text:p>847,7</text:p>
          </table:table-cell>
          <table:table-cell office:value-type="float" office:value="-681.1" table:style-name="ce1">
            <text:p>-681,1</text:p>
          </table:table-cell>
          <table:table-cell office:value-type="float" office:value="-51.5" table:style-name="ce1">
            <text:p>-51,5</text:p>
          </table:table-cell>
          <table:table-cell office:value-type="float" office:value="978.1" table:style-name="ce1">
            <text:p>978,1</text:p>
          </table:table-cell>
          <table:table-cell office:value-type="float" office:value="920.1" table:style-name="ce1">
            <text:p>920,1</text:p>
          </table:table-cell>
          <table:table-cell office:value-type="float" office:value="-23.7" table:style-name="ce1">
            <text:p>-23,7</text:p>
          </table:table-cell>
          <table:table-cell office:value-type="float" office:value="241.9" table:style-name="ce1">
            <text:p>241,9</text:p>
          </table:table-cell>
          <table:table-cell office:value-type="float" office:value="-631.5" table:style-name="ce1">
            <text:p>-631,5</text:p>
          </table:table-cell>
          <table:table-cell office:value-type="float" office:value="23.6" table:style-name="ce1">
            <text:p>23,6</text:p>
          </table:table-cell>
          <table:table-cell office:value-type="float" office:value="449.7" table:style-name="ce1">
            <text:p>449,7</text:p>
          </table:table-cell>
          <table:table-cell office:value-type="float" office:value="-383.3" table:style-name="ce1">
            <text:p>-383,3</text:p>
          </table:table-cell>
          <table:table-cell office:value-type="float" office:value="-672.5" table:style-name="ce1">
            <text:p>-672,5</text:p>
          </table:table-cell>
          <table:table-cell office:value-type="float" office:value="-314.7" table:style-name="ce1">
            <text:p>-314,7</text:p>
          </table:table-cell>
          <table:table-cell office:value-type="float" office:value="287.5" table:style-name="ce1">
            <text:p>287,5</text:p>
          </table:table-cell>
          <table:table-cell office:value-type="float" office:value="-193.5" table:style-name="ce1">
            <text:p>-193,5</text:p>
          </table:table-cell>
          <table:table-cell office:value-type="float" office:value="977.7" table:style-name="ce1">
            <text:p>977,7</text:p>
          </table:table-cell>
          <table:table-cell office:value-type="float" office:value="269.89999999999998" table:style-name="ce1">
            <text:p>269,9</text:p>
          </table:table-cell>
          <table:table-cell office:value-type="float" office:value="-276.10000000000002" table:style-name="ce1">
            <text:p>-276,1</text:p>
          </table:table-cell>
          <table:table-cell office:value-type="float" office:value="601.5" table:style-name="ce1">
            <text:p>601,5</text:p>
          </table:table-cell>
          <table:table-cell office:value-type="float" office:value="-620.20000000000005" table:style-name="ce1">
            <text:p>-620,2</text:p>
          </table:table-cell>
          <table:table-cell office:value-type="float" office:value="-615.5" table:style-name="ce1">
            <text:p>-615,5</text:p>
          </table:table-cell>
          <table:table-cell office:value-type="float" office:value="263.10000000000002" table:style-name="ce1">
            <text:p>263,1</text:p>
          </table:table-cell>
          <table:table-cell office:value-type="float" office:value="469.8" table:style-name="ce1">
            <text:p>469,8</text:p>
          </table:table-cell>
          <table:table-cell office:value-type="float" office:value="571.29999999999995" table:style-name="ce1">
            <text:p>571,3</text:p>
          </table:table-cell>
          <table:table-cell office:value-type="float" office:value="25" table:style-name="ce1">
            <text:p>25</text:p>
          </table:table-cell>
          <table:table-cell office:value-type="float" office:value="-221" table:style-name="ce1">
            <text:p>-221</text:p>
          </table:table-cell>
          <table:table-cell office:value-type="float" office:value="-168.5" table:style-name="ce1">
            <text:p>-168,5</text:p>
          </table:table-cell>
          <table:table-cell office:value-type="float" office:value="-707" table:style-name="ce1">
            <text:p>-707</text:p>
          </table:table-cell>
          <table:table-cell office:value-type="float" office:value="-843.6" table:style-name="ce1">
            <text:p>-843,6</text:p>
          </table:table-cell>
          <table:table-cell office:value-type="float" office:value="936.4" table:style-name="ce1">
            <text:p>936,4</text:p>
          </table:table-cell>
          <table:table-cell table:number-columns-repeated="16344"/>
        </table:table-row>
        <table:table-row table:style-name="ro1">
          <table:table-cell office:value-type="float" office:value="252.9" table:style-name="ce1">
            <text:p>252,9</text:p>
          </table:table-cell>
          <table:table-cell office:value-type="float" office:value="511.6" table:style-name="ce1">
            <text:p>511,6</text:p>
          </table:table-cell>
          <table:table-cell office:value-type="float" office:value="-76.3" table:style-name="ce1">
            <text:p>-76,3</text:p>
          </table:table-cell>
          <table:table-cell office:value-type="float" office:value="244.6" table:style-name="ce1">
            <text:p>244,6</text:p>
          </table:table-cell>
          <table:table-cell office:value-type="float" office:value="-441.6" table:style-name="ce1">
            <text:p>-441,6</text:p>
          </table:table-cell>
          <table:table-cell office:value-type="float" office:value="-484.6" table:style-name="ce1">
            <text:p>-484,6</text:p>
          </table:table-cell>
          <table:table-cell office:value-type="float" office:value="375.4" table:style-name="ce1">
            <text:p>375,4</text:p>
          </table:table-cell>
          <table:table-cell office:value-type="float" office:value="743" table:style-name="ce1">
            <text:p>743</text:p>
          </table:table-cell>
          <table:table-cell office:value-type="float" office:value="522.5" table:style-name="ce1">
            <text:p>522,5</text:p>
          </table:table-cell>
          <table:table-cell office:value-type="float" office:value="-929" table:style-name="ce1">
            <text:p>-929</text:p>
          </table:table-cell>
          <table:table-cell office:value-type="float" office:value="221.1" table:style-name="ce1">
            <text:p>221,1</text:p>
          </table:table-cell>
          <table:table-cell office:value-type="float" office:value="-851.2" table:style-name="ce1">
            <text:p>-851,2</text:p>
          </table:table-cell>
          <table:table-cell office:value-type="float" office:value="-21.3" table:style-name="ce1">
            <text:p>-21,3</text:p>
          </table:table-cell>
          <table:table-cell office:value-type="float" office:value="490.7" table:style-name="ce1">
            <text:p>490,7</text:p>
          </table:table-cell>
          <table:table-cell office:value-type="float" office:value="589.1" table:style-name="ce1">
            <text:p>589,1</text:p>
          </table:table-cell>
          <table:table-cell office:value-type="float" office:value="642.4" table:style-name="ce1">
            <text:p>642,4</text:p>
          </table:table-cell>
          <table:table-cell office:value-type="float" office:value="-35" table:style-name="ce1">
            <text:p>-35</text:p>
          </table:table-cell>
          <table:table-cell office:value-type="float" office:value="569" table:style-name="ce1">
            <text:p>569</text:p>
          </table:table-cell>
          <table:table-cell office:value-type="float" office:value="-853.1" table:style-name="ce1">
            <text:p>-853,1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71.5" table:style-name="ce1">
            <text:p>271,5</text:p>
          </table:table-cell>
          <table:table-cell office:value-type="float" office:value="602.6" table:style-name="ce1">
            <text:p>602,6</text:p>
          </table:table-cell>
          <table:table-cell office:value-type="float" office:value="212.1" table:style-name="ce1">
            <text:p>212,1</text:p>
          </table:table-cell>
          <table:table-cell office:value-type="float" office:value="149.4" table:style-name="ce1">
            <text:p>149,4</text:p>
          </table:table-cell>
          <table:table-cell office:value-type="float" office:value="-757.3" table:style-name="ce1">
            <text:p>-757,3</text:p>
          </table:table-cell>
          <table:table-cell office:value-type="float" office:value="478.9" table:style-name="ce1">
            <text:p>478,9</text:p>
          </table:table-cell>
          <table:table-cell office:value-type="float" office:value="-207.1" table:style-name="ce1">
            <text:p>-207,1</text:p>
          </table:table-cell>
          <table:table-cell office:value-type="float" office:value="245" table:style-name="ce1">
            <text:p>245</text:p>
          </table:table-cell>
          <table:table-cell office:value-type="float" office:value="-925.9" table:style-name="ce1">
            <text:p>-925,9</text:p>
          </table:table-cell>
          <table:table-cell office:value-type="float" office:value="-780.9" table:style-name="ce1">
            <text:p>-780,9</text:p>
          </table:table-cell>
          <table:table-cell office:value-type="float" office:value="886.2" table:style-name="ce1">
            <text:p>886,2</text:p>
          </table:table-cell>
          <table:table-cell office:value-type="float" office:value="-76.900000000000006" table:style-name="ce1">
            <text:p>-76,9</text:p>
          </table:table-cell>
          <table:table-cell office:value-type="float" office:value="982.8" table:style-name="ce1">
            <text:p>982,8</text:p>
          </table:table-cell>
          <table:table-cell office:value-type="float" office:value="375.2" table:style-name="ce1">
            <text:p>375,2</text:p>
          </table:table-cell>
          <table:table-cell office:value-type="float" office:value="567.70000000000005" table:style-name="ce1">
            <text:p>567,7</text:p>
          </table:table-cell>
          <table:table-cell office:value-type="float" office:value="617.6" table:style-name="ce1">
            <text:p>617,6</text:p>
          </table:table-cell>
          <table:table-cell office:value-type="float" office:value="-14.8" table:style-name="ce1">
            <text:p>-14,8</text:p>
          </table:table-cell>
          <table:table-cell office:value-type="float" office:value="-108.5" table:style-name="ce1">
            <text:p>-108,5</text:p>
          </table:table-cell>
          <table:table-cell office:value-type="float" office:value="-261.39999999999998" table:style-name="ce1">
            <text:p>-261,4</text:p>
          </table:table-cell>
          <table:table-cell office:value-type="float" office:value="642.5" table:style-name="ce1">
            <text:p>642,5</text:p>
          </table:table-cell>
          <table:table-cell table:number-columns-repeated="16344"/>
        </table:table-row>
        <table:table-row table:style-name="ro1">
          <table:table-cell office:value-type="float" office:value="734.9" table:style-name="ce1">
            <text:p>734,9</text:p>
          </table:table-cell>
          <table:table-cell office:value-type="float" office:value="755.3" table:style-name="ce1">
            <text:p>755,3</text:p>
          </table:table-cell>
          <table:table-cell office:value-type="float" office:value="-130.30000000000001" table:style-name="ce1">
            <text:p>-130,3</text:p>
          </table:table-cell>
          <table:table-cell office:value-type="float" office:value="-218.4" table:style-name="ce1">
            <text:p>-218,4</text:p>
          </table:table-cell>
          <table:table-cell office:value-type="float" office:value="524.4" table:style-name="ce1">
            <text:p>524,4</text:p>
          </table:table-cell>
          <table:table-cell office:value-type="float" office:value="-27.6" table:style-name="ce1">
            <text:p>-27,6</text:p>
          </table:table-cell>
          <table:table-cell office:value-type="float" office:value="159.6" table:style-name="ce1">
            <text:p>159,6</text:p>
          </table:table-cell>
          <table:table-cell office:value-type="float" office:value="968.8" table:style-name="ce1">
            <text:p>968,8</text:p>
          </table:table-cell>
          <table:table-cell office:value-type="float" office:value="-298.2" table:style-name="ce1">
            <text:p>-298,2</text:p>
          </table:table-cell>
          <table:table-cell office:value-type="float" office:value="824" table:style-name="ce1">
            <text:p>824</text:p>
          </table:table-cell>
          <table:table-cell office:value-type="float" office:value="-128.9" table:style-name="ce1">
            <text:p>-128,9</text:p>
          </table:table-cell>
          <table:table-cell office:value-type="float" office:value="329.5" table:style-name="ce1">
            <text:p>329,5</text:p>
          </table:table-cell>
          <table:table-cell office:value-type="float" office:value="-879.9" table:style-name="ce1">
            <text:p>-879,9</text:p>
          </table:table-cell>
          <table:table-cell office:value-type="float" office:value="486.3" table:style-name="ce1">
            <text:p>486,3</text:p>
          </table:table-cell>
          <table:table-cell office:value-type="float" office:value="-91.6" table:style-name="ce1">
            <text:p>-91,6</text:p>
          </table:table-cell>
          <table:table-cell office:value-type="float" office:value="-797.8" table:style-name="ce1">
            <text:p>-797,8</text:p>
          </table:table-cell>
          <table:table-cell office:value-type="float" office:value="725.4" table:style-name="ce1">
            <text:p>725,4</text:p>
          </table:table-cell>
          <table:table-cell office:value-type="float" office:value="245" table:style-name="ce1">
            <text:p>245</text:p>
          </table:table-cell>
          <table:table-cell office:value-type="float" office:value="905.9" table:style-name="ce1">
            <text:p>905,9</text:p>
          </table:table-cell>
          <table:table-cell office:value-type="float" office:value="189.3" table:style-name="ce1">
            <text:p>189,3</text:p>
          </table:table-cell>
          <table:table-cell office:value-type="float" office:value="76.2" table:style-name="ce1">
            <text:p>76,2</text:p>
          </table:table-cell>
          <table:table-cell office:value-type="float" office:value="-422.2" table:style-name="ce1">
            <text:p>-422,2</text:p>
          </table:table-cell>
          <table:table-cell office:value-type="float" office:value="-468.9" table:style-name="ce1">
            <text:p>-468,9</text:p>
          </table:table-cell>
          <table:table-cell office:value-type="float" office:value="-76.599999999999994" table:style-name="ce1">
            <text:p>-76,6</text:p>
          </table:table-cell>
          <table:table-cell office:value-type="float" office:value="678.9" table:style-name="ce1">
            <text:p>678,9</text:p>
          </table:table-cell>
          <table:table-cell office:value-type="float" office:value="615.4" table:style-name="ce1">
            <text:p>615,4</text:p>
          </table:table-cell>
          <table:table-cell office:value-type="float" office:value="-106.3" table:style-name="ce1">
            <text:p>-106,3</text:p>
          </table:table-cell>
          <table:table-cell office:value-type="float" office:value="357.2" table:style-name="ce1">
            <text:p>357,2</text:p>
          </table:table-cell>
          <table:table-cell office:value-type="float" office:value="-911.3" table:style-name="ce1">
            <text:p>-911,3</text:p>
          </table:table-cell>
          <table:table-cell office:value-type="float" office:value="-941.4" table:style-name="ce1">
            <text:p>-941,4</text:p>
          </table:table-cell>
          <table:table-cell office:value-type="float" office:value="-911.7" table:style-name="ce1">
            <text:p>-911,7</text:p>
          </table:table-cell>
          <table:table-cell office:value-type="float" office:value="228.2" table:style-name="ce1">
            <text:p>228,2</text:p>
          </table:table-cell>
          <table:table-cell office:value-type="float" office:value="561" table:style-name="ce1">
            <text:p>561</text:p>
          </table:table-cell>
          <table:table-cell office:value-type="float" office:value="295.39999999999998" table:style-name="ce1">
            <text:p>295,4</text:p>
          </table:table-cell>
          <table:table-cell office:value-type="float" office:value="693" table:style-name="ce1">
            <text:p>693</text:p>
          </table:table-cell>
          <table:table-cell office:value-type="float" office:value="777.5" table:style-name="ce1">
            <text:p>777,5</text:p>
          </table:table-cell>
          <table:table-cell office:value-type="float" office:value="-131" table:style-name="ce1">
            <text:p>-131</text:p>
          </table:table-cell>
          <table:table-cell office:value-type="float" office:value="-486.9" table:style-name="ce1">
            <text:p>-486,9</text:p>
          </table:table-cell>
          <table:table-cell office:value-type="float" office:value="-993.6" table:style-name="ce1">
            <text:p>-993,6</text:p>
          </table:table-cell>
          <table:table-cell office:value-type="float" office:value="-142.80000000000001" table:style-name="ce1">
            <text:p>-142,8</text:p>
          </table:table-cell>
          <table:table-cell table:number-columns-repeated="16344"/>
        </table:table-row>
        <table:table-row table:style-name="ro1">
          <table:table-cell office:value-type="float" office:value="-227.5" table:style-name="ce1">
            <text:p>-227,5</text:p>
          </table:table-cell>
          <table:table-cell office:value-type="float" office:value="-461.9" table:style-name="ce1">
            <text:p>-461,9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855" table:style-name="ce1">
            <text:p>855</text:p>
          </table:table-cell>
          <table:table-cell office:value-type="float" office:value="-938.6" table:style-name="ce1">
            <text:p>-938,6</text:p>
          </table:table-cell>
          <table:table-cell office:value-type="float" office:value="-870.3" table:style-name="ce1">
            <text:p>-870,3</text:p>
          </table:table-cell>
          <table:table-cell office:value-type="float" office:value="-760.4" table:style-name="ce1">
            <text:p>-760,4</text:p>
          </table:table-cell>
          <table:table-cell office:value-type="float" office:value="66.2" table:style-name="ce1">
            <text:p>66,2</text:p>
          </table:table-cell>
          <table:table-cell office:value-type="float" office:value="470.5" table:style-name="ce1">
            <text:p>470,5</text:p>
          </table:table-cell>
          <table:table-cell office:value-type="float" office:value="241.3" table:style-name="ce1">
            <text:p>241,3</text:p>
          </table:table-cell>
          <table:table-cell office:value-type="float" office:value="288.2" table:style-name="ce1">
            <text:p>288,2</text:p>
          </table:table-cell>
          <table:table-cell office:value-type="float" office:value="803.5" table:style-name="ce1">
            <text:p>803,5</text:p>
          </table:table-cell>
          <table:table-cell office:value-type="float" office:value="635.70000000000005" table:style-name="ce1">
            <text:p>635,7</text:p>
          </table:table-cell>
          <table:table-cell office:value-type="float" office:value="-196.1" table:style-name="ce1">
            <text:p>-196,1</text:p>
          </table:table-cell>
          <table:table-cell office:value-type="float" office:value="-310.89999999999998" table:style-name="ce1">
            <text:p>-310,9</text:p>
          </table:table-cell>
          <table:table-cell office:value-type="float" office:value="539.79999999999995" table:style-name="ce1">
            <text:p>539,8</text:p>
          </table:table-cell>
          <table:table-cell office:value-type="float" office:value="-998" table:style-name="ce1">
            <text:p>-998</text:p>
          </table:table-cell>
          <table:table-cell office:value-type="float" office:value="-143.30000000000001" table:style-name="ce1">
            <text:p>-143,3</text:p>
          </table:table-cell>
          <table:table-cell office:value-type="float" office:value="407.9" table:style-name="ce1">
            <text:p>407,9</text:p>
          </table:table-cell>
          <table:table-cell office:value-type="float" office:value="-899.8" table:style-name="ce1">
            <text:p>-899,8</text:p>
          </table:table-cell>
          <table:table-cell office:value-type="float" office:value="-0.1" table:style-name="ce1">
            <text:p>-0,1</text:p>
          </table:table-cell>
          <table:table-cell office:value-type="float" office:value="878.7" table:style-name="ce1">
            <text:p>878,7</text:p>
          </table:table-cell>
          <table:table-cell office:value-type="float" office:value="-23.1" table:style-name="ce1">
            <text:p>-23,1</text:p>
          </table:table-cell>
          <table:table-cell office:value-type="float" office:value="906.2" table:style-name="ce1">
            <text:p>906,2</text:p>
          </table:table-cell>
          <table:table-cell office:value-type="float" office:value="-171.9" table:style-name="ce1">
            <text:p>-171,9</text:p>
          </table:table-cell>
          <table:table-cell office:value-type="float" office:value="489.6" table:style-name="ce1">
            <text:p>489,6</text:p>
          </table:table-cell>
          <table:table-cell office:value-type="float" office:value="829.8" table:style-name="ce1">
            <text:p>829,8</text:p>
          </table:table-cell>
          <table:table-cell office:value-type="float" office:value="433.4" table:style-name="ce1">
            <text:p>433,4</text:p>
          </table:table-cell>
          <table:table-cell office:value-type="float" office:value="736.9" table:style-name="ce1">
            <text:p>736,9</text:p>
          </table:table-cell>
          <table:table-cell office:value-type="float" office:value="553.6" table:style-name="ce1">
            <text:p>553,6</text:p>
          </table:table-cell>
          <table:table-cell office:value-type="float" office:value="285" table:style-name="ce1">
            <text:p>285</text:p>
          </table:table-cell>
          <table:table-cell office:value-type="float" office:value="-549.1" table:style-name="ce1">
            <text:p>-549,1</text:p>
          </table:table-cell>
          <table:table-cell office:value-type="float" office:value="964.9" table:style-name="ce1">
            <text:p>964,9</text:p>
          </table:table-cell>
          <table:table-cell office:value-type="float" office:value="433.4" table:style-name="ce1">
            <text:p>433,4</text:p>
          </table:table-cell>
          <table:table-cell office:value-type="float" office:value="-729.7" table:style-name="ce1">
            <text:p>-729,7</text:p>
          </table:table-cell>
          <table:table-cell office:value-type="float" office:value="-167.9" table:style-name="ce1">
            <text:p>-167,9</text:p>
          </table:table-cell>
          <table:table-cell office:value-type="float" office:value="-79.400000000000006" table:style-name="ce1">
            <text:p>-79,4</text:p>
          </table:table-cell>
          <table:table-cell office:value-type="float" office:value="677.4" table:style-name="ce1">
            <text:p>677,4</text:p>
          </table:table-cell>
          <table:table-cell office:value-type="float" office:value="-864.8" table:style-name="ce1">
            <text:p>-864,8</text:p>
          </table:table-cell>
          <table:table-cell office:value-type="float" office:value="-934" table:style-name="ce1">
            <text:p>-934</text:p>
          </table:table-cell>
          <table:table-cell table:number-columns-repeated="16344"/>
        </table:table-row>
        <table:table-row table:style-name="ro1">
          <table:table-cell office:value-type="float" office:value="503.2" table:style-name="ce1">
            <text:p>503,2</text:p>
          </table:table-cell>
          <table:table-cell office:value-type="float" office:value="51.8" table:style-name="ce1">
            <text:p>51,8</text:p>
          </table:table-cell>
          <table:table-cell office:value-type="float" office:value="195.6" table:style-name="ce1">
            <text:p>195,6</text:p>
          </table:table-cell>
          <table:table-cell office:value-type="float" office:value="-355.3" table:style-name="ce1">
            <text:p>-355,3</text:p>
          </table:table-cell>
          <table:table-cell office:value-type="float" office:value="-739.1" table:style-name="ce1">
            <text:p>-739,1</text:p>
          </table:table-cell>
          <table:table-cell office:value-type="float" office:value="-911.1" table:style-name="ce1">
            <text:p>-911,1</text:p>
          </table:table-cell>
          <table:table-cell office:value-type="float" office:value="-506.9" table:style-name="ce1">
            <text:p>-506,9</text:p>
          </table:table-cell>
          <table:table-cell office:value-type="float" office:value="-300.39999999999998" table:style-name="ce1">
            <text:p>-300,4</text:p>
          </table:table-cell>
          <table:table-cell office:value-type="float" office:value="-387.1" table:style-name="ce1">
            <text:p>-387,1</text:p>
          </table:table-cell>
          <table:table-cell office:value-type="float" office:value="-203.9" table:style-name="ce1">
            <text:p>-203,9</text:p>
          </table:table-cell>
          <table:table-cell office:value-type="float" office:value="-206.1" table:style-name="ce1">
            <text:p>-206,1</text:p>
          </table:table-cell>
          <table:table-cell office:value-type="float" office:value="-745.2" table:style-name="ce1">
            <text:p>-745,2</text:p>
          </table:table-cell>
          <table:table-cell office:value-type="float" office:value="382.5" table:style-name="ce1">
            <text:p>382,5</text:p>
          </table:table-cell>
          <table:table-cell office:value-type="float" office:value="797.5" table:style-name="ce1">
            <text:p>797,5</text:p>
          </table:table-cell>
          <table:table-cell office:value-type="float" office:value="229.9" table:style-name="ce1">
            <text:p>229,9</text:p>
          </table:table-cell>
          <table:table-cell office:value-type="float" office:value="985.4" table:style-name="ce1">
            <text:p>985,4</text:p>
          </table:table-cell>
          <table:table-cell office:value-type="float" office:value="-472.2" table:style-name="ce1">
            <text:p>-472,2</text:p>
          </table:table-cell>
          <table:table-cell office:value-type="float" office:value="384.6" table:style-name="ce1">
            <text:p>384,6</text:p>
          </table:table-cell>
          <table:table-cell office:value-type="float" office:value="657.3" table:style-name="ce1">
            <text:p>657,3</text:p>
          </table:table-cell>
          <table:table-cell office:value-type="float" office:value="883.9" table:style-name="ce1">
            <text:p>883,9</text:p>
          </table:table-cell>
          <table:table-cell office:value-type="float" office:value="-342.4" table:style-name="ce1">
            <text:p>-342,4</text:p>
          </table:table-cell>
          <table:table-cell office:value-type="float" office:value="712.8" table:style-name="ce1">
            <text:p>712,8</text:p>
          </table:table-cell>
          <table:table-cell office:value-type="float" office:value="225.9" table:style-name="ce1">
            <text:p>225,9</text:p>
          </table:table-cell>
          <table:table-cell office:value-type="float" office:value="942.9" table:style-name="ce1">
            <text:p>942,9</text:p>
          </table:table-cell>
          <table:table-cell office:value-type="float" office:value="-358.5" table:style-name="ce1">
            <text:p>-358,5</text:p>
          </table:table-cell>
          <table:table-cell office:value-type="float" office:value="-410.6" table:style-name="ce1">
            <text:p>-410,6</text:p>
          </table:table-cell>
          <table:table-cell office:value-type="float" office:value="-34.299999999999997" table:style-name="ce1">
            <text:p>-34,3</text:p>
          </table:table-cell>
          <table:table-cell office:value-type="float" office:value="-518.20000000000005" table:style-name="ce1">
            <text:p>-518,2</text:p>
          </table:table-cell>
          <table:table-cell office:value-type="float" office:value="-618.4" table:style-name="ce1">
            <text:p>-618,4</text:p>
          </table:table-cell>
          <table:table-cell office:value-type="float" office:value="257.60000000000002" table:style-name="ce1">
            <text:p>257,6</text:p>
          </table:table-cell>
          <table:table-cell office:value-type="float" office:value="825.1" table:style-name="ce1">
            <text:p>825,1</text:p>
          </table:table-cell>
          <table:table-cell office:value-type="float" office:value="561.70000000000005" table:style-name="ce1">
            <text:p>561,7</text:p>
          </table:table-cell>
          <table:table-cell office:value-type="float" office:value="786.9" table:style-name="ce1">
            <text:p>786,9</text:p>
          </table:table-cell>
          <table:table-cell office:value-type="float" office:value="726.5" table:style-name="ce1">
            <text:p>726,5</text:p>
          </table:table-cell>
          <table:table-cell office:value-type="float" office:value="257.10000000000002" table:style-name="ce1">
            <text:p>257,1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-150.4" table:style-name="ce1">
            <text:p>-150,4</text:p>
          </table:table-cell>
          <table:table-cell office:value-type="float" office:value="349.6" table:style-name="ce1">
            <text:p>349,6</text:p>
          </table:table-cell>
          <table:table-cell office:value-type="float" office:value="785.2" table:style-name="ce1">
            <text:p>785,2</text:p>
          </table:table-cell>
          <table:table-cell office:value-type="float" office:value="660.1" table:style-name="ce1">
            <text:p>660,1</text:p>
          </table:table-cell>
          <table:table-cell table:number-columns-repeated="16344"/>
        </table:table-row>
        <table:table-row table:style-name="ro1">
          <table:table-cell office:value-type="float" office:value="-634.5" table:style-name="ce1">
            <text:p>-634,5</text:p>
          </table:table-cell>
          <table:table-cell office:value-type="float" office:value="838.7" table:style-name="ce1">
            <text:p>838,7</text:p>
          </table:table-cell>
          <table:table-cell office:value-type="float" office:value="419.8" table:style-name="ce1">
            <text:p>419,8</text:p>
          </table:table-cell>
          <table:table-cell office:value-type="float" office:value="471.5" table:style-name="ce1">
            <text:p>471,5</text:p>
          </table:table-cell>
          <table:table-cell office:value-type="float" office:value="416.9" table:style-name="ce1">
            <text:p>416,9</text:p>
          </table:table-cell>
          <table:table-cell office:value-type="float" office:value="177.4" table:style-name="ce1">
            <text:p>177,4</text:p>
          </table:table-cell>
          <table:table-cell office:value-type="float" office:value="45.7" table:style-name="ce1">
            <text:p>45,7</text:p>
          </table:table-cell>
          <table:table-cell office:value-type="float" office:value="320.7" table:style-name="ce1">
            <text:p>320,7</text:p>
          </table:table-cell>
          <table:table-cell office:value-type="float" office:value="587.5" table:style-name="ce1">
            <text:p>587,5</text:p>
          </table:table-cell>
          <table:table-cell office:value-type="float" office:value="812.7" table:style-name="ce1">
            <text:p>812,7</text:p>
          </table:table-cell>
          <table:table-cell office:value-type="float" office:value="289.5" table:style-name="ce1">
            <text:p>289,5</text:p>
          </table:table-cell>
          <table:table-cell office:value-type="float" office:value="201.1" table:style-name="ce1">
            <text:p>201,1</text:p>
          </table:table-cell>
          <table:table-cell office:value-type="float" office:value="893.5" table:style-name="ce1">
            <text:p>893,5</text:p>
          </table:table-cell>
          <table:table-cell office:value-type="float" office:value="-962.6" table:style-name="ce1">
            <text:p>-962,6</text:p>
          </table:table-cell>
          <table:table-cell office:value-type="float" office:value="942.3" table:style-name="ce1">
            <text:p>942,3</text:p>
          </table:table-cell>
          <table:table-cell office:value-type="float" office:value="21" table:style-name="ce1">
            <text:p>21</text:p>
          </table:table-cell>
          <table:table-cell office:value-type="float" office:value="623.70000000000005" table:style-name="ce1">
            <text:p>623,7</text:p>
          </table:table-cell>
          <table:table-cell office:value-type="float" office:value="-112.6" table:style-name="ce1">
            <text:p>-112,6</text:p>
          </table:table-cell>
          <table:table-cell office:value-type="float" office:value="387.6" table:style-name="ce1">
            <text:p>387,6</text:p>
          </table:table-cell>
          <table:table-cell office:value-type="float" office:value="677.9" table:style-name="ce1">
            <text:p>677,9</text:p>
          </table:table-cell>
          <table:table-cell office:value-type="float" office:value="6.9" table:style-name="ce1">
            <text:p>6,9</text:p>
          </table:table-cell>
          <table:table-cell office:value-type="float" office:value="259" table:style-name="ce1">
            <text:p>259</text:p>
          </table:table-cell>
          <table:table-cell office:value-type="float" office:value="920.7" table:style-name="ce1">
            <text:p>920,7</text:p>
          </table:table-cell>
          <table:table-cell office:value-type="float" office:value="74.8" table:style-name="ce1">
            <text:p>74,8</text:p>
          </table:table-cell>
          <table:table-cell office:value-type="float" office:value="-515" table:style-name="ce1">
            <text:p>-515</text:p>
          </table:table-cell>
          <table:table-cell office:value-type="float" office:value="850.5" table:style-name="ce1">
            <text:p>850,5</text:p>
          </table:table-cell>
          <table:table-cell office:value-type="float" office:value="-974.4" table:style-name="ce1">
            <text:p>-974,4</text:p>
          </table:table-cell>
          <table:table-cell office:value-type="float" office:value="-794.3" table:style-name="ce1">
            <text:p>-794,3</text:p>
          </table:table-cell>
          <table:table-cell office:value-type="float" office:value="-240.2" table:style-name="ce1">
            <text:p>-240,2</text:p>
          </table:table-cell>
          <table:table-cell office:value-type="float" office:value="751.5" table:style-name="ce1">
            <text:p>751,5</text:p>
          </table:table-cell>
          <table:table-cell office:value-type="float" office:value="-936.5" table:style-name="ce1">
            <text:p>-936,5</text:p>
          </table:table-cell>
          <table:table-cell office:value-type="float" office:value="352.7" table:style-name="ce1">
            <text:p>352,7</text:p>
          </table:table-cell>
          <table:table-cell office:value-type="float" office:value="314.7" table:style-name="ce1">
            <text:p>314,7</text:p>
          </table:table-cell>
          <table:table-cell office:value-type="float" office:value="-506" table:style-name="ce1">
            <text:p>-506</text:p>
          </table:table-cell>
          <table:table-cell office:value-type="float" office:value="520.79999999999995" table:style-name="ce1">
            <text:p>520,8</text:p>
          </table:table-cell>
          <table:table-cell office:value-type="float" office:value="891.7" table:style-name="ce1">
            <text:p>891,7</text:p>
          </table:table-cell>
          <table:table-cell office:value-type="float" office:value="-700.2" table:style-name="ce1">
            <text:p>-700,2</text:p>
          </table:table-cell>
          <table:table-cell office:value-type="float" office:value="-849.2" table:style-name="ce1">
            <text:p>-849,2</text:p>
          </table:table-cell>
          <table:table-cell office:value-type="float" office:value="454.1" table:style-name="ce1">
            <text:p>454,1</text:p>
          </table:table-cell>
          <table:table-cell office:value-type="float" office:value="-931.9" table:style-name="ce1">
            <text:p>-931,9</text:p>
          </table:table-cell>
          <table:table-cell table:number-columns-repeated="16344"/>
        </table:table-row>
        <table:table-row table:style-name="ro1">
          <table:table-cell office:value-type="float" office:value="467.5" table:style-name="ce1">
            <text:p>467,5</text:p>
          </table:table-cell>
          <table:table-cell office:value-type="float" office:value="-488.1" table:style-name="ce1">
            <text:p>-488,1</text:p>
          </table:table-cell>
          <table:table-cell office:value-type="float" office:value="-953" table:style-name="ce1">
            <text:p>-953</text:p>
          </table:table-cell>
          <table:table-cell office:value-type="float" office:value="837.3" table:style-name="ce1">
            <text:p>837,3</text:p>
          </table:table-cell>
          <table:table-cell office:value-type="float" office:value="917.3" table:style-name="ce1">
            <text:p>917,3</text:p>
          </table:table-cell>
          <table:table-cell office:value-type="float" office:value="-777.2" table:style-name="ce1">
            <text:p>-777,2</text:p>
          </table:table-cell>
          <table:table-cell office:value-type="float" office:value="-763.6" table:style-name="ce1">
            <text:p>-763,6</text:p>
          </table:table-cell>
          <table:table-cell office:value-type="float" office:value="422.9" table:style-name="ce1">
            <text:p>422,9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882.4" table:style-name="ce1">
            <text:p>882,4</text:p>
          </table:table-cell>
          <table:table-cell office:value-type="float" office:value="52.5" table:style-name="ce1">
            <text:p>52,5</text:p>
          </table:table-cell>
          <table:table-cell office:value-type="float" office:value="28.7" table:style-name="ce1">
            <text:p>28,7</text:p>
          </table:table-cell>
          <table:table-cell office:value-type="float" office:value="619" table:style-name="ce1">
            <text:p>619</text:p>
          </table:table-cell>
          <table:table-cell office:value-type="float" office:value="-650.79999999999995" table:style-name="ce1">
            <text:p>-650,8</text:p>
          </table:table-cell>
          <table:table-cell office:value-type="float" office:value="-763.9" table:style-name="ce1">
            <text:p>-763,9</text:p>
          </table:table-cell>
          <table:table-cell office:value-type="float" office:value="95.3" table:style-name="ce1">
            <text:p>95,3</text:p>
          </table:table-cell>
          <table:table-cell office:value-type="float" office:value="268.5" table:style-name="ce1">
            <text:p>268,5</text:p>
          </table:table-cell>
          <table:table-cell office:value-type="float" office:value="800.6" table:style-name="ce1">
            <text:p>800,6</text:p>
          </table:table-cell>
          <table:table-cell office:value-type="float" office:value="961.5" table:style-name="ce1">
            <text:p>961,5</text:p>
          </table:table-cell>
          <table:table-cell office:value-type="float" office:value="111.2" table:style-name="ce1">
            <text:p>111,2</text:p>
          </table:table-cell>
          <table:table-cell office:value-type="float" office:value="963.2" table:style-name="ce1">
            <text:p>963,2</text:p>
          </table:table-cell>
          <table:table-cell office:value-type="float" office:value="-976.6" table:style-name="ce1">
            <text:p>-976,6</text:p>
          </table:table-cell>
          <table:table-cell office:value-type="float" office:value="-939.7" table:style-name="ce1">
            <text:p>-939,7</text:p>
          </table:table-cell>
          <table:table-cell office:value-type="float" office:value="643.6" table:style-name="ce1">
            <text:p>643,6</text:p>
          </table:table-cell>
          <table:table-cell office:value-type="float" office:value="-352.1" table:style-name="ce1">
            <text:p>-352,1</text:p>
          </table:table-cell>
          <table:table-cell office:value-type="float" office:value="-176.3" table:style-name="ce1">
            <text:p>-176,3</text:p>
          </table:table-cell>
          <table:table-cell office:value-type="float" office:value="124" table:style-name="ce1">
            <text:p>124</text:p>
          </table:table-cell>
          <table:table-cell office:value-type="float" office:value="419.8" table:style-name="ce1">
            <text:p>419,8</text:p>
          </table:table-cell>
          <table:table-cell office:value-type="float" office:value="-201.1" table:style-name="ce1">
            <text:p>-201,1</text:p>
          </table:table-cell>
          <table:table-cell office:value-type="float" office:value="-642.4" table:style-name="ce1">
            <text:p>-642,4</text:p>
          </table:table-cell>
          <table:table-cell office:value-type="float" office:value="-577.70000000000005" table:style-name="ce1">
            <text:p>-577,7</text:p>
          </table:table-cell>
          <table:table-cell office:value-type="float" office:value="-607.5" table:style-name="ce1">
            <text:p>-607,5</text:p>
          </table:table-cell>
          <table:table-cell office:value-type="float" office:value="761" table:style-name="ce1">
            <text:p>761</text:p>
          </table:table-cell>
          <table:table-cell office:value-type="float" office:value="-413.6" table:style-name="ce1">
            <text:p>-413,6</text:p>
          </table:table-cell>
          <table:table-cell office:value-type="float" office:value="332.7" table:style-name="ce1">
            <text:p>332,7</text:p>
          </table:table-cell>
          <table:table-cell office:value-type="float" office:value="-41.4" table:style-name="ce1">
            <text:p>-41,4</text:p>
          </table:table-cell>
          <table:table-cell office:value-type="float" office:value="-813.4" table:style-name="ce1">
            <text:p>-813,4</text:p>
          </table:table-cell>
          <table:table-cell office:value-type="float" office:value="254.4" table:style-name="ce1">
            <text:p>254,4</text:p>
          </table:table-cell>
          <table:table-cell office:value-type="float" office:value="-769.7" table:style-name="ce1">
            <text:p>-769,7</text:p>
          </table:table-cell>
          <table:table-cell office:value-type="float" office:value="613.79999999999995" table:style-name="ce1">
            <text:p>613,8</text:p>
          </table:table-cell>
          <table:table-cell table:number-columns-repeated="16344"/>
        </table:table-row>
        <table:table-row table:style-name="ro1">
          <table:table-cell office:value-type="float" office:value="-210.1" table:style-name="ce1">
            <text:p>-210,1</text:p>
          </table:table-cell>
          <table:table-cell office:value-type="float" office:value="-995.5" table:style-name="ce1">
            <text:p>-995,5</text:p>
          </table:table-cell>
          <table:table-cell office:value-type="float" office:value="664.3" table:style-name="ce1">
            <text:p>664,3</text:p>
          </table:table-cell>
          <table:table-cell office:value-type="float" office:value="-753.5" table:style-name="ce1">
            <text:p>-753,5</text:p>
          </table:table-cell>
          <table:table-cell office:value-type="float" office:value="984.9" table:style-name="ce1">
            <text:p>984,9</text:p>
          </table:table-cell>
          <table:table-cell office:value-type="float" office:value="-113.3" table:style-name="ce1">
            <text:p>-113,3</text:p>
          </table:table-cell>
          <table:table-cell office:value-type="float" office:value="-732.7" table:style-name="ce1">
            <text:p>-732,7</text:p>
          </table:table-cell>
          <table:table-cell office:value-type="float" office:value="-489" table:style-name="ce1">
            <text:p>-489</text:p>
          </table:table-cell>
          <table:table-cell office:value-type="float" office:value="782" table:style-name="ce1">
            <text:p>782</text:p>
          </table:table-cell>
          <table:table-cell office:value-type="float" office:value="-210.7" table:style-name="ce1">
            <text:p>-210,7</text:p>
          </table:table-cell>
          <table:table-cell office:value-type="float" office:value="929.4" table:style-name="ce1">
            <text:p>929,4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944" table:style-name="ce1">
            <text:p>944</text:p>
          </table:table-cell>
          <table:table-cell office:value-type="float" office:value="-515.5" table:style-name="ce1">
            <text:p>-515,5</text:p>
          </table:table-cell>
          <table:table-cell office:value-type="float" office:value="-448" table:style-name="ce1">
            <text:p>-448</text:p>
          </table:table-cell>
          <table:table-cell office:value-type="float" office:value="701.1" table:style-name="ce1">
            <text:p>701,1</text:p>
          </table:table-cell>
          <table:table-cell office:value-type="float" office:value="845.7" table:style-name="ce1">
            <text:p>845,7</text:p>
          </table:table-cell>
          <table:table-cell office:value-type="float" office:value="-603.4" table:style-name="ce1">
            <text:p>-603,4</text:p>
          </table:table-cell>
          <table:table-cell office:value-type="float" office:value="203.3" table:style-name="ce1">
            <text:p>203,3</text:p>
          </table:table-cell>
          <table:table-cell office:value-type="float" office:value="-344.2" table:style-name="ce1">
            <text:p>-344,2</text:p>
          </table:table-cell>
          <table:table-cell office:value-type="float" office:value="38.9" table:style-name="ce1">
            <text:p>38,9</text:p>
          </table:table-cell>
          <table:table-cell office:value-type="float" office:value="-23.6" table:style-name="ce1">
            <text:p>-23,6</text:p>
          </table:table-cell>
          <table:table-cell office:value-type="float" office:value="-813.3" table:style-name="ce1">
            <text:p>-813,3</text:p>
          </table:table-cell>
          <table:table-cell office:value-type="float" office:value="23.5" table:style-name="ce1">
            <text:p>23,5</text:p>
          </table:table-cell>
          <table:table-cell office:value-type="float" office:value="947.1" table:style-name="ce1">
            <text:p>947,1</text:p>
          </table:table-cell>
          <table:table-cell office:value-type="float" office:value="259" table:style-name="ce1">
            <text:p>259</text:p>
          </table:table-cell>
          <table:table-cell office:value-type="float" office:value="-355.8" table:style-name="ce1">
            <text:p>-355,8</text:p>
          </table:table-cell>
          <table:table-cell office:value-type="float" office:value="769.4" table:style-name="ce1">
            <text:p>769,4</text:p>
          </table:table-cell>
          <table:table-cell office:value-type="float" office:value="-213.1" table:style-name="ce1">
            <text:p>-213,1</text:p>
          </table:table-cell>
          <table:table-cell office:value-type="float" office:value="-128.19999999999999" table:style-name="ce1">
            <text:p>-128,2</text:p>
          </table:table-cell>
          <table:table-cell office:value-type="float" office:value="886.8" table:style-name="ce1">
            <text:p>886,8</text:p>
          </table:table-cell>
          <table:table-cell office:value-type="float" office:value="-373.9" table:style-name="ce1">
            <text:p>-373,9</text:p>
          </table:table-cell>
          <table:table-cell office:value-type="float" office:value="-452.9" table:style-name="ce1">
            <text:p>-452,9</text:p>
          </table:table-cell>
          <table:table-cell office:value-type="float" office:value="283.60000000000002" table:style-name="ce1">
            <text:p>283,6</text:p>
          </table:table-cell>
          <table:table-cell office:value-type="float" office:value="30.1" table:style-name="ce1">
            <text:p>30,1</text:p>
          </table:table-cell>
          <table:table-cell office:value-type="float" office:value="750.9" table:style-name="ce1">
            <text:p>750,9</text:p>
          </table:table-cell>
          <table:table-cell office:value-type="float" office:value="-546.79999999999995" table:style-name="ce1">
            <text:p>-546,8</text:p>
          </table:table-cell>
          <table:table-cell office:value-type="float" office:value="-594.9" table:style-name="ce1">
            <text:p>-594,9</text:p>
          </table:table-cell>
          <table:table-cell office:value-type="float" office:value="-71.099999999999994" table:style-name="ce1">
            <text:p>-71,1</text:p>
          </table:table-cell>
          <table:table-cell office:value-type="float" office:value="-825.3" table:style-name="ce1">
            <text:p>-825,3</text:p>
          </table:table-cell>
          <table:table-cell table:number-columns-repeated="16344"/>
        </table:table-row>
        <table:table-row table:style-name="ro1">
          <table:table-cell office:value-type="float" office:value="-390.6" table:style-name="ce1">
            <text:p>-390,6</text:p>
          </table:table-cell>
          <table:table-cell office:value-type="float" office:value="-797.2" table:style-name="ce1">
            <text:p>-797,2</text:p>
          </table:table-cell>
          <table:table-cell office:value-type="float" office:value="464.8" table:style-name="ce1">
            <text:p>464,8</text:p>
          </table:table-cell>
          <table:table-cell office:value-type="float" office:value="-670.1" table:style-name="ce1">
            <text:p>-670,1</text:p>
          </table:table-cell>
          <table:table-cell office:value-type="float" office:value="521.9" table:style-name="ce1">
            <text:p>521,9</text:p>
          </table:table-cell>
          <table:table-cell office:value-type="float" office:value="-132.1" table:style-name="ce1">
            <text:p>-132,1</text:p>
          </table:table-cell>
          <table:table-cell office:value-type="float" office:value="874.8" table:style-name="ce1">
            <text:p>874,8</text:p>
          </table:table-cell>
          <table:table-cell office:value-type="float" office:value="729.5" table:style-name="ce1">
            <text:p>729,5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433.3" table:style-name="ce1">
            <text:p>433,3</text:p>
          </table:table-cell>
          <table:table-cell office:value-type="float" office:value="-51.1" table:style-name="ce1">
            <text:p>-51,1</text:p>
          </table:table-cell>
          <table:table-cell office:value-type="float" office:value="598.70000000000005" table:style-name="ce1">
            <text:p>598,7</text:p>
          </table:table-cell>
          <table:table-cell office:value-type="float" office:value="355.2" table:style-name="ce1">
            <text:p>355,2</text:p>
          </table:table-cell>
          <table:table-cell office:value-type="float" office:value="-465.5" table:style-name="ce1">
            <text:p>-465,5</text:p>
          </table:table-cell>
          <table:table-cell office:value-type="float" office:value="-846.3" table:style-name="ce1">
            <text:p>-846,3</text:p>
          </table:table-cell>
          <table:table-cell office:value-type="float" office:value="-383.6" table:style-name="ce1">
            <text:p>-383,6</text:p>
          </table:table-cell>
          <table:table-cell office:value-type="float" office:value="-750.4" table:style-name="ce1">
            <text:p>-750,4</text:p>
          </table:table-cell>
          <table:table-cell office:value-type="float" office:value="263.3" table:style-name="ce1">
            <text:p>263,3</text:p>
          </table:table-cell>
          <table:table-cell office:value-type="float" office:value="373.9" table:style-name="ce1">
            <text:p>373,9</text:p>
          </table:table-cell>
          <table:table-cell office:value-type="float" office:value="415.4" table:style-name="ce1">
            <text:p>415,4</text:p>
          </table:table-cell>
          <table:table-cell office:value-type="float" office:value="-949.7" table:style-name="ce1">
            <text:p>-949,7</text:p>
          </table:table-cell>
          <table:table-cell office:value-type="float" office:value="323.7" table:style-name="ce1">
            <text:p>323,7</text:p>
          </table:table-cell>
          <table:table-cell office:value-type="float" office:value="523.9" table:style-name="ce1">
            <text:p>523,9</text:p>
          </table:table-cell>
          <table:table-cell office:value-type="float" office:value="-393.3" table:style-name="ce1">
            <text:p>-393,3</text:p>
          </table:table-cell>
          <table:table-cell office:value-type="float" office:value="-776.8" table:style-name="ce1">
            <text:p>-776,8</text:p>
          </table:table-cell>
          <table:table-cell office:value-type="float" office:value="-713" table:style-name="ce1">
            <text:p>-713</text:p>
          </table:table-cell>
          <table:table-cell office:value-type="float" office:value="785" table:style-name="ce1">
            <text:p>785</text:p>
          </table:table-cell>
          <table:table-cell office:value-type="float" office:value="616.1" table:style-name="ce1">
            <text:p>616,1</text:p>
          </table:table-cell>
          <table:table-cell office:value-type="float" office:value="795.4" table:style-name="ce1">
            <text:p>795,4</text:p>
          </table:table-cell>
          <table:table-cell office:value-type="float" office:value="760" table:style-name="ce1">
            <text:p>760</text:p>
          </table:table-cell>
          <table:table-cell office:value-type="float" office:value="-604.70000000000005" table:style-name="ce1">
            <text:p>-604,7</text:p>
          </table:table-cell>
          <table:table-cell office:value-type="float" office:value="542.9" table:style-name="ce1">
            <text:p>542,9</text:p>
          </table:table-cell>
          <table:table-cell office:value-type="float" office:value="-716.3" table:style-name="ce1">
            <text:p>-716,3</text:p>
          </table:table-cell>
          <table:table-cell office:value-type="float" office:value="598.70000000000005" table:style-name="ce1">
            <text:p>598,7</text:p>
          </table:table-cell>
          <table:table-cell office:value-type="float" office:value="379" table:style-name="ce1">
            <text:p>379</text:p>
          </table:table-cell>
          <table:table-cell office:value-type="float" office:value="355.1" table:style-name="ce1">
            <text:p>355,1</text:p>
          </table:table-cell>
          <table:table-cell office:value-type="float" office:value="604.29999999999995" table:style-name="ce1">
            <text:p>604,3</text:p>
          </table:table-cell>
          <table:table-cell office:value-type="float" office:value="-372.8" table:style-name="ce1">
            <text:p>-372,8</text:p>
          </table:table-cell>
          <table:table-cell office:value-type="float" office:value="-674.6" table:style-name="ce1">
            <text:p>-674,6</text:p>
          </table:table-cell>
          <table:table-cell office:value-type="float" office:value="-731.3" table:style-name="ce1">
            <text:p>-731,3</text:p>
          </table:table-cell>
          <table:table-cell table:number-columns-repeated="16344"/>
        </table:table-row>
        <table:table-row table:style-name="ro1">
          <table:table-cell office:value-type="float" office:value="-605.9" table:style-name="ce1">
            <text:p>-605,9</text:p>
          </table:table-cell>
          <table:table-cell office:value-type="float" office:value="943.5" table:style-name="ce1">
            <text:p>943,5</text:p>
          </table:table-cell>
          <table:table-cell office:value-type="float" office:value="571.4" table:style-name="ce1">
            <text:p>571,4</text:p>
          </table:table-cell>
          <table:table-cell office:value-type="float" office:value="480.2" table:style-name="ce1">
            <text:p>480,2</text:p>
          </table:table-cell>
          <table:table-cell office:value-type="float" office:value="-541.5" table:style-name="ce1">
            <text:p>-541,5</text:p>
          </table:table-cell>
          <table:table-cell office:value-type="float" office:value="-75.7" table:style-name="ce1">
            <text:p>-75,7</text:p>
          </table:table-cell>
          <table:table-cell office:value-type="float" office:value="-501.1" table:style-name="ce1">
            <text:p>-501,1</text:p>
          </table:table-cell>
          <table:table-cell office:value-type="float" office:value="-62.2" table:style-name="ce1">
            <text:p>-62,2</text:p>
          </table:table-cell>
          <table:table-cell office:value-type="float" office:value="-999.6" table:style-name="ce1">
            <text:p>-999,6</text:p>
          </table:table-cell>
          <table:table-cell office:value-type="float" office:value="-594.70000000000005" table:style-name="ce1">
            <text:p>-594,7</text:p>
          </table:table-cell>
          <table:table-cell office:value-type="float" office:value="296" table:style-name="ce1">
            <text:p>296</text:p>
          </table:table-cell>
          <table:table-cell office:value-type="float" office:value="851.6" table:style-name="ce1">
            <text:p>851,6</text:p>
          </table:table-cell>
          <table:table-cell office:value-type="float" office:value="-27.9" table:style-name="ce1">
            <text:p>-27,9</text:p>
          </table:table-cell>
          <table:table-cell office:value-type="float" office:value="916.5" table:style-name="ce1">
            <text:p>916,5</text:p>
          </table:table-cell>
          <table:table-cell office:value-type="float" office:value="-201.7" table:style-name="ce1">
            <text:p>-201,7</text:p>
          </table:table-cell>
          <table:table-cell office:value-type="float" office:value="423.9" table:style-name="ce1">
            <text:p>423,9</text:p>
          </table:table-cell>
          <table:table-cell office:value-type="float" office:value="-671.7" table:style-name="ce1">
            <text:p>-671,7</text:p>
          </table:table-cell>
          <table:table-cell office:value-type="float" office:value="155.5" table:style-name="ce1">
            <text:p>155,5</text:p>
          </table:table-cell>
          <table:table-cell office:value-type="float" office:value="-768.9" table:style-name="ce1">
            <text:p>-768,9</text:p>
          </table:table-cell>
          <table:table-cell office:value-type="float" office:value="338.9" table:style-name="ce1">
            <text:p>338,9</text:p>
          </table:table-cell>
          <table:table-cell office:value-type="float" office:value="-500.7" table:style-name="ce1">
            <text:p>-500,7</text:p>
          </table:table-cell>
          <table:table-cell office:value-type="float" office:value="-279.3" table:style-name="ce1">
            <text:p>-279,3</text:p>
          </table:table-cell>
          <table:table-cell office:value-type="float" office:value="557.1" table:style-name="ce1">
            <text:p>557,1</text:p>
          </table:table-cell>
          <table:table-cell office:value-type="float" office:value="-514.1" table:style-name="ce1">
            <text:p>-514,1</text:p>
          </table:table-cell>
          <table:table-cell office:value-type="float" office:value="758.1" table:style-name="ce1">
            <text:p>758,1</text:p>
          </table:table-cell>
          <table:table-cell office:value-type="float" office:value="-68.5" table:style-name="ce1">
            <text:p>-68,5</text:p>
          </table:table-cell>
          <table:table-cell office:value-type="float" office:value="-158.5" table:style-name="ce1">
            <text:p>-158,5</text:p>
          </table:table-cell>
          <table:table-cell office:value-type="float" office:value="-346.7" table:style-name="ce1">
            <text:p>-346,7</text:p>
          </table:table-cell>
          <table:table-cell office:value-type="float" office:value="622" table:style-name="ce1">
            <text:p>622</text:p>
          </table:table-cell>
          <table:table-cell office:value-type="float" office:value="-932.5" table:style-name="ce1">
            <text:p>-932,5</text:p>
          </table:table-cell>
          <table:table-cell office:value-type="float" office:value="-759.1" table:style-name="ce1">
            <text:p>-759,1</text:p>
          </table:table-cell>
          <table:table-cell office:value-type="float" office:value="-74.599999999999994" table:style-name="ce1">
            <text:p>-74,6</text:p>
          </table:table-cell>
          <table:table-cell office:value-type="float" office:value="138.1" table:style-name="ce1">
            <text:p>138,1</text:p>
          </table:table-cell>
          <table:table-cell office:value-type="float" office:value="679.7" table:style-name="ce1">
            <text:p>679,7</text:p>
          </table:table-cell>
          <table:table-cell office:value-type="float" office:value="-329.9" table:style-name="ce1">
            <text:p>-329,9</text:p>
          </table:table-cell>
          <table:table-cell office:value-type="float" office:value="778.9" table:style-name="ce1">
            <text:p>778,9</text:p>
          </table:table-cell>
          <table:table-cell office:value-type="float" office:value="220.1" table:style-name="ce1">
            <text:p>220,1</text:p>
          </table:table-cell>
          <table:table-cell office:value-type="float" office:value="-779" table:style-name="ce1">
            <text:p>-779</text:p>
          </table:table-cell>
          <table:table-cell office:value-type="float" office:value="-569.4" table:style-name="ce1">
            <text:p>-569,4</text:p>
          </table:table-cell>
          <table:table-cell office:value-type="float" office:value="459.2" table:style-name="ce1">
            <text:p>459,2</text:p>
          </table:table-cell>
          <table:table-cell table:number-columns-repeated="16344"/>
        </table:table-row>
        <table:table-row table:style-name="ro1">
          <table:table-cell office:value-type="float" office:value="-671.1" table:style-name="ce1">
            <text:p>-671,1</text:p>
          </table:table-cell>
          <table:table-cell office:value-type="float" office:value="-76.3" table:style-name="ce1">
            <text:p>-76,3</text:p>
          </table:table-cell>
          <table:table-cell office:value-type="float" office:value="987.9" table:style-name="ce1">
            <text:p>987,9</text:p>
          </table:table-cell>
          <table:table-cell office:value-type="float" office:value="-944.9" table:style-name="ce1">
            <text:p>-944,9</text:p>
          </table:table-cell>
          <table:table-cell office:value-type="float" office:value="-720.6" table:style-name="ce1">
            <text:p>-720,6</text:p>
          </table:table-cell>
          <table:table-cell office:value-type="float" office:value="606.6" table:style-name="ce1">
            <text:p>606,6</text:p>
          </table:table-cell>
          <table:table-cell office:value-type="float" office:value="359.5" table:style-name="ce1">
            <text:p>359,5</text:p>
          </table:table-cell>
          <table:table-cell office:value-type="float" office:value="-952.5" table:style-name="ce1">
            <text:p>-952,5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-766.3" table:style-name="ce1">
            <text:p>-766,3</text:p>
          </table:table-cell>
          <table:table-cell office:value-type="float" office:value="-883.3" table:style-name="ce1">
            <text:p>-883,3</text:p>
          </table:table-cell>
          <table:table-cell office:value-type="float" office:value="727.6" table:style-name="ce1">
            <text:p>727,6</text:p>
          </table:table-cell>
          <table:table-cell office:value-type="float" office:value="-797.4" table:style-name="ce1">
            <text:p>-797,4</text:p>
          </table:table-cell>
          <table:table-cell office:value-type="float" office:value="980.2" table:style-name="ce1">
            <text:p>980,2</text:p>
          </table:table-cell>
          <table:table-cell office:value-type="float" office:value="807.5" table:style-name="ce1">
            <text:p>807,5</text:p>
          </table:table-cell>
          <table:table-cell office:value-type="float" office:value="-777.9" table:style-name="ce1">
            <text:p>-777,9</text:p>
          </table:table-cell>
          <table:table-cell office:value-type="float" office:value="568.4" table:style-name="ce1">
            <text:p>568,4</text:p>
          </table:table-cell>
          <table:table-cell office:value-type="float" office:value="180.2" table:style-name="ce1">
            <text:p>180,2</text:p>
          </table:table-cell>
          <table:table-cell office:value-type="float" office:value="-65" table:style-name="ce1">
            <text:p>-65</text:p>
          </table:table-cell>
          <table:table-cell office:value-type="float" office:value="701.3" table:style-name="ce1">
            <text:p>701,3</text:p>
          </table:table-cell>
          <table:table-cell office:value-type="float" office:value="-905.5" table:style-name="ce1">
            <text:p>-905,5</text:p>
          </table:table-cell>
          <table:table-cell office:value-type="float" office:value="789.6" table:style-name="ce1">
            <text:p>789,6</text:p>
          </table:table-cell>
          <table:table-cell office:value-type="float" office:value="-815.5" table:style-name="ce1">
            <text:p>-815,5</text:p>
          </table:table-cell>
          <table:table-cell office:value-type="float" office:value="784.1" table:style-name="ce1">
            <text:p>784,1</text:p>
          </table:table-cell>
          <table:table-cell office:value-type="float" office:value="173" table:style-name="ce1">
            <text:p>173</text:p>
          </table:table-cell>
          <table:table-cell office:value-type="float" office:value="376.4" table:style-name="ce1">
            <text:p>376,4</text:p>
          </table:table-cell>
          <table:table-cell office:value-type="float" office:value="-58.6" table:style-name="ce1">
            <text:p>-58,6</text:p>
          </table:table-cell>
          <table:table-cell office:value-type="float" office:value="-170.2" table:style-name="ce1">
            <text:p>-170,2</text:p>
          </table:table-cell>
          <table:table-cell office:value-type="float" office:value="-297.60000000000002" table:style-name="ce1">
            <text:p>-297,6</text:p>
          </table:table-cell>
          <table:table-cell office:value-type="float" office:value="-235.7" table:style-name="ce1">
            <text:p>-235,7</text:p>
          </table:table-cell>
          <table:table-cell office:value-type="float" office:value="-468.8" table:style-name="ce1">
            <text:p>-468,8</text:p>
          </table:table-cell>
          <table:table-cell office:value-type="float" office:value="-184.2" table:style-name="ce1">
            <text:p>-184,2</text:p>
          </table:table-cell>
          <table:table-cell office:value-type="float" office:value="630.5" table:style-name="ce1">
            <text:p>630,5</text:p>
          </table:table-cell>
          <table:table-cell office:value-type="float" office:value="57.6" table:style-name="ce1">
            <text:p>57,6</text:p>
          </table:table-cell>
          <table:table-cell office:value-type="float" office:value="486.4" table:style-name="ce1">
            <text:p>486,4</text:p>
          </table:table-cell>
          <table:table-cell office:value-type="float" office:value="901.4" table:style-name="ce1">
            <text:p>901,4</text:p>
          </table:table-cell>
          <table:table-cell office:value-type="float" office:value="-340.9" table:style-name="ce1">
            <text:p>-340,9</text:p>
          </table:table-cell>
          <table:table-cell office:value-type="float" office:value="812.3" table:style-name="ce1">
            <text:p>812,3</text:p>
          </table:table-cell>
          <table:table-cell office:value-type="float" office:value="530.1" table:style-name="ce1">
            <text:p>530,1</text:p>
          </table:table-cell>
          <table:table-cell office:value-type="float" office:value="-77.400000000000006" table:style-name="ce1">
            <text:p>-77,4</text:p>
          </table:table-cell>
          <table:table-cell table:number-columns-repeated="16344"/>
        </table:table-row>
        <table:table-row table:style-name="ro1">
          <table:table-cell office:value-type="float" office:value="815.1" table:style-name="ce1">
            <text:p>815,1</text:p>
          </table:table-cell>
          <table:table-cell office:value-type="float" office:value="592.9" table:style-name="ce1">
            <text:p>592,9</text:p>
          </table:table-cell>
          <table:table-cell office:value-type="float" office:value="570.79999999999995" table:style-name="ce1">
            <text:p>570,8</text:p>
          </table:table-cell>
          <table:table-cell office:value-type="float" office:value="768.9" table:style-name="ce1">
            <text:p>768,9</text:p>
          </table:table-cell>
          <table:table-cell office:value-type="float" office:value="640.20000000000005" table:style-name="ce1">
            <text:p>640,2</text:p>
          </table:table-cell>
          <table:table-cell office:value-type="float" office:value="868" table:style-name="ce1">
            <text:p>868</text:p>
          </table:table-cell>
          <table:table-cell office:value-type="float" office:value="766.3" table:style-name="ce1">
            <text:p>766,3</text:p>
          </table:table-cell>
          <table:table-cell office:value-type="float" office:value="22.9" table:style-name="ce1">
            <text:p>22,9</text:p>
          </table:table-cell>
          <table:table-cell office:value-type="float" office:value="172.6" table:style-name="ce1">
            <text:p>172,6</text:p>
          </table:table-cell>
          <table:table-cell office:value-type="float" office:value="-130.6" table:style-name="ce1">
            <text:p>-130,6</text:p>
          </table:table-cell>
          <table:table-cell office:value-type="float" office:value="-181.4" table:style-name="ce1">
            <text:p>-181,4</text:p>
          </table:table-cell>
          <table:table-cell office:value-type="float" office:value="142.80000000000001" table:style-name="ce1">
            <text:p>142,8</text:p>
          </table:table-cell>
          <table:table-cell office:value-type="float" office:value="-793.2" table:style-name="ce1">
            <text:p>-793,2</text:p>
          </table:table-cell>
          <table:table-cell office:value-type="float" office:value="-521.29999999999995" table:style-name="ce1">
            <text:p>-521,3</text:p>
          </table:table-cell>
          <table:table-cell office:value-type="float" office:value="872.9" table:style-name="ce1">
            <text:p>872,9</text:p>
          </table:table-cell>
          <table:table-cell office:value-type="float" office:value="-633.70000000000005" table:style-name="ce1">
            <text:p>-633,7</text:p>
          </table:table-cell>
          <table:table-cell office:value-type="float" office:value="-373.6" table:style-name="ce1">
            <text:p>-373,6</text:p>
          </table:table-cell>
          <table:table-cell office:value-type="float" office:value="404.5" table:style-name="ce1">
            <text:p>404,5</text:p>
          </table:table-cell>
          <table:table-cell office:value-type="float" office:value="760.3" table:style-name="ce1">
            <text:p>760,3</text:p>
          </table:table-cell>
          <table:table-cell office:value-type="float" office:value="-998.5" table:style-name="ce1">
            <text:p>-998,5</text:p>
          </table:table-cell>
          <table:table-cell office:value-type="float" office:value="268.8" table:style-name="ce1">
            <text:p>268,8</text:p>
          </table:table-cell>
          <table:table-cell office:value-type="float" office:value="507.1" table:style-name="ce1">
            <text:p>507,1</text:p>
          </table:table-cell>
          <table:table-cell office:value-type="float" office:value="-444.8" table:style-name="ce1">
            <text:p>-444,8</text:p>
          </table:table-cell>
          <table:table-cell office:value-type="float" office:value="-833.9" table:style-name="ce1">
            <text:p>-833,9</text:p>
          </table:table-cell>
          <table:table-cell office:value-type="float" office:value="5.5" table:style-name="ce1">
            <text:p>5,5</text:p>
          </table:table-cell>
          <table:table-cell office:value-type="float" office:value="-715.6" table:style-name="ce1">
            <text:p>-715,6</text:p>
          </table:table-cell>
          <table:table-cell office:value-type="float" office:value="294.60000000000002" table:style-name="ce1">
            <text:p>294,6</text:p>
          </table:table-cell>
          <table:table-cell office:value-type="float" office:value="-225.5" table:style-name="ce1">
            <text:p>-225,5</text:p>
          </table:table-cell>
          <table:table-cell office:value-type="float" office:value="203.2" table:style-name="ce1">
            <text:p>203,2</text:p>
          </table:table-cell>
          <table:table-cell office:value-type="float" office:value="146.5" table:style-name="ce1">
            <text:p>146,5</text:p>
          </table:table-cell>
          <table:table-cell office:value-type="float" office:value="536.20000000000005" table:style-name="ce1">
            <text:p>536,2</text:p>
          </table:table-cell>
          <table:table-cell office:value-type="float" office:value="-333.1" table:style-name="ce1">
            <text:p>-333,1</text:p>
          </table:table-cell>
          <table:table-cell office:value-type="float" office:value="-408.2" table:style-name="ce1">
            <text:p>-408,2</text:p>
          </table:table-cell>
          <table:table-cell office:value-type="float" office:value="-834.9" table:style-name="ce1">
            <text:p>-834,9</text:p>
          </table:table-cell>
          <table:table-cell office:value-type="float" office:value="792.7" table:style-name="ce1">
            <text:p>792,7</text:p>
          </table:table-cell>
          <table:table-cell office:value-type="float" office:value="-690.1" table:style-name="ce1">
            <text:p>-690,1</text:p>
          </table:table-cell>
          <table:table-cell office:value-type="float" office:value="979.7" table:style-name="ce1">
            <text:p>979,7</text:p>
          </table:table-cell>
          <table:table-cell office:value-type="float" office:value="276" table:style-name="ce1">
            <text:p>276</text:p>
          </table:table-cell>
          <table:table-cell office:value-type="float" office:value="-278.2" table:style-name="ce1">
            <text:p>-278,2</text:p>
          </table:table-cell>
          <table:table-cell office:value-type="float" office:value="439" table:style-name="ce1">
            <text:p>439</text:p>
          </table:table-cell>
          <table:table-cell table:number-columns-repeated="16344"/>
        </table:table-row>
        <table:table-row table:style-name="ro1">
          <table:table-cell office:value-type="float" office:value="171.2" table:style-name="ce1">
            <text:p>171,2</text:p>
          </table:table-cell>
          <table:table-cell office:value-type="float" office:value="-162.9" table:style-name="ce1">
            <text:p>-162,9</text:p>
          </table:table-cell>
          <table:table-cell office:value-type="float" office:value="-730" table:style-name="ce1">
            <text:p>-730</text:p>
          </table:table-cell>
          <table:table-cell office:value-type="float" office:value="-145.30000000000001" table:style-name="ce1">
            <text:p>-145,3</text:p>
          </table:table-cell>
          <table:table-cell office:value-type="float" office:value="-501.9" table:style-name="ce1">
            <text:p>-501,9</text:p>
          </table:table-cell>
          <table:table-cell office:value-type="float" office:value="59.2" table:style-name="ce1">
            <text:p>59,2</text:p>
          </table:table-cell>
          <table:table-cell office:value-type="float" office:value="-730.9" table:style-name="ce1">
            <text:p>-730,9</text:p>
          </table:table-cell>
          <table:table-cell office:value-type="float" office:value="-527.5" table:style-name="ce1">
            <text:p>-527,5</text:p>
          </table:table-cell>
          <table:table-cell office:value-type="float" office:value="348.3" table:style-name="ce1">
            <text:p>348,3</text:p>
          </table:table-cell>
          <table:table-cell office:value-type="float" office:value="-936.7" table:style-name="ce1">
            <text:p>-936,7</text:p>
          </table:table-cell>
          <table:table-cell office:value-type="float" office:value="-797.5" table:style-name="ce1">
            <text:p>-797,5</text:p>
          </table:table-cell>
          <table:table-cell office:value-type="float" office:value="372.1" table:style-name="ce1">
            <text:p>372,1</text:p>
          </table:table-cell>
          <table:table-cell office:value-type="float" office:value="-822.7" table:style-name="ce1">
            <text:p>-822,7</text:p>
          </table:table-cell>
          <table:table-cell office:value-type="float" office:value="-535.5" table:style-name="ce1">
            <text:p>-535,5</text:p>
          </table:table-cell>
          <table:table-cell office:value-type="float" office:value="-643.20000000000005" table:style-name="ce1">
            <text:p>-643,2</text:p>
          </table:table-cell>
          <table:table-cell office:value-type="float" office:value="986.8" table:style-name="ce1">
            <text:p>986,8</text:p>
          </table:table-cell>
          <table:table-cell office:value-type="float" office:value="-717.8" table:style-name="ce1">
            <text:p>-717,8</text:p>
          </table:table-cell>
          <table:table-cell office:value-type="float" office:value="740.8" table:style-name="ce1">
            <text:p>740,8</text:p>
          </table:table-cell>
          <table:table-cell office:value-type="float" office:value="-132.19999999999999" table:style-name="ce1">
            <text:p>-132,2</text:p>
          </table:table-cell>
          <table:table-cell office:value-type="float" office:value="288.3" table:style-name="ce1">
            <text:p>288,3</text:p>
          </table:table-cell>
          <table:table-cell office:value-type="float" office:value="-401.5" table:style-name="ce1">
            <text:p>-401,5</text:p>
          </table:table-cell>
          <table:table-cell office:value-type="float" office:value="-58.9" table:style-name="ce1">
            <text:p>-58,9</text:p>
          </table:table-cell>
          <table:table-cell office:value-type="float" office:value="-974.6" table:style-name="ce1">
            <text:p>-974,6</text:p>
          </table:table-cell>
          <table:table-cell office:value-type="float" office:value="-694.9" table:style-name="ce1">
            <text:p>-694,9</text:p>
          </table:table-cell>
          <table:table-cell office:value-type="float" office:value="463.7" table:style-name="ce1">
            <text:p>463,7</text:p>
          </table:table-cell>
          <table:table-cell office:value-type="float" office:value="459.2" table:style-name="ce1">
            <text:p>459,2</text:p>
          </table:table-cell>
          <table:table-cell office:value-type="float" office:value="405.7" table:style-name="ce1">
            <text:p>405,7</text:p>
          </table:table-cell>
          <table:table-cell office:value-type="float" office:value="24.3" table:style-name="ce1">
            <text:p>24,3</text:p>
          </table:table-cell>
          <table:table-cell office:value-type="float" office:value="-294.7" table:style-name="ce1">
            <text:p>-294,7</text:p>
          </table:table-cell>
          <table:table-cell office:value-type="float" office:value="547.1" table:style-name="ce1">
            <text:p>547,1</text:p>
          </table:table-cell>
          <table:table-cell office:value-type="float" office:value="-795.2" table:style-name="ce1">
            <text:p>-795,2</text:p>
          </table:table-cell>
          <table:table-cell office:value-type="float" office:value="-557.4" table:style-name="ce1">
            <text:p>-557,4</text:p>
          </table:table-cell>
          <table:table-cell office:value-type="float" office:value="301.3" table:style-name="ce1">
            <text:p>301,3</text:p>
          </table:table-cell>
          <table:table-cell office:value-type="float" office:value="-801.1" table:style-name="ce1">
            <text:p>-801,1</text:p>
          </table:table-cell>
          <table:table-cell office:value-type="float" office:value="-560.4" table:style-name="ce1">
            <text:p>-560,4</text:p>
          </table:table-cell>
          <table:table-cell office:value-type="float" office:value="338.6" table:style-name="ce1">
            <text:p>338,6</text:p>
          </table:table-cell>
          <table:table-cell office:value-type="float" office:value="987.1" table:style-name="ce1">
            <text:p>987,1</text:p>
          </table:table-cell>
          <table:table-cell office:value-type="float" office:value="274.10000000000002" table:style-name="ce1">
            <text:p>274,1</text:p>
          </table:table-cell>
          <table:table-cell office:value-type="float" office:value="471.9" table:style-name="ce1">
            <text:p>471,9</text:p>
          </table:table-cell>
          <table:table-cell office:value-type="float" office:value="-446.7" table:style-name="ce1">
            <text:p>-446,7</text:p>
          </table:table-cell>
          <table:table-cell table:number-columns-repeated="16344"/>
        </table:table-row>
        <table:table-row table:style-name="ro1">
          <table:table-cell office:value-type="float" office:value="-657.8" table:style-name="ce1">
            <text:p>-657,8</text:p>
          </table:table-cell>
          <table:table-cell office:value-type="float" office:value="-990.6" table:style-name="ce1">
            <text:p>-990,6</text:p>
          </table:table-cell>
          <table:table-cell office:value-type="float" office:value="-280.60000000000002" table:style-name="ce1">
            <text:p>-280,6</text:p>
          </table:table-cell>
          <table:table-cell office:value-type="float" office:value="28.4" table:style-name="ce1">
            <text:p>28,4</text:p>
          </table:table-cell>
          <table:table-cell office:value-type="float" office:value="668.7" table:style-name="ce1">
            <text:p>668,7</text:p>
          </table:table-cell>
          <table:table-cell office:value-type="float" office:value="-307.3" table:style-name="ce1">
            <text:p>-307,3</text:p>
          </table:table-cell>
          <table:table-cell office:value-type="float" office:value="707.7" table:style-name="ce1">
            <text:p>707,7</text:p>
          </table:table-cell>
          <table:table-cell office:value-type="float" office:value="939.8" table:style-name="ce1">
            <text:p>939,8</text:p>
          </table:table-cell>
          <table:table-cell office:value-type="float" office:value="-933.3" table:style-name="ce1">
            <text:p>-933,3</text:p>
          </table:table-cell>
          <table:table-cell office:value-type="float" office:value="240.9" table:style-name="ce1">
            <text:p>240,9</text:p>
          </table:table-cell>
          <table:table-cell office:value-type="float" office:value="-891.5" table:style-name="ce1">
            <text:p>-891,5</text:p>
          </table:table-cell>
          <table:table-cell office:value-type="float" office:value="-309.7" table:style-name="ce1">
            <text:p>-309,7</text:p>
          </table:table-cell>
          <table:table-cell office:value-type="float" office:value="435.3" table:style-name="ce1">
            <text:p>435,3</text:p>
          </table:table-cell>
          <table:table-cell office:value-type="float" office:value="775" table:style-name="ce1">
            <text:p>775</text:p>
          </table:table-cell>
          <table:table-cell office:value-type="float" office:value="-486.3" table:style-name="ce1">
            <text:p>-486,3</text:p>
          </table:table-cell>
          <table:table-cell office:value-type="float" office:value="-492.6" table:style-name="ce1">
            <text:p>-492,6</text:p>
          </table:table-cell>
          <table:table-cell office:value-type="float" office:value="-144" table:style-name="ce1">
            <text:p>-144</text:p>
          </table:table-cell>
          <table:table-cell office:value-type="float" office:value="692.2" table:style-name="ce1">
            <text:p>692,2</text:p>
          </table:table-cell>
          <table:table-cell office:value-type="float" office:value="570.5" table:style-name="ce1">
            <text:p>570,5</text:p>
          </table:table-cell>
          <table:table-cell office:value-type="float" office:value="998" table:style-name="ce1">
            <text:p>998</text:p>
          </table:table-cell>
          <table:table-cell office:value-type="float" office:value="-447.2" table:style-name="ce1">
            <text:p>-447,2</text:p>
          </table:table-cell>
          <table:table-cell office:value-type="float" office:value="-881.1" table:style-name="ce1">
            <text:p>-881,1</text:p>
          </table:table-cell>
          <table:table-cell office:value-type="float" office:value="-73.8" table:style-name="ce1">
            <text:p>-73,8</text:p>
          </table:table-cell>
          <table:table-cell office:value-type="float" office:value="-262.7" table:style-name="ce1">
            <text:p>-262,7</text:p>
          </table:table-cell>
          <table:table-cell office:value-type="float" office:value="-75" table:style-name="ce1">
            <text:p>-75</text:p>
          </table:table-cell>
          <table:table-cell office:value-type="float" office:value="-241.6" table:style-name="ce1">
            <text:p>-241,6</text:p>
          </table:table-cell>
          <table:table-cell office:value-type="float" office:value="631.1" table:style-name="ce1">
            <text:p>631,1</text:p>
          </table:table-cell>
          <table:table-cell office:value-type="float" office:value="121.2" table:style-name="ce1">
            <text:p>121,2</text:p>
          </table:table-cell>
          <table:table-cell office:value-type="float" office:value="-889" table:style-name="ce1">
            <text:p>-889</text:p>
          </table:table-cell>
          <table:table-cell office:value-type="float" office:value="634.79999999999995" table:style-name="ce1">
            <text:p>634,8</text:p>
          </table:table-cell>
          <table:table-cell office:value-type="float" office:value="662.4" table:style-name="ce1">
            <text:p>662,4</text:p>
          </table:table-cell>
          <table:table-cell office:value-type="float" office:value="258.3" table:style-name="ce1">
            <text:p>258,3</text:p>
          </table:table-cell>
          <table:table-cell office:value-type="float" office:value="-385.1" table:style-name="ce1">
            <text:p>-385,1</text:p>
          </table:table-cell>
          <table:table-cell office:value-type="float" office:value="-439.5" table:style-name="ce1">
            <text:p>-439,5</text:p>
          </table:table-cell>
          <table:table-cell office:value-type="float" office:value="-137.30000000000001" table:style-name="ce1">
            <text:p>-137,3</text:p>
          </table:table-cell>
          <table:table-cell office:value-type="float" office:value="674.9" table:style-name="ce1">
            <text:p>674,9</text:p>
          </table:table-cell>
          <table:table-cell office:value-type="float" office:value="82.5" table:style-name="ce1">
            <text:p>82,5</text:p>
          </table:table-cell>
          <table:table-cell office:value-type="float" office:value="511.1" table:style-name="ce1">
            <text:p>511,1</text:p>
          </table:table-cell>
          <table:table-cell office:value-type="float" office:value="-252.6" table:style-name="ce1">
            <text:p>-252,6</text:p>
          </table:table-cell>
          <table:table-cell office:value-type="float" office:value="57" table:style-name="ce1">
            <text:p>57</text:p>
          </table:table-cell>
          <table:table-cell table:number-columns-repeated="16344"/>
        </table:table-row>
        <table:table-row table:style-name="ro1">
          <table:table-cell office:value-type="float" office:value="-898.1" table:style-name="ce1">
            <text:p>-898,1</text:p>
          </table:table-cell>
          <table:table-cell office:value-type="float" office:value="-982" table:style-name="ce1">
            <text:p>-982</text:p>
          </table:table-cell>
          <table:table-cell office:value-type="float" office:value="711.2" table:style-name="ce1">
            <text:p>711,2</text:p>
          </table:table-cell>
          <table:table-cell office:value-type="float" office:value="-859.6" table:style-name="ce1">
            <text:p>-859,6</text:p>
          </table:table-cell>
          <table:table-cell office:value-type="float" office:value="915.7" table:style-name="ce1">
            <text:p>915,7</text:p>
          </table:table-cell>
          <table:table-cell office:value-type="float" office:value="-556.4" table:style-name="ce1">
            <text:p>-556,4</text:p>
          </table:table-cell>
          <table:table-cell office:value-type="float" office:value="-192.4" table:style-name="ce1">
            <text:p>-192,4</text:p>
          </table:table-cell>
          <table:table-cell office:value-type="float" office:value="-116.6" table:style-name="ce1">
            <text:p>-116,6</text:p>
          </table:table-cell>
          <table:table-cell office:value-type="float" office:value="309.7" table:style-name="ce1">
            <text:p>309,7</text:p>
          </table:table-cell>
          <table:table-cell office:value-type="float" office:value="403.9" table:style-name="ce1">
            <text:p>403,9</text:p>
          </table:table-cell>
          <table:table-cell office:value-type="float" office:value="-143.9" table:style-name="ce1">
            <text:p>-143,9</text:p>
          </table:table-cell>
          <table:table-cell office:value-type="float" office:value="549.6" table:style-name="ce1">
            <text:p>549,6</text:p>
          </table:table-cell>
          <table:table-cell office:value-type="float" office:value="-612.9" table:style-name="ce1">
            <text:p>-612,9</text:p>
          </table:table-cell>
          <table:table-cell office:value-type="float" office:value="795" table:style-name="ce1">
            <text:p>795</text:p>
          </table:table-cell>
          <table:table-cell office:value-type="float" office:value="-236.4" table:style-name="ce1">
            <text:p>-236,4</text:p>
          </table:table-cell>
          <table:table-cell office:value-type="float" office:value="256.8" table:style-name="ce1">
            <text:p>256,8</text:p>
          </table:table-cell>
          <table:table-cell office:value-type="float" office:value="-222.5" table:style-name="ce1">
            <text:p>-222,5</text:p>
          </table:table-cell>
          <table:table-cell office:value-type="float" office:value="-590.20000000000005" table:style-name="ce1">
            <text:p>-590,2</text:p>
          </table:table-cell>
          <table:table-cell office:value-type="float" office:value="491.2" table:style-name="ce1">
            <text:p>491,2</text:p>
          </table:table-cell>
          <table:table-cell office:value-type="float" office:value="65.5" table:style-name="ce1">
            <text:p>65,5</text:p>
          </table:table-cell>
          <table:table-cell office:value-type="float" office:value="-106.3" table:style-name="ce1">
            <text:p>-106,3</text:p>
          </table:table-cell>
          <table:table-cell office:value-type="float" office:value="994.2" table:style-name="ce1">
            <text:p>994,2</text:p>
          </table:table-cell>
          <table:table-cell office:value-type="float" office:value="-438.8" table:style-name="ce1">
            <text:p>-438,8</text:p>
          </table:table-cell>
          <table:table-cell office:value-type="float" office:value="-241.4" table:style-name="ce1">
            <text:p>-241,4</text:p>
          </table:table-cell>
          <table:table-cell office:value-type="float" office:value="468.1" table:style-name="ce1">
            <text:p>468,1</text:p>
          </table:table-cell>
          <table:table-cell office:value-type="float" office:value="601.5" table:style-name="ce1">
            <text:p>601,5</text:p>
          </table:table-cell>
          <table:table-cell office:value-type="float" office:value="958.6" table:style-name="ce1">
            <text:p>958,6</text:p>
          </table:table-cell>
          <table:table-cell office:value-type="float" office:value="-60.7" table:style-name="ce1">
            <text:p>-60,7</text:p>
          </table:table-cell>
          <table:table-cell office:value-type="float" office:value="931.5" table:style-name="ce1">
            <text:p>931,5</text:p>
          </table:table-cell>
          <table:table-cell office:value-type="float" office:value="381.8" table:style-name="ce1">
            <text:p>381,8</text:p>
          </table:table-cell>
          <table:table-cell office:value-type="float" office:value="-936.9" table:style-name="ce1">
            <text:p>-936,9</text:p>
          </table:table-cell>
          <table:table-cell office:value-type="float" office:value="-339.8" table:style-name="ce1">
            <text:p>-339,8</text:p>
          </table:table-cell>
          <table:table-cell office:value-type="float" office:value="-191.1" table:style-name="ce1">
            <text:p>-191,1</text:p>
          </table:table-cell>
          <table:table-cell office:value-type="float" office:value="-476.6" table:style-name="ce1">
            <text:p>-476,6</text:p>
          </table:table-cell>
          <table:table-cell office:value-type="float" office:value="138.30000000000001" table:style-name="ce1">
            <text:p>138,3</text:p>
          </table:table-cell>
          <table:table-cell office:value-type="float" office:value="-9.6" table:style-name="ce1">
            <text:p>-9,6</text:p>
          </table:table-cell>
          <table:table-cell office:value-type="float" office:value="-559.1" table:style-name="ce1">
            <text:p>-559,1</text:p>
          </table:table-cell>
          <table:table-cell office:value-type="float" office:value="659.1" table:style-name="ce1">
            <text:p>659,1</text:p>
          </table:table-cell>
          <table:table-cell office:value-type="float" office:value="-549.5" table:style-name="ce1">
            <text:p>-549,5</text:p>
          </table:table-cell>
          <table:table-cell office:value-type="float" office:value="-0.1" table:style-name="ce1">
            <text:p>-0,1</text:p>
          </table:table-cell>
          <table:table-cell table:number-columns-repeated="16344"/>
        </table:table-row>
        <table:table-row table:style-name="ro1">
          <table:table-cell office:value-type="float" office:value="-57.4" table:style-name="ce1">
            <text:p>-57,4</text:p>
          </table:table-cell>
          <table:table-cell office:value-type="float" office:value="-828.9" table:style-name="ce1">
            <text:p>-828,9</text:p>
          </table:table-cell>
          <table:table-cell office:value-type="float" office:value="-767.3" table:style-name="ce1">
            <text:p>-767,3</text:p>
          </table:table-cell>
          <table:table-cell office:value-type="float" office:value="752.4" table:style-name="ce1">
            <text:p>752,4</text:p>
          </table:table-cell>
          <table:table-cell office:value-type="float" office:value="-772.5" table:style-name="ce1">
            <text:p>-772,5</text:p>
          </table:table-cell>
          <table:table-cell office:value-type="float" office:value="221" table:style-name="ce1">
            <text:p>221</text:p>
          </table:table-cell>
          <table:table-cell office:value-type="float" office:value="510.6" table:style-name="ce1">
            <text:p>510,6</text:p>
          </table:table-cell>
          <table:table-cell office:value-type="float" office:value="515.4" table:style-name="ce1">
            <text:p>515,4</text:p>
          </table:table-cell>
          <table:table-cell office:value-type="float" office:value="-99.5" table:style-name="ce1">
            <text:p>-99,5</text:p>
          </table:table-cell>
          <table:table-cell office:value-type="float" office:value="488.5" table:style-name="ce1">
            <text:p>488,5</text:p>
          </table:table-cell>
          <table:table-cell office:value-type="float" office:value="-414.4" table:style-name="ce1">
            <text:p>-414,4</text:p>
          </table:table-cell>
          <table:table-cell office:value-type="float" office:value="492" table:style-name="ce1">
            <text:p>492</text:p>
          </table:table-cell>
          <table:table-cell office:value-type="float" office:value="770.5" table:style-name="ce1">
            <text:p>770,5</text:p>
          </table:table-cell>
          <table:table-cell office:value-type="float" office:value="257.8" table:style-name="ce1">
            <text:p>257,8</text:p>
          </table:table-cell>
          <table:table-cell office:value-type="float" office:value="-547.6" table:style-name="ce1">
            <text:p>-547,6</text:p>
          </table:table-cell>
          <table:table-cell office:value-type="float" office:value="-595.20000000000005" table:style-name="ce1">
            <text:p>-595,2</text:p>
          </table:table-cell>
          <table:table-cell office:value-type="float" office:value="-726.9" table:style-name="ce1">
            <text:p>-726,9</text:p>
          </table:table-cell>
          <table:table-cell office:value-type="float" office:value="483.9" table:style-name="ce1">
            <text:p>483,9</text:p>
          </table:table-cell>
          <table:table-cell office:value-type="float" office:value="-719.1" table:style-name="ce1">
            <text:p>-719,1</text:p>
          </table:table-cell>
          <table:table-cell office:value-type="float" office:value="-263.60000000000002" table:style-name="ce1">
            <text:p>-263,6</text:p>
          </table:table-cell>
          <table:table-cell office:value-type="float" office:value="922.5" table:style-name="ce1">
            <text:p>922,5</text:p>
          </table:table-cell>
          <table:table-cell office:value-type="float" office:value="-774.7" table:style-name="ce1">
            <text:p>-774,7</text:p>
          </table:table-cell>
          <table:table-cell office:value-type="float" office:value="-451.7" table:style-name="ce1">
            <text:p>-451,7</text:p>
          </table:table-cell>
          <table:table-cell office:value-type="float" office:value="-707.7" table:style-name="ce1">
            <text:p>-707,7</text:p>
          </table:table-cell>
          <table:table-cell office:value-type="float" office:value="3.9" table:style-name="ce1">
            <text:p>3,9</text:p>
          </table:table-cell>
          <table:table-cell office:value-type="float" office:value="-602.9" table:style-name="ce1">
            <text:p>-602,9</text:p>
          </table:table-cell>
          <table:table-cell office:value-type="float" office:value="-69.5" table:style-name="ce1">
            <text:p>-69,5</text:p>
          </table:table-cell>
          <table:table-cell office:value-type="float" office:value="-234.8" table:style-name="ce1">
            <text:p>-234,8</text:p>
          </table:table-cell>
          <table:table-cell office:value-type="float" office:value="903.7" table:style-name="ce1">
            <text:p>903,7</text:p>
          </table:table-cell>
          <table:table-cell office:value-type="float" office:value="-902.3" table:style-name="ce1">
            <text:p>-902,3</text:p>
          </table:table-cell>
          <table:table-cell office:value-type="float" office:value="-822.3" table:style-name="ce1">
            <text:p>-822,3</text:p>
          </table:table-cell>
          <table:table-cell office:value-type="float" office:value="-329" table:style-name="ce1">
            <text:p>-329</text:p>
          </table:table-cell>
          <table:table-cell office:value-type="float" office:value="416.6" table:style-name="ce1">
            <text:p>416,6</text:p>
          </table:table-cell>
          <table:table-cell office:value-type="float" office:value="270.8" table:style-name="ce1">
            <text:p>270,8</text:p>
          </table:table-cell>
          <table:table-cell office:value-type="float" office:value="542.79999999999995" table:style-name="ce1">
            <text:p>542,8</text:p>
          </table:table-cell>
          <table:table-cell office:value-type="float" office:value="-310.3" table:style-name="ce1">
            <text:p>-310,3</text:p>
          </table:table-cell>
          <table:table-cell office:value-type="float" office:value="793.6" table:style-name="ce1">
            <text:p>793,6</text:p>
          </table:table-cell>
          <table:table-cell office:value-type="float" office:value="-405.4" table:style-name="ce1">
            <text:p>-405,4</text:p>
          </table:table-cell>
          <table:table-cell office:value-type="float" office:value="198.1" table:style-name="ce1">
            <text:p>198,1</text:p>
          </table:table-cell>
          <table:table-cell office:value-type="float" office:value="-885.6" table:style-name="ce1">
            <text:p>-885,6</text:p>
          </table:table-cell>
          <table:table-cell table:number-columns-repeated="16344"/>
        </table:table-row>
        <table:table-row table:style-name="ro1">
          <table:table-cell office:value-type="float" office:value="834.2" table:style-name="ce1">
            <text:p>834,2</text:p>
          </table:table-cell>
          <table:table-cell office:value-type="float" office:value="-90.8" table:style-name="ce1">
            <text:p>-90,8</text:p>
          </table:table-cell>
          <table:table-cell office:value-type="float" office:value="535.5" table:style-name="ce1">
            <text:p>535,5</text:p>
          </table:table-cell>
          <table:table-cell office:value-type="float" office:value="-651.29999999999995" table:style-name="ce1">
            <text:p>-651,3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166.1" table:style-name="ce1">
            <text:p>166,1</text:p>
          </table:table-cell>
          <table:table-cell office:value-type="float" office:value="861.2" table:style-name="ce1">
            <text:p>861,2</text:p>
          </table:table-cell>
          <table:table-cell office:value-type="float" office:value="617.29999999999995" table:style-name="ce1">
            <text:p>617,3</text:p>
          </table:table-cell>
          <table:table-cell office:value-type="float" office:value="660.2" table:style-name="ce1">
            <text:p>660,2</text:p>
          </table:table-cell>
          <table:table-cell office:value-type="float" office:value="-769.1" table:style-name="ce1">
            <text:p>-769,1</text:p>
          </table:table-cell>
          <table:table-cell office:value-type="float" office:value="-690.4" table:style-name="ce1">
            <text:p>-690,4</text:p>
          </table:table-cell>
          <table:table-cell office:value-type="float" office:value="494" table:style-name="ce1">
            <text:p>494</text:p>
          </table:table-cell>
          <table:table-cell office:value-type="float" office:value="-308.2" table:style-name="ce1">
            <text:p>-308,2</text:p>
          </table:table-cell>
          <table:table-cell office:value-type="float" office:value="130.4" table:style-name="ce1">
            <text:p>130,4</text:p>
          </table:table-cell>
          <table:table-cell office:value-type="float" office:value="803.3" table:style-name="ce1">
            <text:p>803,3</text:p>
          </table:table-cell>
          <table:table-cell office:value-type="float" office:value="804.3" table:style-name="ce1">
            <text:p>804,3</text:p>
          </table:table-cell>
          <table:table-cell office:value-type="float" office:value="-736.5" table:style-name="ce1">
            <text:p>-736,5</text:p>
          </table:table-cell>
          <table:table-cell office:value-type="float" office:value="-32.1" table:style-name="ce1">
            <text:p>-32,1</text:p>
          </table:table-cell>
          <table:table-cell office:value-type="float" office:value="-596.9" table:style-name="ce1">
            <text:p>-596,9</text:p>
          </table:table-cell>
          <table:table-cell office:value-type="float" office:value="-862" table:style-name="ce1">
            <text:p>-862</text:p>
          </table:table-cell>
          <table:table-cell office:value-type="float" office:value="555.29999999999995" table:style-name="ce1">
            <text:p>555,3</text:p>
          </table:table-cell>
          <table:table-cell office:value-type="float" office:value="-618.1" table:style-name="ce1">
            <text:p>-618,1</text:p>
          </table:table-cell>
          <table:table-cell office:value-type="float" office:value="-246.7" table:style-name="ce1">
            <text:p>-246,7</text:p>
          </table:table-cell>
          <table:table-cell office:value-type="float" office:value="-300.60000000000002" table:style-name="ce1">
            <text:p>-300,6</text:p>
          </table:table-cell>
          <table:table-cell office:value-type="float" office:value="-375.8" table:style-name="ce1">
            <text:p>-375,8</text:p>
          </table:table-cell>
          <table:table-cell office:value-type="float" office:value="-856.6" table:style-name="ce1">
            <text:p>-856,6</text:p>
          </table:table-cell>
          <table:table-cell office:value-type="float" office:value="651.70000000000005" table:style-name="ce1">
            <text:p>651,7</text:p>
          </table:table-cell>
          <table:table-cell office:value-type="float" office:value="169.1" table:style-name="ce1">
            <text:p>169,1</text:p>
          </table:table-cell>
          <table:table-cell office:value-type="float" office:value="-568.4" table:style-name="ce1">
            <text:p>-568,4</text:p>
          </table:table-cell>
          <table:table-cell office:value-type="float" office:value="-390.8" table:style-name="ce1">
            <text:p>-390,8</text:p>
          </table:table-cell>
          <table:table-cell office:value-type="float" office:value="426.2" table:style-name="ce1">
            <text:p>426,2</text:p>
          </table:table-cell>
          <table:table-cell office:value-type="float" office:value="-343.9" table:style-name="ce1">
            <text:p>-343,9</text:p>
          </table:table-cell>
          <table:table-cell office:value-type="float" office:value="-890.7" table:style-name="ce1">
            <text:p>-890,7</text:p>
          </table:table-cell>
          <table:table-cell office:value-type="float" office:value="816.5" table:style-name="ce1">
            <text:p>816,5</text:p>
          </table:table-cell>
          <table:table-cell office:value-type="float" office:value="-962.2" table:style-name="ce1">
            <text:p>-962,2</text:p>
          </table:table-cell>
          <table:table-cell office:value-type="float" office:value="805.2" table:style-name="ce1">
            <text:p>805,2</text:p>
          </table:table-cell>
          <table:table-cell office:value-type="float" office:value="-682.8" table:style-name="ce1">
            <text:p>-682,8</text:p>
          </table:table-cell>
          <table:table-cell office:value-type="float" office:value="-393.1" table:style-name="ce1">
            <text:p>-393,1</text:p>
          </table:table-cell>
          <table:table-cell office:value-type="float" office:value="476" table:style-name="ce1">
            <text:p>476</text:p>
          </table:table-cell>
          <table:table-cell office:value-type="float" office:value="-993.5" table:style-name="ce1">
            <text:p>-993,5</text:p>
          </table:table-cell>
          <table:table-cell table:number-columns-repeated="16344"/>
        </table:table-row>
        <table:table-row table:style-name="ro1">
          <table:table-cell office:value-type="float" office:value="-478" table:style-name="ce1">
            <text:p>-478</text:p>
          </table:table-cell>
          <table:table-cell office:value-type="float" office:value="-12.4" table:style-name="ce1">
            <text:p>-12,4</text:p>
          </table:table-cell>
          <table:table-cell office:value-type="float" office:value="-696.8" table:style-name="ce1">
            <text:p>-696,8</text:p>
          </table:table-cell>
          <table:table-cell office:value-type="float" office:value="-859.5" table:style-name="ce1">
            <text:p>-859,5</text:p>
          </table:table-cell>
          <table:table-cell office:value-type="float" office:value="803.9" table:style-name="ce1">
            <text:p>803,9</text:p>
          </table:table-cell>
          <table:table-cell office:value-type="float" office:value="71.7" table:style-name="ce1">
            <text:p>71,7</text:p>
          </table:table-cell>
          <table:table-cell office:value-type="float" office:value="-831.3" table:style-name="ce1">
            <text:p>-831,3</text:p>
          </table:table-cell>
          <table:table-cell office:value-type="float" office:value="589.5" table:style-name="ce1">
            <text:p>589,5</text:p>
          </table:table-cell>
          <table:table-cell office:value-type="float" office:value="5.4" table:style-name="ce1">
            <text:p>5,4</text:p>
          </table:table-cell>
          <table:table-cell office:value-type="float" office:value="219" table:style-name="ce1">
            <text:p>219</text:p>
          </table:table-cell>
          <table:table-cell office:value-type="float" office:value="-620.20000000000005" table:style-name="ce1">
            <text:p>-620,2</text:p>
          </table:table-cell>
          <table:table-cell office:value-type="float" office:value="807.2" table:style-name="ce1">
            <text:p>807,2</text:p>
          </table:table-cell>
          <table:table-cell office:value-type="float" office:value="717" table:style-name="ce1">
            <text:p>717</text:p>
          </table:table-cell>
          <table:table-cell office:value-type="float" office:value="873" table:style-name="ce1">
            <text:p>873</text:p>
          </table:table-cell>
          <table:table-cell office:value-type="float" office:value="968.9" table:style-name="ce1">
            <text:p>968,9</text:p>
          </table:table-cell>
          <table:table-cell office:value-type="float" office:value="272.39999999999998" table:style-name="ce1">
            <text:p>272,4</text:p>
          </table:table-cell>
          <table:table-cell office:value-type="float" office:value="167.8" table:style-name="ce1">
            <text:p>167,8</text:p>
          </table:table-cell>
          <table:table-cell office:value-type="float" office:value="945.9" table:style-name="ce1">
            <text:p>945,9</text:p>
          </table:table-cell>
          <table:table-cell office:value-type="float" office:value="299.10000000000002" table:style-name="ce1">
            <text:p>299,1</text:p>
          </table:table-cell>
          <table:table-cell office:value-type="float" office:value="-674.1" table:style-name="ce1">
            <text:p>-674,1</text:p>
          </table:table-cell>
          <table:table-cell office:value-type="float" office:value="-376.3" table:style-name="ce1">
            <text:p>-376,3</text:p>
          </table:table-cell>
          <table:table-cell office:value-type="float" office:value="653.70000000000005" table:style-name="ce1">
            <text:p>653,7</text:p>
          </table:table-cell>
          <table:table-cell office:value-type="float" office:value="879.1" table:style-name="ce1">
            <text:p>879,1</text:p>
          </table:table-cell>
          <table:table-cell office:value-type="float" office:value="909.9" table:style-name="ce1">
            <text:p>909,9</text:p>
          </table:table-cell>
          <table:table-cell office:value-type="float" office:value="126.7" table:style-name="ce1">
            <text:p>126,7</text:p>
          </table:table-cell>
          <table:table-cell office:value-type="float" office:value="82.8" table:style-name="ce1">
            <text:p>82,8</text:p>
          </table:table-cell>
          <table:table-cell office:value-type="float" office:value="-164.1" table:style-name="ce1">
            <text:p>-164,1</text:p>
          </table:table-cell>
          <table:table-cell office:value-type="float" office:value="191.6" table:style-name="ce1">
            <text:p>191,6</text:p>
          </table:table-cell>
          <table:table-cell office:value-type="float" office:value="-538.70000000000005" table:style-name="ce1">
            <text:p>-538,7</text:p>
          </table:table-cell>
          <table:table-cell office:value-type="float" office:value="-375" table:style-name="ce1">
            <text:p>-375</text:p>
          </table:table-cell>
          <table:table-cell office:value-type="float" office:value="129.5" table:style-name="ce1">
            <text:p>129,5</text:p>
          </table:table-cell>
          <table:table-cell office:value-type="float" office:value="-717.5" table:style-name="ce1">
            <text:p>-717,5</text:p>
          </table:table-cell>
          <table:table-cell office:value-type="float" office:value="975.2" table:style-name="ce1">
            <text:p>975,2</text:p>
          </table:table-cell>
          <table:table-cell office:value-type="float" office:value="533.9" table:style-name="ce1">
            <text:p>533,9</text:p>
          </table:table-cell>
          <table:table-cell office:value-type="float" office:value="-401.6" table:style-name="ce1">
            <text:p>-401,6</text:p>
          </table:table-cell>
          <table:table-cell office:value-type="float" office:value="-226.7" table:style-name="ce1">
            <text:p>-226,7</text:p>
          </table:table-cell>
          <table:table-cell office:value-type="float" office:value="-151.6" table:style-name="ce1">
            <text:p>-151,6</text:p>
          </table:table-cell>
          <table:table-cell office:value-type="float" office:value="-46.9" table:style-name="ce1">
            <text:p>-46,9</text:p>
          </table:table-cell>
          <table:table-cell office:value-type="float" office:value="118.3" table:style-name="ce1">
            <text:p>118,3</text:p>
          </table:table-cell>
          <table:table-cell office:value-type="float" office:value="965.3" table:style-name="ce1">
            <text:p>965,3</text:p>
          </table:table-cell>
          <table:table-cell table:number-columns-repeated="16344"/>
        </table:table-row>
        <table:table-row table:style-name="ro1">
          <table:table-cell office:value-type="float" office:value="-590" table:style-name="ce1">
            <text:p>-590</text:p>
          </table:table-cell>
          <table:table-cell office:value-type="float" office:value="468.7" table:style-name="ce1">
            <text:p>468,7</text:p>
          </table:table-cell>
          <table:table-cell office:value-type="float" office:value="339.7" table:style-name="ce1">
            <text:p>339,7</text:p>
          </table:table-cell>
          <table:table-cell office:value-type="float" office:value="-397" table:style-name="ce1">
            <text:p>-397</text:p>
          </table:table-cell>
          <table:table-cell office:value-type="float" office:value="-313.10000000000002" table:style-name="ce1">
            <text:p>-313,1</text:p>
          </table:table-cell>
          <table:table-cell office:value-type="float" office:value="135" table:style-name="ce1">
            <text:p>135</text:p>
          </table:table-cell>
          <table:table-cell office:value-type="float" office:value="-732.9" table:style-name="ce1">
            <text:p>-732,9</text:p>
          </table:table-cell>
          <table:table-cell office:value-type="float" office:value="-389.8" table:style-name="ce1">
            <text:p>-389,8</text:p>
          </table:table-cell>
          <table:table-cell office:value-type="float" office:value="654.5" table:style-name="ce1">
            <text:p>654,5</text:p>
          </table:table-cell>
          <table:table-cell office:value-type="float" office:value="879.7" table:style-name="ce1">
            <text:p>879,7</text:p>
          </table:table-cell>
          <table:table-cell office:value-type="float" office:value="-831.3" table:style-name="ce1">
            <text:p>-831,3</text:p>
          </table:table-cell>
          <table:table-cell office:value-type="float" office:value="301.3" table:style-name="ce1">
            <text:p>301,3</text:p>
          </table:table-cell>
          <table:table-cell office:value-type="float" office:value="-109.1" table:style-name="ce1">
            <text:p>-109,1</text:p>
          </table:table-cell>
          <table:table-cell office:value-type="float" office:value="412.7" table:style-name="ce1">
            <text:p>412,7</text:p>
          </table:table-cell>
          <table:table-cell office:value-type="float" office:value="-925.3" table:style-name="ce1">
            <text:p>-925,3</text:p>
          </table:table-cell>
          <table:table-cell office:value-type="float" office:value="163" table:style-name="ce1">
            <text:p>163</text:p>
          </table:table-cell>
          <table:table-cell office:value-type="float" office:value="-526.1" table:style-name="ce1">
            <text:p>-526,1</text:p>
          </table:table-cell>
          <table:table-cell office:value-type="float" office:value="63.4" table:style-name="ce1">
            <text:p>63,4</text:p>
          </table:table-cell>
          <table:table-cell office:value-type="float" office:value="740.7" table:style-name="ce1">
            <text:p>740,7</text:p>
          </table:table-cell>
          <table:table-cell office:value-type="float" office:value="-303.8" table:style-name="ce1">
            <text:p>-303,8</text:p>
          </table:table-cell>
          <table:table-cell office:value-type="float" office:value="630" table:style-name="ce1">
            <text:p>630</text:p>
          </table:table-cell>
          <table:table-cell office:value-type="float" office:value="573.5" table:style-name="ce1">
            <text:p>573,5</text:p>
          </table:table-cell>
          <table:table-cell office:value-type="float" office:value="168.5" table:style-name="ce1">
            <text:p>168,5</text:p>
          </table:table-cell>
          <table:table-cell office:value-type="float" office:value="-128.9" table:style-name="ce1">
            <text:p>-128,9</text:p>
          </table:table-cell>
          <table:table-cell office:value-type="float" office:value="668.5" table:style-name="ce1">
            <text:p>668,5</text:p>
          </table:table-cell>
          <table:table-cell office:value-type="float" office:value="-317.7" table:style-name="ce1">
            <text:p>-317,7</text:p>
          </table:table-cell>
          <table:table-cell office:value-type="float" office:value="257.7" table:style-name="ce1">
            <text:p>257,7</text:p>
          </table:table-cell>
          <table:table-cell office:value-type="float" office:value="373.5" table:style-name="ce1">
            <text:p>373,5</text:p>
          </table:table-cell>
          <table:table-cell office:value-type="float" office:value="384.2" table:style-name="ce1">
            <text:p>384,2</text:p>
          </table:table-cell>
          <table:table-cell office:value-type="float" office:value="-793.6" table:style-name="ce1">
            <text:p>-793,6</text:p>
          </table:table-cell>
          <table:table-cell office:value-type="float" office:value="642.79999999999995" table:style-name="ce1">
            <text:p>642,8</text:p>
          </table:table-cell>
          <table:table-cell office:value-type="float" office:value="-715.2" table:style-name="ce1">
            <text:p>-715,2</text:p>
          </table:table-cell>
          <table:table-cell office:value-type="float" office:value="910.8" table:style-name="ce1">
            <text:p>910,8</text:p>
          </table:table-cell>
          <table:table-cell office:value-type="float" office:value="-620.1" table:style-name="ce1">
            <text:p>-620,1</text:p>
          </table:table-cell>
          <table:table-cell office:value-type="float" office:value="-221.3" table:style-name="ce1">
            <text:p>-221,3</text:p>
          </table:table-cell>
          <table:table-cell office:value-type="float" office:value="399" table:style-name="ce1">
            <text:p>399</text:p>
          </table:table-cell>
          <table:table-cell office:value-type="float" office:value="29.3" table:style-name="ce1">
            <text:p>29,3</text:p>
          </table:table-cell>
          <table:table-cell office:value-type="float" office:value="-435.5" table:style-name="ce1">
            <text:p>-435,5</text:p>
          </table:table-cell>
          <table:table-cell office:value-type="float" office:value="318.8" table:style-name="ce1">
            <text:p>318,8</text:p>
          </table:table-cell>
          <table:table-cell office:value-type="float" office:value="-110.9" table:style-name="ce1">
            <text:p>-110,9</text:p>
          </table:table-cell>
          <table:table-cell table:number-columns-repeated="16344"/>
        </table:table-row>
        <table:table-row table:style-name="ro1">
          <table:table-cell office:value-type="float" office:value="541.20000000000005" table:style-name="ce1">
            <text:p>541,2</text:p>
          </table:table-cell>
          <table:table-cell office:value-type="float" office:value="-805" table:style-name="ce1">
            <text:p>-805</text:p>
          </table:table-cell>
          <table:table-cell office:value-type="float" office:value="742.4" table:style-name="ce1">
            <text:p>742,4</text:p>
          </table:table-cell>
          <table:table-cell office:value-type="float" office:value="-348.6" table:style-name="ce1">
            <text:p>-348,6</text:p>
          </table:table-cell>
          <table:table-cell office:value-type="float" office:value="-775.9" table:style-name="ce1">
            <text:p>-775,9</text:p>
          </table:table-cell>
          <table:table-cell office:value-type="float" office:value="338.3" table:style-name="ce1">
            <text:p>338,3</text:p>
          </table:table-cell>
          <table:table-cell office:value-type="float" office:value="741.3" table:style-name="ce1">
            <text:p>741,3</text:p>
          </table:table-cell>
          <table:table-cell office:value-type="float" office:value="886.2" table:style-name="ce1">
            <text:p>886,2</text:p>
          </table:table-cell>
          <table:table-cell office:value-type="float" office:value="378.7" table:style-name="ce1">
            <text:p>378,7</text:p>
          </table:table-cell>
          <table:table-cell office:value-type="float" office:value="650.4" table:style-name="ce1">
            <text:p>650,4</text:p>
          </table:table-cell>
          <table:table-cell office:value-type="float" office:value="-405.1" table:style-name="ce1">
            <text:p>-405,1</text:p>
          </table:table-cell>
          <table:table-cell office:value-type="float" office:value="-879.9" table:style-name="ce1">
            <text:p>-879,9</text:p>
          </table:table-cell>
          <table:table-cell office:value-type="float" office:value="-398.8" table:style-name="ce1">
            <text:p>-398,8</text:p>
          </table:table-cell>
          <table:table-cell office:value-type="float" office:value="-843.3" table:style-name="ce1">
            <text:p>-843,3</text:p>
          </table:table-cell>
          <table:table-cell office:value-type="float" office:value="-740.7" table:style-name="ce1">
            <text:p>-740,7</text:p>
          </table:table-cell>
          <table:table-cell office:value-type="float" office:value="-454.9" table:style-name="ce1">
            <text:p>-454,9</text:p>
          </table:table-cell>
          <table:table-cell office:value-type="float" office:value="643.70000000000005" table:style-name="ce1">
            <text:p>643,7</text:p>
          </table:table-cell>
          <table:table-cell office:value-type="float" office:value="262.2" table:style-name="ce1">
            <text:p>262,2</text:p>
          </table:table-cell>
          <table:table-cell office:value-type="float" office:value="525.79999999999995" table:style-name="ce1">
            <text:p>525,8</text:p>
          </table:table-cell>
          <table:table-cell office:value-type="float" office:value="-178.7" table:style-name="ce1">
            <text:p>-178,7</text:p>
          </table:table-cell>
          <table:table-cell office:value-type="float" office:value="23.9" table:style-name="ce1">
            <text:p>23,9</text:p>
          </table:table-cell>
          <table:table-cell office:value-type="float" office:value="54.4" table:style-name="ce1">
            <text:p>54,4</text:p>
          </table:table-cell>
          <table:table-cell office:value-type="float" office:value="415.8" table:style-name="ce1">
            <text:p>415,8</text:p>
          </table:table-cell>
          <table:table-cell office:value-type="float" office:value="-926.9" table:style-name="ce1">
            <text:p>-926,9</text:p>
          </table:table-cell>
          <table:table-cell office:value-type="float" office:value="361.3" table:style-name="ce1">
            <text:p>361,3</text:p>
          </table:table-cell>
          <table:table-cell office:value-type="float" office:value="872.2" table:style-name="ce1">
            <text:p>872,2</text:p>
          </table:table-cell>
          <table:table-cell office:value-type="float" office:value="-771.5" table:style-name="ce1">
            <text:p>-771,5</text:p>
          </table:table-cell>
          <table:table-cell office:value-type="float" office:value="-280.2" table:style-name="ce1">
            <text:p>-280,2</text:p>
          </table:table-cell>
          <table:table-cell office:value-type="float" office:value="413.8" table:style-name="ce1">
            <text:p>413,8</text:p>
          </table:table-cell>
          <table:table-cell office:value-type="float" office:value="-412.3" table:style-name="ce1">
            <text:p>-412,3</text:p>
          </table:table-cell>
          <table:table-cell office:value-type="float" office:value="-762.4" table:style-name="ce1">
            <text:p>-762,4</text:p>
          </table:table-cell>
          <table:table-cell office:value-type="float" office:value="-197" table:style-name="ce1">
            <text:p>-197</text:p>
          </table:table-cell>
          <table:table-cell office:value-type="float" office:value="648.6" table:style-name="ce1">
            <text:p>648,6</text:p>
          </table:table-cell>
          <table:table-cell office:value-type="float" office:value="-34.9" table:style-name="ce1">
            <text:p>-34,9</text:p>
          </table:table-cell>
          <table:table-cell office:value-type="float" office:value="282.3" table:style-name="ce1">
            <text:p>282,3</text:p>
          </table:table-cell>
          <table:table-cell office:value-type="float" office:value="-193.9" table:style-name="ce1">
            <text:p>-193,9</text:p>
          </table:table-cell>
          <table:table-cell office:value-type="float" office:value="-671" table:style-name="ce1">
            <text:p>-671</text:p>
          </table:table-cell>
          <table:table-cell office:value-type="float" office:value="774.4" table:style-name="ce1">
            <text:p>774,4</text:p>
          </table:table-cell>
          <table:table-cell office:value-type="float" office:value="-625.4" table:style-name="ce1">
            <text:p>-625,4</text:p>
          </table:table-cell>
          <table:table-cell office:value-type="float" office:value="-84" table:style-name="ce1">
            <text:p>-84</text:p>
          </table:table-cell>
          <table:table-cell table:number-columns-repeated="16344"/>
        </table:table-row>
        <table:table-row table:style-name="ro1">
          <table:table-cell office:value-type="float" office:value="-859.3" table:style-name="ce1">
            <text:p>-859,3</text:p>
          </table:table-cell>
          <table:table-cell office:value-type="float" office:value="231.7" table:style-name="ce1">
            <text:p>231,7</text:p>
          </table:table-cell>
          <table:table-cell office:value-type="float" office:value="-948.9" table:style-name="ce1">
            <text:p>-948,9</text:p>
          </table:table-cell>
          <table:table-cell office:value-type="float" office:value="-285.39999999999998" table:style-name="ce1">
            <text:p>-285,4</text:p>
          </table:table-cell>
          <table:table-cell office:value-type="float" office:value="930.7" table:style-name="ce1">
            <text:p>930,7</text:p>
          </table:table-cell>
          <table:table-cell office:value-type="float" office:value="-601.5" table:style-name="ce1">
            <text:p>-601,5</text:p>
          </table:table-cell>
          <table:table-cell office:value-type="float" office:value="-355.6" table:style-name="ce1">
            <text:p>-355,6</text:p>
          </table:table-cell>
          <table:table-cell office:value-type="float" office:value="-238.5" table:style-name="ce1">
            <text:p>-238,5</text:p>
          </table:table-cell>
          <table:table-cell office:value-type="float" office:value="648.29999999999995" table:style-name="ce1">
            <text:p>648,3</text:p>
          </table:table-cell>
          <table:table-cell office:value-type="float" office:value="282.8" table:style-name="ce1">
            <text:p>282,8</text:p>
          </table:table-cell>
          <table:table-cell office:value-type="float" office:value="667.1" table:style-name="ce1">
            <text:p>667,1</text:p>
          </table:table-cell>
          <table:table-cell office:value-type="float" office:value="-736.9" table:style-name="ce1">
            <text:p>-736,9</text:p>
          </table:table-cell>
          <table:table-cell office:value-type="float" office:value="-277.3" table:style-name="ce1">
            <text:p>-277,3</text:p>
          </table:table-cell>
          <table:table-cell office:value-type="float" office:value="723.6" table:style-name="ce1">
            <text:p>723,6</text:p>
          </table:table-cell>
          <table:table-cell office:value-type="float" office:value="-440.5" table:style-name="ce1">
            <text:p>-440,5</text:p>
          </table:table-cell>
          <table:table-cell office:value-type="float" office:value="630.20000000000005" table:style-name="ce1">
            <text:p>630,2</text:p>
          </table:table-cell>
          <table:table-cell office:value-type="float" office:value="-592.4" table:style-name="ce1">
            <text:p>-592,4</text:p>
          </table:table-cell>
          <table:table-cell office:value-type="float" office:value="207.5" table:style-name="ce1">
            <text:p>207,5</text:p>
          </table:table-cell>
          <table:table-cell office:value-type="float" office:value="-853" table:style-name="ce1">
            <text:p>-853</text:p>
          </table:table-cell>
          <table:table-cell office:value-type="float" office:value="-617.20000000000005" table:style-name="ce1">
            <text:p>-617,2</text:p>
          </table:table-cell>
          <table:table-cell office:value-type="float" office:value="-827" table:style-name="ce1">
            <text:p>-827</text:p>
          </table:table-cell>
          <table:table-cell office:value-type="float" office:value="-680.6" table:style-name="ce1">
            <text:p>-680,6</text:p>
          </table:table-cell>
          <table:table-cell office:value-type="float" office:value="225.9" table:style-name="ce1">
            <text:p>225,9</text:p>
          </table:table-cell>
          <table:table-cell office:value-type="float" office:value="-375" table:style-name="ce1">
            <text:p>-375</text:p>
          </table:table-cell>
          <table:table-cell office:value-type="float" office:value="-200.5" table:style-name="ce1">
            <text:p>-200,5</text:p>
          </table:table-cell>
          <table:table-cell office:value-type="float" office:value="678.3" table:style-name="ce1">
            <text:p>678,3</text:p>
          </table:table-cell>
          <table:table-cell office:value-type="float" office:value="-660.9" table:style-name="ce1">
            <text:p>-660,9</text:p>
          </table:table-cell>
          <table:table-cell office:value-type="float" office:value="663.1" table:style-name="ce1">
            <text:p>663,1</text:p>
          </table:table-cell>
          <table:table-cell office:value-type="float" office:value="210.8" table:style-name="ce1">
            <text:p>210,8</text:p>
          </table:table-cell>
          <table:table-cell office:value-type="float" office:value="771.4" table:style-name="ce1">
            <text:p>771,4</text:p>
          </table:table-cell>
          <table:table-cell office:value-type="float" office:value="-521.79999999999995" table:style-name="ce1">
            <text:p>-521,8</text:p>
          </table:table-cell>
          <table:table-cell office:value-type="float" office:value="492.5" table:style-name="ce1">
            <text:p>492,5</text:p>
          </table:table-cell>
          <table:table-cell office:value-type="float" office:value="715.4" table:style-name="ce1">
            <text:p>715,4</text:p>
          </table:table-cell>
          <table:table-cell office:value-type="float" office:value="949.9" table:style-name="ce1">
            <text:p>949,9</text:p>
          </table:table-cell>
          <table:table-cell office:value-type="float" office:value="649.9" table:style-name="ce1">
            <text:p>649,9</text:p>
          </table:table-cell>
          <table:table-cell office:value-type="float" office:value="613.6" table:style-name="ce1">
            <text:p>613,6</text:p>
          </table:table-cell>
          <table:table-cell office:value-type="float" office:value="72.099999999999994" table:style-name="ce1">
            <text:p>72,1</text:p>
          </table:table-cell>
          <table:table-cell office:value-type="float" office:value="482.2" table:style-name="ce1">
            <text:p>482,2</text:p>
          </table:table-cell>
          <table:table-cell office:value-type="float" office:value="883.2" table:style-name="ce1">
            <text:p>883,2</text:p>
          </table:table-cell>
          <table:table-cell office:value-type="float" office:value="-300.3" table:style-name="ce1">
            <text:p>-300,3</text:p>
          </table:table-cell>
          <table:table-cell table:number-columns-repeated="16344"/>
        </table:table-row>
        <table:table-row table:style-name="ro1">
          <table:table-cell office:value-type="float" office:value="132.69999999999999" table:style-name="ce1">
            <text:p>132,7</text:p>
          </table:table-cell>
          <table:table-cell office:value-type="float" office:value="-140.6" table:style-name="ce1">
            <text:p>-140,6</text:p>
          </table:table-cell>
          <table:table-cell office:value-type="float" office:value="-665" table:style-name="ce1">
            <text:p>-665</text:p>
          </table:table-cell>
          <table:table-cell office:value-type="float" office:value="-609.79999999999995" table:style-name="ce1">
            <text:p>-609,8</text:p>
          </table:table-cell>
          <table:table-cell office:value-type="float" office:value="-231.9" table:style-name="ce1">
            <text:p>-231,9</text:p>
          </table:table-cell>
          <table:table-cell office:value-type="float" office:value="75.5" table:style-name="ce1">
            <text:p>75,5</text:p>
          </table:table-cell>
          <table:table-cell office:value-type="float" office:value="-880.6" table:style-name="ce1">
            <text:p>-880,6</text:p>
          </table:table-cell>
          <table:table-cell office:value-type="float" office:value="-220" table:style-name="ce1">
            <text:p>-220</text:p>
          </table:table-cell>
          <table:table-cell office:value-type="float" office:value="-189.1" table:style-name="ce1">
            <text:p>-189,1</text:p>
          </table:table-cell>
          <table:table-cell office:value-type="float" office:value="-862" table:style-name="ce1">
            <text:p>-862</text:p>
          </table:table-cell>
          <table:table-cell office:value-type="float" office:value="606.20000000000005" table:style-name="ce1">
            <text:p>606,2</text:p>
          </table:table-cell>
          <table:table-cell office:value-type="float" office:value="859.3" table:style-name="ce1">
            <text:p>859,3</text:p>
          </table:table-cell>
          <table:table-cell office:value-type="float" office:value="182.2" table:style-name="ce1">
            <text:p>182,2</text:p>
          </table:table-cell>
          <table:table-cell office:value-type="float" office:value="702.6" table:style-name="ce1">
            <text:p>702,6</text:p>
          </table:table-cell>
          <table:table-cell office:value-type="float" office:value="320.7" table:style-name="ce1">
            <text:p>320,7</text:p>
          </table:table-cell>
          <table:table-cell office:value-type="float" office:value="-860.5" table:style-name="ce1">
            <text:p>-860,5</text:p>
          </table:table-cell>
          <table:table-cell office:value-type="float" office:value="924.4" table:style-name="ce1">
            <text:p>924,4</text:p>
          </table:table-cell>
          <table:table-cell office:value-type="float" office:value="-14.2" table:style-name="ce1">
            <text:p>-14,2</text:p>
          </table:table-cell>
          <table:table-cell office:value-type="float" office:value="-222.7" table:style-name="ce1">
            <text:p>-222,7</text:p>
          </table:table-cell>
          <table:table-cell office:value-type="float" office:value="666.1" table:style-name="ce1">
            <text:p>666,1</text:p>
          </table:table-cell>
          <table:table-cell office:value-type="float" office:value="109.8" table:style-name="ce1">
            <text:p>109,8</text:p>
          </table:table-cell>
          <table:table-cell office:value-type="float" office:value="583" table:style-name="ce1">
            <text:p>583</text:p>
          </table:table-cell>
          <table:table-cell office:value-type="float" office:value="358.3" table:style-name="ce1">
            <text:p>358,3</text:p>
          </table:table-cell>
          <table:table-cell office:value-type="float" office:value="167.7" table:style-name="ce1">
            <text:p>167,7</text:p>
          </table:table-cell>
          <table:table-cell office:value-type="float" office:value="249.1" table:style-name="ce1">
            <text:p>249,1</text:p>
          </table:table-cell>
          <table:table-cell office:value-type="float" office:value="-990.2" table:style-name="ce1">
            <text:p>-990,2</text:p>
          </table:table-cell>
          <table:table-cell office:value-type="float" office:value="445.4" table:style-name="ce1">
            <text:p>445,4</text:p>
          </table:table-cell>
          <table:table-cell office:value-type="float" office:value="-539.79999999999995" table:style-name="ce1">
            <text:p>-539,8</text:p>
          </table:table-cell>
          <table:table-cell office:value-type="float" office:value="-384" table:style-name="ce1">
            <text:p>-384</text:p>
          </table:table-cell>
          <table:table-cell office:value-type="float" office:value="-504.6" table:style-name="ce1">
            <text:p>-504,6</text:p>
          </table:table-cell>
          <table:table-cell office:value-type="float" office:value="723.1" table:style-name="ce1">
            <text:p>723,1</text:p>
          </table:table-cell>
          <table:table-cell office:value-type="float" office:value="128.1" table:style-name="ce1">
            <text:p>128,1</text:p>
          </table:table-cell>
          <table:table-cell office:value-type="float" office:value="-82.6" table:style-name="ce1">
            <text:p>-82,6</text:p>
          </table:table-cell>
          <table:table-cell office:value-type="float" office:value="-737.3" table:style-name="ce1">
            <text:p>-737,3</text:p>
          </table:table-cell>
          <table:table-cell office:value-type="float" office:value="7" table:style-name="ce1">
            <text:p>7</text:p>
          </table:table-cell>
          <table:table-cell office:value-type="float" office:value="-2.7" table:style-name="ce1">
            <text:p>-2,7</text:p>
          </table:table-cell>
          <table:table-cell office:value-type="float" office:value="438.5" table:style-name="ce1">
            <text:p>438,5</text:p>
          </table:table-cell>
          <table:table-cell office:value-type="float" office:value="376.4" table:style-name="ce1">
            <text:p>376,4</text:p>
          </table:table-cell>
          <table:table-cell office:value-type="float" office:value="-418.6" table:style-name="ce1">
            <text:p>-418,6</text:p>
          </table:table-cell>
          <table:table-cell office:value-type="float" office:value="382" table:style-name="ce1">
            <text:p>382</text:p>
          </table:table-cell>
          <table:table-cell table:number-columns-repeated="16344"/>
        </table:table-row>
        <table:table-row table:style-name="ro1">
          <table:table-cell office:value-type="float" office:value="919.9" table:style-name="ce1">
            <text:p>919,9</text:p>
          </table:table-cell>
          <table:table-cell office:value-type="float" office:value="-414.3" table:style-name="ce1">
            <text:p>-414,3</text:p>
          </table:table-cell>
          <table:table-cell office:value-type="float" office:value="-158.9" table:style-name="ce1">
            <text:p>-158,9</text:p>
          </table:table-cell>
          <table:table-cell office:value-type="float" office:value="-37" table:style-name="ce1">
            <text:p>-37</text:p>
          </table:table-cell>
          <table:table-cell office:value-type="float" office:value="-681.3" table:style-name="ce1">
            <text:p>-681,3</text:p>
          </table:table-cell>
          <table:table-cell office:value-type="float" office:value="-782" table:style-name="ce1">
            <text:p>-782</text:p>
          </table:table-cell>
          <table:table-cell office:value-type="float" office:value="-465.8" table:style-name="ce1">
            <text:p>-465,8</text:p>
          </table:table-cell>
          <table:table-cell office:value-type="float" office:value="171.7" table:style-name="ce1">
            <text:p>171,7</text:p>
          </table:table-cell>
          <table:table-cell office:value-type="float" office:value="-628.29999999999995" table:style-name="ce1">
            <text:p>-628,3</text:p>
          </table:table-cell>
          <table:table-cell office:value-type="float" office:value="301.89999999999998" table:style-name="ce1">
            <text:p>301,9</text:p>
          </table:table-cell>
          <table:table-cell office:value-type="float" office:value="-393.9" table:style-name="ce1">
            <text:p>-393,9</text:p>
          </table:table-cell>
          <table:table-cell office:value-type="float" office:value="487.6" table:style-name="ce1">
            <text:p>487,6</text:p>
          </table:table-cell>
          <table:table-cell office:value-type="float" office:value="345.5" table:style-name="ce1">
            <text:p>345,5</text:p>
          </table:table-cell>
          <table:table-cell office:value-type="float" office:value="212.7" table:style-name="ce1">
            <text:p>212,7</text:p>
          </table:table-cell>
          <table:table-cell office:value-type="float" office:value="-135.5" table:style-name="ce1">
            <text:p>-135,5</text:p>
          </table:table-cell>
          <table:table-cell office:value-type="float" office:value="118.1" table:style-name="ce1">
            <text:p>118,1</text:p>
          </table:table-cell>
          <table:table-cell office:value-type="float" office:value="-167.5" table:style-name="ce1">
            <text:p>-167,5</text:p>
          </table:table-cell>
          <table:table-cell office:value-type="float" office:value="442.1" table:style-name="ce1">
            <text:p>442,1</text:p>
          </table:table-cell>
          <table:table-cell office:value-type="float" office:value="564.29999999999995" table:style-name="ce1">
            <text:p>564,3</text:p>
          </table:table-cell>
          <table:table-cell office:value-type="float" office:value="586.29999999999995" table:style-name="ce1">
            <text:p>586,3</text:p>
          </table:table-cell>
          <table:table-cell office:value-type="float" office:value="-902.2" table:style-name="ce1">
            <text:p>-902,2</text:p>
          </table:table-cell>
          <table:table-cell office:value-type="float" office:value="-206.6" table:style-name="ce1">
            <text:p>-206,6</text:p>
          </table:table-cell>
          <table:table-cell office:value-type="float" office:value="-153.9" table:style-name="ce1">
            <text:p>-153,9</text:p>
          </table:table-cell>
          <table:table-cell office:value-type="float" office:value="67.7" table:style-name="ce1">
            <text:p>67,7</text:p>
          </table:table-cell>
          <table:table-cell office:value-type="float" office:value="512.4" table:style-name="ce1">
            <text:p>512,4</text:p>
          </table:table-cell>
          <table:table-cell office:value-type="float" office:value="141.69999999999999" table:style-name="ce1">
            <text:p>141,7</text:p>
          </table:table-cell>
          <table:table-cell office:value-type="float" office:value="-373" table:style-name="ce1">
            <text:p>-373</text:p>
          </table:table-cell>
          <table:table-cell office:value-type="float" office:value="309.39999999999998" table:style-name="ce1">
            <text:p>309,4</text:p>
          </table:table-cell>
          <table:table-cell office:value-type="float" office:value="842.2" table:style-name="ce1">
            <text:p>842,2</text:p>
          </table:table-cell>
          <table:table-cell office:value-type="float" office:value="914.9" table:style-name="ce1">
            <text:p>914,9</text:p>
          </table:table-cell>
          <table:table-cell office:value-type="float" office:value="904.6" table:style-name="ce1">
            <text:p>904,6</text:p>
          </table:table-cell>
          <table:table-cell office:value-type="float" office:value="894.9" table:style-name="ce1">
            <text:p>894,9</text:p>
          </table:table-cell>
          <table:table-cell office:value-type="float" office:value="-439.2" table:style-name="ce1">
            <text:p>-439,2</text:p>
          </table:table-cell>
          <table:table-cell office:value-type="float" office:value="-906.4" table:style-name="ce1">
            <text:p>-906,4</text:p>
          </table:table-cell>
          <table:table-cell office:value-type="float" office:value="759" table:style-name="ce1">
            <text:p>759</text:p>
          </table:table-cell>
          <table:table-cell office:value-type="float" office:value="-827.5" table:style-name="ce1">
            <text:p>-827,5</text:p>
          </table:table-cell>
          <table:table-cell office:value-type="float" office:value="851.3" table:style-name="ce1">
            <text:p>851,3</text:p>
          </table:table-cell>
          <table:table-cell office:value-type="float" office:value="843.5" table:style-name="ce1">
            <text:p>843,5</text:p>
          </table:table-cell>
          <table:table-cell office:value-type="float" office:value="886.8" table:style-name="ce1">
            <text:p>886,8</text:p>
          </table:table-cell>
          <table:table-cell office:value-type="float" office:value="-389.5" table:style-name="ce1">
            <text:p>-389,5</text:p>
          </table:table-cell>
          <table:table-cell table:number-columns-repeated="16344"/>
        </table:table-row>
        <table:table-row table:style-name="ro1">
          <table:table-cell office:value-type="float" office:value="656.3" table:style-name="ce1">
            <text:p>656,3</text:p>
          </table:table-cell>
          <table:table-cell office:value-type="float" office:value="-860.2" table:style-name="ce1">
            <text:p>-860,2</text:p>
          </table:table-cell>
          <table:table-cell office:value-type="float" office:value="-26.1" table:style-name="ce1">
            <text:p>-26,1</text:p>
          </table:table-cell>
          <table:table-cell office:value-type="float" office:value="165.8" table:style-name="ce1">
            <text:p>165,8</text:p>
          </table:table-cell>
          <table:table-cell office:value-type="float" office:value="-762.4" table:style-name="ce1">
            <text:p>-762,4</text:p>
          </table:table-cell>
          <table:table-cell office:value-type="float" office:value="-352.1" table:style-name="ce1">
            <text:p>-352,1</text:p>
          </table:table-cell>
          <table:table-cell office:value-type="float" office:value="982.3" table:style-name="ce1">
            <text:p>982,3</text:p>
          </table:table-cell>
          <table:table-cell office:value-type="float" office:value="-505.1" table:style-name="ce1">
            <text:p>-505,1</text:p>
          </table:table-cell>
          <table:table-cell office:value-type="float" office:value="-722.5" table:style-name="ce1">
            <text:p>-722,5</text:p>
          </table:table-cell>
          <table:table-cell office:value-type="float" office:value="-367.8" table:style-name="ce1">
            <text:p>-367,8</text:p>
          </table:table-cell>
          <table:table-cell office:value-type="float" office:value="-455.2" table:style-name="ce1">
            <text:p>-455,2</text:p>
          </table:table-cell>
          <table:table-cell office:value-type="float" office:value="-727" table:style-name="ce1">
            <text:p>-727</text:p>
          </table:table-cell>
          <table:table-cell office:value-type="float" office:value="311.8" table:style-name="ce1">
            <text:p>311,8</text:p>
          </table:table-cell>
          <table:table-cell office:value-type="float" office:value="-146.19999999999999" table:style-name="ce1">
            <text:p>-146,2</text:p>
          </table:table-cell>
          <table:table-cell office:value-type="float" office:value="100.4" table:style-name="ce1">
            <text:p>100,4</text:p>
          </table:table-cell>
          <table:table-cell office:value-type="float" office:value="-385.9" table:style-name="ce1">
            <text:p>-385,9</text:p>
          </table:table-cell>
          <table:table-cell office:value-type="float" office:value="727.6" table:style-name="ce1">
            <text:p>727,6</text:p>
          </table:table-cell>
          <table:table-cell office:value-type="float" office:value="-8.5" table:style-name="ce1">
            <text:p>-8,5</text:p>
          </table:table-cell>
          <table:table-cell office:value-type="float" office:value="82.6" table:style-name="ce1">
            <text:p>82,6</text:p>
          </table:table-cell>
          <table:table-cell office:value-type="float" office:value="-898.7" table:style-name="ce1">
            <text:p>-898,7</text:p>
          </table:table-cell>
          <table:table-cell office:value-type="float" office:value="-246.1" table:style-name="ce1">
            <text:p>-246,1</text:p>
          </table:table-cell>
          <table:table-cell office:value-type="float" office:value="223.9" table:style-name="ce1">
            <text:p>223,9</text:p>
          </table:table-cell>
          <table:table-cell office:value-type="float" office:value="-871.1" table:style-name="ce1">
            <text:p>-871,1</text:p>
          </table:table-cell>
          <table:table-cell office:value-type="float" office:value="-917.3" table:style-name="ce1">
            <text:p>-917,3</text:p>
          </table:table-cell>
          <table:table-cell office:value-type="float" office:value="822.2" table:style-name="ce1">
            <text:p>822,2</text:p>
          </table:table-cell>
          <table:table-cell office:value-type="float" office:value="-665.9" table:style-name="ce1">
            <text:p>-665,9</text:p>
          </table:table-cell>
          <table:table-cell office:value-type="float" office:value="-171.5" table:style-name="ce1">
            <text:p>-171,5</text:p>
          </table:table-cell>
          <table:table-cell office:value-type="float" office:value="391.1" table:style-name="ce1">
            <text:p>391,1</text:p>
          </table:table-cell>
          <table:table-cell office:value-type="float" office:value="250" table:style-name="ce1">
            <text:p>250</text:p>
          </table:table-cell>
          <table:table-cell office:value-type="float" office:value="-524.9" table:style-name="ce1">
            <text:p>-524,9</text:p>
          </table:table-cell>
          <table:table-cell office:value-type="float" office:value="683.6" table:style-name="ce1">
            <text:p>683,6</text:p>
          </table:table-cell>
          <table:table-cell office:value-type="float" office:value="-648.6" table:style-name="ce1">
            <text:p>-648,6</text:p>
          </table:table-cell>
          <table:table-cell office:value-type="float" office:value="-646.1" table:style-name="ce1">
            <text:p>-646,1</text:p>
          </table:table-cell>
          <table:table-cell office:value-type="float" office:value="512.70000000000005" table:style-name="ce1">
            <text:p>512,7</text:p>
          </table:table-cell>
          <table:table-cell office:value-type="float" office:value="723.6" table:style-name="ce1">
            <text:p>723,6</text:p>
          </table:table-cell>
          <table:table-cell office:value-type="float" office:value="-937.9" table:style-name="ce1">
            <text:p>-937,9</text:p>
          </table:table-cell>
          <table:table-cell office:value-type="float" office:value="206.6" table:style-name="ce1">
            <text:p>206,6</text:p>
          </table:table-cell>
          <table:table-cell office:value-type="float" office:value="122.7" table:style-name="ce1">
            <text:p>122,7</text:p>
          </table:table-cell>
          <table:table-cell office:value-type="float" office:value="425.2" table:style-name="ce1">
            <text:p>425,2</text:p>
          </table:table-cell>
          <table:table-cell office:value-type="float" office:value="-659.6" table:style-name="ce1">
            <text:p>-659,6</text:p>
          </table:table-cell>
          <table:table-cell table:number-columns-repeated="16344"/>
        </table:table-row>
        <table:table-row table:style-name="ro1">
          <table:table-cell office:value-type="float" office:value="-716.3" table:style-name="ce1">
            <text:p>-716,3</text:p>
          </table:table-cell>
          <table:table-cell office:value-type="float" office:value="-368.4" table:style-name="ce1">
            <text:p>-368,4</text:p>
          </table:table-cell>
          <table:table-cell office:value-type="float" office:value="-966.8" table:style-name="ce1">
            <text:p>-966,8</text:p>
          </table:table-cell>
          <table:table-cell office:value-type="float" office:value="531" table:style-name="ce1">
            <text:p>531</text:p>
          </table:table-cell>
          <table:table-cell office:value-type="float" office:value="-285.7" table:style-name="ce1">
            <text:p>-285,7</text:p>
          </table:table-cell>
          <table:table-cell office:value-type="float" office:value="961.8" table:style-name="ce1">
            <text:p>961,8</text:p>
          </table:table-cell>
          <table:table-cell office:value-type="float" office:value="-177.9" table:style-name="ce1">
            <text:p>-177,9</text:p>
          </table:table-cell>
          <table:table-cell office:value-type="float" office:value="984.9" table:style-name="ce1">
            <text:p>984,9</text:p>
          </table:table-cell>
          <table:table-cell office:value-type="float" office:value="117.2" table:style-name="ce1">
            <text:p>117,2</text:p>
          </table:table-cell>
          <table:table-cell office:value-type="float" office:value="-526.1" table:style-name="ce1">
            <text:p>-526,1</text:p>
          </table:table-cell>
          <table:table-cell office:value-type="float" office:value="-56.7" table:style-name="ce1">
            <text:p>-56,7</text:p>
          </table:table-cell>
          <table:table-cell office:value-type="float" office:value="-437" table:style-name="ce1">
            <text:p>-437</text:p>
          </table:table-cell>
          <table:table-cell office:value-type="float" office:value="-402.1" table:style-name="ce1">
            <text:p>-402,1</text:p>
          </table:table-cell>
          <table:table-cell office:value-type="float" office:value="-790" table:style-name="ce1">
            <text:p>-790</text:p>
          </table:table-cell>
          <table:table-cell office:value-type="float" office:value="395.7" table:style-name="ce1">
            <text:p>395,7</text:p>
          </table:table-cell>
          <table:table-cell office:value-type="float" office:value="-191.5" table:style-name="ce1">
            <text:p>-191,5</text:p>
          </table:table-cell>
          <table:table-cell office:value-type="float" office:value="233.4" table:style-name="ce1">
            <text:p>233,4</text:p>
          </table:table-cell>
          <table:table-cell office:value-type="float" office:value="713.3" table:style-name="ce1">
            <text:p>713,3</text:p>
          </table:table-cell>
          <table:table-cell office:value-type="float" office:value="242.3" table:style-name="ce1">
            <text:p>242,3</text:p>
          </table:table-cell>
          <table:table-cell office:value-type="float" office:value="547.5" table:style-name="ce1">
            <text:p>547,5</text:p>
          </table:table-cell>
          <table:table-cell office:value-type="float" office:value="-414" table:style-name="ce1">
            <text:p>-414</text:p>
          </table:table-cell>
          <table:table-cell office:value-type="float" office:value="588.20000000000005" table:style-name="ce1">
            <text:p>588,2</text:p>
          </table:table-cell>
          <table:table-cell office:value-type="float" office:value="233.5" table:style-name="ce1">
            <text:p>233,5</text:p>
          </table:table-cell>
          <table:table-cell office:value-type="float" office:value="852" table:style-name="ce1">
            <text:p>852</text:p>
          </table:table-cell>
          <table:table-cell office:value-type="float" office:value="708.3" table:style-name="ce1">
            <text:p>708,3</text:p>
          </table:table-cell>
          <table:table-cell office:value-type="float" office:value="834.3" table:style-name="ce1">
            <text:p>834,3</text:p>
          </table:table-cell>
          <table:table-cell office:value-type="float" office:value="486.4" table:style-name="ce1">
            <text:p>486,4</text:p>
          </table:table-cell>
          <table:table-cell office:value-type="float" office:value="-19.2" table:style-name="ce1">
            <text:p>-19,2</text:p>
          </table:table-cell>
          <table:table-cell office:value-type="float" office:value="-129" table:style-name="ce1">
            <text:p>-129</text:p>
          </table:table-cell>
          <table:table-cell office:value-type="float" office:value="119.7" table:style-name="ce1">
            <text:p>119,7</text:p>
          </table:table-cell>
          <table:table-cell office:value-type="float" office:value="-659.5" table:style-name="ce1">
            <text:p>-659,5</text:p>
          </table:table-cell>
          <table:table-cell office:value-type="float" office:value="-104.4" table:style-name="ce1">
            <text:p>-104,4</text:p>
          </table:table-cell>
          <table:table-cell office:value-type="float" office:value="-865.1" table:style-name="ce1">
            <text:p>-865,1</text:p>
          </table:table-cell>
          <table:table-cell office:value-type="float" office:value="730.7" table:style-name="ce1">
            <text:p>730,7</text:p>
          </table:table-cell>
          <table:table-cell office:value-type="float" office:value="409.5" table:style-name="ce1">
            <text:p>409,5</text:p>
          </table:table-cell>
          <table:table-cell office:value-type="float" office:value="284" table:style-name="ce1">
            <text:p>284</text:p>
          </table:table-cell>
          <table:table-cell office:value-type="float" office:value="-485.1" table:style-name="ce1">
            <text:p>-485,1</text:p>
          </table:table-cell>
          <table:table-cell office:value-type="float" office:value="-944.6" table:style-name="ce1">
            <text:p>-944,6</text:p>
          </table:table-cell>
          <table:table-cell office:value-type="float" office:value="-758.8" table:style-name="ce1">
            <text:p>-758,8</text:p>
          </table:table-cell>
          <table:table-cell office:value-type="float" office:value="-873.5" table:style-name="ce1">
            <text:p>-873,5</text:p>
          </table:table-cell>
          <table:table-cell table:number-columns-repeated="16344"/>
        </table:table-row>
        <table:table-row table:style-name="ro1">
          <table:table-cell office:value-type="float" office:value="15.4" table:style-name="ce1">
            <text:p>15,4</text:p>
          </table:table-cell>
          <table:table-cell office:value-type="float" office:value="47.6" table:style-name="ce1">
            <text:p>47,6</text:p>
          </table:table-cell>
          <table:table-cell office:value-type="float" office:value="-219.6" table:style-name="ce1">
            <text:p>-219,6</text:p>
          </table:table-cell>
          <table:table-cell office:value-type="float" office:value="-353.6" table:style-name="ce1">
            <text:p>-353,6</text:p>
          </table:table-cell>
          <table:table-cell office:value-type="float" office:value="-606" table:style-name="ce1">
            <text:p>-606</text:p>
          </table:table-cell>
          <table:table-cell office:value-type="float" office:value="-309.39999999999998" table:style-name="ce1">
            <text:p>-309,4</text:p>
          </table:table-cell>
          <table:table-cell office:value-type="float" office:value="-187.9" table:style-name="ce1">
            <text:p>-187,9</text:p>
          </table:table-cell>
          <table:table-cell office:value-type="float" office:value="-234" table:style-name="ce1">
            <text:p>-234</text:p>
          </table:table-cell>
          <table:table-cell office:value-type="float" office:value="-479.9" table:style-name="ce1">
            <text:p>-479,9</text:p>
          </table:table-cell>
          <table:table-cell office:value-type="float" office:value="706.8" table:style-name="ce1">
            <text:p>706,8</text:p>
          </table:table-cell>
          <table:table-cell office:value-type="float" office:value="780.1" table:style-name="ce1">
            <text:p>780,1</text:p>
          </table:table-cell>
          <table:table-cell office:value-type="float" office:value="96.6" table:style-name="ce1">
            <text:p>96,6</text:p>
          </table:table-cell>
          <table:table-cell office:value-type="float" office:value="975" table:style-name="ce1">
            <text:p>975</text:p>
          </table:table-cell>
          <table:table-cell office:value-type="float" office:value="492.4" table:style-name="ce1">
            <text:p>492,4</text:p>
          </table:table-cell>
          <table:table-cell office:value-type="float" office:value="-97.2" table:style-name="ce1">
            <text:p>-97,2</text:p>
          </table:table-cell>
          <table:table-cell office:value-type="float" office:value="-264.2" table:style-name="ce1">
            <text:p>-264,2</text:p>
          </table:table-cell>
          <table:table-cell office:value-type="float" office:value="149.19999999999999" table:style-name="ce1">
            <text:p>149,2</text:p>
          </table:table-cell>
          <table:table-cell office:value-type="float" office:value="-112.2" table:style-name="ce1">
            <text:p>-112,2</text:p>
          </table:table-cell>
          <table:table-cell office:value-type="float" office:value="894.1" table:style-name="ce1">
            <text:p>894,1</text:p>
          </table:table-cell>
          <table:table-cell office:value-type="float" office:value="-159.19999999999999" table:style-name="ce1">
            <text:p>-159,2</text:p>
          </table:table-cell>
          <table:table-cell office:value-type="float" office:value="-399" table:style-name="ce1">
            <text:p>-399</text:p>
          </table:table-cell>
          <table:table-cell office:value-type="float" office:value="620.9" table:style-name="ce1">
            <text:p>620,9</text:p>
          </table:table-cell>
          <table:table-cell office:value-type="float" office:value="12.6" table:style-name="ce1">
            <text:p>12,6</text:p>
          </table:table-cell>
          <table:table-cell office:value-type="float" office:value="-716.5" table:style-name="ce1">
            <text:p>-716,5</text:p>
          </table:table-cell>
          <table:table-cell office:value-type="float" office:value="18.600000000000001" table:style-name="ce1">
            <text:p>18,6</text:p>
          </table:table-cell>
          <table:table-cell office:value-type="float" office:value="-246.5" table:style-name="ce1">
            <text:p>-246,5</text:p>
          </table:table-cell>
          <table:table-cell office:value-type="float" office:value="-364.7" table:style-name="ce1">
            <text:p>-364,7</text:p>
          </table:table-cell>
          <table:table-cell office:value-type="float" office:value="226" table:style-name="ce1">
            <text:p>226</text:p>
          </table:table-cell>
          <table:table-cell office:value-type="float" office:value="-373.4" table:style-name="ce1">
            <text:p>-373,4</text:p>
          </table:table-cell>
          <table:table-cell office:value-type="float" office:value="592.4" table:style-name="ce1">
            <text:p>592,4</text:p>
          </table:table-cell>
          <table:table-cell office:value-type="float" office:value="951" table:style-name="ce1">
            <text:p>951</text:p>
          </table:table-cell>
          <table:table-cell office:value-type="float" office:value="959.5" table:style-name="ce1">
            <text:p>959,5</text:p>
          </table:table-cell>
          <table:table-cell office:value-type="float" office:value="456" table:style-name="ce1">
            <text:p>456</text:p>
          </table:table-cell>
          <table:table-cell office:value-type="float" office:value="-4.5" table:style-name="ce1">
            <text:p>-4,5</text:p>
          </table:table-cell>
          <table:table-cell office:value-type="float" office:value="-520.70000000000005" table:style-name="ce1">
            <text:p>-520,7</text:p>
          </table:table-cell>
          <table:table-cell office:value-type="float" office:value="796.3" table:style-name="ce1">
            <text:p>796,3</text:p>
          </table:table-cell>
          <table:table-cell office:value-type="float" office:value="-957" table:style-name="ce1">
            <text:p>-957</text:p>
          </table:table-cell>
          <table:table-cell office:value-type="float" office:value="-483.7" table:style-name="ce1">
            <text:p>-483,7</text:p>
          </table:table-cell>
          <table:table-cell office:value-type="float" office:value="-368.1" table:style-name="ce1">
            <text:p>-368,1</text:p>
          </table:table-cell>
          <table:table-cell office:value-type="float" office:value="622.4" table:style-name="ce1">
            <text:p>622,4</text:p>
          </table:table-cell>
          <table:table-cell table:number-columns-repeated="16344"/>
        </table:table-row>
        <table:table-row table:style-name="ro1">
          <table:table-cell office:value-type="float" office:value="-503.2" table:style-name="ce1">
            <text:p>-503,2</text:p>
          </table:table-cell>
          <table:table-cell office:value-type="float" office:value="356" table:style-name="ce1">
            <text:p>356</text:p>
          </table:table-cell>
          <table:table-cell office:value-type="float" office:value="-480.1" table:style-name="ce1">
            <text:p>-480,1</text:p>
          </table:table-cell>
          <table:table-cell office:value-type="float" office:value="500.6" table:style-name="ce1">
            <text:p>500,6</text:p>
          </table:table-cell>
          <table:table-cell office:value-type="float" office:value="517.1" table:style-name="ce1">
            <text:p>517,1</text:p>
          </table:table-cell>
          <table:table-cell office:value-type="float" office:value="693.7" table:style-name="ce1">
            <text:p>693,7</text:p>
          </table:table-cell>
          <table:table-cell office:value-type="float" office:value="-966.9" table:style-name="ce1">
            <text:p>-966,9</text:p>
          </table:table-cell>
          <table:table-cell office:value-type="float" office:value="-92.7" table:style-name="ce1">
            <text:p>-92,7</text:p>
          </table:table-cell>
          <table:table-cell office:value-type="float" office:value="-347" table:style-name="ce1">
            <text:p>-347</text:p>
          </table:table-cell>
          <table:table-cell office:value-type="float" office:value="-517.1" table:style-name="ce1">
            <text:p>-517,1</text:p>
          </table:table-cell>
          <table:table-cell office:value-type="float" office:value="-391.4" table:style-name="ce1">
            <text:p>-391,4</text:p>
          </table:table-cell>
          <table:table-cell office:value-type="float" office:value="746.3" table:style-name="ce1">
            <text:p>746,3</text:p>
          </table:table-cell>
          <table:table-cell office:value-type="float" office:value="188.6" table:style-name="ce1">
            <text:p>188,6</text:p>
          </table:table-cell>
          <table:table-cell office:value-type="float" office:value="918" table:style-name="ce1">
            <text:p>918</text:p>
          </table:table-cell>
          <table:table-cell office:value-type="float" office:value="-922.6" table:style-name="ce1">
            <text:p>-922,6</text:p>
          </table:table-cell>
          <table:table-cell office:value-type="float" office:value="843.6" table:style-name="ce1">
            <text:p>843,6</text:p>
          </table:table-cell>
          <table:table-cell office:value-type="float" office:value="-895.2" table:style-name="ce1">
            <text:p>-895,2</text:p>
          </table:table-cell>
          <table:table-cell office:value-type="float" office:value="403.7" table:style-name="ce1">
            <text:p>403,7</text:p>
          </table:table-cell>
          <table:table-cell office:value-type="float" office:value="-930.8" table:style-name="ce1">
            <text:p>-930,8</text:p>
          </table:table-cell>
          <table:table-cell office:value-type="float" office:value="-990.8" table:style-name="ce1">
            <text:p>-990,8</text:p>
          </table:table-cell>
          <table:table-cell office:value-type="float" office:value="-975.1" table:style-name="ce1">
            <text:p>-975,1</text:p>
          </table:table-cell>
          <table:table-cell office:value-type="float" office:value="817.8" table:style-name="ce1">
            <text:p>817,8</text:p>
          </table:table-cell>
          <table:table-cell office:value-type="float" office:value="-608.5" table:style-name="ce1">
            <text:p>-608,5</text:p>
          </table:table-cell>
          <table:table-cell office:value-type="float" office:value="-825.5" table:style-name="ce1">
            <text:p>-825,5</text:p>
          </table:table-cell>
          <table:table-cell office:value-type="float" office:value="34.6" table:style-name="ce1">
            <text:p>34,6</text:p>
          </table:table-cell>
          <table:table-cell office:value-type="float" office:value="436.3" table:style-name="ce1">
            <text:p>436,3</text:p>
          </table:table-cell>
          <table:table-cell office:value-type="float" office:value="508.9" table:style-name="ce1">
            <text:p>508,9</text:p>
          </table:table-cell>
          <table:table-cell office:value-type="float" office:value="988.4" table:style-name="ce1">
            <text:p>988,4</text:p>
          </table:table-cell>
          <table:table-cell office:value-type="float" office:value="-547.9" table:style-name="ce1">
            <text:p>-547,9</text:p>
          </table:table-cell>
          <table:table-cell office:value-type="float" office:value="-864.4" table:style-name="ce1">
            <text:p>-864,4</text:p>
          </table:table-cell>
          <table:table-cell office:value-type="float" office:value="30.2" table:style-name="ce1">
            <text:p>30,2</text:p>
          </table:table-cell>
          <table:table-cell office:value-type="float" office:value="129.9" table:style-name="ce1">
            <text:p>129,9</text:p>
          </table:table-cell>
          <table:table-cell office:value-type="float" office:value="576.1" table:style-name="ce1">
            <text:p>576,1</text:p>
          </table:table-cell>
          <table:table-cell office:value-type="float" office:value="-611.4" table:style-name="ce1">
            <text:p>-611,4</text:p>
          </table:table-cell>
          <table:table-cell office:value-type="float" office:value="850.3" table:style-name="ce1">
            <text:p>850,3</text:p>
          </table:table-cell>
          <table:table-cell office:value-type="float" office:value="-908" table:style-name="ce1">
            <text:p>-908</text:p>
          </table:table-cell>
          <table:table-cell office:value-type="float" office:value="395.2" table:style-name="ce1">
            <text:p>395,2</text:p>
          </table:table-cell>
          <table:table-cell office:value-type="float" office:value="13.9" table:style-name="ce1">
            <text:p>13,9</text:p>
          </table:table-cell>
          <table:table-cell office:value-type="float" office:value="50.4" table:style-name="ce1">
            <text:p>50,4</text:p>
          </table:table-cell>
          <table:table-cell office:value-type="float" office:value="-317.8" table:style-name="ce1">
            <text:p>-317,8</text:p>
          </table:table-cell>
          <table:table-cell table:number-columns-repeated="16344"/>
        </table:table-row>
        <table:table-row table:style-name="ro1">
          <table:table-cell office:value-type="float" office:value="38.9" table:style-name="ce1">
            <text:p>38,9</text:p>
          </table:table-cell>
          <table:table-cell office:value-type="float" office:value="-852.6" table:style-name="ce1">
            <text:p>-852,6</text:p>
          </table:table-cell>
          <table:table-cell office:value-type="float" office:value="720.9" table:style-name="ce1">
            <text:p>720,9</text:p>
          </table:table-cell>
          <table:table-cell office:value-type="float" office:value="456.3" table:style-name="ce1">
            <text:p>456,3</text:p>
          </table:table-cell>
          <table:table-cell office:value-type="float" office:value="64.7" table:style-name="ce1">
            <text:p>64,7</text:p>
          </table:table-cell>
          <table:table-cell office:value-type="float" office:value="-831.4" table:style-name="ce1">
            <text:p>-831,4</text:p>
          </table:table-cell>
          <table:table-cell office:value-type="float" office:value="-348.5" table:style-name="ce1">
            <text:p>-348,5</text:p>
          </table:table-cell>
          <table:table-cell office:value-type="float" office:value="-142.19999999999999" table:style-name="ce1">
            <text:p>-142,2</text:p>
          </table:table-cell>
          <table:table-cell office:value-type="float" office:value="390" table:style-name="ce1">
            <text:p>390</text:p>
          </table:table-cell>
          <table:table-cell office:value-type="float" office:value="-685.6" table:style-name="ce1">
            <text:p>-685,6</text:p>
          </table:table-cell>
          <table:table-cell office:value-type="float" office:value="-675" table:style-name="ce1">
            <text:p>-675</text:p>
          </table:table-cell>
          <table:table-cell office:value-type="float" office:value="-645.6" table:style-name="ce1">
            <text:p>-645,6</text:p>
          </table:table-cell>
          <table:table-cell office:value-type="float" office:value="931.6" table:style-name="ce1">
            <text:p>931,6</text:p>
          </table:table-cell>
          <table:table-cell office:value-type="float" office:value="-453.9" table:style-name="ce1">
            <text:p>-453,9</text:p>
          </table:table-cell>
          <table:table-cell office:value-type="float" office:value="742.1" table:style-name="ce1">
            <text:p>742,1</text:p>
          </table:table-cell>
          <table:table-cell office:value-type="float" office:value="102.6" table:style-name="ce1">
            <text:p>102,6</text:p>
          </table:table-cell>
          <table:table-cell office:value-type="float" office:value="195" table:style-name="ce1">
            <text:p>195</text:p>
          </table:table-cell>
          <table:table-cell office:value-type="float" office:value="38.9" table:style-name="ce1">
            <text:p>38,9</text:p>
          </table:table-cell>
          <table:table-cell office:value-type="float" office:value="-502.9" table:style-name="ce1">
            <text:p>-502,9</text:p>
          </table:table-cell>
          <table:table-cell office:value-type="float" office:value="566.9" table:style-name="ce1">
            <text:p>566,9</text:p>
          </table:table-cell>
          <table:table-cell office:value-type="float" office:value="-24.8" table:style-name="ce1">
            <text:p>-24,8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59.4" table:style-name="ce1">
            <text:p>59,4</text:p>
          </table:table-cell>
          <table:table-cell office:value-type="float" office:value="591.29999999999995" table:style-name="ce1">
            <text:p>591,3</text:p>
          </table:table-cell>
          <table:table-cell office:value-type="float" office:value="948.1" table:style-name="ce1">
            <text:p>948,1</text:p>
          </table:table-cell>
          <table:table-cell office:value-type="float" office:value="-294.7" table:style-name="ce1">
            <text:p>-294,7</text:p>
          </table:table-cell>
          <table:table-cell office:value-type="float" office:value="325.3" table:style-name="ce1">
            <text:p>325,3</text:p>
          </table:table-cell>
          <table:table-cell office:value-type="float" office:value="-12" table:style-name="ce1">
            <text:p>-12</text:p>
          </table:table-cell>
          <table:table-cell office:value-type="float" office:value="-361.5" table:style-name="ce1">
            <text:p>-361,5</text:p>
          </table:table-cell>
          <table:table-cell office:value-type="float" office:value="-45.7" table:style-name="ce1">
            <text:p>-45,7</text:p>
          </table:table-cell>
          <table:table-cell office:value-type="float" office:value="-186.6" table:style-name="ce1">
            <text:p>-186,6</text:p>
          </table:table-cell>
          <table:table-cell office:value-type="float" office:value="-539.5" table:style-name="ce1">
            <text:p>-539,5</text:p>
          </table:table-cell>
          <table:table-cell office:value-type="float" office:value="-368.8" table:style-name="ce1">
            <text:p>-368,8</text:p>
          </table:table-cell>
          <table:table-cell office:value-type="float" office:value="977.4" table:style-name="ce1">
            <text:p>977,4</text:p>
          </table:table-cell>
          <table:table-cell office:value-type="float" office:value="144.30000000000001" table:style-name="ce1">
            <text:p>144,3</text:p>
          </table:table-cell>
          <table:table-cell office:value-type="float" office:value="-978.3" table:style-name="ce1">
            <text:p>-978,3</text:p>
          </table:table-cell>
          <table:table-cell office:value-type="float" office:value="910.8" table:style-name="ce1">
            <text:p>910,8</text:p>
          </table:table-cell>
          <table:table-cell office:value-type="float" office:value="-590.20000000000005" table:style-name="ce1">
            <text:p>-590,2</text:p>
          </table:table-cell>
          <table:table-cell office:value-type="float" office:value="845.4" table:style-name="ce1">
            <text:p>845,4</text:p>
          </table:table-cell>
          <table:table-cell office:value-type="float" office:value="294.5" table:style-name="ce1">
            <text:p>294,5</text:p>
          </table:table-cell>
          <table:table-cell table:number-columns-repeated="16344"/>
        </table:table-row>
        <table:table-row table:style-name="ro1">
          <table:table-cell office:value-type="float" office:value="-655.29999999999995" table:style-name="ce1">
            <text:p>-655,3</text:p>
          </table:table-cell>
          <table:table-cell office:value-type="float" office:value="391.4" table:style-name="ce1">
            <text:p>391,4</text:p>
          </table:table-cell>
          <table:table-cell office:value-type="float" office:value="923.3" table:style-name="ce1">
            <text:p>923,3</text:p>
          </table:table-cell>
          <table:table-cell office:value-type="float" office:value="-102.3" table:style-name="ce1">
            <text:p>-102,3</text:p>
          </table:table-cell>
          <table:table-cell office:value-type="float" office:value="-29.1" table:style-name="ce1">
            <text:p>-29,1</text:p>
          </table:table-cell>
          <table:table-cell office:value-type="float" office:value="-655.20000000000005" table:style-name="ce1">
            <text:p>-655,2</text:p>
          </table:table-cell>
          <table:table-cell office:value-type="float" office:value="-723" table:style-name="ce1">
            <text:p>-723</text:p>
          </table:table-cell>
          <table:table-cell office:value-type="float" office:value="44.1" table:style-name="ce1">
            <text:p>44,1</text:p>
          </table:table-cell>
          <table:table-cell office:value-type="float" office:value="33" table:style-name="ce1">
            <text:p>33</text:p>
          </table:table-cell>
          <table:table-cell office:value-type="float" office:value="-247" table:style-name="ce1">
            <text:p>-247</text:p>
          </table:table-cell>
          <table:table-cell office:value-type="float" office:value="-971.7" table:style-name="ce1">
            <text:p>-971,7</text:p>
          </table:table-cell>
          <table:table-cell office:value-type="float" office:value="-769.8" table:style-name="ce1">
            <text:p>-769,8</text:p>
          </table:table-cell>
          <table:table-cell office:value-type="float" office:value="-729.5" table:style-name="ce1">
            <text:p>-729,5</text:p>
          </table:table-cell>
          <table:table-cell office:value-type="float" office:value="619.29999999999995" table:style-name="ce1">
            <text:p>619,3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617.79999999999995" table:style-name="ce1">
            <text:p>617,8</text:p>
          </table:table-cell>
          <table:table-cell office:value-type="float" office:value="-792.5" table:style-name="ce1">
            <text:p>-792,5</text:p>
          </table:table-cell>
          <table:table-cell office:value-type="float" office:value="326.10000000000002" table:style-name="ce1">
            <text:p>326,1</text:p>
          </table:table-cell>
          <table:table-cell office:value-type="float" office:value="-947.8" table:style-name="ce1">
            <text:p>-947,8</text:p>
          </table:table-cell>
          <table:table-cell office:value-type="float" office:value="320.7" table:style-name="ce1">
            <text:p>320,7</text:p>
          </table:table-cell>
          <table:table-cell office:value-type="float" office:value="-850.8" table:style-name="ce1">
            <text:p>-850,8</text:p>
          </table:table-cell>
          <table:table-cell office:value-type="float" office:value="574.20000000000005" table:style-name="ce1">
            <text:p>574,2</text:p>
          </table:table-cell>
          <table:table-cell office:value-type="float" office:value="-23.7" table:style-name="ce1">
            <text:p>-23,7</text:p>
          </table:table-cell>
          <table:table-cell office:value-type="float" office:value="-422.4" table:style-name="ce1">
            <text:p>-422,4</text:p>
          </table:table-cell>
          <table:table-cell office:value-type="float" office:value="507.2" table:style-name="ce1">
            <text:p>507,2</text:p>
          </table:table-cell>
          <table:table-cell office:value-type="float" office:value="-606.9" table:style-name="ce1">
            <text:p>-606,9</text:p>
          </table:table-cell>
          <table:table-cell office:value-type="float" office:value="442.7" table:style-name="ce1">
            <text:p>442,7</text:p>
          </table:table-cell>
          <table:table-cell office:value-type="float" office:value="-391.6" table:style-name="ce1">
            <text:p>-391,6</text:p>
          </table:table-cell>
          <table:table-cell office:value-type="float" office:value="371.1" table:style-name="ce1">
            <text:p>371,1</text:p>
          </table:table-cell>
          <table:table-cell office:value-type="float" office:value="-418.2" table:style-name="ce1">
            <text:p>-418,2</text:p>
          </table:table-cell>
          <table:table-cell office:value-type="float" office:value="-522.5" table:style-name="ce1">
            <text:p>-522,5</text:p>
          </table:table-cell>
          <table:table-cell office:value-type="float" office:value="-295.89999999999998" table:style-name="ce1">
            <text:p>-295,9</text:p>
          </table:table-cell>
          <table:table-cell office:value-type="float" office:value="738.9" table:style-name="ce1">
            <text:p>738,9</text:p>
          </table:table-cell>
          <table:table-cell office:value-type="float" office:value="105.1" table:style-name="ce1">
            <text:p>105,1</text:p>
          </table:table-cell>
          <table:table-cell office:value-type="float" office:value="745.3" table:style-name="ce1">
            <text:p>745,3</text:p>
          </table:table-cell>
          <table:table-cell office:value-type="float" office:value="166" table:style-name="ce1">
            <text:p>166</text:p>
          </table:table-cell>
          <table:table-cell office:value-type="float" office:value="-750.7" table:style-name="ce1">
            <text:p>-750,7</text:p>
          </table:table-cell>
          <table:table-cell office:value-type="float" office:value="104.5" table:style-name="ce1">
            <text:p>104,5</text:p>
          </table:table-cell>
          <table:table-cell office:value-type="float" office:value="-307.39999999999998" table:style-name="ce1">
            <text:p>-307,4</text:p>
          </table:table-cell>
          <table:table-cell office:value-type="float" office:value="843.1" table:style-name="ce1">
            <text:p>843,1</text:p>
          </table:table-cell>
          <table:table-cell table:number-columns-repeated="16344"/>
        </table:table-row>
        <table:table-row table:style-name="ro1">
          <table:table-cell office:value-type="float" office:value="534.20000000000005" table:style-name="ce1">
            <text:p>534,2</text:p>
          </table:table-cell>
          <table:table-cell office:value-type="float" office:value="-637.29999999999995" table:style-name="ce1">
            <text:p>-637,3</text:p>
          </table:table-cell>
          <table:table-cell office:value-type="float" office:value="-895.2" table:style-name="ce1">
            <text:p>-895,2</text:p>
          </table:table-cell>
          <table:table-cell office:value-type="float" office:value="232.7" table:style-name="ce1">
            <text:p>232,7</text:p>
          </table:table-cell>
          <table:table-cell office:value-type="float" office:value="-14.5" table:style-name="ce1">
            <text:p>-14,5</text:p>
          </table:table-cell>
          <table:table-cell office:value-type="float" office:value="-768.5" table:style-name="ce1">
            <text:p>-768,5</text:p>
          </table:table-cell>
          <table:table-cell office:value-type="float" office:value="990" table:style-name="ce1">
            <text:p>990</text:p>
          </table:table-cell>
          <table:table-cell office:value-type="float" office:value="-776.7" table:style-name="ce1">
            <text:p>-776,7</text:p>
          </table:table-cell>
          <table:table-cell office:value-type="float" office:value="-589.4" table:style-name="ce1">
            <text:p>-589,4</text:p>
          </table:table-cell>
          <table:table-cell office:value-type="float" office:value="413.5" table:style-name="ce1">
            <text:p>413,5</text:p>
          </table:table-cell>
          <table:table-cell office:value-type="float" office:value="684.5" table:style-name="ce1">
            <text:p>684,5</text:p>
          </table:table-cell>
          <table:table-cell office:value-type="float" office:value="998.2" table:style-name="ce1">
            <text:p>998,2</text:p>
          </table:table-cell>
          <table:table-cell office:value-type="float" office:value="-126.6" table:style-name="ce1">
            <text:p>-126,6</text:p>
          </table:table-cell>
          <table:table-cell office:value-type="float" office:value="165.3" table:style-name="ce1">
            <text:p>165,3</text:p>
          </table:table-cell>
          <table:table-cell office:value-type="float" office:value="-488.7" table:style-name="ce1">
            <text:p>-488,7</text:p>
          </table:table-cell>
          <table:table-cell office:value-type="float" office:value="559.1" table:style-name="ce1">
            <text:p>559,1</text:p>
          </table:table-cell>
          <table:table-cell office:value-type="float" office:value="-763.3" table:style-name="ce1">
            <text:p>-763,3</text:p>
          </table:table-cell>
          <table:table-cell office:value-type="float" office:value="-97.9" table:style-name="ce1">
            <text:p>-97,9</text:p>
          </table:table-cell>
          <table:table-cell office:value-type="float" office:value="-609.29999999999995" table:style-name="ce1">
            <text:p>-609,3</text:p>
          </table:table-cell>
          <table:table-cell office:value-type="float" office:value="576.9" table:style-name="ce1">
            <text:p>576,9</text:p>
          </table:table-cell>
          <table:table-cell office:value-type="float" office:value="-90.2" table:style-name="ce1">
            <text:p>-90,2</text:p>
          </table:table-cell>
          <table:table-cell office:value-type="float" office:value="-662.5" table:style-name="ce1">
            <text:p>-662,5</text:p>
          </table:table-cell>
          <table:table-cell office:value-type="float" office:value="980.8" table:style-name="ce1">
            <text:p>980,8</text:p>
          </table:table-cell>
          <table:table-cell office:value-type="float" office:value="-937.7" table:style-name="ce1">
            <text:p>-937,7</text:p>
          </table:table-cell>
          <table:table-cell office:value-type="float" office:value="-590.6" table:style-name="ce1">
            <text:p>-590,6</text:p>
          </table:table-cell>
          <table:table-cell office:value-type="float" office:value="-495.1" table:style-name="ce1">
            <text:p>-495,1</text:p>
          </table:table-cell>
          <table:table-cell office:value-type="float" office:value="783.7" table:style-name="ce1">
            <text:p>783,7</text:p>
          </table:table-cell>
          <table:table-cell office:value-type="float" office:value="-206.2" table:style-name="ce1">
            <text:p>-206,2</text:p>
          </table:table-cell>
          <table:table-cell office:value-type="float" office:value="-25.2" table:style-name="ce1">
            <text:p>-25,2</text:p>
          </table:table-cell>
          <table:table-cell office:value-type="float" office:value="339.3" table:style-name="ce1">
            <text:p>339,3</text:p>
          </table:table-cell>
          <table:table-cell office:value-type="float" office:value="532.9" table:style-name="ce1">
            <text:p>532,9</text:p>
          </table:table-cell>
          <table:table-cell office:value-type="float" office:value="753.1" table:style-name="ce1">
            <text:p>753,1</text:p>
          </table:table-cell>
          <table:table-cell office:value-type="float" office:value="339.9" table:style-name="ce1">
            <text:p>339,9</text:p>
          </table:table-cell>
          <table:table-cell office:value-type="float" office:value="-279.39999999999998" table:style-name="ce1">
            <text:p>-279,4</text:p>
          </table:table-cell>
          <table:table-cell office:value-type="float" office:value="345.5" table:style-name="ce1">
            <text:p>345,5</text:p>
          </table:table-cell>
          <table:table-cell office:value-type="float" office:value="-687.7" table:style-name="ce1">
            <text:p>-687,7</text:p>
          </table:table-cell>
          <table:table-cell office:value-type="float" office:value="-638.79999999999995" table:style-name="ce1">
            <text:p>-638,8</text:p>
          </table:table-cell>
          <table:table-cell office:value-type="float" office:value="874.2" table:style-name="ce1">
            <text:p>874,2</text:p>
          </table:table-cell>
          <table:table-cell office:value-type="float" office:value="999.6" table:style-name="ce1">
            <text:p>999,6</text:p>
          </table:table-cell>
          <table:table-cell office:value-type="float" office:value="268.7" table:style-name="ce1">
            <text:p>268,7</text:p>
          </table:table-cell>
          <table:table-cell table:number-columns-repeated="16344"/>
        </table:table-row>
        <table:table-row table:style-name="ro1">
          <table:table-cell office:value-type="float" office:value="216.4" table:style-name="ce1">
            <text:p>216,4</text:p>
          </table:table-cell>
          <table:table-cell office:value-type="float" office:value="49.4" table:style-name="ce1">
            <text:p>49,4</text:p>
          </table:table-cell>
          <table:table-cell office:value-type="float" office:value="-411.2" table:style-name="ce1">
            <text:p>-411,2</text:p>
          </table:table-cell>
          <table:table-cell office:value-type="float" office:value="128.30000000000001" table:style-name="ce1">
            <text:p>128,3</text:p>
          </table:table-cell>
          <table:table-cell office:value-type="float" office:value="986.7" table:style-name="ce1">
            <text:p>986,7</text:p>
          </table:table-cell>
          <table:table-cell office:value-type="float" office:value="79.8" table:style-name="ce1">
            <text:p>79,8</text:p>
          </table:table-cell>
          <table:table-cell office:value-type="float" office:value="-625.20000000000005" table:style-name="ce1">
            <text:p>-625,2</text:p>
          </table:table-cell>
          <table:table-cell office:value-type="float" office:value="260.5" table:style-name="ce1">
            <text:p>260,5</text:p>
          </table:table-cell>
          <table:table-cell office:value-type="float" office:value="-268.10000000000002" table:style-name="ce1">
            <text:p>-268,1</text:p>
          </table:table-cell>
          <table:table-cell office:value-type="float" office:value="-158.4" table:style-name="ce1">
            <text:p>-158,4</text:p>
          </table:table-cell>
          <table:table-cell office:value-type="float" office:value="376.9" table:style-name="ce1">
            <text:p>376,9</text:p>
          </table:table-cell>
          <table:table-cell office:value-type="float" office:value="178" table:style-name="ce1">
            <text:p>178</text:p>
          </table:table-cell>
          <table:table-cell office:value-type="float" office:value="279.8" table:style-name="ce1">
            <text:p>279,8</text:p>
          </table:table-cell>
          <table:table-cell office:value-type="float" office:value="-470.1" table:style-name="ce1">
            <text:p>-470,1</text:p>
          </table:table-cell>
          <table:table-cell office:value-type="float" office:value="-985.9" table:style-name="ce1">
            <text:p>-985,9</text:p>
          </table:table-cell>
          <table:table-cell office:value-type="float" office:value="127.3" table:style-name="ce1">
            <text:p>127,3</text:p>
          </table:table-cell>
          <table:table-cell office:value-type="float" office:value="-9.8000000000000007" table:style-name="ce1">
            <text:p>-9,8</text:p>
          </table:table-cell>
          <table:table-cell office:value-type="float" office:value="-844.7" table:style-name="ce1">
            <text:p>-844,7</text:p>
          </table:table-cell>
          <table:table-cell office:value-type="float" office:value="844" table:style-name="ce1">
            <text:p>844</text:p>
          </table:table-cell>
          <table:table-cell office:value-type="float" office:value="456.1" table:style-name="ce1">
            <text:p>456,1</text:p>
          </table:table-cell>
          <table:table-cell office:value-type="float" office:value="-75.3" table:style-name="ce1">
            <text:p>-75,3</text:p>
          </table:table-cell>
          <table:table-cell office:value-type="float" office:value="-235.2" table:style-name="ce1">
            <text:p>-235,2</text:p>
          </table:table-cell>
          <table:table-cell office:value-type="float" office:value="222.7" table:style-name="ce1">
            <text:p>222,7</text:p>
          </table:table-cell>
          <table:table-cell office:value-type="float" office:value="-81.099999999999994" table:style-name="ce1">
            <text:p>-81,1</text:p>
          </table:table-cell>
          <table:table-cell office:value-type="float" office:value="156.69999999999999" table:style-name="ce1">
            <text:p>156,7</text:p>
          </table:table-cell>
          <table:table-cell office:value-type="float" office:value="-902.2" table:style-name="ce1">
            <text:p>-902,2</text:p>
          </table:table-cell>
          <table:table-cell office:value-type="float" office:value="975.8" table:style-name="ce1">
            <text:p>975,8</text:p>
          </table:table-cell>
          <table:table-cell office:value-type="float" office:value="-61" table:style-name="ce1">
            <text:p>-61</text:p>
          </table:table-cell>
          <table:table-cell office:value-type="float" office:value="810.3" table:style-name="ce1">
            <text:p>810,3</text:p>
          </table:table-cell>
          <table:table-cell office:value-type="float" office:value="-758.9" table:style-name="ce1">
            <text:p>-758,9</text:p>
          </table:table-cell>
          <table:table-cell office:value-type="float" office:value="-149.4" table:style-name="ce1">
            <text:p>-149,4</text:p>
          </table:table-cell>
          <table:table-cell office:value-type="float" office:value="88.9" table:style-name="ce1">
            <text:p>88,9</text:p>
          </table:table-cell>
          <table:table-cell office:value-type="float" office:value="-927.1" table:style-name="ce1">
            <text:p>-927,1</text:p>
          </table:table-cell>
          <table:table-cell office:value-type="float" office:value="879.3" table:style-name="ce1">
            <text:p>879,3</text:p>
          </table:table-cell>
          <table:table-cell office:value-type="float" office:value="131.69999999999999" table:style-name="ce1">
            <text:p>131,7</text:p>
          </table:table-cell>
          <table:table-cell office:value-type="float" office:value="439.1" table:style-name="ce1">
            <text:p>439,1</text:p>
          </table:table-cell>
          <table:table-cell office:value-type="float" office:value="710.8" table:style-name="ce1">
            <text:p>710,8</text:p>
          </table:table-cell>
          <table:table-cell office:value-type="float" office:value="158.69999999999999" table:style-name="ce1">
            <text:p>158,7</text:p>
          </table:table-cell>
          <table:table-cell office:value-type="float" office:value="-670.3" table:style-name="ce1">
            <text:p>-670,3</text:p>
          </table:table-cell>
          <table:table-cell office:value-type="float" office:value="-263.10000000000002" table:style-name="ce1">
            <text:p>-263,1</text:p>
          </table:table-cell>
          <table:table-cell table:number-columns-repeated="16344"/>
        </table:table-row>
        <table:table-row table:style-name="ro1">
          <table:table-cell office:value-type="float" office:value="303.5" table:style-name="ce1">
            <text:p>303,5</text:p>
          </table:table-cell>
          <table:table-cell office:value-type="float" office:value="302" table:style-name="ce1">
            <text:p>302</text:p>
          </table:table-cell>
          <table:table-cell office:value-type="float" office:value="-940.2" table:style-name="ce1">
            <text:p>-940,2</text:p>
          </table:table-cell>
          <table:table-cell office:value-type="float" office:value="413.8" table:style-name="ce1">
            <text:p>413,8</text:p>
          </table:table-cell>
          <table:table-cell office:value-type="float" office:value="-158.9" table:style-name="ce1">
            <text:p>-158,9</text:p>
          </table:table-cell>
          <table:table-cell office:value-type="float" office:value="-64.3" table:style-name="ce1">
            <text:p>-64,3</text:p>
          </table:table-cell>
          <table:table-cell office:value-type="float" office:value="847" table:style-name="ce1">
            <text:p>847</text:p>
          </table:table-cell>
          <table:table-cell office:value-type="float" office:value="158.6" table:style-name="ce1">
            <text:p>158,6</text:p>
          </table:table-cell>
          <table:table-cell office:value-type="float" office:value="211.1" table:style-name="ce1">
            <text:p>211,1</text:p>
          </table:table-cell>
          <table:table-cell office:value-type="float" office:value="216.2" table:style-name="ce1">
            <text:p>216,2</text:p>
          </table:table-cell>
          <table:table-cell office:value-type="float" office:value="-237.8" table:style-name="ce1">
            <text:p>-237,8</text:p>
          </table:table-cell>
          <table:table-cell office:value-type="float" office:value="-24.4" table:style-name="ce1">
            <text:p>-24,4</text:p>
          </table:table-cell>
          <table:table-cell office:value-type="float" office:value="347.7" table:style-name="ce1">
            <text:p>347,7</text:p>
          </table:table-cell>
          <table:table-cell office:value-type="float" office:value="-649.6" table:style-name="ce1">
            <text:p>-649,6</text:p>
          </table:table-cell>
          <table:table-cell office:value-type="float" office:value="836.6" table:style-name="ce1">
            <text:p>836,6</text:p>
          </table:table-cell>
          <table:table-cell office:value-type="float" office:value="16.8" table:style-name="ce1">
            <text:p>16,8</text:p>
          </table:table-cell>
          <table:table-cell office:value-type="float" office:value="-119.2" table:style-name="ce1">
            <text:p>-119,2</text:p>
          </table:table-cell>
          <table:table-cell office:value-type="float" office:value="490.3" table:style-name="ce1">
            <text:p>490,3</text:p>
          </table:table-cell>
          <table:table-cell office:value-type="float" office:value="406" table:style-name="ce1">
            <text:p>406</text:p>
          </table:table-cell>
          <table:table-cell office:value-type="float" office:value="-19.600000000000001" table:style-name="ce1">
            <text:p>-19,6</text:p>
          </table:table-cell>
          <table:table-cell office:value-type="float" office:value="-521.4" table:style-name="ce1">
            <text:p>-521,4</text:p>
          </table:table-cell>
          <table:table-cell office:value-type="float" office:value="170.6" table:style-name="ce1">
            <text:p>170,6</text:p>
          </table:table-cell>
          <table:table-cell office:value-type="float" office:value="-382.8" table:style-name="ce1">
            <text:p>-382,8</text:p>
          </table:table-cell>
          <table:table-cell office:value-type="float" office:value="-859.9" table:style-name="ce1">
            <text:p>-859,9</text:p>
          </table:table-cell>
          <table:table-cell office:value-type="float" office:value="196.1" table:style-name="ce1">
            <text:p>196,1</text:p>
          </table:table-cell>
          <table:table-cell office:value-type="float" office:value="572.6" table:style-name="ce1">
            <text:p>572,6</text:p>
          </table:table-cell>
          <table:table-cell office:value-type="float" office:value="-424.5" table:style-name="ce1">
            <text:p>-424,5</text:p>
          </table:table-cell>
          <table:table-cell office:value-type="float" office:value="-646.6" table:style-name="ce1">
            <text:p>-646,6</text:p>
          </table:table-cell>
          <table:table-cell office:value-type="float" office:value="965.6" table:style-name="ce1">
            <text:p>965,6</text:p>
          </table:table-cell>
          <table:table-cell office:value-type="float" office:value="631.5" table:style-name="ce1">
            <text:p>631,5</text:p>
          </table:table-cell>
          <table:table-cell office:value-type="float" office:value="774.5" table:style-name="ce1">
            <text:p>774,5</text:p>
          </table:table-cell>
          <table:table-cell office:value-type="float" office:value="-395.8" table:style-name="ce1">
            <text:p>-395,8</text:p>
          </table:table-cell>
          <table:table-cell office:value-type="float" office:value="172.1" table:style-name="ce1">
            <text:p>172,1</text:p>
          </table:table-cell>
          <table:table-cell office:value-type="float" office:value="-432.1" table:style-name="ce1">
            <text:p>-432,1</text:p>
          </table:table-cell>
          <table:table-cell office:value-type="float" office:value="-11" table:style-name="ce1">
            <text:p>-11</text:p>
          </table:table-cell>
          <table:table-cell office:value-type="float" office:value="652.4" table:style-name="ce1">
            <text:p>652,4</text:p>
          </table:table-cell>
          <table:table-cell office:value-type="float" office:value="-189.9" table:style-name="ce1">
            <text:p>-189,9</text:p>
          </table:table-cell>
          <table:table-cell office:value-type="float" office:value="123" table:style-name="ce1">
            <text:p>123</text:p>
          </table:table-cell>
          <table:table-cell office:value-type="float" office:value="-950.8" table:style-name="ce1">
            <text:p>-950,8</text:p>
          </table:table-cell>
          <table:table-cell office:value-type="float" office:value="278.2" table:style-name="ce1">
            <text:p>278,2</text:p>
          </table:table-cell>
          <table:table-cell table:number-columns-repeated="16344"/>
        </table:table-row>
        <table:table-row table:style-name="ro1">
          <table:table-cell office:value-type="float" office:value="-858.1" table:style-name="ce1">
            <text:p>-858,1</text:p>
          </table:table-cell>
          <table:table-cell office:value-type="float" office:value="103.4" table:style-name="ce1">
            <text:p>103,4</text:p>
          </table:table-cell>
          <table:table-cell office:value-type="float" office:value="-651.6" table:style-name="ce1">
            <text:p>-651,6</text:p>
          </table:table-cell>
          <table:table-cell office:value-type="float" office:value="408.4" table:style-name="ce1">
            <text:p>408,4</text:p>
          </table:table-cell>
          <table:table-cell office:value-type="float" office:value="763.2" table:style-name="ce1">
            <text:p>763,2</text:p>
          </table:table-cell>
          <table:table-cell office:value-type="float" office:value="-2.1" table:style-name="ce1">
            <text:p>-2,1</text:p>
          </table:table-cell>
          <table:table-cell office:value-type="float" office:value="-191.7" table:style-name="ce1">
            <text:p>-191,7</text:p>
          </table:table-cell>
          <table:table-cell office:value-type="float" office:value="992.1" table:style-name="ce1">
            <text:p>992,1</text:p>
          </table:table-cell>
          <table:table-cell office:value-type="float" office:value="716.2" table:style-name="ce1">
            <text:p>716,2</text:p>
          </table:table-cell>
          <table:table-cell office:value-type="float" office:value="910.1" table:style-name="ce1">
            <text:p>910,1</text:p>
          </table:table-cell>
          <table:table-cell office:value-type="float" office:value="513.6" table:style-name="ce1">
            <text:p>513,6</text:p>
          </table:table-cell>
          <table:table-cell office:value-type="float" office:value="-38.5" table:style-name="ce1">
            <text:p>-38,5</text:p>
          </table:table-cell>
          <table:table-cell office:value-type="float" office:value="25" table:style-name="ce1">
            <text:p>25</text:p>
          </table:table-cell>
          <table:table-cell office:value-type="float" office:value="751.8" table:style-name="ce1">
            <text:p>751,8</text:p>
          </table:table-cell>
          <table:table-cell office:value-type="float" office:value="728.5" table:style-name="ce1">
            <text:p>728,5</text:p>
          </table:table-cell>
          <table:table-cell office:value-type="float" office:value="-331.2" table:style-name="ce1">
            <text:p>-331,2</text:p>
          </table:table-cell>
          <table:table-cell office:value-type="float" office:value="759.1" table:style-name="ce1">
            <text:p>759,1</text:p>
          </table:table-cell>
          <table:table-cell office:value-type="float" office:value="174" table:style-name="ce1">
            <text:p>174</text:p>
          </table:table-cell>
          <table:table-cell office:value-type="float" office:value="-636.79999999999995" table:style-name="ce1">
            <text:p>-636,8</text:p>
          </table:table-cell>
          <table:table-cell office:value-type="float" office:value="650.29999999999995" table:style-name="ce1">
            <text:p>650,3</text:p>
          </table:table-cell>
          <table:table-cell office:value-type="float" office:value="330.9" table:style-name="ce1">
            <text:p>330,9</text:p>
          </table:table-cell>
          <table:table-cell office:value-type="float" office:value="933.9" table:style-name="ce1">
            <text:p>933,9</text:p>
          </table:table-cell>
          <table:table-cell office:value-type="float" office:value="595" table:style-name="ce1">
            <text:p>595</text:p>
          </table:table-cell>
          <table:table-cell office:value-type="float" office:value="913.3" table:style-name="ce1">
            <text:p>913,3</text:p>
          </table:table-cell>
          <table:table-cell office:value-type="float" office:value="973.4" table:style-name="ce1">
            <text:p>973,4</text:p>
          </table:table-cell>
          <table:table-cell office:value-type="float" office:value="428.5" table:style-name="ce1">
            <text:p>428,5</text:p>
          </table:table-cell>
          <table:table-cell office:value-type="float" office:value="39.6" table:style-name="ce1">
            <text:p>39,6</text:p>
          </table:table-cell>
          <table:table-cell office:value-type="float" office:value="79" table:style-name="ce1">
            <text:p>79</text:p>
          </table:table-cell>
          <table:table-cell office:value-type="float" office:value="-808.9" table:style-name="ce1">
            <text:p>-808,9</text:p>
          </table:table-cell>
          <table:table-cell office:value-type="float" office:value="-148.30000000000001" table:style-name="ce1">
            <text:p>-148,3</text:p>
          </table:table-cell>
          <table:table-cell office:value-type="float" office:value="404.3" table:style-name="ce1">
            <text:p>404,3</text:p>
          </table:table-cell>
          <table:table-cell office:value-type="float" office:value="-417.3" table:style-name="ce1">
            <text:p>-417,3</text:p>
          </table:table-cell>
          <table:table-cell office:value-type="float" office:value="685.6" table:style-name="ce1">
            <text:p>685,6</text:p>
          </table:table-cell>
          <table:table-cell office:value-type="float" office:value="-905.2" table:style-name="ce1">
            <text:p>-905,2</text:p>
          </table:table-cell>
          <table:table-cell office:value-type="float" office:value="625.1" table:style-name="ce1">
            <text:p>625,1</text:p>
          </table:table-cell>
          <table:table-cell office:value-type="float" office:value="-940.6" table:style-name="ce1">
            <text:p>-940,6</text:p>
          </table:table-cell>
          <table:table-cell office:value-type="float" office:value="-788.6" table:style-name="ce1">
            <text:p>-788,6</text:p>
          </table:table-cell>
          <table:table-cell office:value-type="float" office:value="349.9" table:style-name="ce1">
            <text:p>349,9</text:p>
          </table:table-cell>
          <table:table-cell office:value-type="float" office:value="582.79999999999995" table:style-name="ce1">
            <text:p>582,8</text:p>
          </table:table-cell>
          <table:table-cell office:value-type="float" office:value="-938.7" table:style-name="ce1">
            <text:p>-938,7</text:p>
          </table:table-cell>
          <table:table-cell table:number-columns-repeated="16344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-260" table:style-name="ce1">
            <text:p>-260</text:p>
          </table:table-cell>
          <table:table-cell office:value-type="float" office:value="-910.3" table:style-name="ce1">
            <text:p>-910,3</text:p>
          </table:table-cell>
          <table:table-cell office:value-type="float" office:value="-640.5" table:style-name="ce1">
            <text:p>-640,5</text:p>
          </table:table-cell>
          <table:table-cell office:value-type="float" office:value="711.8" table:style-name="ce1">
            <text:p>711,8</text:p>
          </table:table-cell>
          <table:table-cell office:value-type="float" office:value="55.7" table:style-name="ce1">
            <text:p>55,7</text:p>
          </table:table-cell>
          <table:table-cell office:value-type="float" office:value="-592.20000000000005" table:style-name="ce1">
            <text:p>-592,2</text:p>
          </table:table-cell>
          <table:table-cell office:value-type="float" office:value="645.79999999999995" table:style-name="ce1">
            <text:p>645,8</text:p>
          </table:table-cell>
          <table:table-cell office:value-type="float" office:value="843" table:style-name="ce1">
            <text:p>843</text:p>
          </table:table-cell>
          <table:table-cell office:value-type="float" office:value="-417.8" table:style-name="ce1">
            <text:p>-417,8</text:p>
          </table:table-cell>
          <table:table-cell office:value-type="float" office:value="-748.6" table:style-name="ce1">
            <text:p>-748,6</text:p>
          </table:table-cell>
          <table:table-cell office:value-type="float" office:value="-826.1" table:style-name="ce1">
            <text:p>-826,1</text:p>
          </table:table-cell>
          <table:table-cell office:value-type="float" office:value="31.4" table:style-name="ce1">
            <text:p>31,4</text:p>
          </table:table-cell>
          <table:table-cell office:value-type="float" office:value="814.8" table:style-name="ce1">
            <text:p>814,8</text:p>
          </table:table-cell>
          <table:table-cell office:value-type="float" office:value="477.9" table:style-name="ce1">
            <text:p>477,9</text:p>
          </table:table-cell>
          <table:table-cell office:value-type="float" office:value="291.2" table:style-name="ce1">
            <text:p>291,2</text:p>
          </table:table-cell>
          <table:table-cell office:value-type="float" office:value="-607.70000000000005" table:style-name="ce1">
            <text:p>-607,7</text:p>
          </table:table-cell>
          <table:table-cell office:value-type="float" office:value="547.79999999999995" table:style-name="ce1">
            <text:p>547,8</text:p>
          </table:table-cell>
          <table:table-cell office:value-type="float" office:value="301.3" table:style-name="ce1">
            <text:p>301,3</text:p>
          </table:table-cell>
          <table:table-cell office:value-type="float" office:value="716.5" table:style-name="ce1">
            <text:p>716,5</text:p>
          </table:table-cell>
          <table:table-cell office:value-type="float" office:value="-124.3" table:style-name="ce1">
            <text:p>-124,3</text:p>
          </table:table-cell>
          <table:table-cell office:value-type="float" office:value="368.6" table:style-name="ce1">
            <text:p>368,6</text:p>
          </table:table-cell>
          <table:table-cell office:value-type="float" office:value="172.9" table:style-name="ce1">
            <text:p>172,9</text:p>
          </table:table-cell>
          <table:table-cell office:value-type="float" office:value="801.7" table:style-name="ce1">
            <text:p>801,7</text:p>
          </table:table-cell>
          <table:table-cell office:value-type="float" office:value="920.5" table:style-name="ce1">
            <text:p>920,5</text:p>
          </table:table-cell>
          <table:table-cell office:value-type="float" office:value="-475.4" table:style-name="ce1">
            <text:p>-475,4</text:p>
          </table:table-cell>
          <table:table-cell office:value-type="float" office:value="-297.7" table:style-name="ce1">
            <text:p>-297,7</text:p>
          </table:table-cell>
          <table:table-cell office:value-type="float" office:value="-278.10000000000002" table:style-name="ce1">
            <text:p>-278,1</text:p>
          </table:table-cell>
          <table:table-cell office:value-type="float" office:value="-225.4" table:style-name="ce1">
            <text:p>-225,4</text:p>
          </table:table-cell>
          <table:table-cell office:value-type="float" office:value="630.79999999999995" table:style-name="ce1">
            <text:p>630,8</text:p>
          </table:table-cell>
          <table:table-cell office:value-type="float" office:value="-948.3" table:style-name="ce1">
            <text:p>-948,3</text:p>
          </table:table-cell>
          <table:table-cell office:value-type="float" office:value="-815" table:style-name="ce1">
            <text:p>-815</text:p>
          </table:table-cell>
          <table:table-cell office:value-type="float" office:value="-105" table:style-name="ce1">
            <text:p>-105</text:p>
          </table:table-cell>
          <table:table-cell office:value-type="float" office:value="-235.4" table:style-name="ce1">
            <text:p>-235,4</text:p>
          </table:table-cell>
          <table:table-cell office:value-type="float" office:value="-116.7" table:style-name="ce1">
            <text:p>-116,7</text:p>
          </table:table-cell>
          <table:table-cell office:value-type="float" office:value="-901.2" table:style-name="ce1">
            <text:p>-901,2</text:p>
          </table:table-cell>
          <table:table-cell office:value-type="float" office:value="340.9" table:style-name="ce1">
            <text:p>340,9</text:p>
          </table:table-cell>
          <table:table-cell office:value-type="float" office:value="916" table:style-name="ce1">
            <text:p>916</text:p>
          </table:table-cell>
          <table:table-cell office:value-type="float" office:value="373.3" table:style-name="ce1">
            <text:p>373,3</text:p>
          </table:table-cell>
          <table:table-cell office:value-type="float" office:value="-771.8" table:style-name="ce1">
            <text:p>-771,8</text:p>
          </table:table-cell>
          <table:table-cell table:number-columns-repeated="16344"/>
        </table:table-row>
        <table:table-row table:style-name="ro1">
          <table:table-cell office:value-type="float" office:value="-419.6" table:style-name="ce1">
            <text:p>-419,6</text:p>
          </table:table-cell>
          <table:table-cell office:value-type="float" office:value="927.7" table:style-name="ce1">
            <text:p>927,7</text:p>
          </table:table-cell>
          <table:table-cell office:value-type="float" office:value="-166.2" table:style-name="ce1">
            <text:p>-166,2</text:p>
          </table:table-cell>
          <table:table-cell office:value-type="float" office:value="-273.10000000000002" table:style-name="ce1">
            <text:p>-273,1</text:p>
          </table:table-cell>
          <table:table-cell office:value-type="float" office:value="-24.4" table:style-name="ce1">
            <text:p>-24,4</text:p>
          </table:table-cell>
          <table:table-cell office:value-type="float" office:value="282.2" table:style-name="ce1">
            <text:p>282,2</text:p>
          </table:table-cell>
          <table:table-cell office:value-type="float" office:value="-569.4" table:style-name="ce1">
            <text:p>-569,4</text:p>
          </table:table-cell>
          <table:table-cell office:value-type="float" office:value="876.5" table:style-name="ce1">
            <text:p>876,5</text:p>
          </table:table-cell>
          <table:table-cell office:value-type="float" office:value="48.5" table:style-name="ce1">
            <text:p>48,5</text:p>
          </table:table-cell>
          <table:table-cell office:value-type="float" office:value="-476.1" table:style-name="ce1">
            <text:p>-476,1</text:p>
          </table:table-cell>
          <table:table-cell office:value-type="float" office:value="6.6" table:style-name="ce1">
            <text:p>6,6</text:p>
          </table:table-cell>
          <table:table-cell office:value-type="float" office:value="-300.7" table:style-name="ce1">
            <text:p>-300,7</text:p>
          </table:table-cell>
          <table:table-cell office:value-type="float" office:value="889.9" table:style-name="ce1">
            <text:p>889,9</text:p>
          </table:table-cell>
          <table:table-cell office:value-type="float" office:value="-867.7" table:style-name="ce1">
            <text:p>-867,7</text:p>
          </table:table-cell>
          <table:table-cell office:value-type="float" office:value="393.3" table:style-name="ce1">
            <text:p>393,3</text:p>
          </table:table-cell>
          <table:table-cell office:value-type="float" office:value="-164.7" table:style-name="ce1">
            <text:p>-164,7</text:p>
          </table:table-cell>
          <table:table-cell office:value-type="float" office:value="-32.6" table:style-name="ce1">
            <text:p>-32,6</text:p>
          </table:table-cell>
          <table:table-cell office:value-type="float" office:value="-201.8" table:style-name="ce1">
            <text:p>-201,8</text:p>
          </table:table-cell>
          <table:table-cell office:value-type="float" office:value="-55" table:style-name="ce1">
            <text:p>-55</text:p>
          </table:table-cell>
          <table:table-cell office:value-type="float" office:value="-512.79999999999995" table:style-name="ce1">
            <text:p>-512,8</text:p>
          </table:table-cell>
          <table:table-cell office:value-type="float" office:value="-499.9" table:style-name="ce1">
            <text:p>-499,9</text:p>
          </table:table-cell>
          <table:table-cell office:value-type="float" office:value="891" table:style-name="ce1">
            <text:p>891</text:p>
          </table:table-cell>
          <table:table-cell office:value-type="float" office:value="832.3" table:style-name="ce1">
            <text:p>832,3</text:p>
          </table:table-cell>
          <table:table-cell office:value-type="float" office:value="-661.1" table:style-name="ce1">
            <text:p>-661,1</text:p>
          </table:table-cell>
          <table:table-cell office:value-type="float" office:value="826.5" table:style-name="ce1">
            <text:p>826,5</text:p>
          </table:table-cell>
          <table:table-cell office:value-type="float" office:value="208.7" table:style-name="ce1">
            <text:p>208,7</text:p>
          </table:table-cell>
          <table:table-cell office:value-type="float" office:value="-945.4" table:style-name="ce1">
            <text:p>-945,4</text:p>
          </table:table-cell>
          <table:table-cell office:value-type="float" office:value="272.5" table:style-name="ce1">
            <text:p>272,5</text:p>
          </table:table-cell>
          <table:table-cell office:value-type="float" office:value="-493.8" table:style-name="ce1">
            <text:p>-493,8</text:p>
          </table:table-cell>
          <table:table-cell office:value-type="float" office:value="830.4" table:style-name="ce1">
            <text:p>830,4</text:p>
          </table:table-cell>
          <table:table-cell office:value-type="float" office:value="-807.3" table:style-name="ce1">
            <text:p>-807,3</text:p>
          </table:table-cell>
          <table:table-cell office:value-type="float" office:value="549.9" table:style-name="ce1">
            <text:p>549,9</text:p>
          </table:table-cell>
          <table:table-cell office:value-type="float" office:value="209.8" table:style-name="ce1">
            <text:p>209,8</text:p>
          </table:table-cell>
          <table:table-cell office:value-type="float" office:value="-92.9" table:style-name="ce1">
            <text:p>-92,9</text:p>
          </table:table-cell>
          <table:table-cell office:value-type="float" office:value="308.3" table:style-name="ce1">
            <text:p>308,3</text:p>
          </table:table-cell>
          <table:table-cell office:value-type="float" office:value="555" table:style-name="ce1">
            <text:p>555</text:p>
          </table:table-cell>
          <table:table-cell office:value-type="float" office:value="214.5" table:style-name="ce1">
            <text:p>214,5</text:p>
          </table:table-cell>
          <table:table-cell office:value-type="float" office:value="-785.5" table:style-name="ce1">
            <text:p>-785,5</text:p>
          </table:table-cell>
          <table:table-cell office:value-type="float" office:value="173.3" table:style-name="ce1">
            <text:p>173,3</text:p>
          </table:table-cell>
          <table:table-cell office:value-type="float" office:value="-511.7" table:style-name="ce1">
            <text:p>-511,7</text:p>
          </table:table-cell>
          <table:table-cell table:number-columns-repeated="16344"/>
        </table:table-row>
        <table:table-row table:style-name="ro1">
          <table:table-cell office:value-type="float" office:value="866.7" table:style-name="ce1">
            <text:p>866,7</text:p>
          </table:table-cell>
          <table:table-cell office:value-type="float" office:value="850.2" table:style-name="ce1">
            <text:p>850,2</text:p>
          </table:table-cell>
          <table:table-cell office:value-type="float" office:value="828.6" table:style-name="ce1">
            <text:p>828,6</text:p>
          </table:table-cell>
          <table:table-cell office:value-type="float" office:value="735.4" table:style-name="ce1">
            <text:p>735,4</text:p>
          </table:table-cell>
          <table:table-cell office:value-type="float" office:value="-530.70000000000005" table:style-name="ce1">
            <text:p>-530,7</text:p>
          </table:table-cell>
          <table:table-cell office:value-type="float" office:value="582.5" table:style-name="ce1">
            <text:p>582,5</text:p>
          </table:table-cell>
          <table:table-cell office:value-type="float" office:value="587.20000000000005" table:style-name="ce1">
            <text:p>587,2</text:p>
          </table:table-cell>
          <table:table-cell office:value-type="float" office:value="-715.6" table:style-name="ce1">
            <text:p>-715,6</text:p>
          </table:table-cell>
          <table:table-cell office:value-type="float" office:value="844.6" table:style-name="ce1">
            <text:p>844,6</text:p>
          </table:table-cell>
          <table:table-cell office:value-type="float" office:value="-3.2" table:style-name="ce1">
            <text:p>-3,2</text:p>
          </table:table-cell>
          <table:table-cell office:value-type="float" office:value="-715" table:style-name="ce1">
            <text:p>-715</text:p>
          </table:table-cell>
          <table:table-cell office:value-type="float" office:value="-568.1" table:style-name="ce1">
            <text:p>-568,1</text:p>
          </table:table-cell>
          <table:table-cell office:value-type="float" office:value="-670" table:style-name="ce1">
            <text:p>-670</text:p>
          </table:table-cell>
          <table:table-cell office:value-type="float" office:value="716.3" table:style-name="ce1">
            <text:p>716,3</text:p>
          </table:table-cell>
          <table:table-cell office:value-type="float" office:value="-319.39999999999998" table:style-name="ce1">
            <text:p>-319,4</text:p>
          </table:table-cell>
          <table:table-cell office:value-type="float" office:value="387.3" table:style-name="ce1">
            <text:p>387,3</text:p>
          </table:table-cell>
          <table:table-cell office:value-type="float" office:value="-357.3" table:style-name="ce1">
            <text:p>-357,3</text:p>
          </table:table-cell>
          <table:table-cell office:value-type="float" office:value="-951.1" table:style-name="ce1">
            <text:p>-951,1</text:p>
          </table:table-cell>
          <table:table-cell office:value-type="float" office:value="-395.5" table:style-name="ce1">
            <text:p>-395,5</text:p>
          </table:table-cell>
          <table:table-cell office:value-type="float" office:value="454.1" table:style-name="ce1">
            <text:p>454,1</text:p>
          </table:table-cell>
          <table:table-cell office:value-type="float" office:value="-219.1" table:style-name="ce1">
            <text:p>-219,1</text:p>
          </table:table-cell>
          <table:table-cell office:value-type="float" office:value="987.6" table:style-name="ce1">
            <text:p>987,6</text:p>
          </table:table-cell>
          <table:table-cell office:value-type="float" office:value="229.9" table:style-name="ce1">
            <text:p>229,9</text:p>
          </table:table-cell>
          <table:table-cell office:value-type="float" office:value="769" table:style-name="ce1">
            <text:p>769</text:p>
          </table:table-cell>
          <table:table-cell office:value-type="float" office:value="-694.7" table:style-name="ce1">
            <text:p>-694,7</text:p>
          </table:table-cell>
          <table:table-cell office:value-type="float" office:value="936.9" table:style-name="ce1">
            <text:p>936,9</text:p>
          </table:table-cell>
          <table:table-cell office:value-type="float" office:value="-291" table:style-name="ce1">
            <text:p>-291</text:p>
          </table:table-cell>
          <table:table-cell office:value-type="float" office:value="-346" table:style-name="ce1">
            <text:p>-346</text:p>
          </table:table-cell>
          <table:table-cell office:value-type="float" office:value="-943.4" table:style-name="ce1">
            <text:p>-943,4</text:p>
          </table:table-cell>
          <table:table-cell office:value-type="float" office:value="-988.2" table:style-name="ce1">
            <text:p>-988,2</text:p>
          </table:table-cell>
          <table:table-cell office:value-type="float" office:value="-668.8" table:style-name="ce1">
            <text:p>-668,8</text:p>
          </table:table-cell>
          <table:table-cell office:value-type="float" office:value="980.9" table:style-name="ce1">
            <text:p>980,9</text:p>
          </table:table-cell>
          <table:table-cell office:value-type="float" office:value="577.5" table:style-name="ce1">
            <text:p>577,5</text:p>
          </table:table-cell>
          <table:table-cell office:value-type="float" office:value="92.6" table:style-name="ce1">
            <text:p>92,6</text:p>
          </table:table-cell>
          <table:table-cell office:value-type="float" office:value="-85.7" table:style-name="ce1">
            <text:p>-85,7</text:p>
          </table:table-cell>
          <table:table-cell office:value-type="float" office:value="-658" table:style-name="ce1">
            <text:p>-658</text:p>
          </table:table-cell>
          <table:table-cell office:value-type="float" office:value="-528.4" table:style-name="ce1">
            <text:p>-528,4</text:p>
          </table:table-cell>
          <table:table-cell office:value-type="float" office:value="-644.79999999999995" table:style-name="ce1">
            <text:p>-644,8</text:p>
          </table:table-cell>
          <table:table-cell office:value-type="float" office:value="470.3" table:style-name="ce1">
            <text:p>470,3</text:p>
          </table:table-cell>
          <table:table-cell office:value-type="float" office:value="805.5" table:style-name="ce1">
            <text:p>805,5</text:p>
          </table:table-cell>
          <table:table-cell table:number-columns-repeated="16344"/>
        </table:table-row>
        <table:table-row table:style-name="ro1">
          <table:table-cell office:value-type="float" office:value="365.5" table:style-name="ce1">
            <text:p>365,5</text:p>
          </table:table-cell>
          <table:table-cell office:value-type="float" office:value="570.79999999999995" table:style-name="ce1">
            <text:p>570,8</text:p>
          </table:table-cell>
          <table:table-cell office:value-type="float" office:value="-204.1" table:style-name="ce1">
            <text:p>-204,1</text:p>
          </table:table-cell>
          <table:table-cell office:value-type="float" office:value="-128.5" table:style-name="ce1">
            <text:p>-128,5</text:p>
          </table:table-cell>
          <table:table-cell office:value-type="float" office:value="-39.200000000000003" table:style-name="ce1">
            <text:p>-39,2</text:p>
          </table:table-cell>
          <table:table-cell office:value-type="float" office:value="-705.3" table:style-name="ce1">
            <text:p>-705,3</text:p>
          </table:table-cell>
          <table:table-cell office:value-type="float" office:value="95.5" table:style-name="ce1">
            <text:p>95,5</text:p>
          </table:table-cell>
          <table:table-cell office:value-type="float" office:value="-819.1" table:style-name="ce1">
            <text:p>-819,1</text:p>
          </table:table-cell>
          <table:table-cell office:value-type="float" office:value="950" table:style-name="ce1">
            <text:p>950</text:p>
          </table:table-cell>
          <table:table-cell office:value-type="float" office:value="414.9" table:style-name="ce1">
            <text:p>414,9</text:p>
          </table:table-cell>
          <table:table-cell office:value-type="float" office:value="988" table:style-name="ce1">
            <text:p>988</text:p>
          </table:table-cell>
          <table:table-cell office:value-type="float" office:value="689.6" table:style-name="ce1">
            <text:p>689,6</text:p>
          </table:table-cell>
          <table:table-cell office:value-type="float" office:value="228.4" table:style-name="ce1">
            <text:p>228,4</text:p>
          </table:table-cell>
          <table:table-cell office:value-type="float" office:value="-102.9" table:style-name="ce1">
            <text:p>-102,9</text:p>
          </table:table-cell>
          <table:table-cell office:value-type="float" office:value="291.10000000000002" table:style-name="ce1">
            <text:p>291,1</text:p>
          </table:table-cell>
          <table:table-cell office:value-type="float" office:value="-404.6" table:style-name="ce1">
            <text:p>-404,6</text:p>
          </table:table-cell>
          <table:table-cell office:value-type="float" office:value="917.9" table:style-name="ce1">
            <text:p>917,9</text:p>
          </table:table-cell>
          <table:table-cell office:value-type="float" office:value="-263.89999999999998" table:style-name="ce1">
            <text:p>-263,9</text:p>
          </table:table-cell>
          <table:table-cell office:value-type="float" office:value="695.3" table:style-name="ce1">
            <text:p>695,3</text:p>
          </table:table-cell>
          <table:table-cell office:value-type="float" office:value="-125" table:style-name="ce1">
            <text:p>-125</text:p>
          </table:table-cell>
          <table:table-cell office:value-type="float" office:value="-176.1" table:style-name="ce1">
            <text:p>-176,1</text:p>
          </table:table-cell>
          <table:table-cell office:value-type="float" office:value="193.1" table:style-name="ce1">
            <text:p>193,1</text:p>
          </table:table-cell>
          <table:table-cell office:value-type="float" office:value="-228.5" table:style-name="ce1">
            <text:p>-228,5</text:p>
          </table:table-cell>
          <table:table-cell office:value-type="float" office:value="461.2" table:style-name="ce1">
            <text:p>461,2</text:p>
          </table:table-cell>
          <table:table-cell office:value-type="float" office:value="260.89999999999998" table:style-name="ce1">
            <text:p>260,9</text:p>
          </table:table-cell>
          <table:table-cell office:value-type="float" office:value="534.79999999999995" table:style-name="ce1">
            <text:p>534,8</text:p>
          </table:table-cell>
          <table:table-cell office:value-type="float" office:value="166.1" table:style-name="ce1">
            <text:p>166,1</text:p>
          </table:table-cell>
          <table:table-cell office:value-type="float" office:value="544.9" table:style-name="ce1">
            <text:p>544,9</text:p>
          </table:table-cell>
          <table:table-cell office:value-type="float" office:value="-284.7" table:style-name="ce1">
            <text:p>-284,7</text:p>
          </table:table-cell>
          <table:table-cell office:value-type="float" office:value="-59.7" table:style-name="ce1">
            <text:p>-59,7</text:p>
          </table:table-cell>
          <table:table-cell office:value-type="float" office:value="-875.6" table:style-name="ce1">
            <text:p>-875,6</text:p>
          </table:table-cell>
          <table:table-cell office:value-type="float" office:value="-562.5" table:style-name="ce1">
            <text:p>-562,5</text:p>
          </table:table-cell>
          <table:table-cell office:value-type="float" office:value="890.7" table:style-name="ce1">
            <text:p>890,7</text:p>
          </table:table-cell>
          <table:table-cell office:value-type="float" office:value="246.4" table:style-name="ce1">
            <text:p>246,4</text:p>
          </table:table-cell>
          <table:table-cell office:value-type="float" office:value="83.1" table:style-name="ce1">
            <text:p>83,1</text:p>
          </table:table-cell>
          <table:table-cell office:value-type="float" office:value="495.2" table:style-name="ce1">
            <text:p>495,2</text:p>
          </table:table-cell>
          <table:table-cell office:value-type="float" office:value="-164.6" table:style-name="ce1">
            <text:p>-164,6</text:p>
          </table:table-cell>
          <table:table-cell office:value-type="float" office:value="648.79999999999995" table:style-name="ce1">
            <text:p>648,8</text:p>
          </table:table-cell>
          <table:table-cell office:value-type="float" office:value="-837.5" table:style-name="ce1">
            <text:p>-837,5</text:p>
          </table:table-cell>
          <table:table-cell office:value-type="float" office:value="-118.4" table:style-name="ce1">
            <text:p>-118,4</text:p>
          </table:table-cell>
          <table:table-cell table:number-columns-repeated="16344"/>
        </table:table-row>
        <table:table-row table:style-name="ro1">
          <table:table-cell office:value-type="float" office:value="584.6" table:style-name="ce1">
            <text:p>584,6</text:p>
          </table:table-cell>
          <table:table-cell office:value-type="float" office:value="-641.9" table:style-name="ce1">
            <text:p>-641,9</text:p>
          </table:table-cell>
          <table:table-cell office:value-type="float" office:value="811.3" table:style-name="ce1">
            <text:p>811,3</text:p>
          </table:table-cell>
          <table:table-cell office:value-type="float" office:value="624.9" table:style-name="ce1">
            <text:p>624,9</text:p>
          </table:table-cell>
          <table:table-cell office:value-type="float" office:value="178.5" table:style-name="ce1">
            <text:p>178,5</text:p>
          </table:table-cell>
          <table:table-cell office:value-type="float" office:value="704.4" table:style-name="ce1">
            <text:p>704,4</text:p>
          </table:table-cell>
          <table:table-cell office:value-type="float" office:value="726.4" table:style-name="ce1">
            <text:p>726,4</text:p>
          </table:table-cell>
          <table:table-cell office:value-type="float" office:value="-277.89999999999998" table:style-name="ce1">
            <text:p>-277,9</text:p>
          </table:table-cell>
          <table:table-cell office:value-type="float" office:value="-801.9" table:style-name="ce1">
            <text:p>-801,9</text:p>
          </table:table-cell>
          <table:table-cell office:value-type="float" office:value="-409" table:style-name="ce1">
            <text:p>-409</text:p>
          </table:table-cell>
          <table:table-cell office:value-type="float" office:value="-402.4" table:style-name="ce1">
            <text:p>-402,4</text:p>
          </table:table-cell>
          <table:table-cell office:value-type="float" office:value="-843.2" table:style-name="ce1">
            <text:p>-843,2</text:p>
          </table:table-cell>
          <table:table-cell office:value-type="float" office:value="-124" table:style-name="ce1">
            <text:p>-124</text:p>
          </table:table-cell>
          <table:table-cell office:value-type="float" office:value="-304" table:style-name="ce1">
            <text:p>-304</text:p>
          </table:table-cell>
          <table:table-cell office:value-type="float" office:value="-849.9" table:style-name="ce1">
            <text:p>-849,9</text:p>
          </table:table-cell>
          <table:table-cell office:value-type="float" office:value="-446.1" table:style-name="ce1">
            <text:p>-446,1</text:p>
          </table:table-cell>
          <table:table-cell office:value-type="float" office:value="-183.6" table:style-name="ce1">
            <text:p>-183,6</text:p>
          </table:table-cell>
          <table:table-cell office:value-type="float" office:value="129.1" table:style-name="ce1">
            <text:p>129,1</text:p>
          </table:table-cell>
          <table:table-cell office:value-type="float" office:value="-298.60000000000002" table:style-name="ce1">
            <text:p>-298,6</text:p>
          </table:table-cell>
          <table:table-cell office:value-type="float" office:value="642.9" table:style-name="ce1">
            <text:p>642,9</text:p>
          </table:table-cell>
          <table:table-cell office:value-type="float" office:value="526.1" table:style-name="ce1">
            <text:p>526,1</text:p>
          </table:table-cell>
          <table:table-cell office:value-type="float" office:value="327.5" table:style-name="ce1">
            <text:p>327,5</text:p>
          </table:table-cell>
          <table:table-cell office:value-type="float" office:value="-387.4" table:style-name="ce1">
            <text:p>-387,4</text:p>
          </table:table-cell>
          <table:table-cell office:value-type="float" office:value="878.3" table:style-name="ce1">
            <text:p>878,3</text:p>
          </table:table-cell>
          <table:table-cell office:value-type="float" office:value="783.5" table:style-name="ce1">
            <text:p>783,5</text:p>
          </table:table-cell>
          <table:table-cell office:value-type="float" office:value="-712.8" table:style-name="ce1">
            <text:p>-712,8</text:p>
          </table:table-cell>
          <table:table-cell office:value-type="float" office:value="408.4" table:style-name="ce1">
            <text:p>408,4</text:p>
          </table:table-cell>
          <table:table-cell office:value-type="float" office:value="998.7" table:style-name="ce1">
            <text:p>998,7</text:p>
          </table:table-cell>
          <table:table-cell office:value-type="float" office:value="640.20000000000005" table:style-name="ce1">
            <text:p>640,2</text:p>
          </table:table-cell>
          <table:table-cell office:value-type="float" office:value="774.1" table:style-name="ce1">
            <text:p>774,1</text:p>
          </table:table-cell>
          <table:table-cell office:value-type="float" office:value="-167.4" table:style-name="ce1">
            <text:p>-167,4</text:p>
          </table:table-cell>
          <table:table-cell office:value-type="float" office:value="599" table:style-name="ce1">
            <text:p>599</text:p>
          </table:table-cell>
          <table:table-cell office:value-type="float" office:value="-569.20000000000005" table:style-name="ce1">
            <text:p>-569,2</text:p>
          </table:table-cell>
          <table:table-cell office:value-type="float" office:value="837.5" table:style-name="ce1">
            <text:p>837,5</text:p>
          </table:table-cell>
          <table:table-cell office:value-type="float" office:value="-136.30000000000001" table:style-name="ce1">
            <text:p>-136,3</text:p>
          </table:table-cell>
          <table:table-cell office:value-type="float" office:value="38.9" table:style-name="ce1">
            <text:p>38,9</text:p>
          </table:table-cell>
          <table:table-cell office:value-type="float" office:value="563.20000000000005" table:style-name="ce1">
            <text:p>563,2</text:p>
          </table:table-cell>
          <table:table-cell office:value-type="float" office:value="246" table:style-name="ce1">
            <text:p>246</text:p>
          </table:table-cell>
          <table:table-cell office:value-type="float" office:value="-437" table:style-name="ce1">
            <text:p>-437</text:p>
          </table:table-cell>
          <table:table-cell office:value-type="float" office:value="431.1" table:style-name="ce1">
            <text:p>431,1</text:p>
          </table:table-cell>
          <table:table-cell table:number-columns-repeated="16344"/>
        </table:table-row>
        <table:table-row table:style-name="ro1">
          <table:table-cell office:value-type="float" office:value="452.7" table:style-name="ce1">
            <text:p>452,7</text:p>
          </table:table-cell>
          <table:table-cell office:value-type="float" office:value="599" table:style-name="ce1">
            <text:p>599</text:p>
          </table:table-cell>
          <table:table-cell office:value-type="float" office:value="-890" table:style-name="ce1">
            <text:p>-890</text:p>
          </table:table-cell>
          <table:table-cell office:value-type="float" office:value="677.6" table:style-name="ce1">
            <text:p>677,6</text:p>
          </table:table-cell>
          <table:table-cell office:value-type="float" office:value="292.39999999999998" table:style-name="ce1">
            <text:p>292,4</text:p>
          </table:table-cell>
          <table:table-cell office:value-type="float" office:value="-104.1" table:style-name="ce1">
            <text:p>-104,1</text:p>
          </table:table-cell>
          <table:table-cell office:value-type="float" office:value="-779.3" table:style-name="ce1">
            <text:p>-779,3</text:p>
          </table:table-cell>
          <table:table-cell office:value-type="float" office:value="-577.1" table:style-name="ce1">
            <text:p>-577,1</text:p>
          </table:table-cell>
          <table:table-cell office:value-type="float" office:value="451.3" table:style-name="ce1">
            <text:p>451,3</text:p>
          </table:table-cell>
          <table:table-cell office:value-type="float" office:value="544.70000000000005" table:style-name="ce1">
            <text:p>544,7</text:p>
          </table:table-cell>
          <table:table-cell office:value-type="float" office:value="-533.79999999999995" table:style-name="ce1">
            <text:p>-533,8</text:p>
          </table:table-cell>
          <table:table-cell office:value-type="float" office:value="86.3" table:style-name="ce1">
            <text:p>86,3</text:p>
          </table:table-cell>
          <table:table-cell office:value-type="float" office:value="-249.7" table:style-name="ce1">
            <text:p>-249,7</text:p>
          </table:table-cell>
          <table:table-cell office:value-type="float" office:value="-173.9" table:style-name="ce1">
            <text:p>-173,9</text:p>
          </table:table-cell>
          <table:table-cell office:value-type="float" office:value="-366.6" table:style-name="ce1">
            <text:p>-366,6</text:p>
          </table:table-cell>
          <table:table-cell office:value-type="float" office:value="-634.20000000000005" table:style-name="ce1">
            <text:p>-634,2</text:p>
          </table:table-cell>
          <table:table-cell office:value-type="float" office:value="-368.9" table:style-name="ce1">
            <text:p>-368,9</text:p>
          </table:table-cell>
          <table:table-cell office:value-type="float" office:value="-934.9" table:style-name="ce1">
            <text:p>-934,9</text:p>
          </table:table-cell>
          <table:table-cell office:value-type="float" office:value="360.7" table:style-name="ce1">
            <text:p>360,7</text:p>
          </table:table-cell>
          <table:table-cell office:value-type="float" office:value="-466.7" table:style-name="ce1">
            <text:p>-466,7</text:p>
          </table:table-cell>
          <table:table-cell office:value-type="float" office:value="190.3" table:style-name="ce1">
            <text:p>190,3</text:p>
          </table:table-cell>
          <table:table-cell office:value-type="float" office:value="-34.700000000000003" table:style-name="ce1">
            <text:p>-34,7</text:p>
          </table:table-cell>
          <table:table-cell office:value-type="float" office:value="-697.4" table:style-name="ce1">
            <text:p>-697,4</text:p>
          </table:table-cell>
          <table:table-cell office:value-type="float" office:value="-281.60000000000002" table:style-name="ce1">
            <text:p>-281,6</text:p>
          </table:table-cell>
          <table:table-cell office:value-type="float" office:value="831" table:style-name="ce1">
            <text:p>831</text:p>
          </table:table-cell>
          <table:table-cell office:value-type="float" office:value="-938.8" table:style-name="ce1">
            <text:p>-938,8</text:p>
          </table:table-cell>
          <table:table-cell office:value-type="float" office:value="727.4" table:style-name="ce1">
            <text:p>727,4</text:p>
          </table:table-cell>
          <table:table-cell office:value-type="float" office:value="-334.7" table:style-name="ce1">
            <text:p>-334,7</text:p>
          </table:table-cell>
          <table:table-cell office:value-type="float" office:value="-508.3" table:style-name="ce1">
            <text:p>-508,3</text:p>
          </table:table-cell>
          <table:table-cell office:value-type="float" office:value="863" table:style-name="ce1">
            <text:p>863</text:p>
          </table:table-cell>
          <table:table-cell office:value-type="float" office:value="-196.6" table:style-name="ce1">
            <text:p>-196,6</text:p>
          </table:table-cell>
          <table:table-cell office:value-type="float" office:value="-903.8" table:style-name="ce1">
            <text:p>-903,8</text:p>
          </table:table-cell>
          <table:table-cell office:value-type="float" office:value="-174.4" table:style-name="ce1">
            <text:p>-174,4</text:p>
          </table:table-cell>
          <table:table-cell office:value-type="float" office:value="-432.7" table:style-name="ce1">
            <text:p>-432,7</text:p>
          </table:table-cell>
          <table:table-cell office:value-type="float" office:value="-299.8" table:style-name="ce1">
            <text:p>-299,8</text:p>
          </table:table-cell>
          <table:table-cell office:value-type="float" office:value="-251.6" table:style-name="ce1">
            <text:p>-251,6</text:p>
          </table:table-cell>
          <table:table-cell office:value-type="float" office:value="136.69999999999999" table:style-name="ce1">
            <text:p>136,7</text:p>
          </table:table-cell>
          <table:table-cell office:value-type="float" office:value="801.2" table:style-name="ce1">
            <text:p>801,2</text:p>
          </table:table-cell>
          <table:table-cell office:value-type="float" office:value="-57" table:style-name="ce1">
            <text:p>-57</text:p>
          </table:table-cell>
          <table:table-cell office:value-type="float" office:value="-919" table:style-name="ce1">
            <text:p>-919</text:p>
          </table:table-cell>
          <table:table-cell table:number-columns-repeated="16344"/>
        </table:table-row>
        <table:table-row table:style-name="ro1">
          <table:table-cell office:value-type="float" office:value="606.1" table:style-name="ce1">
            <text:p>606,1</text:p>
          </table:table-cell>
          <table:table-cell office:value-type="float" office:value="936.5" table:style-name="ce1">
            <text:p>936,5</text:p>
          </table:table-cell>
          <table:table-cell office:value-type="float" office:value="-970.1" table:style-name="ce1">
            <text:p>-970,1</text:p>
          </table:table-cell>
          <table:table-cell office:value-type="float" office:value="-270.7" table:style-name="ce1">
            <text:p>-270,7</text:p>
          </table:table-cell>
          <table:table-cell office:value-type="float" office:value="-317.7" table:style-name="ce1">
            <text:p>-317,7</text:p>
          </table:table-cell>
          <table:table-cell office:value-type="float" office:value="-267.89999999999998" table:style-name="ce1">
            <text:p>-267,9</text:p>
          </table:table-cell>
          <table:table-cell office:value-type="float" office:value="-323.5" table:style-name="ce1">
            <text:p>-323,5</text:p>
          </table:table-cell>
          <table:table-cell office:value-type="float" office:value="-584.20000000000005" table:style-name="ce1">
            <text:p>-584,2</text:p>
          </table:table-cell>
          <table:table-cell office:value-type="float" office:value="476.1" table:style-name="ce1">
            <text:p>476,1</text:p>
          </table:table-cell>
          <table:table-cell office:value-type="float" office:value="422.4" table:style-name="ce1">
            <text:p>422,4</text:p>
          </table:table-cell>
          <table:table-cell office:value-type="float" office:value="-73.2" table:style-name="ce1">
            <text:p>-73,2</text:p>
          </table:table-cell>
          <table:table-cell office:value-type="float" office:value="574.4" table:style-name="ce1">
            <text:p>574,4</text:p>
          </table:table-cell>
          <table:table-cell office:value-type="float" office:value="-478.4" table:style-name="ce1">
            <text:p>-478,4</text:p>
          </table:table-cell>
          <table:table-cell office:value-type="float" office:value="-344.2" table:style-name="ce1">
            <text:p>-344,2</text:p>
          </table:table-cell>
          <table:table-cell office:value-type="float" office:value="-915.2" table:style-name="ce1">
            <text:p>-915,2</text:p>
          </table:table-cell>
          <table:table-cell office:value-type="float" office:value="-732.9" table:style-name="ce1">
            <text:p>-732,9</text:p>
          </table:table-cell>
          <table:table-cell office:value-type="float" office:value="-255.7" table:style-name="ce1">
            <text:p>-255,7</text:p>
          </table:table-cell>
          <table:table-cell office:value-type="float" office:value="-768.9" table:style-name="ce1">
            <text:p>-768,9</text:p>
          </table:table-cell>
          <table:table-cell office:value-type="float" office:value="-504.8" table:style-name="ce1">
            <text:p>-504,8</text:p>
          </table:table-cell>
          <table:table-cell office:value-type="float" office:value="931.5" table:style-name="ce1">
            <text:p>931,5</text:p>
          </table:table-cell>
          <table:table-cell office:value-type="float" office:value="-920.7" table:style-name="ce1">
            <text:p>-920,7</text:p>
          </table:table-cell>
          <table:table-cell office:value-type="float" office:value="-709.3" table:style-name="ce1">
            <text:p>-709,3</text:p>
          </table:table-cell>
          <table:table-cell office:value-type="float" office:value="-839.8" table:style-name="ce1">
            <text:p>-839,8</text:p>
          </table:table-cell>
          <table:table-cell office:value-type="float" office:value="600.1" table:style-name="ce1">
            <text:p>600,1</text:p>
          </table:table-cell>
          <table:table-cell office:value-type="float" office:value="497.9" table:style-name="ce1">
            <text:p>497,9</text:p>
          </table:table-cell>
          <table:table-cell office:value-type="float" office:value="-158.30000000000001" table:style-name="ce1">
            <text:p>-158,3</text:p>
          </table:table-cell>
          <table:table-cell office:value-type="float" office:value="746.3" table:style-name="ce1">
            <text:p>746,3</text:p>
          </table:table-cell>
          <table:table-cell office:value-type="float" office:value="-999.8" table:style-name="ce1">
            <text:p>-999,8</text:p>
          </table:table-cell>
          <table:table-cell office:value-type="float" office:value="-179" table:style-name="ce1">
            <text:p>-179</text:p>
          </table:table-cell>
          <table:table-cell office:value-type="float" office:value="-831.1" table:style-name="ce1">
            <text:p>-831,1</text:p>
          </table:table-cell>
          <table:table-cell office:value-type="float" office:value="-416.1" table:style-name="ce1">
            <text:p>-416,1</text:p>
          </table:table-cell>
          <table:table-cell office:value-type="float" office:value="-212.3" table:style-name="ce1">
            <text:p>-212,3</text:p>
          </table:table-cell>
          <table:table-cell office:value-type="float" office:value="108.2" table:style-name="ce1">
            <text:p>108,2</text:p>
          </table:table-cell>
          <table:table-cell office:value-type="float" office:value="-884" table:style-name="ce1">
            <text:p>-884</text:p>
          </table:table-cell>
          <table:table-cell office:value-type="float" office:value="-528" table:style-name="ce1">
            <text:p>-528</text:p>
          </table:table-cell>
          <table:table-cell office:value-type="float" office:value="-888.6" table:style-name="ce1">
            <text:p>-888,6</text:p>
          </table:table-cell>
          <table:table-cell office:value-type="float" office:value="-577.79999999999995" table:style-name="ce1">
            <text:p>-577,8</text:p>
          </table:table-cell>
          <table:table-cell office:value-type="float" office:value="391.1" table:style-name="ce1">
            <text:p>391,1</text:p>
          </table:table-cell>
          <table:table-cell office:value-type="float" office:value="-870.9" table:style-name="ce1">
            <text:p>-870,9</text:p>
          </table:table-cell>
          <table:table-cell office:value-type="float" office:value="954.1" table:style-name="ce1">
            <text:p>954,1</text:p>
          </table:table-cell>
          <table:table-cell table:number-columns-repeated="16344"/>
        </table:table-row>
        <table:table-row table:style-name="ro1">
          <table:table-cell office:value-type="float" office:value="-628.4" table:style-name="ce1">
            <text:p>-628,4</text:p>
          </table:table-cell>
          <table:table-cell office:value-type="float" office:value="-526.5" table:style-name="ce1">
            <text:p>-526,5</text:p>
          </table:table-cell>
          <table:table-cell office:value-type="float" office:value="526.5" table:style-name="ce1">
            <text:p>526,5</text:p>
          </table:table-cell>
          <table:table-cell office:value-type="float" office:value="318.89999999999998" table:style-name="ce1">
            <text:p>318,9</text:p>
          </table:table-cell>
          <table:table-cell office:value-type="float" office:value="-629" table:style-name="ce1">
            <text:p>-629</text:p>
          </table:table-cell>
          <table:table-cell office:value-type="float" office:value="161.80000000000001" table:style-name="ce1">
            <text:p>161,8</text:p>
          </table:table-cell>
          <table:table-cell office:value-type="float" office:value="-375.6" table:style-name="ce1">
            <text:p>-375,6</text:p>
          </table:table-cell>
          <table:table-cell office:value-type="float" office:value="172.3" table:style-name="ce1">
            <text:p>172,3</text:p>
          </table:table-cell>
          <table:table-cell office:value-type="float" office:value="-749.3" table:style-name="ce1">
            <text:p>-749,3</text:p>
          </table:table-cell>
          <table:table-cell office:value-type="float" office:value="-641" table:style-name="ce1">
            <text:p>-641</text:p>
          </table:table-cell>
          <table:table-cell office:value-type="float" office:value="769.8" table:style-name="ce1">
            <text:p>769,8</text:p>
          </table:table-cell>
          <table:table-cell office:value-type="float" office:value="608.29999999999995" table:style-name="ce1">
            <text:p>608,3</text:p>
          </table:table-cell>
          <table:table-cell office:value-type="float" office:value="3.2" table:style-name="ce1">
            <text:p>3,2</text:p>
          </table:table-cell>
          <table:table-cell office:value-type="float" office:value="-933.4" table:style-name="ce1">
            <text:p>-933,4</text:p>
          </table:table-cell>
          <table:table-cell office:value-type="float" office:value="-205.4" table:style-name="ce1">
            <text:p>-205,4</text:p>
          </table:table-cell>
          <table:table-cell office:value-type="float" office:value="647.29999999999995" table:style-name="ce1">
            <text:p>647,3</text:p>
          </table:table-cell>
          <table:table-cell office:value-type="float" office:value="435.8" table:style-name="ce1">
            <text:p>435,8</text:p>
          </table:table-cell>
          <table:table-cell office:value-type="float" office:value="-450.5" table:style-name="ce1">
            <text:p>-450,5</text:p>
          </table:table-cell>
          <table:table-cell office:value-type="float" office:value="761.2" table:style-name="ce1">
            <text:p>761,2</text:p>
          </table:table-cell>
          <table:table-cell office:value-type="float" office:value="-702.9" table:style-name="ce1">
            <text:p>-702,9</text:p>
          </table:table-cell>
          <table:table-cell office:value-type="float" office:value="-707.8" table:style-name="ce1">
            <text:p>-707,8</text:p>
          </table:table-cell>
          <table:table-cell office:value-type="float" office:value="-978.1" table:style-name="ce1">
            <text:p>-978,1</text:p>
          </table:table-cell>
          <table:table-cell office:value-type="float" office:value="-995.1" table:style-name="ce1">
            <text:p>-995,1</text:p>
          </table:table-cell>
          <table:table-cell office:value-type="float" office:value="494.1" table:style-name="ce1">
            <text:p>494,1</text:p>
          </table:table-cell>
          <table:table-cell office:value-type="float" office:value="-754" table:style-name="ce1">
            <text:p>-754</text:p>
          </table:table-cell>
          <table:table-cell office:value-type="float" office:value="720.6" table:style-name="ce1">
            <text:p>720,6</text:p>
          </table:table-cell>
          <table:table-cell office:value-type="float" office:value="266.10000000000002" table:style-name="ce1">
            <text:p>266,1</text:p>
          </table:table-cell>
          <table:table-cell office:value-type="float" office:value="618.5" table:style-name="ce1">
            <text:p>618,5</text:p>
          </table:table-cell>
          <table:table-cell office:value-type="float" office:value="-313.89999999999998" table:style-name="ce1">
            <text:p>-313,9</text:p>
          </table:table-cell>
          <table:table-cell office:value-type="float" office:value="115.2" table:style-name="ce1">
            <text:p>115,2</text:p>
          </table:table-cell>
          <table:table-cell office:value-type="float" office:value="-194.4" table:style-name="ce1">
            <text:p>-194,4</text:p>
          </table:table-cell>
          <table:table-cell office:value-type="float" office:value="163.1" table:style-name="ce1">
            <text:p>163,1</text:p>
          </table:table-cell>
          <table:table-cell office:value-type="float" office:value="138.19999999999999" table:style-name="ce1">
            <text:p>138,2</text:p>
          </table:table-cell>
          <table:table-cell office:value-type="float" office:value="-74.900000000000006" table:style-name="ce1">
            <text:p>-74,9</text:p>
          </table:table-cell>
          <table:table-cell office:value-type="float" office:value="521.4" table:style-name="ce1">
            <text:p>521,4</text:p>
          </table:table-cell>
          <table:table-cell office:value-type="float" office:value="-157.5" table:style-name="ce1">
            <text:p>-157,5</text:p>
          </table:table-cell>
          <table:table-cell office:value-type="float" office:value="-360.1" table:style-name="ce1">
            <text:p>-360,1</text:p>
          </table:table-cell>
          <table:table-cell office:value-type="float" office:value="461.4" table:style-name="ce1">
            <text:p>461,4</text:p>
          </table:table-cell>
          <table:table-cell office:value-type="float" office:value="-649.20000000000005" table:style-name="ce1">
            <text:p>-649,2</text:p>
          </table:table-cell>
          <table:table-cell office:value-type="float" office:value="-723.2" table:style-name="ce1">
            <text:p>-723,2</text:p>
          </table:table-cell>
          <table:table-cell table:number-columns-repeated="16344"/>
        </table:table-row>
        <table:table-row table:style-name="ro1">
          <table:table-cell office:value-type="float" office:value="412.5" table:style-name="ce1">
            <text:p>412,5</text:p>
          </table:table-cell>
          <table:table-cell office:value-type="float" office:value="-632.6" table:style-name="ce1">
            <text:p>-632,6</text:p>
          </table:table-cell>
          <table:table-cell office:value-type="float" office:value="-18.600000000000001" table:style-name="ce1">
            <text:p>-18,6</text:p>
          </table:table-cell>
          <table:table-cell office:value-type="float" office:value="378.8" table:style-name="ce1">
            <text:p>378,8</text:p>
          </table:table-cell>
          <table:table-cell office:value-type="float" office:value="-26.9" table:style-name="ce1">
            <text:p>-26,9</text:p>
          </table:table-cell>
          <table:table-cell office:value-type="float" office:value="487.3" table:style-name="ce1">
            <text:p>487,3</text:p>
          </table:table-cell>
          <table:table-cell office:value-type="float" office:value="221.8" table:style-name="ce1">
            <text:p>221,8</text:p>
          </table:table-cell>
          <table:table-cell office:value-type="float" office:value="-214.1" table:style-name="ce1">
            <text:p>-214,1</text:p>
          </table:table-cell>
          <table:table-cell office:value-type="float" office:value="131.80000000000001" table:style-name="ce1">
            <text:p>131,8</text:p>
          </table:table-cell>
          <table:table-cell office:value-type="float" office:value="-791.7" table:style-name="ce1">
            <text:p>-791,7</text:p>
          </table:table-cell>
          <table:table-cell office:value-type="float" office:value="67.7" table:style-name="ce1">
            <text:p>67,7</text:p>
          </table:table-cell>
          <table:table-cell office:value-type="float" office:value="779.1" table:style-name="ce1">
            <text:p>779,1</text:p>
          </table:table-cell>
          <table:table-cell office:value-type="float" office:value="993.5" table:style-name="ce1">
            <text:p>993,5</text:p>
          </table:table-cell>
          <table:table-cell office:value-type="float" office:value="0.5" table:style-name="ce1">
            <text:p>0,5</text:p>
          </table:table-cell>
          <table:table-cell office:value-type="float" office:value="164.4" table:style-name="ce1">
            <text:p>164,4</text:p>
          </table:table-cell>
          <table:table-cell office:value-type="float" office:value="696.6" table:style-name="ce1">
            <text:p>696,6</text:p>
          </table:table-cell>
          <table:table-cell office:value-type="float" office:value="298.10000000000002" table:style-name="ce1">
            <text:p>298,1</text:p>
          </table:table-cell>
          <table:table-cell office:value-type="float" office:value="-17.399999999999999" table:style-name="ce1">
            <text:p>-17,4</text:p>
          </table:table-cell>
          <table:table-cell office:value-type="float" office:value="117.2" table:style-name="ce1">
            <text:p>117,2</text:p>
          </table:table-cell>
          <table:table-cell office:value-type="float" office:value="50" table:style-name="ce1">
            <text:p>50</text:p>
          </table:table-cell>
          <table:table-cell office:value-type="float" office:value="567.70000000000005" table:style-name="ce1">
            <text:p>567,7</text:p>
          </table:table-cell>
          <table:table-cell office:value-type="float" office:value="-975.6" table:style-name="ce1">
            <text:p>-975,6</text:p>
          </table:table-cell>
          <table:table-cell office:value-type="float" office:value="-958.4" table:style-name="ce1">
            <text:p>-958,4</text:p>
          </table:table-cell>
          <table:table-cell office:value-type="float" office:value="576.9" table:style-name="ce1">
            <text:p>576,9</text:p>
          </table:table-cell>
          <table:table-cell office:value-type="float" office:value="-121.4" table:style-name="ce1">
            <text:p>-121,4</text:p>
          </table:table-cell>
          <table:table-cell office:value-type="float" office:value="150.80000000000001" table:style-name="ce1">
            <text:p>150,8</text:p>
          </table:table-cell>
          <table:table-cell office:value-type="float" office:value="286.89999999999998" table:style-name="ce1">
            <text:p>286,9</text:p>
          </table:table-cell>
          <table:table-cell office:value-type="float" office:value="-903.1" table:style-name="ce1">
            <text:p>-903,1</text:p>
          </table:table-cell>
          <table:table-cell office:value-type="float" office:value="-295.10000000000002" table:style-name="ce1">
            <text:p>-295,1</text:p>
          </table:table-cell>
          <table:table-cell office:value-type="float" office:value="801.7" table:style-name="ce1">
            <text:p>801,7</text:p>
          </table:table-cell>
          <table:table-cell office:value-type="float" office:value="241.2" table:style-name="ce1">
            <text:p>241,2</text:p>
          </table:table-cell>
          <table:table-cell office:value-type="float" office:value="13.8" table:style-name="ce1">
            <text:p>13,8</text:p>
          </table:table-cell>
          <table:table-cell office:value-type="float" office:value="-1.6" table:style-name="ce1">
            <text:p>-1,6</text:p>
          </table:table-cell>
          <table:table-cell office:value-type="float" office:value="725" table:style-name="ce1">
            <text:p>725</text:p>
          </table:table-cell>
          <table:table-cell office:value-type="float" office:value="-948.5" table:style-name="ce1">
            <text:p>-948,5</text:p>
          </table:table-cell>
          <table:table-cell office:value-type="float" office:value="669.5" table:style-name="ce1">
            <text:p>669,5</text:p>
          </table:table-cell>
          <table:table-cell office:value-type="float" office:value="-30.1" table:style-name="ce1">
            <text:p>-30,1</text:p>
          </table:table-cell>
          <table:table-cell office:value-type="float" office:value="572" table:style-name="ce1">
            <text:p>572</text:p>
          </table:table-cell>
          <table:table-cell office:value-type="float" office:value="655.4" table:style-name="ce1">
            <text:p>655,4</text:p>
          </table:table-cell>
          <table:table-cell office:value-type="float" office:value="-912.3" table:style-name="ce1">
            <text:p>-912,3</text:p>
          </table:table-cell>
          <table:table-cell table:number-columns-repeated="16344"/>
        </table:table-row>
        <table:table-row table:style-name="ro1">
          <table:table-cell office:value-type="float" office:value="413.9" table:style-name="ce1">
            <text:p>413,9</text:p>
          </table:table-cell>
          <table:table-cell office:value-type="float" office:value="-30.2" table:style-name="ce1">
            <text:p>-30,2</text:p>
          </table:table-cell>
          <table:table-cell office:value-type="float" office:value="830.5" table:style-name="ce1">
            <text:p>830,5</text:p>
          </table:table-cell>
          <table:table-cell office:value-type="float" office:value="100.9" table:style-name="ce1">
            <text:p>100,9</text:p>
          </table:table-cell>
          <table:table-cell office:value-type="float" office:value="277" table:style-name="ce1">
            <text:p>277</text:p>
          </table:table-cell>
          <table:table-cell office:value-type="float" office:value="922.9" table:style-name="ce1">
            <text:p>922,9</text:p>
          </table:table-cell>
          <table:table-cell office:value-type="float" office:value="656.3" table:style-name="ce1">
            <text:p>656,3</text:p>
          </table:table-cell>
          <table:table-cell office:value-type="float" office:value="-869.7" table:style-name="ce1">
            <text:p>-869,7</text:p>
          </table:table-cell>
          <table:table-cell office:value-type="float" office:value="240.2" table:style-name="ce1">
            <text:p>240,2</text:p>
          </table:table-cell>
          <table:table-cell office:value-type="float" office:value="-160" table:style-name="ce1">
            <text:p>-160</text:p>
          </table:table-cell>
          <table:table-cell office:value-type="float" office:value="549.5" table:style-name="ce1">
            <text:p>549,5</text:p>
          </table:table-cell>
          <table:table-cell office:value-type="float" office:value="-381.9" table:style-name="ce1">
            <text:p>-381,9</text:p>
          </table:table-cell>
          <table:table-cell office:value-type="float" office:value="-459.4" table:style-name="ce1">
            <text:p>-459,4</text:p>
          </table:table-cell>
          <table:table-cell office:value-type="float" office:value="-994.8" table:style-name="ce1">
            <text:p>-994,8</text:p>
          </table:table-cell>
          <table:table-cell office:value-type="float" office:value="241.6" table:style-name="ce1">
            <text:p>241,6</text:p>
          </table:table-cell>
          <table:table-cell office:value-type="float" office:value="799.6" table:style-name="ce1">
            <text:p>799,6</text:p>
          </table:table-cell>
          <table:table-cell office:value-type="float" office:value="857.2" table:style-name="ce1">
            <text:p>857,2</text:p>
          </table:table-cell>
          <table:table-cell office:value-type="float" office:value="-527.20000000000005" table:style-name="ce1">
            <text:p>-527,2</text:p>
          </table:table-cell>
          <table:table-cell office:value-type="float" office:value="-342" table:style-name="ce1">
            <text:p>-342</text:p>
          </table:table-cell>
          <table:table-cell office:value-type="float" office:value="-502.6" table:style-name="ce1">
            <text:p>-502,6</text:p>
          </table:table-cell>
          <table:table-cell office:value-type="float" office:value="-600.79999999999995" table:style-name="ce1">
            <text:p>-600,8</text:p>
          </table:table-cell>
          <table:table-cell office:value-type="float" office:value="439.4" table:style-name="ce1">
            <text:p>439,4</text:p>
          </table:table-cell>
          <table:table-cell office:value-type="float" office:value="-213.6" table:style-name="ce1">
            <text:p>-213,6</text:p>
          </table:table-cell>
          <table:table-cell office:value-type="float" office:value="447.1" table:style-name="ce1">
            <text:p>447,1</text:p>
          </table:table-cell>
          <table:table-cell office:value-type="float" office:value="473.3" table:style-name="ce1">
            <text:p>473,3</text:p>
          </table:table-cell>
          <table:table-cell office:value-type="float" office:value="-323.5" table:style-name="ce1">
            <text:p>-323,5</text:p>
          </table:table-cell>
          <table:table-cell office:value-type="float" office:value="-869.8" table:style-name="ce1">
            <text:p>-869,8</text:p>
          </table:table-cell>
          <table:table-cell office:value-type="float" office:value="-221.5" table:style-name="ce1">
            <text:p>-221,5</text:p>
          </table:table-cell>
          <table:table-cell office:value-type="float" office:value="-195.7" table:style-name="ce1">
            <text:p>-195,7</text:p>
          </table:table-cell>
          <table:table-cell office:value-type="float" office:value="-224.3" table:style-name="ce1">
            <text:p>-224,3</text:p>
          </table:table-cell>
          <table:table-cell office:value-type="float" office:value="-73" table:style-name="ce1">
            <text:p>-73</text:p>
          </table:table-cell>
          <table:table-cell office:value-type="float" office:value="425.2" table:style-name="ce1">
            <text:p>425,2</text:p>
          </table:table-cell>
          <table:table-cell office:value-type="float" office:value="-802.3" table:style-name="ce1">
            <text:p>-802,3</text:p>
          </table:table-cell>
          <table:table-cell office:value-type="float" office:value="-717.8" table:style-name="ce1">
            <text:p>-717,8</text:p>
          </table:table-cell>
          <table:table-cell office:value-type="float" office:value="-977.8" table:style-name="ce1">
            <text:p>-977,8</text:p>
          </table:table-cell>
          <table:table-cell office:value-type="float" office:value="574.6" table:style-name="ce1">
            <text:p>574,6</text:p>
          </table:table-cell>
          <table:table-cell office:value-type="float" office:value="-945.6" table:style-name="ce1">
            <text:p>-945,6</text:p>
          </table:table-cell>
          <table:table-cell office:value-type="float" office:value="959.3" table:style-name="ce1">
            <text:p>959,3</text:p>
          </table:table-cell>
          <table:table-cell office:value-type="float" office:value="294.39999999999998" table:style-name="ce1">
            <text:p>294,4</text:p>
          </table:table-cell>
          <table:table-cell office:value-type="float" office:value="219.4" table:style-name="ce1">
            <text:p>219,4</text:p>
          </table:table-cell>
          <table:table-cell table:number-columns-repeated="16344"/>
        </table:table-row>
        <table:table-row table:style-name="ro1">
          <table:table-cell office:value-type="float" office:value="245.5" table:style-name="ce1">
            <text:p>245,5</text:p>
          </table:table-cell>
          <table:table-cell office:value-type="float" office:value="-511" table:style-name="ce1">
            <text:p>-511</text:p>
          </table:table-cell>
          <table:table-cell office:value-type="float" office:value="-564.6" table:style-name="ce1">
            <text:p>-564,6</text:p>
          </table:table-cell>
          <table:table-cell office:value-type="float" office:value="-849.6" table:style-name="ce1">
            <text:p>-849,6</text:p>
          </table:table-cell>
          <table:table-cell office:value-type="float" office:value="321.5" table:style-name="ce1">
            <text:p>321,5</text:p>
          </table:table-cell>
          <table:table-cell office:value-type="float" office:value="-719.1" table:style-name="ce1">
            <text:p>-719,1</text:p>
          </table:table-cell>
          <table:table-cell office:value-type="float" office:value="-386.5" table:style-name="ce1">
            <text:p>-386,5</text:p>
          </table:table-cell>
          <table:table-cell office:value-type="float" office:value="-265.89999999999998" table:style-name="ce1">
            <text:p>-265,9</text:p>
          </table:table-cell>
          <table:table-cell office:value-type="float" office:value="-51.6" table:style-name="ce1">
            <text:p>-51,6</text:p>
          </table:table-cell>
          <table:table-cell office:value-type="float" office:value="721.4" table:style-name="ce1">
            <text:p>721,4</text:p>
          </table:table-cell>
          <table:table-cell office:value-type="float" office:value="25" table:style-name="ce1">
            <text:p>25</text:p>
          </table:table-cell>
          <table:table-cell office:value-type="float" office:value="-329" table:style-name="ce1">
            <text:p>-329</text:p>
          </table:table-cell>
          <table:table-cell office:value-type="float" office:value="-912.4" table:style-name="ce1">
            <text:p>-912,4</text:p>
          </table:table-cell>
          <table:table-cell office:value-type="float" office:value="-626.5" table:style-name="ce1">
            <text:p>-626,5</text:p>
          </table:table-cell>
          <table:table-cell office:value-type="float" office:value="-876.7" table:style-name="ce1">
            <text:p>-876,7</text:p>
          </table:table-cell>
          <table:table-cell office:value-type="float" office:value="-77.599999999999994" table:style-name="ce1">
            <text:p>-77,6</text:p>
          </table:table-cell>
          <table:table-cell office:value-type="float" office:value="90.7" table:style-name="ce1">
            <text:p>90,7</text:p>
          </table:table-cell>
          <table:table-cell office:value-type="float" office:value="321.3" table:style-name="ce1">
            <text:p>321,3</text:p>
          </table:table-cell>
          <table:table-cell office:value-type="float" office:value="897.2" table:style-name="ce1">
            <text:p>897,2</text:p>
          </table:table-cell>
          <table:table-cell office:value-type="float" office:value="906.3" table:style-name="ce1">
            <text:p>906,3</text:p>
          </table:table-cell>
          <table:table-cell office:value-type="float" office:value="-208" table:style-name="ce1">
            <text:p>-208</text:p>
          </table:table-cell>
          <table:table-cell office:value-type="float" office:value="629.6" table:style-name="ce1">
            <text:p>629,6</text:p>
          </table:table-cell>
          <table:table-cell office:value-type="float" office:value="-511.5" table:style-name="ce1">
            <text:p>-511,5</text:p>
          </table:table-cell>
          <table:table-cell office:value-type="float" office:value="438.3" table:style-name="ce1">
            <text:p>438,3</text:p>
          </table:table-cell>
          <table:table-cell office:value-type="float" office:value="372.1" table:style-name="ce1">
            <text:p>372,1</text:p>
          </table:table-cell>
          <table:table-cell office:value-type="float" office:value="-739.1" table:style-name="ce1">
            <text:p>-739,1</text:p>
          </table:table-cell>
          <table:table-cell office:value-type="float" office:value="-3.9" table:style-name="ce1">
            <text:p>-3,9</text:p>
          </table:table-cell>
          <table:table-cell office:value-type="float" office:value="795.8" table:style-name="ce1">
            <text:p>795,8</text:p>
          </table:table-cell>
          <table:table-cell office:value-type="float" office:value="-335.5" table:style-name="ce1">
            <text:p>-335,5</text:p>
          </table:table-cell>
          <table:table-cell office:value-type="float" office:value="940.8" table:style-name="ce1">
            <text:p>940,8</text:p>
          </table:table-cell>
          <table:table-cell office:value-type="float" office:value="-780.2" table:style-name="ce1">
            <text:p>-780,2</text:p>
          </table:table-cell>
          <table:table-cell office:value-type="float" office:value="762.6" table:style-name="ce1">
            <text:p>762,6</text:p>
          </table:table-cell>
          <table:table-cell office:value-type="float" office:value="433.8" table:style-name="ce1">
            <text:p>433,8</text:p>
          </table:table-cell>
          <table:table-cell office:value-type="float" office:value="564.79999999999995" table:style-name="ce1">
            <text:p>564,8</text:p>
          </table:table-cell>
          <table:table-cell office:value-type="float" office:value="716.7" table:style-name="ce1">
            <text:p>716,7</text:p>
          </table:table-cell>
          <table:table-cell office:value-type="float" office:value="382.5" table:style-name="ce1">
            <text:p>382,5</text:p>
          </table:table-cell>
          <table:table-cell office:value-type="float" office:value="942.3" table:style-name="ce1">
            <text:p>942,3</text:p>
          </table:table-cell>
          <table:table-cell office:value-type="float" office:value="97.5" table:style-name="ce1">
            <text:p>97,5</text:p>
          </table:table-cell>
          <table:table-cell office:value-type="float" office:value="-324.5" table:style-name="ce1">
            <text:p>-324,5</text:p>
          </table:table-cell>
          <table:table-cell office:value-type="float" office:value="-233.1" table:style-name="ce1">
            <text:p>-233,1</text:p>
          </table:table-cell>
          <table:table-cell table:number-columns-repeated="16344"/>
        </table:table-row>
        <table:table-row table:style-name="ro1">
          <table:table-cell office:value-type="float" office:value="-33.299999999999997" table:style-name="ce1">
            <text:p>-33,3</text:p>
          </table:table-cell>
          <table:table-cell office:value-type="float" office:value="-963" table:style-name="ce1">
            <text:p>-963</text:p>
          </table:table-cell>
          <table:table-cell office:value-type="float" office:value="-389" table:style-name="ce1">
            <text:p>-389</text:p>
          </table:table-cell>
          <table:table-cell office:value-type="float" office:value="-526.9" table:style-name="ce1">
            <text:p>-526,9</text:p>
          </table:table-cell>
          <table:table-cell office:value-type="float" office:value="793.9" table:style-name="ce1">
            <text:p>793,9</text:p>
          </table:table-cell>
          <table:table-cell office:value-type="float" office:value="-304.7" table:style-name="ce1">
            <text:p>-304,7</text:p>
          </table:table-cell>
          <table:table-cell office:value-type="float" office:value="578.1" table:style-name="ce1">
            <text:p>578,1</text:p>
          </table:table-cell>
          <table:table-cell office:value-type="float" office:value="214" table:style-name="ce1">
            <text:p>214</text:p>
          </table:table-cell>
          <table:table-cell office:value-type="float" office:value="-977.5" table:style-name="ce1">
            <text:p>-977,5</text:p>
          </table:table-cell>
          <table:table-cell office:value-type="float" office:value="116.2" table:style-name="ce1">
            <text:p>116,2</text:p>
          </table:table-cell>
          <table:table-cell office:value-type="float" office:value="-633.5" table:style-name="ce1">
            <text:p>-633,5</text:p>
          </table:table-cell>
          <table:table-cell office:value-type="float" office:value="252.3" table:style-name="ce1">
            <text:p>252,3</text:p>
          </table:table-cell>
          <table:table-cell office:value-type="float" office:value="878.6" table:style-name="ce1">
            <text:p>878,6</text:p>
          </table:table-cell>
          <table:table-cell office:value-type="float" office:value="238.4" table:style-name="ce1">
            <text:p>238,4</text:p>
          </table:table-cell>
          <table:table-cell office:value-type="float" office:value="287.5" table:style-name="ce1">
            <text:p>287,5</text:p>
          </table:table-cell>
          <table:table-cell office:value-type="float" office:value="3" table:style-name="ce1">
            <text:p>3</text:p>
          </table:table-cell>
          <table:table-cell office:value-type="float" office:value="525.29999999999995" table:style-name="ce1">
            <text:p>525,3</text:p>
          </table:table-cell>
          <table:table-cell office:value-type="float" office:value="852.1" table:style-name="ce1">
            <text:p>852,1</text:p>
          </table:table-cell>
          <table:table-cell office:value-type="float" office:value="933.3" table:style-name="ce1">
            <text:p>933,3</text:p>
          </table:table-cell>
          <table:table-cell office:value-type="float" office:value="368" table:style-name="ce1">
            <text:p>368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340.1" table:style-name="ce1">
            <text:p>340,1</text:p>
          </table:table-cell>
          <table:table-cell office:value-type="float" office:value="-418.9" table:style-name="ce1">
            <text:p>-418,9</text:p>
          </table:table-cell>
          <table:table-cell office:value-type="float" office:value="112" table:style-name="ce1">
            <text:p>112</text:p>
          </table:table-cell>
          <table:table-cell office:value-type="float" office:value="824.4" table:style-name="ce1">
            <text:p>824,4</text:p>
          </table:table-cell>
          <table:table-cell office:value-type="float" office:value="-208.8" table:style-name="ce1">
            <text:p>-208,8</text:p>
          </table:table-cell>
          <table:table-cell office:value-type="float" office:value="-443" table:style-name="ce1">
            <text:p>-443</text:p>
          </table:table-cell>
          <table:table-cell office:value-type="float" office:value="905.4" table:style-name="ce1">
            <text:p>905,4</text:p>
          </table:table-cell>
          <table:table-cell office:value-type="float" office:value="-634.79999999999995" table:style-name="ce1">
            <text:p>-634,8</text:p>
          </table:table-cell>
          <table:table-cell office:value-type="float" office:value="-400" table:style-name="ce1">
            <text:p>-400</text:p>
          </table:table-cell>
          <table:table-cell office:value-type="float" office:value="-381.9" table:style-name="ce1">
            <text:p>-381,9</text:p>
          </table:table-cell>
          <table:table-cell office:value-type="float" office:value="697.6" table:style-name="ce1">
            <text:p>697,6</text:p>
          </table:table-cell>
          <table:table-cell office:value-type="float" office:value="-500.6" table:style-name="ce1">
            <text:p>-500,6</text:p>
          </table:table-cell>
          <table:table-cell office:value-type="float" office:value="189.7" table:style-name="ce1">
            <text:p>189,7</text:p>
          </table:table-cell>
          <table:table-cell office:value-type="float" office:value="-127.2" table:style-name="ce1">
            <text:p>-127,2</text:p>
          </table:table-cell>
          <table:table-cell office:value-type="float" office:value="439.2" table:style-name="ce1">
            <text:p>439,2</text:p>
          </table:table-cell>
          <table:table-cell office:value-type="float" office:value="832.9" table:style-name="ce1">
            <text:p>832,9</text:p>
          </table:table-cell>
          <table:table-cell office:value-type="float" office:value="328.4" table:style-name="ce1">
            <text:p>328,4</text:p>
          </table:table-cell>
          <table:table-cell office:value-type="float" office:value="731.1" table:style-name="ce1">
            <text:p>731,1</text:p>
          </table:table-cell>
          <table:table-cell office:value-type="float" office:value="-444.1" table:style-name="ce1">
            <text:p>-444,1</text:p>
          </table:table-cell>
          <table:table-cell table:number-columns-repeated="16344"/>
        </table:table-row>
        <table:table-row table:style-name="ro1">
          <table:table-cell office:value-type="float" office:value="-660" table:style-name="ce1">
            <text:p>-660</text:p>
          </table:table-cell>
          <table:table-cell office:value-type="float" office:value="744.4" table:style-name="ce1">
            <text:p>744,4</text:p>
          </table:table-cell>
          <table:table-cell office:value-type="float" office:value="-251.2" table:style-name="ce1">
            <text:p>-251,2</text:p>
          </table:table-cell>
          <table:table-cell office:value-type="float" office:value="280" table:style-name="ce1">
            <text:p>280</text:p>
          </table:table-cell>
          <table:table-cell office:value-type="float" office:value="905.1" table:style-name="ce1">
            <text:p>905,1</text:p>
          </table:table-cell>
          <table:table-cell office:value-type="float" office:value="490.3" table:style-name="ce1">
            <text:p>490,3</text:p>
          </table:table-cell>
          <table:table-cell office:value-type="float" office:value="-991.4" table:style-name="ce1">
            <text:p>-991,4</text:p>
          </table:table-cell>
          <table:table-cell office:value-type="float" office:value="745.6" table:style-name="ce1">
            <text:p>745,6</text:p>
          </table:table-cell>
          <table:table-cell office:value-type="float" office:value="456.9" table:style-name="ce1">
            <text:p>456,9</text:p>
          </table:table-cell>
          <table:table-cell office:value-type="float" office:value="400.5" table:style-name="ce1">
            <text:p>400,5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-246.5" table:style-name="ce1">
            <text:p>-246,5</text:p>
          </table:table-cell>
          <table:table-cell office:value-type="float" office:value="539.29999999999995" table:style-name="ce1">
            <text:p>539,3</text:p>
          </table:table-cell>
          <table:table-cell office:value-type="float" office:value="-788.4" table:style-name="ce1">
            <text:p>-788,4</text:p>
          </table:table-cell>
          <table:table-cell office:value-type="float" office:value="-283.5" table:style-name="ce1">
            <text:p>-283,5</text:p>
          </table:table-cell>
          <table:table-cell office:value-type="float" office:value="637.79999999999995" table:style-name="ce1">
            <text:p>637,8</text:p>
          </table:table-cell>
          <table:table-cell office:value-type="float" office:value="-439.6" table:style-name="ce1">
            <text:p>-439,6</text:p>
          </table:table-cell>
          <table:table-cell office:value-type="float" office:value="156" table:style-name="ce1">
            <text:p>156</text:p>
          </table:table-cell>
          <table:table-cell office:value-type="float" office:value="267.10000000000002" table:style-name="ce1">
            <text:p>267,1</text:p>
          </table:table-cell>
          <table:table-cell office:value-type="float" office:value="-389" table:style-name="ce1">
            <text:p>-389</text:p>
          </table:table-cell>
          <table:table-cell office:value-type="float" office:value="-284.3" table:style-name="ce1">
            <text:p>-284,3</text:p>
          </table:table-cell>
          <table:table-cell office:value-type="float" office:value="306.60000000000002" table:style-name="ce1">
            <text:p>306,6</text:p>
          </table:table-cell>
          <table:table-cell office:value-type="float" office:value="-708.6" table:style-name="ce1">
            <text:p>-708,6</text:p>
          </table:table-cell>
          <table:table-cell office:value-type="float" office:value="-53.7" table:style-name="ce1">
            <text:p>-53,7</text:p>
          </table:table-cell>
          <table:table-cell office:value-type="float" office:value="450.4" table:style-name="ce1">
            <text:p>450,4</text:p>
          </table:table-cell>
          <table:table-cell office:value-type="float" office:value="909.5" table:style-name="ce1">
            <text:p>909,5</text:p>
          </table:table-cell>
          <table:table-cell office:value-type="float" office:value="12.3" table:style-name="ce1">
            <text:p>12,3</text:p>
          </table:table-cell>
          <table:table-cell office:value-type="float" office:value="406" table:style-name="ce1">
            <text:p>406</text:p>
          </table:table-cell>
          <table:table-cell office:value-type="float" office:value="-538.9" table:style-name="ce1">
            <text:p>-538,9</text:p>
          </table:table-cell>
          <table:table-cell office:value-type="float" office:value="-33.700000000000003" table:style-name="ce1">
            <text:p>-33,7</text:p>
          </table:table-cell>
          <table:table-cell office:value-type="float" office:value="-325.7" table:style-name="ce1">
            <text:p>-325,7</text:p>
          </table:table-cell>
          <table:table-cell office:value-type="float" office:value="-484.5" table:style-name="ce1">
            <text:p>-484,5</text:p>
          </table:table-cell>
          <table:table-cell office:value-type="float" office:value="533" table:style-name="ce1">
            <text:p>533</text:p>
          </table:table-cell>
          <table:table-cell office:value-type="float" office:value="-696.1" table:style-name="ce1">
            <text:p>-696,1</text:p>
          </table:table-cell>
          <table:table-cell office:value-type="float" office:value="-124.3" table:style-name="ce1">
            <text:p>-124,3</text:p>
          </table:table-cell>
          <table:table-cell office:value-type="float" office:value="-500" table:style-name="ce1">
            <text:p>-500</text:p>
          </table:table-cell>
          <table:table-cell office:value-type="float" office:value="-53.1" table:style-name="ce1">
            <text:p>-53,1</text:p>
          </table:table-cell>
          <table:table-cell office:value-type="float" office:value="500.9" table:style-name="ce1">
            <text:p>500,9</text:p>
          </table:table-cell>
          <table:table-cell office:value-type="float" office:value="456.8" table:style-name="ce1">
            <text:p>456,8</text:p>
          </table:table-cell>
          <table:table-cell office:value-type="float" office:value="-74.099999999999994" table:style-name="ce1">
            <text:p>-74,1</text:p>
          </table:table-cell>
          <table:table-cell table:number-columns-repeated="16344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332.9" table:style-name="ce1">
            <text:p>332,9</text:p>
          </table:table-cell>
          <table:table-cell office:value-type="float" office:value="-850.8" table:style-name="ce1">
            <text:p>-850,8</text:p>
          </table:table-cell>
          <table:table-cell office:value-type="float" office:value="274.2" table:style-name="ce1">
            <text:p>274,2</text:p>
          </table:table-cell>
          <table:table-cell office:value-type="float" office:value="-53.2" table:style-name="ce1">
            <text:p>-53,2</text:p>
          </table:table-cell>
          <table:table-cell office:value-type="float" office:value="830.6" table:style-name="ce1">
            <text:p>830,6</text:p>
          </table:table-cell>
          <table:table-cell office:value-type="float" office:value="-406.3" table:style-name="ce1">
            <text:p>-406,3</text:p>
          </table:table-cell>
          <table:table-cell office:value-type="float" office:value="-597.70000000000005" table:style-name="ce1">
            <text:p>-597,7</text:p>
          </table:table-cell>
          <table:table-cell office:value-type="float" office:value="-475.1" table:style-name="ce1">
            <text:p>-475,1</text:p>
          </table:table-cell>
          <table:table-cell office:value-type="float" office:value="-996.2" table:style-name="ce1">
            <text:p>-996,2</text:p>
          </table:table-cell>
          <table:table-cell office:value-type="float" office:value="921.6" table:style-name="ce1">
            <text:p>921,6</text:p>
          </table:table-cell>
          <table:table-cell office:value-type="float" office:value="-803.9" table:style-name="ce1">
            <text:p>-803,9</text:p>
          </table:table-cell>
          <table:table-cell office:value-type="float" office:value="348.3" table:style-name="ce1">
            <text:p>348,3</text:p>
          </table:table-cell>
          <table:table-cell office:value-type="float" office:value="591.29999999999995" table:style-name="ce1">
            <text:p>591,3</text:p>
          </table:table-cell>
          <table:table-cell office:value-type="float" office:value="418.7" table:style-name="ce1">
            <text:p>418,7</text:p>
          </table:table-cell>
          <table:table-cell office:value-type="float" office:value="786.3" table:style-name="ce1">
            <text:p>786,3</text:p>
          </table:table-cell>
          <table:table-cell office:value-type="float" office:value="-526.20000000000005" table:style-name="ce1">
            <text:p>-526,2</text:p>
          </table:table-cell>
          <table:table-cell office:value-type="float" office:value="984.1" table:style-name="ce1">
            <text:p>984,1</text:p>
          </table:table-cell>
          <table:table-cell office:value-type="float" office:value="-466.6" table:style-name="ce1">
            <text:p>-466,6</text:p>
          </table:table-cell>
          <table:table-cell office:value-type="float" office:value="978.5" table:style-name="ce1">
            <text:p>978,5</text:p>
          </table:table-cell>
          <table:table-cell office:value-type="float" office:value="-9.5" table:style-name="ce1">
            <text:p>-9,5</text:p>
          </table:table-cell>
          <table:table-cell office:value-type="float" office:value="-132.19999999999999" table:style-name="ce1">
            <text:p>-132,2</text:p>
          </table:table-cell>
          <table:table-cell office:value-type="float" office:value="-105.5" table:style-name="ce1">
            <text:p>-105,5</text:p>
          </table:table-cell>
          <table:table-cell office:value-type="float" office:value="-378.7" table:style-name="ce1">
            <text:p>-378,7</text:p>
          </table:table-cell>
          <table:table-cell office:value-type="float" office:value="382.3" table:style-name="ce1">
            <text:p>382,3</text:p>
          </table:table-cell>
          <table:table-cell office:value-type="float" office:value="-336.5" table:style-name="ce1">
            <text:p>-336,5</text:p>
          </table:table-cell>
          <table:table-cell office:value-type="float" office:value="-749.5" table:style-name="ce1">
            <text:p>-749,5</text:p>
          </table:table-cell>
          <table:table-cell office:value-type="float" office:value="448.8" table:style-name="ce1">
            <text:p>448,8</text:p>
          </table:table-cell>
          <table:table-cell office:value-type="float" office:value="-702.4" table:style-name="ce1">
            <text:p>-702,4</text:p>
          </table:table-cell>
          <table:table-cell office:value-type="float" office:value="96.8" table:style-name="ce1">
            <text:p>96,8</text:p>
          </table:table-cell>
          <table:table-cell office:value-type="float" office:value="212" table:style-name="ce1">
            <text:p>212</text:p>
          </table:table-cell>
          <table:table-cell office:value-type="float" office:value="-554.6" table:style-name="ce1">
            <text:p>-554,6</text:p>
          </table:table-cell>
          <table:table-cell office:value-type="float" office:value="-97.4" table:style-name="ce1">
            <text:p>-97,4</text:p>
          </table:table-cell>
          <table:table-cell office:value-type="float" office:value="856.8" table:style-name="ce1">
            <text:p>856,8</text:p>
          </table:table-cell>
          <table:table-cell office:value-type="float" office:value="666.7" table:style-name="ce1">
            <text:p>666,7</text:p>
          </table:table-cell>
          <table:table-cell office:value-type="float" office:value="-589.29999999999995" table:style-name="ce1">
            <text:p>-589,3</text:p>
          </table:table-cell>
          <table:table-cell office:value-type="float" office:value="-273.3" table:style-name="ce1">
            <text:p>-273,3</text:p>
          </table:table-cell>
          <table:table-cell office:value-type="float" office:value="-294.7" table:style-name="ce1">
            <text:p>-294,7</text:p>
          </table:table-cell>
          <table:table-cell office:value-type="float" office:value="-933.3" table:style-name="ce1">
            <text:p>-933,3</text:p>
          </table:table-cell>
          <table:table-cell office:value-type="float" office:value="-703.4" table:style-name="ce1">
            <text:p>-703,4</text:p>
          </table:table-cell>
          <table:table-cell table:number-columns-repeated="16344"/>
        </table:table-row>
        <table:table-row table:style-name="ro1">
          <table:table-cell office:value-type="float" office:value="-631.79999999999995" table:style-name="ce1">
            <text:p>-631,8</text:p>
          </table:table-cell>
          <table:table-cell office:value-type="float" office:value="-685.6" table:style-name="ce1">
            <text:p>-685,6</text:p>
          </table:table-cell>
          <table:table-cell office:value-type="float" office:value="21.2" table:style-name="ce1">
            <text:p>21,2</text:p>
          </table:table-cell>
          <table:table-cell office:value-type="float" office:value="873.5" table:style-name="ce1">
            <text:p>873,5</text:p>
          </table:table-cell>
          <table:table-cell office:value-type="float" office:value="-757.1" table:style-name="ce1">
            <text:p>-757,1</text:p>
          </table:table-cell>
          <table:table-cell office:value-type="float" office:value="985.1" table:style-name="ce1">
            <text:p>985,1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-332.4" table:style-name="ce1">
            <text:p>-332,4</text:p>
          </table:table-cell>
          <table:table-cell office:value-type="float" office:value="292.5" table:style-name="ce1">
            <text:p>292,5</text:p>
          </table:table-cell>
          <table:table-cell office:value-type="float" office:value="-468.9" table:style-name="ce1">
            <text:p>-468,9</text:p>
          </table:table-cell>
          <table:table-cell office:value-type="float" office:value="994.1" table:style-name="ce1">
            <text:p>994,1</text:p>
          </table:table-cell>
          <table:table-cell office:value-type="float" office:value="818.8" table:style-name="ce1">
            <text:p>818,8</text:p>
          </table:table-cell>
          <table:table-cell office:value-type="float" office:value="-971.4" table:style-name="ce1">
            <text:p>-971,4</text:p>
          </table:table-cell>
          <table:table-cell office:value-type="float" office:value="905" table:style-name="ce1">
            <text:p>905</text:p>
          </table:table-cell>
          <table:table-cell office:value-type="float" office:value="407.7" table:style-name="ce1">
            <text:p>407,7</text:p>
          </table:table-cell>
          <table:table-cell office:value-type="float" office:value="440.3" table:style-name="ce1">
            <text:p>440,3</text:p>
          </table:table-cell>
          <table:table-cell office:value-type="float" office:value="-911.2" table:style-name="ce1">
            <text:p>-911,2</text:p>
          </table:table-cell>
          <table:table-cell office:value-type="float" office:value="-986.5" table:style-name="ce1">
            <text:p>-986,5</text:p>
          </table:table-cell>
          <table:table-cell office:value-type="float" office:value="-492.8" table:style-name="ce1">
            <text:p>-492,8</text:p>
          </table:table-cell>
          <table:table-cell office:value-type="float" office:value="-570.5" table:style-name="ce1">
            <text:p>-570,5</text:p>
          </table:table-cell>
          <table:table-cell office:value-type="float" office:value="-580.9" table:style-name="ce1">
            <text:p>-580,9</text:p>
          </table:table-cell>
          <table:table-cell office:value-type="float" office:value="177.6" table:style-name="ce1">
            <text:p>177,6</text:p>
          </table:table-cell>
          <table:table-cell office:value-type="float" office:value="122.4" table:style-name="ce1">
            <text:p>122,4</text:p>
          </table:table-cell>
          <table:table-cell office:value-type="float" office:value="-254" table:style-name="ce1">
            <text:p>-254</text:p>
          </table:table-cell>
          <table:table-cell office:value-type="float" office:value="-648.5" table:style-name="ce1">
            <text:p>-648,5</text:p>
          </table:table-cell>
          <table:table-cell office:value-type="float" office:value="-757.6" table:style-name="ce1">
            <text:p>-757,6</text:p>
          </table:table-cell>
          <table:table-cell office:value-type="float" office:value="459.7" table:style-name="ce1">
            <text:p>459,7</text:p>
          </table:table-cell>
          <table:table-cell office:value-type="float" office:value="-974.8" table:style-name="ce1">
            <text:p>-974,8</text:p>
          </table:table-cell>
          <table:table-cell office:value-type="float" office:value="333.3" table:style-name="ce1">
            <text:p>333,3</text:p>
          </table:table-cell>
          <table:table-cell office:value-type="float" office:value="-505.2" table:style-name="ce1">
            <text:p>-505,2</text:p>
          </table:table-cell>
          <table:table-cell office:value-type="float" office:value="-443.4" table:style-name="ce1">
            <text:p>-443,4</text:p>
          </table:table-cell>
          <table:table-cell office:value-type="float" office:value="-393.1" table:style-name="ce1">
            <text:p>-393,1</text:p>
          </table:table-cell>
          <table:table-cell office:value-type="float" office:value="-402.8" table:style-name="ce1">
            <text:p>-402,8</text:p>
          </table:table-cell>
          <table:table-cell office:value-type="float" office:value="214.5" table:style-name="ce1">
            <text:p>214,5</text:p>
          </table:table-cell>
          <table:table-cell office:value-type="float" office:value="-502.3" table:style-name="ce1">
            <text:p>-502,3</text:p>
          </table:table-cell>
          <table:table-cell office:value-type="float" office:value="-915.9" table:style-name="ce1">
            <text:p>-915,9</text:p>
          </table:table-cell>
          <table:table-cell office:value-type="float" office:value="-448.8" table:style-name="ce1">
            <text:p>-448,8</text:p>
          </table:table-cell>
          <table:table-cell office:value-type="float" office:value="758.7" table:style-name="ce1">
            <text:p>758,7</text:p>
          </table:table-cell>
          <table:table-cell office:value-type="float" office:value="610.20000000000005" table:style-name="ce1">
            <text:p>610,2</text:p>
          </table:table-cell>
          <table:table-cell office:value-type="float" office:value="843.8" table:style-name="ce1">
            <text:p>843,8</text:p>
          </table:table-cell>
          <table:table-cell table:number-columns-repeated="16344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904.7" table:style-name="ce1">
            <text:p>904,7</text:p>
          </table:table-cell>
          <table:table-cell office:value-type="float" office:value="-122.5" table:style-name="ce1">
            <text:p>-122,5</text:p>
          </table:table-cell>
          <table:table-cell office:value-type="float" office:value="175.6" table:style-name="ce1">
            <text:p>175,6</text:p>
          </table:table-cell>
          <table:table-cell office:value-type="float" office:value="-180.4" table:style-name="ce1">
            <text:p>-180,4</text:p>
          </table:table-cell>
          <table:table-cell office:value-type="float" office:value="-580" table:style-name="ce1">
            <text:p>-580</text:p>
          </table:table-cell>
          <table:table-cell office:value-type="float" office:value="-860.1" table:style-name="ce1">
            <text:p>-860,1</text:p>
          </table:table-cell>
          <table:table-cell office:value-type="float" office:value="18.5" table:style-name="ce1">
            <text:p>18,5</text:p>
          </table:table-cell>
          <table:table-cell office:value-type="float" office:value="174.2" table:style-name="ce1">
            <text:p>174,2</text:p>
          </table:table-cell>
          <table:table-cell office:value-type="float" office:value="-365.6" table:style-name="ce1">
            <text:p>-365,6</text:p>
          </table:table-cell>
          <table:table-cell office:value-type="float" office:value="-898.5" table:style-name="ce1">
            <text:p>-898,5</text:p>
          </table:table-cell>
          <table:table-cell office:value-type="float" office:value="-395.3" table:style-name="ce1">
            <text:p>-395,3</text:p>
          </table:table-cell>
          <table:table-cell office:value-type="float" office:value="301.8" table:style-name="ce1">
            <text:p>301,8</text:p>
          </table:table-cell>
          <table:table-cell office:value-type="float" office:value="-302.3" table:style-name="ce1">
            <text:p>-302,3</text:p>
          </table:table-cell>
          <table:table-cell office:value-type="float" office:value="640" table:style-name="ce1">
            <text:p>640</text:p>
          </table:table-cell>
          <table:table-cell office:value-type="float" office:value="815.4" table:style-name="ce1">
            <text:p>815,4</text:p>
          </table:table-cell>
          <table:table-cell office:value-type="float" office:value="979.1" table:style-name="ce1">
            <text:p>979,1</text:p>
          </table:table-cell>
          <table:table-cell office:value-type="float" office:value="-655.7" table:style-name="ce1">
            <text:p>-655,7</text:p>
          </table:table-cell>
          <table:table-cell office:value-type="float" office:value="-456.9" table:style-name="ce1">
            <text:p>-456,9</text:p>
          </table:table-cell>
          <table:table-cell office:value-type="float" office:value="939.3" table:style-name="ce1">
            <text:p>939,3</text:p>
          </table:table-cell>
          <table:table-cell office:value-type="float" office:value="-625.70000000000005" table:style-name="ce1">
            <text:p>-625,7</text:p>
          </table:table-cell>
          <table:table-cell office:value-type="float" office:value="650.6" table:style-name="ce1">
            <text:p>650,6</text:p>
          </table:table-cell>
          <table:table-cell office:value-type="float" office:value="-496" table:style-name="ce1">
            <text:p>-496</text:p>
          </table:table-cell>
          <table:table-cell office:value-type="float" office:value="-999.9" table:style-name="ce1">
            <text:p>-999,9</text:p>
          </table:table-cell>
          <table:table-cell office:value-type="float" office:value="191.9" table:style-name="ce1">
            <text:p>191,9</text:p>
          </table:table-cell>
          <table:table-cell office:value-type="float" office:value="-346.2" table:style-name="ce1">
            <text:p>-346,2</text:p>
          </table:table-cell>
          <table:table-cell office:value-type="float" office:value="841.2" table:style-name="ce1">
            <text:p>841,2</text:p>
          </table:table-cell>
          <table:table-cell office:value-type="float" office:value="-470.8" table:style-name="ce1">
            <text:p>-470,8</text:p>
          </table:table-cell>
          <table:table-cell office:value-type="float" office:value="103.9" table:style-name="ce1">
            <text:p>103,9</text:p>
          </table:table-cell>
          <table:table-cell office:value-type="float" office:value="752.7" table:style-name="ce1">
            <text:p>752,7</text:p>
          </table:table-cell>
          <table:table-cell office:value-type="float" office:value="-665.5" table:style-name="ce1">
            <text:p>-665,5</text:p>
          </table:table-cell>
          <table:table-cell office:value-type="float" office:value="436.6" table:style-name="ce1">
            <text:p>436,6</text:p>
          </table:table-cell>
          <table:table-cell office:value-type="float" office:value="-515.6" table:style-name="ce1">
            <text:p>-515,6</text:p>
          </table:table-cell>
          <table:table-cell office:value-type="float" office:value="-995.7" table:style-name="ce1">
            <text:p>-995,7</text:p>
          </table:table-cell>
          <table:table-cell office:value-type="float" office:value="556.9" table:style-name="ce1">
            <text:p>556,9</text:p>
          </table:table-cell>
          <table:table-cell office:value-type="float" office:value="203.6" table:style-name="ce1">
            <text:p>203,6</text:p>
          </table:table-cell>
          <table:table-cell office:value-type="float" office:value="583" table:style-name="ce1">
            <text:p>583</text:p>
          </table:table-cell>
          <table:table-cell office:value-type="float" office:value="-774.7" table:style-name="ce1">
            <text:p>-774,7</text:p>
          </table:table-cell>
          <table:table-cell office:value-type="float" office:value="-915.4" table:style-name="ce1">
            <text:p>-915,4</text:p>
          </table:table-cell>
          <table:table-cell office:value-type="float" office:value="-594.1" table:style-name="ce1">
            <text:p>-594,1</text:p>
          </table:table-cell>
          <table:table-cell table:number-columns-repeated="16344"/>
        </table:table-row>
        <table:table-row table:style-name="ro1">
          <table:table-cell office:value-type="float" office:value="-816" table:style-name="ce1">
            <text:p>-816</text:p>
          </table:table-cell>
          <table:table-cell office:value-type="float" office:value="216.7" table:style-name="ce1">
            <text:p>216,7</text:p>
          </table:table-cell>
          <table:table-cell office:value-type="float" office:value="-789.6" table:style-name="ce1">
            <text:p>-789,6</text:p>
          </table:table-cell>
          <table:table-cell office:value-type="float" office:value="215.2" table:style-name="ce1">
            <text:p>215,2</text:p>
          </table:table-cell>
          <table:table-cell office:value-type="float" office:value="-130.9" table:style-name="ce1">
            <text:p>-130,9</text:p>
          </table:table-cell>
          <table:table-cell office:value-type="float" office:value="-710.7" table:style-name="ce1">
            <text:p>-710,7</text:p>
          </table:table-cell>
          <table:table-cell office:value-type="float" office:value="-299.3" table:style-name="ce1">
            <text:p>-299,3</text:p>
          </table:table-cell>
          <table:table-cell office:value-type="float" office:value="-630.6" table:style-name="ce1">
            <text:p>-630,6</text:p>
          </table:table-cell>
          <table:table-cell office:value-type="float" office:value="-706.1" table:style-name="ce1">
            <text:p>-706,1</text:p>
          </table:table-cell>
          <table:table-cell office:value-type="float" office:value="29" table:style-name="ce1">
            <text:p>29</text:p>
          </table:table-cell>
          <table:table-cell office:value-type="float" office:value="532.29999999999995" table:style-name="ce1">
            <text:p>532,3</text:p>
          </table:table-cell>
          <table:table-cell office:value-type="float" office:value="-58.8" table:style-name="ce1">
            <text:p>-58,8</text:p>
          </table:table-cell>
          <table:table-cell office:value-type="float" office:value="772.4" table:style-name="ce1">
            <text:p>772,4</text:p>
          </table:table-cell>
          <table:table-cell office:value-type="float" office:value="871" table:style-name="ce1">
            <text:p>871</text:p>
          </table:table-cell>
          <table:table-cell office:value-type="float" office:value="-65.400000000000006" table:style-name="ce1">
            <text:p>-65,4</text:p>
          </table:table-cell>
          <table:table-cell office:value-type="float" office:value="-466.1" table:style-name="ce1">
            <text:p>-466,1</text:p>
          </table:table-cell>
          <table:table-cell office:value-type="float" office:value="341.8" table:style-name="ce1">
            <text:p>341,8</text:p>
          </table:table-cell>
          <table:table-cell office:value-type="float" office:value="-502.3" table:style-name="ce1">
            <text:p>-502,3</text:p>
          </table:table-cell>
          <table:table-cell office:value-type="float" office:value="243.1" table:style-name="ce1">
            <text:p>243,1</text:p>
          </table:table-cell>
          <table:table-cell office:value-type="float" office:value="-312.60000000000002" table:style-name="ce1">
            <text:p>-312,6</text:p>
          </table:table-cell>
          <table:table-cell office:value-type="float" office:value="-617.5" table:style-name="ce1">
            <text:p>-617,5</text:p>
          </table:table-cell>
          <table:table-cell office:value-type="float" office:value="-162.9" table:style-name="ce1">
            <text:p>-162,9</text:p>
          </table:table-cell>
          <table:table-cell office:value-type="float" office:value="-732.4" table:style-name="ce1">
            <text:p>-732,4</text:p>
          </table:table-cell>
          <table:table-cell office:value-type="float" office:value="-574" table:style-name="ce1">
            <text:p>-574</text:p>
          </table:table-cell>
          <table:table-cell office:value-type="float" office:value="-286.60000000000002" table:style-name="ce1">
            <text:p>-286,6</text:p>
          </table:table-cell>
          <table:table-cell office:value-type="float" office:value="-136.6" table:style-name="ce1">
            <text:p>-136,6</text:p>
          </table:table-cell>
          <table:table-cell office:value-type="float" office:value="488.5" table:style-name="ce1">
            <text:p>488,5</text:p>
          </table:table-cell>
          <table:table-cell office:value-type="float" office:value="742.1" table:style-name="ce1">
            <text:p>742,1</text:p>
          </table:table-cell>
          <table:table-cell office:value-type="float" office:value="-594.4" table:style-name="ce1">
            <text:p>-594,4</text:p>
          </table:table-cell>
          <table:table-cell office:value-type="float" office:value="904" table:style-name="ce1">
            <text:p>904</text:p>
          </table:table-cell>
          <table:table-cell office:value-type="float" office:value="588" table:style-name="ce1">
            <text:p>588</text:p>
          </table:table-cell>
          <table:table-cell office:value-type="float" office:value="822.7" table:style-name="ce1">
            <text:p>822,7</text:p>
          </table:table-cell>
          <table:table-cell office:value-type="float" office:value="451.2" table:style-name="ce1">
            <text:p>451,2</text:p>
          </table:table-cell>
          <table:table-cell office:value-type="float" office:value="227.8" table:style-name="ce1">
            <text:p>227,8</text:p>
          </table:table-cell>
          <table:table-cell office:value-type="float" office:value="867.4" table:style-name="ce1">
            <text:p>867,4</text:p>
          </table:table-cell>
          <table:table-cell office:value-type="float" office:value="948.6" table:style-name="ce1">
            <text:p>948,6</text:p>
          </table:table-cell>
          <table:table-cell office:value-type="float" office:value="-375.4" table:style-name="ce1">
            <text:p>-375,4</text:p>
          </table:table-cell>
          <table:table-cell office:value-type="float" office:value="-717.5" table:style-name="ce1">
            <text:p>-717,5</text:p>
          </table:table-cell>
          <table:table-cell office:value-type="float" office:value="821" table:style-name="ce1">
            <text:p>821</text:p>
          </table:table-cell>
          <table:table-cell office:value-type="float" office:value="396.8" table:style-name="ce1">
            <text:p>396,8</text:p>
          </table:table-cell>
          <table:table-cell table:number-columns-repeated="16344"/>
        </table:table-row>
        <table:table-row table:style-name="ro1">
          <table:table-cell office:value-type="float" office:value="-322.39999999999998" table:style-name="ce1">
            <text:p>-322,4</text:p>
          </table:table-cell>
          <table:table-cell office:value-type="float" office:value="-162.4" table:style-name="ce1">
            <text:p>-162,4</text:p>
          </table:table-cell>
          <table:table-cell office:value-type="float" office:value="120.9" table:style-name="ce1">
            <text:p>120,9</text:p>
          </table:table-cell>
          <table:table-cell office:value-type="float" office:value="847.6" table:style-name="ce1">
            <text:p>847,6</text:p>
          </table:table-cell>
          <table:table-cell office:value-type="float" office:value="583.79999999999995" table:style-name="ce1">
            <text:p>583,8</text:p>
          </table:table-cell>
          <table:table-cell office:value-type="float" office:value="920.9" table:style-name="ce1">
            <text:p>920,9</text:p>
          </table:table-cell>
          <table:table-cell office:value-type="float" office:value="-957.1" table:style-name="ce1">
            <text:p>-957,1</text:p>
          </table:table-cell>
          <table:table-cell office:value-type="float" office:value="-275.39999999999998" table:style-name="ce1">
            <text:p>-275,4</text:p>
          </table:table-cell>
          <table:table-cell office:value-type="float" office:value="595.70000000000005" table:style-name="ce1">
            <text:p>595,7</text:p>
          </table:table-cell>
          <table:table-cell office:value-type="float" office:value="973.2" table:style-name="ce1">
            <text:p>973,2</text:p>
          </table:table-cell>
          <table:table-cell office:value-type="float" office:value="917.5" table:style-name="ce1">
            <text:p>917,5</text:p>
          </table:table-cell>
          <table:table-cell office:value-type="float" office:value="-744.2" table:style-name="ce1">
            <text:p>-744,2</text:p>
          </table:table-cell>
          <table:table-cell office:value-type="float" office:value="506.9" table:style-name="ce1">
            <text:p>506,9</text:p>
          </table:table-cell>
          <table:table-cell office:value-type="float" office:value="-112.7" table:style-name="ce1">
            <text:p>-112,7</text:p>
          </table:table-cell>
          <table:table-cell office:value-type="float" office:value="-34.299999999999997" table:style-name="ce1">
            <text:p>-34,3</text:p>
          </table:table-cell>
          <table:table-cell office:value-type="float" office:value="465.1" table:style-name="ce1">
            <text:p>465,1</text:p>
          </table:table-cell>
          <table:table-cell office:value-type="float" office:value="915.5" table:style-name="ce1">
            <text:p>915,5</text:p>
          </table:table-cell>
          <table:table-cell office:value-type="float" office:value="-35.1" table:style-name="ce1">
            <text:p>-35,1</text:p>
          </table:table-cell>
          <table:table-cell office:value-type="float" office:value="612.9" table:style-name="ce1">
            <text:p>612,9</text:p>
          </table:table-cell>
          <table:table-cell office:value-type="float" office:value="-277.10000000000002" table:style-name="ce1">
            <text:p>-277,1</text:p>
          </table:table-cell>
          <table:table-cell office:value-type="float" office:value="60.8" table:style-name="ce1">
            <text:p>60,8</text:p>
          </table:table-cell>
          <table:table-cell office:value-type="float" office:value="-349" table:style-name="ce1">
            <text:p>-349</text:p>
          </table:table-cell>
          <table:table-cell office:value-type="float" office:value="-357.9" table:style-name="ce1">
            <text:p>-357,9</text:p>
          </table:table-cell>
          <table:table-cell office:value-type="float" office:value="515.79999999999995" table:style-name="ce1">
            <text:p>515,8</text:p>
          </table:table-cell>
          <table:table-cell office:value-type="float" office:value="691.7" table:style-name="ce1">
            <text:p>691,7</text:p>
          </table:table-cell>
          <table:table-cell office:value-type="float" office:value="-225.8" table:style-name="ce1">
            <text:p>-225,8</text:p>
          </table:table-cell>
          <table:table-cell office:value-type="float" office:value="-980.3" table:style-name="ce1">
            <text:p>-980,3</text:p>
          </table:table-cell>
          <table:table-cell office:value-type="float" office:value="977" table:style-name="ce1">
            <text:p>977</text:p>
          </table:table-cell>
          <table:table-cell office:value-type="float" office:value="196.8" table:style-name="ce1">
            <text:p>196,8</text:p>
          </table:table-cell>
          <table:table-cell office:value-type="float" office:value="-228.5" table:style-name="ce1">
            <text:p>-228,5</text:p>
          </table:table-cell>
          <table:table-cell office:value-type="float" office:value="-513.5" table:style-name="ce1">
            <text:p>-513,5</text:p>
          </table:table-cell>
          <table:table-cell office:value-type="float" office:value="-473.8" table:style-name="ce1">
            <text:p>-473,8</text:p>
          </table:table-cell>
          <table:table-cell office:value-type="float" office:value="981.3" table:style-name="ce1">
            <text:p>981,3</text:p>
          </table:table-cell>
          <table:table-cell office:value-type="float" office:value="-644.5" table:style-name="ce1">
            <text:p>-644,5</text:p>
          </table:table-cell>
          <table:table-cell office:value-type="float" office:value="-806.7" table:style-name="ce1">
            <text:p>-806,7</text:p>
          </table:table-cell>
          <table:table-cell office:value-type="float" office:value="-177.9" table:style-name="ce1">
            <text:p>-177,9</text:p>
          </table:table-cell>
          <table:table-cell office:value-type="float" office:value="488.6" table:style-name="ce1">
            <text:p>488,6</text:p>
          </table:table-cell>
          <table:table-cell office:value-type="float" office:value="669.5" table:style-name="ce1">
            <text:p>669,5</text:p>
          </table:table-cell>
          <table:table-cell office:value-type="float" office:value="-44.5" table:style-name="ce1">
            <text:p>-44,5</text:p>
          </table:table-cell>
          <table:table-cell office:value-type="float" office:value="345.9" table:style-name="ce1">
            <text:p>345,9</text:p>
          </table:table-cell>
          <table:table-cell table:number-columns-repeated="16344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474.5" table:style-name="ce1">
            <text:p>474,5</text:p>
          </table:table-cell>
          <table:table-cell office:value-type="float" office:value="834.5" table:style-name="ce1">
            <text:p>834,5</text:p>
          </table:table-cell>
          <table:table-cell office:value-type="float" office:value="-316.3" table:style-name="ce1">
            <text:p>-316,3</text:p>
          </table:table-cell>
          <table:table-cell office:value-type="float" office:value="-6.7" table:style-name="ce1">
            <text:p>-6,7</text:p>
          </table:table-cell>
          <table:table-cell office:value-type="float" office:value="379.5" table:style-name="ce1">
            <text:p>379,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-858.6" table:style-name="ce1">
            <text:p>-858,6</text:p>
          </table:table-cell>
          <table:table-cell office:value-type="float" office:value="502.7" table:style-name="ce1">
            <text:p>502,7</text:p>
          </table:table-cell>
          <table:table-cell office:value-type="float" office:value="-876.8" table:style-name="ce1">
            <text:p>-876,8</text:p>
          </table:table-cell>
          <table:table-cell office:value-type="float" office:value="981.4" table:style-name="ce1">
            <text:p>981,4</text:p>
          </table:table-cell>
          <table:table-cell office:value-type="float" office:value="987" table:style-name="ce1">
            <text:p>987</text:p>
          </table:table-cell>
          <table:table-cell office:value-type="float" office:value="629.4" table:style-name="ce1">
            <text:p>629,4</text:p>
          </table:table-cell>
          <table:table-cell office:value-type="float" office:value="-926.2" table:style-name="ce1">
            <text:p>-926,2</text:p>
          </table:table-cell>
          <table:table-cell office:value-type="float" office:value="-377.8" table:style-name="ce1">
            <text:p>-377,8</text:p>
          </table:table-cell>
          <table:table-cell office:value-type="float" office:value="470.2" table:style-name="ce1">
            <text:p>470,2</text:p>
          </table:table-cell>
          <table:table-cell office:value-type="float" office:value="947.8" table:style-name="ce1">
            <text:p>947,8</text:p>
          </table:table-cell>
          <table:table-cell office:value-type="float" office:value="-269.5" table:style-name="ce1">
            <text:p>-269,5</text:p>
          </table:table-cell>
          <table:table-cell office:value-type="float" office:value="-715" table:style-name="ce1">
            <text:p>-715</text:p>
          </table:table-cell>
          <table:table-cell office:value-type="float" office:value="602.79999999999995" table:style-name="ce1">
            <text:p>602,8</text:p>
          </table:table-cell>
          <table:table-cell office:value-type="float" office:value="731.2" table:style-name="ce1">
            <text:p>731,2</text:p>
          </table:table-cell>
          <table:table-cell office:value-type="float" office:value="-707.8" table:style-name="ce1">
            <text:p>-707,8</text:p>
          </table:table-cell>
          <table:table-cell office:value-type="float" office:value="442.5" table:style-name="ce1">
            <text:p>442,5</text:p>
          </table:table-cell>
          <table:table-cell office:value-type="float" office:value="616.20000000000005" table:style-name="ce1">
            <text:p>616,2</text:p>
          </table:table-cell>
          <table:table-cell office:value-type="float" office:value="-208.8" table:style-name="ce1">
            <text:p>-208,8</text:p>
          </table:table-cell>
          <table:table-cell office:value-type="float" office:value="-807" table:style-name="ce1">
            <text:p>-807</text:p>
          </table:table-cell>
          <table:table-cell office:value-type="float" office:value="800.6" table:style-name="ce1">
            <text:p>800,6</text:p>
          </table:table-cell>
          <table:table-cell office:value-type="float" office:value="-599.9" table:style-name="ce1">
            <text:p>-599,9</text:p>
          </table:table-cell>
          <table:table-cell office:value-type="float" office:value="-413.3" table:style-name="ce1">
            <text:p>-413,3</text:p>
          </table:table-cell>
          <table:table-cell office:value-type="float" office:value="418.6" table:style-name="ce1">
            <text:p>418,6</text:p>
          </table:table-cell>
          <table:table-cell office:value-type="float" office:value="666.4" table:style-name="ce1">
            <text:p>666,4</text:p>
          </table:table-cell>
          <table:table-cell office:value-type="float" office:value="231.7" table:style-name="ce1">
            <text:p>231,7</text:p>
          </table:table-cell>
          <table:table-cell office:value-type="float" office:value="330.9" table:style-name="ce1">
            <text:p>330,9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-738.7" table:style-name="ce1">
            <text:p>-738,7</text:p>
          </table:table-cell>
          <table:table-cell office:value-type="float" office:value="929.2" table:style-name="ce1">
            <text:p>929,2</text:p>
          </table:table-cell>
          <table:table-cell office:value-type="float" office:value="791.9" table:style-name="ce1">
            <text:p>791,9</text:p>
          </table:table-cell>
          <table:table-cell office:value-type="float" office:value="501" table:style-name="ce1">
            <text:p>501</text:p>
          </table:table-cell>
          <table:table-cell office:value-type="float" office:value="158.6" table:style-name="ce1">
            <text:p>158,6</text:p>
          </table:table-cell>
          <table:table-cell office:value-type="float" office:value="-9.8000000000000007" table:style-name="ce1">
            <text:p>-9,8</text:p>
          </table:table-cell>
          <table:table-cell table:number-columns-repeated="16344"/>
        </table:table-row>
        <table:table-row table:style-name="ro1">
          <table:table-cell office:value-type="float" office:value="858.2" table:style-name="ce1">
            <text:p>858,2</text:p>
          </table:table-cell>
          <table:table-cell office:value-type="float" office:value="-861.1" table:style-name="ce1">
            <text:p>-861,1</text:p>
          </table:table-cell>
          <table:table-cell office:value-type="float" office:value="-994.9" table:style-name="ce1">
            <text:p>-994,9</text:p>
          </table:table-cell>
          <table:table-cell office:value-type="float" office:value="371" table:style-name="ce1">
            <text:p>371</text:p>
          </table:table-cell>
          <table:table-cell office:value-type="float" office:value="924.5" table:style-name="ce1">
            <text:p>924,5</text:p>
          </table:table-cell>
          <table:table-cell office:value-type="float" office:value="-318.7" table:style-name="ce1">
            <text:p>-318,7</text:p>
          </table:table-cell>
          <table:table-cell office:value-type="float" office:value="164.7" table:style-name="ce1">
            <text:p>164,7</text:p>
          </table:table-cell>
          <table:table-cell office:value-type="float" office:value="2.7" table:style-name="ce1">
            <text:p>2,7</text:p>
          </table:table-cell>
          <table:table-cell office:value-type="float" office:value="-246.4" table:style-name="ce1">
            <text:p>-246,4</text:p>
          </table:table-cell>
          <table:table-cell office:value-type="float" office:value="64.5" table:style-name="ce1">
            <text:p>64,5</text:p>
          </table:table-cell>
          <table:table-cell office:value-type="float" office:value="-722.8" table:style-name="ce1">
            <text:p>-722,8</text:p>
          </table:table-cell>
          <table:table-cell office:value-type="float" office:value="-62.8" table:style-name="ce1">
            <text:p>-62,8</text:p>
          </table:table-cell>
          <table:table-cell office:value-type="float" office:value="414.4" table:style-name="ce1">
            <text:p>414,4</text:p>
          </table:table-cell>
          <table:table-cell office:value-type="float" office:value="554.6" table:style-name="ce1">
            <text:p>554,6</text:p>
          </table:table-cell>
          <table:table-cell office:value-type="float" office:value="-374.3" table:style-name="ce1">
            <text:p>-374,3</text:p>
          </table:table-cell>
          <table:table-cell office:value-type="float" office:value="131.4" table:style-name="ce1">
            <text:p>131,4</text:p>
          </table:table-cell>
          <table:table-cell office:value-type="float" office:value="59.4" table:style-name="ce1">
            <text:p>59,4</text:p>
          </table:table-cell>
          <table:table-cell office:value-type="float" office:value="600.70000000000005" table:style-name="ce1">
            <text:p>600,7</text:p>
          </table:table-cell>
          <table:table-cell office:value-type="float" office:value="-157.6" table:style-name="ce1">
            <text:p>-157,6</text:p>
          </table:table-cell>
          <table:table-cell office:value-type="float" office:value="-875.3" table:style-name="ce1">
            <text:p>-875,3</text:p>
          </table:table-cell>
          <table:table-cell office:value-type="float" office:value="-447.3" table:style-name="ce1">
            <text:p>-447,3</text:p>
          </table:table-cell>
          <table:table-cell office:value-type="float" office:value="-362.2" table:style-name="ce1">
            <text:p>-362,2</text:p>
          </table:table-cell>
          <table:table-cell office:value-type="float" office:value="-188.2" table:style-name="ce1">
            <text:p>-188,2</text:p>
          </table:table-cell>
          <table:table-cell office:value-type="float" office:value="528.79999999999995" table:style-name="ce1">
            <text:p>528,8</text:p>
          </table:table-cell>
          <table:table-cell office:value-type="float" office:value="-988.2" table:style-name="ce1">
            <text:p>-988,2</text:p>
          </table:table-cell>
          <table:table-cell office:value-type="float" office:value="-967.6" table:style-name="ce1">
            <text:p>-967,6</text:p>
          </table:table-cell>
          <table:table-cell office:value-type="float" office:value="706" table:style-name="ce1">
            <text:p>706</text:p>
          </table:table-cell>
          <table:table-cell office:value-type="float" office:value="233.1" table:style-name="ce1">
            <text:p>233,1</text:p>
          </table:table-cell>
          <table:table-cell office:value-type="float" office:value="-941.6" table:style-name="ce1">
            <text:p>-941,6</text:p>
          </table:table-cell>
          <table:table-cell office:value-type="float" office:value="591.70000000000005" table:style-name="ce1">
            <text:p>591,7</text:p>
          </table:table-cell>
          <table:table-cell office:value-type="float" office:value="742.7" table:style-name="ce1">
            <text:p>742,7</text:p>
          </table:table-cell>
          <table:table-cell office:value-type="float" office:value="-202.5" table:style-name="ce1">
            <text:p>-202,5</text:p>
          </table:table-cell>
          <table:table-cell office:value-type="float" office:value="-607.1" table:style-name="ce1">
            <text:p>-607,1</text:p>
          </table:table-cell>
          <table:table-cell office:value-type="float" office:value="559.9" table:style-name="ce1">
            <text:p>559,9</text:p>
          </table:table-cell>
          <table:table-cell office:value-type="float" office:value="646.9" table:style-name="ce1">
            <text:p>646,9</text:p>
          </table:table-cell>
          <table:table-cell office:value-type="float" office:value="536.29999999999995" table:style-name="ce1">
            <text:p>536,3</text:p>
          </table:table-cell>
          <table:table-cell office:value-type="float" office:value="-388.6" table:style-name="ce1">
            <text:p>-388,6</text:p>
          </table:table-cell>
          <table:table-cell office:value-type="float" office:value="6.9" table:style-name="ce1">
            <text:p>6,9</text:p>
          </table:table-cell>
          <table:table-cell office:value-type="float" office:value="817.8" table:style-name="ce1">
            <text:p>817,8</text:p>
          </table:table-cell>
          <table:table-cell office:value-type="float" office:value="536.4" table:style-name="ce1">
            <text:p>536,4</text:p>
          </table:table-cell>
          <table:table-cell table:number-columns-repeated="16344"/>
        </table:table-row>
        <table:table-row table:style-name="ro1">
          <table:table-cell office:value-type="float" office:value="330.5" table:style-name="ce1">
            <text:p>330,5</text:p>
          </table:table-cell>
          <table:table-cell office:value-type="float" office:value="-689.5" table:style-name="ce1">
            <text:p>-689,5</text:p>
          </table:table-cell>
          <table:table-cell office:value-type="float" office:value="-721.1" table:style-name="ce1">
            <text:p>-721,1</text:p>
          </table:table-cell>
          <table:table-cell office:value-type="float" office:value="-733.9" table:style-name="ce1">
            <text:p>-733,9</text:p>
          </table:table-cell>
          <table:table-cell office:value-type="float" office:value="-961.7" table:style-name="ce1">
            <text:p>-961,7</text:p>
          </table:table-cell>
          <table:table-cell office:value-type="float" office:value="737.8" table:style-name="ce1">
            <text:p>737,8</text:p>
          </table:table-cell>
          <table:table-cell office:value-type="float" office:value="490.2" table:style-name="ce1">
            <text:p>490,2</text:p>
          </table:table-cell>
          <table:table-cell office:value-type="float" office:value="90.8" table:style-name="ce1">
            <text:p>90,8</text:p>
          </table:table-cell>
          <table:table-cell office:value-type="float" office:value="466.5" table:style-name="ce1">
            <text:p>466,5</text:p>
          </table:table-cell>
          <table:table-cell office:value-type="float" office:value="-531.6" table:style-name="ce1">
            <text:p>-531,6</text:p>
          </table:table-cell>
          <table:table-cell office:value-type="float" office:value="-352.2" table:style-name="ce1">
            <text:p>-352,2</text:p>
          </table:table-cell>
          <table:table-cell office:value-type="float" office:value="-354.7" table:style-name="ce1">
            <text:p>-354,7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-127.7" table:style-name="ce1">
            <text:p>-127,7</text:p>
          </table:table-cell>
          <table:table-cell office:value-type="float" office:value="-772.7" table:style-name="ce1">
            <text:p>-772,7</text:p>
          </table:table-cell>
          <table:table-cell office:value-type="float" office:value="-346.7" table:style-name="ce1">
            <text:p>-346,7</text:p>
          </table:table-cell>
          <table:table-cell office:value-type="float" office:value="590.70000000000005" table:style-name="ce1">
            <text:p>590,7</text:p>
          </table:table-cell>
          <table:table-cell office:value-type="float" office:value="-214.3" table:style-name="ce1">
            <text:p>-214,3</text:p>
          </table:table-cell>
          <table:table-cell office:value-type="float" office:value="-79.5" table:style-name="ce1">
            <text:p>-79,5</text:p>
          </table:table-cell>
          <table:table-cell office:value-type="float" office:value="23.6" table:style-name="ce1">
            <text:p>23,6</text:p>
          </table:table-cell>
          <table:table-cell office:value-type="float" office:value="-928.4" table:style-name="ce1">
            <text:p>-928,4</text:p>
          </table:table-cell>
          <table:table-cell office:value-type="float" office:value="217.3" table:style-name="ce1">
            <text:p>217,3</text:p>
          </table:table-cell>
          <table:table-cell office:value-type="float" office:value="-565.5" table:style-name="ce1">
            <text:p>-565,5</text:p>
          </table:table-cell>
          <table:table-cell office:value-type="float" office:value="794.2" table:style-name="ce1">
            <text:p>794,2</text:p>
          </table:table-cell>
          <table:table-cell office:value-type="float" office:value="-196.1" table:style-name="ce1">
            <text:p>-196,1</text:p>
          </table:table-cell>
          <table:table-cell office:value-type="float" office:value="-435.8" table:style-name="ce1">
            <text:p>-435,8</text:p>
          </table:table-cell>
          <table:table-cell office:value-type="float" office:value="-970" table:style-name="ce1">
            <text:p>-970</text:p>
          </table:table-cell>
          <table:table-cell office:value-type="float" office:value="972.9" table:style-name="ce1">
            <text:p>972,9</text:p>
          </table:table-cell>
          <table:table-cell office:value-type="float" office:value="702.7" table:style-name="ce1">
            <text:p>702,7</text:p>
          </table:table-cell>
          <table:table-cell office:value-type="float" office:value="-620.5" table:style-name="ce1">
            <text:p>-620,5</text:p>
          </table:table-cell>
          <table:table-cell office:value-type="float" office:value="-144" table:style-name="ce1">
            <text:p>-144</text:p>
          </table:table-cell>
          <table:table-cell office:value-type="float" office:value="221.2" table:style-name="ce1">
            <text:p>221,2</text:p>
          </table:table-cell>
          <table:table-cell office:value-type="float" office:value="319.8" table:style-name="ce1">
            <text:p>319,8</text:p>
          </table:table-cell>
          <table:table-cell office:value-type="float" office:value="422" table:style-name="ce1">
            <text:p>422</text:p>
          </table:table-cell>
          <table:table-cell office:value-type="float" office:value="-771.3" table:style-name="ce1">
            <text:p>-771,3</text:p>
          </table:table-cell>
          <table:table-cell office:value-type="float" office:value="886.9" table:style-name="ce1">
            <text:p>886,9</text:p>
          </table:table-cell>
          <table:table-cell office:value-type="float" office:value="71.8" table:style-name="ce1">
            <text:p>71,8</text:p>
          </table:table-cell>
          <table:table-cell office:value-type="float" office:value="-356.5" table:style-name="ce1">
            <text:p>-356,5</text:p>
          </table:table-cell>
          <table:table-cell office:value-type="float" office:value="-120.1" table:style-name="ce1">
            <text:p>-120,1</text:p>
          </table:table-cell>
          <table:table-cell office:value-type="float" office:value="101.7" table:style-name="ce1">
            <text:p>101,7</text:p>
          </table:table-cell>
          <table:table-cell table:number-columns-repeated="16344"/>
        </table:table-row>
        <table:table-row table:style-name="ro1">
          <table:table-cell office:value-type="float" office:value="446.2" table:style-name="ce1">
            <text:p>446,2</text:p>
          </table:table-cell>
          <table:table-cell office:value-type="float" office:value="-674.5" table:style-name="ce1">
            <text:p>-674,5</text:p>
          </table:table-cell>
          <table:table-cell office:value-type="float" office:value="512.9" table:style-name="ce1">
            <text:p>512,9</text:p>
          </table:table-cell>
          <table:table-cell office:value-type="float" office:value="921.3" table:style-name="ce1">
            <text:p>921,3</text:p>
          </table:table-cell>
          <table:table-cell office:value-type="float" office:value="245.5" table:style-name="ce1">
            <text:p>245,5</text:p>
          </table:table-cell>
          <table:table-cell office:value-type="float" office:value="-942.5" table:style-name="ce1">
            <text:p>-942,5</text:p>
          </table:table-cell>
          <table:table-cell office:value-type="float" office:value="861" table:style-name="ce1">
            <text:p>861</text:p>
          </table:table-cell>
          <table:table-cell office:value-type="float" office:value="-709.2" table:style-name="ce1">
            <text:p>-709,2</text:p>
          </table:table-cell>
          <table:table-cell office:value-type="float" office:value="230.4" table:style-name="ce1">
            <text:p>230,4</text:p>
          </table:table-cell>
          <table:table-cell office:value-type="float" office:value="106.5" table:style-name="ce1">
            <text:p>106,5</text:p>
          </table:table-cell>
          <table:table-cell office:value-type="float" office:value="-772.3" table:style-name="ce1">
            <text:p>-772,3</text:p>
          </table:table-cell>
          <table:table-cell office:value-type="float" office:value="288.39999999999998" table:style-name="ce1">
            <text:p>288,4</text:p>
          </table:table-cell>
          <table:table-cell office:value-type="float" office:value="-755" table:style-name="ce1">
            <text:p>-755</text:p>
          </table:table-cell>
          <table:table-cell office:value-type="float" office:value="-825.2" table:style-name="ce1">
            <text:p>-825,2</text:p>
          </table:table-cell>
          <table:table-cell office:value-type="float" office:value="-894.5" table:style-name="ce1">
            <text:p>-894,5</text:p>
          </table:table-cell>
          <table:table-cell office:value-type="float" office:value="637.20000000000005" table:style-name="ce1">
            <text:p>637,2</text:p>
          </table:table-cell>
          <table:table-cell office:value-type="float" office:value="-117" table:style-name="ce1">
            <text:p>-117</text:p>
          </table:table-cell>
          <table:table-cell office:value-type="float" office:value="394.2" table:style-name="ce1">
            <text:p>394,2</text:p>
          </table:table-cell>
          <table:table-cell office:value-type="float" office:value="-986.8" table:style-name="ce1">
            <text:p>-986,8</text:p>
          </table:table-cell>
          <table:table-cell office:value-type="float" office:value="664" table:style-name="ce1">
            <text:p>664</text:p>
          </table:table-cell>
          <table:table-cell office:value-type="float" office:value="-895.8" table:style-name="ce1">
            <text:p>-895,8</text:p>
          </table:table-cell>
          <table:table-cell office:value-type="float" office:value="-304.10000000000002" table:style-name="ce1">
            <text:p>-304,1</text:p>
          </table:table-cell>
          <table:table-cell office:value-type="float" office:value="-254.2" table:style-name="ce1">
            <text:p>-254,2</text:p>
          </table:table-cell>
          <table:table-cell office:value-type="float" office:value="741.5" table:style-name="ce1">
            <text:p>741,5</text:p>
          </table:table-cell>
          <table:table-cell office:value-type="float" office:value="-489.6" table:style-name="ce1">
            <text:p>-489,6</text:p>
          </table:table-cell>
          <table:table-cell office:value-type="float" office:value="60.7" table:style-name="ce1">
            <text:p>60,7</text:p>
          </table:table-cell>
          <table:table-cell office:value-type="float" office:value="-274.2" table:style-name="ce1">
            <text:p>-274,2</text:p>
          </table:table-cell>
          <table:table-cell office:value-type="float" office:value="254" table:style-name="ce1">
            <text:p>254</text:p>
          </table:table-cell>
          <table:table-cell office:value-type="float" office:value="-207.7" table:style-name="ce1">
            <text:p>-207,7</text:p>
          </table:table-cell>
          <table:table-cell office:value-type="float" office:value="732.6" table:style-name="ce1">
            <text:p>732,6</text:p>
          </table:table-cell>
          <table:table-cell office:value-type="float" office:value="-882.7" table:style-name="ce1">
            <text:p>-882,7</text:p>
          </table:table-cell>
          <table:table-cell office:value-type="float" office:value="-861.7" table:style-name="ce1">
            <text:p>-861,7</text:p>
          </table:table-cell>
          <table:table-cell office:value-type="float" office:value="-639" table:style-name="ce1">
            <text:p>-639</text:p>
          </table:table-cell>
          <table:table-cell office:value-type="float" office:value="783.4" table:style-name="ce1">
            <text:p>783,4</text:p>
          </table:table-cell>
          <table:table-cell office:value-type="float" office:value="-265.8" table:style-name="ce1">
            <text:p>-265,8</text:p>
          </table:table-cell>
          <table:table-cell office:value-type="float" office:value="-158.5" table:style-name="ce1">
            <text:p>-158,5</text:p>
          </table:table-cell>
          <table:table-cell office:value-type="float" office:value="-151.69999999999999" table:style-name="ce1">
            <text:p>-151,7</text:p>
          </table:table-cell>
          <table:table-cell office:value-type="float" office:value="508.4" table:style-name="ce1">
            <text:p>508,4</text:p>
          </table:table-cell>
          <table:table-cell office:value-type="float" office:value="134.19999999999999" table:style-name="ce1">
            <text:p>134,2</text:p>
          </table:table-cell>
          <table:table-cell office:value-type="float" office:value="249.6" table:style-name="ce1">
            <text:p>249,6</text:p>
          </table:table-cell>
          <table:table-cell table:number-columns-repeated="16344"/>
        </table:table-row>
        <table:table-row table:style-name="ro1">
          <table:table-cell office:value-type="float" office:value="-815.8" table:style-name="ce1">
            <text:p>-815,8</text:p>
          </table:table-cell>
          <table:table-cell office:value-type="float" office:value="-178.5" table:style-name="ce1">
            <text:p>-178,5</text:p>
          </table:table-cell>
          <table:table-cell office:value-type="float" office:value="-864.8" table:style-name="ce1">
            <text:p>-864,8</text:p>
          </table:table-cell>
          <table:table-cell office:value-type="float" office:value="207.7" table:style-name="ce1">
            <text:p>207,7</text:p>
          </table:table-cell>
          <table:table-cell office:value-type="float" office:value="607.6" table:style-name="ce1">
            <text:p>607,6</text:p>
          </table:table-cell>
          <table:table-cell office:value-type="float" office:value="976.6" table:style-name="ce1">
            <text:p>976,6</text:p>
          </table:table-cell>
          <table:table-cell office:value-type="float" office:value="-886.8" table:style-name="ce1">
            <text:p>-886,8</text:p>
          </table:table-cell>
          <table:table-cell office:value-type="float" office:value="87.6" table:style-name="ce1">
            <text:p>87,6</text:p>
          </table:table-cell>
          <table:table-cell office:value-type="float" office:value="-190.5" table:style-name="ce1">
            <text:p>-190,5</text:p>
          </table:table-cell>
          <table:table-cell office:value-type="float" office:value="-525.6" table:style-name="ce1">
            <text:p>-525,6</text:p>
          </table:table-cell>
          <table:table-cell office:value-type="float" office:value="-778.5" table:style-name="ce1">
            <text:p>-778,5</text:p>
          </table:table-cell>
          <table:table-cell office:value-type="float" office:value="217.3" table:style-name="ce1">
            <text:p>217,3</text:p>
          </table:table-cell>
          <table:table-cell office:value-type="float" office:value="-733.9" table:style-name="ce1">
            <text:p>-733,9</text:p>
          </table:table-cell>
          <table:table-cell office:value-type="float" office:value="49.9" table:style-name="ce1">
            <text:p>49,9</text:p>
          </table:table-cell>
          <table:table-cell office:value-type="float" office:value="-304.8" table:style-name="ce1">
            <text:p>-304,8</text:p>
          </table:table-cell>
          <table:table-cell office:value-type="float" office:value="-168.2" table:style-name="ce1">
            <text:p>-168,2</text:p>
          </table:table-cell>
          <table:table-cell office:value-type="float" office:value="226.2" table:style-name="ce1">
            <text:p>226,2</text:p>
          </table:table-cell>
          <table:table-cell office:value-type="float" office:value="-482.4" table:style-name="ce1">
            <text:p>-482,4</text:p>
          </table:table-cell>
          <table:table-cell office:value-type="float" office:value="423.1" table:style-name="ce1">
            <text:p>423,1</text:p>
          </table:table-cell>
          <table:table-cell office:value-type="float" office:value="-251" table:style-name="ce1">
            <text:p>-251</text:p>
          </table:table-cell>
          <table:table-cell office:value-type="float" office:value="403.1" table:style-name="ce1">
            <text:p>403,1</text:p>
          </table:table-cell>
          <table:table-cell office:value-type="float" office:value="119.7" table:style-name="ce1">
            <text:p>119,7</text:p>
          </table:table-cell>
          <table:table-cell office:value-type="float" office:value="947.1" table:style-name="ce1">
            <text:p>947,1</text:p>
          </table:table-cell>
          <table:table-cell office:value-type="float" office:value="-751.2" table:style-name="ce1">
            <text:p>-751,2</text:p>
          </table:table-cell>
          <table:table-cell office:value-type="float" office:value="288.3" table:style-name="ce1">
            <text:p>288,3</text:p>
          </table:table-cell>
          <table:table-cell office:value-type="float" office:value="308.7" table:style-name="ce1">
            <text:p>308,7</text:p>
          </table:table-cell>
          <table:table-cell office:value-type="float" office:value="-668.7" table:style-name="ce1">
            <text:p>-668,7</text:p>
          </table:table-cell>
          <table:table-cell office:value-type="float" office:value="987.5" table:style-name="ce1">
            <text:p>987,5</text:p>
          </table:table-cell>
          <table:table-cell office:value-type="float" office:value="-32.6" table:style-name="ce1">
            <text:p>-32,6</text:p>
          </table:table-cell>
          <table:table-cell office:value-type="float" office:value="-709.6" table:style-name="ce1">
            <text:p>-709,6</text:p>
          </table:table-cell>
          <table:table-cell office:value-type="float" office:value="-284.3" table:style-name="ce1">
            <text:p>-284,3</text:p>
          </table:table-cell>
          <table:table-cell office:value-type="float" office:value="-193.7" table:style-name="ce1">
            <text:p>-193,7</text:p>
          </table:table-cell>
          <table:table-cell office:value-type="float" office:value="-62.7" table:style-name="ce1">
            <text:p>-62,7</text:p>
          </table:table-cell>
          <table:table-cell office:value-type="float" office:value="98.2" table:style-name="ce1">
            <text:p>98,2</text:p>
          </table:table-cell>
          <table:table-cell office:value-type="float" office:value="939.6" table:style-name="ce1">
            <text:p>939,6</text:p>
          </table:table-cell>
          <table:table-cell office:value-type="float" office:value="-291.5" table:style-name="ce1">
            <text:p>-291,5</text:p>
          </table:table-cell>
          <table:table-cell office:value-type="float" office:value="233.5" table:style-name="ce1">
            <text:p>233,5</text:p>
          </table:table-cell>
          <table:table-cell office:value-type="float" office:value="427.1" table:style-name="ce1">
            <text:p>427,1</text:p>
          </table:table-cell>
          <table:table-cell office:value-type="float" office:value="133" table:style-name="ce1">
            <text:p>133</text:p>
          </table:table-cell>
          <table:table-cell office:value-type="float" office:value="249.3" table:style-name="ce1">
            <text:p>249,3</text:p>
          </table:table-cell>
          <table:table-cell table:number-columns-repeated="16344"/>
        </table:table-row>
        <table:table-row table:style-name="ro1">
          <table:table-cell office:value-type="float" office:value="-192.5" table:style-name="ce1">
            <text:p>-192,5</text:p>
          </table:table-cell>
          <table:table-cell office:value-type="float" office:value="935.9" table:style-name="ce1">
            <text:p>935,9</text:p>
          </table:table-cell>
          <table:table-cell office:value-type="float" office:value="857.6" table:style-name="ce1">
            <text:p>857,6</text:p>
          </table:table-cell>
          <table:table-cell office:value-type="float" office:value="981.3" table:style-name="ce1">
            <text:p>981,3</text:p>
          </table:table-cell>
          <table:table-cell office:value-type="float" office:value="-225.8" table:style-name="ce1">
            <text:p>-225,8</text:p>
          </table:table-cell>
          <table:table-cell office:value-type="float" office:value="760.7" table:style-name="ce1">
            <text:p>760,7</text:p>
          </table:table-cell>
          <table:table-cell office:value-type="float" office:value="-215.9" table:style-name="ce1">
            <text:p>-215,9</text:p>
          </table:table-cell>
          <table:table-cell office:value-type="float" office:value="-779.8" table:style-name="ce1">
            <text:p>-779,8</text:p>
          </table:table-cell>
          <table:table-cell office:value-type="float" office:value="908.5" table:style-name="ce1">
            <text:p>908,5</text:p>
          </table:table-cell>
          <table:table-cell office:value-type="float" office:value="-926.4" table:style-name="ce1">
            <text:p>-926,4</text:p>
          </table:table-cell>
          <table:table-cell office:value-type="float" office:value="-80.900000000000006" table:style-name="ce1">
            <text:p>-80,9</text:p>
          </table:table-cell>
          <table:table-cell office:value-type="float" office:value="-399.7" table:style-name="ce1">
            <text:p>-399,7</text:p>
          </table:table-cell>
          <table:table-cell office:value-type="float" office:value="744.1" table:style-name="ce1">
            <text:p>744,1</text:p>
          </table:table-cell>
          <table:table-cell office:value-type="float" office:value="624.79999999999995" table:style-name="ce1">
            <text:p>624,8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367.9" table:style-name="ce1">
            <text:p>367,9</text:p>
          </table:table-cell>
          <table:table-cell office:value-type="float" office:value="426.9" table:style-name="ce1">
            <text:p>426,9</text:p>
          </table:table-cell>
          <table:table-cell office:value-type="float" office:value="-106.4" table:style-name="ce1">
            <text:p>-106,4</text:p>
          </table:table-cell>
          <table:table-cell office:value-type="float" office:value="475.3" table:style-name="ce1">
            <text:p>475,3</text:p>
          </table:table-cell>
          <table:table-cell office:value-type="float" office:value="-900.3" table:style-name="ce1">
            <text:p>-900,3</text:p>
          </table:table-cell>
          <table:table-cell office:value-type="float" office:value="117.6" table:style-name="ce1">
            <text:p>117,6</text:p>
          </table:table-cell>
          <table:table-cell office:value-type="float" office:value="885.8" table:style-name="ce1">
            <text:p>885,8</text:p>
          </table:table-cell>
          <table:table-cell office:value-type="float" office:value="487.3" table:style-name="ce1">
            <text:p>487,3</text:p>
          </table:table-cell>
          <table:table-cell office:value-type="float" office:value="3.4" table:style-name="ce1">
            <text:p>3,4</text:p>
          </table:table-cell>
          <table:table-cell office:value-type="float" office:value="-521.20000000000005" table:style-name="ce1">
            <text:p>-521,2</text:p>
          </table:table-cell>
          <table:table-cell office:value-type="float" office:value="364.6" table:style-name="ce1">
            <text:p>364,6</text:p>
          </table:table-cell>
          <table:table-cell office:value-type="float" office:value="739.5" table:style-name="ce1">
            <text:p>739,5</text:p>
          </table:table-cell>
          <table:table-cell office:value-type="float" office:value="36.6" table:style-name="ce1">
            <text:p>36,6</text:p>
          </table:table-cell>
          <table:table-cell office:value-type="float" office:value="-175.6" table:style-name="ce1">
            <text:p>-175,6</text:p>
          </table:table-cell>
          <table:table-cell office:value-type="float" office:value="-98.5" table:style-name="ce1">
            <text:p>-98,5</text:p>
          </table:table-cell>
          <table:table-cell office:value-type="float" office:value="-630.9" table:style-name="ce1">
            <text:p>-630,9</text:p>
          </table:table-cell>
          <table:table-cell office:value-type="float" office:value="412.9" table:style-name="ce1">
            <text:p>412,9</text:p>
          </table:table-cell>
          <table:table-cell office:value-type="float" office:value="288.7" table:style-name="ce1">
            <text:p>288,7</text:p>
          </table:table-cell>
          <table:table-cell office:value-type="float" office:value="685.2" table:style-name="ce1">
            <text:p>685,2</text:p>
          </table:table-cell>
          <table:table-cell office:value-type="float" office:value="333.3" table:style-name="ce1">
            <text:p>333,3</text:p>
          </table:table-cell>
          <table:table-cell office:value-type="float" office:value="336.9" table:style-name="ce1">
            <text:p>336,9</text:p>
          </table:table-cell>
          <table:table-cell office:value-type="float" office:value="652.29999999999995" table:style-name="ce1">
            <text:p>652,3</text:p>
          </table:table-cell>
          <table:table-cell office:value-type="float" office:value="-506.6" table:style-name="ce1">
            <text:p>-506,6</text:p>
          </table:table-cell>
          <table:table-cell office:value-type="float" office:value="155.19999999999999" table:style-name="ce1">
            <text:p>155,2</text:p>
          </table:table-cell>
          <table:table-cell office:value-type="float" office:value="-723.7" table:style-name="ce1">
            <text:p>-723,7</text:p>
          </table:table-cell>
          <table:table-cell table:number-columns-repeated="16344"/>
        </table:table-row>
        <table:table-row table:style-name="ro1">
          <table:table-cell office:value-type="float" office:value="-451.6" table:style-name="ce1">
            <text:p>-451,6</text:p>
          </table:table-cell>
          <table:table-cell office:value-type="float" office:value="-141.30000000000001" table:style-name="ce1">
            <text:p>-141,3</text:p>
          </table:table-cell>
          <table:table-cell office:value-type="float" office:value="815.4" table:style-name="ce1">
            <text:p>815,4</text:p>
          </table:table-cell>
          <table:table-cell office:value-type="float" office:value="-174.8" table:style-name="ce1">
            <text:p>-174,8</text:p>
          </table:table-cell>
          <table:table-cell office:value-type="float" office:value="-352.3" table:style-name="ce1">
            <text:p>-352,3</text:p>
          </table:table-cell>
          <table:table-cell office:value-type="float" office:value="-827.3" table:style-name="ce1">
            <text:p>-827,3</text:p>
          </table:table-cell>
          <table:table-cell office:value-type="float" office:value="-897.3" table:style-name="ce1">
            <text:p>-897,3</text:p>
          </table:table-cell>
          <table:table-cell office:value-type="float" office:value="805.5" table:style-name="ce1">
            <text:p>805,5</text:p>
          </table:table-cell>
          <table:table-cell office:value-type="float" office:value="-642.4" table:style-name="ce1">
            <text:p>-642,4</text:p>
          </table:table-cell>
          <table:table-cell office:value-type="float" office:value="114.5" table:style-name="ce1">
            <text:p>114,5</text:p>
          </table:table-cell>
          <table:table-cell office:value-type="float" office:value="751.7" table:style-name="ce1">
            <text:p>751,7</text:p>
          </table:table-cell>
          <table:table-cell office:value-type="float" office:value="266.89999999999998" table:style-name="ce1">
            <text:p>266,9</text:p>
          </table:table-cell>
          <table:table-cell office:value-type="float" office:value="-461.7" table:style-name="ce1">
            <text:p>-461,7</text:p>
          </table:table-cell>
          <table:table-cell office:value-type="float" office:value="470.5" table:style-name="ce1">
            <text:p>470,5</text:p>
          </table:table-cell>
          <table:table-cell office:value-type="float" office:value="5.4" table:style-name="ce1">
            <text:p>5,4</text:p>
          </table:table-cell>
          <table:table-cell office:value-type="float" office:value="-818" table:style-name="ce1">
            <text:p>-818</text:p>
          </table:table-cell>
          <table:table-cell office:value-type="float" office:value="-529.5" table:style-name="ce1">
            <text:p>-529,5</text:p>
          </table:table-cell>
          <table:table-cell office:value-type="float" office:value="-943.9" table:style-name="ce1">
            <text:p>-943,9</text:p>
          </table:table-cell>
          <table:table-cell office:value-type="float" office:value="-943.2" table:style-name="ce1">
            <text:p>-943,2</text:p>
          </table:table-cell>
          <table:table-cell office:value-type="float" office:value="45.6" table:style-name="ce1">
            <text:p>45,6</text:p>
          </table:table-cell>
          <table:table-cell office:value-type="float" office:value="565.9" table:style-name="ce1">
            <text:p>565,9</text:p>
          </table:table-cell>
          <table:table-cell office:value-type="float" office:value="480.8" table:style-name="ce1">
            <text:p>480,8</text:p>
          </table:table-cell>
          <table:table-cell office:value-type="float" office:value="-166.3" table:style-name="ce1">
            <text:p>-166,3</text:p>
          </table:table-cell>
          <table:table-cell office:value-type="float" office:value="-815.1" table:style-name="ce1">
            <text:p>-815,1</text:p>
          </table:table-cell>
          <table:table-cell office:value-type="float" office:value="902.7" table:style-name="ce1">
            <text:p>902,7</text:p>
          </table:table-cell>
          <table:table-cell office:value-type="float" office:value="-304.7" table:style-name="ce1">
            <text:p>-304,7</text:p>
          </table:table-cell>
          <table:table-cell office:value-type="float" office:value="618.1" table:style-name="ce1">
            <text:p>618,1</text:p>
          </table:table-cell>
          <table:table-cell office:value-type="float" office:value="139.19999999999999" table:style-name="ce1">
            <text:p>139,2</text:p>
          </table:table-cell>
          <table:table-cell office:value-type="float" office:value="927.7" table:style-name="ce1">
            <text:p>927,7</text:p>
          </table:table-cell>
          <table:table-cell office:value-type="float" office:value="-106.8" table:style-name="ce1">
            <text:p>-106,8</text:p>
          </table:table-cell>
          <table:table-cell office:value-type="float" office:value="-905.6" table:style-name="ce1">
            <text:p>-905,6</text:p>
          </table:table-cell>
          <table:table-cell office:value-type="float" office:value="400.1" table:style-name="ce1">
            <text:p>400,1</text:p>
          </table:table-cell>
          <table:table-cell office:value-type="float" office:value="-410.8" table:style-name="ce1">
            <text:p>-410,8</text:p>
          </table:table-cell>
          <table:table-cell office:value-type="float" office:value="387" table:style-name="ce1">
            <text:p>387</text:p>
          </table:table-cell>
          <table:table-cell office:value-type="float" office:value="56.8" table:style-name="ce1">
            <text:p>56,8</text:p>
          </table:table-cell>
          <table:table-cell office:value-type="float" office:value="-37.799999999999997" table:style-name="ce1">
            <text:p>-37,8</text:p>
          </table:table-cell>
          <table:table-cell office:value-type="float" office:value="845.7" table:style-name="ce1">
            <text:p>845,7</text:p>
          </table:table-cell>
          <table:table-cell office:value-type="float" office:value="617.79999999999995" table:style-name="ce1">
            <text:p>617,8</text:p>
          </table:table-cell>
          <table:table-cell office:value-type="float" office:value="-570.70000000000005" table:style-name="ce1">
            <text:p>-570,7</text:p>
          </table:table-cell>
          <table:table-cell office:value-type="float" office:value="905.5" table:style-name="ce1">
            <text:p>905,5</text:p>
          </table:table-cell>
          <table:table-cell table:number-columns-repeated="16344"/>
        </table:table-row>
        <table:table-row table:style-name="ro1">
          <table:table-cell office:value-type="float" office:value="-747.1" table:style-name="ce1">
            <text:p>-747,1</text:p>
          </table:table-cell>
          <table:table-cell office:value-type="float" office:value="-16.399999999999999" table:style-name="ce1">
            <text:p>-16,4</text:p>
          </table:table-cell>
          <table:table-cell office:value-type="float" office:value="-186.7" table:style-name="ce1">
            <text:p>-186,7</text:p>
          </table:table-cell>
          <table:table-cell office:value-type="float" office:value="856.4" table:style-name="ce1">
            <text:p>856,4</text:p>
          </table:table-cell>
          <table:table-cell office:value-type="float" office:value="-331.7" table:style-name="ce1">
            <text:p>-331,7</text:p>
          </table:table-cell>
          <table:table-cell office:value-type="float" office:value="-34.4" table:style-name="ce1">
            <text:p>-34,4</text:p>
          </table:table-cell>
          <table:table-cell office:value-type="float" office:value="-281.7" table:style-name="ce1">
            <text:p>-281,7</text:p>
          </table:table-cell>
          <table:table-cell office:value-type="float" office:value="142.69999999999999" table:style-name="ce1">
            <text:p>142,7</text:p>
          </table:table-cell>
          <table:table-cell office:value-type="float" office:value="-948.6" table:style-name="ce1">
            <text:p>-948,6</text:p>
          </table:table-cell>
          <table:table-cell office:value-type="float" office:value="275.2" table:style-name="ce1">
            <text:p>275,2</text:p>
          </table:table-cell>
          <table:table-cell office:value-type="float" office:value="242.2" table:style-name="ce1">
            <text:p>242,2</text:p>
          </table:table-cell>
          <table:table-cell office:value-type="float" office:value="-927.4" table:style-name="ce1">
            <text:p>-927,4</text:p>
          </table:table-cell>
          <table:table-cell office:value-type="float" office:value="-314.39999999999998" table:style-name="ce1">
            <text:p>-314,4</text:p>
          </table:table-cell>
          <table:table-cell office:value-type="float" office:value="23.9" table:style-name="ce1">
            <text:p>23,9</text:p>
          </table:table-cell>
          <table:table-cell office:value-type="float" office:value="878.6" table:style-name="ce1">
            <text:p>878,6</text:p>
          </table:table-cell>
          <table:table-cell office:value-type="float" office:value="821.6" table:style-name="ce1">
            <text:p>821,6</text:p>
          </table:table-cell>
          <table:table-cell office:value-type="float" office:value="-134.9" table:style-name="ce1">
            <text:p>-134,9</text:p>
          </table:table-cell>
          <table:table-cell office:value-type="float" office:value="107.3" table:style-name="ce1">
            <text:p>107,3</text:p>
          </table:table-cell>
          <table:table-cell office:value-type="float" office:value="-576.4" table:style-name="ce1">
            <text:p>-576,4</text:p>
          </table:table-cell>
          <table:table-cell office:value-type="float" office:value="-162.5" table:style-name="ce1">
            <text:p>-162,5</text:p>
          </table:table-cell>
          <table:table-cell office:value-type="float" office:value="-118.4" table:style-name="ce1">
            <text:p>-118,4</text:p>
          </table:table-cell>
          <table:table-cell office:value-type="float" office:value="-88.5" table:style-name="ce1">
            <text:p>-88,5</text:p>
          </table:table-cell>
          <table:table-cell office:value-type="float" office:value="-546.70000000000005" table:style-name="ce1">
            <text:p>-546,7</text:p>
          </table:table-cell>
          <table:table-cell office:value-type="float" office:value="-81.3" table:style-name="ce1">
            <text:p>-81,3</text:p>
          </table:table-cell>
          <table:table-cell office:value-type="float" office:value="164.3" table:style-name="ce1">
            <text:p>164,3</text:p>
          </table:table-cell>
          <table:table-cell office:value-type="float" office:value="519.20000000000005" table:style-name="ce1">
            <text:p>519,2</text:p>
          </table:table-cell>
          <table:table-cell office:value-type="float" office:value="-952.1" table:style-name="ce1">
            <text:p>-952,1</text:p>
          </table:table-cell>
          <table:table-cell office:value-type="float" office:value="881.5" table:style-name="ce1">
            <text:p>881,5</text:p>
          </table:table-cell>
          <table:table-cell office:value-type="float" office:value="-534.79999999999995" table:style-name="ce1">
            <text:p>-534,8</text:p>
          </table:table-cell>
          <table:table-cell office:value-type="float" office:value="194.7" table:style-name="ce1">
            <text:p>194,7</text:p>
          </table:table-cell>
          <table:table-cell office:value-type="float" office:value="-475" table:style-name="ce1">
            <text:p>-475</text:p>
          </table:table-cell>
          <table:table-cell office:value-type="float" office:value="-900.2" table:style-name="ce1">
            <text:p>-900,2</text:p>
          </table:table-cell>
          <table:table-cell office:value-type="float" office:value="-68.5" table:style-name="ce1">
            <text:p>-68,5</text:p>
          </table:table-cell>
          <table:table-cell office:value-type="float" office:value="458.9" table:style-name="ce1">
            <text:p>458,9</text:p>
          </table:table-cell>
          <table:table-cell office:value-type="float" office:value="21.3" table:style-name="ce1">
            <text:p>21,3</text:p>
          </table:table-cell>
          <table:table-cell office:value-type="float" office:value="168.7" table:style-name="ce1">
            <text:p>168,7</text:p>
          </table:table-cell>
          <table:table-cell office:value-type="float" office:value="838.3" table:style-name="ce1">
            <text:p>838,3</text:p>
          </table:table-cell>
          <table:table-cell office:value-type="float" office:value="574.20000000000005" table:style-name="ce1">
            <text:p>574,2</text:p>
          </table:table-cell>
          <table:table-cell office:value-type="float" office:value="-175" table:style-name="ce1">
            <text:p>-175</text:p>
          </table:table-cell>
          <table:table-cell office:value-type="float" office:value="-292.10000000000002" table:style-name="ce1">
            <text:p>-292,1</text:p>
          </table:table-cell>
          <table:table-cell table:number-columns-repeated="16344"/>
        </table:table-row>
        <table:table-row table:style-name="ro1">
          <table:table-cell office:value-type="float" office:value="586.79999999999995" table:style-name="ce1">
            <text:p>586,8</text:p>
          </table:table-cell>
          <table:table-cell office:value-type="float" office:value="470.8" table:style-name="ce1">
            <text:p>470,8</text:p>
          </table:table-cell>
          <table:table-cell office:value-type="float" office:value="-837.3" table:style-name="ce1">
            <text:p>-837,3</text:p>
          </table:table-cell>
          <table:table-cell office:value-type="float" office:value="-42" table:style-name="ce1">
            <text:p>-42</text:p>
          </table:table-cell>
          <table:table-cell office:value-type="float" office:value="803.1" table:style-name="ce1">
            <text:p>803,1</text:p>
          </table:table-cell>
          <table:table-cell office:value-type="float" office:value="953.1" table:style-name="ce1">
            <text:p>953,1</text:p>
          </table:table-cell>
          <table:table-cell office:value-type="float" office:value="532.70000000000005" table:style-name="ce1">
            <text:p>532,7</text:p>
          </table:table-cell>
          <table:table-cell office:value-type="float" office:value="-628.20000000000005" table:style-name="ce1">
            <text:p>-628,2</text:p>
          </table:table-cell>
          <table:table-cell office:value-type="float" office:value="234" table:style-name="ce1">
            <text:p>234</text:p>
          </table:table-cell>
          <table:table-cell office:value-type="float" office:value="982.2" table:style-name="ce1">
            <text:p>982,2</text:p>
          </table:table-cell>
          <table:table-cell office:value-type="float" office:value="875" table:style-name="ce1">
            <text:p>875</text:p>
          </table:table-cell>
          <table:table-cell office:value-type="float" office:value="403.2" table:style-name="ce1">
            <text:p>403,2</text:p>
          </table:table-cell>
          <table:table-cell office:value-type="float" office:value="-293.7" table:style-name="ce1">
            <text:p>-293,7</text:p>
          </table:table-cell>
          <table:table-cell office:value-type="float" office:value="625.5" table:style-name="ce1">
            <text:p>625,5</text:p>
          </table:table-cell>
          <table:table-cell office:value-type="float" office:value="314.89999999999998" table:style-name="ce1">
            <text:p>314,9</text:p>
          </table:table-cell>
          <table:table-cell office:value-type="float" office:value="530.1" table:style-name="ce1">
            <text:p>530,1</text:p>
          </table:table-cell>
          <table:table-cell office:value-type="float" office:value="699.8" table:style-name="ce1">
            <text:p>699,8</text:p>
          </table:table-cell>
          <table:table-cell office:value-type="float" office:value="-29.9" table:style-name="ce1">
            <text:p>-29,9</text:p>
          </table:table-cell>
          <table:table-cell office:value-type="float" office:value="854.2" table:style-name="ce1">
            <text:p>854,2</text:p>
          </table:table-cell>
          <table:table-cell office:value-type="float" office:value="-67" table:style-name="ce1">
            <text:p>-67</text:p>
          </table:table-cell>
          <table:table-cell office:value-type="float" office:value="316.39999999999998" table:style-name="ce1">
            <text:p>316,4</text:p>
          </table:table-cell>
          <table:table-cell office:value-type="float" office:value="-129.6" table:style-name="ce1">
            <text:p>-129,6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-37" table:style-name="ce1">
            <text:p>-37</text:p>
          </table:table-cell>
          <table:table-cell office:value-type="float" office:value="-125.4" table:style-name="ce1">
            <text:p>-125,4</text:p>
          </table:table-cell>
          <table:table-cell office:value-type="float" office:value="393.7" table:style-name="ce1">
            <text:p>393,7</text:p>
          </table:table-cell>
          <table:table-cell office:value-type="float" office:value="-887.4" table:style-name="ce1">
            <text:p>-887,4</text:p>
          </table:table-cell>
          <table:table-cell office:value-type="float" office:value="580.70000000000005" table:style-name="ce1">
            <text:p>580,7</text:p>
          </table:table-cell>
          <table:table-cell office:value-type="float" office:value="-604.20000000000005" table:style-name="ce1">
            <text:p>-604,2</text:p>
          </table:table-cell>
          <table:table-cell office:value-type="float" office:value="-230.2" table:style-name="ce1">
            <text:p>-230,2</text:p>
          </table:table-cell>
          <table:table-cell office:value-type="float" office:value="302.60000000000002" table:style-name="ce1">
            <text:p>302,6</text:p>
          </table:table-cell>
          <table:table-cell office:value-type="float" office:value="890.1" table:style-name="ce1">
            <text:p>890,1</text:p>
          </table:table-cell>
          <table:table-cell office:value-type="float" office:value="494.5" table:style-name="ce1">
            <text:p>494,5</text:p>
          </table:table-cell>
          <table:table-cell office:value-type="float" office:value="-755.6" table:style-name="ce1">
            <text:p>-755,6</text:p>
          </table:table-cell>
          <table:table-cell office:value-type="float" office:value="-567.6" table:style-name="ce1">
            <text:p>-567,6</text:p>
          </table:table-cell>
          <table:table-cell office:value-type="float" office:value="-607.6" table:style-name="ce1">
            <text:p>-607,6</text:p>
          </table:table-cell>
          <table:table-cell office:value-type="float" office:value="-206" table:style-name="ce1">
            <text:p>-206</text:p>
          </table:table-cell>
          <table:table-cell office:value-type="float" office:value="309.2" table:style-name="ce1">
            <text:p>309,2</text:p>
          </table:table-cell>
          <table:table-cell office:value-type="float" office:value="241.7" table:style-name="ce1">
            <text:p>241,7</text:p>
          </table:table-cell>
          <table:table-cell office:value-type="float" office:value="-811.8" table:style-name="ce1">
            <text:p>-811,8</text:p>
          </table:table-cell>
          <table:table-cell table:number-columns-repeated="16344"/>
        </table:table-row>
        <table:table-row table:style-name="ro1">
          <table:table-cell office:value-type="float" office:value="-293.2" table:style-name="ce1">
            <text:p>-293,2</text:p>
          </table:table-cell>
          <table:table-cell office:value-type="float" office:value="389.3" table:style-name="ce1">
            <text:p>389,3</text:p>
          </table:table-cell>
          <table:table-cell office:value-type="float" office:value="777.2" table:style-name="ce1">
            <text:p>777,2</text:p>
          </table:table-cell>
          <table:table-cell office:value-type="float" office:value="-956.6" table:style-name="ce1">
            <text:p>-956,6</text:p>
          </table:table-cell>
          <table:table-cell office:value-type="float" office:value="218.7" table:style-name="ce1">
            <text:p>218,7</text:p>
          </table:table-cell>
          <table:table-cell office:value-type="float" office:value="780.6" table:style-name="ce1">
            <text:p>780,6</text:p>
          </table:table-cell>
          <table:table-cell office:value-type="float" office:value="-266.5" table:style-name="ce1">
            <text:p>-266,5</text:p>
          </table:table-cell>
          <table:table-cell office:value-type="float" office:value="629.4" table:style-name="ce1">
            <text:p>629,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-710.9" table:style-name="ce1">
            <text:p>-710,9</text:p>
          </table:table-cell>
          <table:table-cell office:value-type="float" office:value="262.10000000000002" table:style-name="ce1">
            <text:p>262,1</text:p>
          </table:table-cell>
          <table:table-cell office:value-type="float" office:value="-449" table:style-name="ce1">
            <text:p>-449</text:p>
          </table:table-cell>
          <table:table-cell office:value-type="float" office:value="-476.4" table:style-name="ce1">
            <text:p>-476,4</text:p>
          </table:table-cell>
          <table:table-cell office:value-type="float" office:value="225.7" table:style-name="ce1">
            <text:p>225,7</text:p>
          </table:table-cell>
          <table:table-cell office:value-type="float" office:value="-496" table:style-name="ce1">
            <text:p>-496</text:p>
          </table:table-cell>
          <table:table-cell office:value-type="float" office:value="-256" table:style-name="ce1">
            <text:p>-256</text:p>
          </table:table-cell>
          <table:table-cell office:value-type="float" office:value="274.10000000000002" table:style-name="ce1">
            <text:p>274,1</text:p>
          </table:table-cell>
          <table:table-cell office:value-type="float" office:value="-890.3" table:style-name="ce1">
            <text:p>-890,3</text:p>
          </table:table-cell>
          <table:table-cell office:value-type="float" office:value="972.7" table:style-name="ce1">
            <text:p>972,7</text:p>
          </table:table-cell>
          <table:table-cell office:value-type="float" office:value="-608.79999999999995" table:style-name="ce1">
            <text:p>-608,8</text:p>
          </table:table-cell>
          <table:table-cell office:value-type="float" office:value="-468.6" table:style-name="ce1">
            <text:p>-468,6</text:p>
          </table:table-cell>
          <table:table-cell office:value-type="float" office:value="-641" table:style-name="ce1">
            <text:p>-641</text:p>
          </table:table-cell>
          <table:table-cell office:value-type="float" office:value="981.4" table:style-name="ce1">
            <text:p>981,4</text:p>
          </table:table-cell>
          <table:table-cell office:value-type="float" office:value="-624.20000000000005" table:style-name="ce1">
            <text:p>-624,2</text:p>
          </table:table-cell>
          <table:table-cell office:value-type="float" office:value="-771.8" table:style-name="ce1">
            <text:p>-771,8</text:p>
          </table:table-cell>
          <table:table-cell office:value-type="float" office:value="938.7" table:style-name="ce1">
            <text:p>938,7</text:p>
          </table:table-cell>
          <table:table-cell office:value-type="float" office:value="-713.1" table:style-name="ce1">
            <text:p>-713,1</text:p>
          </table:table-cell>
          <table:table-cell office:value-type="float" office:value="-366.1" table:style-name="ce1">
            <text:p>-366,1</text:p>
          </table:table-cell>
          <table:table-cell office:value-type="float" office:value="268.8" table:style-name="ce1">
            <text:p>268,8</text:p>
          </table:table-cell>
          <table:table-cell office:value-type="float" office:value="380.5" table:style-name="ce1">
            <text:p>380,5</text:p>
          </table:table-cell>
          <table:table-cell office:value-type="float" office:value="727.5" table:style-name="ce1">
            <text:p>727,5</text:p>
          </table:table-cell>
          <table:table-cell office:value-type="float" office:value="287.8" table:style-name="ce1">
            <text:p>287,8</text:p>
          </table:table-cell>
          <table:table-cell office:value-type="float" office:value="-966.1" table:style-name="ce1">
            <text:p>-966,1</text:p>
          </table:table-cell>
          <table:table-cell office:value-type="float" office:value="-402.8" table:style-name="ce1">
            <text:p>-402,8</text:p>
          </table:table-cell>
          <table:table-cell office:value-type="float" office:value="990.3" table:style-name="ce1">
            <text:p>990,3</text:p>
          </table:table-cell>
          <table:table-cell office:value-type="float" office:value="394" table:style-name="ce1">
            <text:p>394</text:p>
          </table:table-cell>
          <table:table-cell office:value-type="float" office:value="407.1" table:style-name="ce1">
            <text:p>407,1</text:p>
          </table:table-cell>
          <table:table-cell office:value-type="float" office:value="-516.20000000000005" table:style-name="ce1">
            <text:p>-516,2</text:p>
          </table:table-cell>
          <table:table-cell office:value-type="float" office:value="966.7" table:style-name="ce1">
            <text:p>966,7</text:p>
          </table:table-cell>
          <table:table-cell office:value-type="float" office:value="-184.1" table:style-name="ce1">
            <text:p>-184,1</text:p>
          </table:table-cell>
          <table:table-cell table:number-columns-repeated="16344"/>
        </table:table-row>
        <table:table-row table:style-name="ro1">
          <table:table-cell office:value-type="float" office:value="-906.6" table:style-name="ce1">
            <text:p>-906,6</text:p>
          </table:table-cell>
          <table:table-cell office:value-type="float" office:value="-11.2" table:style-name="ce1">
            <text:p>-11,2</text:p>
          </table:table-cell>
          <table:table-cell office:value-type="float" office:value="-232" table:style-name="ce1">
            <text:p>-232</text:p>
          </table:table-cell>
          <table:table-cell office:value-type="float" office:value="-469.1" table:style-name="ce1">
            <text:p>-469,1</text:p>
          </table:table-cell>
          <table:table-cell office:value-type="float" office:value="-898" table:style-name="ce1">
            <text:p>-898</text:p>
          </table:table-cell>
          <table:table-cell office:value-type="float" office:value="-694.9" table:style-name="ce1">
            <text:p>-694,9</text:p>
          </table:table-cell>
          <table:table-cell office:value-type="float" office:value="772.5" table:style-name="ce1">
            <text:p>772,5</text:p>
          </table:table-cell>
          <table:table-cell office:value-type="float" office:value="-710.1" table:style-name="ce1">
            <text:p>-710,1</text:p>
          </table:table-cell>
          <table:table-cell office:value-type="float" office:value="279.3" table:style-name="ce1">
            <text:p>279,3</text:p>
          </table:table-cell>
          <table:table-cell office:value-type="float" office:value="858.7" table:style-name="ce1">
            <text:p>858,7</text:p>
          </table:table-cell>
          <table:table-cell office:value-type="float" office:value="762.8" table:style-name="ce1">
            <text:p>762,8</text:p>
          </table:table-cell>
          <table:table-cell office:value-type="float" office:value="717.5" table:style-name="ce1">
            <text:p>717,5</text:p>
          </table:table-cell>
          <table:table-cell office:value-type="float" office:value="798.1" table:style-name="ce1">
            <text:p>798,1</text:p>
          </table:table-cell>
          <table:table-cell office:value-type="float" office:value="-388.7" table:style-name="ce1">
            <text:p>-388,7</text:p>
          </table:table-cell>
          <table:table-cell office:value-type="float" office:value="727.8" table:style-name="ce1">
            <text:p>727,8</text:p>
          </table:table-cell>
          <table:table-cell office:value-type="float" office:value="284.2" table:style-name="ce1">
            <text:p>284,2</text:p>
          </table:table-cell>
          <table:table-cell office:value-type="float" office:value="-273.10000000000002" table:style-name="ce1">
            <text:p>-273,1</text:p>
          </table:table-cell>
          <table:table-cell office:value-type="float" office:value="-805.7" table:style-name="ce1">
            <text:p>-805,7</text:p>
          </table:table-cell>
          <table:table-cell office:value-type="float" office:value="-65.7" table:style-name="ce1">
            <text:p>-65,7</text:p>
          </table:table-cell>
          <table:table-cell office:value-type="float" office:value="-237.3" table:style-name="ce1">
            <text:p>-237,3</text:p>
          </table:table-cell>
          <table:table-cell office:value-type="float" office:value="674.7" table:style-name="ce1">
            <text:p>674,7</text:p>
          </table:table-cell>
          <table:table-cell office:value-type="float" office:value="768.6" table:style-name="ce1">
            <text:p>768,6</text:p>
          </table:table-cell>
          <table:table-cell office:value-type="float" office:value="-377.6" table:style-name="ce1">
            <text:p>-377,6</text:p>
          </table:table-cell>
          <table:table-cell office:value-type="float" office:value="588.6" table:style-name="ce1">
            <text:p>588,6</text:p>
          </table:table-cell>
          <table:table-cell office:value-type="float" office:value="-936.4" table:style-name="ce1">
            <text:p>-936,4</text:p>
          </table:table-cell>
          <table:table-cell office:value-type="float" office:value="-259.7" table:style-name="ce1">
            <text:p>-259,7</text:p>
          </table:table-cell>
          <table:table-cell office:value-type="float" office:value="58.3" table:style-name="ce1">
            <text:p>58,3</text:p>
          </table:table-cell>
          <table:table-cell office:value-type="float" office:value="112.4" table:style-name="ce1">
            <text:p>112,4</text:p>
          </table:table-cell>
          <table:table-cell office:value-type="float" office:value="37.5" table:style-name="ce1">
            <text:p>37,5</text:p>
          </table:table-cell>
          <table:table-cell office:value-type="float" office:value="-580.5" table:style-name="ce1">
            <text:p>-580,5</text:p>
          </table:table-cell>
          <table:table-cell office:value-type="float" office:value="366" table:style-name="ce1">
            <text:p>366</text:p>
          </table:table-cell>
          <table:table-cell office:value-type="float" office:value="709.9" table:style-name="ce1">
            <text:p>709,9</text:p>
          </table:table-cell>
          <table:table-cell office:value-type="float" office:value="-76.7" table:style-name="ce1">
            <text:p>-76,7</text:p>
          </table:table-cell>
          <table:table-cell office:value-type="float" office:value="994.2" table:style-name="ce1">
            <text:p>994,2</text:p>
          </table:table-cell>
          <table:table-cell office:value-type="float" office:value="690.3" table:style-name="ce1">
            <text:p>690,3</text:p>
          </table:table-cell>
          <table:table-cell office:value-type="float" office:value="40.6" table:style-name="ce1">
            <text:p>40,6</text:p>
          </table:table-cell>
          <table:table-cell office:value-type="float" office:value="-603.20000000000005" table:style-name="ce1">
            <text:p>-603,2</text:p>
          </table:table-cell>
          <table:table-cell office:value-type="float" office:value="-103.6" table:style-name="ce1">
            <text:p>-103,6</text:p>
          </table:table-cell>
          <table:table-cell office:value-type="float" office:value="-741.1" table:style-name="ce1">
            <text:p>-741,1</text:p>
          </table:table-cell>
          <table:table-cell office:value-type="float" office:value="-282.10000000000002" table:style-name="ce1">
            <text:p>-282,1</text:p>
          </table:table-cell>
          <table:table-cell table:number-columns-repeated="16344"/>
        </table:table-row>
        <table:table-row table:style-name="ro1">
          <table:table-cell office:value-type="float" office:value="741.5" table:style-name="ce1">
            <text:p>741,5</text:p>
          </table:table-cell>
          <table:table-cell office:value-type="float" office:value="-947.2" table:style-name="ce1">
            <text:p>-947,2</text:p>
          </table:table-cell>
          <table:table-cell office:value-type="float" office:value="327.2" table:style-name="ce1">
            <text:p>327,2</text:p>
          </table:table-cell>
          <table:table-cell office:value-type="float" office:value="-529.79999999999995" table:style-name="ce1">
            <text:p>-529,8</text:p>
          </table:table-cell>
          <table:table-cell office:value-type="float" office:value="499.7" table:style-name="ce1">
            <text:p>499,7</text:p>
          </table:table-cell>
          <table:table-cell office:value-type="float" office:value="-200.1" table:style-name="ce1">
            <text:p>-200,1</text:p>
          </table:table-cell>
          <table:table-cell office:value-type="float" office:value="-483.3" table:style-name="ce1">
            <text:p>-483,3</text:p>
          </table:table-cell>
          <table:table-cell office:value-type="float" office:value="-234.7" table:style-name="ce1">
            <text:p>-234,7</text:p>
          </table:table-cell>
          <table:table-cell office:value-type="float" office:value="-128" table:style-name="ce1">
            <text:p>-128</text:p>
          </table:table-cell>
          <table:table-cell office:value-type="float" office:value="650.29999999999995" table:style-name="ce1">
            <text:p>650,3</text:p>
          </table:table-cell>
          <table:table-cell office:value-type="float" office:value="755.6" table:style-name="ce1">
            <text:p>755,6</text:p>
          </table:table-cell>
          <table:table-cell office:value-type="float" office:value="-240.6" table:style-name="ce1">
            <text:p>-240,6</text:p>
          </table:table-cell>
          <table:table-cell office:value-type="float" office:value="-805.5" table:style-name="ce1">
            <text:p>-805,5</text:p>
          </table:table-cell>
          <table:table-cell office:value-type="float" office:value="-477.2" table:style-name="ce1">
            <text:p>-477,2</text:p>
          </table:table-cell>
          <table:table-cell office:value-type="float" office:value="-481.6" table:style-name="ce1">
            <text:p>-481,6</text:p>
          </table:table-cell>
          <table:table-cell office:value-type="float" office:value="-411.4" table:style-name="ce1">
            <text:p>-411,4</text:p>
          </table:table-cell>
          <table:table-cell office:value-type="float" office:value="-337.4" table:style-name="ce1">
            <text:p>-337,4</text:p>
          </table:table-cell>
          <table:table-cell office:value-type="float" office:value="-95.7" table:style-name="ce1">
            <text:p>-95,7</text:p>
          </table:table-cell>
          <table:table-cell office:value-type="float" office:value="-72.099999999999994" table:style-name="ce1">
            <text:p>-72,1</text:p>
          </table:table-cell>
          <table:table-cell office:value-type="float" office:value="336.1" table:style-name="ce1">
            <text:p>336,1</text:p>
          </table:table-cell>
          <table:table-cell office:value-type="float" office:value="-991.1" table:style-name="ce1">
            <text:p>-991,1</text:p>
          </table:table-cell>
          <table:table-cell office:value-type="float" office:value="323.39999999999998" table:style-name="ce1">
            <text:p>323,4</text:p>
          </table:table-cell>
          <table:table-cell office:value-type="float" office:value="931.7" table:style-name="ce1">
            <text:p>931,7</text:p>
          </table:table-cell>
          <table:table-cell office:value-type="float" office:value="227.3" table:style-name="ce1">
            <text:p>227,3</text:p>
          </table:table-cell>
          <table:table-cell office:value-type="float" office:value="166.3" table:style-name="ce1">
            <text:p>166,3</text:p>
          </table:table-cell>
          <table:table-cell office:value-type="float" office:value="325.5" table:style-name="ce1">
            <text:p>325,5</text:p>
          </table:table-cell>
          <table:table-cell office:value-type="float" office:value="-57.5" table:style-name="ce1">
            <text:p>-57,5</text:p>
          </table:table-cell>
          <table:table-cell office:value-type="float" office:value="-588.70000000000005" table:style-name="ce1">
            <text:p>-588,7</text:p>
          </table:table-cell>
          <table:table-cell office:value-type="float" office:value="-789.3" table:style-name="ce1">
            <text:p>-789,3</text:p>
          </table:table-cell>
          <table:table-cell office:value-type="float" office:value="-946.2" table:style-name="ce1">
            <text:p>-946,2</text:p>
          </table:table-cell>
          <table:table-cell office:value-type="float" office:value="471.6" table:style-name="ce1">
            <text:p>471,6</text:p>
          </table:table-cell>
          <table:table-cell office:value-type="float" office:value="-827.7" table:style-name="ce1">
            <text:p>-827,7</text:p>
          </table:table-cell>
          <table:table-cell office:value-type="float" office:value="414.7" table:style-name="ce1">
            <text:p>414,7</text:p>
          </table:table-cell>
          <table:table-cell office:value-type="float" office:value="998.8" table:style-name="ce1">
            <text:p>998,8</text:p>
          </table:table-cell>
          <table:table-cell office:value-type="float" office:value="730.5" table:style-name="ce1">
            <text:p>730,5</text:p>
          </table:table-cell>
          <table:table-cell office:value-type="float" office:value="-962.8" table:style-name="ce1">
            <text:p>-962,8</text:p>
          </table:table-cell>
          <table:table-cell office:value-type="float" office:value="-271.7" table:style-name="ce1">
            <text:p>-271,7</text:p>
          </table:table-cell>
          <table:table-cell office:value-type="float" office:value="182.9" table:style-name="ce1">
            <text:p>182,9</text:p>
          </table:table-cell>
          <table:table-cell office:value-type="float" office:value="-291" table:style-name="ce1">
            <text:p>-291</text:p>
          </table:table-cell>
          <table:table-cell office:value-type="float" office:value="-395.1" table:style-name="ce1">
            <text:p>-395,1</text:p>
          </table:table-cell>
          <table:table-cell table:number-columns-repeated="16344"/>
        </table:table-row>
        <table:table-row table:style-name="ro1">
          <table:table-cell office:value-type="float" office:value="326.5" table:style-name="ce1">
            <text:p>326,5</text:p>
          </table:table-cell>
          <table:table-cell office:value-type="float" office:value="954.7" table:style-name="ce1">
            <text:p>954,7</text:p>
          </table:table-cell>
          <table:table-cell office:value-type="float" office:value="-165.9" table:style-name="ce1">
            <text:p>-165,9</text:p>
          </table:table-cell>
          <table:table-cell office:value-type="float" office:value="-644.5" table:style-name="ce1">
            <text:p>-644,5</text:p>
          </table:table-cell>
          <table:table-cell office:value-type="float" office:value="-831.4" table:style-name="ce1">
            <text:p>-831,4</text:p>
          </table:table-cell>
          <table:table-cell office:value-type="float" office:value="865.3" table:style-name="ce1">
            <text:p>865,3</text:p>
          </table:table-cell>
          <table:table-cell office:value-type="float" office:value="-93.3" table:style-name="ce1">
            <text:p>-93,3</text:p>
          </table:table-cell>
          <table:table-cell office:value-type="float" office:value="-486.5" table:style-name="ce1">
            <text:p>-486,5</text:p>
          </table:table-cell>
          <table:table-cell office:value-type="float" office:value="-776.4" table:style-name="ce1">
            <text:p>-776,4</text:p>
          </table:table-cell>
          <table:table-cell office:value-type="float" office:value="-197.2" table:style-name="ce1">
            <text:p>-197,2</text:p>
          </table:table-cell>
          <table:table-cell office:value-type="float" office:value="717.8" table:style-name="ce1">
            <text:p>717,8</text:p>
          </table:table-cell>
          <table:table-cell office:value-type="float" office:value="550.79999999999995" table:style-name="ce1">
            <text:p>550,8</text:p>
          </table:table-cell>
          <table:table-cell office:value-type="float" office:value="512" table:style-name="ce1">
            <text:p>512</text:p>
          </table:table-cell>
          <table:table-cell office:value-type="float" office:value="-769.8" table:style-name="ce1">
            <text:p>-769,8</text:p>
          </table:table-cell>
          <table:table-cell office:value-type="float" office:value="966.5" table:style-name="ce1">
            <text:p>966,5</text:p>
          </table:table-cell>
          <table:table-cell office:value-type="float" office:value="63.4" table:style-name="ce1">
            <text:p>63,4</text:p>
          </table:table-cell>
          <table:table-cell office:value-type="float" office:value="62" table:style-name="ce1">
            <text:p>62</text:p>
          </table:table-cell>
          <table:table-cell office:value-type="float" office:value="-226.4" table:style-name="ce1">
            <text:p>-226,4</text:p>
          </table:table-cell>
          <table:table-cell office:value-type="float" office:value="592.29999999999995" table:style-name="ce1">
            <text:p>592,3</text:p>
          </table:table-cell>
          <table:table-cell office:value-type="float" office:value="975.4" table:style-name="ce1">
            <text:p>975,4</text:p>
          </table:table-cell>
          <table:table-cell office:value-type="float" office:value="82.3" table:style-name="ce1">
            <text:p>82,3</text:p>
          </table:table-cell>
          <table:table-cell office:value-type="float" office:value="171.6" table:style-name="ce1">
            <text:p>171,6</text:p>
          </table:table-cell>
          <table:table-cell office:value-type="float" office:value="183.2" table:style-name="ce1">
            <text:p>183,2</text:p>
          </table:table-cell>
          <table:table-cell office:value-type="float" office:value="-355.7" table:style-name="ce1">
            <text:p>-355,7</text:p>
          </table:table-cell>
          <table:table-cell office:value-type="float" office:value="953.8" table:style-name="ce1">
            <text:p>953,8</text:p>
          </table:table-cell>
          <table:table-cell office:value-type="float" office:value="310.5" table:style-name="ce1">
            <text:p>310,5</text:p>
          </table:table-cell>
          <table:table-cell office:value-type="float" office:value="-919.1" table:style-name="ce1">
            <text:p>-919,1</text:p>
          </table:table-cell>
          <table:table-cell office:value-type="float" office:value="182.1" table:style-name="ce1">
            <text:p>182,1</text:p>
          </table:table-cell>
          <table:table-cell office:value-type="float" office:value="695.4" table:style-name="ce1">
            <text:p>695,4</text:p>
          </table:table-cell>
          <table:table-cell office:value-type="float" office:value="-948.1" table:style-name="ce1">
            <text:p>-948,1</text:p>
          </table:table-cell>
          <table:table-cell office:value-type="float" office:value="293.10000000000002" table:style-name="ce1">
            <text:p>293,1</text:p>
          </table:table-cell>
          <table:table-cell office:value-type="float" office:value="-965.3" table:style-name="ce1">
            <text:p>-965,3</text:p>
          </table:table-cell>
          <table:table-cell office:value-type="float" office:value="696.8" table:style-name="ce1">
            <text:p>696,8</text:p>
          </table:table-cell>
          <table:table-cell office:value-type="float" office:value="82.1" table:style-name="ce1">
            <text:p>82,1</text:p>
          </table:table-cell>
          <table:table-cell office:value-type="float" office:value="547.9" table:style-name="ce1">
            <text:p>547,9</text:p>
          </table:table-cell>
          <table:table-cell office:value-type="float" office:value="65" table:style-name="ce1">
            <text:p>65</text:p>
          </table:table-cell>
          <table:table-cell office:value-type="float" office:value="671.6" table:style-name="ce1">
            <text:p>671,6</text:p>
          </table:table-cell>
          <table:table-cell office:value-type="float" office:value="279.10000000000002" table:style-name="ce1">
            <text:p>279,1</text:p>
          </table:table-cell>
          <table:table-cell office:value-type="float" office:value="792.3" table:style-name="ce1">
            <text:p>792,3</text:p>
          </table:table-cell>
          <table:table-cell office:value-type="float" office:value="-415.6" table:style-name="ce1">
            <text:p>-415,6</text:p>
          </table:table-cell>
          <table:table-cell table:number-columns-repeated="16344"/>
        </table:table-row>
        <table:table-row table:style-name="ro1">
          <table:table-cell office:value-type="float" office:value="858.3" table:style-name="ce1">
            <text:p>858,3</text:p>
          </table:table-cell>
          <table:table-cell office:value-type="float" office:value="-900.8" table:style-name="ce1">
            <text:p>-900,8</text:p>
          </table:table-cell>
          <table:table-cell office:value-type="float" office:value="101.6" table:style-name="ce1">
            <text:p>101,6</text:p>
          </table:table-cell>
          <table:table-cell office:value-type="float" office:value="962.9" table:style-name="ce1">
            <text:p>962,9</text:p>
          </table:table-cell>
          <table:table-cell office:value-type="float" office:value="394" table:style-name="ce1">
            <text:p>394</text:p>
          </table:table-cell>
          <table:table-cell office:value-type="float" office:value="-668.5" table:style-name="ce1">
            <text:p>-668,5</text:p>
          </table:table-cell>
          <table:table-cell office:value-type="float" office:value="298.39999999999998" table:style-name="ce1">
            <text:p>298,4</text:p>
          </table:table-cell>
          <table:table-cell office:value-type="float" office:value="602" table:style-name="ce1">
            <text:p>602</text:p>
          </table:table-cell>
          <table:table-cell office:value-type="float" office:value="101.1" table:style-name="ce1">
            <text:p>101,1</text:p>
          </table:table-cell>
          <table:table-cell office:value-type="float" office:value="518.1" table:style-name="ce1">
            <text:p>518,1</text:p>
          </table:table-cell>
          <table:table-cell office:value-type="float" office:value="724.2" table:style-name="ce1">
            <text:p>724,2</text:p>
          </table:table-cell>
          <table:table-cell office:value-type="float" office:value="840.4" table:style-name="ce1">
            <text:p>840,4</text:p>
          </table:table-cell>
          <table:table-cell office:value-type="float" office:value="509.7" table:style-name="ce1">
            <text:p>509,7</text:p>
          </table:table-cell>
          <table:table-cell office:value-type="float" office:value="-672" table:style-name="ce1">
            <text:p>-672</text:p>
          </table:table-cell>
          <table:table-cell office:value-type="float" office:value="802.1" table:style-name="ce1">
            <text:p>802,1</text:p>
          </table:table-cell>
          <table:table-cell office:value-type="float" office:value="-161.30000000000001" table:style-name="ce1">
            <text:p>-161,3</text:p>
          </table:table-cell>
          <table:table-cell office:value-type="float" office:value="-936.7" table:style-name="ce1">
            <text:p>-936,7</text:p>
          </table:table-cell>
          <table:table-cell office:value-type="float" office:value="-11.6" table:style-name="ce1">
            <text:p>-11,6</text:p>
          </table:table-cell>
          <table:table-cell office:value-type="float" office:value="485.3" table:style-name="ce1">
            <text:p>485,3</text:p>
          </table:table-cell>
          <table:table-cell office:value-type="float" office:value="-140" table:style-name="ce1">
            <text:p>-140</text:p>
          </table:table-cell>
          <table:table-cell office:value-type="float" office:value="-950.7" table:style-name="ce1">
            <text:p>-950,7</text:p>
          </table:table-cell>
          <table:table-cell office:value-type="float" office:value="55.1" table:style-name="ce1">
            <text:p>55,1</text:p>
          </table:table-cell>
          <table:table-cell office:value-type="float" office:value="-443.7" table:style-name="ce1">
            <text:p>-443,7</text:p>
          </table:table-cell>
          <table:table-cell office:value-type="float" office:value="626" table:style-name="ce1">
            <text:p>626</text:p>
          </table:table-cell>
          <table:table-cell office:value-type="float" office:value="269.10000000000002" table:style-name="ce1">
            <text:p>269,1</text:p>
          </table:table-cell>
          <table:table-cell office:value-type="float" office:value="-600.6" table:style-name="ce1">
            <text:p>-600,6</text:p>
          </table:table-cell>
          <table:table-cell office:value-type="float" office:value="122.4" table:style-name="ce1">
            <text:p>122,4</text:p>
          </table:table-cell>
          <table:table-cell office:value-type="float" office:value="767.1" table:style-name="ce1">
            <text:p>767,1</text:p>
          </table:table-cell>
          <table:table-cell office:value-type="float" office:value="-54.2" table:style-name="ce1">
            <text:p>-54,2</text:p>
          </table:table-cell>
          <table:table-cell office:value-type="float" office:value="924.3" table:style-name="ce1">
            <text:p>924,3</text:p>
          </table:table-cell>
          <table:table-cell office:value-type="float" office:value="188.9" table:style-name="ce1">
            <text:p>188,9</text:p>
          </table:table-cell>
          <table:table-cell office:value-type="float" office:value="-654.6" table:style-name="ce1">
            <text:p>-654,6</text:p>
          </table:table-cell>
          <table:table-cell office:value-type="float" office:value="930.5" table:style-name="ce1">
            <text:p>930,5</text:p>
          </table:table-cell>
          <table:table-cell office:value-type="float" office:value="-59" table:style-name="ce1">
            <text:p>-59</text:p>
          </table:table-cell>
          <table:table-cell office:value-type="float" office:value="713.7" table:style-name="ce1">
            <text:p>713,7</text:p>
          </table:table-cell>
          <table:table-cell office:value-type="float" office:value="-815.8" table:style-name="ce1">
            <text:p>-815,8</text:p>
          </table:table-cell>
          <table:table-cell office:value-type="float" office:value="227" table:style-name="ce1">
            <text:p>227</text:p>
          </table:table-cell>
          <table:table-cell office:value-type="float" office:value="652.6" table:style-name="ce1">
            <text:p>652,6</text:p>
          </table:table-cell>
          <table:table-cell office:value-type="float" office:value="-738.9" table:style-name="ce1">
            <text:p>-738,9</text:p>
          </table:table-cell>
          <table:table-cell office:value-type="float" office:value="-579" table:style-name="ce1">
            <text:p>-579</text:p>
          </table:table-cell>
          <table:table-cell table:number-columns-repeated="16344"/>
        </table:table-row>
        <table:table-row table:style-name="ro1">
          <table:table-cell office:value-type="float" office:value="365.1" table:style-name="ce1">
            <text:p>365,1</text:p>
          </table:table-cell>
          <table:table-cell office:value-type="float" office:value="872.4" table:style-name="ce1">
            <text:p>872,4</text:p>
          </table:table-cell>
          <table:table-cell office:value-type="float" office:value="337.3" table:style-name="ce1">
            <text:p>337,3</text:p>
          </table:table-cell>
          <table:table-cell office:value-type="float" office:value="340.4" table:style-name="ce1">
            <text:p>340,4</text:p>
          </table:table-cell>
          <table:table-cell office:value-type="float" office:value="84.7" table:style-name="ce1">
            <text:p>84,7</text:p>
          </table:table-cell>
          <table:table-cell office:value-type="float" office:value="738.1" table:style-name="ce1">
            <text:p>738,1</text:p>
          </table:table-cell>
          <table:table-cell office:value-type="float" office:value="48.6" table:style-name="ce1">
            <text:p>48,6</text:p>
          </table:table-cell>
          <table:table-cell office:value-type="float" office:value="653" table:style-name="ce1">
            <text:p>653</text:p>
          </table:table-cell>
          <table:table-cell office:value-type="float" office:value="-56" table:style-name="ce1">
            <text:p>-56</text:p>
          </table:table-cell>
          <table:table-cell office:value-type="float" office:value="63.7" table:style-name="ce1">
            <text:p>63,7</text:p>
          </table:table-cell>
          <table:table-cell office:value-type="float" office:value="-655.4" table:style-name="ce1">
            <text:p>-655,4</text:p>
          </table:table-cell>
          <table:table-cell office:value-type="float" office:value="539.9" table:style-name="ce1">
            <text:p>539,9</text:p>
          </table:table-cell>
          <table:table-cell office:value-type="float" office:value="590.5" table:style-name="ce1">
            <text:p>590,5</text:p>
          </table:table-cell>
          <table:table-cell office:value-type="float" office:value="535.5" table:style-name="ce1">
            <text:p>535,5</text:p>
          </table:table-cell>
          <table:table-cell office:value-type="float" office:value="-336.4" table:style-name="ce1">
            <text:p>-336,4</text:p>
          </table:table-cell>
          <table:table-cell office:value-type="float" office:value="-904.3" table:style-name="ce1">
            <text:p>-904,3</text:p>
          </table:table-cell>
          <table:table-cell office:value-type="float" office:value="-659.7" table:style-name="ce1">
            <text:p>-659,7</text:p>
          </table:table-cell>
          <table:table-cell office:value-type="float" office:value="830.9" table:style-name="ce1">
            <text:p>830,9</text:p>
          </table:table-cell>
          <table:table-cell office:value-type="float" office:value="0.5" table:style-name="ce1">
            <text:p>0,5</text:p>
          </table:table-cell>
          <table:table-cell office:value-type="float" office:value="923.4" table:style-name="ce1">
            <text:p>923,4</text:p>
          </table:table-cell>
          <table:table-cell office:value-type="float" office:value="450.3" table:style-name="ce1">
            <text:p>450,3</text:p>
          </table:table-cell>
          <table:table-cell office:value-type="float" office:value="-230.2" table:style-name="ce1">
            <text:p>-230,2</text:p>
          </table:table-cell>
          <table:table-cell office:value-type="float" office:value="-17.7" table:style-name="ce1">
            <text:p>-17,7</text:p>
          </table:table-cell>
          <table:table-cell office:value-type="float" office:value="-130.4" table:style-name="ce1">
            <text:p>-130,4</text:p>
          </table:table-cell>
          <table:table-cell office:value-type="float" office:value="744.4" table:style-name="ce1">
            <text:p>744,4</text:p>
          </table:table-cell>
          <table:table-cell office:value-type="float" office:value="-697.4" table:style-name="ce1">
            <text:p>-697,4</text:p>
          </table:table-cell>
          <table:table-cell office:value-type="float" office:value="-57.3" table:style-name="ce1">
            <text:p>-57,3</text:p>
          </table:table-cell>
          <table:table-cell office:value-type="float" office:value="-218.7" table:style-name="ce1">
            <text:p>-218,7</text:p>
          </table:table-cell>
          <table:table-cell office:value-type="float" office:value="-187" table:style-name="ce1">
            <text:p>-187</text:p>
          </table:table-cell>
          <table:table-cell office:value-type="float" office:value="-722.5" table:style-name="ce1">
            <text:p>-722,5</text:p>
          </table:table-cell>
          <table:table-cell office:value-type="float" office:value="-244.5" table:style-name="ce1">
            <text:p>-244,5</text:p>
          </table:table-cell>
          <table:table-cell office:value-type="float" office:value="-191.4" table:style-name="ce1">
            <text:p>-191,4</text:p>
          </table:table-cell>
          <table:table-cell office:value-type="float" office:value="-364.4" table:style-name="ce1">
            <text:p>-364,4</text:p>
          </table:table-cell>
          <table:table-cell office:value-type="float" office:value="-95.4" table:style-name="ce1">
            <text:p>-95,4</text:p>
          </table:table-cell>
          <table:table-cell office:value-type="float" office:value="671.9" table:style-name="ce1">
            <text:p>671,9</text:p>
          </table:table-cell>
          <table:table-cell office:value-type="float" office:value="-280.89999999999998" table:style-name="ce1">
            <text:p>-280,9</text:p>
          </table:table-cell>
          <table:table-cell office:value-type="float" office:value="-626" table:style-name="ce1">
            <text:p>-626</text:p>
          </table:table-cell>
          <table:table-cell office:value-type="float" office:value="259.89999999999998" table:style-name="ce1">
            <text:p>259,9</text:p>
          </table:table-cell>
          <table:table-cell office:value-type="float" office:value="-570.4" table:style-name="ce1">
            <text:p>-570,4</text:p>
          </table:table-cell>
          <table:table-cell office:value-type="float" office:value="942.1" table:style-name="ce1">
            <text:p>942,1</text:p>
          </table:table-cell>
          <table:table-cell table:number-columns-repeated="16344"/>
        </table:table-row>
        <table:table-row table:style-name="ro1">
          <table:table-cell office:value-type="float" office:value="45.4" table:style-name="ce1">
            <text:p>45,4</text:p>
          </table:table-cell>
          <table:table-cell office:value-type="float" office:value="37.4" table:style-name="ce1">
            <text:p>37,4</text:p>
          </table:table-cell>
          <table:table-cell office:value-type="float" office:value="560" table:style-name="ce1">
            <text:p>560</text:p>
          </table:table-cell>
          <table:table-cell office:value-type="float" office:value="240.7" table:style-name="ce1">
            <text:p>240,7</text:p>
          </table:table-cell>
          <table:table-cell office:value-type="float" office:value="943.7" table:style-name="ce1">
            <text:p>943,7</text:p>
          </table:table-cell>
          <table:table-cell office:value-type="float" office:value="-172.9" table:style-name="ce1">
            <text:p>-172,9</text:p>
          </table:table-cell>
          <table:table-cell office:value-type="float" office:value="350.4" table:style-name="ce1">
            <text:p>350,4</text:p>
          </table:table-cell>
          <table:table-cell office:value-type="float" office:value="-352.6" table:style-name="ce1">
            <text:p>-352,6</text:p>
          </table:table-cell>
          <table:table-cell office:value-type="float" office:value="-233.8" table:style-name="ce1">
            <text:p>-233,8</text:p>
          </table:table-cell>
          <table:table-cell office:value-type="float" office:value="-80.3" table:style-name="ce1">
            <text:p>-80,3</text:p>
          </table:table-cell>
          <table:table-cell office:value-type="float" office:value="-309.3" table:style-name="ce1">
            <text:p>-309,3</text:p>
          </table:table-cell>
          <table:table-cell office:value-type="float" office:value="517.79999999999995" table:style-name="ce1">
            <text:p>517,8</text:p>
          </table:table-cell>
          <table:table-cell office:value-type="float" office:value="906.1" table:style-name="ce1">
            <text:p>906,1</text:p>
          </table:table-cell>
          <table:table-cell office:value-type="float" office:value="894.7" table:style-name="ce1">
            <text:p>894,7</text:p>
          </table:table-cell>
          <table:table-cell office:value-type="float" office:value="779.9" table:style-name="ce1">
            <text:p>779,9</text:p>
          </table:table-cell>
          <table:table-cell office:value-type="float" office:value="-445" table:style-name="ce1">
            <text:p>-445</text:p>
          </table:table-cell>
          <table:table-cell office:value-type="float" office:value="-37.299999999999997" table:style-name="ce1">
            <text:p>-37,3</text:p>
          </table:table-cell>
          <table:table-cell office:value-type="float" office:value="600.1" table:style-name="ce1">
            <text:p>600,1</text:p>
          </table:table-cell>
          <table:table-cell office:value-type="float" office:value="-322.2" table:style-name="ce1">
            <text:p>-322,2</text:p>
          </table:table-cell>
          <table:table-cell office:value-type="float" office:value="117.4" table:style-name="ce1">
            <text:p>117,4</text:p>
          </table:table-cell>
          <table:table-cell office:value-type="float" office:value="183.2" table:style-name="ce1">
            <text:p>183,2</text:p>
          </table:table-cell>
          <table:table-cell office:value-type="float" office:value="414" table:style-name="ce1">
            <text:p>414</text:p>
          </table:table-cell>
          <table:table-cell office:value-type="float" office:value="-948.8" table:style-name="ce1">
            <text:p>-948,8</text:p>
          </table:table-cell>
          <table:table-cell office:value-type="float" office:value="-428.2" table:style-name="ce1">
            <text:p>-428,2</text:p>
          </table:table-cell>
          <table:table-cell office:value-type="float" office:value="-412.3" table:style-name="ce1">
            <text:p>-412,3</text:p>
          </table:table-cell>
          <table:table-cell office:value-type="float" office:value="-507.5" table:style-name="ce1">
            <text:p>-507,5</text:p>
          </table:table-cell>
          <table:table-cell office:value-type="float" office:value="884" table:style-name="ce1">
            <text:p>884</text:p>
          </table:table-cell>
          <table:table-cell office:value-type="float" office:value="118.1" table:style-name="ce1">
            <text:p>118,1</text:p>
          </table:table-cell>
          <table:table-cell office:value-type="float" office:value="738.4" table:style-name="ce1">
            <text:p>738,4</text:p>
          </table:table-cell>
          <table:table-cell office:value-type="float" office:value="322.7" table:style-name="ce1">
            <text:p>322,7</text:p>
          </table:table-cell>
          <table:table-cell office:value-type="float" office:value="-572.1" table:style-name="ce1">
            <text:p>-572,1</text:p>
          </table:table-cell>
          <table:table-cell office:value-type="float" office:value="-316.3" table:style-name="ce1">
            <text:p>-316,3</text:p>
          </table:table-cell>
          <table:table-cell office:value-type="float" office:value="-355.3" table:style-name="ce1">
            <text:p>-355,3</text:p>
          </table:table-cell>
          <table:table-cell office:value-type="float" office:value="498.2" table:style-name="ce1">
            <text:p>498,2</text:p>
          </table:table-cell>
          <table:table-cell office:value-type="float" office:value="-441.5" table:style-name="ce1">
            <text:p>-441,5</text:p>
          </table:table-cell>
          <table:table-cell office:value-type="float" office:value="203.5" table:style-name="ce1">
            <text:p>203,5</text:p>
          </table:table-cell>
          <table:table-cell office:value-type="float" office:value="51" table:style-name="ce1">
            <text:p>51</text:p>
          </table:table-cell>
          <table:table-cell office:value-type="float" office:value="-558.70000000000005" table:style-name="ce1">
            <text:p>-558,7</text:p>
          </table:table-cell>
          <table:table-cell office:value-type="float" office:value="907.4" table:style-name="ce1">
            <text:p>907,4</text:p>
          </table:table-cell>
          <table:table-cell office:value-type="float" office:value="-837.1" table:style-name="ce1">
            <text:p>-837,1</text:p>
          </table:table-cell>
          <table:table-cell table:number-columns-repeated="16344"/>
        </table:table-row>
        <table:table-row table:style-name="ro1">
          <table:table-cell office:value-type="float" office:value="-516" table:style-name="ce1">
            <text:p>-516</text:p>
          </table:table-cell>
          <table:table-cell office:value-type="float" office:value="797.2" table:style-name="ce1">
            <text:p>797,2</text:p>
          </table:table-cell>
          <table:table-cell office:value-type="float" office:value="179.8" table:style-name="ce1">
            <text:p>179,8</text:p>
          </table:table-cell>
          <table:table-cell office:value-type="float" office:value="-193.6" table:style-name="ce1">
            <text:p>-193,6</text:p>
          </table:table-cell>
          <table:table-cell office:value-type="float" office:value="39" table:style-name="ce1">
            <text:p>39</text:p>
          </table:table-cell>
          <table:table-cell office:value-type="float" office:value="-740.9" table:style-name="ce1">
            <text:p>-740,9</text:p>
          </table:table-cell>
          <table:table-cell office:value-type="float" office:value="-376" table:style-name="ce1">
            <text:p>-376</text:p>
          </table:table-cell>
          <table:table-cell office:value-type="float" office:value="-809.1" table:style-name="ce1">
            <text:p>-809,1</text:p>
          </table:table-cell>
          <table:table-cell office:value-type="float" office:value="-293.89999999999998" table:style-name="ce1">
            <text:p>-293,9</text:p>
          </table:table-cell>
          <table:table-cell office:value-type="float" office:value="524.5" table:style-name="ce1">
            <text:p>524,5</text:p>
          </table:table-cell>
          <table:table-cell office:value-type="float" office:value="879.8" table:style-name="ce1">
            <text:p>879,8</text:p>
          </table:table-cell>
          <table:table-cell office:value-type="float" office:value="-777.8" table:style-name="ce1">
            <text:p>-777,8</text:p>
          </table:table-cell>
          <table:table-cell office:value-type="float" office:value="567.6" table:style-name="ce1">
            <text:p>567,6</text:p>
          </table:table-cell>
          <table:table-cell office:value-type="float" office:value="-664.5" table:style-name="ce1">
            <text:p>-664,5</text:p>
          </table:table-cell>
          <table:table-cell office:value-type="float" office:value="451.8" table:style-name="ce1">
            <text:p>451,8</text:p>
          </table:table-cell>
          <table:table-cell office:value-type="float" office:value="943.7" table:style-name="ce1">
            <text:p>943,7</text:p>
          </table:table-cell>
          <table:table-cell office:value-type="float" office:value="-660.7" table:style-name="ce1">
            <text:p>-660,7</text:p>
          </table:table-cell>
          <table:table-cell office:value-type="float" office:value="745.1" table:style-name="ce1">
            <text:p>745,1</text:p>
          </table:table-cell>
          <table:table-cell office:value-type="float" office:value="-342.3" table:style-name="ce1">
            <text:p>-342,3</text:p>
          </table:table-cell>
          <table:table-cell office:value-type="float" office:value="-790.3" table:style-name="ce1">
            <text:p>-790,3</text:p>
          </table:table-cell>
          <table:table-cell office:value-type="float" office:value="-401.5" table:style-name="ce1">
            <text:p>-401,5</text:p>
          </table:table-cell>
          <table:table-cell office:value-type="float" office:value="-676.8" table:style-name="ce1">
            <text:p>-676,8</text:p>
          </table:table-cell>
          <table:table-cell office:value-type="float" office:value="-139.5" table:style-name="ce1">
            <text:p>-139,5</text:p>
          </table:table-cell>
          <table:table-cell office:value-type="float" office:value="404.5" table:style-name="ce1">
            <text:p>404,5</text:p>
          </table:table-cell>
          <table:table-cell office:value-type="float" office:value="50.7" table:style-name="ce1">
            <text:p>50,7</text:p>
          </table:table-cell>
          <table:table-cell office:value-type="float" office:value="509.6" table:style-name="ce1">
            <text:p>509,6</text:p>
          </table:table-cell>
          <table:table-cell office:value-type="float" office:value="-570.29999999999995" table:style-name="ce1">
            <text:p>-570,3</text:p>
          </table:table-cell>
          <table:table-cell office:value-type="float" office:value="377.3" table:style-name="ce1">
            <text:p>377,3</text:p>
          </table:table-cell>
          <table:table-cell office:value-type="float" office:value="238" table:style-name="ce1">
            <text:p>238</text:p>
          </table:table-cell>
          <table:table-cell office:value-type="float" office:value="-514.6" table:style-name="ce1">
            <text:p>-514,6</text:p>
          </table:table-cell>
          <table:table-cell office:value-type="float" office:value="-865.1" table:style-name="ce1">
            <text:p>-865,1</text:p>
          </table:table-cell>
          <table:table-cell office:value-type="float" office:value="443.5" table:style-name="ce1">
            <text:p>443,5</text:p>
          </table:table-cell>
          <table:table-cell office:value-type="float" office:value="-831.2" table:style-name="ce1">
            <text:p>-831,2</text:p>
          </table:table-cell>
          <table:table-cell office:value-type="float" office:value="831.3" table:style-name="ce1">
            <text:p>831,3</text:p>
          </table:table-cell>
          <table:table-cell office:value-type="float" office:value="-192.9" table:style-name="ce1">
            <text:p>-192,9</text:p>
          </table:table-cell>
          <table:table-cell office:value-type="float" office:value="237.4" table:style-name="ce1">
            <text:p>237,4</text:p>
          </table:table-cell>
          <table:table-cell office:value-type="float" office:value="674.3" table:style-name="ce1">
            <text:p>674,3</text:p>
          </table:table-cell>
          <table:table-cell office:value-type="float" office:value="902.8" table:style-name="ce1">
            <text:p>902,8</text:p>
          </table:table-cell>
          <table:table-cell office:value-type="float" office:value="67.7" table:style-name="ce1">
            <text:p>67,7</text:p>
          </table:table-cell>
          <table:table-cell office:value-type="float" office:value="927.5" table:style-name="ce1">
            <text:p>927,5</text:p>
          </table:table-cell>
          <table:table-cell table:number-columns-repeated="16344"/>
        </table:table-row>
        <table:table-row table:style-name="ro1">
          <table:table-cell office:value-type="float" office:value="-454.4" table:style-name="ce1">
            <text:p>-454,4</text:p>
          </table:table-cell>
          <table:table-cell office:value-type="float" office:value="80.900000000000006" table:style-name="ce1">
            <text:p>80,9</text:p>
          </table:table-cell>
          <table:table-cell office:value-type="float" office:value="445.8" table:style-name="ce1">
            <text:p>445,8</text:p>
          </table:table-cell>
          <table:table-cell office:value-type="float" office:value="456.6" table:style-name="ce1">
            <text:p>456,6</text:p>
          </table:table-cell>
          <table:table-cell office:value-type="float" office:value="-474.1" table:style-name="ce1">
            <text:p>-474,1</text:p>
          </table:table-cell>
          <table:table-cell office:value-type="float" office:value="-85.9" table:style-name="ce1">
            <text:p>-85,9</text:p>
          </table:table-cell>
          <table:table-cell office:value-type="float" office:value="-244.9" table:style-name="ce1">
            <text:p>-244,9</text:p>
          </table:table-cell>
          <table:table-cell office:value-type="float" office:value="367.2" table:style-name="ce1">
            <text:p>367,2</text:p>
          </table:table-cell>
          <table:table-cell office:value-type="float" office:value="-14.8" table:style-name="ce1">
            <text:p>-14,8</text:p>
          </table:table-cell>
          <table:table-cell office:value-type="float" office:value="-634.9" table:style-name="ce1">
            <text:p>-634,9</text:p>
          </table:table-cell>
          <table:table-cell office:value-type="float" office:value="442.2" table:style-name="ce1">
            <text:p>442,2</text:p>
          </table:table-cell>
          <table:table-cell office:value-type="float" office:value="674.8" table:style-name="ce1">
            <text:p>674,8</text:p>
          </table:table-cell>
          <table:table-cell office:value-type="float" office:value="-562.5" table:style-name="ce1">
            <text:p>-562,5</text:p>
          </table:table-cell>
          <table:table-cell office:value-type="float" office:value="-670.5" table:style-name="ce1">
            <text:p>-670,5</text:p>
          </table:table-cell>
          <table:table-cell office:value-type="float" office:value="-879.1" table:style-name="ce1">
            <text:p>-879,1</text:p>
          </table:table-cell>
          <table:table-cell office:value-type="float" office:value="-941.8" table:style-name="ce1">
            <text:p>-941,8</text:p>
          </table:table-cell>
          <table:table-cell office:value-type="float" office:value="-377.8" table:style-name="ce1">
            <text:p>-377,8</text:p>
          </table:table-cell>
          <table:table-cell office:value-type="float" office:value="384.2" table:style-name="ce1">
            <text:p>384,2</text:p>
          </table:table-cell>
          <table:table-cell office:value-type="float" office:value="782.1" table:style-name="ce1">
            <text:p>782,1</text:p>
          </table:table-cell>
          <table:table-cell office:value-type="float" office:value="-77.7" table:style-name="ce1">
            <text:p>-77,7</text:p>
          </table:table-cell>
          <table:table-cell office:value-type="float" office:value="32.5" table:style-name="ce1">
            <text:p>32,5</text:p>
          </table:table-cell>
          <table:table-cell office:value-type="float" office:value="-806" table:style-name="ce1">
            <text:p>-806</text:p>
          </table:table-cell>
          <table:table-cell office:value-type="float" office:value="-235.2" table:style-name="ce1">
            <text:p>-235,2</text:p>
          </table:table-cell>
          <table:table-cell office:value-type="float" office:value="127.8" table:style-name="ce1">
            <text:p>127,8</text:p>
          </table:table-cell>
          <table:table-cell office:value-type="float" office:value="-622.70000000000005" table:style-name="ce1">
            <text:p>-622,7</text:p>
          </table:table-cell>
          <table:table-cell office:value-type="float" office:value="802.8" table:style-name="ce1">
            <text:p>802,8</text:p>
          </table:table-cell>
          <table:table-cell office:value-type="float" office:value="444.1" table:style-name="ce1">
            <text:p>444,1</text:p>
          </table:table-cell>
          <table:table-cell office:value-type="float" office:value="-576" table:style-name="ce1">
            <text:p>-576</text:p>
          </table:table-cell>
          <table:table-cell office:value-type="float" office:value="673.5" table:style-name="ce1">
            <text:p>673,5</text:p>
          </table:table-cell>
          <table:table-cell office:value-type="float" office:value="20.8" table:style-name="ce1">
            <text:p>20,8</text:p>
          </table:table-cell>
          <table:table-cell office:value-type="float" office:value="-500.9" table:style-name="ce1">
            <text:p>-500,9</text:p>
          </table:table-cell>
          <table:table-cell office:value-type="float" office:value="-307.10000000000002" table:style-name="ce1">
            <text:p>-307,1</text:p>
          </table:table-cell>
          <table:table-cell office:value-type="float" office:value="-273.10000000000002" table:style-name="ce1">
            <text:p>-273,1</text:p>
          </table:table-cell>
          <table:table-cell office:value-type="float" office:value="169" table:style-name="ce1">
            <text:p>169</text:p>
          </table:table-cell>
          <table:table-cell office:value-type="float" office:value="165.6" table:style-name="ce1">
            <text:p>165,6</text:p>
          </table:table-cell>
          <table:table-cell office:value-type="float" office:value="-263.60000000000002" table:style-name="ce1">
            <text:p>-263,6</text:p>
          </table:table-cell>
          <table:table-cell office:value-type="float" office:value="-294.89999999999998" table:style-name="ce1">
            <text:p>-294,9</text:p>
          </table:table-cell>
          <table:table-cell office:value-type="float" office:value="-577.5" table:style-name="ce1">
            <text:p>-577,5</text:p>
          </table:table-cell>
          <table:table-cell office:value-type="float" office:value="461.1" table:style-name="ce1">
            <text:p>461,1</text:p>
          </table:table-cell>
          <table:table-cell office:value-type="float" office:value="734.4" table:style-name="ce1">
            <text:p>734,4</text:p>
          </table:table-cell>
          <table:table-cell table:number-columns-repeated="16344"/>
        </table:table-row>
        <table:table-row table:style-name="ro1">
          <table:table-cell office:value-type="float" office:value="-189.3" table:style-name="ce1">
            <text:p>-189,3</text:p>
          </table:table-cell>
          <table:table-cell office:value-type="float" office:value="568.29999999999995" table:style-name="ce1">
            <text:p>568,3</text:p>
          </table:table-cell>
          <table:table-cell office:value-type="float" office:value="-335.5" table:style-name="ce1">
            <text:p>-335,5</text:p>
          </table:table-cell>
          <table:table-cell office:value-type="float" office:value="958.1" table:style-name="ce1">
            <text:p>958,1</text:p>
          </table:table-cell>
          <table:table-cell office:value-type="float" office:value="493.1" table:style-name="ce1">
            <text:p>493,1</text:p>
          </table:table-cell>
          <table:table-cell office:value-type="float" office:value="-364.2" table:style-name="ce1">
            <text:p>-364,2</text:p>
          </table:table-cell>
          <table:table-cell office:value-type="float" office:value="804.7" table:style-name="ce1">
            <text:p>804,7</text:p>
          </table:table-cell>
          <table:table-cell office:value-type="float" office:value="-37.5" table:style-name="ce1">
            <text:p>-37,5</text:p>
          </table:table-cell>
          <table:table-cell office:value-type="float" office:value="852.6" table:style-name="ce1">
            <text:p>852,6</text:p>
          </table:table-cell>
          <table:table-cell office:value-type="float" office:value="263.2" table:style-name="ce1">
            <text:p>263,2</text:p>
          </table:table-cell>
          <table:table-cell office:value-type="float" office:value="-587.20000000000005" table:style-name="ce1">
            <text:p>-587,2</text:p>
          </table:table-cell>
          <table:table-cell office:value-type="float" office:value="603.29999999999995" table:style-name="ce1">
            <text:p>603,3</text:p>
          </table:table-cell>
          <table:table-cell office:value-type="float" office:value="442.6" table:style-name="ce1">
            <text:p>442,6</text:p>
          </table:table-cell>
          <table:table-cell office:value-type="float" office:value="-448.1" table:style-name="ce1">
            <text:p>-448,1</text:p>
          </table:table-cell>
          <table:table-cell office:value-type="float" office:value="-465.9" table:style-name="ce1">
            <text:p>-465,9</text:p>
          </table:table-cell>
          <table:table-cell office:value-type="float" office:value="-480.9" table:style-name="ce1">
            <text:p>-480,9</text:p>
          </table:table-cell>
          <table:table-cell office:value-type="float" office:value="170.2" table:style-name="ce1">
            <text:p>170,2</text:p>
          </table:table-cell>
          <table:table-cell office:value-type="float" office:value="841.2" table:style-name="ce1">
            <text:p>841,2</text:p>
          </table:table-cell>
          <table:table-cell office:value-type="float" office:value="422.2" table:style-name="ce1">
            <text:p>422,2</text:p>
          </table:table-cell>
          <table:table-cell office:value-type="float" office:value="-376.1" table:style-name="ce1">
            <text:p>-376,1</text:p>
          </table:table-cell>
          <table:table-cell office:value-type="float" office:value="-484.2" table:style-name="ce1">
            <text:p>-484,2</text:p>
          </table:table-cell>
          <table:table-cell office:value-type="float" office:value="-162.6" table:style-name="ce1">
            <text:p>-162,6</text:p>
          </table:table-cell>
          <table:table-cell office:value-type="float" office:value="-45.6" table:style-name="ce1">
            <text:p>-45,6</text:p>
          </table:table-cell>
          <table:table-cell office:value-type="float" office:value="930.9" table:style-name="ce1">
            <text:p>930,9</text:p>
          </table:table-cell>
          <table:table-cell office:value-type="float" office:value="-714.7" table:style-name="ce1">
            <text:p>-714,7</text:p>
          </table:table-cell>
          <table:table-cell office:value-type="float" office:value="-974.3" table:style-name="ce1">
            <text:p>-974,3</text:p>
          </table:table-cell>
          <table:table-cell office:value-type="float" office:value="-249.1" table:style-name="ce1">
            <text:p>-249,1</text:p>
          </table:table-cell>
          <table:table-cell office:value-type="float" office:value="317" table:style-name="ce1">
            <text:p>317</text:p>
          </table:table-cell>
          <table:table-cell office:value-type="float" office:value="-784" table:style-name="ce1">
            <text:p>-784</text:p>
          </table:table-cell>
          <table:table-cell office:value-type="float" office:value="483.2" table:style-name="ce1">
            <text:p>483,2</text:p>
          </table:table-cell>
          <table:table-cell office:value-type="float" office:value="381.1" table:style-name="ce1">
            <text:p>381,1</text:p>
          </table:table-cell>
          <table:table-cell office:value-type="float" office:value="320.7" table:style-name="ce1">
            <text:p>320,7</text:p>
          </table:table-cell>
          <table:table-cell office:value-type="float" office:value="-266" table:style-name="ce1">
            <text:p>-266</text:p>
          </table:table-cell>
          <table:table-cell office:value-type="float" office:value="464.6" table:style-name="ce1">
            <text:p>464,6</text:p>
          </table:table-cell>
          <table:table-cell office:value-type="float" office:value="93.6" table:style-name="ce1">
            <text:p>93,6</text:p>
          </table:table-cell>
          <table:table-cell office:value-type="float" office:value="79.8" table:style-name="ce1">
            <text:p>79,8</text:p>
          </table:table-cell>
          <table:table-cell office:value-type="float" office:value="336.8" table:style-name="ce1">
            <text:p>336,8</text:p>
          </table:table-cell>
          <table:table-cell office:value-type="float" office:value="-832.7" table:style-name="ce1">
            <text:p>-832,7</text:p>
          </table:table-cell>
          <table:table-cell office:value-type="float" office:value="909.1" table:style-name="ce1">
            <text:p>909,1</text:p>
          </table:table-cell>
          <table:table-cell office:value-type="float" office:value="-699.1" table:style-name="ce1">
            <text:p>-699,1</text:p>
          </table:table-cell>
          <table:table-cell table:number-columns-repeated="16344"/>
        </table:table-row>
        <table:table-row table:style-name="ro1">
          <table:table-cell office:value-type="float" office:value="402.4" table:style-name="ce1">
            <text:p>402,4</text:p>
          </table:table-cell>
          <table:table-cell office:value-type="float" office:value="-502.8" table:style-name="ce1">
            <text:p>-502,8</text:p>
          </table:table-cell>
          <table:table-cell office:value-type="float" office:value="-706" table:style-name="ce1">
            <text:p>-706</text:p>
          </table:table-cell>
          <table:table-cell office:value-type="float" office:value="-539.1" table:style-name="ce1">
            <text:p>-539,1</text:p>
          </table:table-cell>
          <table:table-cell office:value-type="float" office:value="516.70000000000005" table:style-name="ce1">
            <text:p>516,7</text:p>
          </table:table-cell>
          <table:table-cell office:value-type="float" office:value="-335.6" table:style-name="ce1">
            <text:p>-335,6</text:p>
          </table:table-cell>
          <table:table-cell office:value-type="float" office:value="651.6" table:style-name="ce1">
            <text:p>651,6</text:p>
          </table:table-cell>
          <table:table-cell office:value-type="float" office:value="-439.2" table:style-name="ce1">
            <text:p>-439,2</text:p>
          </table:table-cell>
          <table:table-cell office:value-type="float" office:value="-664.1" table:style-name="ce1">
            <text:p>-664,1</text:p>
          </table:table-cell>
          <table:table-cell office:value-type="float" office:value="668.1" table:style-name="ce1">
            <text:p>668,1</text:p>
          </table:table-cell>
          <table:table-cell office:value-type="float" office:value="-539.4" table:style-name="ce1">
            <text:p>-539,4</text:p>
          </table:table-cell>
          <table:table-cell office:value-type="float" office:value="-274" table:style-name="ce1">
            <text:p>-274</text:p>
          </table:table-cell>
          <table:table-cell office:value-type="float" office:value="-678.6" table:style-name="ce1">
            <text:p>-678,6</text:p>
          </table:table-cell>
          <table:table-cell office:value-type="float" office:value="788.8" table:style-name="ce1">
            <text:p>788,8</text:p>
          </table:table-cell>
          <table:table-cell office:value-type="float" office:value="556.9" table:style-name="ce1">
            <text:p>556,9</text:p>
          </table:table-cell>
          <table:table-cell office:value-type="float" office:value="300.8" table:style-name="ce1">
            <text:p>300,8</text:p>
          </table:table-cell>
          <table:table-cell office:value-type="float" office:value="876.1" table:style-name="ce1">
            <text:p>876,1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302.39999999999998" table:style-name="ce1">
            <text:p>302,4</text:p>
          </table:table-cell>
          <table:table-cell office:value-type="float" office:value="215" table:style-name="ce1">
            <text:p>215</text:p>
          </table:table-cell>
          <table:table-cell office:value-type="float" office:value="-656.3" table:style-name="ce1">
            <text:p>-656,3</text:p>
          </table:table-cell>
          <table:table-cell office:value-type="float" office:value="756" table:style-name="ce1">
            <text:p>756</text:p>
          </table:table-cell>
          <table:table-cell office:value-type="float" office:value="-823.6" table:style-name="ce1">
            <text:p>-823,6</text:p>
          </table:table-cell>
          <table:table-cell office:value-type="float" office:value="-645.70000000000005" table:style-name="ce1">
            <text:p>-645,7</text:p>
          </table:table-cell>
          <table:table-cell office:value-type="float" office:value="-90.8" table:style-name="ce1">
            <text:p>-90,8</text:p>
          </table:table-cell>
          <table:table-cell office:value-type="float" office:value="-936" table:style-name="ce1">
            <text:p>-936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-74.900000000000006" table:style-name="ce1">
            <text:p>-74,9</text:p>
          </table:table-cell>
          <table:table-cell office:value-type="float" office:value="-804.1" table:style-name="ce1">
            <text:p>-804,1</text:p>
          </table:table-cell>
          <table:table-cell office:value-type="float" office:value="650.5" table:style-name="ce1">
            <text:p>650,5</text:p>
          </table:table-cell>
          <table:table-cell office:value-type="float" office:value="99.4" table:style-name="ce1">
            <text:p>99,4</text:p>
          </table:table-cell>
          <table:table-cell office:value-type="float" office:value="472" table:style-name="ce1">
            <text:p>472</text:p>
          </table:table-cell>
          <table:table-cell office:value-type="float" office:value="624.5" table:style-name="ce1">
            <text:p>624,5</text:p>
          </table:table-cell>
          <table:table-cell office:value-type="float" office:value="209.5" table:style-name="ce1">
            <text:p>209,5</text:p>
          </table:table-cell>
          <table:table-cell office:value-type="float" office:value="-777.5" table:style-name="ce1">
            <text:p>-777,5</text:p>
          </table:table-cell>
          <table:table-cell office:value-type="float" office:value="-597.1" table:style-name="ce1">
            <text:p>-597,1</text:p>
          </table:table-cell>
          <table:table-cell office:value-type="float" office:value="-156.30000000000001" table:style-name="ce1">
            <text:p>-156,3</text:p>
          </table:table-cell>
          <table:table-cell office:value-type="float" office:value="-619.9" table:style-name="ce1">
            <text:p>-619,9</text:p>
          </table:table-cell>
          <table:table-cell office:value-type="float" office:value="281" table:style-name="ce1">
            <text:p>281</text:p>
          </table:table-cell>
          <table:table-cell office:value-type="float" office:value="-474.6" table:style-name="ce1">
            <text:p>-474,6</text:p>
          </table:table-cell>
          <table:table-cell table:number-columns-repeated="16344"/>
        </table:table-row>
        <table:table-row table:style-name="ro1">
          <table:table-cell office:value-type="float" office:value="-896.1" table:style-name="ce1">
            <text:p>-896,1</text:p>
          </table:table-cell>
          <table:table-cell office:value-type="float" office:value="-201.8" table:style-name="ce1">
            <text:p>-201,8</text:p>
          </table:table-cell>
          <table:table-cell office:value-type="float" office:value="-839.3" table:style-name="ce1">
            <text:p>-839,3</text:p>
          </table:table-cell>
          <table:table-cell office:value-type="float" office:value="-274.3" table:style-name="ce1">
            <text:p>-274,3</text:p>
          </table:table-cell>
          <table:table-cell office:value-type="float" office:value="848.5" table:style-name="ce1">
            <text:p>848,5</text:p>
          </table:table-cell>
          <table:table-cell office:value-type="float" office:value="43.7" table:style-name="ce1">
            <text:p>43,7</text:p>
          </table:table-cell>
          <table:table-cell office:value-type="float" office:value="-420" table:style-name="ce1">
            <text:p>-420</text:p>
          </table:table-cell>
          <table:table-cell office:value-type="float" office:value="-186.8" table:style-name="ce1">
            <text:p>-186,8</text:p>
          </table:table-cell>
          <table:table-cell office:value-type="float" office:value="-331.9" table:style-name="ce1">
            <text:p>-331,9</text:p>
          </table:table-cell>
          <table:table-cell office:value-type="float" office:value="133.69999999999999" table:style-name="ce1">
            <text:p>133,7</text:p>
          </table:table-cell>
          <table:table-cell office:value-type="float" office:value="142.69999999999999" table:style-name="ce1">
            <text:p>142,7</text:p>
          </table:table-cell>
          <table:table-cell office:value-type="float" office:value="611.20000000000005" table:style-name="ce1">
            <text:p>611,2</text:p>
          </table:table-cell>
          <table:table-cell office:value-type="float" office:value="-654.9" table:style-name="ce1">
            <text:p>-654,9</text:p>
          </table:table-cell>
          <table:table-cell office:value-type="float" office:value="-228.3" table:style-name="ce1">
            <text:p>-228,3</text:p>
          </table:table-cell>
          <table:table-cell office:value-type="float" office:value="565.1" table:style-name="ce1">
            <text:p>565,1</text:p>
          </table:table-cell>
          <table:table-cell office:value-type="float" office:value="104.4" table:style-name="ce1">
            <text:p>104,4</text:p>
          </table:table-cell>
          <table:table-cell office:value-type="float" office:value="-740.1" table:style-name="ce1">
            <text:p>-740,1</text:p>
          </table:table-cell>
          <table:table-cell office:value-type="float" office:value="-888.3" table:style-name="ce1">
            <text:p>-888,3</text:p>
          </table:table-cell>
          <table:table-cell office:value-type="float" office:value="-83.1" table:style-name="ce1">
            <text:p>-83,1</text:p>
          </table:table-cell>
          <table:table-cell office:value-type="float" office:value="754.3" table:style-name="ce1">
            <text:p>754,3</text:p>
          </table:table-cell>
          <table:table-cell office:value-type="float" office:value="215" table:style-name="ce1">
            <text:p>215</text:p>
          </table:table-cell>
          <table:table-cell office:value-type="float" office:value="-361.3" table:style-name="ce1">
            <text:p>-361,3</text:p>
          </table:table-cell>
          <table:table-cell office:value-type="float" office:value="-45.9" table:style-name="ce1">
            <text:p>-45,9</text:p>
          </table:table-cell>
          <table:table-cell office:value-type="float" office:value="189.6" table:style-name="ce1">
            <text:p>189,6</text:p>
          </table:table-cell>
          <table:table-cell office:value-type="float" office:value="336.1" table:style-name="ce1">
            <text:p>336,1</text:p>
          </table:table-cell>
          <table:table-cell office:value-type="float" office:value="808.4" table:style-name="ce1">
            <text:p>808,4</text:p>
          </table:table-cell>
          <table:table-cell office:value-type="float" office:value="-896.6" table:style-name="ce1">
            <text:p>-896,6</text:p>
          </table:table-cell>
          <table:table-cell office:value-type="float" office:value="-265.3" table:style-name="ce1">
            <text:p>-265,3</text:p>
          </table:table-cell>
          <table:table-cell office:value-type="float" office:value="-189.5" table:style-name="ce1">
            <text:p>-189,5</text:p>
          </table:table-cell>
          <table:table-cell office:value-type="float" office:value="801.3" table:style-name="ce1">
            <text:p>801,3</text:p>
          </table:table-cell>
          <table:table-cell office:value-type="float" office:value="803.2" table:style-name="ce1">
            <text:p>803,2</text:p>
          </table:table-cell>
          <table:table-cell office:value-type="float" office:value="463.3" table:style-name="ce1">
            <text:p>463,3</text:p>
          </table:table-cell>
          <table:table-cell office:value-type="float" office:value="578.9" table:style-name="ce1">
            <text:p>578,9</text:p>
          </table:table-cell>
          <table:table-cell office:value-type="float" office:value="-158.30000000000001" table:style-name="ce1">
            <text:p>-158,3</text:p>
          </table:table-cell>
          <table:table-cell office:value-type="float" office:value="-272.5" table:style-name="ce1">
            <text:p>-272,5</text:p>
          </table:table-cell>
          <table:table-cell office:value-type="float" office:value="401.2" table:style-name="ce1">
            <text:p>401,2</text:p>
          </table:table-cell>
          <table:table-cell office:value-type="float" office:value="-846" table:style-name="ce1">
            <text:p>-846</text:p>
          </table:table-cell>
          <table:table-cell office:value-type="float" office:value="-675.9" table:style-name="ce1">
            <text:p>-675,9</text:p>
          </table:table-cell>
          <table:table-cell office:value-type="float" office:value="369.9" table:style-name="ce1">
            <text:p>369,9</text:p>
          </table:table-cell>
          <table:table-cell office:value-type="float" office:value="110.4" table:style-name="ce1">
            <text:p>110,4</text:p>
          </table:table-cell>
          <table:table-cell table:number-columns-repeated="16344"/>
        </table:table-row>
        <table:table-row table:style-name="ro1">
          <table:table-cell office:value-type="float" office:value="153.30000000000001" table:style-name="ce1">
            <text:p>153,3</text:p>
          </table:table-cell>
          <table:table-cell office:value-type="float" office:value="551.1" table:style-name="ce1">
            <text:p>551,1</text:p>
          </table:table-cell>
          <table:table-cell office:value-type="float" office:value="836.3" table:style-name="ce1">
            <text:p>836,3</text:p>
          </table:table-cell>
          <table:table-cell office:value-type="float" office:value="-614.1" table:style-name="ce1">
            <text:p>-614,1</text:p>
          </table:table-cell>
          <table:table-cell office:value-type="float" office:value="-249.4" table:style-name="ce1">
            <text:p>-249,4</text:p>
          </table:table-cell>
          <table:table-cell office:value-type="float" office:value="453.3" table:style-name="ce1">
            <text:p>453,3</text:p>
          </table:table-cell>
          <table:table-cell office:value-type="float" office:value="525.6" table:style-name="ce1">
            <text:p>525,6</text:p>
          </table:table-cell>
          <table:table-cell office:value-type="float" office:value="840.4" table:style-name="ce1">
            <text:p>840,4</text:p>
          </table:table-cell>
          <table:table-cell office:value-type="float" office:value="-737.8" table:style-name="ce1">
            <text:p>-737,8</text:p>
          </table:table-cell>
          <table:table-cell office:value-type="float" office:value="-203.2" table:style-name="ce1">
            <text:p>-203,2</text:p>
          </table:table-cell>
          <table:table-cell office:value-type="float" office:value="642.6" table:style-name="ce1">
            <text:p>642,6</text:p>
          </table:table-cell>
          <table:table-cell office:value-type="float" office:value="-612.4" table:style-name="ce1">
            <text:p>-612,4</text:p>
          </table:table-cell>
          <table:table-cell office:value-type="float" office:value="-605.70000000000005" table:style-name="ce1">
            <text:p>-605,7</text:p>
          </table:table-cell>
          <table:table-cell office:value-type="float" office:value="-718.6" table:style-name="ce1">
            <text:p>-718,6</text:p>
          </table:table-cell>
          <table:table-cell office:value-type="float" office:value="-642.29999999999995" table:style-name="ce1">
            <text:p>-642,3</text:p>
          </table:table-cell>
          <table:table-cell office:value-type="float" office:value="158" table:style-name="ce1">
            <text:p>158</text:p>
          </table:table-cell>
          <table:table-cell office:value-type="float" office:value="-949.2" table:style-name="ce1">
            <text:p>-949,2</text:p>
          </table:table-cell>
          <table:table-cell office:value-type="float" office:value="-849.8" table:style-name="ce1">
            <text:p>-849,8</text:p>
          </table:table-cell>
          <table:table-cell office:value-type="float" office:value="-457.2" table:style-name="ce1">
            <text:p>-457,2</text:p>
          </table:table-cell>
          <table:table-cell office:value-type="float" office:value="128.30000000000001" table:style-name="ce1">
            <text:p>128,3</text:p>
          </table:table-cell>
          <table:table-cell office:value-type="float" office:value="-119.1" table:style-name="ce1">
            <text:p>-119,1</text:p>
          </table:table-cell>
          <table:table-cell office:value-type="float" office:value="-831.5" table:style-name="ce1">
            <text:p>-831,5</text:p>
          </table:table-cell>
          <table:table-cell office:value-type="float" office:value="766.7" table:style-name="ce1">
            <text:p>766,7</text:p>
          </table:table-cell>
          <table:table-cell office:value-type="float" office:value="719.1" table:style-name="ce1">
            <text:p>719,1</text:p>
          </table:table-cell>
          <table:table-cell office:value-type="float" office:value="-85.4" table:style-name="ce1">
            <text:p>-85,4</text:p>
          </table:table-cell>
          <table:table-cell office:value-type="float" office:value="101.5" table:style-name="ce1">
            <text:p>101,5</text:p>
          </table:table-cell>
          <table:table-cell office:value-type="float" office:value="-860.1" table:style-name="ce1">
            <text:p>-860,1</text:p>
          </table:table-cell>
          <table:table-cell office:value-type="float" office:value="-294.8" table:style-name="ce1">
            <text:p>-294,8</text:p>
          </table:table-cell>
          <table:table-cell office:value-type="float" office:value="-296.8" table:style-name="ce1">
            <text:p>-296,8</text:p>
          </table:table-cell>
          <table:table-cell office:value-type="float" office:value="-288.60000000000002" table:style-name="ce1">
            <text:p>-288,6</text:p>
          </table:table-cell>
          <table:table-cell office:value-type="float" office:value="977.2" table:style-name="ce1">
            <text:p>977,2</text:p>
          </table:table-cell>
          <table:table-cell office:value-type="float" office:value="-176.7" table:style-name="ce1">
            <text:p>-176,7</text:p>
          </table:table-cell>
          <table:table-cell office:value-type="float" office:value="-526.20000000000005" table:style-name="ce1">
            <text:p>-526,2</text:p>
          </table:table-cell>
          <table:table-cell office:value-type="float" office:value="605.79999999999995" table:style-name="ce1">
            <text:p>605,8</text:p>
          </table:table-cell>
          <table:table-cell office:value-type="float" office:value="575.6" table:style-name="ce1">
            <text:p>575,6</text:p>
          </table:table-cell>
          <table:table-cell office:value-type="float" office:value="-266.2" table:style-name="ce1">
            <text:p>-266,2</text:p>
          </table:table-cell>
          <table:table-cell office:value-type="float" office:value="-575.20000000000005" table:style-name="ce1">
            <text:p>-575,2</text:p>
          </table:table-cell>
          <table:table-cell office:value-type="float" office:value="519.4" table:style-name="ce1">
            <text:p>519,4</text:p>
          </table:table-cell>
          <table:table-cell office:value-type="float" office:value="107.8" table:style-name="ce1">
            <text:p>107,8</text:p>
          </table:table-cell>
          <table:table-cell office:value-type="float" office:value="-917.5" table:style-name="ce1">
            <text:p>-917,5</text:p>
          </table:table-cell>
          <table:table-cell table:number-columns-repeated="16344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983" table:style-name="ce1">
            <text:p>983</text:p>
          </table:table-cell>
          <table:table-cell office:value-type="float" office:value="-814" table:style-name="ce1">
            <text:p>-814</text:p>
          </table:table-cell>
          <table:table-cell office:value-type="float" office:value="148.4" table:style-name="ce1">
            <text:p>148,4</text:p>
          </table:table-cell>
          <table:table-cell office:value-type="float" office:value="688.8" table:style-name="ce1">
            <text:p>688,8</text:p>
          </table:table-cell>
          <table:table-cell office:value-type="float" office:value="-824.5" table:style-name="ce1">
            <text:p>-824,5</text:p>
          </table:table-cell>
          <table:table-cell office:value-type="float" office:value="473.2" table:style-name="ce1">
            <text:p>473,2</text:p>
          </table:table-cell>
          <table:table-cell office:value-type="float" office:value="-659.2" table:style-name="ce1">
            <text:p>-659,2</text:p>
          </table:table-cell>
          <table:table-cell office:value-type="float" office:value="-529.9" table:style-name="ce1">
            <text:p>-529,9</text:p>
          </table:table-cell>
          <table:table-cell office:value-type="float" office:value="273.60000000000002" table:style-name="ce1">
            <text:p>273,6</text:p>
          </table:table-cell>
          <table:table-cell office:value-type="float" office:value="-997.1" table:style-name="ce1">
            <text:p>-997,1</text:p>
          </table:table-cell>
          <table:table-cell office:value-type="float" office:value="454" table:style-name="ce1">
            <text:p>454</text:p>
          </table:table-cell>
          <table:table-cell office:value-type="float" office:value="-390.8" table:style-name="ce1">
            <text:p>-390,8</text:p>
          </table:table-cell>
          <table:table-cell office:value-type="float" office:value="-142.30000000000001" table:style-name="ce1">
            <text:p>-142,3</text:p>
          </table:table-cell>
          <table:table-cell office:value-type="float" office:value="-285.5" table:style-name="ce1">
            <text:p>-285,5</text:p>
          </table:table-cell>
          <table:table-cell office:value-type="float" office:value="311.10000000000002" table:style-name="ce1">
            <text:p>311,1</text:p>
          </table:table-cell>
          <table:table-cell office:value-type="float" office:value="-169.2" table:style-name="ce1">
            <text:p>-169,2</text:p>
          </table:table-cell>
          <table:table-cell office:value-type="float" office:value="747.6" table:style-name="ce1">
            <text:p>747,6</text:p>
          </table:table-cell>
          <table:table-cell office:value-type="float" office:value="345.1" table:style-name="ce1">
            <text:p>345,1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637.20000000000005" table:style-name="ce1">
            <text:p>637,2</text:p>
          </table:table-cell>
          <table:table-cell office:value-type="float" office:value="622.9" table:style-name="ce1">
            <text:p>622,9</text:p>
          </table:table-cell>
          <table:table-cell office:value-type="float" office:value="768.7" table:style-name="ce1">
            <text:p>768,7</text:p>
          </table:table-cell>
          <table:table-cell office:value-type="float" office:value="-129.80000000000001" table:style-name="ce1">
            <text:p>-129,8</text:p>
          </table:table-cell>
          <table:table-cell office:value-type="float" office:value="-838.4" table:style-name="ce1">
            <text:p>-838,4</text:p>
          </table:table-cell>
          <table:table-cell office:value-type="float" office:value="-476.9" table:style-name="ce1">
            <text:p>-476,9</text:p>
          </table:table-cell>
          <table:table-cell office:value-type="float" office:value="-589.20000000000005" table:style-name="ce1">
            <text:p>-589,2</text:p>
          </table:table-cell>
          <table:table-cell office:value-type="float" office:value="-487.9" table:style-name="ce1">
            <text:p>-487,9</text:p>
          </table:table-cell>
          <table:table-cell office:value-type="float" office:value="256.39999999999998" table:style-name="ce1">
            <text:p>256,4</text:p>
          </table:table-cell>
          <table:table-cell office:value-type="float" office:value="255.3" table:style-name="ce1">
            <text:p>255,3</text:p>
          </table:table-cell>
          <table:table-cell office:value-type="float" office:value="-881.4" table:style-name="ce1">
            <text:p>-881,4</text:p>
          </table:table-cell>
          <table:table-cell office:value-type="float" office:value="-627.4" table:style-name="ce1">
            <text:p>-627,4</text:p>
          </table:table-cell>
          <table:table-cell office:value-type="float" office:value="757.7" table:style-name="ce1">
            <text:p>757,7</text:p>
          </table:table-cell>
          <table:table-cell office:value-type="float" office:value="-281" table:style-name="ce1">
            <text:p>-281</text:p>
          </table:table-cell>
          <table:table-cell office:value-type="float" office:value="-847.3" table:style-name="ce1">
            <text:p>-847,3</text:p>
          </table:table-cell>
          <table:table-cell office:value-type="float" office:value="-638.70000000000005" table:style-name="ce1">
            <text:p>-638,7</text:p>
          </table:table-cell>
          <table:table-cell office:value-type="float" office:value="-998.7" table:style-name="ce1">
            <text:p>-998,7</text:p>
          </table:table-cell>
          <table:table-cell office:value-type="float" office:value="-503.9" table:style-name="ce1">
            <text:p>-503,9</text:p>
          </table:table-cell>
          <table:table-cell office:value-type="float" office:value="190.6" table:style-name="ce1">
            <text:p>190,6</text:p>
          </table:table-cell>
          <table:table-cell office:value-type="float" office:value="-165.6" table:style-name="ce1">
            <text:p>-165,6</text:p>
          </table:table-cell>
          <table:table-cell table:number-columns-repeated="16344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725.8" table:style-name="ce1">
            <text:p>725,8</text:p>
          </table:table-cell>
          <table:table-cell office:value-type="float" office:value="-273.7" table:style-name="ce1">
            <text:p>-273,7</text:p>
          </table:table-cell>
          <table:table-cell office:value-type="float" office:value="255" table:style-name="ce1">
            <text:p>255</text:p>
          </table:table-cell>
          <table:table-cell office:value-type="float" office:value="-98.4" table:style-name="ce1">
            <text:p>-98,4</text:p>
          </table:table-cell>
          <table:table-cell office:value-type="float" office:value="418.4" table:style-name="ce1">
            <text:p>418,4</text:p>
          </table:table-cell>
          <table:table-cell office:value-type="float" office:value="-506.2" table:style-name="ce1">
            <text:p>-506,2</text:p>
          </table:table-cell>
          <table:table-cell office:value-type="float" office:value="687.5" table:style-name="ce1">
            <text:p>687,5</text:p>
          </table:table-cell>
          <table:table-cell office:value-type="float" office:value="262.89999999999998" table:style-name="ce1">
            <text:p>262,9</text:p>
          </table:table-cell>
          <table:table-cell office:value-type="float" office:value="186.1" table:style-name="ce1">
            <text:p>186,1</text:p>
          </table:table-cell>
          <table:table-cell office:value-type="float" office:value="772.5" table:style-name="ce1">
            <text:p>772,5</text:p>
          </table:table-cell>
          <table:table-cell office:value-type="float" office:value="-157.9" table:style-name="ce1">
            <text:p>-157,9</text:p>
          </table:table-cell>
          <table:table-cell office:value-type="float" office:value="-969.6" table:style-name="ce1">
            <text:p>-969,6</text:p>
          </table:table-cell>
          <table:table-cell office:value-type="float" office:value="-389" table:style-name="ce1">
            <text:p>-389</text:p>
          </table:table-cell>
          <table:table-cell office:value-type="float" office:value="859.7" table:style-name="ce1">
            <text:p>859,7</text:p>
          </table:table-cell>
          <table:table-cell office:value-type="float" office:value="802.3" table:style-name="ce1">
            <text:p>802,3</text:p>
          </table:table-cell>
          <table:table-cell office:value-type="float" office:value="-756" table:style-name="ce1">
            <text:p>-756</text:p>
          </table:table-cell>
          <table:table-cell office:value-type="float" office:value="-618.5" table:style-name="ce1">
            <text:p>-618,5</text:p>
          </table:table-cell>
          <table:table-cell office:value-type="float" office:value="-31.6" table:style-name="ce1">
            <text:p>-31,6</text:p>
          </table:table-cell>
          <table:table-cell office:value-type="float" office:value="893.4" table:style-name="ce1">
            <text:p>893,4</text:p>
          </table:table-cell>
          <table:table-cell office:value-type="float" office:value="229.5" table:style-name="ce1">
            <text:p>229,5</text:p>
          </table:table-cell>
          <table:table-cell office:value-type="float" office:value="683.2" table:style-name="ce1">
            <text:p>683,2</text:p>
          </table:table-cell>
          <table:table-cell office:value-type="float" office:value="419" table:style-name="ce1">
            <text:p>419</text:p>
          </table:table-cell>
          <table:table-cell office:value-type="float" office:value="495.8" table:style-name="ce1">
            <text:p>495,8</text:p>
          </table:table-cell>
          <table:table-cell office:value-type="float" office:value="694.9" table:style-name="ce1">
            <text:p>694,9</text:p>
          </table:table-cell>
          <table:table-cell office:value-type="float" office:value="956.8" table:style-name="ce1">
            <text:p>956,8</text:p>
          </table:table-cell>
          <table:table-cell office:value-type="float" office:value="81.7" table:style-name="ce1">
            <text:p>81,7</text:p>
          </table:table-cell>
          <table:table-cell office:value-type="float" office:value="291.39999999999998" table:style-name="ce1">
            <text:p>291,4</text:p>
          </table:table-cell>
          <table:table-cell office:value-type="float" office:value="-662.6" table:style-name="ce1">
            <text:p>-662,6</text:p>
          </table:table-cell>
          <table:table-cell office:value-type="float" office:value="-470.9" table:style-name="ce1">
            <text:p>-470,9</text:p>
          </table:table-cell>
          <table:table-cell office:value-type="float" office:value="830.6" table:style-name="ce1">
            <text:p>830,6</text:p>
          </table:table-cell>
          <table:table-cell office:value-type="float" office:value="43.1" table:style-name="ce1">
            <text:p>43,1</text:p>
          </table:table-cell>
          <table:table-cell office:value-type="float" office:value="-236.9" table:style-name="ce1">
            <text:p>-236,9</text:p>
          </table:table-cell>
          <table:table-cell office:value-type="float" office:value="533.4" table:style-name="ce1">
            <text:p>533,4</text:p>
          </table:table-cell>
          <table:table-cell office:value-type="float" office:value="449.6" table:style-name="ce1">
            <text:p>449,6</text:p>
          </table:table-cell>
          <table:table-cell office:value-type="float" office:value="-370.3" table:style-name="ce1">
            <text:p>-370,3</text:p>
          </table:table-cell>
          <table:table-cell office:value-type="float" office:value="-104.4" table:style-name="ce1">
            <text:p>-104,4</text:p>
          </table:table-cell>
          <table:table-cell office:value-type="float" office:value="-504.9" table:style-name="ce1">
            <text:p>-504,9</text:p>
          </table:table-cell>
          <table:table-cell office:value-type="float" office:value="-701.5" table:style-name="ce1">
            <text:p>-701,5</text:p>
          </table:table-cell>
          <table:table-cell office:value-type="float" office:value="546.5" table:style-name="ce1">
            <text:p>546,5</text:p>
          </table:table-cell>
          <table:table-cell table:number-columns-repeated="16344"/>
        </table:table-row>
        <table:table-row table:style-name="ro1">
          <table:table-cell office:value-type="float" office:value="-246.9" table:style-name="ce1">
            <text:p>-246,9</text:p>
          </table:table-cell>
          <table:table-cell office:value-type="float" office:value="156.69999999999999" table:style-name="ce1">
            <text:p>156,7</text:p>
          </table:table-cell>
          <table:table-cell office:value-type="float" office:value="84.2" table:style-name="ce1">
            <text:p>84,2</text:p>
          </table:table-cell>
          <table:table-cell office:value-type="float" office:value="-649.4" table:style-name="ce1">
            <text:p>-649,4</text:p>
          </table:table-cell>
          <table:table-cell office:value-type="float" office:value="-76.099999999999994" table:style-name="ce1">
            <text:p>-76,1</text:p>
          </table:table-cell>
          <table:table-cell office:value-type="float" office:value="651.6" table:style-name="ce1">
            <text:p>651,6</text:p>
          </table:table-cell>
          <table:table-cell office:value-type="float" office:value="557.4" table:style-name="ce1">
            <text:p>557,4</text:p>
          </table:table-cell>
          <table:table-cell office:value-type="float" office:value="-956.9" table:style-name="ce1">
            <text:p>-956,9</text:p>
          </table:table-cell>
          <table:table-cell office:value-type="float" office:value="630.9" table:style-name="ce1">
            <text:p>630,9</text:p>
          </table:table-cell>
          <table:table-cell office:value-type="float" office:value="939.6" table:style-name="ce1">
            <text:p>939,6</text:p>
          </table:table-cell>
          <table:table-cell office:value-type="float" office:value="688" table:style-name="ce1">
            <text:p>688</text:p>
          </table:table-cell>
          <table:table-cell office:value-type="float" office:value="-978.5" table:style-name="ce1">
            <text:p>-978,5</text:p>
          </table:table-cell>
          <table:table-cell office:value-type="float" office:value="-530.79999999999995" table:style-name="ce1">
            <text:p>-530,8</text:p>
          </table:table-cell>
          <table:table-cell office:value-type="float" office:value="664.6" table:style-name="ce1">
            <text:p>664,6</text:p>
          </table:table-cell>
          <table:table-cell office:value-type="float" office:value="196.2" table:style-name="ce1">
            <text:p>196,2</text:p>
          </table:table-cell>
          <table:table-cell office:value-type="float" office:value="541.29999999999995" table:style-name="ce1">
            <text:p>541,3</text:p>
          </table:table-cell>
          <table:table-cell office:value-type="float" office:value="-859.9" table:style-name="ce1">
            <text:p>-859,9</text:p>
          </table:table-cell>
          <table:table-cell office:value-type="float" office:value="-728.7" table:style-name="ce1">
            <text:p>-728,7</text:p>
          </table:table-cell>
          <table:table-cell office:value-type="float" office:value="-222.3" table:style-name="ce1">
            <text:p>-222,3</text:p>
          </table:table-cell>
          <table:table-cell office:value-type="float" office:value="-639.9" table:style-name="ce1">
            <text:p>-639,9</text:p>
          </table:table-cell>
          <table:table-cell office:value-type="float" office:value="416.8" table:style-name="ce1">
            <text:p>416,8</text:p>
          </table:table-cell>
          <table:table-cell office:value-type="float" office:value="683" table:style-name="ce1">
            <text:p>683</text:p>
          </table:table-cell>
          <table:table-cell office:value-type="float" office:value="828.5" table:style-name="ce1">
            <text:p>828,5</text:p>
          </table:table-cell>
          <table:table-cell office:value-type="float" office:value="-848.7" table:style-name="ce1">
            <text:p>-848,7</text:p>
          </table:table-cell>
          <table:table-cell office:value-type="float" office:value="-562.6" table:style-name="ce1">
            <text:p>-562,6</text:p>
          </table:table-cell>
          <table:table-cell office:value-type="float" office:value="849.2" table:style-name="ce1">
            <text:p>849,2</text:p>
          </table:table-cell>
          <table:table-cell office:value-type="float" office:value="-677.4" table:style-name="ce1">
            <text:p>-677,4</text:p>
          </table:table-cell>
          <table:table-cell office:value-type="float" office:value="-146.5" table:style-name="ce1">
            <text:p>-146,5</text:p>
          </table:table-cell>
          <table:table-cell office:value-type="float" office:value="-815" table:style-name="ce1">
            <text:p>-815</text:p>
          </table:table-cell>
          <table:table-cell office:value-type="float" office:value="214.6" table:style-name="ce1">
            <text:p>214,6</text:p>
          </table:table-cell>
          <table:table-cell office:value-type="float" office:value="113.2" table:style-name="ce1">
            <text:p>113,2</text:p>
          </table:table-cell>
          <table:table-cell office:value-type="float" office:value="-268.5" table:style-name="ce1">
            <text:p>-268,5</text:p>
          </table:table-cell>
          <table:table-cell office:value-type="float" office:value="809.2" table:style-name="ce1">
            <text:p>809,2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628.1" table:style-name="ce1">
            <text:p>628,1</text:p>
          </table:table-cell>
          <table:table-cell office:value-type="float" office:value="189" table:style-name="ce1">
            <text:p>189</text:p>
          </table:table-cell>
          <table:table-cell office:value-type="float" office:value="-499.4" table:style-name="ce1">
            <text:p>-499,4</text:p>
          </table:table-cell>
          <table:table-cell office:value-type="float" office:value="-466.4" table:style-name="ce1">
            <text:p>-466,4</text:p>
          </table:table-cell>
          <table:table-cell office:value-type="float" office:value="-979.5" table:style-name="ce1">
            <text:p>-979,5</text:p>
          </table:table-cell>
          <table:table-cell office:value-type="float" office:value="-467.7" table:style-name="ce1">
            <text:p>-467,7</text:p>
          </table:table-cell>
          <table:table-cell table:number-columns-repeated="16344"/>
        </table:table-row>
        <table:table-row table:style-name="ro1">
          <table:table-cell office:value-type="float" office:value="168.7" table:style-name="ce1">
            <text:p>168,7</text:p>
          </table:table-cell>
          <table:table-cell office:value-type="float" office:value="2.7" table:style-name="ce1">
            <text:p>2,7</text:p>
          </table:table-cell>
          <table:table-cell office:value-type="float" office:value="-52" table:style-name="ce1">
            <text:p>-52</text:p>
          </table:table-cell>
          <table:table-cell office:value-type="float" office:value="992.2" table:style-name="ce1">
            <text:p>992,2</text:p>
          </table:table-cell>
          <table:table-cell office:value-type="float" office:value="-759.9" table:style-name="ce1">
            <text:p>-759,9</text:p>
          </table:table-cell>
          <table:table-cell office:value-type="float" office:value="390.1" table:style-name="ce1">
            <text:p>390,1</text:p>
          </table:table-cell>
          <table:table-cell office:value-type="float" office:value="-143.6" table:style-name="ce1">
            <text:p>-143,6</text:p>
          </table:table-cell>
          <table:table-cell office:value-type="float" office:value="94.5" table:style-name="ce1">
            <text:p>94,5</text:p>
          </table:table-cell>
          <table:table-cell office:value-type="float" office:value="91.2" table:style-name="ce1">
            <text:p>91,2</text:p>
          </table:table-cell>
          <table:table-cell office:value-type="float" office:value="885.7" table:style-name="ce1">
            <text:p>885,7</text:p>
          </table:table-cell>
          <table:table-cell office:value-type="float" office:value="-117.1" table:style-name="ce1">
            <text:p>-117,1</text:p>
          </table:table-cell>
          <table:table-cell office:value-type="float" office:value="-569.29999999999995" table:style-name="ce1">
            <text:p>-569,3</text:p>
          </table:table-cell>
          <table:table-cell office:value-type="float" office:value="-883.5" table:style-name="ce1">
            <text:p>-883,5</text:p>
          </table:table-cell>
          <table:table-cell office:value-type="float" office:value="654.70000000000005" table:style-name="ce1">
            <text:p>654,7</text:p>
          </table:table-cell>
          <table:table-cell office:value-type="float" office:value="-936.6" table:style-name="ce1">
            <text:p>-936,6</text:p>
          </table:table-cell>
          <table:table-cell office:value-type="float" office:value="713.7" table:style-name="ce1">
            <text:p>713,7</text:p>
          </table:table-cell>
          <table:table-cell office:value-type="float" office:value="120.9" table:style-name="ce1">
            <text:p>120,9</text:p>
          </table:table-cell>
          <table:table-cell office:value-type="float" office:value="-387" table:style-name="ce1">
            <text:p>-387</text:p>
          </table:table-cell>
          <table:table-cell office:value-type="float" office:value="-120.9" table:style-name="ce1">
            <text:p>-120,9</text:p>
          </table:table-cell>
          <table:table-cell office:value-type="float" office:value="220.6" table:style-name="ce1">
            <text:p>220,6</text:p>
          </table:table-cell>
          <table:table-cell office:value-type="float" office:value="951.1" table:style-name="ce1">
            <text:p>951,1</text:p>
          </table:table-cell>
          <table:table-cell office:value-type="float" office:value="275.39999999999998" table:style-name="ce1">
            <text:p>275,4</text:p>
          </table:table-cell>
          <table:table-cell office:value-type="float" office:value="-876.3" table:style-name="ce1">
            <text:p>-876,3</text:p>
          </table:table-cell>
          <table:table-cell office:value-type="float" office:value="876" table:style-name="ce1">
            <text:p>876</text:p>
          </table:table-cell>
          <table:table-cell office:value-type="float" office:value="269.8" table:style-name="ce1">
            <text:p>269,8</text:p>
          </table:table-cell>
          <table:table-cell office:value-type="float" office:value="-586" table:style-name="ce1">
            <text:p>-586</text:p>
          </table:table-cell>
          <table:table-cell office:value-type="float" office:value="-493.3" table:style-name="ce1">
            <text:p>-493,3</text:p>
          </table:table-cell>
          <table:table-cell office:value-type="float" office:value="-790.3" table:style-name="ce1">
            <text:p>-790,3</text:p>
          </table:table-cell>
          <table:table-cell office:value-type="float" office:value="-757.1" table:style-name="ce1">
            <text:p>-757,1</text:p>
          </table:table-cell>
          <table:table-cell office:value-type="float" office:value="226.3" table:style-name="ce1">
            <text:p>226,3</text:p>
          </table:table-cell>
          <table:table-cell office:value-type="float" office:value="497.2" table:style-name="ce1">
            <text:p>497,2</text:p>
          </table:table-cell>
          <table:table-cell office:value-type="float" office:value="-927.5" table:style-name="ce1">
            <text:p>-927,5</text:p>
          </table:table-cell>
          <table:table-cell office:value-type="float" office:value="369.8" table:style-name="ce1">
            <text:p>369,8</text:p>
          </table:table-cell>
          <table:table-cell office:value-type="float" office:value="722.4" table:style-name="ce1">
            <text:p>722,4</text:p>
          </table:table-cell>
          <table:table-cell office:value-type="float" office:value="-851.9" table:style-name="ce1">
            <text:p>-851,9</text:p>
          </table:table-cell>
          <table:table-cell office:value-type="float" office:value="345.3" table:style-name="ce1">
            <text:p>345,3</text:p>
          </table:table-cell>
          <table:table-cell office:value-type="float" office:value="316.2" table:style-name="ce1">
            <text:p>316,2</text:p>
          </table:table-cell>
          <table:table-cell office:value-type="float" office:value="-498.7" table:style-name="ce1">
            <text:p>-498,7</text:p>
          </table:table-cell>
          <table:table-cell office:value-type="float" office:value="259.5" table:style-name="ce1">
            <text:p>259,5</text:p>
          </table:table-cell>
          <table:table-cell office:value-type="float" office:value="554.20000000000005" table:style-name="ce1">
            <text:p>554,2</text:p>
          </table:table-cell>
          <table:table-cell table:number-columns-repeated="16344"/>
        </table:table-row>
        <table:table-row table:style-name="ro1">
          <table:table-cell office:value-type="float" office:value="800.9" table:style-name="ce1">
            <text:p>800,9</text:p>
          </table:table-cell>
          <table:table-cell office:value-type="float" office:value="357.1" table:style-name="ce1">
            <text:p>357,1</text:p>
          </table:table-cell>
          <table:table-cell office:value-type="float" office:value="215.5" table:style-name="ce1">
            <text:p>215,5</text:p>
          </table:table-cell>
          <table:table-cell office:value-type="float" office:value="648.70000000000005" table:style-name="ce1">
            <text:p>648,7</text:p>
          </table:table-cell>
          <table:table-cell office:value-type="float" office:value="-851.9" table:style-name="ce1">
            <text:p>-851,9</text:p>
          </table:table-cell>
          <table:table-cell office:value-type="float" office:value="-349.9" table:style-name="ce1">
            <text:p>-349,9</text:p>
          </table:table-cell>
          <table:table-cell office:value-type="float" office:value="510.5" table:style-name="ce1">
            <text:p>510,5</text:p>
          </table:table-cell>
          <table:table-cell office:value-type="float" office:value="-441.1" table:style-name="ce1">
            <text:p>-441,1</text:p>
          </table:table-cell>
          <table:table-cell office:value-type="float" office:value="559.70000000000005" table:style-name="ce1">
            <text:p>559,7</text:p>
          </table:table-cell>
          <table:table-cell office:value-type="float" office:value="-88.1" table:style-name="ce1">
            <text:p>-88,1</text:p>
          </table:table-cell>
          <table:table-cell office:value-type="float" office:value="-172.4" table:style-name="ce1">
            <text:p>-172,4</text:p>
          </table:table-cell>
          <table:table-cell office:value-type="float" office:value="212.3" table:style-name="ce1">
            <text:p>212,3</text:p>
          </table:table-cell>
          <table:table-cell office:value-type="float" office:value="-331.6" table:style-name="ce1">
            <text:p>-331,6</text:p>
          </table:table-cell>
          <table:table-cell office:value-type="float" office:value="-752.9" table:style-name="ce1">
            <text:p>-752,9</text:p>
          </table:table-cell>
          <table:table-cell office:value-type="float" office:value="953.5" table:style-name="ce1">
            <text:p>953,5</text:p>
          </table:table-cell>
          <table:table-cell office:value-type="float" office:value="629.70000000000005" table:style-name="ce1">
            <text:p>629,7</text:p>
          </table:table-cell>
          <table:table-cell office:value-type="float" office:value="-478.7" table:style-name="ce1">
            <text:p>-478,7</text:p>
          </table:table-cell>
          <table:table-cell office:value-type="float" office:value="-604.79999999999995" table:style-name="ce1">
            <text:p>-604,8</text:p>
          </table:table-cell>
          <table:table-cell office:value-type="float" office:value="171" table:style-name="ce1">
            <text:p>171</text:p>
          </table:table-cell>
          <table:table-cell office:value-type="float" office:value="-872.1" table:style-name="ce1">
            <text:p>-872,1</text:p>
          </table:table-cell>
          <table:table-cell office:value-type="float" office:value="-71.5" table:style-name="ce1">
            <text:p>-71,5</text:p>
          </table:table-cell>
          <table:table-cell office:value-type="float" office:value="820.6" table:style-name="ce1">
            <text:p>820,6</text:p>
          </table:table-cell>
          <table:table-cell office:value-type="float" office:value="-317.60000000000002" table:style-name="ce1">
            <text:p>-317,6</text:p>
          </table:table-cell>
          <table:table-cell office:value-type="float" office:value="-581.79999999999995" table:style-name="ce1">
            <text:p>-581,8</text:p>
          </table:table-cell>
          <table:table-cell office:value-type="float" office:value="-658.5" table:style-name="ce1">
            <text:p>-658,5</text:p>
          </table:table-cell>
          <table:table-cell office:value-type="float" office:value="-644.5" table:style-name="ce1">
            <text:p>-644,5</text:p>
          </table:table-cell>
          <table:table-cell office:value-type="float" office:value="918.7" table:style-name="ce1">
            <text:p>918,7</text:p>
          </table:table-cell>
          <table:table-cell office:value-type="float" office:value="-402.2" table:style-name="ce1">
            <text:p>-402,2</text:p>
          </table:table-cell>
          <table:table-cell office:value-type="float" office:value="-561.4" table:style-name="ce1">
            <text:p>-561,4</text:p>
          </table:table-cell>
          <table:table-cell office:value-type="float" office:value="-945.4" table:style-name="ce1">
            <text:p>-945,4</text:p>
          </table:table-cell>
          <table:table-cell office:value-type="float" office:value="728.7" table:style-name="ce1">
            <text:p>728,7</text:p>
          </table:table-cell>
          <table:table-cell office:value-type="float" office:value="-762.5" table:style-name="ce1">
            <text:p>-762,5</text:p>
          </table:table-cell>
          <table:table-cell office:value-type="float" office:value="-261.89999999999998" table:style-name="ce1">
            <text:p>-261,9</text:p>
          </table:table-cell>
          <table:table-cell office:value-type="float" office:value="-629.1" table:style-name="ce1">
            <text:p>-629,1</text:p>
          </table:table-cell>
          <table:table-cell office:value-type="float" office:value="-614.4" table:style-name="ce1">
            <text:p>-614,4</text:p>
          </table:table-cell>
          <table:table-cell office:value-type="float" office:value="413.8" table:style-name="ce1">
            <text:p>413,8</text:p>
          </table:table-cell>
          <table:table-cell office:value-type="float" office:value="974.1" table:style-name="ce1">
            <text:p>974,1</text:p>
          </table:table-cell>
          <table:table-cell office:value-type="float" office:value="-977.4" table:style-name="ce1">
            <text:p>-977,4</text:p>
          </table:table-cell>
          <table:table-cell office:value-type="float" office:value="-294" table:style-name="ce1">
            <text:p>-294</text:p>
          </table:table-cell>
          <table:table-cell office:value-type="float" office:value="974.3" table:style-name="ce1">
            <text:p>974,3</text:p>
          </table:table-cell>
          <table:table-cell table:number-columns-repeated="16344"/>
        </table:table-row>
        <table:table-row table:style-name="ro1">
          <table:table-cell office:value-type="float" office:value="117.7" table:style-name="ce1">
            <text:p>117,7</text:p>
          </table:table-cell>
          <table:table-cell office:value-type="float" office:value="-635.9" table:style-name="ce1">
            <text:p>-635,9</text:p>
          </table:table-cell>
          <table:table-cell office:value-type="float" office:value="789.3" table:style-name="ce1">
            <text:p>789,3</text:p>
          </table:table-cell>
          <table:table-cell office:value-type="float" office:value="-374.6" table:style-name="ce1">
            <text:p>-374,6</text:p>
          </table:table-cell>
          <table:table-cell office:value-type="float" office:value="740" table:style-name="ce1">
            <text:p>740</text:p>
          </table:table-cell>
          <table:table-cell office:value-type="float" office:value="-510.2" table:style-name="ce1">
            <text:p>-510,2</text:p>
          </table:table-cell>
          <table:table-cell office:value-type="float" office:value="-418.8" table:style-name="ce1">
            <text:p>-418,8</text:p>
          </table:table-cell>
          <table:table-cell office:value-type="float" office:value="254.7" table:style-name="ce1">
            <text:p>254,7</text:p>
          </table:table-cell>
          <table:table-cell office:value-type="float" office:value="686.4" table:style-name="ce1">
            <text:p>686,4</text:p>
          </table:table-cell>
          <table:table-cell office:value-type="float" office:value="111" table:style-name="ce1">
            <text:p>111</text:p>
          </table:table-cell>
          <table:table-cell office:value-type="float" office:value="8.1" table:style-name="ce1">
            <text:p>8,1</text:p>
          </table:table-cell>
          <table:table-cell office:value-type="float" office:value="-413.5" table:style-name="ce1">
            <text:p>-413,5</text:p>
          </table:table-cell>
          <table:table-cell office:value-type="float" office:value="-52.9" table:style-name="ce1">
            <text:p>-52,9</text:p>
          </table:table-cell>
          <table:table-cell office:value-type="float" office:value="-73.3" table:style-name="ce1">
            <text:p>-73,3</text:p>
          </table:table-cell>
          <table:table-cell office:value-type="float" office:value="-800.7" table:style-name="ce1">
            <text:p>-800,7</text:p>
          </table:table-cell>
          <table:table-cell office:value-type="float" office:value="-848.9" table:style-name="ce1">
            <text:p>-848,9</text:p>
          </table:table-cell>
          <table:table-cell office:value-type="float" office:value="434.1" table:style-name="ce1">
            <text:p>434,1</text:p>
          </table:table-cell>
          <table:table-cell office:value-type="float" office:value="-134.19999999999999" table:style-name="ce1">
            <text:p>-134,2</text:p>
          </table:table-cell>
          <table:table-cell office:value-type="float" office:value="812.4" table:style-name="ce1">
            <text:p>812,4</text:p>
          </table:table-cell>
          <table:table-cell office:value-type="float" office:value="-654.29999999999995" table:style-name="ce1">
            <text:p>-654,3</text:p>
          </table:table-cell>
          <table:table-cell office:value-type="float" office:value="108.8" table:style-name="ce1">
            <text:p>108,8</text:p>
          </table:table-cell>
          <table:table-cell office:value-type="float" office:value="586.4" table:style-name="ce1">
            <text:p>586,4</text:p>
          </table:table-cell>
          <table:table-cell office:value-type="float" office:value="773.3" table:style-name="ce1">
            <text:p>773,3</text:p>
          </table:table-cell>
          <table:table-cell office:value-type="float" office:value="642.9" table:style-name="ce1">
            <text:p>642,9</text:p>
          </table:table-cell>
          <table:table-cell office:value-type="float" office:value="-688.4" table:style-name="ce1">
            <text:p>-688,4</text:p>
          </table:table-cell>
          <table:table-cell office:value-type="float" office:value="-469.9" table:style-name="ce1">
            <text:p>-469,9</text:p>
          </table:table-cell>
          <table:table-cell office:value-type="float" office:value="405.7" table:style-name="ce1">
            <text:p>405,7</text:p>
          </table:table-cell>
          <table:table-cell office:value-type="float" office:value="900.8" table:style-name="ce1">
            <text:p>900,8</text:p>
          </table:table-cell>
          <table:table-cell office:value-type="float" office:value="-655.7" table:style-name="ce1">
            <text:p>-655,7</text:p>
          </table:table-cell>
          <table:table-cell office:value-type="float" office:value="219.9" table:style-name="ce1">
            <text:p>219,9</text:p>
          </table:table-cell>
          <table:table-cell office:value-type="float" office:value="-632.79999999999995" table:style-name="ce1">
            <text:p>-632,8</text:p>
          </table:table-cell>
          <table:table-cell office:value-type="float" office:value="-160.1" table:style-name="ce1">
            <text:p>-160,1</text:p>
          </table:table-cell>
          <table:table-cell office:value-type="float" office:value="955.4" table:style-name="ce1">
            <text:p>955,4</text:p>
          </table:table-cell>
          <table:table-cell office:value-type="float" office:value="298" table:style-name="ce1">
            <text:p>298</text:p>
          </table:table-cell>
          <table:table-cell office:value-type="float" office:value="-962.5" table:style-name="ce1">
            <text:p>-962,5</text:p>
          </table:table-cell>
          <table:table-cell office:value-type="float" office:value="284.3" table:style-name="ce1">
            <text:p>284,3</text:p>
          </table:table-cell>
          <table:table-cell office:value-type="float" office:value="955.6" table:style-name="ce1">
            <text:p>955,6</text:p>
          </table:table-cell>
          <table:table-cell office:value-type="float" office:value="-9.3000000000000007" table:style-name="ce1">
            <text:p>-9,3</text:p>
          </table:table-cell>
          <table:table-cell office:value-type="float" office:value="47.9" table:style-name="ce1">
            <text:p>47,9</text:p>
          </table:table-cell>
          <table:table-cell office:value-type="float" office:value="522.5" table:style-name="ce1">
            <text:p>522,5</text:p>
          </table:table-cell>
          <table:table-cell table:number-columns-repeated="16344"/>
        </table:table-row>
        <table:table-row table:style-name="ro1">
          <table:table-cell office:value-type="float" office:value="-581.4" table:style-name="ce1">
            <text:p>-581,4</text:p>
          </table:table-cell>
          <table:table-cell office:value-type="float" office:value="318" table:style-name="ce1">
            <text:p>318</text:p>
          </table:table-cell>
          <table:table-cell office:value-type="float" office:value="-861.2" table:style-name="ce1">
            <text:p>-861,2</text:p>
          </table:table-cell>
          <table:table-cell office:value-type="float" office:value="28.8" table:style-name="ce1">
            <text:p>28,8</text:p>
          </table:table-cell>
          <table:table-cell office:value-type="float" office:value="-934.6" table:style-name="ce1">
            <text:p>-934,6</text:p>
          </table:table-cell>
          <table:table-cell office:value-type="float" office:value="707" table:style-name="ce1">
            <text:p>707</text:p>
          </table:table-cell>
          <table:table-cell office:value-type="float" office:value="553.79999999999995" table:style-name="ce1">
            <text:p>553,8</text:p>
          </table:table-cell>
          <table:table-cell office:value-type="float" office:value="-65.7" table:style-name="ce1">
            <text:p>-65,7</text:p>
          </table:table-cell>
          <table:table-cell office:value-type="float" office:value="-976.7" table:style-name="ce1">
            <text:p>-976,7</text:p>
          </table:table-cell>
          <table:table-cell office:value-type="float" office:value="-506.5" table:style-name="ce1">
            <text:p>-506,5</text:p>
          </table:table-cell>
          <table:table-cell office:value-type="float" office:value="-408.4" table:style-name="ce1">
            <text:p>-408,4</text:p>
          </table:table-cell>
          <table:table-cell office:value-type="float" office:value="-396.1" table:style-name="ce1">
            <text:p>-396,1</text:p>
          </table:table-cell>
          <table:table-cell office:value-type="float" office:value="-65.2" table:style-name="ce1">
            <text:p>-65,2</text:p>
          </table:table-cell>
          <table:table-cell office:value-type="float" office:value="-97.1" table:style-name="ce1">
            <text:p>-97,1</text:p>
          </table:table-cell>
          <table:table-cell office:value-type="float" office:value="55.9" table:style-name="ce1">
            <text:p>55,9</text:p>
          </table:table-cell>
          <table:table-cell office:value-type="float" office:value="-488.2" table:style-name="ce1">
            <text:p>-488,2</text:p>
          </table:table-cell>
          <table:table-cell office:value-type="float" office:value="610.79999999999995" table:style-name="ce1">
            <text:p>610,8</text:p>
          </table:table-cell>
          <table:table-cell office:value-type="float" office:value="-286.3" table:style-name="ce1">
            <text:p>-286,3</text:p>
          </table:table-cell>
          <table:table-cell office:value-type="float" office:value="922.9" table:style-name="ce1">
            <text:p>922,9</text:p>
          </table:table-cell>
          <table:table-cell office:value-type="float" office:value="-975.7" table:style-name="ce1">
            <text:p>-975,7</text:p>
          </table:table-cell>
          <table:table-cell office:value-type="float" office:value="709.5" table:style-name="ce1">
            <text:p>709,5</text:p>
          </table:table-cell>
          <table:table-cell office:value-type="float" office:value="-381.9" table:style-name="ce1">
            <text:p>-381,9</text:p>
          </table:table-cell>
          <table:table-cell office:value-type="float" office:value="638" table:style-name="ce1">
            <text:p>638</text:p>
          </table:table-cell>
          <table:table-cell office:value-type="float" office:value="580.29999999999995" table:style-name="ce1">
            <text:p>580,3</text:p>
          </table:table-cell>
          <table:table-cell office:value-type="float" office:value="374.6" table:style-name="ce1">
            <text:p>374,6</text:p>
          </table:table-cell>
          <table:table-cell office:value-type="float" office:value="179.7" table:style-name="ce1">
            <text:p>179,7</text:p>
          </table:table-cell>
          <table:table-cell office:value-type="float" office:value="847.2" table:style-name="ce1">
            <text:p>847,2</text:p>
          </table:table-cell>
          <table:table-cell office:value-type="float" office:value="320.5" table:style-name="ce1">
            <text:p>320,5</text:p>
          </table:table-cell>
          <table:table-cell office:value-type="float" office:value="-880.7" table:style-name="ce1">
            <text:p>-880,7</text:p>
          </table:table-cell>
          <table:table-cell office:value-type="float" office:value="-969.4" table:style-name="ce1">
            <text:p>-969,4</text:p>
          </table:table-cell>
          <table:table-cell office:value-type="float" office:value="41.6" table:style-name="ce1">
            <text:p>41,6</text:p>
          </table:table-cell>
          <table:table-cell office:value-type="float" office:value="241.7" table:style-name="ce1">
            <text:p>241,7</text:p>
          </table:table-cell>
          <table:table-cell office:value-type="float" office:value="502.7" table:style-name="ce1">
            <text:p>502,7</text:p>
          </table:table-cell>
          <table:table-cell office:value-type="float" office:value="461.2" table:style-name="ce1">
            <text:p>461,2</text:p>
          </table:table-cell>
          <table:table-cell office:value-type="float" office:value="-286.8" table:style-name="ce1">
            <text:p>-286,8</text:p>
          </table:table-cell>
          <table:table-cell office:value-type="float" office:value="801.3" table:style-name="ce1">
            <text:p>801,3</text:p>
          </table:table-cell>
          <table:table-cell office:value-type="float" office:value="693.7" table:style-name="ce1">
            <text:p>693,7</text:p>
          </table:table-cell>
          <table:table-cell office:value-type="float" office:value="509.8" table:style-name="ce1">
            <text:p>509,8</text:p>
          </table:table-cell>
          <table:table-cell office:value-type="float" office:value="-387.4" table:style-name="ce1">
            <text:p>-387,4</text:p>
          </table:table-cell>
          <table:table-cell office:value-type="float" office:value="-107.5" table:style-name="ce1">
            <text:p>-107,5</text:p>
          </table:table-cell>
          <table:table-cell table:number-columns-repeated="16344"/>
        </table:table-row>
        <table:table-row table:style-name="ro1">
          <table:table-cell office:value-type="float" office:value="-778.2" table:style-name="ce1">
            <text:p>-778,2</text:p>
          </table:table-cell>
          <table:table-cell office:value-type="float" office:value="894.2" table:style-name="ce1">
            <text:p>894,2</text:p>
          </table:table-cell>
          <table:table-cell office:value-type="float" office:value="910" table:style-name="ce1">
            <text:p>910</text:p>
          </table:table-cell>
          <table:table-cell office:value-type="float" office:value="-175.9" table:style-name="ce1">
            <text:p>-175,9</text:p>
          </table:table-cell>
          <table:table-cell office:value-type="float" office:value="-564.20000000000005" table:style-name="ce1">
            <text:p>-564,2</text:p>
          </table:table-cell>
          <table:table-cell office:value-type="float" office:value="825.5" table:style-name="ce1">
            <text:p>825,5</text:p>
          </table:table-cell>
          <table:table-cell office:value-type="float" office:value="892.8" table:style-name="ce1">
            <text:p>892,8</text:p>
          </table:table-cell>
          <table:table-cell office:value-type="float" office:value="-632.79999999999995" table:style-name="ce1">
            <text:p>-632,8</text:p>
          </table:table-cell>
          <table:table-cell office:value-type="float" office:value="-180.8" table:style-name="ce1">
            <text:p>-180,8</text:p>
          </table:table-cell>
          <table:table-cell office:value-type="float" office:value="154.9" table:style-name="ce1">
            <text:p>154,9</text:p>
          </table:table-cell>
          <table:table-cell office:value-type="float" office:value="-36.4" table:style-name="ce1">
            <text:p>-36,4</text:p>
          </table:table-cell>
          <table:table-cell office:value-type="float" office:value="-774.3" table:style-name="ce1">
            <text:p>-774,3</text:p>
          </table:table-cell>
          <table:table-cell office:value-type="float" office:value="-596.4" table:style-name="ce1">
            <text:p>-596,4</text:p>
          </table:table-cell>
          <table:table-cell office:value-type="float" office:value="768.6" table:style-name="ce1">
            <text:p>768,6</text:p>
          </table:table-cell>
          <table:table-cell office:value-type="float" office:value="-645.29999999999995" table:style-name="ce1">
            <text:p>-645,3</text:p>
          </table:table-cell>
          <table:table-cell office:value-type="float" office:value="92" table:style-name="ce1">
            <text:p>92</text:p>
          </table:table-cell>
          <table:table-cell office:value-type="float" office:value="-188.1" table:style-name="ce1">
            <text:p>-188,1</text:p>
          </table:table-cell>
          <table:table-cell office:value-type="float" office:value="810.5" table:style-name="ce1">
            <text:p>810,5</text:p>
          </table:table-cell>
          <table:table-cell office:value-type="float" office:value="149.80000000000001" table:style-name="ce1">
            <text:p>149,8</text:p>
          </table:table-cell>
          <table:table-cell office:value-type="float" office:value="-215.4" table:style-name="ce1">
            <text:p>-215,4</text:p>
          </table:table-cell>
          <table:table-cell office:value-type="float" office:value="-614.5" table:style-name="ce1">
            <text:p>-614,5</text:p>
          </table:table-cell>
          <table:table-cell office:value-type="float" office:value="782.5" table:style-name="ce1">
            <text:p>782,5</text:p>
          </table:table-cell>
          <table:table-cell office:value-type="float" office:value="-451.6" table:style-name="ce1">
            <text:p>-451,6</text:p>
          </table:table-cell>
          <table:table-cell office:value-type="float" office:value="622" table:style-name="ce1">
            <text:p>622</text:p>
          </table:table-cell>
          <table:table-cell office:value-type="float" office:value="-276.7" table:style-name="ce1">
            <text:p>-276,7</text:p>
          </table:table-cell>
          <table:table-cell office:value-type="float" office:value="267.7" table:style-name="ce1">
            <text:p>267,7</text:p>
          </table:table-cell>
          <table:table-cell office:value-type="float" office:value="752.8" table:style-name="ce1">
            <text:p>752,8</text:p>
          </table:table-cell>
          <table:table-cell office:value-type="float" office:value="-83.4" table:style-name="ce1">
            <text:p>-83,4</text:p>
          </table:table-cell>
          <table:table-cell office:value-type="float" office:value="-401.6" table:style-name="ce1">
            <text:p>-401,6</text:p>
          </table:table-cell>
          <table:table-cell office:value-type="float" office:value="-936.8" table:style-name="ce1">
            <text:p>-936,8</text:p>
          </table:table-cell>
          <table:table-cell office:value-type="float" office:value="275.89999999999998" table:style-name="ce1">
            <text:p>275,9</text:p>
          </table:table-cell>
          <table:table-cell office:value-type="float" office:value="707.5" table:style-name="ce1">
            <text:p>707,5</text:p>
          </table:table-cell>
          <table:table-cell office:value-type="float" office:value="-692.2" table:style-name="ce1">
            <text:p>-692,2</text:p>
          </table:table-cell>
          <table:table-cell office:value-type="float" office:value="213.7" table:style-name="ce1">
            <text:p>213,7</text:p>
          </table:table-cell>
          <table:table-cell office:value-type="float" office:value="388.7" table:style-name="ce1">
            <text:p>388,7</text:p>
          </table:table-cell>
          <table:table-cell office:value-type="float" office:value="-469.3" table:style-name="ce1">
            <text:p>-469,3</text:p>
          </table:table-cell>
          <table:table-cell office:value-type="float" office:value="-439" table:style-name="ce1">
            <text:p>-439</text:p>
          </table:table-cell>
          <table:table-cell office:value-type="float" office:value="-532.5" table:style-name="ce1">
            <text:p>-532,5</text:p>
          </table:table-cell>
          <table:table-cell office:value-type="float" office:value="-533.79999999999995" table:style-name="ce1">
            <text:p>-533,8</text:p>
          </table:table-cell>
          <table:table-cell office:value-type="float" office:value="158.5" table:style-name="ce1">
            <text:p>158,5</text:p>
          </table:table-cell>
          <table:table-cell table:number-columns-repeated="16344"/>
        </table:table-row>
        <table:table-row table:style-name="ro1">
          <table:table-cell office:value-type="float" office:value="-429.9" table:style-name="ce1">
            <text:p>-429,9</text:p>
          </table:table-cell>
          <table:table-cell office:value-type="float" office:value="-272.2" table:style-name="ce1">
            <text:p>-272,2</text:p>
          </table:table-cell>
          <table:table-cell office:value-type="float" office:value="-688.1" table:style-name="ce1">
            <text:p>-688,1</text:p>
          </table:table-cell>
          <table:table-cell office:value-type="float" office:value="59.7" table:style-name="ce1">
            <text:p>59,7</text:p>
          </table:table-cell>
          <table:table-cell office:value-type="float" office:value="-16.600000000000001" table:style-name="ce1">
            <text:p>-16,6</text:p>
          </table:table-cell>
          <table:table-cell office:value-type="float" office:value="-183.8" table:style-name="ce1">
            <text:p>-183,8</text:p>
          </table:table-cell>
          <table:table-cell office:value-type="float" office:value="963.6" table:style-name="ce1">
            <text:p>963,6</text:p>
          </table:table-cell>
          <table:table-cell office:value-type="float" office:value="-252.5" table:style-name="ce1">
            <text:p>-252,5</text:p>
          </table:table-cell>
          <table:table-cell office:value-type="float" office:value="-251.6" table:style-name="ce1">
            <text:p>-251,6</text:p>
          </table:table-cell>
          <table:table-cell office:value-type="float" office:value="-173.4" table:style-name="ce1">
            <text:p>-173,4</text:p>
          </table:table-cell>
          <table:table-cell office:value-type="float" office:value="-531.9" table:style-name="ce1">
            <text:p>-531,9</text:p>
          </table:table-cell>
          <table:table-cell office:value-type="float" office:value="755.2" table:style-name="ce1">
            <text:p>755,2</text:p>
          </table:table-cell>
          <table:table-cell office:value-type="float" office:value="408.8" table:style-name="ce1">
            <text:p>408,8</text:p>
          </table:table-cell>
          <table:table-cell office:value-type="float" office:value="316.10000000000002" table:style-name="ce1">
            <text:p>316,1</text:p>
          </table:table-cell>
          <table:table-cell office:value-type="float" office:value="747.5" table:style-name="ce1">
            <text:p>747,5</text:p>
          </table:table-cell>
          <table:table-cell office:value-type="float" office:value="127" table:style-name="ce1">
            <text:p>127</text:p>
          </table:table-cell>
          <table:table-cell office:value-type="float" office:value="610.79999999999995" table:style-name="ce1">
            <text:p>610,8</text:p>
          </table:table-cell>
          <table:table-cell office:value-type="float" office:value="59.9" table:style-name="ce1">
            <text:p>59,9</text:p>
          </table:table-cell>
          <table:table-cell office:value-type="float" office:value="248.2" table:style-name="ce1">
            <text:p>248,2</text:p>
          </table:table-cell>
          <table:table-cell office:value-type="float" office:value="-473.9" table:style-name="ce1">
            <text:p>-473,9</text:p>
          </table:table-cell>
          <table:table-cell office:value-type="float" office:value="-473" table:style-name="ce1">
            <text:p>-473</text:p>
          </table:table-cell>
          <table:table-cell office:value-type="float" office:value="87.2" table:style-name="ce1">
            <text:p>87,2</text:p>
          </table:table-cell>
          <table:table-cell office:value-type="float" office:value="-468.7" table:style-name="ce1">
            <text:p>-468,7</text:p>
          </table:table-cell>
          <table:table-cell office:value-type="float" office:value="-629.4" table:style-name="ce1">
            <text:p>-629,4</text:p>
          </table:table-cell>
          <table:table-cell office:value-type="float" office:value="489.7" table:style-name="ce1">
            <text:p>489,7</text:p>
          </table:table-cell>
          <table:table-cell office:value-type="float" office:value="507.2" table:style-name="ce1">
            <text:p>507,2</text:p>
          </table:table-cell>
          <table:table-cell office:value-type="float" office:value="558" table:style-name="ce1">
            <text:p>558</text:p>
          </table:table-cell>
          <table:table-cell office:value-type="float" office:value="-551" table:style-name="ce1">
            <text:p>-551</text:p>
          </table:table-cell>
          <table:table-cell office:value-type="float" office:value="166.4" table:style-name="ce1">
            <text:p>166,4</text:p>
          </table:table-cell>
          <table:table-cell office:value-type="float" office:value="149.9" table:style-name="ce1">
            <text:p>149,9</text:p>
          </table:table-cell>
          <table:table-cell office:value-type="float" office:value="248.7" table:style-name="ce1">
            <text:p>248,7</text:p>
          </table:table-cell>
          <table:table-cell office:value-type="float" office:value="-526.9" table:style-name="ce1">
            <text:p>-526,9</text:p>
          </table:table-cell>
          <table:table-cell office:value-type="float" office:value="-779.3" table:style-name="ce1">
            <text:p>-779,3</text:p>
          </table:table-cell>
          <table:table-cell office:value-type="float" office:value="294.10000000000002" table:style-name="ce1">
            <text:p>294,1</text:p>
          </table:table-cell>
          <table:table-cell office:value-type="float" office:value="-144.69999999999999" table:style-name="ce1">
            <text:p>-144,7</text:p>
          </table:table-cell>
          <table:table-cell office:value-type="float" office:value="-630.9" table:style-name="ce1">
            <text:p>-630,9</text:p>
          </table:table-cell>
          <table:table-cell office:value-type="float" office:value="-172.8" table:style-name="ce1">
            <text:p>-172,8</text:p>
          </table:table-cell>
          <table:table-cell office:value-type="float" office:value="839" table:style-name="ce1">
            <text:p>839</text:p>
          </table:table-cell>
          <table:table-cell office:value-type="float" office:value="-225.5" table:style-name="ce1">
            <text:p>-225,5</text:p>
          </table:table-cell>
          <table:table-cell office:value-type="float" office:value="-372" table:style-name="ce1">
            <text:p>-372</text:p>
          </table:table-cell>
          <table:table-cell table:number-columns-repeated="16344"/>
        </table:table-row>
        <table:table-row table:style-name="ro1">
          <table:table-cell office:value-type="float" office:value="217.5" table:style-name="ce1">
            <text:p>217,5</text:p>
          </table:table-cell>
          <table:table-cell office:value-type="float" office:value="205" table:style-name="ce1">
            <text:p>205</text:p>
          </table:table-cell>
          <table:table-cell office:value-type="float" office:value="-829.7" table:style-name="ce1">
            <text:p>-829,7</text:p>
          </table:table-cell>
          <table:table-cell office:value-type="float" office:value="787.9" table:style-name="ce1">
            <text:p>787,9</text:p>
          </table:table-cell>
          <table:table-cell office:value-type="float" office:value="-844.9" table:style-name="ce1">
            <text:p>-844,9</text:p>
          </table:table-cell>
          <table:table-cell office:value-type="float" office:value="-262.8" table:style-name="ce1">
            <text:p>-262,8</text:p>
          </table:table-cell>
          <table:table-cell office:value-type="float" office:value="-420.1" table:style-name="ce1">
            <text:p>-420,1</text:p>
          </table:table-cell>
          <table:table-cell office:value-type="float" office:value="138.5" table:style-name="ce1">
            <text:p>138,5</text:p>
          </table:table-cell>
          <table:table-cell office:value-type="float" office:value="580.70000000000005" table:style-name="ce1">
            <text:p>580,7</text:p>
          </table:table-cell>
          <table:table-cell office:value-type="float" office:value="802.2" table:style-name="ce1">
            <text:p>802,2</text:p>
          </table:table-cell>
          <table:table-cell office:value-type="float" office:value="438.3" table:style-name="ce1">
            <text:p>438,3</text:p>
          </table:table-cell>
          <table:table-cell office:value-type="float" office:value="973.7" table:style-name="ce1">
            <text:p>973,7</text:p>
          </table:table-cell>
          <table:table-cell office:value-type="float" office:value="-711.7" table:style-name="ce1">
            <text:p>-711,7</text:p>
          </table:table-cell>
          <table:table-cell office:value-type="float" office:value="-262.8" table:style-name="ce1">
            <text:p>-262,8</text:p>
          </table:table-cell>
          <table:table-cell office:value-type="float" office:value="772" table:style-name="ce1">
            <text:p>772</text:p>
          </table:table-cell>
          <table:table-cell office:value-type="float" office:value="-717.7" table:style-name="ce1">
            <text:p>-717,7</text:p>
          </table:table-cell>
          <table:table-cell office:value-type="float" office:value="925.8" table:style-name="ce1">
            <text:p>925,8</text:p>
          </table:table-cell>
          <table:table-cell office:value-type="float" office:value="624.1" table:style-name="ce1">
            <text:p>624,1</text:p>
          </table:table-cell>
          <table:table-cell office:value-type="float" office:value="-425" table:style-name="ce1">
            <text:p>-425</text:p>
          </table:table-cell>
          <table:table-cell office:value-type="float" office:value="176.9" table:style-name="ce1">
            <text:p>176,9</text:p>
          </table:table-cell>
          <table:table-cell office:value-type="float" office:value="-252.7" table:style-name="ce1">
            <text:p>-252,7</text:p>
          </table:table-cell>
          <table:table-cell office:value-type="float" office:value="567.6" table:style-name="ce1">
            <text:p>567,6</text:p>
          </table:table-cell>
          <table:table-cell office:value-type="float" office:value="462.7" table:style-name="ce1">
            <text:p>462,7</text:p>
          </table:table-cell>
          <table:table-cell office:value-type="float" office:value="-183.6" table:style-name="ce1">
            <text:p>-183,6</text:p>
          </table:table-cell>
          <table:table-cell office:value-type="float" office:value="-243.4" table:style-name="ce1">
            <text:p>-243,4</text:p>
          </table:table-cell>
          <table:table-cell office:value-type="float" office:value="209.9" table:style-name="ce1">
            <text:p>209,9</text:p>
          </table:table-cell>
          <table:table-cell office:value-type="float" office:value="-488.9" table:style-name="ce1">
            <text:p>-488,9</text:p>
          </table:table-cell>
          <table:table-cell office:value-type="float" office:value="48.4" table:style-name="ce1">
            <text:p>48,4</text:p>
          </table:table-cell>
          <table:table-cell office:value-type="float" office:value="-564" table:style-name="ce1">
            <text:p>-564</text:p>
          </table:table-cell>
          <table:table-cell office:value-type="float" office:value="-760.6" table:style-name="ce1">
            <text:p>-760,6</text:p>
          </table:table-cell>
          <table:table-cell office:value-type="float" office:value="-333.4" table:style-name="ce1">
            <text:p>-333,4</text:p>
          </table:table-cell>
          <table:table-cell office:value-type="float" office:value="190.3" table:style-name="ce1">
            <text:p>190,3</text:p>
          </table:table-cell>
          <table:table-cell office:value-type="float" office:value="-611.5" table:style-name="ce1">
            <text:p>-611,5</text:p>
          </table:table-cell>
          <table:table-cell office:value-type="float" office:value="423.5" table:style-name="ce1">
            <text:p>423,5</text:p>
          </table:table-cell>
          <table:table-cell office:value-type="float" office:value="400" table:style-name="ce1">
            <text:p>400</text:p>
          </table:table-cell>
          <table:table-cell office:value-type="float" office:value="-984" table:style-name="ce1">
            <text:p>-984</text:p>
          </table:table-cell>
          <table:table-cell office:value-type="float" office:value="-93.1" table:style-name="ce1">
            <text:p>-93,1</text:p>
          </table:table-cell>
          <table:table-cell office:value-type="float" office:value="839.4" table:style-name="ce1">
            <text:p>839,4</text:p>
          </table:table-cell>
          <table:table-cell office:value-type="float" office:value="947.9" table:style-name="ce1">
            <text:p>947,9</text:p>
          </table:table-cell>
          <table:table-cell office:value-type="float" office:value="-414.4" table:style-name="ce1">
            <text:p>-414,4</text:p>
          </table:table-cell>
          <table:table-cell table:number-columns-repeated="16344"/>
        </table:table-row>
        <table:table-row table:style-name="ro1">
          <table:table-cell office:value-type="float" office:value="197.1" table:style-name="ce1">
            <text:p>197,1</text:p>
          </table:table-cell>
          <table:table-cell office:value-type="float" office:value="-349.2" table:style-name="ce1">
            <text:p>-349,2</text:p>
          </table:table-cell>
          <table:table-cell office:value-type="float" office:value="639.5" table:style-name="ce1">
            <text:p>639,5</text:p>
          </table:table-cell>
          <table:table-cell office:value-type="float" office:value="219.1" table:style-name="ce1">
            <text:p>219,1</text:p>
          </table:table-cell>
          <table:table-cell office:value-type="float" office:value="-591.9" table:style-name="ce1">
            <text:p>-591,9</text:p>
          </table:table-cell>
          <table:table-cell office:value-type="float" office:value="175.8" table:style-name="ce1">
            <text:p>175,8</text:p>
          </table:table-cell>
          <table:table-cell office:value-type="float" office:value="-317.10000000000002" table:style-name="ce1">
            <text:p>-317,1</text:p>
          </table:table-cell>
          <table:table-cell office:value-type="float" office:value="-731" table:style-name="ce1">
            <text:p>-731</text:p>
          </table:table-cell>
          <table:table-cell office:value-type="float" office:value="-108.6" table:style-name="ce1">
            <text:p>-108,6</text:p>
          </table:table-cell>
          <table:table-cell office:value-type="float" office:value="114.5" table:style-name="ce1">
            <text:p>114,5</text:p>
          </table:table-cell>
          <table:table-cell office:value-type="float" office:value="789.5" table:style-name="ce1">
            <text:p>789,5</text:p>
          </table:table-cell>
          <table:table-cell office:value-type="float" office:value="-387" table:style-name="ce1">
            <text:p>-387</text:p>
          </table:table-cell>
          <table:table-cell office:value-type="float" office:value="22.8" table:style-name="ce1">
            <text:p>22,8</text:p>
          </table:table-cell>
          <table:table-cell office:value-type="float" office:value="-215.6" table:style-name="ce1">
            <text:p>-215,6</text:p>
          </table:table-cell>
          <table:table-cell office:value-type="float" office:value="-200.1" table:style-name="ce1">
            <text:p>-200,1</text:p>
          </table:table-cell>
          <table:table-cell office:value-type="float" office:value="-569" table:style-name="ce1">
            <text:p>-569</text:p>
          </table:table-cell>
          <table:table-cell office:value-type="float" office:value="886.8" table:style-name="ce1">
            <text:p>886,8</text:p>
          </table:table-cell>
          <table:table-cell office:value-type="float" office:value="-950.5" table:style-name="ce1">
            <text:p>-950,5</text:p>
          </table:table-cell>
          <table:table-cell office:value-type="float" office:value="-191.2" table:style-name="ce1">
            <text:p>-191,2</text:p>
          </table:table-cell>
          <table:table-cell office:value-type="float" office:value="-273.2" table:style-name="ce1">
            <text:p>-273,2</text:p>
          </table:table-cell>
          <table:table-cell office:value-type="float" office:value="-289.60000000000002" table:style-name="ce1">
            <text:p>-289,6</text:p>
          </table:table-cell>
          <table:table-cell office:value-type="float" office:value="-404.6" table:style-name="ce1">
            <text:p>-404,6</text:p>
          </table:table-cell>
          <table:table-cell office:value-type="float" office:value="-645.20000000000005" table:style-name="ce1">
            <text:p>-645,2</text:p>
          </table:table-cell>
          <table:table-cell office:value-type="float" office:value="-74" table:style-name="ce1">
            <text:p>-74</text:p>
          </table:table-cell>
          <table:table-cell office:value-type="float" office:value="829.5" table:style-name="ce1">
            <text:p>829,5</text:p>
          </table:table-cell>
          <table:table-cell office:value-type="float" office:value="641.20000000000005" table:style-name="ce1">
            <text:p>641,2</text:p>
          </table:table-cell>
          <table:table-cell office:value-type="float" office:value="-76.7" table:style-name="ce1">
            <text:p>-76,7</text:p>
          </table:table-cell>
          <table:table-cell office:value-type="float" office:value="-558.70000000000005" table:style-name="ce1">
            <text:p>-558,7</text:p>
          </table:table-cell>
          <table:table-cell office:value-type="float" office:value="-649.6" table:style-name="ce1">
            <text:p>-649,6</text:p>
          </table:table-cell>
          <table:table-cell office:value-type="float" office:value="-166.1" table:style-name="ce1">
            <text:p>-166,1</text:p>
          </table:table-cell>
          <table:table-cell office:value-type="float" office:value="-116.8" table:style-name="ce1">
            <text:p>-116,8</text:p>
          </table:table-cell>
          <table:table-cell office:value-type="float" office:value="-823.1" table:style-name="ce1">
            <text:p>-823,1</text:p>
          </table:table-cell>
          <table:table-cell office:value-type="float" office:value="114" table:style-name="ce1">
            <text:p>114</text:p>
          </table:table-cell>
          <table:table-cell office:value-type="float" office:value="-485.8" table:style-name="ce1">
            <text:p>-485,8</text:p>
          </table:table-cell>
          <table:table-cell office:value-type="float" office:value="-447.5" table:style-name="ce1">
            <text:p>-447,5</text:p>
          </table:table-cell>
          <table:table-cell office:value-type="float" office:value="-224.8" table:style-name="ce1">
            <text:p>-224,8</text:p>
          </table:table-cell>
          <table:table-cell office:value-type="float" office:value="-279.10000000000002" table:style-name="ce1">
            <text:p>-279,1</text:p>
          </table:table-cell>
          <table:table-cell office:value-type="float" office:value="-965.8" table:style-name="ce1">
            <text:p>-965,8</text:p>
          </table:table-cell>
          <table:table-cell office:value-type="float" office:value="-0.1" table:style-name="ce1">
            <text:p>-0,1</text:p>
          </table:table-cell>
          <table:table-cell office:value-type="float" office:value="330.1" table:style-name="ce1">
            <text:p>330,1</text:p>
          </table:table-cell>
          <table:table-cell table:number-columns-repeated="16344"/>
        </table:table-row>
        <table:table-row table:style-name="ro1">
          <table:table-cell office:value-type="float" office:value="703.9" table:style-name="ce1">
            <text:p>703,9</text:p>
          </table:table-cell>
          <table:table-cell office:value-type="float" office:value="194.4" table:style-name="ce1">
            <text:p>194,4</text:p>
          </table:table-cell>
          <table:table-cell office:value-type="float" office:value="-11" table:style-name="ce1">
            <text:p>-11</text:p>
          </table:table-cell>
          <table:table-cell office:value-type="float" office:value="727.1" table:style-name="ce1">
            <text:p>727,1</text:p>
          </table:table-cell>
          <table:table-cell office:value-type="float" office:value="-462" table:style-name="ce1">
            <text:p>-462</text:p>
          </table:table-cell>
          <table:table-cell office:value-type="float" office:value="-478" table:style-name="ce1">
            <text:p>-478</text:p>
          </table:table-cell>
          <table:table-cell office:value-type="float" office:value="665.2" table:style-name="ce1">
            <text:p>665,2</text:p>
          </table:table-cell>
          <table:table-cell office:value-type="float" office:value="109" table:style-name="ce1">
            <text:p>109</text:p>
          </table:table-cell>
          <table:table-cell office:value-type="float" office:value="599.20000000000005" table:style-name="ce1">
            <text:p>599,2</text:p>
          </table:table-cell>
          <table:table-cell office:value-type="float" office:value="493.3" table:style-name="ce1">
            <text:p>493,3</text:p>
          </table:table-cell>
          <table:table-cell office:value-type="float" office:value="-266.7" table:style-name="ce1">
            <text:p>-266,7</text:p>
          </table:table-cell>
          <table:table-cell office:value-type="float" office:value="848" table:style-name="ce1">
            <text:p>848</text:p>
          </table:table-cell>
          <table:table-cell office:value-type="float" office:value="971.5" table:style-name="ce1">
            <text:p>971,5</text:p>
          </table:table-cell>
          <table:table-cell office:value-type="float" office:value="99.8" table:style-name="ce1">
            <text:p>99,8</text:p>
          </table:table-cell>
          <table:table-cell office:value-type="float" office:value="96.9" table:style-name="ce1">
            <text:p>96,9</text:p>
          </table:table-cell>
          <table:table-cell office:value-type="float" office:value="700.5" table:style-name="ce1">
            <text:p>700,5</text:p>
          </table:table-cell>
          <table:table-cell office:value-type="float" office:value="937.1" table:style-name="ce1">
            <text:p>937,1</text:p>
          </table:table-cell>
          <table:table-cell office:value-type="float" office:value="-247" table:style-name="ce1">
            <text:p>-247</text:p>
          </table:table-cell>
          <table:table-cell office:value-type="float" office:value="902.5" table:style-name="ce1">
            <text:p>902,5</text:p>
          </table:table-cell>
          <table:table-cell office:value-type="float" office:value="247.2" table:style-name="ce1">
            <text:p>247,2</text:p>
          </table:table-cell>
          <table:table-cell office:value-type="float" office:value="363.4" table:style-name="ce1">
            <text:p>363,4</text:p>
          </table:table-cell>
          <table:table-cell office:value-type="float" office:value="-584.5" table:style-name="ce1">
            <text:p>-584,5</text:p>
          </table:table-cell>
          <table:table-cell office:value-type="float" office:value="814.9" table:style-name="ce1">
            <text:p>814,9</text:p>
          </table:table-cell>
          <table:table-cell office:value-type="float" office:value="912.7" table:style-name="ce1">
            <text:p>912,7</text:p>
          </table:table-cell>
          <table:table-cell office:value-type="float" office:value="-917.6" table:style-name="ce1">
            <text:p>-917,6</text:p>
          </table:table-cell>
          <table:table-cell office:value-type="float" office:value="-561.4" table:style-name="ce1">
            <text:p>-561,4</text:p>
          </table:table-cell>
          <table:table-cell office:value-type="float" office:value="-487.6" table:style-name="ce1">
            <text:p>-487,6</text:p>
          </table:table-cell>
          <table:table-cell office:value-type="float" office:value="661.4" table:style-name="ce1">
            <text:p>661,4</text:p>
          </table:table-cell>
          <table:table-cell office:value-type="float" office:value="881.7" table:style-name="ce1">
            <text:p>881,7</text:p>
          </table:table-cell>
          <table:table-cell office:value-type="float" office:value="51.5" table:style-name="ce1">
            <text:p>51,5</text:p>
          </table:table-cell>
          <table:table-cell office:value-type="float" office:value="4.7" table:style-name="ce1">
            <text:p>4,7</text:p>
          </table:table-cell>
          <table:table-cell office:value-type="float" office:value="600.1" table:style-name="ce1">
            <text:p>600,1</text:p>
          </table:table-cell>
          <table:table-cell office:value-type="float" office:value="35.5" table:style-name="ce1">
            <text:p>35,5</text:p>
          </table:table-cell>
          <table:table-cell office:value-type="float" office:value="803.3" table:style-name="ce1">
            <text:p>803,3</text:p>
          </table:table-cell>
          <table:table-cell office:value-type="float" office:value="-669.2" table:style-name="ce1">
            <text:p>-669,2</text:p>
          </table:table-cell>
          <table:table-cell office:value-type="float" office:value="-412.1" table:style-name="ce1">
            <text:p>-412,1</text:p>
          </table:table-cell>
          <table:table-cell office:value-type="float" office:value="-754.9" table:style-name="ce1">
            <text:p>-754,9</text:p>
          </table:table-cell>
          <table:table-cell office:value-type="float" office:value="846.5" table:style-name="ce1">
            <text:p>846,5</text:p>
          </table:table-cell>
          <table:table-cell office:value-type="float" office:value="-529" table:style-name="ce1">
            <text:p>-529</text:p>
          </table:table-cell>
          <table:table-cell office:value-type="float" office:value="-261.89999999999998" table:style-name="ce1">
            <text:p>-261,9</text:p>
          </table:table-cell>
          <table:table-cell table:number-columns-repeated="16344"/>
        </table:table-row>
        <table:table-row table:style-name="ro1">
          <table:table-cell office:value-type="float" office:value="-440" table:style-name="ce1">
            <text:p>-440</text:p>
          </table:table-cell>
          <table:table-cell office:value-type="float" office:value="382.3" table:style-name="ce1">
            <text:p>382,3</text:p>
          </table:table-cell>
          <table:table-cell office:value-type="float" office:value="-191.6" table:style-name="ce1">
            <text:p>-191,6</text:p>
          </table:table-cell>
          <table:table-cell office:value-type="float" office:value="739.4" table:style-name="ce1">
            <text:p>739,4</text:p>
          </table:table-cell>
          <table:table-cell office:value-type="float" office:value="-806.5" table:style-name="ce1">
            <text:p>-806,5</text:p>
          </table:table-cell>
          <table:table-cell office:value-type="float" office:value="-840.5" table:style-name="ce1">
            <text:p>-840,5</text:p>
          </table:table-cell>
          <table:table-cell office:value-type="float" office:value="-396.4" table:style-name="ce1">
            <text:p>-396,4</text:p>
          </table:table-cell>
          <table:table-cell office:value-type="float" office:value="-35.6" table:style-name="ce1">
            <text:p>-35,6</text:p>
          </table:table-cell>
          <table:table-cell office:value-type="float" office:value="4.2" table:style-name="ce1">
            <text:p>4,2</text:p>
          </table:table-cell>
          <table:table-cell office:value-type="float" office:value="828.4" table:style-name="ce1">
            <text:p>828,4</text:p>
          </table:table-cell>
          <table:table-cell office:value-type="float" office:value="732.7" table:style-name="ce1">
            <text:p>732,7</text:p>
          </table:table-cell>
          <table:table-cell office:value-type="float" office:value="-695.2" table:style-name="ce1">
            <text:p>-695,2</text:p>
          </table:table-cell>
          <table:table-cell office:value-type="float" office:value="-315.89999999999998" table:style-name="ce1">
            <text:p>-315,9</text:p>
          </table:table-cell>
          <table:table-cell office:value-type="float" office:value="-982.2" table:style-name="ce1">
            <text:p>-982,2</text:p>
          </table:table-cell>
          <table:table-cell office:value-type="float" office:value="-81" table:style-name="ce1">
            <text:p>-81</text:p>
          </table:table-cell>
          <table:table-cell office:value-type="float" office:value="-987.2" table:style-name="ce1">
            <text:p>-987,2</text:p>
          </table:table-cell>
          <table:table-cell office:value-type="float" office:value="-901.8" table:style-name="ce1">
            <text:p>-901,8</text:p>
          </table:table-cell>
          <table:table-cell office:value-type="float" office:value="-506.5" table:style-name="ce1">
            <text:p>-506,5</text:p>
          </table:table-cell>
          <table:table-cell office:value-type="float" office:value="73.3" table:style-name="ce1">
            <text:p>73,3</text:p>
          </table:table-cell>
          <table:table-cell office:value-type="float" office:value="-161.69999999999999" table:style-name="ce1">
            <text:p>-161,7</text:p>
          </table:table-cell>
          <table:table-cell office:value-type="float" office:value="998.3" table:style-name="ce1">
            <text:p>998,3</text:p>
          </table:table-cell>
          <table:table-cell office:value-type="float" office:value="389.9" table:style-name="ce1">
            <text:p>389,9</text:p>
          </table:table-cell>
          <table:table-cell office:value-type="float" office:value="104.3" table:style-name="ce1">
            <text:p>104,3</text:p>
          </table:table-cell>
          <table:table-cell office:value-type="float" office:value="313.8" table:style-name="ce1">
            <text:p>313,8</text:p>
          </table:table-cell>
          <table:table-cell office:value-type="float" office:value="-852.4" table:style-name="ce1">
            <text:p>-852,4</text:p>
          </table:table-cell>
          <table:table-cell office:value-type="float" office:value="756.1" table:style-name="ce1">
            <text:p>756,1</text:p>
          </table:table-cell>
          <table:table-cell office:value-type="float" office:value="-950.2" table:style-name="ce1">
            <text:p>-950,2</text:p>
          </table:table-cell>
          <table:table-cell office:value-type="float" office:value="743.6" table:style-name="ce1">
            <text:p>743,6</text:p>
          </table:table-cell>
          <table:table-cell office:value-type="float" office:value="-836.1" table:style-name="ce1">
            <text:p>-836,1</text:p>
          </table:table-cell>
          <table:table-cell office:value-type="float" office:value="717.2" table:style-name="ce1">
            <text:p>717,2</text:p>
          </table:table-cell>
          <table:table-cell office:value-type="float" office:value="568.5" table:style-name="ce1">
            <text:p>568,5</text:p>
          </table:table-cell>
          <table:table-cell office:value-type="float" office:value="520.79999999999995" table:style-name="ce1">
            <text:p>520,8</text:p>
          </table:table-cell>
          <table:table-cell office:value-type="float" office:value="839.7" table:style-name="ce1">
            <text:p>839,7</text:p>
          </table:table-cell>
          <table:table-cell office:value-type="float" office:value="163.6" table:style-name="ce1">
            <text:p>163,6</text:p>
          </table:table-cell>
          <table:table-cell office:value-type="float" office:value="182" table:style-name="ce1">
            <text:p>182</text:p>
          </table:table-cell>
          <table:table-cell office:value-type="float" office:value="948.5" table:style-name="ce1">
            <text:p>948,5</text:p>
          </table:table-cell>
          <table:table-cell office:value-type="float" office:value="-244.5" table:style-name="ce1">
            <text:p>-244,5</text:p>
          </table:table-cell>
          <table:table-cell office:value-type="float" office:value="607" table:style-name="ce1">
            <text:p>607</text:p>
          </table:table-cell>
          <table:table-cell office:value-type="float" office:value="976.2" table:style-name="ce1">
            <text:p>976,2</text:p>
          </table:table-cell>
          <table:table-cell office:value-type="float" office:value="-565" table:style-name="ce1">
            <text:p>-565</text:p>
          </table:table-cell>
          <table:table-cell table:number-columns-repeated="16344"/>
        </table:table-row>
        <table:table-row table:style-name="ro1">
          <table:table-cell office:value-type="float" office:value="212.3" table:style-name="ce1">
            <text:p>212,3</text:p>
          </table:table-cell>
          <table:table-cell office:value-type="float" office:value="-453.2" table:style-name="ce1">
            <text:p>-453,2</text:p>
          </table:table-cell>
          <table:table-cell office:value-type="float" office:value="-933.8" table:style-name="ce1">
            <text:p>-933,8</text:p>
          </table:table-cell>
          <table:table-cell office:value-type="float" office:value="-320.60000000000002" table:style-name="ce1">
            <text:p>-320,6</text:p>
          </table:table-cell>
          <table:table-cell office:value-type="float" office:value="114.7" table:style-name="ce1">
            <text:p>114,7</text:p>
          </table:table-cell>
          <table:table-cell office:value-type="float" office:value="-50.7" table:style-name="ce1">
            <text:p>-50,7</text:p>
          </table:table-cell>
          <table:table-cell office:value-type="float" office:value="521.79999999999995" table:style-name="ce1">
            <text:p>521,8</text:p>
          </table:table-cell>
          <table:table-cell office:value-type="float" office:value="-81" table:style-name="ce1">
            <text:p>-8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655.4" table:style-name="ce1">
            <text:p>655,4</text:p>
          </table:table-cell>
          <table:table-cell office:value-type="float" office:value="779" table:style-name="ce1">
            <text:p>779</text:p>
          </table:table-cell>
          <table:table-cell office:value-type="float" office:value="-707.8" table:style-name="ce1">
            <text:p>-707,8</text:p>
          </table:table-cell>
          <table:table-cell office:value-type="float" office:value="781.3" table:style-name="ce1">
            <text:p>781,3</text:p>
          </table:table-cell>
          <table:table-cell office:value-type="float" office:value="-659" table:style-name="ce1">
            <text:p>-659</text:p>
          </table:table-cell>
          <table:table-cell office:value-type="float" office:value="614.9" table:style-name="ce1">
            <text:p>614,9</text:p>
          </table:table-cell>
          <table:table-cell office:value-type="float" office:value="-819.9" table:style-name="ce1">
            <text:p>-819,9</text:p>
          </table:table-cell>
          <table:table-cell office:value-type="float" office:value="-579.5" table:style-name="ce1">
            <text:p>-579,5</text:p>
          </table:table-cell>
          <table:table-cell office:value-type="float" office:value="-759.8" table:style-name="ce1">
            <text:p>-759,8</text:p>
          </table:table-cell>
          <table:table-cell office:value-type="float" office:value="101" table:style-name="ce1">
            <text:p>101</text:p>
          </table:table-cell>
          <table:table-cell office:value-type="float" office:value="-315.7" table:style-name="ce1">
            <text:p>-315,7</text:p>
          </table:table-cell>
          <table:table-cell office:value-type="float" office:value="993.3" table:style-name="ce1">
            <text:p>993,3</text:p>
          </table:table-cell>
          <table:table-cell office:value-type="float" office:value="621.29999999999995" table:style-name="ce1">
            <text:p>621,3</text:p>
          </table:table-cell>
          <table:table-cell office:value-type="float" office:value="522" table:style-name="ce1">
            <text:p>522</text:p>
          </table:table-cell>
          <table:table-cell office:value-type="float" office:value="-998.6" table:style-name="ce1">
            <text:p>-998,6</text:p>
          </table:table-cell>
          <table:table-cell office:value-type="float" office:value="-459.6" table:style-name="ce1">
            <text:p>-459,6</text:p>
          </table:table-cell>
          <table:table-cell office:value-type="float" office:value="-12.6" table:style-name="ce1">
            <text:p>-12,6</text:p>
          </table:table-cell>
          <table:table-cell office:value-type="float" office:value="41" table:style-name="ce1">
            <text:p>41</text:p>
          </table:table-cell>
          <table:table-cell office:value-type="float" office:value="659.1" table:style-name="ce1">
            <text:p>659,1</text:p>
          </table:table-cell>
          <table:table-cell office:value-type="float" office:value="-361" table:style-name="ce1">
            <text:p>-361</text:p>
          </table:table-cell>
          <table:table-cell office:value-type="float" office:value="-48.8" table:style-name="ce1">
            <text:p>-48,8</text:p>
          </table:table-cell>
          <table:table-cell office:value-type="float" office:value="84.8" table:style-name="ce1">
            <text:p>84,8</text:p>
          </table:table-cell>
          <table:table-cell office:value-type="float" office:value="559.6" table:style-name="ce1">
            <text:p>559,6</text:p>
          </table:table-cell>
          <table:table-cell office:value-type="float" office:value="31.3" table:style-name="ce1">
            <text:p>31,3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911" table:style-name="ce1">
            <text:p>911</text:p>
          </table:table-cell>
          <table:table-cell office:value-type="float" office:value="795.4" table:style-name="ce1">
            <text:p>795,4</text:p>
          </table:table-cell>
          <table:table-cell office:value-type="float" office:value="788.5" table:style-name="ce1">
            <text:p>788,5</text:p>
          </table:table-cell>
          <table:table-cell office:value-type="float" office:value="-90" table:style-name="ce1">
            <text:p>-90</text:p>
          </table:table-cell>
          <table:table-cell office:value-type="float" office:value="-712.3" table:style-name="ce1">
            <text:p>-712,3</text:p>
          </table:table-cell>
          <table:table-cell office:value-type="float" office:value="738.4" table:style-name="ce1">
            <text:p>738,4</text:p>
          </table:table-cell>
          <table:table-cell table:number-columns-repeated="16344"/>
        </table:table-row>
        <table:table-row table:style-name="ro1">
          <table:table-cell office:value-type="float" office:value="923.7" table:style-name="ce1">
            <text:p>923,7</text:p>
          </table:table-cell>
          <table:table-cell office:value-type="float" office:value="941.5" table:style-name="ce1">
            <text:p>941,5</text:p>
          </table:table-cell>
          <table:table-cell office:value-type="float" office:value="712.1" table:style-name="ce1">
            <text:p>712,1</text:p>
          </table:table-cell>
          <table:table-cell office:value-type="float" office:value="521.1" table:style-name="ce1">
            <text:p>521,1</text:p>
          </table:table-cell>
          <table:table-cell office:value-type="float" office:value="-594.9" table:style-name="ce1">
            <text:p>-594,9</text:p>
          </table:table-cell>
          <table:table-cell office:value-type="float" office:value="-969.7" table:style-name="ce1">
            <text:p>-969,7</text:p>
          </table:table-cell>
          <table:table-cell office:value-type="float" office:value="642.70000000000005" table:style-name="ce1">
            <text:p>642,7</text:p>
          </table:table-cell>
          <table:table-cell office:value-type="float" office:value="-264" table:style-name="ce1">
            <text:p>-264</text:p>
          </table:table-cell>
          <table:table-cell office:value-type="float" office:value="826" table:style-name="ce1">
            <text:p>826</text:p>
          </table:table-cell>
          <table:table-cell office:value-type="float" office:value="637.9" table:style-name="ce1">
            <text:p>637,9</text:p>
          </table:table-cell>
          <table:table-cell office:value-type="float" office:value="-147.9" table:style-name="ce1">
            <text:p>-147,9</text:p>
          </table:table-cell>
          <table:table-cell office:value-type="float" office:value="784.9" table:style-name="ce1">
            <text:p>784,9</text:p>
          </table:table-cell>
          <table:table-cell office:value-type="float" office:value="531.1" table:style-name="ce1">
            <text:p>531,1</text:p>
          </table:table-cell>
          <table:table-cell office:value-type="float" office:value="107.5" table:style-name="ce1">
            <text:p>107,5</text:p>
          </table:table-cell>
          <table:table-cell office:value-type="float" office:value="-716.5" table:style-name="ce1">
            <text:p>-716,5</text:p>
          </table:table-cell>
          <table:table-cell office:value-type="float" office:value="-49.6" table:style-name="ce1">
            <text:p>-49,6</text:p>
          </table:table-cell>
          <table:table-cell office:value-type="float" office:value="-179.8" table:style-name="ce1">
            <text:p>-179,8</text:p>
          </table:table-cell>
          <table:table-cell office:value-type="float" office:value="-185.5" table:style-name="ce1">
            <text:p>-185,5</text:p>
          </table:table-cell>
          <table:table-cell office:value-type="float" office:value="675.7" table:style-name="ce1">
            <text:p>675,7</text:p>
          </table:table-cell>
          <table:table-cell office:value-type="float" office:value="-46.5" table:style-name="ce1">
            <text:p>-46,5</text:p>
          </table:table-cell>
          <table:table-cell office:value-type="float" office:value="-549.70000000000005" table:style-name="ce1">
            <text:p>-549,7</text:p>
          </table:table-cell>
          <table:table-cell office:value-type="float" office:value="682.4" table:style-name="ce1">
            <text:p>682,4</text:p>
          </table:table-cell>
          <table:table-cell office:value-type="float" office:value="969.2" table:style-name="ce1">
            <text:p>969,2</text:p>
          </table:table-cell>
          <table:table-cell office:value-type="float" office:value="627.9" table:style-name="ce1">
            <text:p>627,9</text:p>
          </table:table-cell>
          <table:table-cell office:value-type="float" office:value="-5.7" table:style-name="ce1">
            <text:p>-5,7</text:p>
          </table:table-cell>
          <table:table-cell office:value-type="float" office:value="-934.5" table:style-name="ce1">
            <text:p>-934,5</text:p>
          </table:table-cell>
          <table:table-cell office:value-type="float" office:value="-51.3" table:style-name="ce1">
            <text:p>-51,3</text:p>
          </table:table-cell>
          <table:table-cell office:value-type="float" office:value="569.20000000000005" table:style-name="ce1">
            <text:p>569,2</text:p>
          </table:table-cell>
          <table:table-cell office:value-type="float" office:value="-741.8" table:style-name="ce1">
            <text:p>-741,8</text:p>
          </table:table-cell>
          <table:table-cell office:value-type="float" office:value="266.8" table:style-name="ce1">
            <text:p>266,8</text:p>
          </table:table-cell>
          <table:table-cell office:value-type="float" office:value="421.4" table:style-name="ce1">
            <text:p>421,4</text:p>
          </table:table-cell>
          <table:table-cell office:value-type="float" office:value="465.2" table:style-name="ce1">
            <text:p>465,2</text:p>
          </table:table-cell>
          <table:table-cell office:value-type="float" office:value="-46" table:style-name="ce1">
            <text:p>-46</text:p>
          </table:table-cell>
          <table:table-cell office:value-type="float" office:value="-897.9" table:style-name="ce1">
            <text:p>-897,9</text:p>
          </table:table-cell>
          <table:table-cell office:value-type="float" office:value="-329.4" table:style-name="ce1">
            <text:p>-329,4</text:p>
          </table:table-cell>
          <table:table-cell office:value-type="float" office:value="951.3" table:style-name="ce1">
            <text:p>951,3</text:p>
          </table:table-cell>
          <table:table-cell office:value-type="float" office:value="125.2" table:style-name="ce1">
            <text:p>125,2</text:p>
          </table:table-cell>
          <table:table-cell office:value-type="float" office:value="-196.8" table:style-name="ce1">
            <text:p>-196,8</text:p>
          </table:table-cell>
          <table:table-cell office:value-type="float" office:value="144.9" table:style-name="ce1">
            <text:p>144,9</text:p>
          </table:table-cell>
          <table:table-cell office:value-type="float" office:value="-918.6" table:style-name="ce1">
            <text:p>-918,6</text:p>
          </table:table-cell>
          <table:table-cell table:number-columns-repeated="16344"/>
        </table:table-row>
        <table:table-row table:style-name="ro1">
          <table:table-cell office:value-type="float" office:value="-855.9" table:style-name="ce1">
            <text:p>-855,9</text:p>
          </table:table-cell>
          <table:table-cell office:value-type="float" office:value="-799.7" table:style-name="ce1">
            <text:p>-799,7</text:p>
          </table:table-cell>
          <table:table-cell office:value-type="float" office:value="68.3" table:style-name="ce1">
            <text:p>68,3</text:p>
          </table:table-cell>
          <table:table-cell office:value-type="float" office:value="663.1" table:style-name="ce1">
            <text:p>663,1</text:p>
          </table:table-cell>
          <table:table-cell office:value-type="float" office:value="460.7" table:style-name="ce1">
            <text:p>460,7</text:p>
          </table:table-cell>
          <table:table-cell office:value-type="float" office:value="527.5" table:style-name="ce1">
            <text:p>527,5</text:p>
          </table:table-cell>
          <table:table-cell office:value-type="float" office:value="665.6" table:style-name="ce1">
            <text:p>665,6</text:p>
          </table:table-cell>
          <table:table-cell office:value-type="float" office:value="-358" table:style-name="ce1">
            <text:p>-358</text:p>
          </table:table-cell>
          <table:table-cell office:value-type="float" office:value="72.2" table:style-name="ce1">
            <text:p>72,2</text:p>
          </table:table-cell>
          <table:table-cell office:value-type="float" office:value="-721.4" table:style-name="ce1">
            <text:p>-721,4</text:p>
          </table:table-cell>
          <table:table-cell office:value-type="float" office:value="431.1" table:style-name="ce1">
            <text:p>431,1</text:p>
          </table:table-cell>
          <table:table-cell office:value-type="float" office:value="-667.3" table:style-name="ce1">
            <text:p>-667,3</text:p>
          </table:table-cell>
          <table:table-cell office:value-type="float" office:value="-343.1" table:style-name="ce1">
            <text:p>-343,1</text:p>
          </table:table-cell>
          <table:table-cell office:value-type="float" office:value="914.5" table:style-name="ce1">
            <text:p>914,5</text:p>
          </table:table-cell>
          <table:table-cell office:value-type="float" office:value="727.8" table:style-name="ce1">
            <text:p>727,8</text:p>
          </table:table-cell>
          <table:table-cell office:value-type="float" office:value="35.799999999999997" table:style-name="ce1">
            <text:p>35,8</text:p>
          </table:table-cell>
          <table:table-cell office:value-type="float" office:value="666.9" table:style-name="ce1">
            <text:p>666,9</text:p>
          </table:table-cell>
          <table:table-cell office:value-type="float" office:value="-85.5" table:style-name="ce1">
            <text:p>-85,5</text:p>
          </table:table-cell>
          <table:table-cell office:value-type="float" office:value="-826.6" table:style-name="ce1">
            <text:p>-826,6</text:p>
          </table:table-cell>
          <table:table-cell office:value-type="float" office:value="-500.2" table:style-name="ce1">
            <text:p>-500,2</text:p>
          </table:table-cell>
          <table:table-cell office:value-type="float" office:value="563.9" table:style-name="ce1">
            <text:p>563,9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-795.1" table:style-name="ce1">
            <text:p>-795,1</text:p>
          </table:table-cell>
          <table:table-cell office:value-type="float" office:value="-470" table:style-name="ce1">
            <text:p>-470</text:p>
          </table:table-cell>
          <table:table-cell office:value-type="float" office:value="-451.9" table:style-name="ce1">
            <text:p>-451,9</text:p>
          </table:table-cell>
          <table:table-cell office:value-type="float" office:value="-567.20000000000005" table:style-name="ce1">
            <text:p>-567,2</text:p>
          </table:table-cell>
          <table:table-cell office:value-type="float" office:value="-154.80000000000001" table:style-name="ce1">
            <text:p>-154,8</text:p>
          </table:table-cell>
          <table:table-cell office:value-type="float" office:value="957.2" table:style-name="ce1">
            <text:p>957,2</text:p>
          </table:table-cell>
          <table:table-cell office:value-type="float" office:value="-816" table:style-name="ce1">
            <text:p>-816</text:p>
          </table:table-cell>
          <table:table-cell office:value-type="float" office:value="-601.70000000000005" table:style-name="ce1">
            <text:p>-601,7</text:p>
          </table:table-cell>
          <table:table-cell office:value-type="float" office:value="619.6" table:style-name="ce1">
            <text:p>619,6</text:p>
          </table:table-cell>
          <table:table-cell office:value-type="float" office:value="-991" table:style-name="ce1">
            <text:p>-991</text:p>
          </table:table-cell>
          <table:table-cell office:value-type="float" office:value="-995.3" table:style-name="ce1">
            <text:p>-995,3</text:p>
          </table:table-cell>
          <table:table-cell office:value-type="float" office:value="742.1" table:style-name="ce1">
            <text:p>742,1</text:p>
          </table:table-cell>
          <table:table-cell office:value-type="float" office:value="860.5" table:style-name="ce1">
            <text:p>860,5</text:p>
          </table:table-cell>
          <table:table-cell office:value-type="float" office:value="1.6" table:style-name="ce1">
            <text:p>1,6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699.2" table:style-name="ce1">
            <text:p>699,2</text:p>
          </table:table-cell>
          <table:table-cell office:value-type="float" office:value="-837.5" table:style-name="ce1">
            <text:p>-837,5</text:p>
          </table:table-cell>
          <table:table-cell office:value-type="float" office:value="-364.2" table:style-name="ce1">
            <text:p>-364,2</text:p>
          </table:table-cell>
          <table:table-cell table:number-columns-repeated="16344"/>
        </table:table-row>
        <table:table-row table:style-name="ro1">
          <table:table-cell office:value-type="float" office:value="96.9" table:style-name="ce1">
            <text:p>96,9</text:p>
          </table:table-cell>
          <table:table-cell office:value-type="float" office:value="-670.5" table:style-name="ce1">
            <text:p>-670,5</text:p>
          </table:table-cell>
          <table:table-cell office:value-type="float" office:value="569.29999999999995" table:style-name="ce1">
            <text:p>569,3</text:p>
          </table:table-cell>
          <table:table-cell office:value-type="float" office:value="347.5" table:style-name="ce1">
            <text:p>347,5</text:p>
          </table:table-cell>
          <table:table-cell office:value-type="float" office:value="486.8" table:style-name="ce1">
            <text:p>486,8</text:p>
          </table:table-cell>
          <table:table-cell office:value-type="float" office:value="166.8" table:style-name="ce1">
            <text:p>166,8</text:p>
          </table:table-cell>
          <table:table-cell office:value-type="float" office:value="-522" table:style-name="ce1">
            <text:p>-522</text:p>
          </table:table-cell>
          <table:table-cell office:value-type="float" office:value="-941" table:style-name="ce1">
            <text:p>-941</text:p>
          </table:table-cell>
          <table:table-cell office:value-type="float" office:value="-158.6" table:style-name="ce1">
            <text:p>-158,6</text:p>
          </table:table-cell>
          <table:table-cell office:value-type="float" office:value="806.3" table:style-name="ce1">
            <text:p>806,3</text:p>
          </table:table-cell>
          <table:table-cell office:value-type="float" office:value="307.5" table:style-name="ce1">
            <text:p>307,5</text:p>
          </table:table-cell>
          <table:table-cell office:value-type="float" office:value="277.10000000000002" table:style-name="ce1">
            <text:p>277,1</text:p>
          </table:table-cell>
          <table:table-cell office:value-type="float" office:value="589" table:style-name="ce1">
            <text:p>589</text:p>
          </table:table-cell>
          <table:table-cell office:value-type="float" office:value="253.5" table:style-name="ce1">
            <text:p>253,5</text:p>
          </table:table-cell>
          <table:table-cell office:value-type="float" office:value="990.4" table:style-name="ce1">
            <text:p>990,4</text:p>
          </table:table-cell>
          <table:table-cell office:value-type="float" office:value="-124.6" table:style-name="ce1">
            <text:p>-124,6</text:p>
          </table:table-cell>
          <table:table-cell office:value-type="float" office:value="80.2" table:style-name="ce1">
            <text:p>80,2</text:p>
          </table:table-cell>
          <table:table-cell office:value-type="float" office:value="-100.1" table:style-name="ce1">
            <text:p>-100,1</text:p>
          </table:table-cell>
          <table:table-cell office:value-type="float" office:value="-266.39999999999998" table:style-name="ce1">
            <text:p>-266,4</text:p>
          </table:table-cell>
          <table:table-cell office:value-type="float" office:value="-324.5" table:style-name="ce1">
            <text:p>-324,5</text:p>
          </table:table-cell>
          <table:table-cell office:value-type="float" office:value="-961.8" table:style-name="ce1">
            <text:p>-961,8</text:p>
          </table:table-cell>
          <table:table-cell office:value-type="float" office:value="724.4" table:style-name="ce1">
            <text:p>724,4</text:p>
          </table:table-cell>
          <table:table-cell office:value-type="float" office:value="763.6" table:style-name="ce1">
            <text:p>763,6</text:p>
          </table:table-cell>
          <table:table-cell office:value-type="float" office:value="-638.5" table:style-name="ce1">
            <text:p>-638,5</text:p>
          </table:table-cell>
          <table:table-cell office:value-type="float" office:value="667.9" table:style-name="ce1">
            <text:p>667,9</text:p>
          </table:table-cell>
          <table:table-cell office:value-type="float" office:value="-343.9" table:style-name="ce1">
            <text:p>-343,9</text:p>
          </table:table-cell>
          <table:table-cell office:value-type="float" office:value="46.3" table:style-name="ce1">
            <text:p>46,3</text:p>
          </table:table-cell>
          <table:table-cell office:value-type="float" office:value="720.1" table:style-name="ce1">
            <text:p>720,1</text:p>
          </table:table-cell>
          <table:table-cell office:value-type="float" office:value="878.8" table:style-name="ce1">
            <text:p>878,8</text:p>
          </table:table-cell>
          <table:table-cell office:value-type="float" office:value="436.2" table:style-name="ce1">
            <text:p>436,2</text:p>
          </table:table-cell>
          <table:table-cell office:value-type="float" office:value="-122.5" table:style-name="ce1">
            <text:p>-122,5</text:p>
          </table:table-cell>
          <table:table-cell office:value-type="float" office:value="393.9" table:style-name="ce1">
            <text:p>393,9</text:p>
          </table:table-cell>
          <table:table-cell office:value-type="float" office:value="179.9" table:style-name="ce1">
            <text:p>179,9</text:p>
          </table:table-cell>
          <table:table-cell office:value-type="float" office:value="329.3" table:style-name="ce1">
            <text:p>329,3</text:p>
          </table:table-cell>
          <table:table-cell office:value-type="float" office:value="-261" table:style-name="ce1">
            <text:p>-261</text:p>
          </table:table-cell>
          <table:table-cell office:value-type="float" office:value="14.5" table:style-name="ce1">
            <text:p>14,5</text:p>
          </table:table-cell>
          <table:table-cell office:value-type="float" office:value="-236.8" table:style-name="ce1">
            <text:p>-236,8</text:p>
          </table:table-cell>
          <table:table-cell office:value-type="float" office:value="-698" table:style-name="ce1">
            <text:p>-698</text:p>
          </table:table-cell>
          <table:table-cell office:value-type="float" office:value="73.2" table:style-name="ce1">
            <text:p>73,2</text:p>
          </table:table-cell>
          <table:table-cell office:value-type="float" office:value="502.5" table:style-name="ce1">
            <text:p>502,5</text:p>
          </table:table-cell>
          <table:table-cell table:number-columns-repeated="16344"/>
        </table:table-row>
        <table:table-row table:style-name="ro1">
          <table:table-cell office:value-type="float" office:value="-106.5" table:style-name="ce1">
            <text:p>-106,5</text:p>
          </table:table-cell>
          <table:table-cell office:value-type="float" office:value="-732.1" table:style-name="ce1">
            <text:p>-732,1</text:p>
          </table:table-cell>
          <table:table-cell office:value-type="float" office:value="-94.5" table:style-name="ce1">
            <text:p>-94,5</text:p>
          </table:table-cell>
          <table:table-cell office:value-type="float" office:value="-759.1" table:style-name="ce1">
            <text:p>-759,1</text:p>
          </table:table-cell>
          <table:table-cell office:value-type="float" office:value="389.8" table:style-name="ce1">
            <text:p>389,8</text:p>
          </table:table-cell>
          <table:table-cell office:value-type="float" office:value="377.1" table:style-name="ce1">
            <text:p>377,1</text:p>
          </table:table-cell>
          <table:table-cell office:value-type="float" office:value="-288.8" table:style-name="ce1">
            <text:p>-288,8</text:p>
          </table:table-cell>
          <table:table-cell office:value-type="float" office:value="225.1" table:style-name="ce1">
            <text:p>225,1</text:p>
          </table:table-cell>
          <table:table-cell office:value-type="float" office:value="53.4" table:style-name="ce1">
            <text:p>53,4</text:p>
          </table:table-cell>
          <table:table-cell office:value-type="float" office:value="-69.7" table:style-name="ce1">
            <text:p>-69,7</text:p>
          </table:table-cell>
          <table:table-cell office:value-type="float" office:value="628" table:style-name="ce1">
            <text:p>628</text:p>
          </table:table-cell>
          <table:table-cell office:value-type="float" office:value="607.4" table:style-name="ce1">
            <text:p>607,4</text:p>
          </table:table-cell>
          <table:table-cell office:value-type="float" office:value="370.2" table:style-name="ce1">
            <text:p>370,2</text:p>
          </table:table-cell>
          <table:table-cell office:value-type="float" office:value="244.7" table:style-name="ce1">
            <text:p>244,7</text:p>
          </table:table-cell>
          <table:table-cell office:value-type="float" office:value="-12.1" table:style-name="ce1">
            <text:p>-12,1</text:p>
          </table:table-cell>
          <table:table-cell office:value-type="float" office:value="-334" table:style-name="ce1">
            <text:p>-334</text:p>
          </table:table-cell>
          <table:table-cell office:value-type="float" office:value="-516.70000000000005" table:style-name="ce1">
            <text:p>-516,7</text:p>
          </table:table-cell>
          <table:table-cell office:value-type="float" office:value="-230.6" table:style-name="ce1">
            <text:p>-230,6</text:p>
          </table:table-cell>
          <table:table-cell office:value-type="float" office:value="-868.9" table:style-name="ce1">
            <text:p>-868,9</text:p>
          </table:table-cell>
          <table:table-cell office:value-type="float" office:value="491.2" table:style-name="ce1">
            <text:p>491,2</text:p>
          </table:table-cell>
          <table:table-cell office:value-type="float" office:value="-654.9" table:style-name="ce1">
            <text:p>-654,9</text:p>
          </table:table-cell>
          <table:table-cell office:value-type="float" office:value="-963.5" table:style-name="ce1">
            <text:p>-963,5</text:p>
          </table:table-cell>
          <table:table-cell office:value-type="float" office:value="-271.7" table:style-name="ce1">
            <text:p>-271,7</text:p>
          </table:table-cell>
          <table:table-cell office:value-type="float" office:value="639.70000000000005" table:style-name="ce1">
            <text:p>639,7</text:p>
          </table:table-cell>
          <table:table-cell office:value-type="float" office:value="-645.6" table:style-name="ce1">
            <text:p>-645,6</text:p>
          </table:table-cell>
          <table:table-cell office:value-type="float" office:value="185.6" table:style-name="ce1">
            <text:p>185,6</text:p>
          </table:table-cell>
          <table:table-cell office:value-type="float" office:value="902.1" table:style-name="ce1">
            <text:p>902,1</text:p>
          </table:table-cell>
          <table:table-cell office:value-type="float" office:value="-49.1" table:style-name="ce1">
            <text:p>-49,1</text:p>
          </table:table-cell>
          <table:table-cell office:value-type="float" office:value="884.2" table:style-name="ce1">
            <text:p>884,2</text:p>
          </table:table-cell>
          <table:table-cell office:value-type="float" office:value="-651.20000000000005" table:style-name="ce1">
            <text:p>-651,2</text:p>
          </table:table-cell>
          <table:table-cell office:value-type="float" office:value="612.6" table:style-name="ce1">
            <text:p>612,6</text:p>
          </table:table-cell>
          <table:table-cell office:value-type="float" office:value="-412.3" table:style-name="ce1">
            <text:p>-412,3</text:p>
          </table:table-cell>
          <table:table-cell office:value-type="float" office:value="510.8" table:style-name="ce1">
            <text:p>510,8</text:p>
          </table:table-cell>
          <table:table-cell office:value-type="float" office:value="-997.5" table:style-name="ce1">
            <text:p>-997,5</text:p>
          </table:table-cell>
          <table:table-cell office:value-type="float" office:value="280.8" table:style-name="ce1">
            <text:p>280,8</text:p>
          </table:table-cell>
          <table:table-cell office:value-type="float" office:value="-38.1" table:style-name="ce1">
            <text:p>-38,1</text:p>
          </table:table-cell>
          <table:table-cell office:value-type="float" office:value="-468.3" table:style-name="ce1">
            <text:p>-468,3</text:p>
          </table:table-cell>
          <table:table-cell office:value-type="float" office:value="637.6" table:style-name="ce1">
            <text:p>637,6</text:p>
          </table:table-cell>
          <table:table-cell office:value-type="float" office:value="-797.7" table:style-name="ce1">
            <text:p>-797,7</text:p>
          </table:table-cell>
          <table:table-cell office:value-type="float" office:value="-332.1" table:style-name="ce1">
            <text:p>-332,1</text:p>
          </table:table-cell>
          <table:table-cell table:number-columns-repeated="16344"/>
        </table:table-row>
        <table:table-row table:style-name="ro1">
          <table:table-cell office:value-type="float" office:value="802.4" table:style-name="ce1">
            <text:p>802,4</text:p>
          </table:table-cell>
          <table:table-cell office:value-type="float" office:value="-795.8" table:style-name="ce1">
            <text:p>-795,8</text:p>
          </table:table-cell>
          <table:table-cell office:value-type="float" office:value="-219.1" table:style-name="ce1">
            <text:p>-219,1</text:p>
          </table:table-cell>
          <table:table-cell office:value-type="float" office:value="-529.4" table:style-name="ce1">
            <text:p>-529,4</text:p>
          </table:table-cell>
          <table:table-cell office:value-type="float" office:value="141.5" table:style-name="ce1">
            <text:p>141,5</text:p>
          </table:table-cell>
          <table:table-cell office:value-type="float" office:value="-706.4" table:style-name="ce1">
            <text:p>-706,4</text:p>
          </table:table-cell>
          <table:table-cell office:value-type="float" office:value="911.7" table:style-name="ce1">
            <text:p>911,7</text:p>
          </table:table-cell>
          <table:table-cell office:value-type="float" office:value="-926" table:style-name="ce1">
            <text:p>-926</text:p>
          </table:table-cell>
          <table:table-cell office:value-type="float" office:value="-758.6" table:style-name="ce1">
            <text:p>-758,6</text:p>
          </table:table-cell>
          <table:table-cell office:value-type="float" office:value="-701.3" table:style-name="ce1">
            <text:p>-701,3</text:p>
          </table:table-cell>
          <table:table-cell office:value-type="float" office:value="-635.29999999999995" table:style-name="ce1">
            <text:p>-635,3</text:p>
          </table:table-cell>
          <table:table-cell office:value-type="float" office:value="666.8" table:style-name="ce1">
            <text:p>666,8</text:p>
          </table:table-cell>
          <table:table-cell office:value-type="float" office:value="937.1" table:style-name="ce1">
            <text:p>937,1</text:p>
          </table:table-cell>
          <table:table-cell office:value-type="float" office:value="-412.8" table:style-name="ce1">
            <text:p>-412,8</text:p>
          </table:table-cell>
          <table:table-cell office:value-type="float" office:value="-277.7" table:style-name="ce1">
            <text:p>-277,7</text:p>
          </table:table-cell>
          <table:table-cell office:value-type="float" office:value="-159.5" table:style-name="ce1">
            <text:p>-159,5</text:p>
          </table:table-cell>
          <table:table-cell office:value-type="float" office:value="862" table:style-name="ce1">
            <text:p>862</text:p>
          </table:table-cell>
          <table:table-cell office:value-type="float" office:value="-623.29999999999995" table:style-name="ce1">
            <text:p>-623,3</text:p>
          </table:table-cell>
          <table:table-cell office:value-type="float" office:value="353.8" table:style-name="ce1">
            <text:p>353,8</text:p>
          </table:table-cell>
          <table:table-cell office:value-type="float" office:value="630.6" table:style-name="ce1">
            <text:p>630,6</text:p>
          </table:table-cell>
          <table:table-cell office:value-type="float" office:value="252.1" table:style-name="ce1">
            <text:p>252,1</text:p>
          </table:table-cell>
          <table:table-cell office:value-type="float" office:value="346.6" table:style-name="ce1">
            <text:p>346,6</text:p>
          </table:table-cell>
          <table:table-cell office:value-type="float" office:value="-178.9" table:style-name="ce1">
            <text:p>-178,9</text:p>
          </table:table-cell>
          <table:table-cell office:value-type="float" office:value="-980.4" table:style-name="ce1">
            <text:p>-980,4</text:p>
          </table:table-cell>
          <table:table-cell office:value-type="float" office:value="-383.1" table:style-name="ce1">
            <text:p>-383,1</text:p>
          </table:table-cell>
          <table:table-cell office:value-type="float" office:value="-269.2" table:style-name="ce1">
            <text:p>-269,2</text:p>
          </table:table-cell>
          <table:table-cell office:value-type="float" office:value="-140.4" table:style-name="ce1">
            <text:p>-140,4</text:p>
          </table:table-cell>
          <table:table-cell office:value-type="float" office:value="-672.9" table:style-name="ce1">
            <text:p>-672,9</text:p>
          </table:table-cell>
          <table:table-cell office:value-type="float" office:value="36.1" table:style-name="ce1">
            <text:p>36,1</text:p>
          </table:table-cell>
          <table:table-cell office:value-type="float" office:value="791.3" table:style-name="ce1">
            <text:p>791,3</text:p>
          </table:table-cell>
          <table:table-cell office:value-type="float" office:value="-257.60000000000002" table:style-name="ce1">
            <text:p>-257,6</text:p>
          </table:table-cell>
          <table:table-cell office:value-type="float" office:value="754.3" table:style-name="ce1">
            <text:p>754,3</text:p>
          </table:table-cell>
          <table:table-cell office:value-type="float" office:value="-975.8" table:style-name="ce1">
            <text:p>-975,8</text:p>
          </table:table-cell>
          <table:table-cell office:value-type="float" office:value="329.1" table:style-name="ce1">
            <text:p>329,1</text:p>
          </table:table-cell>
          <table:table-cell office:value-type="float" office:value="474.8" table:style-name="ce1">
            <text:p>474,8</text:p>
          </table:table-cell>
          <table:table-cell office:value-type="float" office:value="795.7" table:style-name="ce1">
            <text:p>795,7</text:p>
          </table:table-cell>
          <table:table-cell office:value-type="float" office:value="269.2" table:style-name="ce1">
            <text:p>269,2</text:p>
          </table:table-cell>
          <table:table-cell office:value-type="float" office:value="985.8" table:style-name="ce1">
            <text:p>985,8</text:p>
          </table:table-cell>
          <table:table-cell office:value-type="float" office:value="100.4" table:style-name="ce1">
            <text:p>100,4</text:p>
          </table:table-cell>
          <table:table-cell office:value-type="float" office:value="530.79999999999995" table:style-name="ce1">
            <text:p>530,8</text:p>
          </table:table-cell>
          <table:table-cell table:number-columns-repeated="16344"/>
        </table:table-row>
        <table:table-row table:style-name="ro1">
          <table:table-cell office:value-type="float" office:value="504.2" table:style-name="ce1">
            <text:p>504,2</text:p>
          </table:table-cell>
          <table:table-cell office:value-type="float" office:value="526" table:style-name="ce1">
            <text:p>526</text:p>
          </table:table-cell>
          <table:table-cell office:value-type="float" office:value="125.9" table:style-name="ce1">
            <text:p>125,9</text:p>
          </table:table-cell>
          <table:table-cell office:value-type="float" office:value="287.10000000000002" table:style-name="ce1">
            <text:p>287,1</text:p>
          </table:table-cell>
          <table:table-cell office:value-type="float" office:value="634.29999999999995" table:style-name="ce1">
            <text:p>634,3</text:p>
          </table:table-cell>
          <table:table-cell office:value-type="float" office:value="-808.4" table:style-name="ce1">
            <text:p>-808,4</text:p>
          </table:table-cell>
          <table:table-cell office:value-type="float" office:value="-364.5" table:style-name="ce1">
            <text:p>-364,5</text:p>
          </table:table-cell>
          <table:table-cell office:value-type="float" office:value="95.4" table:style-name="ce1">
            <text:p>95,4</text:p>
          </table:table-cell>
          <table:table-cell office:value-type="float" office:value="618.4" table:style-name="ce1">
            <text:p>618,4</text:p>
          </table:table-cell>
          <table:table-cell office:value-type="float" office:value="-404.4" table:style-name="ce1">
            <text:p>-404,4</text:p>
          </table:table-cell>
          <table:table-cell office:value-type="float" office:value="-692" table:style-name="ce1">
            <text:p>-692</text:p>
          </table:table-cell>
          <table:table-cell office:value-type="float" office:value="-354.7" table:style-name="ce1">
            <text:p>-354,7</text:p>
          </table:table-cell>
          <table:table-cell office:value-type="float" office:value="-908.8" table:style-name="ce1">
            <text:p>-908,8</text:p>
          </table:table-cell>
          <table:table-cell office:value-type="float" office:value="-281" table:style-name="ce1">
            <text:p>-281</text:p>
          </table:table-cell>
          <table:table-cell office:value-type="float" office:value="-858.8" table:style-name="ce1">
            <text:p>-858,8</text:p>
          </table:table-cell>
          <table:table-cell office:value-type="float" office:value="-490.2" table:style-name="ce1">
            <text:p>-490,2</text:p>
          </table:table-cell>
          <table:table-cell office:value-type="float" office:value="724.7" table:style-name="ce1">
            <text:p>724,7</text:p>
          </table:table-cell>
          <table:table-cell office:value-type="float" office:value="-369.8" table:style-name="ce1">
            <text:p>-369,8</text:p>
          </table:table-cell>
          <table:table-cell office:value-type="float" office:value="-388.4" table:style-name="ce1">
            <text:p>-388,4</text:p>
          </table:table-cell>
          <table:table-cell office:value-type="float" office:value="845.8" table:style-name="ce1">
            <text:p>845,8</text:p>
          </table:table-cell>
          <table:table-cell office:value-type="float" office:value="279.89999999999998" table:style-name="ce1">
            <text:p>279,9</text:p>
          </table:table-cell>
          <table:table-cell office:value-type="float" office:value="-107.3" table:style-name="ce1">
            <text:p>-107,3</text:p>
          </table:table-cell>
          <table:table-cell office:value-type="float" office:value="-673.6" table:style-name="ce1">
            <text:p>-673,6</text:p>
          </table:table-cell>
          <table:table-cell office:value-type="float" office:value="-771" table:style-name="ce1">
            <text:p>-771</text:p>
          </table:table-cell>
          <table:table-cell office:value-type="float" office:value="-44.2" table:style-name="ce1">
            <text:p>-44,2</text:p>
          </table:table-cell>
          <table:table-cell office:value-type="float" office:value="968.7" table:style-name="ce1">
            <text:p>968,7</text:p>
          </table:table-cell>
          <table:table-cell office:value-type="float" office:value="681.4" table:style-name="ce1">
            <text:p>681,4</text:p>
          </table:table-cell>
          <table:table-cell office:value-type="float" office:value="271.3" table:style-name="ce1">
            <text:p>271,3</text:p>
          </table:table-cell>
          <table:table-cell office:value-type="float" office:value="-207.3" table:style-name="ce1">
            <text:p>-207,3</text:p>
          </table:table-cell>
          <table:table-cell office:value-type="float" office:value="575.5" table:style-name="ce1">
            <text:p>575,5</text:p>
          </table:table-cell>
          <table:table-cell office:value-type="float" office:value="-399.6" table:style-name="ce1">
            <text:p>-399,6</text:p>
          </table:table-cell>
          <table:table-cell office:value-type="float" office:value="641" table:style-name="ce1">
            <text:p>641</text:p>
          </table:table-cell>
          <table:table-cell office:value-type="float" office:value="-720.7" table:style-name="ce1">
            <text:p>-720,7</text:p>
          </table:table-cell>
          <table:table-cell office:value-type="float" office:value="-27.4" table:style-name="ce1">
            <text:p>-27,4</text:p>
          </table:table-cell>
          <table:table-cell office:value-type="float" office:value="15" table:style-name="ce1">
            <text:p>15</text:p>
          </table:table-cell>
          <table:table-cell office:value-type="float" office:value="549.9" table:style-name="ce1">
            <text:p>549,9</text:p>
          </table:table-cell>
          <table:table-cell office:value-type="float" office:value="520.20000000000005" table:style-name="ce1">
            <text:p>520,2</text:p>
          </table:table-cell>
          <table:table-cell office:value-type="float" office:value="549.79999999999995" table:style-name="ce1">
            <text:p>549,8</text:p>
          </table:table-cell>
          <table:table-cell office:value-type="float" office:value="-386.5" table:style-name="ce1">
            <text:p>-386,5</text:p>
          </table:table-cell>
          <table:table-cell office:value-type="float" office:value="387.8" table:style-name="ce1">
            <text:p>387,8</text:p>
          </table:table-cell>
          <table:table-cell table:number-columns-repeated="16344"/>
        </table:table-row>
        <table:table-row table:style-name="ro1">
          <table:table-cell office:value-type="float" office:value="-840.9" table:style-name="ce1">
            <text:p>-840,9</text:p>
          </table:table-cell>
          <table:table-cell office:value-type="float" office:value="765.7" table:style-name="ce1">
            <text:p>765,7</text:p>
          </table:table-cell>
          <table:table-cell office:value-type="float" office:value="143.69999999999999" table:style-name="ce1">
            <text:p>143,7</text:p>
          </table:table-cell>
          <table:table-cell office:value-type="float" office:value="-187.6" table:style-name="ce1">
            <text:p>-187,6</text:p>
          </table:table-cell>
          <table:table-cell office:value-type="float" office:value="-786.3" table:style-name="ce1">
            <text:p>-786,3</text:p>
          </table:table-cell>
          <table:table-cell office:value-type="float" office:value="-840.1" table:style-name="ce1">
            <text:p>-840,1</text:p>
          </table:table-cell>
          <table:table-cell office:value-type="float" office:value="-444.1" table:style-name="ce1">
            <text:p>-444,1</text:p>
          </table:table-cell>
          <table:table-cell office:value-type="float" office:value="804.8" table:style-name="ce1">
            <text:p>804,8</text:p>
          </table:table-cell>
          <table:table-cell office:value-type="float" office:value="-827.7" table:style-name="ce1">
            <text:p>-827,7</text:p>
          </table:table-cell>
          <table:table-cell office:value-type="float" office:value="458.9" table:style-name="ce1">
            <text:p>458,9</text:p>
          </table:table-cell>
          <table:table-cell office:value-type="float" office:value="-63.8" table:style-name="ce1">
            <text:p>-63,8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-542.9" table:style-name="ce1">
            <text:p>-542,9</text:p>
          </table:table-cell>
          <table:table-cell office:value-type="float" office:value="520.20000000000005" table:style-name="ce1">
            <text:p>520,2</text:p>
          </table:table-cell>
          <table:table-cell office:value-type="float" office:value="-252.3" table:style-name="ce1">
            <text:p>-252,3</text:p>
          </table:table-cell>
          <table:table-cell office:value-type="float" office:value="-851.1" table:style-name="ce1">
            <text:p>-851,1</text:p>
          </table:table-cell>
          <table:table-cell office:value-type="float" office:value="401.8" table:style-name="ce1">
            <text:p>401,8</text:p>
          </table:table-cell>
          <table:table-cell office:value-type="float" office:value="674.1" table:style-name="ce1">
            <text:p>674,1</text:p>
          </table:table-cell>
          <table:table-cell office:value-type="float" office:value="-472.7" table:style-name="ce1">
            <text:p>-472,7</text:p>
          </table:table-cell>
          <table:table-cell office:value-type="float" office:value="-336.2" table:style-name="ce1">
            <text:p>-336,2</text:p>
          </table:table-cell>
          <table:table-cell office:value-type="float" office:value="-120.7" table:style-name="ce1">
            <text:p>-120,7</text:p>
          </table:table-cell>
          <table:table-cell office:value-type="float" office:value="-695" table:style-name="ce1">
            <text:p>-695</text:p>
          </table:table-cell>
          <table:table-cell office:value-type="float" office:value="360.6" table:style-name="ce1">
            <text:p>360,6</text:p>
          </table:table-cell>
          <table:table-cell office:value-type="float" office:value="819.8" table:style-name="ce1">
            <text:p>819,8</text:p>
          </table:table-cell>
          <table:table-cell office:value-type="float" office:value="58.6" table:style-name="ce1">
            <text:p>58,6</text:p>
          </table:table-cell>
          <table:table-cell office:value-type="float" office:value="780.1" table:style-name="ce1">
            <text:p>780,1</text:p>
          </table:table-cell>
          <table:table-cell office:value-type="float" office:value="372.2" table:style-name="ce1">
            <text:p>372,2</text:p>
          </table:table-cell>
          <table:table-cell office:value-type="float" office:value="-584.70000000000005" table:style-name="ce1">
            <text:p>-584,7</text:p>
          </table:table-cell>
          <table:table-cell office:value-type="float" office:value="555.9" table:style-name="ce1">
            <text:p>555,9</text:p>
          </table:table-cell>
          <table:table-cell office:value-type="float" office:value="639.4" table:style-name="ce1">
            <text:p>639,4</text:p>
          </table:table-cell>
          <table:table-cell office:value-type="float" office:value="-903.3" table:style-name="ce1">
            <text:p>-903,3</text:p>
          </table:table-cell>
          <table:table-cell office:value-type="float" office:value="734.2" table:style-name="ce1">
            <text:p>734,2</text:p>
          </table:table-cell>
          <table:table-cell office:value-type="float" office:value="711.4" table:style-name="ce1">
            <text:p>711,4</text:p>
          </table:table-cell>
          <table:table-cell office:value-type="float" office:value="456.4" table:style-name="ce1">
            <text:p>456,4</text:p>
          </table:table-cell>
          <table:table-cell office:value-type="float" office:value="424" table:style-name="ce1">
            <text:p>424</text:p>
          </table:table-cell>
          <table:table-cell office:value-type="float" office:value="294.2" table:style-name="ce1">
            <text:p>294,2</text:p>
          </table:table-cell>
          <table:table-cell office:value-type="float" office:value="-37.4" table:style-name="ce1">
            <text:p>-37,4</text:p>
          </table:table-cell>
          <table:table-cell office:value-type="float" office:value="310.5" table:style-name="ce1">
            <text:p>310,5</text:p>
          </table:table-cell>
          <table:table-cell office:value-type="float" office:value="-151.4" table:style-name="ce1">
            <text:p>-151,4</text:p>
          </table:table-cell>
          <table:table-cell office:value-type="float" office:value="605.20000000000005" table:style-name="ce1">
            <text:p>605,2</text:p>
          </table:table-cell>
          <table:table-cell table:number-columns-repeated="16344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493" table:style-name="ce1">
            <text:p>493</text:p>
          </table:table-cell>
          <table:table-cell office:value-type="float" office:value="943.1" table:style-name="ce1">
            <text:p>943,1</text:p>
          </table:table-cell>
          <table:table-cell office:value-type="float" office:value="-663.2" table:style-name="ce1">
            <text:p>-663,2</text:p>
          </table:table-cell>
          <table:table-cell office:value-type="float" office:value="640.5" table:style-name="ce1">
            <text:p>640,5</text:p>
          </table:table-cell>
          <table:table-cell office:value-type="float" office:value="-572.6" table:style-name="ce1">
            <text:p>-572,6</text:p>
          </table:table-cell>
          <table:table-cell office:value-type="float" office:value="95" table:style-name="ce1">
            <text:p>95</text:p>
          </table:table-cell>
          <table:table-cell office:value-type="float" office:value="-501.1" table:style-name="ce1">
            <text:p>-501,1</text:p>
          </table:table-cell>
          <table:table-cell office:value-type="float" office:value="-531.6" table:style-name="ce1">
            <text:p>-531,6</text:p>
          </table:table-cell>
          <table:table-cell office:value-type="float" office:value="462.9" table:style-name="ce1">
            <text:p>462,9</text:p>
          </table:table-cell>
          <table:table-cell office:value-type="float" office:value="-453.6" table:style-name="ce1">
            <text:p>-453,6</text:p>
          </table:table-cell>
          <table:table-cell office:value-type="float" office:value="756.4" table:style-name="ce1">
            <text:p>756,4</text:p>
          </table:table-cell>
          <table:table-cell office:value-type="float" office:value="47.9" table:style-name="ce1">
            <text:p>47,9</text:p>
          </table:table-cell>
          <table:table-cell office:value-type="float" office:value="662.6" table:style-name="ce1">
            <text:p>662,6</text:p>
          </table:table-cell>
          <table:table-cell office:value-type="float" office:value="513.1" table:style-name="ce1">
            <text:p>513,1</text:p>
          </table:table-cell>
          <table:table-cell office:value-type="float" office:value="592.70000000000005" table:style-name="ce1">
            <text:p>592,7</text:p>
          </table:table-cell>
          <table:table-cell office:value-type="float" office:value="-974" table:style-name="ce1">
            <text:p>-974</text:p>
          </table:table-cell>
          <table:table-cell office:value-type="float" office:value="-73.3" table:style-name="ce1">
            <text:p>-73,3</text:p>
          </table:table-cell>
          <table:table-cell office:value-type="float" office:value="912.5" table:style-name="ce1">
            <text:p>912,5</text:p>
          </table:table-cell>
          <table:table-cell office:value-type="float" office:value="-686.5" table:style-name="ce1">
            <text:p>-686,5</text:p>
          </table:table-cell>
          <table:table-cell office:value-type="float" office:value="288.2" table:style-name="ce1">
            <text:p>288,2</text:p>
          </table:table-cell>
          <table:table-cell office:value-type="float" office:value="382.5" table:style-name="ce1">
            <text:p>382,5</text:p>
          </table:table-cell>
          <table:table-cell office:value-type="float" office:value="-273.10000000000002" table:style-name="ce1">
            <text:p>-273,1</text:p>
          </table:table-cell>
          <table:table-cell office:value-type="float" office:value="292.2" table:style-name="ce1">
            <text:p>292,2</text:p>
          </table:table-cell>
          <table:table-cell office:value-type="float" office:value="-261.60000000000002" table:style-name="ce1">
            <text:p>-261,6</text:p>
          </table:table-cell>
          <table:table-cell office:value-type="float" office:value="-65.7" table:style-name="ce1">
            <text:p>-65,7</text:p>
          </table:table-cell>
          <table:table-cell office:value-type="float" office:value="-696.1" table:style-name="ce1">
            <text:p>-696,1</text:p>
          </table:table-cell>
          <table:table-cell office:value-type="float" office:value="-58.4" table:style-name="ce1">
            <text:p>-58,4</text:p>
          </table:table-cell>
          <table:table-cell office:value-type="float" office:value="513" table:style-name="ce1">
            <text:p>513</text:p>
          </table:table-cell>
          <table:table-cell office:value-type="float" office:value="24.8" table:style-name="ce1">
            <text:p>24,8</text:p>
          </table:table-cell>
          <table:table-cell office:value-type="float" office:value="-828.7" table:style-name="ce1">
            <text:p>-828,7</text:p>
          </table:table-cell>
          <table:table-cell office:value-type="float" office:value="467.7" table:style-name="ce1">
            <text:p>467,7</text:p>
          </table:table-cell>
          <table:table-cell office:value-type="float" office:value="-315.10000000000002" table:style-name="ce1">
            <text:p>-315,1</text:p>
          </table:table-cell>
          <table:table-cell office:value-type="float" office:value="321.3" table:style-name="ce1">
            <text:p>321,3</text:p>
          </table:table-cell>
          <table:table-cell office:value-type="float" office:value="-743" table:style-name="ce1">
            <text:p>-743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968.4" table:style-name="ce1">
            <text:p>968,4</text:p>
          </table:table-cell>
          <table:table-cell office:value-type="float" office:value="-965.4" table:style-name="ce1">
            <text:p>-965,4</text:p>
          </table:table-cell>
          <table:table-cell office:value-type="float" office:value="413.6" table:style-name="ce1">
            <text:p>413,6</text:p>
          </table:table-cell>
          <table:table-cell office:value-type="float" office:value="-16.399999999999999" table:style-name="ce1">
            <text:p>-16,4</text:p>
          </table:table-cell>
          <table:table-cell table:number-columns-repeated="16344"/>
        </table:table-row>
        <table:table-row table:style-name="ro1">
          <table:table-cell office:value-type="float" office:value="-427.6" table:style-name="ce1">
            <text:p>-427,6</text:p>
          </table:table-cell>
          <table:table-cell office:value-type="float" office:value="271.60000000000002" table:style-name="ce1">
            <text:p>271,6</text:p>
          </table:table-cell>
          <table:table-cell office:value-type="float" office:value="-592.20000000000005" table:style-name="ce1">
            <text:p>-592,2</text:p>
          </table:table-cell>
          <table:table-cell office:value-type="float" office:value="91.3" table:style-name="ce1">
            <text:p>91,3</text:p>
          </table:table-cell>
          <table:table-cell office:value-type="float" office:value="-654.5" table:style-name="ce1">
            <text:p>-654,5</text:p>
          </table:table-cell>
          <table:table-cell office:value-type="float" office:value="200.6" table:style-name="ce1">
            <text:p>200,6</text:p>
          </table:table-cell>
          <table:table-cell office:value-type="float" office:value="-754.2" table:style-name="ce1">
            <text:p>-754,2</text:p>
          </table:table-cell>
          <table:table-cell office:value-type="float" office:value="819.2" table:style-name="ce1">
            <text:p>819,2</text:p>
          </table:table-cell>
          <table:table-cell office:value-type="float" office:value="99" table:style-name="ce1">
            <text:p>99</text:p>
          </table:table-cell>
          <table:table-cell office:value-type="float" office:value="68.7" table:style-name="ce1">
            <text:p>68,7</text:p>
          </table:table-cell>
          <table:table-cell office:value-type="float" office:value="-707.2" table:style-name="ce1">
            <text:p>-707,2</text:p>
          </table:table-cell>
          <table:table-cell office:value-type="float" office:value="417.2" table:style-name="ce1">
            <text:p>417,2</text:p>
          </table:table-cell>
          <table:table-cell office:value-type="float" office:value="509.4" table:style-name="ce1">
            <text:p>509,4</text:p>
          </table:table-cell>
          <table:table-cell office:value-type="float" office:value="782.1" table:style-name="ce1">
            <text:p>782,1</text:p>
          </table:table-cell>
          <table:table-cell office:value-type="float" office:value="-981.9" table:style-name="ce1">
            <text:p>-981,9</text:p>
          </table:table-cell>
          <table:table-cell office:value-type="float" office:value="63.7" table:style-name="ce1">
            <text:p>63,7</text:p>
          </table:table-cell>
          <table:table-cell office:value-type="float" office:value="-33.4" table:style-name="ce1">
            <text:p>-33,4</text:p>
          </table:table-cell>
          <table:table-cell office:value-type="float" office:value="-339.4" table:style-name="ce1">
            <text:p>-339,4</text:p>
          </table:table-cell>
          <table:table-cell office:value-type="float" office:value="982.2" table:style-name="ce1">
            <text:p>982,2</text:p>
          </table:table-cell>
          <table:table-cell office:value-type="float" office:value="158.19999999999999" table:style-name="ce1">
            <text:p>158,2</text:p>
          </table:table-cell>
          <table:table-cell office:value-type="float" office:value="376.6" table:style-name="ce1">
            <text:p>376,6</text:p>
          </table:table-cell>
          <table:table-cell office:value-type="float" office:value="398.3" table:style-name="ce1">
            <text:p>398,3</text:p>
          </table:table-cell>
          <table:table-cell office:value-type="float" office:value="686" table:style-name="ce1">
            <text:p>686</text:p>
          </table:table-cell>
          <table:table-cell office:value-type="float" office:value="88.7" table:style-name="ce1">
            <text:p>88,7</text:p>
          </table:table-cell>
          <table:table-cell office:value-type="float" office:value="-584.4" table:style-name="ce1">
            <text:p>-584,4</text:p>
          </table:table-cell>
          <table:table-cell office:value-type="float" office:value="-253.2" table:style-name="ce1">
            <text:p>-253,2</text:p>
          </table:table-cell>
          <table:table-cell office:value-type="float" office:value="958.6" table:style-name="ce1">
            <text:p>958,6</text:p>
          </table:table-cell>
          <table:table-cell office:value-type="float" office:value="-156.6" table:style-name="ce1">
            <text:p>-156,6</text:p>
          </table:table-cell>
          <table:table-cell office:value-type="float" office:value="-784.8" table:style-name="ce1">
            <text:p>-784,8</text:p>
          </table:table-cell>
          <table:table-cell office:value-type="float" office:value="-566.9" table:style-name="ce1">
            <text:p>-566,9</text:p>
          </table:table-cell>
          <table:table-cell office:value-type="float" office:value="803.6" table:style-name="ce1">
            <text:p>803,6</text:p>
          </table:table-cell>
          <table:table-cell office:value-type="float" office:value="-586.5" table:style-name="ce1">
            <text:p>-586,5</text:p>
          </table:table-cell>
          <table:table-cell office:value-type="float" office:value="62.9" table:style-name="ce1">
            <text:p>62,9</text:p>
          </table:table-cell>
          <table:table-cell office:value-type="float" office:value="-420.9" table:style-name="ce1">
            <text:p>-420,9</text:p>
          </table:table-cell>
          <table:table-cell office:value-type="float" office:value="-774.9" table:style-name="ce1">
            <text:p>-774,9</text:p>
          </table:table-cell>
          <table:table-cell office:value-type="float" office:value="-670" table:style-name="ce1">
            <text:p>-670</text:p>
          </table:table-cell>
          <table:table-cell office:value-type="float" office:value="237.2" table:style-name="ce1">
            <text:p>237,2</text:p>
          </table:table-cell>
          <table:table-cell office:value-type="float" office:value="768.9" table:style-name="ce1">
            <text:p>768,9</text:p>
          </table:table-cell>
          <table:table-cell office:value-type="float" office:value="-577.20000000000005" table:style-name="ce1">
            <text:p>-577,2</text:p>
          </table:table-cell>
          <table:table-cell office:value-type="float" office:value="-9.8000000000000007" table:style-name="ce1">
            <text:p>-9,8</text:p>
          </table:table-cell>
          <table:table-cell table:number-columns-repeated="16344"/>
        </table:table-row>
        <table:table-row table:style-name="ro1">
          <table:table-cell office:value-type="float" office:value="-490.7" table:style-name="ce1">
            <text:p>-490,7</text:p>
          </table:table-cell>
          <table:table-cell office:value-type="float" office:value="616" table:style-name="ce1">
            <text:p>616</text:p>
          </table:table-cell>
          <table:table-cell office:value-type="float" office:value="-773.9" table:style-name="ce1">
            <text:p>-773,9</text:p>
          </table:table-cell>
          <table:table-cell office:value-type="float" office:value="9.9" table:style-name="ce1">
            <text:p>9,9</text:p>
          </table:table-cell>
          <table:table-cell office:value-type="float" office:value="-466.1" table:style-name="ce1">
            <text:p>-466,1</text:p>
          </table:table-cell>
          <table:table-cell office:value-type="float" office:value="-316.8" table:style-name="ce1">
            <text:p>-316,8</text:p>
          </table:table-cell>
          <table:table-cell office:value-type="float" office:value="-996.6" table:style-name="ce1">
            <text:p>-996,6</text:p>
          </table:table-cell>
          <table:table-cell office:value-type="float" office:value="179" table:style-name="ce1">
            <text:p>179</text:p>
          </table:table-cell>
          <table:table-cell office:value-type="float" office:value="-744.1" table:style-name="ce1">
            <text:p>-744,1</text:p>
          </table:table-cell>
          <table:table-cell office:value-type="float" office:value="311.7" table:style-name="ce1">
            <text:p>311,7</text:p>
          </table:table-cell>
          <table:table-cell office:value-type="float" office:value="-495.5" table:style-name="ce1">
            <text:p>-495,5</text:p>
          </table:table-cell>
          <table:table-cell office:value-type="float" office:value="438" table:style-name="ce1">
            <text:p>438</text:p>
          </table:table-cell>
          <table:table-cell office:value-type="float" office:value="-624.29999999999995" table:style-name="ce1">
            <text:p>-624,3</text:p>
          </table:table-cell>
          <table:table-cell office:value-type="float" office:value="857.2" table:style-name="ce1">
            <text:p>857,2</text:p>
          </table:table-cell>
          <table:table-cell office:value-type="float" office:value="-115.9" table:style-name="ce1">
            <text:p>-115,9</text:p>
          </table:table-cell>
          <table:table-cell office:value-type="float" office:value="-749.2" table:style-name="ce1">
            <text:p>-749,2</text:p>
          </table:table-cell>
          <table:table-cell office:value-type="float" office:value="898" table:style-name="ce1">
            <text:p>898</text:p>
          </table:table-cell>
          <table:table-cell office:value-type="float" office:value="926.8" table:style-name="ce1">
            <text:p>926,8</text:p>
          </table:table-cell>
          <table:table-cell office:value-type="float" office:value="301" table:style-name="ce1">
            <text:p>301</text:p>
          </table:table-cell>
          <table:table-cell office:value-type="float" office:value="455.8" table:style-name="ce1">
            <text:p>455,8</text:p>
          </table:table-cell>
          <table:table-cell office:value-type="float" office:value="169" table:style-name="ce1">
            <text:p>169</text:p>
          </table:table-cell>
          <table:table-cell office:value-type="float" office:value="-588.4" table:style-name="ce1">
            <text:p>-588,4</text:p>
          </table:table-cell>
          <table:table-cell office:value-type="float" office:value="-541.4" table:style-name="ce1">
            <text:p>-541,4</text:p>
          </table:table-cell>
          <table:table-cell office:value-type="float" office:value="-515" table:style-name="ce1">
            <text:p>-515</text:p>
          </table:table-cell>
          <table:table-cell office:value-type="float" office:value="714.4" table:style-name="ce1">
            <text:p>714,4</text:p>
          </table:table-cell>
          <table:table-cell office:value-type="float" office:value="-660.4" table:style-name="ce1">
            <text:p>-660,4</text:p>
          </table:table-cell>
          <table:table-cell office:value-type="float" office:value="-627.5" table:style-name="ce1">
            <text:p>-627,5</text:p>
          </table:table-cell>
          <table:table-cell office:value-type="float" office:value="-484.2" table:style-name="ce1">
            <text:p>-484,2</text:p>
          </table:table-cell>
          <table:table-cell office:value-type="float" office:value="935.7" table:style-name="ce1">
            <text:p>935,7</text:p>
          </table:table-cell>
          <table:table-cell office:value-type="float" office:value="-153.1" table:style-name="ce1">
            <text:p>-153,1</text:p>
          </table:table-cell>
          <table:table-cell office:value-type="float" office:value="-680.5" table:style-name="ce1">
            <text:p>-680,5</text:p>
          </table:table-cell>
          <table:table-cell office:value-type="float" office:value="35.1" table:style-name="ce1">
            <text:p>35,1</text:p>
          </table:table-cell>
          <table:table-cell office:value-type="float" office:value="-476.5" table:style-name="ce1">
            <text:p>-476,5</text:p>
          </table:table-cell>
          <table:table-cell office:value-type="float" office:value="-764.5" table:style-name="ce1">
            <text:p>-764,5</text:p>
          </table:table-cell>
          <table:table-cell office:value-type="float" office:value="547.20000000000005" table:style-name="ce1">
            <text:p>547,2</text:p>
          </table:table-cell>
          <table:table-cell office:value-type="float" office:value="-524" table:style-name="ce1">
            <text:p>-524</text:p>
          </table:table-cell>
          <table:table-cell office:value-type="float" office:value="-520.9" table:style-name="ce1">
            <text:p>-520,9</text:p>
          </table:table-cell>
          <table:table-cell office:value-type="float" office:value="854.6" table:style-name="ce1">
            <text:p>854,6</text:p>
          </table:table-cell>
          <table:table-cell office:value-type="float" office:value="-177.9" table:style-name="ce1">
            <text:p>-177,9</text:p>
          </table:table-cell>
          <table:table-cell office:value-type="float" office:value="759.4" table:style-name="ce1">
            <text:p>759,4</text:p>
          </table:table-cell>
          <table:table-cell table:number-columns-repeated="16344"/>
        </table:table-row>
        <table:table-row table:style-name="ro1">
          <table:table-cell office:value-type="float" office:value="-543.29999999999995" table:style-name="ce1">
            <text:p>-543,3</text:p>
          </table:table-cell>
          <table:table-cell office:value-type="float" office:value="-952.4" table:style-name="ce1">
            <text:p>-952,4</text:p>
          </table:table-cell>
          <table:table-cell office:value-type="float" office:value="603.5" table:style-name="ce1">
            <text:p>603,5</text:p>
          </table:table-cell>
          <table:table-cell office:value-type="float" office:value="26" table:style-name="ce1">
            <text:p>26</text:p>
          </table:table-cell>
          <table:table-cell office:value-type="float" office:value="170" table:style-name="ce1">
            <text:p>170</text:p>
          </table:table-cell>
          <table:table-cell office:value-type="float" office:value="-840" table:style-name="ce1">
            <text:p>-840</text:p>
          </table:table-cell>
          <table:table-cell office:value-type="float" office:value="-467.7" table:style-name="ce1">
            <text:p>-467,7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-509.6" table:style-name="ce1">
            <text:p>-509,6</text:p>
          </table:table-cell>
          <table:table-cell office:value-type="float" office:value="279.8" table:style-name="ce1">
            <text:p>279,8</text:p>
          </table:table-cell>
          <table:table-cell office:value-type="float" office:value="847.4" table:style-name="ce1">
            <text:p>847,4</text:p>
          </table:table-cell>
          <table:table-cell office:value-type="float" office:value="278.7" table:style-name="ce1">
            <text:p>278,7</text:p>
          </table:table-cell>
          <table:table-cell office:value-type="float" office:value="-768.6" table:style-name="ce1">
            <text:p>-768,6</text:p>
          </table:table-cell>
          <table:table-cell office:value-type="float" office:value="705.9" table:style-name="ce1">
            <text:p>705,9</text:p>
          </table:table-cell>
          <table:table-cell office:value-type="float" office:value="84.5" table:style-name="ce1">
            <text:p>84,5</text:p>
          </table:table-cell>
          <table:table-cell office:value-type="float" office:value="-647.79999999999995" table:style-name="ce1">
            <text:p>-647,8</text:p>
          </table:table-cell>
          <table:table-cell office:value-type="float" office:value="351.2" table:style-name="ce1">
            <text:p>351,2</text:p>
          </table:table-cell>
          <table:table-cell office:value-type="float" office:value="-911.8" table:style-name="ce1">
            <text:p>-911,8</text:p>
          </table:table-cell>
          <table:table-cell office:value-type="float" office:value="-697.5" table:style-name="ce1">
            <text:p>-697,5</text:p>
          </table:table-cell>
          <table:table-cell office:value-type="float" office:value="-783.4" table:style-name="ce1">
            <text:p>-783,4</text:p>
          </table:table-cell>
          <table:table-cell office:value-type="float" office:value="768.6" table:style-name="ce1">
            <text:p>768,6</text:p>
          </table:table-cell>
          <table:table-cell office:value-type="float" office:value="-711.1" table:style-name="ce1">
            <text:p>-711,1</text:p>
          </table:table-cell>
          <table:table-cell office:value-type="float" office:value="419" table:style-name="ce1">
            <text:p>419</text:p>
          </table:table-cell>
          <table:table-cell office:value-type="float" office:value="751.2" table:style-name="ce1">
            <text:p>751,2</text:p>
          </table:table-cell>
          <table:table-cell office:value-type="float" office:value="863.4" table:style-name="ce1">
            <text:p>863,4</text:p>
          </table:table-cell>
          <table:table-cell office:value-type="float" office:value="639.5" table:style-name="ce1">
            <text:p>639,5</text:p>
          </table:table-cell>
          <table:table-cell office:value-type="float" office:value="-213.7" table:style-name="ce1">
            <text:p>-213,7</text:p>
          </table:table-cell>
          <table:table-cell office:value-type="float" office:value="91.5" table:style-name="ce1">
            <text:p>91,5</text:p>
          </table:table-cell>
          <table:table-cell office:value-type="float" office:value="-832.8" table:style-name="ce1">
            <text:p>-832,8</text:p>
          </table:table-cell>
          <table:table-cell office:value-type="float" office:value="305.39999999999998" table:style-name="ce1">
            <text:p>305,4</text:p>
          </table:table-cell>
          <table:table-cell office:value-type="float" office:value="401.1" table:style-name="ce1">
            <text:p>401,1</text:p>
          </table:table-cell>
          <table:table-cell office:value-type="float" office:value="696.1" table:style-name="ce1">
            <text:p>696,1</text:p>
          </table:table-cell>
          <table:table-cell office:value-type="float" office:value="196.1" table:style-name="ce1">
            <text:p>196,1</text:p>
          </table:table-cell>
          <table:table-cell office:value-type="float" office:value="-90.6" table:style-name="ce1">
            <text:p>-90,6</text:p>
          </table:table-cell>
          <table:table-cell office:value-type="float" office:value="-646.79999999999995" table:style-name="ce1">
            <text:p>-646,8</text:p>
          </table:table-cell>
          <table:table-cell office:value-type="float" office:value="-148.80000000000001" table:style-name="ce1">
            <text:p>-148,8</text:p>
          </table:table-cell>
          <table:table-cell office:value-type="float" office:value="-967.8" table:style-name="ce1">
            <text:p>-967,8</text:p>
          </table:table-cell>
          <table:table-cell office:value-type="float" office:value="-704.3" table:style-name="ce1">
            <text:p>-704,3</text:p>
          </table:table-cell>
          <table:table-cell office:value-type="float" office:value="483.1" table:style-name="ce1">
            <text:p>483,1</text:p>
          </table:table-cell>
          <table:table-cell office:value-type="float" office:value="-681.9" table:style-name="ce1">
            <text:p>-681,9</text:p>
          </table:table-cell>
          <table:table-cell table:number-columns-repeated="16344"/>
        </table:table-row>
        <table:table-row table:style-name="ro1">
          <table:table-cell office:value-type="float" office:value="67.7" table:style-name="ce1">
            <text:p>67,7</text:p>
          </table:table-cell>
          <table:table-cell office:value-type="float" office:value="-578" table:style-name="ce1">
            <text:p>-578</text:p>
          </table:table-cell>
          <table:table-cell office:value-type="float" office:value="-328.7" table:style-name="ce1">
            <text:p>-328,7</text:p>
          </table:table-cell>
          <table:table-cell office:value-type="float" office:value="-584.4" table:style-name="ce1">
            <text:p>-584,4</text:p>
          </table:table-cell>
          <table:table-cell office:value-type="float" office:value="-86.9" table:style-name="ce1">
            <text:p>-86,9</text:p>
          </table:table-cell>
          <table:table-cell office:value-type="float" office:value="-858.8" table:style-name="ce1">
            <text:p>-858,8</text:p>
          </table:table-cell>
          <table:table-cell office:value-type="float" office:value="833.6" table:style-name="ce1">
            <text:p>833,6</text:p>
          </table:table-cell>
          <table:table-cell office:value-type="float" office:value="294.7" table:style-name="ce1">
            <text:p>294,7</text:p>
          </table:table-cell>
          <table:table-cell office:value-type="float" office:value="-357.6" table:style-name="ce1">
            <text:p>-357,6</text:p>
          </table:table-cell>
          <table:table-cell office:value-type="float" office:value="-26.2" table:style-name="ce1">
            <text:p>-26,2</text:p>
          </table:table-cell>
          <table:table-cell office:value-type="float" office:value="394" table:style-name="ce1">
            <text:p>394</text:p>
          </table:table-cell>
          <table:table-cell office:value-type="float" office:value="682.7" table:style-name="ce1">
            <text:p>682,7</text:p>
          </table:table-cell>
          <table:table-cell office:value-type="float" office:value="-684.8" table:style-name="ce1">
            <text:p>-684,8</text:p>
          </table:table-cell>
          <table:table-cell office:value-type="float" office:value="800.5" table:style-name="ce1">
            <text:p>800,5</text:p>
          </table:table-cell>
          <table:table-cell office:value-type="float" office:value="164.1" table:style-name="ce1">
            <text:p>164,1</text:p>
          </table:table-cell>
          <table:table-cell office:value-type="float" office:value="744" table:style-name="ce1">
            <text:p>744</text:p>
          </table:table-cell>
          <table:table-cell office:value-type="float" office:value="256.7" table:style-name="ce1">
            <text:p>256,7</text:p>
          </table:table-cell>
          <table:table-cell office:value-type="float" office:value="386.8" table:style-name="ce1">
            <text:p>386,8</text:p>
          </table:table-cell>
          <table:table-cell office:value-type="float" office:value="377.9" table:style-name="ce1">
            <text:p>377,9</text:p>
          </table:table-cell>
          <table:table-cell office:value-type="float" office:value="-989.6" table:style-name="ce1">
            <text:p>-989,6</text:p>
          </table:table-cell>
          <table:table-cell office:value-type="float" office:value="-551.79999999999995" table:style-name="ce1">
            <text:p>-551,8</text:p>
          </table:table-cell>
          <table:table-cell office:value-type="float" office:value="-783.7" table:style-name="ce1">
            <text:p>-783,7</text:p>
          </table:table-cell>
          <table:table-cell office:value-type="float" office:value="-941.6" table:style-name="ce1">
            <text:p>-941,6</text:p>
          </table:table-cell>
          <table:table-cell office:value-type="float" office:value="350.9" table:style-name="ce1">
            <text:p>350,9</text:p>
          </table:table-cell>
          <table:table-cell office:value-type="float" office:value="144.19999999999999" table:style-name="ce1">
            <text:p>144,2</text:p>
          </table:table-cell>
          <table:table-cell office:value-type="float" office:value="923.1" table:style-name="ce1">
            <text:p>923,1</text:p>
          </table:table-cell>
          <table:table-cell office:value-type="float" office:value="-148.4" table:style-name="ce1">
            <text:p>-148,4</text:p>
          </table:table-cell>
          <table:table-cell office:value-type="float" office:value="978" table:style-name="ce1">
            <text:p>978</text:p>
          </table:table-cell>
          <table:table-cell office:value-type="float" office:value="313.5" table:style-name="ce1">
            <text:p>313,5</text:p>
          </table:table-cell>
          <table:table-cell office:value-type="float" office:value="903" table:style-name="ce1">
            <text:p>903</text:p>
          </table:table-cell>
          <table:table-cell office:value-type="float" office:value="738.3" table:style-name="ce1">
            <text:p>738,3</text:p>
          </table:table-cell>
          <table:table-cell office:value-type="float" office:value="-672.5" table:style-name="ce1">
            <text:p>-672,5</text:p>
          </table:table-cell>
          <table:table-cell office:value-type="float" office:value="-94" table:style-name="ce1">
            <text:p>-94</text:p>
          </table:table-cell>
          <table:table-cell office:value-type="float" office:value="-523.9" table:style-name="ce1">
            <text:p>-523,9</text:p>
          </table:table-cell>
          <table:table-cell office:value-type="float" office:value="-857.9" table:style-name="ce1">
            <text:p>-857,9</text:p>
          </table:table-cell>
          <table:table-cell office:value-type="float" office:value="-754" table:style-name="ce1">
            <text:p>-754</text:p>
          </table:table-cell>
          <table:table-cell office:value-type="float" office:value="784.7" table:style-name="ce1">
            <text:p>784,7</text:p>
          </table:table-cell>
          <table:table-cell office:value-type="float" office:value="605.6" table:style-name="ce1">
            <text:p>605,6</text:p>
          </table:table-cell>
          <table:table-cell office:value-type="float" office:value="-579" table:style-name="ce1">
            <text:p>-579</text:p>
          </table:table-cell>
          <table:table-cell office:value-type="float" office:value="944.5" table:style-name="ce1">
            <text:p>944,5</text:p>
          </table:table-cell>
          <table:table-cell table:number-columns-repeated="16344"/>
        </table:table-row>
        <table:table-row table:style-name="ro1">
          <table:table-cell office:value-type="float" office:value="105.8" table:style-name="ce1">
            <text:p>105,8</text:p>
          </table:table-cell>
          <table:table-cell office:value-type="float" office:value="-135" table:style-name="ce1">
            <text:p>-135</text:p>
          </table:table-cell>
          <table:table-cell office:value-type="float" office:value="705.4" table:style-name="ce1">
            <text:p>705,4</text:p>
          </table:table-cell>
          <table:table-cell office:value-type="float" office:value="-424.5" table:style-name="ce1">
            <text:p>-424,5</text:p>
          </table:table-cell>
          <table:table-cell office:value-type="float" office:value="963.1" table:style-name="ce1">
            <text:p>963,1</text:p>
          </table:table-cell>
          <table:table-cell office:value-type="float" office:value="755.1" table:style-name="ce1">
            <text:p>755,1</text:p>
          </table:table-cell>
          <table:table-cell office:value-type="float" office:value="-2.9" table:style-name="ce1">
            <text:p>-2,9</text:p>
          </table:table-cell>
          <table:table-cell office:value-type="float" office:value="210.1" table:style-name="ce1">
            <text:p>210,1</text:p>
          </table:table-cell>
          <table:table-cell office:value-type="float" office:value="892.1" table:style-name="ce1">
            <text:p>892,1</text:p>
          </table:table-cell>
          <table:table-cell office:value-type="float" office:value="948.9" table:style-name="ce1">
            <text:p>948,9</text:p>
          </table:table-cell>
          <table:table-cell office:value-type="float" office:value="276.7" table:style-name="ce1">
            <text:p>276,7</text:p>
          </table:table-cell>
          <table:table-cell office:value-type="float" office:value="-802.8" table:style-name="ce1">
            <text:p>-802,8</text:p>
          </table:table-cell>
          <table:table-cell office:value-type="float" office:value="318.89999999999998" table:style-name="ce1">
            <text:p>318,9</text:p>
          </table:table-cell>
          <table:table-cell office:value-type="float" office:value="-898.4" table:style-name="ce1">
            <text:p>-898,4</text:p>
          </table:table-cell>
          <table:table-cell office:value-type="float" office:value="-177.2" table:style-name="ce1">
            <text:p>-177,2</text:p>
          </table:table-cell>
          <table:table-cell office:value-type="float" office:value="-627.6" table:style-name="ce1">
            <text:p>-627,6</text:p>
          </table:table-cell>
          <table:table-cell office:value-type="float" office:value="790.2" table:style-name="ce1">
            <text:p>790,2</text:p>
          </table:table-cell>
          <table:table-cell office:value-type="float" office:value="-523.70000000000005" table:style-name="ce1">
            <text:p>-523,7</text:p>
          </table:table-cell>
          <table:table-cell office:value-type="float" office:value="-28.7" table:style-name="ce1">
            <text:p>-28,7</text:p>
          </table:table-cell>
          <table:table-cell office:value-type="float" office:value="719.3" table:style-name="ce1">
            <text:p>719,3</text:p>
          </table:table-cell>
          <table:table-cell office:value-type="float" office:value="753.1" table:style-name="ce1">
            <text:p>753,1</text:p>
          </table:table-cell>
          <table:table-cell office:value-type="float" office:value="-208" table:style-name="ce1">
            <text:p>-208</text:p>
          </table:table-cell>
          <table:table-cell office:value-type="float" office:value="886.8" table:style-name="ce1">
            <text:p>886,8</text:p>
          </table:table-cell>
          <table:table-cell office:value-type="float" office:value="177.7" table:style-name="ce1">
            <text:p>177,7</text:p>
          </table:table-cell>
          <table:table-cell office:value-type="float" office:value="294.2" table:style-name="ce1">
            <text:p>294,2</text:p>
          </table:table-cell>
          <table:table-cell office:value-type="float" office:value="-912" table:style-name="ce1">
            <text:p>-912</text:p>
          </table:table-cell>
          <table:table-cell office:value-type="float" office:value="-939.2" table:style-name="ce1">
            <text:p>-939,2</text:p>
          </table:table-cell>
          <table:table-cell office:value-type="float" office:value="-469.9" table:style-name="ce1">
            <text:p>-469,9</text:p>
          </table:table-cell>
          <table:table-cell office:value-type="float" office:value="-433.8" table:style-name="ce1">
            <text:p>-433,8</text:p>
          </table:table-cell>
          <table:table-cell office:value-type="float" office:value="-375.4" table:style-name="ce1">
            <text:p>-375,4</text:p>
          </table:table-cell>
          <table:table-cell office:value-type="float" office:value="-821.3" table:style-name="ce1">
            <text:p>-821,3</text:p>
          </table:table-cell>
          <table:table-cell office:value-type="float" office:value="636.29999999999995" table:style-name="ce1">
            <text:p>636,3</text:p>
          </table:table-cell>
          <table:table-cell office:value-type="float" office:value="590.4" table:style-name="ce1">
            <text:p>590,4</text:p>
          </table:table-cell>
          <table:table-cell office:value-type="float" office:value="199.1" table:style-name="ce1">
            <text:p>199,1</text:p>
          </table:table-cell>
          <table:table-cell office:value-type="float" office:value="-905.9" table:style-name="ce1">
            <text:p>-905,9</text:p>
          </table:table-cell>
          <table:table-cell office:value-type="float" office:value="104.4" table:style-name="ce1">
            <text:p>104,4</text:p>
          </table:table-cell>
          <table:table-cell office:value-type="float" office:value="501.2" table:style-name="ce1">
            <text:p>501,2</text:p>
          </table:table-cell>
          <table:table-cell office:value-type="float" office:value="-691.8" table:style-name="ce1">
            <text:p>-691,8</text:p>
          </table:table-cell>
          <table:table-cell office:value-type="float" office:value="422.4" table:style-name="ce1">
            <text:p>422,4</text:p>
          </table:table-cell>
          <table:table-cell office:value-type="float" office:value="710.5" table:style-name="ce1">
            <text:p>710,5</text:p>
          </table:table-cell>
          <table:table-cell table:number-columns-repeated="16344"/>
        </table:table-row>
        <table:table-row table:style-name="ro1">
          <table:table-cell office:value-type="float" office:value="-297.60000000000002" table:style-name="ce1">
            <text:p>-297,6</text:p>
          </table:table-cell>
          <table:table-cell office:value-type="float" office:value="-245.3" table:style-name="ce1">
            <text:p>-245,3</text:p>
          </table:table-cell>
          <table:table-cell office:value-type="float" office:value="790.7" table:style-name="ce1">
            <text:p>790,7</text:p>
          </table:table-cell>
          <table:table-cell office:value-type="float" office:value="460.4" table:style-name="ce1">
            <text:p>460,4</text:p>
          </table:table-cell>
          <table:table-cell office:value-type="float" office:value="824.5" table:style-name="ce1">
            <text:p>824,5</text:p>
          </table:table-cell>
          <table:table-cell office:value-type="float" office:value="-47.7" table:style-name="ce1">
            <text:p>-47,7</text:p>
          </table:table-cell>
          <table:table-cell office:value-type="float" office:value="-98" table:style-name="ce1">
            <text:p>-98</text:p>
          </table:table-cell>
          <table:table-cell office:value-type="float" office:value="489.9" table:style-name="ce1">
            <text:p>489,9</text:p>
          </table:table-cell>
          <table:table-cell office:value-type="float" office:value="-166.7" table:style-name="ce1">
            <text:p>-166,7</text:p>
          </table:table-cell>
          <table:table-cell office:value-type="float" office:value="711" table:style-name="ce1">
            <text:p>711</text:p>
          </table:table-cell>
          <table:table-cell office:value-type="float" office:value="185.7" table:style-name="ce1">
            <text:p>185,7</text:p>
          </table:table-cell>
          <table:table-cell office:value-type="float" office:value="-30.9" table:style-name="ce1">
            <text:p>-30,9</text:p>
          </table:table-cell>
          <table:table-cell office:value-type="float" office:value="-293.89999999999998" table:style-name="ce1">
            <text:p>-293,9</text:p>
          </table:table-cell>
          <table:table-cell office:value-type="float" office:value="-379.7" table:style-name="ce1">
            <text:p>-379,7</text:p>
          </table:table-cell>
          <table:table-cell office:value-type="float" office:value="531.6" table:style-name="ce1">
            <text:p>531,6</text:p>
          </table:table-cell>
          <table:table-cell office:value-type="float" office:value="432.9" table:style-name="ce1">
            <text:p>432,9</text:p>
          </table:table-cell>
          <table:table-cell office:value-type="float" office:value="-687.7" table:style-name="ce1">
            <text:p>-687,7</text:p>
          </table:table-cell>
          <table:table-cell office:value-type="float" office:value="308.7" table:style-name="ce1">
            <text:p>308,7</text:p>
          </table:table-cell>
          <table:table-cell office:value-type="float" office:value="-952.8" table:style-name="ce1">
            <text:p>-952,8</text:p>
          </table:table-cell>
          <table:table-cell office:value-type="float" office:value="477.7" table:style-name="ce1">
            <text:p>477,7</text:p>
          </table:table-cell>
          <table:table-cell office:value-type="float" office:value="-195.9" table:style-name="ce1">
            <text:p>-195,9</text:p>
          </table:table-cell>
          <table:table-cell office:value-type="float" office:value="-48.7" table:style-name="ce1">
            <text:p>-48,7</text:p>
          </table:table-cell>
          <table:table-cell office:value-type="float" office:value="-579.79999999999995" table:style-name="ce1">
            <text:p>-579,8</text:p>
          </table:table-cell>
          <table:table-cell office:value-type="float" office:value="-648" table:style-name="ce1">
            <text:p>-648</text:p>
          </table:table-cell>
          <table:table-cell office:value-type="float" office:value="542.70000000000005" table:style-name="ce1">
            <text:p>542,7</text:p>
          </table:table-cell>
          <table:table-cell office:value-type="float" office:value="-362.6" table:style-name="ce1">
            <text:p>-362,6</text:p>
          </table:table-cell>
          <table:table-cell office:value-type="float" office:value="444.4" table:style-name="ce1">
            <text:p>444,4</text:p>
          </table:table-cell>
          <table:table-cell office:value-type="float" office:value="328.8" table:style-name="ce1">
            <text:p>328,8</text:p>
          </table:table-cell>
          <table:table-cell office:value-type="float" office:value="-985.9" table:style-name="ce1">
            <text:p>-985,9</text:p>
          </table:table-cell>
          <table:table-cell office:value-type="float" office:value="978.6" table:style-name="ce1">
            <text:p>978,6</text:p>
          </table:table-cell>
          <table:table-cell office:value-type="float" office:value="180" table:style-name="ce1">
            <text:p>180</text:p>
          </table:table-cell>
          <table:table-cell office:value-type="float" office:value="481.2" table:style-name="ce1">
            <text:p>481,2</text:p>
          </table:table-cell>
          <table:table-cell office:value-type="float" office:value="-777.3" table:style-name="ce1">
            <text:p>-777,3</text:p>
          </table:table-cell>
          <table:table-cell office:value-type="float" office:value="507.8" table:style-name="ce1">
            <text:p>507,8</text:p>
          </table:table-cell>
          <table:table-cell office:value-type="float" office:value="422.6" table:style-name="ce1">
            <text:p>422,6</text:p>
          </table:table-cell>
          <table:table-cell office:value-type="float" office:value="-699.6" table:style-name="ce1">
            <text:p>-699,6</text:p>
          </table:table-cell>
          <table:table-cell office:value-type="float" office:value="791.2" table:style-name="ce1">
            <text:p>791,2</text:p>
          </table:table-cell>
          <table:table-cell office:value-type="float" office:value="-319.10000000000002" table:style-name="ce1">
            <text:p>-319,1</text:p>
          </table:table-cell>
          <table:table-cell office:value-type="float" office:value="271.39999999999998" table:style-name="ce1">
            <text:p>271,4</text:p>
          </table:table-cell>
          <table:table-cell office:value-type="float" office:value="228.6" table:style-name="ce1">
            <text:p>228,6</text:p>
          </table:table-cell>
          <table:table-cell table:number-columns-repeated="16344"/>
        </table:table-row>
        <table:table-row table:style-name="ro1">
          <table:table-cell office:value-type="float" office:value="-955" table:style-name="ce1">
            <text:p>-955</text:p>
          </table:table-cell>
          <table:table-cell office:value-type="float" office:value="-39.4" table:style-name="ce1">
            <text:p>-39,4</text:p>
          </table:table-cell>
          <table:table-cell office:value-type="float" office:value="790.3" table:style-name="ce1">
            <text:p>790,3</text:p>
          </table:table-cell>
          <table:table-cell office:value-type="float" office:value="844.5" table:style-name="ce1">
            <text:p>844,5</text:p>
          </table:table-cell>
          <table:table-cell office:value-type="float" office:value="518.1" table:style-name="ce1">
            <text:p>518,1</text:p>
          </table:table-cell>
          <table:table-cell office:value-type="float" office:value="284.3" table:style-name="ce1">
            <text:p>284,3</text:p>
          </table:table-cell>
          <table:table-cell office:value-type="float" office:value="623.1" table:style-name="ce1">
            <text:p>623,1</text:p>
          </table:table-cell>
          <table:table-cell office:value-type="float" office:value="115.5" table:style-name="ce1">
            <text:p>115,5</text:p>
          </table:table-cell>
          <table:table-cell office:value-type="float" office:value="104.8" table:style-name="ce1">
            <text:p>104,8</text:p>
          </table:table-cell>
          <table:table-cell office:value-type="float" office:value="-637.6" table:style-name="ce1">
            <text:p>-637,6</text:p>
          </table:table-cell>
          <table:table-cell office:value-type="float" office:value="-356.8" table:style-name="ce1">
            <text:p>-356,8</text:p>
          </table:table-cell>
          <table:table-cell office:value-type="float" office:value="816.3" table:style-name="ce1">
            <text:p>816,3</text:p>
          </table:table-cell>
          <table:table-cell office:value-type="float" office:value="-887" table:style-name="ce1">
            <text:p>-887</text:p>
          </table:table-cell>
          <table:table-cell office:value-type="float" office:value="48.7" table:style-name="ce1">
            <text:p>48,7</text:p>
          </table:table-cell>
          <table:table-cell office:value-type="float" office:value="-685.1" table:style-name="ce1">
            <text:p>-685,1</text:p>
          </table:table-cell>
          <table:table-cell office:value-type="float" office:value="919.3" table:style-name="ce1">
            <text:p>919,3</text:p>
          </table:table-cell>
          <table:table-cell office:value-type="float" office:value="985.2" table:style-name="ce1">
            <text:p>985,2</text:p>
          </table:table-cell>
          <table:table-cell office:value-type="float" office:value="-266.8" table:style-name="ce1">
            <text:p>-266,8</text:p>
          </table:table-cell>
          <table:table-cell office:value-type="float" office:value="-616" table:style-name="ce1">
            <text:p>-616</text:p>
          </table:table-cell>
          <table:table-cell office:value-type="float" office:value="394" table:style-name="ce1">
            <text:p>394</text:p>
          </table:table-cell>
          <table:table-cell office:value-type="float" office:value="-611.20000000000005" table:style-name="ce1">
            <text:p>-611,2</text:p>
          </table:table-cell>
          <table:table-cell office:value-type="float" office:value="-933.2" table:style-name="ce1">
            <text:p>-933,2</text:p>
          </table:table-cell>
          <table:table-cell office:value-type="float" office:value="-757.1" table:style-name="ce1">
            <text:p>-757,1</text:p>
          </table:table-cell>
          <table:table-cell office:value-type="float" office:value="-209.4" table:style-name="ce1">
            <text:p>-209,4</text:p>
          </table:table-cell>
          <table:table-cell office:value-type="float" office:value="634.70000000000005" table:style-name="ce1">
            <text:p>634,7</text:p>
          </table:table-cell>
          <table:table-cell office:value-type="float" office:value="110.2" table:style-name="ce1">
            <text:p>110,2</text:p>
          </table:table-cell>
          <table:table-cell office:value-type="float" office:value="765.8" table:style-name="ce1">
            <text:p>765,8</text:p>
          </table:table-cell>
          <table:table-cell office:value-type="float" office:value="-495.4" table:style-name="ce1">
            <text:p>-495,4</text:p>
          </table:table-cell>
          <table:table-cell office:value-type="float" office:value="-975.3" table:style-name="ce1">
            <text:p>-975,3</text:p>
          </table:table-cell>
          <table:table-cell office:value-type="float" office:value="-960.5" table:style-name="ce1">
            <text:p>-960,5</text:p>
          </table:table-cell>
          <table:table-cell office:value-type="float" office:value="-263.2" table:style-name="ce1">
            <text:p>-263,2</text:p>
          </table:table-cell>
          <table:table-cell office:value-type="float" office:value="-443.5" table:style-name="ce1">
            <text:p>-443,5</text:p>
          </table:table-cell>
          <table:table-cell office:value-type="float" office:value="27.7" table:style-name="ce1">
            <text:p>27,7</text:p>
          </table:table-cell>
          <table:table-cell office:value-type="float" office:value="-488.8" table:style-name="ce1">
            <text:p>-488,8</text:p>
          </table:table-cell>
          <table:table-cell office:value-type="float" office:value="513.70000000000005" table:style-name="ce1">
            <text:p>513,7</text:p>
          </table:table-cell>
          <table:table-cell office:value-type="float" office:value="792.2" table:style-name="ce1">
            <text:p>792,2</text:p>
          </table:table-cell>
          <table:table-cell office:value-type="float" office:value="840.8" table:style-name="ce1">
            <text:p>840,8</text:p>
          </table:table-cell>
          <table:table-cell office:value-type="float" office:value="-495.5" table:style-name="ce1">
            <text:p>-495,5</text:p>
          </table:table-cell>
          <table:table-cell office:value-type="float" office:value="124.6" table:style-name="ce1">
            <text:p>124,6</text:p>
          </table:table-cell>
          <table:table-cell office:value-type="float" office:value="-407.1" table:style-name="ce1">
            <text:p>-407,1</text:p>
          </table:table-cell>
          <table:table-cell table:number-columns-repeated="16344"/>
        </table:table-row>
        <table:table-row table:style-name="ro1">
          <table:table-cell office:value-type="float" office:value="187.1" table:style-name="ce1">
            <text:p>187,1</text:p>
          </table:table-cell>
          <table:table-cell office:value-type="float" office:value="238.8" table:style-name="ce1">
            <text:p>238,8</text:p>
          </table:table-cell>
          <table:table-cell office:value-type="float" office:value="113.8" table:style-name="ce1">
            <text:p>113,8</text:p>
          </table:table-cell>
          <table:table-cell office:value-type="float" office:value="-575.29999999999995" table:style-name="ce1">
            <text:p>-575,3</text:p>
          </table:table-cell>
          <table:table-cell office:value-type="float" office:value="236.6" table:style-name="ce1">
            <text:p>236,6</text:p>
          </table:table-cell>
          <table:table-cell office:value-type="float" office:value="653.6" table:style-name="ce1">
            <text:p>653,6</text:p>
          </table:table-cell>
          <table:table-cell office:value-type="float" office:value="-362.1" table:style-name="ce1">
            <text:p>-362,1</text:p>
          </table:table-cell>
          <table:table-cell office:value-type="float" office:value="632.5" table:style-name="ce1">
            <text:p>632,5</text:p>
          </table:table-cell>
          <table:table-cell office:value-type="float" office:value="271.2" table:style-name="ce1">
            <text:p>271,2</text:p>
          </table:table-cell>
          <table:table-cell office:value-type="float" office:value="101.9" table:style-name="ce1">
            <text:p>101,9</text:p>
          </table:table-cell>
          <table:table-cell office:value-type="float" office:value="82.3" table:style-name="ce1">
            <text:p>82,3</text:p>
          </table:table-cell>
          <table:table-cell office:value-type="float" office:value="686.3" table:style-name="ce1">
            <text:p>686,3</text:p>
          </table:table-cell>
          <table:table-cell office:value-type="float" office:value="640.1" table:style-name="ce1">
            <text:p>640,1</text:p>
          </table:table-cell>
          <table:table-cell office:value-type="float" office:value="329.3" table:style-name="ce1">
            <text:p>329,3</text:p>
          </table:table-cell>
          <table:table-cell office:value-type="float" office:value="397.7" table:style-name="ce1">
            <text:p>397,7</text:p>
          </table:table-cell>
          <table:table-cell office:value-type="float" office:value="-237.2" table:style-name="ce1">
            <text:p>-237,2</text:p>
          </table:table-cell>
          <table:table-cell office:value-type="float" office:value="587.1" table:style-name="ce1">
            <text:p>587,1</text:p>
          </table:table-cell>
          <table:table-cell office:value-type="float" office:value="803" table:style-name="ce1">
            <text:p>803</text:p>
          </table:table-cell>
          <table:table-cell office:value-type="float" office:value="-237.9" table:style-name="ce1">
            <text:p>-237,9</text:p>
          </table:table-cell>
          <table:table-cell office:value-type="float" office:value="-956.7" table:style-name="ce1">
            <text:p>-956,7</text:p>
          </table:table-cell>
          <table:table-cell office:value-type="float" office:value="-53.4" table:style-name="ce1">
            <text:p>-53,4</text:p>
          </table:table-cell>
          <table:table-cell office:value-type="float" office:value="-848.6" table:style-name="ce1">
            <text:p>-848,6</text:p>
          </table:table-cell>
          <table:table-cell office:value-type="float" office:value="-175.2" table:style-name="ce1">
            <text:p>-175,2</text:p>
          </table:table-cell>
          <table:table-cell office:value-type="float" office:value="29.6" table:style-name="ce1">
            <text:p>29,6</text:p>
          </table:table-cell>
          <table:table-cell office:value-type="float" office:value="236.4" table:style-name="ce1">
            <text:p>236,4</text:p>
          </table:table-cell>
          <table:table-cell office:value-type="float" office:value="-260.89999999999998" table:style-name="ce1">
            <text:p>-260,9</text:p>
          </table:table-cell>
          <table:table-cell office:value-type="float" office:value="738" table:style-name="ce1">
            <text:p>738</text:p>
          </table:table-cell>
          <table:table-cell office:value-type="float" office:value="784.6" table:style-name="ce1">
            <text:p>784,6</text:p>
          </table:table-cell>
          <table:table-cell office:value-type="float" office:value="-503.3" table:style-name="ce1">
            <text:p>-503,3</text:p>
          </table:table-cell>
          <table:table-cell office:value-type="float" office:value="-443.5" table:style-name="ce1">
            <text:p>-443,5</text:p>
          </table:table-cell>
          <table:table-cell office:value-type="float" office:value="43.5" table:style-name="ce1">
            <text:p>43,5</text:p>
          </table:table-cell>
          <table:table-cell office:value-type="float" office:value="249.1" table:style-name="ce1">
            <text:p>249,1</text:p>
          </table:table-cell>
          <table:table-cell office:value-type="float" office:value="222.5" table:style-name="ce1">
            <text:p>222,5</text:p>
          </table:table-cell>
          <table:table-cell office:value-type="float" office:value="-113.5" table:style-name="ce1">
            <text:p>-113,5</text:p>
          </table:table-cell>
          <table:table-cell office:value-type="float" office:value="489.3" table:style-name="ce1">
            <text:p>489,3</text:p>
          </table:table-cell>
          <table:table-cell office:value-type="float" office:value="270.7" table:style-name="ce1">
            <text:p>270,7</text:p>
          </table:table-cell>
          <table:table-cell office:value-type="float" office:value="18.3" table:style-name="ce1">
            <text:p>18,3</text:p>
          </table:table-cell>
          <table:table-cell office:value-type="float" office:value="897.1" table:style-name="ce1">
            <text:p>897,1</text:p>
          </table:table-cell>
          <table:table-cell office:value-type="float" office:value="306" table:style-name="ce1">
            <text:p>306</text:p>
          </table:table-cell>
          <table:table-cell office:value-type="float" office:value="-495.6" table:style-name="ce1">
            <text:p>-495,6</text:p>
          </table:table-cell>
          <table:table-cell table:number-columns-repeated="16344"/>
        </table:table-row>
        <table:table-row table:style-name="ro1">
          <table:table-cell office:value-type="float" office:value="672.9" table:style-name="ce1">
            <text:p>672,9</text:p>
          </table:table-cell>
          <table:table-cell office:value-type="float" office:value="525.70000000000005" table:style-name="ce1">
            <text:p>525,7</text:p>
          </table:table-cell>
          <table:table-cell office:value-type="float" office:value="280.2" table:style-name="ce1">
            <text:p>280,2</text:p>
          </table:table-cell>
          <table:table-cell office:value-type="float" office:value="-292" table:style-name="ce1">
            <text:p>-292</text:p>
          </table:table-cell>
          <table:table-cell office:value-type="float" office:value="378.6" table:style-name="ce1">
            <text:p>378,6</text:p>
          </table:table-cell>
          <table:table-cell office:value-type="float" office:value="743.9" table:style-name="ce1">
            <text:p>743,9</text:p>
          </table:table-cell>
          <table:table-cell office:value-type="float" office:value="-511.8" table:style-name="ce1">
            <text:p>-511,8</text:p>
          </table:table-cell>
          <table:table-cell office:value-type="float" office:value="234.7" table:style-name="ce1">
            <text:p>234,7</text:p>
          </table:table-cell>
          <table:table-cell office:value-type="float" office:value="594.4" table:style-name="ce1">
            <text:p>594,4</text:p>
          </table:table-cell>
          <table:table-cell office:value-type="float" office:value="-911.5" table:style-name="ce1">
            <text:p>-911,5</text:p>
          </table:table-cell>
          <table:table-cell office:value-type="float" office:value="-168.6" table:style-name="ce1">
            <text:p>-168,6</text:p>
          </table:table-cell>
          <table:table-cell office:value-type="float" office:value="588.70000000000005" table:style-name="ce1">
            <text:p>588,7</text:p>
          </table:table-cell>
          <table:table-cell office:value-type="float" office:value="-27.8" table:style-name="ce1">
            <text:p>-27,8</text:p>
          </table:table-cell>
          <table:table-cell office:value-type="float" office:value="-827.1" table:style-name="ce1">
            <text:p>-827,1</text:p>
          </table:table-cell>
          <table:table-cell office:value-type="float" office:value="49.2" table:style-name="ce1">
            <text:p>49,2</text:p>
          </table:table-cell>
          <table:table-cell office:value-type="float" office:value="781.4" table:style-name="ce1">
            <text:p>781,4</text:p>
          </table:table-cell>
          <table:table-cell office:value-type="float" office:value="-902.7" table:style-name="ce1">
            <text:p>-902,7</text:p>
          </table:table-cell>
          <table:table-cell office:value-type="float" office:value="-753.7" table:style-name="ce1">
            <text:p>-753,7</text:p>
          </table:table-cell>
          <table:table-cell office:value-type="float" office:value="652" table:style-name="ce1">
            <text:p>652</text:p>
          </table:table-cell>
          <table:table-cell office:value-type="float" office:value="2.4" table:style-name="ce1">
            <text:p>2,4</text:p>
          </table:table-cell>
          <table:table-cell office:value-type="float" office:value="188.3" table:style-name="ce1">
            <text:p>188,3</text:p>
          </table:table-cell>
          <table:table-cell office:value-type="float" office:value="825" table:style-name="ce1">
            <text:p>825</text:p>
          </table:table-cell>
          <table:table-cell office:value-type="float" office:value="375.3" table:style-name="ce1">
            <text:p>375,3</text:p>
          </table:table-cell>
          <table:table-cell office:value-type="float" office:value="933.6" table:style-name="ce1">
            <text:p>933,6</text:p>
          </table:table-cell>
          <table:table-cell office:value-type="float" office:value="532.20000000000005" table:style-name="ce1">
            <text:p>532,2</text:p>
          </table:table-cell>
          <table:table-cell office:value-type="float" office:value="204.7" table:style-name="ce1">
            <text:p>204,7</text:p>
          </table:table-cell>
          <table:table-cell office:value-type="float" office:value="-610.4" table:style-name="ce1">
            <text:p>-610,4</text:p>
          </table:table-cell>
          <table:table-cell office:value-type="float" office:value="530.6" table:style-name="ce1">
            <text:p>530,6</text:p>
          </table:table-cell>
          <table:table-cell office:value-type="float" office:value="484.8" table:style-name="ce1">
            <text:p>484,8</text:p>
          </table:table-cell>
          <table:table-cell office:value-type="float" office:value="-223.6" table:style-name="ce1">
            <text:p>-223,6</text:p>
          </table:table-cell>
          <table:table-cell office:value-type="float" office:value="498.4" table:style-name="ce1">
            <text:p>498,4</text:p>
          </table:table-cell>
          <table:table-cell office:value-type="float" office:value="-68.7" table:style-name="ce1">
            <text:p>-68,7</text:p>
          </table:table-cell>
          <table:table-cell office:value-type="float" office:value="970.1" table:style-name="ce1">
            <text:p>970,1</text:p>
          </table:table-cell>
          <table:table-cell office:value-type="float" office:value="842.3" table:style-name="ce1">
            <text:p>842,3</text:p>
          </table:table-cell>
          <table:table-cell office:value-type="float" office:value="-423.4" table:style-name="ce1">
            <text:p>-423,4</text:p>
          </table:table-cell>
          <table:table-cell office:value-type="float" office:value="571.29999999999995" table:style-name="ce1">
            <text:p>571,3</text:p>
          </table:table-cell>
          <table:table-cell office:value-type="float" office:value="205.4" table:style-name="ce1">
            <text:p>205,4</text:p>
          </table:table-cell>
          <table:table-cell office:value-type="float" office:value="509.4" table:style-name="ce1">
            <text:p>509,4</text:p>
          </table:table-cell>
          <table:table-cell office:value-type="float" office:value="-471.4" table:style-name="ce1">
            <text:p>-471,4</text:p>
          </table:table-cell>
          <table:table-cell office:value-type="float" office:value="-532.4" table:style-name="ce1">
            <text:p>-532,4</text:p>
          </table:table-cell>
          <table:table-cell table:number-columns-repeated="16344"/>
        </table:table-row>
        <table:table-row table:style-name="ro1">
          <table:table-cell office:value-type="float" office:value="-428.4" table:style-name="ce1">
            <text:p>-428,4</text:p>
          </table:table-cell>
          <table:table-cell office:value-type="float" office:value="-383.8" table:style-name="ce1">
            <text:p>-383,8</text:p>
          </table:table-cell>
          <table:table-cell office:value-type="float" office:value="-401.5" table:style-name="ce1">
            <text:p>-401,5</text:p>
          </table:table-cell>
          <table:table-cell office:value-type="float" office:value="-771.9" table:style-name="ce1">
            <text:p>-771,9</text:p>
          </table:table-cell>
          <table:table-cell office:value-type="float" office:value="654.79999999999995" table:style-name="ce1">
            <text:p>654,8</text:p>
          </table:table-cell>
          <table:table-cell office:value-type="float" office:value="-997.3" table:style-name="ce1">
            <text:p>-997,3</text:p>
          </table:table-cell>
          <table:table-cell office:value-type="float" office:value="11.7" table:style-name="ce1">
            <text:p>11,7</text:p>
          </table:table-cell>
          <table:table-cell office:value-type="float" office:value="-698.9" table:style-name="ce1">
            <text:p>-698,9</text:p>
          </table:table-cell>
          <table:table-cell office:value-type="float" office:value="300.7" table:style-name="ce1">
            <text:p>300,7</text:p>
          </table:table-cell>
          <table:table-cell office:value-type="float" office:value="679" table:style-name="ce1">
            <text:p>679</text:p>
          </table:table-cell>
          <table:table-cell office:value-type="float" office:value="-780.7" table:style-name="ce1">
            <text:p>-780,7</text:p>
          </table:table-cell>
          <table:table-cell office:value-type="float" office:value="-515.9" table:style-name="ce1">
            <text:p>-515,9</text:p>
          </table:table-cell>
          <table:table-cell office:value-type="float" office:value="-755.2" table:style-name="ce1">
            <text:p>-755,2</text:p>
          </table:table-cell>
          <table:table-cell office:value-type="float" office:value="-542.1" table:style-name="ce1">
            <text:p>-542,1</text:p>
          </table:table-cell>
          <table:table-cell office:value-type="float" office:value="-698.6" table:style-name="ce1">
            <text:p>-698,6</text:p>
          </table:table-cell>
          <table:table-cell office:value-type="float" office:value="929.7" table:style-name="ce1">
            <text:p>929,7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47.3" table:style-name="ce1">
            <text:p>47,3</text:p>
          </table:table-cell>
          <table:table-cell office:value-type="float" office:value="604.4" table:style-name="ce1">
            <text:p>604,4</text:p>
          </table:table-cell>
          <table:table-cell office:value-type="float" office:value="28.8" table:style-name="ce1">
            <text:p>28,8</text:p>
          </table:table-cell>
          <table:table-cell office:value-type="float" office:value="-113.6" table:style-name="ce1">
            <text:p>-113,6</text:p>
          </table:table-cell>
          <table:table-cell office:value-type="float" office:value="821.1" table:style-name="ce1">
            <text:p>821,1</text:p>
          </table:table-cell>
          <table:table-cell office:value-type="float" office:value="-937.4" table:style-name="ce1">
            <text:p>-937,4</text:p>
          </table:table-cell>
          <table:table-cell office:value-type="float" office:value="561" table:style-name="ce1">
            <text:p>561</text:p>
          </table:table-cell>
          <table:table-cell office:value-type="float" office:value="192.1" table:style-name="ce1">
            <text:p>192,1</text:p>
          </table:table-cell>
          <table:table-cell office:value-type="float" office:value="-880.1" table:style-name="ce1">
            <text:p>-880,1</text:p>
          </table:table-cell>
          <table:table-cell office:value-type="float" office:value="-695.2" table:style-name="ce1">
            <text:p>-695,2</text:p>
          </table:table-cell>
          <table:table-cell office:value-type="float" office:value="-120.7" table:style-name="ce1">
            <text:p>-120,7</text:p>
          </table:table-cell>
          <table:table-cell office:value-type="float" office:value="-158" table:style-name="ce1">
            <text:p>-158</text:p>
          </table:table-cell>
          <table:table-cell office:value-type="float" office:value="390.4" table:style-name="ce1">
            <text:p>390,4</text:p>
          </table:table-cell>
          <table:table-cell office:value-type="float" office:value="659.1" table:style-name="ce1">
            <text:p>659,1</text:p>
          </table:table-cell>
          <table:table-cell office:value-type="float" office:value="-966" table:style-name="ce1">
            <text:p>-966</text:p>
          </table:table-cell>
          <table:table-cell office:value-type="float" office:value="547.6" table:style-name="ce1">
            <text:p>547,6</text:p>
          </table:table-cell>
          <table:table-cell office:value-type="float" office:value="-716.9" table:style-name="ce1">
            <text:p>-716,9</text:p>
          </table:table-cell>
          <table:table-cell office:value-type="float" office:value="338.4" table:style-name="ce1">
            <text:p>338,4</text:p>
          </table:table-cell>
          <table:table-cell office:value-type="float" office:value="-942.7" table:style-name="ce1">
            <text:p>-942,7</text:p>
          </table:table-cell>
          <table:table-cell office:value-type="float" office:value="-135.30000000000001" table:style-name="ce1">
            <text:p>-135,3</text:p>
          </table:table-cell>
          <table:table-cell office:value-type="float" office:value="-914.9" table:style-name="ce1">
            <text:p>-914,9</text:p>
          </table:table-cell>
          <table:table-cell office:value-type="float" office:value="-507.7" table:style-name="ce1">
            <text:p>-507,7</text:p>
          </table:table-cell>
          <table:table-cell office:value-type="float" office:value="342.5" table:style-name="ce1">
            <text:p>342,5</text:p>
          </table:table-cell>
          <table:table-cell table:number-columns-repeated="16344"/>
        </table:table-row>
        <table:table-row table:style-name="ro1">
          <table:table-cell office:value-type="float" office:value="122.2" table:style-name="ce1">
            <text:p>122,2</text:p>
          </table:table-cell>
          <table:table-cell office:value-type="float" office:value="927.7" table:style-name="ce1">
            <text:p>927,7</text:p>
          </table:table-cell>
          <table:table-cell office:value-type="float" office:value="-701.1" table:style-name="ce1">
            <text:p>-701,1</text:p>
          </table:table-cell>
          <table:table-cell office:value-type="float" office:value="-382.1" table:style-name="ce1">
            <text:p>-382,1</text:p>
          </table:table-cell>
          <table:table-cell office:value-type="float" office:value="-197.8" table:style-name="ce1">
            <text:p>-197,8</text:p>
          </table:table-cell>
          <table:table-cell office:value-type="float" office:value="740.3" table:style-name="ce1">
            <text:p>740,3</text:p>
          </table:table-cell>
          <table:table-cell office:value-type="float" office:value="-225.3" table:style-name="ce1">
            <text:p>-225,3</text:p>
          </table:table-cell>
          <table:table-cell office:value-type="float" office:value="737.3" table:style-name="ce1">
            <text:p>737,3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-442.9" table:style-name="ce1">
            <text:p>-442,9</text:p>
          </table:table-cell>
          <table:table-cell office:value-type="float" office:value="618.1" table:style-name="ce1">
            <text:p>618,1</text:p>
          </table:table-cell>
          <table:table-cell office:value-type="float" office:value="-641.29999999999995" table:style-name="ce1">
            <text:p>-641,3</text:p>
          </table:table-cell>
          <table:table-cell office:value-type="float" office:value="339.4" table:style-name="ce1">
            <text:p>339,4</text:p>
          </table:table-cell>
          <table:table-cell office:value-type="float" office:value="-136.19999999999999" table:style-name="ce1">
            <text:p>-136,2</text:p>
          </table:table-cell>
          <table:table-cell office:value-type="float" office:value="393.9" table:style-name="ce1">
            <text:p>393,9</text:p>
          </table:table-cell>
          <table:table-cell office:value-type="float" office:value="411.9" table:style-name="ce1">
            <text:p>411,9</text:p>
          </table:table-cell>
          <table:table-cell office:value-type="float" office:value="258.39999999999998" table:style-name="ce1">
            <text:p>258,4</text:p>
          </table:table-cell>
          <table:table-cell office:value-type="float" office:value="-358.5" table:style-name="ce1">
            <text:p>-358,5</text:p>
          </table:table-cell>
          <table:table-cell office:value-type="float" office:value="-336.7" table:style-name="ce1">
            <text:p>-336,7</text:p>
          </table:table-cell>
          <table:table-cell office:value-type="float" office:value="247.3" table:style-name="ce1">
            <text:p>247,3</text:p>
          </table:table-cell>
          <table:table-cell office:value-type="float" office:value="654.70000000000005" table:style-name="ce1">
            <text:p>654,7</text:p>
          </table:table-cell>
          <table:table-cell office:value-type="float" office:value="-652.9" table:style-name="ce1">
            <text:p>-652,9</text:p>
          </table:table-cell>
          <table:table-cell office:value-type="float" office:value="429.2" table:style-name="ce1">
            <text:p>429,2</text:p>
          </table:table-cell>
          <table:table-cell office:value-type="float" office:value="-987" table:style-name="ce1">
            <text:p>-987</text:p>
          </table:table-cell>
          <table:table-cell office:value-type="float" office:value="944.1" table:style-name="ce1">
            <text:p>944,1</text:p>
          </table:table-cell>
          <table:table-cell office:value-type="float" office:value="-553.6" table:style-name="ce1">
            <text:p>-553,6</text:p>
          </table:table-cell>
          <table:table-cell office:value-type="float" office:value="-917.6" table:style-name="ce1">
            <text:p>-917,6</text:p>
          </table:table-cell>
          <table:table-cell office:value-type="float" office:value="-505.8" table:style-name="ce1">
            <text:p>-505,8</text:p>
          </table:table-cell>
          <table:table-cell office:value-type="float" office:value="964.5" table:style-name="ce1">
            <text:p>964,5</text:p>
          </table:table-cell>
          <table:table-cell office:value-type="float" office:value="-515.5" table:style-name="ce1">
            <text:p>-515,5</text:p>
          </table:table-cell>
          <table:table-cell office:value-type="float" office:value="-976.7" table:style-name="ce1">
            <text:p>-976,7</text:p>
          </table:table-cell>
          <table:table-cell office:value-type="float" office:value="53.9" table:style-name="ce1">
            <text:p>53,9</text:p>
          </table:table-cell>
          <table:table-cell office:value-type="float" office:value="382.1" table:style-name="ce1">
            <text:p>382,1</text:p>
          </table:table-cell>
          <table:table-cell office:value-type="float" office:value="-886.7" table:style-name="ce1">
            <text:p>-886,7</text:p>
          </table:table-cell>
          <table:table-cell office:value-type="float" office:value="-997.4" table:style-name="ce1">
            <text:p>-997,4</text:p>
          </table:table-cell>
          <table:table-cell office:value-type="float" office:value="-278.10000000000002" table:style-name="ce1">
            <text:p>-278,1</text:p>
          </table:table-cell>
          <table:table-cell office:value-type="float" office:value="-425.8" table:style-name="ce1">
            <text:p>-425,8</text:p>
          </table:table-cell>
          <table:table-cell office:value-type="float" office:value="959.6" table:style-name="ce1">
            <text:p>959,6</text:p>
          </table:table-cell>
          <table:table-cell office:value-type="float" office:value="65.5" table:style-name="ce1">
            <text:p>65,5</text:p>
          </table:table-cell>
          <table:table-cell office:value-type="float" office:value="-943.7" table:style-name="ce1">
            <text:p>-943,7</text:p>
          </table:table-cell>
          <table:table-cell table:number-columns-repeated="16344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244.6" table:style-name="ce1">
            <text:p>244,6</text:p>
          </table:table-cell>
          <table:table-cell office:value-type="float" office:value="-149.69999999999999" table:style-name="ce1">
            <text:p>-149,7</text:p>
          </table:table-cell>
          <table:table-cell office:value-type="float" office:value="436.2" table:style-name="ce1">
            <text:p>436,2</text:p>
          </table:table-cell>
          <table:table-cell office:value-type="float" office:value="958.3" table:style-name="ce1">
            <text:p>958,3</text:p>
          </table:table-cell>
          <table:table-cell office:value-type="float" office:value="-463.8" table:style-name="ce1">
            <text:p>-463,8</text:p>
          </table:table-cell>
          <table:table-cell office:value-type="float" office:value="737.9" table:style-name="ce1">
            <text:p>737,9</text:p>
          </table:table-cell>
          <table:table-cell office:value-type="float" office:value="-939.8" table:style-name="ce1">
            <text:p>-939,8</text:p>
          </table:table-cell>
          <table:table-cell office:value-type="float" office:value="-915.8" table:style-name="ce1">
            <text:p>-915,8</text:p>
          </table:table-cell>
          <table:table-cell office:value-type="float" office:value="-997.4" table:style-name="ce1">
            <text:p>-997,4</text:p>
          </table:table-cell>
          <table:table-cell office:value-type="float" office:value="-151.19999999999999" table:style-name="ce1">
            <text:p>-151,2</text:p>
          </table:table-cell>
          <table:table-cell office:value-type="float" office:value="485.4" table:style-name="ce1">
            <text:p>485,4</text:p>
          </table:table-cell>
          <table:table-cell office:value-type="float" office:value="506.2" table:style-name="ce1">
            <text:p>506,2</text:p>
          </table:table-cell>
          <table:table-cell office:value-type="float" office:value="960.5" table:style-name="ce1">
            <text:p>960,5</text:p>
          </table:table-cell>
          <table:table-cell office:value-type="float" office:value="-991.8" table:style-name="ce1">
            <text:p>-991,8</text:p>
          </table:table-cell>
          <table:table-cell office:value-type="float" office:value="34.1" table:style-name="ce1">
            <text:p>34,1</text:p>
          </table:table-cell>
          <table:table-cell office:value-type="float" office:value="266.5" table:style-name="ce1">
            <text:p>266,5</text:p>
          </table:table-cell>
          <table:table-cell office:value-type="float" office:value="639.29999999999995" table:style-name="ce1">
            <text:p>639,3</text:p>
          </table:table-cell>
          <table:table-cell office:value-type="float" office:value="-664.2" table:style-name="ce1">
            <text:p>-664,2</text:p>
          </table:table-cell>
          <table:table-cell office:value-type="float" office:value="-379.4" table:style-name="ce1">
            <text:p>-379,4</text:p>
          </table:table-cell>
          <table:table-cell office:value-type="float" office:value="-987.7" table:style-name="ce1">
            <text:p>-987,7</text:p>
          </table:table-cell>
          <table:table-cell office:value-type="float" office:value="-338.3" table:style-name="ce1">
            <text:p>-338,3</text:p>
          </table:table-cell>
          <table:table-cell office:value-type="float" office:value="256.8" table:style-name="ce1">
            <text:p>256,8</text:p>
          </table:table-cell>
          <table:table-cell office:value-type="float" office:value="519.29999999999995" table:style-name="ce1">
            <text:p>519,3</text:p>
          </table:table-cell>
          <table:table-cell office:value-type="float" office:value="577" table:style-name="ce1">
            <text:p>577</text:p>
          </table:table-cell>
          <table:table-cell office:value-type="float" office:value="-534.70000000000005" table:style-name="ce1">
            <text:p>-534,7</text:p>
          </table:table-cell>
          <table:table-cell office:value-type="float" office:value="476.6" table:style-name="ce1">
            <text:p>476,6</text:p>
          </table:table-cell>
          <table:table-cell office:value-type="float" office:value="191" table:style-name="ce1">
            <text:p>191</text:p>
          </table:table-cell>
          <table:table-cell office:value-type="float" office:value="109.6" table:style-name="ce1">
            <text:p>109,6</text:p>
          </table:table-cell>
          <table:table-cell office:value-type="float" office:value="-839.7" table:style-name="ce1">
            <text:p>-839,7</text:p>
          </table:table-cell>
          <table:table-cell office:value-type="float" office:value="-606.4" table:style-name="ce1">
            <text:p>-606,4</text:p>
          </table:table-cell>
          <table:table-cell office:value-type="float" office:value="244.3" table:style-name="ce1">
            <text:p>244,3</text:p>
          </table:table-cell>
          <table:table-cell office:value-type="float" office:value="-811.6" table:style-name="ce1">
            <text:p>-811,6</text:p>
          </table:table-cell>
          <table:table-cell office:value-type="float" office:value="382.1" table:style-name="ce1">
            <text:p>382,1</text:p>
          </table:table-cell>
          <table:table-cell office:value-type="float" office:value="952.4" table:style-name="ce1">
            <text:p>952,4</text:p>
          </table:table-cell>
          <table:table-cell office:value-type="float" office:value="302" table:style-name="ce1">
            <text:p>302</text:p>
          </table:table-cell>
          <table:table-cell office:value-type="float" office:value="-580.29999999999995" table:style-name="ce1">
            <text:p>-580,3</text:p>
          </table:table-cell>
          <table:table-cell office:value-type="float" office:value="426.4" table:style-name="ce1">
            <text:p>426,4</text:p>
          </table:table-cell>
          <table:table-cell office:value-type="float" office:value="-685.9" table:style-name="ce1">
            <text:p>-685,9</text:p>
          </table:table-cell>
          <table:table-cell office:value-type="float" office:value="750.1" table:style-name="ce1">
            <text:p>750,1</text:p>
          </table:table-cell>
          <table:table-cell table:number-columns-repeated="16344"/>
        </table:table-row>
        <table:table-row table:style-name="ro1">
          <table:table-cell office:value-type="float" office:value="-982.2" table:style-name="ce1">
            <text:p>-982,2</text:p>
          </table:table-cell>
          <table:table-cell office:value-type="float" office:value="-606.20000000000005" table:style-name="ce1">
            <text:p>-606,2</text:p>
          </table:table-cell>
          <table:table-cell office:value-type="float" office:value="819.8" table:style-name="ce1">
            <text:p>819,8</text:p>
          </table:table-cell>
          <table:table-cell office:value-type="float" office:value="-999.3" table:style-name="ce1">
            <text:p>-999,3</text:p>
          </table:table-cell>
          <table:table-cell office:value-type="float" office:value="-69.5" table:style-name="ce1">
            <text:p>-69,5</text:p>
          </table:table-cell>
          <table:table-cell office:value-type="float" office:value="-545.1" table:style-name="ce1">
            <text:p>-545,1</text:p>
          </table:table-cell>
          <table:table-cell office:value-type="float" office:value="-378.8" table:style-name="ce1">
            <text:p>-378,8</text:p>
          </table:table-cell>
          <table:table-cell office:value-type="float" office:value="646.9" table:style-name="ce1">
            <text:p>646,9</text:p>
          </table:table-cell>
          <table:table-cell office:value-type="float" office:value="-784.4" table:style-name="ce1">
            <text:p>-784,4</text:p>
          </table:table-cell>
          <table:table-cell office:value-type="float" office:value="-427.2" table:style-name="ce1">
            <text:p>-427,2</text:p>
          </table:table-cell>
          <table:table-cell office:value-type="float" office:value="-440.2" table:style-name="ce1">
            <text:p>-440,2</text:p>
          </table:table-cell>
          <table:table-cell office:value-type="float" office:value="-972.9" table:style-name="ce1">
            <text:p>-972,9</text:p>
          </table:table-cell>
          <table:table-cell office:value-type="float" office:value="904.6" table:style-name="ce1">
            <text:p>904,6</text:p>
          </table:table-cell>
          <table:table-cell office:value-type="float" office:value="412.4" table:style-name="ce1">
            <text:p>412,4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-504.3" table:style-name="ce1">
            <text:p>-504,3</text:p>
          </table:table-cell>
          <table:table-cell office:value-type="float" office:value="-444.2" table:style-name="ce1">
            <text:p>-444,2</text:p>
          </table:table-cell>
          <table:table-cell office:value-type="float" office:value="-295" table:style-name="ce1">
            <text:p>-295</text:p>
          </table:table-cell>
          <table:table-cell office:value-type="float" office:value="668.9" table:style-name="ce1">
            <text:p>668,9</text:p>
          </table:table-cell>
          <table:table-cell office:value-type="float" office:value="353.9" table:style-name="ce1">
            <text:p>353,9</text:p>
          </table:table-cell>
          <table:table-cell office:value-type="float" office:value="848" table:style-name="ce1">
            <text:p>848</text:p>
          </table:table-cell>
          <table:table-cell office:value-type="float" office:value="-831.1" table:style-name="ce1">
            <text:p>-831,1</text:p>
          </table:table-cell>
          <table:table-cell office:value-type="float" office:value="544.6" table:style-name="ce1">
            <text:p>544,6</text:p>
          </table:table-cell>
          <table:table-cell office:value-type="float" office:value="651.9" table:style-name="ce1">
            <text:p>651,9</text:p>
          </table:table-cell>
          <table:table-cell office:value-type="float" office:value="-655.8" table:style-name="ce1">
            <text:p>-655,8</text:p>
          </table:table-cell>
          <table:table-cell office:value-type="float" office:value="406.7" table:style-name="ce1">
            <text:p>406,7</text:p>
          </table:table-cell>
          <table:table-cell office:value-type="float" office:value="73" table:style-name="ce1">
            <text:p>73</text:p>
          </table:table-cell>
          <table:table-cell office:value-type="float" office:value="-443.7" table:style-name="ce1">
            <text:p>-443,7</text:p>
          </table:table-cell>
          <table:table-cell office:value-type="float" office:value="-728.2" table:style-name="ce1">
            <text:p>-728,2</text:p>
          </table:table-cell>
          <table:table-cell office:value-type="float" office:value="820.9" table:style-name="ce1">
            <text:p>820,9</text:p>
          </table:table-cell>
          <table:table-cell office:value-type="float" office:value="363" table:style-name="ce1">
            <text:p>363</text:p>
          </table:table-cell>
          <table:table-cell office:value-type="float" office:value="585.6" table:style-name="ce1">
            <text:p>585,6</text:p>
          </table:table-cell>
          <table:table-cell office:value-type="float" office:value="253.6" table:style-name="ce1">
            <text:p>253,6</text:p>
          </table:table-cell>
          <table:table-cell office:value-type="float" office:value="482.5" table:style-name="ce1">
            <text:p>482,5</text:p>
          </table:table-cell>
          <table:table-cell office:value-type="float" office:value="261.3" table:style-name="ce1">
            <text:p>261,3</text:p>
          </table:table-cell>
          <table:table-cell office:value-type="float" office:value="-352.7" table:style-name="ce1">
            <text:p>-352,7</text:p>
          </table:table-cell>
          <table:table-cell office:value-type="float" office:value="-436.5" table:style-name="ce1">
            <text:p>-436,5</text:p>
          </table:table-cell>
          <table:table-cell office:value-type="float" office:value="942.8" table:style-name="ce1">
            <text:p>942,8</text:p>
          </table:table-cell>
          <table:table-cell office:value-type="float" office:value="-140" table:style-name="ce1">
            <text:p>-140</text:p>
          </table:table-cell>
          <table:table-cell office:value-type="float" office:value="17.7" table:style-name="ce1">
            <text:p>17,7</text:p>
          </table:table-cell>
          <table:table-cell table:number-columns-repeated="16344"/>
        </table:table-row>
        <table:table-row table:style-name="ro1">
          <table:table-cell office:value-type="float" office:value="-353.2" table:style-name="ce1">
            <text:p>-353,2</text:p>
          </table:table-cell>
          <table:table-cell office:value-type="float" office:value="733.4" table:style-name="ce1">
            <text:p>733,4</text:p>
          </table:table-cell>
          <table:table-cell office:value-type="float" office:value="-145.19999999999999" table:style-name="ce1">
            <text:p>-145,2</text:p>
          </table:table-cell>
          <table:table-cell office:value-type="float" office:value="-756.3" table:style-name="ce1">
            <text:p>-756,3</text:p>
          </table:table-cell>
          <table:table-cell office:value-type="float" office:value="888.7" table:style-name="ce1">
            <text:p>888,7</text:p>
          </table:table-cell>
          <table:table-cell office:value-type="float" office:value="-922.2" table:style-name="ce1">
            <text:p>-922,2</text:p>
          </table:table-cell>
          <table:table-cell office:value-type="float" office:value="-470.8" table:style-name="ce1">
            <text:p>-470,8</text:p>
          </table:table-cell>
          <table:table-cell office:value-type="float" office:value="-260.60000000000002" table:style-name="ce1">
            <text:p>-260,6</text:p>
          </table:table-cell>
          <table:table-cell office:value-type="float" office:value="-875.7" table:style-name="ce1">
            <text:p>-875,7</text:p>
          </table:table-cell>
          <table:table-cell office:value-type="float" office:value="704.6" table:style-name="ce1">
            <text:p>704,6</text:p>
          </table:table-cell>
          <table:table-cell office:value-type="float" office:value="998.8" table:style-name="ce1">
            <text:p>998,8</text:p>
          </table:table-cell>
          <table:table-cell office:value-type="float" office:value="-104.7" table:style-name="ce1">
            <text:p>-104,7</text:p>
          </table:table-cell>
          <table:table-cell office:value-type="float" office:value="-371.9" table:style-name="ce1">
            <text:p>-371,9</text:p>
          </table:table-cell>
          <table:table-cell office:value-type="float" office:value="-335.3" table:style-name="ce1">
            <text:p>-335,3</text:p>
          </table:table-cell>
          <table:table-cell office:value-type="float" office:value="-532.29999999999995" table:style-name="ce1">
            <text:p>-532,3</text:p>
          </table:table-cell>
          <table:table-cell office:value-type="float" office:value="812.3" table:style-name="ce1">
            <text:p>812,3</text:p>
          </table:table-cell>
          <table:table-cell office:value-type="float" office:value="-585.4" table:style-name="ce1">
            <text:p>-585,4</text:p>
          </table:table-cell>
          <table:table-cell office:value-type="float" office:value="66.2" table:style-name="ce1">
            <text:p>66,2</text:p>
          </table:table-cell>
          <table:table-cell office:value-type="float" office:value="-844.2" table:style-name="ce1">
            <text:p>-844,2</text:p>
          </table:table-cell>
          <table:table-cell office:value-type="float" office:value="863.3" table:style-name="ce1">
            <text:p>863,3</text:p>
          </table:table-cell>
          <table:table-cell office:value-type="float" office:value="536.6" table:style-name="ce1">
            <text:p>536,6</text:p>
          </table:table-cell>
          <table:table-cell office:value-type="float" office:value="705.9" table:style-name="ce1">
            <text:p>705,9</text:p>
          </table:table-cell>
          <table:table-cell office:value-type="float" office:value="923" table:style-name="ce1">
            <text:p>923</text:p>
          </table:table-cell>
          <table:table-cell office:value-type="float" office:value="874.4" table:style-name="ce1">
            <text:p>874,4</text:p>
          </table:table-cell>
          <table:table-cell office:value-type="float" office:value="-602.20000000000005" table:style-name="ce1">
            <text:p>-602,2</text:p>
          </table:table-cell>
          <table:table-cell office:value-type="float" office:value="424.1" table:style-name="ce1">
            <text:p>424,1</text:p>
          </table:table-cell>
          <table:table-cell office:value-type="float" office:value="982.4" table:style-name="ce1">
            <text:p>982,4</text:p>
          </table:table-cell>
          <table:table-cell office:value-type="float" office:value="-205.3" table:style-name="ce1">
            <text:p>-205,3</text:p>
          </table:table-cell>
          <table:table-cell office:value-type="float" office:value="-322.39999999999998" table:style-name="ce1">
            <text:p>-322,4</text:p>
          </table:table-cell>
          <table:table-cell office:value-type="float" office:value="-378.6" table:style-name="ce1">
            <text:p>-378,6</text:p>
          </table:table-cell>
          <table:table-cell office:value-type="float" office:value="54.9" table:style-name="ce1">
            <text:p>54,9</text:p>
          </table:table-cell>
          <table:table-cell office:value-type="float" office:value="149.9" table:style-name="ce1">
            <text:p>149,9</text:p>
          </table:table-cell>
          <table:table-cell office:value-type="float" office:value="229.7" table:style-name="ce1">
            <text:p>229,7</text:p>
          </table:table-cell>
          <table:table-cell office:value-type="float" office:value="342" table:style-name="ce1">
            <text:p>342</text:p>
          </table:table-cell>
          <table:table-cell office:value-type="float" office:value="-281.89999999999998" table:style-name="ce1">
            <text:p>-281,9</text:p>
          </table:table-cell>
          <table:table-cell office:value-type="float" office:value="-78.3" table:style-name="ce1">
            <text:p>-78,3</text:p>
          </table:table-cell>
          <table:table-cell office:value-type="float" office:value="534.9" table:style-name="ce1">
            <text:p>534,9</text:p>
          </table:table-cell>
          <table:table-cell office:value-type="float" office:value="636.6" table:style-name="ce1">
            <text:p>636,6</text:p>
          </table:table-cell>
          <table:table-cell office:value-type="float" office:value="574.4" table:style-name="ce1">
            <text:p>574,4</text:p>
          </table:table-cell>
          <table:table-cell office:value-type="float" office:value="578.79999999999995" table:style-name="ce1">
            <text:p>578,8</text:p>
          </table:table-cell>
          <table:table-cell table:number-columns-repeated="16344"/>
        </table:table-row>
        <table:table-row table:style-name="ro1">
          <table:table-cell office:value-type="float" office:value="656.5" table:style-name="ce1">
            <text:p>656,5</text:p>
          </table:table-cell>
          <table:table-cell office:value-type="float" office:value="408" table:style-name="ce1">
            <text:p>408</text:p>
          </table:table-cell>
          <table:table-cell office:value-type="float" office:value="-401.2" table:style-name="ce1">
            <text:p>-401,2</text:p>
          </table:table-cell>
          <table:table-cell office:value-type="float" office:value="560.6" table:style-name="ce1">
            <text:p>560,6</text:p>
          </table:table-cell>
          <table:table-cell office:value-type="float" office:value="-920" table:style-name="ce1">
            <text:p>-920</text:p>
          </table:table-cell>
          <table:table-cell office:value-type="float" office:value="-220.4" table:style-name="ce1">
            <text:p>-220,4</text:p>
          </table:table-cell>
          <table:table-cell office:value-type="float" office:value="-735" table:style-name="ce1">
            <text:p>-735</text:p>
          </table:table-cell>
          <table:table-cell office:value-type="float" office:value="112.1" table:style-name="ce1">
            <text:p>112,1</text:p>
          </table:table-cell>
          <table:table-cell office:value-type="float" office:value="760.4" table:style-name="ce1">
            <text:p>760,4</text:p>
          </table:table-cell>
          <table:table-cell office:value-type="float" office:value="581.9" table:style-name="ce1">
            <text:p>581,9</text:p>
          </table:table-cell>
          <table:table-cell office:value-type="float" office:value="-340.8" table:style-name="ce1">
            <text:p>-340,8</text:p>
          </table:table-cell>
          <table:table-cell office:value-type="float" office:value="922.1" table:style-name="ce1">
            <text:p>922,1</text:p>
          </table:table-cell>
          <table:table-cell office:value-type="float" office:value="-153.5" table:style-name="ce1">
            <text:p>-153,5</text:p>
          </table:table-cell>
          <table:table-cell office:value-type="float" office:value="282.7" table:style-name="ce1">
            <text:p>282,7</text:p>
          </table:table-cell>
          <table:table-cell office:value-type="float" office:value="162.1" table:style-name="ce1">
            <text:p>162,1</text:p>
          </table:table-cell>
          <table:table-cell office:value-type="float" office:value="898.8" table:style-name="ce1">
            <text:p>898,8</text:p>
          </table:table-cell>
          <table:table-cell office:value-type="float" office:value="527.1" table:style-name="ce1">
            <text:p>527,1</text:p>
          </table:table-cell>
          <table:table-cell office:value-type="float" office:value="-334.8" table:style-name="ce1">
            <text:p>-334,8</text:p>
          </table:table-cell>
          <table:table-cell office:value-type="float" office:value="-860.1" table:style-name="ce1">
            <text:p>-860,1</text:p>
          </table:table-cell>
          <table:table-cell office:value-type="float" office:value="691.5" table:style-name="ce1">
            <text:p>691,5</text:p>
          </table:table-cell>
          <table:table-cell office:value-type="float" office:value="-311.89999999999998" table:style-name="ce1">
            <text:p>-311,9</text:p>
          </table:table-cell>
          <table:table-cell office:value-type="float" office:value="160.4" table:style-name="ce1">
            <text:p>160,4</text:p>
          </table:table-cell>
          <table:table-cell office:value-type="float" office:value="25.3" table:style-name="ce1">
            <text:p>25,3</text:p>
          </table:table-cell>
          <table:table-cell office:value-type="float" office:value="873.3" table:style-name="ce1">
            <text:p>873,3</text:p>
          </table:table-cell>
          <table:table-cell office:value-type="float" office:value="182.4" table:style-name="ce1">
            <text:p>182,4</text:p>
          </table:table-cell>
          <table:table-cell office:value-type="float" office:value="-828.6" table:style-name="ce1">
            <text:p>-828,6</text:p>
          </table:table-cell>
          <table:table-cell office:value-type="float" office:value="495.1" table:style-name="ce1">
            <text:p>495,1</text:p>
          </table:table-cell>
          <table:table-cell office:value-type="float" office:value="960.2" table:style-name="ce1">
            <text:p>960,2</text:p>
          </table:table-cell>
          <table:table-cell office:value-type="float" office:value="389.5" table:style-name="ce1">
            <text:p>389,5</text:p>
          </table:table-cell>
          <table:table-cell office:value-type="float" office:value="-15.8" table:style-name="ce1">
            <text:p>-15,8</text:p>
          </table:table-cell>
          <table:table-cell office:value-type="float" office:value="-230.9" table:style-name="ce1">
            <text:p>-230,9</text:p>
          </table:table-cell>
          <table:table-cell office:value-type="float" office:value="148.4" table:style-name="ce1">
            <text:p>148,4</text:p>
          </table:table-cell>
          <table:table-cell office:value-type="float" office:value="-852.1" table:style-name="ce1">
            <text:p>-852,1</text:p>
          </table:table-cell>
          <table:table-cell office:value-type="float" office:value="652.70000000000005" table:style-name="ce1">
            <text:p>652,7</text:p>
          </table:table-cell>
          <table:table-cell office:value-type="float" office:value="679.2" table:style-name="ce1">
            <text:p>679,2</text:p>
          </table:table-cell>
          <table:table-cell office:value-type="float" office:value="-855" table:style-name="ce1">
            <text:p>-855</text:p>
          </table:table-cell>
          <table:table-cell office:value-type="float" office:value="299.10000000000002" table:style-name="ce1">
            <text:p>299,1</text:p>
          </table:table-cell>
          <table:table-cell office:value-type="float" office:value="-39.700000000000003" table:style-name="ce1">
            <text:p>-39,7</text:p>
          </table:table-cell>
          <table:table-cell office:value-type="float" office:value="-714.4" table:style-name="ce1">
            <text:p>-714,4</text:p>
          </table:table-cell>
          <table:table-cell office:value-type="float" office:value="-248.7" table:style-name="ce1">
            <text:p>-248,7</text:p>
          </table:table-cell>
          <table:table-cell table:number-columns-repeated="16344"/>
        </table:table-row>
        <table:table-row table:style-name="ro1">
          <table:table-cell office:value-type="float" office:value="-204.4" table:style-name="ce1">
            <text:p>-204,4</text:p>
          </table:table-cell>
          <table:table-cell office:value-type="float" office:value="-934.8" table:style-name="ce1">
            <text:p>-934,8</text:p>
          </table:table-cell>
          <table:table-cell office:value-type="float" office:value="-272.60000000000002" table:style-name="ce1">
            <text:p>-272,6</text:p>
          </table:table-cell>
          <table:table-cell office:value-type="float" office:value="-739" table:style-name="ce1">
            <text:p>-739</text:p>
          </table:table-cell>
          <table:table-cell office:value-type="float" office:value="777.5" table:style-name="ce1">
            <text:p>777,5</text:p>
          </table:table-cell>
          <table:table-cell office:value-type="float" office:value="977.1" table:style-name="ce1">
            <text:p>977,1</text:p>
          </table:table-cell>
          <table:table-cell office:value-type="float" office:value="945.7" table:style-name="ce1">
            <text:p>945,7</text:p>
          </table:table-cell>
          <table:table-cell office:value-type="float" office:value="469.1" table:style-name="ce1">
            <text:p>469,1</text:p>
          </table:table-cell>
          <table:table-cell office:value-type="float" office:value="187.8" table:style-name="ce1">
            <text:p>187,8</text:p>
          </table:table-cell>
          <table:table-cell office:value-type="float" office:value="577.4" table:style-name="ce1">
            <text:p>577,4</text:p>
          </table:table-cell>
          <table:table-cell office:value-type="float" office:value="-3.5" table:style-name="ce1">
            <text:p>-3,5</text:p>
          </table:table-cell>
          <table:table-cell office:value-type="float" office:value="523.1" table:style-name="ce1">
            <text:p>523,1</text:p>
          </table:table-cell>
          <table:table-cell office:value-type="float" office:value="56" table:style-name="ce1">
            <text:p>56</text:p>
          </table:table-cell>
          <table:table-cell office:value-type="float" office:value="304" table:style-name="ce1">
            <text:p>304</text:p>
          </table:table-cell>
          <table:table-cell office:value-type="float" office:value="529" table:style-name="ce1">
            <text:p>529</text:p>
          </table:table-cell>
          <table:table-cell office:value-type="float" office:value="946.2" table:style-name="ce1">
            <text:p>946,2</text:p>
          </table:table-cell>
          <table:table-cell office:value-type="float" office:value="-441.1" table:style-name="ce1">
            <text:p>-441,1</text:p>
          </table:table-cell>
          <table:table-cell office:value-type="float" office:value="390.3" table:style-name="ce1">
            <text:p>390,3</text:p>
          </table:table-cell>
          <table:table-cell office:value-type="float" office:value="-227.6" table:style-name="ce1">
            <text:p>-227,6</text:p>
          </table:table-cell>
          <table:table-cell office:value-type="float" office:value="-185.3" table:style-name="ce1">
            <text:p>-185,3</text:p>
          </table:table-cell>
          <table:table-cell office:value-type="float" office:value="995.6" table:style-name="ce1">
            <text:p>995,6</text:p>
          </table:table-cell>
          <table:table-cell office:value-type="float" office:value="535.70000000000005" table:style-name="ce1">
            <text:p>535,7</text:p>
          </table:table-cell>
          <table:table-cell office:value-type="float" office:value="-723.3" table:style-name="ce1">
            <text:p>-723,3</text:p>
          </table:table-cell>
          <table:table-cell office:value-type="float" office:value="313.5" table:style-name="ce1">
            <text:p>313,5</text:p>
          </table:table-cell>
          <table:table-cell office:value-type="float" office:value="558.4" table:style-name="ce1">
            <text:p>558,4</text:p>
          </table:table-cell>
          <table:table-cell office:value-type="float" office:value="655.29999999999995" table:style-name="ce1">
            <text:p>655,3</text:p>
          </table:table-cell>
          <table:table-cell office:value-type="float" office:value="472.2" table:style-name="ce1">
            <text:p>472,2</text:p>
          </table:table-cell>
          <table:table-cell office:value-type="float" office:value="393.8" table:style-name="ce1">
            <text:p>393,8</text:p>
          </table:table-cell>
          <table:table-cell office:value-type="float" office:value="-11.7" table:style-name="ce1">
            <text:p>-11,7</text:p>
          </table:table-cell>
          <table:table-cell office:value-type="float" office:value="840.4" table:style-name="ce1">
            <text:p>840,4</text:p>
          </table:table-cell>
          <table:table-cell office:value-type="float" office:value="912.3" table:style-name="ce1">
            <text:p>912,3</text:p>
          </table:table-cell>
          <table:table-cell office:value-type="float" office:value="-713.7" table:style-name="ce1">
            <text:p>-713,7</text:p>
          </table:table-cell>
          <table:table-cell office:value-type="float" office:value="498.4" table:style-name="ce1">
            <text:p>498,4</text:p>
          </table:table-cell>
          <table:table-cell office:value-type="float" office:value="-888" table:style-name="ce1">
            <text:p>-888</text:p>
          </table:table-cell>
          <table:table-cell office:value-type="float" office:value="-426.3" table:style-name="ce1">
            <text:p>-426,3</text:p>
          </table:table-cell>
          <table:table-cell office:value-type="float" office:value="261.5" table:style-name="ce1">
            <text:p>261,5</text:p>
          </table:table-cell>
          <table:table-cell office:value-type="float" office:value="460.9" table:style-name="ce1">
            <text:p>460,9</text:p>
          </table:table-cell>
          <table:table-cell office:value-type="float" office:value="-811" table:style-name="ce1">
            <text:p>-811</text:p>
          </table:table-cell>
          <table:table-cell office:value-type="float" office:value="-78.2" table:style-name="ce1">
            <text:p>-78,2</text:p>
          </table:table-cell>
          <table:table-cell office:value-type="float" office:value="-781.1" table:style-name="ce1">
            <text:p>-781,1</text:p>
          </table:table-cell>
          <table:table-cell table:number-columns-repeated="16344"/>
        </table:table-row>
        <table:table-row table:style-name="ro1">
          <table:table-cell office:value-type="float" office:value="357.2" table:style-name="ce1">
            <text:p>357,2</text:p>
          </table:table-cell>
          <table:table-cell office:value-type="float" office:value="-950.6" table:style-name="ce1">
            <text:p>-950,6</text:p>
          </table:table-cell>
          <table:table-cell office:value-type="float" office:value="239.4" table:style-name="ce1">
            <text:p>239,4</text:p>
          </table:table-cell>
          <table:table-cell office:value-type="float" office:value="301.7" table:style-name="ce1">
            <text:p>301,7</text:p>
          </table:table-cell>
          <table:table-cell office:value-type="float" office:value="-153.5" table:style-name="ce1">
            <text:p>-153,5</text:p>
          </table:table-cell>
          <table:table-cell office:value-type="float" office:value="-965.2" table:style-name="ce1">
            <text:p>-965,2</text:p>
          </table:table-cell>
          <table:table-cell office:value-type="float" office:value="-993.7" table:style-name="ce1">
            <text:p>-993,7</text:p>
          </table:table-cell>
          <table:table-cell office:value-type="float" office:value="-531.5" table:style-name="ce1">
            <text:p>-531,5</text:p>
          </table:table-cell>
          <table:table-cell office:value-type="float" office:value="-594" table:style-name="ce1">
            <text:p>-594</text:p>
          </table:table-cell>
          <table:table-cell office:value-type="float" office:value="-93.4" table:style-name="ce1">
            <text:p>-93,4</text:p>
          </table:table-cell>
          <table:table-cell office:value-type="float" office:value="348.4" table:style-name="ce1">
            <text:p>348,4</text:p>
          </table:table-cell>
          <table:table-cell office:value-type="float" office:value="939.4" table:style-name="ce1">
            <text:p>939,4</text:p>
          </table:table-cell>
          <table:table-cell office:value-type="float" office:value="478.9" table:style-name="ce1">
            <text:p>478,9</text:p>
          </table:table-cell>
          <table:table-cell office:value-type="float" office:value="-276.10000000000002" table:style-name="ce1">
            <text:p>-276,1</text:p>
          </table:table-cell>
          <table:table-cell office:value-type="float" office:value="609.70000000000005" table:style-name="ce1">
            <text:p>609,7</text:p>
          </table:table-cell>
          <table:table-cell office:value-type="float" office:value="7.3" table:style-name="ce1">
            <text:p>7,3</text:p>
          </table:table-cell>
          <table:table-cell office:value-type="float" office:value="113.5" table:style-name="ce1">
            <text:p>113,5</text:p>
          </table:table-cell>
          <table:table-cell office:value-type="float" office:value="479.6" table:style-name="ce1">
            <text:p>479,6</text:p>
          </table:table-cell>
          <table:table-cell office:value-type="float" office:value="421.9" table:style-name="ce1">
            <text:p>421,9</text:p>
          </table:table-cell>
          <table:table-cell office:value-type="float" office:value="-313.89999999999998" table:style-name="ce1">
            <text:p>-313,9</text:p>
          </table:table-cell>
          <table:table-cell office:value-type="float" office:value="687.8" table:style-name="ce1">
            <text:p>687,8</text:p>
          </table:table-cell>
          <table:table-cell office:value-type="float" office:value="-914" table:style-name="ce1">
            <text:p>-914</text:p>
          </table:table-cell>
          <table:table-cell office:value-type="float" office:value="360.3" table:style-name="ce1">
            <text:p>360,3</text:p>
          </table:table-cell>
          <table:table-cell office:value-type="float" office:value="368.8" table:style-name="ce1">
            <text:p>368,8</text:p>
          </table:table-cell>
          <table:table-cell office:value-type="float" office:value="566.5" table:style-name="ce1">
            <text:p>566,5</text:p>
          </table:table-cell>
          <table:table-cell office:value-type="float" office:value="505.7" table:style-name="ce1">
            <text:p>505,7</text:p>
          </table:table-cell>
          <table:table-cell office:value-type="float" office:value="-92.9" table:style-name="ce1">
            <text:p>-92,9</text:p>
          </table:table-cell>
          <table:table-cell office:value-type="float" office:value="534.4" table:style-name="ce1">
            <text:p>534,4</text:p>
          </table:table-cell>
          <table:table-cell office:value-type="float" office:value="157" table:style-name="ce1">
            <text:p>157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534.20000000000005" table:style-name="ce1">
            <text:p>534,2</text:p>
          </table:table-cell>
          <table:table-cell office:value-type="float" office:value="-29.7" table:style-name="ce1">
            <text:p>-29,7</text:p>
          </table:table-cell>
          <table:table-cell office:value-type="float" office:value="499.2" table:style-name="ce1">
            <text:p>499,2</text:p>
          </table:table-cell>
          <table:table-cell office:value-type="float" office:value="-532.29999999999995" table:style-name="ce1">
            <text:p>-532,3</text:p>
          </table:table-cell>
          <table:table-cell office:value-type="float" office:value="-42.4" table:style-name="ce1">
            <text:p>-42,4</text:p>
          </table:table-cell>
          <table:table-cell office:value-type="float" office:value="-800" table:style-name="ce1">
            <text:p>-800</text:p>
          </table:table-cell>
          <table:table-cell office:value-type="float" office:value="-415.2" table:style-name="ce1">
            <text:p>-415,2</text:p>
          </table:table-cell>
          <table:table-cell office:value-type="float" office:value="451.7" table:style-name="ce1">
            <text:p>451,7</text:p>
          </table:table-cell>
          <table:table-cell office:value-type="float" office:value="-448.4" table:style-name="ce1">
            <text:p>-448,4</text:p>
          </table:table-cell>
          <table:table-cell office:value-type="float" office:value="-44.4" table:style-name="ce1">
            <text:p>-44,4</text:p>
          </table:table-cell>
          <table:table-cell table:number-columns-repeated="16344"/>
        </table:table-row>
        <table:table-row table:style-name="ro1">
          <table:table-cell office:value-type="float" office:value="578.9" table:style-name="ce1">
            <text:p>578,9</text:p>
          </table:table-cell>
          <table:table-cell office:value-type="float" office:value="780.2" table:style-name="ce1">
            <text:p>780,2</text:p>
          </table:table-cell>
          <table:table-cell office:value-type="float" office:value="301.39999999999998" table:style-name="ce1">
            <text:p>301,4</text:p>
          </table:table-cell>
          <table:table-cell office:value-type="float" office:value="-314.39999999999998" table:style-name="ce1">
            <text:p>-314,4</text:p>
          </table:table-cell>
          <table:table-cell office:value-type="float" office:value="114.5" table:style-name="ce1">
            <text:p>114,5</text:p>
          </table:table-cell>
          <table:table-cell office:value-type="float" office:value="-49.9" table:style-name="ce1">
            <text:p>-49,9</text:p>
          </table:table-cell>
          <table:table-cell office:value-type="float" office:value="668" table:style-name="ce1">
            <text:p>668</text:p>
          </table:table-cell>
          <table:table-cell office:value-type="float" office:value="-937" table:style-name="ce1">
            <text:p>-937</text:p>
          </table:table-cell>
          <table:table-cell office:value-type="float" office:value="957.1" table:style-name="ce1">
            <text:p>957,1</text:p>
          </table:table-cell>
          <table:table-cell office:value-type="float" office:value="670.3" table:style-name="ce1">
            <text:p>670,3</text:p>
          </table:table-cell>
          <table:table-cell office:value-type="float" office:value="188.3" table:style-name="ce1">
            <text:p>188,3</text:p>
          </table:table-cell>
          <table:table-cell office:value-type="float" office:value="-402.8" table:style-name="ce1">
            <text:p>-402,8</text:p>
          </table:table-cell>
          <table:table-cell office:value-type="float" office:value="-419.1" table:style-name="ce1">
            <text:p>-419,1</text:p>
          </table:table-cell>
          <table:table-cell office:value-type="float" office:value="-51.5" table:style-name="ce1">
            <text:p>-51,5</text:p>
          </table:table-cell>
          <table:table-cell office:value-type="float" office:value="-310.7" table:style-name="ce1">
            <text:p>-310,7</text:p>
          </table:table-cell>
          <table:table-cell office:value-type="float" office:value="-6.4" table:style-name="ce1">
            <text:p>-6,4</text:p>
          </table:table-cell>
          <table:table-cell office:value-type="float" office:value="752.3" table:style-name="ce1">
            <text:p>752,3</text:p>
          </table:table-cell>
          <table:table-cell office:value-type="float" office:value="916.6" table:style-name="ce1">
            <text:p>916,6</text:p>
          </table:table-cell>
          <table:table-cell office:value-type="float" office:value="57.8" table:style-name="ce1">
            <text:p>57,8</text:p>
          </table:table-cell>
          <table:table-cell office:value-type="float" office:value="-613" table:style-name="ce1">
            <text:p>-613</text:p>
          </table:table-cell>
          <table:table-cell office:value-type="float" office:value="-613.4" table:style-name="ce1">
            <text:p>-613,4</text:p>
          </table:table-cell>
          <table:table-cell office:value-type="float" office:value="888.1" table:style-name="ce1">
            <text:p>888,1</text:p>
          </table:table-cell>
          <table:table-cell office:value-type="float" office:value="-810" table:style-name="ce1">
            <text:p>-810</text:p>
          </table:table-cell>
          <table:table-cell office:value-type="float" office:value="-0.4" table:style-name="ce1">
            <text:p>-0,4</text:p>
          </table:table-cell>
          <table:table-cell office:value-type="float" office:value="-205" table:style-name="ce1">
            <text:p>-205</text:p>
          </table:table-cell>
          <table:table-cell office:value-type="float" office:value="418.1" table:style-name="ce1">
            <text:p>418,1</text:p>
          </table:table-cell>
          <table:table-cell office:value-type="float" office:value="-748.6" table:style-name="ce1">
            <text:p>-748,6</text:p>
          </table:table-cell>
          <table:table-cell office:value-type="float" office:value="-397.2" table:style-name="ce1">
            <text:p>-397,2</text:p>
          </table:table-cell>
          <table:table-cell office:value-type="float" office:value="-105.9" table:style-name="ce1">
            <text:p>-105,9</text:p>
          </table:table-cell>
          <table:table-cell office:value-type="float" office:value="-80.3" table:style-name="ce1">
            <text:p>-80,3</text:p>
          </table:table-cell>
          <table:table-cell office:value-type="float" office:value="-67.900000000000006" table:style-name="ce1">
            <text:p>-67,9</text:p>
          </table:table-cell>
          <table:table-cell office:value-type="float" office:value="663.6" table:style-name="ce1">
            <text:p>663,6</text:p>
          </table:table-cell>
          <table:table-cell office:value-type="float" office:value="-555" table:style-name="ce1">
            <text:p>-555</text:p>
          </table:table-cell>
          <table:table-cell office:value-type="float" office:value="920.1" table:style-name="ce1">
            <text:p>920,1</text:p>
          </table:table-cell>
          <table:table-cell office:value-type="float" office:value="325.7" table:style-name="ce1">
            <text:p>325,7</text:p>
          </table:table-cell>
          <table:table-cell office:value-type="float" office:value="18.7" table:style-name="ce1">
            <text:p>18,7</text:p>
          </table:table-cell>
          <table:table-cell office:value-type="float" office:value="452.9" table:style-name="ce1">
            <text:p>452,9</text:p>
          </table:table-cell>
          <table:table-cell office:value-type="float" office:value="983" table:style-name="ce1">
            <text:p>983</text:p>
          </table:table-cell>
          <table:table-cell office:value-type="float" office:value="-7" table:style-name="ce1">
            <text:p>-7</text:p>
          </table:table-cell>
          <table:table-cell office:value-type="float" office:value="-538" table:style-name="ce1">
            <text:p>-538</text:p>
          </table:table-cell>
          <table:table-cell table:number-columns-repeated="16344"/>
        </table:table-row>
        <table:table-row table:style-name="ro1">
          <table:table-cell office:value-type="float" office:value="309.89999999999998" table:style-name="ce1">
            <text:p>309,9</text:p>
          </table:table-cell>
          <table:table-cell office:value-type="float" office:value="-566" table:style-name="ce1">
            <text:p>-566</text:p>
          </table:table-cell>
          <table:table-cell office:value-type="float" office:value="-27.9" table:style-name="ce1">
            <text:p>-27,9</text:p>
          </table:table-cell>
          <table:table-cell office:value-type="float" office:value="144.5" table:style-name="ce1">
            <text:p>144,5</text:p>
          </table:table-cell>
          <table:table-cell office:value-type="float" office:value="-674.6" table:style-name="ce1">
            <text:p>-674,6</text:p>
          </table:table-cell>
          <table:table-cell office:value-type="float" office:value="-391.1" table:style-name="ce1">
            <text:p>-391,1</text:p>
          </table:table-cell>
          <table:table-cell office:value-type="float" office:value="-826.2" table:style-name="ce1">
            <text:p>-826,2</text:p>
          </table:table-cell>
          <table:table-cell office:value-type="float" office:value="685.4" table:style-name="ce1">
            <text:p>685,4</text:p>
          </table:table-cell>
          <table:table-cell office:value-type="float" office:value="-110.1" table:style-name="ce1">
            <text:p>-110,1</text:p>
          </table:table-cell>
          <table:table-cell office:value-type="float" office:value="-381.6" table:style-name="ce1">
            <text:p>-381,6</text:p>
          </table:table-cell>
          <table:table-cell office:value-type="float" office:value="737.1" table:style-name="ce1">
            <text:p>737,1</text:p>
          </table:table-cell>
          <table:table-cell office:value-type="float" office:value="-705.1" table:style-name="ce1">
            <text:p>-705,1</text:p>
          </table:table-cell>
          <table:table-cell office:value-type="float" office:value="480.7" table:style-name="ce1">
            <text:p>480,7</text:p>
          </table:table-cell>
          <table:table-cell office:value-type="float" office:value="956" table:style-name="ce1">
            <text:p>956</text:p>
          </table:table-cell>
          <table:table-cell office:value-type="float" office:value="800.8" table:style-name="ce1">
            <text:p>800,8</text:p>
          </table:table-cell>
          <table:table-cell office:value-type="float" office:value="-29" table:style-name="ce1">
            <text:p>-29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-441.2" table:style-name="ce1">
            <text:p>-441,2</text:p>
          </table:table-cell>
          <table:table-cell office:value-type="float" office:value="222.5" table:style-name="ce1">
            <text:p>222,5</text:p>
          </table:table-cell>
          <table:table-cell office:value-type="float" office:value="541.6" table:style-name="ce1">
            <text:p>541,6</text:p>
          </table:table-cell>
          <table:table-cell office:value-type="float" office:value="41.9" table:style-name="ce1">
            <text:p>41,9</text:p>
          </table:table-cell>
          <table:table-cell office:value-type="float" office:value="-797" table:style-name="ce1">
            <text:p>-797</text:p>
          </table:table-cell>
          <table:table-cell office:value-type="float" office:value="859.7" table:style-name="ce1">
            <text:p>859,7</text:p>
          </table:table-cell>
          <table:table-cell office:value-type="float" office:value="629.70000000000005" table:style-name="ce1">
            <text:p>629,7</text:p>
          </table:table-cell>
          <table:table-cell office:value-type="float" office:value="99.8" table:style-name="ce1">
            <text:p>99,8</text:p>
          </table:table-cell>
          <table:table-cell office:value-type="float" office:value="869.2" table:style-name="ce1">
            <text:p>869,2</text:p>
          </table:table-cell>
          <table:table-cell office:value-type="float" office:value="-902.3" table:style-name="ce1">
            <text:p>-902,3</text:p>
          </table:table-cell>
          <table:table-cell office:value-type="float" office:value="-917.9" table:style-name="ce1">
            <text:p>-917,9</text:p>
          </table:table-cell>
          <table:table-cell office:value-type="float" office:value="-168.1" table:style-name="ce1">
            <text:p>-168,1</text:p>
          </table:table-cell>
          <table:table-cell office:value-type="float" office:value="958" table:style-name="ce1">
            <text:p>958</text:p>
          </table:table-cell>
          <table:table-cell office:value-type="float" office:value="701.7" table:style-name="ce1">
            <text:p>701,7</text:p>
          </table:table-cell>
          <table:table-cell office:value-type="float" office:value="-232.4" table:style-name="ce1">
            <text:p>-232,4</text:p>
          </table:table-cell>
          <table:table-cell office:value-type="float" office:value="143.5" table:style-name="ce1">
            <text:p>143,5</text:p>
          </table:table-cell>
          <table:table-cell office:value-type="float" office:value="727.6" table:style-name="ce1">
            <text:p>727,6</text:p>
          </table:table-cell>
          <table:table-cell office:value-type="float" office:value="929.5" table:style-name="ce1">
            <text:p>929,5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891.1" table:style-name="ce1">
            <text:p>891,1</text:p>
          </table:table-cell>
          <table:table-cell office:value-type="float" office:value="-183.3" table:style-name="ce1">
            <text:p>-183,3</text:p>
          </table:table-cell>
          <table:table-cell office:value-type="float" office:value="-299.60000000000002" table:style-name="ce1">
            <text:p>-299,6</text:p>
          </table:table-cell>
          <table:table-cell office:value-type="float" office:value="-555.5" table:style-name="ce1">
            <text:p>-555,5</text:p>
          </table:table-cell>
          <table:table-cell table:number-columns-repeated="16344"/>
        </table:table-row>
        <table:table-row table:style-name="ro1">
          <table:table-cell office:value-type="float" office:value="-526.79999999999995" table:style-name="ce1">
            <text:p>-526,8</text:p>
          </table:table-cell>
          <table:table-cell office:value-type="float" office:value="-407.6" table:style-name="ce1">
            <text:p>-407,6</text:p>
          </table:table-cell>
          <table:table-cell office:value-type="float" office:value="-340.3" table:style-name="ce1">
            <text:p>-340,3</text:p>
          </table:table-cell>
          <table:table-cell office:value-type="float" office:value="-23" table:style-name="ce1">
            <text:p>-23</text:p>
          </table:table-cell>
          <table:table-cell office:value-type="float" office:value="-213.8" table:style-name="ce1">
            <text:p>-213,8</text:p>
          </table:table-cell>
          <table:table-cell office:value-type="float" office:value="137.5" table:style-name="ce1">
            <text:p>137,5</text:p>
          </table:table-cell>
          <table:table-cell office:value-type="float" office:value="-588" table:style-name="ce1">
            <text:p>-588</text:p>
          </table:table-cell>
          <table:table-cell office:value-type="float" office:value="-121.5" table:style-name="ce1">
            <text:p>-121,5</text:p>
          </table:table-cell>
          <table:table-cell office:value-type="float" office:value="458.8" table:style-name="ce1">
            <text:p>458,8</text:p>
          </table:table-cell>
          <table:table-cell office:value-type="float" office:value="248.7" table:style-name="ce1">
            <text:p>248,7</text:p>
          </table:table-cell>
          <table:table-cell office:value-type="float" office:value="761.8" table:style-name="ce1">
            <text:p>761,8</text:p>
          </table:table-cell>
          <table:table-cell office:value-type="float" office:value="-87.3" table:style-name="ce1">
            <text:p>-87,3</text:p>
          </table:table-cell>
          <table:table-cell office:value-type="float" office:value="-270.7" table:style-name="ce1">
            <text:p>-270,7</text:p>
          </table:table-cell>
          <table:table-cell office:value-type="float" office:value="27.1" table:style-name="ce1">
            <text:p>27,1</text:p>
          </table:table-cell>
          <table:table-cell office:value-type="float" office:value="-268.60000000000002" table:style-name="ce1">
            <text:p>-268,6</text:p>
          </table:table-cell>
          <table:table-cell office:value-type="float" office:value="481.7" table:style-name="ce1">
            <text:p>481,7</text:p>
          </table:table-cell>
          <table:table-cell office:value-type="float" office:value="-659" table:style-name="ce1">
            <text:p>-659</text:p>
          </table:table-cell>
          <table:table-cell office:value-type="float" office:value="-978.5" table:style-name="ce1">
            <text:p>-978,5</text:p>
          </table:table-cell>
          <table:table-cell office:value-type="float" office:value="-239.3" table:style-name="ce1">
            <text:p>-239,3</text:p>
          </table:table-cell>
          <table:table-cell office:value-type="float" office:value="-365.8" table:style-name="ce1">
            <text:p>-365,8</text:p>
          </table:table-cell>
          <table:table-cell office:value-type="float" office:value="-818.3" table:style-name="ce1">
            <text:p>-818,3</text:p>
          </table:table-cell>
          <table:table-cell office:value-type="float" office:value="-984.9" table:style-name="ce1">
            <text:p>-984,9</text:p>
          </table:table-cell>
          <table:table-cell office:value-type="float" office:value="-686" table:style-name="ce1">
            <text:p>-686</text:p>
          </table:table-cell>
          <table:table-cell office:value-type="float" office:value="887.3" table:style-name="ce1">
            <text:p>887,3</text:p>
          </table:table-cell>
          <table:table-cell office:value-type="float" office:value="-601.29999999999995" table:style-name="ce1">
            <text:p>-601,3</text:p>
          </table:table-cell>
          <table:table-cell office:value-type="float" office:value="-431.3" table:style-name="ce1">
            <text:p>-431,3</text:p>
          </table:table-cell>
          <table:table-cell office:value-type="float" office:value="645" table:style-name="ce1">
            <text:p>645</text:p>
          </table:table-cell>
          <table:table-cell office:value-type="float" office:value="98.6" table:style-name="ce1">
            <text:p>98,6</text:p>
          </table:table-cell>
          <table:table-cell office:value-type="float" office:value="-958.6" table:style-name="ce1">
            <text:p>-958,6</text:p>
          </table:table-cell>
          <table:table-cell office:value-type="float" office:value="847.2" table:style-name="ce1">
            <text:p>847,2</text:p>
          </table:table-cell>
          <table:table-cell office:value-type="float" office:value="-197.3" table:style-name="ce1">
            <text:p>-197,3</text:p>
          </table:table-cell>
          <table:table-cell office:value-type="float" office:value="-384.7" table:style-name="ce1">
            <text:p>-384,7</text:p>
          </table:table-cell>
          <table:table-cell office:value-type="float" office:value="579.79999999999995" table:style-name="ce1">
            <text:p>579,8</text:p>
          </table:table-cell>
          <table:table-cell office:value-type="float" office:value="-575.20000000000005" table:style-name="ce1">
            <text:p>-575,2</text:p>
          </table:table-cell>
          <table:table-cell office:value-type="float" office:value="676.4" table:style-name="ce1">
            <text:p>676,4</text:p>
          </table:table-cell>
          <table:table-cell office:value-type="float" office:value="613.1" table:style-name="ce1">
            <text:p>613,1</text:p>
          </table:table-cell>
          <table:table-cell office:value-type="float" office:value="-946" table:style-name="ce1">
            <text:p>-946</text:p>
          </table:table-cell>
          <table:table-cell office:value-type="float" office:value="924.5" table:style-name="ce1">
            <text:p>924,5</text:p>
          </table:table-cell>
          <table:table-cell office:value-type="float" office:value="-213.2" table:style-name="ce1">
            <text:p>-213,2</text:p>
          </table:table-cell>
          <table:table-cell office:value-type="float" office:value="-518" table:style-name="ce1">
            <text:p>-518</text:p>
          </table:table-cell>
          <table:table-cell table:number-columns-repeated="16344"/>
        </table:table-row>
        <table:table-row table:style-name="ro1">
          <table:table-cell office:value-type="float" office:value="-265.7" table:style-name="ce1">
            <text:p>-265,7</text:p>
          </table:table-cell>
          <table:table-cell office:value-type="float" office:value="85.5" table:style-name="ce1">
            <text:p>85,5</text:p>
          </table:table-cell>
          <table:table-cell office:value-type="float" office:value="-167.3" table:style-name="ce1">
            <text:p>-167,3</text:p>
          </table:table-cell>
          <table:table-cell office:value-type="float" office:value="26.7" table:style-name="ce1">
            <text:p>26,7</text:p>
          </table:table-cell>
          <table:table-cell office:value-type="float" office:value="-265.3" table:style-name="ce1">
            <text:p>-265,3</text:p>
          </table:table-cell>
          <table:table-cell office:value-type="float" office:value="997.1" table:style-name="ce1">
            <text:p>997,1</text:p>
          </table:table-cell>
          <table:table-cell office:value-type="float" office:value="-921.2" table:style-name="ce1">
            <text:p>-921,2</text:p>
          </table:table-cell>
          <table:table-cell office:value-type="float" office:value="-199.8" table:style-name="ce1">
            <text:p>-199,8</text:p>
          </table:table-cell>
          <table:table-cell office:value-type="float" office:value="-624.4" table:style-name="ce1">
            <text:p>-624,4</text:p>
          </table:table-cell>
          <table:table-cell office:value-type="float" office:value="-604.6" table:style-name="ce1">
            <text:p>-604,6</text:p>
          </table:table-cell>
          <table:table-cell office:value-type="float" office:value="434.1" table:style-name="ce1">
            <text:p>434,1</text:p>
          </table:table-cell>
          <table:table-cell office:value-type="float" office:value="-1" table:style-name="ce1">
            <text:p>-1</text:p>
          </table:table-cell>
          <table:table-cell office:value-type="float" office:value="477.1" table:style-name="ce1">
            <text:p>477,1</text:p>
          </table:table-cell>
          <table:table-cell office:value-type="float" office:value="267.8" table:style-name="ce1">
            <text:p>267,8</text:p>
          </table:table-cell>
          <table:table-cell office:value-type="float" office:value="69" table:style-name="ce1">
            <text:p>69</text:p>
          </table:table-cell>
          <table:table-cell office:value-type="float" office:value="796.1" table:style-name="ce1">
            <text:p>796,1</text:p>
          </table:table-cell>
          <table:table-cell office:value-type="float" office:value="-803.9" table:style-name="ce1">
            <text:p>-803,9</text:p>
          </table:table-cell>
          <table:table-cell office:value-type="float" office:value="116.1" table:style-name="ce1">
            <text:p>116,1</text:p>
          </table:table-cell>
          <table:table-cell office:value-type="float" office:value="-38.1" table:style-name="ce1">
            <text:p>-38,1</text:p>
          </table:table-cell>
          <table:table-cell office:value-type="float" office:value="-492.1" table:style-name="ce1">
            <text:p>-492,1</text:p>
          </table:table-cell>
          <table:table-cell office:value-type="float" office:value="-39.1" table:style-name="ce1">
            <text:p>-39,1</text:p>
          </table:table-cell>
          <table:table-cell office:value-type="float" office:value="479.1" table:style-name="ce1">
            <text:p>479,1</text:p>
          </table:table-cell>
          <table:table-cell office:value-type="float" office:value="164.7" table:style-name="ce1">
            <text:p>164,7</text:p>
          </table:table-cell>
          <table:table-cell office:value-type="float" office:value="-830.1" table:style-name="ce1">
            <text:p>-830,1</text:p>
          </table:table-cell>
          <table:table-cell office:value-type="float" office:value="210.2" table:style-name="ce1">
            <text:p>210,2</text:p>
          </table:table-cell>
          <table:table-cell office:value-type="float" office:value="429" table:style-name="ce1">
            <text:p>429</text:p>
          </table:table-cell>
          <table:table-cell office:value-type="float" office:value="-896.5" table:style-name="ce1">
            <text:p>-896,5</text:p>
          </table:table-cell>
          <table:table-cell office:value-type="float" office:value="-39" table:style-name="ce1">
            <text:p>-39</text:p>
          </table:table-cell>
          <table:table-cell office:value-type="float" office:value="797" table:style-name="ce1">
            <text:p>797</text:p>
          </table:table-cell>
          <table:table-cell office:value-type="float" office:value="895.2" table:style-name="ce1">
            <text:p>895,2</text:p>
          </table:table-cell>
          <table:table-cell office:value-type="float" office:value="397.6" table:style-name="ce1">
            <text:p>397,6</text:p>
          </table:table-cell>
          <table:table-cell office:value-type="float" office:value="-319.39999999999998" table:style-name="ce1">
            <text:p>-319,4</text:p>
          </table:table-cell>
          <table:table-cell office:value-type="float" office:value="-616.5" table:style-name="ce1">
            <text:p>-616,5</text:p>
          </table:table-cell>
          <table:table-cell office:value-type="float" office:value="228.5" table:style-name="ce1">
            <text:p>228,5</text:p>
          </table:table-cell>
          <table:table-cell office:value-type="float" office:value="-399.2" table:style-name="ce1">
            <text:p>-399,2</text:p>
          </table:table-cell>
          <table:table-cell office:value-type="float" office:value="165.8" table:style-name="ce1">
            <text:p>165,8</text:p>
          </table:table-cell>
          <table:table-cell office:value-type="float" office:value="-679.4" table:style-name="ce1">
            <text:p>-679,4</text:p>
          </table:table-cell>
          <table:table-cell office:value-type="float" office:value="-314.2" table:style-name="ce1">
            <text:p>-314,2</text:p>
          </table:table-cell>
          <table:table-cell office:value-type="float" office:value="-82.9" table:style-name="ce1">
            <text:p>-82,9</text:p>
          </table:table-cell>
          <table:table-cell office:value-type="float" office:value="783.1" table:style-name="ce1">
            <text:p>783,1</text:p>
          </table:table-cell>
          <table:table-cell table:number-columns-repeated="16344"/>
        </table:table-row>
        <table:table-row table:style-name="ro1">
          <table:table-cell office:value-type="float" office:value="515.29999999999995" table:style-name="ce1">
            <text:p>515,3</text:p>
          </table:table-cell>
          <table:table-cell office:value-type="float" office:value="-786.1" table:style-name="ce1">
            <text:p>-786,1</text:p>
          </table:table-cell>
          <table:table-cell office:value-type="float" office:value="-224.7" table:style-name="ce1">
            <text:p>-224,7</text:p>
          </table:table-cell>
          <table:table-cell office:value-type="float" office:value="642.5" table:style-name="ce1">
            <text:p>642,5</text:p>
          </table:table-cell>
          <table:table-cell office:value-type="float" office:value="846.8" table:style-name="ce1">
            <text:p>846,8</text:p>
          </table:table-cell>
          <table:table-cell office:value-type="float" office:value="638.70000000000005" table:style-name="ce1">
            <text:p>638,7</text:p>
          </table:table-cell>
          <table:table-cell office:value-type="float" office:value="-827.6" table:style-name="ce1">
            <text:p>-827,6</text:p>
          </table:table-cell>
          <table:table-cell office:value-type="float" office:value="430.2" table:style-name="ce1">
            <text:p>430,2</text:p>
          </table:table-cell>
          <table:table-cell office:value-type="float" office:value="-854.5" table:style-name="ce1">
            <text:p>-854,5</text:p>
          </table:table-cell>
          <table:table-cell office:value-type="float" office:value="513" table:style-name="ce1">
            <text:p>513</text:p>
          </table:table-cell>
          <table:table-cell office:value-type="float" office:value="-184.8" table:style-name="ce1">
            <text:p>-184,8</text:p>
          </table:table-cell>
          <table:table-cell office:value-type="float" office:value="809.1" table:style-name="ce1">
            <text:p>809,1</text:p>
          </table:table-cell>
          <table:table-cell office:value-type="float" office:value="257.89999999999998" table:style-name="ce1">
            <text:p>257,9</text:p>
          </table:table-cell>
          <table:table-cell office:value-type="float" office:value="632.6" table:style-name="ce1">
            <text:p>632,6</text:p>
          </table:table-cell>
          <table:table-cell office:value-type="float" office:value="-616.5" table:style-name="ce1">
            <text:p>-616,5</text:p>
          </table:table-cell>
          <table:table-cell office:value-type="float" office:value="568.70000000000005" table:style-name="ce1">
            <text:p>568,7</text:p>
          </table:table-cell>
          <table:table-cell office:value-type="float" office:value="-808.9" table:style-name="ce1">
            <text:p>-808,9</text:p>
          </table:table-cell>
          <table:table-cell office:value-type="float" office:value="-908.4" table:style-name="ce1">
            <text:p>-908,4</text:p>
          </table:table-cell>
          <table:table-cell office:value-type="float" office:value="-998.1" table:style-name="ce1">
            <text:p>-998,1</text:p>
          </table:table-cell>
          <table:table-cell office:value-type="float" office:value="-311" table:style-name="ce1">
            <text:p>-311</text:p>
          </table:table-cell>
          <table:table-cell office:value-type="float" office:value="138.69999999999999" table:style-name="ce1">
            <text:p>138,7</text:p>
          </table:table-cell>
          <table:table-cell office:value-type="float" office:value="-503.7" table:style-name="ce1">
            <text:p>-503,7</text:p>
          </table:table-cell>
          <table:table-cell office:value-type="float" office:value="-949.1" table:style-name="ce1">
            <text:p>-949,1</text:p>
          </table:table-cell>
          <table:table-cell office:value-type="float" office:value="746.8" table:style-name="ce1">
            <text:p>746,8</text:p>
          </table:table-cell>
          <table:table-cell office:value-type="float" office:value="25" table:style-name="ce1">
            <text:p>25</text:p>
          </table:table-cell>
          <table:table-cell office:value-type="float" office:value="-596.20000000000005" table:style-name="ce1">
            <text:p>-596,2</text:p>
          </table:table-cell>
          <table:table-cell office:value-type="float" office:value="-756" table:style-name="ce1">
            <text:p>-756</text:p>
          </table:table-cell>
          <table:table-cell office:value-type="float" office:value="-286.60000000000002" table:style-name="ce1">
            <text:p>-286,6</text:p>
          </table:table-cell>
          <table:table-cell office:value-type="float" office:value="-489.3" table:style-name="ce1">
            <text:p>-489,3</text:p>
          </table:table-cell>
          <table:table-cell office:value-type="float" office:value="366.3" table:style-name="ce1">
            <text:p>366,3</text:p>
          </table:table-cell>
          <table:table-cell office:value-type="float" office:value="701.4" table:style-name="ce1">
            <text:p>701,4</text:p>
          </table:table-cell>
          <table:table-cell office:value-type="float" office:value="-901.2" table:style-name="ce1">
            <text:p>-901,2</text:p>
          </table:table-cell>
          <table:table-cell office:value-type="float" office:value="11.4" table:style-name="ce1">
            <text:p>11,4</text:p>
          </table:table-cell>
          <table:table-cell office:value-type="float" office:value="128.9" table:style-name="ce1">
            <text:p>128,9</text:p>
          </table:table-cell>
          <table:table-cell office:value-type="float" office:value="-566.6" table:style-name="ce1">
            <text:p>-566,6</text:p>
          </table:table-cell>
          <table:table-cell office:value-type="float" office:value="-360.6" table:style-name="ce1">
            <text:p>-360,6</text:p>
          </table:table-cell>
          <table:table-cell office:value-type="float" office:value="730.9" table:style-name="ce1">
            <text:p>730,9</text:p>
          </table:table-cell>
          <table:table-cell office:value-type="float" office:value="-846.1" table:style-name="ce1">
            <text:p>-846,1</text:p>
          </table:table-cell>
          <table:table-cell office:value-type="float" office:value="448.1" table:style-name="ce1">
            <text:p>448,1</text:p>
          </table:table-cell>
          <table:table-cell office:value-type="float" office:value="-70.599999999999994" table:style-name="ce1">
            <text:p>-70,6</text:p>
          </table:table-cell>
          <table:table-cell table:number-columns-repeated="16344"/>
        </table:table-row>
        <table:table-row table:style-name="ro1">
          <table:table-cell office:value-type="float" office:value="-36.1" table:style-name="ce1">
            <text:p>-36,1</text:p>
          </table:table-cell>
          <table:table-cell office:value-type="float" office:value="184.9" table:style-name="ce1">
            <text:p>184,9</text:p>
          </table:table-cell>
          <table:table-cell office:value-type="float" office:value="769" table:style-name="ce1">
            <text:p>769</text:p>
          </table:table-cell>
          <table:table-cell office:value-type="float" office:value="205.6" table:style-name="ce1">
            <text:p>205,6</text:p>
          </table:table-cell>
          <table:table-cell office:value-type="float" office:value="587.9" table:style-name="ce1">
            <text:p>587,9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-171.2" table:style-name="ce1">
            <text:p>-171,2</text:p>
          </table:table-cell>
          <table:table-cell office:value-type="float" office:value="658.8" table:style-name="ce1">
            <text:p>658,8</text:p>
          </table:table-cell>
          <table:table-cell office:value-type="float" office:value="498.3" table:style-name="ce1">
            <text:p>498,3</text:p>
          </table:table-cell>
          <table:table-cell office:value-type="float" office:value="-837.5" table:style-name="ce1">
            <text:p>-837,5</text:p>
          </table:table-cell>
          <table:table-cell office:value-type="float" office:value="-531.29999999999995" table:style-name="ce1">
            <text:p>-531,3</text:p>
          </table:table-cell>
          <table:table-cell office:value-type="float" office:value="902.1" table:style-name="ce1">
            <text:p>902,1</text:p>
          </table:table-cell>
          <table:table-cell office:value-type="float" office:value="-633.5" table:style-name="ce1">
            <text:p>-633,5</text:p>
          </table:table-cell>
          <table:table-cell office:value-type="float" office:value="-409.9" table:style-name="ce1">
            <text:p>-409,9</text:p>
          </table:table-cell>
          <table:table-cell office:value-type="float" office:value="643.70000000000005" table:style-name="ce1">
            <text:p>643,7</text:p>
          </table:table-cell>
          <table:table-cell office:value-type="float" office:value="-384.8" table:style-name="ce1">
            <text:p>-384,8</text:p>
          </table:table-cell>
          <table:table-cell office:value-type="float" office:value="853.9" table:style-name="ce1">
            <text:p>853,9</text:p>
          </table:table-cell>
          <table:table-cell office:value-type="float" office:value="-93.3" table:style-name="ce1">
            <text:p>-93,3</text:p>
          </table:table-cell>
          <table:table-cell office:value-type="float" office:value="-802.7" table:style-name="ce1">
            <text:p>-802,7</text:p>
          </table:table-cell>
          <table:table-cell office:value-type="float" office:value="-113.4" table:style-name="ce1">
            <text:p>-113,4</text:p>
          </table:table-cell>
          <table:table-cell office:value-type="float" office:value="-689" table:style-name="ce1">
            <text:p>-689</text:p>
          </table:table-cell>
          <table:table-cell office:value-type="float" office:value="-984.4" table:style-name="ce1">
            <text:p>-984,4</text:p>
          </table:table-cell>
          <table:table-cell office:value-type="float" office:value="530" table:style-name="ce1">
            <text:p>530</text:p>
          </table:table-cell>
          <table:table-cell office:value-type="float" office:value="-683.3" table:style-name="ce1">
            <text:p>-683,3</text:p>
          </table:table-cell>
          <table:table-cell office:value-type="float" office:value="214.2" table:style-name="ce1">
            <text:p>214,2</text:p>
          </table:table-cell>
          <table:table-cell office:value-type="float" office:value="-892.2" table:style-name="ce1">
            <text:p>-892,2</text:p>
          </table:table-cell>
          <table:table-cell office:value-type="float" office:value="-850.5" table:style-name="ce1">
            <text:p>-850,5</text:p>
          </table:table-cell>
          <table:table-cell office:value-type="float" office:value="206.2" table:style-name="ce1">
            <text:p>206,2</text:p>
          </table:table-cell>
          <table:table-cell office:value-type="float" office:value="-425.1" table:style-name="ce1">
            <text:p>-425,1</text:p>
          </table:table-cell>
          <table:table-cell office:value-type="float" office:value="-549.29999999999995" table:style-name="ce1">
            <text:p>-549,3</text:p>
          </table:table-cell>
          <table:table-cell office:value-type="float" office:value="-202.2" table:style-name="ce1">
            <text:p>-202,2</text:p>
          </table:table-cell>
          <table:table-cell office:value-type="float" office:value="-917.3" table:style-name="ce1">
            <text:p>-917,3</text:p>
          </table:table-cell>
          <table:table-cell office:value-type="float" office:value="-92.2" table:style-name="ce1">
            <text:p>-92,2</text:p>
          </table:table-cell>
          <table:table-cell office:value-type="float" office:value="-832.1" table:style-name="ce1">
            <text:p>-832,1</text:p>
          </table:table-cell>
          <table:table-cell office:value-type="float" office:value="-684.7" table:style-name="ce1">
            <text:p>-684,7</text:p>
          </table:table-cell>
          <table:table-cell office:value-type="float" office:value="183.6" table:style-name="ce1">
            <text:p>183,6</text:p>
          </table:table-cell>
          <table:table-cell office:value-type="float" office:value="924.3" table:style-name="ce1">
            <text:p>924,3</text:p>
          </table:table-cell>
          <table:table-cell office:value-type="float" office:value="-272.39999999999998" table:style-name="ce1">
            <text:p>-272,4</text:p>
          </table:table-cell>
          <table:table-cell office:value-type="float" office:value="603.6" table:style-name="ce1">
            <text:p>603,6</text:p>
          </table:table-cell>
          <table:table-cell office:value-type="float" office:value="615.20000000000005" table:style-name="ce1">
            <text:p>615,2</text:p>
          </table:table-cell>
          <table:table-cell table:number-columns-repeated="16344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517.9" table:style-name="ce1">
            <text:p>517,9</text:p>
          </table:table-cell>
          <table:table-cell office:value-type="float" office:value="-291.3" table:style-name="ce1">
            <text:p>-291,3</text:p>
          </table:table-cell>
          <table:table-cell office:value-type="float" office:value="-561.4" table:style-name="ce1">
            <text:p>-561,4</text:p>
          </table:table-cell>
          <table:table-cell office:value-type="float" office:value="-392.2" table:style-name="ce1">
            <text:p>-392,2</text:p>
          </table:table-cell>
          <table:table-cell office:value-type="float" office:value="696.4" table:style-name="ce1">
            <text:p>696,4</text:p>
          </table:table-cell>
          <table:table-cell office:value-type="float" office:value="623.79999999999995" table:style-name="ce1">
            <text:p>623,8</text:p>
          </table:table-cell>
          <table:table-cell office:value-type="float" office:value="-520.29999999999995" table:style-name="ce1">
            <text:p>-520,3</text:p>
          </table:table-cell>
          <table:table-cell office:value-type="float" office:value="-640" table:style-name="ce1">
            <text:p>-640</text:p>
          </table:table-cell>
          <table:table-cell office:value-type="float" office:value="-329" table:style-name="ce1">
            <text:p>-329</text:p>
          </table:table-cell>
          <table:table-cell office:value-type="float" office:value="-952.2" table:style-name="ce1">
            <text:p>-952,2</text:p>
          </table:table-cell>
          <table:table-cell office:value-type="float" office:value="-980.9" table:style-name="ce1">
            <text:p>-980,9</text:p>
          </table:table-cell>
          <table:table-cell office:value-type="float" office:value="277.60000000000002" table:style-name="ce1">
            <text:p>277,6</text:p>
          </table:table-cell>
          <table:table-cell office:value-type="float" office:value="22.6" table:style-name="ce1">
            <text:p>22,6</text:p>
          </table:table-cell>
          <table:table-cell office:value-type="float" office:value="-672.8" table:style-name="ce1">
            <text:p>-672,8</text:p>
          </table:table-cell>
          <table:table-cell office:value-type="float" office:value="768.9" table:style-name="ce1">
            <text:p>768,9</text:p>
          </table:table-cell>
          <table:table-cell office:value-type="float" office:value="283" table:style-name="ce1">
            <text:p>283</text:p>
          </table:table-cell>
          <table:table-cell office:value-type="float" office:value="54.2" table:style-name="ce1">
            <text:p>54,2</text:p>
          </table:table-cell>
          <table:table-cell office:value-type="float" office:value="80.5" table:style-name="ce1">
            <text:p>80,5</text:p>
          </table:table-cell>
          <table:table-cell office:value-type="float" office:value="997.4" table:style-name="ce1">
            <text:p>997,4</text:p>
          </table:table-cell>
          <table:table-cell office:value-type="float" office:value="884" table:style-name="ce1">
            <text:p>884</text:p>
          </table:table-cell>
          <table:table-cell office:value-type="float" office:value="-855.3" table:style-name="ce1">
            <text:p>-855,3</text:p>
          </table:table-cell>
          <table:table-cell office:value-type="float" office:value="572.6" table:style-name="ce1">
            <text:p>572,6</text:p>
          </table:table-cell>
          <table:table-cell office:value-type="float" office:value="-278.89999999999998" table:style-name="ce1">
            <text:p>-278,9</text:p>
          </table:table-cell>
          <table:table-cell office:value-type="float" office:value="308.5" table:style-name="ce1">
            <text:p>308,5</text:p>
          </table:table-cell>
          <table:table-cell office:value-type="float" office:value="118.7" table:style-name="ce1">
            <text:p>118,7</text:p>
          </table:table-cell>
          <table:table-cell office:value-type="float" office:value="251.6" table:style-name="ce1">
            <text:p>251,6</text:p>
          </table:table-cell>
          <table:table-cell office:value-type="float" office:value="759.3" table:style-name="ce1">
            <text:p>759,3</text:p>
          </table:table-cell>
          <table:table-cell office:value-type="float" office:value="365.6" table:style-name="ce1">
            <text:p>365,6</text:p>
          </table:table-cell>
          <table:table-cell office:value-type="float" office:value="-479.1" table:style-name="ce1">
            <text:p>-479,1</text:p>
          </table:table-cell>
          <table:table-cell office:value-type="float" office:value="-590.6" table:style-name="ce1">
            <text:p>-590,6</text:p>
          </table:table-cell>
          <table:table-cell office:value-type="float" office:value="-415.3" table:style-name="ce1">
            <text:p>-415,3</text:p>
          </table:table-cell>
          <table:table-cell office:value-type="float" office:value="364.6" table:style-name="ce1">
            <text:p>364,6</text:p>
          </table:table-cell>
          <table:table-cell office:value-type="float" office:value="-882.4" table:style-name="ce1">
            <text:p>-882,4</text:p>
          </table:table-cell>
          <table:table-cell office:value-type="float" office:value="-85" table:style-name="ce1">
            <text:p>-85</text:p>
          </table:table-cell>
          <table:table-cell office:value-type="float" office:value="661.4" table:style-name="ce1">
            <text:p>661,4</text:p>
          </table:table-cell>
          <table:table-cell office:value-type="float" office:value="960.1" table:style-name="ce1">
            <text:p>960,1</text:p>
          </table:table-cell>
          <table:table-cell office:value-type="float" office:value="85.6" table:style-name="ce1">
            <text:p>85,6</text:p>
          </table:table-cell>
          <table:table-cell office:value-type="float" office:value="648.1" table:style-name="ce1">
            <text:p>648,1</text:p>
          </table:table-cell>
          <table:table-cell office:value-type="float" office:value="591" table:style-name="ce1">
            <text:p>591</text:p>
          </table:table-cell>
          <table:table-cell table:number-columns-repeated="16344"/>
        </table:table-row>
        <table:table-row table:style-name="ro1">
          <table:table-cell office:value-type="float" office:value="761.5" table:style-name="ce1">
            <text:p>761,5</text:p>
          </table:table-cell>
          <table:table-cell office:value-type="float" office:value="-156.5" table:style-name="ce1">
            <text:p>-156,5</text:p>
          </table:table-cell>
          <table:table-cell office:value-type="float" office:value="593.70000000000005" table:style-name="ce1">
            <text:p>593,7</text:p>
          </table:table-cell>
          <table:table-cell office:value-type="float" office:value="-580.79999999999995" table:style-name="ce1">
            <text:p>-580,8</text:p>
          </table:table-cell>
          <table:table-cell office:value-type="float" office:value="-551.79999999999995" table:style-name="ce1">
            <text:p>-551,8</text:p>
          </table:table-cell>
          <table:table-cell office:value-type="float" office:value="-261" table:style-name="ce1">
            <text:p>-261</text:p>
          </table:table-cell>
          <table:table-cell office:value-type="float" office:value="481.4" table:style-name="ce1">
            <text:p>481,4</text:p>
          </table:table-cell>
          <table:table-cell office:value-type="float" office:value="-991.2" table:style-name="ce1">
            <text:p>-991,2</text:p>
          </table:table-cell>
          <table:table-cell office:value-type="float" office:value="496.6" table:style-name="ce1">
            <text:p>496,6</text:p>
          </table:table-cell>
          <table:table-cell office:value-type="float" office:value="995.2" table:style-name="ce1">
            <text:p>995,2</text:p>
          </table:table-cell>
          <table:table-cell office:value-type="float" office:value="-772.2" table:style-name="ce1">
            <text:p>-772,2</text:p>
          </table:table-cell>
          <table:table-cell office:value-type="float" office:value="806" table:style-name="ce1">
            <text:p>806</text:p>
          </table:table-cell>
          <table:table-cell office:value-type="float" office:value="-713.4" table:style-name="ce1">
            <text:p>-713,4</text:p>
          </table:table-cell>
          <table:table-cell office:value-type="float" office:value="-412.9" table:style-name="ce1">
            <text:p>-412,9</text:p>
          </table:table-cell>
          <table:table-cell office:value-type="float" office:value="-279.89999999999998" table:style-name="ce1">
            <text:p>-279,9</text:p>
          </table:table-cell>
          <table:table-cell office:value-type="float" office:value="-708.1" table:style-name="ce1">
            <text:p>-708,1</text:p>
          </table:table-cell>
          <table:table-cell office:value-type="float" office:value="-738.6" table:style-name="ce1">
            <text:p>-738,6</text:p>
          </table:table-cell>
          <table:table-cell office:value-type="float" office:value="-787.5" table:style-name="ce1">
            <text:p>-787,5</text:p>
          </table:table-cell>
          <table:table-cell office:value-type="float" office:value="-975" table:style-name="ce1">
            <text:p>-975</text:p>
          </table:table-cell>
          <table:table-cell office:value-type="float" office:value="-388.9" table:style-name="ce1">
            <text:p>-388,9</text:p>
          </table:table-cell>
          <table:table-cell office:value-type="float" office:value="-669" table:style-name="ce1">
            <text:p>-669</text:p>
          </table:table-cell>
          <table:table-cell office:value-type="float" office:value="229.5" table:style-name="ce1">
            <text:p>229,5</text:p>
          </table:table-cell>
          <table:table-cell office:value-type="float" office:value="-352" table:style-name="ce1">
            <text:p>-352</text:p>
          </table:table-cell>
          <table:table-cell office:value-type="float" office:value="64.2" table:style-name="ce1">
            <text:p>64,2</text:p>
          </table:table-cell>
          <table:table-cell office:value-type="float" office:value="985.4" table:style-name="ce1">
            <text:p>985,4</text:p>
          </table:table-cell>
          <table:table-cell office:value-type="float" office:value="738.9" table:style-name="ce1">
            <text:p>738,9</text:p>
          </table:table-cell>
          <table:table-cell office:value-type="float" office:value="610" table:style-name="ce1">
            <text:p>610</text:p>
          </table:table-cell>
          <table:table-cell office:value-type="float" office:value="-552.29999999999995" table:style-name="ce1">
            <text:p>-552,3</text:p>
          </table:table-cell>
          <table:table-cell office:value-type="float" office:value="-169.4" table:style-name="ce1">
            <text:p>-169,4</text:p>
          </table:table-cell>
          <table:table-cell office:value-type="float" office:value="-269.5" table:style-name="ce1">
            <text:p>-269,5</text:p>
          </table:table-cell>
          <table:table-cell office:value-type="float" office:value="201.8" table:style-name="ce1">
            <text:p>201,8</text:p>
          </table:table-cell>
          <table:table-cell office:value-type="float" office:value="-538.20000000000005" table:style-name="ce1">
            <text:p>-538,2</text:p>
          </table:table-cell>
          <table:table-cell office:value-type="float" office:value="-447.5" table:style-name="ce1">
            <text:p>-447,5</text:p>
          </table:table-cell>
          <table:table-cell office:value-type="float" office:value="-436.1" table:style-name="ce1">
            <text:p>-436,1</text:p>
          </table:table-cell>
          <table:table-cell office:value-type="float" office:value="491" table:style-name="ce1">
            <text:p>491</text:p>
          </table:table-cell>
          <table:table-cell office:value-type="float" office:value="-126.6" table:style-name="ce1">
            <text:p>-126,6</text:p>
          </table:table-cell>
          <table:table-cell office:value-type="float" office:value="-838.9" table:style-name="ce1">
            <text:p>-838,9</text:p>
          </table:table-cell>
          <table:table-cell office:value-type="float" office:value="867.8" table:style-name="ce1">
            <text:p>867,8</text:p>
          </table:table-cell>
          <table:table-cell office:value-type="float" office:value="-795" table:style-name="ce1">
            <text:p>-795</text:p>
          </table:table-cell>
          <table:table-cell office:value-type="float" office:value="-730" table:style-name="ce1">
            <text:p>-730</text:p>
          </table:table-cell>
          <table:table-cell table:number-columns-repeated="16344"/>
        </table:table-row>
        <table:table-row table:style-name="ro1">
          <table:table-cell office:value-type="float" office:value="-27.3" table:style-name="ce1">
            <text:p>-27,3</text:p>
          </table:table-cell>
          <table:table-cell office:value-type="float" office:value="-872.4" table:style-name="ce1">
            <text:p>-872,4</text:p>
          </table:table-cell>
          <table:table-cell office:value-type="float" office:value="383.2" table:style-name="ce1">
            <text:p>383,2</text:p>
          </table:table-cell>
          <table:table-cell office:value-type="float" office:value="498" table:style-name="ce1">
            <text:p>498</text:p>
          </table:table-cell>
          <table:table-cell office:value-type="float" office:value="-728.4" table:style-name="ce1">
            <text:p>-728,4</text:p>
          </table:table-cell>
          <table:table-cell office:value-type="float" office:value="743.3" table:style-name="ce1">
            <text:p>743,3</text:p>
          </table:table-cell>
          <table:table-cell office:value-type="float" office:value="-827.1" table:style-name="ce1">
            <text:p>-827,1</text:p>
          </table:table-cell>
          <table:table-cell office:value-type="float" office:value="-980.8" table:style-name="ce1">
            <text:p>-980,8</text:p>
          </table:table-cell>
          <table:table-cell office:value-type="float" office:value="-978.8" table:style-name="ce1">
            <text:p>-978,8</text:p>
          </table:table-cell>
          <table:table-cell office:value-type="float" office:value="908.8" table:style-name="ce1">
            <text:p>908,8</text:p>
          </table:table-cell>
          <table:table-cell office:value-type="float" office:value="469.5" table:style-name="ce1">
            <text:p>469,5</text:p>
          </table:table-cell>
          <table:table-cell office:value-type="float" office:value="977" table:style-name="ce1">
            <text:p>977</text:p>
          </table:table-cell>
          <table:table-cell office:value-type="float" office:value="-93.7" table:style-name="ce1">
            <text:p>-93,7</text:p>
          </table:table-cell>
          <table:table-cell office:value-type="float" office:value="-552.4" table:style-name="ce1">
            <text:p>-552,4</text:p>
          </table:table-cell>
          <table:table-cell office:value-type="float" office:value="-450.1" table:style-name="ce1">
            <text:p>-450,1</text:p>
          </table:table-cell>
          <table:table-cell office:value-type="float" office:value="-230.4" table:style-name="ce1">
            <text:p>-230,4</text:p>
          </table:table-cell>
          <table:table-cell office:value-type="float" office:value="-94.1" table:style-name="ce1">
            <text:p>-94,1</text:p>
          </table:table-cell>
          <table:table-cell office:value-type="float" office:value="321.39999999999998" table:style-name="ce1">
            <text:p>321,4</text:p>
          </table:table-cell>
          <table:table-cell office:value-type="float" office:value="715.9" table:style-name="ce1">
            <text:p>715,9</text:p>
          </table:table-cell>
          <table:table-cell office:value-type="float" office:value="-168.3" table:style-name="ce1">
            <text:p>-168,3</text:p>
          </table:table-cell>
          <table:table-cell office:value-type="float" office:value="534" table:style-name="ce1">
            <text:p>534</text:p>
          </table:table-cell>
          <table:table-cell office:value-type="float" office:value="424.1" table:style-name="ce1">
            <text:p>424,1</text:p>
          </table:table-cell>
          <table:table-cell office:value-type="float" office:value="190.1" table:style-name="ce1">
            <text:p>190,1</text:p>
          </table:table-cell>
          <table:table-cell office:value-type="float" office:value="-217.7" table:style-name="ce1">
            <text:p>-217,7</text:p>
          </table:table-cell>
          <table:table-cell office:value-type="float" office:value="-230.3" table:style-name="ce1">
            <text:p>-230,3</text:p>
          </table:table-cell>
          <table:table-cell office:value-type="float" office:value="519.6" table:style-name="ce1">
            <text:p>519,6</text:p>
          </table:table-cell>
          <table:table-cell office:value-type="float" office:value="69" table:style-name="ce1">
            <text:p>69</text:p>
          </table:table-cell>
          <table:table-cell office:value-type="float" office:value="503.9" table:style-name="ce1">
            <text:p>503,9</text:p>
          </table:table-cell>
          <table:table-cell office:value-type="float" office:value="365.7" table:style-name="ce1">
            <text:p>365,7</text:p>
          </table:table-cell>
          <table:table-cell office:value-type="float" office:value="114.7" table:style-name="ce1">
            <text:p>114,7</text:p>
          </table:table-cell>
          <table:table-cell office:value-type="float" office:value="-403.5" table:style-name="ce1">
            <text:p>-403,5</text:p>
          </table:table-cell>
          <table:table-cell office:value-type="float" office:value="-689.2" table:style-name="ce1">
            <text:p>-689,2</text:p>
          </table:table-cell>
          <table:table-cell office:value-type="float" office:value="924.8" table:style-name="ce1">
            <text:p>924,8</text:p>
          </table:table-cell>
          <table:table-cell office:value-type="float" office:value="-680.3" table:style-name="ce1">
            <text:p>-680,3</text:p>
          </table:table-cell>
          <table:table-cell office:value-type="float" office:value="-67.2" table:style-name="ce1">
            <text:p>-67,2</text:p>
          </table:table-cell>
          <table:table-cell office:value-type="float" office:value="-152.9" table:style-name="ce1">
            <text:p>-152,9</text:p>
          </table:table-cell>
          <table:table-cell office:value-type="float" office:value="-528.29999999999995" table:style-name="ce1">
            <text:p>-528,3</text:p>
          </table:table-cell>
          <table:table-cell office:value-type="float" office:value="-404.4" table:style-name="ce1">
            <text:p>-404,4</text:p>
          </table:table-cell>
          <table:table-cell office:value-type="float" office:value="25.7" table:style-name="ce1">
            <text:p>25,7</text:p>
          </table:table-cell>
          <table:table-cell office:value-type="float" office:value="-33.5" table:style-name="ce1">
            <text:p>-33,5</text:p>
          </table:table-cell>
          <table:table-cell table:number-columns-repeated="16344"/>
        </table:table-row>
        <table:table-row table:style-name="ro1">
          <table:table-cell office:value-type="float" office:value="637.9" table:style-name="ce1">
            <text:p>637,9</text:p>
          </table:table-cell>
          <table:table-cell office:value-type="float" office:value="802.1" table:style-name="ce1">
            <text:p>802,1</text:p>
          </table:table-cell>
          <table:table-cell office:value-type="float" office:value="-944.2" table:style-name="ce1">
            <text:p>-944,2</text:p>
          </table:table-cell>
          <table:table-cell office:value-type="float" office:value="-275.89999999999998" table:style-name="ce1">
            <text:p>-275,9</text:p>
          </table:table-cell>
          <table:table-cell office:value-type="float" office:value="227" table:style-name="ce1">
            <text:p>227</text:p>
          </table:table-cell>
          <table:table-cell office:value-type="float" office:value="-979.7" table:style-name="ce1">
            <text:p>-979,7</text:p>
          </table:table-cell>
          <table:table-cell office:value-type="float" office:value="269.89999999999998" table:style-name="ce1">
            <text:p>269,9</text:p>
          </table:table-cell>
          <table:table-cell office:value-type="float" office:value="238.3" table:style-name="ce1">
            <text:p>238,3</text:p>
          </table:table-cell>
          <table:table-cell office:value-type="float" office:value="434.2" table:style-name="ce1">
            <text:p>434,2</text:p>
          </table:table-cell>
          <table:table-cell office:value-type="float" office:value="-641.5" table:style-name="ce1">
            <text:p>-641,5</text:p>
          </table:table-cell>
          <table:table-cell office:value-type="float" office:value="-689.4" table:style-name="ce1">
            <text:p>-689,4</text:p>
          </table:table-cell>
          <table:table-cell office:value-type="float" office:value="480.8" table:style-name="ce1">
            <text:p>480,8</text:p>
          </table:table-cell>
          <table:table-cell office:value-type="float" office:value="464.6" table:style-name="ce1">
            <text:p>464,6</text:p>
          </table:table-cell>
          <table:table-cell office:value-type="float" office:value="-208" table:style-name="ce1">
            <text:p>-208</text:p>
          </table:table-cell>
          <table:table-cell office:value-type="float" office:value="99.9" table:style-name="ce1">
            <text:p>99,9</text:p>
          </table:table-cell>
          <table:table-cell office:value-type="float" office:value="-215.5" table:style-name="ce1">
            <text:p>-215,5</text:p>
          </table:table-cell>
          <table:table-cell office:value-type="float" office:value="485.5" table:style-name="ce1">
            <text:p>485,5</text:p>
          </table:table-cell>
          <table:table-cell office:value-type="float" office:value="405.1" table:style-name="ce1">
            <text:p>405,1</text:p>
          </table:table-cell>
          <table:table-cell office:value-type="float" office:value="872.8" table:style-name="ce1">
            <text:p>872,8</text:p>
          </table:table-cell>
          <table:table-cell office:value-type="float" office:value="-565" table:style-name="ce1">
            <text:p>-565</text:p>
          </table:table-cell>
          <table:table-cell office:value-type="float" office:value="-436.8" table:style-name="ce1">
            <text:p>-436,8</text:p>
          </table:table-cell>
          <table:table-cell office:value-type="float" office:value="-353.1" table:style-name="ce1">
            <text:p>-353,1</text:p>
          </table:table-cell>
          <table:table-cell office:value-type="float" office:value="-373.4" table:style-name="ce1">
            <text:p>-373,4</text:p>
          </table:table-cell>
          <table:table-cell office:value-type="float" office:value="-763.9" table:style-name="ce1">
            <text:p>-763,9</text:p>
          </table:table-cell>
          <table:table-cell office:value-type="float" office:value="955.8" table:style-name="ce1">
            <text:p>955,8</text:p>
          </table:table-cell>
          <table:table-cell office:value-type="float" office:value="126.7" table:style-name="ce1">
            <text:p>126,7</text:p>
          </table:table-cell>
          <table:table-cell office:value-type="float" office:value="-498.2" table:style-name="ce1">
            <text:p>-498,2</text:p>
          </table:table-cell>
          <table:table-cell office:value-type="float" office:value="812.8" table:style-name="ce1">
            <text:p>812,8</text:p>
          </table:table-cell>
          <table:table-cell office:value-type="float" office:value="-51" table:style-name="ce1">
            <text:p>-51</text:p>
          </table:table-cell>
          <table:table-cell office:value-type="float" office:value="409.4" table:style-name="ce1">
            <text:p>409,4</text:p>
          </table:table-cell>
          <table:table-cell office:value-type="float" office:value="-254.1" table:style-name="ce1">
            <text:p>-254,1</text:p>
          </table:table-cell>
          <table:table-cell office:value-type="float" office:value="1.7" table:style-name="ce1">
            <text:p>1,7</text:p>
          </table:table-cell>
          <table:table-cell office:value-type="float" office:value="-666" table:style-name="ce1">
            <text:p>-666</text:p>
          </table:table-cell>
          <table:table-cell office:value-type="float" office:value="-324.3" table:style-name="ce1">
            <text:p>-324,3</text:p>
          </table:table-cell>
          <table:table-cell office:value-type="float" office:value="-318.3" table:style-name="ce1">
            <text:p>-318,3</text:p>
          </table:table-cell>
          <table:table-cell office:value-type="float" office:value="137" table:style-name="ce1">
            <text:p>137</text:p>
          </table:table-cell>
          <table:table-cell office:value-type="float" office:value="-322.60000000000002" table:style-name="ce1">
            <text:p>-322,6</text:p>
          </table:table-cell>
          <table:table-cell office:value-type="float" office:value="-556.6" table:style-name="ce1">
            <text:p>-556,6</text:p>
          </table:table-cell>
          <table:table-cell office:value-type="float" office:value="20.6" table:style-name="ce1">
            <text:p>20,6</text:p>
          </table:table-cell>
          <table:table-cell office:value-type="float" office:value="-68.8" table:style-name="ce1">
            <text:p>-68,8</text:p>
          </table:table-cell>
          <table:table-cell table:number-columns-repeated="16344"/>
        </table:table-row>
        <table:table-row table:style-name="ro1">
          <table:table-cell office:value-type="float" office:value="503.2" table:style-name="ce1">
            <text:p>503,2</text:p>
          </table:table-cell>
          <table:table-cell office:value-type="float" office:value="-137.30000000000001" table:style-name="ce1">
            <text:p>-137,3</text:p>
          </table:table-cell>
          <table:table-cell office:value-type="float" office:value="-131.9" table:style-name="ce1">
            <text:p>-131,9</text:p>
          </table:table-cell>
          <table:table-cell office:value-type="float" office:value="413" table:style-name="ce1">
            <text:p>413</text:p>
          </table:table-cell>
          <table:table-cell office:value-type="float" office:value="953" table:style-name="ce1">
            <text:p>953</text:p>
          </table:table-cell>
          <table:table-cell office:value-type="float" office:value="461" table:style-name="ce1">
            <text:p>461</text:p>
          </table:table-cell>
          <table:table-cell office:value-type="float" office:value="-191.4" table:style-name="ce1">
            <text:p>-191,4</text:p>
          </table:table-cell>
          <table:table-cell office:value-type="float" office:value="-495.9" table:style-name="ce1">
            <text:p>-495,9</text:p>
          </table:table-cell>
          <table:table-cell office:value-type="float" office:value="-621.70000000000005" table:style-name="ce1">
            <text:p>-621,7</text:p>
          </table:table-cell>
          <table:table-cell office:value-type="float" office:value="646.4" table:style-name="ce1">
            <text:p>646,4</text:p>
          </table:table-cell>
          <table:table-cell office:value-type="float" office:value="930.9" table:style-name="ce1">
            <text:p>930,9</text:p>
          </table:table-cell>
          <table:table-cell office:value-type="float" office:value="271.5" table:style-name="ce1">
            <text:p>271,5</text:p>
          </table:table-cell>
          <table:table-cell office:value-type="float" office:value="892.2" table:style-name="ce1">
            <text:p>892,2</text:p>
          </table:table-cell>
          <table:table-cell office:value-type="float" office:value="-393.4" table:style-name="ce1">
            <text:p>-393,4</text:p>
          </table:table-cell>
          <table:table-cell office:value-type="float" office:value="186.4" table:style-name="ce1">
            <text:p>186,4</text:p>
          </table:table-cell>
          <table:table-cell office:value-type="float" office:value="577.6" table:style-name="ce1">
            <text:p>577,6</text:p>
          </table:table-cell>
          <table:table-cell office:value-type="float" office:value="-153.9" table:style-name="ce1">
            <text:p>-153,9</text:p>
          </table:table-cell>
          <table:table-cell office:value-type="float" office:value="-323.2" table:style-name="ce1">
            <text:p>-323,2</text:p>
          </table:table-cell>
          <table:table-cell office:value-type="float" office:value="848.5" table:style-name="ce1">
            <text:p>848,5</text:p>
          </table:table-cell>
          <table:table-cell office:value-type="float" office:value="227.3" table:style-name="ce1">
            <text:p>227,3</text:p>
          </table:table-cell>
          <table:table-cell office:value-type="float" office:value="262.8" table:style-name="ce1">
            <text:p>262,8</text:p>
          </table:table-cell>
          <table:table-cell office:value-type="float" office:value="-758.1" table:style-name="ce1">
            <text:p>-758,1</text:p>
          </table:table-cell>
          <table:table-cell office:value-type="float" office:value="479.4" table:style-name="ce1">
            <text:p>479,4</text:p>
          </table:table-cell>
          <table:table-cell office:value-type="float" office:value="-397.7" table:style-name="ce1">
            <text:p>-397,7</text:p>
          </table:table-cell>
          <table:table-cell office:value-type="float" office:value="-93.4" table:style-name="ce1">
            <text:p>-93,4</text:p>
          </table:table-cell>
          <table:table-cell office:value-type="float" office:value="937.5" table:style-name="ce1">
            <text:p>937,5</text:p>
          </table:table-cell>
          <table:table-cell office:value-type="float" office:value="-902.6" table:style-name="ce1">
            <text:p>-902,6</text:p>
          </table:table-cell>
          <table:table-cell office:value-type="float" office:value="53.1" table:style-name="ce1">
            <text:p>53,1</text:p>
          </table:table-cell>
          <table:table-cell office:value-type="float" office:value="942.5" table:style-name="ce1">
            <text:p>942,5</text:p>
          </table:table-cell>
          <table:table-cell office:value-type="float" office:value="-683" table:style-name="ce1">
            <text:p>-683</text:p>
          </table:table-cell>
          <table:table-cell office:value-type="float" office:value="-301.5" table:style-name="ce1">
            <text:p>-301,5</text:p>
          </table:table-cell>
          <table:table-cell office:value-type="float" office:value="752.8" table:style-name="ce1">
            <text:p>752,8</text:p>
          </table:table-cell>
          <table:table-cell office:value-type="float" office:value="-445.3" table:style-name="ce1">
            <text:p>-445,3</text:p>
          </table:table-cell>
          <table:table-cell office:value-type="float" office:value="-442.3" table:style-name="ce1">
            <text:p>-442,3</text:p>
          </table:table-cell>
          <table:table-cell office:value-type="float" office:value="925.9" table:style-name="ce1">
            <text:p>925,9</text:p>
          </table:table-cell>
          <table:table-cell office:value-type="float" office:value="-800.3" table:style-name="ce1">
            <text:p>-800,3</text:p>
          </table:table-cell>
          <table:table-cell office:value-type="float" office:value="895.5" table:style-name="ce1">
            <text:p>895,5</text:p>
          </table:table-cell>
          <table:table-cell office:value-type="float" office:value="414.2" table:style-name="ce1">
            <text:p>414,2</text:p>
          </table:table-cell>
          <table:table-cell office:value-type="float" office:value="987.5" table:style-name="ce1">
            <text:p>987,5</text:p>
          </table:table-cell>
          <table:table-cell office:value-type="float" office:value="-352.7" table:style-name="ce1">
            <text:p>-352,7</text:p>
          </table:table-cell>
          <table:table-cell table:number-columns-repeated="16344"/>
        </table:table-row>
        <table:table-row table:style-name="ro1">
          <table:table-cell office:value-type="float" office:value="754.5" table:style-name="ce1">
            <text:p>754,5</text:p>
          </table:table-cell>
          <table:table-cell office:value-type="float" office:value="730.2" table:style-name="ce1">
            <text:p>730,2</text:p>
          </table:table-cell>
          <table:table-cell office:value-type="float" office:value="951.9" table:style-name="ce1">
            <text:p>951,9</text:p>
          </table:table-cell>
          <table:table-cell office:value-type="float" office:value="-565.29999999999995" table:style-name="ce1">
            <text:p>-565,3</text:p>
          </table:table-cell>
          <table:table-cell office:value-type="float" office:value="-347.8" table:style-name="ce1">
            <text:p>-347,8</text:p>
          </table:table-cell>
          <table:table-cell office:value-type="float" office:value="-145.30000000000001" table:style-name="ce1">
            <text:p>-145,3</text:p>
          </table:table-cell>
          <table:table-cell office:value-type="float" office:value="-433" table:style-name="ce1">
            <text:p>-433</text:p>
          </table:table-cell>
          <table:table-cell office:value-type="float" office:value="-284.2" table:style-name="ce1">
            <text:p>-284,2</text:p>
          </table:table-cell>
          <table:table-cell office:value-type="float" office:value="-419.9" table:style-name="ce1">
            <text:p>-419,9</text:p>
          </table:table-cell>
          <table:table-cell office:value-type="float" office:value="-1" table:style-name="ce1">
            <text:p>-1</text:p>
          </table:table-cell>
          <table:table-cell office:value-type="float" office:value="-752.1" table:style-name="ce1">
            <text:p>-752,1</text:p>
          </table:table-cell>
          <table:table-cell office:value-type="float" office:value="187.6" table:style-name="ce1">
            <text:p>187,6</text:p>
          </table:table-cell>
          <table:table-cell office:value-type="float" office:value="-195.9" table:style-name="ce1">
            <text:p>-195,9</text:p>
          </table:table-cell>
          <table:table-cell office:value-type="float" office:value="-211.4" table:style-name="ce1">
            <text:p>-211,4</text:p>
          </table:table-cell>
          <table:table-cell office:value-type="float" office:value="-992.2" table:style-name="ce1">
            <text:p>-992,2</text:p>
          </table:table-cell>
          <table:table-cell office:value-type="float" office:value="965.6" table:style-name="ce1">
            <text:p>965,6</text:p>
          </table:table-cell>
          <table:table-cell office:value-type="float" office:value="-873.5" table:style-name="ce1">
            <text:p>-873,5</text:p>
          </table:table-cell>
          <table:table-cell office:value-type="float" office:value="439" table:style-name="ce1">
            <text:p>439</text:p>
          </table:table-cell>
          <table:table-cell office:value-type="float" office:value="853.8" table:style-name="ce1">
            <text:p>853,8</text:p>
          </table:table-cell>
          <table:table-cell office:value-type="float" office:value="208" table:style-name="ce1">
            <text:p>208</text:p>
          </table:table-cell>
          <table:table-cell office:value-type="float" office:value="391.5" table:style-name="ce1">
            <text:p>391,5</text:p>
          </table:table-cell>
          <table:table-cell office:value-type="float" office:value="379.8" table:style-name="ce1">
            <text:p>379,8</text:p>
          </table:table-cell>
          <table:table-cell office:value-type="float" office:value="-193.4" table:style-name="ce1">
            <text:p>-193,4</text:p>
          </table:table-cell>
          <table:table-cell office:value-type="float" office:value="-109.7" table:style-name="ce1">
            <text:p>-109,7</text:p>
          </table:table-cell>
          <table:table-cell office:value-type="float" office:value="-343.3" table:style-name="ce1">
            <text:p>-343,3</text:p>
          </table:table-cell>
          <table:table-cell office:value-type="float" office:value="393.6" table:style-name="ce1">
            <text:p>393,6</text:p>
          </table:table-cell>
          <table:table-cell office:value-type="float" office:value="-434.1" table:style-name="ce1">
            <text:p>-434,1</text:p>
          </table:table-cell>
          <table:table-cell office:value-type="float" office:value="-909" table:style-name="ce1">
            <text:p>-909</text:p>
          </table:table-cell>
          <table:table-cell office:value-type="float" office:value="-585.70000000000005" table:style-name="ce1">
            <text:p>-585,7</text:p>
          </table:table-cell>
          <table:table-cell office:value-type="float" office:value="846.4" table:style-name="ce1">
            <text:p>846,4</text:p>
          </table:table-cell>
          <table:table-cell office:value-type="float" office:value="-744.5" table:style-name="ce1">
            <text:p>-744,5</text:p>
          </table:table-cell>
          <table:table-cell office:value-type="float" office:value="-544.9" table:style-name="ce1">
            <text:p>-544,9</text:p>
          </table:table-cell>
          <table:table-cell office:value-type="float" office:value="-794.8" table:style-name="ce1">
            <text:p>-794,8</text:p>
          </table:table-cell>
          <table:table-cell office:value-type="float" office:value="140.1" table:style-name="ce1">
            <text:p>140,1</text:p>
          </table:table-cell>
          <table:table-cell office:value-type="float" office:value="-981.6" table:style-name="ce1">
            <text:p>-981,6</text:p>
          </table:table-cell>
          <table:table-cell office:value-type="float" office:value="353.4" table:style-name="ce1">
            <text:p>353,4</text:p>
          </table:table-cell>
          <table:table-cell office:value-type="float" office:value="-665.9" table:style-name="ce1">
            <text:p>-665,9</text:p>
          </table:table-cell>
          <table:table-cell office:value-type="float" office:value="751" table:style-name="ce1">
            <text:p>751</text:p>
          </table:table-cell>
          <table:table-cell office:value-type="float" office:value="-902.6" table:style-name="ce1">
            <text:p>-902,6</text:p>
          </table:table-cell>
          <table:table-cell office:value-type="float" office:value="-790" table:style-name="ce1">
            <text:p>-790</text:p>
          </table:table-cell>
          <table:table-cell table:number-columns-repeated="16344"/>
        </table:table-row>
        <table:table-row table:style-name="ro1">
          <table:table-cell office:value-type="float" office:value="-414.8" table:style-name="ce1">
            <text:p>-414,8</text:p>
          </table:table-cell>
          <table:table-cell office:value-type="float" office:value="-191" table:style-name="ce1">
            <text:p>-191</text:p>
          </table:table-cell>
          <table:table-cell office:value-type="float" office:value="237.4" table:style-name="ce1">
            <text:p>237,4</text:p>
          </table:table-cell>
          <table:table-cell office:value-type="float" office:value="14.1" table:style-name="ce1">
            <text:p>14,1</text:p>
          </table:table-cell>
          <table:table-cell office:value-type="float" office:value="-944.7" table:style-name="ce1">
            <text:p>-944,7</text:p>
          </table:table-cell>
          <table:table-cell office:value-type="float" office:value="920.4" table:style-name="ce1">
            <text:p>920,4</text:p>
          </table:table-cell>
          <table:table-cell office:value-type="float" office:value="-454.8" table:style-name="ce1">
            <text:p>-454,8</text:p>
          </table:table-cell>
          <table:table-cell office:value-type="float" office:value="786.6" table:style-name="ce1">
            <text:p>786,6</text:p>
          </table:table-cell>
          <table:table-cell office:value-type="float" office:value="-705.7" table:style-name="ce1">
            <text:p>-705,7</text:p>
          </table:table-cell>
          <table:table-cell office:value-type="float" office:value="973.2" table:style-name="ce1">
            <text:p>973,2</text:p>
          </table:table-cell>
          <table:table-cell office:value-type="float" office:value="-373.6" table:style-name="ce1">
            <text:p>-373,6</text:p>
          </table:table-cell>
          <table:table-cell office:value-type="float" office:value="54.4" table:style-name="ce1">
            <text:p>54,4</text:p>
          </table:table-cell>
          <table:table-cell office:value-type="float" office:value="569" table:style-name="ce1">
            <text:p>569</text:p>
          </table:table-cell>
          <table:table-cell office:value-type="float" office:value="548" table:style-name="ce1">
            <text:p>548</text:p>
          </table:table-cell>
          <table:table-cell office:value-type="float" office:value="-344.3" table:style-name="ce1">
            <text:p>-344,3</text:p>
          </table:table-cell>
          <table:table-cell office:value-type="float" office:value="-429.3" table:style-name="ce1">
            <text:p>-429,3</text:p>
          </table:table-cell>
          <table:table-cell office:value-type="float" office:value="794.7" table:style-name="ce1">
            <text:p>794,7</text:p>
          </table:table-cell>
          <table:table-cell office:value-type="float" office:value="580.79999999999995" table:style-name="ce1">
            <text:p>580,8</text:p>
          </table:table-cell>
          <table:table-cell office:value-type="float" office:value="-705" table:style-name="ce1">
            <text:p>-705</text:p>
          </table:table-cell>
          <table:table-cell office:value-type="float" office:value="-788" table:style-name="ce1">
            <text:p>-788</text:p>
          </table:table-cell>
          <table:table-cell office:value-type="float" office:value="-182.5" table:style-name="ce1">
            <text:p>-182,5</text:p>
          </table:table-cell>
          <table:table-cell office:value-type="float" office:value="41.2" table:style-name="ce1">
            <text:p>41,2</text:p>
          </table:table-cell>
          <table:table-cell office:value-type="float" office:value="-688.2" table:style-name="ce1">
            <text:p>-688,2</text:p>
          </table:table-cell>
          <table:table-cell office:value-type="float" office:value="467.9" table:style-name="ce1">
            <text:p>467,9</text:p>
          </table:table-cell>
          <table:table-cell office:value-type="float" office:value="513.20000000000005" table:style-name="ce1">
            <text:p>513,2</text:p>
          </table:table-cell>
          <table:table-cell office:value-type="float" office:value="911.6" table:style-name="ce1">
            <text:p>911,6</text:p>
          </table:table-cell>
          <table:table-cell office:value-type="float" office:value="639" table:style-name="ce1">
            <text:p>639</text:p>
          </table:table-cell>
          <table:table-cell office:value-type="float" office:value="-876.4" table:style-name="ce1">
            <text:p>-876,4</text:p>
          </table:table-cell>
          <table:table-cell office:value-type="float" office:value="98.9" table:style-name="ce1">
            <text:p>98,9</text:p>
          </table:table-cell>
          <table:table-cell office:value-type="float" office:value="946.9" table:style-name="ce1">
            <text:p>946,9</text:p>
          </table:table-cell>
          <table:table-cell office:value-type="float" office:value="-326.5" table:style-name="ce1">
            <text:p>-326,5</text:p>
          </table:table-cell>
          <table:table-cell office:value-type="float" office:value="-601.20000000000005" table:style-name="ce1">
            <text:p>-601,2</text:p>
          </table:table-cell>
          <table:table-cell office:value-type="float" office:value="-712.5" table:style-name="ce1">
            <text:p>-712,5</text:p>
          </table:table-cell>
          <table:table-cell office:value-type="float" office:value="-889" table:style-name="ce1">
            <text:p>-889</text:p>
          </table:table-cell>
          <table:table-cell office:value-type="float" office:value="429.2" table:style-name="ce1">
            <text:p>429,2</text:p>
          </table:table-cell>
          <table:table-cell office:value-type="float" office:value="-874.3" table:style-name="ce1">
            <text:p>-874,3</text:p>
          </table:table-cell>
          <table:table-cell office:value-type="float" office:value="23" table:style-name="ce1">
            <text:p>23</text:p>
          </table:table-cell>
          <table:table-cell office:value-type="float" office:value="-428.1" table:style-name="ce1">
            <text:p>-428,1</text:p>
          </table:table-cell>
          <table:table-cell office:value-type="float" office:value="-947.4" table:style-name="ce1">
            <text:p>-947,4</text:p>
          </table:table-cell>
          <table:table-cell office:value-type="float" office:value="79.900000000000006" table:style-name="ce1">
            <text:p>79,9</text:p>
          </table:table-cell>
          <table:table-cell table:number-columns-repeated="16344"/>
        </table:table-row>
        <table:table-row table:style-name="ro1">
          <table:table-cell office:value-type="float" office:value="739.2" table:style-name="ce1">
            <text:p>739,2</text:p>
          </table:table-cell>
          <table:table-cell office:value-type="float" office:value="-448.5" table:style-name="ce1">
            <text:p>-448,5</text:p>
          </table:table-cell>
          <table:table-cell office:value-type="float" office:value="-494.7" table:style-name="ce1">
            <text:p>-494,7</text:p>
          </table:table-cell>
          <table:table-cell office:value-type="float" office:value="-652.29999999999995" table:style-name="ce1">
            <text:p>-652,3</text:p>
          </table:table-cell>
          <table:table-cell office:value-type="float" office:value="-804.8" table:style-name="ce1">
            <text:p>-804,8</text:p>
          </table:table-cell>
          <table:table-cell office:value-type="float" office:value="-811.5" table:style-name="ce1">
            <text:p>-811,5</text:p>
          </table:table-cell>
          <table:table-cell office:value-type="float" office:value="745.1" table:style-name="ce1">
            <text:p>745,1</text:p>
          </table:table-cell>
          <table:table-cell office:value-type="float" office:value="-616.70000000000005" table:style-name="ce1">
            <text:p>-616,7</text:p>
          </table:table-cell>
          <table:table-cell office:value-type="float" office:value="28.4" table:style-name="ce1">
            <text:p>28,4</text:p>
          </table:table-cell>
          <table:table-cell office:value-type="float" office:value="-415" table:style-name="ce1">
            <text:p>-415</text:p>
          </table:table-cell>
          <table:table-cell office:value-type="float" office:value="708.8" table:style-name="ce1">
            <text:p>708,8</text:p>
          </table:table-cell>
          <table:table-cell office:value-type="float" office:value="390.8" table:style-name="ce1">
            <text:p>390,8</text:p>
          </table:table-cell>
          <table:table-cell office:value-type="float" office:value="-523.9" table:style-name="ce1">
            <text:p>-523,9</text:p>
          </table:table-cell>
          <table:table-cell office:value-type="float" office:value="35.1" table:style-name="ce1">
            <text:p>35,1</text:p>
          </table:table-cell>
          <table:table-cell office:value-type="float" office:value="133.6" table:style-name="ce1">
            <text:p>133,6</text:p>
          </table:table-cell>
          <table:table-cell office:value-type="float" office:value="502" table:style-name="ce1">
            <text:p>502</text:p>
          </table:table-cell>
          <table:table-cell office:value-type="float" office:value="-946.5" table:style-name="ce1">
            <text:p>-946,5</text:p>
          </table:table-cell>
          <table:table-cell office:value-type="float" office:value="-387.7" table:style-name="ce1">
            <text:p>-387,7</text:p>
          </table:table-cell>
          <table:table-cell office:value-type="float" office:value="-318.10000000000002" table:style-name="ce1">
            <text:p>-318,1</text:p>
          </table:table-cell>
          <table:table-cell office:value-type="float" office:value="811.2" table:style-name="ce1">
            <text:p>811,2</text:p>
          </table:table-cell>
          <table:table-cell office:value-type="float" office:value="780.6" table:style-name="ce1">
            <text:p>780,6</text:p>
          </table:table-cell>
          <table:table-cell office:value-type="float" office:value="-599.9" table:style-name="ce1">
            <text:p>-599,9</text:p>
          </table:table-cell>
          <table:table-cell office:value-type="float" office:value="-48.4" table:style-name="ce1">
            <text:p>-48,4</text:p>
          </table:table-cell>
          <table:table-cell office:value-type="float" office:value="-694.7" table:style-name="ce1">
            <text:p>-694,7</text:p>
          </table:table-cell>
          <table:table-cell office:value-type="float" office:value="-386.2" table:style-name="ce1">
            <text:p>-386,2</text:p>
          </table:table-cell>
          <table:table-cell office:value-type="float" office:value="-64.599999999999994" table:style-name="ce1">
            <text:p>-64,6</text:p>
          </table:table-cell>
          <table:table-cell office:value-type="float" office:value="-783.5" table:style-name="ce1">
            <text:p>-783,5</text:p>
          </table:table-cell>
          <table:table-cell office:value-type="float" office:value="133.69999999999999" table:style-name="ce1">
            <text:p>133,7</text:p>
          </table:table-cell>
          <table:table-cell office:value-type="float" office:value="-190.7" table:style-name="ce1">
            <text:p>-190,7</text:p>
          </table:table-cell>
          <table:table-cell office:value-type="float" office:value="470.1" table:style-name="ce1">
            <text:p>470,1</text:p>
          </table:table-cell>
          <table:table-cell office:value-type="float" office:value="-883.9" table:style-name="ce1">
            <text:p>-883,9</text:p>
          </table:table-cell>
          <table:table-cell office:value-type="float" office:value="280.89999999999998" table:style-name="ce1">
            <text:p>280,9</text:p>
          </table:table-cell>
          <table:table-cell office:value-type="float" office:value="50.6" table:style-name="ce1">
            <text:p>50,6</text:p>
          </table:table-cell>
          <table:table-cell office:value-type="float" office:value="-643.20000000000005" table:style-name="ce1">
            <text:p>-643,2</text:p>
          </table:table-cell>
          <table:table-cell office:value-type="float" office:value="-578.79999999999995" table:style-name="ce1">
            <text:p>-578,8</text:p>
          </table:table-cell>
          <table:table-cell office:value-type="float" office:value="860.5" table:style-name="ce1">
            <text:p>860,5</text:p>
          </table:table-cell>
          <table:table-cell office:value-type="float" office:value="-211.8" table:style-name="ce1">
            <text:p>-211,8</text:p>
          </table:table-cell>
          <table:table-cell office:value-type="float" office:value="813.5" table:style-name="ce1">
            <text:p>813,5</text:p>
          </table:table-cell>
          <table:table-cell office:value-type="float" office:value="-899.3" table:style-name="ce1">
            <text:p>-899,3</text:p>
          </table:table-cell>
          <table:table-cell office:value-type="float" office:value="639.20000000000005" table:style-name="ce1">
            <text:p>639,2</text:p>
          </table:table-cell>
          <table:table-cell table:number-columns-repeated="16344"/>
        </table:table-row>
        <table:table-row table:style-name="ro1">
          <table:table-cell office:value-type="float" office:value="-758.3" table:style-name="ce1">
            <text:p>-758,3</text:p>
          </table:table-cell>
          <table:table-cell office:value-type="float" office:value="745" table:style-name="ce1">
            <text:p>745</text:p>
          </table:table-cell>
          <table:table-cell office:value-type="float" office:value="410.5" table:style-name="ce1">
            <text:p>410,5</text:p>
          </table:table-cell>
          <table:table-cell office:value-type="float" office:value="-682.9" table:style-name="ce1">
            <text:p>-682,9</text:p>
          </table:table-cell>
          <table:table-cell office:value-type="float" office:value="987" table:style-name="ce1">
            <text:p>987</text:p>
          </table:table-cell>
          <table:table-cell office:value-type="float" office:value="-72.400000000000006" table:style-name="ce1">
            <text:p>-72,4</text:p>
          </table:table-cell>
          <table:table-cell office:value-type="float" office:value="-349" table:style-name="ce1">
            <text:p>-349</text:p>
          </table:table-cell>
          <table:table-cell office:value-type="float" office:value="661.8" table:style-name="ce1">
            <text:p>661,8</text:p>
          </table:table-cell>
          <table:table-cell office:value-type="float" office:value="-857.5" table:style-name="ce1">
            <text:p>-857,5</text:p>
          </table:table-cell>
          <table:table-cell office:value-type="float" office:value="-991.6" table:style-name="ce1">
            <text:p>-991,6</text:p>
          </table:table-cell>
          <table:table-cell office:value-type="float" office:value="539.4" table:style-name="ce1">
            <text:p>539,4</text:p>
          </table:table-cell>
          <table:table-cell office:value-type="float" office:value="921.3" table:style-name="ce1">
            <text:p>921,3</text:p>
          </table:table-cell>
          <table:table-cell office:value-type="float" office:value="645.20000000000005" table:style-name="ce1">
            <text:p>645,2</text:p>
          </table:table-cell>
          <table:table-cell office:value-type="float" office:value="-666.2" table:style-name="ce1">
            <text:p>-666,2</text:p>
          </table:table-cell>
          <table:table-cell office:value-type="float" office:value="114.6" table:style-name="ce1">
            <text:p>114,6</text:p>
          </table:table-cell>
          <table:table-cell office:value-type="float" office:value="146.69999999999999" table:style-name="ce1">
            <text:p>146,7</text:p>
          </table:table-cell>
          <table:table-cell office:value-type="float" office:value="750" table:style-name="ce1">
            <text:p>750</text:p>
          </table:table-cell>
          <table:table-cell office:value-type="float" office:value="-753.5" table:style-name="ce1">
            <text:p>-753,5</text:p>
          </table:table-cell>
          <table:table-cell office:value-type="float" office:value="-640.79999999999995" table:style-name="ce1">
            <text:p>-640,8</text:p>
          </table:table-cell>
          <table:table-cell office:value-type="float" office:value="589" table:style-name="ce1">
            <text:p>589</text:p>
          </table:table-cell>
          <table:table-cell office:value-type="float" office:value="-858.1" table:style-name="ce1">
            <text:p>-858,1</text:p>
          </table:table-cell>
          <table:table-cell office:value-type="float" office:value="-27.2" table:style-name="ce1">
            <text:p>-27,2</text:p>
          </table:table-cell>
          <table:table-cell office:value-type="float" office:value="776.5" table:style-name="ce1">
            <text:p>776,5</text:p>
          </table:table-cell>
          <table:table-cell office:value-type="float" office:value="51" table:style-name="ce1">
            <text:p>51</text:p>
          </table:table-cell>
          <table:table-cell office:value-type="float" office:value="548.5" table:style-name="ce1">
            <text:p>548,5</text:p>
          </table:table-cell>
          <table:table-cell office:value-type="float" office:value="927.5" table:style-name="ce1">
            <text:p>927,5</text:p>
          </table:table-cell>
          <table:table-cell office:value-type="float" office:value="999.5" table:style-name="ce1">
            <text:p>999,5</text:p>
          </table:table-cell>
          <table:table-cell office:value-type="float" office:value="396.9" table:style-name="ce1">
            <text:p>396,9</text:p>
          </table:table-cell>
          <table:table-cell office:value-type="float" office:value="-968.8" table:style-name="ce1">
            <text:p>-968,8</text:p>
          </table:table-cell>
          <table:table-cell office:value-type="float" office:value="844.6" table:style-name="ce1">
            <text:p>844,6</text:p>
          </table:table-cell>
          <table:table-cell office:value-type="float" office:value="-3.6" table:style-name="ce1">
            <text:p>-3,6</text:p>
          </table:table-cell>
          <table:table-cell office:value-type="float" office:value="0.6" table:style-name="ce1">
            <text:p>0,6</text:p>
          </table:table-cell>
          <table:table-cell office:value-type="float" office:value="906.4" table:style-name="ce1">
            <text:p>906,4</text:p>
          </table:table-cell>
          <table:table-cell office:value-type="float" office:value="779" table:style-name="ce1">
            <text:p>779</text:p>
          </table:table-cell>
          <table:table-cell office:value-type="float" office:value="-760.5" table:style-name="ce1">
            <text:p>-760,5</text:p>
          </table:table-cell>
          <table:table-cell office:value-type="float" office:value="363.9" table:style-name="ce1">
            <text:p>363,9</text:p>
          </table:table-cell>
          <table:table-cell office:value-type="float" office:value="288.89999999999998" table:style-name="ce1">
            <text:p>288,9</text:p>
          </table:table-cell>
          <table:table-cell office:value-type="float" office:value="-665.8" table:style-name="ce1">
            <text:p>-665,8</text:p>
          </table:table-cell>
          <table:table-cell office:value-type="float" office:value="391.1" table:style-name="ce1">
            <text:p>391,1</text:p>
          </table:table-cell>
          <table:table-cell office:value-type="float" office:value="-438.4" table:style-name="ce1">
            <text:p>-438,4</text:p>
          </table:table-cell>
          <table:table-cell table:number-columns-repeated="16344"/>
        </table:table-row>
        <table:table-row table:style-name="ro1">
          <table:table-cell office:value-type="float" office:value="162.80000000000001" table:style-name="ce1">
            <text:p>162,8</text:p>
          </table:table-cell>
          <table:table-cell office:value-type="float" office:value="-844.5" table:style-name="ce1">
            <text:p>-844,5</text:p>
          </table:table-cell>
          <table:table-cell office:value-type="float" office:value="-477.2" table:style-name="ce1">
            <text:p>-477,2</text:p>
          </table:table-cell>
          <table:table-cell office:value-type="float" office:value="-35.5" table:style-name="ce1">
            <text:p>-35,5</text:p>
          </table:table-cell>
          <table:table-cell office:value-type="float" office:value="-960.1" table:style-name="ce1">
            <text:p>-960,1</text:p>
          </table:table-cell>
          <table:table-cell office:value-type="float" office:value="30.6" table:style-name="ce1">
            <text:p>30,6</text:p>
          </table:table-cell>
          <table:table-cell office:value-type="float" office:value="-727.8" table:style-name="ce1">
            <text:p>-727,8</text:p>
          </table:table-cell>
          <table:table-cell office:value-type="float" office:value="938.3" table:style-name="ce1">
            <text:p>938,3</text:p>
          </table:table-cell>
          <table:table-cell office:value-type="float" office:value="915.4" table:style-name="ce1">
            <text:p>915,4</text:p>
          </table:table-cell>
          <table:table-cell office:value-type="float" office:value="496.6" table:style-name="ce1">
            <text:p>496,6</text:p>
          </table:table-cell>
          <table:table-cell office:value-type="float" office:value="-450.6" table:style-name="ce1">
            <text:p>-450,6</text:p>
          </table:table-cell>
          <table:table-cell office:value-type="float" office:value="-759.5" table:style-name="ce1">
            <text:p>-759,5</text:p>
          </table:table-cell>
          <table:table-cell office:value-type="float" office:value="-860.6" table:style-name="ce1">
            <text:p>-860,6</text:p>
          </table:table-cell>
          <table:table-cell office:value-type="float" office:value="-571" table:style-name="ce1">
            <text:p>-571</text:p>
          </table:table-cell>
          <table:table-cell office:value-type="float" office:value="-803" table:style-name="ce1">
            <text:p>-803</text:p>
          </table:table-cell>
          <table:table-cell office:value-type="float" office:value="483.7" table:style-name="ce1">
            <text:p>483,7</text:p>
          </table:table-cell>
          <table:table-cell office:value-type="float" office:value="875.3" table:style-name="ce1">
            <text:p>875,3</text:p>
          </table:table-cell>
          <table:table-cell office:value-type="float" office:value="449" table:style-name="ce1">
            <text:p>449</text:p>
          </table:table-cell>
          <table:table-cell office:value-type="float" office:value="354.2" table:style-name="ce1">
            <text:p>354,2</text:p>
          </table:table-cell>
          <table:table-cell office:value-type="float" office:value="-555" table:style-name="ce1">
            <text:p>-555</text:p>
          </table:table-cell>
          <table:table-cell office:value-type="float" office:value="-681.8" table:style-name="ce1">
            <text:p>-681,8</text:p>
          </table:table-cell>
          <table:table-cell office:value-type="float" office:value="175.9" table:style-name="ce1">
            <text:p>175,9</text:p>
          </table:table-cell>
          <table:table-cell office:value-type="float" office:value="-30.9" table:style-name="ce1">
            <text:p>-30,9</text:p>
          </table:table-cell>
          <table:table-cell office:value-type="float" office:value="-178.5" table:style-name="ce1">
            <text:p>-178,5</text:p>
          </table:table-cell>
          <table:table-cell office:value-type="float" office:value="-525.5" table:style-name="ce1">
            <text:p>-525,5</text:p>
          </table:table-cell>
          <table:table-cell office:value-type="float" office:value="11" table:style-name="ce1">
            <text:p>11</text:p>
          </table:table-cell>
          <table:table-cell office:value-type="float" office:value="-47.7" table:style-name="ce1">
            <text:p>-47,7</text:p>
          </table:table-cell>
          <table:table-cell office:value-type="float" office:value="-738.1" table:style-name="ce1">
            <text:p>-738,1</text:p>
          </table:table-cell>
          <table:table-cell office:value-type="float" office:value="727.2" table:style-name="ce1">
            <text:p>727,2</text:p>
          </table:table-cell>
          <table:table-cell office:value-type="float" office:value="693.2" table:style-name="ce1">
            <text:p>693,2</text:p>
          </table:table-cell>
          <table:table-cell office:value-type="float" office:value="784.2" table:style-name="ce1">
            <text:p>784,2</text:p>
          </table:table-cell>
          <table:table-cell office:value-type="float" office:value="291.7" table:style-name="ce1">
            <text:p>291,7</text:p>
          </table:table-cell>
          <table:table-cell office:value-type="float" office:value="-279.8" table:style-name="ce1">
            <text:p>-279,8</text:p>
          </table:table-cell>
          <table:table-cell office:value-type="float" office:value="-406.9" table:style-name="ce1">
            <text:p>-406,9</text:p>
          </table:table-cell>
          <table:table-cell office:value-type="float" office:value="-461.1" table:style-name="ce1">
            <text:p>-461,1</text:p>
          </table:table-cell>
          <table:table-cell office:value-type="float" office:value="992.8" table:style-name="ce1">
            <text:p>992,8</text:p>
          </table:table-cell>
          <table:table-cell office:value-type="float" office:value="-974.7" table:style-name="ce1">
            <text:p>-974,7</text:p>
          </table:table-cell>
          <table:table-cell office:value-type="float" office:value="887.9" table:style-name="ce1">
            <text:p>887,9</text:p>
          </table:table-cell>
          <table:table-cell office:value-type="float" office:value="-146.9" table:style-name="ce1">
            <text:p>-146,9</text:p>
          </table:table-cell>
          <table:table-cell office:value-type="float" office:value="-772.4" table:style-name="ce1">
            <text:p>-772,4</text:p>
          </table:table-cell>
          <table:table-cell table:number-columns-repeated="16344"/>
        </table:table-row>
        <table:table-row table:style-name="ro1">
          <table:table-cell office:value-type="float" office:value="978.1" table:style-name="ce1">
            <text:p>978,1</text:p>
          </table:table-cell>
          <table:table-cell office:value-type="float" office:value="-564.9" table:style-name="ce1">
            <text:p>-564,9</text:p>
          </table:table-cell>
          <table:table-cell office:value-type="float" office:value="-8.3000000000000007" table:style-name="ce1">
            <text:p>-8,3</text:p>
          </table:table-cell>
          <table:table-cell office:value-type="float" office:value="947.3" table:style-name="ce1">
            <text:p>947,3</text:p>
          </table:table-cell>
          <table:table-cell office:value-type="float" office:value="782.5" table:style-name="ce1">
            <text:p>782,5</text:p>
          </table:table-cell>
          <table:table-cell office:value-type="float" office:value="-777.1" table:style-name="ce1">
            <text:p>-777,1</text:p>
          </table:table-cell>
          <table:table-cell office:value-type="float" office:value="-184.8" table:style-name="ce1">
            <text:p>-184,8</text:p>
          </table:table-cell>
          <table:table-cell office:value-type="float" office:value="360.4" table:style-name="ce1">
            <text:p>360,4</text:p>
          </table:table-cell>
          <table:table-cell office:value-type="float" office:value="-682.7" table:style-name="ce1">
            <text:p>-682,7</text:p>
          </table:table-cell>
          <table:table-cell office:value-type="float" office:value="484" table:style-name="ce1">
            <text:p>484</text:p>
          </table:table-cell>
          <table:table-cell office:value-type="float" office:value="750.3" table:style-name="ce1">
            <text:p>750,3</text:p>
          </table:table-cell>
          <table:table-cell office:value-type="float" office:value="-871" table:style-name="ce1">
            <text:p>-871</text:p>
          </table:table-cell>
          <table:table-cell office:value-type="float" office:value="33.5" table:style-name="ce1">
            <text:p>33,5</text:p>
          </table:table-cell>
          <table:table-cell office:value-type="float" office:value="-951" table:style-name="ce1">
            <text:p>-951</text:p>
          </table:table-cell>
          <table:table-cell office:value-type="float" office:value="-664.7" table:style-name="ce1">
            <text:p>-664,7</text:p>
          </table:table-cell>
          <table:table-cell office:value-type="float" office:value="-627.9" table:style-name="ce1">
            <text:p>-627,9</text:p>
          </table:table-cell>
          <table:table-cell office:value-type="float" office:value="818.7" table:style-name="ce1">
            <text:p>818,7</text:p>
          </table:table-cell>
          <table:table-cell office:value-type="float" office:value="443.4" table:style-name="ce1">
            <text:p>443,4</text:p>
          </table:table-cell>
          <table:table-cell office:value-type="float" office:value="-82.7" table:style-name="ce1">
            <text:p>-82,7</text:p>
          </table:table-cell>
          <table:table-cell office:value-type="float" office:value="311.89999999999998" table:style-name="ce1">
            <text:p>311,9</text:p>
          </table:table-cell>
          <table:table-cell office:value-type="float" office:value="-235.8" table:style-name="ce1">
            <text:p>-235,8</text:p>
          </table:table-cell>
          <table:table-cell office:value-type="float" office:value="-189.9" table:style-name="ce1">
            <text:p>-189,9</text:p>
          </table:table-cell>
          <table:table-cell office:value-type="float" office:value="136.4" table:style-name="ce1">
            <text:p>136,4</text:p>
          </table:table-cell>
          <table:table-cell office:value-type="float" office:value="587.79999999999995" table:style-name="ce1">
            <text:p>587,8</text:p>
          </table:table-cell>
          <table:table-cell office:value-type="float" office:value="-873.9" table:style-name="ce1">
            <text:p>-873,9</text:p>
          </table:table-cell>
          <table:table-cell office:value-type="float" office:value="84.5" table:style-name="ce1">
            <text:p>84,5</text:p>
          </table:table-cell>
          <table:table-cell office:value-type="float" office:value="-393.3" table:style-name="ce1">
            <text:p>-393,3</text:p>
          </table:table-cell>
          <table:table-cell office:value-type="float" office:value="-993.9" table:style-name="ce1">
            <text:p>-993,9</text:p>
          </table:table-cell>
          <table:table-cell office:value-type="float" office:value="-65.8" table:style-name="ce1">
            <text:p>-65,8</text:p>
          </table:table-cell>
          <table:table-cell office:value-type="float" office:value="-101.2" table:style-name="ce1">
            <text:p>-101,2</text:p>
          </table:table-cell>
          <table:table-cell office:value-type="float" office:value="42.9" table:style-name="ce1">
            <text:p>42,9</text:p>
          </table:table-cell>
          <table:table-cell office:value-type="float" office:value="395.8" table:style-name="ce1">
            <text:p>395,8</text:p>
          </table:table-cell>
          <table:table-cell office:value-type="float" office:value="418.8" table:style-name="ce1">
            <text:p>418,8</text:p>
          </table:table-cell>
          <table:table-cell office:value-type="float" office:value="-234.9" table:style-name="ce1">
            <text:p>-234,9</text:p>
          </table:table-cell>
          <table:table-cell office:value-type="float" office:value="81.8" table:style-name="ce1">
            <text:p>81,8</text:p>
          </table:table-cell>
          <table:table-cell office:value-type="float" office:value="-155.19999999999999" table:style-name="ce1">
            <text:p>-155,2</text:p>
          </table:table-cell>
          <table:table-cell office:value-type="float" office:value="-779.9" table:style-name="ce1">
            <text:p>-779,9</text:p>
          </table:table-cell>
          <table:table-cell office:value-type="float" office:value="554.4" table:style-name="ce1">
            <text:p>554,4</text:p>
          </table:table-cell>
          <table:table-cell office:value-type="float" office:value="-574.70000000000005" table:style-name="ce1">
            <text:p>-574,7</text:p>
          </table:table-cell>
          <table:table-cell office:value-type="float" office:value="-451.2" table:style-name="ce1">
            <text:p>-451,2</text:p>
          </table:table-cell>
          <table:table-cell table:number-columns-repeated="16344"/>
        </table:table-row>
        <table:table-row table:style-name="ro1">
          <table:table-cell office:value-type="float" office:value="-807.9" table:style-name="ce1">
            <text:p>-807,9</text:p>
          </table:table-cell>
          <table:table-cell office:value-type="float" office:value="-902.3" table:style-name="ce1">
            <text:p>-902,3</text:p>
          </table:table-cell>
          <table:table-cell office:value-type="float" office:value="-565" table:style-name="ce1">
            <text:p>-565</text:p>
          </table:table-cell>
          <table:table-cell office:value-type="float" office:value="-297" table:style-name="ce1">
            <text:p>-297</text:p>
          </table:table-cell>
          <table:table-cell office:value-type="float" office:value="-738.4" table:style-name="ce1">
            <text:p>-738,4</text:p>
          </table:table-cell>
          <table:table-cell office:value-type="float" office:value="-689.6" table:style-name="ce1">
            <text:p>-689,6</text:p>
          </table:table-cell>
          <table:table-cell office:value-type="float" office:value="-984.2" table:style-name="ce1">
            <text:p>-984,2</text:p>
          </table:table-cell>
          <table:table-cell office:value-type="float" office:value="326.2" table:style-name="ce1">
            <text:p>326,2</text:p>
          </table:table-cell>
          <table:table-cell office:value-type="float" office:value="-775.5" table:style-name="ce1">
            <text:p>-775,5</text:p>
          </table:table-cell>
          <table:table-cell office:value-type="float" office:value="-468" table:style-name="ce1">
            <text:p>-468</text:p>
          </table:table-cell>
          <table:table-cell office:value-type="float" office:value="544" table:style-name="ce1">
            <text:p>544</text:p>
          </table:table-cell>
          <table:table-cell office:value-type="float" office:value="-6.1" table:style-name="ce1">
            <text:p>-6,1</text:p>
          </table:table-cell>
          <table:table-cell office:value-type="float" office:value="4" table:style-name="ce1">
            <text:p>4</text:p>
          </table:table-cell>
          <table:table-cell office:value-type="float" office:value="484.7" table:style-name="ce1">
            <text:p>484,7</text:p>
          </table:table-cell>
          <table:table-cell office:value-type="float" office:value="802.7" table:style-name="ce1">
            <text:p>802,7</text:p>
          </table:table-cell>
          <table:table-cell office:value-type="float" office:value="-881.1" table:style-name="ce1">
            <text:p>-881,1</text:p>
          </table:table-cell>
          <table:table-cell office:value-type="float" office:value="592.29999999999995" table:style-name="ce1">
            <text:p>592,3</text:p>
          </table:table-cell>
          <table:table-cell office:value-type="float" office:value="-645.4" table:style-name="ce1">
            <text:p>-645,4</text:p>
          </table:table-cell>
          <table:table-cell office:value-type="float" office:value="-794.8" table:style-name="ce1">
            <text:p>-794,8</text:p>
          </table:table-cell>
          <table:table-cell office:value-type="float" office:value="611.29999999999995" table:style-name="ce1">
            <text:p>611,3</text:p>
          </table:table-cell>
          <table:table-cell office:value-type="float" office:value="969" table:style-name="ce1">
            <text:p>969</text:p>
          </table:table-cell>
          <table:table-cell office:value-type="float" office:value="-340.4" table:style-name="ce1">
            <text:p>-340,4</text:p>
          </table:table-cell>
          <table:table-cell office:value-type="float" office:value="-486.2" table:style-name="ce1">
            <text:p>-486,2</text:p>
          </table:table-cell>
          <table:table-cell office:value-type="float" office:value="-174.1" table:style-name="ce1">
            <text:p>-174,1</text:p>
          </table:table-cell>
          <table:table-cell office:value-type="float" office:value="-365.2" table:style-name="ce1">
            <text:p>-365,2</text:p>
          </table:table-cell>
          <table:table-cell office:value-type="float" office:value="-425" table:style-name="ce1">
            <text:p>-425</text:p>
          </table:table-cell>
          <table:table-cell office:value-type="float" office:value="76.5" table:style-name="ce1">
            <text:p>76,5</text:p>
          </table:table-cell>
          <table:table-cell office:value-type="float" office:value="-937.2" table:style-name="ce1">
            <text:p>-937,2</text:p>
          </table:table-cell>
          <table:table-cell office:value-type="float" office:value="-545.9" table:style-name="ce1">
            <text:p>-545,9</text:p>
          </table:table-cell>
          <table:table-cell office:value-type="float" office:value="186.5" table:style-name="ce1">
            <text:p>186,5</text:p>
          </table:table-cell>
          <table:table-cell office:value-type="float" office:value="-151.19999999999999" table:style-name="ce1">
            <text:p>-151,2</text:p>
          </table:table-cell>
          <table:table-cell office:value-type="float" office:value="276.8" table:style-name="ce1">
            <text:p>276,8</text:p>
          </table:table-cell>
          <table:table-cell office:value-type="float" office:value="209.8" table:style-name="ce1">
            <text:p>209,8</text:p>
          </table:table-cell>
          <table:table-cell office:value-type="float" office:value="172.6" table:style-name="ce1">
            <text:p>172,6</text:p>
          </table:table-cell>
          <table:table-cell office:value-type="float" office:value="471.4" table:style-name="ce1">
            <text:p>471,4</text:p>
          </table:table-cell>
          <table:table-cell office:value-type="float" office:value="-257.7" table:style-name="ce1">
            <text:p>-257,7</text:p>
          </table:table-cell>
          <table:table-cell office:value-type="float" office:value="-770.3" table:style-name="ce1">
            <text:p>-770,3</text:p>
          </table:table-cell>
          <table:table-cell office:value-type="float" office:value="-768.8" table:style-name="ce1">
            <text:p>-768,8</text:p>
          </table:table-cell>
          <table:table-cell office:value-type="float" office:value="-511.9" table:style-name="ce1">
            <text:p>-511,9</text:p>
          </table:table-cell>
          <table:table-cell office:value-type="float" office:value="906.8" table:style-name="ce1">
            <text:p>906,8</text:p>
          </table:table-cell>
          <table:table-cell table:number-columns-repeated="16344"/>
        </table:table-row>
        <table:table-row table:style-name="ro1">
          <table:table-cell office:value-type="float" office:value="938.6" table:style-name="ce1">
            <text:p>938,6</text:p>
          </table:table-cell>
          <table:table-cell office:value-type="float" office:value="-547.6" table:style-name="ce1">
            <text:p>-547,6</text:p>
          </table:table-cell>
          <table:table-cell office:value-type="float" office:value="86" table:style-name="ce1">
            <text:p>86</text:p>
          </table:table-cell>
          <table:table-cell office:value-type="float" office:value="-501.6" table:style-name="ce1">
            <text:p>-501,6</text:p>
          </table:table-cell>
          <table:table-cell office:value-type="float" office:value="-882.6" table:style-name="ce1">
            <text:p>-882,6</text:p>
          </table:table-cell>
          <table:table-cell office:value-type="float" office:value="-891.5" table:style-name="ce1">
            <text:p>-891,5</text:p>
          </table:table-cell>
          <table:table-cell office:value-type="float" office:value="423.8" table:style-name="ce1">
            <text:p>423,8</text:p>
          </table:table-cell>
          <table:table-cell office:value-type="float" office:value="-732.7" table:style-name="ce1">
            <text:p>-732,7</text:p>
          </table:table-cell>
          <table:table-cell office:value-type="float" office:value="-409.3" table:style-name="ce1">
            <text:p>-409,3</text:p>
          </table:table-cell>
          <table:table-cell office:value-type="float" office:value="-12.1" table:style-name="ce1">
            <text:p>-12,1</text:p>
          </table:table-cell>
          <table:table-cell office:value-type="float" office:value="-824.5" table:style-name="ce1">
            <text:p>-824,5</text:p>
          </table:table-cell>
          <table:table-cell office:value-type="float" office:value="56" table:style-name="ce1">
            <text:p>56</text:p>
          </table:table-cell>
          <table:table-cell office:value-type="float" office:value="719.3" table:style-name="ce1">
            <text:p>719,3</text:p>
          </table:table-cell>
          <table:table-cell office:value-type="float" office:value="-332" table:style-name="ce1">
            <text:p>-332</text:p>
          </table:table-cell>
          <table:table-cell office:value-type="float" office:value="207.6" table:style-name="ce1">
            <text:p>207,6</text:p>
          </table:table-cell>
          <table:table-cell office:value-type="float" office:value="-285.7" table:style-name="ce1">
            <text:p>-285,7</text:p>
          </table:table-cell>
          <table:table-cell office:value-type="float" office:value="-876.3" table:style-name="ce1">
            <text:p>-876,3</text:p>
          </table:table-cell>
          <table:table-cell office:value-type="float" office:value="-283.3" table:style-name="ce1">
            <text:p>-283,3</text:p>
          </table:table-cell>
          <table:table-cell office:value-type="float" office:value="170" table:style-name="ce1">
            <text:p>170</text:p>
          </table:table-cell>
          <table:table-cell office:value-type="float" office:value="-894.8" table:style-name="ce1">
            <text:p>-894,8</text:p>
          </table:table-cell>
          <table:table-cell office:value-type="float" office:value="681.5" table:style-name="ce1">
            <text:p>681,5</text:p>
          </table:table-cell>
          <table:table-cell office:value-type="float" office:value="-153.30000000000001" table:style-name="ce1">
            <text:p>-153,3</text:p>
          </table:table-cell>
          <table:table-cell office:value-type="float" office:value="-255.3" table:style-name="ce1">
            <text:p>-255,3</text:p>
          </table:table-cell>
          <table:table-cell office:value-type="float" office:value="-66.2" table:style-name="ce1">
            <text:p>-66,2</text:p>
          </table:table-cell>
          <table:table-cell office:value-type="float" office:value="949" table:style-name="ce1">
            <text:p>949</text:p>
          </table:table-cell>
          <table:table-cell office:value-type="float" office:value="-557.5" table:style-name="ce1">
            <text:p>-557,5</text:p>
          </table:table-cell>
          <table:table-cell office:value-type="float" office:value="-369.2" table:style-name="ce1">
            <text:p>-369,2</text:p>
          </table:table-cell>
          <table:table-cell office:value-type="float" office:value="104.4" table:style-name="ce1">
            <text:p>104,4</text:p>
          </table:table-cell>
          <table:table-cell office:value-type="float" office:value="-740.5" table:style-name="ce1">
            <text:p>-740,5</text:p>
          </table:table-cell>
          <table:table-cell office:value-type="float" office:value="339.1" table:style-name="ce1">
            <text:p>339,1</text:p>
          </table:table-cell>
          <table:table-cell office:value-type="float" office:value="-274.8" table:style-name="ce1">
            <text:p>-274,8</text:p>
          </table:table-cell>
          <table:table-cell office:value-type="float" office:value="-881.9" table:style-name="ce1">
            <text:p>-881,9</text:p>
          </table:table-cell>
          <table:table-cell office:value-type="float" office:value="-48.9" table:style-name="ce1">
            <text:p>-48,9</text:p>
          </table:table-cell>
          <table:table-cell office:value-type="float" office:value="827.7" table:style-name="ce1">
            <text:p>827,7</text:p>
          </table:table-cell>
          <table:table-cell office:value-type="float" office:value="900" table:style-name="ce1">
            <text:p>900</text:p>
          </table:table-cell>
          <table:table-cell office:value-type="float" office:value="759.3" table:style-name="ce1">
            <text:p>759,3</text:p>
          </table:table-cell>
          <table:table-cell office:value-type="float" office:value="-242.3" table:style-name="ce1">
            <text:p>-242,3</text:p>
          </table:table-cell>
          <table:table-cell office:value-type="float" office:value="389.6" table:style-name="ce1">
            <text:p>389,6</text:p>
          </table:table-cell>
          <table:table-cell office:value-type="float" office:value="549.4" table:style-name="ce1">
            <text:p>549,4</text:p>
          </table:table-cell>
          <table:table-cell office:value-type="float" office:value="60.6" table:style-name="ce1">
            <text:p>60,6</text:p>
          </table:table-cell>
          <table:table-cell table:number-columns-repeated="16344"/>
        </table:table-row>
        <table:table-row table:style-name="ro1">
          <table:table-cell office:value-type="float" office:value="-274.2" table:style-name="ce1">
            <text:p>-274,2</text:p>
          </table:table-cell>
          <table:table-cell office:value-type="float" office:value="-236.9" table:style-name="ce1">
            <text:p>-236,9</text:p>
          </table:table-cell>
          <table:table-cell office:value-type="float" office:value="-18.399999999999999" table:style-name="ce1">
            <text:p>-18,4</text:p>
          </table:table-cell>
          <table:table-cell office:value-type="float" office:value="370.7" table:style-name="ce1">
            <text:p>370,7</text:p>
          </table:table-cell>
          <table:table-cell office:value-type="float" office:value="-795" table:style-name="ce1">
            <text:p>-795</text:p>
          </table:table-cell>
          <table:table-cell office:value-type="float" office:value="-124.1" table:style-name="ce1">
            <text:p>-124,1</text:p>
          </table:table-cell>
          <table:table-cell office:value-type="float" office:value="284.89999999999998" table:style-name="ce1">
            <text:p>284,9</text:p>
          </table:table-cell>
          <table:table-cell office:value-type="float" office:value="-270.7" table:style-name="ce1">
            <text:p>-270,7</text:p>
          </table:table-cell>
          <table:table-cell office:value-type="float" office:value="-531.79999999999995" table:style-name="ce1">
            <text:p>-531,8</text:p>
          </table:table-cell>
          <table:table-cell office:value-type="float" office:value="457.2" table:style-name="ce1">
            <text:p>457,2</text:p>
          </table:table-cell>
          <table:table-cell office:value-type="float" office:value="281" table:style-name="ce1">
            <text:p>281</text:p>
          </table:table-cell>
          <table:table-cell office:value-type="float" office:value="-560" table:style-name="ce1">
            <text:p>-560</text:p>
          </table:table-cell>
          <table:table-cell office:value-type="float" office:value="-411.1" table:style-name="ce1">
            <text:p>-411,1</text:p>
          </table:table-cell>
          <table:table-cell office:value-type="float" office:value="674.1" table:style-name="ce1">
            <text:p>674,1</text:p>
          </table:table-cell>
          <table:table-cell office:value-type="float" office:value="785.6" table:style-name="ce1">
            <text:p>785,6</text:p>
          </table:table-cell>
          <table:table-cell office:value-type="float" office:value="-892.5" table:style-name="ce1">
            <text:p>-892,5</text:p>
          </table:table-cell>
          <table:table-cell office:value-type="float" office:value="746.8" table:style-name="ce1">
            <text:p>746,8</text:p>
          </table:table-cell>
          <table:table-cell office:value-type="float" office:value="992.2" table:style-name="ce1">
            <text:p>992,2</text:p>
          </table:table-cell>
          <table:table-cell office:value-type="float" office:value="-345.7" table:style-name="ce1">
            <text:p>-345,7</text:p>
          </table:table-cell>
          <table:table-cell office:value-type="float" office:value="-704.8" table:style-name="ce1">
            <text:p>-704,8</text:p>
          </table:table-cell>
          <table:table-cell office:value-type="float" office:value="-204.9" table:style-name="ce1">
            <text:p>-204,9</text:p>
          </table:table-cell>
          <table:table-cell office:value-type="float" office:value="435" table:style-name="ce1">
            <text:p>435</text:p>
          </table:table-cell>
          <table:table-cell office:value-type="float" office:value="847.8" table:style-name="ce1">
            <text:p>847,8</text:p>
          </table:table-cell>
          <table:table-cell office:value-type="float" office:value="-270.60000000000002" table:style-name="ce1">
            <text:p>-270,6</text:p>
          </table:table-cell>
          <table:table-cell office:value-type="float" office:value="753.3" table:style-name="ce1">
            <text:p>753,3</text:p>
          </table:table-cell>
          <table:table-cell office:value-type="float" office:value="-292.89999999999998" table:style-name="ce1">
            <text:p>-292,9</text:p>
          </table:table-cell>
          <table:table-cell office:value-type="float" office:value="-287.5" table:style-name="ce1">
            <text:p>-287,5</text:p>
          </table:table-cell>
          <table:table-cell office:value-type="float" office:value="660.5" table:style-name="ce1">
            <text:p>660,5</text:p>
          </table:table-cell>
          <table:table-cell office:value-type="float" office:value="651.29999999999995" table:style-name="ce1">
            <text:p>651,3</text:p>
          </table:table-cell>
          <table:table-cell office:value-type="float" office:value="-37.700000000000003" table:style-name="ce1">
            <text:p>-37,7</text:p>
          </table:table-cell>
          <table:table-cell office:value-type="float" office:value="921.8" table:style-name="ce1">
            <text:p>921,8</text:p>
          </table:table-cell>
          <table:table-cell office:value-type="float" office:value="564.9" table:style-name="ce1">
            <text:p>564,9</text:p>
          </table:table-cell>
          <table:table-cell office:value-type="float" office:value="222.2" table:style-name="ce1">
            <text:p>222,2</text:p>
          </table:table-cell>
          <table:table-cell office:value-type="float" office:value="547.79999999999995" table:style-name="ce1">
            <text:p>547,8</text:p>
          </table:table-cell>
          <table:table-cell office:value-type="float" office:value="792.4" table:style-name="ce1">
            <text:p>792,4</text:p>
          </table:table-cell>
          <table:table-cell office:value-type="float" office:value="-774.1" table:style-name="ce1">
            <text:p>-774,1</text:p>
          </table:table-cell>
          <table:table-cell office:value-type="float" office:value="568.20000000000005" table:style-name="ce1">
            <text:p>568,2</text:p>
          </table:table-cell>
          <table:table-cell office:value-type="float" office:value="-643.6" table:style-name="ce1">
            <text:p>-643,6</text:p>
          </table:table-cell>
          <table:table-cell office:value-type="float" office:value="-521.29999999999995" table:style-name="ce1">
            <text:p>-521,3</text:p>
          </table:table-cell>
          <table:table-cell office:value-type="float" office:value="-345.1" table:style-name="ce1">
            <text:p>-345,1</text:p>
          </table:table-cell>
          <table:table-cell table:number-columns-repeated="16344"/>
        </table:table-row>
        <table:table-row table:style-name="ro1">
          <table:table-cell office:value-type="float" office:value="427.9" table:style-name="ce1">
            <text:p>427,9</text:p>
          </table:table-cell>
          <table:table-cell office:value-type="float" office:value="-667.1" table:style-name="ce1">
            <text:p>-667,1</text:p>
          </table:table-cell>
          <table:table-cell office:value-type="float" office:value="-848.8" table:style-name="ce1">
            <text:p>-848,8</text:p>
          </table:table-cell>
          <table:table-cell office:value-type="float" office:value="13.1" table:style-name="ce1">
            <text:p>13,1</text:p>
          </table:table-cell>
          <table:table-cell office:value-type="float" office:value="-573.70000000000005" table:style-name="ce1">
            <text:p>-573,7</text:p>
          </table:table-cell>
          <table:table-cell office:value-type="float" office:value="-534.6" table:style-name="ce1">
            <text:p>-534,6</text:p>
          </table:table-cell>
          <table:table-cell office:value-type="float" office:value="-245.5" table:style-name="ce1">
            <text:p>-245,5</text:p>
          </table:table-cell>
          <table:table-cell office:value-type="float" office:value="-276" table:style-name="ce1">
            <text:p>-276</text:p>
          </table:table-cell>
          <table:table-cell office:value-type="float" office:value="-480.6" table:style-name="ce1">
            <text:p>-480,6</text:p>
          </table:table-cell>
          <table:table-cell office:value-type="float" office:value="577.9" table:style-name="ce1">
            <text:p>577,9</text:p>
          </table:table-cell>
          <table:table-cell office:value-type="float" office:value="11.6" table:style-name="ce1">
            <text:p>11,6</text:p>
          </table:table-cell>
          <table:table-cell office:value-type="float" office:value="2.4" table:style-name="ce1">
            <text:p>2,4</text:p>
          </table:table-cell>
          <table:table-cell office:value-type="float" office:value="1.8" table:style-name="ce1">
            <text:p>1,8</text:p>
          </table:table-cell>
          <table:table-cell office:value-type="float" office:value="155.5" table:style-name="ce1">
            <text:p>155,5</text:p>
          </table:table-cell>
          <table:table-cell office:value-type="float" office:value="-460.9" table:style-name="ce1">
            <text:p>-460,9</text:p>
          </table:table-cell>
          <table:table-cell office:value-type="float" office:value="-962" table:style-name="ce1">
            <text:p>-962</text:p>
          </table:table-cell>
          <table:table-cell office:value-type="float" office:value="640.1" table:style-name="ce1">
            <text:p>640,1</text:p>
          </table:table-cell>
          <table:table-cell office:value-type="float" office:value="-473.6" table:style-name="ce1">
            <text:p>-473,6</text:p>
          </table:table-cell>
          <table:table-cell office:value-type="float" office:value="-355.6" table:style-name="ce1">
            <text:p>-355,6</text:p>
          </table:table-cell>
          <table:table-cell office:value-type="float" office:value="20.5" table:style-name="ce1">
            <text:p>20,5</text:p>
          </table:table-cell>
          <table:table-cell office:value-type="float" office:value="124.1" table:style-name="ce1">
            <text:p>124,1</text:p>
          </table:table-cell>
          <table:table-cell office:value-type="float" office:value="-644.9" table:style-name="ce1">
            <text:p>-644,9</text:p>
          </table:table-cell>
          <table:table-cell office:value-type="float" office:value="451.1" table:style-name="ce1">
            <text:p>451,1</text:p>
          </table:table-cell>
          <table:table-cell office:value-type="float" office:value="532.1" table:style-name="ce1">
            <text:p>532,1</text:p>
          </table:table-cell>
          <table:table-cell office:value-type="float" office:value="-782.5" table:style-name="ce1">
            <text:p>-782,5</text:p>
          </table:table-cell>
          <table:table-cell office:value-type="float" office:value="874.9" table:style-name="ce1">
            <text:p>874,9</text:p>
          </table:table-cell>
          <table:table-cell office:value-type="float" office:value="227.6" table:style-name="ce1">
            <text:p>227,6</text:p>
          </table:table-cell>
          <table:table-cell office:value-type="float" office:value="884.4" table:style-name="ce1">
            <text:p>884,4</text:p>
          </table:table-cell>
          <table:table-cell office:value-type="float" office:value="275.39999999999998" table:style-name="ce1">
            <text:p>275,4</text:p>
          </table:table-cell>
          <table:table-cell office:value-type="float" office:value="-501.3" table:style-name="ce1">
            <text:p>-501,3</text:p>
          </table:table-cell>
          <table:table-cell office:value-type="float" office:value="-215.5" table:style-name="ce1">
            <text:p>-215,5</text:p>
          </table:table-cell>
          <table:table-cell office:value-type="float" office:value="-494" table:style-name="ce1">
            <text:p>-494</text:p>
          </table:table-cell>
          <table:table-cell office:value-type="float" office:value="731.8" table:style-name="ce1">
            <text:p>731,8</text:p>
          </table:table-cell>
          <table:table-cell office:value-type="float" office:value="345.9" table:style-name="ce1">
            <text:p>345,9</text:p>
          </table:table-cell>
          <table:table-cell office:value-type="float" office:value="-794.8" table:style-name="ce1">
            <text:p>-794,8</text:p>
          </table:table-cell>
          <table:table-cell office:value-type="float" office:value="620.29999999999995" table:style-name="ce1">
            <text:p>620,3</text:p>
          </table:table-cell>
          <table:table-cell office:value-type="float" office:value="864.5" table:style-name="ce1">
            <text:p>864,5</text:p>
          </table:table-cell>
          <table:table-cell office:value-type="float" office:value="435" table:style-name="ce1">
            <text:p>435</text:p>
          </table:table-cell>
          <table:table-cell office:value-type="float" office:value="-714.6" table:style-name="ce1">
            <text:p>-714,6</text:p>
          </table:table-cell>
          <table:table-cell office:value-type="float" office:value="524.29999999999995" table:style-name="ce1">
            <text:p>524,3</text:p>
          </table:table-cell>
          <table:table-cell table:number-columns-repeated="16344"/>
        </table:table-row>
        <table:table-row table:style-name="ro1">
          <table:table-cell office:value-type="float" office:value="770.5" table:style-name="ce1">
            <text:p>770,5</text:p>
          </table:table-cell>
          <table:table-cell office:value-type="float" office:value="6.7" table:style-name="ce1">
            <text:p>6,7</text:p>
          </table:table-cell>
          <table:table-cell office:value-type="float" office:value="-302.8" table:style-name="ce1">
            <text:p>-302,8</text:p>
          </table:table-cell>
          <table:table-cell office:value-type="float" office:value="-758.4" table:style-name="ce1">
            <text:p>-758,4</text:p>
          </table:table-cell>
          <table:table-cell office:value-type="float" office:value="-592.70000000000005" table:style-name="ce1">
            <text:p>-592,7</text:p>
          </table:table-cell>
          <table:table-cell office:value-type="float" office:value="256.7" table:style-name="ce1">
            <text:p>256,7</text:p>
          </table:table-cell>
          <table:table-cell office:value-type="float" office:value="-662.1" table:style-name="ce1">
            <text:p>-662,1</text:p>
          </table:table-cell>
          <table:table-cell office:value-type="float" office:value="893.1" table:style-name="ce1">
            <text:p>893,1</text:p>
          </table:table-cell>
          <table:table-cell office:value-type="float" office:value="918" table:style-name="ce1">
            <text:p>918</text:p>
          </table:table-cell>
          <table:table-cell office:value-type="float" office:value="-301.89999999999998" table:style-name="ce1">
            <text:p>-301,9</text:p>
          </table:table-cell>
          <table:table-cell office:value-type="float" office:value="-170.7" table:style-name="ce1">
            <text:p>-170,7</text:p>
          </table:table-cell>
          <table:table-cell office:value-type="float" office:value="492.2" table:style-name="ce1">
            <text:p>492,2</text:p>
          </table:table-cell>
          <table:table-cell office:value-type="float" office:value="784" table:style-name="ce1">
            <text:p>784</text:p>
          </table:table-cell>
          <table:table-cell office:value-type="float" office:value="-120.7" table:style-name="ce1">
            <text:p>-120,7</text:p>
          </table:table-cell>
          <table:table-cell office:value-type="float" office:value="-527.1" table:style-name="ce1">
            <text:p>-527,1</text:p>
          </table:table-cell>
          <table:table-cell office:value-type="float" office:value="-707.5" table:style-name="ce1">
            <text:p>-707,5</text:p>
          </table:table-cell>
          <table:table-cell office:value-type="float" office:value="-313.89999999999998" table:style-name="ce1">
            <text:p>-313,9</text:p>
          </table:table-cell>
          <table:table-cell office:value-type="float" office:value="-129.4" table:style-name="ce1">
            <text:p>-129,4</text:p>
          </table:table-cell>
          <table:table-cell office:value-type="float" office:value="-854.9" table:style-name="ce1">
            <text:p>-854,9</text:p>
          </table:table-cell>
          <table:table-cell office:value-type="float" office:value="317.8" table:style-name="ce1">
            <text:p>317,8</text:p>
          </table:table-cell>
          <table:table-cell office:value-type="float" office:value="-513.70000000000005" table:style-name="ce1">
            <text:p>-513,7</text:p>
          </table:table-cell>
          <table:table-cell office:value-type="float" office:value="-640.1" table:style-name="ce1">
            <text:p>-640,1</text:p>
          </table:table-cell>
          <table:table-cell office:value-type="float" office:value="-571.70000000000005" table:style-name="ce1">
            <text:p>-571,7</text:p>
          </table:table-cell>
          <table:table-cell office:value-type="float" office:value="675.8" table:style-name="ce1">
            <text:p>675,8</text:p>
          </table:table-cell>
          <table:table-cell office:value-type="float" office:value="186.8" table:style-name="ce1">
            <text:p>186,8</text:p>
          </table:table-cell>
          <table:table-cell office:value-type="float" office:value="676.4" table:style-name="ce1">
            <text:p>676,4</text:p>
          </table:table-cell>
          <table:table-cell office:value-type="float" office:value="968.4" table:style-name="ce1">
            <text:p>968,4</text:p>
          </table:table-cell>
          <table:table-cell office:value-type="float" office:value="-155" table:style-name="ce1">
            <text:p>-155</text:p>
          </table:table-cell>
          <table:table-cell office:value-type="float" office:value="-367.7" table:style-name="ce1">
            <text:p>-367,7</text:p>
          </table:table-cell>
          <table:table-cell office:value-type="float" office:value="-503" table:style-name="ce1">
            <text:p>-503</text:p>
          </table:table-cell>
          <table:table-cell office:value-type="float" office:value="-27.7" table:style-name="ce1">
            <text:p>-27,7</text:p>
          </table:table-cell>
          <table:table-cell office:value-type="float" office:value="-12.3" table:style-name="ce1">
            <text:p>-12,3</text:p>
          </table:table-cell>
          <table:table-cell office:value-type="float" office:value="-685.7" table:style-name="ce1">
            <text:p>-685,7</text:p>
          </table:table-cell>
          <table:table-cell office:value-type="float" office:value="763.5" table:style-name="ce1">
            <text:p>763,5</text:p>
          </table:table-cell>
          <table:table-cell office:value-type="float" office:value="571.9" table:style-name="ce1">
            <text:p>571,9</text:p>
          </table:table-cell>
          <table:table-cell office:value-type="float" office:value="18.2" table:style-name="ce1">
            <text:p>18,2</text:p>
          </table:table-cell>
          <table:table-cell office:value-type="float" office:value="-82.2" table:style-name="ce1">
            <text:p>-82,2</text:p>
          </table:table-cell>
          <table:table-cell office:value-type="float" office:value="554.6" table:style-name="ce1">
            <text:p>554,6</text:p>
          </table:table-cell>
          <table:table-cell office:value-type="float" office:value="280.5" table:style-name="ce1">
            <text:p>280,5</text:p>
          </table:table-cell>
          <table:table-cell office:value-type="float" office:value="126" table:style-name="ce1">
            <text:p>126</text:p>
          </table:table-cell>
          <table:table-cell table:number-columns-repeated="16344"/>
        </table:table-row>
        <table:table-row table:style-name="ro1">
          <table:table-cell office:value-type="float" office:value="682.8" table:style-name="ce1">
            <text:p>682,8</text:p>
          </table:table-cell>
          <table:table-cell office:value-type="float" office:value="939.1" table:style-name="ce1">
            <text:p>939,1</text:p>
          </table:table-cell>
          <table:table-cell office:value-type="float" office:value="-50.6" table:style-name="ce1">
            <text:p>-50,6</text:p>
          </table:table-cell>
          <table:table-cell office:value-type="float" office:value="509.1" table:style-name="ce1">
            <text:p>509,1</text:p>
          </table:table-cell>
          <table:table-cell office:value-type="float" office:value="616.5" table:style-name="ce1">
            <text:p>616,5</text:p>
          </table:table-cell>
          <table:table-cell office:value-type="float" office:value="-400.2" table:style-name="ce1">
            <text:p>-400,2</text:p>
          </table:table-cell>
          <table:table-cell office:value-type="float" office:value="-597.70000000000005" table:style-name="ce1">
            <text:p>-597,7</text:p>
          </table:table-cell>
          <table:table-cell office:value-type="float" office:value="-979.8" table:style-name="ce1">
            <text:p>-979,8</text:p>
          </table:table-cell>
          <table:table-cell office:value-type="float" office:value="222.2" table:style-name="ce1">
            <text:p>222,2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-402.3" table:style-name="ce1">
            <text:p>-402,3</text:p>
          </table:table-cell>
          <table:table-cell office:value-type="float" office:value="-934.2" table:style-name="ce1">
            <text:p>-934,2</text:p>
          </table:table-cell>
          <table:table-cell office:value-type="float" office:value="-568.4" table:style-name="ce1">
            <text:p>-568,4</text:p>
          </table:table-cell>
          <table:table-cell office:value-type="float" office:value="96.8" table:style-name="ce1">
            <text:p>96,8</text:p>
          </table:table-cell>
          <table:table-cell office:value-type="float" office:value="951.2" table:style-name="ce1">
            <text:p>951,2</text:p>
          </table:table-cell>
          <table:table-cell office:value-type="float" office:value="-672.2" table:style-name="ce1">
            <text:p>-672,2</text:p>
          </table:table-cell>
          <table:table-cell office:value-type="float" office:value="908.1" table:style-name="ce1">
            <text:p>908,1</text:p>
          </table:table-cell>
          <table:table-cell office:value-type="float" office:value="-602.79999999999995" table:style-name="ce1">
            <text:p>-602,8</text:p>
          </table:table-cell>
          <table:table-cell office:value-type="float" office:value="329.9" table:style-name="ce1">
            <text:p>329,9</text:p>
          </table:table-cell>
          <table:table-cell office:value-type="float" office:value="797.2" table:style-name="ce1">
            <text:p>797,2</text:p>
          </table:table-cell>
          <table:table-cell office:value-type="float" office:value="575.9" table:style-name="ce1">
            <text:p>575,9</text:p>
          </table:table-cell>
          <table:table-cell office:value-type="float" office:value="462.4" table:style-name="ce1">
            <text:p>462,4</text:p>
          </table:table-cell>
          <table:table-cell office:value-type="float" office:value="-249.3" table:style-name="ce1">
            <text:p>-249,3</text:p>
          </table:table-cell>
          <table:table-cell office:value-type="float" office:value="430.4" table:style-name="ce1">
            <text:p>430,4</text:p>
          </table:table-cell>
          <table:table-cell office:value-type="float" office:value="-257.60000000000002" table:style-name="ce1">
            <text:p>-257,6</text:p>
          </table:table-cell>
          <table:table-cell office:value-type="float" office:value="-566.9" table:style-name="ce1">
            <text:p>-566,9</text:p>
          </table:table-cell>
          <table:table-cell office:value-type="float" office:value="-544.5" table:style-name="ce1">
            <text:p>-544,5</text:p>
          </table:table-cell>
          <table:table-cell office:value-type="float" office:value="-493.5" table:style-name="ce1">
            <text:p>-493,5</text:p>
          </table:table-cell>
          <table:table-cell office:value-type="float" office:value="709.5" table:style-name="ce1">
            <text:p>709,5</text:p>
          </table:table-cell>
          <table:table-cell office:value-type="float" office:value="-444.4" table:style-name="ce1">
            <text:p>-444,4</text:p>
          </table:table-cell>
          <table:table-cell office:value-type="float" office:value="223" table:style-name="ce1">
            <text:p>223</text:p>
          </table:table-cell>
          <table:table-cell office:value-type="float" office:value="754.3" table:style-name="ce1">
            <text:p>754,3</text:p>
          </table:table-cell>
          <table:table-cell office:value-type="float" office:value="243.9" table:style-name="ce1">
            <text:p>243,9</text:p>
          </table:table-cell>
          <table:table-cell office:value-type="float" office:value="-904.1" table:style-name="ce1">
            <text:p>-904,1</text:p>
          </table:table-cell>
          <table:table-cell office:value-type="float" office:value="27.3" table:style-name="ce1">
            <text:p>27,3</text:p>
          </table:table-cell>
          <table:table-cell office:value-type="float" office:value="-15" table:style-name="ce1">
            <text:p>-15</text:p>
          </table:table-cell>
          <table:table-cell office:value-type="float" office:value="-181.7" table:style-name="ce1">
            <text:p>-181,7</text:p>
          </table:table-cell>
          <table:table-cell office:value-type="float" office:value="-831.7" table:style-name="ce1">
            <text:p>-831,7</text:p>
          </table:table-cell>
          <table:table-cell office:value-type="float" office:value="415.9" table:style-name="ce1">
            <text:p>415,9</text:p>
          </table:table-cell>
          <table:table-cell office:value-type="float" office:value="740.3" table:style-name="ce1">
            <text:p>740,3</text:p>
          </table:table-cell>
          <table:table-cell table:number-columns-repeated="16344"/>
        </table:table-row>
        <table:table-row table:style-name="ro1">
          <table:table-cell office:value-type="float" office:value="29.3" table:style-name="ce1">
            <text:p>29,3</text:p>
          </table:table-cell>
          <table:table-cell office:value-type="float" office:value="179.1" table:style-name="ce1">
            <text:p>179,1</text:p>
          </table:table-cell>
          <table:table-cell office:value-type="float" office:value="561.9" table:style-name="ce1">
            <text:p>561,9</text:p>
          </table:table-cell>
          <table:table-cell office:value-type="float" office:value="280.2" table:style-name="ce1">
            <text:p>280,2</text:p>
          </table:table-cell>
          <table:table-cell office:value-type="float" office:value="-147.69999999999999" table:style-name="ce1">
            <text:p>-147,7</text:p>
          </table:table-cell>
          <table:table-cell office:value-type="float" office:value="284.8" table:style-name="ce1">
            <text:p>284,8</text:p>
          </table:table-cell>
          <table:table-cell office:value-type="float" office:value="-102.7" table:style-name="ce1">
            <text:p>-102,7</text:p>
          </table:table-cell>
          <table:table-cell office:value-type="float" office:value="-264.89999999999998" table:style-name="ce1">
            <text:p>-264,9</text:p>
          </table:table-cell>
          <table:table-cell office:value-type="float" office:value="560.20000000000005" table:style-name="ce1">
            <text:p>560,2</text:p>
          </table:table-cell>
          <table:table-cell office:value-type="float" office:value="761.7" table:style-name="ce1">
            <text:p>761,7</text:p>
          </table:table-cell>
          <table:table-cell office:value-type="float" office:value="843.6" table:style-name="ce1">
            <text:p>843,6</text:p>
          </table:table-cell>
          <table:table-cell office:value-type="float" office:value="-513.70000000000005" table:style-name="ce1">
            <text:p>-513,7</text:p>
          </table:table-cell>
          <table:table-cell office:value-type="float" office:value="577.20000000000005" table:style-name="ce1">
            <text:p>577,2</text:p>
          </table:table-cell>
          <table:table-cell office:value-type="float" office:value="-989.3" table:style-name="ce1">
            <text:p>-989,3</text:p>
          </table:table-cell>
          <table:table-cell office:value-type="float" office:value="-385.4" table:style-name="ce1">
            <text:p>-385,4</text:p>
          </table:table-cell>
          <table:table-cell office:value-type="float" office:value="434.9" table:style-name="ce1">
            <text:p>434,9</text:p>
          </table:table-cell>
          <table:table-cell office:value-type="float" office:value="-578.79999999999995" table:style-name="ce1">
            <text:p>-578,8</text:p>
          </table:table-cell>
          <table:table-cell office:value-type="float" office:value="-78.400000000000006" table:style-name="ce1">
            <text:p>-78,4</text:p>
          </table:table-cell>
          <table:table-cell office:value-type="float" office:value="485.8" table:style-name="ce1">
            <text:p>485,8</text:p>
          </table:table-cell>
          <table:table-cell office:value-type="float" office:value="-40.6" table:style-name="ce1">
            <text:p>-40,6</text:p>
          </table:table-cell>
          <table:table-cell office:value-type="float" office:value="-42" table:style-name="ce1">
            <text:p>-42</text:p>
          </table:table-cell>
          <table:table-cell office:value-type="float" office:value="-18.399999999999999" table:style-name="ce1">
            <text:p>-18,4</text:p>
          </table:table-cell>
          <table:table-cell office:value-type="float" office:value="307" table:style-name="ce1">
            <text:p>307</text:p>
          </table:table-cell>
          <table:table-cell office:value-type="float" office:value="-898" table:style-name="ce1">
            <text:p>-898</text:p>
          </table:table-cell>
          <table:table-cell office:value-type="float" office:value="-817" table:style-name="ce1">
            <text:p>-817</text:p>
          </table:table-cell>
          <table:table-cell office:value-type="float" office:value="372.1" table:style-name="ce1">
            <text:p>372,1</text:p>
          </table:table-cell>
          <table:table-cell office:value-type="float" office:value="264.8" table:style-name="ce1">
            <text:p>264,8</text:p>
          </table:table-cell>
          <table:table-cell office:value-type="float" office:value="978.4" table:style-name="ce1">
            <text:p>978,4</text:p>
          </table:table-cell>
          <table:table-cell office:value-type="float" office:value="-60.4" table:style-name="ce1">
            <text:p>-60,4</text:p>
          </table:table-cell>
          <table:table-cell office:value-type="float" office:value="341.2" table:style-name="ce1">
            <text:p>341,2</text:p>
          </table:table-cell>
          <table:table-cell office:value-type="float" office:value="836.3" table:style-name="ce1">
            <text:p>836,3</text:p>
          </table:table-cell>
          <table:table-cell office:value-type="float" office:value="233.5" table:style-name="ce1">
            <text:p>233,5</text:p>
          </table:table-cell>
          <table:table-cell office:value-type="float" office:value="310.7" table:style-name="ce1">
            <text:p>310,7</text:p>
          </table:table-cell>
          <table:table-cell office:value-type="float" office:value="-564" table:style-name="ce1">
            <text:p>-564</text:p>
          </table:table-cell>
          <table:table-cell office:value-type="float" office:value="806.2" table:style-name="ce1">
            <text:p>806,2</text:p>
          </table:table-cell>
          <table:table-cell office:value-type="float" office:value="-703.2" table:style-name="ce1">
            <text:p>-703,2</text:p>
          </table:table-cell>
          <table:table-cell office:value-type="float" office:value="-650.4" table:style-name="ce1">
            <text:p>-650,4</text:p>
          </table:table-cell>
          <table:table-cell office:value-type="float" office:value="-811.5" table:style-name="ce1">
            <text:p>-811,5</text:p>
          </table:table-cell>
          <table:table-cell office:value-type="float" office:value="-630.4" table:style-name="ce1">
            <text:p>-630,4</text:p>
          </table:table-cell>
          <table:table-cell office:value-type="float" office:value="-70.599999999999994" table:style-name="ce1">
            <text:p>-70,6</text:p>
          </table:table-cell>
          <table:table-cell table:number-columns-repeated="16344"/>
        </table:table-row>
        <table:table-row table:style-name="ro1">
          <table:table-cell office:value-type="float" office:value="436.3" table:style-name="ce1">
            <text:p>436,3</text:p>
          </table:table-cell>
          <table:table-cell office:value-type="float" office:value="596.4" table:style-name="ce1">
            <text:p>596,4</text:p>
          </table:table-cell>
          <table:table-cell office:value-type="float" office:value="-739.9" table:style-name="ce1">
            <text:p>-739,9</text:p>
          </table:table-cell>
          <table:table-cell office:value-type="float" office:value="922.3" table:style-name="ce1">
            <text:p>922,3</text:p>
          </table:table-cell>
          <table:table-cell office:value-type="float" office:value="284" table:style-name="ce1">
            <text:p>284</text:p>
          </table:table-cell>
          <table:table-cell office:value-type="float" office:value="197.6" table:style-name="ce1">
            <text:p>197,6</text:p>
          </table:table-cell>
          <table:table-cell office:value-type="float" office:value="-648" table:style-name="ce1">
            <text:p>-648</text:p>
          </table:table-cell>
          <table:table-cell office:value-type="float" office:value="723.1" table:style-name="ce1">
            <text:p>723,1</text:p>
          </table:table-cell>
          <table:table-cell office:value-type="float" office:value="-476.6" table:style-name="ce1">
            <text:p>-476,6</text:p>
          </table:table-cell>
          <table:table-cell office:value-type="float" office:value="-715.1" table:style-name="ce1">
            <text:p>-715,1</text:p>
          </table:table-cell>
          <table:table-cell office:value-type="float" office:value="-542.29999999999995" table:style-name="ce1">
            <text:p>-542,3</text:p>
          </table:table-cell>
          <table:table-cell office:value-type="float" office:value="402.1" table:style-name="ce1">
            <text:p>402,1</text:p>
          </table:table-cell>
          <table:table-cell office:value-type="float" office:value="865.7" table:style-name="ce1">
            <text:p>865,7</text:p>
          </table:table-cell>
          <table:table-cell office:value-type="float" office:value="-876.6" table:style-name="ce1">
            <text:p>-876,6</text:p>
          </table:table-cell>
          <table:table-cell office:value-type="float" office:value="358.7" table:style-name="ce1">
            <text:p>358,7</text:p>
          </table:table-cell>
          <table:table-cell office:value-type="float" office:value="-367.4" table:style-name="ce1">
            <text:p>-367,4</text:p>
          </table:table-cell>
          <table:table-cell office:value-type="float" office:value="-420.3" table:style-name="ce1">
            <text:p>-420,3</text:p>
          </table:table-cell>
          <table:table-cell office:value-type="float" office:value="285.8" table:style-name="ce1">
            <text:p>285,8</text:p>
          </table:table-cell>
          <table:table-cell office:value-type="float" office:value="-24.1" table:style-name="ce1">
            <text:p>-24,1</text:p>
          </table:table-cell>
          <table:table-cell office:value-type="float" office:value="305.3" table:style-name="ce1">
            <text:p>305,3</text:p>
          </table:table-cell>
          <table:table-cell office:value-type="float" office:value="-905.2" table:style-name="ce1">
            <text:p>-905,2</text:p>
          </table:table-cell>
          <table:table-cell office:value-type="float" office:value="-251" table:style-name="ce1">
            <text:p>-251</text:p>
          </table:table-cell>
          <table:table-cell office:value-type="float" office:value="543" table:style-name="ce1">
            <text:p>543</text:p>
          </table:table-cell>
          <table:table-cell office:value-type="float" office:value="232.7" table:style-name="ce1">
            <text:p>232,7</text:p>
          </table:table-cell>
          <table:table-cell office:value-type="float" office:value="-582.1" table:style-name="ce1">
            <text:p>-582,1</text:p>
          </table:table-cell>
          <table:table-cell office:value-type="float" office:value="-543.1" table:style-name="ce1">
            <text:p>-543,1</text:p>
          </table:table-cell>
          <table:table-cell office:value-type="float" office:value="435.9" table:style-name="ce1">
            <text:p>435,9</text:p>
          </table:table-cell>
          <table:table-cell office:value-type="float" office:value="-953.1" table:style-name="ce1">
            <text:p>-953,1</text:p>
          </table:table-cell>
          <table:table-cell office:value-type="float" office:value="-847.9" table:style-name="ce1">
            <text:p>-847,9</text:p>
          </table:table-cell>
          <table:table-cell office:value-type="float" office:value="-648.70000000000005" table:style-name="ce1">
            <text:p>-648,7</text:p>
          </table:table-cell>
          <table:table-cell office:value-type="float" office:value="574" table:style-name="ce1">
            <text:p>574</text:p>
          </table:table-cell>
          <table:table-cell office:value-type="float" office:value="-789" table:style-name="ce1">
            <text:p>-789</text:p>
          </table:table-cell>
          <table:table-cell office:value-type="float" office:value="-363.6" table:style-name="ce1">
            <text:p>-363,6</text:p>
          </table:table-cell>
          <table:table-cell office:value-type="float" office:value="115.7" table:style-name="ce1">
            <text:p>115,7</text:p>
          </table:table-cell>
          <table:table-cell office:value-type="float" office:value="446.4" table:style-name="ce1">
            <text:p>446,4</text:p>
          </table:table-cell>
          <table:table-cell office:value-type="float" office:value="-246.3" table:style-name="ce1">
            <text:p>-246,3</text:p>
          </table:table-cell>
          <table:table-cell office:value-type="float" office:value="-65.099999999999994" table:style-name="ce1">
            <text:p>-65,1</text:p>
          </table:table-cell>
          <table:table-cell office:value-type="float" office:value="701" table:style-name="ce1">
            <text:p>701</text:p>
          </table:table-cell>
          <table:table-cell office:value-type="float" office:value="727.9" table:style-name="ce1">
            <text:p>727,9</text:p>
          </table:table-cell>
          <table:table-cell office:value-type="float" office:value="-91.8" table:style-name="ce1">
            <text:p>-91,8</text:p>
          </table:table-cell>
          <table:table-cell table:number-columns-repeated="16344"/>
        </table:table-row>
        <table:table-row table:style-name="ro1">
          <table:table-cell office:value-type="float" office:value="968.8" table:style-name="ce1">
            <text:p>968,8</text:p>
          </table:table-cell>
          <table:table-cell office:value-type="float" office:value="276.8" table:style-name="ce1">
            <text:p>276,8</text:p>
          </table:table-cell>
          <table:table-cell office:value-type="float" office:value="959.5" table:style-name="ce1">
            <text:p>959,5</text:p>
          </table:table-cell>
          <table:table-cell office:value-type="float" office:value="-221.9" table:style-name="ce1">
            <text:p>-221,9</text:p>
          </table:table-cell>
          <table:table-cell office:value-type="float" office:value="-775" table:style-name="ce1">
            <text:p>-775</text:p>
          </table:table-cell>
          <table:table-cell office:value-type="float" office:value="-326.39999999999998" table:style-name="ce1">
            <text:p>-326,4</text:p>
          </table:table-cell>
          <table:table-cell office:value-type="float" office:value="-712.5" table:style-name="ce1">
            <text:p>-712,5</text:p>
          </table:table-cell>
          <table:table-cell office:value-type="float" office:value="420.3" table:style-name="ce1">
            <text:p>420,3</text:p>
          </table:table-cell>
          <table:table-cell office:value-type="float" office:value="-359.4" table:style-name="ce1">
            <text:p>-359,4</text:p>
          </table:table-cell>
          <table:table-cell office:value-type="float" office:value="-593.5" table:style-name="ce1">
            <text:p>-593,5</text:p>
          </table:table-cell>
          <table:table-cell office:value-type="float" office:value="877" table:style-name="ce1">
            <text:p>877</text:p>
          </table:table-cell>
          <table:table-cell office:value-type="float" office:value="-269.39999999999998" table:style-name="ce1">
            <text:p>-269,4</text:p>
          </table:table-cell>
          <table:table-cell office:value-type="float" office:value="879.7" table:style-name="ce1">
            <text:p>879,7</text:p>
          </table:table-cell>
          <table:table-cell office:value-type="float" office:value="409.4" table:style-name="ce1">
            <text:p>409,4</text:p>
          </table:table-cell>
          <table:table-cell office:value-type="float" office:value="-762.2" table:style-name="ce1">
            <text:p>-762,2</text:p>
          </table:table-cell>
          <table:table-cell office:value-type="float" office:value="318" table:style-name="ce1">
            <text:p>318</text:p>
          </table:table-cell>
          <table:table-cell office:value-type="float" office:value="85" table:style-name="ce1">
            <text:p>85</text:p>
          </table:table-cell>
          <table:table-cell office:value-type="float" office:value="-686.8" table:style-name="ce1">
            <text:p>-686,8</text:p>
          </table:table-cell>
          <table:table-cell office:value-type="float" office:value="204.8" table:style-name="ce1">
            <text:p>204,8</text:p>
          </table:table-cell>
          <table:table-cell office:value-type="float" office:value="322.3" table:style-name="ce1">
            <text:p>322,3</text:p>
          </table:table-cell>
          <table:table-cell office:value-type="float" office:value="544.9" table:style-name="ce1">
            <text:p>544,9</text:p>
          </table:table-cell>
          <table:table-cell office:value-type="float" office:value="997.2" table:style-name="ce1">
            <text:p>997,2</text:p>
          </table:table-cell>
          <table:table-cell office:value-type="float" office:value="611.6" table:style-name="ce1">
            <text:p>611,6</text:p>
          </table:table-cell>
          <table:table-cell office:value-type="float" office:value="424.7" table:style-name="ce1">
            <text:p>424,7</text:p>
          </table:table-cell>
          <table:table-cell office:value-type="float" office:value="-652.9" table:style-name="ce1">
            <text:p>-652,9</text:p>
          </table:table-cell>
          <table:table-cell office:value-type="float" office:value="-123.4" table:style-name="ce1">
            <text:p>-123,4</text:p>
          </table:table-cell>
          <table:table-cell office:value-type="float" office:value="-136.80000000000001" table:style-name="ce1">
            <text:p>-136,8</text:p>
          </table:table-cell>
          <table:table-cell office:value-type="float" office:value="-53.4" table:style-name="ce1">
            <text:p>-53,4</text:p>
          </table:table-cell>
          <table:table-cell office:value-type="float" office:value="-739.6" table:style-name="ce1">
            <text:p>-739,6</text:p>
          </table:table-cell>
          <table:table-cell office:value-type="float" office:value="139.69999999999999" table:style-name="ce1">
            <text:p>139,7</text:p>
          </table:table-cell>
          <table:table-cell office:value-type="float" office:value="-619.9" table:style-name="ce1">
            <text:p>-619,9</text:p>
          </table:table-cell>
          <table:table-cell office:value-type="float" office:value="-504.3" table:style-name="ce1">
            <text:p>-504,3</text:p>
          </table:table-cell>
          <table:table-cell office:value-type="float" office:value="198.1" table:style-name="ce1">
            <text:p>198,1</text:p>
          </table:table-cell>
          <table:table-cell office:value-type="float" office:value="178.1" table:style-name="ce1">
            <text:p>178,1</text:p>
          </table:table-cell>
          <table:table-cell office:value-type="float" office:value="859.6" table:style-name="ce1">
            <text:p>859,6</text:p>
          </table:table-cell>
          <table:table-cell office:value-type="float" office:value="924.8" table:style-name="ce1">
            <text:p>924,8</text:p>
          </table:table-cell>
          <table:table-cell office:value-type="float" office:value="447.6" table:style-name="ce1">
            <text:p>447,6</text:p>
          </table:table-cell>
          <table:table-cell office:value-type="float" office:value="-643.6" table:style-name="ce1">
            <text:p>-643,6</text:p>
          </table:table-cell>
          <table:table-cell office:value-type="float" office:value="-596.6" table:style-name="ce1">
            <text:p>-596,6</text:p>
          </table:table-cell>
          <table:table-cell office:value-type="float" office:value="-102.5" table:style-name="ce1">
            <text:p>-102,5</text:p>
          </table:table-cell>
          <table:table-cell table:number-columns-repeated="16344"/>
        </table:table-row>
        <table:table-row table:style-name="ro1">
          <table:table-cell office:value-type="float" office:value="110.1" table:style-name="ce1">
            <text:p>110,1</text:p>
          </table:table-cell>
          <table:table-cell office:value-type="float" office:value="-298.89999999999998" table:style-name="ce1">
            <text:p>-298,9</text:p>
          </table:table-cell>
          <table:table-cell office:value-type="float" office:value="-418.6" table:style-name="ce1">
            <text:p>-418,6</text:p>
          </table:table-cell>
          <table:table-cell office:value-type="float" office:value="763.8" table:style-name="ce1">
            <text:p>763,8</text:p>
          </table:table-cell>
          <table:table-cell office:value-type="float" office:value="-334.4" table:style-name="ce1">
            <text:p>-334,4</text:p>
          </table:table-cell>
          <table:table-cell office:value-type="float" office:value="181.5" table:style-name="ce1">
            <text:p>181,5</text:p>
          </table:table-cell>
          <table:table-cell office:value-type="float" office:value="-351.2" table:style-name="ce1">
            <text:p>-351,2</text:p>
          </table:table-cell>
          <table:table-cell office:value-type="float" office:value="702.7" table:style-name="ce1">
            <text:p>702,7</text:p>
          </table:table-cell>
          <table:table-cell office:value-type="float" office:value="209.1" table:style-name="ce1">
            <text:p>209,1</text:p>
          </table:table-cell>
          <table:table-cell office:value-type="float" office:value="-993" table:style-name="ce1">
            <text:p>-993</text:p>
          </table:table-cell>
          <table:table-cell office:value-type="float" office:value="-217" table:style-name="ce1">
            <text:p>-217</text:p>
          </table:table-cell>
          <table:table-cell office:value-type="float" office:value="152.9" table:style-name="ce1">
            <text:p>152,9</text:p>
          </table:table-cell>
          <table:table-cell office:value-type="float" office:value="310.3" table:style-name="ce1">
            <text:p>310,3</text:p>
          </table:table-cell>
          <table:table-cell office:value-type="float" office:value="-903.6" table:style-name="ce1">
            <text:p>-903,6</text:p>
          </table:table-cell>
          <table:table-cell office:value-type="float" office:value="-19.7" table:style-name="ce1">
            <text:p>-19,7</text:p>
          </table:table-cell>
          <table:table-cell office:value-type="float" office:value="-940.6" table:style-name="ce1">
            <text:p>-940,6</text:p>
          </table:table-cell>
          <table:table-cell office:value-type="float" office:value="-312.10000000000002" table:style-name="ce1">
            <text:p>-312,1</text:p>
          </table:table-cell>
          <table:table-cell office:value-type="float" office:value="-693.2" table:style-name="ce1">
            <text:p>-693,2</text:p>
          </table:table-cell>
          <table:table-cell office:value-type="float" office:value="448" table:style-name="ce1">
            <text:p>448</text:p>
          </table:table-cell>
          <table:table-cell office:value-type="float" office:value="401.6" table:style-name="ce1">
            <text:p>401,6</text:p>
          </table:table-cell>
          <table:table-cell office:value-type="float" office:value="-327.7" table:style-name="ce1">
            <text:p>-327,7</text:p>
          </table:table-cell>
          <table:table-cell office:value-type="float" office:value="133.30000000000001" table:style-name="ce1">
            <text:p>133,3</text:p>
          </table:table-cell>
          <table:table-cell office:value-type="float" office:value="-709" table:style-name="ce1">
            <text:p>-709</text:p>
          </table:table-cell>
          <table:table-cell office:value-type="float" office:value="548.70000000000005" table:style-name="ce1">
            <text:p>548,7</text:p>
          </table:table-cell>
          <table:table-cell office:value-type="float" office:value="-426.2" table:style-name="ce1">
            <text:p>-426,2</text:p>
          </table:table-cell>
          <table:table-cell office:value-type="float" office:value="785.8" table:style-name="ce1">
            <text:p>785,8</text:p>
          </table:table-cell>
          <table:table-cell office:value-type="float" office:value="-803.4" table:style-name="ce1">
            <text:p>-803,4</text:p>
          </table:table-cell>
          <table:table-cell office:value-type="float" office:value="-878" table:style-name="ce1">
            <text:p>-878</text:p>
          </table:table-cell>
          <table:table-cell office:value-type="float" office:value="270.3" table:style-name="ce1">
            <text:p>270,3</text:p>
          </table:table-cell>
          <table:table-cell office:value-type="float" office:value="-386.4" table:style-name="ce1">
            <text:p>-386,4</text:p>
          </table:table-cell>
          <table:table-cell office:value-type="float" office:value="871.1" table:style-name="ce1">
            <text:p>871,1</text:p>
          </table:table-cell>
          <table:table-cell office:value-type="float" office:value="-213.1" table:style-name="ce1">
            <text:p>-213,1</text:p>
          </table:table-cell>
          <table:table-cell office:value-type="float" office:value="-162.69999999999999" table:style-name="ce1">
            <text:p>-162,7</text:p>
          </table:table-cell>
          <table:table-cell office:value-type="float" office:value="-221.9" table:style-name="ce1">
            <text:p>-221,9</text:p>
          </table:table-cell>
          <table:table-cell office:value-type="float" office:value="307.5" table:style-name="ce1">
            <text:p>307,5</text:p>
          </table:table-cell>
          <table:table-cell office:value-type="float" office:value="-307.3" table:style-name="ce1">
            <text:p>-307,3</text:p>
          </table:table-cell>
          <table:table-cell office:value-type="float" office:value="-930" table:style-name="ce1">
            <text:p>-930</text:p>
          </table:table-cell>
          <table:table-cell office:value-type="float" office:value="-409.6" table:style-name="ce1">
            <text:p>-409,6</text:p>
          </table:table-cell>
          <table:table-cell office:value-type="float" office:value="909.1" table:style-name="ce1">
            <text:p>909,1</text:p>
          </table:table-cell>
          <table:table-cell office:value-type="float" office:value="986.5" table:style-name="ce1">
            <text:p>986,5</text:p>
          </table:table-cell>
          <table:table-cell table:number-columns-repeated="16344"/>
        </table:table-row>
        <table:table-row table:style-name="ro1">
          <table:table-cell office:value-type="float" office:value="-103.4" table:style-name="ce1">
            <text:p>-103,4</text:p>
          </table:table-cell>
          <table:table-cell office:value-type="float" office:value="335.5" table:style-name="ce1">
            <text:p>335,5</text:p>
          </table:table-cell>
          <table:table-cell office:value-type="float" office:value="-413.1" table:style-name="ce1">
            <text:p>-413,1</text:p>
          </table:table-cell>
          <table:table-cell office:value-type="float" office:value="-342.9" table:style-name="ce1">
            <text:p>-342,9</text:p>
          </table:table-cell>
          <table:table-cell office:value-type="float" office:value="86.7" table:style-name="ce1">
            <text:p>86,7</text:p>
          </table:table-cell>
          <table:table-cell office:value-type="float" office:value="-43.2" table:style-name="ce1">
            <text:p>-43,2</text:p>
          </table:table-cell>
          <table:table-cell office:value-type="float" office:value="-402.8" table:style-name="ce1">
            <text:p>-402,8</text:p>
          </table:table-cell>
          <table:table-cell office:value-type="float" office:value="189.8" table:style-name="ce1">
            <text:p>189,8</text:p>
          </table:table-cell>
          <table:table-cell office:value-type="float" office:value="881.1" table:style-name="ce1">
            <text:p>881,1</text:p>
          </table:table-cell>
          <table:table-cell office:value-type="float" office:value="105.4" table:style-name="ce1">
            <text:p>105,4</text:p>
          </table:table-cell>
          <table:table-cell office:value-type="float" office:value="89.6" table:style-name="ce1">
            <text:p>89,6</text:p>
          </table:table-cell>
          <table:table-cell office:value-type="float" office:value="710.3" table:style-name="ce1">
            <text:p>710,3</text:p>
          </table:table-cell>
          <table:table-cell office:value-type="float" office:value="446.6" table:style-name="ce1">
            <text:p>446,6</text:p>
          </table:table-cell>
          <table:table-cell office:value-type="float" office:value="-459.1" table:style-name="ce1">
            <text:p>-459,1</text:p>
          </table:table-cell>
          <table:table-cell office:value-type="float" office:value="-823.4" table:style-name="ce1">
            <text:p>-823,4</text:p>
          </table:table-cell>
          <table:table-cell office:value-type="float" office:value="425.3" table:style-name="ce1">
            <text:p>425,3</text:p>
          </table:table-cell>
          <table:table-cell office:value-type="float" office:value="782" table:style-name="ce1">
            <text:p>782</text:p>
          </table:table-cell>
          <table:table-cell office:value-type="float" office:value="-200.8" table:style-name="ce1">
            <text:p>-200,8</text:p>
          </table:table-cell>
          <table:table-cell office:value-type="float" office:value="961" table:style-name="ce1">
            <text:p>961</text:p>
          </table:table-cell>
          <table:table-cell office:value-type="float" office:value="970.8" table:style-name="ce1">
            <text:p>970,8</text:p>
          </table:table-cell>
          <table:table-cell office:value-type="float" office:value="-933.5" table:style-name="ce1">
            <text:p>-933,5</text:p>
          </table:table-cell>
          <table:table-cell office:value-type="float" office:value="-511.5" table:style-name="ce1">
            <text:p>-511,5</text:p>
          </table:table-cell>
          <table:table-cell office:value-type="float" office:value="609.4" table:style-name="ce1">
            <text:p>609,4</text:p>
          </table:table-cell>
          <table:table-cell office:value-type="float" office:value="-964.8" table:style-name="ce1">
            <text:p>-964,8</text:p>
          </table:table-cell>
          <table:table-cell office:value-type="float" office:value="-82.6" table:style-name="ce1">
            <text:p>-82,6</text:p>
          </table:table-cell>
          <table:table-cell office:value-type="float" office:value="219.7" table:style-name="ce1">
            <text:p>219,7</text:p>
          </table:table-cell>
          <table:table-cell office:value-type="float" office:value="182.7" table:style-name="ce1">
            <text:p>182,7</text:p>
          </table:table-cell>
          <table:table-cell office:value-type="float" office:value="46.2" table:style-name="ce1">
            <text:p>46,2</text:p>
          </table:table-cell>
          <table:table-cell office:value-type="float" office:value="-38.700000000000003" table:style-name="ce1">
            <text:p>-38,7</text:p>
          </table:table-cell>
          <table:table-cell office:value-type="float" office:value="728.2" table:style-name="ce1">
            <text:p>728,2</text:p>
          </table:table-cell>
          <table:table-cell office:value-type="float" office:value="90.6" table:style-name="ce1">
            <text:p>90,6</text:p>
          </table:table-cell>
          <table:table-cell office:value-type="float" office:value="-995.3" table:style-name="ce1">
            <text:p>-995,3</text:p>
          </table:table-cell>
          <table:table-cell office:value-type="float" office:value="918" table:style-name="ce1">
            <text:p>918</text:p>
          </table:table-cell>
          <table:table-cell office:value-type="float" office:value="966.2" table:style-name="ce1">
            <text:p>966,2</text:p>
          </table:table-cell>
          <table:table-cell office:value-type="float" office:value="301.60000000000002" table:style-name="ce1">
            <text:p>301,6</text:p>
          </table:table-cell>
          <table:table-cell office:value-type="float" office:value="-565.9" table:style-name="ce1">
            <text:p>-565,9</text:p>
          </table:table-cell>
          <table:table-cell office:value-type="float" office:value="-69.2" table:style-name="ce1">
            <text:p>-69,2</text:p>
          </table:table-cell>
          <table:table-cell office:value-type="float" office:value="-669.4" table:style-name="ce1">
            <text:p>-669,4</text:p>
          </table:table-cell>
          <table:table-cell office:value-type="float" office:value="916.3" table:style-name="ce1">
            <text:p>916,3</text:p>
          </table:table-cell>
          <table:table-cell office:value-type="float" office:value="-505" table:style-name="ce1">
            <text:p>-505</text:p>
          </table:table-cell>
          <table:table-cell table:number-columns-repeated="16344"/>
        </table:table-row>
        <table:table-row table:style-name="ro1">
          <table:table-cell office:value-type="float" office:value="-263.89999999999998" table:style-name="ce1">
            <text:p>-263,9</text:p>
          </table:table-cell>
          <table:table-cell office:value-type="float" office:value="-381.6" table:style-name="ce1">
            <text:p>-381,6</text:p>
          </table:table-cell>
          <table:table-cell office:value-type="float" office:value="267" table:style-name="ce1">
            <text:p>267</text:p>
          </table:table-cell>
          <table:table-cell office:value-type="float" office:value="-679.6" table:style-name="ce1">
            <text:p>-679,6</text:p>
          </table:table-cell>
          <table:table-cell office:value-type="float" office:value="-187.1" table:style-name="ce1">
            <text:p>-187,1</text:p>
          </table:table-cell>
          <table:table-cell office:value-type="float" office:value="555.4" table:style-name="ce1">
            <text:p>555,4</text:p>
          </table:table-cell>
          <table:table-cell office:value-type="float" office:value="514.20000000000005" table:style-name="ce1">
            <text:p>514,2</text:p>
          </table:table-cell>
          <table:table-cell office:value-type="float" office:value="-873.5" table:style-name="ce1">
            <text:p>-873,5</text:p>
          </table:table-cell>
          <table:table-cell office:value-type="float" office:value="91.2" table:style-name="ce1">
            <text:p>91,2</text:p>
          </table:table-cell>
          <table:table-cell office:value-type="float" office:value="-819.5" table:style-name="ce1">
            <text:p>-819,5</text:p>
          </table:table-cell>
          <table:table-cell office:value-type="float" office:value="-940.8" table:style-name="ce1">
            <text:p>-940,8</text:p>
          </table:table-cell>
          <table:table-cell office:value-type="float" office:value="823.6" table:style-name="ce1">
            <text:p>823,6</text:p>
          </table:table-cell>
          <table:table-cell office:value-type="float" office:value="-786.6" table:style-name="ce1">
            <text:p>-786,6</text:p>
          </table:table-cell>
          <table:table-cell office:value-type="float" office:value="-541.1" table:style-name="ce1">
            <text:p>-541,1</text:p>
          </table:table-cell>
          <table:table-cell office:value-type="float" office:value="541.4" table:style-name="ce1">
            <text:p>541,4</text:p>
          </table:table-cell>
          <table:table-cell office:value-type="float" office:value="-912.5" table:style-name="ce1">
            <text:p>-912,5</text:p>
          </table:table-cell>
          <table:table-cell office:value-type="float" office:value="300.10000000000002" table:style-name="ce1">
            <text:p>300,1</text:p>
          </table:table-cell>
          <table:table-cell office:value-type="float" office:value="-287.5" table:style-name="ce1">
            <text:p>-287,5</text:p>
          </table:table-cell>
          <table:table-cell office:value-type="float" office:value="-132" table:style-name="ce1">
            <text:p>-132</text:p>
          </table:table-cell>
          <table:table-cell office:value-type="float" office:value="840" table:style-name="ce1">
            <text:p>840</text:p>
          </table:table-cell>
          <table:table-cell office:value-type="float" office:value="-422.6" table:style-name="ce1">
            <text:p>-422,6</text:p>
          </table:table-cell>
          <table:table-cell office:value-type="float" office:value="707.2" table:style-name="ce1">
            <text:p>707,2</text:p>
          </table:table-cell>
          <table:table-cell office:value-type="float" office:value="-294.8" table:style-name="ce1">
            <text:p>-294,8</text:p>
          </table:table-cell>
          <table:table-cell office:value-type="float" office:value="-851.5" table:style-name="ce1">
            <text:p>-851,5</text:p>
          </table:table-cell>
          <table:table-cell office:value-type="float" office:value="227.3" table:style-name="ce1">
            <text:p>227,3</text:p>
          </table:table-cell>
          <table:table-cell office:value-type="float" office:value="657.7" table:style-name="ce1">
            <text:p>657,7</text:p>
          </table:table-cell>
          <table:table-cell office:value-type="float" office:value="-103.6" table:style-name="ce1">
            <text:p>-103,6</text:p>
          </table:table-cell>
          <table:table-cell office:value-type="float" office:value="-22.9" table:style-name="ce1">
            <text:p>-22,9</text:p>
          </table:table-cell>
          <table:table-cell office:value-type="float" office:value="608.4" table:style-name="ce1">
            <text:p>608,4</text:p>
          </table:table-cell>
          <table:table-cell office:value-type="float" office:value="-10.1" table:style-name="ce1">
            <text:p>-10,1</text:p>
          </table:table-cell>
          <table:table-cell office:value-type="float" office:value="657.9" table:style-name="ce1">
            <text:p>657,9</text:p>
          </table:table-cell>
          <table:table-cell office:value-type="float" office:value="945.1" table:style-name="ce1">
            <text:p>945,1</text:p>
          </table:table-cell>
          <table:table-cell office:value-type="float" office:value="-719.3" table:style-name="ce1">
            <text:p>-719,3</text:p>
          </table:table-cell>
          <table:table-cell office:value-type="float" office:value="922" table:style-name="ce1">
            <text:p>922</text:p>
          </table:table-cell>
          <table:table-cell office:value-type="float" office:value="-330.6" table:style-name="ce1">
            <text:p>-330,6</text:p>
          </table:table-cell>
          <table:table-cell office:value-type="float" office:value="-20.7" table:style-name="ce1">
            <text:p>-20,7</text:p>
          </table:table-cell>
          <table:table-cell office:value-type="float" office:value="961.4" table:style-name="ce1">
            <text:p>961,4</text:p>
          </table:table-cell>
          <table:table-cell office:value-type="float" office:value="-685.9" table:style-name="ce1">
            <text:p>-685,9</text:p>
          </table:table-cell>
          <table:table-cell office:value-type="float" office:value="981.5" table:style-name="ce1">
            <text:p>981,5</text:p>
          </table:table-cell>
          <table:table-cell office:value-type="float" office:value="-962.3" table:style-name="ce1">
            <text:p>-962,3</text:p>
          </table:table-cell>
          <table:table-cell table:number-columns-repeated="16344"/>
        </table:table-row>
        <table:table-row table:style-name="ro1">
          <table:table-cell office:value-type="float" office:value="977.8" table:style-name="ce1">
            <text:p>977,8</text:p>
          </table:table-cell>
          <table:table-cell office:value-type="float" office:value="-280.3" table:style-name="ce1">
            <text:p>-280,3</text:p>
          </table:table-cell>
          <table:table-cell office:value-type="float" office:value="-381.6" table:style-name="ce1">
            <text:p>-381,6</text:p>
          </table:table-cell>
          <table:table-cell office:value-type="float" office:value="-957.7" table:style-name="ce1">
            <text:p>-957,7</text:p>
          </table:table-cell>
          <table:table-cell office:value-type="float" office:value="339.6" table:style-name="ce1">
            <text:p>339,6</text:p>
          </table:table-cell>
          <table:table-cell office:value-type="float" office:value="-629.79999999999995" table:style-name="ce1">
            <text:p>-629,8</text:p>
          </table:table-cell>
          <table:table-cell office:value-type="float" office:value="-296.8" table:style-name="ce1">
            <text:p>-296,8</text:p>
          </table:table-cell>
          <table:table-cell office:value-type="float" office:value="943.8" table:style-name="ce1">
            <text:p>943,8</text:p>
          </table:table-cell>
          <table:table-cell office:value-type="float" office:value="-673.8" table:style-name="ce1">
            <text:p>-673,8</text:p>
          </table:table-cell>
          <table:table-cell office:value-type="float" office:value="731.1" table:style-name="ce1">
            <text:p>731,1</text:p>
          </table:table-cell>
          <table:table-cell office:value-type="float" office:value="-757.3" table:style-name="ce1">
            <text:p>-757,3</text:p>
          </table:table-cell>
          <table:table-cell office:value-type="float" office:value="-496.7" table:style-name="ce1">
            <text:p>-496,7</text:p>
          </table:table-cell>
          <table:table-cell office:value-type="float" office:value="261.5" table:style-name="ce1">
            <text:p>261,5</text:p>
          </table:table-cell>
          <table:table-cell office:value-type="float" office:value="143.1" table:style-name="ce1">
            <text:p>143,1</text:p>
          </table:table-cell>
          <table:table-cell office:value-type="float" office:value="-867.5" table:style-name="ce1">
            <text:p>-867,5</text:p>
          </table:table-cell>
          <table:table-cell office:value-type="float" office:value="309.3" table:style-name="ce1">
            <text:p>309,3</text:p>
          </table:table-cell>
          <table:table-cell office:value-type="float" office:value="402.2" table:style-name="ce1">
            <text:p>402,2</text:p>
          </table:table-cell>
          <table:table-cell office:value-type="float" office:value="-231.4" table:style-name="ce1">
            <text:p>-231,4</text:p>
          </table:table-cell>
          <table:table-cell office:value-type="float" office:value="-847.1" table:style-name="ce1">
            <text:p>-847,1</text:p>
          </table:table-cell>
          <table:table-cell office:value-type="float" office:value="165.6" table:style-name="ce1">
            <text:p>165,6</text:p>
          </table:table-cell>
          <table:table-cell office:value-type="float" office:value="214.7" table:style-name="ce1">
            <text:p>214,7</text:p>
          </table:table-cell>
          <table:table-cell office:value-type="float" office:value="-688.7" table:style-name="ce1">
            <text:p>-688,7</text:p>
          </table:table-cell>
          <table:table-cell office:value-type="float" office:value="208.8" table:style-name="ce1">
            <text:p>208,8</text:p>
          </table:table-cell>
          <table:table-cell office:value-type="float" office:value="458" table:style-name="ce1">
            <text:p>458</text:p>
          </table:table-cell>
          <table:table-cell office:value-type="float" office:value="250.5" table:style-name="ce1">
            <text:p>250,5</text:p>
          </table:table-cell>
          <table:table-cell office:value-type="float" office:value="-816.2" table:style-name="ce1">
            <text:p>-816,2</text:p>
          </table:table-cell>
          <table:table-cell office:value-type="float" office:value="-775" table:style-name="ce1">
            <text:p>-775</text:p>
          </table:table-cell>
          <table:table-cell office:value-type="float" office:value="278.60000000000002" table:style-name="ce1">
            <text:p>278,6</text:p>
          </table:table-cell>
          <table:table-cell office:value-type="float" office:value="81.099999999999994" table:style-name="ce1">
            <text:p>81,1</text:p>
          </table:table-cell>
          <table:table-cell office:value-type="float" office:value="-631.79999999999995" table:style-name="ce1">
            <text:p>-631,8</text:p>
          </table:table-cell>
          <table:table-cell office:value-type="float" office:value="832.6" table:style-name="ce1">
            <text:p>832,6</text:p>
          </table:table-cell>
          <table:table-cell office:value-type="float" office:value="-293.8" table:style-name="ce1">
            <text:p>-293,8</text:p>
          </table:table-cell>
          <table:table-cell office:value-type="float" office:value="-586.29999999999995" table:style-name="ce1">
            <text:p>-586,3</text:p>
          </table:table-cell>
          <table:table-cell office:value-type="float" office:value="404.1" table:style-name="ce1">
            <text:p>404,1</text:p>
          </table:table-cell>
          <table:table-cell office:value-type="float" office:value="920.1" table:style-name="ce1">
            <text:p>920,1</text:p>
          </table:table-cell>
          <table:table-cell office:value-type="float" office:value="-313.10000000000002" table:style-name="ce1">
            <text:p>-313,1</text:p>
          </table:table-cell>
          <table:table-cell office:value-type="float" office:value="927.6" table:style-name="ce1">
            <text:p>927,6</text:p>
          </table:table-cell>
          <table:table-cell office:value-type="float" office:value="69.3" table:style-name="ce1">
            <text:p>69,3</text:p>
          </table:table-cell>
          <table:table-cell office:value-type="float" office:value="287.2" table:style-name="ce1">
            <text:p>287,2</text:p>
          </table:table-cell>
          <table:table-cell office:value-type="float" office:value="174.9" table:style-name="ce1">
            <text:p>174,9</text:p>
          </table:table-cell>
          <table:table-cell table:number-columns-repeated="16344"/>
        </table:table-row>
        <table:table-row table:style-name="ro1">
          <table:table-cell office:value-type="float" office:value="-293.3" table:style-name="ce1">
            <text:p>-293,3</text:p>
          </table:table-cell>
          <table:table-cell office:value-type="float" office:value="223.9" table:style-name="ce1">
            <text:p>223,9</text:p>
          </table:table-cell>
          <table:table-cell office:value-type="float" office:value="-282" table:style-name="ce1">
            <text:p>-282</text:p>
          </table:table-cell>
          <table:table-cell office:value-type="float" office:value="-285" table:style-name="ce1">
            <text:p>-285</text:p>
          </table:table-cell>
          <table:table-cell office:value-type="float" office:value="303.5" table:style-name="ce1">
            <text:p>303,5</text:p>
          </table:table-cell>
          <table:table-cell office:value-type="float" office:value="114" table:style-name="ce1">
            <text:p>114</text:p>
          </table:table-cell>
          <table:table-cell office:value-type="float" office:value="-991.3" table:style-name="ce1">
            <text:p>-991,3</text:p>
          </table:table-cell>
          <table:table-cell office:value-type="float" office:value="-576.1" table:style-name="ce1">
            <text:p>-576,1</text:p>
          </table:table-cell>
          <table:table-cell office:value-type="float" office:value="245.2" table:style-name="ce1">
            <text:p>245,2</text:p>
          </table:table-cell>
          <table:table-cell office:value-type="float" office:value="-204.3" table:style-name="ce1">
            <text:p>-204,3</text:p>
          </table:table-cell>
          <table:table-cell office:value-type="float" office:value="-568" table:style-name="ce1">
            <text:p>-568</text:p>
          </table:table-cell>
          <table:table-cell office:value-type="float" office:value="663.8" table:style-name="ce1">
            <text:p>663,8</text:p>
          </table:table-cell>
          <table:table-cell office:value-type="float" office:value="510.8" table:style-name="ce1">
            <text:p>510,8</text:p>
          </table:table-cell>
          <table:table-cell office:value-type="float" office:value="-74.2" table:style-name="ce1">
            <text:p>-74,2</text:p>
          </table:table-cell>
          <table:table-cell office:value-type="float" office:value="-594.1" table:style-name="ce1">
            <text:p>-594,1</text:p>
          </table:table-cell>
          <table:table-cell office:value-type="float" office:value="63.8" table:style-name="ce1">
            <text:p>63,8</text:p>
          </table:table-cell>
          <table:table-cell office:value-type="float" office:value="-905.2" table:style-name="ce1">
            <text:p>-905,2</text:p>
          </table:table-cell>
          <table:table-cell office:value-type="float" office:value="398" table:style-name="ce1">
            <text:p>398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408.7" table:style-name="ce1">
            <text:p>408,7</text:p>
          </table:table-cell>
          <table:table-cell office:value-type="float" office:value="313.60000000000002" table:style-name="ce1">
            <text:p>313,6</text:p>
          </table:table-cell>
          <table:table-cell office:value-type="float" office:value="159" table:style-name="ce1">
            <text:p>159</text:p>
          </table:table-cell>
          <table:table-cell office:value-type="float" office:value="-813.7" table:style-name="ce1">
            <text:p>-813,7</text:p>
          </table:table-cell>
          <table:table-cell office:value-type="float" office:value="806" table:style-name="ce1">
            <text:p>806</text:p>
          </table:table-cell>
          <table:table-cell office:value-type="float" office:value="-430.4" table:style-name="ce1">
            <text:p>-430,4</text:p>
          </table:table-cell>
          <table:table-cell office:value-type="float" office:value="488.5" table:style-name="ce1">
            <text:p>488,5</text:p>
          </table:table-cell>
          <table:table-cell office:value-type="float" office:value="-427.2" table:style-name="ce1">
            <text:p>-427,2</text:p>
          </table:table-cell>
          <table:table-cell office:value-type="float" office:value="244" table:style-name="ce1">
            <text:p>244</text:p>
          </table:table-cell>
          <table:table-cell office:value-type="float" office:value="369.2" table:style-name="ce1">
            <text:p>369,2</text:p>
          </table:table-cell>
          <table:table-cell office:value-type="float" office:value="908.8" table:style-name="ce1">
            <text:p>908,8</text:p>
          </table:table-cell>
          <table:table-cell office:value-type="float" office:value="-61.4" table:style-name="ce1">
            <text:p>-61,4</text:p>
          </table:table-cell>
          <table:table-cell office:value-type="float" office:value="-104" table:style-name="ce1">
            <text:p>-104</text:p>
          </table:table-cell>
          <table:table-cell office:value-type="float" office:value="901.4" table:style-name="ce1">
            <text:p>901,4</text:p>
          </table:table-cell>
          <table:table-cell office:value-type="float" office:value="-477.3" table:style-name="ce1">
            <text:p>-477,3</text:p>
          </table:table-cell>
          <table:table-cell office:value-type="float" office:value="853.7" table:style-name="ce1">
            <text:p>853,7</text:p>
          </table:table-cell>
          <table:table-cell office:value-type="float" office:value="381" table:style-name="ce1">
            <text:p>381</text:p>
          </table:table-cell>
          <table:table-cell office:value-type="float" office:value="899.6" table:style-name="ce1">
            <text:p>899,6</text:p>
          </table:table-cell>
          <table:table-cell office:value-type="float" office:value="-767.3" table:style-name="ce1">
            <text:p>-767,3</text:p>
          </table:table-cell>
          <table:table-cell office:value-type="float" office:value="59.5" table:style-name="ce1">
            <text:p>59,5</text:p>
          </table:table-cell>
          <table:table-cell office:value-type="float" office:value="394" table:style-name="ce1">
            <text:p>394</text:p>
          </table:table-cell>
          <table:table-cell table:number-columns-repeated="16344"/>
        </table:table-row>
        <table:table-row table:style-name="ro1">
          <table:table-cell office:value-type="float" office:value="-749.3" table:style-name="ce1">
            <text:p>-749,3</text:p>
          </table:table-cell>
          <table:table-cell office:value-type="float" office:value="-966" table:style-name="ce1">
            <text:p>-966</text:p>
          </table:table-cell>
          <table:table-cell office:value-type="float" office:value="-969.2" table:style-name="ce1">
            <text:p>-969,2</text:p>
          </table:table-cell>
          <table:table-cell office:value-type="float" office:value="706.6" table:style-name="ce1">
            <text:p>706,6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-748.9" table:style-name="ce1">
            <text:p>-748,9</text:p>
          </table:table-cell>
          <table:table-cell office:value-type="float" office:value="-940.5" table:style-name="ce1">
            <text:p>-940,5</text:p>
          </table:table-cell>
          <table:table-cell office:value-type="float" office:value="-166.8" table:style-name="ce1">
            <text:p>-166,8</text:p>
          </table:table-cell>
          <table:table-cell office:value-type="float" office:value="-136.6" table:style-name="ce1">
            <text:p>-136,6</text:p>
          </table:table-cell>
          <table:table-cell office:value-type="float" office:value="-526.5" table:style-name="ce1">
            <text:p>-526,5</text:p>
          </table:table-cell>
          <table:table-cell office:value-type="float" office:value="-169.4" table:style-name="ce1">
            <text:p>-169,4</text:p>
          </table:table-cell>
          <table:table-cell office:value-type="float" office:value="469.3" table:style-name="ce1">
            <text:p>469,3</text:p>
          </table:table-cell>
          <table:table-cell office:value-type="float" office:value="264" table:style-name="ce1">
            <text:p>264</text:p>
          </table:table-cell>
          <table:table-cell office:value-type="float" office:value="-433.3" table:style-name="ce1">
            <text:p>-433,3</text:p>
          </table:table-cell>
          <table:table-cell office:value-type="float" office:value="15.5" table:style-name="ce1">
            <text:p>15,5</text:p>
          </table:table-cell>
          <table:table-cell office:value-type="float" office:value="723.9" table:style-name="ce1">
            <text:p>723,9</text:p>
          </table:table-cell>
          <table:table-cell office:value-type="float" office:value="-527.79999999999995" table:style-name="ce1">
            <text:p>-527,8</text:p>
          </table:table-cell>
          <table:table-cell office:value-type="float" office:value="-528.6" table:style-name="ce1">
            <text:p>-528,6</text:p>
          </table:table-cell>
          <table:table-cell office:value-type="float" office:value="-822.7" table:style-name="ce1">
            <text:p>-822,7</text:p>
          </table:table-cell>
          <table:table-cell office:value-type="float" office:value="151.1" table:style-name="ce1">
            <text:p>151,1</text:p>
          </table:table-cell>
          <table:table-cell office:value-type="float" office:value="-267.7" table:style-name="ce1">
            <text:p>-267,7</text:p>
          </table:table-cell>
          <table:table-cell office:value-type="float" office:value="149.1" table:style-name="ce1">
            <text:p>149,1</text:p>
          </table:table-cell>
          <table:table-cell office:value-type="float" office:value="455.5" table:style-name="ce1">
            <text:p>455,5</text:p>
          </table:table-cell>
          <table:table-cell office:value-type="float" office:value="-724.6" table:style-name="ce1">
            <text:p>-724,6</text:p>
          </table:table-cell>
          <table:table-cell office:value-type="float" office:value="151.69999999999999" table:style-name="ce1">
            <text:p>151,7</text:p>
          </table:table-cell>
          <table:table-cell office:value-type="float" office:value="-944.4" table:style-name="ce1">
            <text:p>-944,4</text:p>
          </table:table-cell>
          <table:table-cell office:value-type="float" office:value="-429.6" table:style-name="ce1">
            <text:p>-429,6</text:p>
          </table:table-cell>
          <table:table-cell office:value-type="float" office:value="-310.39999999999998" table:style-name="ce1">
            <text:p>-310,4</text:p>
          </table:table-cell>
          <table:table-cell office:value-type="float" office:value="194.2" table:style-name="ce1">
            <text:p>194,2</text:p>
          </table:table-cell>
          <table:table-cell office:value-type="float" office:value="-856.5" table:style-name="ce1">
            <text:p>-856,5</text:p>
          </table:table-cell>
          <table:table-cell office:value-type="float" office:value="178.6" table:style-name="ce1">
            <text:p>178,6</text:p>
          </table:table-cell>
          <table:table-cell office:value-type="float" office:value="11.3" table:style-name="ce1">
            <text:p>11,3</text:p>
          </table:table-cell>
          <table:table-cell office:value-type="float" office:value="628.5" table:style-name="ce1">
            <text:p>628,5</text:p>
          </table:table-cell>
          <table:table-cell office:value-type="float" office:value="383.5" table:style-name="ce1">
            <text:p>383,5</text:p>
          </table:table-cell>
          <table:table-cell office:value-type="float" office:value="-355.5" table:style-name="ce1">
            <text:p>-355,5</text:p>
          </table:table-cell>
          <table:table-cell office:value-type="float" office:value="-55" table:style-name="ce1">
            <text:p>-55</text:p>
          </table:table-cell>
          <table:table-cell office:value-type="float" office:value="-269.5" table:style-name="ce1">
            <text:p>-269,5</text:p>
          </table:table-cell>
          <table:table-cell office:value-type="float" office:value="-331.5" table:style-name="ce1">
            <text:p>-331,5</text:p>
          </table:table-cell>
          <table:table-cell office:value-type="float" office:value="-353.3" table:style-name="ce1">
            <text:p>-353,3</text:p>
          </table:table-cell>
          <table:table-cell office:value-type="float" office:value="-464" table:style-name="ce1">
            <text:p>-464</text:p>
          </table:table-cell>
          <table:table-cell table:number-columns-repeated="16344"/>
        </table:table-row>
        <table:table-row table:style-name="ro1">
          <table:table-cell office:value-type="float" office:value="-963.1" table:style-name="ce1">
            <text:p>-963,1</text:p>
          </table:table-cell>
          <table:table-cell office:value-type="float" office:value="808.6" table:style-name="ce1">
            <text:p>808,6</text:p>
          </table:table-cell>
          <table:table-cell office:value-type="float" office:value="-422.3" table:style-name="ce1">
            <text:p>-422,3</text:p>
          </table:table-cell>
          <table:table-cell office:value-type="float" office:value="-150" table:style-name="ce1">
            <text:p>-150</text:p>
          </table:table-cell>
          <table:table-cell office:value-type="float" office:value="-747.8" table:style-name="ce1">
            <text:p>-747,8</text:p>
          </table:table-cell>
          <table:table-cell office:value-type="float" office:value="-737.7" table:style-name="ce1">
            <text:p>-737,7</text:p>
          </table:table-cell>
          <table:table-cell office:value-type="float" office:value="843.2" table:style-name="ce1">
            <text:p>843,2</text:p>
          </table:table-cell>
          <table:table-cell office:value-type="float" office:value="-77.8" table:style-name="ce1">
            <text:p>-77,8</text:p>
          </table:table-cell>
          <table:table-cell office:value-type="float" office:value="249.7" table:style-name="ce1">
            <text:p>249,7</text:p>
          </table:table-cell>
          <table:table-cell office:value-type="float" office:value="648" table:style-name="ce1">
            <text:p>648</text:p>
          </table:table-cell>
          <table:table-cell office:value-type="float" office:value="-464.9" table:style-name="ce1">
            <text:p>-464,9</text:p>
          </table:table-cell>
          <table:table-cell office:value-type="float" office:value="909.5" table:style-name="ce1">
            <text:p>909,5</text:p>
          </table:table-cell>
          <table:table-cell office:value-type="float" office:value="354" table:style-name="ce1">
            <text:p>354</text:p>
          </table:table-cell>
          <table:table-cell office:value-type="float" office:value="-210.9" table:style-name="ce1">
            <text:p>-210,9</text:p>
          </table:table-cell>
          <table:table-cell office:value-type="float" office:value="779.5" table:style-name="ce1">
            <text:p>779,5</text:p>
          </table:table-cell>
          <table:table-cell office:value-type="float" office:value="-410.3" table:style-name="ce1">
            <text:p>-410,3</text:p>
          </table:table-cell>
          <table:table-cell office:value-type="float" office:value="107.1" table:style-name="ce1">
            <text:p>107,1</text:p>
          </table:table-cell>
          <table:table-cell office:value-type="float" office:value="-441.1" table:style-name="ce1">
            <text:p>-441,1</text:p>
          </table:table-cell>
          <table:table-cell office:value-type="float" office:value="100.7" table:style-name="ce1">
            <text:p>100,7</text:p>
          </table:table-cell>
          <table:table-cell office:value-type="float" office:value="103.7" table:style-name="ce1">
            <text:p>103,7</text:p>
          </table:table-cell>
          <table:table-cell office:value-type="float" office:value="800.7" table:style-name="ce1">
            <text:p>800,7</text:p>
          </table:table-cell>
          <table:table-cell office:value-type="float" office:value="968.2" table:style-name="ce1">
            <text:p>968,2</text:p>
          </table:table-cell>
          <table:table-cell office:value-type="float" office:value="-944.9" table:style-name="ce1">
            <text:p>-944,9</text:p>
          </table:table-cell>
          <table:table-cell office:value-type="float" office:value="-777.4" table:style-name="ce1">
            <text:p>-777,4</text:p>
          </table:table-cell>
          <table:table-cell office:value-type="float" office:value="1" table:style-name="ce1">
            <text:p>1</text:p>
          </table:table-cell>
          <table:table-cell office:value-type="float" office:value="-634.1" table:style-name="ce1">
            <text:p>-634,1</text:p>
          </table:table-cell>
          <table:table-cell office:value-type="float" office:value="-183.1" table:style-name="ce1">
            <text:p>-183,1</text:p>
          </table:table-cell>
          <table:table-cell office:value-type="float" office:value="935.4" table:style-name="ce1">
            <text:p>935,4</text:p>
          </table:table-cell>
          <table:table-cell office:value-type="float" office:value="-830" table:style-name="ce1">
            <text:p>-830</text:p>
          </table:table-cell>
          <table:table-cell office:value-type="float" office:value="16" table:style-name="ce1">
            <text:p>16</text:p>
          </table:table-cell>
          <table:table-cell office:value-type="float" office:value="178.8" table:style-name="ce1">
            <text:p>178,8</text:p>
          </table:table-cell>
          <table:table-cell office:value-type="float" office:value="745.8" table:style-name="ce1">
            <text:p>745,8</text:p>
          </table:table-cell>
          <table:table-cell office:value-type="float" office:value="167.4" table:style-name="ce1">
            <text:p>167,4</text:p>
          </table:table-cell>
          <table:table-cell office:value-type="float" office:value="318.89999999999998" table:style-name="ce1">
            <text:p>318,9</text:p>
          </table:table-cell>
          <table:table-cell office:value-type="float" office:value="-697.1" table:style-name="ce1">
            <text:p>-697,1</text:p>
          </table:table-cell>
          <table:table-cell office:value-type="float" office:value="992.4" table:style-name="ce1">
            <text:p>992,4</text:p>
          </table:table-cell>
          <table:table-cell office:value-type="float" office:value="305.10000000000002" table:style-name="ce1">
            <text:p>305,1</text:p>
          </table:table-cell>
          <table:table-cell office:value-type="float" office:value="699.1" table:style-name="ce1">
            <text:p>699,1</text:p>
          </table:table-cell>
          <table:table-cell office:value-type="float" office:value="981.4" table:style-name="ce1">
            <text:p>981,4</text:p>
          </table:table-cell>
          <table:table-cell office:value-type="float" office:value="593.4" table:style-name="ce1">
            <text:p>593,4</text:p>
          </table:table-cell>
          <table:table-cell table:number-columns-repeated="16344"/>
        </table:table-row>
        <table:table-row table:style-name="ro1">
          <table:table-cell office:value-type="float" office:value="200.6" table:style-name="ce1">
            <text:p>200,6</text:p>
          </table:table-cell>
          <table:table-cell office:value-type="float" office:value="-921.3" table:style-name="ce1">
            <text:p>-921,3</text:p>
          </table:table-cell>
          <table:table-cell office:value-type="float" office:value="834.1" table:style-name="ce1">
            <text:p>834,1</text:p>
          </table:table-cell>
          <table:table-cell office:value-type="float" office:value="833.4" table:style-name="ce1">
            <text:p>833,4</text:p>
          </table:table-cell>
          <table:table-cell office:value-type="float" office:value="-341.3" table:style-name="ce1">
            <text:p>-341,3</text:p>
          </table:table-cell>
          <table:table-cell office:value-type="float" office:value="-563.6" table:style-name="ce1">
            <text:p>-563,6</text:p>
          </table:table-cell>
          <table:table-cell office:value-type="float" office:value="-399.3" table:style-name="ce1">
            <text:p>-399,3</text:p>
          </table:table-cell>
          <table:table-cell office:value-type="float" office:value="81.900000000000006" table:style-name="ce1">
            <text:p>81,9</text:p>
          </table:table-cell>
          <table:table-cell office:value-type="float" office:value="644" table:style-name="ce1">
            <text:p>644</text:p>
          </table:table-cell>
          <table:table-cell office:value-type="float" office:value="-65.8" table:style-name="ce1">
            <text:p>-65,8</text:p>
          </table:table-cell>
          <table:table-cell office:value-type="float" office:value="130.4" table:style-name="ce1">
            <text:p>130,4</text:p>
          </table:table-cell>
          <table:table-cell office:value-type="float" office:value="-34.700000000000003" table:style-name="ce1">
            <text:p>-34,7</text:p>
          </table:table-cell>
          <table:table-cell office:value-type="float" office:value="764.1" table:style-name="ce1">
            <text:p>764,1</text:p>
          </table:table-cell>
          <table:table-cell office:value-type="float" office:value="-494.4" table:style-name="ce1">
            <text:p>-494,4</text:p>
          </table:table-cell>
          <table:table-cell office:value-type="float" office:value="112.5" table:style-name="ce1">
            <text:p>112,5</text:p>
          </table:table-cell>
          <table:table-cell office:value-type="float" office:value="-800.7" table:style-name="ce1">
            <text:p>-800,7</text:p>
          </table:table-cell>
          <table:table-cell office:value-type="float" office:value="-808" table:style-name="ce1">
            <text:p>-808</text:p>
          </table:table-cell>
          <table:table-cell office:value-type="float" office:value="479.7" table:style-name="ce1">
            <text:p>479,7</text:p>
          </table:table-cell>
          <table:table-cell office:value-type="float" office:value="-437.7" table:style-name="ce1">
            <text:p>-437,7</text:p>
          </table:table-cell>
          <table:table-cell office:value-type="float" office:value="364" table:style-name="ce1">
            <text:p>364</text:p>
          </table:table-cell>
          <table:table-cell office:value-type="float" office:value="-690.2" table:style-name="ce1">
            <text:p>-690,2</text:p>
          </table:table-cell>
          <table:table-cell office:value-type="float" office:value="-496.2" table:style-name="ce1">
            <text:p>-496,2</text:p>
          </table:table-cell>
          <table:table-cell office:value-type="float" office:value="-664.9" table:style-name="ce1">
            <text:p>-664,9</text:p>
          </table:table-cell>
          <table:table-cell office:value-type="float" office:value="563.70000000000005" table:style-name="ce1">
            <text:p>563,7</text:p>
          </table:table-cell>
          <table:table-cell office:value-type="float" office:value="-538.1" table:style-name="ce1">
            <text:p>-538,1</text:p>
          </table:table-cell>
          <table:table-cell office:value-type="float" office:value="57.5" table:style-name="ce1">
            <text:p>57,5</text:p>
          </table:table-cell>
          <table:table-cell office:value-type="float" office:value="-212.7" table:style-name="ce1">
            <text:p>-212,7</text:p>
          </table:table-cell>
          <table:table-cell office:value-type="float" office:value="-32.799999999999997" table:style-name="ce1">
            <text:p>-32,8</text:p>
          </table:table-cell>
          <table:table-cell office:value-type="float" office:value="-154.4" table:style-name="ce1">
            <text:p>-154,4</text:p>
          </table:table-cell>
          <table:table-cell office:value-type="float" office:value="-44.5" table:style-name="ce1">
            <text:p>-44,5</text:p>
          </table:table-cell>
          <table:table-cell office:value-type="float" office:value="-216.2" table:style-name="ce1">
            <text:p>-216,2</text:p>
          </table:table-cell>
          <table:table-cell office:value-type="float" office:value="483.2" table:style-name="ce1">
            <text:p>483,2</text:p>
          </table:table-cell>
          <table:table-cell office:value-type="float" office:value="922.4" table:style-name="ce1">
            <text:p>922,4</text:p>
          </table:table-cell>
          <table:table-cell office:value-type="float" office:value="-56.8" table:style-name="ce1">
            <text:p>-56,8</text:p>
          </table:table-cell>
          <table:table-cell office:value-type="float" office:value="551.6" table:style-name="ce1">
            <text:p>551,6</text:p>
          </table:table-cell>
          <table:table-cell office:value-type="float" office:value="293.60000000000002" table:style-name="ce1">
            <text:p>293,6</text:p>
          </table:table-cell>
          <table:table-cell office:value-type="float" office:value="814.2" table:style-name="ce1">
            <text:p>814,2</text:p>
          </table:table-cell>
          <table:table-cell office:value-type="float" office:value="494.9" table:style-name="ce1">
            <text:p>494,9</text:p>
          </table:table-cell>
          <table:table-cell office:value-type="float" office:value="458.3" table:style-name="ce1">
            <text:p>458,3</text:p>
          </table:table-cell>
          <table:table-cell office:value-type="float" office:value="106.5" table:style-name="ce1">
            <text:p>106,5</text:p>
          </table:table-cell>
          <table:table-cell table:number-columns-repeated="16344"/>
        </table:table-row>
        <table:table-row table:style-name="ro1">
          <table:table-cell office:value-type="float" office:value="-709.8" table:style-name="ce1">
            <text:p>-709,8</text:p>
          </table:table-cell>
          <table:table-cell office:value-type="float" office:value="-240.6" table:style-name="ce1">
            <text:p>-240,6</text:p>
          </table:table-cell>
          <table:table-cell office:value-type="float" office:value="-776.5" table:style-name="ce1">
            <text:p>-776,5</text:p>
          </table:table-cell>
          <table:table-cell office:value-type="float" office:value="-356.8" table:style-name="ce1">
            <text:p>-356,8</text:p>
          </table:table-cell>
          <table:table-cell office:value-type="float" office:value="-257.2" table:style-name="ce1">
            <text:p>-257,2</text:p>
          </table:table-cell>
          <table:table-cell office:value-type="float" office:value="62.6" table:style-name="ce1">
            <text:p>62,6</text:p>
          </table:table-cell>
          <table:table-cell office:value-type="float" office:value="-376.1" table:style-name="ce1">
            <text:p>-376,1</text:p>
          </table:table-cell>
          <table:table-cell office:value-type="float" office:value="339.5" table:style-name="ce1">
            <text:p>339,5</text:p>
          </table:table-cell>
          <table:table-cell office:value-type="float" office:value="831.6" table:style-name="ce1">
            <text:p>831,6</text:p>
          </table:table-cell>
          <table:table-cell office:value-type="float" office:value="441.7" table:style-name="ce1">
            <text:p>441,7</text:p>
          </table:table-cell>
          <table:table-cell office:value-type="float" office:value="-615" table:style-name="ce1">
            <text:p>-615</text:p>
          </table:table-cell>
          <table:table-cell office:value-type="float" office:value="342" table:style-name="ce1">
            <text:p>342</text:p>
          </table:table-cell>
          <table:table-cell office:value-type="float" office:value="-123.5" table:style-name="ce1">
            <text:p>-123,5</text:p>
          </table:table-cell>
          <table:table-cell office:value-type="float" office:value="-982" table:style-name="ce1">
            <text:p>-982</text:p>
          </table:table-cell>
          <table:table-cell office:value-type="float" office:value="-508.5" table:style-name="ce1">
            <text:p>-508,5</text:p>
          </table:table-cell>
          <table:table-cell office:value-type="float" office:value="328.2" table:style-name="ce1">
            <text:p>328,2</text:p>
          </table:table-cell>
          <table:table-cell office:value-type="float" office:value="-905.9" table:style-name="ce1">
            <text:p>-905,9</text:p>
          </table:table-cell>
          <table:table-cell office:value-type="float" office:value="838.8" table:style-name="ce1">
            <text:p>838,8</text:p>
          </table:table-cell>
          <table:table-cell office:value-type="float" office:value="901.9" table:style-name="ce1">
            <text:p>901,9</text:p>
          </table:table-cell>
          <table:table-cell office:value-type="float" office:value="-179.5" table:style-name="ce1">
            <text:p>-179,5</text:p>
          </table:table-cell>
          <table:table-cell office:value-type="float" office:value="-19.899999999999999" table:style-name="ce1">
            <text:p>-19,9</text:p>
          </table:table-cell>
          <table:table-cell office:value-type="float" office:value="-160.5" table:style-name="ce1">
            <text:p>-160,5</text:p>
          </table:table-cell>
          <table:table-cell office:value-type="float" office:value="40.5" table:style-name="ce1">
            <text:p>40,5</text:p>
          </table:table-cell>
          <table:table-cell office:value-type="float" office:value="127.3" table:style-name="ce1">
            <text:p>127,3</text:p>
          </table:table-cell>
          <table:table-cell office:value-type="float" office:value="-850.8" table:style-name="ce1">
            <text:p>-850,8</text:p>
          </table:table-cell>
          <table:table-cell office:value-type="float" office:value="627.6" table:style-name="ce1">
            <text:p>627,6</text:p>
          </table:table-cell>
          <table:table-cell office:value-type="float" office:value="400" table:style-name="ce1">
            <text:p>400</text:p>
          </table:table-cell>
          <table:table-cell office:value-type="float" office:value="-531.79999999999995" table:style-name="ce1">
            <text:p>-531,8</text:p>
          </table:table-cell>
          <table:table-cell office:value-type="float" office:value="824.9" table:style-name="ce1">
            <text:p>824,9</text:p>
          </table:table-cell>
          <table:table-cell office:value-type="float" office:value="391.3" table:style-name="ce1">
            <text:p>391,3</text:p>
          </table:table-cell>
          <table:table-cell office:value-type="float" office:value="-552.4" table:style-name="ce1">
            <text:p>-552,4</text:p>
          </table:table-cell>
          <table:table-cell office:value-type="float" office:value="475.2" table:style-name="ce1">
            <text:p>475,2</text:p>
          </table:table-cell>
          <table:table-cell office:value-type="float" office:value="-556.70000000000005" table:style-name="ce1">
            <text:p>-556,7</text:p>
          </table:table-cell>
          <table:table-cell office:value-type="float" office:value="926.1" table:style-name="ce1">
            <text:p>926,1</text:p>
          </table:table-cell>
          <table:table-cell office:value-type="float" office:value="-360.6" table:style-name="ce1">
            <text:p>-360,6</text:p>
          </table:table-cell>
          <table:table-cell office:value-type="float" office:value="133.4" table:style-name="ce1">
            <text:p>133,4</text:p>
          </table:table-cell>
          <table:table-cell office:value-type="float" office:value="-274.7" table:style-name="ce1">
            <text:p>-274,7</text:p>
          </table:table-cell>
          <table:table-cell office:value-type="float" office:value="419.6" table:style-name="ce1">
            <text:p>419,6</text:p>
          </table:table-cell>
          <table:table-cell office:value-type="float" office:value="220.5" table:style-name="ce1">
            <text:p>220,5</text:p>
          </table:table-cell>
          <table:table-cell office:value-type="float" office:value="576.29999999999995" table:style-name="ce1">
            <text:p>576,3</text:p>
          </table:table-cell>
          <table:table-cell table:number-columns-repeated="16344"/>
        </table:table-row>
        <table:table-row table:style-name="ro1">
          <table:table-cell office:value-type="float" office:value="313.2" table:style-name="ce1">
            <text:p>313,2</text:p>
          </table:table-cell>
          <table:table-cell office:value-type="float" office:value="143.5" table:style-name="ce1">
            <text:p>143,5</text:p>
          </table:table-cell>
          <table:table-cell office:value-type="float" office:value="-413.3" table:style-name="ce1">
            <text:p>-413,3</text:p>
          </table:table-cell>
          <table:table-cell office:value-type="float" office:value="-280.2" table:style-name="ce1">
            <text:p>-280,2</text:p>
          </table:table-cell>
          <table:table-cell office:value-type="float" office:value="373.9" table:style-name="ce1">
            <text:p>373,9</text:p>
          </table:table-cell>
          <table:table-cell office:value-type="float" office:value="363.2" table:style-name="ce1">
            <text:p>363,2</text:p>
          </table:table-cell>
          <table:table-cell office:value-type="float" office:value="495.6" table:style-name="ce1">
            <text:p>495,6</text:p>
          </table:table-cell>
          <table:table-cell office:value-type="float" office:value="979.8" table:style-name="ce1">
            <text:p>979,8</text:p>
          </table:table-cell>
          <table:table-cell office:value-type="float" office:value="-427.1" table:style-name="ce1">
            <text:p>-427,1</text:p>
          </table:table-cell>
          <table:table-cell office:value-type="float" office:value="88.1" table:style-name="ce1">
            <text:p>88,1</text:p>
          </table:table-cell>
          <table:table-cell office:value-type="float" office:value="264.8" table:style-name="ce1">
            <text:p>264,8</text:p>
          </table:table-cell>
          <table:table-cell office:value-type="float" office:value="929.6" table:style-name="ce1">
            <text:p>929,6</text:p>
          </table:table-cell>
          <table:table-cell office:value-type="float" office:value="-879.2" table:style-name="ce1">
            <text:p>-879,2</text:p>
          </table:table-cell>
          <table:table-cell office:value-type="float" office:value="-871" table:style-name="ce1">
            <text:p>-871</text:p>
          </table:table-cell>
          <table:table-cell office:value-type="float" office:value="775.5" table:style-name="ce1">
            <text:p>775,5</text:p>
          </table:table-cell>
          <table:table-cell office:value-type="float" office:value="503.1" table:style-name="ce1">
            <text:p>503,1</text:p>
          </table:table-cell>
          <table:table-cell office:value-type="float" office:value="-583.9" table:style-name="ce1">
            <text:p>-583,9</text:p>
          </table:table-cell>
          <table:table-cell office:value-type="float" office:value="925.6" table:style-name="ce1">
            <text:p>925,6</text:p>
          </table:table-cell>
          <table:table-cell office:value-type="float" office:value="-128.6" table:style-name="ce1">
            <text:p>-128,6</text:p>
          </table:table-cell>
          <table:table-cell office:value-type="float" office:value="-554.1" table:style-name="ce1">
            <text:p>-554,1</text:p>
          </table:table-cell>
          <table:table-cell office:value-type="float" office:value="-361.3" table:style-name="ce1">
            <text:p>-361,3</text:p>
          </table:table-cell>
          <table:table-cell office:value-type="float" office:value="17.100000000000001" table:style-name="ce1">
            <text:p>17,1</text:p>
          </table:table-cell>
          <table:table-cell office:value-type="float" office:value="123.7" table:style-name="ce1">
            <text:p>123,7</text:p>
          </table:table-cell>
          <table:table-cell office:value-type="float" office:value="326.5" table:style-name="ce1">
            <text:p>326,5</text:p>
          </table:table-cell>
          <table:table-cell office:value-type="float" office:value="-945.9" table:style-name="ce1">
            <text:p>-945,9</text:p>
          </table:table-cell>
          <table:table-cell office:value-type="float" office:value="-3.7" table:style-name="ce1">
            <text:p>-3,7</text:p>
          </table:table-cell>
          <table:table-cell office:value-type="float" office:value="442" table:style-name="ce1">
            <text:p>442</text:p>
          </table:table-cell>
          <table:table-cell office:value-type="float" office:value="201.3" table:style-name="ce1">
            <text:p>201,3</text:p>
          </table:table-cell>
          <table:table-cell office:value-type="float" office:value="-50.5" table:style-name="ce1">
            <text:p>-50,5</text:p>
          </table:table-cell>
          <table:table-cell office:value-type="float" office:value="387.2" table:style-name="ce1">
            <text:p>387,2</text:p>
          </table:table-cell>
          <table:table-cell office:value-type="float" office:value="311.60000000000002" table:style-name="ce1">
            <text:p>311,6</text:p>
          </table:table-cell>
          <table:table-cell office:value-type="float" office:value="-658.4" table:style-name="ce1">
            <text:p>-658,4</text:p>
          </table:table-cell>
          <table:table-cell office:value-type="float" office:value="-745.1" table:style-name="ce1">
            <text:p>-745,1</text:p>
          </table:table-cell>
          <table:table-cell office:value-type="float" office:value="-0.7" table:style-name="ce1">
            <text:p>-0,7</text:p>
          </table:table-cell>
          <table:table-cell office:value-type="float" office:value="453.4" table:style-name="ce1">
            <text:p>453,4</text:p>
          </table:table-cell>
          <table:table-cell office:value-type="float" office:value="-63.4" table:style-name="ce1">
            <text:p>-63,4</text:p>
          </table:table-cell>
          <table:table-cell office:value-type="float" office:value="546.29999999999995" table:style-name="ce1">
            <text:p>546,3</text:p>
          </table:table-cell>
          <table:table-cell office:value-type="float" office:value="-622.5" table:style-name="ce1">
            <text:p>-622,5</text:p>
          </table:table-cell>
          <table:table-cell office:value-type="float" office:value="-955.6" table:style-name="ce1">
            <text:p>-955,6</text:p>
          </table:table-cell>
          <table:table-cell office:value-type="float" office:value="173" table:style-name="ce1">
            <text:p>173</text:p>
          </table:table-cell>
          <table:table-cell table:number-columns-repeated="16344"/>
        </table:table-row>
        <table:table-row table:style-name="ro1">
          <table:table-cell office:value-type="float" office:value="-408" table:style-name="ce1">
            <text:p>-408</text:p>
          </table:table-cell>
          <table:table-cell office:value-type="float" office:value="736.5" table:style-name="ce1">
            <text:p>736,5</text:p>
          </table:table-cell>
          <table:table-cell office:value-type="float" office:value="-195.6" table:style-name="ce1">
            <text:p>-195,6</text:p>
          </table:table-cell>
          <table:table-cell office:value-type="float" office:value="-702.6" table:style-name="ce1">
            <text:p>-702,6</text:p>
          </table:table-cell>
          <table:table-cell office:value-type="float" office:value="757.1" table:style-name="ce1">
            <text:p>757,1</text:p>
          </table:table-cell>
          <table:table-cell office:value-type="float" office:value="-927.5" table:style-name="ce1">
            <text:p>-927,5</text:p>
          </table:table-cell>
          <table:table-cell office:value-type="float" office:value="249.9" table:style-name="ce1">
            <text:p>249,9</text:p>
          </table:table-cell>
          <table:table-cell office:value-type="float" office:value="-274.3" table:style-name="ce1">
            <text:p>-274,3</text:p>
          </table:table-cell>
          <table:table-cell office:value-type="float" office:value="474.1" table:style-name="ce1">
            <text:p>474,1</text:p>
          </table:table-cell>
          <table:table-cell office:value-type="float" office:value="-71.900000000000006" table:style-name="ce1">
            <text:p>-71,9</text:p>
          </table:table-cell>
          <table:table-cell office:value-type="float" office:value="863.9" table:style-name="ce1">
            <text:p>863,9</text:p>
          </table:table-cell>
          <table:table-cell office:value-type="float" office:value="468.7" table:style-name="ce1">
            <text:p>468,7</text:p>
          </table:table-cell>
          <table:table-cell office:value-type="float" office:value="-974.7" table:style-name="ce1">
            <text:p>-974,7</text:p>
          </table:table-cell>
          <table:table-cell office:value-type="float" office:value="-751.4" table:style-name="ce1">
            <text:p>-751,4</text:p>
          </table:table-cell>
          <table:table-cell office:value-type="float" office:value="390.2" table:style-name="ce1">
            <text:p>390,2</text:p>
          </table:table-cell>
          <table:table-cell office:value-type="float" office:value="-654.20000000000005" table:style-name="ce1">
            <text:p>-654,2</text:p>
          </table:table-cell>
          <table:table-cell office:value-type="float" office:value="388.2" table:style-name="ce1">
            <text:p>388,2</text:p>
          </table:table-cell>
          <table:table-cell office:value-type="float" office:value="-16.399999999999999" table:style-name="ce1">
            <text:p>-16,4</text:p>
          </table:table-cell>
          <table:table-cell office:value-type="float" office:value="613.70000000000005" table:style-name="ce1">
            <text:p>613,7</text:p>
          </table:table-cell>
          <table:table-cell office:value-type="float" office:value="954.9" table:style-name="ce1">
            <text:p>954,9</text:p>
          </table:table-cell>
          <table:table-cell office:value-type="float" office:value="-661.6" table:style-name="ce1">
            <text:p>-661,6</text:p>
          </table:table-cell>
          <table:table-cell office:value-type="float" office:value="637.1" table:style-name="ce1">
            <text:p>637,1</text:p>
          </table:table-cell>
          <table:table-cell office:value-type="float" office:value="686" table:style-name="ce1">
            <text:p>686</text:p>
          </table:table-cell>
          <table:table-cell office:value-type="float" office:value="410.8" table:style-name="ce1">
            <text:p>410,8</text:p>
          </table:table-cell>
          <table:table-cell office:value-type="float" office:value="976.1" table:style-name="ce1">
            <text:p>976,1</text:p>
          </table:table-cell>
          <table:table-cell office:value-type="float" office:value="-876.4" table:style-name="ce1">
            <text:p>-876,4</text:p>
          </table:table-cell>
          <table:table-cell office:value-type="float" office:value="803.9" table:style-name="ce1">
            <text:p>803,9</text:p>
          </table:table-cell>
          <table:table-cell office:value-type="float" office:value="-251.5" table:style-name="ce1">
            <text:p>-251,5</text:p>
          </table:table-cell>
          <table:table-cell office:value-type="float" office:value="-310.7" table:style-name="ce1">
            <text:p>-310,7</text:p>
          </table:table-cell>
          <table:table-cell office:value-type="float" office:value="-919.3" table:style-name="ce1">
            <text:p>-919,3</text:p>
          </table:table-cell>
          <table:table-cell office:value-type="float" office:value="-921.9" table:style-name="ce1">
            <text:p>-921,9</text:p>
          </table:table-cell>
          <table:table-cell office:value-type="float" office:value="-125.6" table:style-name="ce1">
            <text:p>-125,6</text:p>
          </table:table-cell>
          <table:table-cell office:value-type="float" office:value="-97.4" table:style-name="ce1">
            <text:p>-97,4</text:p>
          </table:table-cell>
          <table:table-cell office:value-type="float" office:value="-234.9" table:style-name="ce1">
            <text:p>-234,9</text:p>
          </table:table-cell>
          <table:table-cell office:value-type="float" office:value="544.20000000000005" table:style-name="ce1">
            <text:p>544,2</text:p>
          </table:table-cell>
          <table:table-cell office:value-type="float" office:value="-383" table:style-name="ce1">
            <text:p>-383</text:p>
          </table:table-cell>
          <table:table-cell office:value-type="float" office:value="905.8" table:style-name="ce1">
            <text:p>905,8</text:p>
          </table:table-cell>
          <table:table-cell office:value-type="float" office:value="-911" table:style-name="ce1">
            <text:p>-911</text:p>
          </table:table-cell>
          <table:table-cell office:value-type="float" office:value="-384" table:style-name="ce1">
            <text:p>-384</text:p>
          </table:table-cell>
          <table:table-cell office:value-type="float" office:value="600.70000000000005" table:style-name="ce1">
            <text:p>600,7</text:p>
          </table:table-cell>
          <table:table-cell table:number-columns-repeated="16344"/>
        </table:table-row>
        <table:table-row table:style-name="ro1">
          <table:table-cell office:value-type="float" office:value="616.9" table:style-name="ce1">
            <text:p>616,9</text:p>
          </table:table-cell>
          <table:table-cell office:value-type="float" office:value="-310" table:style-name="ce1">
            <text:p>-310</text:p>
          </table:table-cell>
          <table:table-cell office:value-type="float" office:value="866.7" table:style-name="ce1">
            <text:p>866,7</text:p>
          </table:table-cell>
          <table:table-cell office:value-type="float" office:value="803.7" table:style-name="ce1">
            <text:p>803,7</text:p>
          </table:table-cell>
          <table:table-cell office:value-type="float" office:value="621.70000000000005" table:style-name="ce1">
            <text:p>621,7</text:p>
          </table:table-cell>
          <table:table-cell office:value-type="float" office:value="326.39999999999998" table:style-name="ce1">
            <text:p>326,4</text:p>
          </table:table-cell>
          <table:table-cell office:value-type="float" office:value="514.20000000000005" table:style-name="ce1">
            <text:p>514,2</text:p>
          </table:table-cell>
          <table:table-cell office:value-type="float" office:value="922.9" table:style-name="ce1">
            <text:p>922,9</text:p>
          </table:table-cell>
          <table:table-cell office:value-type="float" office:value="-752.2" table:style-name="ce1">
            <text:p>-752,2</text:p>
          </table:table-cell>
          <table:table-cell office:value-type="float" office:value="541.79999999999995" table:style-name="ce1">
            <text:p>541,8</text:p>
          </table:table-cell>
          <table:table-cell office:value-type="float" office:value="-22.8" table:style-name="ce1">
            <text:p>-22,8</text:p>
          </table:table-cell>
          <table:table-cell office:value-type="float" office:value="-224.4" table:style-name="ce1">
            <text:p>-224,4</text:p>
          </table:table-cell>
          <table:table-cell office:value-type="float" office:value="877.5" table:style-name="ce1">
            <text:p>877,5</text:p>
          </table:table-cell>
          <table:table-cell office:value-type="float" office:value="-776.1" table:style-name="ce1">
            <text:p>-776,1</text:p>
          </table:table-cell>
          <table:table-cell office:value-type="float" office:value="118" table:style-name="ce1">
            <text:p>118</text:p>
          </table:table-cell>
          <table:table-cell office:value-type="float" office:value="45.8" table:style-name="ce1">
            <text:p>45,8</text:p>
          </table:table-cell>
          <table:table-cell office:value-type="float" office:value="-700.1" table:style-name="ce1">
            <text:p>-700,1</text:p>
          </table:table-cell>
          <table:table-cell office:value-type="float" office:value="-163.1" table:style-name="ce1">
            <text:p>-163,1</text:p>
          </table:table-cell>
          <table:table-cell office:value-type="float" office:value="-845.4" table:style-name="ce1">
            <text:p>-845,4</text:p>
          </table:table-cell>
          <table:table-cell office:value-type="float" office:value="-738.7" table:style-name="ce1">
            <text:p>-738,7</text:p>
          </table:table-cell>
          <table:table-cell office:value-type="float" office:value="909.7" table:style-name="ce1">
            <text:p>909,7</text:p>
          </table:table-cell>
          <table:table-cell office:value-type="float" office:value="117.2" table:style-name="ce1">
            <text:p>117,2</text:p>
          </table:table-cell>
          <table:table-cell office:value-type="float" office:value="761.1" table:style-name="ce1">
            <text:p>761,1</text:p>
          </table:table-cell>
          <table:table-cell office:value-type="float" office:value="205.3" table:style-name="ce1">
            <text:p>205,3</text:p>
          </table:table-cell>
          <table:table-cell office:value-type="float" office:value="-668.8" table:style-name="ce1">
            <text:p>-668,8</text:p>
          </table:table-cell>
          <table:table-cell office:value-type="float" office:value="-70" table:style-name="ce1">
            <text:p>-70</text:p>
          </table:table-cell>
          <table:table-cell office:value-type="float" office:value="820.8" table:style-name="ce1">
            <text:p>820,8</text:p>
          </table:table-cell>
          <table:table-cell office:value-type="float" office:value="-240.1" table:style-name="ce1">
            <text:p>-240,1</text:p>
          </table:table-cell>
          <table:table-cell office:value-type="float" office:value="530.29999999999995" table:style-name="ce1">
            <text:p>530,3</text:p>
          </table:table-cell>
          <table:table-cell office:value-type="float" office:value="-995.4" table:style-name="ce1">
            <text:p>-995,4</text:p>
          </table:table-cell>
          <table:table-cell office:value-type="float" office:value="-658" table:style-name="ce1">
            <text:p>-658</text:p>
          </table:table-cell>
          <table:table-cell office:value-type="float" office:value="-33.6" table:style-name="ce1">
            <text:p>-33,6</text:p>
          </table:table-cell>
          <table:table-cell office:value-type="float" office:value="690" table:style-name="ce1">
            <text:p>690</text:p>
          </table:table-cell>
          <table:table-cell office:value-type="float" office:value="42" table:style-name="ce1">
            <text:p>42</text:p>
          </table:table-cell>
          <table:table-cell office:value-type="float" office:value="840.8" table:style-name="ce1">
            <text:p>840,8</text:p>
          </table:table-cell>
          <table:table-cell office:value-type="float" office:value="498" table:style-name="ce1">
            <text:p>498</text:p>
          </table:table-cell>
          <table:table-cell office:value-type="float" office:value="-500.6" table:style-name="ce1">
            <text:p>-500,6</text:p>
          </table:table-cell>
          <table:table-cell office:value-type="float" office:value="-600.79999999999995" table:style-name="ce1">
            <text:p>-600,8</text:p>
          </table:table-cell>
          <table:table-cell office:value-type="float" office:value="-716.8" table:style-name="ce1">
            <text:p>-716,8</text:p>
          </table:table-cell>
          <table:table-cell office:value-type="float" office:value="723.6" table:style-name="ce1">
            <text:p>723,6</text:p>
          </table:table-cell>
          <table:table-cell table:number-columns-repeated="16344"/>
        </table:table-row>
        <table:table-row table:style-name="ro1">
          <table:table-cell office:value-type="float" office:value="-59.8" table:style-name="ce1">
            <text:p>-59,8</text:p>
          </table:table-cell>
          <table:table-cell office:value-type="float" office:value="791.4" table:style-name="ce1">
            <text:p>791,4</text:p>
          </table:table-cell>
          <table:table-cell office:value-type="float" office:value="-806.9" table:style-name="ce1">
            <text:p>-806,9</text:p>
          </table:table-cell>
          <table:table-cell office:value-type="float" office:value="-225.9" table:style-name="ce1">
            <text:p>-225,9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44.8" table:style-name="ce1">
            <text:p>44,8</text:p>
          </table:table-cell>
          <table:table-cell office:value-type="float" office:value="908.9" table:style-name="ce1">
            <text:p>908,9</text:p>
          </table:table-cell>
          <table:table-cell office:value-type="float" office:value="-457.4" table:style-name="ce1">
            <text:p>-457,4</text:p>
          </table:table-cell>
          <table:table-cell office:value-type="float" office:value="-47.2" table:style-name="ce1">
            <text:p>-47,2</text:p>
          </table:table-cell>
          <table:table-cell office:value-type="float" office:value="65.8" table:style-name="ce1">
            <text:p>65,8</text:p>
          </table:table-cell>
          <table:table-cell office:value-type="float" office:value="247.3" table:style-name="ce1">
            <text:p>247,3</text:p>
          </table:table-cell>
          <table:table-cell office:value-type="float" office:value="-522.1" table:style-name="ce1">
            <text:p>-522,1</text:p>
          </table:table-cell>
          <table:table-cell office:value-type="float" office:value="-92" table:style-name="ce1">
            <text:p>-92</text:p>
          </table:table-cell>
          <table:table-cell office:value-type="float" office:value="258.5" table:style-name="ce1">
            <text:p>258,5</text:p>
          </table:table-cell>
          <table:table-cell office:value-type="float" office:value="119.3" table:style-name="ce1">
            <text:p>119,3</text:p>
          </table:table-cell>
          <table:table-cell office:value-type="float" office:value="895.7" table:style-name="ce1">
            <text:p>895,7</text:p>
          </table:table-cell>
          <table:table-cell office:value-type="float" office:value="849.4" table:style-name="ce1">
            <text:p>849,4</text:p>
          </table:table-cell>
          <table:table-cell office:value-type="float" office:value="-102.6" table:style-name="ce1">
            <text:p>-102,6</text:p>
          </table:table-cell>
          <table:table-cell office:value-type="float" office:value="873.2" table:style-name="ce1">
            <text:p>873,2</text:p>
          </table:table-cell>
          <table:table-cell office:value-type="float" office:value="-314.60000000000002" table:style-name="ce1">
            <text:p>-314,6</text:p>
          </table:table-cell>
          <table:table-cell office:value-type="float" office:value="659.4" table:style-name="ce1">
            <text:p>659,4</text:p>
          </table:table-cell>
          <table:table-cell office:value-type="float" office:value="686.6" table:style-name="ce1">
            <text:p>686,6</text:p>
          </table:table-cell>
          <table:table-cell office:value-type="float" office:value="-503.5" table:style-name="ce1">
            <text:p>-503,5</text:p>
          </table:table-cell>
          <table:table-cell office:value-type="float" office:value="708.3" table:style-name="ce1">
            <text:p>708,3</text:p>
          </table:table-cell>
          <table:table-cell office:value-type="float" office:value="-354.6" table:style-name="ce1">
            <text:p>-354,6</text:p>
          </table:table-cell>
          <table:table-cell office:value-type="float" office:value="-927" table:style-name="ce1">
            <text:p>-927</text:p>
          </table:table-cell>
          <table:table-cell office:value-type="float" office:value="-736.9" table:style-name="ce1">
            <text:p>-736,9</text:p>
          </table:table-cell>
          <table:table-cell office:value-type="float" office:value="930.2" table:style-name="ce1">
            <text:p>930,2</text:p>
          </table:table-cell>
          <table:table-cell office:value-type="float" office:value="-934" table:style-name="ce1">
            <text:p>-934</text:p>
          </table:table-cell>
          <table:table-cell office:value-type="float" office:value="854.2" table:style-name="ce1">
            <text:p>854,2</text:p>
          </table:table-cell>
          <table:table-cell office:value-type="float" office:value="-933" table:style-name="ce1">
            <text:p>-933</text:p>
          </table:table-cell>
          <table:table-cell office:value-type="float" office:value="712.5" table:style-name="ce1">
            <text:p>712,5</text:p>
          </table:table-cell>
          <table:table-cell office:value-type="float" office:value="876.7" table:style-name="ce1">
            <text:p>876,7</text:p>
          </table:table-cell>
          <table:table-cell office:value-type="float" office:value="-643.29999999999995" table:style-name="ce1">
            <text:p>-643,3</text:p>
          </table:table-cell>
          <table:table-cell office:value-type="float" office:value="767.9" table:style-name="ce1">
            <text:p>767,9</text:p>
          </table:table-cell>
          <table:table-cell office:value-type="float" office:value="-111.5" table:style-name="ce1">
            <text:p>-111,5</text:p>
          </table:table-cell>
          <table:table-cell office:value-type="float" office:value="179.3" table:style-name="ce1">
            <text:p>179,3</text:p>
          </table:table-cell>
          <table:table-cell office:value-type="float" office:value="-89.2" table:style-name="ce1">
            <text:p>-89,2</text:p>
          </table:table-cell>
          <table:table-cell office:value-type="float" office:value="389.5" table:style-name="ce1">
            <text:p>389,5</text:p>
          </table:table-cell>
          <table:table-cell office:value-type="float" office:value="-762.3" table:style-name="ce1">
            <text:p>-762,3</text:p>
          </table:table-cell>
          <table:table-cell table:number-columns-repeated="16344"/>
        </table:table-row>
        <table:table-row table:style-name="ro1">
          <table:table-cell office:value-type="float" office:value="-682" table:style-name="ce1">
            <text:p>-682</text:p>
          </table:table-cell>
          <table:table-cell office:value-type="float" office:value="716.5" table:style-name="ce1">
            <text:p>716,5</text:p>
          </table:table-cell>
          <table:table-cell office:value-type="float" office:value="-429" table:style-name="ce1">
            <text:p>-429</text:p>
          </table:table-cell>
          <table:table-cell office:value-type="float" office:value="-776" table:style-name="ce1">
            <text:p>-776</text:p>
          </table:table-cell>
          <table:table-cell office:value-type="float" office:value="108.4" table:style-name="ce1">
            <text:p>108,4</text:p>
          </table:table-cell>
          <table:table-cell office:value-type="float" office:value="-90.4" table:style-name="ce1">
            <text:p>-90,4</text:p>
          </table:table-cell>
          <table:table-cell office:value-type="float" office:value="-47.3" table:style-name="ce1">
            <text:p>-47,3</text:p>
          </table:table-cell>
          <table:table-cell office:value-type="float" office:value="322.60000000000002" table:style-name="ce1">
            <text:p>322,6</text:p>
          </table:table-cell>
          <table:table-cell office:value-type="float" office:value="-786.5" table:style-name="ce1">
            <text:p>-786,5</text:p>
          </table:table-cell>
          <table:table-cell office:value-type="float" office:value="871.1" table:style-name="ce1">
            <text:p>871,1</text:p>
          </table:table-cell>
          <table:table-cell office:value-type="float" office:value="757.2" table:style-name="ce1">
            <text:p>757,2</text:p>
          </table:table-cell>
          <table:table-cell office:value-type="float" office:value="-937.2" table:style-name="ce1">
            <text:p>-937,2</text:p>
          </table:table-cell>
          <table:table-cell office:value-type="float" office:value="-306.39999999999998" table:style-name="ce1">
            <text:p>-306,4</text:p>
          </table:table-cell>
          <table:table-cell office:value-type="float" office:value="-743.8" table:style-name="ce1">
            <text:p>-743,8</text:p>
          </table:table-cell>
          <table:table-cell office:value-type="float" office:value="-843.6" table:style-name="ce1">
            <text:p>-843,6</text:p>
          </table:table-cell>
          <table:table-cell office:value-type="float" office:value="324.39999999999998" table:style-name="ce1">
            <text:p>324,4</text:p>
          </table:table-cell>
          <table:table-cell office:value-type="float" office:value="-94.9" table:style-name="ce1">
            <text:p>-94,9</text:p>
          </table:table-cell>
          <table:table-cell office:value-type="float" office:value="-837.3" table:style-name="ce1">
            <text:p>-837,3</text:p>
          </table:table-cell>
          <table:table-cell office:value-type="float" office:value="635.9" table:style-name="ce1">
            <text:p>635,9</text:p>
          </table:table-cell>
          <table:table-cell office:value-type="float" office:value="353.5" table:style-name="ce1">
            <text:p>353,5</text:p>
          </table:table-cell>
          <table:table-cell office:value-type="float" office:value="787.2" table:style-name="ce1">
            <text:p>787,2</text:p>
          </table:table-cell>
          <table:table-cell office:value-type="float" office:value="107.1" table:style-name="ce1">
            <text:p>107,1</text:p>
          </table:table-cell>
          <table:table-cell office:value-type="float" office:value="535.5" table:style-name="ce1">
            <text:p>535,5</text:p>
          </table:table-cell>
          <table:table-cell office:value-type="float" office:value="434.4" table:style-name="ce1">
            <text:p>434,4</text:p>
          </table:table-cell>
          <table:table-cell office:value-type="float" office:value="320.7" table:style-name="ce1">
            <text:p>320,7</text:p>
          </table:table-cell>
          <table:table-cell office:value-type="float" office:value="573.5" table:style-name="ce1">
            <text:p>573,5</text:p>
          </table:table-cell>
          <table:table-cell office:value-type="float" office:value="-589.9" table:style-name="ce1">
            <text:p>-589,9</text:p>
          </table:table-cell>
          <table:table-cell office:value-type="float" office:value="774.3" table:style-name="ce1">
            <text:p>774,3</text:p>
          </table:table-cell>
          <table:table-cell office:value-type="float" office:value="511.7" table:style-name="ce1">
            <text:p>511,7</text:p>
          </table:table-cell>
          <table:table-cell office:value-type="float" office:value="-944.5" table:style-name="ce1">
            <text:p>-944,5</text:p>
          </table:table-cell>
          <table:table-cell office:value-type="float" office:value="575.20000000000005" table:style-name="ce1">
            <text:p>575,2</text:p>
          </table:table-cell>
          <table:table-cell office:value-type="float" office:value="652" table:style-name="ce1">
            <text:p>652</text:p>
          </table:table-cell>
          <table:table-cell office:value-type="float" office:value="267.5" table:style-name="ce1">
            <text:p>267,5</text:p>
          </table:table-cell>
          <table:table-cell office:value-type="float" office:value="76.400000000000006" table:style-name="ce1">
            <text:p>76,4</text:p>
          </table:table-cell>
          <table:table-cell office:value-type="float" office:value="325.60000000000002" table:style-name="ce1">
            <text:p>325,6</text:p>
          </table:table-cell>
          <table:table-cell office:value-type="float" office:value="-315.5" table:style-name="ce1">
            <text:p>-315,5</text:p>
          </table:table-cell>
          <table:table-cell office:value-type="float" office:value="453.7" table:style-name="ce1">
            <text:p>453,7</text:p>
          </table:table-cell>
          <table:table-cell office:value-type="float" office:value="-404.2" table:style-name="ce1">
            <text:p>-404,2</text:p>
          </table:table-cell>
          <table:table-cell office:value-type="float" office:value="401" table:style-name="ce1">
            <text:p>401</text:p>
          </table:table-cell>
          <table:table-cell office:value-type="float" office:value="-841.7" table:style-name="ce1">
            <text:p>-841,7</text:p>
          </table:table-cell>
          <table:table-cell table:number-columns-repeated="16344"/>
        </table:table-row>
        <table:table-row table:style-name="ro1">
          <table:table-cell office:value-type="float" office:value="-836.2" table:style-name="ce1">
            <text:p>-836,2</text:p>
          </table:table-cell>
          <table:table-cell office:value-type="float" office:value="500.8" table:style-name="ce1">
            <text:p>500,8</text:p>
          </table:table-cell>
          <table:table-cell office:value-type="float" office:value="-246.2" table:style-name="ce1">
            <text:p>-246,2</text:p>
          </table:table-cell>
          <table:table-cell office:value-type="float" office:value="861" table:style-name="ce1">
            <text:p>861</text:p>
          </table:table-cell>
          <table:table-cell office:value-type="float" office:value="402" table:style-name="ce1">
            <text:p>402</text:p>
          </table:table-cell>
          <table:table-cell office:value-type="float" office:value="-306.2" table:style-name="ce1">
            <text:p>-306,2</text:p>
          </table:table-cell>
          <table:table-cell office:value-type="float" office:value="928.7" table:style-name="ce1">
            <text:p>928,7</text:p>
          </table:table-cell>
          <table:table-cell office:value-type="float" office:value="-964.8" table:style-name="ce1">
            <text:p>-964,8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171.1" table:style-name="ce1">
            <text:p>171,1</text:p>
          </table:table-cell>
          <table:table-cell office:value-type="float" office:value="-527.20000000000005" table:style-name="ce1">
            <text:p>-527,2</text:p>
          </table:table-cell>
          <table:table-cell office:value-type="float" office:value="-735.8" table:style-name="ce1">
            <text:p>-735,8</text:p>
          </table:table-cell>
          <table:table-cell office:value-type="float" office:value="821.8" table:style-name="ce1">
            <text:p>821,8</text:p>
          </table:table-cell>
          <table:table-cell office:value-type="float" office:value="350.6" table:style-name="ce1">
            <text:p>350,6</text:p>
          </table:table-cell>
          <table:table-cell office:value-type="float" office:value="787.9" table:style-name="ce1">
            <text:p>787,9</text:p>
          </table:table-cell>
          <table:table-cell office:value-type="float" office:value="-19.5" table:style-name="ce1">
            <text:p>-19,5</text:p>
          </table:table-cell>
          <table:table-cell office:value-type="float" office:value="673" table:style-name="ce1">
            <text:p>673</text:p>
          </table:table-cell>
          <table:table-cell office:value-type="float" office:value="381.6" table:style-name="ce1">
            <text:p>381,6</text:p>
          </table:table-cell>
          <table:table-cell office:value-type="float" office:value="462.7" table:style-name="ce1">
            <text:p>462,7</text:p>
          </table:table-cell>
          <table:table-cell office:value-type="float" office:value="-171.6" table:style-name="ce1">
            <text:p>-171,6</text:p>
          </table:table-cell>
          <table:table-cell office:value-type="float" office:value="-745.3" table:style-name="ce1">
            <text:p>-745,3</text:p>
          </table:table-cell>
          <table:table-cell office:value-type="float" office:value="406.9" table:style-name="ce1">
            <text:p>406,9</text:p>
          </table:table-cell>
          <table:table-cell office:value-type="float" office:value="3.2" table:style-name="ce1">
            <text:p>3,2</text:p>
          </table:table-cell>
          <table:table-cell office:value-type="float" office:value="-451.1" table:style-name="ce1">
            <text:p>-451,1</text:p>
          </table:table-cell>
          <table:table-cell office:value-type="float" office:value="-584.70000000000005" table:style-name="ce1">
            <text:p>-584,7</text:p>
          </table:table-cell>
          <table:table-cell office:value-type="float" office:value="-985.8" table:style-name="ce1">
            <text:p>-985,8</text:p>
          </table:table-cell>
          <table:table-cell office:value-type="float" office:value="592.9" table:style-name="ce1">
            <text:p>592,9</text:p>
          </table:table-cell>
          <table:table-cell office:value-type="float" office:value="528.1" table:style-name="ce1">
            <text:p>528,1</text:p>
          </table:table-cell>
          <table:table-cell office:value-type="float" office:value="182.2" table:style-name="ce1">
            <text:p>182,2</text:p>
          </table:table-cell>
          <table:table-cell office:value-type="float" office:value="-641.29999999999995" table:style-name="ce1">
            <text:p>-641,3</text:p>
          </table:table-cell>
          <table:table-cell office:value-type="float" office:value="-129.1" table:style-name="ce1">
            <text:p>-129,1</text:p>
          </table:table-cell>
          <table:table-cell office:value-type="float" office:value="478.5" table:style-name="ce1">
            <text:p>478,5</text:p>
          </table:table-cell>
          <table:table-cell office:value-type="float" office:value="763.5" table:style-name="ce1">
            <text:p>763,5</text:p>
          </table:table-cell>
          <table:table-cell office:value-type="float" office:value="696" table:style-name="ce1">
            <text:p>696</text:p>
          </table:table-cell>
          <table:table-cell office:value-type="float" office:value="-220.7" table:style-name="ce1">
            <text:p>-220,7</text:p>
          </table:table-cell>
          <table:table-cell office:value-type="float" office:value="-44.7" table:style-name="ce1">
            <text:p>-44,7</text:p>
          </table:table-cell>
          <table:table-cell office:value-type="float" office:value="753" table:style-name="ce1">
            <text:p>753</text:p>
          </table:table-cell>
          <table:table-cell office:value-type="float" office:value="-696.5" table:style-name="ce1">
            <text:p>-696,5</text:p>
          </table:table-cell>
          <table:table-cell office:value-type="float" office:value="-217.4" table:style-name="ce1">
            <text:p>-217,4</text:p>
          </table:table-cell>
          <table:table-cell office:value-type="float" office:value="-417.5" table:style-name="ce1">
            <text:p>-417,5</text:p>
          </table:table-cell>
          <table:table-cell table:number-columns-repeated="16344"/>
        </table:table-row>
        <table:table-row table:style-name="ro1">
          <table:table-cell office:value-type="float" office:value="-559.29999999999995" table:style-name="ce1">
            <text:p>-559,3</text:p>
          </table:table-cell>
          <table:table-cell office:value-type="float" office:value="205.3" table:style-name="ce1">
            <text:p>205,3</text:p>
          </table:table-cell>
          <table:table-cell office:value-type="float" office:value="-99.8" table:style-name="ce1">
            <text:p>-99,8</text:p>
          </table:table-cell>
          <table:table-cell office:value-type="float" office:value="-100.4" table:style-name="ce1">
            <text:p>-100,4</text:p>
          </table:table-cell>
          <table:table-cell office:value-type="float" office:value="-813" table:style-name="ce1">
            <text:p>-813</text:p>
          </table:table-cell>
          <table:table-cell office:value-type="float" office:value="-23" table:style-name="ce1">
            <text:p>-23</text:p>
          </table:table-cell>
          <table:table-cell office:value-type="float" office:value="-245.8" table:style-name="ce1">
            <text:p>-245,8</text:p>
          </table:table-cell>
          <table:table-cell office:value-type="float" office:value="-275.5" table:style-name="ce1">
            <text:p>-275,5</text:p>
          </table:table-cell>
          <table:table-cell office:value-type="float" office:value="-604.20000000000005" table:style-name="ce1">
            <text:p>-604,2</text:p>
          </table:table-cell>
          <table:table-cell office:value-type="float" office:value="245.1" table:style-name="ce1">
            <text:p>245,1</text:p>
          </table:table-cell>
          <table:table-cell office:value-type="float" office:value="-480.2" table:style-name="ce1">
            <text:p>-480,2</text:p>
          </table:table-cell>
          <table:table-cell office:value-type="float" office:value="733.9" table:style-name="ce1">
            <text:p>733,9</text:p>
          </table:table-cell>
          <table:table-cell office:value-type="float" office:value="692.8" table:style-name="ce1">
            <text:p>692,8</text:p>
          </table:table-cell>
          <table:table-cell office:value-type="float" office:value="733.9" table:style-name="ce1">
            <text:p>733,9</text:p>
          </table:table-cell>
          <table:table-cell office:value-type="float" office:value="391.1" table:style-name="ce1">
            <text:p>391,1</text:p>
          </table:table-cell>
          <table:table-cell office:value-type="float" office:value="-846.7" table:style-name="ce1">
            <text:p>-846,7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-664.5" table:style-name="ce1">
            <text:p>-664,5</text:p>
          </table:table-cell>
          <table:table-cell office:value-type="float" office:value="-283.8" table:style-name="ce1">
            <text:p>-283,8</text:p>
          </table:table-cell>
          <table:table-cell office:value-type="float" office:value="-515.5" table:style-name="ce1">
            <text:p>-515,5</text:p>
          </table:table-cell>
          <table:table-cell office:value-type="float" office:value="155.1" table:style-name="ce1">
            <text:p>155,1</text:p>
          </table:table-cell>
          <table:table-cell office:value-type="float" office:value="-709.3" table:style-name="ce1">
            <text:p>-709,3</text:p>
          </table:table-cell>
          <table:table-cell office:value-type="float" office:value="-739.5" table:style-name="ce1">
            <text:p>-739,5</text:p>
          </table:table-cell>
          <table:table-cell office:value-type="float" office:value="318.89999999999998" table:style-name="ce1">
            <text:p>318,9</text:p>
          </table:table-cell>
          <table:table-cell office:value-type="float" office:value="422.1" table:style-name="ce1">
            <text:p>422,1</text:p>
          </table:table-cell>
          <table:table-cell office:value-type="float" office:value="-280.39999999999998" table:style-name="ce1">
            <text:p>-280,4</text:p>
          </table:table-cell>
          <table:table-cell office:value-type="float" office:value="-625.6" table:style-name="ce1">
            <text:p>-625,6</text:p>
          </table:table-cell>
          <table:table-cell office:value-type="float" office:value="-816.2" table:style-name="ce1">
            <text:p>-816,2</text:p>
          </table:table-cell>
          <table:table-cell office:value-type="float" office:value="-859.8" table:style-name="ce1">
            <text:p>-859,8</text:p>
          </table:table-cell>
          <table:table-cell office:value-type="float" office:value="187.1" table:style-name="ce1">
            <text:p>187,1</text:p>
          </table:table-cell>
          <table:table-cell office:value-type="float" office:value="-878.9" table:style-name="ce1">
            <text:p>-878,9</text:p>
          </table:table-cell>
          <table:table-cell office:value-type="float" office:value="415.8" table:style-name="ce1">
            <text:p>415,8</text:p>
          </table:table-cell>
          <table:table-cell office:value-type="float" office:value="9.6999999999999993" table:style-name="ce1">
            <text:p>9,7</text:p>
          </table:table-cell>
          <table:table-cell office:value-type="float" office:value="-108.7" table:style-name="ce1">
            <text:p>-108,7</text:p>
          </table:table-cell>
          <table:table-cell office:value-type="float" office:value="-465.3" table:style-name="ce1">
            <text:p>-465,3</text:p>
          </table:table-cell>
          <table:table-cell office:value-type="float" office:value="753.9" table:style-name="ce1">
            <text:p>753,9</text:p>
          </table:table-cell>
          <table:table-cell office:value-type="float" office:value="-85.9" table:style-name="ce1">
            <text:p>-85,9</text:p>
          </table:table-cell>
          <table:table-cell office:value-type="float" office:value="956.4" table:style-name="ce1">
            <text:p>956,4</text:p>
          </table:table-cell>
          <table:table-cell office:value-type="float" office:value="-576.29999999999995" table:style-name="ce1">
            <text:p>-576,3</text:p>
          </table:table-cell>
          <table:table-cell office:value-type="float" office:value="-405.2" table:style-name="ce1">
            <text:p>-405,2</text:p>
          </table:table-cell>
          <table:table-cell table:number-columns-repeated="16344"/>
        </table:table-row>
        <table:table-row table:style-name="ro1">
          <table:table-cell office:value-type="float" office:value="-707.1" table:style-name="ce1">
            <text:p>-707,1</text:p>
          </table:table-cell>
          <table:table-cell office:value-type="float" office:value="604.29999999999995" table:style-name="ce1">
            <text:p>604,3</text:p>
          </table:table-cell>
          <table:table-cell office:value-type="float" office:value="828.7" table:style-name="ce1">
            <text:p>828,7</text:p>
          </table:table-cell>
          <table:table-cell office:value-type="float" office:value="-547.6" table:style-name="ce1">
            <text:p>-547,6</text:p>
          </table:table-cell>
          <table:table-cell office:value-type="float" office:value="408.3" table:style-name="ce1">
            <text:p>408,3</text:p>
          </table:table-cell>
          <table:table-cell office:value-type="float" office:value="152.6" table:style-name="ce1">
            <text:p>152,6</text:p>
          </table:table-cell>
          <table:table-cell office:value-type="float" office:value="-391.3" table:style-name="ce1">
            <text:p>-391,3</text:p>
          </table:table-cell>
          <table:table-cell office:value-type="float" office:value="125.1" table:style-name="ce1">
            <text:p>125,1</text:p>
          </table:table-cell>
          <table:table-cell office:value-type="float" office:value="246.6" table:style-name="ce1">
            <text:p>246,6</text:p>
          </table:table-cell>
          <table:table-cell office:value-type="float" office:value="-9.3000000000000007" table:style-name="ce1">
            <text:p>-9,3</text:p>
          </table:table-cell>
          <table:table-cell office:value-type="float" office:value="-24.8" table:style-name="ce1">
            <text:p>-24,8</text:p>
          </table:table-cell>
          <table:table-cell office:value-type="float" office:value="900" table:style-name="ce1">
            <text:p>900</text:p>
          </table:table-cell>
          <table:table-cell office:value-type="float" office:value="-623.20000000000005" table:style-name="ce1">
            <text:p>-623,2</text:p>
          </table:table-cell>
          <table:table-cell office:value-type="float" office:value="723.5" table:style-name="ce1">
            <text:p>723,5</text:p>
          </table:table-cell>
          <table:table-cell office:value-type="float" office:value="860.1" table:style-name="ce1">
            <text:p>860,1</text:p>
          </table:table-cell>
          <table:table-cell office:value-type="float" office:value="835.2" table:style-name="ce1">
            <text:p>835,2</text:p>
          </table:table-cell>
          <table:table-cell office:value-type="float" office:value="616.6" table:style-name="ce1">
            <text:p>616,6</text:p>
          </table:table-cell>
          <table:table-cell office:value-type="float" office:value="339.1" table:style-name="ce1">
            <text:p>339,1</text:p>
          </table:table-cell>
          <table:table-cell office:value-type="float" office:value="-969.9" table:style-name="ce1">
            <text:p>-969,9</text:p>
          </table:table-cell>
          <table:table-cell office:value-type="float" office:value="620.29999999999995" table:style-name="ce1">
            <text:p>620,3</text:p>
          </table:table-cell>
          <table:table-cell office:value-type="float" office:value="19" table:style-name="ce1">
            <text:p>19</text:p>
          </table:table-cell>
          <table:table-cell office:value-type="float" office:value="-962.8" table:style-name="ce1">
            <text:p>-962,8</text:p>
          </table:table-cell>
          <table:table-cell office:value-type="float" office:value="834.7" table:style-name="ce1">
            <text:p>834,7</text:p>
          </table:table-cell>
          <table:table-cell office:value-type="float" office:value="-133.9" table:style-name="ce1">
            <text:p>-133,9</text:p>
          </table:table-cell>
          <table:table-cell office:value-type="float" office:value="326.2" table:style-name="ce1">
            <text:p>326,2</text:p>
          </table:table-cell>
          <table:table-cell office:value-type="float" office:value="-514.70000000000005" table:style-name="ce1">
            <text:p>-514,7</text:p>
          </table:table-cell>
          <table:table-cell office:value-type="float" office:value="751.3" table:style-name="ce1">
            <text:p>751,3</text:p>
          </table:table-cell>
          <table:table-cell office:value-type="float" office:value="-874.9" table:style-name="ce1">
            <text:p>-874,9</text:p>
          </table:table-cell>
          <table:table-cell office:value-type="float" office:value="-236.9" table:style-name="ce1">
            <text:p>-236,9</text:p>
          </table:table-cell>
          <table:table-cell office:value-type="float" office:value="422.2" table:style-name="ce1">
            <text:p>422,2</text:p>
          </table:table-cell>
          <table:table-cell office:value-type="float" office:value="764.9" table:style-name="ce1">
            <text:p>764,9</text:p>
          </table:table-cell>
          <table:table-cell office:value-type="float" office:value="224.3" table:style-name="ce1">
            <text:p>224,3</text:p>
          </table:table-cell>
          <table:table-cell office:value-type="float" office:value="-469.6" table:style-name="ce1">
            <text:p>-469,6</text:p>
          </table:table-cell>
          <table:table-cell office:value-type="float" office:value="-341.1" table:style-name="ce1">
            <text:p>-341,1</text:p>
          </table:table-cell>
          <table:table-cell office:value-type="float" office:value="-96" table:style-name="ce1">
            <text:p>-96</text:p>
          </table:table-cell>
          <table:table-cell office:value-type="float" office:value="930.7" table:style-name="ce1">
            <text:p>930,7</text:p>
          </table:table-cell>
          <table:table-cell office:value-type="float" office:value="628.6" table:style-name="ce1">
            <text:p>628,6</text:p>
          </table:table-cell>
          <table:table-cell office:value-type="float" office:value="-868" table:style-name="ce1">
            <text:p>-868</text:p>
          </table:table-cell>
          <table:table-cell office:value-type="float" office:value="-52.3" table:style-name="ce1">
            <text:p>-52,3</text:p>
          </table:table-cell>
          <table:table-cell office:value-type="float" office:value="832.9" table:style-name="ce1">
            <text:p>832,9</text:p>
          </table:table-cell>
          <table:table-cell table:number-columns-repeated="16344"/>
        </table:table-row>
        <table:table-row table:style-name="ro1">
          <table:table-cell office:value-type="float" office:value="-437.6" table:style-name="ce1">
            <text:p>-437,6</text:p>
          </table:table-cell>
          <table:table-cell office:value-type="float" office:value="-4.8" table:style-name="ce1">
            <text:p>-4,8</text:p>
          </table:table-cell>
          <table:table-cell office:value-type="float" office:value="-492.2" table:style-name="ce1">
            <text:p>-492,2</text:p>
          </table:table-cell>
          <table:table-cell office:value-type="float" office:value="771.8" table:style-name="ce1">
            <text:p>771,8</text:p>
          </table:table-cell>
          <table:table-cell office:value-type="float" office:value="-281.39999999999998" table:style-name="ce1">
            <text:p>-281,4</text:p>
          </table:table-cell>
          <table:table-cell office:value-type="float" office:value="-825.9" table:style-name="ce1">
            <text:p>-825,9</text:p>
          </table:table-cell>
          <table:table-cell office:value-type="float" office:value="954.4" table:style-name="ce1">
            <text:p>954,4</text:p>
          </table:table-cell>
          <table:table-cell office:value-type="float" office:value="-68.7" table:style-name="ce1">
            <text:p>-68,7</text:p>
          </table:table-cell>
          <table:table-cell office:value-type="float" office:value="-753.8" table:style-name="ce1">
            <text:p>-753,8</text:p>
          </table:table-cell>
          <table:table-cell office:value-type="float" office:value="902.5" table:style-name="ce1">
            <text:p>902,5</text:p>
          </table:table-cell>
          <table:table-cell office:value-type="float" office:value="-268.60000000000002" table:style-name="ce1">
            <text:p>-268,6</text:p>
          </table:table-cell>
          <table:table-cell office:value-type="float" office:value="94.2" table:style-name="ce1">
            <text:p>94,2</text:p>
          </table:table-cell>
          <table:table-cell office:value-type="float" office:value="80.099999999999994" table:style-name="ce1">
            <text:p>80,1</text:p>
          </table:table-cell>
          <table:table-cell office:value-type="float" office:value="-975" table:style-name="ce1">
            <text:p>-975</text:p>
          </table:table-cell>
          <table:table-cell office:value-type="float" office:value="850.9" table:style-name="ce1">
            <text:p>850,9</text:p>
          </table:table-cell>
          <table:table-cell office:value-type="float" office:value="156.5" table:style-name="ce1">
            <text:p>156,5</text:p>
          </table:table-cell>
          <table:table-cell office:value-type="float" office:value="430.4" table:style-name="ce1">
            <text:p>430,4</text:p>
          </table:table-cell>
          <table:table-cell office:value-type="float" office:value="-751.1" table:style-name="ce1">
            <text:p>-751,1</text:p>
          </table:table-cell>
          <table:table-cell office:value-type="float" office:value="45.9" table:style-name="ce1">
            <text:p>45,9</text:p>
          </table:table-cell>
          <table:table-cell office:value-type="float" office:value="698.8" table:style-name="ce1">
            <text:p>698,8</text:p>
          </table:table-cell>
          <table:table-cell office:value-type="float" office:value="734.9" table:style-name="ce1">
            <text:p>734,9</text:p>
          </table:table-cell>
          <table:table-cell office:value-type="float" office:value="26.3" table:style-name="ce1">
            <text:p>26,3</text:p>
          </table:table-cell>
          <table:table-cell office:value-type="float" office:value="-322.5" table:style-name="ce1">
            <text:p>-322,5</text:p>
          </table:table-cell>
          <table:table-cell office:value-type="float" office:value="-397.6" table:style-name="ce1">
            <text:p>-397,6</text:p>
          </table:table-cell>
          <table:table-cell office:value-type="float" office:value="-812.2" table:style-name="ce1">
            <text:p>-812,2</text:p>
          </table:table-cell>
          <table:table-cell office:value-type="float" office:value="128.5" table:style-name="ce1">
            <text:p>128,5</text:p>
          </table:table-cell>
          <table:table-cell office:value-type="float" office:value="199.7" table:style-name="ce1">
            <text:p>199,7</text:p>
          </table:table-cell>
          <table:table-cell office:value-type="float" office:value="-565.20000000000005" table:style-name="ce1">
            <text:p>-565,2</text:p>
          </table:table-cell>
          <table:table-cell office:value-type="float" office:value="475.1" table:style-name="ce1">
            <text:p>475,1</text:p>
          </table:table-cell>
          <table:table-cell office:value-type="float" office:value="728.1" table:style-name="ce1">
            <text:p>728,1</text:p>
          </table:table-cell>
          <table:table-cell office:value-type="float" office:value="-90.2" table:style-name="ce1">
            <text:p>-90,2</text:p>
          </table:table-cell>
          <table:table-cell office:value-type="float" office:value="-140.1" table:style-name="ce1">
            <text:p>-140,1</text:p>
          </table:table-cell>
          <table:table-cell office:value-type="float" office:value="-540.1" table:style-name="ce1">
            <text:p>-540,1</text:p>
          </table:table-cell>
          <table:table-cell office:value-type="float" office:value="-419.2" table:style-name="ce1">
            <text:p>-419,2</text:p>
          </table:table-cell>
          <table:table-cell office:value-type="float" office:value="579.79999999999995" table:style-name="ce1">
            <text:p>579,8</text:p>
          </table:table-cell>
          <table:table-cell office:value-type="float" office:value="259.39999999999998" table:style-name="ce1">
            <text:p>259,4</text:p>
          </table:table-cell>
          <table:table-cell office:value-type="float" office:value="-113.6" table:style-name="ce1">
            <text:p>-113,6</text:p>
          </table:table-cell>
          <table:table-cell office:value-type="float" office:value="522.1" table:style-name="ce1">
            <text:p>522,1</text:p>
          </table:table-cell>
          <table:table-cell office:value-type="float" office:value="-983.1" table:style-name="ce1">
            <text:p>-983,1</text:p>
          </table:table-cell>
          <table:table-cell office:value-type="float" office:value="764.5" table:style-name="ce1">
            <text:p>764,5</text:p>
          </table:table-cell>
          <table:table-cell table:number-columns-repeated="16344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-776.8" table:style-name="ce1">
            <text:p>-776,8</text:p>
          </table:table-cell>
          <table:table-cell office:value-type="float" office:value="198.2" table:style-name="ce1">
            <text:p>198,2</text:p>
          </table:table-cell>
          <table:table-cell office:value-type="float" office:value="484.5" table:style-name="ce1">
            <text:p>484,5</text:p>
          </table:table-cell>
          <table:table-cell office:value-type="float" office:value="94.3" table:style-name="ce1">
            <text:p>94,3</text:p>
          </table:table-cell>
          <table:table-cell office:value-type="float" office:value="-254.1" table:style-name="ce1">
            <text:p>-254,1</text:p>
          </table:table-cell>
          <table:table-cell office:value-type="float" office:value="-54.3" table:style-name="ce1">
            <text:p>-54,3</text:p>
          </table:table-cell>
          <table:table-cell office:value-type="float" office:value="942.5" table:style-name="ce1">
            <text:p>942,5</text:p>
          </table:table-cell>
          <table:table-cell office:value-type="float" office:value="-879.4" table:style-name="ce1">
            <text:p>-879,4</text:p>
          </table:table-cell>
          <table:table-cell office:value-type="float" office:value="-269.10000000000002" table:style-name="ce1">
            <text:p>-269,1</text:p>
          </table:table-cell>
          <table:table-cell office:value-type="float" office:value="-575.79999999999995" table:style-name="ce1">
            <text:p>-575,8</text:p>
          </table:table-cell>
          <table:table-cell office:value-type="float" office:value="378" table:style-name="ce1">
            <text:p>378</text:p>
          </table:table-cell>
          <table:table-cell office:value-type="float" office:value="-285.5" table:style-name="ce1">
            <text:p>-285,5</text:p>
          </table:table-cell>
          <table:table-cell office:value-type="float" office:value="-751.5" table:style-name="ce1">
            <text:p>-751,5</text:p>
          </table:table-cell>
          <table:table-cell office:value-type="float" office:value="-400.5" table:style-name="ce1">
            <text:p>-400,5</text:p>
          </table:table-cell>
          <table:table-cell office:value-type="float" office:value="607.6" table:style-name="ce1">
            <text:p>607,6</text:p>
          </table:table-cell>
          <table:table-cell office:value-type="float" office:value="-551.29999999999995" table:style-name="ce1">
            <text:p>-551,3</text:p>
          </table:table-cell>
          <table:table-cell office:value-type="float" office:value="155.5" table:style-name="ce1">
            <text:p>155,5</text:p>
          </table:table-cell>
          <table:table-cell office:value-type="float" office:value="-393.5" table:style-name="ce1">
            <text:p>-393,5</text:p>
          </table:table-cell>
          <table:table-cell office:value-type="float" office:value="-450.9" table:style-name="ce1">
            <text:p>-450,9</text:p>
          </table:table-cell>
          <table:table-cell office:value-type="float" office:value="786.4" table:style-name="ce1">
            <text:p>786,4</text:p>
          </table:table-cell>
          <table:table-cell office:value-type="float" office:value="564.20000000000005" table:style-name="ce1">
            <text:p>564,2</text:p>
          </table:table-cell>
          <table:table-cell office:value-type="float" office:value="-656.7" table:style-name="ce1">
            <text:p>-656,7</text:p>
          </table:table-cell>
          <table:table-cell office:value-type="float" office:value="-204" table:style-name="ce1">
            <text:p>-204</text:p>
          </table:table-cell>
          <table:table-cell office:value-type="float" office:value="271.7" table:style-name="ce1">
            <text:p>271,7</text:p>
          </table:table-cell>
          <table:table-cell office:value-type="float" office:value="355.2" table:style-name="ce1">
            <text:p>355,2</text:p>
          </table:table-cell>
          <table:table-cell office:value-type="float" office:value="-976.7" table:style-name="ce1">
            <text:p>-976,7</text:p>
          </table:table-cell>
          <table:table-cell office:value-type="float" office:value="480.4" table:style-name="ce1">
            <text:p>480,4</text:p>
          </table:table-cell>
          <table:table-cell office:value-type="float" office:value="159.6" table:style-name="ce1">
            <text:p>159,6</text:p>
          </table:table-cell>
          <table:table-cell office:value-type="float" office:value="374.2" table:style-name="ce1">
            <text:p>374,2</text:p>
          </table:table-cell>
          <table:table-cell office:value-type="float" office:value="-104.8" table:style-name="ce1">
            <text:p>-104,8</text:p>
          </table:table-cell>
          <table:table-cell office:value-type="float" office:value="580" table:style-name="ce1">
            <text:p>580</text:p>
          </table:table-cell>
          <table:table-cell office:value-type="float" office:value="983.1" table:style-name="ce1">
            <text:p>983,1</text:p>
          </table:table-cell>
          <table:table-cell office:value-type="float" office:value="355.5" table:style-name="ce1">
            <text:p>355,5</text:p>
          </table:table-cell>
          <table:table-cell office:value-type="float" office:value="898.9" table:style-name="ce1">
            <text:p>898,9</text:p>
          </table:table-cell>
          <table:table-cell office:value-type="float" office:value="22.9" table:style-name="ce1">
            <text:p>22,9</text:p>
          </table:table-cell>
          <table:table-cell office:value-type="float" office:value="-847.3" table:style-name="ce1">
            <text:p>-847,3</text:p>
          </table:table-cell>
          <table:table-cell office:value-type="float" office:value="294.7" table:style-name="ce1">
            <text:p>294,7</text:p>
          </table:table-cell>
          <table:table-cell office:value-type="float" office:value="-969.9" table:style-name="ce1">
            <text:p>-969,9</text:p>
          </table:table-cell>
          <table:table-cell office:value-type="float" office:value="-258.60000000000002" table:style-name="ce1">
            <text:p>-258,6</text:p>
          </table:table-cell>
          <table:table-cell table:number-columns-repeated="16344"/>
        </table:table-row>
        <table:table-row table:style-name="ro1">
          <table:table-cell office:value-type="float" office:value="270.3" table:style-name="ce1">
            <text:p>270,3</text:p>
          </table:table-cell>
          <table:table-cell office:value-type="float" office:value="945.1" table:style-name="ce1">
            <text:p>945,1</text:p>
          </table:table-cell>
          <table:table-cell office:value-type="float" office:value="727.1" table:style-name="ce1">
            <text:p>727,1</text:p>
          </table:table-cell>
          <table:table-cell office:value-type="float" office:value="-922.3" table:style-name="ce1">
            <text:p>-922,3</text:p>
          </table:table-cell>
          <table:table-cell office:value-type="float" office:value="300.10000000000002" table:style-name="ce1">
            <text:p>300,1</text:p>
          </table:table-cell>
          <table:table-cell office:value-type="float" office:value="-648.79999999999995" table:style-name="ce1">
            <text:p>-648,8</text:p>
          </table:table-cell>
          <table:table-cell office:value-type="float" office:value="415.8" table:style-name="ce1">
            <text:p>415,8</text:p>
          </table:table-cell>
          <table:table-cell office:value-type="float" office:value="-435.5" table:style-name="ce1">
            <text:p>-435,5</text:p>
          </table:table-cell>
          <table:table-cell office:value-type="float" office:value="751.4" table:style-name="ce1">
            <text:p>751,4</text:p>
          </table:table-cell>
          <table:table-cell office:value-type="float" office:value="-754.2" table:style-name="ce1">
            <text:p>-754,2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931.9" table:style-name="ce1">
            <text:p>931,9</text:p>
          </table:table-cell>
          <table:table-cell office:value-type="float" office:value="-367.6" table:style-name="ce1">
            <text:p>-367,6</text:p>
          </table:table-cell>
          <table:table-cell office:value-type="float" office:value="-216.8" table:style-name="ce1">
            <text:p>-216,8</text:p>
          </table:table-cell>
          <table:table-cell office:value-type="float" office:value="-692.5" table:style-name="ce1">
            <text:p>-692,5</text:p>
          </table:table-cell>
          <table:table-cell office:value-type="float" office:value="186.5" table:style-name="ce1">
            <text:p>186,5</text:p>
          </table:table-cell>
          <table:table-cell office:value-type="float" office:value="-787.6" table:style-name="ce1">
            <text:p>-787,6</text:p>
          </table:table-cell>
          <table:table-cell office:value-type="float" office:value="-715.4" table:style-name="ce1">
            <text:p>-715,4</text:p>
          </table:table-cell>
          <table:table-cell office:value-type="float" office:value="-924.4" table:style-name="ce1">
            <text:p>-924,4</text:p>
          </table:table-cell>
          <table:table-cell office:value-type="float" office:value="377.6" table:style-name="ce1">
            <text:p>377,6</text:p>
          </table:table-cell>
          <table:table-cell office:value-type="float" office:value="-185.9" table:style-name="ce1">
            <text:p>-185,9</text:p>
          </table:table-cell>
          <table:table-cell office:value-type="float" office:value="53.7" table:style-name="ce1">
            <text:p>53,7</text:p>
          </table:table-cell>
          <table:table-cell office:value-type="float" office:value="-891.3" table:style-name="ce1">
            <text:p>-891,3</text:p>
          </table:table-cell>
          <table:table-cell office:value-type="float" office:value="-755.4" table:style-name="ce1">
            <text:p>-755,4</text:p>
          </table:table-cell>
          <table:table-cell office:value-type="float" office:value="730" table:style-name="ce1">
            <text:p>730</text:p>
          </table:table-cell>
          <table:table-cell office:value-type="float" office:value="129.9" table:style-name="ce1">
            <text:p>129,9</text:p>
          </table:table-cell>
          <table:table-cell office:value-type="float" office:value="-707.5" table:style-name="ce1">
            <text:p>-707,5</text:p>
          </table:table-cell>
          <table:table-cell office:value-type="float" office:value="412.4" table:style-name="ce1">
            <text:p>412,4</text:p>
          </table:table-cell>
          <table:table-cell office:value-type="float" office:value="193.2" table:style-name="ce1">
            <text:p>193,2</text:p>
          </table:table-cell>
          <table:table-cell office:value-type="float" office:value="-493.5" table:style-name="ce1">
            <text:p>-493,5</text:p>
          </table:table-cell>
          <table:table-cell office:value-type="float" office:value="-432.5" table:style-name="ce1">
            <text:p>-432,5</text:p>
          </table:table-cell>
          <table:table-cell office:value-type="float" office:value="679.5" table:style-name="ce1">
            <text:p>679,5</text:p>
          </table:table-cell>
          <table:table-cell office:value-type="float" office:value="48.2" table:style-name="ce1">
            <text:p>48,2</text:p>
          </table:table-cell>
          <table:table-cell office:value-type="float" office:value="-308.5" table:style-name="ce1">
            <text:p>-308,5</text:p>
          </table:table-cell>
          <table:table-cell office:value-type="float" office:value="42.9" table:style-name="ce1">
            <text:p>42,9</text:p>
          </table:table-cell>
          <table:table-cell office:value-type="float" office:value="-824.4" table:style-name="ce1">
            <text:p>-824,4</text:p>
          </table:table-cell>
          <table:table-cell office:value-type="float" office:value="-649.29999999999995" table:style-name="ce1">
            <text:p>-649,3</text:p>
          </table:table-cell>
          <table:table-cell office:value-type="float" office:value="-143.6" table:style-name="ce1">
            <text:p>-143,6</text:p>
          </table:table-cell>
          <table:table-cell office:value-type="float" office:value="-134.6" table:style-name="ce1">
            <text:p>-134,6</text:p>
          </table:table-cell>
          <table:table-cell office:value-type="float" office:value="-70.2" table:style-name="ce1">
            <text:p>-70,2</text:p>
          </table:table-cell>
          <table:table-cell table:number-columns-repeated="16344"/>
        </table:table-row>
        <table:table-row table:style-name="ro1">
          <table:table-cell office:value-type="float" office:value="99.6" table:style-name="ce1">
            <text:p>99,6</text:p>
          </table:table-cell>
          <table:table-cell office:value-type="float" office:value="-74.3" table:style-name="ce1">
            <text:p>-74,3</text:p>
          </table:table-cell>
          <table:table-cell office:value-type="float" office:value="-237.8" table:style-name="ce1">
            <text:p>-237,8</text:p>
          </table:table-cell>
          <table:table-cell office:value-type="float" office:value="-947.4" table:style-name="ce1">
            <text:p>-947,4</text:p>
          </table:table-cell>
          <table:table-cell office:value-type="float" office:value="-109.4" table:style-name="ce1">
            <text:p>-109,4</text:p>
          </table:table-cell>
          <table:table-cell office:value-type="float" office:value="751.1" table:style-name="ce1">
            <text:p>751,1</text:p>
          </table:table-cell>
          <table:table-cell office:value-type="float" office:value="155.5" table:style-name="ce1">
            <text:p>155,5</text:p>
          </table:table-cell>
          <table:table-cell office:value-type="float" office:value="-34.4" table:style-name="ce1">
            <text:p>-34,4</text:p>
          </table:table-cell>
          <table:table-cell office:value-type="float" office:value="-693.5" table:style-name="ce1">
            <text:p>-693,5</text:p>
          </table:table-cell>
          <table:table-cell office:value-type="float" office:value="-159.69999999999999" table:style-name="ce1">
            <text:p>-159,7</text:p>
          </table:table-cell>
          <table:table-cell office:value-type="float" office:value="97.5" table:style-name="ce1">
            <text:p>97,5</text:p>
          </table:table-cell>
          <table:table-cell office:value-type="float" office:value="-87.6" table:style-name="ce1">
            <text:p>-87,6</text:p>
          </table:table-cell>
          <table:table-cell office:value-type="float" office:value="90.6" table:style-name="ce1">
            <text:p>90,6</text:p>
          </table:table-cell>
          <table:table-cell office:value-type="float" office:value="-433.7" table:style-name="ce1">
            <text:p>-433,7</text:p>
          </table:table-cell>
          <table:table-cell office:value-type="float" office:value="126.1" table:style-name="ce1">
            <text:p>126,1</text:p>
          </table:table-cell>
          <table:table-cell office:value-type="float" office:value="-571.79999999999995" table:style-name="ce1">
            <text:p>-571,8</text:p>
          </table:table-cell>
          <table:table-cell office:value-type="float" office:value="-515.79999999999995" table:style-name="ce1">
            <text:p>-515,8</text:p>
          </table:table-cell>
          <table:table-cell office:value-type="float" office:value="511.6" table:style-name="ce1">
            <text:p>511,6</text:p>
          </table:table-cell>
          <table:table-cell office:value-type="float" office:value="91.7" table:style-name="ce1">
            <text:p>91,7</text:p>
          </table:table-cell>
          <table:table-cell office:value-type="float" office:value="-627.1" table:style-name="ce1">
            <text:p>-627,1</text:p>
          </table:table-cell>
          <table:table-cell office:value-type="float" office:value="-488.3" table:style-name="ce1">
            <text:p>-488,3</text:p>
          </table:table-cell>
          <table:table-cell office:value-type="float" office:value="-375.3" table:style-name="ce1">
            <text:p>-375,3</text:p>
          </table:table-cell>
          <table:table-cell office:value-type="float" office:value="428.9" table:style-name="ce1">
            <text:p>428,9</text:p>
          </table:table-cell>
          <table:table-cell office:value-type="float" office:value="-929.9" table:style-name="ce1">
            <text:p>-929,9</text:p>
          </table:table-cell>
          <table:table-cell office:value-type="float" office:value="466.9" table:style-name="ce1">
            <text:p>466,9</text:p>
          </table:table-cell>
          <table:table-cell office:value-type="float" office:value="0.7" table:style-name="ce1">
            <text:p>0,7</text:p>
          </table:table-cell>
          <table:table-cell office:value-type="float" office:value="645" table:style-name="ce1">
            <text:p>645</text:p>
          </table:table-cell>
          <table:table-cell office:value-type="float" office:value="-408.9" table:style-name="ce1">
            <text:p>-408,9</text:p>
          </table:table-cell>
          <table:table-cell office:value-type="float" office:value="-869.5" table:style-name="ce1">
            <text:p>-869,5</text:p>
          </table:table-cell>
          <table:table-cell office:value-type="float" office:value="340" table:style-name="ce1">
            <text:p>340</text:p>
          </table:table-cell>
          <table:table-cell office:value-type="float" office:value="-520.9" table:style-name="ce1">
            <text:p>-520,9</text:p>
          </table:table-cell>
          <table:table-cell office:value-type="float" office:value="974.9" table:style-name="ce1">
            <text:p>974,9</text:p>
          </table:table-cell>
          <table:table-cell office:value-type="float" office:value="-17.600000000000001" table:style-name="ce1">
            <text:p>-17,6</text:p>
          </table:table-cell>
          <table:table-cell office:value-type="float" office:value="-148.1" table:style-name="ce1">
            <text:p>-148,1</text:p>
          </table:table-cell>
          <table:table-cell office:value-type="float" office:value="-586.29999999999995" table:style-name="ce1">
            <text:p>-586,3</text:p>
          </table:table-cell>
          <table:table-cell office:value-type="float" office:value="-275.5" table:style-name="ce1">
            <text:p>-275,5</text:p>
          </table:table-cell>
          <table:table-cell office:value-type="float" office:value="93.2" table:style-name="ce1">
            <text:p>93,2</text:p>
          </table:table-cell>
          <table:table-cell office:value-type="float" office:value="339" table:style-name="ce1">
            <text:p>339</text:p>
          </table:table-cell>
          <table:table-cell office:value-type="float" office:value="-337.2" table:style-name="ce1">
            <text:p>-337,2</text:p>
          </table:table-cell>
          <table:table-cell office:value-type="float" office:value="343.9" table:style-name="ce1">
            <text:p>343,9</text:p>
          </table:table-cell>
          <table:table-cell table:number-columns-repeated="16344"/>
        </table:table-row>
        <table:table-row table:style-name="ro1">
          <table:table-cell office:value-type="float" office:value="-736" table:style-name="ce1">
            <text:p>-736</text:p>
          </table:table-cell>
          <table:table-cell office:value-type="float" office:value="373.9" table:style-name="ce1">
            <text:p>373,9</text:p>
          </table:table-cell>
          <table:table-cell office:value-type="float" office:value="729.4" table:style-name="ce1">
            <text:p>729,4</text:p>
          </table:table-cell>
          <table:table-cell office:value-type="float" office:value="-165.1" table:style-name="ce1">
            <text:p>-165,1</text:p>
          </table:table-cell>
          <table:table-cell office:value-type="float" office:value="-938.5" table:style-name="ce1">
            <text:p>-938,5</text:p>
          </table:table-cell>
          <table:table-cell office:value-type="float" office:value="-668.5" table:style-name="ce1">
            <text:p>-668,5</text:p>
          </table:table-cell>
          <table:table-cell office:value-type="float" office:value="805.6" table:style-name="ce1">
            <text:p>805,6</text:p>
          </table:table-cell>
          <table:table-cell office:value-type="float" office:value="113.3" table:style-name="ce1">
            <text:p>113,3</text:p>
          </table:table-cell>
          <table:table-cell office:value-type="float" office:value="471.2" table:style-name="ce1">
            <text:p>471,2</text:p>
          </table:table-cell>
          <table:table-cell office:value-type="float" office:value="-273.2" table:style-name="ce1">
            <text:p>-273,2</text:p>
          </table:table-cell>
          <table:table-cell office:value-type="float" office:value="-213.1" table:style-name="ce1">
            <text:p>-213,1</text:p>
          </table:table-cell>
          <table:table-cell office:value-type="float" office:value="294.89999999999998" table:style-name="ce1">
            <text:p>294,9</text:p>
          </table:table-cell>
          <table:table-cell office:value-type="float" office:value="89.7" table:style-name="ce1">
            <text:p>89,7</text:p>
          </table:table-cell>
          <table:table-cell office:value-type="float" office:value="849.4" table:style-name="ce1">
            <text:p>849,4</text:p>
          </table:table-cell>
          <table:table-cell office:value-type="float" office:value="-764.9" table:style-name="ce1">
            <text:p>-764,9</text:p>
          </table:table-cell>
          <table:table-cell office:value-type="float" office:value="309.89999999999998" table:style-name="ce1">
            <text:p>309,9</text:p>
          </table:table-cell>
          <table:table-cell office:value-type="float" office:value="-171.1" table:style-name="ce1">
            <text:p>-171,1</text:p>
          </table:table-cell>
          <table:table-cell office:value-type="float" office:value="-908.7" table:style-name="ce1">
            <text:p>-908,7</text:p>
          </table:table-cell>
          <table:table-cell office:value-type="float" office:value="255.9" table:style-name="ce1">
            <text:p>255,9</text:p>
          </table:table-cell>
          <table:table-cell office:value-type="float" office:value="779.7" table:style-name="ce1">
            <text:p>779,7</text:p>
          </table:table-cell>
          <table:table-cell office:value-type="float" office:value="-683.9" table:style-name="ce1">
            <text:p>-683,9</text:p>
          </table:table-cell>
          <table:table-cell office:value-type="float" office:value="-660.5" table:style-name="ce1">
            <text:p>-660,5</text:p>
          </table:table-cell>
          <table:table-cell office:value-type="float" office:value="-558.9" table:style-name="ce1">
            <text:p>-558,9</text:p>
          </table:table-cell>
          <table:table-cell office:value-type="float" office:value="410.6" table:style-name="ce1">
            <text:p>410,6</text:p>
          </table:table-cell>
          <table:table-cell office:value-type="float" office:value="138.6" table:style-name="ce1">
            <text:p>138,6</text:p>
          </table:table-cell>
          <table:table-cell office:value-type="float" office:value="997.5" table:style-name="ce1">
            <text:p>997,5</text:p>
          </table:table-cell>
          <table:table-cell office:value-type="float" office:value="281" table:style-name="ce1">
            <text:p>281</text:p>
          </table:table-cell>
          <table:table-cell office:value-type="float" office:value="345.6" table:style-name="ce1">
            <text:p>345,6</text:p>
          </table:table-cell>
          <table:table-cell office:value-type="float" office:value="129.80000000000001" table:style-name="ce1">
            <text:p>129,8</text:p>
          </table:table-cell>
          <table:table-cell office:value-type="float" office:value="-823.1" table:style-name="ce1">
            <text:p>-823,1</text:p>
          </table:table-cell>
          <table:table-cell office:value-type="float" office:value="936.8" table:style-name="ce1">
            <text:p>936,8</text:p>
          </table:table-cell>
          <table:table-cell office:value-type="float" office:value="-965.5" table:style-name="ce1">
            <text:p>-965,5</text:p>
          </table:table-cell>
          <table:table-cell office:value-type="float" office:value="-434.1" table:style-name="ce1">
            <text:p>-434,1</text:p>
          </table:table-cell>
          <table:table-cell office:value-type="float" office:value="-101.5" table:style-name="ce1">
            <text:p>-101,5</text:p>
          </table:table-cell>
          <table:table-cell office:value-type="float" office:value="50.3" table:style-name="ce1">
            <text:p>50,3</text:p>
          </table:table-cell>
          <table:table-cell office:value-type="float" office:value="886.3" table:style-name="ce1">
            <text:p>886,3</text:p>
          </table:table-cell>
          <table:table-cell office:value-type="float" office:value="-792.7" table:style-name="ce1">
            <text:p>-792,7</text:p>
          </table:table-cell>
          <table:table-cell office:value-type="float" office:value="78.7" table:style-name="ce1">
            <text:p>78,7</text:p>
          </table:table-cell>
          <table:table-cell office:value-type="float" office:value="930.2" table:style-name="ce1">
            <text:p>930,2</text:p>
          </table:table-cell>
          <table:table-cell office:value-type="float" office:value="-432.5" table:style-name="ce1">
            <text:p>-432,5</text:p>
          </table:table-cell>
          <table:table-cell table:number-columns-repeated="16344"/>
        </table:table-row>
        <table:table-row table:style-name="ro1">
          <table:table-cell office:value-type="float" office:value="-805.2" table:style-name="ce1">
            <text:p>-805,2</text:p>
          </table:table-cell>
          <table:table-cell office:value-type="float" office:value="537.29999999999995" table:style-name="ce1">
            <text:p>537,3</text:p>
          </table:table-cell>
          <table:table-cell office:value-type="float" office:value="76.3" table:style-name="ce1">
            <text:p>76,3</text:p>
          </table:table-cell>
          <table:table-cell office:value-type="float" office:value="604" table:style-name="ce1">
            <text:p>604</text:p>
          </table:table-cell>
          <table:table-cell office:value-type="float" office:value="-378.9" table:style-name="ce1">
            <text:p>-378,9</text:p>
          </table:table-cell>
          <table:table-cell office:value-type="float" office:value="-653.20000000000005" table:style-name="ce1">
            <text:p>-653,2</text:p>
          </table:table-cell>
          <table:table-cell office:value-type="float" office:value="-56.3" table:style-name="ce1">
            <text:p>-56,3</text:p>
          </table:table-cell>
          <table:table-cell office:value-type="float" office:value="-479.3" table:style-name="ce1">
            <text:p>-479,3</text:p>
          </table:table-cell>
          <table:table-cell office:value-type="float" office:value="-96.5" table:style-name="ce1">
            <text:p>-96,5</text:p>
          </table:table-cell>
          <table:table-cell office:value-type="float" office:value="-760" table:style-name="ce1">
            <text:p>-760</text:p>
          </table:table-cell>
          <table:table-cell office:value-type="float" office:value="69" table:style-name="ce1">
            <text:p>69</text:p>
          </table:table-cell>
          <table:table-cell office:value-type="float" office:value="29.4" table:style-name="ce1">
            <text:p>29,4</text:p>
          </table:table-cell>
          <table:table-cell office:value-type="float" office:value="667.1" table:style-name="ce1">
            <text:p>667,1</text:p>
          </table:table-cell>
          <table:table-cell office:value-type="float" office:value="-689.7" table:style-name="ce1">
            <text:p>-689,7</text:p>
          </table:table-cell>
          <table:table-cell office:value-type="float" office:value="-557.4" table:style-name="ce1">
            <text:p>-557,4</text:p>
          </table:table-cell>
          <table:table-cell office:value-type="float" office:value="284" table:style-name="ce1">
            <text:p>284</text:p>
          </table:table-cell>
          <table:table-cell office:value-type="float" office:value="195.7" table:style-name="ce1">
            <text:p>195,7</text:p>
          </table:table-cell>
          <table:table-cell office:value-type="float" office:value="349.3" table:style-name="ce1">
            <text:p>349,3</text:p>
          </table:table-cell>
          <table:table-cell office:value-type="float" office:value="786.8" table:style-name="ce1">
            <text:p>786,8</text:p>
          </table:table-cell>
          <table:table-cell office:value-type="float" office:value="790.2" table:style-name="ce1">
            <text:p>790,2</text:p>
          </table:table-cell>
          <table:table-cell office:value-type="float" office:value="-215.8" table:style-name="ce1">
            <text:p>-215,8</text:p>
          </table:table-cell>
          <table:table-cell office:value-type="float" office:value="-875.4" table:style-name="ce1">
            <text:p>-875,4</text:p>
          </table:table-cell>
          <table:table-cell office:value-type="float" office:value="-480" table:style-name="ce1">
            <text:p>-480</text:p>
          </table:table-cell>
          <table:table-cell office:value-type="float" office:value="-294.8" table:style-name="ce1">
            <text:p>-294,8</text:p>
          </table:table-cell>
          <table:table-cell office:value-type="float" office:value="-192.9" table:style-name="ce1">
            <text:p>-192,9</text:p>
          </table:table-cell>
          <table:table-cell office:value-type="float" office:value="-343.8" table:style-name="ce1">
            <text:p>-343,8</text:p>
          </table:table-cell>
          <table:table-cell office:value-type="float" office:value="355.2" table:style-name="ce1">
            <text:p>355,2</text:p>
          </table:table-cell>
          <table:table-cell office:value-type="float" office:value="323.39999999999998" table:style-name="ce1">
            <text:p>323,4</text:p>
          </table:table-cell>
          <table:table-cell office:value-type="float" office:value="-583.29999999999995" table:style-name="ce1">
            <text:p>-583,3</text:p>
          </table:table-cell>
          <table:table-cell office:value-type="float" office:value="768.8" table:style-name="ce1">
            <text:p>768,8</text:p>
          </table:table-cell>
          <table:table-cell office:value-type="float" office:value="9.6" table:style-name="ce1">
            <text:p>9,6</text:p>
          </table:table-cell>
          <table:table-cell office:value-type="float" office:value="158.80000000000001" table:style-name="ce1">
            <text:p>158,8</text:p>
          </table:table-cell>
          <table:table-cell office:value-type="float" office:value="479.8" table:style-name="ce1">
            <text:p>479,8</text:p>
          </table:table-cell>
          <table:table-cell office:value-type="float" office:value="168.1" table:style-name="ce1">
            <text:p>168,1</text:p>
          </table:table-cell>
          <table:table-cell office:value-type="float" office:value="199.2" table:style-name="ce1">
            <text:p>199,2</text:p>
          </table:table-cell>
          <table:table-cell office:value-type="float" office:value="889.9" table:style-name="ce1">
            <text:p>889,9</text:p>
          </table:table-cell>
          <table:table-cell office:value-type="float" office:value="752.5" table:style-name="ce1">
            <text:p>752,5</text:p>
          </table:table-cell>
          <table:table-cell office:value-type="float" office:value="985.7" table:style-name="ce1">
            <text:p>985,7</text:p>
          </table:table-cell>
          <table:table-cell office:value-type="float" office:value="546.6" table:style-name="ce1">
            <text:p>546,6</text:p>
          </table:table-cell>
          <table:table-cell office:value-type="float" office:value="-908.9" table:style-name="ce1">
            <text:p>-908,9</text:p>
          </table:table-cell>
          <table:table-cell table:number-columns-repeated="16344"/>
        </table:table-row>
        <table:table-row table:style-name="ro1">
          <table:table-cell office:value-type="float" office:value="-765.4" table:style-name="ce1">
            <text:p>-765,4</text:p>
          </table:table-cell>
          <table:table-cell office:value-type="float" office:value="469.2" table:style-name="ce1">
            <text:p>469,2</text:p>
          </table:table-cell>
          <table:table-cell office:value-type="float" office:value="-271.5" table:style-name="ce1">
            <text:p>-271,5</text:p>
          </table:table-cell>
          <table:table-cell office:value-type="float" office:value="-925.3" table:style-name="ce1">
            <text:p>-925,3</text:p>
          </table:table-cell>
          <table:table-cell office:value-type="float" office:value="-885.8" table:style-name="ce1">
            <text:p>-885,8</text:p>
          </table:table-cell>
          <table:table-cell office:value-type="float" office:value="-111" table:style-name="ce1">
            <text:p>-111</text:p>
          </table:table-cell>
          <table:table-cell office:value-type="float" office:value="888.2" table:style-name="ce1">
            <text:p>888,2</text:p>
          </table:table-cell>
          <table:table-cell office:value-type="float" office:value="766.2" table:style-name="ce1">
            <text:p>766,2</text:p>
          </table:table-cell>
          <table:table-cell office:value-type="float" office:value="55.9" table:style-name="ce1">
            <text:p>55,9</text:p>
          </table:table-cell>
          <table:table-cell office:value-type="float" office:value="-856.1" table:style-name="ce1">
            <text:p>-856,1</text:p>
          </table:table-cell>
          <table:table-cell office:value-type="float" office:value="777.5" table:style-name="ce1">
            <text:p>777,5</text:p>
          </table:table-cell>
          <table:table-cell office:value-type="float" office:value="301.10000000000002" table:style-name="ce1">
            <text:p>301,1</text:p>
          </table:table-cell>
          <table:table-cell office:value-type="float" office:value="489.2" table:style-name="ce1">
            <text:p>489,2</text:p>
          </table:table-cell>
          <table:table-cell office:value-type="float" office:value="690.3" table:style-name="ce1">
            <text:p>690,3</text:p>
          </table:table-cell>
          <table:table-cell office:value-type="float" office:value="-611.4" table:style-name="ce1">
            <text:p>-611,4</text:p>
          </table:table-cell>
          <table:table-cell office:value-type="float" office:value="427.1" table:style-name="ce1">
            <text:p>427,1</text:p>
          </table:table-cell>
          <table:table-cell office:value-type="float" office:value="416.2" table:style-name="ce1">
            <text:p>416,2</text:p>
          </table:table-cell>
          <table:table-cell office:value-type="float" office:value="327.9" table:style-name="ce1">
            <text:p>327,9</text:p>
          </table:table-cell>
          <table:table-cell office:value-type="float" office:value="867.3" table:style-name="ce1">
            <text:p>867,3</text:p>
          </table:table-cell>
          <table:table-cell office:value-type="float" office:value="987.2" table:style-name="ce1">
            <text:p>987,2</text:p>
          </table:table-cell>
          <table:table-cell office:value-type="float" office:value="-501" table:style-name="ce1">
            <text:p>-501</text:p>
          </table:table-cell>
          <table:table-cell office:value-type="float" office:value="-705.9" table:style-name="ce1">
            <text:p>-705,9</text:p>
          </table:table-cell>
          <table:table-cell office:value-type="float" office:value="-123.2" table:style-name="ce1">
            <text:p>-123,2</text:p>
          </table:table-cell>
          <table:table-cell office:value-type="float" office:value="715.4" table:style-name="ce1">
            <text:p>715,4</text:p>
          </table:table-cell>
          <table:table-cell office:value-type="float" office:value="-679" table:style-name="ce1">
            <text:p>-679</text:p>
          </table:table-cell>
          <table:table-cell office:value-type="float" office:value="888.9" table:style-name="ce1">
            <text:p>888,9</text:p>
          </table:table-cell>
          <table:table-cell office:value-type="float" office:value="-763.8" table:style-name="ce1">
            <text:p>-763,8</text:p>
          </table:table-cell>
          <table:table-cell office:value-type="float" office:value="-486.7" table:style-name="ce1">
            <text:p>-486,7</text:p>
          </table:table-cell>
          <table:table-cell office:value-type="float" office:value="-827.9" table:style-name="ce1">
            <text:p>-827,9</text:p>
          </table:table-cell>
          <table:table-cell office:value-type="float" office:value="-295.89999999999998" table:style-name="ce1">
            <text:p>-295,9</text:p>
          </table:table-cell>
          <table:table-cell office:value-type="float" office:value="669.6" table:style-name="ce1">
            <text:p>669,6</text:p>
          </table:table-cell>
          <table:table-cell office:value-type="float" office:value="247.7" table:style-name="ce1">
            <text:p>247,7</text:p>
          </table:table-cell>
          <table:table-cell office:value-type="float" office:value="624" table:style-name="ce1">
            <text:p>624</text:p>
          </table:table-cell>
          <table:table-cell office:value-type="float" office:value="646.79999999999995" table:style-name="ce1">
            <text:p>646,8</text:p>
          </table:table-cell>
          <table:table-cell office:value-type="float" office:value="369.8" table:style-name="ce1">
            <text:p>369,8</text:p>
          </table:table-cell>
          <table:table-cell office:value-type="float" office:value="146.1" table:style-name="ce1">
            <text:p>146,1</text:p>
          </table:table-cell>
          <table:table-cell office:value-type="float" office:value="425" table:style-name="ce1">
            <text:p>425</text:p>
          </table:table-cell>
          <table:table-cell office:value-type="float" office:value="269.10000000000002" table:style-name="ce1">
            <text:p>269,1</text:p>
          </table:table-cell>
          <table:table-cell office:value-type="float" office:value="-327.10000000000002" table:style-name="ce1">
            <text:p>-327,1</text:p>
          </table:table-cell>
          <table:table-cell office:value-type="float" office:value="-416" table:style-name="ce1">
            <text:p>-416</text:p>
          </table:table-cell>
          <table:table-cell table:number-columns-repeated="16344"/>
        </table:table-row>
        <table:table-row table:style-name="ro1">
          <table:table-cell office:value-type="float" office:value="496.9" table:style-name="ce1">
            <text:p>496,9</text:p>
          </table:table-cell>
          <table:table-cell office:value-type="float" office:value="-15.5" table:style-name="ce1">
            <text:p>-15,5</text:p>
          </table:table-cell>
          <table:table-cell office:value-type="float" office:value="-52.6" table:style-name="ce1">
            <text:p>-52,6</text:p>
          </table:table-cell>
          <table:table-cell office:value-type="float" office:value="604" table:style-name="ce1">
            <text:p>604</text:p>
          </table:table-cell>
          <table:table-cell office:value-type="float" office:value="598.4" table:style-name="ce1">
            <text:p>598,4</text:p>
          </table:table-cell>
          <table:table-cell office:value-type="float" office:value="-994.5" table:style-name="ce1">
            <text:p>-994,5</text:p>
          </table:table-cell>
          <table:table-cell office:value-type="float" office:value="168.2" table:style-name="ce1">
            <text:p>168,2</text:p>
          </table:table-cell>
          <table:table-cell office:value-type="float" office:value="-595.4" table:style-name="ce1">
            <text:p>-595,4</text:p>
          </table:table-cell>
          <table:table-cell office:value-type="float" office:value="916.8" table:style-name="ce1">
            <text:p>916,8</text:p>
          </table:table-cell>
          <table:table-cell office:value-type="float" office:value="352.4" table:style-name="ce1">
            <text:p>352,4</text:p>
          </table:table-cell>
          <table:table-cell office:value-type="float" office:value="-737" table:style-name="ce1">
            <text:p>-737</text:p>
          </table:table-cell>
          <table:table-cell office:value-type="float" office:value="291.7" table:style-name="ce1">
            <text:p>291,7</text:p>
          </table:table-cell>
          <table:table-cell office:value-type="float" office:value="498" table:style-name="ce1">
            <text:p>498</text:p>
          </table:table-cell>
          <table:table-cell office:value-type="float" office:value="-813.1" table:style-name="ce1">
            <text:p>-813,1</text:p>
          </table:table-cell>
          <table:table-cell office:value-type="float" office:value="679.1" table:style-name="ce1">
            <text:p>679,1</text:p>
          </table:table-cell>
          <table:table-cell office:value-type="float" office:value="-887.2" table:style-name="ce1">
            <text:p>-887,2</text:p>
          </table:table-cell>
          <table:table-cell office:value-type="float" office:value="871.3" table:style-name="ce1">
            <text:p>871,3</text:p>
          </table:table-cell>
          <table:table-cell office:value-type="float" office:value="-209.7" table:style-name="ce1">
            <text:p>-209,7</text:p>
          </table:table-cell>
          <table:table-cell office:value-type="float" office:value="-798.1" table:style-name="ce1">
            <text:p>-798,1</text:p>
          </table:table-cell>
          <table:table-cell office:value-type="float" office:value="-894.1" table:style-name="ce1">
            <text:p>-894,1</text:p>
          </table:table-cell>
          <table:table-cell office:value-type="float" office:value="-510.2" table:style-name="ce1">
            <text:p>-510,2</text:p>
          </table:table-cell>
          <table:table-cell office:value-type="float" office:value="114" table:style-name="ce1">
            <text:p>114</text:p>
          </table:table-cell>
          <table:table-cell office:value-type="float" office:value="-28.7" table:style-name="ce1">
            <text:p>-28,7</text:p>
          </table:table-cell>
          <table:table-cell office:value-type="float" office:value="589.5" table:style-name="ce1">
            <text:p>589,5</text:p>
          </table:table-cell>
          <table:table-cell office:value-type="float" office:value="-376.3" table:style-name="ce1">
            <text:p>-376,3</text:p>
          </table:table-cell>
          <table:table-cell office:value-type="float" office:value="336.7" table:style-name="ce1">
            <text:p>336,7</text:p>
          </table:table-cell>
          <table:table-cell office:value-type="float" office:value="511.7" table:style-name="ce1">
            <text:p>511,7</text:p>
          </table:table-cell>
          <table:table-cell office:value-type="float" office:value="-855.6" table:style-name="ce1">
            <text:p>-855,6</text:p>
          </table:table-cell>
          <table:table-cell office:value-type="float" office:value="90.3" table:style-name="ce1">
            <text:p>90,3</text:p>
          </table:table-cell>
          <table:table-cell office:value-type="float" office:value="369.4" table:style-name="ce1">
            <text:p>369,4</text:p>
          </table:table-cell>
          <table:table-cell office:value-type="float" office:value="-565.70000000000005" table:style-name="ce1">
            <text:p>-565,7</text:p>
          </table:table-cell>
          <table:table-cell office:value-type="float" office:value="29.5" table:style-name="ce1">
            <text:p>29,5</text:p>
          </table:table-cell>
          <table:table-cell office:value-type="float" office:value="361.5" table:style-name="ce1">
            <text:p>361,5</text:p>
          </table:table-cell>
          <table:table-cell office:value-type="float" office:value="-58.8" table:style-name="ce1">
            <text:p>-58,8</text:p>
          </table:table-cell>
          <table:table-cell office:value-type="float" office:value="231.6" table:style-name="ce1">
            <text:p>231,6</text:p>
          </table:table-cell>
          <table:table-cell office:value-type="float" office:value="547" table:style-name="ce1">
            <text:p>547</text:p>
          </table:table-cell>
          <table:table-cell office:value-type="float" office:value="-935.4" table:style-name="ce1">
            <text:p>-935,4</text:p>
          </table:table-cell>
          <table:table-cell office:value-type="float" office:value="-118" table:style-name="ce1">
            <text:p>-118</text:p>
          </table:table-cell>
          <table:table-cell office:value-type="float" office:value="190.6" table:style-name="ce1">
            <text:p>190,6</text:p>
          </table:table-cell>
          <table:table-cell office:value-type="float" office:value="-414.2" table:style-name="ce1">
            <text:p>-414,2</text:p>
          </table:table-cell>
          <table:table-cell table:number-columns-repeated="16344"/>
        </table:table-row>
        <table:table-row table:style-name="ro1">
          <table:table-cell office:value-type="float" office:value="-247.7" table:style-name="ce1">
            <text:p>-247,7</text:p>
          </table:table-cell>
          <table:table-cell office:value-type="float" office:value="-701.8" table:style-name="ce1">
            <text:p>-701,8</text:p>
          </table:table-cell>
          <table:table-cell office:value-type="float" office:value="-520.79999999999995" table:style-name="ce1">
            <text:p>-520,8</text:p>
          </table:table-cell>
          <table:table-cell office:value-type="float" office:value="-760.8" table:style-name="ce1">
            <text:p>-760,8</text:p>
          </table:table-cell>
          <table:table-cell office:value-type="float" office:value="-587.20000000000005" table:style-name="ce1">
            <text:p>-587,2</text:p>
          </table:table-cell>
          <table:table-cell office:value-type="float" office:value="-880.7" table:style-name="ce1">
            <text:p>-880,7</text:p>
          </table:table-cell>
          <table:table-cell office:value-type="float" office:value="702.1" table:style-name="ce1">
            <text:p>702,1</text:p>
          </table:table-cell>
          <table:table-cell office:value-type="float" office:value="-812" table:style-name="ce1">
            <text:p>-812</text:p>
          </table:table-cell>
          <table:table-cell office:value-type="float" office:value="-922.6" table:style-name="ce1">
            <text:p>-922,6</text:p>
          </table:table-cell>
          <table:table-cell office:value-type="float" office:value="-363.1" table:style-name="ce1">
            <text:p>-363,1</text:p>
          </table:table-cell>
          <table:table-cell office:value-type="float" office:value="623.70000000000005" table:style-name="ce1">
            <text:p>623,7</text:p>
          </table:table-cell>
          <table:table-cell office:value-type="float" office:value="-58.8" table:style-name="ce1">
            <text:p>-58,8</text:p>
          </table:table-cell>
          <table:table-cell office:value-type="float" office:value="263.7" table:style-name="ce1">
            <text:p>263,7</text:p>
          </table:table-cell>
          <table:table-cell office:value-type="float" office:value="-395.9" table:style-name="ce1">
            <text:p>-395,9</text:p>
          </table:table-cell>
          <table:table-cell office:value-type="float" office:value="-658" table:style-name="ce1">
            <text:p>-658</text:p>
          </table:table-cell>
          <table:table-cell office:value-type="float" office:value="-253.1" table:style-name="ce1">
            <text:p>-253,1</text:p>
          </table:table-cell>
          <table:table-cell office:value-type="float" office:value="167.7" table:style-name="ce1">
            <text:p>167,7</text:p>
          </table:table-cell>
          <table:table-cell office:value-type="float" office:value="-213.3" table:style-name="ce1">
            <text:p>-213,3</text:p>
          </table:table-cell>
          <table:table-cell office:value-type="float" office:value="453.4" table:style-name="ce1">
            <text:p>453,4</text:p>
          </table:table-cell>
          <table:table-cell office:value-type="float" office:value="-321.89999999999998" table:style-name="ce1">
            <text:p>-321,9</text:p>
          </table:table-cell>
          <table:table-cell office:value-type="float" office:value="450" table:style-name="ce1">
            <text:p>450</text:p>
          </table:table-cell>
          <table:table-cell office:value-type="float" office:value="-888.8" table:style-name="ce1">
            <text:p>-888,8</text:p>
          </table:table-cell>
          <table:table-cell office:value-type="float" office:value="640.29999999999995" table:style-name="ce1">
            <text:p>640,3</text:p>
          </table:table-cell>
          <table:table-cell office:value-type="float" office:value="-549" table:style-name="ce1">
            <text:p>-549</text:p>
          </table:table-cell>
          <table:table-cell office:value-type="float" office:value="-988.7" table:style-name="ce1">
            <text:p>-988,7</text:p>
          </table:table-cell>
          <table:table-cell office:value-type="float" office:value="341.1" table:style-name="ce1">
            <text:p>341,1</text:p>
          </table:table-cell>
          <table:table-cell office:value-type="float" office:value="-544.5" table:style-name="ce1">
            <text:p>-544,5</text:p>
          </table:table-cell>
          <table:table-cell office:value-type="float" office:value="799.5" table:style-name="ce1">
            <text:p>799,5</text:p>
          </table:table-cell>
          <table:table-cell office:value-type="float" office:value="707.7" table:style-name="ce1">
            <text:p>707,7</text:p>
          </table:table-cell>
          <table:table-cell office:value-type="float" office:value="842.8" table:style-name="ce1">
            <text:p>842,8</text:p>
          </table:table-cell>
          <table:table-cell office:value-type="float" office:value="648.6" table:style-name="ce1">
            <text:p>648,6</text:p>
          </table:table-cell>
          <table:table-cell office:value-type="float" office:value="897.3" table:style-name="ce1">
            <text:p>897,3</text:p>
          </table:table-cell>
          <table:table-cell office:value-type="float" office:value="-692.5" table:style-name="ce1">
            <text:p>-692,5</text:p>
          </table:table-cell>
          <table:table-cell office:value-type="float" office:value="49.5" table:style-name="ce1">
            <text:p>49,5</text:p>
          </table:table-cell>
          <table:table-cell office:value-type="float" office:value="258.89999999999998" table:style-name="ce1">
            <text:p>258,9</text:p>
          </table:table-cell>
          <table:table-cell office:value-type="float" office:value="660" table:style-name="ce1">
            <text:p>660</text:p>
          </table:table-cell>
          <table:table-cell office:value-type="float" office:value="-582.1" table:style-name="ce1">
            <text:p>-582,1</text:p>
          </table:table-cell>
          <table:table-cell office:value-type="float" office:value="-980.8" table:style-name="ce1">
            <text:p>-980,8</text:p>
          </table:table-cell>
          <table:table-cell office:value-type="float" office:value="-809.1" table:style-name="ce1">
            <text:p>-809,1</text:p>
          </table:table-cell>
          <table:table-cell office:value-type="float" office:value="344.4" table:style-name="ce1">
            <text:p>344,4</text:p>
          </table:table-cell>
          <table:table-cell table:number-columns-repeated="16344"/>
        </table:table-row>
        <table:table-row table:style-name="ro1">
          <table:table-cell office:value-type="float" office:value="-166.6" table:style-name="ce1">
            <text:p>-166,6</text:p>
          </table:table-cell>
          <table:table-cell office:value-type="float" office:value="767.2" table:style-name="ce1">
            <text:p>767,2</text:p>
          </table:table-cell>
          <table:table-cell office:value-type="float" office:value="-36.9" table:style-name="ce1">
            <text:p>-36,9</text:p>
          </table:table-cell>
          <table:table-cell office:value-type="float" office:value="-957.1" table:style-name="ce1">
            <text:p>-957,1</text:p>
          </table:table-cell>
          <table:table-cell office:value-type="float" office:value="-451.5" table:style-name="ce1">
            <text:p>-451,5</text:p>
          </table:table-cell>
          <table:table-cell office:value-type="float" office:value="-932.5" table:style-name="ce1">
            <text:p>-932,5</text:p>
          </table:table-cell>
          <table:table-cell office:value-type="float" office:value="-969.5" table:style-name="ce1">
            <text:p>-969,5</text:p>
          </table:table-cell>
          <table:table-cell office:value-type="float" office:value="820" table:style-name="ce1">
            <text:p>820</text:p>
          </table:table-cell>
          <table:table-cell office:value-type="float" office:value="161.6" table:style-name="ce1">
            <text:p>161,6</text:p>
          </table:table-cell>
          <table:table-cell office:value-type="float" office:value="-518" table:style-name="ce1">
            <text:p>-518</text:p>
          </table:table-cell>
          <table:table-cell office:value-type="float" office:value="-611.5" table:style-name="ce1">
            <text:p>-611,5</text:p>
          </table:table-cell>
          <table:table-cell office:value-type="float" office:value="-524.4" table:style-name="ce1">
            <text:p>-524,4</text:p>
          </table:table-cell>
          <table:table-cell office:value-type="float" office:value="920.2" table:style-name="ce1">
            <text:p>920,2</text:p>
          </table:table-cell>
          <table:table-cell office:value-type="float" office:value="246.1" table:style-name="ce1">
            <text:p>246,1</text:p>
          </table:table-cell>
          <table:table-cell office:value-type="float" office:value="96.6" table:style-name="ce1">
            <text:p>96,6</text:p>
          </table:table-cell>
          <table:table-cell office:value-type="float" office:value="975" table:style-name="ce1">
            <text:p>975</text:p>
          </table:table-cell>
          <table:table-cell office:value-type="float" office:value="-244.2" table:style-name="ce1">
            <text:p>-244,2</text:p>
          </table:table-cell>
          <table:table-cell office:value-type="float" office:value="-106.6" table:style-name="ce1">
            <text:p>-106,6</text:p>
          </table:table-cell>
          <table:table-cell office:value-type="float" office:value="-676.7" table:style-name="ce1">
            <text:p>-676,7</text:p>
          </table:table-cell>
          <table:table-cell office:value-type="float" office:value="86.8" table:style-name="ce1">
            <text:p>86,8</text:p>
          </table:table-cell>
          <table:table-cell office:value-type="float" office:value="-550.5" table:style-name="ce1">
            <text:p>-550,5</text:p>
          </table:table-cell>
          <table:table-cell office:value-type="float" office:value="-395.2" table:style-name="ce1">
            <text:p>-395,2</text:p>
          </table:table-cell>
          <table:table-cell office:value-type="float" office:value="-106.3" table:style-name="ce1">
            <text:p>-106,3</text:p>
          </table:table-cell>
          <table:table-cell office:value-type="float" office:value="285.8" table:style-name="ce1">
            <text:p>285,8</text:p>
          </table:table-cell>
          <table:table-cell office:value-type="float" office:value="455" table:style-name="ce1">
            <text:p>455</text:p>
          </table:table-cell>
          <table:table-cell office:value-type="float" office:value="657" table:style-name="ce1">
            <text:p>657</text:p>
          </table:table-cell>
          <table:table-cell office:value-type="float" office:value="507.4" table:style-name="ce1">
            <text:p>507,4</text:p>
          </table:table-cell>
          <table:table-cell office:value-type="float" office:value="526.79999999999995" table:style-name="ce1">
            <text:p>526,8</text:p>
          </table:table-cell>
          <table:table-cell office:value-type="float" office:value="-732.6" table:style-name="ce1">
            <text:p>-732,6</text:p>
          </table:table-cell>
          <table:table-cell office:value-type="float" office:value="-934.7" table:style-name="ce1">
            <text:p>-934,7</text:p>
          </table:table-cell>
          <table:table-cell office:value-type="float" office:value="-407.9" table:style-name="ce1">
            <text:p>-407,9</text:p>
          </table:table-cell>
          <table:table-cell office:value-type="float" office:value="-889.6" table:style-name="ce1">
            <text:p>-889,6</text:p>
          </table:table-cell>
          <table:table-cell office:value-type="float" office:value="-777.6" table:style-name="ce1">
            <text:p>-777,6</text:p>
          </table:table-cell>
          <table:table-cell office:value-type="float" office:value="494.7" table:style-name="ce1">
            <text:p>494,7</text:p>
          </table:table-cell>
          <table:table-cell office:value-type="float" office:value="294.8" table:style-name="ce1">
            <text:p>294,8</text:p>
          </table:table-cell>
          <table:table-cell office:value-type="float" office:value="-405.8" table:style-name="ce1">
            <text:p>-405,8</text:p>
          </table:table-cell>
          <table:table-cell office:value-type="float" office:value="213.1" table:style-name="ce1">
            <text:p>213,1</text:p>
          </table:table-cell>
          <table:table-cell office:value-type="float" office:value="-405.9" table:style-name="ce1">
            <text:p>-405,9</text:p>
          </table:table-cell>
          <table:table-cell office:value-type="float" office:value="-978.4" table:style-name="ce1">
            <text:p>-978,4</text:p>
          </table:table-cell>
          <table:table-cell office:value-type="float" office:value="-292.89999999999998" table:style-name="ce1">
            <text:p>-292,9</text:p>
          </table:table-cell>
          <table:table-cell table:number-columns-repeated="16344"/>
        </table:table-row>
        <table:table-row table:style-name="ro1">
          <table:table-cell office:value-type="float" office:value="-819.9" table:style-name="ce1">
            <text:p>-819,9</text:p>
          </table:table-cell>
          <table:table-cell office:value-type="float" office:value="-522.29999999999995" table:style-name="ce1">
            <text:p>-522,3</text:p>
          </table:table-cell>
          <table:table-cell office:value-type="float" office:value="282.60000000000002" table:style-name="ce1">
            <text:p>282,6</text:p>
          </table:table-cell>
          <table:table-cell office:value-type="float" office:value="-220.2" table:style-name="ce1">
            <text:p>-220,2</text:p>
          </table:table-cell>
          <table:table-cell office:value-type="float" office:value="-147.4" table:style-name="ce1">
            <text:p>-147,4</text:p>
          </table:table-cell>
          <table:table-cell office:value-type="float" office:value="117.1" table:style-name="ce1">
            <text:p>117,1</text:p>
          </table:table-cell>
          <table:table-cell office:value-type="float" office:value="964.8" table:style-name="ce1">
            <text:p>964,8</text:p>
          </table:table-cell>
          <table:table-cell office:value-type="float" office:value="237.4" table:style-name="ce1">
            <text:p>237,4</text:p>
          </table:table-cell>
          <table:table-cell office:value-type="float" office:value="-499.6" table:style-name="ce1">
            <text:p>-499,6</text:p>
          </table:table-cell>
          <table:table-cell office:value-type="float" office:value="-638.70000000000005" table:style-name="ce1">
            <text:p>-638,7</text:p>
          </table:table-cell>
          <table:table-cell office:value-type="float" office:value="-515.20000000000005" table:style-name="ce1">
            <text:p>-515,2</text:p>
          </table:table-cell>
          <table:table-cell office:value-type="float" office:value="-115.2" table:style-name="ce1">
            <text:p>-115,2</text:p>
          </table:table-cell>
          <table:table-cell office:value-type="float" office:value="118.8" table:style-name="ce1">
            <text:p>118,8</text:p>
          </table:table-cell>
          <table:table-cell office:value-type="float" office:value="521.9" table:style-name="ce1">
            <text:p>521,9</text:p>
          </table:table-cell>
          <table:table-cell office:value-type="float" office:value="-981.9" table:style-name="ce1">
            <text:p>-981,9</text:p>
          </table:table-cell>
          <table:table-cell office:value-type="float" office:value="-367.6" table:style-name="ce1">
            <text:p>-367,6</text:p>
          </table:table-cell>
          <table:table-cell office:value-type="float" office:value="-113.3" table:style-name="ce1">
            <text:p>-113,3</text:p>
          </table:table-cell>
          <table:table-cell office:value-type="float" office:value="226.2" table:style-name="ce1">
            <text:p>226,2</text:p>
          </table:table-cell>
          <table:table-cell office:value-type="float" office:value="266.5" table:style-name="ce1">
            <text:p>266,5</text:p>
          </table:table-cell>
          <table:table-cell office:value-type="float" office:value="-63.6" table:style-name="ce1">
            <text:p>-63,6</text:p>
          </table:table-cell>
          <table:table-cell office:value-type="float" office:value="526.70000000000005" table:style-name="ce1">
            <text:p>526,7</text:p>
          </table:table-cell>
          <table:table-cell office:value-type="float" office:value="230.6" table:style-name="ce1">
            <text:p>230,6</text:p>
          </table:table-cell>
          <table:table-cell office:value-type="float" office:value="765.7" table:style-name="ce1">
            <text:p>765,7</text:p>
          </table:table-cell>
          <table:table-cell office:value-type="float" office:value="-58" table:style-name="ce1">
            <text:p>-58</text:p>
          </table:table-cell>
          <table:table-cell office:value-type="float" office:value="402.5" table:style-name="ce1">
            <text:p>402,5</text:p>
          </table:table-cell>
          <table:table-cell office:value-type="float" office:value="-547.4" table:style-name="ce1">
            <text:p>-547,4</text:p>
          </table:table-cell>
          <table:table-cell office:value-type="float" office:value="-365.1" table:style-name="ce1">
            <text:p>-365,1</text:p>
          </table:table-cell>
          <table:table-cell office:value-type="float" office:value="-450" table:style-name="ce1">
            <text:p>-450</text:p>
          </table:table-cell>
          <table:table-cell office:value-type="float" office:value="-20.2" table:style-name="ce1">
            <text:p>-20,2</text:p>
          </table:table-cell>
          <table:table-cell office:value-type="float" office:value="-969.7" table:style-name="ce1">
            <text:p>-969,7</text:p>
          </table:table-cell>
          <table:table-cell office:value-type="float" office:value="-663.1" table:style-name="ce1">
            <text:p>-663,1</text:p>
          </table:table-cell>
          <table:table-cell office:value-type="float" office:value="-629.4" table:style-name="ce1">
            <text:p>-629,4</text:p>
          </table:table-cell>
          <table:table-cell office:value-type="float" office:value="-40.200000000000003" table:style-name="ce1">
            <text:p>-40,2</text:p>
          </table:table-cell>
          <table:table-cell office:value-type="float" office:value="-729.6" table:style-name="ce1">
            <text:p>-729,6</text:p>
          </table:table-cell>
          <table:table-cell office:value-type="float" office:value="229.4" table:style-name="ce1">
            <text:p>229,4</text:p>
          </table:table-cell>
          <table:table-cell office:value-type="float" office:value="-0.4" table:style-name="ce1">
            <text:p>-0,4</text:p>
          </table:table-cell>
          <table:table-cell office:value-type="float" office:value="-912.3" table:style-name="ce1">
            <text:p>-912,3</text:p>
          </table:table-cell>
          <table:table-cell office:value-type="float" office:value="153" table:style-name="ce1">
            <text:p>153</text:p>
          </table:table-cell>
          <table:table-cell office:value-type="float" office:value="747.7" table:style-name="ce1">
            <text:p>747,7</text:p>
          </table:table-cell>
          <table:table-cell office:value-type="float" office:value="-894.5" table:style-name="ce1">
            <text:p>-894,5</text:p>
          </table:table-cell>
          <table:table-cell table:number-columns-repeated="16344"/>
        </table:table-row>
        <table:table-row table:style-name="ro1">
          <table:table-cell office:value-type="float" office:value="353.3" table:style-name="ce1">
            <text:p>353,3</text:p>
          </table:table-cell>
          <table:table-cell office:value-type="float" office:value="-214.3" table:style-name="ce1">
            <text:p>-214,3</text:p>
          </table:table-cell>
          <table:table-cell office:value-type="float" office:value="355.7" table:style-name="ce1">
            <text:p>355,7</text:p>
          </table:table-cell>
          <table:table-cell office:value-type="float" office:value="-940.7" table:style-name="ce1">
            <text:p>-940,7</text:p>
          </table:table-cell>
          <table:table-cell office:value-type="float" office:value="751.8" table:style-name="ce1">
            <text:p>751,8</text:p>
          </table:table-cell>
          <table:table-cell office:value-type="float" office:value="-500.9" table:style-name="ce1">
            <text:p>-500,9</text:p>
          </table:table-cell>
          <table:table-cell office:value-type="float" office:value="-721.5" table:style-name="ce1">
            <text:p>-721,5</text:p>
          </table:table-cell>
          <table:table-cell office:value-type="float" office:value="848.1" table:style-name="ce1">
            <text:p>848,1</text:p>
          </table:table-cell>
          <table:table-cell office:value-type="float" office:value="245.7" table:style-name="ce1">
            <text:p>245,7</text:p>
          </table:table-cell>
          <table:table-cell office:value-type="float" office:value="-434" table:style-name="ce1">
            <text:p>-434</text:p>
          </table:table-cell>
          <table:table-cell office:value-type="float" office:value="-338.7" table:style-name="ce1">
            <text:p>-338,7</text:p>
          </table:table-cell>
          <table:table-cell office:value-type="float" office:value="341.9" table:style-name="ce1">
            <text:p>341,9</text:p>
          </table:table-cell>
          <table:table-cell office:value-type="float" office:value="857.9" table:style-name="ce1">
            <text:p>857,9</text:p>
          </table:table-cell>
          <table:table-cell office:value-type="float" office:value="577.9" table:style-name="ce1">
            <text:p>577,9</text:p>
          </table:table-cell>
          <table:table-cell office:value-type="float" office:value="856.9" table:style-name="ce1">
            <text:p>856,9</text:p>
          </table:table-cell>
          <table:table-cell office:value-type="float" office:value="925.1" table:style-name="ce1">
            <text:p>925,1</text:p>
          </table:table-cell>
          <table:table-cell office:value-type="float" office:value="464.1" table:style-name="ce1">
            <text:p>464,1</text:p>
          </table:table-cell>
          <table:table-cell office:value-type="float" office:value="774.7" table:style-name="ce1">
            <text:p>774,7</text:p>
          </table:table-cell>
          <table:table-cell office:value-type="float" office:value="294.89999999999998" table:style-name="ce1">
            <text:p>294,9</text:p>
          </table:table-cell>
          <table:table-cell office:value-type="float" office:value="573.6" table:style-name="ce1">
            <text:p>573,6</text:p>
          </table:table-cell>
          <table:table-cell office:value-type="float" office:value="337.4" table:style-name="ce1">
            <text:p>337,4</text:p>
          </table:table-cell>
          <table:table-cell office:value-type="float" office:value="500.2" table:style-name="ce1">
            <text:p>500,2</text:p>
          </table:table-cell>
          <table:table-cell office:value-type="float" office:value="-14.8" table:style-name="ce1">
            <text:p>-14,8</text:p>
          </table:table-cell>
          <table:table-cell office:value-type="float" office:value="-197.8" table:style-name="ce1">
            <text:p>-197,8</text:p>
          </table:table-cell>
          <table:table-cell office:value-type="float" office:value="-208.9" table:style-name="ce1">
            <text:p>-208,9</text:p>
          </table:table-cell>
          <table:table-cell office:value-type="float" office:value="-62.9" table:style-name="ce1">
            <text:p>-62,9</text:p>
          </table:table-cell>
          <table:table-cell office:value-type="float" office:value="-942.9" table:style-name="ce1">
            <text:p>-942,9</text:p>
          </table:table-cell>
          <table:table-cell office:value-type="float" office:value="-844.9" table:style-name="ce1">
            <text:p>-844,9</text:p>
          </table:table-cell>
          <table:table-cell office:value-type="float" office:value="-132.80000000000001" table:style-name="ce1">
            <text:p>-132,8</text:p>
          </table:table-cell>
          <table:table-cell office:value-type="float" office:value="-669.9" table:style-name="ce1">
            <text:p>-669,9</text:p>
          </table:table-cell>
          <table:table-cell office:value-type="float" office:value="-447.9" table:style-name="ce1">
            <text:p>-447,9</text:p>
          </table:table-cell>
          <table:table-cell office:value-type="float" office:value="473.5" table:style-name="ce1">
            <text:p>473,5</text:p>
          </table:table-cell>
          <table:table-cell office:value-type="float" office:value="265.10000000000002" table:style-name="ce1">
            <text:p>265,1</text:p>
          </table:table-cell>
          <table:table-cell office:value-type="float" office:value="469.5" table:style-name="ce1">
            <text:p>469,5</text:p>
          </table:table-cell>
          <table:table-cell office:value-type="float" office:value="-546.20000000000005" table:style-name="ce1">
            <text:p>-546,2</text:p>
          </table:table-cell>
          <table:table-cell office:value-type="float" office:value="-440" table:style-name="ce1">
            <text:p>-440</text:p>
          </table:table-cell>
          <table:table-cell office:value-type="float" office:value="415.2" table:style-name="ce1">
            <text:p>415,2</text:p>
          </table:table-cell>
          <table:table-cell office:value-type="float" office:value="-282.60000000000002" table:style-name="ce1">
            <text:p>-282,6</text:p>
          </table:table-cell>
          <table:table-cell office:value-type="float" office:value="599.29999999999995" table:style-name="ce1">
            <text:p>599,3</text:p>
          </table:table-cell>
          <table:table-cell office:value-type="float" office:value="-286.39999999999998" table:style-name="ce1">
            <text:p>-286,4</text:p>
          </table:table-cell>
          <table:table-cell table:number-columns-repeated="16344"/>
        </table:table-row>
        <table:table-row table:style-name="ro1">
          <table:table-cell office:value-type="float" office:value="581.1" table:style-name="ce1">
            <text:p>581,1</text:p>
          </table:table-cell>
          <table:table-cell office:value-type="float" office:value="-537.1" table:style-name="ce1">
            <text:p>-537,1</text:p>
          </table:table-cell>
          <table:table-cell office:value-type="float" office:value="51.9" table:style-name="ce1">
            <text:p>51,9</text:p>
          </table:table-cell>
          <table:table-cell office:value-type="float" office:value="643.1" table:style-name="ce1">
            <text:p>643,1</text:p>
          </table:table-cell>
          <table:table-cell office:value-type="float" office:value="-749.7" table:style-name="ce1">
            <text:p>-749,7</text:p>
          </table:table-cell>
          <table:table-cell office:value-type="float" office:value="297.60000000000002" table:style-name="ce1">
            <text:p>297,6</text:p>
          </table:table-cell>
          <table:table-cell office:value-type="float" office:value="-484.5" table:style-name="ce1">
            <text:p>-484,5</text:p>
          </table:table-cell>
          <table:table-cell office:value-type="float" office:value="-719.9" table:style-name="ce1">
            <text:p>-719,9</text:p>
          </table:table-cell>
          <table:table-cell office:value-type="float" office:value="358" table:style-name="ce1">
            <text:p>358</text:p>
          </table:table-cell>
          <table:table-cell office:value-type="float" office:value="442.5" table:style-name="ce1">
            <text:p>442,5</text:p>
          </table:table-cell>
          <table:table-cell office:value-type="float" office:value="-754.2" table:style-name="ce1">
            <text:p>-754,2</text:p>
          </table:table-cell>
          <table:table-cell office:value-type="float" office:value="-849.1" table:style-name="ce1">
            <text:p>-849,1</text:p>
          </table:table-cell>
          <table:table-cell office:value-type="float" office:value="-125.4" table:style-name="ce1">
            <text:p>-125,4</text:p>
          </table:table-cell>
          <table:table-cell office:value-type="float" office:value="-313.2" table:style-name="ce1">
            <text:p>-313,2</text:p>
          </table:table-cell>
          <table:table-cell office:value-type="float" office:value="552.29999999999995" table:style-name="ce1">
            <text:p>552,3</text:p>
          </table:table-cell>
          <table:table-cell office:value-type="float" office:value="-938.7" table:style-name="ce1">
            <text:p>-938,7</text:p>
          </table:table-cell>
          <table:table-cell office:value-type="float" office:value="278.89999999999998" table:style-name="ce1">
            <text:p>278,9</text:p>
          </table:table-cell>
          <table:table-cell office:value-type="float" office:value="-447.9" table:style-name="ce1">
            <text:p>-447,9</text:p>
          </table:table-cell>
          <table:table-cell office:value-type="float" office:value="359" table:style-name="ce1">
            <text:p>359</text:p>
          </table:table-cell>
          <table:table-cell office:value-type="float" office:value="386" table:style-name="ce1">
            <text:p>386</text:p>
          </table:table-cell>
          <table:table-cell office:value-type="float" office:value="-127.8" table:style-name="ce1">
            <text:p>-127,8</text:p>
          </table:table-cell>
          <table:table-cell office:value-type="float" office:value="425.5" table:style-name="ce1">
            <text:p>425,5</text:p>
          </table:table-cell>
          <table:table-cell office:value-type="float" office:value="-189" table:style-name="ce1">
            <text:p>-189</text:p>
          </table:table-cell>
          <table:table-cell office:value-type="float" office:value="477.7" table:style-name="ce1">
            <text:p>477,7</text:p>
          </table:table-cell>
          <table:table-cell office:value-type="float" office:value="171" table:style-name="ce1">
            <text:p>171</text:p>
          </table:table-cell>
          <table:table-cell office:value-type="float" office:value="-765.1" table:style-name="ce1">
            <text:p>-765,1</text:p>
          </table:table-cell>
          <table:table-cell office:value-type="float" office:value="594.79999999999995" table:style-name="ce1">
            <text:p>594,8</text:p>
          </table:table-cell>
          <table:table-cell office:value-type="float" office:value="487.7" table:style-name="ce1">
            <text:p>487,7</text:p>
          </table:table-cell>
          <table:table-cell office:value-type="float" office:value="805.2" table:style-name="ce1">
            <text:p>805,2</text:p>
          </table:table-cell>
          <table:table-cell office:value-type="float" office:value="722.6" table:style-name="ce1">
            <text:p>722,6</text:p>
          </table:table-cell>
          <table:table-cell office:value-type="float" office:value="-644.1" table:style-name="ce1">
            <text:p>-644,1</text:p>
          </table:table-cell>
          <table:table-cell office:value-type="float" office:value="106.4" table:style-name="ce1">
            <text:p>106,4</text:p>
          </table:table-cell>
          <table:table-cell office:value-type="float" office:value="355.8" table:style-name="ce1">
            <text:p>355,8</text:p>
          </table:table-cell>
          <table:table-cell office:value-type="float" office:value="613.9" table:style-name="ce1">
            <text:p>613,9</text:p>
          </table:table-cell>
          <table:table-cell office:value-type="float" office:value="512.29999999999995" table:style-name="ce1">
            <text:p>512,3</text:p>
          </table:table-cell>
          <table:table-cell office:value-type="float" office:value="-155.1" table:style-name="ce1">
            <text:p>-155,1</text:p>
          </table:table-cell>
          <table:table-cell office:value-type="float" office:value="749.2" table:style-name="ce1">
            <text:p>749,2</text:p>
          </table:table-cell>
          <table:table-cell office:value-type="float" office:value="783.7" table:style-name="ce1">
            <text:p>783,7</text:p>
          </table:table-cell>
          <table:table-cell office:value-type="float" office:value="-651.1" table:style-name="ce1">
            <text:p>-651,1</text:p>
          </table:table-cell>
          <table:table-cell office:value-type="float" office:value="803.2" table:style-name="ce1">
            <text:p>803,2</text:p>
          </table:table-cell>
          <table:table-cell table:number-columns-repeated="16344"/>
        </table:table-row>
        <table:table-row table:style-name="ro1">
          <table:table-cell office:value-type="float" office:value="-655.4" table:style-name="ce1">
            <text:p>-655,4</text:p>
          </table:table-cell>
          <table:table-cell office:value-type="float" office:value="338.3" table:style-name="ce1">
            <text:p>338,3</text:p>
          </table:table-cell>
          <table:table-cell office:value-type="float" office:value="854.5" table:style-name="ce1">
            <text:p>854,5</text:p>
          </table:table-cell>
          <table:table-cell office:value-type="float" office:value="-829.4" table:style-name="ce1">
            <text:p>-829,4</text:p>
          </table:table-cell>
          <table:table-cell office:value-type="float" office:value="-531.1" table:style-name="ce1">
            <text:p>-531,1</text:p>
          </table:table-cell>
          <table:table-cell office:value-type="float" office:value="-803.7" table:style-name="ce1">
            <text:p>-803,7</text:p>
          </table:table-cell>
          <table:table-cell office:value-type="float" office:value="-818.6" table:style-name="ce1">
            <text:p>-818,6</text:p>
          </table:table-cell>
          <table:table-cell office:value-type="float" office:value="291.3" table:style-name="ce1">
            <text:p>291,3</text:p>
          </table:table-cell>
          <table:table-cell office:value-type="float" office:value="396.8" table:style-name="ce1">
            <text:p>396,8</text:p>
          </table:table-cell>
          <table:table-cell office:value-type="float" office:value="-400.2" table:style-name="ce1">
            <text:p>-400,2</text:p>
          </table:table-cell>
          <table:table-cell office:value-type="float" office:value="-185" table:style-name="ce1">
            <text:p>-185</text:p>
          </table:table-cell>
          <table:table-cell office:value-type="float" office:value="176.8" table:style-name="ce1">
            <text:p>176,8</text:p>
          </table:table-cell>
          <table:table-cell office:value-type="float" office:value="-10" table:style-name="ce1">
            <text:p>-10</text:p>
          </table:table-cell>
          <table:table-cell office:value-type="float" office:value="-754.4" table:style-name="ce1">
            <text:p>-754,4</text:p>
          </table:table-cell>
          <table:table-cell office:value-type="float" office:value="-90.8" table:style-name="ce1">
            <text:p>-90,8</text:p>
          </table:table-cell>
          <table:table-cell office:value-type="float" office:value="607.29999999999995" table:style-name="ce1">
            <text:p>607,3</text:p>
          </table:table-cell>
          <table:table-cell office:value-type="float" office:value="585.4" table:style-name="ce1">
            <text:p>585,4</text:p>
          </table:table-cell>
          <table:table-cell office:value-type="float" office:value="381.9" table:style-name="ce1">
            <text:p>381,9</text:p>
          </table:table-cell>
          <table:table-cell office:value-type="float" office:value="273.89999999999998" table:style-name="ce1">
            <text:p>273,9</text:p>
          </table:table-cell>
          <table:table-cell office:value-type="float" office:value="458.1" table:style-name="ce1">
            <text:p>458,1</text:p>
          </table:table-cell>
          <table:table-cell office:value-type="float" office:value="173.7" table:style-name="ce1">
            <text:p>173,7</text:p>
          </table:table-cell>
          <table:table-cell office:value-type="float" office:value="512.70000000000005" table:style-name="ce1">
            <text:p>512,7</text:p>
          </table:table-cell>
          <table:table-cell office:value-type="float" office:value="-857.7" table:style-name="ce1">
            <text:p>-857,7</text:p>
          </table:table-cell>
          <table:table-cell office:value-type="float" office:value="5.7" table:style-name="ce1">
            <text:p>5,7</text:p>
          </table:table-cell>
          <table:table-cell office:value-type="float" office:value="263.10000000000002" table:style-name="ce1">
            <text:p>263,1</text:p>
          </table:table-cell>
          <table:table-cell office:value-type="float" office:value="-504.5" table:style-name="ce1">
            <text:p>-504,5</text:p>
          </table:table-cell>
          <table:table-cell office:value-type="float" office:value="-239.8" table:style-name="ce1">
            <text:p>-239,8</text:p>
          </table:table-cell>
          <table:table-cell office:value-type="float" office:value="-792.1" table:style-name="ce1">
            <text:p>-792,1</text:p>
          </table:table-cell>
          <table:table-cell office:value-type="float" office:value="98.6" table:style-name="ce1">
            <text:p>98,6</text:p>
          </table:table-cell>
          <table:table-cell office:value-type="float" office:value="-94.5" table:style-name="ce1">
            <text:p>-94,5</text:p>
          </table:table-cell>
          <table:table-cell office:value-type="float" office:value="838.3" table:style-name="ce1">
            <text:p>838,3</text:p>
          </table:table-cell>
          <table:table-cell office:value-type="float" office:value="-154.9" table:style-name="ce1">
            <text:p>-154,9</text:p>
          </table:table-cell>
          <table:table-cell office:value-type="float" office:value="118.4" table:style-name="ce1">
            <text:p>118,4</text:p>
          </table:table-cell>
          <table:table-cell office:value-type="float" office:value="50.9" table:style-name="ce1">
            <text:p>50,9</text:p>
          </table:table-cell>
          <table:table-cell office:value-type="float" office:value="491.8" table:style-name="ce1">
            <text:p>491,8</text:p>
          </table:table-cell>
          <table:table-cell office:value-type="float" office:value="-556.4" table:style-name="ce1">
            <text:p>-556,4</text:p>
          </table:table-cell>
          <table:table-cell office:value-type="float" office:value="659.4" table:style-name="ce1">
            <text:p>659,4</text:p>
          </table:table-cell>
          <table:table-cell office:value-type="float" office:value="-485.4" table:style-name="ce1">
            <text:p>-485,4</text:p>
          </table:table-cell>
          <table:table-cell office:value-type="float" office:value="-116.3" table:style-name="ce1">
            <text:p>-116,3</text:p>
          </table:table-cell>
          <table:table-cell office:value-type="float" office:value="168.4" table:style-name="ce1">
            <text:p>168,4</text:p>
          </table:table-cell>
          <table:table-cell table:number-columns-repeated="16344"/>
        </table:table-row>
        <table:table-row table:style-name="ro1">
          <table:table-cell office:value-type="float" office:value="-545.9" table:style-name="ce1">
            <text:p>-545,9</text:p>
          </table:table-cell>
          <table:table-cell office:value-type="float" office:value="502.9" table:style-name="ce1">
            <text:p>502,9</text:p>
          </table:table-cell>
          <table:table-cell office:value-type="float" office:value="-763.1" table:style-name="ce1">
            <text:p>-763,1</text:p>
          </table:table-cell>
          <table:table-cell office:value-type="float" office:value="173.1" table:style-name="ce1">
            <text:p>173,1</text:p>
          </table:table-cell>
          <table:table-cell office:value-type="float" office:value="-949.4" table:style-name="ce1">
            <text:p>-949,4</text:p>
          </table:table-cell>
          <table:table-cell office:value-type="float" office:value="132.6" table:style-name="ce1">
            <text:p>132,6</text:p>
          </table:table-cell>
          <table:table-cell office:value-type="float" office:value="-558.79999999999995" table:style-name="ce1">
            <text:p>-558,8</text:p>
          </table:table-cell>
          <table:table-cell office:value-type="float" office:value="524.1" table:style-name="ce1">
            <text:p>524,1</text:p>
          </table:table-cell>
          <table:table-cell office:value-type="float" office:value="200.7" table:style-name="ce1">
            <text:p>200,7</text:p>
          </table:table-cell>
          <table:table-cell office:value-type="float" office:value="477.6" table:style-name="ce1">
            <text:p>477,6</text:p>
          </table:table-cell>
          <table:table-cell office:value-type="float" office:value="-616.20000000000005" table:style-name="ce1">
            <text:p>-616,2</text:p>
          </table:table-cell>
          <table:table-cell office:value-type="float" office:value="276.3" table:style-name="ce1">
            <text:p>276,3</text:p>
          </table:table-cell>
          <table:table-cell office:value-type="float" office:value="-871.2" table:style-name="ce1">
            <text:p>-871,2</text:p>
          </table:table-cell>
          <table:table-cell office:value-type="float" office:value="-778.8" table:style-name="ce1">
            <text:p>-778,8</text:p>
          </table:table-cell>
          <table:table-cell office:value-type="float" office:value="834.3" table:style-name="ce1">
            <text:p>834,3</text:p>
          </table:table-cell>
          <table:table-cell office:value-type="float" office:value="-10.199999999999999" table:style-name="ce1">
            <text:p>-10,2</text:p>
          </table:table-cell>
          <table:table-cell office:value-type="float" office:value="997.8" table:style-name="ce1">
            <text:p>997,8</text:p>
          </table:table-cell>
          <table:table-cell office:value-type="float" office:value="-518" table:style-name="ce1">
            <text:p>-518</text:p>
          </table:table-cell>
          <table:table-cell office:value-type="float" office:value="918" table:style-name="ce1">
            <text:p>918</text:p>
          </table:table-cell>
          <table:table-cell office:value-type="float" office:value="927" table:style-name="ce1">
            <text:p>927</text:p>
          </table:table-cell>
          <table:table-cell office:value-type="float" office:value="-297.89999999999998" table:style-name="ce1">
            <text:p>-297,9</text:p>
          </table:table-cell>
          <table:table-cell office:value-type="float" office:value="-359.3" table:style-name="ce1">
            <text:p>-359,3</text:p>
          </table:table-cell>
          <table:table-cell office:value-type="float" office:value="237.3" table:style-name="ce1">
            <text:p>237,3</text:p>
          </table:table-cell>
          <table:table-cell office:value-type="float" office:value="-902.3" table:style-name="ce1">
            <text:p>-902,3</text:p>
          </table:table-cell>
          <table:table-cell office:value-type="float" office:value="-866.4" table:style-name="ce1">
            <text:p>-866,4</text:p>
          </table:table-cell>
          <table:table-cell office:value-type="float" office:value="512.1" table:style-name="ce1">
            <text:p>512,1</text:p>
          </table:table-cell>
          <table:table-cell office:value-type="float" office:value="613.70000000000005" table:style-name="ce1">
            <text:p>613,7</text:p>
          </table:table-cell>
          <table:table-cell office:value-type="float" office:value="940.7" table:style-name="ce1">
            <text:p>940,7</text:p>
          </table:table-cell>
          <table:table-cell office:value-type="float" office:value="-258" table:style-name="ce1">
            <text:p>-258</text:p>
          </table:table-cell>
          <table:table-cell office:value-type="float" office:value="-660.3" table:style-name="ce1">
            <text:p>-660,3</text:p>
          </table:table-cell>
          <table:table-cell office:value-type="float" office:value="326.3" table:style-name="ce1">
            <text:p>326,3</text:p>
          </table:table-cell>
          <table:table-cell office:value-type="float" office:value="144.6" table:style-name="ce1">
            <text:p>144,6</text:p>
          </table:table-cell>
          <table:table-cell office:value-type="float" office:value="861.1" table:style-name="ce1">
            <text:p>861,1</text:p>
          </table:table-cell>
          <table:table-cell office:value-type="float" office:value="-67.8" table:style-name="ce1">
            <text:p>-67,8</text:p>
          </table:table-cell>
          <table:table-cell office:value-type="float" office:value="-372.9" table:style-name="ce1">
            <text:p>-372,9</text:p>
          </table:table-cell>
          <table:table-cell office:value-type="float" office:value="974.9" table:style-name="ce1">
            <text:p>974,9</text:p>
          </table:table-cell>
          <table:table-cell office:value-type="float" office:value="333.2" table:style-name="ce1">
            <text:p>333,2</text:p>
          </table:table-cell>
          <table:table-cell office:value-type="float" office:value="505.9" table:style-name="ce1">
            <text:p>505,9</text:p>
          </table:table-cell>
          <table:table-cell office:value-type="float" office:value="197.2" table:style-name="ce1">
            <text:p>197,2</text:p>
          </table:table-cell>
          <table:table-cell office:value-type="float" office:value="-656.9" table:style-name="ce1">
            <text:p>-656,9</text:p>
          </table:table-cell>
          <table:table-cell table:number-columns-repeated="16344"/>
        </table:table-row>
        <table:table-row table:style-name="ro1">
          <table:table-cell office:value-type="float" office:value="104.8" table:style-name="ce1">
            <text:p>104,8</text:p>
          </table:table-cell>
          <table:table-cell office:value-type="float" office:value="623.70000000000005" table:style-name="ce1">
            <text:p>623,7</text:p>
          </table:table-cell>
          <table:table-cell office:value-type="float" office:value="-106.3" table:style-name="ce1">
            <text:p>-106,3</text:p>
          </table:table-cell>
          <table:table-cell office:value-type="float" office:value="-574.20000000000005" table:style-name="ce1">
            <text:p>-574,2</text:p>
          </table:table-cell>
          <table:table-cell office:value-type="float" office:value="554.20000000000005" table:style-name="ce1">
            <text:p>554,2</text:p>
          </table:table-cell>
          <table:table-cell office:value-type="float" office:value="-804.9" table:style-name="ce1">
            <text:p>-804,9</text:p>
          </table:table-cell>
          <table:table-cell office:value-type="float" office:value="-632.6" table:style-name="ce1">
            <text:p>-632,6</text:p>
          </table:table-cell>
          <table:table-cell office:value-type="float" office:value="378.3" table:style-name="ce1">
            <text:p>378,3</text:p>
          </table:table-cell>
          <table:table-cell office:value-type="float" office:value="221.9" table:style-name="ce1">
            <text:p>221,9</text:p>
          </table:table-cell>
          <table:table-cell office:value-type="float" office:value="-888" table:style-name="ce1">
            <text:p>-888</text:p>
          </table:table-cell>
          <table:table-cell office:value-type="float" office:value="194.6" table:style-name="ce1">
            <text:p>194,6</text:p>
          </table:table-cell>
          <table:table-cell office:value-type="float" office:value="285.10000000000002" table:style-name="ce1">
            <text:p>285,1</text:p>
          </table:table-cell>
          <table:table-cell office:value-type="float" office:value="-582.1" table:style-name="ce1">
            <text:p>-582,1</text:p>
          </table:table-cell>
          <table:table-cell office:value-type="float" office:value="710.9" table:style-name="ce1">
            <text:p>710,9</text:p>
          </table:table-cell>
          <table:table-cell office:value-type="float" office:value="-845" table:style-name="ce1">
            <text:p>-845</text:p>
          </table:table-cell>
          <table:table-cell office:value-type="float" office:value="-841.2" table:style-name="ce1">
            <text:p>-841,2</text:p>
          </table:table-cell>
          <table:table-cell office:value-type="float" office:value="925.9" table:style-name="ce1">
            <text:p>925,9</text:p>
          </table:table-cell>
          <table:table-cell office:value-type="float" office:value="-85.5" table:style-name="ce1">
            <text:p>-85,5</text:p>
          </table:table-cell>
          <table:table-cell office:value-type="float" office:value="108.7" table:style-name="ce1">
            <text:p>108,7</text:p>
          </table:table-cell>
          <table:table-cell office:value-type="float" office:value="-888.4" table:style-name="ce1">
            <text:p>-888,4</text:p>
          </table:table-cell>
          <table:table-cell office:value-type="float" office:value="584.79999999999995" table:style-name="ce1">
            <text:p>584,8</text:p>
          </table:table-cell>
          <table:table-cell office:value-type="float" office:value="128.1" table:style-name="ce1">
            <text:p>128,1</text:p>
          </table:table-cell>
          <table:table-cell office:value-type="float" office:value="-95.7" table:style-name="ce1">
            <text:p>-95,7</text:p>
          </table:table-cell>
          <table:table-cell office:value-type="float" office:value="-275.7" table:style-name="ce1">
            <text:p>-275,7</text:p>
          </table:table-cell>
          <table:table-cell office:value-type="float" office:value="370.4" table:style-name="ce1">
            <text:p>370,4</text:p>
          </table:table-cell>
          <table:table-cell office:value-type="float" office:value="-836.5" table:style-name="ce1">
            <text:p>-836,5</text:p>
          </table:table-cell>
          <table:table-cell office:value-type="float" office:value="132.30000000000001" table:style-name="ce1">
            <text:p>132,3</text:p>
          </table:table-cell>
          <table:table-cell office:value-type="float" office:value="819.2" table:style-name="ce1">
            <text:p>819,2</text:p>
          </table:table-cell>
          <table:table-cell office:value-type="float" office:value="109.2" table:style-name="ce1">
            <text:p>109,2</text:p>
          </table:table-cell>
          <table:table-cell office:value-type="float" office:value="398.8" table:style-name="ce1">
            <text:p>398,8</text:p>
          </table:table-cell>
          <table:table-cell office:value-type="float" office:value="155.80000000000001" table:style-name="ce1">
            <text:p>155,8</text:p>
          </table:table-cell>
          <table:table-cell office:value-type="float" office:value="-622.5" table:style-name="ce1">
            <text:p>-622,5</text:p>
          </table:table-cell>
          <table:table-cell office:value-type="float" office:value="587" table:style-name="ce1">
            <text:p>587</text:p>
          </table:table-cell>
          <table:table-cell office:value-type="float" office:value="688.8" table:style-name="ce1">
            <text:p>688,8</text:p>
          </table:table-cell>
          <table:table-cell office:value-type="float" office:value="648.29999999999995" table:style-name="ce1">
            <text:p>648,3</text:p>
          </table:table-cell>
          <table:table-cell office:value-type="float" office:value="1000" table:style-name="ce1">
            <text:p>1000</text:p>
          </table:table-cell>
          <table:table-cell office:value-type="float" office:value="-471.1" table:style-name="ce1">
            <text:p>-471,1</text:p>
          </table:table-cell>
          <table:table-cell office:value-type="float" office:value="466.3" table:style-name="ce1">
            <text:p>466,3</text:p>
          </table:table-cell>
          <table:table-cell office:value-type="float" office:value="520.20000000000005" table:style-name="ce1">
            <text:p>520,2</text:p>
          </table:table-cell>
          <table:table-cell office:value-type="float" office:value="187.2" table:style-name="ce1">
            <text:p>187,2</text:p>
          </table:table-cell>
          <table:table-cell table:number-columns-repeated="16344"/>
        </table:table-row>
        <table:table-row table:style-name="ro1">
          <table:table-cell office:value-type="float" office:value="957.2" table:style-name="ce1">
            <text:p>957,2</text:p>
          </table:table-cell>
          <table:table-cell office:value-type="float" office:value="723.4" table:style-name="ce1">
            <text:p>723,4</text:p>
          </table:table-cell>
          <table:table-cell office:value-type="float" office:value="878.5" table:style-name="ce1">
            <text:p>878,5</text:p>
          </table:table-cell>
          <table:table-cell office:value-type="float" office:value="-872.6" table:style-name="ce1">
            <text:p>-872,6</text:p>
          </table:table-cell>
          <table:table-cell office:value-type="float" office:value="-976.3" table:style-name="ce1">
            <text:p>-976,3</text:p>
          </table:table-cell>
          <table:table-cell office:value-type="float" office:value="-399.5" table:style-name="ce1">
            <text:p>-399,5</text:p>
          </table:table-cell>
          <table:table-cell office:value-type="float" office:value="-379.4" table:style-name="ce1">
            <text:p>-379,4</text:p>
          </table:table-cell>
          <table:table-cell office:value-type="float" office:value="-88.2" table:style-name="ce1">
            <text:p>-88,2</text:p>
          </table:table-cell>
          <table:table-cell office:value-type="float" office:value="-234.7" table:style-name="ce1">
            <text:p>-234,7</text:p>
          </table:table-cell>
          <table:table-cell office:value-type="float" office:value="-3.2" table:style-name="ce1">
            <text:p>-3,2</text:p>
          </table:table-cell>
          <table:table-cell office:value-type="float" office:value="-167.4" table:style-name="ce1">
            <text:p>-167,4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-517" table:style-name="ce1">
            <text:p>-517</text:p>
          </table:table-cell>
          <table:table-cell office:value-type="float" office:value="-582.79999999999995" table:style-name="ce1">
            <text:p>-582,8</text:p>
          </table:table-cell>
          <table:table-cell office:value-type="float" office:value="237.7" table:style-name="ce1">
            <text:p>237,7</text:p>
          </table:table-cell>
          <table:table-cell office:value-type="float" office:value="481.8" table:style-name="ce1">
            <text:p>481,8</text:p>
          </table:table-cell>
          <table:table-cell office:value-type="float" office:value="-67.7" table:style-name="ce1">
            <text:p>-67,7</text:p>
          </table:table-cell>
          <table:table-cell office:value-type="float" office:value="-418.9" table:style-name="ce1">
            <text:p>-418,9</text:p>
          </table:table-cell>
          <table:table-cell office:value-type="float" office:value="-120.7" table:style-name="ce1">
            <text:p>-120,7</text:p>
          </table:table-cell>
          <table:table-cell office:value-type="float" office:value="583.70000000000005" table:style-name="ce1">
            <text:p>583,7</text:p>
          </table:table-cell>
          <table:table-cell office:value-type="float" office:value="945.4" table:style-name="ce1">
            <text:p>945,4</text:p>
          </table:table-cell>
          <table:table-cell office:value-type="float" office:value="271.2" table:style-name="ce1">
            <text:p>271,2</text:p>
          </table:table-cell>
          <table:table-cell office:value-type="float" office:value="-743.1" table:style-name="ce1">
            <text:p>-743,1</text:p>
          </table:table-cell>
          <table:table-cell office:value-type="float" office:value="-589.6" table:style-name="ce1">
            <text:p>-589,6</text:p>
          </table:table-cell>
          <table:table-cell office:value-type="float" office:value="460.5" table:style-name="ce1">
            <text:p>460,5</text:p>
          </table:table-cell>
          <table:table-cell office:value-type="float" office:value="13.3" table:style-name="ce1">
            <text:p>13,3</text:p>
          </table:table-cell>
          <table:table-cell office:value-type="float" office:value="879.1" table:style-name="ce1">
            <text:p>879,1</text:p>
          </table:table-cell>
          <table:table-cell office:value-type="float" office:value="-204.4" table:style-name="ce1">
            <text:p>-204,4</text:p>
          </table:table-cell>
          <table:table-cell office:value-type="float" office:value="577.79999999999995" table:style-name="ce1">
            <text:p>577,8</text:p>
          </table:table-cell>
          <table:table-cell office:value-type="float" office:value="192.1" table:style-name="ce1">
            <text:p>192,1</text:p>
          </table:table-cell>
          <table:table-cell office:value-type="float" office:value="-799.5" table:style-name="ce1">
            <text:p>-799,5</text:p>
          </table:table-cell>
          <table:table-cell office:value-type="float" office:value="361" table:style-name="ce1">
            <text:p>361</text:p>
          </table:table-cell>
          <table:table-cell office:value-type="float" office:value="-282.3" table:style-name="ce1">
            <text:p>-282,3</text:p>
          </table:table-cell>
          <table:table-cell office:value-type="float" office:value="-934.3" table:style-name="ce1">
            <text:p>-934,3</text:p>
          </table:table-cell>
          <table:table-cell office:value-type="float" office:value="333.3" table:style-name="ce1">
            <text:p>333,3</text:p>
          </table:table-cell>
          <table:table-cell office:value-type="float" office:value="-38.299999999999997" table:style-name="ce1">
            <text:p>-38,3</text:p>
          </table:table-cell>
          <table:table-cell office:value-type="float" office:value="92.7" table:style-name="ce1">
            <text:p>92,7</text:p>
          </table:table-cell>
          <table:table-cell office:value-type="float" office:value="-678.3" table:style-name="ce1">
            <text:p>-678,3</text:p>
          </table:table-cell>
          <table:table-cell office:value-type="float" office:value="492.6" table:style-name="ce1">
            <text:p>492,6</text:p>
          </table:table-cell>
          <table:table-cell office:value-type="float" office:value="-351.8" table:style-name="ce1">
            <text:p>-351,8</text:p>
          </table:table-cell>
          <table:table-cell table:number-columns-repeated="16344"/>
        </table:table-row>
        <table:table-row table:style-name="ro1">
          <table:table-cell office:value-type="float" office:value="97.8" table:style-name="ce1">
            <text:p>97,8</text:p>
          </table:table-cell>
          <table:table-cell office:value-type="float" office:value="393.9" table:style-name="ce1">
            <text:p>393,9</text:p>
          </table:table-cell>
          <table:table-cell office:value-type="float" office:value="-868.9" table:style-name="ce1">
            <text:p>-868,9</text:p>
          </table:table-cell>
          <table:table-cell office:value-type="float" office:value="-71.8" table:style-name="ce1">
            <text:p>-71,8</text:p>
          </table:table-cell>
          <table:table-cell office:value-type="float" office:value="-695.7" table:style-name="ce1">
            <text:p>-695,7</text:p>
          </table:table-cell>
          <table:table-cell office:value-type="float" office:value="485.5" table:style-name="ce1">
            <text:p>485,5</text:p>
          </table:table-cell>
          <table:table-cell office:value-type="float" office:value="252.3" table:style-name="ce1">
            <text:p>252,3</text:p>
          </table:table-cell>
          <table:table-cell office:value-type="float" office:value="311.8" table:style-name="ce1">
            <text:p>311,8</text:p>
          </table:table-cell>
          <table:table-cell office:value-type="float" office:value="-241.4" table:style-name="ce1">
            <text:p>-241,4</text:p>
          </table:table-cell>
          <table:table-cell office:value-type="float" office:value="557.6" table:style-name="ce1">
            <text:p>557,6</text:p>
          </table:table-cell>
          <table:table-cell office:value-type="float" office:value="92.4" table:style-name="ce1">
            <text:p>92,4</text:p>
          </table:table-cell>
          <table:table-cell office:value-type="float" office:value="-753.2" table:style-name="ce1">
            <text:p>-753,2</text:p>
          </table:table-cell>
          <table:table-cell office:value-type="float" office:value="27" table:style-name="ce1">
            <text:p>27</text:p>
          </table:table-cell>
          <table:table-cell office:value-type="float" office:value="-405.8" table:style-name="ce1">
            <text:p>-405,8</text:p>
          </table:table-cell>
          <table:table-cell office:value-type="float" office:value="706.5" table:style-name="ce1">
            <text:p>706,5</text:p>
          </table:table-cell>
          <table:table-cell office:value-type="float" office:value="552" table:style-name="ce1">
            <text:p>552</text:p>
          </table:table-cell>
          <table:table-cell office:value-type="float" office:value="442.2" table:style-name="ce1">
            <text:p>442,2</text:p>
          </table:table-cell>
          <table:table-cell office:value-type="float" office:value="305.7" table:style-name="ce1">
            <text:p>305,7</text:p>
          </table:table-cell>
          <table:table-cell office:value-type="float" office:value="185.9" table:style-name="ce1">
            <text:p>185,9</text:p>
          </table:table-cell>
          <table:table-cell office:value-type="float" office:value="-915" table:style-name="ce1">
            <text:p>-915</text:p>
          </table:table-cell>
          <table:table-cell office:value-type="float" office:value="-350.6" table:style-name="ce1">
            <text:p>-350,6</text:p>
          </table:table-cell>
          <table:table-cell office:value-type="float" office:value="-919" table:style-name="ce1">
            <text:p>-919</text:p>
          </table:table-cell>
          <table:table-cell office:value-type="float" office:value="675.3" table:style-name="ce1">
            <text:p>675,3</text:p>
          </table:table-cell>
          <table:table-cell office:value-type="float" office:value="439.5" table:style-name="ce1">
            <text:p>439,5</text:p>
          </table:table-cell>
          <table:table-cell office:value-type="float" office:value="-85" table:style-name="ce1">
            <text:p>-85</text:p>
          </table:table-cell>
          <table:table-cell office:value-type="float" office:value="510.8" table:style-name="ce1">
            <text:p>510,8</text:p>
          </table:table-cell>
          <table:table-cell office:value-type="float" office:value="-341.9" table:style-name="ce1">
            <text:p>-341,9</text:p>
          </table:table-cell>
          <table:table-cell office:value-type="float" office:value="-810.9" table:style-name="ce1">
            <text:p>-810,9</text:p>
          </table:table-cell>
          <table:table-cell office:value-type="float" office:value="-955.4" table:style-name="ce1">
            <text:p>-955,4</text:p>
          </table:table-cell>
          <table:table-cell office:value-type="float" office:value="-94" table:style-name="ce1">
            <text:p>-94</text:p>
          </table:table-cell>
          <table:table-cell office:value-type="float" office:value="-986" table:style-name="ce1">
            <text:p>-986</text:p>
          </table:table-cell>
          <table:table-cell office:value-type="float" office:value="998.9" table:style-name="ce1">
            <text:p>998,9</text:p>
          </table:table-cell>
          <table:table-cell office:value-type="float" office:value="602.29999999999995" table:style-name="ce1">
            <text:p>602,3</text:p>
          </table:table-cell>
          <table:table-cell office:value-type="float" office:value="-280.8" table:style-name="ce1">
            <text:p>-280,8</text:p>
          </table:table-cell>
          <table:table-cell office:value-type="float" office:value="119.8" table:style-name="ce1">
            <text:p>119,8</text:p>
          </table:table-cell>
          <table:table-cell office:value-type="float" office:value="-11.7" table:style-name="ce1">
            <text:p>-11,7</text:p>
          </table:table-cell>
          <table:table-cell office:value-type="float" office:value="333.1" table:style-name="ce1">
            <text:p>333,1</text:p>
          </table:table-cell>
          <table:table-cell office:value-type="float" office:value="440.4" table:style-name="ce1">
            <text:p>440,4</text:p>
          </table:table-cell>
          <table:table-cell office:value-type="float" office:value="-289.60000000000002" table:style-name="ce1">
            <text:p>-289,6</text:p>
          </table:table-cell>
          <table:table-cell office:value-type="float" office:value="360.9" table:style-name="ce1">
            <text:p>360,9</text:p>
          </table:table-cell>
          <table:table-cell table:number-columns-repeated="16344"/>
        </table:table-row>
        <table:table-row table:style-name="ro1">
          <table:table-cell office:value-type="float" office:value="-15.3" table:style-name="ce1">
            <text:p>-15,3</text:p>
          </table:table-cell>
          <table:table-cell office:value-type="float" office:value="-282.7" table:style-name="ce1">
            <text:p>-282,7</text:p>
          </table:table-cell>
          <table:table-cell office:value-type="float" office:value="317" table:style-name="ce1">
            <text:p>317</text:p>
          </table:table-cell>
          <table:table-cell office:value-type="float" office:value="-907.7" table:style-name="ce1">
            <text:p>-907,7</text:p>
          </table:table-cell>
          <table:table-cell office:value-type="float" office:value="666.1" table:style-name="ce1">
            <text:p>666,1</text:p>
          </table:table-cell>
          <table:table-cell office:value-type="float" office:value="-330.8" table:style-name="ce1">
            <text:p>-330,8</text:p>
          </table:table-cell>
          <table:table-cell office:value-type="float" office:value="-168.7" table:style-name="ce1">
            <text:p>-168,7</text:p>
          </table:table-cell>
          <table:table-cell office:value-type="float" office:value="451.9" table:style-name="ce1">
            <text:p>451,9</text:p>
          </table:table-cell>
          <table:table-cell office:value-type="float" office:value="-96.9" table:style-name="ce1">
            <text:p>-96,9</text:p>
          </table:table-cell>
          <table:table-cell office:value-type="float" office:value="-914.1" table:style-name="ce1">
            <text:p>-914,1</text:p>
          </table:table-cell>
          <table:table-cell office:value-type="float" office:value="-462.5" table:style-name="ce1">
            <text:p>-462,5</text:p>
          </table:table-cell>
          <table:table-cell office:value-type="float" office:value="-431.6" table:style-name="ce1">
            <text:p>-431,6</text:p>
          </table:table-cell>
          <table:table-cell office:value-type="float" office:value="-3.6" table:style-name="ce1">
            <text:p>-3,6</text:p>
          </table:table-cell>
          <table:table-cell office:value-type="float" office:value="-784.6" table:style-name="ce1">
            <text:p>-784,6</text:p>
          </table:table-cell>
          <table:table-cell office:value-type="float" office:value="119.5" table:style-name="ce1">
            <text:p>119,5</text:p>
          </table:table-cell>
          <table:table-cell office:value-type="float" office:value="-41.7" table:style-name="ce1">
            <text:p>-41,7</text:p>
          </table:table-cell>
          <table:table-cell office:value-type="float" office:value="-859.2" table:style-name="ce1">
            <text:p>-859,2</text:p>
          </table:table-cell>
          <table:table-cell office:value-type="float" office:value="777.8" table:style-name="ce1">
            <text:p>777,8</text:p>
          </table:table-cell>
          <table:table-cell office:value-type="float" office:value="-532.6" table:style-name="ce1">
            <text:p>-532,6</text:p>
          </table:table-cell>
          <table:table-cell office:value-type="float" office:value="-744.9" table:style-name="ce1">
            <text:p>-744,9</text:p>
          </table:table-cell>
          <table:table-cell office:value-type="float" office:value="318.10000000000002" table:style-name="ce1">
            <text:p>318,1</text:p>
          </table:table-cell>
          <table:table-cell office:value-type="float" office:value="431.8" table:style-name="ce1">
            <text:p>431,8</text:p>
          </table:table-cell>
          <table:table-cell office:value-type="float" office:value="-779" table:style-name="ce1">
            <text:p>-779</text:p>
          </table:table-cell>
          <table:table-cell office:value-type="float" office:value="136.30000000000001" table:style-name="ce1">
            <text:p>136,3</text:p>
          </table:table-cell>
          <table:table-cell office:value-type="float" office:value="-857.9" table:style-name="ce1">
            <text:p>-857,9</text:p>
          </table:table-cell>
          <table:table-cell office:value-type="float" office:value="-918.1" table:style-name="ce1">
            <text:p>-918,1</text:p>
          </table:table-cell>
          <table:table-cell office:value-type="float" office:value="-303.8" table:style-name="ce1">
            <text:p>-303,8</text:p>
          </table:table-cell>
          <table:table-cell office:value-type="float" office:value="70" table:style-name="ce1">
            <text:p>70</text:p>
          </table:table-cell>
          <table:table-cell office:value-type="float" office:value="307.3" table:style-name="ce1">
            <text:p>307,3</text:p>
          </table:table-cell>
          <table:table-cell office:value-type="float" office:value="-779.8" table:style-name="ce1">
            <text:p>-779,8</text:p>
          </table:table-cell>
          <table:table-cell office:value-type="float" office:value="-794" table:style-name="ce1">
            <text:p>-794</text:p>
          </table:table-cell>
          <table:table-cell office:value-type="float" office:value="-963.1" table:style-name="ce1">
            <text:p>-963,1</text:p>
          </table:table-cell>
          <table:table-cell office:value-type="float" office:value="521" table:style-name="ce1">
            <text:p>521</text:p>
          </table:table-cell>
          <table:table-cell office:value-type="float" office:value="922.5" table:style-name="ce1">
            <text:p>922,5</text:p>
          </table:table-cell>
          <table:table-cell office:value-type="float" office:value="-943.4" table:style-name="ce1">
            <text:p>-943,4</text:p>
          </table:table-cell>
          <table:table-cell office:value-type="float" office:value="250.5" table:style-name="ce1">
            <text:p>250,5</text:p>
          </table:table-cell>
          <table:table-cell office:value-type="float" office:value="597.79999999999995" table:style-name="ce1">
            <text:p>597,8</text:p>
          </table:table-cell>
          <table:table-cell office:value-type="float" office:value="-510.5" table:style-name="ce1">
            <text:p>-510,5</text:p>
          </table:table-cell>
          <table:table-cell office:value-type="float" office:value="-204.6" table:style-name="ce1">
            <text:p>-204,6</text:p>
          </table:table-cell>
          <table:table-cell office:value-type="float" office:value="-784.5" table:style-name="ce1">
            <text:p>-784,5</text:p>
          </table:table-cell>
          <table:table-cell table:number-columns-repeated="16344"/>
        </table:table-row>
        <table:table-row table:style-name="ro1">
          <table:table-cell office:value-type="float" office:value="-793.9" table:style-name="ce1">
            <text:p>-793,9</text:p>
          </table:table-cell>
          <table:table-cell office:value-type="float" office:value="610.70000000000005" table:style-name="ce1">
            <text:p>610,7</text:p>
          </table:table-cell>
          <table:table-cell office:value-type="float" office:value="465.7" table:style-name="ce1">
            <text:p>465,7</text:p>
          </table:table-cell>
          <table:table-cell office:value-type="float" office:value="-871.9" table:style-name="ce1">
            <text:p>-871,9</text:p>
          </table:table-cell>
          <table:table-cell office:value-type="float" office:value="-374.1" table:style-name="ce1">
            <text:p>-374,1</text:p>
          </table:table-cell>
          <table:table-cell office:value-type="float" office:value="-293.60000000000002" table:style-name="ce1">
            <text:p>-293,6</text:p>
          </table:table-cell>
          <table:table-cell office:value-type="float" office:value="-918.7" table:style-name="ce1">
            <text:p>-918,7</text:p>
          </table:table-cell>
          <table:table-cell office:value-type="float" office:value="-336.5" table:style-name="ce1">
            <text:p>-336,5</text:p>
          </table:table-cell>
          <table:table-cell office:value-type="float" office:value="-535.4" table:style-name="ce1">
            <text:p>-535,4</text:p>
          </table:table-cell>
          <table:table-cell office:value-type="float" office:value="311.3" table:style-name="ce1">
            <text:p>311,3</text:p>
          </table:table-cell>
          <table:table-cell office:value-type="float" office:value="-466.4" table:style-name="ce1">
            <text:p>-466,4</text:p>
          </table:table-cell>
          <table:table-cell office:value-type="float" office:value="-183.4" table:style-name="ce1">
            <text:p>-183,4</text:p>
          </table:table-cell>
          <table:table-cell office:value-type="float" office:value="-433.2" table:style-name="ce1">
            <text:p>-433,2</text:p>
          </table:table-cell>
          <table:table-cell office:value-type="float" office:value="-448.9" table:style-name="ce1">
            <text:p>-448,9</text:p>
          </table:table-cell>
          <table:table-cell office:value-type="float" office:value="327.2" table:style-name="ce1">
            <text:p>327,2</text:p>
          </table:table-cell>
          <table:table-cell office:value-type="float" office:value="397.9" table:style-name="ce1">
            <text:p>397,9</text:p>
          </table:table-cell>
          <table:table-cell office:value-type="float" office:value="-502.6" table:style-name="ce1">
            <text:p>-502,6</text:p>
          </table:table-cell>
          <table:table-cell office:value-type="float" office:value="798" table:style-name="ce1">
            <text:p>798</text:p>
          </table:table-cell>
          <table:table-cell office:value-type="float" office:value="-404.3" table:style-name="ce1">
            <text:p>-404,3</text:p>
          </table:table-cell>
          <table:table-cell office:value-type="float" office:value="986" table:style-name="ce1">
            <text:p>986</text:p>
          </table:table-cell>
          <table:table-cell office:value-type="float" office:value="-174.6" table:style-name="ce1">
            <text:p>-174,6</text:p>
          </table:table-cell>
          <table:table-cell office:value-type="float" office:value="-948.9" table:style-name="ce1">
            <text:p>-948,9</text:p>
          </table:table-cell>
          <table:table-cell office:value-type="float" office:value="-865.8" table:style-name="ce1">
            <text:p>-865,8</text:p>
          </table:table-cell>
          <table:table-cell office:value-type="float" office:value="104.7" table:style-name="ce1">
            <text:p>104,7</text:p>
          </table:table-cell>
          <table:table-cell office:value-type="float" office:value="773.6" table:style-name="ce1">
            <text:p>773,6</text:p>
          </table:table-cell>
          <table:table-cell office:value-type="float" office:value="-869.7" table:style-name="ce1">
            <text:p>-869,7</text:p>
          </table:table-cell>
          <table:table-cell office:value-type="float" office:value="295.8" table:style-name="ce1">
            <text:p>295,8</text:p>
          </table:table-cell>
          <table:table-cell office:value-type="float" office:value="-774.4" table:style-name="ce1">
            <text:p>-774,4</text:p>
          </table:table-cell>
          <table:table-cell office:value-type="float" office:value="245.8" table:style-name="ce1">
            <text:p>245,8</text:p>
          </table:table-cell>
          <table:table-cell office:value-type="float" office:value="-5.0999999999999996" table:style-name="ce1">
            <text:p>-5,1</text:p>
          </table:table-cell>
          <table:table-cell office:value-type="float" office:value="-186" table:style-name="ce1">
            <text:p>-186</text:p>
          </table:table-cell>
          <table:table-cell office:value-type="float" office:value="963.7" table:style-name="ce1">
            <text:p>963,7</text:p>
          </table:table-cell>
          <table:table-cell office:value-type="float" office:value="283.3" table:style-name="ce1">
            <text:p>283,3</text:p>
          </table:table-cell>
          <table:table-cell office:value-type="float" office:value="-424.1" table:style-name="ce1">
            <text:p>-424,1</text:p>
          </table:table-cell>
          <table:table-cell office:value-type="float" office:value="-847.4" table:style-name="ce1">
            <text:p>-847,4</text:p>
          </table:table-cell>
          <table:table-cell office:value-type="float" office:value="409.3" table:style-name="ce1">
            <text:p>409,3</text:p>
          </table:table-cell>
          <table:table-cell office:value-type="float" office:value="542.70000000000005" table:style-name="ce1">
            <text:p>542,7</text:p>
          </table:table-cell>
          <table:table-cell office:value-type="float" office:value="106.3" table:style-name="ce1">
            <text:p>106,3</text:p>
          </table:table-cell>
          <table:table-cell office:value-type="float" office:value="-599.5" table:style-name="ce1">
            <text:p>-599,5</text:p>
          </table:table-cell>
          <table:table-cell office:value-type="float" office:value="854.7" table:style-name="ce1">
            <text:p>854,7</text:p>
          </table:table-cell>
          <table:table-cell table:number-columns-repeated="16344"/>
        </table:table-row>
        <table:table-row table:style-name="ro1">
          <table:table-cell office:value-type="float" office:value="273.2" table:style-name="ce1">
            <text:p>273,2</text:p>
          </table:table-cell>
          <table:table-cell office:value-type="float" office:value="-527.5" table:style-name="ce1">
            <text:p>-527,5</text:p>
          </table:table-cell>
          <table:table-cell office:value-type="float" office:value="-678.5" table:style-name="ce1">
            <text:p>-678,5</text:p>
          </table:table-cell>
          <table:table-cell office:value-type="float" office:value="-966.8" table:style-name="ce1">
            <text:p>-966,8</text:p>
          </table:table-cell>
          <table:table-cell office:value-type="float" office:value="205.5" table:style-name="ce1">
            <text:p>205,5</text:p>
          </table:table-cell>
          <table:table-cell office:value-type="float" office:value="-946.2" table:style-name="ce1">
            <text:p>-946,2</text:p>
          </table:table-cell>
          <table:table-cell office:value-type="float" office:value="-366.6" table:style-name="ce1">
            <text:p>-366,6</text:p>
          </table:table-cell>
          <table:table-cell office:value-type="float" office:value="-230.6" table:style-name="ce1">
            <text:p>-230,6</text:p>
          </table:table-cell>
          <table:table-cell office:value-type="float" office:value="-914.1" table:style-name="ce1">
            <text:p>-914,1</text:p>
          </table:table-cell>
          <table:table-cell office:value-type="float" office:value="-917" table:style-name="ce1">
            <text:p>-917</text:p>
          </table:table-cell>
          <table:table-cell office:value-type="float" office:value="-109.5" table:style-name="ce1">
            <text:p>-109,5</text:p>
          </table:table-cell>
          <table:table-cell office:value-type="float" office:value="123.6" table:style-name="ce1">
            <text:p>123,6</text:p>
          </table:table-cell>
          <table:table-cell office:value-type="float" office:value="-23" table:style-name="ce1">
            <text:p>-23</text:p>
          </table:table-cell>
          <table:table-cell office:value-type="float" office:value="-538.5" table:style-name="ce1">
            <text:p>-538,5</text:p>
          </table:table-cell>
          <table:table-cell office:value-type="float" office:value="882.3" table:style-name="ce1">
            <text:p>882,3</text:p>
          </table:table-cell>
          <table:table-cell office:value-type="float" office:value="-613.6" table:style-name="ce1">
            <text:p>-613,6</text:p>
          </table:table-cell>
          <table:table-cell office:value-type="float" office:value="-518.29999999999995" table:style-name="ce1">
            <text:p>-518,3</text:p>
          </table:table-cell>
          <table:table-cell office:value-type="float" office:value="-40.1" table:style-name="ce1">
            <text:p>-40,1</text:p>
          </table:table-cell>
          <table:table-cell office:value-type="float" office:value="-30.3" table:style-name="ce1">
            <text:p>-30,3</text:p>
          </table:table-cell>
          <table:table-cell office:value-type="float" office:value="-818" table:style-name="ce1">
            <text:p>-818</text:p>
          </table:table-cell>
          <table:table-cell office:value-type="float" office:value="687.9" table:style-name="ce1">
            <text:p>687,9</text:p>
          </table:table-cell>
          <table:table-cell office:value-type="float" office:value="233.3" table:style-name="ce1">
            <text:p>233,3</text:p>
          </table:table-cell>
          <table:table-cell office:value-type="float" office:value="-277.7" table:style-name="ce1">
            <text:p>-277,7</text:p>
          </table:table-cell>
          <table:table-cell office:value-type="float" office:value="-682.3" table:style-name="ce1">
            <text:p>-682,3</text:p>
          </table:table-cell>
          <table:table-cell office:value-type="float" office:value="-899.9" table:style-name="ce1">
            <text:p>-899,9</text:p>
          </table:table-cell>
          <table:table-cell office:value-type="float" office:value="371" table:style-name="ce1">
            <text:p>371</text:p>
          </table:table-cell>
          <table:table-cell office:value-type="float" office:value="884.6" table:style-name="ce1">
            <text:p>884,6</text:p>
          </table:table-cell>
          <table:table-cell office:value-type="float" office:value="-498.4" table:style-name="ce1">
            <text:p>-498,4</text:p>
          </table:table-cell>
          <table:table-cell office:value-type="float" office:value="575.1" table:style-name="ce1">
            <text:p>575,1</text:p>
          </table:table-cell>
          <table:table-cell office:value-type="float" office:value="-354.5" table:style-name="ce1">
            <text:p>-354,5</text:p>
          </table:table-cell>
          <table:table-cell office:value-type="float" office:value="222.7" table:style-name="ce1">
            <text:p>222,7</text:p>
          </table:table-cell>
          <table:table-cell office:value-type="float" office:value="-944.1" table:style-name="ce1">
            <text:p>-944,1</text:p>
          </table:table-cell>
          <table:table-cell office:value-type="float" office:value="-410.3" table:style-name="ce1">
            <text:p>-410,3</text:p>
          </table:table-cell>
          <table:table-cell office:value-type="float" office:value="460.6" table:style-name="ce1">
            <text:p>460,6</text:p>
          </table:table-cell>
          <table:table-cell office:value-type="float" office:value="226.5" table:style-name="ce1">
            <text:p>226,5</text:p>
          </table:table-cell>
          <table:table-cell office:value-type="float" office:value="-930.4" table:style-name="ce1">
            <text:p>-930,4</text:p>
          </table:table-cell>
          <table:table-cell office:value-type="float" office:value="670.3" table:style-name="ce1">
            <text:p>670,3</text:p>
          </table:table-cell>
          <table:table-cell office:value-type="float" office:value="119.4" table:style-name="ce1">
            <text:p>119,4</text:p>
          </table:table-cell>
          <table:table-cell office:value-type="float" office:value="883.9" table:style-name="ce1">
            <text:p>883,9</text:p>
          </table:table-cell>
          <table:table-cell office:value-type="float" office:value="652" table:style-name="ce1">
            <text:p>652</text:p>
          </table:table-cell>
          <table:table-cell table:number-columns-repeated="16344"/>
        </table:table-row>
        <table:table-row table:style-name="ro1">
          <table:table-cell office:value-type="float" office:value="-2.5" table:style-name="ce1">
            <text:p>-2,5</text:p>
          </table:table-cell>
          <table:table-cell office:value-type="float" office:value="-213.4" table:style-name="ce1">
            <text:p>-213,4</text:p>
          </table:table-cell>
          <table:table-cell office:value-type="float" office:value="538.1" table:style-name="ce1">
            <text:p>538,1</text:p>
          </table:table-cell>
          <table:table-cell office:value-type="float" office:value="-689" table:style-name="ce1">
            <text:p>-689</text:p>
          </table:table-cell>
          <table:table-cell office:value-type="float" office:value="89.7" table:style-name="ce1">
            <text:p>89,7</text:p>
          </table:table-cell>
          <table:table-cell office:value-type="float" office:value="640.20000000000005" table:style-name="ce1">
            <text:p>640,2</text:p>
          </table:table-cell>
          <table:table-cell office:value-type="float" office:value="-762.2" table:style-name="ce1">
            <text:p>-762,2</text:p>
          </table:table-cell>
          <table:table-cell office:value-type="float" office:value="-301" table:style-name="ce1">
            <text:p>-301</text:p>
          </table:table-cell>
          <table:table-cell office:value-type="float" office:value="919.9" table:style-name="ce1">
            <text:p>919,9</text:p>
          </table:table-cell>
          <table:table-cell office:value-type="float" office:value="-537.1" table:style-name="ce1">
            <text:p>-537,1</text:p>
          </table:table-cell>
          <table:table-cell office:value-type="float" office:value="631.6" table:style-name="ce1">
            <text:p>631,6</text:p>
          </table:table-cell>
          <table:table-cell office:value-type="float" office:value="541.1" table:style-name="ce1">
            <text:p>541,1</text:p>
          </table:table-cell>
          <table:table-cell office:value-type="float" office:value="516.4" table:style-name="ce1">
            <text:p>516,4</text:p>
          </table:table-cell>
          <table:table-cell office:value-type="float" office:value="-840" table:style-name="ce1">
            <text:p>-840</text:p>
          </table:table-cell>
          <table:table-cell office:value-type="float" office:value="-207.7" table:style-name="ce1">
            <text:p>-207,7</text:p>
          </table:table-cell>
          <table:table-cell office:value-type="float" office:value="514.5" table:style-name="ce1">
            <text:p>514,5</text:p>
          </table:table-cell>
          <table:table-cell office:value-type="float" office:value="-230.2" table:style-name="ce1">
            <text:p>-230,2</text:p>
          </table:table-cell>
          <table:table-cell office:value-type="float" office:value="492.7" table:style-name="ce1">
            <text:p>492,7</text:p>
          </table:table-cell>
          <table:table-cell office:value-type="float" office:value="562.70000000000005" table:style-name="ce1">
            <text:p>562,7</text:p>
          </table:table-cell>
          <table:table-cell office:value-type="float" office:value="320.60000000000002" table:style-name="ce1">
            <text:p>320,6</text:p>
          </table:table-cell>
          <table:table-cell office:value-type="float" office:value="640.20000000000005" table:style-name="ce1">
            <text:p>640,2</text:p>
          </table:table-cell>
          <table:table-cell office:value-type="float" office:value="-427.9" table:style-name="ce1">
            <text:p>-427,9</text:p>
          </table:table-cell>
          <table:table-cell office:value-type="float" office:value="-783.5" table:style-name="ce1">
            <text:p>-783,5</text:p>
          </table:table-cell>
          <table:table-cell office:value-type="float" office:value="-912.3" table:style-name="ce1">
            <text:p>-912,3</text:p>
          </table:table-cell>
          <table:table-cell office:value-type="float" office:value="-750.5" table:style-name="ce1">
            <text:p>-750,5</text:p>
          </table:table-cell>
          <table:table-cell office:value-type="float" office:value="-721.5" table:style-name="ce1">
            <text:p>-721,5</text:p>
          </table:table-cell>
          <table:table-cell office:value-type="float" office:value="-77.3" table:style-name="ce1">
            <text:p>-77,3</text:p>
          </table:table-cell>
          <table:table-cell office:value-type="float" office:value="-65.8" table:style-name="ce1">
            <text:p>-65,8</text:p>
          </table:table-cell>
          <table:table-cell office:value-type="float" office:value="751.2" table:style-name="ce1">
            <text:p>751,2</text:p>
          </table:table-cell>
          <table:table-cell office:value-type="float" office:value="650.9" table:style-name="ce1">
            <text:p>650,9</text:p>
          </table:table-cell>
          <table:table-cell office:value-type="float" office:value="-289.10000000000002" table:style-name="ce1">
            <text:p>-289,1</text:p>
          </table:table-cell>
          <table:table-cell office:value-type="float" office:value="-253.3" table:style-name="ce1">
            <text:p>-253,3</text:p>
          </table:table-cell>
          <table:table-cell office:value-type="float" office:value="-749.1" table:style-name="ce1">
            <text:p>-749,1</text:p>
          </table:table-cell>
          <table:table-cell office:value-type="float" office:value="266.89999999999998" table:style-name="ce1">
            <text:p>266,9</text:p>
          </table:table-cell>
          <table:table-cell office:value-type="float" office:value="745.7" table:style-name="ce1">
            <text:p>745,7</text:p>
          </table:table-cell>
          <table:table-cell office:value-type="float" office:value="-264.2" table:style-name="ce1">
            <text:p>-264,2</text:p>
          </table:table-cell>
          <table:table-cell office:value-type="float" office:value="-644.70000000000005" table:style-name="ce1">
            <text:p>-644,7</text:p>
          </table:table-cell>
          <table:table-cell office:value-type="float" office:value="-630.9" table:style-name="ce1">
            <text:p>-630,9</text:p>
          </table:table-cell>
          <table:table-cell office:value-type="float" office:value="44.8" table:style-name="ce1">
            <text:p>44,8</text:p>
          </table:table-cell>
          <table:table-cell office:value-type="float" office:value="-888.4" table:style-name="ce1">
            <text:p>-888,4</text:p>
          </table:table-cell>
          <table:table-cell table:number-columns-repeated="16344"/>
        </table:table-row>
        <table:table-row table:style-name="ro1">
          <table:table-cell office:value-type="float" office:value="941.5" table:style-name="ce1">
            <text:p>941,5</text:p>
          </table:table-cell>
          <table:table-cell office:value-type="float" office:value="-84.2" table:style-name="ce1">
            <text:p>-84,2</text:p>
          </table:table-cell>
          <table:table-cell office:value-type="float" office:value="-894.6" table:style-name="ce1">
            <text:p>-894,6</text:p>
          </table:table-cell>
          <table:table-cell office:value-type="float" office:value="526.5" table:style-name="ce1">
            <text:p>526,5</text:p>
          </table:table-cell>
          <table:table-cell office:value-type="float" office:value="-120.9" table:style-name="ce1">
            <text:p>-120,9</text:p>
          </table:table-cell>
          <table:table-cell office:value-type="float" office:value="248.4" table:style-name="ce1">
            <text:p>248,4</text:p>
          </table:table-cell>
          <table:table-cell office:value-type="float" office:value="-949.5" table:style-name="ce1">
            <text:p>-949,5</text:p>
          </table:table-cell>
          <table:table-cell office:value-type="float" office:value="-76.2" table:style-name="ce1">
            <text:p>-76,2</text:p>
          </table:table-cell>
          <table:table-cell office:value-type="float" office:value="-623.20000000000005" table:style-name="ce1">
            <text:p>-623,2</text:p>
          </table:table-cell>
          <table:table-cell office:value-type="float" office:value="783.1" table:style-name="ce1">
            <text:p>783,1</text:p>
          </table:table-cell>
          <table:table-cell office:value-type="float" office:value="15.8" table:style-name="ce1">
            <text:p>15,8</text:p>
          </table:table-cell>
          <table:table-cell office:value-type="float" office:value="-503.3" table:style-name="ce1">
            <text:p>-503,3</text:p>
          </table:table-cell>
          <table:table-cell office:value-type="float" office:value="353.9" table:style-name="ce1">
            <text:p>353,9</text:p>
          </table:table-cell>
          <table:table-cell office:value-type="float" office:value="-522.79999999999995" table:style-name="ce1">
            <text:p>-522,8</text:p>
          </table:table-cell>
          <table:table-cell office:value-type="float" office:value="832.2" table:style-name="ce1">
            <text:p>832,2</text:p>
          </table:table-cell>
          <table:table-cell office:value-type="float" office:value="-19.8" table:style-name="ce1">
            <text:p>-19,8</text:p>
          </table:table-cell>
          <table:table-cell office:value-type="float" office:value="840" table:style-name="ce1">
            <text:p>840</text:p>
          </table:table-cell>
          <table:table-cell office:value-type="float" office:value="407" table:style-name="ce1">
            <text:p>407</text:p>
          </table:table-cell>
          <table:table-cell office:value-type="float" office:value="-789.9" table:style-name="ce1">
            <text:p>-789,9</text:p>
          </table:table-cell>
          <table:table-cell office:value-type="float" office:value="-817" table:style-name="ce1">
            <text:p>-817</text:p>
          </table:table-cell>
          <table:table-cell office:value-type="float" office:value="-471.9" table:style-name="ce1">
            <text:p>-471,9</text:p>
          </table:table-cell>
          <table:table-cell office:value-type="float" office:value="990.1" table:style-name="ce1">
            <text:p>990,1</text:p>
          </table:table-cell>
          <table:table-cell office:value-type="float" office:value="589.29999999999995" table:style-name="ce1">
            <text:p>589,3</text:p>
          </table:table-cell>
          <table:table-cell office:value-type="float" office:value="-955.4" table:style-name="ce1">
            <text:p>-955,4</text:p>
          </table:table-cell>
          <table:table-cell office:value-type="float" office:value="-68.2" table:style-name="ce1">
            <text:p>-68,2</text:p>
          </table:table-cell>
          <table:table-cell office:value-type="float" office:value="-650.6" table:style-name="ce1">
            <text:p>-650,6</text:p>
          </table:table-cell>
          <table:table-cell office:value-type="float" office:value="-705.2" table:style-name="ce1">
            <text:p>-705,2</text:p>
          </table:table-cell>
          <table:table-cell office:value-type="float" office:value="-491.6" table:style-name="ce1">
            <text:p>-491,6</text:p>
          </table:table-cell>
          <table:table-cell office:value-type="float" office:value="-36.4" table:style-name="ce1">
            <text:p>-36,4</text:p>
          </table:table-cell>
          <table:table-cell office:value-type="float" office:value="958.2" table:style-name="ce1">
            <text:p>958,2</text:p>
          </table:table-cell>
          <table:table-cell office:value-type="float" office:value="667" table:style-name="ce1">
            <text:p>667</text:p>
          </table:table-cell>
          <table:table-cell office:value-type="float" office:value="-573.29999999999995" table:style-name="ce1">
            <text:p>-573,3</text:p>
          </table:table-cell>
          <table:table-cell office:value-type="float" office:value="515.79999999999995" table:style-name="ce1">
            <text:p>515,8</text:p>
          </table:table-cell>
          <table:table-cell office:value-type="float" office:value="929.4" table:style-name="ce1">
            <text:p>929,4</text:p>
          </table:table-cell>
          <table:table-cell office:value-type="float" office:value="-502.3" table:style-name="ce1">
            <text:p>-502,3</text:p>
          </table:table-cell>
          <table:table-cell office:value-type="float" office:value="303.39999999999998" table:style-name="ce1">
            <text:p>303,4</text:p>
          </table:table-cell>
          <table:table-cell office:value-type="float" office:value="7.6" table:style-name="ce1">
            <text:p>7,6</text:p>
          </table:table-cell>
          <table:table-cell office:value-type="float" office:value="554.4" table:style-name="ce1">
            <text:p>554,4</text:p>
          </table:table-cell>
          <table:table-cell office:value-type="float" office:value="780.9" table:style-name="ce1">
            <text:p>780,9</text:p>
          </table:table-cell>
          <table:table-cell office:value-type="float" office:value="-459.1" table:style-name="ce1">
            <text:p>-459,1</text:p>
          </table:table-cell>
          <table:table-cell table:number-columns-repeated="16344"/>
        </table:table-row>
        <table:table-row table:style-name="ro1">
          <table:table-cell office:value-type="float" office:value="-556.20000000000005" table:style-name="ce1">
            <text:p>-556,2</text:p>
          </table:table-cell>
          <table:table-cell office:value-type="float" office:value="-433.4" table:style-name="ce1">
            <text:p>-433,4</text:p>
          </table:table-cell>
          <table:table-cell office:value-type="float" office:value="-228.5" table:style-name="ce1">
            <text:p>-228,5</text:p>
          </table:table-cell>
          <table:table-cell office:value-type="float" office:value="-790.1" table:style-name="ce1">
            <text:p>-790,1</text:p>
          </table:table-cell>
          <table:table-cell office:value-type="float" office:value="812.5" table:style-name="ce1">
            <text:p>812,5</text:p>
          </table:table-cell>
          <table:table-cell office:value-type="float" office:value="-76.8" table:style-name="ce1">
            <text:p>-76,8</text:p>
          </table:table-cell>
          <table:table-cell office:value-type="float" office:value="-967.9" table:style-name="ce1">
            <text:p>-967,9</text:p>
          </table:table-cell>
          <table:table-cell office:value-type="float" office:value="268.89999999999998" table:style-name="ce1">
            <text:p>268,9</text:p>
          </table:table-cell>
          <table:table-cell office:value-type="float" office:value="369.4" table:style-name="ce1">
            <text:p>369,4</text:p>
          </table:table-cell>
          <table:table-cell office:value-type="float" office:value="-729" table:style-name="ce1">
            <text:p>-729</text:p>
          </table:table-cell>
          <table:table-cell office:value-type="float" office:value="401.6" table:style-name="ce1">
            <text:p>401,6</text:p>
          </table:table-cell>
          <table:table-cell office:value-type="float" office:value="-390.5" table:style-name="ce1">
            <text:p>-390,5</text:p>
          </table:table-cell>
          <table:table-cell office:value-type="float" office:value="103.8" table:style-name="ce1">
            <text:p>103,8</text:p>
          </table:table-cell>
          <table:table-cell office:value-type="float" office:value="246.8" table:style-name="ce1">
            <text:p>246,8</text:p>
          </table:table-cell>
          <table:table-cell office:value-type="float" office:value="-201.9" table:style-name="ce1">
            <text:p>-201,9</text:p>
          </table:table-cell>
          <table:table-cell office:value-type="float" office:value="615.4" table:style-name="ce1">
            <text:p>615,4</text:p>
          </table:table-cell>
          <table:table-cell office:value-type="float" office:value="-103.7" table:style-name="ce1">
            <text:p>-103,7</text:p>
          </table:table-cell>
          <table:table-cell office:value-type="float" office:value="652.70000000000005" table:style-name="ce1">
            <text:p>652,7</text:p>
          </table:table-cell>
          <table:table-cell office:value-type="float" office:value="-673.1" table:style-name="ce1">
            <text:p>-673,1</text:p>
          </table:table-cell>
          <table:table-cell office:value-type="float" office:value="-878.3" table:style-name="ce1">
            <text:p>-878,3</text:p>
          </table:table-cell>
          <table:table-cell office:value-type="float" office:value="-44.6" table:style-name="ce1">
            <text:p>-44,6</text:p>
          </table:table-cell>
          <table:table-cell office:value-type="float" office:value="418.6" table:style-name="ce1">
            <text:p>418,6</text:p>
          </table:table-cell>
          <table:table-cell office:value-type="float" office:value="-486.7" table:style-name="ce1">
            <text:p>-486,7</text:p>
          </table:table-cell>
          <table:table-cell office:value-type="float" office:value="270.7" table:style-name="ce1">
            <text:p>270,7</text:p>
          </table:table-cell>
          <table:table-cell office:value-type="float" office:value="753.2" table:style-name="ce1">
            <text:p>753,2</text:p>
          </table:table-cell>
          <table:table-cell office:value-type="float" office:value="850.1" table:style-name="ce1">
            <text:p>850,1</text:p>
          </table:table-cell>
          <table:table-cell office:value-type="float" office:value="-506.9" table:style-name="ce1">
            <text:p>-506,9</text:p>
          </table:table-cell>
          <table:table-cell office:value-type="float" office:value="-310.89999999999998" table:style-name="ce1">
            <text:p>-310,9</text:p>
          </table:table-cell>
          <table:table-cell office:value-type="float" office:value="-855.4" table:style-name="ce1">
            <text:p>-855,4</text:p>
          </table:table-cell>
          <table:table-cell office:value-type="float" office:value="-308.10000000000002" table:style-name="ce1">
            <text:p>-308,1</text:p>
          </table:table-cell>
          <table:table-cell office:value-type="float" office:value="-173.6" table:style-name="ce1">
            <text:p>-173,6</text:p>
          </table:table-cell>
          <table:table-cell office:value-type="float" office:value="-221.7" table:style-name="ce1">
            <text:p>-221,7</text:p>
          </table:table-cell>
          <table:table-cell office:value-type="float" office:value="-562.5" table:style-name="ce1">
            <text:p>-562,5</text:p>
          </table:table-cell>
          <table:table-cell office:value-type="float" office:value="819.2" table:style-name="ce1">
            <text:p>819,2</text:p>
          </table:table-cell>
          <table:table-cell office:value-type="float" office:value="-753.1" table:style-name="ce1">
            <text:p>-753,1</text:p>
          </table:table-cell>
          <table:table-cell office:value-type="float" office:value="632.20000000000005" table:style-name="ce1">
            <text:p>632,2</text:p>
          </table:table-cell>
          <table:table-cell office:value-type="float" office:value="-846.8" table:style-name="ce1">
            <text:p>-846,8</text:p>
          </table:table-cell>
          <table:table-cell office:value-type="float" office:value="-653.6" table:style-name="ce1">
            <text:p>-653,6</text:p>
          </table:table-cell>
          <table:table-cell office:value-type="float" office:value="532.29999999999995" table:style-name="ce1">
            <text:p>532,3</text:p>
          </table:table-cell>
          <table:table-cell office:value-type="float" office:value="-571.29999999999995" table:style-name="ce1">
            <text:p>-571,3</text:p>
          </table:table-cell>
          <table:table-cell table:number-columns-repeated="1634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-597.1" table:style-name="ce1">
            <text:p>-597,1</text:p>
          </table:table-cell>
          <table:table-cell office:value-type="float" office:value="-967" table:style-name="ce1">
            <text:p>-967</text:p>
          </table:table-cell>
          <table:table-cell office:value-type="float" office:value="-910" table:style-name="ce1">
            <text:p>-910</text:p>
          </table:table-cell>
          <table:table-cell office:value-type="float" office:value="602" table:style-name="ce1">
            <text:p>602</text:p>
          </table:table-cell>
          <table:table-cell office:value-type="float" office:value="983.5" table:style-name="ce1">
            <text:p>983,5</text:p>
          </table:table-cell>
          <table:table-cell office:value-type="float" office:value="33.200000000000003" table:style-name="ce1">
            <text:p>33,2</text:p>
          </table:table-cell>
          <table:table-cell office:value-type="float" office:value="545.70000000000005" table:style-name="ce1">
            <text:p>545,7</text:p>
          </table:table-cell>
          <table:table-cell office:value-type="float" office:value="-515.4" table:style-name="ce1">
            <text:p>-515,4</text:p>
          </table:table-cell>
          <table:table-cell office:value-type="float" office:value="-935.4" table:style-name="ce1">
            <text:p>-935,4</text:p>
          </table:table-cell>
          <table:table-cell office:value-type="float" office:value="527.5" table:style-name="ce1">
            <text:p>527,5</text:p>
          </table:table-cell>
          <table:table-cell office:value-type="float" office:value="-81.400000000000006" table:style-name="ce1">
            <text:p>-81,4</text:p>
          </table:table-cell>
          <table:table-cell office:value-type="float" office:value="-286.3" table:style-name="ce1">
            <text:p>-286,3</text:p>
          </table:table-cell>
          <table:table-cell office:value-type="float" office:value="-552.20000000000005" table:style-name="ce1">
            <text:p>-552,2</text:p>
          </table:table-cell>
          <table:table-cell office:value-type="float" office:value="-164" table:style-name="ce1">
            <text:p>-164</text:p>
          </table:table-cell>
          <table:table-cell office:value-type="float" office:value="-864.7" table:style-name="ce1">
            <text:p>-864,7</text:p>
          </table:table-cell>
          <table:table-cell office:value-type="float" office:value="62.5" table:style-name="ce1">
            <text:p>62,5</text:p>
          </table:table-cell>
          <table:table-cell office:value-type="float" office:value="513.5" table:style-name="ce1">
            <text:p>513,5</text:p>
          </table:table-cell>
          <table:table-cell office:value-type="float" office:value="-881.2" table:style-name="ce1">
            <text:p>-881,2</text:p>
          </table:table-cell>
          <table:table-cell office:value-type="float" office:value="583.6" table:style-name="ce1">
            <text:p>583,6</text:p>
          </table:table-cell>
          <table:table-cell office:value-type="float" office:value="572.79999999999995" table:style-name="ce1">
            <text:p>572,8</text:p>
          </table:table-cell>
          <table:table-cell office:value-type="float" office:value="334.4" table:style-name="ce1">
            <text:p>334,4</text:p>
          </table:table-cell>
          <table:table-cell office:value-type="float" office:value="982.1" table:style-name="ce1">
            <text:p>982,1</text:p>
          </table:table-cell>
          <table:table-cell office:value-type="float" office:value="-460.5" table:style-name="ce1">
            <text:p>-460,5</text:p>
          </table:table-cell>
          <table:table-cell office:value-type="float" office:value="996.5" table:style-name="ce1">
            <text:p>996,5</text:p>
          </table:table-cell>
          <table:table-cell office:value-type="float" office:value="658.6" table:style-name="ce1">
            <text:p>658,6</text:p>
          </table:table-cell>
          <table:table-cell office:value-type="float" office:value="459" table:style-name="ce1">
            <text:p>459</text:p>
          </table:table-cell>
          <table:table-cell office:value-type="float" office:value="749.3" table:style-name="ce1">
            <text:p>749,3</text:p>
          </table:table-cell>
          <table:table-cell office:value-type="float" office:value="733.7" table:style-name="ce1">
            <text:p>733,7</text:p>
          </table:table-cell>
          <table:table-cell office:value-type="float" office:value="-520.1" table:style-name="ce1">
            <text:p>-520,1</text:p>
          </table:table-cell>
          <table:table-cell office:value-type="float" office:value="-10.6" table:style-name="ce1">
            <text:p>-10,6</text:p>
          </table:table-cell>
          <table:table-cell office:value-type="float" office:value="-541.6" table:style-name="ce1">
            <text:p>-541,6</text:p>
          </table:table-cell>
          <table:table-cell office:value-type="float" office:value="566.29999999999995" table:style-name="ce1">
            <text:p>566,3</text:p>
          </table:table-cell>
          <table:table-cell office:value-type="float" office:value="214.3" table:style-name="ce1">
            <text:p>214,3</text:p>
          </table:table-cell>
          <table:table-cell office:value-type="float" office:value="-371.9" table:style-name="ce1">
            <text:p>-371,9</text:p>
          </table:table-cell>
          <table:table-cell office:value-type="float" office:value="-603.6" table:style-name="ce1">
            <text:p>-603,6</text:p>
          </table:table-cell>
          <table:table-cell office:value-type="float" office:value="-138.30000000000001" table:style-name="ce1">
            <text:p>-138,3</text:p>
          </table:table-cell>
          <table:table-cell office:value-type="float" office:value="913.9" table:style-name="ce1">
            <text:p>913,9</text:p>
          </table:table-cell>
          <table:table-cell office:value-type="float" office:value="-321.39999999999998" table:style-name="ce1">
            <text:p>-321,4</text:p>
          </table:table-cell>
          <table:table-cell office:value-type="float" office:value="67.400000000000006" table:style-name="ce1">
            <text:p>67,4</text:p>
          </table:table-cell>
          <table:table-cell table:number-columns-repeated="16344"/>
        </table:table-row>
        <table:table-row table:style-name="ro1">
          <table:table-cell office:value-type="float" office:value="-233.5" table:style-name="ce1">
            <text:p>-233,5</text:p>
          </table:table-cell>
          <table:table-cell office:value-type="float" office:value="376.9" table:style-name="ce1">
            <text:p>376,9</text:p>
          </table:table-cell>
          <table:table-cell office:value-type="float" office:value="-212.5" table:style-name="ce1">
            <text:p>-212,5</text:p>
          </table:table-cell>
          <table:table-cell office:value-type="float" office:value="-384.9" table:style-name="ce1">
            <text:p>-384,9</text:p>
          </table:table-cell>
          <table:table-cell office:value-type="float" office:value="675.5" table:style-name="ce1">
            <text:p>675,5</text:p>
          </table:table-cell>
          <table:table-cell office:value-type="float" office:value="800.8" table:style-name="ce1">
            <text:p>800,8</text:p>
          </table:table-cell>
          <table:table-cell office:value-type="float" office:value="-395.9" table:style-name="ce1">
            <text:p>-395,9</text:p>
          </table:table-cell>
          <table:table-cell office:value-type="float" office:value="-383.3" table:style-name="ce1">
            <text:p>-383,3</text:p>
          </table:table-cell>
          <table:table-cell office:value-type="float" office:value="-611.9" table:style-name="ce1">
            <text:p>-611,9</text:p>
          </table:table-cell>
          <table:table-cell office:value-type="float" office:value="-531.29999999999995" table:style-name="ce1">
            <text:p>-531,3</text:p>
          </table:table-cell>
          <table:table-cell office:value-type="float" office:value="-708.2" table:style-name="ce1">
            <text:p>-708,2</text:p>
          </table:table-cell>
          <table:table-cell office:value-type="float" office:value="835.3" table:style-name="ce1">
            <text:p>835,3</text:p>
          </table:table-cell>
          <table:table-cell office:value-type="float" office:value="202.1" table:style-name="ce1">
            <text:p>202,1</text:p>
          </table:table-cell>
          <table:table-cell office:value-type="float" office:value="495.9" table:style-name="ce1">
            <text:p>495,9</text:p>
          </table:table-cell>
          <table:table-cell office:value-type="float" office:value="13.9" table:style-name="ce1">
            <text:p>13,9</text:p>
          </table:table-cell>
          <table:table-cell office:value-type="float" office:value="-576.79999999999995" table:style-name="ce1">
            <text:p>-576,8</text:p>
          </table:table-cell>
          <table:table-cell office:value-type="float" office:value="179.7" table:style-name="ce1">
            <text:p>179,7</text:p>
          </table:table-cell>
          <table:table-cell office:value-type="float" office:value="576.5" table:style-name="ce1">
            <text:p>576,5</text:p>
          </table:table-cell>
          <table:table-cell office:value-type="float" office:value="608.5" table:style-name="ce1">
            <text:p>608,5</text:p>
          </table:table-cell>
          <table:table-cell office:value-type="float" office:value="-149" table:style-name="ce1">
            <text:p>-149</text:p>
          </table:table-cell>
          <table:table-cell office:value-type="float" office:value="152.9" table:style-name="ce1">
            <text:p>152,9</text:p>
          </table:table-cell>
          <table:table-cell office:value-type="float" office:value="115.5" table:style-name="ce1">
            <text:p>115,5</text:p>
          </table:table-cell>
          <table:table-cell office:value-type="float" office:value="-641.6" table:style-name="ce1">
            <text:p>-641,6</text:p>
          </table:table-cell>
          <table:table-cell office:value-type="float" office:value="343.1" table:style-name="ce1">
            <text:p>343,1</text:p>
          </table:table-cell>
          <table:table-cell office:value-type="float" office:value="-536.9" table:style-name="ce1">
            <text:p>-536,9</text:p>
          </table:table-cell>
          <table:table-cell office:value-type="float" office:value="-849.4" table:style-name="ce1">
            <text:p>-849,4</text:p>
          </table:table-cell>
          <table:table-cell office:value-type="float" office:value="-432.7" table:style-name="ce1">
            <text:p>-432,7</text:p>
          </table:table-cell>
          <table:table-cell office:value-type="float" office:value="204.1" table:style-name="ce1">
            <text:p>204,1</text:p>
          </table:table-cell>
          <table:table-cell office:value-type="float" office:value="-103.2" table:style-name="ce1">
            <text:p>-103,2</text:p>
          </table:table-cell>
          <table:table-cell office:value-type="float" office:value="627.5" table:style-name="ce1">
            <text:p>627,5</text:p>
          </table:table-cell>
          <table:table-cell office:value-type="float" office:value="184" table:style-name="ce1">
            <text:p>184</text:p>
          </table:table-cell>
          <table:table-cell office:value-type="float" office:value="259" table:style-name="ce1">
            <text:p>259</text:p>
          </table:table-cell>
          <table:table-cell office:value-type="float" office:value="806.3" table:style-name="ce1">
            <text:p>806,3</text:p>
          </table:table-cell>
          <table:table-cell office:value-type="float" office:value="-180.3" table:style-name="ce1">
            <text:p>-180,3</text:p>
          </table:table-cell>
          <table:table-cell office:value-type="float" office:value="-444.5" table:style-name="ce1">
            <text:p>-444,5</text:p>
          </table:table-cell>
          <table:table-cell office:value-type="float" office:value="-697.9" table:style-name="ce1">
            <text:p>-697,9</text:p>
          </table:table-cell>
          <table:table-cell office:value-type="float" office:value="-900.5" table:style-name="ce1">
            <text:p>-900,5</text:p>
          </table:table-cell>
          <table:table-cell office:value-type="float" office:value="5.4" table:style-name="ce1">
            <text:p>5,4</text:p>
          </table:table-cell>
          <table:table-cell office:value-type="float" office:value="816.2" table:style-name="ce1">
            <text:p>816,2</text:p>
          </table:table-cell>
          <table:table-cell office:value-type="float" office:value="-182.4" table:style-name="ce1">
            <text:p>-182,4</text:p>
          </table:table-cell>
          <table:table-cell table:number-columns-repeated="16344"/>
        </table:table-row>
        <table:table-row table:style-name="ro1">
          <table:table-cell office:value-type="float" office:value="876.9" table:style-name="ce1">
            <text:p>876,9</text:p>
          </table:table-cell>
          <table:table-cell office:value-type="float" office:value="275.39999999999998" table:style-name="ce1">
            <text:p>275,4</text:p>
          </table:table-cell>
          <table:table-cell office:value-type="float" office:value="139.19999999999999" table:style-name="ce1">
            <text:p>139,2</text:p>
          </table:table-cell>
          <table:table-cell office:value-type="float" office:value="-54.4" table:style-name="ce1">
            <text:p>-54,4</text:p>
          </table:table-cell>
          <table:table-cell office:value-type="float" office:value="-867.2" table:style-name="ce1">
            <text:p>-867,2</text:p>
          </table:table-cell>
          <table:table-cell office:value-type="float" office:value="-999.3" table:style-name="ce1">
            <text:p>-999,3</text:p>
          </table:table-cell>
          <table:table-cell office:value-type="float" office:value="-793.5" table:style-name="ce1">
            <text:p>-793,5</text:p>
          </table:table-cell>
          <table:table-cell office:value-type="float" office:value="683.5" table:style-name="ce1">
            <text:p>683,5</text:p>
          </table:table-cell>
          <table:table-cell office:value-type="float" office:value="-253.7" table:style-name="ce1">
            <text:p>-253,7</text:p>
          </table:table-cell>
          <table:table-cell office:value-type="float" office:value="-266.39999999999998" table:style-name="ce1">
            <text:p>-266,4</text:p>
          </table:table-cell>
          <table:table-cell office:value-type="float" office:value="789.2" table:style-name="ce1">
            <text:p>789,2</text:p>
          </table:table-cell>
          <table:table-cell office:value-type="float" office:value="-955.8" table:style-name="ce1">
            <text:p>-955,8</text:p>
          </table:table-cell>
          <table:table-cell office:value-type="float" office:value="-919.3" table:style-name="ce1">
            <text:p>-919,3</text:p>
          </table:table-cell>
          <table:table-cell office:value-type="float" office:value="-202.2" table:style-name="ce1">
            <text:p>-202,2</text:p>
          </table:table-cell>
          <table:table-cell office:value-type="float" office:value="-664.2" table:style-name="ce1">
            <text:p>-664,2</text:p>
          </table:table-cell>
          <table:table-cell office:value-type="float" office:value="277.89999999999998" table:style-name="ce1">
            <text:p>277,9</text:p>
          </table:table-cell>
          <table:table-cell office:value-type="float" office:value="396.4" table:style-name="ce1">
            <text:p>396,4</text:p>
          </table:table-cell>
          <table:table-cell office:value-type="float" office:value="591.20000000000005" table:style-name="ce1">
            <text:p>591,2</text:p>
          </table:table-cell>
          <table:table-cell office:value-type="float" office:value="-456.4" table:style-name="ce1">
            <text:p>-456,4</text:p>
          </table:table-cell>
          <table:table-cell office:value-type="float" office:value="374" table:style-name="ce1">
            <text:p>374</text:p>
          </table:table-cell>
          <table:table-cell office:value-type="float" office:value="451.1" table:style-name="ce1">
            <text:p>451,1</text:p>
          </table:table-cell>
          <table:table-cell office:value-type="float" office:value="904.1" table:style-name="ce1">
            <text:p>904,1</text:p>
          </table:table-cell>
          <table:table-cell office:value-type="float" office:value="-550.6" table:style-name="ce1">
            <text:p>-550,6</text:p>
          </table:table-cell>
          <table:table-cell office:value-type="float" office:value="-827.9" table:style-name="ce1">
            <text:p>-827,9</text:p>
          </table:table-cell>
          <table:table-cell office:value-type="float" office:value="-679.1" table:style-name="ce1">
            <text:p>-679,1</text:p>
          </table:table-cell>
          <table:table-cell office:value-type="float" office:value="-727.8" table:style-name="ce1">
            <text:p>-727,8</text:p>
          </table:table-cell>
          <table:table-cell office:value-type="float" office:value="593" table:style-name="ce1">
            <text:p>593</text:p>
          </table:table-cell>
          <table:table-cell office:value-type="float" office:value="-644.29999999999995" table:style-name="ce1">
            <text:p>-644,3</text:p>
          </table:table-cell>
          <table:table-cell office:value-type="float" office:value="13.7" table:style-name="ce1">
            <text:p>13,7</text:p>
          </table:table-cell>
          <table:table-cell office:value-type="float" office:value="-224.9" table:style-name="ce1">
            <text:p>-224,9</text:p>
          </table:table-cell>
          <table:table-cell office:value-type="float" office:value="-680.3" table:style-name="ce1">
            <text:p>-680,3</text:p>
          </table:table-cell>
          <table:table-cell office:value-type="float" office:value="464.8" table:style-name="ce1">
            <text:p>464,8</text:p>
          </table:table-cell>
          <table:table-cell office:value-type="float" office:value="-659.5" table:style-name="ce1">
            <text:p>-659,5</text:p>
          </table:table-cell>
          <table:table-cell office:value-type="float" office:value="999.8" table:style-name="ce1">
            <text:p>999,8</text:p>
          </table:table-cell>
          <table:table-cell office:value-type="float" office:value="-803.6" table:style-name="ce1">
            <text:p>-803,6</text:p>
          </table:table-cell>
          <table:table-cell office:value-type="float" office:value="-907.3" table:style-name="ce1">
            <text:p>-907,3</text:p>
          </table:table-cell>
          <table:table-cell office:value-type="float" office:value="-606.79999999999995" table:style-name="ce1">
            <text:p>-606,8</text:p>
          </table:table-cell>
          <table:table-cell office:value-type="float" office:value="669.1" table:style-name="ce1">
            <text:p>669,1</text:p>
          </table:table-cell>
          <table:table-cell office:value-type="float" office:value="-543.5" table:style-name="ce1">
            <text:p>-543,5</text:p>
          </table:table-cell>
          <table:table-cell office:value-type="float" office:value="-218.5" table:style-name="ce1">
            <text:p>-218,5</text:p>
          </table:table-cell>
          <table:table-cell table:number-columns-repeated="16344"/>
        </table:table-row>
        <table:table-row table:style-name="ro1">
          <table:table-cell office:value-type="float" office:value="695.6" table:style-name="ce1">
            <text:p>695,6</text:p>
          </table:table-cell>
          <table:table-cell office:value-type="float" office:value="-331.9" table:style-name="ce1">
            <text:p>-331,9</text:p>
          </table:table-cell>
          <table:table-cell office:value-type="float" office:value="918.9" table:style-name="ce1">
            <text:p>918,9</text:p>
          </table:table-cell>
          <table:table-cell office:value-type="float" office:value="-825.6" table:style-name="ce1">
            <text:p>-825,6</text:p>
          </table:table-cell>
          <table:table-cell office:value-type="float" office:value="173.4" table:style-name="ce1">
            <text:p>173,4</text:p>
          </table:table-cell>
          <table:table-cell office:value-type="float" office:value="139.69999999999999" table:style-name="ce1">
            <text:p>139,7</text:p>
          </table:table-cell>
          <table:table-cell office:value-type="float" office:value="569.6" table:style-name="ce1">
            <text:p>569,6</text:p>
          </table:table-cell>
          <table:table-cell office:value-type="float" office:value="-660.7" table:style-name="ce1">
            <text:p>-660,7</text:p>
          </table:table-cell>
          <table:table-cell office:value-type="float" office:value="0.1" table:style-name="ce1">
            <text:p>0,1</text:p>
          </table:table-cell>
          <table:table-cell office:value-type="float" office:value="979.7" table:style-name="ce1">
            <text:p>979,7</text:p>
          </table:table-cell>
          <table:table-cell office:value-type="float" office:value="-966.2" table:style-name="ce1">
            <text:p>-966,2</text:p>
          </table:table-cell>
          <table:table-cell office:value-type="float" office:value="-669.9" table:style-name="ce1">
            <text:p>-669,9</text:p>
          </table:table-cell>
          <table:table-cell office:value-type="float" office:value="-714.3" table:style-name="ce1">
            <text:p>-714,3</text:p>
          </table:table-cell>
          <table:table-cell office:value-type="float" office:value="786.9" table:style-name="ce1">
            <text:p>786,9</text:p>
          </table:table-cell>
          <table:table-cell office:value-type="float" office:value="781.3" table:style-name="ce1">
            <text:p>781,3</text:p>
          </table:table-cell>
          <table:table-cell office:value-type="float" office:value="520.4" table:style-name="ce1">
            <text:p>520,4</text:p>
          </table:table-cell>
          <table:table-cell office:value-type="float" office:value="594.6" table:style-name="ce1">
            <text:p>594,6</text:p>
          </table:table-cell>
          <table:table-cell office:value-type="float" office:value="999.3" table:style-name="ce1">
            <text:p>999,3</text:p>
          </table:table-cell>
          <table:table-cell office:value-type="float" office:value="940.5" table:style-name="ce1">
            <text:p>940,5</text:p>
          </table:table-cell>
          <table:table-cell office:value-type="float" office:value="-285" table:style-name="ce1">
            <text:p>-285</text:p>
          </table:table-cell>
          <table:table-cell office:value-type="float" office:value="369.1" table:style-name="ce1">
            <text:p>369,1</text:p>
          </table:table-cell>
          <table:table-cell office:value-type="float" office:value="502.5" table:style-name="ce1">
            <text:p>502,5</text:p>
          </table:table-cell>
          <table:table-cell office:value-type="float" office:value="593.1" table:style-name="ce1">
            <text:p>593,1</text:p>
          </table:table-cell>
          <table:table-cell office:value-type="float" office:value="-704.8" table:style-name="ce1">
            <text:p>-704,8</text:p>
          </table:table-cell>
          <table:table-cell office:value-type="float" office:value="-45.7" table:style-name="ce1">
            <text:p>-45,7</text:p>
          </table:table-cell>
          <table:table-cell office:value-type="float" office:value="804.2" table:style-name="ce1">
            <text:p>804,2</text:p>
          </table:table-cell>
          <table:table-cell office:value-type="float" office:value="-635.5" table:style-name="ce1">
            <text:p>-635,5</text:p>
          </table:table-cell>
          <table:table-cell office:value-type="float" office:value="-771.6" table:style-name="ce1">
            <text:p>-771,6</text:p>
          </table:table-cell>
          <table:table-cell office:value-type="float" office:value="-44.2" table:style-name="ce1">
            <text:p>-44,2</text:p>
          </table:table-cell>
          <table:table-cell office:value-type="float" office:value="680" table:style-name="ce1">
            <text:p>680</text:p>
          </table:table-cell>
          <table:table-cell office:value-type="float" office:value="-6" table:style-name="ce1">
            <text:p>-6</text:p>
          </table:table-cell>
          <table:table-cell office:value-type="float" office:value="-963" table:style-name="ce1">
            <text:p>-963</text:p>
          </table:table-cell>
          <table:table-cell office:value-type="float" office:value="318" table:style-name="ce1">
            <text:p>318</text:p>
          </table:table-cell>
          <table:table-cell office:value-type="float" office:value="-902.4" table:style-name="ce1">
            <text:p>-902,4</text:p>
          </table:table-cell>
          <table:table-cell office:value-type="float" office:value="-862.8" table:style-name="ce1">
            <text:p>-862,8</text:p>
          </table:table-cell>
          <table:table-cell office:value-type="float" office:value="632.6" table:style-name="ce1">
            <text:p>632,6</text:p>
          </table:table-cell>
          <table:table-cell office:value-type="float" office:value="-122" table:style-name="ce1">
            <text:p>-122</text:p>
          </table:table-cell>
          <table:table-cell office:value-type="float" office:value="447.3" table:style-name="ce1">
            <text:p>447,3</text:p>
          </table:table-cell>
          <table:table-cell office:value-type="float" office:value="618.20000000000005" table:style-name="ce1">
            <text:p>618,2</text:p>
          </table:table-cell>
          <table:table-cell office:value-type="float" office:value="-129.9" table:style-name="ce1">
            <text:p>-129,9</text:p>
          </table:table-cell>
          <table:table-cell table:number-columns-repeated="16344"/>
        </table:table-row>
        <table:table-row table:style-name="ro1">
          <table:table-cell office:value-type="float" office:value="837.8" table:style-name="ce1">
            <text:p>837,8</text:p>
          </table:table-cell>
          <table:table-cell office:value-type="float" office:value="500.5" table:style-name="ce1">
            <text:p>500,5</text:p>
          </table:table-cell>
          <table:table-cell office:value-type="float" office:value="-620.70000000000005" table:style-name="ce1">
            <text:p>-620,7</text:p>
          </table:table-cell>
          <table:table-cell office:value-type="float" office:value="-83.8" table:style-name="ce1">
            <text:p>-83,8</text:p>
          </table:table-cell>
          <table:table-cell office:value-type="float" office:value="-637.70000000000005" table:style-name="ce1">
            <text:p>-637,7</text:p>
          </table:table-cell>
          <table:table-cell office:value-type="float" office:value="-555.20000000000005" table:style-name="ce1">
            <text:p>-555,2</text:p>
          </table:table-cell>
          <table:table-cell office:value-type="float" office:value="-613.70000000000005" table:style-name="ce1">
            <text:p>-613,7</text:p>
          </table:table-cell>
          <table:table-cell office:value-type="float" office:value="909.5" table:style-name="ce1">
            <text:p>909,5</text:p>
          </table:table-cell>
          <table:table-cell office:value-type="float" office:value="125.5" table:style-name="ce1">
            <text:p>125,5</text:p>
          </table:table-cell>
          <table:table-cell office:value-type="float" office:value="-280.10000000000002" table:style-name="ce1">
            <text:p>-280,1</text:p>
          </table:table-cell>
          <table:table-cell office:value-type="float" office:value="839.8" table:style-name="ce1">
            <text:p>839,8</text:p>
          </table:table-cell>
          <table:table-cell office:value-type="float" office:value="216.3" table:style-name="ce1">
            <text:p>216,3</text:p>
          </table:table-cell>
          <table:table-cell office:value-type="float" office:value="-638.6" table:style-name="ce1">
            <text:p>-638,6</text:p>
          </table:table-cell>
          <table:table-cell office:value-type="float" office:value="870.3" table:style-name="ce1">
            <text:p>870,3</text:p>
          </table:table-cell>
          <table:table-cell office:value-type="float" office:value="382.8" table:style-name="ce1">
            <text:p>382,8</text:p>
          </table:table-cell>
          <table:table-cell office:value-type="float" office:value="-160.80000000000001" table:style-name="ce1">
            <text:p>-160,8</text:p>
          </table:table-cell>
          <table:table-cell office:value-type="float" office:value="10.1" table:style-name="ce1">
            <text:p>10,1</text:p>
          </table:table-cell>
          <table:table-cell office:value-type="float" office:value="527.6" table:style-name="ce1">
            <text:p>527,6</text:p>
          </table:table-cell>
          <table:table-cell office:value-type="float" office:value="-991.6" table:style-name="ce1">
            <text:p>-991,6</text:p>
          </table:table-cell>
          <table:table-cell office:value-type="float" office:value="-450.8" table:style-name="ce1">
            <text:p>-450,8</text:p>
          </table:table-cell>
          <table:table-cell office:value-type="float" office:value="-570.9" table:style-name="ce1">
            <text:p>-570,9</text:p>
          </table:table-cell>
          <table:table-cell office:value-type="float" office:value="292.89999999999998" table:style-name="ce1">
            <text:p>292,9</text:p>
          </table:table-cell>
          <table:table-cell office:value-type="float" office:value="275.3" table:style-name="ce1">
            <text:p>275,3</text:p>
          </table:table-cell>
          <table:table-cell office:value-type="float" office:value="-217.2" table:style-name="ce1">
            <text:p>-217,2</text:p>
          </table:table-cell>
          <table:table-cell office:value-type="float" office:value="214.5" table:style-name="ce1">
            <text:p>214,5</text:p>
          </table:table-cell>
          <table:table-cell office:value-type="float" office:value="574" table:style-name="ce1">
            <text:p>574</text:p>
          </table:table-cell>
          <table:table-cell office:value-type="float" office:value="-538.6" table:style-name="ce1">
            <text:p>-538,6</text:p>
          </table:table-cell>
          <table:table-cell office:value-type="float" office:value="-244.2" table:style-name="ce1">
            <text:p>-244,2</text:p>
          </table:table-cell>
          <table:table-cell office:value-type="float" office:value="-933" table:style-name="ce1">
            <text:p>-933</text:p>
          </table:table-cell>
          <table:table-cell office:value-type="float" office:value="239.5" table:style-name="ce1">
            <text:p>239,5</text:p>
          </table:table-cell>
          <table:table-cell office:value-type="float" office:value="490.9" table:style-name="ce1">
            <text:p>490,9</text:p>
          </table:table-cell>
          <table:table-cell office:value-type="float" office:value="-81.3" table:style-name="ce1">
            <text:p>-81,3</text:p>
          </table:table-cell>
          <table:table-cell office:value-type="float" office:value="419.1" table:style-name="ce1">
            <text:p>419,1</text:p>
          </table:table-cell>
          <table:table-cell office:value-type="float" office:value="-455.5" table:style-name="ce1">
            <text:p>-455,5</text:p>
          </table:table-cell>
          <table:table-cell office:value-type="float" office:value="577.20000000000005" table:style-name="ce1">
            <text:p>577,2</text:p>
          </table:table-cell>
          <table:table-cell office:value-type="float" office:value="-443.6" table:style-name="ce1">
            <text:p>-443,6</text:p>
          </table:table-cell>
          <table:table-cell office:value-type="float" office:value="554.29999999999995" table:style-name="ce1">
            <text:p>554,3</text:p>
          </table:table-cell>
          <table:table-cell office:value-type="float" office:value="-104.7" table:style-name="ce1">
            <text:p>-104,7</text:p>
          </table:table-cell>
          <table:table-cell office:value-type="float" office:value="865" table:style-name="ce1">
            <text:p>865</text:p>
          </table:table-cell>
          <table:table-cell office:value-type="float" office:value="523.9" table:style-name="ce1">
            <text:p>523,9</text:p>
          </table:table-cell>
          <table:table-cell table:number-columns-repeated="16344"/>
        </table:table-row>
        <table:table-row table:style-name="ro1">
          <table:table-cell office:value-type="float" office:value="-889.3" table:style-name="ce1">
            <text:p>-889,3</text:p>
          </table:table-cell>
          <table:table-cell office:value-type="float" office:value="494.5" table:style-name="ce1">
            <text:p>494,5</text:p>
          </table:table-cell>
          <table:table-cell office:value-type="float" office:value="-273.60000000000002" table:style-name="ce1">
            <text:p>-273,6</text:p>
          </table:table-cell>
          <table:table-cell office:value-type="float" office:value="-123.3" table:style-name="ce1">
            <text:p>-123,3</text:p>
          </table:table-cell>
          <table:table-cell office:value-type="float" office:value="737.7" table:style-name="ce1">
            <text:p>737,7</text:p>
          </table:table-cell>
          <table:table-cell office:value-type="float" office:value="-520.79999999999995" table:style-name="ce1">
            <text:p>-520,8</text:p>
          </table:table-cell>
          <table:table-cell office:value-type="float" office:value="928.3" table:style-name="ce1">
            <text:p>928,3</text:p>
          </table:table-cell>
          <table:table-cell office:value-type="float" office:value="-151.19999999999999" table:style-name="ce1">
            <text:p>-151,2</text:p>
          </table:table-cell>
          <table:table-cell office:value-type="float" office:value="96.5" table:style-name="ce1">
            <text:p>96,5</text:p>
          </table:table-cell>
          <table:table-cell office:value-type="float" office:value="607.5" table:style-name="ce1">
            <text:p>607,5</text:p>
          </table:table-cell>
          <table:table-cell office:value-type="float" office:value="995.8" table:style-name="ce1">
            <text:p>995,8</text:p>
          </table:table-cell>
          <table:table-cell office:value-type="float" office:value="-172.8" table:style-name="ce1">
            <text:p>-172,8</text:p>
          </table:table-cell>
          <table:table-cell office:value-type="float" office:value="-87.8" table:style-name="ce1">
            <text:p>-87,8</text:p>
          </table:table-cell>
          <table:table-cell office:value-type="float" office:value="644.20000000000005" table:style-name="ce1">
            <text:p>644,2</text:p>
          </table:table-cell>
          <table:table-cell office:value-type="float" office:value="219.3" table:style-name="ce1">
            <text:p>219,3</text:p>
          </table:table-cell>
          <table:table-cell office:value-type="float" office:value="696.9" table:style-name="ce1">
            <text:p>696,9</text:p>
          </table:table-cell>
          <table:table-cell office:value-type="float" office:value="85.9" table:style-name="ce1">
            <text:p>85,9</text:p>
          </table:table-cell>
          <table:table-cell office:value-type="float" office:value="810.1" table:style-name="ce1">
            <text:p>810,1</text:p>
          </table:table-cell>
          <table:table-cell office:value-type="float" office:value="-177.7" table:style-name="ce1">
            <text:p>-177,7</text:p>
          </table:table-cell>
          <table:table-cell office:value-type="float" office:value="-608.79999999999995" table:style-name="ce1">
            <text:p>-608,8</text:p>
          </table:table-cell>
          <table:table-cell office:value-type="float" office:value="-357.5" table:style-name="ce1">
            <text:p>-357,5</text:p>
          </table:table-cell>
          <table:table-cell office:value-type="float" office:value="-546.6" table:style-name="ce1">
            <text:p>-546,6</text:p>
          </table:table-cell>
          <table:table-cell office:value-type="float" office:value="60.3" table:style-name="ce1">
            <text:p>60,3</text:p>
          </table:table-cell>
          <table:table-cell office:value-type="float" office:value="277.10000000000002" table:style-name="ce1">
            <text:p>277,1</text:p>
          </table:table-cell>
          <table:table-cell office:value-type="float" office:value="539.70000000000005" table:style-name="ce1">
            <text:p>539,7</text:p>
          </table:table-cell>
          <table:table-cell office:value-type="float" office:value="151" table:style-name="ce1">
            <text:p>151</text:p>
          </table:table-cell>
          <table:table-cell office:value-type="float" office:value="-617" table:style-name="ce1">
            <text:p>-617</text:p>
          </table:table-cell>
          <table:table-cell office:value-type="float" office:value="771.9" table:style-name="ce1">
            <text:p>771,9</text:p>
          </table:table-cell>
          <table:table-cell office:value-type="float" office:value="599.70000000000005" table:style-name="ce1">
            <text:p>599,7</text:p>
          </table:table-cell>
          <table:table-cell office:value-type="float" office:value="903" table:style-name="ce1">
            <text:p>903</text:p>
          </table:table-cell>
          <table:table-cell office:value-type="float" office:value="853.2" table:style-name="ce1">
            <text:p>853,2</text:p>
          </table:table-cell>
          <table:table-cell office:value-type="float" office:value="-566.6" table:style-name="ce1">
            <text:p>-566,6</text:p>
          </table:table-cell>
          <table:table-cell office:value-type="float" office:value="80.5" table:style-name="ce1">
            <text:p>80,5</text:p>
          </table:table-cell>
          <table:table-cell office:value-type="float" office:value="-544" table:style-name="ce1">
            <text:p>-544</text:p>
          </table:table-cell>
          <table:table-cell office:value-type="float" office:value="-635.20000000000005" table:style-name="ce1">
            <text:p>-635,2</text:p>
          </table:table-cell>
          <table:table-cell office:value-type="float" office:value="740.8" table:style-name="ce1">
            <text:p>740,8</text:p>
          </table:table-cell>
          <table:table-cell office:value-type="float" office:value="208.6" table:style-name="ce1">
            <text:p>208,6</text:p>
          </table:table-cell>
          <table:table-cell office:value-type="float" office:value="6.6" table:style-name="ce1">
            <text:p>6,6</text:p>
          </table:table-cell>
          <table:table-cell office:value-type="float" office:value="928.6" table:style-name="ce1">
            <text:p>928,6</text:p>
          </table:table-cell>
          <table:table-cell office:value-type="float" office:value="834.2" table:style-name="ce1">
            <text:p>834,2</text:p>
          </table:table-cell>
          <table:table-cell table:number-columns-repeated="16344"/>
        </table:table-row>
        <table:table-row table:style-name="ro1">
          <table:table-cell office:value-type="float" office:value="293.8" table:style-name="ce1">
            <text:p>293,8</text:p>
          </table:table-cell>
          <table:table-cell office:value-type="float" office:value="649.70000000000005" table:style-name="ce1">
            <text:p>649,7</text:p>
          </table:table-cell>
          <table:table-cell office:value-type="float" office:value="232.8" table:style-name="ce1">
            <text:p>232,8</text:p>
          </table:table-cell>
          <table:table-cell office:value-type="float" office:value="427" table:style-name="ce1">
            <text:p>427</text:p>
          </table:table-cell>
          <table:table-cell office:value-type="float" office:value="59.2" table:style-name="ce1">
            <text:p>59,2</text:p>
          </table:table-cell>
          <table:table-cell office:value-type="float" office:value="-709.3" table:style-name="ce1">
            <text:p>-709,3</text:p>
          </table:table-cell>
          <table:table-cell office:value-type="float" office:value="261.3" table:style-name="ce1">
            <text:p>261,3</text:p>
          </table:table-cell>
          <table:table-cell office:value-type="float" office:value="-119.7" table:style-name="ce1">
            <text:p>-119,7</text:p>
          </table:table-cell>
          <table:table-cell office:value-type="float" office:value="-26" table:style-name="ce1">
            <text:p>-26</text:p>
          </table:table-cell>
          <table:table-cell office:value-type="float" office:value="876.2" table:style-name="ce1">
            <text:p>876,2</text:p>
          </table:table-cell>
          <table:table-cell office:value-type="float" office:value="-233.2" table:style-name="ce1">
            <text:p>-233,2</text:p>
          </table:table-cell>
          <table:table-cell office:value-type="float" office:value="934.6" table:style-name="ce1">
            <text:p>934,6</text:p>
          </table:table-cell>
          <table:table-cell office:value-type="float" office:value="-428.7" table:style-name="ce1">
            <text:p>-428,7</text:p>
          </table:table-cell>
          <table:table-cell office:value-type="float" office:value="-119.3" table:style-name="ce1">
            <text:p>-119,3</text:p>
          </table:table-cell>
          <table:table-cell office:value-type="float" office:value="238.7" table:style-name="ce1">
            <text:p>238,7</text:p>
          </table:table-cell>
          <table:table-cell office:value-type="float" office:value="-881.5" table:style-name="ce1">
            <text:p>-881,5</text:p>
          </table:table-cell>
          <table:table-cell office:value-type="float" office:value="-813.9" table:style-name="ce1">
            <text:p>-813,9</text:p>
          </table:table-cell>
          <table:table-cell office:value-type="float" office:value="-7.8" table:style-name="ce1">
            <text:p>-7,8</text:p>
          </table:table-cell>
          <table:table-cell office:value-type="float" office:value="-482.1" table:style-name="ce1">
            <text:p>-482,1</text:p>
          </table:table-cell>
          <table:table-cell office:value-type="float" office:value="551.6" table:style-name="ce1">
            <text:p>551,6</text:p>
          </table:table-cell>
          <table:table-cell office:value-type="float" office:value="-846.1" table:style-name="ce1">
            <text:p>-846,1</text:p>
          </table:table-cell>
          <table:table-cell office:value-type="float" office:value="-811.7" table:style-name="ce1">
            <text:p>-811,7</text:p>
          </table:table-cell>
          <table:table-cell office:value-type="float" office:value="115.5" table:style-name="ce1">
            <text:p>115,5</text:p>
          </table:table-cell>
          <table:table-cell office:value-type="float" office:value="159.69999999999999" table:style-name="ce1">
            <text:p>159,7</text:p>
          </table:table-cell>
          <table:table-cell office:value-type="float" office:value="531.4" table:style-name="ce1">
            <text:p>531,4</text:p>
          </table:table-cell>
          <table:table-cell office:value-type="float" office:value="-862.5" table:style-name="ce1">
            <text:p>-862,5</text:p>
          </table:table-cell>
          <table:table-cell office:value-type="float" office:value="-455" table:style-name="ce1">
            <text:p>-455</text:p>
          </table:table-cell>
          <table:table-cell office:value-type="float" office:value="-66.599999999999994" table:style-name="ce1">
            <text:p>-66,6</text:p>
          </table:table-cell>
          <table:table-cell office:value-type="float" office:value="-127.5" table:style-name="ce1">
            <text:p>-127,5</text:p>
          </table:table-cell>
          <table:table-cell office:value-type="float" office:value="-931.7" table:style-name="ce1">
            <text:p>-931,7</text:p>
          </table:table-cell>
          <table:table-cell office:value-type="float" office:value="-379" table:style-name="ce1">
            <text:p>-379</text:p>
          </table:table-cell>
          <table:table-cell office:value-type="float" office:value="124.7" table:style-name="ce1">
            <text:p>124,7</text:p>
          </table:table-cell>
          <table:table-cell office:value-type="float" office:value="-704.3" table:style-name="ce1">
            <text:p>-704,3</text:p>
          </table:table-cell>
          <table:table-cell office:value-type="float" office:value="-493" table:style-name="ce1">
            <text:p>-493</text:p>
          </table:table-cell>
          <table:table-cell office:value-type="float" office:value="295" table:style-name="ce1">
            <text:p>295</text:p>
          </table:table-cell>
          <table:table-cell office:value-type="float" office:value="-868.1" table:style-name="ce1">
            <text:p>-868,1</text:p>
          </table:table-cell>
          <table:table-cell office:value-type="float" office:value="-319.60000000000002" table:style-name="ce1">
            <text:p>-319,6</text:p>
          </table:table-cell>
          <table:table-cell office:value-type="float" office:value="-774" table:style-name="ce1">
            <text:p>-774</text:p>
          </table:table-cell>
          <table:table-cell office:value-type="float" office:value="-775.9" table:style-name="ce1">
            <text:p>-775,9</text:p>
          </table:table-cell>
          <table:table-cell office:value-type="float" office:value="-605.1" table:style-name="ce1">
            <text:p>-605,1</text:p>
          </table:table-cell>
          <table:table-cell table:number-columns-repeated="16344"/>
        </table:table-row>
        <table:table-row table:style-name="ro1">
          <table:table-cell office:value-type="float" office:value="-680.2" table:style-name="ce1">
            <text:p>-680,2</text:p>
          </table:table-cell>
          <table:table-cell office:value-type="float" office:value="405.4" table:style-name="ce1">
            <text:p>405,4</text:p>
          </table:table-cell>
          <table:table-cell office:value-type="float" office:value="140.30000000000001" table:style-name="ce1">
            <text:p>140,3</text:p>
          </table:table-cell>
          <table:table-cell office:value-type="float" office:value="-434" table:style-name="ce1">
            <text:p>-434</text:p>
          </table:table-cell>
          <table:table-cell office:value-type="float" office:value="-709.2" table:style-name="ce1">
            <text:p>-709,2</text:p>
          </table:table-cell>
          <table:table-cell office:value-type="float" office:value="-888.2" table:style-name="ce1">
            <text:p>-888,2</text:p>
          </table:table-cell>
          <table:table-cell office:value-type="float" office:value="829.2" table:style-name="ce1">
            <text:p>829,2</text:p>
          </table:table-cell>
          <table:table-cell office:value-type="float" office:value="-997.4" table:style-name="ce1">
            <text:p>-997,4</text:p>
          </table:table-cell>
          <table:table-cell office:value-type="float" office:value="909.2" table:style-name="ce1">
            <text:p>909,2</text:p>
          </table:table-cell>
          <table:table-cell office:value-type="float" office:value="429.6" table:style-name="ce1">
            <text:p>429,6</text:p>
          </table:table-cell>
          <table:table-cell office:value-type="float" office:value="-486.8" table:style-name="ce1">
            <text:p>-486,8</text:p>
          </table:table-cell>
          <table:table-cell office:value-type="float" office:value="646.4" table:style-name="ce1">
            <text:p>646,4</text:p>
          </table:table-cell>
          <table:table-cell office:value-type="float" office:value="-950.9" table:style-name="ce1">
            <text:p>-950,9</text:p>
          </table:table-cell>
          <table:table-cell office:value-type="float" office:value="176.2" table:style-name="ce1">
            <text:p>176,2</text:p>
          </table:table-cell>
          <table:table-cell office:value-type="float" office:value="287.2" table:style-name="ce1">
            <text:p>287,2</text:p>
          </table:table-cell>
          <table:table-cell office:value-type="float" office:value="633.70000000000005" table:style-name="ce1">
            <text:p>633,7</text:p>
          </table:table-cell>
          <table:table-cell office:value-type="float" office:value="-848.6" table:style-name="ce1">
            <text:p>-848,6</text:p>
          </table:table-cell>
          <table:table-cell office:value-type="float" office:value="754.2" table:style-name="ce1">
            <text:p>754,2</text:p>
          </table:table-cell>
          <table:table-cell office:value-type="float" office:value="451.5" table:style-name="ce1">
            <text:p>451,5</text:p>
          </table:table-cell>
          <table:table-cell office:value-type="float" office:value="320" table:style-name="ce1">
            <text:p>320</text:p>
          </table:table-cell>
          <table:table-cell office:value-type="float" office:value="784.6" table:style-name="ce1">
            <text:p>784,6</text:p>
          </table:table-cell>
          <table:table-cell office:value-type="float" office:value="-193.3" table:style-name="ce1">
            <text:p>-193,3</text:p>
          </table:table-cell>
          <table:table-cell office:value-type="float" office:value="22" table:style-name="ce1">
            <text:p>22</text:p>
          </table:table-cell>
          <table:table-cell office:value-type="float" office:value="7.3" table:style-name="ce1">
            <text:p>7,3</text:p>
          </table:table-cell>
          <table:table-cell office:value-type="float" office:value="-577.9" table:style-name="ce1">
            <text:p>-577,9</text:p>
          </table:table-cell>
          <table:table-cell office:value-type="float" office:value="-964" table:style-name="ce1">
            <text:p>-964</text:p>
          </table:table-cell>
          <table:table-cell office:value-type="float" office:value="456.1" table:style-name="ce1">
            <text:p>456,1</text:p>
          </table:table-cell>
          <table:table-cell office:value-type="float" office:value="-154.80000000000001" table:style-name="ce1">
            <text:p>-154,8</text:p>
          </table:table-cell>
          <table:table-cell office:value-type="float" office:value="596.6" table:style-name="ce1">
            <text:p>596,6</text:p>
          </table:table-cell>
          <table:table-cell office:value-type="float" office:value="608.5" table:style-name="ce1">
            <text:p>608,5</text:p>
          </table:table-cell>
          <table:table-cell office:value-type="float" office:value="229.1" table:style-name="ce1">
            <text:p>229,1</text:p>
          </table:table-cell>
          <table:table-cell office:value-type="float" office:value="-742.1" table:style-name="ce1">
            <text:p>-742,1</text:p>
          </table:table-cell>
          <table:table-cell office:value-type="float" office:value="154.6" table:style-name="ce1">
            <text:p>154,6</text:p>
          </table:table-cell>
          <table:table-cell office:value-type="float" office:value="-573.4" table:style-name="ce1">
            <text:p>-573,4</text:p>
          </table:table-cell>
          <table:table-cell office:value-type="float" office:value="570" table:style-name="ce1">
            <text:p>570</text:p>
          </table:table-cell>
          <table:table-cell office:value-type="float" office:value="513.70000000000005" table:style-name="ce1">
            <text:p>513,7</text:p>
          </table:table-cell>
          <table:table-cell office:value-type="float" office:value="-223.7" table:style-name="ce1">
            <text:p>-223,7</text:p>
          </table:table-cell>
          <table:table-cell office:value-type="float" office:value="748.1" table:style-name="ce1">
            <text:p>748,1</text:p>
          </table:table-cell>
          <table:table-cell office:value-type="float" office:value="-102.8" table:style-name="ce1">
            <text:p>-102,8</text:p>
          </table:table-cell>
          <table:table-cell office:value-type="float" office:value="442.1" table:style-name="ce1">
            <text:p>442,1</text:p>
          </table:table-cell>
          <table:table-cell table:number-columns-repeated="16344"/>
        </table:table-row>
        <table:table-row table:style-name="ro1">
          <table:table-cell office:value-type="float" office:value="784.1" table:style-name="ce1">
            <text:p>784,1</text:p>
          </table:table-cell>
          <table:table-cell office:value-type="float" office:value="960.1" table:style-name="ce1">
            <text:p>960,1</text:p>
          </table:table-cell>
          <table:table-cell office:value-type="float" office:value="-416.6" table:style-name="ce1">
            <text:p>-416,6</text:p>
          </table:table-cell>
          <table:table-cell office:value-type="float" office:value="162.19999999999999" table:style-name="ce1">
            <text:p>162,2</text:p>
          </table:table-cell>
          <table:table-cell office:value-type="float" office:value="-592.70000000000005" table:style-name="ce1">
            <text:p>-592,7</text:p>
          </table:table-cell>
          <table:table-cell office:value-type="float" office:value="378.4" table:style-name="ce1">
            <text:p>378,4</text:p>
          </table:table-cell>
          <table:table-cell office:value-type="float" office:value="-767.3" table:style-name="ce1">
            <text:p>-767,3</text:p>
          </table:table-cell>
          <table:table-cell office:value-type="float" office:value="-335" table:style-name="ce1">
            <text:p>-335</text:p>
          </table:table-cell>
          <table:table-cell office:value-type="float" office:value="903" table:style-name="ce1">
            <text:p>903</text:p>
          </table:table-cell>
          <table:table-cell office:value-type="float" office:value="-577.29999999999995" table:style-name="ce1">
            <text:p>-577,3</text:p>
          </table:table-cell>
          <table:table-cell office:value-type="float" office:value="-965" table:style-name="ce1">
            <text:p>-965</text:p>
          </table:table-cell>
          <table:table-cell office:value-type="float" office:value="-572.70000000000005" table:style-name="ce1">
            <text:p>-572,7</text:p>
          </table:table-cell>
          <table:table-cell office:value-type="float" office:value="997.2" table:style-name="ce1">
            <text:p>997,2</text:p>
          </table:table-cell>
          <table:table-cell office:value-type="float" office:value="-456" table:style-name="ce1">
            <text:p>-456</text:p>
          </table:table-cell>
          <table:table-cell office:value-type="float" office:value="466" table:style-name="ce1">
            <text:p>466</text:p>
          </table:table-cell>
          <table:table-cell office:value-type="float" office:value="29" table:style-name="ce1">
            <text:p>29</text:p>
          </table:table-cell>
          <table:table-cell office:value-type="float" office:value="442" table:style-name="ce1">
            <text:p>442</text:p>
          </table:table-cell>
          <table:table-cell office:value-type="float" office:value="894.5" table:style-name="ce1">
            <text:p>894,5</text:p>
          </table:table-cell>
          <table:table-cell office:value-type="float" office:value="934.5" table:style-name="ce1">
            <text:p>934,5</text:p>
          </table:table-cell>
          <table:table-cell office:value-type="float" office:value="852.7" table:style-name="ce1">
            <text:p>852,7</text:p>
          </table:table-cell>
          <table:table-cell office:value-type="float" office:value="-621.79999999999995" table:style-name="ce1">
            <text:p>-621,8</text:p>
          </table:table-cell>
          <table:table-cell office:value-type="float" office:value="786" table:style-name="ce1">
            <text:p>786</text:p>
          </table:table-cell>
          <table:table-cell office:value-type="float" office:value="690.1" table:style-name="ce1">
            <text:p>690,1</text:p>
          </table:table-cell>
          <table:table-cell office:value-type="float" office:value="-546.70000000000005" table:style-name="ce1">
            <text:p>-546,7</text:p>
          </table:table-cell>
          <table:table-cell office:value-type="float" office:value="-813.5" table:style-name="ce1">
            <text:p>-813,5</text:p>
          </table:table-cell>
          <table:table-cell office:value-type="float" office:value="204.9" table:style-name="ce1">
            <text:p>204,9</text:p>
          </table:table-cell>
          <table:table-cell office:value-type="float" office:value="226.1" table:style-name="ce1">
            <text:p>226,1</text:p>
          </table:table-cell>
          <table:table-cell office:value-type="float" office:value="700.7" table:style-name="ce1">
            <text:p>700,7</text:p>
          </table:table-cell>
          <table:table-cell office:value-type="float" office:value="-445.1" table:style-name="ce1">
            <text:p>-445,1</text:p>
          </table:table-cell>
          <table:table-cell office:value-type="float" office:value="176.9" table:style-name="ce1">
            <text:p>176,9</text:p>
          </table:table-cell>
          <table:table-cell office:value-type="float" office:value="-307.3" table:style-name="ce1">
            <text:p>-307,3</text:p>
          </table:table-cell>
          <table:table-cell office:value-type="float" office:value="-271.89999999999998" table:style-name="ce1">
            <text:p>-271,9</text:p>
          </table:table-cell>
          <table:table-cell office:value-type="float" office:value="-230.8" table:style-name="ce1">
            <text:p>-230,8</text:p>
          </table:table-cell>
          <table:table-cell office:value-type="float" office:value="336.9" table:style-name="ce1">
            <text:p>336,9</text:p>
          </table:table-cell>
          <table:table-cell office:value-type="float" office:value="-31" table:style-name="ce1">
            <text:p>-31</text:p>
          </table:table-cell>
          <table:table-cell office:value-type="float" office:value="654.29999999999995" table:style-name="ce1">
            <text:p>654,3</text:p>
          </table:table-cell>
          <table:table-cell office:value-type="float" office:value="440.3" table:style-name="ce1">
            <text:p>440,3</text:p>
          </table:table-cell>
          <table:table-cell office:value-type="float" office:value="701.7" table:style-name="ce1">
            <text:p>701,7</text:p>
          </table:table-cell>
          <table:table-cell office:value-type="float" office:value="198.7" table:style-name="ce1">
            <text:p>198,7</text:p>
          </table:table-cell>
          <table:table-cell office:value-type="float" office:value="987.9" table:style-name="ce1">
            <text:p>987,9</text:p>
          </table:table-cell>
          <table:table-cell table:number-columns-repeated="16344"/>
        </table:table-row>
        <table:table-row table:style-name="ro1">
          <table:table-cell office:value-type="float" office:value="-891.8" table:style-name="ce1">
            <text:p>-891,8</text:p>
          </table:table-cell>
          <table:table-cell office:value-type="float" office:value="-983.7" table:style-name="ce1">
            <text:p>-983,7</text:p>
          </table:table-cell>
          <table:table-cell office:value-type="float" office:value="-659.6" table:style-name="ce1">
            <text:p>-659,6</text:p>
          </table:table-cell>
          <table:table-cell office:value-type="float" office:value="-640.29999999999995" table:style-name="ce1">
            <text:p>-640,3</text:p>
          </table:table-cell>
          <table:table-cell office:value-type="float" office:value="488.6" table:style-name="ce1">
            <text:p>488,6</text:p>
          </table:table-cell>
          <table:table-cell office:value-type="float" office:value="-652.5" table:style-name="ce1">
            <text:p>-652,5</text:p>
          </table:table-cell>
          <table:table-cell office:value-type="float" office:value="-348.4" table:style-name="ce1">
            <text:p>-348,4</text:p>
          </table:table-cell>
          <table:table-cell office:value-type="float" office:value="-744.7" table:style-name="ce1">
            <text:p>-744,7</text:p>
          </table:table-cell>
          <table:table-cell office:value-type="float" office:value="-624.1" table:style-name="ce1">
            <text:p>-624,1</text:p>
          </table:table-cell>
          <table:table-cell office:value-type="float" office:value="288.10000000000002" table:style-name="ce1">
            <text:p>288,1</text:p>
          </table:table-cell>
          <table:table-cell office:value-type="float" office:value="469.6" table:style-name="ce1">
            <text:p>469,6</text:p>
          </table:table-cell>
          <table:table-cell office:value-type="float" office:value="-358.3" table:style-name="ce1">
            <text:p>-358,3</text:p>
          </table:table-cell>
          <table:table-cell office:value-type="float" office:value="-546.4" table:style-name="ce1">
            <text:p>-546,4</text:p>
          </table:table-cell>
          <table:table-cell office:value-type="float" office:value="-468.1" table:style-name="ce1">
            <text:p>-468,1</text:p>
          </table:table-cell>
          <table:table-cell office:value-type="float" office:value="626.70000000000005" table:style-name="ce1">
            <text:p>626,7</text:p>
          </table:table-cell>
          <table:table-cell office:value-type="float" office:value="168.2" table:style-name="ce1">
            <text:p>168,2</text:p>
          </table:table-cell>
          <table:table-cell office:value-type="float" office:value="987.2" table:style-name="ce1">
            <text:p>987,2</text:p>
          </table:table-cell>
          <table:table-cell office:value-type="float" office:value="998.9" table:style-name="ce1">
            <text:p>998,9</text:p>
          </table:table-cell>
          <table:table-cell office:value-type="float" office:value="739" table:style-name="ce1">
            <text:p>739</text:p>
          </table:table-cell>
          <table:table-cell office:value-type="float" office:value="-376.9" table:style-name="ce1">
            <text:p>-376,9</text:p>
          </table:table-cell>
          <table:table-cell office:value-type="float" office:value="841.3" table:style-name="ce1">
            <text:p>841,3</text:p>
          </table:table-cell>
          <table:table-cell office:value-type="float" office:value="714.1" table:style-name="ce1">
            <text:p>714,1</text:p>
          </table:table-cell>
          <table:table-cell office:value-type="float" office:value="-484" table:style-name="ce1">
            <text:p>-484</text:p>
          </table:table-cell>
          <table:table-cell office:value-type="float" office:value="724.6" table:style-name="ce1">
            <text:p>724,6</text:p>
          </table:table-cell>
          <table:table-cell office:value-type="float" office:value="-329.4" table:style-name="ce1">
            <text:p>-329,4</text:p>
          </table:table-cell>
          <table:table-cell office:value-type="float" office:value="-938.8" table:style-name="ce1">
            <text:p>-938,8</text:p>
          </table:table-cell>
          <table:table-cell office:value-type="float" office:value="696.6" table:style-name="ce1">
            <text:p>696,6</text:p>
          </table:table-cell>
          <table:table-cell office:value-type="float" office:value="811.9" table:style-name="ce1">
            <text:p>811,9</text:p>
          </table:table-cell>
          <table:table-cell office:value-type="float" office:value="-787.3" table:style-name="ce1">
            <text:p>-787,3</text:p>
          </table:table-cell>
          <table:table-cell office:value-type="float" office:value="-17.100000000000001" table:style-name="ce1">
            <text:p>-17,1</text:p>
          </table:table-cell>
          <table:table-cell office:value-type="float" office:value="-432.6" table:style-name="ce1">
            <text:p>-432,6</text:p>
          </table:table-cell>
          <table:table-cell office:value-type="float" office:value="-832.3" table:style-name="ce1">
            <text:p>-832,3</text:p>
          </table:table-cell>
          <table:table-cell office:value-type="float" office:value="-439.4" table:style-name="ce1">
            <text:p>-439,4</text:p>
          </table:table-cell>
          <table:table-cell office:value-type="float" office:value="-784.3" table:style-name="ce1">
            <text:p>-784,3</text:p>
          </table:table-cell>
          <table:table-cell office:value-type="float" office:value="431.7" table:style-name="ce1">
            <text:p>431,7</text:p>
          </table:table-cell>
          <table:table-cell office:value-type="float" office:value="669.1" table:style-name="ce1">
            <text:p>669,1</text:p>
          </table:table-cell>
          <table:table-cell office:value-type="float" office:value="-815.1" table:style-name="ce1">
            <text:p>-815,1</text:p>
          </table:table-cell>
          <table:table-cell office:value-type="float" office:value="-262.5" table:style-name="ce1">
            <text:p>-262,5</text:p>
          </table:table-cell>
          <table:table-cell office:value-type="float" office:value="-277" table:style-name="ce1">
            <text:p>-277</text:p>
          </table:table-cell>
          <table:table-cell office:value-type="float" office:value="464.5" table:style-name="ce1">
            <text:p>464,5</text:p>
          </table:table-cell>
          <table:table-cell table:number-columns-repeated="16344"/>
        </table:table-row>
        <table:table-row table:style-name="ro1">
          <table:table-cell office:value-type="float" office:value="-873.9" table:style-name="ce1">
            <text:p>-873,9</text:p>
          </table:table-cell>
          <table:table-cell office:value-type="float" office:value="351.8" table:style-name="ce1">
            <text:p>351,8</text:p>
          </table:table-cell>
          <table:table-cell office:value-type="float" office:value="492" table:style-name="ce1">
            <text:p>492</text:p>
          </table:table-cell>
          <table:table-cell office:value-type="float" office:value="467.2" table:style-name="ce1">
            <text:p>467,2</text:p>
          </table:table-cell>
          <table:table-cell office:value-type="float" office:value="876.5" table:style-name="ce1">
            <text:p>876,5</text:p>
          </table:table-cell>
          <table:table-cell office:value-type="float" office:value="326.89999999999998" table:style-name="ce1">
            <text:p>326,9</text:p>
          </table:table-cell>
          <table:table-cell office:value-type="float" office:value="440.9" table:style-name="ce1">
            <text:p>440,9</text:p>
          </table:table-cell>
          <table:table-cell office:value-type="float" office:value="-137.80000000000001" table:style-name="ce1">
            <text:p>-137,8</text:p>
          </table:table-cell>
          <table:table-cell office:value-type="float" office:value="-263.7" table:style-name="ce1">
            <text:p>-263,7</text:p>
          </table:table-cell>
          <table:table-cell office:value-type="float" office:value="773.6" table:style-name="ce1">
            <text:p>773,6</text:p>
          </table:table-cell>
          <table:table-cell office:value-type="float" office:value="375.8" table:style-name="ce1">
            <text:p>375,8</text:p>
          </table:table-cell>
          <table:table-cell office:value-type="float" office:value="220.3" table:style-name="ce1">
            <text:p>220,3</text:p>
          </table:table-cell>
          <table:table-cell office:value-type="float" office:value="122" table:style-name="ce1">
            <text:p>122</text:p>
          </table:table-cell>
          <table:table-cell office:value-type="float" office:value="-254.9" table:style-name="ce1">
            <text:p>-254,9</text:p>
          </table:table-cell>
          <table:table-cell office:value-type="float" office:value="157" table:style-name="ce1">
            <text:p>157</text:p>
          </table:table-cell>
          <table:table-cell office:value-type="float" office:value="288" table:style-name="ce1">
            <text:p>288</text:p>
          </table:table-cell>
          <table:table-cell office:value-type="float" office:value="289.3" table:style-name="ce1">
            <text:p>289,3</text:p>
          </table:table-cell>
          <table:table-cell office:value-type="float" office:value="-215.8" table:style-name="ce1">
            <text:p>-215,8</text:p>
          </table:table-cell>
          <table:table-cell office:value-type="float" office:value="-686.1" table:style-name="ce1">
            <text:p>-686,1</text:p>
          </table:table-cell>
          <table:table-cell office:value-type="float" office:value="-179.5" table:style-name="ce1">
            <text:p>-179,5</text:p>
          </table:table-cell>
          <table:table-cell office:value-type="float" office:value="-155.6" table:style-name="ce1">
            <text:p>-155,6</text:p>
          </table:table-cell>
          <table:table-cell office:value-type="float" office:value="909.5" table:style-name="ce1">
            <text:p>909,5</text:p>
          </table:table-cell>
          <table:table-cell office:value-type="float" office:value="923.1" table:style-name="ce1">
            <text:p>923,1</text:p>
          </table:table-cell>
          <table:table-cell office:value-type="float" office:value="-369.5" table:style-name="ce1">
            <text:p>-369,5</text:p>
          </table:table-cell>
          <table:table-cell office:value-type="float" office:value="-832.7" table:style-name="ce1">
            <text:p>-832,7</text:p>
          </table:table-cell>
          <table:table-cell office:value-type="float" office:value="699" table:style-name="ce1">
            <text:p>699</text:p>
          </table:table-cell>
          <table:table-cell office:value-type="float" office:value="-459.9" table:style-name="ce1">
            <text:p>-459,9</text:p>
          </table:table-cell>
          <table:table-cell office:value-type="float" office:value="585.79999999999995" table:style-name="ce1">
            <text:p>585,8</text:p>
          </table:table-cell>
          <table:table-cell office:value-type="float" office:value="-957.2" table:style-name="ce1">
            <text:p>-957,2</text:p>
          </table:table-cell>
          <table:table-cell office:value-type="float" office:value="-109.5" table:style-name="ce1">
            <text:p>-109,5</text:p>
          </table:table-cell>
          <table:table-cell office:value-type="float" office:value="-780.1" table:style-name="ce1">
            <text:p>-780,1</text:p>
          </table:table-cell>
          <table:table-cell office:value-type="float" office:value="550.20000000000005" table:style-name="ce1">
            <text:p>550,2</text:p>
          </table:table-cell>
          <table:table-cell office:value-type="float" office:value="-601.20000000000005" table:style-name="ce1">
            <text:p>-601,2</text:p>
          </table:table-cell>
          <table:table-cell office:value-type="float" office:value="-342.2" table:style-name="ce1">
            <text:p>-342,2</text:p>
          </table:table-cell>
          <table:table-cell office:value-type="float" office:value="716.2" table:style-name="ce1">
            <text:p>716,2</text:p>
          </table:table-cell>
          <table:table-cell office:value-type="float" office:value="804.3" table:style-name="ce1">
            <text:p>804,3</text:p>
          </table:table-cell>
          <table:table-cell office:value-type="float" office:value="949.7" table:style-name="ce1">
            <text:p>949,7</text:p>
          </table:table-cell>
          <table:table-cell office:value-type="float" office:value="-330.1" table:style-name="ce1">
            <text:p>-330,1</text:p>
          </table:table-cell>
          <table:table-cell office:value-type="float" office:value="886.7" table:style-name="ce1">
            <text:p>886,7</text:p>
          </table:table-cell>
          <table:table-cell office:value-type="float" office:value="-393" table:style-name="ce1">
            <text:p>-393</text:p>
          </table:table-cell>
          <table:table-cell table:number-columns-repeated="16344"/>
        </table:table-row>
        <table:table-row table:style-name="ro1">
          <table:table-cell office:value-type="float" office:value="-794" table:style-name="ce1">
            <text:p>-794</text:p>
          </table:table-cell>
          <table:table-cell office:value-type="float" office:value="798.1" table:style-name="ce1">
            <text:p>798,1</text:p>
          </table:table-cell>
          <table:table-cell office:value-type="float" office:value="129.1" table:style-name="ce1">
            <text:p>129,1</text:p>
          </table:table-cell>
          <table:table-cell office:value-type="float" office:value="584.9" table:style-name="ce1">
            <text:p>584,9</text:p>
          </table:table-cell>
          <table:table-cell office:value-type="float" office:value="427.5" table:style-name="ce1">
            <text:p>427,5</text:p>
          </table:table-cell>
          <table:table-cell office:value-type="float" office:value="-971.8" table:style-name="ce1">
            <text:p>-971,8</text:p>
          </table:table-cell>
          <table:table-cell office:value-type="float" office:value="830.5" table:style-name="ce1">
            <text:p>830,5</text:p>
          </table:table-cell>
          <table:table-cell office:value-type="float" office:value="-475.7" table:style-name="ce1">
            <text:p>-475,7</text:p>
          </table:table-cell>
          <table:table-cell office:value-type="float" office:value="-185.4" table:style-name="ce1">
            <text:p>-185,4</text:p>
          </table:table-cell>
          <table:table-cell office:value-type="float" office:value="-606.79999999999995" table:style-name="ce1">
            <text:p>-606,8</text:p>
          </table:table-cell>
          <table:table-cell office:value-type="float" office:value="-202.4" table:style-name="ce1">
            <text:p>-202,4</text:p>
          </table:table-cell>
          <table:table-cell office:value-type="float" office:value="942.3" table:style-name="ce1">
            <text:p>942,3</text:p>
          </table:table-cell>
          <table:table-cell office:value-type="float" office:value="-43.8" table:style-name="ce1">
            <text:p>-43,8</text:p>
          </table:table-cell>
          <table:table-cell office:value-type="float" office:value="46.2" table:style-name="ce1">
            <text:p>46,2</text:p>
          </table:table-cell>
          <table:table-cell office:value-type="float" office:value="-427.5" table:style-name="ce1">
            <text:p>-427,5</text:p>
          </table:table-cell>
          <table:table-cell office:value-type="float" office:value="991.8" table:style-name="ce1">
            <text:p>991,8</text:p>
          </table:table-cell>
          <table:table-cell office:value-type="float" office:value="-955.4" table:style-name="ce1">
            <text:p>-955,4</text:p>
          </table:table-cell>
          <table:table-cell office:value-type="float" office:value="34.6" table:style-name="ce1">
            <text:p>34,6</text:p>
          </table:table-cell>
          <table:table-cell office:value-type="float" office:value="448.6" table:style-name="ce1">
            <text:p>448,6</text:p>
          </table:table-cell>
          <table:table-cell office:value-type="float" office:value="-261.39999999999998" table:style-name="ce1">
            <text:p>-261,4</text:p>
          </table:table-cell>
          <table:table-cell office:value-type="float" office:value="-665.6" table:style-name="ce1">
            <text:p>-665,6</text:p>
          </table:table-cell>
          <table:table-cell office:value-type="float" office:value="-357.1" table:style-name="ce1">
            <text:p>-357,1</text:p>
          </table:table-cell>
          <table:table-cell office:value-type="float" office:value="-974.5" table:style-name="ce1">
            <text:p>-974,5</text:p>
          </table:table-cell>
          <table:table-cell office:value-type="float" office:value="-641.79999999999995" table:style-name="ce1">
            <text:p>-641,8</text:p>
          </table:table-cell>
          <table:table-cell office:value-type="float" office:value="-214.7" table:style-name="ce1">
            <text:p>-214,7</text:p>
          </table:table-cell>
          <table:table-cell office:value-type="float" office:value="-375.3" table:style-name="ce1">
            <text:p>-375,3</text:p>
          </table:table-cell>
          <table:table-cell office:value-type="float" office:value="-434.6" table:style-name="ce1">
            <text:p>-434,6</text:p>
          </table:table-cell>
          <table:table-cell office:value-type="float" office:value="-636.5" table:style-name="ce1">
            <text:p>-636,5</text:p>
          </table:table-cell>
          <table:table-cell office:value-type="float" office:value="-865.9" table:style-name="ce1">
            <text:p>-865,9</text:p>
          </table:table-cell>
          <table:table-cell office:value-type="float" office:value="354.6" table:style-name="ce1">
            <text:p>354,6</text:p>
          </table:table-cell>
          <table:table-cell office:value-type="float" office:value="120.6" table:style-name="ce1">
            <text:p>120,6</text:p>
          </table:table-cell>
          <table:table-cell office:value-type="float" office:value="478.8" table:style-name="ce1">
            <text:p>478,8</text:p>
          </table:table-cell>
          <table:table-cell office:value-type="float" office:value="-155.5" table:style-name="ce1">
            <text:p>-155,5</text:p>
          </table:table-cell>
          <table:table-cell office:value-type="float" office:value="136.80000000000001" table:style-name="ce1">
            <text:p>136,8</text:p>
          </table:table-cell>
          <table:table-cell office:value-type="float" office:value="-34.799999999999997" table:style-name="ce1">
            <text:p>-34,8</text:p>
          </table:table-cell>
          <table:table-cell office:value-type="float" office:value="-744" table:style-name="ce1">
            <text:p>-744</text:p>
          </table:table-cell>
          <table:table-cell office:value-type="float" office:value="-50.2" table:style-name="ce1">
            <text:p>-50,2</text:p>
          </table:table-cell>
          <table:table-cell office:value-type="float" office:value="223.7" table:style-name="ce1">
            <text:p>223,7</text:p>
          </table:table-cell>
          <table:table-cell office:value-type="float" office:value="81.599999999999994" table:style-name="ce1">
            <text:p>81,6</text:p>
          </table:table-cell>
          <table:table-cell office:value-type="float" office:value="-722.8" table:style-name="ce1">
            <text:p>-722,8</text:p>
          </table:table-cell>
          <table:table-cell table:number-columns-repeated="16344"/>
        </table:table-row>
        <table:table-row table:style-name="ro1">
          <table:table-cell office:value-type="float" office:value="587.29999999999995" table:style-name="ce1">
            <text:p>587,3</text:p>
          </table:table-cell>
          <table:table-cell office:value-type="float" office:value="93.2" table:style-name="ce1">
            <text:p>93,2</text:p>
          </table:table-cell>
          <table:table-cell office:value-type="float" office:value="87.6" table:style-name="ce1">
            <text:p>87,6</text:p>
          </table:table-cell>
          <table:table-cell office:value-type="float" office:value="410.2" table:style-name="ce1">
            <text:p>410,2</text:p>
          </table:table-cell>
          <table:table-cell office:value-type="float" office:value="317.10000000000002" table:style-name="ce1">
            <text:p>317,1</text:p>
          </table:table-cell>
          <table:table-cell office:value-type="float" office:value="36.4" table:style-name="ce1">
            <text:p>36,4</text:p>
          </table:table-cell>
          <table:table-cell office:value-type="float" office:value="116" table:style-name="ce1">
            <text:p>116</text:p>
          </table:table-cell>
          <table:table-cell office:value-type="float" office:value="-640.29999999999995" table:style-name="ce1">
            <text:p>-640,3</text:p>
          </table:table-cell>
          <table:table-cell office:value-type="float" office:value="875.9" table:style-name="ce1">
            <text:p>875,9</text:p>
          </table:table-cell>
          <table:table-cell office:value-type="float" office:value="-768.6" table:style-name="ce1">
            <text:p>-768,6</text:p>
          </table:table-cell>
          <table:table-cell office:value-type="float" office:value="675.2" table:style-name="ce1">
            <text:p>675,2</text:p>
          </table:table-cell>
          <table:table-cell office:value-type="float" office:value="179.4" table:style-name="ce1">
            <text:p>179,4</text:p>
          </table:table-cell>
          <table:table-cell office:value-type="float" office:value="411.8" table:style-name="ce1">
            <text:p>411,8</text:p>
          </table:table-cell>
          <table:table-cell office:value-type="float" office:value="734.1" table:style-name="ce1">
            <text:p>734,1</text:p>
          </table:table-cell>
          <table:table-cell office:value-type="float" office:value="432.3" table:style-name="ce1">
            <text:p>432,3</text:p>
          </table:table-cell>
          <table:table-cell office:value-type="float" office:value="-723.8" table:style-name="ce1">
            <text:p>-723,8</text:p>
          </table:table-cell>
          <table:table-cell office:value-type="float" office:value="301.3" table:style-name="ce1">
            <text:p>301,3</text:p>
          </table:table-cell>
          <table:table-cell office:value-type="float" office:value="-88.6" table:style-name="ce1">
            <text:p>-88,6</text:p>
          </table:table-cell>
          <table:table-cell office:value-type="float" office:value="522.20000000000005" table:style-name="ce1">
            <text:p>522,2</text:p>
          </table:table-cell>
          <table:table-cell office:value-type="float" office:value="564.20000000000005" table:style-name="ce1">
            <text:p>564,2</text:p>
          </table:table-cell>
          <table:table-cell office:value-type="float" office:value="752.4" table:style-name="ce1">
            <text:p>752,4</text:p>
          </table:table-cell>
          <table:table-cell office:value-type="float" office:value="365.2" table:style-name="ce1">
            <text:p>365,2</text:p>
          </table:table-cell>
          <table:table-cell office:value-type="float" office:value="-647.1" table:style-name="ce1">
            <text:p>-647,1</text:p>
          </table:table-cell>
          <table:table-cell office:value-type="float" office:value="-63.7" table:style-name="ce1">
            <text:p>-63,7</text:p>
          </table:table-cell>
          <table:table-cell office:value-type="float" office:value="-505.6" table:style-name="ce1">
            <text:p>-505,6</text:p>
          </table:table-cell>
          <table:table-cell office:value-type="float" office:value="790.3" table:style-name="ce1">
            <text:p>790,3</text:p>
          </table:table-cell>
          <table:table-cell office:value-type="float" office:value="338.1" table:style-name="ce1">
            <text:p>338,1</text:p>
          </table:table-cell>
          <table:table-cell office:value-type="float" office:value="678.6" table:style-name="ce1">
            <text:p>678,6</text:p>
          </table:table-cell>
          <table:table-cell office:value-type="float" office:value="422.7" table:style-name="ce1">
            <text:p>422,7</text:p>
          </table:table-cell>
          <table:table-cell office:value-type="float" office:value="-358.4" table:style-name="ce1">
            <text:p>-358,4</text:p>
          </table:table-cell>
          <table:table-cell office:value-type="float" office:value="339.1" table:style-name="ce1">
            <text:p>339,1</text:p>
          </table:table-cell>
          <table:table-cell office:value-type="float" office:value="-543.4" table:style-name="ce1">
            <text:p>-543,4</text:p>
          </table:table-cell>
          <table:table-cell office:value-type="float" office:value="-33.9" table:style-name="ce1">
            <text:p>-33,9</text:p>
          </table:table-cell>
          <table:table-cell office:value-type="float" office:value="282.2" table:style-name="ce1">
            <text:p>282,2</text:p>
          </table:table-cell>
          <table:table-cell office:value-type="float" office:value="-768" table:style-name="ce1">
            <text:p>-768</text:p>
          </table:table-cell>
          <table:table-cell office:value-type="float" office:value="816.2" table:style-name="ce1">
            <text:p>816,2</text:p>
          </table:table-cell>
          <table:table-cell office:value-type="float" office:value="85.5" table:style-name="ce1">
            <text:p>85,5</text:p>
          </table:table-cell>
          <table:table-cell office:value-type="float" office:value="-847.3" table:style-name="ce1">
            <text:p>-847,3</text:p>
          </table:table-cell>
          <table:table-cell office:value-type="float" office:value="798.1" table:style-name="ce1">
            <text:p>798,1</text:p>
          </table:table-cell>
          <table:table-cell office:value-type="float" office:value="158.19999999999999" table:style-name="ce1">
            <text:p>158,2</text:p>
          </table:table-cell>
          <table:table-cell table:number-columns-repeated="16344"/>
        </table:table-row>
        <table:table-row table:style-name="ro1">
          <table:table-cell office:value-type="float" office:value="376.9" table:style-name="ce1">
            <text:p>376,9</text:p>
          </table:table-cell>
          <table:table-cell office:value-type="float" office:value="21.5" table:style-name="ce1">
            <text:p>21,5</text:p>
          </table:table-cell>
          <table:table-cell office:value-type="float" office:value="-326.10000000000002" table:style-name="ce1">
            <text:p>-326,1</text:p>
          </table:table-cell>
          <table:table-cell office:value-type="float" office:value="-959.7" table:style-name="ce1">
            <text:p>-959,7</text:p>
          </table:table-cell>
          <table:table-cell office:value-type="float" office:value="-348.3" table:style-name="ce1">
            <text:p>-348,3</text:p>
          </table:table-cell>
          <table:table-cell office:value-type="float" office:value="-57.4" table:style-name="ce1">
            <text:p>-57,4</text:p>
          </table:table-cell>
          <table:table-cell office:value-type="float" office:value="886.3" table:style-name="ce1">
            <text:p>886,3</text:p>
          </table:table-cell>
          <table:table-cell office:value-type="float" office:value="-183.8" table:style-name="ce1">
            <text:p>-183,8</text:p>
          </table:table-cell>
          <table:table-cell office:value-type="float" office:value="798.6" table:style-name="ce1">
            <text:p>798,6</text:p>
          </table:table-cell>
          <table:table-cell office:value-type="float" office:value="855.2" table:style-name="ce1">
            <text:p>855,2</text:p>
          </table:table-cell>
          <table:table-cell office:value-type="float" office:value="522.29999999999995" table:style-name="ce1">
            <text:p>522,3</text:p>
          </table:table-cell>
          <table:table-cell office:value-type="float" office:value="-65.099999999999994" table:style-name="ce1">
            <text:p>-65,1</text:p>
          </table:table-cell>
          <table:table-cell office:value-type="float" office:value="833.7" table:style-name="ce1">
            <text:p>833,7</text:p>
          </table:table-cell>
          <table:table-cell office:value-type="float" office:value="943.7" table:style-name="ce1">
            <text:p>943,7</text:p>
          </table:table-cell>
          <table:table-cell office:value-type="float" office:value="608.5" table:style-name="ce1">
            <text:p>608,5</text:p>
          </table:table-cell>
          <table:table-cell office:value-type="float" office:value="388.9" table:style-name="ce1">
            <text:p>388,9</text:p>
          </table:table-cell>
          <table:table-cell office:value-type="float" office:value="943.3" table:style-name="ce1">
            <text:p>943,3</text:p>
          </table:table-cell>
          <table:table-cell office:value-type="float" office:value="-435.2" table:style-name="ce1">
            <text:p>-435,2</text:p>
          </table:table-cell>
          <table:table-cell office:value-type="float" office:value="-584.6" table:style-name="ce1">
            <text:p>-584,6</text:p>
          </table:table-cell>
          <table:table-cell office:value-type="float" office:value="-914.3" table:style-name="ce1">
            <text:p>-914,3</text:p>
          </table:table-cell>
          <table:table-cell office:value-type="float" office:value="843.2" table:style-name="ce1">
            <text:p>843,2</text:p>
          </table:table-cell>
          <table:table-cell office:value-type="float" office:value="195.4" table:style-name="ce1">
            <text:p>195,4</text:p>
          </table:table-cell>
          <table:table-cell office:value-type="float" office:value="489.3" table:style-name="ce1">
            <text:p>489,3</text:p>
          </table:table-cell>
          <table:table-cell office:value-type="float" office:value="809.3" table:style-name="ce1">
            <text:p>809,3</text:p>
          </table:table-cell>
          <table:table-cell office:value-type="float" office:value="859.7" table:style-name="ce1">
            <text:p>859,7</text:p>
          </table:table-cell>
          <table:table-cell office:value-type="float" office:value="30" table:style-name="ce1">
            <text:p>30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261.8" table:style-name="ce1">
            <text:p>261,8</text:p>
          </table:table-cell>
          <table:table-cell office:value-type="float" office:value="200.8" table:style-name="ce1">
            <text:p>200,8</text:p>
          </table:table-cell>
          <table:table-cell office:value-type="float" office:value="67" table:style-name="ce1">
            <text:p>67</text:p>
          </table:table-cell>
          <table:table-cell office:value-type="float" office:value="-202.8" table:style-name="ce1">
            <text:p>-202,8</text:p>
          </table:table-cell>
          <table:table-cell office:value-type="float" office:value="589.70000000000005" table:style-name="ce1">
            <text:p>589,7</text:p>
          </table:table-cell>
          <table:table-cell office:value-type="float" office:value="971.6" table:style-name="ce1">
            <text:p>971,6</text:p>
          </table:table-cell>
          <table:table-cell office:value-type="float" office:value="-636.70000000000005" table:style-name="ce1">
            <text:p>-636,7</text:p>
          </table:table-cell>
          <table:table-cell office:value-type="float" office:value="49.9" table:style-name="ce1">
            <text:p>49,9</text:p>
          </table:table-cell>
          <table:table-cell office:value-type="float" office:value="-241.5" table:style-name="ce1">
            <text:p>-241,5</text:p>
          </table:table-cell>
          <table:table-cell office:value-type="float" office:value="793.8" table:style-name="ce1">
            <text:p>793,8</text:p>
          </table:table-cell>
          <table:table-cell office:value-type="float" office:value="-424.3" table:style-name="ce1">
            <text:p>-424,3</text:p>
          </table:table-cell>
          <table:table-cell office:value-type="float" office:value="111.3" table:style-name="ce1">
            <text:p>111,3</text:p>
          </table:table-cell>
          <table:table-cell office:value-type="float" office:value="907.8" table:style-name="ce1">
            <text:p>907,8</text:p>
          </table:table-cell>
          <table:table-cell table:number-columns-repeated="16344"/>
        </table:table-row>
        <table:table-row table:style-name="ro1">
          <table:table-cell office:value-type="float" office:value="706.6" table:style-name="ce1">
            <text:p>706,6</text:p>
          </table:table-cell>
          <table:table-cell office:value-type="float" office:value="-544.20000000000005" table:style-name="ce1">
            <text:p>-544,2</text:p>
          </table:table-cell>
          <table:table-cell office:value-type="float" office:value="661.7" table:style-name="ce1">
            <text:p>661,7</text:p>
          </table:table-cell>
          <table:table-cell office:value-type="float" office:value="-439.7" table:style-name="ce1">
            <text:p>-439,7</text:p>
          </table:table-cell>
          <table:table-cell office:value-type="float" office:value="-673" table:style-name="ce1">
            <text:p>-673</text:p>
          </table:table-cell>
          <table:table-cell office:value-type="float" office:value="-497" table:style-name="ce1">
            <text:p>-497</text:p>
          </table:table-cell>
          <table:table-cell office:value-type="float" office:value="-711.4" table:style-name="ce1">
            <text:p>-711,4</text:p>
          </table:table-cell>
          <table:table-cell office:value-type="float" office:value="936.1" table:style-name="ce1">
            <text:p>936,1</text:p>
          </table:table-cell>
          <table:table-cell office:value-type="float" office:value="-391.2" table:style-name="ce1">
            <text:p>-391,2</text:p>
          </table:table-cell>
          <table:table-cell office:value-type="float" office:value="989.8" table:style-name="ce1">
            <text:p>989,8</text:p>
          </table:table-cell>
          <table:table-cell office:value-type="float" office:value="-2.4" table:style-name="ce1">
            <text:p>-2,4</text:p>
          </table:table-cell>
          <table:table-cell office:value-type="float" office:value="-997.8" table:style-name="ce1">
            <text:p>-997,8</text:p>
          </table:table-cell>
          <table:table-cell office:value-type="float" office:value="347.1" table:style-name="ce1">
            <text:p>347,1</text:p>
          </table:table-cell>
          <table:table-cell office:value-type="float" office:value="-760.2" table:style-name="ce1">
            <text:p>-760,2</text:p>
          </table:table-cell>
          <table:table-cell office:value-type="float" office:value="-401" table:style-name="ce1">
            <text:p>-401</text:p>
          </table:table-cell>
          <table:table-cell office:value-type="float" office:value="951.6" table:style-name="ce1">
            <text:p>951,6</text:p>
          </table:table-cell>
          <table:table-cell office:value-type="float" office:value="-703.8" table:style-name="ce1">
            <text:p>-703,8</text:p>
          </table:table-cell>
          <table:table-cell office:value-type="float" office:value="-904.4" table:style-name="ce1">
            <text:p>-904,4</text:p>
          </table:table-cell>
          <table:table-cell office:value-type="float" office:value="-895.2" table:style-name="ce1">
            <text:p>-895,2</text:p>
          </table:table-cell>
          <table:table-cell office:value-type="float" office:value="829.6" table:style-name="ce1">
            <text:p>829,6</text:p>
          </table:table-cell>
          <table:table-cell office:value-type="float" office:value="53.8" table:style-name="ce1">
            <text:p>53,8</text:p>
          </table:table-cell>
          <table:table-cell office:value-type="float" office:value="177.6" table:style-name="ce1">
            <text:p>177,6</text:p>
          </table:table-cell>
          <table:table-cell office:value-type="float" office:value="77" table:style-name="ce1">
            <text:p>77</text:p>
          </table:table-cell>
          <table:table-cell office:value-type="float" office:value="147.1" table:style-name="ce1">
            <text:p>147,1</text:p>
          </table:table-cell>
          <table:table-cell office:value-type="float" office:value="782.8" table:style-name="ce1">
            <text:p>782,8</text:p>
          </table:table-cell>
          <table:table-cell office:value-type="float" office:value="-114.2" table:style-name="ce1">
            <text:p>-114,2</text:p>
          </table:table-cell>
          <table:table-cell office:value-type="float" office:value="735.8" table:style-name="ce1">
            <text:p>735,8</text:p>
          </table:table-cell>
          <table:table-cell office:value-type="float" office:value="-443.8" table:style-name="ce1">
            <text:p>-443,8</text:p>
          </table:table-cell>
          <table:table-cell office:value-type="float" office:value="859.1" table:style-name="ce1">
            <text:p>859,1</text:p>
          </table:table-cell>
          <table:table-cell office:value-type="float" office:value="-904.7" table:style-name="ce1">
            <text:p>-904,7</text:p>
          </table:table-cell>
          <table:table-cell office:value-type="float" office:value="-946.5" table:style-name="ce1">
            <text:p>-946,5</text:p>
          </table:table-cell>
          <table:table-cell office:value-type="float" office:value="-650.79999999999995" table:style-name="ce1">
            <text:p>-650,8</text:p>
          </table:table-cell>
          <table:table-cell office:value-type="float" office:value="859" table:style-name="ce1">
            <text:p>859</text:p>
          </table:table-cell>
          <table:table-cell office:value-type="float" office:value="61.9" table:style-name="ce1">
            <text:p>61,9</text:p>
          </table:table-cell>
          <table:table-cell office:value-type="float" office:value="-215.6" table:style-name="ce1">
            <text:p>-215,6</text:p>
          </table:table-cell>
          <table:table-cell office:value-type="float" office:value="-134.4" table:style-name="ce1">
            <text:p>-134,4</text:p>
          </table:table-cell>
          <table:table-cell office:value-type="float" office:value="-103.4" table:style-name="ce1">
            <text:p>-103,4</text:p>
          </table:table-cell>
          <table:table-cell office:value-type="float" office:value="-45.7" table:style-name="ce1">
            <text:p>-45,7</text:p>
          </table:table-cell>
          <table:table-cell office:value-type="float" office:value="-934.6" table:style-name="ce1">
            <text:p>-934,6</text:p>
          </table:table-cell>
          <table:table-cell office:value-type="float" office:value="886.1" table:style-name="ce1">
            <text:p>886,1</text:p>
          </table:table-cell>
          <table:table-cell table:number-columns-repeated="16344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988.7" table:style-name="ce1">
            <text:p>988,7</text:p>
          </table:table-cell>
          <table:table-cell office:value-type="float" office:value="792.7" table:style-name="ce1">
            <text:p>792,7</text:p>
          </table:table-cell>
          <table:table-cell office:value-type="float" office:value="179.7" table:style-name="ce1">
            <text:p>179,7</text:p>
          </table:table-cell>
          <table:table-cell office:value-type="float" office:value="-749.2" table:style-name="ce1">
            <text:p>-749,2</text:p>
          </table:table-cell>
          <table:table-cell office:value-type="float" office:value="-364.8" table:style-name="ce1">
            <text:p>-364,8</text:p>
          </table:table-cell>
          <table:table-cell office:value-type="float" office:value="-305.3" table:style-name="ce1">
            <text:p>-305,3</text:p>
          </table:table-cell>
          <table:table-cell office:value-type="float" office:value="-446.9" table:style-name="ce1">
            <text:p>-446,9</text:p>
          </table:table-cell>
          <table:table-cell office:value-type="float" office:value="202.5" table:style-name="ce1">
            <text:p>202,5</text:p>
          </table:table-cell>
          <table:table-cell office:value-type="float" office:value="-716.1" table:style-name="ce1">
            <text:p>-716,1</text:p>
          </table:table-cell>
          <table:table-cell office:value-type="float" office:value="-676.8" table:style-name="ce1">
            <text:p>-676,8</text:p>
          </table:table-cell>
          <table:table-cell office:value-type="float" office:value="-422.5" table:style-name="ce1">
            <text:p>-422,5</text:p>
          </table:table-cell>
          <table:table-cell office:value-type="float" office:value="974.9" table:style-name="ce1">
            <text:p>974,9</text:p>
          </table:table-cell>
          <table:table-cell office:value-type="float" office:value="533.1" table:style-name="ce1">
            <text:p>533,1</text:p>
          </table:table-cell>
          <table:table-cell office:value-type="float" office:value="-181.5" table:style-name="ce1">
            <text:p>-181,5</text:p>
          </table:table-cell>
          <table:table-cell office:value-type="float" office:value="-536" table:style-name="ce1">
            <text:p>-536</text:p>
          </table:table-cell>
          <table:table-cell office:value-type="float" office:value="638.5" table:style-name="ce1">
            <text:p>638,5</text:p>
          </table:table-cell>
          <table:table-cell office:value-type="float" office:value="-598.79999999999995" table:style-name="ce1">
            <text:p>-598,8</text:p>
          </table:table-cell>
          <table:table-cell office:value-type="float" office:value="-530.70000000000005" table:style-name="ce1">
            <text:p>-530,7</text:p>
          </table:table-cell>
          <table:table-cell office:value-type="float" office:value="-378.5" table:style-name="ce1">
            <text:p>-378,5</text:p>
          </table:table-cell>
          <table:table-cell office:value-type="float" office:value="662.1" table:style-name="ce1">
            <text:p>662,1</text:p>
          </table:table-cell>
          <table:table-cell office:value-type="float" office:value="-687.5" table:style-name="ce1">
            <text:p>-687,5</text:p>
          </table:table-cell>
          <table:table-cell office:value-type="float" office:value="895.7" table:style-name="ce1">
            <text:p>895,7</text:p>
          </table:table-cell>
          <table:table-cell office:value-type="float" office:value="-618.29999999999995" table:style-name="ce1">
            <text:p>-618,3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534" table:style-name="ce1">
            <text:p>534</text:p>
          </table:table-cell>
          <table:table-cell office:value-type="float" office:value="45.4" table:style-name="ce1">
            <text:p>45,4</text:p>
          </table:table-cell>
          <table:table-cell office:value-type="float" office:value="-121.4" table:style-name="ce1">
            <text:p>-121,4</text:p>
          </table:table-cell>
          <table:table-cell office:value-type="float" office:value="943.9" table:style-name="ce1">
            <text:p>943,9</text:p>
          </table:table-cell>
          <table:table-cell office:value-type="float" office:value="-838.5" table:style-name="ce1">
            <text:p>-838,5</text:p>
          </table:table-cell>
          <table:table-cell office:value-type="float" office:value="322.10000000000002" table:style-name="ce1">
            <text:p>322,1</text:p>
          </table:table-cell>
          <table:table-cell office:value-type="float" office:value="735.3" table:style-name="ce1">
            <text:p>735,3</text:p>
          </table:table-cell>
          <table:table-cell office:value-type="float" office:value="-186.7" table:style-name="ce1">
            <text:p>-186,7</text:p>
          </table:table-cell>
          <table:table-cell office:value-type="float" office:value="340.4" table:style-name="ce1">
            <text:p>340,4</text:p>
          </table:table-cell>
          <table:table-cell office:value-type="float" office:value="-929.1" table:style-name="ce1">
            <text:p>-929,1</text:p>
          </table:table-cell>
          <table:table-cell office:value-type="float" office:value="-357.2" table:style-name="ce1">
            <text:p>-357,2</text:p>
          </table:table-cell>
          <table:table-cell office:value-type="float" office:value="599.5" table:style-name="ce1">
            <text:p>599,5</text:p>
          </table:table-cell>
          <table:table-cell office:value-type="float" office:value="794" table:style-name="ce1">
            <text:p>794</text:p>
          </table:table-cell>
          <table:table-cell office:value-type="float" office:value="583.9" table:style-name="ce1">
            <text:p>583,9</text:p>
          </table:table-cell>
          <table:table-cell office:value-type="float" office:value="-776.4" table:style-name="ce1">
            <text:p>-776,4</text:p>
          </table:table-cell>
          <table:table-cell table:number-columns-repeated="16344"/>
        </table:table-row>
        <table:table-row table:style-name="ro1">
          <table:table-cell office:value-type="float" office:value="-274.10000000000002" table:style-name="ce1">
            <text:p>-274,1</text:p>
          </table:table-cell>
          <table:table-cell office:value-type="float" office:value="-87" table:style-name="ce1">
            <text:p>-87</text:p>
          </table:table-cell>
          <table:table-cell office:value-type="float" office:value="-211.4" table:style-name="ce1">
            <text:p>-211,4</text:p>
          </table:table-cell>
          <table:table-cell office:value-type="float" office:value="367.7" table:style-name="ce1">
            <text:p>367,7</text:p>
          </table:table-cell>
          <table:table-cell office:value-type="float" office:value="-592.20000000000005" table:style-name="ce1">
            <text:p>-592,2</text:p>
          </table:table-cell>
          <table:table-cell office:value-type="float" office:value="-966.9" table:style-name="ce1">
            <text:p>-966,9</text:p>
          </table:table-cell>
          <table:table-cell office:value-type="float" office:value="-770" table:style-name="ce1">
            <text:p>-770</text:p>
          </table:table-cell>
          <table:table-cell office:value-type="float" office:value="974.6" table:style-name="ce1">
            <text:p>974,6</text:p>
          </table:table-cell>
          <table:table-cell office:value-type="float" office:value="293.60000000000002" table:style-name="ce1">
            <text:p>293,6</text:p>
          </table:table-cell>
          <table:table-cell office:value-type="float" office:value="120.3" table:style-name="ce1">
            <text:p>120,3</text:p>
          </table:table-cell>
          <table:table-cell office:value-type="float" office:value="-829.8" table:style-name="ce1">
            <text:p>-829,8</text:p>
          </table:table-cell>
          <table:table-cell office:value-type="float" office:value="215" table:style-name="ce1">
            <text:p>215</text:p>
          </table:table-cell>
          <table:table-cell office:value-type="float" office:value="54.5" table:style-name="ce1">
            <text:p>54,5</text:p>
          </table:table-cell>
          <table:table-cell office:value-type="float" office:value="-566.4" table:style-name="ce1">
            <text:p>-566,4</text:p>
          </table:table-cell>
          <table:table-cell office:value-type="float" office:value="409" table:style-name="ce1">
            <text:p>409</text:p>
          </table:table-cell>
          <table:table-cell office:value-type="float" office:value="654.1" table:style-name="ce1">
            <text:p>654,1</text:p>
          </table:table-cell>
          <table:table-cell office:value-type="float" office:value="-491.4" table:style-name="ce1">
            <text:p>-491,4</text:p>
          </table:table-cell>
          <table:table-cell office:value-type="float" office:value="424.7" table:style-name="ce1">
            <text:p>424,7</text:p>
          </table:table-cell>
          <table:table-cell office:value-type="float" office:value="-518.5" table:style-name="ce1">
            <text:p>-518,5</text:p>
          </table:table-cell>
          <table:table-cell office:value-type="float" office:value="-358" table:style-name="ce1">
            <text:p>-358</text:p>
          </table:table-cell>
          <table:table-cell office:value-type="float" office:value="313.89999999999998" table:style-name="ce1">
            <text:p>313,9</text:p>
          </table:table-cell>
          <table:table-cell office:value-type="float" office:value="187.4" table:style-name="ce1">
            <text:p>187,4</text:p>
          </table:table-cell>
          <table:table-cell office:value-type="float" office:value="255.7" table:style-name="ce1">
            <text:p>255,7</text:p>
          </table:table-cell>
          <table:table-cell office:value-type="float" office:value="37.6" table:style-name="ce1">
            <text:p>37,6</text:p>
          </table:table-cell>
          <table:table-cell office:value-type="float" office:value="767" table:style-name="ce1">
            <text:p>767</text:p>
          </table:table-cell>
          <table:table-cell office:value-type="float" office:value="-902.7" table:style-name="ce1">
            <text:p>-902,7</text:p>
          </table:table-cell>
          <table:table-cell office:value-type="float" office:value="-819.3" table:style-name="ce1">
            <text:p>-819,3</text:p>
          </table:table-cell>
          <table:table-cell office:value-type="float" office:value="847.7" table:style-name="ce1">
            <text:p>847,7</text:p>
          </table:table-cell>
          <table:table-cell office:value-type="float" office:value="376.7" table:style-name="ce1">
            <text:p>376,7</text:p>
          </table:table-cell>
          <table:table-cell office:value-type="float" office:value="112.6" table:style-name="ce1">
            <text:p>112,6</text:p>
          </table:table-cell>
          <table:table-cell office:value-type="float" office:value="-519.4" table:style-name="ce1">
            <text:p>-519,4</text:p>
          </table:table-cell>
          <table:table-cell office:value-type="float" office:value="528.70000000000005" table:style-name="ce1">
            <text:p>528,7</text:p>
          </table:table-cell>
          <table:table-cell office:value-type="float" office:value="912.3" table:style-name="ce1">
            <text:p>912,3</text:p>
          </table:table-cell>
          <table:table-cell office:value-type="float" office:value="-970.4" table:style-name="ce1">
            <text:p>-970,4</text:p>
          </table:table-cell>
          <table:table-cell office:value-type="float" office:value="-613.5" table:style-name="ce1">
            <text:p>-613,5</text:p>
          </table:table-cell>
          <table:table-cell office:value-type="float" office:value="-715.2" table:style-name="ce1">
            <text:p>-715,2</text:p>
          </table:table-cell>
          <table:table-cell office:value-type="float" office:value="518.70000000000005" table:style-name="ce1">
            <text:p>518,7</text:p>
          </table:table-cell>
          <table:table-cell office:value-type="float" office:value="173.9" table:style-name="ce1">
            <text:p>173,9</text:p>
          </table:table-cell>
          <table:table-cell office:value-type="float" office:value="292.7" table:style-name="ce1">
            <text:p>292,7</text:p>
          </table:table-cell>
          <table:table-cell office:value-type="float" office:value="-99.9" table:style-name="ce1">
            <text:p>-99,9</text:p>
          </table:table-cell>
          <table:table-cell table:number-columns-repeated="16344"/>
        </table:table-row>
        <table:table-row table:style-name="ro1">
          <table:table-cell office:value-type="float" office:value="174.2" table:style-name="ce1">
            <text:p>174,2</text:p>
          </table:table-cell>
          <table:table-cell office:value-type="float" office:value="856.3" table:style-name="ce1">
            <text:p>856,3</text:p>
          </table:table-cell>
          <table:table-cell office:value-type="float" office:value="54.7" table:style-name="ce1">
            <text:p>54,7</text:p>
          </table:table-cell>
          <table:table-cell office:value-type="float" office:value="-600.4" table:style-name="ce1">
            <text:p>-600,4</text:p>
          </table:table-cell>
          <table:table-cell office:value-type="float" office:value="689.8" table:style-name="ce1">
            <text:p>689,8</text:p>
          </table:table-cell>
          <table:table-cell office:value-type="float" office:value="-27.7" table:style-name="ce1">
            <text:p>-27,7</text:p>
          </table:table-cell>
          <table:table-cell office:value-type="float" office:value="-918.1" table:style-name="ce1">
            <text:p>-918,1</text:p>
          </table:table-cell>
          <table:table-cell office:value-type="float" office:value="-215.3" table:style-name="ce1">
            <text:p>-215,3</text:p>
          </table:table-cell>
          <table:table-cell office:value-type="float" office:value="-776.7" table:style-name="ce1">
            <text:p>-776,7</text:p>
          </table:table-cell>
          <table:table-cell office:value-type="float" office:value="847.7" table:style-name="ce1">
            <text:p>847,7</text:p>
          </table:table-cell>
          <table:table-cell office:value-type="float" office:value="-906.1" table:style-name="ce1">
            <text:p>-906,1</text:p>
          </table:table-cell>
          <table:table-cell office:value-type="float" office:value="487.3" table:style-name="ce1">
            <text:p>487,3</text:p>
          </table:table-cell>
          <table:table-cell office:value-type="float" office:value="782.7" table:style-name="ce1">
            <text:p>782,7</text:p>
          </table:table-cell>
          <table:table-cell office:value-type="float" office:value="946.8" table:style-name="ce1">
            <text:p>946,8</text:p>
          </table:table-cell>
          <table:table-cell office:value-type="float" office:value="254.2" table:style-name="ce1">
            <text:p>254,2</text:p>
          </table:table-cell>
          <table:table-cell office:value-type="float" office:value="144.69999999999999" table:style-name="ce1">
            <text:p>144,7</text:p>
          </table:table-cell>
          <table:table-cell office:value-type="float" office:value="711" table:style-name="ce1">
            <text:p>711</text:p>
          </table:table-cell>
          <table:table-cell office:value-type="float" office:value="467.1" table:style-name="ce1">
            <text:p>467,1</text:p>
          </table:table-cell>
          <table:table-cell office:value-type="float" office:value="-93.1" table:style-name="ce1">
            <text:p>-93,1</text:p>
          </table:table-cell>
          <table:table-cell office:value-type="float" office:value="-685.6" table:style-name="ce1">
            <text:p>-685,6</text:p>
          </table:table-cell>
          <table:table-cell office:value-type="float" office:value="94.9" table:style-name="ce1">
            <text:p>94,9</text:p>
          </table:table-cell>
          <table:table-cell office:value-type="float" office:value="-189.9" table:style-name="ce1">
            <text:p>-189,9</text:p>
          </table:table-cell>
          <table:table-cell office:value-type="float" office:value="948.3" table:style-name="ce1">
            <text:p>948,3</text:p>
          </table:table-cell>
          <table:table-cell office:value-type="float" office:value="-61.6" table:style-name="ce1">
            <text:p>-61,6</text:p>
          </table:table-cell>
          <table:table-cell office:value-type="float" office:value="-400.3" table:style-name="ce1">
            <text:p>-400,3</text:p>
          </table:table-cell>
          <table:table-cell office:value-type="float" office:value="-513.6" table:style-name="ce1">
            <text:p>-513,6</text:p>
          </table:table-cell>
          <table:table-cell office:value-type="float" office:value="-865.7" table:style-name="ce1">
            <text:p>-865,7</text:p>
          </table:table-cell>
          <table:table-cell office:value-type="float" office:value="-725.3" table:style-name="ce1">
            <text:p>-725,3</text:p>
          </table:table-cell>
          <table:table-cell office:value-type="float" office:value="74.5" table:style-name="ce1">
            <text:p>74,5</text:p>
          </table:table-cell>
          <table:table-cell office:value-type="float" office:value="-777.1" table:style-name="ce1">
            <text:p>-777,1</text:p>
          </table:table-cell>
          <table:table-cell office:value-type="float" office:value="181.1" table:style-name="ce1">
            <text:p>181,1</text:p>
          </table:table-cell>
          <table:table-cell office:value-type="float" office:value="731.9" table:style-name="ce1">
            <text:p>731,9</text:p>
          </table:table-cell>
          <table:table-cell office:value-type="float" office:value="-829.9" table:style-name="ce1">
            <text:p>-829,9</text:p>
          </table:table-cell>
          <table:table-cell office:value-type="float" office:value="75.5" table:style-name="ce1">
            <text:p>75,5</text:p>
          </table:table-cell>
          <table:table-cell office:value-type="float" office:value="-564.29999999999995" table:style-name="ce1">
            <text:p>-564,3</text:p>
          </table:table-cell>
          <table:table-cell office:value-type="float" office:value="-554.79999999999995" table:style-name="ce1">
            <text:p>-554,8</text:p>
          </table:table-cell>
          <table:table-cell office:value-type="float" office:value="-367" table:style-name="ce1">
            <text:p>-367</text:p>
          </table:table-cell>
          <table:table-cell office:value-type="float" office:value="926" table:style-name="ce1">
            <text:p>926</text:p>
          </table:table-cell>
          <table:table-cell office:value-type="float" office:value="865.2" table:style-name="ce1">
            <text:p>865,2</text:p>
          </table:table-cell>
          <table:table-cell office:value-type="float" office:value="410.2" table:style-name="ce1">
            <text:p>410,2</text:p>
          </table:table-cell>
          <table:table-cell table:number-columns-repeated="16344"/>
        </table:table-row>
        <table:table-row table:style-name="ro1">
          <table:table-cell office:value-type="float" office:value="110.4" table:style-name="ce1">
            <text:p>110,4</text:p>
          </table:table-cell>
          <table:table-cell office:value-type="float" office:value="906.5" table:style-name="ce1">
            <text:p>906,5</text:p>
          </table:table-cell>
          <table:table-cell office:value-type="float" office:value="307.39999999999998" table:style-name="ce1">
            <text:p>307,4</text:p>
          </table:table-cell>
          <table:table-cell office:value-type="float" office:value="-305" table:style-name="ce1">
            <text:p>-305</text:p>
          </table:table-cell>
          <table:table-cell office:value-type="float" office:value="-132.30000000000001" table:style-name="ce1">
            <text:p>-132,3</text:p>
          </table:table-cell>
          <table:table-cell office:value-type="float" office:value="-727.2" table:style-name="ce1">
            <text:p>-727,2</text:p>
          </table:table-cell>
          <table:table-cell office:value-type="float" office:value="-548.20000000000005" table:style-name="ce1">
            <text:p>-548,2</text:p>
          </table:table-cell>
          <table:table-cell office:value-type="float" office:value="65" table:style-name="ce1">
            <text:p>65</text:p>
          </table:table-cell>
          <table:table-cell office:value-type="float" office:value="-968.7" table:style-name="ce1">
            <text:p>-968,7</text:p>
          </table:table-cell>
          <table:table-cell office:value-type="float" office:value="-161.6" table:style-name="ce1">
            <text:p>-161,6</text:p>
          </table:table-cell>
          <table:table-cell office:value-type="float" office:value="192.1" table:style-name="ce1">
            <text:p>192,1</text:p>
          </table:table-cell>
          <table:table-cell office:value-type="float" office:value="168.5" table:style-name="ce1">
            <text:p>168,5</text:p>
          </table:table-cell>
          <table:table-cell office:value-type="float" office:value="-524" table:style-name="ce1">
            <text:p>-524</text:p>
          </table:table-cell>
          <table:table-cell office:value-type="float" office:value="-714.9" table:style-name="ce1">
            <text:p>-714,9</text:p>
          </table:table-cell>
          <table:table-cell office:value-type="float" office:value="-933.5" table:style-name="ce1">
            <text:p>-933,5</text:p>
          </table:table-cell>
          <table:table-cell office:value-type="float" office:value="-196.8" table:style-name="ce1">
            <text:p>-196,8</text:p>
          </table:table-cell>
          <table:table-cell office:value-type="float" office:value="-979.6" table:style-name="ce1">
            <text:p>-979,6</text:p>
          </table:table-cell>
          <table:table-cell office:value-type="float" office:value="-387.3" table:style-name="ce1">
            <text:p>-387,3</text:p>
          </table:table-cell>
          <table:table-cell office:value-type="float" office:value="139" table:style-name="ce1">
            <text:p>139</text:p>
          </table:table-cell>
          <table:table-cell office:value-type="float" office:value="956.9" table:style-name="ce1">
            <text:p>956,9</text:p>
          </table:table-cell>
          <table:table-cell office:value-type="float" office:value="219.9" table:style-name="ce1">
            <text:p>219,9</text:p>
          </table:table-cell>
          <table:table-cell office:value-type="float" office:value="-294.60000000000002" table:style-name="ce1">
            <text:p>-294,6</text:p>
          </table:table-cell>
          <table:table-cell office:value-type="float" office:value="849.5" table:style-name="ce1">
            <text:p>849,5</text:p>
          </table:table-cell>
          <table:table-cell office:value-type="float" office:value="-858" table:style-name="ce1">
            <text:p>-858</text:p>
          </table:table-cell>
          <table:table-cell office:value-type="float" office:value="-538.9" table:style-name="ce1">
            <text:p>-538,9</text:p>
          </table:table-cell>
          <table:table-cell office:value-type="float" office:value="121.8" table:style-name="ce1">
            <text:p>121,8</text:p>
          </table:table-cell>
          <table:table-cell office:value-type="float" office:value="-521.29999999999995" table:style-name="ce1">
            <text:p>-521,3</text:p>
          </table:table-cell>
          <table:table-cell office:value-type="float" office:value="869.5" table:style-name="ce1">
            <text:p>869,5</text:p>
          </table:table-cell>
          <table:table-cell office:value-type="float" office:value="649.9" table:style-name="ce1">
            <text:p>649,9</text:p>
          </table:table-cell>
          <table:table-cell office:value-type="float" office:value="-914.3" table:style-name="ce1">
            <text:p>-914,3</text:p>
          </table:table-cell>
          <table:table-cell office:value-type="float" office:value="134.19999999999999" table:style-name="ce1">
            <text:p>134,2</text:p>
          </table:table-cell>
          <table:table-cell office:value-type="float" office:value="45.8" table:style-name="ce1">
            <text:p>45,8</text:p>
          </table:table-cell>
          <table:table-cell office:value-type="float" office:value="648.70000000000005" table:style-name="ce1">
            <text:p>648,7</text:p>
          </table:table-cell>
          <table:table-cell office:value-type="float" office:value="-274.39999999999998" table:style-name="ce1">
            <text:p>-274,4</text:p>
          </table:table-cell>
          <table:table-cell office:value-type="float" office:value="219.2" table:style-name="ce1">
            <text:p>219,2</text:p>
          </table:table-cell>
          <table:table-cell office:value-type="float" office:value="-432.8" table:style-name="ce1">
            <text:p>-432,8</text:p>
          </table:table-cell>
          <table:table-cell office:value-type="float" office:value="772.1" table:style-name="ce1">
            <text:p>772,1</text:p>
          </table:table-cell>
          <table:table-cell office:value-type="float" office:value="130.19999999999999" table:style-name="ce1">
            <text:p>130,2</text:p>
          </table:table-cell>
          <table:table-cell office:value-type="float" office:value="-276.10000000000002" table:style-name="ce1">
            <text:p>-276,1</text:p>
          </table:table-cell>
          <table:table-cell office:value-type="float" office:value="161.19999999999999" table:style-name="ce1">
            <text:p>161,2</text:p>
          </table:table-cell>
          <table:table-cell table:number-columns-repeated="16344"/>
        </table:table-row>
        <table:table-row table:style-name="ro1">
          <table:table-cell office:value-type="float" office:value="-918.3" table:style-name="ce1">
            <text:p>-918,3</text:p>
          </table:table-cell>
          <table:table-cell office:value-type="float" office:value="-965.9" table:style-name="ce1">
            <text:p>-965,9</text:p>
          </table:table-cell>
          <table:table-cell office:value-type="float" office:value="651.20000000000005" table:style-name="ce1">
            <text:p>651,2</text:p>
          </table:table-cell>
          <table:table-cell office:value-type="float" office:value="-195.5" table:style-name="ce1">
            <text:p>-195,5</text:p>
          </table:table-cell>
          <table:table-cell office:value-type="float" office:value="394" table:style-name="ce1">
            <text:p>394</text:p>
          </table:table-cell>
          <table:table-cell office:value-type="float" office:value="70.099999999999994" table:style-name="ce1">
            <text:p>70,1</text:p>
          </table:table-cell>
          <table:table-cell office:value-type="float" office:value="-148.80000000000001" table:style-name="ce1">
            <text:p>-148,8</text:p>
          </table:table-cell>
          <table:table-cell office:value-type="float" office:value="499.7" table:style-name="ce1">
            <text:p>499,7</text:p>
          </table:table-cell>
          <table:table-cell office:value-type="float" office:value="72.2" table:style-name="ce1">
            <text:p>72,2</text:p>
          </table:table-cell>
          <table:table-cell office:value-type="float" office:value="161.19999999999999" table:style-name="ce1">
            <text:p>161,2</text:p>
          </table:table-cell>
          <table:table-cell office:value-type="float" office:value="265.5" table:style-name="ce1">
            <text:p>265,5</text:p>
          </table:table-cell>
          <table:table-cell office:value-type="float" office:value="159.80000000000001" table:style-name="ce1">
            <text:p>159,8</text:p>
          </table:table-cell>
          <table:table-cell office:value-type="float" office:value="208.4" table:style-name="ce1">
            <text:p>208,4</text:p>
          </table:table-cell>
          <table:table-cell office:value-type="float" office:value="-655.29999999999995" table:style-name="ce1">
            <text:p>-655,3</text:p>
          </table:table-cell>
          <table:table-cell office:value-type="float" office:value="509.1" table:style-name="ce1">
            <text:p>509,1</text:p>
          </table:table-cell>
          <table:table-cell office:value-type="float" office:value="-47.4" table:style-name="ce1">
            <text:p>-47,4</text:p>
          </table:table-cell>
          <table:table-cell office:value-type="float" office:value="-32.9" table:style-name="ce1">
            <text:p>-32,9</text:p>
          </table:table-cell>
          <table:table-cell office:value-type="float" office:value="-46.8" table:style-name="ce1">
            <text:p>-46,8</text:p>
          </table:table-cell>
          <table:table-cell office:value-type="float" office:value="-333.5" table:style-name="ce1">
            <text:p>-333,5</text:p>
          </table:table-cell>
          <table:table-cell office:value-type="float" office:value="772.6" table:style-name="ce1">
            <text:p>772,6</text:p>
          </table:table-cell>
          <table:table-cell office:value-type="float" office:value="87.3" table:style-name="ce1">
            <text:p>87,3</text:p>
          </table:table-cell>
          <table:table-cell office:value-type="float" office:value="-609.4" table:style-name="ce1">
            <text:p>-609,4</text:p>
          </table:table-cell>
          <table:table-cell office:value-type="float" office:value="-770.5" table:style-name="ce1">
            <text:p>-770,5</text:p>
          </table:table-cell>
          <table:table-cell office:value-type="float" office:value="-62.4" table:style-name="ce1">
            <text:p>-62,4</text:p>
          </table:table-cell>
          <table:table-cell office:value-type="float" office:value="973.8" table:style-name="ce1">
            <text:p>973,8</text:p>
          </table:table-cell>
          <table:table-cell office:value-type="float" office:value="-405.6" table:style-name="ce1">
            <text:p>-405,6</text:p>
          </table:table-cell>
          <table:table-cell office:value-type="float" office:value="-225.2" table:style-name="ce1">
            <text:p>-225,2</text:p>
          </table:table-cell>
          <table:table-cell office:value-type="float" office:value="-717.9" table:style-name="ce1">
            <text:p>-717,9</text:p>
          </table:table-cell>
          <table:table-cell office:value-type="float" office:value="227.2" table:style-name="ce1">
            <text:p>227,2</text:p>
          </table:table-cell>
          <table:table-cell office:value-type="float" office:value="-345.2" table:style-name="ce1">
            <text:p>-345,2</text:p>
          </table:table-cell>
          <table:table-cell office:value-type="float" office:value="-129" table:style-name="ce1">
            <text:p>-129</text:p>
          </table:table-cell>
          <table:table-cell office:value-type="float" office:value="-453.2" table:style-name="ce1">
            <text:p>-453,2</text:p>
          </table:table-cell>
          <table:table-cell office:value-type="float" office:value="-471.2" table:style-name="ce1">
            <text:p>-471,2</text:p>
          </table:table-cell>
          <table:table-cell office:value-type="float" office:value="486" table:style-name="ce1">
            <text:p>486</text:p>
          </table:table-cell>
          <table:table-cell office:value-type="float" office:value="-454.5" table:style-name="ce1">
            <text:p>-454,5</text:p>
          </table:table-cell>
          <table:table-cell office:value-type="float" office:value="-123.6" table:style-name="ce1">
            <text:p>-123,6</text:p>
          </table:table-cell>
          <table:table-cell office:value-type="float" office:value="-644.79999999999995" table:style-name="ce1">
            <text:p>-644,8</text:p>
          </table:table-cell>
          <table:table-cell office:value-type="float" office:value="-664.9" table:style-name="ce1">
            <text:p>-664,9</text:p>
          </table:table-cell>
          <table:table-cell office:value-type="float" office:value="-315.2" table:style-name="ce1">
            <text:p>-315,2</text:p>
          </table:table-cell>
          <table:table-cell office:value-type="float" office:value="667.7" table:style-name="ce1">
            <text:p>667,7</text:p>
          </table:table-cell>
          <table:table-cell table:number-columns-repeated="16344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712.3" table:style-name="ce1">
            <text:p>712,3</text:p>
          </table:table-cell>
          <table:table-cell office:value-type="float" office:value="71.5" table:style-name="ce1">
            <text:p>71,5</text:p>
          </table:table-cell>
          <table:table-cell office:value-type="float" office:value="609" table:style-name="ce1">
            <text:p>609</text:p>
          </table:table-cell>
          <table:table-cell office:value-type="float" office:value="-19.3" table:style-name="ce1">
            <text:p>-19,3</text:p>
          </table:table-cell>
          <table:table-cell office:value-type="float" office:value="-285.3" table:style-name="ce1">
            <text:p>-285,3</text:p>
          </table:table-cell>
          <table:table-cell office:value-type="float" office:value="-489.3" table:style-name="ce1">
            <text:p>-489,3</text:p>
          </table:table-cell>
          <table:table-cell office:value-type="float" office:value="-422.9" table:style-name="ce1">
            <text:p>-422,9</text:p>
          </table:table-cell>
          <table:table-cell office:value-type="float" office:value="830.6" table:style-name="ce1">
            <text:p>830,6</text:p>
          </table:table-cell>
          <table:table-cell office:value-type="float" office:value="-833.4" table:style-name="ce1">
            <text:p>-833,4</text:p>
          </table:table-cell>
          <table:table-cell office:value-type="float" office:value="536.4" table:style-name="ce1">
            <text:p>536,4</text:p>
          </table:table-cell>
          <table:table-cell office:value-type="float" office:value="-33.6" table:style-name="ce1">
            <text:p>-33,6</text:p>
          </table:table-cell>
          <table:table-cell office:value-type="float" office:value="401.7" table:style-name="ce1">
            <text:p>401,7</text:p>
          </table:table-cell>
          <table:table-cell office:value-type="float" office:value="993.2" table:style-name="ce1">
            <text:p>993,2</text:p>
          </table:table-cell>
          <table:table-cell office:value-type="float" office:value="661.2" table:style-name="ce1">
            <text:p>661,2</text:p>
          </table:table-cell>
          <table:table-cell office:value-type="float" office:value="472" table:style-name="ce1">
            <text:p>472</text:p>
          </table:table-cell>
          <table:table-cell office:value-type="float" office:value="796" table:style-name="ce1">
            <text:p>796</text:p>
          </table:table-cell>
          <table:table-cell office:value-type="float" office:value="463" table:style-name="ce1">
            <text:p>463</text:p>
          </table:table-cell>
          <table:table-cell office:value-type="float" office:value="743" table:style-name="ce1">
            <text:p>743</text:p>
          </table:table-cell>
          <table:table-cell office:value-type="float" office:value="-922" table:style-name="ce1">
            <text:p>-922</text:p>
          </table:table-cell>
          <table:table-cell office:value-type="float" office:value="-414.4" table:style-name="ce1">
            <text:p>-414,4</text:p>
          </table:table-cell>
          <table:table-cell office:value-type="float" office:value="118.5" table:style-name="ce1">
            <text:p>118,5</text:p>
          </table:table-cell>
          <table:table-cell office:value-type="float" office:value="16.7" table:style-name="ce1">
            <text:p>16,7</text:p>
          </table:table-cell>
          <table:table-cell office:value-type="float" office:value="-606.29999999999995" table:style-name="ce1">
            <text:p>-606,3</text:p>
          </table:table-cell>
          <table:table-cell office:value-type="float" office:value="643.5" table:style-name="ce1">
            <text:p>643,5</text:p>
          </table:table-cell>
          <table:table-cell office:value-type="float" office:value="934.2" table:style-name="ce1">
            <text:p>934,2</text:p>
          </table:table-cell>
          <table:table-cell office:value-type="float" office:value="-935.7" table:style-name="ce1">
            <text:p>-935,7</text:p>
          </table:table-cell>
          <table:table-cell office:value-type="float" office:value="95.9" table:style-name="ce1">
            <text:p>95,9</text:p>
          </table:table-cell>
          <table:table-cell office:value-type="float" office:value="-97.9" table:style-name="ce1">
            <text:p>-97,9</text:p>
          </table:table-cell>
          <table:table-cell office:value-type="float" office:value="656.4" table:style-name="ce1">
            <text:p>656,4</text:p>
          </table:table-cell>
          <table:table-cell office:value-type="float" office:value="550.70000000000005" table:style-name="ce1">
            <text:p>550,7</text:p>
          </table:table-cell>
          <table:table-cell office:value-type="float" office:value="-19.600000000000001" table:style-name="ce1">
            <text:p>-19,6</text:p>
          </table:table-cell>
          <table:table-cell office:value-type="float" office:value="360.5" table:style-name="ce1">
            <text:p>360,5</text:p>
          </table:table-cell>
          <table:table-cell office:value-type="float" office:value="-166.6" table:style-name="ce1">
            <text:p>-166,6</text:p>
          </table:table-cell>
          <table:table-cell office:value-type="float" office:value="446.7" table:style-name="ce1">
            <text:p>446,7</text:p>
          </table:table-cell>
          <table:table-cell office:value-type="float" office:value="921.2" table:style-name="ce1">
            <text:p>921,2</text:p>
          </table:table-cell>
          <table:table-cell office:value-type="float" office:value="-333" table:style-name="ce1">
            <text:p>-333</text:p>
          </table:table-cell>
          <table:table-cell office:value-type="float" office:value="-413" table:style-name="ce1">
            <text:p>-413</text:p>
          </table:table-cell>
          <table:table-cell office:value-type="float" office:value="-122.4" table:style-name="ce1">
            <text:p>-122,4</text:p>
          </table:table-cell>
          <table:table-cell office:value-type="float" office:value="942.4" table:style-name="ce1">
            <text:p>942,4</text:p>
          </table:table-cell>
          <table:table-cell table:number-columns-repeated="16344"/>
        </table:table-row>
        <table:table-row table:style-name="ro1">
          <table:table-cell office:value-type="float" office:value="-247.4" table:style-name="ce1">
            <text:p>-247,4</text:p>
          </table:table-cell>
          <table:table-cell office:value-type="float" office:value="-58.5" table:style-name="ce1">
            <text:p>-58,5</text:p>
          </table:table-cell>
          <table:table-cell office:value-type="float" office:value="-139.80000000000001" table:style-name="ce1">
            <text:p>-139,8</text:p>
          </table:table-cell>
          <table:table-cell office:value-type="float" office:value="-325.60000000000002" table:style-name="ce1">
            <text:p>-325,6</text:p>
          </table:table-cell>
          <table:table-cell office:value-type="float" office:value="563.79999999999995" table:style-name="ce1">
            <text:p>563,8</text:p>
          </table:table-cell>
          <table:table-cell office:value-type="float" office:value="-892.5" table:style-name="ce1">
            <text:p>-892,5</text:p>
          </table:table-cell>
          <table:table-cell office:value-type="float" office:value="-583.5" table:style-name="ce1">
            <text:p>-583,5</text:p>
          </table:table-cell>
          <table:table-cell office:value-type="float" office:value="669" table:style-name="ce1">
            <text:p>669</text:p>
          </table:table-cell>
          <table:table-cell office:value-type="float" office:value="664.8" table:style-name="ce1">
            <text:p>664,8</text:p>
          </table:table-cell>
          <table:table-cell office:value-type="float" office:value="-626.20000000000005" table:style-name="ce1">
            <text:p>-626,2</text:p>
          </table:table-cell>
          <table:table-cell office:value-type="float" office:value="219.1" table:style-name="ce1">
            <text:p>219,1</text:p>
          </table:table-cell>
          <table:table-cell office:value-type="float" office:value="989.1" table:style-name="ce1">
            <text:p>989,1</text:p>
          </table:table-cell>
          <table:table-cell office:value-type="float" office:value="-435.7" table:style-name="ce1">
            <text:p>-435,7</text:p>
          </table:table-cell>
          <table:table-cell office:value-type="float" office:value="-318.7" table:style-name="ce1">
            <text:p>-318,7</text:p>
          </table:table-cell>
          <table:table-cell office:value-type="float" office:value="-922.1" table:style-name="ce1">
            <text:p>-922,1</text:p>
          </table:table-cell>
          <table:table-cell office:value-type="float" office:value="213.9" table:style-name="ce1">
            <text:p>213,9</text:p>
          </table:table-cell>
          <table:table-cell office:value-type="float" office:value="-887.8" table:style-name="ce1">
            <text:p>-887,8</text:p>
          </table:table-cell>
          <table:table-cell office:value-type="float" office:value="-222.2" table:style-name="ce1">
            <text:p>-222,2</text:p>
          </table:table-cell>
          <table:table-cell office:value-type="float" office:value="206.5" table:style-name="ce1">
            <text:p>206,5</text:p>
          </table:table-cell>
          <table:table-cell office:value-type="float" office:value="-386.8" table:style-name="ce1">
            <text:p>-386,8</text:p>
          </table:table-cell>
          <table:table-cell office:value-type="float" office:value="-126.6" table:style-name="ce1">
            <text:p>-126,6</text:p>
          </table:table-cell>
          <table:table-cell office:value-type="float" office:value="-820.6" table:style-name="ce1">
            <text:p>-820,6</text:p>
          </table:table-cell>
          <table:table-cell office:value-type="float" office:value="-532.79999999999995" table:style-name="ce1">
            <text:p>-532,8</text:p>
          </table:table-cell>
          <table:table-cell office:value-type="float" office:value="-16.600000000000001" table:style-name="ce1">
            <text:p>-16,6</text:p>
          </table:table-cell>
          <table:table-cell office:value-type="float" office:value="-654.4" table:style-name="ce1">
            <text:p>-654,4</text:p>
          </table:table-cell>
          <table:table-cell office:value-type="float" office:value="779.5" table:style-name="ce1">
            <text:p>779,5</text:p>
          </table:table-cell>
          <table:table-cell office:value-type="float" office:value="333.3" table:style-name="ce1">
            <text:p>333,3</text:p>
          </table:table-cell>
          <table:table-cell office:value-type="float" office:value="966.7" table:style-name="ce1">
            <text:p>966,7</text:p>
          </table:table-cell>
          <table:table-cell office:value-type="float" office:value="826.4" table:style-name="ce1">
            <text:p>826,4</text:p>
          </table:table-cell>
          <table:table-cell office:value-type="float" office:value="-772.8" table:style-name="ce1">
            <text:p>-772,8</text:p>
          </table:table-cell>
          <table:table-cell office:value-type="float" office:value="746.4" table:style-name="ce1">
            <text:p>746,4</text:p>
          </table:table-cell>
          <table:table-cell office:value-type="float" office:value="-651.1" table:style-name="ce1">
            <text:p>-651,1</text:p>
          </table:table-cell>
          <table:table-cell office:value-type="float" office:value="731.8" table:style-name="ce1">
            <text:p>731,8</text:p>
          </table:table-cell>
          <table:table-cell office:value-type="float" office:value="957.3" table:style-name="ce1">
            <text:p>957,3</text:p>
          </table:table-cell>
          <table:table-cell office:value-type="float" office:value="273.8" table:style-name="ce1">
            <text:p>273,8</text:p>
          </table:table-cell>
          <table:table-cell office:value-type="float" office:value="-578.5" table:style-name="ce1">
            <text:p>-578,5</text:p>
          </table:table-cell>
          <table:table-cell office:value-type="float" office:value="135.5" table:style-name="ce1">
            <text:p>135,5</text:p>
          </table:table-cell>
          <table:table-cell office:value-type="float" office:value="442.7" table:style-name="ce1">
            <text:p>442,7</text:p>
          </table:table-cell>
          <table:table-cell office:value-type="float" office:value="-636" table:style-name="ce1">
            <text:p>-636</text:p>
          </table:table-cell>
          <table:table-cell office:value-type="float" office:value="793.4" table:style-name="ce1">
            <text:p>793,4</text:p>
          </table:table-cell>
          <table:table-cell table:number-columns-repeated="16344"/>
        </table:table-row>
        <table:table-row table:style-name="ro1">
          <table:table-cell office:value-type="float" office:value="629.1" table:style-name="ce1">
            <text:p>629,1</text:p>
          </table:table-cell>
          <table:table-cell office:value-type="float" office:value="-424.1" table:style-name="ce1">
            <text:p>-424,1</text:p>
          </table:table-cell>
          <table:table-cell office:value-type="float" office:value="89.8" table:style-name="ce1">
            <text:p>89,8</text:p>
          </table:table-cell>
          <table:table-cell office:value-type="float" office:value="-73.5" table:style-name="ce1">
            <text:p>-73,5</text:p>
          </table:table-cell>
          <table:table-cell office:value-type="float" office:value="222.2" table:style-name="ce1">
            <text:p>222,2</text:p>
          </table:table-cell>
          <table:table-cell office:value-type="float" office:value="-424.5" table:style-name="ce1">
            <text:p>-424,5</text:p>
          </table:table-cell>
          <table:table-cell office:value-type="float" office:value="60" table:style-name="ce1">
            <text:p>60</text:p>
          </table:table-cell>
          <table:table-cell office:value-type="float" office:value="-139" table:style-name="ce1">
            <text:p>-139</text:p>
          </table:table-cell>
          <table:table-cell office:value-type="float" office:value="-633" table:style-name="ce1">
            <text:p>-633</text:p>
          </table:table-cell>
          <table:table-cell office:value-type="float" office:value="-246.3" table:style-name="ce1">
            <text:p>-246,3</text:p>
          </table:table-cell>
          <table:table-cell office:value-type="float" office:value="-581.4" table:style-name="ce1">
            <text:p>-581,4</text:p>
          </table:table-cell>
          <table:table-cell office:value-type="float" office:value="-814.2" table:style-name="ce1">
            <text:p>-814,2</text:p>
          </table:table-cell>
          <table:table-cell office:value-type="float" office:value="-818.3" table:style-name="ce1">
            <text:p>-818,3</text:p>
          </table:table-cell>
          <table:table-cell office:value-type="float" office:value="-975.1" table:style-name="ce1">
            <text:p>-975,1</text:p>
          </table:table-cell>
          <table:table-cell office:value-type="float" office:value="-464.7" table:style-name="ce1">
            <text:p>-464,7</text:p>
          </table:table-cell>
          <table:table-cell office:value-type="float" office:value="761.1" table:style-name="ce1">
            <text:p>761,1</text:p>
          </table:table-cell>
          <table:table-cell office:value-type="float" office:value="715.2" table:style-name="ce1">
            <text:p>715,2</text:p>
          </table:table-cell>
          <table:table-cell office:value-type="float" office:value="4.5" table:style-name="ce1">
            <text:p>4,5</text:p>
          </table:table-cell>
          <table:table-cell office:value-type="float" office:value="768.8" table:style-name="ce1">
            <text:p>768,8</text:p>
          </table:table-cell>
          <table:table-cell office:value-type="float" office:value="912.1" table:style-name="ce1">
            <text:p>912,1</text:p>
          </table:table-cell>
          <table:table-cell office:value-type="float" office:value="681.9" table:style-name="ce1">
            <text:p>681,9</text:p>
          </table:table-cell>
          <table:table-cell office:value-type="float" office:value="-64" table:style-name="ce1">
            <text:p>-64</text:p>
          </table:table-cell>
          <table:table-cell office:value-type="float" office:value="1.5" table:style-name="ce1">
            <text:p>1,5</text:p>
          </table:table-cell>
          <table:table-cell office:value-type="float" office:value="-218.6" table:style-name="ce1">
            <text:p>-218,6</text:p>
          </table:table-cell>
          <table:table-cell office:value-type="float" office:value="824.6" table:style-name="ce1">
            <text:p>824,6</text:p>
          </table:table-cell>
          <table:table-cell office:value-type="float" office:value="-578.20000000000005" table:style-name="ce1">
            <text:p>-578,2</text:p>
          </table:table-cell>
          <table:table-cell office:value-type="float" office:value="217.8" table:style-name="ce1">
            <text:p>217,8</text:p>
          </table:table-cell>
          <table:table-cell office:value-type="float" office:value="86.8" table:style-name="ce1">
            <text:p>86,8</text:p>
          </table:table-cell>
          <table:table-cell office:value-type="float" office:value="-592" table:style-name="ce1">
            <text:p>-592</text:p>
          </table:table-cell>
          <table:table-cell office:value-type="float" office:value="-745.1" table:style-name="ce1">
            <text:p>-745,1</text:p>
          </table:table-cell>
          <table:table-cell office:value-type="float" office:value="-194.9" table:style-name="ce1">
            <text:p>-194,9</text:p>
          </table:table-cell>
          <table:table-cell office:value-type="float" office:value="857.3" table:style-name="ce1">
            <text:p>857,3</text:p>
          </table:table-cell>
          <table:table-cell office:value-type="float" office:value="886.8" table:style-name="ce1">
            <text:p>886,8</text:p>
          </table:table-cell>
          <table:table-cell office:value-type="float" office:value="89.5" table:style-name="ce1">
            <text:p>89,5</text:p>
          </table:table-cell>
          <table:table-cell office:value-type="float" office:value="-689.8" table:style-name="ce1">
            <text:p>-689,8</text:p>
          </table:table-cell>
          <table:table-cell office:value-type="float" office:value="-189.3" table:style-name="ce1">
            <text:p>-189,3</text:p>
          </table:table-cell>
          <table:table-cell office:value-type="float" office:value="-679.7" table:style-name="ce1">
            <text:p>-679,7</text:p>
          </table:table-cell>
          <table:table-cell office:value-type="float" office:value="-27.4" table:style-name="ce1">
            <text:p>-27,4</text:p>
          </table:table-cell>
          <table:table-cell office:value-type="float" office:value="-424.6" table:style-name="ce1">
            <text:p>-424,6</text:p>
          </table:table-cell>
          <table:table-cell office:value-type="float" office:value="394.2" table:style-name="ce1">
            <text:p>394,2</text:p>
          </table:table-cell>
          <table:table-cell table:number-columns-repeated="16344"/>
        </table:table-row>
        <table:table-row table:style-name="ro1">
          <table:table-cell office:value-type="float" office:value="417.3" table:style-name="ce1">
            <text:p>417,3</text:p>
          </table:table-cell>
          <table:table-cell office:value-type="float" office:value="-497.2" table:style-name="ce1">
            <text:p>-497,2</text:p>
          </table:table-cell>
          <table:table-cell office:value-type="float" office:value="-331.7" table:style-name="ce1">
            <text:p>-331,7</text:p>
          </table:table-cell>
          <table:table-cell office:value-type="float" office:value="645.70000000000005" table:style-name="ce1">
            <text:p>645,7</text:p>
          </table:table-cell>
          <table:table-cell office:value-type="float" office:value="-223.5" table:style-name="ce1">
            <text:p>-223,5</text:p>
          </table:table-cell>
          <table:table-cell office:value-type="float" office:value="-442" table:style-name="ce1">
            <text:p>-442</text:p>
          </table:table-cell>
          <table:table-cell office:value-type="float" office:value="594.6" table:style-name="ce1">
            <text:p>594,6</text:p>
          </table:table-cell>
          <table:table-cell office:value-type="float" office:value="-961.1" table:style-name="ce1">
            <text:p>-961,1</text:p>
          </table:table-cell>
          <table:table-cell office:value-type="float" office:value="-367.5" table:style-name="ce1">
            <text:p>-367,5</text:p>
          </table:table-cell>
          <table:table-cell office:value-type="float" office:value="-977.9" table:style-name="ce1">
            <text:p>-977,9</text:p>
          </table:table-cell>
          <table:table-cell office:value-type="float" office:value="604.5" table:style-name="ce1">
            <text:p>604,5</text:p>
          </table:table-cell>
          <table:table-cell office:value-type="float" office:value="394.4" table:style-name="ce1">
            <text:p>394,4</text:p>
          </table:table-cell>
          <table:table-cell office:value-type="float" office:value="-583.70000000000005" table:style-name="ce1">
            <text:p>-583,7</text:p>
          </table:table-cell>
          <table:table-cell office:value-type="float" office:value="-178.6" table:style-name="ce1">
            <text:p>-178,6</text:p>
          </table:table-cell>
          <table:table-cell office:value-type="float" office:value="-535.70000000000005" table:style-name="ce1">
            <text:p>-535,7</text:p>
          </table:table-cell>
          <table:table-cell office:value-type="float" office:value="959.3" table:style-name="ce1">
            <text:p>959,3</text:p>
          </table:table-cell>
          <table:table-cell office:value-type="float" office:value="229.3" table:style-name="ce1">
            <text:p>229,3</text:p>
          </table:table-cell>
          <table:table-cell office:value-type="float" office:value="-958.9" table:style-name="ce1">
            <text:p>-958,9</text:p>
          </table:table-cell>
          <table:table-cell office:value-type="float" office:value="402.1" table:style-name="ce1">
            <text:p>402,1</text:p>
          </table:table-cell>
          <table:table-cell office:value-type="float" office:value="-123.3" table:style-name="ce1">
            <text:p>-123,3</text:p>
          </table:table-cell>
          <table:table-cell office:value-type="float" office:value="-938.6" table:style-name="ce1">
            <text:p>-938,6</text:p>
          </table:table-cell>
          <table:table-cell office:value-type="float" office:value="918.6" table:style-name="ce1">
            <text:p>918,6</text:p>
          </table:table-cell>
          <table:table-cell office:value-type="float" office:value="559.9" table:style-name="ce1">
            <text:p>559,9</text:p>
          </table:table-cell>
          <table:table-cell office:value-type="float" office:value="-978.1" table:style-name="ce1">
            <text:p>-978,1</text:p>
          </table:table-cell>
          <table:table-cell office:value-type="float" office:value="779.7" table:style-name="ce1">
            <text:p>779,7</text:p>
          </table:table-cell>
          <table:table-cell office:value-type="float" office:value="-242.5" table:style-name="ce1">
            <text:p>-242,5</text:p>
          </table:table-cell>
          <table:table-cell office:value-type="float" office:value="-466.5" table:style-name="ce1">
            <text:p>-466,5</text:p>
          </table:table-cell>
          <table:table-cell office:value-type="float" office:value="-588.29999999999995" table:style-name="ce1">
            <text:p>-588,3</text:p>
          </table:table-cell>
          <table:table-cell office:value-type="float" office:value="-682.9" table:style-name="ce1">
            <text:p>-682,9</text:p>
          </table:table-cell>
          <table:table-cell office:value-type="float" office:value="923.6" table:style-name="ce1">
            <text:p>923,6</text:p>
          </table:table-cell>
          <table:table-cell office:value-type="float" office:value="-839.8" table:style-name="ce1">
            <text:p>-839,8</text:p>
          </table:table-cell>
          <table:table-cell office:value-type="float" office:value="-209.1" table:style-name="ce1">
            <text:p>-209,1</text:p>
          </table:table-cell>
          <table:table-cell office:value-type="float" office:value="770.1" table:style-name="ce1">
            <text:p>770,1</text:p>
          </table:table-cell>
          <table:table-cell office:value-type="float" office:value="533.1" table:style-name="ce1">
            <text:p>533,1</text:p>
          </table:table-cell>
          <table:table-cell office:value-type="float" office:value="235.8" table:style-name="ce1">
            <text:p>235,8</text:p>
          </table:table-cell>
          <table:table-cell office:value-type="float" office:value="-857.4" table:style-name="ce1">
            <text:p>-857,4</text:p>
          </table:table-cell>
          <table:table-cell office:value-type="float" office:value="-716.8" table:style-name="ce1">
            <text:p>-716,8</text:p>
          </table:table-cell>
          <table:table-cell office:value-type="float" office:value="180.9" table:style-name="ce1">
            <text:p>180,9</text:p>
          </table:table-cell>
          <table:table-cell office:value-type="float" office:value="-107.2" table:style-name="ce1">
            <text:p>-107,2</text:p>
          </table:table-cell>
          <table:table-cell office:value-type="float" office:value="-137.5" table:style-name="ce1">
            <text:p>-137,5</text:p>
          </table:table-cell>
          <table:table-cell table:number-columns-repeated="16344"/>
        </table:table-row>
        <table:table-row table:style-name="ro1">
          <table:table-cell office:value-type="float" office:value="-192.5" table:style-name="ce1">
            <text:p>-192,5</text:p>
          </table:table-cell>
          <table:table-cell office:value-type="float" office:value="-357.8" table:style-name="ce1">
            <text:p>-357,8</text:p>
          </table:table-cell>
          <table:table-cell office:value-type="float" office:value="700.2" table:style-name="ce1">
            <text:p>700,2</text:p>
          </table:table-cell>
          <table:table-cell office:value-type="float" office:value="99.1" table:style-name="ce1">
            <text:p>99,1</text:p>
          </table:table-cell>
          <table:table-cell office:value-type="float" office:value="-477.1" table:style-name="ce1">
            <text:p>-477,1</text:p>
          </table:table-cell>
          <table:table-cell office:value-type="float" office:value="-188.1" table:style-name="ce1">
            <text:p>-188,1</text:p>
          </table:table-cell>
          <table:table-cell office:value-type="float" office:value="-807.3" table:style-name="ce1">
            <text:p>-807,3</text:p>
          </table:table-cell>
          <table:table-cell office:value-type="float" office:value="-488" table:style-name="ce1">
            <text:p>-488</text:p>
          </table:table-cell>
          <table:table-cell office:value-type="float" office:value="505.1" table:style-name="ce1">
            <text:p>505,1</text:p>
          </table:table-cell>
          <table:table-cell office:value-type="float" office:value="-232" table:style-name="ce1">
            <text:p>-232</text:p>
          </table:table-cell>
          <table:table-cell office:value-type="float" office:value="-528.79999999999995" table:style-name="ce1">
            <text:p>-528,8</text:p>
          </table:table-cell>
          <table:table-cell office:value-type="float" office:value="316.3" table:style-name="ce1">
            <text:p>316,3</text:p>
          </table:table-cell>
          <table:table-cell office:value-type="float" office:value="638.4" table:style-name="ce1">
            <text:p>638,4</text:p>
          </table:table-cell>
          <table:table-cell office:value-type="float" office:value="652.5" table:style-name="ce1">
            <text:p>652,5</text:p>
          </table:table-cell>
          <table:table-cell office:value-type="float" office:value="-983.4" table:style-name="ce1">
            <text:p>-983,4</text:p>
          </table:table-cell>
          <table:table-cell office:value-type="float" office:value="966.7" table:style-name="ce1">
            <text:p>966,7</text:p>
          </table:table-cell>
          <table:table-cell office:value-type="float" office:value="93.2" table:style-name="ce1">
            <text:p>93,2</text:p>
          </table:table-cell>
          <table:table-cell office:value-type="float" office:value="740.7" table:style-name="ce1">
            <text:p>740,7</text:p>
          </table:table-cell>
          <table:table-cell office:value-type="float" office:value="434.5" table:style-name="ce1">
            <text:p>434,5</text:p>
          </table:table-cell>
          <table:table-cell office:value-type="float" office:value="952.9" table:style-name="ce1">
            <text:p>952,9</text:p>
          </table:table-cell>
          <table:table-cell office:value-type="float" office:value="-93.7" table:style-name="ce1">
            <text:p>-93,7</text:p>
          </table:table-cell>
          <table:table-cell office:value-type="float" office:value="314" table:style-name="ce1">
            <text:p>314</text:p>
          </table:table-cell>
          <table:table-cell office:value-type="float" office:value="633.70000000000005" table:style-name="ce1">
            <text:p>633,7</text:p>
          </table:table-cell>
          <table:table-cell office:value-type="float" office:value="331" table:style-name="ce1">
            <text:p>331</text:p>
          </table:table-cell>
          <table:table-cell office:value-type="float" office:value="902.3" table:style-name="ce1">
            <text:p>902,3</text:p>
          </table:table-cell>
          <table:table-cell office:value-type="float" office:value="104" table:style-name="ce1">
            <text:p>104</text:p>
          </table:table-cell>
          <table:table-cell office:value-type="float" office:value="246.9" table:style-name="ce1">
            <text:p>246,9</text:p>
          </table:table-cell>
          <table:table-cell office:value-type="float" office:value="999.4" table:style-name="ce1">
            <text:p>999,4</text:p>
          </table:table-cell>
          <table:table-cell office:value-type="float" office:value="-741.6" table:style-name="ce1">
            <text:p>-741,6</text:p>
          </table:table-cell>
          <table:table-cell office:value-type="float" office:value="-119.3" table:style-name="ce1">
            <text:p>-119,3</text:p>
          </table:table-cell>
          <table:table-cell office:value-type="float" office:value="-217.9" table:style-name="ce1">
            <text:p>-217,9</text:p>
          </table:table-cell>
          <table:table-cell office:value-type="float" office:value="-332.8" table:style-name="ce1">
            <text:p>-332,8</text:p>
          </table:table-cell>
          <table:table-cell office:value-type="float" office:value="714.7" table:style-name="ce1">
            <text:p>714,7</text:p>
          </table:table-cell>
          <table:table-cell office:value-type="float" office:value="-491.2" table:style-name="ce1">
            <text:p>-491,2</text:p>
          </table:table-cell>
          <table:table-cell office:value-type="float" office:value="590.20000000000005" table:style-name="ce1">
            <text:p>590,2</text:p>
          </table:table-cell>
          <table:table-cell office:value-type="float" office:value="-970.5" table:style-name="ce1">
            <text:p>-970,5</text:p>
          </table:table-cell>
          <table:table-cell office:value-type="float" office:value="-671.4" table:style-name="ce1">
            <text:p>-671,4</text:p>
          </table:table-cell>
          <table:table-cell office:value-type="float" office:value="107.6" table:style-name="ce1">
            <text:p>107,6</text:p>
          </table:table-cell>
          <table:table-cell office:value-type="float" office:value="239.7" table:style-name="ce1">
            <text:p>239,7</text:p>
          </table:table-cell>
          <table:table-cell office:value-type="float" office:value="-306.60000000000002" table:style-name="ce1">
            <text:p>-306,6</text:p>
          </table:table-cell>
          <table:table-cell table:number-columns-repeated="16344"/>
        </table:table-row>
        <table:table-row table:style-name="ro1">
          <table:table-cell office:value-type="float" office:value="-428.1" table:style-name="ce1">
            <text:p>-428,1</text:p>
          </table:table-cell>
          <table:table-cell office:value-type="float" office:value="249.8" table:style-name="ce1">
            <text:p>249,8</text:p>
          </table:table-cell>
          <table:table-cell office:value-type="float" office:value="93" table:style-name="ce1">
            <text:p>93</text:p>
          </table:table-cell>
          <table:table-cell office:value-type="float" office:value="5.5" table:style-name="ce1">
            <text:p>5,5</text:p>
          </table:table-cell>
          <table:table-cell office:value-type="float" office:value="693.6" table:style-name="ce1">
            <text:p>693,6</text:p>
          </table:table-cell>
          <table:table-cell office:value-type="float" office:value="556.4" table:style-name="ce1">
            <text:p>556,4</text:p>
          </table:table-cell>
          <table:table-cell office:value-type="float" office:value="250.2" table:style-name="ce1">
            <text:p>250,2</text:p>
          </table:table-cell>
          <table:table-cell office:value-type="float" office:value="55.9" table:style-name="ce1">
            <text:p>55,9</text:p>
          </table:table-cell>
          <table:table-cell office:value-type="float" office:value="-68.7" table:style-name="ce1">
            <text:p>-68,7</text:p>
          </table:table-cell>
          <table:table-cell office:value-type="float" office:value="777" table:style-name="ce1">
            <text:p>777</text:p>
          </table:table-cell>
          <table:table-cell office:value-type="float" office:value="641.9" table:style-name="ce1">
            <text:p>641,9</text:p>
          </table:table-cell>
          <table:table-cell office:value-type="float" office:value="-705.1" table:style-name="ce1">
            <text:p>-705,1</text:p>
          </table:table-cell>
          <table:table-cell office:value-type="float" office:value="-316.8" table:style-name="ce1">
            <text:p>-316,8</text:p>
          </table:table-cell>
          <table:table-cell office:value-type="float" office:value="-648.9" table:style-name="ce1">
            <text:p>-648,9</text:p>
          </table:table-cell>
          <table:table-cell office:value-type="float" office:value="-83.9" table:style-name="ce1">
            <text:p>-83,9</text:p>
          </table:table-cell>
          <table:table-cell office:value-type="float" office:value="208.7" table:style-name="ce1">
            <text:p>208,7</text:p>
          </table:table-cell>
          <table:table-cell office:value-type="float" office:value="780.2" table:style-name="ce1">
            <text:p>780,2</text:p>
          </table:table-cell>
          <table:table-cell office:value-type="float" office:value="137.5" table:style-name="ce1">
            <text:p>137,5</text:p>
          </table:table-cell>
          <table:table-cell office:value-type="float" office:value="-282.39999999999998" table:style-name="ce1">
            <text:p>-282,4</text:p>
          </table:table-cell>
          <table:table-cell office:value-type="float" office:value="-840.3" table:style-name="ce1">
            <text:p>-840,3</text:p>
          </table:table-cell>
          <table:table-cell office:value-type="float" office:value="-274.89999999999998" table:style-name="ce1">
            <text:p>-274,9</text:p>
          </table:table-cell>
          <table:table-cell office:value-type="float" office:value="-779.3" table:style-name="ce1">
            <text:p>-779,3</text:p>
          </table:table-cell>
          <table:table-cell office:value-type="float" office:value="746.4" table:style-name="ce1">
            <text:p>746,4</text:p>
          </table:table-cell>
          <table:table-cell office:value-type="float" office:value="681.6" table:style-name="ce1">
            <text:p>681,6</text:p>
          </table:table-cell>
          <table:table-cell office:value-type="float" office:value="-237.7" table:style-name="ce1">
            <text:p>-237,7</text:p>
          </table:table-cell>
          <table:table-cell office:value-type="float" office:value="-90.1" table:style-name="ce1">
            <text:p>-90,1</text:p>
          </table:table-cell>
          <table:table-cell office:value-type="float" office:value="-397" table:style-name="ce1">
            <text:p>-397</text:p>
          </table:table-cell>
          <table:table-cell office:value-type="float" office:value="639.6" table:style-name="ce1">
            <text:p>639,6</text:p>
          </table:table-cell>
          <table:table-cell office:value-type="float" office:value="719.7" table:style-name="ce1">
            <text:p>719,7</text:p>
          </table:table-cell>
          <table:table-cell office:value-type="float" office:value="-7.9" table:style-name="ce1">
            <text:p>-7,9</text:p>
          </table:table-cell>
          <table:table-cell office:value-type="float" office:value="-288.7" table:style-name="ce1">
            <text:p>-288,7</text:p>
          </table:table-cell>
          <table:table-cell office:value-type="float" office:value="411.4" table:style-name="ce1">
            <text:p>411,4</text:p>
          </table:table-cell>
          <table:table-cell office:value-type="float" office:value="843.2" table:style-name="ce1">
            <text:p>843,2</text:p>
          </table:table-cell>
          <table:table-cell office:value-type="float" office:value="605.20000000000005" table:style-name="ce1">
            <text:p>605,2</text:p>
          </table:table-cell>
          <table:table-cell office:value-type="float" office:value="434.3" table:style-name="ce1">
            <text:p>434,3</text:p>
          </table:table-cell>
          <table:table-cell office:value-type="float" office:value="355.4" table:style-name="ce1">
            <text:p>355,4</text:p>
          </table:table-cell>
          <table:table-cell office:value-type="float" office:value="-894" table:style-name="ce1">
            <text:p>-894</text:p>
          </table:table-cell>
          <table:table-cell office:value-type="float" office:value="314.89999999999998" table:style-name="ce1">
            <text:p>314,9</text:p>
          </table:table-cell>
          <table:table-cell office:value-type="float" office:value="-910.5" table:style-name="ce1">
            <text:p>-910,5</text:p>
          </table:table-cell>
          <table:table-cell office:value-type="float" office:value="675.1" table:style-name="ce1">
            <text:p>675,1</text:p>
          </table:table-cell>
          <table:table-cell table:number-columns-repeated="16344"/>
        </table:table-row>
        <table:table-row table:style-name="ro1">
          <table:table-cell office:value-type="float" office:value="357.1" table:style-name="ce1">
            <text:p>357,1</text:p>
          </table:table-cell>
          <table:table-cell office:value-type="float" office:value="760.4" table:style-name="ce1">
            <text:p>760,4</text:p>
          </table:table-cell>
          <table:table-cell office:value-type="float" office:value="-667.4" table:style-name="ce1">
            <text:p>-667,4</text:p>
          </table:table-cell>
          <table:table-cell office:value-type="float" office:value="818.1" table:style-name="ce1">
            <text:p>818,1</text:p>
          </table:table-cell>
          <table:table-cell office:value-type="float" office:value="-388.1" table:style-name="ce1">
            <text:p>-388,1</text:p>
          </table:table-cell>
          <table:table-cell office:value-type="float" office:value="966.1" table:style-name="ce1">
            <text:p>966,1</text:p>
          </table:table-cell>
          <table:table-cell office:value-type="float" office:value="38.9" table:style-name="ce1">
            <text:p>38,9</text:p>
          </table:table-cell>
          <table:table-cell office:value-type="float" office:value="328.4" table:style-name="ce1">
            <text:p>328,4</text:p>
          </table:table-cell>
          <table:table-cell office:value-type="float" office:value="510.5" table:style-name="ce1">
            <text:p>510,5</text:p>
          </table:table-cell>
          <table:table-cell office:value-type="float" office:value="110.4" table:style-name="ce1">
            <text:p>110,4</text:p>
          </table:table-cell>
          <table:table-cell office:value-type="float" office:value="-486.3" table:style-name="ce1">
            <text:p>-486,3</text:p>
          </table:table-cell>
          <table:table-cell office:value-type="float" office:value="-951.8" table:style-name="ce1">
            <text:p>-951,8</text:p>
          </table:table-cell>
          <table:table-cell office:value-type="float" office:value="660.1" table:style-name="ce1">
            <text:p>660,1</text:p>
          </table:table-cell>
          <table:table-cell office:value-type="float" office:value="-54.6" table:style-name="ce1">
            <text:p>-54,6</text:p>
          </table:table-cell>
          <table:table-cell office:value-type="float" office:value="427.6" table:style-name="ce1">
            <text:p>427,6</text:p>
          </table:table-cell>
          <table:table-cell office:value-type="float" office:value="599.4" table:style-name="ce1">
            <text:p>599,4</text:p>
          </table:table-cell>
          <table:table-cell office:value-type="float" office:value="-161.80000000000001" table:style-name="ce1">
            <text:p>-161,8</text:p>
          </table:table-cell>
          <table:table-cell office:value-type="float" office:value="-667.8" table:style-name="ce1">
            <text:p>-667,8</text:p>
          </table:table-cell>
          <table:table-cell office:value-type="float" office:value="-846.2" table:style-name="ce1">
            <text:p>-846,2</text:p>
          </table:table-cell>
          <table:table-cell office:value-type="float" office:value="2" table:style-name="ce1">
            <text:p>2</text:p>
          </table:table-cell>
          <table:table-cell office:value-type="float" office:value="238.5" table:style-name="ce1">
            <text:p>238,5</text:p>
          </table:table-cell>
          <table:table-cell office:value-type="float" office:value="-942.5" table:style-name="ce1">
            <text:p>-942,5</text:p>
          </table:table-cell>
          <table:table-cell office:value-type="float" office:value="54.1" table:style-name="ce1">
            <text:p>54,1</text:p>
          </table:table-cell>
          <table:table-cell office:value-type="float" office:value="-476.7" table:style-name="ce1">
            <text:p>-476,7</text:p>
          </table:table-cell>
          <table:table-cell office:value-type="float" office:value="95.4" table:style-name="ce1">
            <text:p>95,4</text:p>
          </table:table-cell>
          <table:table-cell office:value-type="float" office:value="-267.7" table:style-name="ce1">
            <text:p>-267,7</text:p>
          </table:table-cell>
          <table:table-cell office:value-type="float" office:value="-530.1" table:style-name="ce1">
            <text:p>-530,1</text:p>
          </table:table-cell>
          <table:table-cell office:value-type="float" office:value="-33" table:style-name="ce1">
            <text:p>-33</text:p>
          </table:table-cell>
          <table:table-cell office:value-type="float" office:value="-891.6" table:style-name="ce1">
            <text:p>-891,6</text:p>
          </table:table-cell>
          <table:table-cell office:value-type="float" office:value="122.8" table:style-name="ce1">
            <text:p>122,8</text:p>
          </table:table-cell>
          <table:table-cell office:value-type="float" office:value="836" table:style-name="ce1">
            <text:p>836</text:p>
          </table:table-cell>
          <table:table-cell office:value-type="float" office:value="295.5" table:style-name="ce1">
            <text:p>295,5</text:p>
          </table:table-cell>
          <table:table-cell office:value-type="float" office:value="915.8" table:style-name="ce1">
            <text:p>915,8</text:p>
          </table:table-cell>
          <table:table-cell office:value-type="float" office:value="366" table:style-name="ce1">
            <text:p>366</text:p>
          </table:table-cell>
          <table:table-cell office:value-type="float" office:value="-829.4" table:style-name="ce1">
            <text:p>-829,4</text:p>
          </table:table-cell>
          <table:table-cell office:value-type="float" office:value="129.19999999999999" table:style-name="ce1">
            <text:p>129,2</text:p>
          </table:table-cell>
          <table:table-cell office:value-type="float" office:value="532.9" table:style-name="ce1">
            <text:p>532,9</text:p>
          </table:table-cell>
          <table:table-cell office:value-type="float" office:value="904.2" table:style-name="ce1">
            <text:p>904,2</text:p>
          </table:table-cell>
          <table:table-cell office:value-type="float" office:value="-363.8" table:style-name="ce1">
            <text:p>-363,8</text:p>
          </table:table-cell>
          <table:table-cell office:value-type="float" office:value="845.9" table:style-name="ce1">
            <text:p>845,9</text:p>
          </table:table-cell>
          <table:table-cell table:number-columns-repeated="16344"/>
        </table:table-row>
        <table:table-row table:style-name="ro1">
          <table:table-cell office:value-type="float" office:value="186.4" table:style-name="ce1">
            <text:p>186,4</text:p>
          </table:table-cell>
          <table:table-cell office:value-type="float" office:value="899.1" table:style-name="ce1">
            <text:p>899,1</text:p>
          </table:table-cell>
          <table:table-cell office:value-type="float" office:value="470.4" table:style-name="ce1">
            <text:p>470,4</text:p>
          </table:table-cell>
          <table:table-cell office:value-type="float" office:value="416.5" table:style-name="ce1">
            <text:p>416,5</text:p>
          </table:table-cell>
          <table:table-cell office:value-type="float" office:value="46.7" table:style-name="ce1">
            <text:p>46,7</text:p>
          </table:table-cell>
          <table:table-cell office:value-type="float" office:value="-979.2" table:style-name="ce1">
            <text:p>-979,2</text:p>
          </table:table-cell>
          <table:table-cell office:value-type="float" office:value="602.6" table:style-name="ce1">
            <text:p>602,6</text:p>
          </table:table-cell>
          <table:table-cell office:value-type="float" office:value="556.1" table:style-name="ce1">
            <text:p>556,1</text:p>
          </table:table-cell>
          <table:table-cell office:value-type="float" office:value="405.6" table:style-name="ce1">
            <text:p>405,6</text:p>
          </table:table-cell>
          <table:table-cell office:value-type="float" office:value="713.1" table:style-name="ce1">
            <text:p>713,1</text:p>
          </table:table-cell>
          <table:table-cell office:value-type="float" office:value="672.4" table:style-name="ce1">
            <text:p>672,4</text:p>
          </table:table-cell>
          <table:table-cell office:value-type="float" office:value="96.7" table:style-name="ce1">
            <text:p>96,7</text:p>
          </table:table-cell>
          <table:table-cell office:value-type="float" office:value="-918.3" table:style-name="ce1">
            <text:p>-918,3</text:p>
          </table:table-cell>
          <table:table-cell office:value-type="float" office:value="-220.8" table:style-name="ce1">
            <text:p>-220,8</text:p>
          </table:table-cell>
          <table:table-cell office:value-type="float" office:value="599.29999999999995" table:style-name="ce1">
            <text:p>599,3</text:p>
          </table:table-cell>
          <table:table-cell office:value-type="float" office:value="149.19999999999999" table:style-name="ce1">
            <text:p>149,2</text:p>
          </table:table-cell>
          <table:table-cell office:value-type="float" office:value="-76.900000000000006" table:style-name="ce1">
            <text:p>-76,9</text:p>
          </table:table-cell>
          <table:table-cell office:value-type="float" office:value="-793.9" table:style-name="ce1">
            <text:p>-793,9</text:p>
          </table:table-cell>
          <table:table-cell office:value-type="float" office:value="709.7" table:style-name="ce1">
            <text:p>709,7</text:p>
          </table:table-cell>
          <table:table-cell office:value-type="float" office:value="-133.69999999999999" table:style-name="ce1">
            <text:p>-133,7</text:p>
          </table:table-cell>
          <table:table-cell office:value-type="float" office:value="-701.2" table:style-name="ce1">
            <text:p>-701,2</text:p>
          </table:table-cell>
          <table:table-cell office:value-type="float" office:value="328.6" table:style-name="ce1">
            <text:p>328,6</text:p>
          </table:table-cell>
          <table:table-cell office:value-type="float" office:value="-460.6" table:style-name="ce1">
            <text:p>-460,6</text:p>
          </table:table-cell>
          <table:table-cell office:value-type="float" office:value="-399.6" table:style-name="ce1">
            <text:p>-399,6</text:p>
          </table:table-cell>
          <table:table-cell office:value-type="float" office:value="997.1" table:style-name="ce1">
            <text:p>997,1</text:p>
          </table:table-cell>
          <table:table-cell office:value-type="float" office:value="794.2" table:style-name="ce1">
            <text:p>794,2</text:p>
          </table:table-cell>
          <table:table-cell office:value-type="float" office:value="-474.3" table:style-name="ce1">
            <text:p>-474,3</text:p>
          </table:table-cell>
          <table:table-cell office:value-type="float" office:value="761.2" table:style-name="ce1">
            <text:p>761,2</text:p>
          </table:table-cell>
          <table:table-cell office:value-type="float" office:value="905.5" table:style-name="ce1">
            <text:p>905,5</text:p>
          </table:table-cell>
          <table:table-cell office:value-type="float" office:value="691.8" table:style-name="ce1">
            <text:p>691,8</text:p>
          </table:table-cell>
          <table:table-cell office:value-type="float" office:value="486.2" table:style-name="ce1">
            <text:p>486,2</text:p>
          </table:table-cell>
          <table:table-cell office:value-type="float" office:value="-863.2" table:style-name="ce1">
            <text:p>-863,2</text:p>
          </table:table-cell>
          <table:table-cell office:value-type="float" office:value="381.7" table:style-name="ce1">
            <text:p>381,7</text:p>
          </table:table-cell>
          <table:table-cell office:value-type="float" office:value="-335.1" table:style-name="ce1">
            <text:p>-335,1</text:p>
          </table:table-cell>
          <table:table-cell office:value-type="float" office:value="699.4" table:style-name="ce1">
            <text:p>699,4</text:p>
          </table:table-cell>
          <table:table-cell office:value-type="float" office:value="-433.3" table:style-name="ce1">
            <text:p>-433,3</text:p>
          </table:table-cell>
          <table:table-cell office:value-type="float" office:value="-563.4" table:style-name="ce1">
            <text:p>-563,4</text:p>
          </table:table-cell>
          <table:table-cell office:value-type="float" office:value="-653" table:style-name="ce1">
            <text:p>-653</text:p>
          </table:table-cell>
          <table:table-cell office:value-type="float" office:value="259.89999999999998" table:style-name="ce1">
            <text:p>259,9</text:p>
          </table:table-cell>
          <table:table-cell office:value-type="float" office:value="773.4" table:style-name="ce1">
            <text:p>773,4</text:p>
          </table:table-cell>
          <table:table-cell table:number-columns-repeated="16344"/>
        </table:table-row>
        <table:table-row table:style-name="ro1">
          <table:table-cell office:value-type="float" office:value="-990.3" table:style-name="ce1">
            <text:p>-990,3</text:p>
          </table:table-cell>
          <table:table-cell office:value-type="float" office:value="983.1" table:style-name="ce1">
            <text:p>983,1</text:p>
          </table:table-cell>
          <table:table-cell office:value-type="float" office:value="580.70000000000005" table:style-name="ce1">
            <text:p>580,7</text:p>
          </table:table-cell>
          <table:table-cell office:value-type="float" office:value="-295.2" table:style-name="ce1">
            <text:p>-295,2</text:p>
          </table:table-cell>
          <table:table-cell office:value-type="float" office:value="97.5" table:style-name="ce1">
            <text:p>97,5</text:p>
          </table:table-cell>
          <table:table-cell office:value-type="float" office:value="-542.79999999999995" table:style-name="ce1">
            <text:p>-542,8</text:p>
          </table:table-cell>
          <table:table-cell office:value-type="float" office:value="258.60000000000002" table:style-name="ce1">
            <text:p>258,6</text:p>
          </table:table-cell>
          <table:table-cell office:value-type="float" office:value="-63.5" table:style-name="ce1">
            <text:p>-63,5</text:p>
          </table:table-cell>
          <table:table-cell office:value-type="float" office:value="541.6" table:style-name="ce1">
            <text:p>541,6</text:p>
          </table:table-cell>
          <table:table-cell office:value-type="float" office:value="722.7" table:style-name="ce1">
            <text:p>722,7</text:p>
          </table:table-cell>
          <table:table-cell office:value-type="float" office:value="764.2" table:style-name="ce1">
            <text:p>764,2</text:p>
          </table:table-cell>
          <table:table-cell office:value-type="float" office:value="513.4" table:style-name="ce1">
            <text:p>513,4</text:p>
          </table:table-cell>
          <table:table-cell office:value-type="float" office:value="-682.4" table:style-name="ce1">
            <text:p>-682,4</text:p>
          </table:table-cell>
          <table:table-cell office:value-type="float" office:value="500.7" table:style-name="ce1">
            <text:p>500,7</text:p>
          </table:table-cell>
          <table:table-cell office:value-type="float" office:value="506.7" table:style-name="ce1">
            <text:p>506,7</text:p>
          </table:table-cell>
          <table:table-cell office:value-type="float" office:value="-648.20000000000005" table:style-name="ce1">
            <text:p>-648,2</text:p>
          </table:table-cell>
          <table:table-cell office:value-type="float" office:value="379.7" table:style-name="ce1">
            <text:p>379,7</text:p>
          </table:table-cell>
          <table:table-cell office:value-type="float" office:value="715.5" table:style-name="ce1">
            <text:p>715,5</text:p>
          </table:table-cell>
          <table:table-cell office:value-type="float" office:value="-844.6" table:style-name="ce1">
            <text:p>-844,6</text:p>
          </table:table-cell>
          <table:table-cell office:value-type="float" office:value="-446.8" table:style-name="ce1">
            <text:p>-446,8</text:p>
          </table:table-cell>
          <table:table-cell office:value-type="float" office:value="606.4" table:style-name="ce1">
            <text:p>606,4</text:p>
          </table:table-cell>
          <table:table-cell office:value-type="float" office:value="-333.7" table:style-name="ce1">
            <text:p>-333,7</text:p>
          </table:table-cell>
          <table:table-cell office:value-type="float" office:value="438.5" table:style-name="ce1">
            <text:p>438,5</text:p>
          </table:table-cell>
          <table:table-cell office:value-type="float" office:value="-797.2" table:style-name="ce1">
            <text:p>-797,2</text:p>
          </table:table-cell>
          <table:table-cell office:value-type="float" office:value="984.7" table:style-name="ce1">
            <text:p>984,7</text:p>
          </table:table-cell>
          <table:table-cell office:value-type="float" office:value="-213.8" table:style-name="ce1">
            <text:p>-213,8</text:p>
          </table:table-cell>
          <table:table-cell office:value-type="float" office:value="94.7" table:style-name="ce1">
            <text:p>94,7</text:p>
          </table:table-cell>
          <table:table-cell office:value-type="float" office:value="167.9" table:style-name="ce1">
            <text:p>167,9</text:p>
          </table:table-cell>
          <table:table-cell office:value-type="float" office:value="61.4" table:style-name="ce1">
            <text:p>61,4</text:p>
          </table:table-cell>
          <table:table-cell office:value-type="float" office:value="-827.5" table:style-name="ce1">
            <text:p>-827,5</text:p>
          </table:table-cell>
          <table:table-cell office:value-type="float" office:value="-472.2" table:style-name="ce1">
            <text:p>-472,2</text:p>
          </table:table-cell>
          <table:table-cell office:value-type="float" office:value="-454.8" table:style-name="ce1">
            <text:p>-454,8</text:p>
          </table:table-cell>
          <table:table-cell office:value-type="float" office:value="-915.6" table:style-name="ce1">
            <text:p>-915,6</text:p>
          </table:table-cell>
          <table:table-cell office:value-type="float" office:value="-198.1" table:style-name="ce1">
            <text:p>-198,1</text:p>
          </table:table-cell>
          <table:table-cell office:value-type="float" office:value="131.9" table:style-name="ce1">
            <text:p>131,9</text:p>
          </table:table-cell>
          <table:table-cell office:value-type="float" office:value="-57.5" table:style-name="ce1">
            <text:p>-57,5</text:p>
          </table:table-cell>
          <table:table-cell office:value-type="float" office:value="-145.80000000000001" table:style-name="ce1">
            <text:p>-145,8</text:p>
          </table:table-cell>
          <table:table-cell office:value-type="float" office:value="-900.1" table:style-name="ce1">
            <text:p>-900,1</text:p>
          </table:table-cell>
          <table:table-cell office:value-type="float" office:value="722.4" table:style-name="ce1">
            <text:p>722,4</text:p>
          </table:table-cell>
          <table:table-cell office:value-type="float" office:value="108.8" table:style-name="ce1">
            <text:p>108,8</text:p>
          </table:table-cell>
          <table:table-cell table:number-columns-repeated="16344"/>
        </table:table-row>
        <table:table-row table:style-name="ro1">
          <table:table-cell office:value-type="float" office:value="632.9" table:style-name="ce1">
            <text:p>632,9</text:p>
          </table:table-cell>
          <table:table-cell office:value-type="float" office:value="-462.9" table:style-name="ce1">
            <text:p>-462,9</text:p>
          </table:table-cell>
          <table:table-cell office:value-type="float" office:value="-878.7" table:style-name="ce1">
            <text:p>-878,7</text:p>
          </table:table-cell>
          <table:table-cell office:value-type="float" office:value="421.7" table:style-name="ce1">
            <text:p>421,7</text:p>
          </table:table-cell>
          <table:table-cell office:value-type="float" office:value="190.2" table:style-name="ce1">
            <text:p>190,2</text:p>
          </table:table-cell>
          <table:table-cell office:value-type="float" office:value="483.3" table:style-name="ce1">
            <text:p>483,3</text:p>
          </table:table-cell>
          <table:table-cell office:value-type="float" office:value="661.4" table:style-name="ce1">
            <text:p>661,4</text:p>
          </table:table-cell>
          <table:table-cell office:value-type="float" office:value="137.30000000000001" table:style-name="ce1">
            <text:p>137,3</text:p>
          </table:table-cell>
          <table:table-cell office:value-type="float" office:value="240.8" table:style-name="ce1">
            <text:p>240,8</text:p>
          </table:table-cell>
          <table:table-cell office:value-type="float" office:value="-364.8" table:style-name="ce1">
            <text:p>-364,8</text:p>
          </table:table-cell>
          <table:table-cell office:value-type="float" office:value="-98.9" table:style-name="ce1">
            <text:p>-98,9</text:p>
          </table:table-cell>
          <table:table-cell office:value-type="float" office:value="-168.6" table:style-name="ce1">
            <text:p>-168,6</text:p>
          </table:table-cell>
          <table:table-cell office:value-type="float" office:value="-802.3" table:style-name="ce1">
            <text:p>-802,3</text:p>
          </table:table-cell>
          <table:table-cell office:value-type="float" office:value="-662.8" table:style-name="ce1">
            <text:p>-662,8</text:p>
          </table:table-cell>
          <table:table-cell office:value-type="float" office:value="550.20000000000005" table:style-name="ce1">
            <text:p>550,2</text:p>
          </table:table-cell>
          <table:table-cell office:value-type="float" office:value="-906.5" table:style-name="ce1">
            <text:p>-906,5</text:p>
          </table:table-cell>
          <table:table-cell office:value-type="float" office:value="-694.6" table:style-name="ce1">
            <text:p>-694,6</text:p>
          </table:table-cell>
          <table:table-cell office:value-type="float" office:value="735.3" table:style-name="ce1">
            <text:p>735,3</text:p>
          </table:table-cell>
          <table:table-cell office:value-type="float" office:value="-583.1" table:style-name="ce1">
            <text:p>-583,1</text:p>
          </table:table-cell>
          <table:table-cell office:value-type="float" office:value="-888.3" table:style-name="ce1">
            <text:p>-888,3</text:p>
          </table:table-cell>
          <table:table-cell office:value-type="float" office:value="-687.1" table:style-name="ce1">
            <text:p>-687,1</text:p>
          </table:table-cell>
          <table:table-cell office:value-type="float" office:value="306.89999999999998" table:style-name="ce1">
            <text:p>306,9</text:p>
          </table:table-cell>
          <table:table-cell office:value-type="float" office:value="192.5" table:style-name="ce1">
            <text:p>192,5</text:p>
          </table:table-cell>
          <table:table-cell office:value-type="float" office:value="-46.6" table:style-name="ce1">
            <text:p>-46,6</text:p>
          </table:table-cell>
          <table:table-cell office:value-type="float" office:value="816.7" table:style-name="ce1">
            <text:p>816,7</text:p>
          </table:table-cell>
          <table:table-cell office:value-type="float" office:value="521.9" table:style-name="ce1">
            <text:p>521,9</text:p>
          </table:table-cell>
          <table:table-cell office:value-type="float" office:value="-3.3" table:style-name="ce1">
            <text:p>-3,3</text:p>
          </table:table-cell>
          <table:table-cell office:value-type="float" office:value="345.4" table:style-name="ce1">
            <text:p>345,4</text:p>
          </table:table-cell>
          <table:table-cell office:value-type="float" office:value="-624.1" table:style-name="ce1">
            <text:p>-624,1</text:p>
          </table:table-cell>
          <table:table-cell office:value-type="float" office:value="987.1" table:style-name="ce1">
            <text:p>987,1</text:p>
          </table:table-cell>
          <table:table-cell office:value-type="float" office:value="-637.6" table:style-name="ce1">
            <text:p>-637,6</text:p>
          </table:table-cell>
          <table:table-cell office:value-type="float" office:value="721.5" table:style-name="ce1">
            <text:p>721,5</text:p>
          </table:table-cell>
          <table:table-cell office:value-type="float" office:value="-752.9" table:style-name="ce1">
            <text:p>-752,9</text:p>
          </table:table-cell>
          <table:table-cell office:value-type="float" office:value="-118.7" table:style-name="ce1">
            <text:p>-118,7</text:p>
          </table:table-cell>
          <table:table-cell office:value-type="float" office:value="-715.6" table:style-name="ce1">
            <text:p>-715,6</text:p>
          </table:table-cell>
          <table:table-cell office:value-type="float" office:value="707.9" table:style-name="ce1">
            <text:p>707,9</text:p>
          </table:table-cell>
          <table:table-cell office:value-type="float" office:value="-243.6" table:style-name="ce1">
            <text:p>-243,6</text:p>
          </table:table-cell>
          <table:table-cell office:value-type="float" office:value="694.9" table:style-name="ce1">
            <text:p>694,9</text:p>
          </table:table-cell>
          <table:table-cell office:value-type="float" office:value="-859" table:style-name="ce1">
            <text:p>-859</text:p>
          </table:table-cell>
          <table:table-cell office:value-type="float" office:value="800.1" table:style-name="ce1">
            <text:p>800,1</text:p>
          </table:table-cell>
          <table:table-cell table:number-columns-repeated="16344"/>
        </table:table-row>
        <table:table-row table:style-name="ro1">
          <table:table-cell office:value-type="float" office:value="203.4" table:style-name="ce1">
            <text:p>203,4</text:p>
          </table:table-cell>
          <table:table-cell office:value-type="float" office:value="-582.1" table:style-name="ce1">
            <text:p>-582,1</text:p>
          </table:table-cell>
          <table:table-cell office:value-type="float" office:value="-792.8" table:style-name="ce1">
            <text:p>-792,8</text:p>
          </table:table-cell>
          <table:table-cell office:value-type="float" office:value="-736.5" table:style-name="ce1">
            <text:p>-736,5</text:p>
          </table:table-cell>
          <table:table-cell office:value-type="float" office:value="-790.4" table:style-name="ce1">
            <text:p>-790,4</text:p>
          </table:table-cell>
          <table:table-cell office:value-type="float" office:value="501.5" table:style-name="ce1">
            <text:p>501,5</text:p>
          </table:table-cell>
          <table:table-cell office:value-type="float" office:value="-686" table:style-name="ce1">
            <text:p>-686</text:p>
          </table:table-cell>
          <table:table-cell office:value-type="float" office:value="-107.1" table:style-name="ce1">
            <text:p>-107,1</text:p>
          </table:table-cell>
          <table:table-cell office:value-type="float" office:value="371.9" table:style-name="ce1">
            <text:p>371,9</text:p>
          </table:table-cell>
          <table:table-cell office:value-type="float" office:value="775.4" table:style-name="ce1">
            <text:p>775,4</text:p>
          </table:table-cell>
          <table:table-cell office:value-type="float" office:value="646.5" table:style-name="ce1">
            <text:p>646,5</text:p>
          </table:table-cell>
          <table:table-cell office:value-type="float" office:value="209.9" table:style-name="ce1">
            <text:p>209,9</text:p>
          </table:table-cell>
          <table:table-cell office:value-type="float" office:value="255.5" table:style-name="ce1">
            <text:p>255,5</text:p>
          </table:table-cell>
          <table:table-cell office:value-type="float" office:value="486.7" table:style-name="ce1">
            <text:p>486,7</text:p>
          </table:table-cell>
          <table:table-cell office:value-type="float" office:value="-182.5" table:style-name="ce1">
            <text:p>-182,5</text:p>
          </table:table-cell>
          <table:table-cell office:value-type="float" office:value="372.1" table:style-name="ce1">
            <text:p>372,1</text:p>
          </table:table-cell>
          <table:table-cell office:value-type="float" office:value="129.19999999999999" table:style-name="ce1">
            <text:p>129,2</text:p>
          </table:table-cell>
          <table:table-cell office:value-type="float" office:value="927" table:style-name="ce1">
            <text:p>927</text:p>
          </table:table-cell>
          <table:table-cell office:value-type="float" office:value="-999.9" table:style-name="ce1">
            <text:p>-999,9</text:p>
          </table:table-cell>
          <table:table-cell office:value-type="float" office:value="83.6" table:style-name="ce1">
            <text:p>83,6</text:p>
          </table:table-cell>
          <table:table-cell office:value-type="float" office:value="162.30000000000001" table:style-name="ce1">
            <text:p>162,3</text:p>
          </table:table-cell>
          <table:table-cell office:value-type="float" office:value="-335.9" table:style-name="ce1">
            <text:p>-335,9</text:p>
          </table:table-cell>
          <table:table-cell office:value-type="float" office:value="-955.6" table:style-name="ce1">
            <text:p>-955,6</text:p>
          </table:table-cell>
          <table:table-cell office:value-type="float" office:value="-584.29999999999995" table:style-name="ce1">
            <text:p>-584,3</text:p>
          </table:table-cell>
          <table:table-cell office:value-type="float" office:value="656.6" table:style-name="ce1">
            <text:p>656,6</text:p>
          </table:table-cell>
          <table:table-cell office:value-type="float" office:value="675.1" table:style-name="ce1">
            <text:p>675,1</text:p>
          </table:table-cell>
          <table:table-cell office:value-type="float" office:value="887.6" table:style-name="ce1">
            <text:p>887,6</text:p>
          </table:table-cell>
          <table:table-cell office:value-type="float" office:value="-470.6" table:style-name="ce1">
            <text:p>-470,6</text:p>
          </table:table-cell>
          <table:table-cell office:value-type="float" office:value="-697.3" table:style-name="ce1">
            <text:p>-697,3</text:p>
          </table:table-cell>
          <table:table-cell office:value-type="float" office:value="-397" table:style-name="ce1">
            <text:p>-397</text:p>
          </table:table-cell>
          <table:table-cell office:value-type="float" office:value="497.7" table:style-name="ce1">
            <text:p>497,7</text:p>
          </table:table-cell>
          <table:table-cell office:value-type="float" office:value="-373" table:style-name="ce1">
            <text:p>-373</text:p>
          </table:table-cell>
          <table:table-cell office:value-type="float" office:value="2.8" table:style-name="ce1">
            <text:p>2,8</text:p>
          </table:table-cell>
          <table:table-cell office:value-type="float" office:value="76.3" table:style-name="ce1">
            <text:p>76,3</text:p>
          </table:table-cell>
          <table:table-cell office:value-type="float" office:value="90.7" table:style-name="ce1">
            <text:p>90,7</text:p>
          </table:table-cell>
          <table:table-cell office:value-type="float" office:value="-954.4" table:style-name="ce1">
            <text:p>-954,4</text:p>
          </table:table-cell>
          <table:table-cell office:value-type="float" office:value="67.3" table:style-name="ce1">
            <text:p>67,3</text:p>
          </table:table-cell>
          <table:table-cell office:value-type="float" office:value="480.7" table:style-name="ce1">
            <text:p>480,7</text:p>
          </table:table-cell>
          <table:table-cell office:value-type="float" office:value="182.6" table:style-name="ce1">
            <text:p>182,6</text:p>
          </table:table-cell>
          <table:table-cell office:value-type="float" office:value="-119.3" table:style-name="ce1">
            <text:p>-119,3</text:p>
          </table:table-cell>
          <table:table-cell table:number-columns-repeated="16344"/>
        </table:table-row>
        <table:table-row table:style-name="ro1">
          <table:table-cell office:value-type="float" office:value="244.5" table:style-name="ce1">
            <text:p>244,5</text:p>
          </table:table-cell>
          <table:table-cell office:value-type="float" office:value="-402.6" table:style-name="ce1">
            <text:p>-402,6</text:p>
          </table:table-cell>
          <table:table-cell office:value-type="float" office:value="35.1" table:style-name="ce1">
            <text:p>35,1</text:p>
          </table:table-cell>
          <table:table-cell office:value-type="float" office:value="-774.4" table:style-name="ce1">
            <text:p>-774,4</text:p>
          </table:table-cell>
          <table:table-cell office:value-type="float" office:value="412.5" table:style-name="ce1">
            <text:p>412,5</text:p>
          </table:table-cell>
          <table:table-cell office:value-type="float" office:value="906" table:style-name="ce1">
            <text:p>906</text:p>
          </table:table-cell>
          <table:table-cell office:value-type="float" office:value="-594.6" table:style-name="ce1">
            <text:p>-594,6</text:p>
          </table:table-cell>
          <table:table-cell office:value-type="float" office:value="284" table:style-name="ce1">
            <text:p>284</text:p>
          </table:table-cell>
          <table:table-cell office:value-type="float" office:value="-854.5" table:style-name="ce1">
            <text:p>-854,5</text:p>
          </table:table-cell>
          <table:table-cell office:value-type="float" office:value="607.4" table:style-name="ce1">
            <text:p>607,4</text:p>
          </table:table-cell>
          <table:table-cell office:value-type="float" office:value="-990.7" table:style-name="ce1">
            <text:p>-990,7</text:p>
          </table:table-cell>
          <table:table-cell office:value-type="float" office:value="591.79999999999995" table:style-name="ce1">
            <text:p>591,8</text:p>
          </table:table-cell>
          <table:table-cell office:value-type="float" office:value="-148" table:style-name="ce1">
            <text:p>-148</text:p>
          </table:table-cell>
          <table:table-cell office:value-type="float" office:value="52.5" table:style-name="ce1">
            <text:p>52,5</text:p>
          </table:table-cell>
          <table:table-cell office:value-type="float" office:value="-984.2" table:style-name="ce1">
            <text:p>-984,2</text:p>
          </table:table-cell>
          <table:table-cell office:value-type="float" office:value="470.3" table:style-name="ce1">
            <text:p>470,3</text:p>
          </table:table-cell>
          <table:table-cell office:value-type="float" office:value="901.8" table:style-name="ce1">
            <text:p>901,8</text:p>
          </table:table-cell>
          <table:table-cell office:value-type="float" office:value="-141" table:style-name="ce1">
            <text:p>-141</text:p>
          </table:table-cell>
          <table:table-cell office:value-type="float" office:value="-185.5" table:style-name="ce1">
            <text:p>-185,5</text:p>
          </table:table-cell>
          <table:table-cell office:value-type="float" office:value="227.3" table:style-name="ce1">
            <text:p>227,3</text:p>
          </table:table-cell>
          <table:table-cell office:value-type="float" office:value="961.7" table:style-name="ce1">
            <text:p>961,7</text:p>
          </table:table-cell>
          <table:table-cell office:value-type="float" office:value="-17.2" table:style-name="ce1">
            <text:p>-17,2</text:p>
          </table:table-cell>
          <table:table-cell office:value-type="float" office:value="-323.2" table:style-name="ce1">
            <text:p>-323,2</text:p>
          </table:table-cell>
          <table:table-cell office:value-type="float" office:value="339.3" table:style-name="ce1">
            <text:p>339,3</text:p>
          </table:table-cell>
          <table:table-cell office:value-type="float" office:value="364.6" table:style-name="ce1">
            <text:p>364,6</text:p>
          </table:table-cell>
          <table:table-cell office:value-type="float" office:value="565" table:style-name="ce1">
            <text:p>565</text:p>
          </table:table-cell>
          <table:table-cell office:value-type="float" office:value="-603.79999999999995" table:style-name="ce1">
            <text:p>-603,8</text:p>
          </table:table-cell>
          <table:table-cell office:value-type="float" office:value="-218.8" table:style-name="ce1">
            <text:p>-218,8</text:p>
          </table:table-cell>
          <table:table-cell office:value-type="float" office:value="852.8" table:style-name="ce1">
            <text:p>852,8</text:p>
          </table:table-cell>
          <table:table-cell office:value-type="float" office:value="-171.7" table:style-name="ce1">
            <text:p>-171,7</text:p>
          </table:table-cell>
          <table:table-cell office:value-type="float" office:value="631" table:style-name="ce1">
            <text:p>631</text:p>
          </table:table-cell>
          <table:table-cell office:value-type="float" office:value="-574" table:style-name="ce1">
            <text:p>-574</text:p>
          </table:table-cell>
          <table:table-cell office:value-type="float" office:value="-903.3" table:style-name="ce1">
            <text:p>-903,3</text:p>
          </table:table-cell>
          <table:table-cell office:value-type="float" office:value="283.10000000000002" table:style-name="ce1">
            <text:p>283,1</text:p>
          </table:table-cell>
          <table:table-cell office:value-type="float" office:value="959.6" table:style-name="ce1">
            <text:p>959,6</text:p>
          </table:table-cell>
          <table:table-cell office:value-type="float" office:value="381.8" table:style-name="ce1">
            <text:p>381,8</text:p>
          </table:table-cell>
          <table:table-cell office:value-type="float" office:value="448.5" table:style-name="ce1">
            <text:p>448,5</text:p>
          </table:table-cell>
          <table:table-cell office:value-type="float" office:value="374.6" table:style-name="ce1">
            <text:p>374,6</text:p>
          </table:table-cell>
          <table:table-cell office:value-type="float" office:value="-105.7" table:style-name="ce1">
            <text:p>-105,7</text:p>
          </table:table-cell>
          <table:table-cell office:value-type="float" office:value="437.2" table:style-name="ce1">
            <text:p>437,2</text:p>
          </table:table-cell>
          <table:table-cell table:number-columns-repeated="16344"/>
        </table:table-row>
        <table:table-row table:style-name="ro1">
          <table:table-cell office:value-type="float" office:value="168.9" table:style-name="ce1">
            <text:p>168,9</text:p>
          </table:table-cell>
          <table:table-cell office:value-type="float" office:value="-759.6" table:style-name="ce1">
            <text:p>-759,6</text:p>
          </table:table-cell>
          <table:table-cell office:value-type="float" office:value="-192.3" table:style-name="ce1">
            <text:p>-192,3</text:p>
          </table:table-cell>
          <table:table-cell office:value-type="float" office:value="-910.5" table:style-name="ce1">
            <text:p>-910,5</text:p>
          </table:table-cell>
          <table:table-cell office:value-type="float" office:value="-788.3" table:style-name="ce1">
            <text:p>-788,3</text:p>
          </table:table-cell>
          <table:table-cell office:value-type="float" office:value="914.2" table:style-name="ce1">
            <text:p>914,2</text:p>
          </table:table-cell>
          <table:table-cell office:value-type="float" office:value="42.3" table:style-name="ce1">
            <text:p>42,3</text:p>
          </table:table-cell>
          <table:table-cell office:value-type="float" office:value="-942.1" table:style-name="ce1">
            <text:p>-942,1</text:p>
          </table:table-cell>
          <table:table-cell office:value-type="float" office:value="-563.70000000000005" table:style-name="ce1">
            <text:p>-563,7</text:p>
          </table:table-cell>
          <table:table-cell office:value-type="float" office:value="153.4" table:style-name="ce1">
            <text:p>153,4</text:p>
          </table:table-cell>
          <table:table-cell office:value-type="float" office:value="507.2" table:style-name="ce1">
            <text:p>507,2</text:p>
          </table:table-cell>
          <table:table-cell office:value-type="float" office:value="732.2" table:style-name="ce1">
            <text:p>732,2</text:p>
          </table:table-cell>
          <table:table-cell office:value-type="float" office:value="557.70000000000005" table:style-name="ce1">
            <text:p>557,7</text:p>
          </table:table-cell>
          <table:table-cell office:value-type="float" office:value="-44.2" table:style-name="ce1">
            <text:p>-44,2</text:p>
          </table:table-cell>
          <table:table-cell office:value-type="float" office:value="-198" table:style-name="ce1">
            <text:p>-198</text:p>
          </table:table-cell>
          <table:table-cell office:value-type="float" office:value="-545.29999999999995" table:style-name="ce1">
            <text:p>-545,3</text:p>
          </table:table-cell>
          <table:table-cell office:value-type="float" office:value="-74.8" table:style-name="ce1">
            <text:p>-74,8</text:p>
          </table:table-cell>
          <table:table-cell office:value-type="float" office:value="665.2" table:style-name="ce1">
            <text:p>665,2</text:p>
          </table:table-cell>
          <table:table-cell office:value-type="float" office:value="-619.6" table:style-name="ce1">
            <text:p>-619,6</text:p>
          </table:table-cell>
          <table:table-cell office:value-type="float" office:value="883.8" table:style-name="ce1">
            <text:p>883,8</text:p>
          </table:table-cell>
          <table:table-cell office:value-type="float" office:value="472.6" table:style-name="ce1">
            <text:p>472,6</text:p>
          </table:table-cell>
          <table:table-cell office:value-type="float" office:value="965.6" table:style-name="ce1">
            <text:p>965,6</text:p>
          </table:table-cell>
          <table:table-cell office:value-type="float" office:value="129.1" table:style-name="ce1">
            <text:p>129,1</text:p>
          </table:table-cell>
          <table:table-cell office:value-type="float" office:value="-241.2" table:style-name="ce1">
            <text:p>-241,2</text:p>
          </table:table-cell>
          <table:table-cell office:value-type="float" office:value="635.5" table:style-name="ce1">
            <text:p>635,5</text:p>
          </table:table-cell>
          <table:table-cell office:value-type="float" office:value="804" table:style-name="ce1">
            <text:p>804</text:p>
          </table:table-cell>
          <table:table-cell office:value-type="float" office:value="-424.2" table:style-name="ce1">
            <text:p>-424,2</text:p>
          </table:table-cell>
          <table:table-cell office:value-type="float" office:value="-135.9" table:style-name="ce1">
            <text:p>-135,9</text:p>
          </table:table-cell>
          <table:table-cell office:value-type="float" office:value="383.6" table:style-name="ce1">
            <text:p>383,6</text:p>
          </table:table-cell>
          <table:table-cell office:value-type="float" office:value="935.6" table:style-name="ce1">
            <text:p>935,6</text:p>
          </table:table-cell>
          <table:table-cell office:value-type="float" office:value="6.3" table:style-name="ce1">
            <text:p>6,3</text:p>
          </table:table-cell>
          <table:table-cell office:value-type="float" office:value="-807.5" table:style-name="ce1">
            <text:p>-807,5</text:p>
          </table:table-cell>
          <table:table-cell office:value-type="float" office:value="325.3" table:style-name="ce1">
            <text:p>325,3</text:p>
          </table:table-cell>
          <table:table-cell office:value-type="float" office:value="-877.2" table:style-name="ce1">
            <text:p>-877,2</text:p>
          </table:table-cell>
          <table:table-cell office:value-type="float" office:value="-850.2" table:style-name="ce1">
            <text:p>-850,2</text:p>
          </table:table-cell>
          <table:table-cell office:value-type="float" office:value="6.3" table:style-name="ce1">
            <text:p>6,3</text:p>
          </table:table-cell>
          <table:table-cell office:value-type="float" office:value="948.5" table:style-name="ce1">
            <text:p>948,5</text:p>
          </table:table-cell>
          <table:table-cell office:value-type="float" office:value="-699.2" table:style-name="ce1">
            <text:p>-699,2</text:p>
          </table:table-cell>
          <table:table-cell office:value-type="float" office:value="758.5" table:style-name="ce1">
            <text:p>758,5</text:p>
          </table:table-cell>
          <table:table-cell office:value-type="float" office:value="806" table:style-name="ce1">
            <text:p>806</text:p>
          </table:table-cell>
          <table:table-cell table:number-columns-repeated="16344"/>
        </table:table-row>
        <table:table-row table:style-name="ro1">
          <table:table-cell office:value-type="float" office:value="681.6" table:style-name="ce1">
            <text:p>681,6</text:p>
          </table:table-cell>
          <table:table-cell office:value-type="float" office:value="-333.4" table:style-name="ce1">
            <text:p>-333,4</text:p>
          </table:table-cell>
          <table:table-cell office:value-type="float" office:value="-122.9" table:style-name="ce1">
            <text:p>-122,9</text:p>
          </table:table-cell>
          <table:table-cell office:value-type="float" office:value="797.9" table:style-name="ce1">
            <text:p>797,9</text:p>
          </table:table-cell>
          <table:table-cell office:value-type="float" office:value="595.70000000000005" table:style-name="ce1">
            <text:p>595,7</text:p>
          </table:table-cell>
          <table:table-cell office:value-type="float" office:value="-593.29999999999995" table:style-name="ce1">
            <text:p>-593,3</text:p>
          </table:table-cell>
          <table:table-cell office:value-type="float" office:value="255.8" table:style-name="ce1">
            <text:p>255,8</text:p>
          </table:table-cell>
          <table:table-cell office:value-type="float" office:value="447.6" table:style-name="ce1">
            <text:p>447,6</text:p>
          </table:table-cell>
          <table:table-cell office:value-type="float" office:value="-101.7" table:style-name="ce1">
            <text:p>-101,7</text:p>
          </table:table-cell>
          <table:table-cell office:value-type="float" office:value="-837.6" table:style-name="ce1">
            <text:p>-837,6</text:p>
          </table:table-cell>
          <table:table-cell office:value-type="float" office:value="431.1" table:style-name="ce1">
            <text:p>431,1</text:p>
          </table:table-cell>
          <table:table-cell office:value-type="float" office:value="944" table:style-name="ce1">
            <text:p>944</text:p>
          </table:table-cell>
          <table:table-cell office:value-type="float" office:value="-991.8" table:style-name="ce1">
            <text:p>-991,8</text:p>
          </table:table-cell>
          <table:table-cell office:value-type="float" office:value="-719.7" table:style-name="ce1">
            <text:p>-719,7</text:p>
          </table:table-cell>
          <table:table-cell office:value-type="float" office:value="112.1" table:style-name="ce1">
            <text:p>112,1</text:p>
          </table:table-cell>
          <table:table-cell office:value-type="float" office:value="701.9" table:style-name="ce1">
            <text:p>701,9</text:p>
          </table:table-cell>
          <table:table-cell office:value-type="float" office:value="-232.3" table:style-name="ce1">
            <text:p>-232,3</text:p>
          </table:table-cell>
          <table:table-cell office:value-type="float" office:value="917.9" table:style-name="ce1">
            <text:p>917,9</text:p>
          </table:table-cell>
          <table:table-cell office:value-type="float" office:value="-568" table:style-name="ce1">
            <text:p>-568</text:p>
          </table:table-cell>
          <table:table-cell office:value-type="float" office:value="-410.7" table:style-name="ce1">
            <text:p>-410,7</text:p>
          </table:table-cell>
          <table:table-cell office:value-type="float" office:value="-769.1" table:style-name="ce1">
            <text:p>-769,1</text:p>
          </table:table-cell>
          <table:table-cell office:value-type="float" office:value="843.9" table:style-name="ce1">
            <text:p>843,9</text:p>
          </table:table-cell>
          <table:table-cell office:value-type="float" office:value="-584" table:style-name="ce1">
            <text:p>-584</text:p>
          </table:table-cell>
          <table:table-cell office:value-type="float" office:value="101.1" table:style-name="ce1">
            <text:p>101,1</text:p>
          </table:table-cell>
          <table:table-cell office:value-type="float" office:value="452.9" table:style-name="ce1">
            <text:p>452,9</text:p>
          </table:table-cell>
          <table:table-cell office:value-type="float" office:value="676.3" table:style-name="ce1">
            <text:p>676,3</text:p>
          </table:table-cell>
          <table:table-cell office:value-type="float" office:value="-832.8" table:style-name="ce1">
            <text:p>-832,8</text:p>
          </table:table-cell>
          <table:table-cell office:value-type="float" office:value="-49.1" table:style-name="ce1">
            <text:p>-49,1</text:p>
          </table:table-cell>
          <table:table-cell office:value-type="float" office:value="-601.9" table:style-name="ce1">
            <text:p>-601,9</text:p>
          </table:table-cell>
          <table:table-cell office:value-type="float" office:value="-241.8" table:style-name="ce1">
            <text:p>-241,8</text:p>
          </table:table-cell>
          <table:table-cell office:value-type="float" office:value="-884.6" table:style-name="ce1">
            <text:p>-884,6</text:p>
          </table:table-cell>
          <table:table-cell office:value-type="float" office:value="406.2" table:style-name="ce1">
            <text:p>406,2</text:p>
          </table:table-cell>
          <table:table-cell office:value-type="float" office:value="-613.5" table:style-name="ce1">
            <text:p>-613,5</text:p>
          </table:table-cell>
          <table:table-cell office:value-type="float" office:value="-23.1" table:style-name="ce1">
            <text:p>-23,1</text:p>
          </table:table-cell>
          <table:table-cell office:value-type="float" office:value="423" table:style-name="ce1">
            <text:p>423</text:p>
          </table:table-cell>
          <table:table-cell office:value-type="float" office:value="752.5" table:style-name="ce1">
            <text:p>752,5</text:p>
          </table:table-cell>
          <table:table-cell office:value-type="float" office:value="462.5" table:style-name="ce1">
            <text:p>462,5</text:p>
          </table:table-cell>
          <table:table-cell office:value-type="float" office:value="-681.6" table:style-name="ce1">
            <text:p>-681,6</text:p>
          </table:table-cell>
          <table:table-cell office:value-type="float" office:value="-214.1" table:style-name="ce1">
            <text:p>-214,1</text:p>
          </table:table-cell>
          <table:table-cell office:value-type="float" office:value="889.5" table:style-name="ce1">
            <text:p>889,5</text:p>
          </table:table-cell>
          <table:table-cell table:number-columns-repeated="16344"/>
        </table:table-row>
        <table:table-row table:style-name="ro1">
          <table:table-cell office:value-type="float" office:value="56.8" table:style-name="ce1">
            <text:p>56,8</text:p>
          </table:table-cell>
          <table:table-cell office:value-type="float" office:value="-429.5" table:style-name="ce1">
            <text:p>-429,5</text:p>
          </table:table-cell>
          <table:table-cell office:value-type="float" office:value="-855.2" table:style-name="ce1">
            <text:p>-855,2</text:p>
          </table:table-cell>
          <table:table-cell office:value-type="float" office:value="920.9" table:style-name="ce1">
            <text:p>920,9</text:p>
          </table:table-cell>
          <table:table-cell office:value-type="float" office:value="-602.70000000000005" table:style-name="ce1">
            <text:p>-602,7</text:p>
          </table:table-cell>
          <table:table-cell office:value-type="float" office:value="291.7" table:style-name="ce1">
            <text:p>291,7</text:p>
          </table:table-cell>
          <table:table-cell office:value-type="float" office:value="-621.79999999999995" table:style-name="ce1">
            <text:p>-621,8</text:p>
          </table:table-cell>
          <table:table-cell office:value-type="float" office:value="-262.39999999999998" table:style-name="ce1">
            <text:p>-262,4</text:p>
          </table:table-cell>
          <table:table-cell office:value-type="float" office:value="454.9" table:style-name="ce1">
            <text:p>454,9</text:p>
          </table:table-cell>
          <table:table-cell office:value-type="float" office:value="182.4" table:style-name="ce1">
            <text:p>182,4</text:p>
          </table:table-cell>
          <table:table-cell office:value-type="float" office:value="582.6" table:style-name="ce1">
            <text:p>582,6</text:p>
          </table:table-cell>
          <table:table-cell office:value-type="float" office:value="-405.1" table:style-name="ce1">
            <text:p>-405,1</text:p>
          </table:table-cell>
          <table:table-cell office:value-type="float" office:value="-742.4" table:style-name="ce1">
            <text:p>-742,4</text:p>
          </table:table-cell>
          <table:table-cell office:value-type="float" office:value="-317.5" table:style-name="ce1">
            <text:p>-317,5</text:p>
          </table:table-cell>
          <table:table-cell office:value-type="float" office:value="150.30000000000001" table:style-name="ce1">
            <text:p>150,3</text:p>
          </table:table-cell>
          <table:table-cell office:value-type="float" office:value="864.4" table:style-name="ce1">
            <text:p>864,4</text:p>
          </table:table-cell>
          <table:table-cell office:value-type="float" office:value="-508.5" table:style-name="ce1">
            <text:p>-508,5</text:p>
          </table:table-cell>
          <table:table-cell office:value-type="float" office:value="292" table:style-name="ce1">
            <text:p>292</text:p>
          </table:table-cell>
          <table:table-cell office:value-type="float" office:value="244.8" table:style-name="ce1">
            <text:p>244,8</text:p>
          </table:table-cell>
          <table:table-cell office:value-type="float" office:value="848.1" table:style-name="ce1">
            <text:p>848,1</text:p>
          </table:table-cell>
          <table:table-cell office:value-type="float" office:value="-939.8" table:style-name="ce1">
            <text:p>-939,8</text:p>
          </table:table-cell>
          <table:table-cell office:value-type="float" office:value="-370.5" table:style-name="ce1">
            <text:p>-370,5</text:p>
          </table:table-cell>
          <table:table-cell office:value-type="float" office:value="903.8" table:style-name="ce1">
            <text:p>903,8</text:p>
          </table:table-cell>
          <table:table-cell office:value-type="float" office:value="666.1" table:style-name="ce1">
            <text:p>666,1</text:p>
          </table:table-cell>
          <table:table-cell office:value-type="float" office:value="-899.1" table:style-name="ce1">
            <text:p>-899,1</text:p>
          </table:table-cell>
          <table:table-cell office:value-type="float" office:value="-120.3" table:style-name="ce1">
            <text:p>-120,3</text:p>
          </table:table-cell>
          <table:table-cell office:value-type="float" office:value="246.6" table:style-name="ce1">
            <text:p>246,6</text:p>
          </table:table-cell>
          <table:table-cell office:value-type="float" office:value="-850.5" table:style-name="ce1">
            <text:p>-850,5</text:p>
          </table:table-cell>
          <table:table-cell office:value-type="float" office:value="118.1" table:style-name="ce1">
            <text:p>118,1</text:p>
          </table:table-cell>
          <table:table-cell office:value-type="float" office:value="-256.7" table:style-name="ce1">
            <text:p>-256,7</text:p>
          </table:table-cell>
          <table:table-cell office:value-type="float" office:value="405.5" table:style-name="ce1">
            <text:p>405,5</text:p>
          </table:table-cell>
          <table:table-cell office:value-type="float" office:value="443" table:style-name="ce1">
            <text:p>443</text:p>
          </table:table-cell>
          <table:table-cell office:value-type="float" office:value="-359.5" table:style-name="ce1">
            <text:p>-359,5</text:p>
          </table:table-cell>
          <table:table-cell office:value-type="float" office:value="300" table:style-name="ce1">
            <text:p>300</text:p>
          </table:table-cell>
          <table:table-cell office:value-type="float" office:value="-704.8" table:style-name="ce1">
            <text:p>-704,8</text:p>
          </table:table-cell>
          <table:table-cell office:value-type="float" office:value="622.79999999999995" table:style-name="ce1">
            <text:p>622,8</text:p>
          </table:table-cell>
          <table:table-cell office:value-type="float" office:value="-187.6" table:style-name="ce1">
            <text:p>-187,6</text:p>
          </table:table-cell>
          <table:table-cell office:value-type="float" office:value="475.2" table:style-name="ce1">
            <text:p>475,2</text:p>
          </table:table-cell>
          <table:table-cell office:value-type="float" office:value="630.1" table:style-name="ce1">
            <text:p>630,1</text:p>
          </table:table-cell>
          <table:table-cell office:value-type="float" office:value="-419.5" table:style-name="ce1">
            <text:p>-419,5</text:p>
          </table:table-cell>
          <table:table-cell table:number-columns-repeated="16344"/>
        </table:table-row>
        <table:table-row table:style-name="ro1">
          <table:table-cell office:value-type="float" office:value="448.6" table:style-name="ce1">
            <text:p>448,6</text:p>
          </table:table-cell>
          <table:table-cell office:value-type="float" office:value="-990.2" table:style-name="ce1">
            <text:p>-990,2</text:p>
          </table:table-cell>
          <table:table-cell office:value-type="float" office:value="-787.3" table:style-name="ce1">
            <text:p>-787,3</text:p>
          </table:table-cell>
          <table:table-cell office:value-type="float" office:value="21.8" table:style-name="ce1">
            <text:p>21,8</text:p>
          </table:table-cell>
          <table:table-cell office:value-type="float" office:value="-8.4" table:style-name="ce1">
            <text:p>-8,4</text:p>
          </table:table-cell>
          <table:table-cell office:value-type="float" office:value="615.4" table:style-name="ce1">
            <text:p>615,4</text:p>
          </table:table-cell>
          <table:table-cell office:value-type="float" office:value="424.8" table:style-name="ce1">
            <text:p>424,8</text:p>
          </table:table-cell>
          <table:table-cell office:value-type="float" office:value="-855.1" table:style-name="ce1">
            <text:p>-855,1</text:p>
          </table:table-cell>
          <table:table-cell office:value-type="float" office:value="-505.2" table:style-name="ce1">
            <text:p>-505,2</text:p>
          </table:table-cell>
          <table:table-cell office:value-type="float" office:value="-874.1" table:style-name="ce1">
            <text:p>-874,1</text:p>
          </table:table-cell>
          <table:table-cell office:value-type="float" office:value="-534.20000000000005" table:style-name="ce1">
            <text:p>-534,2</text:p>
          </table:table-cell>
          <table:table-cell office:value-type="float" office:value="502.7" table:style-name="ce1">
            <text:p>502,7</text:p>
          </table:table-cell>
          <table:table-cell office:value-type="float" office:value="-481.1" table:style-name="ce1">
            <text:p>-481,1</text:p>
          </table:table-cell>
          <table:table-cell office:value-type="float" office:value="711" table:style-name="ce1">
            <text:p>711</text:p>
          </table:table-cell>
          <table:table-cell office:value-type="float" office:value="844.9" table:style-name="ce1">
            <text:p>844,9</text:p>
          </table:table-cell>
          <table:table-cell office:value-type="float" office:value="567.6" table:style-name="ce1">
            <text:p>567,6</text:p>
          </table:table-cell>
          <table:table-cell office:value-type="float" office:value="902.2" table:style-name="ce1">
            <text:p>902,2</text:p>
          </table:table-cell>
          <table:table-cell office:value-type="float" office:value="928.3" table:style-name="ce1">
            <text:p>928,3</text:p>
          </table:table-cell>
          <table:table-cell office:value-type="float" office:value="-378.5" table:style-name="ce1">
            <text:p>-378,5</text:p>
          </table:table-cell>
          <table:table-cell office:value-type="float" office:value="889" table:style-name="ce1">
            <text:p>889</text:p>
          </table:table-cell>
          <table:table-cell office:value-type="float" office:value="-380.2" table:style-name="ce1">
            <text:p>-380,2</text:p>
          </table:table-cell>
          <table:table-cell office:value-type="float" office:value="705.4" table:style-name="ce1">
            <text:p>705,4</text:p>
          </table:table-cell>
          <table:table-cell office:value-type="float" office:value="339.8" table:style-name="ce1">
            <text:p>339,8</text:p>
          </table:table-cell>
          <table:table-cell office:value-type="float" office:value="-765.9" table:style-name="ce1">
            <text:p>-765,9</text:p>
          </table:table-cell>
          <table:table-cell office:value-type="float" office:value="349.1" table:style-name="ce1">
            <text:p>349,1</text:p>
          </table:table-cell>
          <table:table-cell office:value-type="float" office:value="863.9" table:style-name="ce1">
            <text:p>863,9</text:p>
          </table:table-cell>
          <table:table-cell office:value-type="float" office:value="-445.1" table:style-name="ce1">
            <text:p>-445,1</text:p>
          </table:table-cell>
          <table:table-cell office:value-type="float" office:value="-120.2" table:style-name="ce1">
            <text:p>-120,2</text:p>
          </table:table-cell>
          <table:table-cell office:value-type="float" office:value="423.9" table:style-name="ce1">
            <text:p>423,9</text:p>
          </table:table-cell>
          <table:table-cell office:value-type="float" office:value="-958.7" table:style-name="ce1">
            <text:p>-958,7</text:p>
          </table:table-cell>
          <table:table-cell office:value-type="float" office:value="293.3" table:style-name="ce1">
            <text:p>293,3</text:p>
          </table:table-cell>
          <table:table-cell office:value-type="float" office:value="-236.1" table:style-name="ce1">
            <text:p>-236,1</text:p>
          </table:table-cell>
          <table:table-cell office:value-type="float" office:value="918.8" table:style-name="ce1">
            <text:p>918,8</text:p>
          </table:table-cell>
          <table:table-cell office:value-type="float" office:value="272.5" table:style-name="ce1">
            <text:p>272,5</text:p>
          </table:table-cell>
          <table:table-cell office:value-type="float" office:value="-358.8" table:style-name="ce1">
            <text:p>-358,8</text:p>
          </table:table-cell>
          <table:table-cell office:value-type="float" office:value="-313.3" table:style-name="ce1">
            <text:p>-313,3</text:p>
          </table:table-cell>
          <table:table-cell office:value-type="float" office:value="191" table:style-name="ce1">
            <text:p>191</text:p>
          </table:table-cell>
          <table:table-cell office:value-type="float" office:value="-361" table:style-name="ce1">
            <text:p>-361</text:p>
          </table:table-cell>
          <table:table-cell office:value-type="float" office:value="787.1" table:style-name="ce1">
            <text:p>787,1</text:p>
          </table:table-cell>
          <table:table-cell office:value-type="float" office:value="-288.60000000000002" table:style-name="ce1">
            <text:p>-288,6</text:p>
          </table:table-cell>
          <table:table-cell table:number-columns-repeated="16344"/>
        </table:table-row>
        <table:table-row table:style-name="ro1">
          <table:table-cell office:value-type="float" office:value="-237.7" table:style-name="ce1">
            <text:p>-237,7</text:p>
          </table:table-cell>
          <table:table-cell office:value-type="float" office:value="892.2" table:style-name="ce1">
            <text:p>892,2</text:p>
          </table:table-cell>
          <table:table-cell office:value-type="float" office:value="-172" table:style-name="ce1">
            <text:p>-172</text:p>
          </table:table-cell>
          <table:table-cell office:value-type="float" office:value="-375.3" table:style-name="ce1">
            <text:p>-375,3</text:p>
          </table:table-cell>
          <table:table-cell office:value-type="float" office:value="146.80000000000001" table:style-name="ce1">
            <text:p>146,8</text:p>
          </table:table-cell>
          <table:table-cell office:value-type="float" office:value="955.7" table:style-name="ce1">
            <text:p>955,7</text:p>
          </table:table-cell>
          <table:table-cell office:value-type="float" office:value="118.4" table:style-name="ce1">
            <text:p>118,4</text:p>
          </table:table-cell>
          <table:table-cell office:value-type="float" office:value="-384.5" table:style-name="ce1">
            <text:p>-384,5</text:p>
          </table:table-cell>
          <table:table-cell office:value-type="float" office:value="68.2" table:style-name="ce1">
            <text:p>68,2</text:p>
          </table:table-cell>
          <table:table-cell office:value-type="float" office:value="426" table:style-name="ce1">
            <text:p>426</text:p>
          </table:table-cell>
          <table:table-cell office:value-type="float" office:value="127" table:style-name="ce1">
            <text:p>127</text:p>
          </table:table-cell>
          <table:table-cell office:value-type="float" office:value="344.5" table:style-name="ce1">
            <text:p>344,5</text:p>
          </table:table-cell>
          <table:table-cell office:value-type="float" office:value="-458.1" table:style-name="ce1">
            <text:p>-458,1</text:p>
          </table:table-cell>
          <table:table-cell office:value-type="float" office:value="-675.1" table:style-name="ce1">
            <text:p>-675,1</text:p>
          </table:table-cell>
          <table:table-cell office:value-type="float" office:value="75.3" table:style-name="ce1">
            <text:p>75,3</text:p>
          </table:table-cell>
          <table:table-cell office:value-type="float" office:value="882.3" table:style-name="ce1">
            <text:p>882,3</text:p>
          </table:table-cell>
          <table:table-cell office:value-type="float" office:value="-823.2" table:style-name="ce1">
            <text:p>-823,2</text:p>
          </table:table-cell>
          <table:table-cell office:value-type="float" office:value="-953.8" table:style-name="ce1">
            <text:p>-953,8</text:p>
          </table:table-cell>
          <table:table-cell office:value-type="float" office:value="661.4" table:style-name="ce1">
            <text:p>661,4</text:p>
          </table:table-cell>
          <table:table-cell office:value-type="float" office:value="-896.2" table:style-name="ce1">
            <text:p>-896,2</text:p>
          </table:table-cell>
          <table:table-cell office:value-type="float" office:value="589.9" table:style-name="ce1">
            <text:p>589,9</text:p>
          </table:table-cell>
          <table:table-cell office:value-type="float" office:value="-389.1" table:style-name="ce1">
            <text:p>-389,1</text:p>
          </table:table-cell>
          <table:table-cell office:value-type="float" office:value="352.8" table:style-name="ce1">
            <text:p>352,8</text:p>
          </table:table-cell>
          <table:table-cell office:value-type="float" office:value="559.9" table:style-name="ce1">
            <text:p>559,9</text:p>
          </table:table-cell>
          <table:table-cell office:value-type="float" office:value="-386.8" table:style-name="ce1">
            <text:p>-386,8</text:p>
          </table:table-cell>
          <table:table-cell office:value-type="float" office:value="297.5" table:style-name="ce1">
            <text:p>297,5</text:p>
          </table:table-cell>
          <table:table-cell office:value-type="float" office:value="-542" table:style-name="ce1">
            <text:p>-542</text:p>
          </table:table-cell>
          <table:table-cell office:value-type="float" office:value="943.1" table:style-name="ce1">
            <text:p>943,1</text:p>
          </table:table-cell>
          <table:table-cell office:value-type="float" office:value="670.4" table:style-name="ce1">
            <text:p>670,4</text:p>
          </table:table-cell>
          <table:table-cell office:value-type="float" office:value="-204.9" table:style-name="ce1">
            <text:p>-204,9</text:p>
          </table:table-cell>
          <table:table-cell office:value-type="float" office:value="-868.7" table:style-name="ce1">
            <text:p>-868,7</text:p>
          </table:table-cell>
          <table:table-cell office:value-type="float" office:value="441.1" table:style-name="ce1">
            <text:p>441,1</text:p>
          </table:table-cell>
          <table:table-cell office:value-type="float" office:value="-503.3" table:style-name="ce1">
            <text:p>-503,3</text:p>
          </table:table-cell>
          <table:table-cell office:value-type="float" office:value="-185.3" table:style-name="ce1">
            <text:p>-185,3</text:p>
          </table:table-cell>
          <table:table-cell office:value-type="float" office:value="163.1" table:style-name="ce1">
            <text:p>163,1</text:p>
          </table:table-cell>
          <table:table-cell office:value-type="float" office:value="-775.3" table:style-name="ce1">
            <text:p>-775,3</text:p>
          </table:table-cell>
          <table:table-cell office:value-type="float" office:value="-287.10000000000002" table:style-name="ce1">
            <text:p>-287,1</text:p>
          </table:table-cell>
          <table:table-cell office:value-type="float" office:value="171.8" table:style-name="ce1">
            <text:p>171,8</text:p>
          </table:table-cell>
          <table:table-cell office:value-type="float" office:value="-961.2" table:style-name="ce1">
            <text:p>-961,2</text:p>
          </table:table-cell>
          <table:table-cell office:value-type="float" office:value="108.1" table:style-name="ce1">
            <text:p>108,1</text:p>
          </table:table-cell>
          <table:table-cell table:number-columns-repeated="16344"/>
        </table:table-row>
        <table:table-row table:style-name="ro1">
          <table:table-cell office:value-type="float" office:value="565.9" table:style-name="ce1">
            <text:p>565,9</text:p>
          </table:table-cell>
          <table:table-cell office:value-type="float" office:value="273.39999999999998" table:style-name="ce1">
            <text:p>273,4</text:p>
          </table:table-cell>
          <table:table-cell office:value-type="float" office:value="-399.2" table:style-name="ce1">
            <text:p>-399,2</text:p>
          </table:table-cell>
          <table:table-cell office:value-type="float" office:value="345.3" table:style-name="ce1">
            <text:p>345,3</text:p>
          </table:table-cell>
          <table:table-cell office:value-type="float" office:value="-603.5" table:style-name="ce1">
            <text:p>-603,5</text:p>
          </table:table-cell>
          <table:table-cell office:value-type="float" office:value="935.9" table:style-name="ce1">
            <text:p>935,9</text:p>
          </table:table-cell>
          <table:table-cell office:value-type="float" office:value="-847.7" table:style-name="ce1">
            <text:p>-847,7</text:p>
          </table:table-cell>
          <table:table-cell office:value-type="float" office:value="-859.2" table:style-name="ce1">
            <text:p>-859,2</text:p>
          </table:table-cell>
          <table:table-cell office:value-type="float" office:value="501" table:style-name="ce1">
            <text:p>501</text:p>
          </table:table-cell>
          <table:table-cell office:value-type="float" office:value="-43.7" table:style-name="ce1">
            <text:p>-43,7</text:p>
          </table:table-cell>
          <table:table-cell office:value-type="float" office:value="724.9" table:style-name="ce1">
            <text:p>724,9</text:p>
          </table:table-cell>
          <table:table-cell office:value-type="float" office:value="851.4" table:style-name="ce1">
            <text:p>851,4</text:p>
          </table:table-cell>
          <table:table-cell office:value-type="float" office:value="800.8" table:style-name="ce1">
            <text:p>800,8</text:p>
          </table:table-cell>
          <table:table-cell office:value-type="float" office:value="-111.3" table:style-name="ce1">
            <text:p>-111,3</text:p>
          </table:table-cell>
          <table:table-cell office:value-type="float" office:value="686.5" table:style-name="ce1">
            <text:p>686,5</text:p>
          </table:table-cell>
          <table:table-cell office:value-type="float" office:value="-642.9" table:style-name="ce1">
            <text:p>-642,9</text:p>
          </table:table-cell>
          <table:table-cell office:value-type="float" office:value="882.2" table:style-name="ce1">
            <text:p>882,2</text:p>
          </table:table-cell>
          <table:table-cell office:value-type="float" office:value="-183.8" table:style-name="ce1">
            <text:p>-183,8</text:p>
          </table:table-cell>
          <table:table-cell office:value-type="float" office:value="-1" table:style-name="ce1">
            <text:p>-1</text:p>
          </table:table-cell>
          <table:table-cell office:value-type="float" office:value="-175.9" table:style-name="ce1">
            <text:p>-175,9</text:p>
          </table:table-cell>
          <table:table-cell office:value-type="float" office:value="142.30000000000001" table:style-name="ce1">
            <text:p>142,3</text:p>
          </table:table-cell>
          <table:table-cell office:value-type="float" office:value="-136.30000000000001" table:style-name="ce1">
            <text:p>-136,3</text:p>
          </table:table-cell>
          <table:table-cell office:value-type="float" office:value="242.1" table:style-name="ce1">
            <text:p>242,1</text:p>
          </table:table-cell>
          <table:table-cell office:value-type="float" office:value="844.9" table:style-name="ce1">
            <text:p>844,9</text:p>
          </table:table-cell>
          <table:table-cell office:value-type="float" office:value="913.8" table:style-name="ce1">
            <text:p>913,8</text:p>
          </table:table-cell>
          <table:table-cell office:value-type="float" office:value="-788.2" table:style-name="ce1">
            <text:p>-788,2</text:p>
          </table:table-cell>
          <table:table-cell office:value-type="float" office:value="609.29999999999995" table:style-name="ce1">
            <text:p>609,3</text:p>
          </table:table-cell>
          <table:table-cell office:value-type="float" office:value="-464.7" table:style-name="ce1">
            <text:p>-464,7</text:p>
          </table:table-cell>
          <table:table-cell office:value-type="float" office:value="-873.5" table:style-name="ce1">
            <text:p>-873,5</text:p>
          </table:table-cell>
          <table:table-cell office:value-type="float" office:value="267.8" table:style-name="ce1">
            <text:p>267,8</text:p>
          </table:table-cell>
          <table:table-cell office:value-type="float" office:value="743.1" table:style-name="ce1">
            <text:p>743,1</text:p>
          </table:table-cell>
          <table:table-cell office:value-type="float" office:value="792.1" table:style-name="ce1">
            <text:p>792,1</text:p>
          </table:table-cell>
          <table:table-cell office:value-type="float" office:value="881.8" table:style-name="ce1">
            <text:p>881,8</text:p>
          </table:table-cell>
          <table:table-cell office:value-type="float" office:value="810" table:style-name="ce1">
            <text:p>810</text:p>
          </table:table-cell>
          <table:table-cell office:value-type="float" office:value="-298.7" table:style-name="ce1">
            <text:p>-298,7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-278.7" table:style-name="ce1">
            <text:p>-278,7</text:p>
          </table:table-cell>
          <table:table-cell office:value-type="float" office:value="-269.10000000000002" table:style-name="ce1">
            <text:p>-269,1</text:p>
          </table:table-cell>
          <table:table-cell office:value-type="float" office:value="-477.8" table:style-name="ce1">
            <text:p>-477,8</text:p>
          </table:table-cell>
          <table:table-cell office:value-type="float" office:value="-781.1" table:style-name="ce1">
            <text:p>-781,1</text:p>
          </table:table-cell>
          <table:table-cell table:number-columns-repeated="16344"/>
        </table:table-row>
        <table:table-row table:style-name="ro1">
          <table:table-cell office:value-type="float" office:value="-707.7" table:style-name="ce1">
            <text:p>-707,7</text:p>
          </table:table-cell>
          <table:table-cell office:value-type="float" office:value="678.2" table:style-name="ce1">
            <text:p>678,2</text:p>
          </table:table-cell>
          <table:table-cell office:value-type="float" office:value="773.2" table:style-name="ce1">
            <text:p>773,2</text:p>
          </table:table-cell>
          <table:table-cell office:value-type="float" office:value="710.3" table:style-name="ce1">
            <text:p>710,3</text:p>
          </table:table-cell>
          <table:table-cell office:value-type="float" office:value="680.5" table:style-name="ce1">
            <text:p>680,5</text:p>
          </table:table-cell>
          <table:table-cell office:value-type="float" office:value="798.5" table:style-name="ce1">
            <text:p>798,5</text:p>
          </table:table-cell>
          <table:table-cell office:value-type="float" office:value="322.3" table:style-name="ce1">
            <text:p>322,3</text:p>
          </table:table-cell>
          <table:table-cell office:value-type="float" office:value="572.6" table:style-name="ce1">
            <text:p>572,6</text:p>
          </table:table-cell>
          <table:table-cell office:value-type="float" office:value="484.4" table:style-name="ce1">
            <text:p>484,4</text:p>
          </table:table-cell>
          <table:table-cell office:value-type="float" office:value="597.1" table:style-name="ce1">
            <text:p>597,1</text:p>
          </table:table-cell>
          <table:table-cell office:value-type="float" office:value="-528.20000000000005" table:style-name="ce1">
            <text:p>-528,2</text:p>
          </table:table-cell>
          <table:table-cell office:value-type="float" office:value="-108.1" table:style-name="ce1">
            <text:p>-108,1</text:p>
          </table:table-cell>
          <table:table-cell office:value-type="float" office:value="-146.30000000000001" table:style-name="ce1">
            <text:p>-146,3</text:p>
          </table:table-cell>
          <table:table-cell office:value-type="float" office:value="171.4" table:style-name="ce1">
            <text:p>171,4</text:p>
          </table:table-cell>
          <table:table-cell office:value-type="float" office:value="630.70000000000005" table:style-name="ce1">
            <text:p>630,7</text:p>
          </table:table-cell>
          <table:table-cell office:value-type="float" office:value="843.2" table:style-name="ce1">
            <text:p>843,2</text:p>
          </table:table-cell>
          <table:table-cell office:value-type="float" office:value="32" table:style-name="ce1">
            <text:p>32</text:p>
          </table:table-cell>
          <table:table-cell office:value-type="float" office:value="23" table:style-name="ce1">
            <text:p>23</text:p>
          </table:table-cell>
          <table:table-cell office:value-type="float" office:value="876.5" table:style-name="ce1">
            <text:p>876,5</text:p>
          </table:table-cell>
          <table:table-cell office:value-type="float" office:value="-61.1" table:style-name="ce1">
            <text:p>-61,1</text:p>
          </table:table-cell>
          <table:table-cell office:value-type="float" office:value="-171.3" table:style-name="ce1">
            <text:p>-171,3</text:p>
          </table:table-cell>
          <table:table-cell office:value-type="float" office:value="-77.3" table:style-name="ce1">
            <text:p>-77,3</text:p>
          </table:table-cell>
          <table:table-cell office:value-type="float" office:value="945.2" table:style-name="ce1">
            <text:p>945,2</text:p>
          </table:table-cell>
          <table:table-cell office:value-type="float" office:value="315.5" table:style-name="ce1">
            <text:p>315,5</text:p>
          </table:table-cell>
          <table:table-cell office:value-type="float" office:value="-191.1" table:style-name="ce1">
            <text:p>-191,1</text:p>
          </table:table-cell>
          <table:table-cell office:value-type="float" office:value="-694.5" table:style-name="ce1">
            <text:p>-694,5</text:p>
          </table:table-cell>
          <table:table-cell office:value-type="float" office:value="794.8" table:style-name="ce1">
            <text:p>794,8</text:p>
          </table:table-cell>
          <table:table-cell office:value-type="float" office:value="-198.3" table:style-name="ce1">
            <text:p>-198,3</text:p>
          </table:table-cell>
          <table:table-cell office:value-type="float" office:value="937.7" table:style-name="ce1">
            <text:p>937,7</text:p>
          </table:table-cell>
          <table:table-cell office:value-type="float" office:value="-205.1" table:style-name="ce1">
            <text:p>-205,1</text:p>
          </table:table-cell>
          <table:table-cell office:value-type="float" office:value="80.2" table:style-name="ce1">
            <text:p>80,2</text:p>
          </table:table-cell>
          <table:table-cell office:value-type="float" office:value="515.79999999999995" table:style-name="ce1">
            <text:p>515,8</text:p>
          </table:table-cell>
          <table:table-cell office:value-type="float" office:value="-64.7" table:style-name="ce1">
            <text:p>-64,7</text:p>
          </table:table-cell>
          <table:table-cell office:value-type="float" office:value="171.3" table:style-name="ce1">
            <text:p>171,3</text:p>
          </table:table-cell>
          <table:table-cell office:value-type="float" office:value="-772.9" table:style-name="ce1">
            <text:p>-772,9</text:p>
          </table:table-cell>
          <table:table-cell office:value-type="float" office:value="-198.6" table:style-name="ce1">
            <text:p>-198,6</text:p>
          </table:table-cell>
          <table:table-cell office:value-type="float" office:value="-730.3" table:style-name="ce1">
            <text:p>-730,3</text:p>
          </table:table-cell>
          <table:table-cell office:value-type="float" office:value="-81.7" table:style-name="ce1">
            <text:p>-81,7</text:p>
          </table:table-cell>
          <table:table-cell office:value-type="float" office:value="-71.5" table:style-name="ce1">
            <text:p>-71,5</text:p>
          </table:table-cell>
          <table:table-cell office:value-type="float" office:value="33.5" table:style-name="ce1">
            <text:p>33,5</text:p>
          </table:table-cell>
          <table:table-cell table:number-columns-repeated="16344"/>
        </table:table-row>
        <table:table-row table:style-name="ro1">
          <table:table-cell office:value-type="float" office:value="802.9" table:style-name="ce1">
            <text:p>802,9</text:p>
          </table:table-cell>
          <table:table-cell office:value-type="float" office:value="6.6" table:style-name="ce1">
            <text:p>6,6</text:p>
          </table:table-cell>
          <table:table-cell office:value-type="float" office:value="-4.0999999999999996" table:style-name="ce1">
            <text:p>-4,1</text:p>
          </table:table-cell>
          <table:table-cell office:value-type="float" office:value="-758.3" table:style-name="ce1">
            <text:p>-758,3</text:p>
          </table:table-cell>
          <table:table-cell office:value-type="float" office:value="-792.8" table:style-name="ce1">
            <text:p>-792,8</text:p>
          </table:table-cell>
          <table:table-cell office:value-type="float" office:value="929.8" table:style-name="ce1">
            <text:p>929,8</text:p>
          </table:table-cell>
          <table:table-cell office:value-type="float" office:value="-951.1" table:style-name="ce1">
            <text:p>-951,1</text:p>
          </table:table-cell>
          <table:table-cell office:value-type="float" office:value="-657.5" table:style-name="ce1">
            <text:p>-657,5</text:p>
          </table:table-cell>
          <table:table-cell office:value-type="float" office:value="284.10000000000002" table:style-name="ce1">
            <text:p>284,1</text:p>
          </table:table-cell>
          <table:table-cell office:value-type="float" office:value="18.899999999999999" table:style-name="ce1">
            <text:p>18,9</text:p>
          </table:table-cell>
          <table:table-cell office:value-type="float" office:value="957.6" table:style-name="ce1">
            <text:p>957,6</text:p>
          </table:table-cell>
          <table:table-cell office:value-type="float" office:value="596.20000000000005" table:style-name="ce1">
            <text:p>596,2</text:p>
          </table:table-cell>
          <table:table-cell office:value-type="float" office:value="-557.6" table:style-name="ce1">
            <text:p>-557,6</text:p>
          </table:table-cell>
          <table:table-cell office:value-type="float" office:value="-101" table:style-name="ce1">
            <text:p>-101</text:p>
          </table:table-cell>
          <table:table-cell office:value-type="float" office:value="543.9" table:style-name="ce1">
            <text:p>543,9</text:p>
          </table:table-cell>
          <table:table-cell office:value-type="float" office:value="-159.80000000000001" table:style-name="ce1">
            <text:p>-159,8</text:p>
          </table:table-cell>
          <table:table-cell office:value-type="float" office:value="-335.6" table:style-name="ce1">
            <text:p>-335,6</text:p>
          </table:table-cell>
          <table:table-cell office:value-type="float" office:value="403.2" table:style-name="ce1">
            <text:p>403,2</text:p>
          </table:table-cell>
          <table:table-cell office:value-type="float" office:value="786.8" table:style-name="ce1">
            <text:p>786,8</text:p>
          </table:table-cell>
          <table:table-cell office:value-type="float" office:value="55.9" table:style-name="ce1">
            <text:p>55,9</text:p>
          </table:table-cell>
          <table:table-cell office:value-type="float" office:value="-964" table:style-name="ce1">
            <text:p>-964</text:p>
          </table:table-cell>
          <table:table-cell office:value-type="float" office:value="978.5" table:style-name="ce1">
            <text:p>978,5</text:p>
          </table:table-cell>
          <table:table-cell office:value-type="float" office:value="-25.1" table:style-name="ce1">
            <text:p>-25,1</text:p>
          </table:table-cell>
          <table:table-cell office:value-type="float" office:value="162.9" table:style-name="ce1">
            <text:p>162,9</text:p>
          </table:table-cell>
          <table:table-cell office:value-type="float" office:value="156.30000000000001" table:style-name="ce1">
            <text:p>156,3</text:p>
          </table:table-cell>
          <table:table-cell office:value-type="float" office:value="435.6" table:style-name="ce1">
            <text:p>435,6</text:p>
          </table:table-cell>
          <table:table-cell office:value-type="float" office:value="-465.1" table:style-name="ce1">
            <text:p>-465,1</text:p>
          </table:table-cell>
          <table:table-cell office:value-type="float" office:value="-103" table:style-name="ce1">
            <text:p>-103</text:p>
          </table:table-cell>
          <table:table-cell office:value-type="float" office:value="79.099999999999994" table:style-name="ce1">
            <text:p>79,1</text:p>
          </table:table-cell>
          <table:table-cell office:value-type="float" office:value="-192.6" table:style-name="ce1">
            <text:p>-192,6</text:p>
          </table:table-cell>
          <table:table-cell office:value-type="float" office:value="943.9" table:style-name="ce1">
            <text:p>943,9</text:p>
          </table:table-cell>
          <table:table-cell office:value-type="float" office:value="-468.2" table:style-name="ce1">
            <text:p>-468,2</text:p>
          </table:table-cell>
          <table:table-cell office:value-type="float" office:value="17.7" table:style-name="ce1">
            <text:p>17,7</text:p>
          </table:table-cell>
          <table:table-cell office:value-type="float" office:value="196.3" table:style-name="ce1">
            <text:p>196,3</text:p>
          </table:table-cell>
          <table:table-cell office:value-type="float" office:value="-840" table:style-name="ce1">
            <text:p>-840</text:p>
          </table:table-cell>
          <table:table-cell office:value-type="float" office:value="917.1" table:style-name="ce1">
            <text:p>917,1</text:p>
          </table:table-cell>
          <table:table-cell office:value-type="float" office:value="200.1" table:style-name="ce1">
            <text:p>200,1</text:p>
          </table:table-cell>
          <table:table-cell office:value-type="float" office:value="295.2" table:style-name="ce1">
            <text:p>295,2</text:p>
          </table:table-cell>
          <table:table-cell office:value-type="float" office:value="-744.2" table:style-name="ce1">
            <text:p>-744,2</text:p>
          </table:table-cell>
          <table:table-cell office:value-type="float" office:value="-701.8" table:style-name="ce1">
            <text:p>-701,8</text:p>
          </table:table-cell>
          <table:table-cell table:number-columns-repeated="1634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-246.9" table:style-name="ce1">
            <text:p>-246,9</text:p>
          </table:table-cell>
          <table:table-cell office:value-type="float" office:value="102.9" table:style-name="ce1">
            <text:p>102,9</text:p>
          </table:table-cell>
          <table:table-cell office:value-type="float" office:value="-536.4" table:style-name="ce1">
            <text:p>-536,4</text:p>
          </table:table-cell>
          <table:table-cell office:value-type="float" office:value="-949.2" table:style-name="ce1">
            <text:p>-949,2</text:p>
          </table:table-cell>
          <table:table-cell office:value-type="float" office:value="272.60000000000002" table:style-name="ce1">
            <text:p>272,6</text:p>
          </table:table-cell>
          <table:table-cell office:value-type="float" office:value="-586" table:style-name="ce1">
            <text:p>-586</text:p>
          </table:table-cell>
          <table:table-cell office:value-type="float" office:value="-414.1" table:style-name="ce1">
            <text:p>-414,1</text:p>
          </table:table-cell>
          <table:table-cell office:value-type="float" office:value="-950" table:style-name="ce1">
            <text:p>-950</text:p>
          </table:table-cell>
          <table:table-cell office:value-type="float" office:value="85.7" table:style-name="ce1">
            <text:p>85,7</text:p>
          </table:table-cell>
          <table:table-cell office:value-type="float" office:value="-498.7" table:style-name="ce1">
            <text:p>-498,7</text:p>
          </table:table-cell>
          <table:table-cell office:value-type="float" office:value="631.70000000000005" table:style-name="ce1">
            <text:p>631,7</text:p>
          </table:table-cell>
          <table:table-cell office:value-type="float" office:value="337.9" table:style-name="ce1">
            <text:p>337,9</text:p>
          </table:table-cell>
          <table:table-cell office:value-type="float" office:value="-839.9" table:style-name="ce1">
            <text:p>-839,9</text:p>
          </table:table-cell>
          <table:table-cell office:value-type="float" office:value="990.9" table:style-name="ce1">
            <text:p>990,9</text:p>
          </table:table-cell>
          <table:table-cell office:value-type="float" office:value="337.4" table:style-name="ce1">
            <text:p>337,4</text:p>
          </table:table-cell>
          <table:table-cell office:value-type="float" office:value="-80.900000000000006" table:style-name="ce1">
            <text:p>-80,9</text:p>
          </table:table-cell>
          <table:table-cell office:value-type="float" office:value="484.6" table:style-name="ce1">
            <text:p>484,6</text:p>
          </table:table-cell>
          <table:table-cell office:value-type="float" office:value="-445.7" table:style-name="ce1">
            <text:p>-445,7</text:p>
          </table:table-cell>
          <table:table-cell office:value-type="float" office:value="23.9" table:style-name="ce1">
            <text:p>23,9</text:p>
          </table:table-cell>
          <table:table-cell office:value-type="float" office:value="851.9" table:style-name="ce1">
            <text:p>851,9</text:p>
          </table:table-cell>
          <table:table-cell office:value-type="float" office:value="254.2" table:style-name="ce1">
            <text:p>254,2</text:p>
          </table:table-cell>
          <table:table-cell office:value-type="float" office:value="-419.3" table:style-name="ce1">
            <text:p>-419,3</text:p>
          </table:table-cell>
          <table:table-cell office:value-type="float" office:value="-130.69999999999999" table:style-name="ce1">
            <text:p>-130,7</text:p>
          </table:table-cell>
          <table:table-cell office:value-type="float" office:value="-208.1" table:style-name="ce1">
            <text:p>-208,1</text:p>
          </table:table-cell>
          <table:table-cell office:value-type="float" office:value="765.5" table:style-name="ce1">
            <text:p>765,5</text:p>
          </table:table-cell>
          <table:table-cell office:value-type="float" office:value="786.9" table:style-name="ce1">
            <text:p>786,9</text:p>
          </table:table-cell>
          <table:table-cell office:value-type="float" office:value="-192.5" table:style-name="ce1">
            <text:p>-192,5</text:p>
          </table:table-cell>
          <table:table-cell office:value-type="float" office:value="-853" table:style-name="ce1">
            <text:p>-853</text:p>
          </table:table-cell>
          <table:table-cell office:value-type="float" office:value="541.5" table:style-name="ce1">
            <text:p>541,5</text:p>
          </table:table-cell>
          <table:table-cell office:value-type="float" office:value="638.29999999999995" table:style-name="ce1">
            <text:p>638,3</text:p>
          </table:table-cell>
          <table:table-cell office:value-type="float" office:value="-442.6" table:style-name="ce1">
            <text:p>-442,6</text:p>
          </table:table-cell>
          <table:table-cell office:value-type="float" office:value="195.1" table:style-name="ce1">
            <text:p>195,1</text:p>
          </table:table-cell>
          <table:table-cell office:value-type="float" office:value="-704.2" table:style-name="ce1">
            <text:p>-704,2</text:p>
          </table:table-cell>
          <table:table-cell office:value-type="float" office:value="-246.5" table:style-name="ce1">
            <text:p>-246,5</text:p>
          </table:table-cell>
          <table:table-cell office:value-type="float" office:value="-678.3" table:style-name="ce1">
            <text:p>-678,3</text:p>
          </table:table-cell>
          <table:table-cell office:value-type="float" office:value="795.4" table:style-name="ce1">
            <text:p>795,4</text:p>
          </table:table-cell>
          <table:table-cell office:value-type="float" office:value="796.5" table:style-name="ce1">
            <text:p>796,5</text:p>
          </table:table-cell>
          <table:table-cell office:value-type="float" office:value="495.5" table:style-name="ce1">
            <text:p>495,5</text:p>
          </table:table-cell>
          <table:table-cell office:value-type="float" office:value="-381.7" table:style-name="ce1">
            <text:p>-381,7</text:p>
          </table:table-cell>
          <table:table-cell table:number-columns-repeated="16344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-305.89999999999998" table:style-name="ce1">
            <text:p>-305,9</text:p>
          </table:table-cell>
          <table:table-cell office:value-type="float" office:value="-55.4" table:style-name="ce1">
            <text:p>-55,4</text:p>
          </table:table-cell>
          <table:table-cell office:value-type="float" office:value="967.6" table:style-name="ce1">
            <text:p>967,6</text:p>
          </table:table-cell>
          <table:table-cell office:value-type="float" office:value="528.5" table:style-name="ce1">
            <text:p>528,5</text:p>
          </table:table-cell>
          <table:table-cell office:value-type="float" office:value="510.8" table:style-name="ce1">
            <text:p>510,8</text:p>
          </table:table-cell>
          <table:table-cell office:value-type="float" office:value="378.6" table:style-name="ce1">
            <text:p>378,6</text:p>
          </table:table-cell>
          <table:table-cell office:value-type="float" office:value="664.4" table:style-name="ce1">
            <text:p>664,4</text:p>
          </table:table-cell>
          <table:table-cell office:value-type="float" office:value="-623.70000000000005" table:style-name="ce1">
            <text:p>-623,7</text:p>
          </table:table-cell>
          <table:table-cell office:value-type="float" office:value="801.9" table:style-name="ce1">
            <text:p>801,9</text:p>
          </table:table-cell>
          <table:table-cell office:value-type="float" office:value="956.6" table:style-name="ce1">
            <text:p>956,6</text:p>
          </table:table-cell>
          <table:table-cell office:value-type="float" office:value="812" table:style-name="ce1">
            <text:p>812</text:p>
          </table:table-cell>
          <table:table-cell office:value-type="float" office:value="-255.1" table:style-name="ce1">
            <text:p>-255,1</text:p>
          </table:table-cell>
          <table:table-cell office:value-type="float" office:value="61.6" table:style-name="ce1">
            <text:p>61,6</text:p>
          </table:table-cell>
          <table:table-cell office:value-type="float" office:value="-628.6" table:style-name="ce1">
            <text:p>-628,6</text:p>
          </table:table-cell>
          <table:table-cell office:value-type="float" office:value="94.9" table:style-name="ce1">
            <text:p>94,9</text:p>
          </table:table-cell>
          <table:table-cell office:value-type="float" office:value="-936" table:style-name="ce1">
            <text:p>-936</text:p>
          </table:table-cell>
          <table:table-cell office:value-type="float" office:value="376.5" table:style-name="ce1">
            <text:p>376,5</text:p>
          </table:table-cell>
          <table:table-cell office:value-type="float" office:value="425.9" table:style-name="ce1">
            <text:p>425,9</text:p>
          </table:table-cell>
          <table:table-cell office:value-type="float" office:value="-395.8" table:style-name="ce1">
            <text:p>-395,8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-633.79999999999995" table:style-name="ce1">
            <text:p>-633,8</text:p>
          </table:table-cell>
          <table:table-cell office:value-type="float" office:value="913.5" table:style-name="ce1">
            <text:p>913,5</text:p>
          </table:table-cell>
          <table:table-cell office:value-type="float" office:value="482" table:style-name="ce1">
            <text:p>482</text:p>
          </table:table-cell>
          <table:table-cell office:value-type="float" office:value="267.5" table:style-name="ce1">
            <text:p>267,5</text:p>
          </table:table-cell>
          <table:table-cell office:value-type="float" office:value="-937.5" table:style-name="ce1">
            <text:p>-937,5</text:p>
          </table:table-cell>
          <table:table-cell office:value-type="float" office:value="159.30000000000001" table:style-name="ce1">
            <text:p>159,3</text:p>
          </table:table-cell>
          <table:table-cell office:value-type="float" office:value="-989.6" table:style-name="ce1">
            <text:p>-989,6</text:p>
          </table:table-cell>
          <table:table-cell office:value-type="float" office:value="618.6" table:style-name="ce1">
            <text:p>618,6</text:p>
          </table:table-cell>
          <table:table-cell office:value-type="float" office:value="544.5" table:style-name="ce1">
            <text:p>544,5</text:p>
          </table:table-cell>
          <table:table-cell office:value-type="float" office:value="-911.9" table:style-name="ce1">
            <text:p>-911,9</text:p>
          </table:table-cell>
          <table:table-cell office:value-type="float" office:value="316.10000000000002" table:style-name="ce1">
            <text:p>316,1</text:p>
          </table:table-cell>
          <table:table-cell office:value-type="float" office:value="-876.1" table:style-name="ce1">
            <text:p>-876,1</text:p>
          </table:table-cell>
          <table:table-cell office:value-type="float" office:value="863.3" table:style-name="ce1">
            <text:p>863,3</text:p>
          </table:table-cell>
          <table:table-cell office:value-type="float" office:value="977" table:style-name="ce1">
            <text:p>977</text:p>
          </table:table-cell>
          <table:table-cell office:value-type="float" office:value="-544.6" table:style-name="ce1">
            <text:p>-544,6</text:p>
          </table:table-cell>
          <table:table-cell office:value-type="float" office:value="120.5" table:style-name="ce1">
            <text:p>120,5</text:p>
          </table:table-cell>
          <table:table-cell office:value-type="float" office:value="-144.30000000000001" table:style-name="ce1">
            <text:p>-144,3</text:p>
          </table:table-cell>
          <table:table-cell office:value-type="float" office:value="-736" table:style-name="ce1">
            <text:p>-736</text:p>
          </table:table-cell>
          <table:table-cell office:value-type="float" office:value="706.5" table:style-name="ce1">
            <text:p>706,5</text:p>
          </table:table-cell>
          <table:table-cell table:number-columns-repeated="16344"/>
        </table:table-row>
        <table:table-row table:style-name="ro1">
          <table:table-cell office:value-type="float" office:value="588.5" table:style-name="ce1">
            <text:p>588,5</text:p>
          </table:table-cell>
          <table:table-cell office:value-type="float" office:value="-735.1" table:style-name="ce1">
            <text:p>-735,1</text:p>
          </table:table-cell>
          <table:table-cell office:value-type="float" office:value="-558.5" table:style-name="ce1">
            <text:p>-558,5</text:p>
          </table:table-cell>
          <table:table-cell office:value-type="float" office:value="-263" table:style-name="ce1">
            <text:p>-263</text:p>
          </table:table-cell>
          <table:table-cell office:value-type="float" office:value="-251.7" table:style-name="ce1">
            <text:p>-251,7</text:p>
          </table:table-cell>
          <table:table-cell office:value-type="float" office:value="-436.8" table:style-name="ce1">
            <text:p>-436,8</text:p>
          </table:table-cell>
          <table:table-cell office:value-type="float" office:value="93.2" table:style-name="ce1">
            <text:p>93,2</text:p>
          </table:table-cell>
          <table:table-cell office:value-type="float" office:value="-281.5" table:style-name="ce1">
            <text:p>-281,5</text:p>
          </table:table-cell>
          <table:table-cell office:value-type="float" office:value="-276.60000000000002" table:style-name="ce1">
            <text:p>-276,6</text:p>
          </table:table-cell>
          <table:table-cell office:value-type="float" office:value="1.9" table:style-name="ce1">
            <text:p>1,9</text:p>
          </table:table-cell>
          <table:table-cell office:value-type="float" office:value="0.7" table:style-name="ce1">
            <text:p>0,7</text:p>
          </table:table-cell>
          <table:table-cell office:value-type="float" office:value="-378" table:style-name="ce1">
            <text:p>-378</text:p>
          </table:table-cell>
          <table:table-cell office:value-type="float" office:value="508" table:style-name="ce1">
            <text:p>508</text:p>
          </table:table-cell>
          <table:table-cell office:value-type="float" office:value="-21.7" table:style-name="ce1">
            <text:p>-21,7</text:p>
          </table:table-cell>
          <table:table-cell office:value-type="float" office:value="-661.1" table:style-name="ce1">
            <text:p>-661,1</text:p>
          </table:table-cell>
          <table:table-cell office:value-type="float" office:value="314.10000000000002" table:style-name="ce1">
            <text:p>314,1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855.4" table:style-name="ce1">
            <text:p>855,4</text:p>
          </table:table-cell>
          <table:table-cell office:value-type="float" office:value="119.9" table:style-name="ce1">
            <text:p>119,9</text:p>
          </table:table-cell>
          <table:table-cell office:value-type="float" office:value="378.1" table:style-name="ce1">
            <text:p>378,1</text:p>
          </table:table-cell>
          <table:table-cell office:value-type="float" office:value="-515.9" table:style-name="ce1">
            <text:p>-515,9</text:p>
          </table:table-cell>
          <table:table-cell office:value-type="float" office:value="-540.70000000000005" table:style-name="ce1">
            <text:p>-540,7</text:p>
          </table:table-cell>
          <table:table-cell office:value-type="float" office:value="650.1" table:style-name="ce1">
            <text:p>650,1</text:p>
          </table:table-cell>
          <table:table-cell office:value-type="float" office:value="317.89999999999998" table:style-name="ce1">
            <text:p>317,9</text:p>
          </table:table-cell>
          <table:table-cell office:value-type="float" office:value="-303.60000000000002" table:style-name="ce1">
            <text:p>-303,6</text:p>
          </table:table-cell>
          <table:table-cell office:value-type="float" office:value="-468.3" table:style-name="ce1">
            <text:p>-468,3</text:p>
          </table:table-cell>
          <table:table-cell office:value-type="float" office:value="487" table:style-name="ce1">
            <text:p>487</text:p>
          </table:table-cell>
          <table:table-cell office:value-type="float" office:value="601.6" table:style-name="ce1">
            <text:p>601,6</text:p>
          </table:table-cell>
          <table:table-cell office:value-type="float" office:value="51.4" table:style-name="ce1">
            <text:p>51,4</text:p>
          </table:table-cell>
          <table:table-cell office:value-type="float" office:value="-574.29999999999995" table:style-name="ce1">
            <text:p>-574,3</text:p>
          </table:table-cell>
          <table:table-cell office:value-type="float" office:value="-107.9" table:style-name="ce1">
            <text:p>-107,9</text:p>
          </table:table-cell>
          <table:table-cell office:value-type="float" office:value="87.4" table:style-name="ce1">
            <text:p>87,4</text:p>
          </table:table-cell>
          <table:table-cell office:value-type="float" office:value="167.3" table:style-name="ce1">
            <text:p>167,3</text:p>
          </table:table-cell>
          <table:table-cell office:value-type="float" office:value="-676.3" table:style-name="ce1">
            <text:p>-676,3</text:p>
          </table:table-cell>
          <table:table-cell office:value-type="float" office:value="340.9" table:style-name="ce1">
            <text:p>340,9</text:p>
          </table:table-cell>
          <table:table-cell office:value-type="float" office:value="276.7" table:style-name="ce1">
            <text:p>276,7</text:p>
          </table:table-cell>
          <table:table-cell office:value-type="float" office:value="-527.70000000000005" table:style-name="ce1">
            <text:p>-527,7</text:p>
          </table:table-cell>
          <table:table-cell office:value-type="float" office:value="443.5" table:style-name="ce1">
            <text:p>443,5</text:p>
          </table:table-cell>
          <table:table-cell office:value-type="float" office:value="-524.5" table:style-name="ce1">
            <text:p>-524,5</text:p>
          </table:table-cell>
          <table:table-cell office:value-type="float" office:value="-140.5" table:style-name="ce1">
            <text:p>-140,5</text:p>
          </table:table-cell>
          <table:table-cell table:number-columns-repeated="16344"/>
        </table:table-row>
        <table:table-row table:style-name="ro1">
          <table:table-cell office:value-type="float" office:value="93.6" table:style-name="ce1">
            <text:p>93,6</text:p>
          </table:table-cell>
          <table:table-cell office:value-type="float" office:value="-55.6" table:style-name="ce1">
            <text:p>-55,6</text:p>
          </table:table-cell>
          <table:table-cell office:value-type="float" office:value="-61" table:style-name="ce1">
            <text:p>-61</text:p>
          </table:table-cell>
          <table:table-cell office:value-type="float" office:value="-395.9" table:style-name="ce1">
            <text:p>-395,9</text:p>
          </table:table-cell>
          <table:table-cell office:value-type="float" office:value="-646.29999999999995" table:style-name="ce1">
            <text:p>-646,3</text:p>
          </table:table-cell>
          <table:table-cell office:value-type="float" office:value="870.2" table:style-name="ce1">
            <text:p>870,2</text:p>
          </table:table-cell>
          <table:table-cell office:value-type="float" office:value="767.7" table:style-name="ce1">
            <text:p>767,7</text:p>
          </table:table-cell>
          <table:table-cell office:value-type="float" office:value="-145.6" table:style-name="ce1">
            <text:p>-145,6</text:p>
          </table:table-cell>
          <table:table-cell office:value-type="float" office:value="-525.70000000000005" table:style-name="ce1">
            <text:p>-525,7</text:p>
          </table:table-cell>
          <table:table-cell office:value-type="float" office:value="82.5" table:style-name="ce1">
            <text:p>82,5</text:p>
          </table:table-cell>
          <table:table-cell office:value-type="float" office:value="-271.39999999999998" table:style-name="ce1">
            <text:p>-271,4</text:p>
          </table:table-cell>
          <table:table-cell office:value-type="float" office:value="-363.4" table:style-name="ce1">
            <text:p>-363,4</text:p>
          </table:table-cell>
          <table:table-cell office:value-type="float" office:value="189" table:style-name="ce1">
            <text:p>189</text:p>
          </table:table-cell>
          <table:table-cell office:value-type="float" office:value="176.4" table:style-name="ce1">
            <text:p>176,4</text:p>
          </table:table-cell>
          <table:table-cell office:value-type="float" office:value="-446.5" table:style-name="ce1">
            <text:p>-446,5</text:p>
          </table:table-cell>
          <table:table-cell office:value-type="float" office:value="712.8" table:style-name="ce1">
            <text:p>712,8</text:p>
          </table:table-cell>
          <table:table-cell office:value-type="float" office:value="656" table:style-name="ce1">
            <text:p>656</text:p>
          </table:table-cell>
          <table:table-cell office:value-type="float" office:value="657.3" table:style-name="ce1">
            <text:p>657,3</text:p>
          </table:table-cell>
          <table:table-cell office:value-type="float" office:value="116.5" table:style-name="ce1">
            <text:p>116,5</text:p>
          </table:table-cell>
          <table:table-cell office:value-type="float" office:value="291.39999999999998" table:style-name="ce1">
            <text:p>291,4</text:p>
          </table:table-cell>
          <table:table-cell office:value-type="float" office:value="-790.2" table:style-name="ce1">
            <text:p>-790,2</text:p>
          </table:table-cell>
          <table:table-cell office:value-type="float" office:value="-708.2" table:style-name="ce1">
            <text:p>-708,2</text:p>
          </table:table-cell>
          <table:table-cell office:value-type="float" office:value="-538" table:style-name="ce1">
            <text:p>-538</text:p>
          </table:table-cell>
          <table:table-cell office:value-type="float" office:value="386.9" table:style-name="ce1">
            <text:p>386,9</text:p>
          </table:table-cell>
          <table:table-cell office:value-type="float" office:value="-222.1" table:style-name="ce1">
            <text:p>-222,1</text:p>
          </table:table-cell>
          <table:table-cell office:value-type="float" office:value="408.5" table:style-name="ce1">
            <text:p>408,5</text:p>
          </table:table-cell>
          <table:table-cell office:value-type="float" office:value="-829.7" table:style-name="ce1">
            <text:p>-829,7</text:p>
          </table:table-cell>
          <table:table-cell office:value-type="float" office:value="195.8" table:style-name="ce1">
            <text:p>195,8</text:p>
          </table:table-cell>
          <table:table-cell office:value-type="float" office:value="-574" table:style-name="ce1">
            <text:p>-574</text:p>
          </table:table-cell>
          <table:table-cell office:value-type="float" office:value="953.4" table:style-name="ce1">
            <text:p>953,4</text:p>
          </table:table-cell>
          <table:table-cell office:value-type="float" office:value="-89.9" table:style-name="ce1">
            <text:p>-89,9</text:p>
          </table:table-cell>
          <table:table-cell office:value-type="float" office:value="-417.7" table:style-name="ce1">
            <text:p>-417,7</text:p>
          </table:table-cell>
          <table:table-cell office:value-type="float" office:value="49.5" table:style-name="ce1">
            <text:p>49,5</text:p>
          </table:table-cell>
          <table:table-cell office:value-type="float" office:value="729.7" table:style-name="ce1">
            <text:p>729,7</text:p>
          </table:table-cell>
          <table:table-cell office:value-type="float" office:value="-794.4" table:style-name="ce1">
            <text:p>-794,4</text:p>
          </table:table-cell>
          <table:table-cell office:value-type="float" office:value="-431.8" table:style-name="ce1">
            <text:p>-431,8</text:p>
          </table:table-cell>
          <table:table-cell office:value-type="float" office:value="-942.7" table:style-name="ce1">
            <text:p>-942,7</text:p>
          </table:table-cell>
          <table:table-cell office:value-type="float" office:value="942.7" table:style-name="ce1">
            <text:p>942,7</text:p>
          </table:table-cell>
          <table:table-cell office:value-type="float" office:value="81.8" table:style-name="ce1">
            <text:p>81,8</text:p>
          </table:table-cell>
          <table:table-cell office:value-type="float" office:value="443" table:style-name="ce1">
            <text:p>443</text:p>
          </table:table-cell>
          <table:table-cell table:number-columns-repeated="16344"/>
        </table:table-row>
        <table:table-row table:style-name="ro1">
          <table:table-cell office:value-type="float" office:value="-451.2" table:style-name="ce1">
            <text:p>-451,2</text:p>
          </table:table-cell>
          <table:table-cell office:value-type="float" office:value="-997.2" table:style-name="ce1">
            <text:p>-997,2</text:p>
          </table:table-cell>
          <table:table-cell office:value-type="float" office:value="890.1" table:style-name="ce1">
            <text:p>890,1</text:p>
          </table:table-cell>
          <table:table-cell office:value-type="float" office:value="-220.7" table:style-name="ce1">
            <text:p>-220,7</text:p>
          </table:table-cell>
          <table:table-cell office:value-type="float" office:value="818.4" table:style-name="ce1">
            <text:p>818,4</text:p>
          </table:table-cell>
          <table:table-cell office:value-type="float" office:value="-250.3" table:style-name="ce1">
            <text:p>-250,3</text:p>
          </table:table-cell>
          <table:table-cell office:value-type="float" office:value="-748.2" table:style-name="ce1">
            <text:p>-748,2</text:p>
          </table:table-cell>
          <table:table-cell office:value-type="float" office:value="258" table:style-name="ce1">
            <text:p>258</text:p>
          </table:table-cell>
          <table:table-cell office:value-type="float" office:value="-569" table:style-name="ce1">
            <text:p>-569</text:p>
          </table:table-cell>
          <table:table-cell office:value-type="float" office:value="458" table:style-name="ce1">
            <text:p>458</text:p>
          </table:table-cell>
          <table:table-cell office:value-type="float" office:value="509.2" table:style-name="ce1">
            <text:p>509,2</text:p>
          </table:table-cell>
          <table:table-cell office:value-type="float" office:value="-88.1" table:style-name="ce1">
            <text:p>-88,1</text:p>
          </table:table-cell>
          <table:table-cell office:value-type="float" office:value="911.5" table:style-name="ce1">
            <text:p>911,5</text:p>
          </table:table-cell>
          <table:table-cell office:value-type="float" office:value="-969.8" table:style-name="ce1">
            <text:p>-969,8</text:p>
          </table:table-cell>
          <table:table-cell office:value-type="float" office:value="-298.8" table:style-name="ce1">
            <text:p>-298,8</text:p>
          </table:table-cell>
          <table:table-cell office:value-type="float" office:value="-844.4" table:style-name="ce1">
            <text:p>-844,4</text:p>
          </table:table-cell>
          <table:table-cell office:value-type="float" office:value="-636.4" table:style-name="ce1">
            <text:p>-636,4</text:p>
          </table:table-cell>
          <table:table-cell office:value-type="float" office:value="-657.3" table:style-name="ce1">
            <text:p>-657,3</text:p>
          </table:table-cell>
          <table:table-cell office:value-type="float" office:value="290.10000000000002" table:style-name="ce1">
            <text:p>290,1</text:p>
          </table:table-cell>
          <table:table-cell office:value-type="float" office:value="611.29999999999995" table:style-name="ce1">
            <text:p>611,3</text:p>
          </table:table-cell>
          <table:table-cell office:value-type="float" office:value="567.4" table:style-name="ce1">
            <text:p>567,4</text:p>
          </table:table-cell>
          <table:table-cell office:value-type="float" office:value="-118.6" table:style-name="ce1">
            <text:p>-118,6</text:p>
          </table:table-cell>
          <table:table-cell office:value-type="float" office:value="984.7" table:style-name="ce1">
            <text:p>984,7</text:p>
          </table:table-cell>
          <table:table-cell office:value-type="float" office:value="-200" table:style-name="ce1">
            <text:p>-200</text:p>
          </table:table-cell>
          <table:table-cell office:value-type="float" office:value="-596.29999999999995" table:style-name="ce1">
            <text:p>-596,3</text:p>
          </table:table-cell>
          <table:table-cell office:value-type="float" office:value="-486.5" table:style-name="ce1">
            <text:p>-486,5</text:p>
          </table:table-cell>
          <table:table-cell office:value-type="float" office:value="-991.9" table:style-name="ce1">
            <text:p>-991,9</text:p>
          </table:table-cell>
          <table:table-cell office:value-type="float" office:value="335.3" table:style-name="ce1">
            <text:p>335,3</text:p>
          </table:table-cell>
          <table:table-cell office:value-type="float" office:value="-396.8" table:style-name="ce1">
            <text:p>-396,8</text:p>
          </table:table-cell>
          <table:table-cell office:value-type="float" office:value="-350.3" table:style-name="ce1">
            <text:p>-350,3</text:p>
          </table:table-cell>
          <table:table-cell office:value-type="float" office:value="100.8" table:style-name="ce1">
            <text:p>100,8</text:p>
          </table:table-cell>
          <table:table-cell office:value-type="float" office:value="938.6" table:style-name="ce1">
            <text:p>938,6</text:p>
          </table:table-cell>
          <table:table-cell office:value-type="float" office:value="138.30000000000001" table:style-name="ce1">
            <text:p>138,3</text:p>
          </table:table-cell>
          <table:table-cell office:value-type="float" office:value="-891.5" table:style-name="ce1">
            <text:p>-891,5</text:p>
          </table:table-cell>
          <table:table-cell office:value-type="float" office:value="-173.4" table:style-name="ce1">
            <text:p>-173,4</text:p>
          </table:table-cell>
          <table:table-cell office:value-type="float" office:value="-118.9" table:style-name="ce1">
            <text:p>-118,9</text:p>
          </table:table-cell>
          <table:table-cell office:value-type="float" office:value="401.5" table:style-name="ce1">
            <text:p>401,5</text:p>
          </table:table-cell>
          <table:table-cell office:value-type="float" office:value="-218.7" table:style-name="ce1">
            <text:p>-218,7</text:p>
          </table:table-cell>
          <table:table-cell office:value-type="float" office:value="-124.4" table:style-name="ce1">
            <text:p>-124,4</text:p>
          </table:table-cell>
          <table:table-cell office:value-type="float" office:value="-284.3" table:style-name="ce1">
            <text:p>-284,3</text:p>
          </table:table-cell>
          <table:table-cell table:number-columns-repeated="16344"/>
        </table:table-row>
        <table:table-row table:style-name="ro1">
          <table:table-cell office:value-type="float" office:value="-212.5" table:style-name="ce1">
            <text:p>-212,5</text:p>
          </table:table-cell>
          <table:table-cell office:value-type="float" office:value="411.3" table:style-name="ce1">
            <text:p>411,3</text:p>
          </table:table-cell>
          <table:table-cell office:value-type="float" office:value="-832.1" table:style-name="ce1">
            <text:p>-832,1</text:p>
          </table:table-cell>
          <table:table-cell office:value-type="float" office:value="-892.5" table:style-name="ce1">
            <text:p>-892,5</text:p>
          </table:table-cell>
          <table:table-cell office:value-type="float" office:value="448.6" table:style-name="ce1">
            <text:p>448,6</text:p>
          </table:table-cell>
          <table:table-cell office:value-type="float" office:value="-575.1" table:style-name="ce1">
            <text:p>-575,1</text:p>
          </table:table-cell>
          <table:table-cell office:value-type="float" office:value="-491.5" table:style-name="ce1">
            <text:p>-491,5</text:p>
          </table:table-cell>
          <table:table-cell office:value-type="float" office:value="547.5" table:style-name="ce1">
            <text:p>547,5</text:p>
          </table:table-cell>
          <table:table-cell office:value-type="float" office:value="353.2" table:style-name="ce1">
            <text:p>353,2</text:p>
          </table:table-cell>
          <table:table-cell office:value-type="float" office:value="-13.4" table:style-name="ce1">
            <text:p>-13,4</text:p>
          </table:table-cell>
          <table:table-cell office:value-type="float" office:value="-275.7" table:style-name="ce1">
            <text:p>-275,7</text:p>
          </table:table-cell>
          <table:table-cell office:value-type="float" office:value="469" table:style-name="ce1">
            <text:p>469</text:p>
          </table:table-cell>
          <table:table-cell office:value-type="float" office:value="-704.5" table:style-name="ce1">
            <text:p>-704,5</text:p>
          </table:table-cell>
          <table:table-cell office:value-type="float" office:value="-107.9" table:style-name="ce1">
            <text:p>-107,9</text:p>
          </table:table-cell>
          <table:table-cell office:value-type="float" office:value="-229.2" table:style-name="ce1">
            <text:p>-229,2</text:p>
          </table:table-cell>
          <table:table-cell office:value-type="float" office:value="-423.4" table:style-name="ce1">
            <text:p>-423,4</text:p>
          </table:table-cell>
          <table:table-cell office:value-type="float" office:value="294" table:style-name="ce1">
            <text:p>294</text:p>
          </table:table-cell>
          <table:table-cell office:value-type="float" office:value="-430.4" table:style-name="ce1">
            <text:p>-430,4</text:p>
          </table:table-cell>
          <table:table-cell office:value-type="float" office:value="249.9" table:style-name="ce1">
            <text:p>249,9</text:p>
          </table:table-cell>
          <table:table-cell office:value-type="float" office:value="-840" table:style-name="ce1">
            <text:p>-840</text:p>
          </table:table-cell>
          <table:table-cell office:value-type="float" office:value="763.8" table:style-name="ce1">
            <text:p>763,8</text:p>
          </table:table-cell>
          <table:table-cell office:value-type="float" office:value="-901" table:style-name="ce1">
            <text:p>-901</text:p>
          </table:table-cell>
          <table:table-cell office:value-type="float" office:value="209" table:style-name="ce1">
            <text:p>209</text:p>
          </table:table-cell>
          <table:table-cell office:value-type="float" office:value="-583" table:style-name="ce1">
            <text:p>-583</text:p>
          </table:table-cell>
          <table:table-cell office:value-type="float" office:value="-812.9" table:style-name="ce1">
            <text:p>-812,9</text:p>
          </table:table-cell>
          <table:table-cell office:value-type="float" office:value="-119.8" table:style-name="ce1">
            <text:p>-119,8</text:p>
          </table:table-cell>
          <table:table-cell office:value-type="float" office:value="-966.6" table:style-name="ce1">
            <text:p>-966,6</text:p>
          </table:table-cell>
          <table:table-cell office:value-type="float" office:value="-219.7" table:style-name="ce1">
            <text:p>-219,7</text:p>
          </table:table-cell>
          <table:table-cell office:value-type="float" office:value="-357.3" table:style-name="ce1">
            <text:p>-357,3</text:p>
          </table:table-cell>
          <table:table-cell office:value-type="float" office:value="-973.8" table:style-name="ce1">
            <text:p>-973,8</text:p>
          </table:table-cell>
          <table:table-cell office:value-type="float" office:value="-395.6" table:style-name="ce1">
            <text:p>-395,6</text:p>
          </table:table-cell>
          <table:table-cell office:value-type="float" office:value="-78" table:style-name="ce1">
            <text:p>-78</text:p>
          </table:table-cell>
          <table:table-cell office:value-type="float" office:value="-719.5" table:style-name="ce1">
            <text:p>-719,5</text:p>
          </table:table-cell>
          <table:table-cell office:value-type="float" office:value="381" table:style-name="ce1">
            <text:p>381</text:p>
          </table:table-cell>
          <table:table-cell office:value-type="float" office:value="460.1" table:style-name="ce1">
            <text:p>460,1</text:p>
          </table:table-cell>
          <table:table-cell office:value-type="float" office:value="-717" table:style-name="ce1">
            <text:p>-717</text:p>
          </table:table-cell>
          <table:table-cell office:value-type="float" office:value="839.3" table:style-name="ce1">
            <text:p>839,3</text:p>
          </table:table-cell>
          <table:table-cell office:value-type="float" office:value="864.7" table:style-name="ce1">
            <text:p>864,7</text:p>
          </table:table-cell>
          <table:table-cell office:value-type="float" office:value="-184.7" table:style-name="ce1">
            <text:p>-184,7</text:p>
          </table:table-cell>
          <table:table-cell office:value-type="float" office:value="414.8" table:style-name="ce1">
            <text:p>414,8</text:p>
          </table:table-cell>
          <table:table-cell table:number-columns-repeated="16344"/>
        </table:table-row>
        <table:table-row table:style-name="ro1">
          <table:table-cell office:value-type="float" office:value="-720.6" table:style-name="ce1">
            <text:p>-720,6</text:p>
          </table:table-cell>
          <table:table-cell office:value-type="float" office:value="-994.4" table:style-name="ce1">
            <text:p>-994,4</text:p>
          </table:table-cell>
          <table:table-cell office:value-type="float" office:value="-564.4" table:style-name="ce1">
            <text:p>-564,4</text:p>
          </table:table-cell>
          <table:table-cell office:value-type="float" office:value="-65.599999999999994" table:style-name="ce1">
            <text:p>-65,6</text:p>
          </table:table-cell>
          <table:table-cell office:value-type="float" office:value="-644.29999999999995" table:style-name="ce1">
            <text:p>-644,3</text:p>
          </table:table-cell>
          <table:table-cell office:value-type="float" office:value="-194.4" table:style-name="ce1">
            <text:p>-194,4</text:p>
          </table:table-cell>
          <table:table-cell office:value-type="float" office:value="-573" table:style-name="ce1">
            <text:p>-573</text:p>
          </table:table-cell>
          <table:table-cell office:value-type="float" office:value="-99.7" table:style-name="ce1">
            <text:p>-99,7</text:p>
          </table:table-cell>
          <table:table-cell office:value-type="float" office:value="699.4" table:style-name="ce1">
            <text:p>699,4</text:p>
          </table:table-cell>
          <table:table-cell office:value-type="float" office:value="-567.70000000000005" table:style-name="ce1">
            <text:p>-567,7</text:p>
          </table:table-cell>
          <table:table-cell office:value-type="float" office:value="-251.6" table:style-name="ce1">
            <text:p>-251,6</text:p>
          </table:table-cell>
          <table:table-cell office:value-type="float" office:value="-177.8" table:style-name="ce1">
            <text:p>-177,8</text:p>
          </table:table-cell>
          <table:table-cell office:value-type="float" office:value="-735.6" table:style-name="ce1">
            <text:p>-735,6</text:p>
          </table:table-cell>
          <table:table-cell office:value-type="float" office:value="634.20000000000005" table:style-name="ce1">
            <text:p>634,2</text:p>
          </table:table-cell>
          <table:table-cell office:value-type="float" office:value="-569" table:style-name="ce1">
            <text:p>-569</text:p>
          </table:table-cell>
          <table:table-cell office:value-type="float" office:value="913.2" table:style-name="ce1">
            <text:p>913,2</text:p>
          </table:table-cell>
          <table:table-cell office:value-type="float" office:value="60.8" table:style-name="ce1">
            <text:p>60,8</text:p>
          </table:table-cell>
          <table:table-cell office:value-type="float" office:value="156.1" table:style-name="ce1">
            <text:p>156,1</text:p>
          </table:table-cell>
          <table:table-cell office:value-type="float" office:value="477" table:style-name="ce1">
            <text:p>477</text:p>
          </table:table-cell>
          <table:table-cell office:value-type="float" office:value="218.2" table:style-name="ce1">
            <text:p>218,2</text:p>
          </table:table-cell>
          <table:table-cell office:value-type="float" office:value="-223.3" table:style-name="ce1">
            <text:p>-223,3</text:p>
          </table:table-cell>
          <table:table-cell office:value-type="float" office:value="-319.60000000000002" table:style-name="ce1">
            <text:p>-319,6</text:p>
          </table:table-cell>
          <table:table-cell office:value-type="float" office:value="943.1" table:style-name="ce1">
            <text:p>943,1</text:p>
          </table:table-cell>
          <table:table-cell office:value-type="float" office:value="-537.29999999999995" table:style-name="ce1">
            <text:p>-537,3</text:p>
          </table:table-cell>
          <table:table-cell office:value-type="float" office:value="-48.1" table:style-name="ce1">
            <text:p>-48,1</text:p>
          </table:table-cell>
          <table:table-cell office:value-type="float" office:value="68" table:style-name="ce1">
            <text:p>68</text:p>
          </table:table-cell>
          <table:table-cell office:value-type="float" office:value="-39" table:style-name="ce1">
            <text:p>-39</text:p>
          </table:table-cell>
          <table:table-cell office:value-type="float" office:value="-473" table:style-name="ce1">
            <text:p>-473</text:p>
          </table:table-cell>
          <table:table-cell office:value-type="float" office:value="-514.29999999999995" table:style-name="ce1">
            <text:p>-514,3</text:p>
          </table:table-cell>
          <table:table-cell office:value-type="float" office:value="-920.1" table:style-name="ce1">
            <text:p>-920,1</text:p>
          </table:table-cell>
          <table:table-cell office:value-type="float" office:value="672.9" table:style-name="ce1">
            <text:p>672,9</text:p>
          </table:table-cell>
          <table:table-cell office:value-type="float" office:value="-699.2" table:style-name="ce1">
            <text:p>-699,2</text:p>
          </table:table-cell>
          <table:table-cell office:value-type="float" office:value="-617.1" table:style-name="ce1">
            <text:p>-617,1</text:p>
          </table:table-cell>
          <table:table-cell office:value-type="float" office:value="380.1" table:style-name="ce1">
            <text:p>380,1</text:p>
          </table:table-cell>
          <table:table-cell office:value-type="float" office:value="-183" table:style-name="ce1">
            <text:p>-183</text:p>
          </table:table-cell>
          <table:table-cell office:value-type="float" office:value="-769.4" table:style-name="ce1">
            <text:p>-769,4</text:p>
          </table:table-cell>
          <table:table-cell office:value-type="float" office:value="14" table:style-name="ce1">
            <text:p>14</text:p>
          </table:table-cell>
          <table:table-cell office:value-type="float" office:value="89.3" table:style-name="ce1">
            <text:p>89,3</text:p>
          </table:table-cell>
          <table:table-cell office:value-type="float" office:value="206.6" table:style-name="ce1">
            <text:p>206,6</text:p>
          </table:table-cell>
          <table:table-cell office:value-type="float" office:value="-88.4" table:style-name="ce1">
            <text:p>-88,4</text:p>
          </table:table-cell>
          <table:table-cell table:number-columns-repeated="16344"/>
        </table:table-row>
        <table:table-row table:style-name="ro1">
          <table:table-cell office:value-type="float" office:value="-516.20000000000005" table:style-name="ce1">
            <text:p>-516,2</text:p>
          </table:table-cell>
          <table:table-cell office:value-type="float" office:value="234" table:style-name="ce1">
            <text:p>234</text:p>
          </table:table-cell>
          <table:table-cell office:value-type="float" office:value="221.5" table:style-name="ce1">
            <text:p>221,5</text:p>
          </table:table-cell>
          <table:table-cell office:value-type="float" office:value="923.8" table:style-name="ce1">
            <text:p>923,8</text:p>
          </table:table-cell>
          <table:table-cell office:value-type="float" office:value="-956.9" table:style-name="ce1">
            <text:p>-956,9</text:p>
          </table:table-cell>
          <table:table-cell office:value-type="float" office:value="987.8" table:style-name="ce1">
            <text:p>987,8</text:p>
          </table:table-cell>
          <table:table-cell office:value-type="float" office:value="635.70000000000005" table:style-name="ce1">
            <text:p>635,7</text:p>
          </table:table-cell>
          <table:table-cell office:value-type="float" office:value="-906.7" table:style-name="ce1">
            <text:p>-906,7</text:p>
          </table:table-cell>
          <table:table-cell office:value-type="float" office:value="26.7" table:style-name="ce1">
            <text:p>26,7</text:p>
          </table:table-cell>
          <table:table-cell office:value-type="float" office:value="-236.9" table:style-name="ce1">
            <text:p>-236,9</text:p>
          </table:table-cell>
          <table:table-cell office:value-type="float" office:value="-61.8" table:style-name="ce1">
            <text:p>-61,8</text:p>
          </table:table-cell>
          <table:table-cell office:value-type="float" office:value="596" table:style-name="ce1">
            <text:p>596</text:p>
          </table:table-cell>
          <table:table-cell office:value-type="float" office:value="-713" table:style-name="ce1">
            <text:p>-713</text:p>
          </table:table-cell>
          <table:table-cell office:value-type="float" office:value="598.9" table:style-name="ce1">
            <text:p>598,9</text:p>
          </table:table-cell>
          <table:table-cell office:value-type="float" office:value="-832.6" table:style-name="ce1">
            <text:p>-832,6</text:p>
          </table:table-cell>
          <table:table-cell office:value-type="float" office:value="-457.2" table:style-name="ce1">
            <text:p>-457,2</text:p>
          </table:table-cell>
          <table:table-cell office:value-type="float" office:value="156.9" table:style-name="ce1">
            <text:p>156,9</text:p>
          </table:table-cell>
          <table:table-cell office:value-type="float" office:value="104.5" table:style-name="ce1">
            <text:p>104,5</text:p>
          </table:table-cell>
          <table:table-cell office:value-type="float" office:value="325.39999999999998" table:style-name="ce1">
            <text:p>325,4</text:p>
          </table:table-cell>
          <table:table-cell office:value-type="float" office:value="934.6" table:style-name="ce1">
            <text:p>934,6</text:p>
          </table:table-cell>
          <table:table-cell office:value-type="float" office:value="-740.7" table:style-name="ce1">
            <text:p>-740,7</text:p>
          </table:table-cell>
          <table:table-cell office:value-type="float" office:value="217.8" table:style-name="ce1">
            <text:p>217,8</text:p>
          </table:table-cell>
          <table:table-cell office:value-type="float" office:value="-819.3" table:style-name="ce1">
            <text:p>-819,3</text:p>
          </table:table-cell>
          <table:table-cell office:value-type="float" office:value="-732.5" table:style-name="ce1">
            <text:p>-732,5</text:p>
          </table:table-cell>
          <table:table-cell office:value-type="float" office:value="-673.2" table:style-name="ce1">
            <text:p>-673,2</text:p>
          </table:table-cell>
          <table:table-cell office:value-type="float" office:value="-628.9" table:style-name="ce1">
            <text:p>-628,9</text:p>
          </table:table-cell>
          <table:table-cell office:value-type="float" office:value="525.79999999999995" table:style-name="ce1">
            <text:p>525,8</text:p>
          </table:table-cell>
          <table:table-cell office:value-type="float" office:value="485.7" table:style-name="ce1">
            <text:p>485,7</text:p>
          </table:table-cell>
          <table:table-cell office:value-type="float" office:value="-762.1" table:style-name="ce1">
            <text:p>-762,1</text:p>
          </table:table-cell>
          <table:table-cell office:value-type="float" office:value="-874.2" table:style-name="ce1">
            <text:p>-874,2</text:p>
          </table:table-cell>
          <table:table-cell office:value-type="float" office:value="391.5" table:style-name="ce1">
            <text:p>391,5</text:p>
          </table:table-cell>
          <table:table-cell office:value-type="float" office:value="-168" table:style-name="ce1">
            <text:p>-168</text:p>
          </table:table-cell>
          <table:table-cell office:value-type="float" office:value="79.400000000000006" table:style-name="ce1">
            <text:p>79,4</text:p>
          </table:table-cell>
          <table:table-cell office:value-type="float" office:value="-662.8" table:style-name="ce1">
            <text:p>-662,8</text:p>
          </table:table-cell>
          <table:table-cell office:value-type="float" office:value="512.29999999999995" table:style-name="ce1">
            <text:p>512,3</text:p>
          </table:table-cell>
          <table:table-cell office:value-type="float" office:value="265.8" table:style-name="ce1">
            <text:p>265,8</text:p>
          </table:table-cell>
          <table:table-cell office:value-type="float" office:value="345.4" table:style-name="ce1">
            <text:p>345,4</text:p>
          </table:table-cell>
          <table:table-cell office:value-type="float" office:value="-201.1" table:style-name="ce1">
            <text:p>-201,1</text:p>
          </table:table-cell>
          <table:table-cell office:value-type="float" office:value="-133.30000000000001" table:style-name="ce1">
            <text:p>-133,3</text:p>
          </table:table-cell>
          <table:table-cell office:value-type="float" office:value="-821.8" table:style-name="ce1">
            <text:p>-821,8</text:p>
          </table:table-cell>
          <table:table-cell table:number-columns-repeated="16344"/>
        </table:table-row>
        <table:table-row table:style-name="ro1">
          <table:table-cell office:value-type="float" office:value="-590.4" table:style-name="ce1">
            <text:p>-590,4</text:p>
          </table:table-cell>
          <table:table-cell office:value-type="float" office:value="173.1" table:style-name="ce1">
            <text:p>173,1</text:p>
          </table:table-cell>
          <table:table-cell office:value-type="float" office:value="266.89999999999998" table:style-name="ce1">
            <text:p>266,9</text:p>
          </table:table-cell>
          <table:table-cell office:value-type="float" office:value="102" table:style-name="ce1">
            <text:p>102</text:p>
          </table:table-cell>
          <table:table-cell office:value-type="float" office:value="984.5" table:style-name="ce1">
            <text:p>984,5</text:p>
          </table:table-cell>
          <table:table-cell office:value-type="float" office:value="752.5" table:style-name="ce1">
            <text:p>752,5</text:p>
          </table:table-cell>
          <table:table-cell office:value-type="float" office:value="-718.5" table:style-name="ce1">
            <text:p>-718,5</text:p>
          </table:table-cell>
          <table:table-cell office:value-type="float" office:value="773.4" table:style-name="ce1">
            <text:p>773,4</text:p>
          </table:table-cell>
          <table:table-cell office:value-type="float" office:value="733.3" table:style-name="ce1">
            <text:p>733,3</text:p>
          </table:table-cell>
          <table:table-cell office:value-type="float" office:value="394.4" table:style-name="ce1">
            <text:p>394,4</text:p>
          </table:table-cell>
          <table:table-cell office:value-type="float" office:value="567.20000000000005" table:style-name="ce1">
            <text:p>567,2</text:p>
          </table:table-cell>
          <table:table-cell office:value-type="float" office:value="-452.3" table:style-name="ce1">
            <text:p>-452,3</text:p>
          </table:table-cell>
          <table:table-cell office:value-type="float" office:value="-736.9" table:style-name="ce1">
            <text:p>-736,9</text:p>
          </table:table-cell>
          <table:table-cell office:value-type="float" office:value="-190.8" table:style-name="ce1">
            <text:p>-190,8</text:p>
          </table:table-cell>
          <table:table-cell office:value-type="float" office:value="240.5" table:style-name="ce1">
            <text:p>240,5</text:p>
          </table:table-cell>
          <table:table-cell office:value-type="float" office:value="-853.3" table:style-name="ce1">
            <text:p>-853,3</text:p>
          </table:table-cell>
          <table:table-cell office:value-type="float" office:value="-268.60000000000002" table:style-name="ce1">
            <text:p>-268,6</text:p>
          </table:table-cell>
          <table:table-cell office:value-type="float" office:value="562.29999999999995" table:style-name="ce1">
            <text:p>562,3</text:p>
          </table:table-cell>
          <table:table-cell office:value-type="float" office:value="525.6" table:style-name="ce1">
            <text:p>525,6</text:p>
          </table:table-cell>
          <table:table-cell office:value-type="float" office:value="-676" table:style-name="ce1">
            <text:p>-676</text:p>
          </table:table-cell>
          <table:table-cell office:value-type="float" office:value="-162" table:style-name="ce1">
            <text:p>-162</text:p>
          </table:table-cell>
          <table:table-cell office:value-type="float" office:value="421.7" table:style-name="ce1">
            <text:p>421,7</text:p>
          </table:table-cell>
          <table:table-cell office:value-type="float" office:value="542.20000000000005" table:style-name="ce1">
            <text:p>542,2</text:p>
          </table:table-cell>
          <table:table-cell office:value-type="float" office:value="-739.7" table:style-name="ce1">
            <text:p>-739,7</text:p>
          </table:table-cell>
          <table:table-cell office:value-type="float" office:value="668.4" table:style-name="ce1">
            <text:p>668,4</text:p>
          </table:table-cell>
          <table:table-cell office:value-type="float" office:value="380.5" table:style-name="ce1">
            <text:p>380,5</text:p>
          </table:table-cell>
          <table:table-cell office:value-type="float" office:value="751.1" table:style-name="ce1">
            <text:p>751,1</text:p>
          </table:table-cell>
          <table:table-cell office:value-type="float" office:value="-784.7" table:style-name="ce1">
            <text:p>-784,7</text:p>
          </table:table-cell>
          <table:table-cell office:value-type="float" office:value="-401.2" table:style-name="ce1">
            <text:p>-401,2</text:p>
          </table:table-cell>
          <table:table-cell office:value-type="float" office:value="723.2" table:style-name="ce1">
            <text:p>723,2</text:p>
          </table:table-cell>
          <table:table-cell office:value-type="float" office:value="728.5" table:style-name="ce1">
            <text:p>728,5</text:p>
          </table:table-cell>
          <table:table-cell office:value-type="float" office:value="-803.6" table:style-name="ce1">
            <text:p>-803,6</text:p>
          </table:table-cell>
          <table:table-cell office:value-type="float" office:value="24" table:style-name="ce1">
            <text:p>24</text:p>
          </table:table-cell>
          <table:table-cell office:value-type="float" office:value="-744.3" table:style-name="ce1">
            <text:p>-744,3</text:p>
          </table:table-cell>
          <table:table-cell office:value-type="float" office:value="-281.10000000000002" table:style-name="ce1">
            <text:p>-281,1</text:p>
          </table:table-cell>
          <table:table-cell office:value-type="float" office:value="290" table:style-name="ce1">
            <text:p>290</text:p>
          </table:table-cell>
          <table:table-cell office:value-type="float" office:value="-374.6" table:style-name="ce1">
            <text:p>-374,6</text:p>
          </table:table-cell>
          <table:table-cell office:value-type="float" office:value="428.4" table:style-name="ce1">
            <text:p>428,4</text:p>
          </table:table-cell>
          <table:table-cell office:value-type="float" office:value="156.9" table:style-name="ce1">
            <text:p>156,9</text:p>
          </table:table-cell>
          <table:table-cell office:value-type="float" office:value="-331.8" table:style-name="ce1">
            <text:p>-331,8</text:p>
          </table:table-cell>
          <table:table-cell table:number-columns-repeated="16344"/>
        </table:table-row>
        <table:table-row table:style-name="ro1">
          <table:table-cell office:value-type="float" office:value="141.4" table:style-name="ce1">
            <text:p>141,4</text:p>
          </table:table-cell>
          <table:table-cell office:value-type="float" office:value="756.7" table:style-name="ce1">
            <text:p>756,7</text:p>
          </table:table-cell>
          <table:table-cell office:value-type="float" office:value="23.6" table:style-name="ce1">
            <text:p>23,6</text:p>
          </table:table-cell>
          <table:table-cell office:value-type="float" office:value="-682.5" table:style-name="ce1">
            <text:p>-682,5</text:p>
          </table:table-cell>
          <table:table-cell office:value-type="float" office:value="900.2" table:style-name="ce1">
            <text:p>900,2</text:p>
          </table:table-cell>
          <table:table-cell office:value-type="float" office:value="423.2" table:style-name="ce1">
            <text:p>423,2</text:p>
          </table:table-cell>
          <table:table-cell office:value-type="float" office:value="-233" table:style-name="ce1">
            <text:p>-233</text:p>
          </table:table-cell>
          <table:table-cell office:value-type="float" office:value="-684.4" table:style-name="ce1">
            <text:p>-684,4</text:p>
          </table:table-cell>
          <table:table-cell office:value-type="float" office:value="102" table:style-name="ce1">
            <text:p>102</text:p>
          </table:table-cell>
          <table:table-cell office:value-type="float" office:value="263.8" table:style-name="ce1">
            <text:p>263,8</text:p>
          </table:table-cell>
          <table:table-cell office:value-type="float" office:value="969" table:style-name="ce1">
            <text:p>969</text:p>
          </table:table-cell>
          <table:table-cell office:value-type="float" office:value="-689.4" table:style-name="ce1">
            <text:p>-689,4</text:p>
          </table:table-cell>
          <table:table-cell office:value-type="float" office:value="-895.2" table:style-name="ce1">
            <text:p>-895,2</text:p>
          </table:table-cell>
          <table:table-cell office:value-type="float" office:value="714.2" table:style-name="ce1">
            <text:p>714,2</text:p>
          </table:table-cell>
          <table:table-cell office:value-type="float" office:value="475" table:style-name="ce1">
            <text:p>475</text:p>
          </table:table-cell>
          <table:table-cell office:value-type="float" office:value="-711.6" table:style-name="ce1">
            <text:p>-711,6</text:p>
          </table:table-cell>
          <table:table-cell office:value-type="float" office:value="159.4" table:style-name="ce1">
            <text:p>159,4</text:p>
          </table:table-cell>
          <table:table-cell office:value-type="float" office:value="-407" table:style-name="ce1">
            <text:p>-407</text:p>
          </table:table-cell>
          <table:table-cell office:value-type="float" office:value="667.2" table:style-name="ce1">
            <text:p>667,2</text:p>
          </table:table-cell>
          <table:table-cell office:value-type="float" office:value="621.1" table:style-name="ce1">
            <text:p>621,1</text:p>
          </table:table-cell>
          <table:table-cell office:value-type="float" office:value="67" table:style-name="ce1">
            <text:p>67</text:p>
          </table:table-cell>
          <table:table-cell office:value-type="float" office:value="-906.1" table:style-name="ce1">
            <text:p>-906,1</text:p>
          </table:table-cell>
          <table:table-cell office:value-type="float" office:value="-732.1" table:style-name="ce1">
            <text:p>-732,1</text:p>
          </table:table-cell>
          <table:table-cell office:value-type="float" office:value="945.2" table:style-name="ce1">
            <text:p>945,2</text:p>
          </table:table-cell>
          <table:table-cell office:value-type="float" office:value="-197" table:style-name="ce1">
            <text:p>-197</text:p>
          </table:table-cell>
          <table:table-cell office:value-type="float" office:value="-872.2" table:style-name="ce1">
            <text:p>-872,2</text:p>
          </table:table-cell>
          <table:table-cell office:value-type="float" office:value="874.7" table:style-name="ce1">
            <text:p>874,7</text:p>
          </table:table-cell>
          <table:table-cell office:value-type="float" office:value="129.6" table:style-name="ce1">
            <text:p>129,6</text:p>
          </table:table-cell>
          <table:table-cell office:value-type="float" office:value="592.29999999999995" table:style-name="ce1">
            <text:p>592,3</text:p>
          </table:table-cell>
          <table:table-cell office:value-type="float" office:value="96.5" table:style-name="ce1">
            <text:p>96,5</text:p>
          </table:table-cell>
          <table:table-cell office:value-type="float" office:value="600.4" table:style-name="ce1">
            <text:p>600,4</text:p>
          </table:table-cell>
          <table:table-cell office:value-type="float" office:value="580.29999999999995" table:style-name="ce1">
            <text:p>580,3</text:p>
          </table:table-cell>
          <table:table-cell office:value-type="float" office:value="-998.2" table:style-name="ce1">
            <text:p>-998,2</text:p>
          </table:table-cell>
          <table:table-cell office:value-type="float" office:value="408.3" table:style-name="ce1">
            <text:p>408,3</text:p>
          </table:table-cell>
          <table:table-cell office:value-type="float" office:value="-364.3" table:style-name="ce1">
            <text:p>-364,3</text:p>
          </table:table-cell>
          <table:table-cell office:value-type="float" office:value="802.2" table:style-name="ce1">
            <text:p>802,2</text:p>
          </table:table-cell>
          <table:table-cell office:value-type="float" office:value="-578.1" table:style-name="ce1">
            <text:p>-578,1</text:p>
          </table:table-cell>
          <table:table-cell office:value-type="float" office:value="-63.8" table:style-name="ce1">
            <text:p>-63,8</text:p>
          </table:table-cell>
          <table:table-cell office:value-type="float" office:value="383.7" table:style-name="ce1">
            <text:p>383,7</text:p>
          </table:table-cell>
          <table:table-cell office:value-type="float" office:value="-196.7" table:style-name="ce1">
            <text:p>-196,7</text:p>
          </table:table-cell>
          <table:table-cell table:number-columns-repeated="16344"/>
        </table:table-row>
        <table:table-row table:style-name="ro1">
          <table:table-cell office:value-type="float" office:value="-945.9" table:style-name="ce1">
            <text:p>-945,9</text:p>
          </table:table-cell>
          <table:table-cell office:value-type="float" office:value="189.8" table:style-name="ce1">
            <text:p>189,8</text:p>
          </table:table-cell>
          <table:table-cell office:value-type="float" office:value="361.5" table:style-name="ce1">
            <text:p>361,5</text:p>
          </table:table-cell>
          <table:table-cell office:value-type="float" office:value="681" table:style-name="ce1">
            <text:p>681</text:p>
          </table:table-cell>
          <table:table-cell office:value-type="float" office:value="-212.9" table:style-name="ce1">
            <text:p>-212,9</text:p>
          </table:table-cell>
          <table:table-cell office:value-type="float" office:value="380.8" table:style-name="ce1">
            <text:p>380,8</text:p>
          </table:table-cell>
          <table:table-cell office:value-type="float" office:value="754.8" table:style-name="ce1">
            <text:p>754,8</text:p>
          </table:table-cell>
          <table:table-cell office:value-type="float" office:value="-482.9" table:style-name="ce1">
            <text:p>-482,9</text:p>
          </table:table-cell>
          <table:table-cell office:value-type="float" office:value="969.2" table:style-name="ce1">
            <text:p>969,2</text:p>
          </table:table-cell>
          <table:table-cell office:value-type="float" office:value="630" table:style-name="ce1">
            <text:p>630</text:p>
          </table:table-cell>
          <table:table-cell office:value-type="float" office:value="-290.39999999999998" table:style-name="ce1">
            <text:p>-290,4</text:p>
          </table:table-cell>
          <table:table-cell office:value-type="float" office:value="-123.8" table:style-name="ce1">
            <text:p>-123,8</text:p>
          </table:table-cell>
          <table:table-cell office:value-type="float" office:value="10.1" table:style-name="ce1">
            <text:p>10,1</text:p>
          </table:table-cell>
          <table:table-cell office:value-type="float" office:value="239.9" table:style-name="ce1">
            <text:p>239,9</text:p>
          </table:table-cell>
          <table:table-cell office:value-type="float" office:value="987.5" table:style-name="ce1">
            <text:p>987,5</text:p>
          </table:table-cell>
          <table:table-cell office:value-type="float" office:value="-752.2" table:style-name="ce1">
            <text:p>-752,2</text:p>
          </table:table-cell>
          <table:table-cell office:value-type="float" office:value="303.10000000000002" table:style-name="ce1">
            <text:p>303,1</text:p>
          </table:table-cell>
          <table:table-cell office:value-type="float" office:value="-795" table:style-name="ce1">
            <text:p>-795</text:p>
          </table:table-cell>
          <table:table-cell office:value-type="float" office:value="-388.5" table:style-name="ce1">
            <text:p>-388,5</text:p>
          </table:table-cell>
          <table:table-cell office:value-type="float" office:value="-362.6" table:style-name="ce1">
            <text:p>-362,6</text:p>
          </table:table-cell>
          <table:table-cell office:value-type="float" office:value="187.3" table:style-name="ce1">
            <text:p>187,3</text:p>
          </table:table-cell>
          <table:table-cell office:value-type="float" office:value="182.9" table:style-name="ce1">
            <text:p>182,9</text:p>
          </table:table-cell>
          <table:table-cell office:value-type="float" office:value="102.6" table:style-name="ce1">
            <text:p>102,6</text:p>
          </table:table-cell>
          <table:table-cell office:value-type="float" office:value="384.1" table:style-name="ce1">
            <text:p>384,1</text:p>
          </table:table-cell>
          <table:table-cell office:value-type="float" office:value="92.9" table:style-name="ce1">
            <text:p>92,9</text:p>
          </table:table-cell>
          <table:table-cell office:value-type="float" office:value="-764" table:style-name="ce1">
            <text:p>-764</text:p>
          </table:table-cell>
          <table:table-cell office:value-type="float" office:value="405.3" table:style-name="ce1">
            <text:p>405,3</text:p>
          </table:table-cell>
          <table:table-cell office:value-type="float" office:value="-118" table:style-name="ce1">
            <text:p>-118</text:p>
          </table:table-cell>
          <table:table-cell office:value-type="float" office:value="-510.5" table:style-name="ce1">
            <text:p>-510,5</text:p>
          </table:table-cell>
          <table:table-cell office:value-type="float" office:value="-409.7" table:style-name="ce1">
            <text:p>-409,7</text:p>
          </table:table-cell>
          <table:table-cell office:value-type="float" office:value="-536" table:style-name="ce1">
            <text:p>-536</text:p>
          </table:table-cell>
          <table:table-cell office:value-type="float" office:value="-777.8" table:style-name="ce1">
            <text:p>-777,8</text:p>
          </table:table-cell>
          <table:table-cell office:value-type="float" office:value="216.5" table:style-name="ce1">
            <text:p>216,5</text:p>
          </table:table-cell>
          <table:table-cell office:value-type="float" office:value="-995.5" table:style-name="ce1">
            <text:p>-995,5</text:p>
          </table:table-cell>
          <table:table-cell office:value-type="float" office:value="-626.1" table:style-name="ce1">
            <text:p>-626,1</text:p>
          </table:table-cell>
          <table:table-cell office:value-type="float" office:value="-783.4" table:style-name="ce1">
            <text:p>-783,4</text:p>
          </table:table-cell>
          <table:table-cell office:value-type="float" office:value="29.8" table:style-name="ce1">
            <text:p>29,8</text:p>
          </table:table-cell>
          <table:table-cell office:value-type="float" office:value="640.4" table:style-name="ce1">
            <text:p>640,4</text:p>
          </table:table-cell>
          <table:table-cell office:value-type="float" office:value="-752" table:style-name="ce1">
            <text:p>-752</text:p>
          </table:table-cell>
          <table:table-cell office:value-type="float" office:value="376.8" table:style-name="ce1">
            <text:p>376,8</text:p>
          </table:table-cell>
          <table:table-cell table:number-columns-repeated="16344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-337.5" table:style-name="ce1">
            <text:p>-337,5</text:p>
          </table:table-cell>
          <table:table-cell office:value-type="float" office:value="584.9" table:style-name="ce1">
            <text:p>584,9</text:p>
          </table:table-cell>
          <table:table-cell office:value-type="float" office:value="11.3" table:style-name="ce1">
            <text:p>11,3</text:p>
          </table:table-cell>
          <table:table-cell office:value-type="float" office:value="-929" table:style-name="ce1">
            <text:p>-929</text:p>
          </table:table-cell>
          <table:table-cell office:value-type="float" office:value="-199.5" table:style-name="ce1">
            <text:p>-199,5</text:p>
          </table:table-cell>
          <table:table-cell office:value-type="float" office:value="354.4" table:style-name="ce1">
            <text:p>354,4</text:p>
          </table:table-cell>
          <table:table-cell office:value-type="float" office:value="-151.80000000000001" table:style-name="ce1">
            <text:p>-151,8</text:p>
          </table:table-cell>
          <table:table-cell office:value-type="float" office:value="61.3" table:style-name="ce1">
            <text:p>61,3</text:p>
          </table:table-cell>
          <table:table-cell office:value-type="float" office:value="612.20000000000005" table:style-name="ce1">
            <text:p>612,2</text:p>
          </table:table-cell>
          <table:table-cell office:value-type="float" office:value="497.1" table:style-name="ce1">
            <text:p>497,1</text:p>
          </table:table-cell>
          <table:table-cell office:value-type="float" office:value="-5.2" table:style-name="ce1">
            <text:p>-5,2</text:p>
          </table:table-cell>
          <table:table-cell office:value-type="float" office:value="-120.3" table:style-name="ce1">
            <text:p>-120,3</text:p>
          </table:table-cell>
          <table:table-cell office:value-type="float" office:value="-364.3" table:style-name="ce1">
            <text:p>-364,3</text:p>
          </table:table-cell>
          <table:table-cell office:value-type="float" office:value="293.8" table:style-name="ce1">
            <text:p>293,8</text:p>
          </table:table-cell>
          <table:table-cell office:value-type="float" office:value="590.29999999999995" table:style-name="ce1">
            <text:p>590,3</text:p>
          </table:table-cell>
          <table:table-cell office:value-type="float" office:value="-53" table:style-name="ce1">
            <text:p>-53</text:p>
          </table:table-cell>
          <table:table-cell office:value-type="float" office:value="-519.20000000000005" table:style-name="ce1">
            <text:p>-519,2</text:p>
          </table:table-cell>
          <table:table-cell office:value-type="float" office:value="559.70000000000005" table:style-name="ce1">
            <text:p>559,7</text:p>
          </table:table-cell>
          <table:table-cell office:value-type="float" office:value="-229.7" table:style-name="ce1">
            <text:p>-229,7</text:p>
          </table:table-cell>
          <table:table-cell office:value-type="float" office:value="324.3" table:style-name="ce1">
            <text:p>324,3</text:p>
          </table:table-cell>
          <table:table-cell office:value-type="float" office:value="727.1" table:style-name="ce1">
            <text:p>727,1</text:p>
          </table:table-cell>
          <table:table-cell office:value-type="float" office:value="458.7" table:style-name="ce1">
            <text:p>458,7</text:p>
          </table:table-cell>
          <table:table-cell office:value-type="float" office:value="-47.7" table:style-name="ce1">
            <text:p>-47,7</text:p>
          </table:table-cell>
          <table:table-cell office:value-type="float" office:value="208" table:style-name="ce1">
            <text:p>208</text:p>
          </table:table-cell>
          <table:table-cell office:value-type="float" office:value="-737.6" table:style-name="ce1">
            <text:p>-737,6</text:p>
          </table:table-cell>
          <table:table-cell office:value-type="float" office:value="816.1" table:style-name="ce1">
            <text:p>816,1</text:p>
          </table:table-cell>
          <table:table-cell office:value-type="float" office:value="602.5" table:style-name="ce1">
            <text:p>602,5</text:p>
          </table:table-cell>
          <table:table-cell office:value-type="float" office:value="900.7" table:style-name="ce1">
            <text:p>900,7</text:p>
          </table:table-cell>
          <table:table-cell office:value-type="float" office:value="617.5" table:style-name="ce1">
            <text:p>617,5</text:p>
          </table:table-cell>
          <table:table-cell office:value-type="float" office:value="649.9" table:style-name="ce1">
            <text:p>649,9</text:p>
          </table:table-cell>
          <table:table-cell office:value-type="float" office:value="596.1" table:style-name="ce1">
            <text:p>596,1</text:p>
          </table:table-cell>
          <table:table-cell office:value-type="float" office:value="-576.79999999999995" table:style-name="ce1">
            <text:p>-576,8</text:p>
          </table:table-cell>
          <table:table-cell office:value-type="float" office:value="448.1" table:style-name="ce1">
            <text:p>448,1</text:p>
          </table:table-cell>
          <table:table-cell office:value-type="float" office:value="426" table:style-name="ce1">
            <text:p>426</text:p>
          </table:table-cell>
          <table:table-cell office:value-type="float" office:value="-895.8" table:style-name="ce1">
            <text:p>-895,8</text:p>
          </table:table-cell>
          <table:table-cell office:value-type="float" office:value="154.6" table:style-name="ce1">
            <text:p>154,6</text:p>
          </table:table-cell>
          <table:table-cell office:value-type="float" office:value="-134.4" table:style-name="ce1">
            <text:p>-134,4</text:p>
          </table:table-cell>
          <table:table-cell office:value-type="float" office:value="182.9" table:style-name="ce1">
            <text:p>182,9</text:p>
          </table:table-cell>
          <table:table-cell office:value-type="float" office:value="-213.6" table:style-name="ce1">
            <text:p>-213,6</text:p>
          </table:table-cell>
          <table:table-cell table:number-columns-repeated="16344"/>
        </table:table-row>
        <table:table-row table:style-name="ro1">
          <table:table-cell office:value-type="float" office:value="169.8" table:style-name="ce1">
            <text:p>169,8</text:p>
          </table:table-cell>
          <table:table-cell office:value-type="float" office:value="-792.2" table:style-name="ce1">
            <text:p>-792,2</text:p>
          </table:table-cell>
          <table:table-cell office:value-type="float" office:value="-720.1" table:style-name="ce1">
            <text:p>-720,1</text:p>
          </table:table-cell>
          <table:table-cell office:value-type="float" office:value="476.8" table:style-name="ce1">
            <text:p>476,8</text:p>
          </table:table-cell>
          <table:table-cell office:value-type="float" office:value="987" table:style-name="ce1">
            <text:p>987</text:p>
          </table:table-cell>
          <table:table-cell office:value-type="float" office:value="607.79999999999995" table:style-name="ce1">
            <text:p>607,8</text:p>
          </table:table-cell>
          <table:table-cell office:value-type="float" office:value="-460.6" table:style-name="ce1">
            <text:p>-460,6</text:p>
          </table:table-cell>
          <table:table-cell office:value-type="float" office:value="486.4" table:style-name="ce1">
            <text:p>486,4</text:p>
          </table:table-cell>
          <table:table-cell office:value-type="float" office:value="-515.29999999999995" table:style-name="ce1">
            <text:p>-515,3</text:p>
          </table:table-cell>
          <table:table-cell office:value-type="float" office:value="-990.8" table:style-name="ce1">
            <text:p>-990,8</text:p>
          </table:table-cell>
          <table:table-cell office:value-type="float" office:value="-665.4" table:style-name="ce1">
            <text:p>-665,4</text:p>
          </table:table-cell>
          <table:table-cell office:value-type="float" office:value="-80.5" table:style-name="ce1">
            <text:p>-80,5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-697.1" table:style-name="ce1">
            <text:p>-697,1</text:p>
          </table:table-cell>
          <table:table-cell office:value-type="float" office:value="165.7" table:style-name="ce1">
            <text:p>165,7</text:p>
          </table:table-cell>
          <table:table-cell office:value-type="float" office:value="48.2" table:style-name="ce1">
            <text:p>48,2</text:p>
          </table:table-cell>
          <table:table-cell office:value-type="float" office:value="113.7" table:style-name="ce1">
            <text:p>113,7</text:p>
          </table:table-cell>
          <table:table-cell office:value-type="float" office:value="887.6" table:style-name="ce1">
            <text:p>887,6</text:p>
          </table:table-cell>
          <table:table-cell office:value-type="float" office:value="-850.1" table:style-name="ce1">
            <text:p>-850,1</text:p>
          </table:table-cell>
          <table:table-cell office:value-type="float" office:value="722.7" table:style-name="ce1">
            <text:p>722,7</text:p>
          </table:table-cell>
          <table:table-cell office:value-type="float" office:value="646.4" table:style-name="ce1">
            <text:p>646,4</text:p>
          </table:table-cell>
          <table:table-cell office:value-type="float" office:value="892" table:style-name="ce1">
            <text:p>892</text:p>
          </table:table-cell>
          <table:table-cell office:value-type="float" office:value="527.29999999999995" table:style-name="ce1">
            <text:p>527,3</text:p>
          </table:table-cell>
          <table:table-cell office:value-type="float" office:value="-638.5" table:style-name="ce1">
            <text:p>-638,5</text:p>
          </table:table-cell>
          <table:table-cell office:value-type="float" office:value="261.5" table:style-name="ce1">
            <text:p>261,5</text:p>
          </table:table-cell>
          <table:table-cell office:value-type="float" office:value="-997.3" table:style-name="ce1">
            <text:p>-997,3</text:p>
          </table:table-cell>
          <table:table-cell office:value-type="float" office:value="415.1" table:style-name="ce1">
            <text:p>415,1</text:p>
          </table:table-cell>
          <table:table-cell office:value-type="float" office:value="-163.4" table:style-name="ce1">
            <text:p>-163,4</text:p>
          </table:table-cell>
          <table:table-cell office:value-type="float" office:value="-827" table:style-name="ce1">
            <text:p>-827</text:p>
          </table:table-cell>
          <table:table-cell office:value-type="float" office:value="757.3" table:style-name="ce1">
            <text:p>757,3</text:p>
          </table:table-cell>
          <table:table-cell office:value-type="float" office:value="383.7" table:style-name="ce1">
            <text:p>383,7</text:p>
          </table:table-cell>
          <table:table-cell office:value-type="float" office:value="870.1" table:style-name="ce1">
            <text:p>870,1</text:p>
          </table:table-cell>
          <table:table-cell office:value-type="float" office:value="-218" table:style-name="ce1">
            <text:p>-218</text:p>
          </table:table-cell>
          <table:table-cell office:value-type="float" office:value="-864" table:style-name="ce1">
            <text:p>-864</text:p>
          </table:table-cell>
          <table:table-cell office:value-type="float" office:value="261.2" table:style-name="ce1">
            <text:p>261,2</text:p>
          </table:table-cell>
          <table:table-cell office:value-type="float" office:value="-764.8" table:style-name="ce1">
            <text:p>-764,8</text:p>
          </table:table-cell>
          <table:table-cell office:value-type="float" office:value="769" table:style-name="ce1">
            <text:p>769</text:p>
          </table:table-cell>
          <table:table-cell office:value-type="float" office:value="594.4" table:style-name="ce1">
            <text:p>594,4</text:p>
          </table:table-cell>
          <table:table-cell office:value-type="float" office:value="-29.2" table:style-name="ce1">
            <text:p>-29,2</text:p>
          </table:table-cell>
          <table:table-cell office:value-type="float" office:value="-963.5" table:style-name="ce1">
            <text:p>-963,5</text:p>
          </table:table-cell>
          <table:table-cell table:number-columns-repeated="16344"/>
        </table:table-row>
        <table:table-row table:style-name="ro1">
          <table:table-cell office:value-type="float" office:value="380.7" table:style-name="ce1">
            <text:p>380,7</text:p>
          </table:table-cell>
          <table:table-cell office:value-type="float" office:value="-25.5" table:style-name="ce1">
            <text:p>-25,5</text:p>
          </table:table-cell>
          <table:table-cell office:value-type="float" office:value="-693.5" table:style-name="ce1">
            <text:p>-693,5</text:p>
          </table:table-cell>
          <table:table-cell office:value-type="float" office:value="-493.9" table:style-name="ce1">
            <text:p>-493,9</text:p>
          </table:table-cell>
          <table:table-cell office:value-type="float" office:value="-96.4" table:style-name="ce1">
            <text:p>-96,4</text:p>
          </table:table-cell>
          <table:table-cell office:value-type="float" office:value="561.70000000000005" table:style-name="ce1">
            <text:p>561,7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177.9" table:style-name="ce1">
            <text:p>177,9</text:p>
          </table:table-cell>
          <table:table-cell office:value-type="float" office:value="652.5" table:style-name="ce1">
            <text:p>652,5</text:p>
          </table:table-cell>
          <table:table-cell office:value-type="float" office:value="31.4" table:style-name="ce1">
            <text:p>31,4</text:p>
          </table:table-cell>
          <table:table-cell office:value-type="float" office:value="913.3" table:style-name="ce1">
            <text:p>913,3</text:p>
          </table:table-cell>
          <table:table-cell office:value-type="float" office:value="-409.2" table:style-name="ce1">
            <text:p>-409,2</text:p>
          </table:table-cell>
          <table:table-cell office:value-type="float" office:value="340.7" table:style-name="ce1">
            <text:p>340,7</text:p>
          </table:table-cell>
          <table:table-cell office:value-type="float" office:value="104.2" table:style-name="ce1">
            <text:p>104,2</text:p>
          </table:table-cell>
          <table:table-cell office:value-type="float" office:value="-266.60000000000002" table:style-name="ce1">
            <text:p>-266,6</text:p>
          </table:table-cell>
          <table:table-cell office:value-type="float" office:value="698.1" table:style-name="ce1">
            <text:p>698,1</text:p>
          </table:table-cell>
          <table:table-cell office:value-type="float" office:value="850.3" table:style-name="ce1">
            <text:p>850,3</text:p>
          </table:table-cell>
          <table:table-cell office:value-type="float" office:value="-165.8" table:style-name="ce1">
            <text:p>-165,8</text:p>
          </table:table-cell>
          <table:table-cell office:value-type="float" office:value="-675.8" table:style-name="ce1">
            <text:p>-675,8</text:p>
          </table:table-cell>
          <table:table-cell office:value-type="float" office:value="502.6" table:style-name="ce1">
            <text:p>502,6</text:p>
          </table:table-cell>
          <table:table-cell office:value-type="float" office:value="813.6" table:style-name="ce1">
            <text:p>813,6</text:p>
          </table:table-cell>
          <table:table-cell office:value-type="float" office:value="198.6" table:style-name="ce1">
            <text:p>198,6</text:p>
          </table:table-cell>
          <table:table-cell office:value-type="float" office:value="580.1" table:style-name="ce1">
            <text:p>580,1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-723" table:style-name="ce1">
            <text:p>-723</text:p>
          </table:table-cell>
          <table:table-cell office:value-type="float" office:value="-58.4" table:style-name="ce1">
            <text:p>-58,4</text:p>
          </table:table-cell>
          <table:table-cell office:value-type="float" office:value="145.9" table:style-name="ce1">
            <text:p>145,9</text:p>
          </table:table-cell>
          <table:table-cell office:value-type="float" office:value="-647.6" table:style-name="ce1">
            <text:p>-647,6</text:p>
          </table:table-cell>
          <table:table-cell office:value-type="float" office:value="519.4" table:style-name="ce1">
            <text:p>519,4</text:p>
          </table:table-cell>
          <table:table-cell office:value-type="float" office:value="-932.8" table:style-name="ce1">
            <text:p>-932,8</text:p>
          </table:table-cell>
          <table:table-cell office:value-type="float" office:value="-203.9" table:style-name="ce1">
            <text:p>-203,9</text:p>
          </table:table-cell>
          <table:table-cell office:value-type="float" office:value="-311.10000000000002" table:style-name="ce1">
            <text:p>-311,1</text:p>
          </table:table-cell>
          <table:table-cell office:value-type="float" office:value="-351.8" table:style-name="ce1">
            <text:p>-351,8</text:p>
          </table:table-cell>
          <table:table-cell office:value-type="float" office:value="-971.7" table:style-name="ce1">
            <text:p>-971,7</text:p>
          </table:table-cell>
          <table:table-cell office:value-type="float" office:value="-241" table:style-name="ce1">
            <text:p>-241</text:p>
          </table:table-cell>
          <table:table-cell office:value-type="float" office:value="260" table:style-name="ce1">
            <text:p>260</text:p>
          </table:table-cell>
          <table:table-cell office:value-type="float" office:value="-50.3" table:style-name="ce1">
            <text:p>-50,3</text:p>
          </table:table-cell>
          <table:table-cell office:value-type="float" office:value="-706.6" table:style-name="ce1">
            <text:p>-706,6</text:p>
          </table:table-cell>
          <table:table-cell office:value-type="float" office:value="562.20000000000005" table:style-name="ce1">
            <text:p>562,2</text:p>
          </table:table-cell>
          <table:table-cell office:value-type="float" office:value="-435.1" table:style-name="ce1">
            <text:p>-435,1</text:p>
          </table:table-cell>
          <table:table-cell table:number-columns-repeated="1634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650.79999999999995" table:style-name="ce1">
            <text:p>650,8</text:p>
          </table:table-cell>
          <table:table-cell office:value-type="float" office:value="938.6" table:style-name="ce1">
            <text:p>938,6</text:p>
          </table:table-cell>
          <table:table-cell office:value-type="float" office:value="-257.7" table:style-name="ce1">
            <text:p>-257,7</text:p>
          </table:table-cell>
          <table:table-cell office:value-type="float" office:value="405.9" table:style-name="ce1">
            <text:p>405,9</text:p>
          </table:table-cell>
          <table:table-cell office:value-type="float" office:value="-996.1" table:style-name="ce1">
            <text:p>-996,1</text:p>
          </table:table-cell>
          <table:table-cell office:value-type="float" office:value="-517.5" table:style-name="ce1">
            <text:p>-517,5</text:p>
          </table:table-cell>
          <table:table-cell office:value-type="float" office:value="834.4" table:style-name="ce1">
            <text:p>834,4</text:p>
          </table:table-cell>
          <table:table-cell office:value-type="float" office:value="-664.6" table:style-name="ce1">
            <text:p>-664,6</text:p>
          </table:table-cell>
          <table:table-cell office:value-type="float" office:value="-835.3" table:style-name="ce1">
            <text:p>-835,3</text:p>
          </table:table-cell>
          <table:table-cell office:value-type="float" office:value="-616.79999999999995" table:style-name="ce1">
            <text:p>-616,8</text:p>
          </table:table-cell>
          <table:table-cell office:value-type="float" office:value="707.6" table:style-name="ce1">
            <text:p>707,6</text:p>
          </table:table-cell>
          <table:table-cell office:value-type="float" office:value="730.7" table:style-name="ce1">
            <text:p>730,7</text:p>
          </table:table-cell>
          <table:table-cell office:value-type="float" office:value="-355.3" table:style-name="ce1">
            <text:p>-355,3</text:p>
          </table:table-cell>
          <table:table-cell office:value-type="float" office:value="-56.3" table:style-name="ce1">
            <text:p>-56,3</text:p>
          </table:table-cell>
          <table:table-cell office:value-type="float" office:value="-627" table:style-name="ce1">
            <text:p>-627</text:p>
          </table:table-cell>
          <table:table-cell office:value-type="float" office:value="-227" table:style-name="ce1">
            <text:p>-227</text:p>
          </table:table-cell>
          <table:table-cell office:value-type="float" office:value="-575.9" table:style-name="ce1">
            <text:p>-575,9</text:p>
          </table:table-cell>
          <table:table-cell office:value-type="float" office:value="-675.2" table:style-name="ce1">
            <text:p>-675,2</text:p>
          </table:table-cell>
          <table:table-cell office:value-type="float" office:value="-758.6" table:style-name="ce1">
            <text:p>-758,6</text:p>
          </table:table-cell>
          <table:table-cell office:value-type="float" office:value="49.2" table:style-name="ce1">
            <text:p>49,2</text:p>
          </table:table-cell>
          <table:table-cell office:value-type="float" office:value="689.8" table:style-name="ce1">
            <text:p>689,8</text:p>
          </table:table-cell>
          <table:table-cell office:value-type="float" office:value="-249.3" table:style-name="ce1">
            <text:p>-249,3</text:p>
          </table:table-cell>
          <table:table-cell office:value-type="float" office:value="682" table:style-name="ce1">
            <text:p>682</text:p>
          </table:table-cell>
          <table:table-cell office:value-type="float" office:value="599.5" table:style-name="ce1">
            <text:p>599,5</text:p>
          </table:table-cell>
          <table:table-cell office:value-type="float" office:value="162.5" table:style-name="ce1">
            <text:p>162,5</text:p>
          </table:table-cell>
          <table:table-cell office:value-type="float" office:value="314.10000000000002" table:style-name="ce1">
            <text:p>314,1</text:p>
          </table:table-cell>
          <table:table-cell office:value-type="float" office:value="-795.5" table:style-name="ce1">
            <text:p>-795,5</text:p>
          </table:table-cell>
          <table:table-cell office:value-type="float" office:value="293.89999999999998" table:style-name="ce1">
            <text:p>293,9</text:p>
          </table:table-cell>
          <table:table-cell office:value-type="float" office:value="-293.5" table:style-name="ce1">
            <text:p>-293,5</text:p>
          </table:table-cell>
          <table:table-cell office:value-type="float" office:value="-489.8" table:style-name="ce1">
            <text:p>-489,8</text:p>
          </table:table-cell>
          <table:table-cell office:value-type="float" office:value="-606.1" table:style-name="ce1">
            <text:p>-606,1</text:p>
          </table:table-cell>
          <table:table-cell office:value-type="float" office:value="-771.6" table:style-name="ce1">
            <text:p>-771,6</text:p>
          </table:table-cell>
          <table:table-cell office:value-type="float" office:value="987.2" table:style-name="ce1">
            <text:p>987,2</text:p>
          </table:table-cell>
          <table:table-cell office:value-type="float" office:value="271.3" table:style-name="ce1">
            <text:p>271,3</text:p>
          </table:table-cell>
          <table:table-cell office:value-type="float" office:value="-231.9" table:style-name="ce1">
            <text:p>-231,9</text:p>
          </table:table-cell>
          <table:table-cell office:value-type="float" office:value="223.6" table:style-name="ce1">
            <text:p>223,6</text:p>
          </table:table-cell>
          <table:table-cell office:value-type="float" office:value="-997.4" table:style-name="ce1">
            <text:p>-997,4</text:p>
          </table:table-cell>
          <table:table-cell office:value-type="float" office:value="-73.599999999999994" table:style-name="ce1">
            <text:p>-73,6</text:p>
          </table:table-cell>
          <table:table-cell office:value-type="float" office:value="-248.6" table:style-name="ce1">
            <text:p>-248,6</text:p>
          </table:table-cell>
          <table:table-cell table:number-columns-repeated="16344"/>
        </table:table-row>
        <table:table-row table:style-name="ro1">
          <table:table-cell office:value-type="float" office:value="397.5" table:style-name="ce1">
            <text:p>397,5</text:p>
          </table:table-cell>
          <table:table-cell office:value-type="float" office:value="-933.1" table:style-name="ce1">
            <text:p>-933,1</text:p>
          </table:table-cell>
          <table:table-cell office:value-type="float" office:value="-861.4" table:style-name="ce1">
            <text:p>-861,4</text:p>
          </table:table-cell>
          <table:table-cell office:value-type="float" office:value="190.1" table:style-name="ce1">
            <text:p>190,1</text:p>
          </table:table-cell>
          <table:table-cell office:value-type="float" office:value="-241.2" table:style-name="ce1">
            <text:p>-241,2</text:p>
          </table:table-cell>
          <table:table-cell office:value-type="float" office:value="584.70000000000005" table:style-name="ce1">
            <text:p>584,7</text:p>
          </table:table-cell>
          <table:table-cell office:value-type="float" office:value="-664" table:style-name="ce1">
            <text:p>-664</text:p>
          </table:table-cell>
          <table:table-cell office:value-type="float" office:value="43.4" table:style-name="ce1">
            <text:p>43,4</text:p>
          </table:table-cell>
          <table:table-cell office:value-type="float" office:value="-503.4" table:style-name="ce1">
            <text:p>-503,4</text:p>
          </table:table-cell>
          <table:table-cell office:value-type="float" office:value="839.8" table:style-name="ce1">
            <text:p>839,8</text:p>
          </table:table-cell>
          <table:table-cell office:value-type="float" office:value="3.4" table:style-name="ce1">
            <text:p>3,4</text:p>
          </table:table-cell>
          <table:table-cell office:value-type="float" office:value="-810.4" table:style-name="ce1">
            <text:p>-810,4</text:p>
          </table:table-cell>
          <table:table-cell office:value-type="float" office:value="304.5" table:style-name="ce1">
            <text:p>304,5</text:p>
          </table:table-cell>
          <table:table-cell office:value-type="float" office:value="-409.7" table:style-name="ce1">
            <text:p>-409,7</text:p>
          </table:table-cell>
          <table:table-cell office:value-type="float" office:value="822.7" table:style-name="ce1">
            <text:p>822,7</text:p>
          </table:table-cell>
          <table:table-cell office:value-type="float" office:value="-201.3" table:style-name="ce1">
            <text:p>-201,3</text:p>
          </table:table-cell>
          <table:table-cell office:value-type="float" office:value="-58.9" table:style-name="ce1">
            <text:p>-58,9</text:p>
          </table:table-cell>
          <table:table-cell office:value-type="float" office:value="546.20000000000005" table:style-name="ce1">
            <text:p>546,2</text:p>
          </table:table-cell>
          <table:table-cell office:value-type="float" office:value="-783.1" table:style-name="ce1">
            <text:p>-783,1</text:p>
          </table:table-cell>
          <table:table-cell office:value-type="float" office:value="-948.6" table:style-name="ce1">
            <text:p>-948,6</text:p>
          </table:table-cell>
          <table:table-cell office:value-type="float" office:value="-670.5" table:style-name="ce1">
            <text:p>-670,5</text:p>
          </table:table-cell>
          <table:table-cell office:value-type="float" office:value="50.3" table:style-name="ce1">
            <text:p>50,3</text:p>
          </table:table-cell>
          <table:table-cell office:value-type="float" office:value="330.1" table:style-name="ce1">
            <text:p>330,1</text:p>
          </table:table-cell>
          <table:table-cell office:value-type="float" office:value="-812.6" table:style-name="ce1">
            <text:p>-812,6</text:p>
          </table:table-cell>
          <table:table-cell office:value-type="float" office:value="-862.6" table:style-name="ce1">
            <text:p>-862,6</text:p>
          </table:table-cell>
          <table:table-cell office:value-type="float" office:value="975.5" table:style-name="ce1">
            <text:p>975,5</text:p>
          </table:table-cell>
          <table:table-cell office:value-type="float" office:value="570.4" table:style-name="ce1">
            <text:p>570,4</text:p>
          </table:table-cell>
          <table:table-cell office:value-type="float" office:value="-768.4" table:style-name="ce1">
            <text:p>-768,4</text:p>
          </table:table-cell>
          <table:table-cell office:value-type="float" office:value="701.9" table:style-name="ce1">
            <text:p>701,9</text:p>
          </table:table-cell>
          <table:table-cell office:value-type="float" office:value="-269.89999999999998" table:style-name="ce1">
            <text:p>-269,9</text:p>
          </table:table-cell>
          <table:table-cell office:value-type="float" office:value="530.29999999999995" table:style-name="ce1">
            <text:p>530,3</text:p>
          </table:table-cell>
          <table:table-cell office:value-type="float" office:value="516.70000000000005" table:style-name="ce1">
            <text:p>516,7</text:p>
          </table:table-cell>
          <table:table-cell office:value-type="float" office:value="-69.400000000000006" table:style-name="ce1">
            <text:p>-69,4</text:p>
          </table:table-cell>
          <table:table-cell office:value-type="float" office:value="-459.4" table:style-name="ce1">
            <text:p>-459,4</text:p>
          </table:table-cell>
          <table:table-cell office:value-type="float" office:value="-607.1" table:style-name="ce1">
            <text:p>-607,1</text:p>
          </table:table-cell>
          <table:table-cell office:value-type="float" office:value="-292.60000000000002" table:style-name="ce1">
            <text:p>-292,6</text:p>
          </table:table-cell>
          <table:table-cell office:value-type="float" office:value="-965.2" table:style-name="ce1">
            <text:p>-965,2</text:p>
          </table:table-cell>
          <table:table-cell office:value-type="float" office:value="-41.7" table:style-name="ce1">
            <text:p>-41,7</text:p>
          </table:table-cell>
          <table:table-cell office:value-type="float" office:value="-336.9" table:style-name="ce1">
            <text:p>-336,9</text:p>
          </table:table-cell>
          <table:table-cell office:value-type="float" office:value="346.4" table:style-name="ce1">
            <text:p>346,4</text:p>
          </table:table-cell>
          <table:table-cell table:number-columns-repeated="16344"/>
        </table:table-row>
        <table:table-row table:style-name="ro1">
          <table:table-cell office:value-type="float" office:value="862.3" table:style-name="ce1">
            <text:p>862,3</text:p>
          </table:table-cell>
          <table:table-cell office:value-type="float" office:value="-219.6" table:style-name="ce1">
            <text:p>-219,6</text:p>
          </table:table-cell>
          <table:table-cell office:value-type="float" office:value="234.7" table:style-name="ce1">
            <text:p>234,7</text:p>
          </table:table-cell>
          <table:table-cell office:value-type="float" office:value="-249.5" table:style-name="ce1">
            <text:p>-249,5</text:p>
          </table:table-cell>
          <table:table-cell office:value-type="float" office:value="616.5" table:style-name="ce1">
            <text:p>616,5</text:p>
          </table:table-cell>
          <table:table-cell office:value-type="float" office:value="319.10000000000002" table:style-name="ce1">
            <text:p>319,1</text:p>
          </table:table-cell>
          <table:table-cell office:value-type="float" office:value="234.9" table:style-name="ce1">
            <text:p>234,9</text:p>
          </table:table-cell>
          <table:table-cell office:value-type="float" office:value="779" table:style-name="ce1">
            <text:p>779</text:p>
          </table:table-cell>
          <table:table-cell office:value-type="float" office:value="170.2" table:style-name="ce1">
            <text:p>170,2</text:p>
          </table:table-cell>
          <table:table-cell office:value-type="float" office:value="751" table:style-name="ce1">
            <text:p>751</text:p>
          </table:table-cell>
          <table:table-cell office:value-type="float" office:value="393.2" table:style-name="ce1">
            <text:p>393,2</text:p>
          </table:table-cell>
          <table:table-cell office:value-type="float" office:value="-910.3" table:style-name="ce1">
            <text:p>-910,3</text:p>
          </table:table-cell>
          <table:table-cell office:value-type="float" office:value="-556.6" table:style-name="ce1">
            <text:p>-556,6</text:p>
          </table:table-cell>
          <table:table-cell office:value-type="float" office:value="229.8" table:style-name="ce1">
            <text:p>229,8</text:p>
          </table:table-cell>
          <table:table-cell office:value-type="float" office:value="205.6" table:style-name="ce1">
            <text:p>205,6</text:p>
          </table:table-cell>
          <table:table-cell office:value-type="float" office:value="964.8" table:style-name="ce1">
            <text:p>964,8</text:p>
          </table:table-cell>
          <table:table-cell office:value-type="float" office:value="-499.2" table:style-name="ce1">
            <text:p>-499,2</text:p>
          </table:table-cell>
          <table:table-cell office:value-type="float" office:value="-849.5" table:style-name="ce1">
            <text:p>-849,5</text:p>
          </table:table-cell>
          <table:table-cell office:value-type="float" office:value="-618.9" table:style-name="ce1">
            <text:p>-618,9</text:p>
          </table:table-cell>
          <table:table-cell office:value-type="float" office:value="707.7" table:style-name="ce1">
            <text:p>707,7</text:p>
          </table:table-cell>
          <table:table-cell office:value-type="float" office:value="-533.1" table:style-name="ce1">
            <text:p>-533,1</text:p>
          </table:table-cell>
          <table:table-cell office:value-type="float" office:value="143.9" table:style-name="ce1">
            <text:p>143,9</text:p>
          </table:table-cell>
          <table:table-cell office:value-type="float" office:value="-798.5" table:style-name="ce1">
            <text:p>-798,5</text:p>
          </table:table-cell>
          <table:table-cell office:value-type="float" office:value="510.6" table:style-name="ce1">
            <text:p>510,6</text:p>
          </table:table-cell>
          <table:table-cell office:value-type="float" office:value="622.4" table:style-name="ce1">
            <text:p>622,4</text:p>
          </table:table-cell>
          <table:table-cell office:value-type="float" office:value="233.3" table:style-name="ce1">
            <text:p>233,3</text:p>
          </table:table-cell>
          <table:table-cell office:value-type="float" office:value="-865.7" table:style-name="ce1">
            <text:p>-865,7</text:p>
          </table:table-cell>
          <table:table-cell office:value-type="float" office:value="881.6" table:style-name="ce1">
            <text:p>881,6</text:p>
          </table:table-cell>
          <table:table-cell office:value-type="float" office:value="932.2" table:style-name="ce1">
            <text:p>932,2</text:p>
          </table:table-cell>
          <table:table-cell office:value-type="float" office:value="158.30000000000001" table:style-name="ce1">
            <text:p>158,3</text:p>
          </table:table-cell>
          <table:table-cell office:value-type="float" office:value="107.1" table:style-name="ce1">
            <text:p>107,1</text:p>
          </table:table-cell>
          <table:table-cell office:value-type="float" office:value="-329.2" table:style-name="ce1">
            <text:p>-329,2</text:p>
          </table:table-cell>
          <table:table-cell office:value-type="float" office:value="-860.2" table:style-name="ce1">
            <text:p>-860,2</text:p>
          </table:table-cell>
          <table:table-cell office:value-type="float" office:value="-32.5" table:style-name="ce1">
            <text:p>-32,5</text:p>
          </table:table-cell>
          <table:table-cell office:value-type="float" office:value="359.3" table:style-name="ce1">
            <text:p>359,3</text:p>
          </table:table-cell>
          <table:table-cell office:value-type="float" office:value="-899.2" table:style-name="ce1">
            <text:p>-899,2</text:p>
          </table:table-cell>
          <table:table-cell office:value-type="float" office:value="-96.9" table:style-name="ce1">
            <text:p>-96,9</text:p>
          </table:table-cell>
          <table:table-cell office:value-type="float" office:value="937.3" table:style-name="ce1">
            <text:p>937,3</text:p>
          </table:table-cell>
          <table:table-cell office:value-type="float" office:value="998.3" table:style-name="ce1">
            <text:p>998,3</text:p>
          </table:table-cell>
          <table:table-cell office:value-type="float" office:value="563.1" table:style-name="ce1">
            <text:p>563,1</text:p>
          </table:table-cell>
          <table:table-cell table:number-columns-repeated="16344"/>
        </table:table-row>
        <table:table-row table:style-name="ro1">
          <table:table-cell office:value-type="float" office:value="-366.2" table:style-name="ce1">
            <text:p>-366,2</text:p>
          </table:table-cell>
          <table:table-cell office:value-type="float" office:value="980" table:style-name="ce1">
            <text:p>980</text:p>
          </table:table-cell>
          <table:table-cell office:value-type="float" office:value="-529" table:style-name="ce1">
            <text:p>-529</text:p>
          </table:table-cell>
          <table:table-cell office:value-type="float" office:value="982.4" table:style-name="ce1">
            <text:p>982,4</text:p>
          </table:table-cell>
          <table:table-cell office:value-type="float" office:value="-667.4" table:style-name="ce1">
            <text:p>-667,4</text:p>
          </table:table-cell>
          <table:table-cell office:value-type="float" office:value="-627.4" table:style-name="ce1">
            <text:p>-627,4</text:p>
          </table:table-cell>
          <table:table-cell office:value-type="float" office:value="996" table:style-name="ce1">
            <text:p>996</text:p>
          </table:table-cell>
          <table:table-cell office:value-type="float" office:value="-321.3" table:style-name="ce1">
            <text:p>-321,3</text:p>
          </table:table-cell>
          <table:table-cell office:value-type="float" office:value="-70.7" table:style-name="ce1">
            <text:p>-70,7</text:p>
          </table:table-cell>
          <table:table-cell office:value-type="float" office:value="473.6" table:style-name="ce1">
            <text:p>473,6</text:p>
          </table:table-cell>
          <table:table-cell office:value-type="float" office:value="-473.5" table:style-name="ce1">
            <text:p>-473,5</text:p>
          </table:table-cell>
          <table:table-cell office:value-type="float" office:value="-640.20000000000005" table:style-name="ce1">
            <text:p>-640,2</text:p>
          </table:table-cell>
          <table:table-cell office:value-type="float" office:value="811.5" table:style-name="ce1">
            <text:p>811,5</text:p>
          </table:table-cell>
          <table:table-cell office:value-type="float" office:value="660.5" table:style-name="ce1">
            <text:p>660,5</text:p>
          </table:table-cell>
          <table:table-cell office:value-type="float" office:value="66.8" table:style-name="ce1">
            <text:p>66,8</text:p>
          </table:table-cell>
          <table:table-cell office:value-type="float" office:value="570.9" table:style-name="ce1">
            <text:p>570,9</text:p>
          </table:table-cell>
          <table:table-cell office:value-type="float" office:value="-548.6" table:style-name="ce1">
            <text:p>-548,6</text:p>
          </table:table-cell>
          <table:table-cell office:value-type="float" office:value="993.7" table:style-name="ce1">
            <text:p>993,7</text:p>
          </table:table-cell>
          <table:table-cell office:value-type="float" office:value="-330" table:style-name="ce1">
            <text:p>-330</text:p>
          </table:table-cell>
          <table:table-cell office:value-type="float" office:value="202.9" table:style-name="ce1">
            <text:p>202,9</text:p>
          </table:table-cell>
          <table:table-cell office:value-type="float" office:value="-744.3" table:style-name="ce1">
            <text:p>-744,3</text:p>
          </table:table-cell>
          <table:table-cell office:value-type="float" office:value="365.5" table:style-name="ce1">
            <text:p>365,5</text:p>
          </table:table-cell>
          <table:table-cell office:value-type="float" office:value="510.9" table:style-name="ce1">
            <text:p>510,9</text:p>
          </table:table-cell>
          <table:table-cell office:value-type="float" office:value="-451.4" table:style-name="ce1">
            <text:p>-451,4</text:p>
          </table:table-cell>
          <table:table-cell office:value-type="float" office:value="318.7" table:style-name="ce1">
            <text:p>318,7</text:p>
          </table:table-cell>
          <table:table-cell office:value-type="float" office:value="-121.6" table:style-name="ce1">
            <text:p>-121,6</text:p>
          </table:table-cell>
          <table:table-cell office:value-type="float" office:value="-648.5" table:style-name="ce1">
            <text:p>-648,5</text:p>
          </table:table-cell>
          <table:table-cell office:value-type="float" office:value="481.5" table:style-name="ce1">
            <text:p>481,5</text:p>
          </table:table-cell>
          <table:table-cell office:value-type="float" office:value="-732" table:style-name="ce1">
            <text:p>-732</text:p>
          </table:table-cell>
          <table:table-cell office:value-type="float" office:value="297.5" table:style-name="ce1">
            <text:p>297,5</text:p>
          </table:table-cell>
          <table:table-cell office:value-type="float" office:value="-72.3" table:style-name="ce1">
            <text:p>-72,3</text:p>
          </table:table-cell>
          <table:table-cell office:value-type="float" office:value="19.100000000000001" table:style-name="ce1">
            <text:p>19,1</text:p>
          </table:table-cell>
          <table:table-cell office:value-type="float" office:value="705.9" table:style-name="ce1">
            <text:p>705,9</text:p>
          </table:table-cell>
          <table:table-cell office:value-type="float" office:value="647.5" table:style-name="ce1">
            <text:p>647,5</text:p>
          </table:table-cell>
          <table:table-cell office:value-type="float" office:value="55.3" table:style-name="ce1">
            <text:p>55,3</text:p>
          </table:table-cell>
          <table:table-cell office:value-type="float" office:value="-848.8" table:style-name="ce1">
            <text:p>-848,8</text:p>
          </table:table-cell>
          <table:table-cell office:value-type="float" office:value="438.7" table:style-name="ce1">
            <text:p>438,7</text:p>
          </table:table-cell>
          <table:table-cell office:value-type="float" office:value="313.7" table:style-name="ce1">
            <text:p>313,7</text:p>
          </table:table-cell>
          <table:table-cell office:value-type="float" office:value="-449.1" table:style-name="ce1">
            <text:p>-449,1</text:p>
          </table:table-cell>
          <table:table-cell office:value-type="float" office:value="812.2" table:style-name="ce1">
            <text:p>812,2</text:p>
          </table:table-cell>
          <table:table-cell table:number-columns-repeated="16344"/>
        </table:table-row>
        <table:table-row table:style-name="ro1">
          <table:table-cell office:value-type="float" office:value="-789.9" table:style-name="ce1">
            <text:p>-789,9</text:p>
          </table:table-cell>
          <table:table-cell office:value-type="float" office:value="241.3" table:style-name="ce1">
            <text:p>241,3</text:p>
          </table:table-cell>
          <table:table-cell office:value-type="float" office:value="794.2" table:style-name="ce1">
            <text:p>794,2</text:p>
          </table:table-cell>
          <table:table-cell office:value-type="float" office:value="220.7" table:style-name="ce1">
            <text:p>220,7</text:p>
          </table:table-cell>
          <table:table-cell office:value-type="float" office:value="718.4" table:style-name="ce1">
            <text:p>718,4</text:p>
          </table:table-cell>
          <table:table-cell office:value-type="float" office:value="949.9" table:style-name="ce1">
            <text:p>949,9</text:p>
          </table:table-cell>
          <table:table-cell office:value-type="float" office:value="395.1" table:style-name="ce1">
            <text:p>395,1</text:p>
          </table:table-cell>
          <table:table-cell office:value-type="float" office:value="-906.4" table:style-name="ce1">
            <text:p>-906,4</text:p>
          </table:table-cell>
          <table:table-cell office:value-type="float" office:value="344.4" table:style-name="ce1">
            <text:p>344,4</text:p>
          </table:table-cell>
          <table:table-cell office:value-type="float" office:value="989.3" table:style-name="ce1">
            <text:p>989,3</text:p>
          </table:table-cell>
          <table:table-cell office:value-type="float" office:value="-909.5" table:style-name="ce1">
            <text:p>-909,5</text:p>
          </table:table-cell>
          <table:table-cell office:value-type="float" office:value="-85.4" table:style-name="ce1">
            <text:p>-85,4</text:p>
          </table:table-cell>
          <table:table-cell office:value-type="float" office:value="726.5" table:style-name="ce1">
            <text:p>726,5</text:p>
          </table:table-cell>
          <table:table-cell office:value-type="float" office:value="-61" table:style-name="ce1">
            <text:p>-61</text:p>
          </table:table-cell>
          <table:table-cell office:value-type="float" office:value="314.10000000000002" table:style-name="ce1">
            <text:p>314,1</text:p>
          </table:table-cell>
          <table:table-cell office:value-type="float" office:value="-492.7" table:style-name="ce1">
            <text:p>-492,7</text:p>
          </table:table-cell>
          <table:table-cell office:value-type="float" office:value="-834.3" table:style-name="ce1">
            <text:p>-834,3</text:p>
          </table:table-cell>
          <table:table-cell office:value-type="float" office:value="179.2" table:style-name="ce1">
            <text:p>179,2</text:p>
          </table:table-cell>
          <table:table-cell office:value-type="float" office:value="-30.3" table:style-name="ce1">
            <text:p>-30,3</text:p>
          </table:table-cell>
          <table:table-cell office:value-type="float" office:value="-110.9" table:style-name="ce1">
            <text:p>-110,9</text:p>
          </table:table-cell>
          <table:table-cell office:value-type="float" office:value="753.1" table:style-name="ce1">
            <text:p>753,1</text:p>
          </table:table-cell>
          <table:table-cell office:value-type="float" office:value="785.4" table:style-name="ce1">
            <text:p>785,4</text:p>
          </table:table-cell>
          <table:table-cell office:value-type="float" office:value="-887.4" table:style-name="ce1">
            <text:p>-887,4</text:p>
          </table:table-cell>
          <table:table-cell office:value-type="float" office:value="-388.5" table:style-name="ce1">
            <text:p>-388,5</text:p>
          </table:table-cell>
          <table:table-cell office:value-type="float" office:value="615.79999999999995" table:style-name="ce1">
            <text:p>615,8</text:p>
          </table:table-cell>
          <table:table-cell office:value-type="float" office:value="580.79999999999995" table:style-name="ce1">
            <text:p>580,8</text:p>
          </table:table-cell>
          <table:table-cell office:value-type="float" office:value="105.8" table:style-name="ce1">
            <text:p>105,8</text:p>
          </table:table-cell>
          <table:table-cell office:value-type="float" office:value="206.1" table:style-name="ce1">
            <text:p>206,1</text:p>
          </table:table-cell>
          <table:table-cell office:value-type="float" office:value="-686.2" table:style-name="ce1">
            <text:p>-686,2</text:p>
          </table:table-cell>
          <table:table-cell office:value-type="float" office:value="-105.6" table:style-name="ce1">
            <text:p>-105,6</text:p>
          </table:table-cell>
          <table:table-cell office:value-type="float" office:value="50.4" table:style-name="ce1">
            <text:p>50,4</text:p>
          </table:table-cell>
          <table:table-cell office:value-type="float" office:value="-42.1" table:style-name="ce1">
            <text:p>-42,1</text:p>
          </table:table-cell>
          <table:table-cell office:value-type="float" office:value="-724.1" table:style-name="ce1">
            <text:p>-724,1</text:p>
          </table:table-cell>
          <table:table-cell office:value-type="float" office:value="-606.6" table:style-name="ce1">
            <text:p>-606,6</text:p>
          </table:table-cell>
          <table:table-cell office:value-type="float" office:value="-516.20000000000005" table:style-name="ce1">
            <text:p>-516,2</text:p>
          </table:table-cell>
          <table:table-cell office:value-type="float" office:value="368.5" table:style-name="ce1">
            <text:p>368,5</text:p>
          </table:table-cell>
          <table:table-cell office:value-type="float" office:value="129" table:style-name="ce1">
            <text:p>129</text:p>
          </table:table-cell>
          <table:table-cell office:value-type="float" office:value="-211.9" table:style-name="ce1">
            <text:p>-211,9</text:p>
          </table:table-cell>
          <table:table-cell office:value-type="float" office:value="-849.5" table:style-name="ce1">
            <text:p>-849,5</text:p>
          </table:table-cell>
          <table:table-cell office:value-type="float" office:value="-406.1" table:style-name="ce1">
            <text:p>-406,1</text:p>
          </table:table-cell>
          <table:table-cell table:number-columns-repeated="16344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-537.9" table:style-name="ce1">
            <text:p>-537,9</text:p>
          </table:table-cell>
          <table:table-cell office:value-type="float" office:value="203.8" table:style-name="ce1">
            <text:p>203,8</text:p>
          </table:table-cell>
          <table:table-cell office:value-type="float" office:value="828.7" table:style-name="ce1">
            <text:p>828,7</text:p>
          </table:table-cell>
          <table:table-cell office:value-type="float" office:value="883.5" table:style-name="ce1">
            <text:p>883,5</text:p>
          </table:table-cell>
          <table:table-cell office:value-type="float" office:value="-889.8" table:style-name="ce1">
            <text:p>-889,8</text:p>
          </table:table-cell>
          <table:table-cell office:value-type="float" office:value="369" table:style-name="ce1">
            <text:p>369</text:p>
          </table:table-cell>
          <table:table-cell office:value-type="float" office:value="-611.5" table:style-name="ce1">
            <text:p>-611,5</text:p>
          </table:table-cell>
          <table:table-cell office:value-type="float" office:value="-470.3" table:style-name="ce1">
            <text:p>-470,3</text:p>
          </table:table-cell>
          <table:table-cell office:value-type="float" office:value="-318.8" table:style-name="ce1">
            <text:p>-318,8</text:p>
          </table:table-cell>
          <table:table-cell office:value-type="float" office:value="-703.5" table:style-name="ce1">
            <text:p>-703,5</text:p>
          </table:table-cell>
          <table:table-cell office:value-type="float" office:value="77.599999999999994" table:style-name="ce1">
            <text:p>77,6</text:p>
          </table:table-cell>
          <table:table-cell office:value-type="float" office:value="-224.4" table:style-name="ce1">
            <text:p>-224,4</text:p>
          </table:table-cell>
          <table:table-cell office:value-type="float" office:value="-758.6" table:style-name="ce1">
            <text:p>-758,6</text:p>
          </table:table-cell>
          <table:table-cell office:value-type="float" office:value="42.2" table:style-name="ce1">
            <text:p>42,2</text:p>
          </table:table-cell>
          <table:table-cell office:value-type="float" office:value="923" table:style-name="ce1">
            <text:p>923</text:p>
          </table:table-cell>
          <table:table-cell office:value-type="float" office:value="340.3" table:style-name="ce1">
            <text:p>340,3</text:p>
          </table:table-cell>
          <table:table-cell office:value-type="float" office:value="688.2" table:style-name="ce1">
            <text:p>688,2</text:p>
          </table:table-cell>
          <table:table-cell office:value-type="float" office:value="251.1" table:style-name="ce1">
            <text:p>251,1</text:p>
          </table:table-cell>
          <table:table-cell office:value-type="float" office:value="674.9" table:style-name="ce1">
            <text:p>674,9</text:p>
          </table:table-cell>
          <table:table-cell office:value-type="float" office:value="-464.7" table:style-name="ce1">
            <text:p>-464,7</text:p>
          </table:table-cell>
          <table:table-cell office:value-type="float" office:value="603.9" table:style-name="ce1">
            <text:p>603,9</text:p>
          </table:table-cell>
          <table:table-cell office:value-type="float" office:value="331.8" table:style-name="ce1">
            <text:p>331,8</text:p>
          </table:table-cell>
          <table:table-cell office:value-type="float" office:value="-132.69999999999999" table:style-name="ce1">
            <text:p>-132,7</text:p>
          </table:table-cell>
          <table:table-cell office:value-type="float" office:value="-523.29999999999995" table:style-name="ce1">
            <text:p>-523,3</text:p>
          </table:table-cell>
          <table:table-cell office:value-type="float" office:value="-442.1" table:style-name="ce1">
            <text:p>-442,1</text:p>
          </table:table-cell>
          <table:table-cell office:value-type="float" office:value="-52.3" table:style-name="ce1">
            <text:p>-52,3</text:p>
          </table:table-cell>
          <table:table-cell office:value-type="float" office:value="522.9" table:style-name="ce1">
            <text:p>522,9</text:p>
          </table:table-cell>
          <table:table-cell office:value-type="float" office:value="-907.5" table:style-name="ce1">
            <text:p>-907,5</text:p>
          </table:table-cell>
          <table:table-cell office:value-type="float" office:value="988.2" table:style-name="ce1">
            <text:p>988,2</text:p>
          </table:table-cell>
          <table:table-cell office:value-type="float" office:value="-29" table:style-name="ce1">
            <text:p>-29</text:p>
          </table:table-cell>
          <table:table-cell office:value-type="float" office:value="474.4" table:style-name="ce1">
            <text:p>474,4</text:p>
          </table:table-cell>
          <table:table-cell office:value-type="float" office:value="-35.1" table:style-name="ce1">
            <text:p>-35,1</text:p>
          </table:table-cell>
          <table:table-cell office:value-type="float" office:value="-919.1" table:style-name="ce1">
            <text:p>-919,1</text:p>
          </table:table-cell>
          <table:table-cell office:value-type="float" office:value="-415.8" table:style-name="ce1">
            <text:p>-415,8</text:p>
          </table:table-cell>
          <table:table-cell office:value-type="float" office:value="773.1" table:style-name="ce1">
            <text:p>773,1</text:p>
          </table:table-cell>
          <table:table-cell office:value-type="float" office:value="-949.5" table:style-name="ce1">
            <text:p>-949,5</text:p>
          </table:table-cell>
          <table:table-cell office:value-type="float" office:value="534.70000000000005" table:style-name="ce1">
            <text:p>534,7</text:p>
          </table:table-cell>
          <table:table-cell office:value-type="float" office:value="854.4" table:style-name="ce1">
            <text:p>854,4</text:p>
          </table:table-cell>
          <table:table-cell office:value-type="float" office:value="479" table:style-name="ce1">
            <text:p>479</text:p>
          </table:table-cell>
          <table:table-cell table:number-columns-repeated="16344"/>
        </table:table-row>
        <table:table-row table:style-name="ro1">
          <table:table-cell office:value-type="float" office:value="169.4" table:style-name="ce1">
            <text:p>169,4</text:p>
          </table:table-cell>
          <table:table-cell office:value-type="float" office:value="731.9" table:style-name="ce1">
            <text:p>731,9</text:p>
          </table:table-cell>
          <table:table-cell office:value-type="float" office:value="84.4" table:style-name="ce1">
            <text:p>84,4</text:p>
          </table:table-cell>
          <table:table-cell office:value-type="float" office:value="247.7" table:style-name="ce1">
            <text:p>247,7</text:p>
          </table:table-cell>
          <table:table-cell office:value-type="float" office:value="706.5" table:style-name="ce1">
            <text:p>706,5</text:p>
          </table:table-cell>
          <table:table-cell office:value-type="float" office:value="-475.4" table:style-name="ce1">
            <text:p>-475,4</text:p>
          </table:table-cell>
          <table:table-cell office:value-type="float" office:value="879.4" table:style-name="ce1">
            <text:p>879,4</text:p>
          </table:table-cell>
          <table:table-cell office:value-type="float" office:value="-814.4" table:style-name="ce1">
            <text:p>-814,4</text:p>
          </table:table-cell>
          <table:table-cell office:value-type="float" office:value="-770.1" table:style-name="ce1">
            <text:p>-770,1</text:p>
          </table:table-cell>
          <table:table-cell office:value-type="float" office:value="-364.7" table:style-name="ce1">
            <text:p>-364,7</text:p>
          </table:table-cell>
          <table:table-cell office:value-type="float" office:value="-556.4" table:style-name="ce1">
            <text:p>-556,4</text:p>
          </table:table-cell>
          <table:table-cell office:value-type="float" office:value="-899.4" table:style-name="ce1">
            <text:p>-899,4</text:p>
          </table:table-cell>
          <table:table-cell office:value-type="float" office:value="-260.3" table:style-name="ce1">
            <text:p>-260,3</text:p>
          </table:table-cell>
          <table:table-cell office:value-type="float" office:value="-687.2" table:style-name="ce1">
            <text:p>-687,2</text:p>
          </table:table-cell>
          <table:table-cell office:value-type="float" office:value="513.9" table:style-name="ce1">
            <text:p>513,9</text:p>
          </table:table-cell>
          <table:table-cell office:value-type="float" office:value="951.4" table:style-name="ce1">
            <text:p>951,4</text:p>
          </table:table-cell>
          <table:table-cell office:value-type="float" office:value="-450.9" table:style-name="ce1">
            <text:p>-450,9</text:p>
          </table:table-cell>
          <table:table-cell office:value-type="float" office:value="-153" table:style-name="ce1">
            <text:p>-153</text:p>
          </table:table-cell>
          <table:table-cell office:value-type="float" office:value="-180.6" table:style-name="ce1">
            <text:p>-180,6</text:p>
          </table:table-cell>
          <table:table-cell office:value-type="float" office:value="-789" table:style-name="ce1">
            <text:p>-789</text:p>
          </table:table-cell>
          <table:table-cell office:value-type="float" office:value="126.6" table:style-name="ce1">
            <text:p>126,6</text:p>
          </table:table-cell>
          <table:table-cell office:value-type="float" office:value="233.5" table:style-name="ce1">
            <text:p>233,5</text:p>
          </table:table-cell>
          <table:table-cell office:value-type="float" office:value="966.6" table:style-name="ce1">
            <text:p>966,6</text:p>
          </table:table-cell>
          <table:table-cell office:value-type="float" office:value="-892.5" table:style-name="ce1">
            <text:p>-892,5</text:p>
          </table:table-cell>
          <table:table-cell office:value-type="float" office:value="785.8" table:style-name="ce1">
            <text:p>785,8</text:p>
          </table:table-cell>
          <table:table-cell office:value-type="float" office:value="293.7" table:style-name="ce1">
            <text:p>293,7</text:p>
          </table:table-cell>
          <table:table-cell office:value-type="float" office:value="-3.1" table:style-name="ce1">
            <text:p>-3,1</text:p>
          </table:table-cell>
          <table:table-cell office:value-type="float" office:value="275.8" table:style-name="ce1">
            <text:p>275,8</text:p>
          </table:table-cell>
          <table:table-cell office:value-type="float" office:value="994.8" table:style-name="ce1">
            <text:p>994,8</text:p>
          </table:table-cell>
          <table:table-cell office:value-type="float" office:value="719.7" table:style-name="ce1">
            <text:p>719,7</text:p>
          </table:table-cell>
          <table:table-cell office:value-type="float" office:value="985" table:style-name="ce1">
            <text:p>985</text:p>
          </table:table-cell>
          <table:table-cell office:value-type="float" office:value="390.1" table:style-name="ce1">
            <text:p>390,1</text:p>
          </table:table-cell>
          <table:table-cell office:value-type="float" office:value="-372.4" table:style-name="ce1">
            <text:p>-372,4</text:p>
          </table:table-cell>
          <table:table-cell office:value-type="float" office:value="730" table:style-name="ce1">
            <text:p>730</text:p>
          </table:table-cell>
          <table:table-cell office:value-type="float" office:value="-447.8" table:style-name="ce1">
            <text:p>-447,8</text:p>
          </table:table-cell>
          <table:table-cell office:value-type="float" office:value="-240.9" table:style-name="ce1">
            <text:p>-240,9</text:p>
          </table:table-cell>
          <table:table-cell office:value-type="float" office:value="291.60000000000002" table:style-name="ce1">
            <text:p>291,6</text:p>
          </table:table-cell>
          <table:table-cell office:value-type="float" office:value="719.6" table:style-name="ce1">
            <text:p>719,6</text:p>
          </table:table-cell>
          <table:table-cell office:value-type="float" office:value="863.5" table:style-name="ce1">
            <text:p>863,5</text:p>
          </table:table-cell>
          <table:table-cell office:value-type="float" office:value="-816.2" table:style-name="ce1">
            <text:p>-816,2</text:p>
          </table:table-cell>
          <table:table-cell table:number-columns-repeated="16344"/>
        </table:table-row>
        <table:table-row table:style-name="ro1">
          <table:table-cell office:value-type="float" office:value="-919.3" table:style-name="ce1">
            <text:p>-919,3</text:p>
          </table:table-cell>
          <table:table-cell office:value-type="float" office:value="-412.6" table:style-name="ce1">
            <text:p>-412,6</text:p>
          </table:table-cell>
          <table:table-cell office:value-type="float" office:value="853.3" table:style-name="ce1">
            <text:p>853,3</text:p>
          </table:table-cell>
          <table:table-cell office:value-type="float" office:value="351.1" table:style-name="ce1">
            <text:p>351,1</text:p>
          </table:table-cell>
          <table:table-cell office:value-type="float" office:value="429.4" table:style-name="ce1">
            <text:p>429,4</text:p>
          </table:table-cell>
          <table:table-cell office:value-type="float" office:value="-974.1" table:style-name="ce1">
            <text:p>-974,1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-47.7" table:style-name="ce1">
            <text:p>-47,7</text:p>
          </table:table-cell>
          <table:table-cell office:value-type="float" office:value="851" table:style-name="ce1">
            <text:p>851</text:p>
          </table:table-cell>
          <table:table-cell office:value-type="float" office:value="-828.2" table:style-name="ce1">
            <text:p>-828,2</text:p>
          </table:table-cell>
          <table:table-cell office:value-type="float" office:value="-233.8" table:style-name="ce1">
            <text:p>-233,8</text:p>
          </table:table-cell>
          <table:table-cell office:value-type="float" office:value="312.3" table:style-name="ce1">
            <text:p>312,3</text:p>
          </table:table-cell>
          <table:table-cell office:value-type="float" office:value="-180.9" table:style-name="ce1">
            <text:p>-180,9</text:p>
          </table:table-cell>
          <table:table-cell office:value-type="float" office:value="-415.3" table:style-name="ce1">
            <text:p>-415,3</text:p>
          </table:table-cell>
          <table:table-cell office:value-type="float" office:value="330.6" table:style-name="ce1">
            <text:p>330,6</text:p>
          </table:table-cell>
          <table:table-cell office:value-type="float" office:value="-130.5" table:style-name="ce1">
            <text:p>-130,5</text:p>
          </table:table-cell>
          <table:table-cell office:value-type="float" office:value="624.1" table:style-name="ce1">
            <text:p>624,1</text:p>
          </table:table-cell>
          <table:table-cell office:value-type="float" office:value="531.1" table:style-name="ce1">
            <text:p>531,1</text:p>
          </table:table-cell>
          <table:table-cell office:value-type="float" office:value="872.6" table:style-name="ce1">
            <text:p>872,6</text:p>
          </table:table-cell>
          <table:table-cell office:value-type="float" office:value="618.4" table:style-name="ce1">
            <text:p>618,4</text:p>
          </table:table-cell>
          <table:table-cell office:value-type="float" office:value="257.8" table:style-name="ce1">
            <text:p>257,8</text:p>
          </table:table-cell>
          <table:table-cell office:value-type="float" office:value="-933.7" table:style-name="ce1">
            <text:p>-933,7</text:p>
          </table:table-cell>
          <table:table-cell office:value-type="float" office:value="-529.29999999999995" table:style-name="ce1">
            <text:p>-529,3</text:p>
          </table:table-cell>
          <table:table-cell office:value-type="float" office:value="-852" table:style-name="ce1">
            <text:p>-852</text:p>
          </table:table-cell>
          <table:table-cell office:value-type="float" office:value="844.6" table:style-name="ce1">
            <text:p>844,6</text:p>
          </table:table-cell>
          <table:table-cell office:value-type="float" office:value="641.9" table:style-name="ce1">
            <text:p>641,9</text:p>
          </table:table-cell>
          <table:table-cell office:value-type="float" office:value="469.1" table:style-name="ce1">
            <text:p>469,1</text:p>
          </table:table-cell>
          <table:table-cell office:value-type="float" office:value="376.9" table:style-name="ce1">
            <text:p>376,9</text:p>
          </table:table-cell>
          <table:table-cell office:value-type="float" office:value="578" table:style-name="ce1">
            <text:p>578</text:p>
          </table:table-cell>
          <table:table-cell office:value-type="float" office:value="570.1" table:style-name="ce1">
            <text:p>570,1</text:p>
          </table:table-cell>
          <table:table-cell office:value-type="float" office:value="923.5" table:style-name="ce1">
            <text:p>923,5</text:p>
          </table:table-cell>
          <table:table-cell office:value-type="float" office:value="-585.79999999999995" table:style-name="ce1">
            <text:p>-585,8</text:p>
          </table:table-cell>
          <table:table-cell office:value-type="float" office:value="122.6" table:style-name="ce1">
            <text:p>122,6</text:p>
          </table:table-cell>
          <table:table-cell office:value-type="float" office:value="765.2" table:style-name="ce1">
            <text:p>765,2</text:p>
          </table:table-cell>
          <table:table-cell office:value-type="float" office:value="436.1" table:style-name="ce1">
            <text:p>436,1</text:p>
          </table:table-cell>
          <table:table-cell office:value-type="float" office:value="-243.7" table:style-name="ce1">
            <text:p>-243,7</text:p>
          </table:table-cell>
          <table:table-cell office:value-type="float" office:value="997.4" table:style-name="ce1">
            <text:p>997,4</text:p>
          </table:table-cell>
          <table:table-cell office:value-type="float" office:value="358.3" table:style-name="ce1">
            <text:p>358,3</text:p>
          </table:table-cell>
          <table:table-cell office:value-type="float" office:value="-953.5" table:style-name="ce1">
            <text:p>-953,5</text:p>
          </table:table-cell>
          <table:table-cell office:value-type="float" office:value="-911.5" table:style-name="ce1">
            <text:p>-911,5</text:p>
          </table:table-cell>
          <table:table-cell table:number-columns-repeated="16344"/>
        </table:table-row>
        <table:table-row table:style-name="ro1">
          <table:table-cell office:value-type="float" office:value="877.2" table:style-name="ce1">
            <text:p>877,2</text:p>
          </table:table-cell>
          <table:table-cell office:value-type="float" office:value="-575.5" table:style-name="ce1">
            <text:p>-575,5</text:p>
          </table:table-cell>
          <table:table-cell office:value-type="float" office:value="-143.19999999999999" table:style-name="ce1">
            <text:p>-143,2</text:p>
          </table:table-cell>
          <table:table-cell office:value-type="float" office:value="872.4" table:style-name="ce1">
            <text:p>872,4</text:p>
          </table:table-cell>
          <table:table-cell office:value-type="float" office:value="-710.2" table:style-name="ce1">
            <text:p>-710,2</text:p>
          </table:table-cell>
          <table:table-cell office:value-type="float" office:value="-250" table:style-name="ce1">
            <text:p>-250</text:p>
          </table:table-cell>
          <table:table-cell office:value-type="float" office:value="-794.4" table:style-name="ce1">
            <text:p>-794,4</text:p>
          </table:table-cell>
          <table:table-cell office:value-type="float" office:value="-208" table:style-name="ce1">
            <text:p>-208</text:p>
          </table:table-cell>
          <table:table-cell office:value-type="float" office:value="715.8" table:style-name="ce1">
            <text:p>715,8</text:p>
          </table:table-cell>
          <table:table-cell office:value-type="float" office:value="-300.89999999999998" table:style-name="ce1">
            <text:p>-300,9</text:p>
          </table:table-cell>
          <table:table-cell office:value-type="float" office:value="-465.8" table:style-name="ce1">
            <text:p>-465,8</text:p>
          </table:table-cell>
          <table:table-cell office:value-type="float" office:value="-988" table:style-name="ce1">
            <text:p>-988</text:p>
          </table:table-cell>
          <table:table-cell office:value-type="float" office:value="-397.3" table:style-name="ce1">
            <text:p>-397,3</text:p>
          </table:table-cell>
          <table:table-cell office:value-type="float" office:value="694.8" table:style-name="ce1">
            <text:p>694,8</text:p>
          </table:table-cell>
          <table:table-cell office:value-type="float" office:value="266" table:style-name="ce1">
            <text:p>266</text:p>
          </table:table-cell>
          <table:table-cell office:value-type="float" office:value="-137.6" table:style-name="ce1">
            <text:p>-137,6</text:p>
          </table:table-cell>
          <table:table-cell office:value-type="float" office:value="-312.8" table:style-name="ce1">
            <text:p>-312,8</text:p>
          </table:table-cell>
          <table:table-cell office:value-type="float" office:value="-936.3" table:style-name="ce1">
            <text:p>-936,3</text:p>
          </table:table-cell>
          <table:table-cell office:value-type="float" office:value="222.3" table:style-name="ce1">
            <text:p>222,3</text:p>
          </table:table-cell>
          <table:table-cell office:value-type="float" office:value="-341.8" table:style-name="ce1">
            <text:p>-341,8</text:p>
          </table:table-cell>
          <table:table-cell office:value-type="float" office:value="327.39999999999998" table:style-name="ce1">
            <text:p>327,4</text:p>
          </table:table-cell>
          <table:table-cell office:value-type="float" office:value="-323.5" table:style-name="ce1">
            <text:p>-323,5</text:p>
          </table:table-cell>
          <table:table-cell office:value-type="float" office:value="659.2" table:style-name="ce1">
            <text:p>659,2</text:p>
          </table:table-cell>
          <table:table-cell office:value-type="float" office:value="904.4" table:style-name="ce1">
            <text:p>904,4</text:p>
          </table:table-cell>
          <table:table-cell office:value-type="float" office:value="285.89999999999998" table:style-name="ce1">
            <text:p>285,9</text:p>
          </table:table-cell>
          <table:table-cell office:value-type="float" office:value="900" table:style-name="ce1">
            <text:p>900</text:p>
          </table:table-cell>
          <table:table-cell office:value-type="float" office:value="764.4" table:style-name="ce1">
            <text:p>764,4</text:p>
          </table:table-cell>
          <table:table-cell office:value-type="float" office:value="-965.8" table:style-name="ce1">
            <text:p>-965,8</text:p>
          </table:table-cell>
          <table:table-cell office:value-type="float" office:value="804.2" table:style-name="ce1">
            <text:p>804,2</text:p>
          </table:table-cell>
          <table:table-cell office:value-type="float" office:value="-879.1" table:style-name="ce1">
            <text:p>-879,1</text:p>
          </table:table-cell>
          <table:table-cell office:value-type="float" office:value="-283" table:style-name="ce1">
            <text:p>-283</text:p>
          </table:table-cell>
          <table:table-cell office:value-type="float" office:value="321.7" table:style-name="ce1">
            <text:p>321,7</text:p>
          </table:table-cell>
          <table:table-cell office:value-type="float" office:value="52.4" table:style-name="ce1">
            <text:p>52,4</text:p>
          </table:table-cell>
          <table:table-cell office:value-type="float" office:value="-546.6" table:style-name="ce1">
            <text:p>-546,6</text:p>
          </table:table-cell>
          <table:table-cell office:value-type="float" office:value="-400.9" table:style-name="ce1">
            <text:p>-400,9</text:p>
          </table:table-cell>
          <table:table-cell office:value-type="float" office:value="940.4" table:style-name="ce1">
            <text:p>940,4</text:p>
          </table:table-cell>
          <table:table-cell office:value-type="float" office:value="-157.9" table:style-name="ce1">
            <text:p>-157,9</text:p>
          </table:table-cell>
          <table:table-cell office:value-type="float" office:value="-201.2" table:style-name="ce1">
            <text:p>-201,2</text:p>
          </table:table-cell>
          <table:table-cell office:value-type="float" office:value="431.7" table:style-name="ce1">
            <text:p>431,7</text:p>
          </table:table-cell>
          <table:table-cell office:value-type="float" office:value="4.5" table:style-name="ce1">
            <text:p>4,5</text:p>
          </table:table-cell>
          <table:table-cell table:number-columns-repeated="16344"/>
        </table:table-row>
        <table:table-row table:style-name="ro1">
          <table:table-cell office:value-type="float" office:value="949.1" table:style-name="ce1">
            <text:p>949,1</text:p>
          </table:table-cell>
          <table:table-cell office:value-type="float" office:value="350.6" table:style-name="ce1">
            <text:p>350,6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233.7" table:style-name="ce1">
            <text:p>233,7</text:p>
          </table:table-cell>
          <table:table-cell office:value-type="float" office:value="840" table:style-name="ce1">
            <text:p>840</text:p>
          </table:table-cell>
          <table:table-cell office:value-type="float" office:value="-459.5" table:style-name="ce1">
            <text:p>-459,5</text:p>
          </table:table-cell>
          <table:table-cell office:value-type="float" office:value="-620" table:style-name="ce1">
            <text:p>-620</text:p>
          </table:table-cell>
          <table:table-cell office:value-type="float" office:value="-751.9" table:style-name="ce1">
            <text:p>-751,9</text:p>
          </table:table-cell>
          <table:table-cell office:value-type="float" office:value="-301.10000000000002" table:style-name="ce1">
            <text:p>-301,1</text:p>
          </table:table-cell>
          <table:table-cell office:value-type="float" office:value="-986" table:style-name="ce1">
            <text:p>-986</text:p>
          </table:table-cell>
          <table:table-cell office:value-type="float" office:value="459" table:style-name="ce1">
            <text:p>459</text:p>
          </table:table-cell>
          <table:table-cell office:value-type="float" office:value="978.1" table:style-name="ce1">
            <text:p>978,1</text:p>
          </table:table-cell>
          <table:table-cell office:value-type="float" office:value="-286.7" table:style-name="ce1">
            <text:p>-286,7</text:p>
          </table:table-cell>
          <table:table-cell office:value-type="float" office:value="300.60000000000002" table:style-name="ce1">
            <text:p>300,6</text:p>
          </table:table-cell>
          <table:table-cell office:value-type="float" office:value="505.8" table:style-name="ce1">
            <text:p>505,8</text:p>
          </table:table-cell>
          <table:table-cell office:value-type="float" office:value="640.70000000000005" table:style-name="ce1">
            <text:p>640,7</text:p>
          </table:table-cell>
          <table:table-cell office:value-type="float" office:value="-959.2" table:style-name="ce1">
            <text:p>-959,2</text:p>
          </table:table-cell>
          <table:table-cell office:value-type="float" office:value="-121.8" table:style-name="ce1">
            <text:p>-121,8</text:p>
          </table:table-cell>
          <table:table-cell office:value-type="float" office:value="465" table:style-name="ce1">
            <text:p>465</text:p>
          </table:table-cell>
          <table:table-cell office:value-type="float" office:value="-274.7" table:style-name="ce1">
            <text:p>-274,7</text:p>
          </table:table-cell>
          <table:table-cell office:value-type="float" office:value="-271.10000000000002" table:style-name="ce1">
            <text:p>-271,1</text:p>
          </table:table-cell>
          <table:table-cell office:value-type="float" office:value="-138.19999999999999" table:style-name="ce1">
            <text:p>-138,2</text:p>
          </table:table-cell>
          <table:table-cell office:value-type="float" office:value="-294.3" table:style-name="ce1">
            <text:p>-294,3</text:p>
          </table:table-cell>
          <table:table-cell office:value-type="float" office:value="-76.099999999999994" table:style-name="ce1">
            <text:p>-76,1</text:p>
          </table:table-cell>
          <table:table-cell office:value-type="float" office:value="842.5" table:style-name="ce1">
            <text:p>842,5</text:p>
          </table:table-cell>
          <table:table-cell office:value-type="float" office:value="-232.2" table:style-name="ce1">
            <text:p>-232,2</text:p>
          </table:table-cell>
          <table:table-cell office:value-type="float" office:value="813.7" table:style-name="ce1">
            <text:p>813,7</text:p>
          </table:table-cell>
          <table:table-cell office:value-type="float" office:value="537.5" table:style-name="ce1">
            <text:p>537,5</text:p>
          </table:table-cell>
          <table:table-cell office:value-type="float" office:value="691.6" table:style-name="ce1">
            <text:p>691,6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422.6" table:style-name="ce1">
            <text:p>422,6</text:p>
          </table:table-cell>
          <table:table-cell office:value-type="float" office:value="-335.4" table:style-name="ce1">
            <text:p>-335,4</text:p>
          </table:table-cell>
          <table:table-cell office:value-type="float" office:value="903.3" table:style-name="ce1">
            <text:p>903,3</text:p>
          </table:table-cell>
          <table:table-cell office:value-type="float" office:value="-295.2" table:style-name="ce1">
            <text:p>-295,2</text:p>
          </table:table-cell>
          <table:table-cell office:value-type="float" office:value="-742.7" table:style-name="ce1">
            <text:p>-742,7</text:p>
          </table:table-cell>
          <table:table-cell office:value-type="float" office:value="486" table:style-name="ce1">
            <text:p>486</text:p>
          </table:table-cell>
          <table:table-cell office:value-type="float" office:value="876.1" table:style-name="ce1">
            <text:p>876,1</text:p>
          </table:table-cell>
          <table:table-cell office:value-type="float" office:value="547.79999999999995" table:style-name="ce1">
            <text:p>547,8</text:p>
          </table:table-cell>
          <table:table-cell office:value-type="float" office:value="-230.6" table:style-name="ce1">
            <text:p>-230,6</text:p>
          </table:table-cell>
          <table:table-cell office:value-type="float" office:value="-237.1" table:style-name="ce1">
            <text:p>-237,1</text:p>
          </table:table-cell>
          <table:table-cell table:number-columns-repeated="16344"/>
        </table:table-row>
        <table:table-row table:style-name="ro1">
          <table:table-cell office:value-type="float" office:value="-788.1" table:style-name="ce1">
            <text:p>-788,1</text:p>
          </table:table-cell>
          <table:table-cell office:value-type="float" office:value="25.7" table:style-name="ce1">
            <text:p>25,7</text:p>
          </table:table-cell>
          <table:table-cell office:value-type="float" office:value="59.6" table:style-name="ce1">
            <text:p>59,6</text:p>
          </table:table-cell>
          <table:table-cell office:value-type="float" office:value="-942.5" table:style-name="ce1">
            <text:p>-942,5</text:p>
          </table:table-cell>
          <table:table-cell office:value-type="float" office:value="-975.2" table:style-name="ce1">
            <text:p>-975,2</text:p>
          </table:table-cell>
          <table:table-cell office:value-type="float" office:value="626.9" table:style-name="ce1">
            <text:p>626,9</text:p>
          </table:table-cell>
          <table:table-cell office:value-type="float" office:value="-443.8" table:style-name="ce1">
            <text:p>-443,8</text:p>
          </table:table-cell>
          <table:table-cell office:value-type="float" office:value="-548.6" table:style-name="ce1">
            <text:p>-548,6</text:p>
          </table:table-cell>
          <table:table-cell office:value-type="float" office:value="647.29999999999995" table:style-name="ce1">
            <text:p>647,3</text:p>
          </table:table-cell>
          <table:table-cell office:value-type="float" office:value="-264.5" table:style-name="ce1">
            <text:p>-264,5</text:p>
          </table:table-cell>
          <table:table-cell office:value-type="float" office:value="221.1" table:style-name="ce1">
            <text:p>221,1</text:p>
          </table:table-cell>
          <table:table-cell office:value-type="float" office:value="695.7" table:style-name="ce1">
            <text:p>695,7</text:p>
          </table:table-cell>
          <table:table-cell office:value-type="float" office:value="999.2" table:style-name="ce1">
            <text:p>999,2</text:p>
          </table:table-cell>
          <table:table-cell office:value-type="float" office:value="275.89999999999998" table:style-name="ce1">
            <text:p>275,9</text:p>
          </table:table-cell>
          <table:table-cell office:value-type="float" office:value="595" table:style-name="ce1">
            <text:p>595</text:p>
          </table:table-cell>
          <table:table-cell office:value-type="float" office:value="-496" table:style-name="ce1">
            <text:p>-496</text:p>
          </table:table-cell>
          <table:table-cell office:value-type="float" office:value="-601.20000000000005" table:style-name="ce1">
            <text:p>-601,2</text:p>
          </table:table-cell>
          <table:table-cell office:value-type="float" office:value="-775" table:style-name="ce1">
            <text:p>-775</text:p>
          </table:table-cell>
          <table:table-cell office:value-type="float" office:value="-368" table:style-name="ce1">
            <text:p>-368</text:p>
          </table:table-cell>
          <table:table-cell office:value-type="float" office:value="-372.6" table:style-name="ce1">
            <text:p>-372,6</text:p>
          </table:table-cell>
          <table:table-cell office:value-type="float" office:value="229.6" table:style-name="ce1">
            <text:p>229,6</text:p>
          </table:table-cell>
          <table:table-cell office:value-type="float" office:value="-848.1" table:style-name="ce1">
            <text:p>-848,1</text:p>
          </table:table-cell>
          <table:table-cell office:value-type="float" office:value="910.2" table:style-name="ce1">
            <text:p>910,2</text:p>
          </table:table-cell>
          <table:table-cell office:value-type="float" office:value="940.1" table:style-name="ce1">
            <text:p>940,1</text:p>
          </table:table-cell>
          <table:table-cell office:value-type="float" office:value="996.2" table:style-name="ce1">
            <text:p>996,2</text:p>
          </table:table-cell>
          <table:table-cell office:value-type="float" office:value="382.1" table:style-name="ce1">
            <text:p>382,1</text:p>
          </table:table-cell>
          <table:table-cell office:value-type="float" office:value="311" table:style-name="ce1">
            <text:p>311</text:p>
          </table:table-cell>
          <table:table-cell office:value-type="float" office:value="-660.5" table:style-name="ce1">
            <text:p>-660,5</text:p>
          </table:table-cell>
          <table:table-cell office:value-type="float" office:value="745.4" table:style-name="ce1">
            <text:p>745,4</text:p>
          </table:table-cell>
          <table:table-cell office:value-type="float" office:value="-894.3" table:style-name="ce1">
            <text:p>-894,3</text:p>
          </table:table-cell>
          <table:table-cell office:value-type="float" office:value="-910" table:style-name="ce1">
            <text:p>-910</text:p>
          </table:table-cell>
          <table:table-cell office:value-type="float" office:value="124.8" table:style-name="ce1">
            <text:p>124,8</text:p>
          </table:table-cell>
          <table:table-cell office:value-type="float" office:value="-641.29999999999995" table:style-name="ce1">
            <text:p>-641,3</text:p>
          </table:table-cell>
          <table:table-cell office:value-type="float" office:value="991.2" table:style-name="ce1">
            <text:p>991,2</text:p>
          </table:table-cell>
          <table:table-cell office:value-type="float" office:value="-579.79999999999995" table:style-name="ce1">
            <text:p>-579,8</text:p>
          </table:table-cell>
          <table:table-cell office:value-type="float" office:value="-304.2" table:style-name="ce1">
            <text:p>-304,2</text:p>
          </table:table-cell>
          <table:table-cell office:value-type="float" office:value="-562.20000000000005" table:style-name="ce1">
            <text:p>-562,2</text:p>
          </table:table-cell>
          <table:table-cell office:value-type="float" office:value="-107" table:style-name="ce1">
            <text:p>-107</text:p>
          </table:table-cell>
          <table:table-cell office:value-type="float" office:value="175.3" table:style-name="ce1">
            <text:p>175,3</text:p>
          </table:table-cell>
          <table:table-cell office:value-type="float" office:value="-773.2" table:style-name="ce1">
            <text:p>-773,2</text:p>
          </table:table-cell>
          <table:table-cell table:number-columns-repeated="16344"/>
        </table:table-row>
        <table:table-row table:style-name="ro1">
          <table:table-cell office:value-type="float" office:value="867.9" table:style-name="ce1">
            <text:p>867,9</text:p>
          </table:table-cell>
          <table:table-cell office:value-type="float" office:value="-345.5" table:style-name="ce1">
            <text:p>-345,5</text:p>
          </table:table-cell>
          <table:table-cell office:value-type="float" office:value="150.1" table:style-name="ce1">
            <text:p>150,1</text:p>
          </table:table-cell>
          <table:table-cell office:value-type="float" office:value="-380.9" table:style-name="ce1">
            <text:p>-380,9</text:p>
          </table:table-cell>
          <table:table-cell office:value-type="float" office:value="-858.7" table:style-name="ce1">
            <text:p>-858,7</text:p>
          </table:table-cell>
          <table:table-cell office:value-type="float" office:value="87.1" table:style-name="ce1">
            <text:p>87,1</text:p>
          </table:table-cell>
          <table:table-cell office:value-type="float" office:value="769.8" table:style-name="ce1">
            <text:p>769,8</text:p>
          </table:table-cell>
          <table:table-cell office:value-type="float" office:value="-578.29999999999995" table:style-name="ce1">
            <text:p>-578,3</text:p>
          </table:table-cell>
          <table:table-cell office:value-type="float" office:value="595.20000000000005" table:style-name="ce1">
            <text:p>595,2</text:p>
          </table:table-cell>
          <table:table-cell office:value-type="float" office:value="-105.3" table:style-name="ce1">
            <text:p>-105,3</text:p>
          </table:table-cell>
          <table:table-cell office:value-type="float" office:value="883.7" table:style-name="ce1">
            <text:p>883,7</text:p>
          </table:table-cell>
          <table:table-cell office:value-type="float" office:value="-873.1" table:style-name="ce1">
            <text:p>-873,1</text:p>
          </table:table-cell>
          <table:table-cell office:value-type="float" office:value="-707.3" table:style-name="ce1">
            <text:p>-707,3</text:p>
          </table:table-cell>
          <table:table-cell office:value-type="float" office:value="952.2" table:style-name="ce1">
            <text:p>952,2</text:p>
          </table:table-cell>
          <table:table-cell office:value-type="float" office:value="-808.9" table:style-name="ce1">
            <text:p>-808,9</text:p>
          </table:table-cell>
          <table:table-cell office:value-type="float" office:value="741.8" table:style-name="ce1">
            <text:p>741,8</text:p>
          </table:table-cell>
          <table:table-cell office:value-type="float" office:value="-247.7" table:style-name="ce1">
            <text:p>-247,7</text:p>
          </table:table-cell>
          <table:table-cell office:value-type="float" office:value="104.7" table:style-name="ce1">
            <text:p>104,7</text:p>
          </table:table-cell>
          <table:table-cell office:value-type="float" office:value="179.1" table:style-name="ce1">
            <text:p>179,1</text:p>
          </table:table-cell>
          <table:table-cell office:value-type="float" office:value="-856.6" table:style-name="ce1">
            <text:p>-856,6</text:p>
          </table:table-cell>
          <table:table-cell office:value-type="float" office:value="921.8" table:style-name="ce1">
            <text:p>921,8</text:p>
          </table:table-cell>
          <table:table-cell office:value-type="float" office:value="-630.4" table:style-name="ce1">
            <text:p>-630,4</text:p>
          </table:table-cell>
          <table:table-cell office:value-type="float" office:value="42.1" table:style-name="ce1">
            <text:p>42,1</text:p>
          </table:table-cell>
          <table:table-cell office:value-type="float" office:value="-363.4" table:style-name="ce1">
            <text:p>-363,4</text:p>
          </table:table-cell>
          <table:table-cell office:value-type="float" office:value="61" table:style-name="ce1">
            <text:p>61</text:p>
          </table:table-cell>
          <table:table-cell office:value-type="float" office:value="629.29999999999995" table:style-name="ce1">
            <text:p>629,3</text:p>
          </table:table-cell>
          <table:table-cell office:value-type="float" office:value="644.1" table:style-name="ce1">
            <text:p>644,1</text:p>
          </table:table-cell>
          <table:table-cell office:value-type="float" office:value="-547.1" table:style-name="ce1">
            <text:p>-547,1</text:p>
          </table:table-cell>
          <table:table-cell office:value-type="float" office:value="545.6" table:style-name="ce1">
            <text:p>545,6</text:p>
          </table:table-cell>
          <table:table-cell office:value-type="float" office:value="929" table:style-name="ce1">
            <text:p>929</text:p>
          </table:table-cell>
          <table:table-cell office:value-type="float" office:value="-412.7" table:style-name="ce1">
            <text:p>-412,7</text:p>
          </table:table-cell>
          <table:table-cell office:value-type="float" office:value="940.6" table:style-name="ce1">
            <text:p>940,6</text:p>
          </table:table-cell>
          <table:table-cell office:value-type="float" office:value="-585.20000000000005" table:style-name="ce1">
            <text:p>-585,2</text:p>
          </table:table-cell>
          <table:table-cell office:value-type="float" office:value="946.2" table:style-name="ce1">
            <text:p>946,2</text:p>
          </table:table-cell>
          <table:table-cell office:value-type="float" office:value="-37.4" table:style-name="ce1">
            <text:p>-37,4</text:p>
          </table:table-cell>
          <table:table-cell office:value-type="float" office:value="413.6" table:style-name="ce1">
            <text:p>413,6</text:p>
          </table:table-cell>
          <table:table-cell office:value-type="float" office:value="-863.3" table:style-name="ce1">
            <text:p>-863,3</text:p>
          </table:table-cell>
          <table:table-cell office:value-type="float" office:value="278.7" table:style-name="ce1">
            <text:p>278,7</text:p>
          </table:table-cell>
          <table:table-cell office:value-type="float" office:value="524.9" table:style-name="ce1">
            <text:p>524,9</text:p>
          </table:table-cell>
          <table:table-cell office:value-type="float" office:value="748" table:style-name="ce1">
            <text:p>748</text:p>
          </table:table-cell>
          <table:table-cell table:number-columns-repeated="16344"/>
        </table:table-row>
        <table:table-row table:style-name="ro1">
          <table:table-cell office:value-type="float" office:value="-924.5" table:style-name="ce1">
            <text:p>-924,5</text:p>
          </table:table-cell>
          <table:table-cell office:value-type="float" office:value="770.2" table:style-name="ce1">
            <text:p>770,2</text:p>
          </table:table-cell>
          <table:table-cell office:value-type="float" office:value="-3.3" table:style-name="ce1">
            <text:p>-3,3</text:p>
          </table:table-cell>
          <table:table-cell office:value-type="float" office:value="-580" table:style-name="ce1">
            <text:p>-580</text:p>
          </table:table-cell>
          <table:table-cell office:value-type="float" office:value="-757.9" table:style-name="ce1">
            <text:p>-757,9</text:p>
          </table:table-cell>
          <table:table-cell office:value-type="float" office:value="506.6" table:style-name="ce1">
            <text:p>506,6</text:p>
          </table:table-cell>
          <table:table-cell office:value-type="float" office:value="637.5" table:style-name="ce1">
            <text:p>637,5</text:p>
          </table:table-cell>
          <table:table-cell office:value-type="float" office:value="372.9" table:style-name="ce1">
            <text:p>372,9</text:p>
          </table:table-cell>
          <table:table-cell office:value-type="float" office:value="-926.8" table:style-name="ce1">
            <text:p>-926,8</text:p>
          </table:table-cell>
          <table:table-cell office:value-type="float" office:value="-673" table:style-name="ce1">
            <text:p>-673</text:p>
          </table:table-cell>
          <table:table-cell office:value-type="float" office:value="-682.3" table:style-name="ce1">
            <text:p>-682,3</text:p>
          </table:table-cell>
          <table:table-cell office:value-type="float" office:value="-654.20000000000005" table:style-name="ce1">
            <text:p>-654,2</text:p>
          </table:table-cell>
          <table:table-cell office:value-type="float" office:value="-980.4" table:style-name="ce1">
            <text:p>-980,4</text:p>
          </table:table-cell>
          <table:table-cell office:value-type="float" office:value="444.4" table:style-name="ce1">
            <text:p>444,4</text:p>
          </table:table-cell>
          <table:table-cell office:value-type="float" office:value="198.3" table:style-name="ce1">
            <text:p>198,3</text:p>
          </table:table-cell>
          <table:table-cell office:value-type="float" office:value="-20.8" table:style-name="ce1">
            <text:p>-20,8</text:p>
          </table:table-cell>
          <table:table-cell office:value-type="float" office:value="177.6" table:style-name="ce1">
            <text:p>177,6</text:p>
          </table:table-cell>
          <table:table-cell office:value-type="float" office:value="467.3" table:style-name="ce1">
            <text:p>467,3</text:p>
          </table:table-cell>
          <table:table-cell office:value-type="float" office:value="297.2" table:style-name="ce1">
            <text:p>297,2</text:p>
          </table:table-cell>
          <table:table-cell office:value-type="float" office:value="788.3" table:style-name="ce1">
            <text:p>788,3</text:p>
          </table:table-cell>
          <table:table-cell office:value-type="float" office:value="426.3" table:style-name="ce1">
            <text:p>426,3</text:p>
          </table:table-cell>
          <table:table-cell office:value-type="float" office:value="835.5" table:style-name="ce1">
            <text:p>835,5</text:p>
          </table:table-cell>
          <table:table-cell office:value-type="float" office:value="-44.7" table:style-name="ce1">
            <text:p>-44,7</text:p>
          </table:table-cell>
          <table:table-cell office:value-type="float" office:value="620" table:style-name="ce1">
            <text:p>620</text:p>
          </table:table-cell>
          <table:table-cell office:value-type="float" office:value="-678.4" table:style-name="ce1">
            <text:p>-678,4</text:p>
          </table:table-cell>
          <table:table-cell office:value-type="float" office:value="276.60000000000002" table:style-name="ce1">
            <text:p>276,6</text:p>
          </table:table-cell>
          <table:table-cell office:value-type="float" office:value="-703.8" table:style-name="ce1">
            <text:p>-703,8</text:p>
          </table:table-cell>
          <table:table-cell office:value-type="float" office:value="975.8" table:style-name="ce1">
            <text:p>975,8</text:p>
          </table:table-cell>
          <table:table-cell office:value-type="float" office:value="459.3" table:style-name="ce1">
            <text:p>459,3</text:p>
          </table:table-cell>
          <table:table-cell office:value-type="float" office:value="-843.6" table:style-name="ce1">
            <text:p>-843,6</text:p>
          </table:table-cell>
          <table:table-cell office:value-type="float" office:value="-193.9" table:style-name="ce1">
            <text:p>-193,9</text:p>
          </table:table-cell>
          <table:table-cell office:value-type="float" office:value="-859.4" table:style-name="ce1">
            <text:p>-859,4</text:p>
          </table:table-cell>
          <table:table-cell office:value-type="float" office:value="-16.100000000000001" table:style-name="ce1">
            <text:p>-16,1</text:p>
          </table:table-cell>
          <table:table-cell office:value-type="float" office:value="718" table:style-name="ce1">
            <text:p>718</text:p>
          </table:table-cell>
          <table:table-cell office:value-type="float" office:value="831.7" table:style-name="ce1">
            <text:p>831,7</text:p>
          </table:table-cell>
          <table:table-cell office:value-type="float" office:value="-60.8" table:style-name="ce1">
            <text:p>-60,8</text:p>
          </table:table-cell>
          <table:table-cell office:value-type="float" office:value="741.3" table:style-name="ce1">
            <text:p>741,3</text:p>
          </table:table-cell>
          <table:table-cell office:value-type="float" office:value="572" table:style-name="ce1">
            <text:p>572</text:p>
          </table:table-cell>
          <table:table-cell office:value-type="float" office:value="-859.7" table:style-name="ce1">
            <text:p>-859,7</text:p>
          </table:table-cell>
          <table:table-cell office:value-type="float" office:value="-137.5" table:style-name="ce1">
            <text:p>-137,5</text:p>
          </table:table-cell>
          <table:table-cell table:number-columns-repeated="16344"/>
        </table:table-row>
        <table:table-row table:style-name="ro1">
          <table:table-cell office:value-type="float" office:value="274.2" table:style-name="ce1">
            <text:p>274,2</text:p>
          </table:table-cell>
          <table:table-cell office:value-type="float" office:value="-707.8" table:style-name="ce1">
            <text:p>-707,8</text:p>
          </table:table-cell>
          <table:table-cell office:value-type="float" office:value="453.7" table:style-name="ce1">
            <text:p>453,7</text:p>
          </table:table-cell>
          <table:table-cell office:value-type="float" office:value="326.3" table:style-name="ce1">
            <text:p>326,3</text:p>
          </table:table-cell>
          <table:table-cell office:value-type="float" office:value="247.6" table:style-name="ce1">
            <text:p>247,6</text:p>
          </table:table-cell>
          <table:table-cell office:value-type="float" office:value="698.1" table:style-name="ce1">
            <text:p>698,1</text:p>
          </table:table-cell>
          <table:table-cell office:value-type="float" office:value="887.2" table:style-name="ce1">
            <text:p>887,2</text:p>
          </table:table-cell>
          <table:table-cell office:value-type="float" office:value="-492.4" table:style-name="ce1">
            <text:p>-492,4</text:p>
          </table:table-cell>
          <table:table-cell office:value-type="float" office:value="-920.4" table:style-name="ce1">
            <text:p>-920,4</text:p>
          </table:table-cell>
          <table:table-cell office:value-type="float" office:value="-68.8" table:style-name="ce1">
            <text:p>-68,8</text:p>
          </table:table-cell>
          <table:table-cell office:value-type="float" office:value="-49" table:style-name="ce1">
            <text:p>-49</text:p>
          </table:table-cell>
          <table:table-cell office:value-type="float" office:value="368.7" table:style-name="ce1">
            <text:p>368,7</text:p>
          </table:table-cell>
          <table:table-cell office:value-type="float" office:value="709.3" table:style-name="ce1">
            <text:p>709,3</text:p>
          </table:table-cell>
          <table:table-cell office:value-type="float" office:value="-910.4" table:style-name="ce1">
            <text:p>-910,4</text:p>
          </table:table-cell>
          <table:table-cell office:value-type="float" office:value="971.8" table:style-name="ce1">
            <text:p>971,8</text:p>
          </table:table-cell>
          <table:table-cell office:value-type="float" office:value="46.7" table:style-name="ce1">
            <text:p>46,7</text:p>
          </table:table-cell>
          <table:table-cell office:value-type="float" office:value="785.3" table:style-name="ce1">
            <text:p>785,3</text:p>
          </table:table-cell>
          <table:table-cell office:value-type="float" office:value="346.3" table:style-name="ce1">
            <text:p>346,3</text:p>
          </table:table-cell>
          <table:table-cell office:value-type="float" office:value="61.4" table:style-name="ce1">
            <text:p>61,4</text:p>
          </table:table-cell>
          <table:table-cell office:value-type="float" office:value="520.70000000000005" table:style-name="ce1">
            <text:p>520,7</text:p>
          </table:table-cell>
          <table:table-cell office:value-type="float" office:value="662.3" table:style-name="ce1">
            <text:p>662,3</text:p>
          </table:table-cell>
          <table:table-cell office:value-type="float" office:value="55.7" table:style-name="ce1">
            <text:p>55,7</text:p>
          </table:table-cell>
          <table:table-cell office:value-type="float" office:value="319.3" table:style-name="ce1">
            <text:p>319,3</text:p>
          </table:table-cell>
          <table:table-cell office:value-type="float" office:value="403.7" table:style-name="ce1">
            <text:p>403,7</text:p>
          </table:table-cell>
          <table:table-cell office:value-type="float" office:value="895.5" table:style-name="ce1">
            <text:p>895,5</text:p>
          </table:table-cell>
          <table:table-cell office:value-type="float" office:value="-172.3" table:style-name="ce1">
            <text:p>-172,3</text:p>
          </table:table-cell>
          <table:table-cell office:value-type="float" office:value="-583.6" table:style-name="ce1">
            <text:p>-583,6</text:p>
          </table:table-cell>
          <table:table-cell office:value-type="float" office:value="-863.1" table:style-name="ce1">
            <text:p>-863,1</text:p>
          </table:table-cell>
          <table:table-cell office:value-type="float" office:value="278.60000000000002" table:style-name="ce1">
            <text:p>278,6</text:p>
          </table:table-cell>
          <table:table-cell office:value-type="float" office:value="-236.1" table:style-name="ce1">
            <text:p>-236,1</text:p>
          </table:table-cell>
          <table:table-cell office:value-type="float" office:value="157.5" table:style-name="ce1">
            <text:p>157,5</text:p>
          </table:table-cell>
          <table:table-cell office:value-type="float" office:value="742.4" table:style-name="ce1">
            <text:p>742,4</text:p>
          </table:table-cell>
          <table:table-cell office:value-type="float" office:value="-954.8" table:style-name="ce1">
            <text:p>-954,8</text:p>
          </table:table-cell>
          <table:table-cell office:value-type="float" office:value="-840.3" table:style-name="ce1">
            <text:p>-840,3</text:p>
          </table:table-cell>
          <table:table-cell office:value-type="float" office:value="28.1" table:style-name="ce1">
            <text:p>28,1</text:p>
          </table:table-cell>
          <table:table-cell office:value-type="float" office:value="-111.7" table:style-name="ce1">
            <text:p>-111,7</text:p>
          </table:table-cell>
          <table:table-cell office:value-type="float" office:value="589.6" table:style-name="ce1">
            <text:p>589,6</text:p>
          </table:table-cell>
          <table:table-cell office:value-type="float" office:value="426.8" table:style-name="ce1">
            <text:p>426,8</text:p>
          </table:table-cell>
          <table:table-cell office:value-type="float" office:value="268.7" table:style-name="ce1">
            <text:p>268,7</text:p>
          </table:table-cell>
          <table:table-cell office:value-type="float" office:value="-554" table:style-name="ce1">
            <text:p>-554</text:p>
          </table:table-cell>
          <table:table-cell table:number-columns-repeated="16344"/>
        </table:table-row>
        <table:table-row table:style-name="ro1">
          <table:table-cell office:value-type="float" office:value="-998.6" table:style-name="ce1">
            <text:p>-998,6</text:p>
          </table:table-cell>
          <table:table-cell office:value-type="float" office:value="988.7" table:style-name="ce1">
            <text:p>988,7</text:p>
          </table:table-cell>
          <table:table-cell office:value-type="float" office:value="-83.7" table:style-name="ce1">
            <text:p>-83,7</text:p>
          </table:table-cell>
          <table:table-cell office:value-type="float" office:value="238.1" table:style-name="ce1">
            <text:p>238,1</text:p>
          </table:table-cell>
          <table:table-cell office:value-type="float" office:value="-323.8" table:style-name="ce1">
            <text:p>-323,8</text:p>
          </table:table-cell>
          <table:table-cell office:value-type="float" office:value="402.8" table:style-name="ce1">
            <text:p>402,8</text:p>
          </table:table-cell>
          <table:table-cell office:value-type="float" office:value="-82.6" table:style-name="ce1">
            <text:p>-82,6</text:p>
          </table:table-cell>
          <table:table-cell office:value-type="float" office:value="-869.3" table:style-name="ce1">
            <text:p>-869,3</text:p>
          </table:table-cell>
          <table:table-cell office:value-type="float" office:value="-771.1" table:style-name="ce1">
            <text:p>-771,1</text:p>
          </table:table-cell>
          <table:table-cell office:value-type="float" office:value="-334.6" table:style-name="ce1">
            <text:p>-334,6</text:p>
          </table:table-cell>
          <table:table-cell office:value-type="float" office:value="-880.3" table:style-name="ce1">
            <text:p>-880,3</text:p>
          </table:table-cell>
          <table:table-cell office:value-type="float" office:value="722.7" table:style-name="ce1">
            <text:p>722,7</text:p>
          </table:table-cell>
          <table:table-cell office:value-type="float" office:value="795.6" table:style-name="ce1">
            <text:p>795,6</text:p>
          </table:table-cell>
          <table:table-cell office:value-type="float" office:value="503.3" table:style-name="ce1">
            <text:p>503,3</text:p>
          </table:table-cell>
          <table:table-cell office:value-type="float" office:value="-528.1" table:style-name="ce1">
            <text:p>-528,1</text:p>
          </table:table-cell>
          <table:table-cell office:value-type="float" office:value="833.5" table:style-name="ce1">
            <text:p>833,5</text:p>
          </table:table-cell>
          <table:table-cell office:value-type="float" office:value="280.10000000000002" table:style-name="ce1">
            <text:p>280,1</text:p>
          </table:table-cell>
          <table:table-cell office:value-type="float" office:value="261.8" table:style-name="ce1">
            <text:p>261,8</text:p>
          </table:table-cell>
          <table:table-cell office:value-type="float" office:value="-984" table:style-name="ce1">
            <text:p>-984</text:p>
          </table:table-cell>
          <table:table-cell office:value-type="float" office:value="-917.3" table:style-name="ce1">
            <text:p>-917,3</text:p>
          </table:table-cell>
          <table:table-cell office:value-type="float" office:value="714.6" table:style-name="ce1">
            <text:p>714,6</text:p>
          </table:table-cell>
          <table:table-cell office:value-type="float" office:value="-996" table:style-name="ce1">
            <text:p>-996</text:p>
          </table:table-cell>
          <table:table-cell office:value-type="float" office:value="177" table:style-name="ce1">
            <text:p>177</text:p>
          </table:table-cell>
          <table:table-cell office:value-type="float" office:value="-525.5" table:style-name="ce1">
            <text:p>-525,5</text:p>
          </table:table-cell>
          <table:table-cell office:value-type="float" office:value="-678.3" table:style-name="ce1">
            <text:p>-678,3</text:p>
          </table:table-cell>
          <table:table-cell office:value-type="float" office:value="118" table:style-name="ce1">
            <text:p>118</text:p>
          </table:table-cell>
          <table:table-cell office:value-type="float" office:value="-982.5" table:style-name="ce1">
            <text:p>-982,5</text:p>
          </table:table-cell>
          <table:table-cell office:value-type="float" office:value="791.7" table:style-name="ce1">
            <text:p>791,7</text:p>
          </table:table-cell>
          <table:table-cell office:value-type="float" office:value="153.80000000000001" table:style-name="ce1">
            <text:p>153,8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-400.5" table:style-name="ce1">
            <text:p>-400,5</text:p>
          </table:table-cell>
          <table:table-cell office:value-type="float" office:value="-613.20000000000005" table:style-name="ce1">
            <text:p>-613,2</text:p>
          </table:table-cell>
          <table:table-cell office:value-type="float" office:value="-555.5" table:style-name="ce1">
            <text:p>-555,5</text:p>
          </table:table-cell>
          <table:table-cell office:value-type="float" office:value="-900" table:style-name="ce1">
            <text:p>-900</text:p>
          </table:table-cell>
          <table:table-cell office:value-type="float" office:value="664.1" table:style-name="ce1">
            <text:p>664,1</text:p>
          </table:table-cell>
          <table:table-cell office:value-type="float" office:value="824.6" table:style-name="ce1">
            <text:p>824,6</text:p>
          </table:table-cell>
          <table:table-cell office:value-type="float" office:value="890.8" table:style-name="ce1">
            <text:p>890,8</text:p>
          </table:table-cell>
          <table:table-cell office:value-type="float" office:value="563.20000000000005" table:style-name="ce1">
            <text:p>563,2</text:p>
          </table:table-cell>
          <table:table-cell office:value-type="float" office:value="995.7" table:style-name="ce1">
            <text:p>995,7</text:p>
          </table:table-cell>
          <table:table-cell office:value-type="float" office:value="367.8" table:style-name="ce1">
            <text:p>367,8</text:p>
          </table:table-cell>
          <table:table-cell table:number-columns-repeated="16344"/>
        </table:table-row>
        <table:table-row table:number-rows-repeated="104807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kp</meta:initial-creator>
    <dc:creator>Admin</dc:creator>
    <meta:creation-date>2018-12-27T07:44:45Z</meta:creation-date>
    <dc:date>2020-09-07T01:59:19Z</dc:date>
  </office:meta>
</office:document-meta>
</file>